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3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9862in"/>
    </style:style>
    <style:style style:name="co4" style:family="table-column">
      <style:table-column-properties fo:break-before="auto" style:column-width="1.0925in"/>
    </style:style>
    <style:style style:name="co5" style:family="table-column">
      <style:table-column-properties fo:break-before="auto" style:column-width="1.2335in"/>
    </style:style>
    <style:style style:name="co6" style:family="table-column">
      <style:table-column-properties fo:break-before="auto" style:column-width="1.339in"/>
    </style:style>
    <style:style style:name="co7" style:family="table-column">
      <style:table-column-properties fo:break-before="auto" style:column-width="1.1508in"/>
    </style:style>
    <style:style style:name="co8" style:family="table-column">
      <style:table-column-properties fo:break-before="auto" style:column-width="1.2217in"/>
    </style:style>
    <style:style style:name="ro2" style:family="table-row">
      <style:table-row-properties style:row-height="0.176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26"/>
    <style:style style:name="ce3" style:family="table-cell" style:parent-style-name="Default">
      <style:text-properties style:font-name="Liberation Sans" style:font-name-asian="DejaVu Sans" style:font-name-complex="DejaVu Sans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ce3"/>
        <table:table-column table:style-name="co8" table:default-cell-style-name="Default"/>
        <table:table-column table:style-name="co3" table:default-cell-style-name="Default"/>
        <table:table-row table:style-name="ro2">
          <table:table-cell table:style-name="ce1" office:value-type="string">
            <text:p>mm/rotation</text:p>
          </table:table-cell>
          <table:table-cell table:style-name="ce1" office:value-type="string">
            <text:p>steps/rotation</text:p>
          </table:table-cell>
          <table:table-cell table:style-name="ce1" office:value-type="string">
            <text:p>microsteps</text:p>
          </table:table-cell>
          <table:table-cell office:value-type="string">
            <text:p>length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table:style-name="Default" office:value-type="string">
            <text:p>minh</text:p>
          </table:table-cell>
          <table:table-cell office:value-type="string">
            <text:p>maxd</text:p>
          </table:table-cell>
          <table:table-cell/>
        </table:table-row>
        <table:table-row table:style-name="ro2">
          <table:table-cell office:value-type="float" office:value="1.25">
            <text:p>1.25</text:p>
          </table:table-cell>
          <table:table-cell table:formula="of:=200*[.C2]" office:value-type="float" office:value="3200">
            <text:p>3200</text:p>
          </table:table-cell>
          <table:table-cell office:value-type="float" office:value="16">
            <text:p>16</text:p>
          </table:table-cell>
          <table:table-cell table:formula="of:=250/2" office:value-type="float" office:value="125">
            <text:p>125</text:p>
          </table:table-cell>
          <table:table-cell office:value-type="float" office:value="200">
            <text:p>200</text:p>
          </table:table-cell>
          <table:table-cell office:value-type="float" office:value="10">
            <text:p>10</text:p>
          </table:table-cell>
          <table:table-cell table:style-name="Default" table:formula="of:=SQRT(ABS([.H2]^2-[.D2]^2))" office:value-type="float" office:value="79.2401413426301">
            <text:p>79.2401413426301</text:p>
          </table:table-cell>
          <table:table-cell office:value-type="float" office:value="148">
            <text:p>148</text:p>
          </table:table-cell>
          <table:table-cell/>
        </table:table-row>
        <table:table-row table:style-name="ro2">
          <table:table-cell office:value-type="string">
            <text:p>layer ht</text:p>
          </table:table-cell>
          <table:table-cell office:value-type="string">
            <text:p>steps/mm</text:p>
          </table:table-cell>
          <table:table-cell office:value-type="string">
            <text:p>mm/step</text:p>
          </table:table-cell>
          <table:table-cell office:value-type="string">
            <text:p>tiers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2">
          <table:table-cell office:value-type="float" office:value="0.3">
            <text:p>0.3</text:p>
          </table:table-cell>
          <table:table-cell table:formula="of:=[.B2]/[.A2]" office:value-type="float" office:value="2560">
            <text:p>2560</text:p>
          </table:table-cell>
          <table:table-cell table:formula="of:=1/[.B4]" office:value-type="float" office:value="0.000390625">
            <text:p>0.000390625</text:p>
          </table:table-cell>
          <table:table-cell office:value-type="float" office:value="2">
            <text:p>2</text:p>
          </table:table-cell>
          <table:table-cell/>
          <table:table-cell office:value-type="string">
            <text:p>max error between 100mm and 400mm</text:p>
          </table:table-cell>
          <table:table-cell table:style-name="Default" office:value-type="float" office:value="140">
            <text:p>140</text:p>
          </table:table-cell>
          <table:table-cell office:value-type="float" office:value="410">
            <text:p>410</text:p>
          </table:table-cell>
          <table:table-cell office:value-type="string">
            <text:p>mm</text:p>
          </table:table-cell>
        </table:table-row>
        <table:table-row table:style-name="ro2">
          <table:table-cell table:number-columns-repeated="5"/>
          <table:table-cell table:style-name="ce2" table:formula="of:=MAX([.H470:.H1380])*([.$D$4]*2)" office:value-type="float" office:value="0.0029251571421014">
            <text:p>0.00293</text:p>
          </table:table-cell>
          <table:table-cell table:style-name="Default"/>
          <table:table-cell table:number-columns-repeated="2"/>
        </table:table-row>
        <table:table-row table:style-name="ro2">
          <table:table-cell table:number-columns-repeated="4"/>
          <table:table-cell office:value-type="string">
            <text:p>max d</text:p>
          </table:table-cell>
          <table:table-cell table:style-name="ce2" table:formula="of:=MAX([.C471:.C1381])*2" office:value-type="float" office:value="240.203059930551">
            <text:p>240.20306</text:p>
          </table:table-cell>
          <table:table-cell table:style-name="Default" office:value-type="string">
            <text:p>travel</text:p>
          </table:table-cell>
          <table:table-cell table:number-columns-repeated="2"/>
        </table:table-row>
        <table:table-row table:style-name="ro2">
          <table:table-cell table:number-columns-repeated="4"/>
          <table:table-cell office:value-type="string">
            <text:p>min d</text:p>
          </table:table-cell>
          <table:table-cell table:style-name="ce2" table:formula="of:=MIN([.C471:.C1381])*2" office:value-type="float" office:value="141.937873733539">
            <text:p>141.93787</text:p>
          </table:table-cell>
          <table:table-cell table:style-name="Default" table:formula="of:=[.F6]-[.F7]" office:value-type="float" office:value="98.2651861970126">
            <text:p>98.2651861970126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[.D2]" office:value-type="float" office:value="125">
            <text:p>125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2">
          <table:table-cell office:value-type="string">
            <text:p>layer ht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Absolute steps</text:p>
          </table:table-cell>
          <table:table-cell office:value-type="string">
            <text:p>actual step</text:p>
          </table:table-cell>
          <table:table-cell office:value-type="string">
            <text:p>actual d</text:p>
          </table:table-cell>
          <table:table-cell table:style-name="Default" office:value-type="string">
            <text:p>actual h</text:p>
          </table:table-cell>
          <table:table-cell office:value-type="string">
            <text:p>error in ht mm</text:p>
          </table:table-cell>
          <table:table-cell/>
        </table:table-row>
        <table:table-row table:style-name="ro2">
          <table:table-cell table:formula="of:=[.A4]" office:value-type="float" office:value="0.3">
            <text:p>0.3</text:p>
          </table:table-cell>
          <table:table-cell table:formula="of:=[.A10]/([.$D$4]*2)" office:value-type="float" office:value="0.075">
            <text:p>0.075</text:p>
          </table:table-cell>
          <table:table-cell table:formula="of:=SQRT(ABS([.$D$2]^2-[.B10]^2))" office:value-type="float" office:value="124.999977499998">
            <text:p>124.999977499998</text:p>
          </table:table-cell>
          <table:table-cell table:formula="of:=([.$C$8]-[.C10])*[.$B$4]" office:value-type="float" office:value="0.057600005166023">
            <text:p>0.057600005166023</text:p>
          </table:table-cell>
          <table:table-cell table:formula="of:=ROUND([.D10])" office:value-type="float" office:value="0">
            <text:p>0</text:p>
          </table:table-cell>
          <table:table-cell table:formula="of:=([.$C$8]-([.E10]*[.$C$4]))" office:value-type="float" office:value="125">
            <text:p>125</text:p>
          </table:table-cell>
          <table:table-cell table:formula="of:=SQRT(ABS([.$D$2]^2-[.F10]^2))" office:value-type="float" office:value="0">
            <text:p>0</text:p>
          </table:table-cell>
          <table:table-cell table:formula="of:=ABS([.B10]-[.G10])" office:value-type="float" office:value="0.075">
            <text:p>0.075</text:p>
          </table:table-cell>
          <table:table-cell/>
        </table:table-row>
        <table:table-row table:style-name="ro2">
          <table:table-cell table:formula="of:=[.A10]+[.A$4]" office:value-type="float" office:value="0.6">
            <text:p>0.6</text:p>
          </table:table-cell>
          <table:table-cell table:formula="of:=[.A11]/([.$D$4]*2)" office:value-type="float" office:value="0.15">
            <text:p>0.15</text:p>
          </table:table-cell>
          <table:table-cell table:formula="of:=SQRT(ABS([.$D$2]^2-[.B11]^2))" office:value-type="float" office:value="124.999909999968">
            <text:p>124.999909999968</text:p>
          </table:table-cell>
          <table:table-cell table:formula="of:=([.$C$8]-[.C11])*[.$B$4]" office:value-type="float" office:value="0.230400082946289">
            <text:p>0.230400082946289</text:p>
          </table:table-cell>
          <table:table-cell table:formula="of:=ROUND([.D11])" office:value-type="float" office:value="0">
            <text:p>0</text:p>
          </table:table-cell>
          <table:table-cell table:formula="of:=([.$C$8]-([.E11]*[.$C$4]))" office:value-type="float" office:value="125">
            <text:p>125</text:p>
          </table:table-cell>
          <table:table-cell table:formula="of:=SQRT(ABS([.$D$2]^2-[.F11]^2))" office:value-type="float" office:value="0">
            <text:p>0</text:p>
          </table:table-cell>
          <table:table-cell table:formula="of:=ABS([.B11]-[.G11])" office:value-type="float" office:value="0.15">
            <text:p>0.15</text:p>
          </table:table-cell>
          <table:table-cell/>
        </table:table-row>
        <table:table-row table:style-name="ro2">
          <table:table-cell table:formula="of:=[.A11]+[.A$4]" office:value-type="float" office:value="0.9">
            <text:p>0.9</text:p>
          </table:table-cell>
          <table:table-cell table:formula="of:=[.A12]/([.$D$4]*2)" office:value-type="float" office:value="0.225">
            <text:p>0.225</text:p>
          </table:table-cell>
          <table:table-cell table:formula="of:=SQRT(ABS([.$D$2]^2-[.B12]^2))" office:value-type="float" office:value="124.999797499836">
            <text:p>124.999797499836</text:p>
          </table:table-cell>
          <table:table-cell table:formula="of:=([.$C$8]-[.C12])*[.$B$4]" office:value-type="float" office:value="0.518400419896352">
            <text:p>0.518400419896352</text:p>
          </table:table-cell>
          <table:table-cell table:formula="of:=ROUND([.D12])" office:value-type="float" office:value="1">
            <text:p>1</text:p>
          </table:table-cell>
          <table:table-cell table:formula="of:=([.$C$8]-([.E12]*[.$C$4]))" office:value-type="float" office:value="124.999609375">
            <text:p>124.999609375</text:p>
          </table:table-cell>
          <table:table-cell table:formula="of:=SQRT(ABS([.$D$2]^2-[.F12]^2))" office:value-type="float" office:value="0.312499755856602">
            <text:p>0.312499755856602</text:p>
          </table:table-cell>
          <table:table-cell table:formula="of:=ABS([.B12]-[.G12])" office:value-type="float" office:value="0.087499755856602">
            <text:p>0.087499755856602</text:p>
          </table:table-cell>
          <table:table-cell/>
        </table:table-row>
        <table:table-row table:style-name="ro2">
          <table:table-cell table:formula="of:=[.A12]+[.A$4]" office:value-type="float" office:value="1.2">
            <text:p>1.2</text:p>
          </table:table-cell>
          <table:table-cell table:formula="of:=[.A13]/([.$D$4]*2)" office:value-type="float" office:value="0.3">
            <text:p>0.3</text:p>
          </table:table-cell>
          <table:table-cell table:formula="of:=SQRT(ABS([.$D$2]^2-[.B13]^2))" office:value-type="float" office:value="124.999639999482">
            <text:p>124.999639999482</text:p>
          </table:table-cell>
          <table:table-cell table:formula="of:=([.$C$8]-[.C13])*[.$B$4]" office:value-type="float" office:value="0.921601327099779">
            <text:p>0.921601327099779</text:p>
          </table:table-cell>
          <table:table-cell table:formula="of:=ROUND([.D13])" office:value-type="float" office:value="1">
            <text:p>1</text:p>
          </table:table-cell>
          <table:table-cell table:formula="of:=([.$C$8]-([.E13]*[.$C$4]))" office:value-type="float" office:value="124.999609375">
            <text:p>124.999609375</text:p>
          </table:table-cell>
          <table:table-cell table:formula="of:=SQRT(ABS([.$D$2]^2-[.F13]^2))" office:value-type="float" office:value="0.312499755856602">
            <text:p>0.312499755856602</text:p>
          </table:table-cell>
          <table:table-cell table:formula="of:=ABS([.B13]-[.G13])" office:value-type="float" office:value="0.012499755856602">
            <text:p>0.012499755856602</text:p>
          </table:table-cell>
          <table:table-cell/>
        </table:table-row>
        <table:table-row table:style-name="ro2">
          <table:table-cell table:formula="of:=[.A13]+[.A$4]" office:value-type="float" office:value="1.5">
            <text:p>1.5</text:p>
          </table:table-cell>
          <table:table-cell table:formula="of:=[.A14]/([.$D$4]*2)" office:value-type="float" office:value="0.375">
            <text:p>0.375</text:p>
          </table:table-cell>
          <table:table-cell table:formula="of:=SQRT(ABS([.$D$2]^2-[.B14]^2))" office:value-type="float" office:value="124.999437498734">
            <text:p>124.999437498734</text:p>
          </table:table-cell>
          <table:table-cell table:formula="of:=([.$C$8]-[.C14])*[.$B$4]" office:value-type="float" office:value="1.44000324002263">
            <text:p>1.44000324002263</text:p>
          </table:table-cell>
          <table:table-cell table:formula="of:=ROUND([.D14])" office:value-type="float" office:value="1">
            <text:p>1</text:p>
          </table:table-cell>
          <table:table-cell table:formula="of:=([.$C$8]-([.E14]*[.$C$4]))" office:value-type="float" office:value="124.999609375">
            <text:p>124.999609375</text:p>
          </table:table-cell>
          <table:table-cell table:formula="of:=SQRT(ABS([.$D$2]^2-[.F14]^2))" office:value-type="float" office:value="0.312499755856602">
            <text:p>0.312499755856602</text:p>
          </table:table-cell>
          <table:table-cell table:formula="of:=ABS([.B14]-[.G14])" office:value-type="float" office:value="0.062500244143398">
            <text:p>0.062500244143398</text:p>
          </table:table-cell>
          <table:table-cell/>
        </table:table-row>
        <table:table-row table:style-name="ro2">
          <table:table-cell table:formula="of:=[.A14]+[.A$4]" office:value-type="float" office:value="1.8">
            <text:p>1.8</text:p>
          </table:table-cell>
          <table:table-cell table:formula="of:=[.A15]/([.$D$4]*2)" office:value-type="float" office:value="0.45">
            <text:p>0.45</text:p>
          </table:table-cell>
          <table:table-cell table:formula="of:=SQRT(ABS([.$D$2]^2-[.B15]^2))" office:value-type="float" office:value="124.999189997376">
            <text:p>124.999189997376</text:p>
          </table:table-cell>
          <table:table-cell table:formula="of:=([.$C$8]-[.C15])*[.$B$4]" office:value-type="float" office:value="2.07360671851347">
            <text:p>2.07360671851347</text:p>
          </table:table-cell>
          <table:table-cell table:formula="of:=ROUND([.D15])" office:value-type="float" office:value="2">
            <text:p>2</text:p>
          </table:table-cell>
          <table:table-cell table:formula="of:=([.$C$8]-([.E15]*[.$C$4]))" office:value-type="float" office:value="124.99921875">
            <text:p>124.99921875</text:p>
          </table:table-cell>
          <table:table-cell table:formula="of:=SQRT(ABS([.$D$2]^2-[.F15]^2))" office:value-type="float" office:value="0.441941047707745">
            <text:p>0.441941047707745</text:p>
          </table:table-cell>
          <table:table-cell table:formula="of:=ABS([.B15]-[.G15])" office:value-type="float" office:value="0.00805895229225478">
            <text:p>0.00805895229225478</text:p>
          </table:table-cell>
          <table:table-cell/>
        </table:table-row>
        <table:table-row table:style-name="ro2">
          <table:table-cell table:formula="of:=[.A15]+[.A$4]" office:value-type="float" office:value="2.1">
            <text:p>2.1</text:p>
          </table:table-cell>
          <table:table-cell table:formula="of:=[.A16]/([.$D$4]*2)" office:value-type="float" office:value="0.525">
            <text:p>0.525</text:p>
          </table:table-cell>
          <table:table-cell table:formula="of:=SQRT(ABS([.$D$2]^2-[.B16]^2))" office:value-type="float" office:value="124.998897495138">
            <text:p>124.998897495138</text:p>
          </table:table-cell>
          <table:table-cell table:formula="of:=([.$C$8]-[.C16])*[.$B$4]" office:value-type="float" office:value="2.82241244691249">
            <text:p>2.82241244691249</text:p>
          </table:table-cell>
          <table:table-cell table:formula="of:=ROUND([.D16])" office:value-type="float" office:value="3">
            <text:p>3</text:p>
          </table:table-cell>
          <table:table-cell table:formula="of:=([.$C$8]-([.E16]*[.$C$4]))" office:value-type="float" office:value="124.998828125">
            <text:p>124.998828125</text:p>
          </table:table-cell>
          <table:table-cell table:formula="of:=SQRT(ABS([.$D$2]^2-[.F16]^2))" office:value-type="float" office:value="0.541264608771417">
            <text:p>0.541264608771417</text:p>
          </table:table-cell>
          <table:table-cell table:formula="of:=ABS([.B16]-[.G16])" office:value-type="float" office:value="0.0162646087714168">
            <text:p>0.0162646087714168</text:p>
          </table:table-cell>
          <table:table-cell/>
        </table:table-row>
        <table:table-row table:style-name="ro2">
          <table:table-cell table:formula="of:=[.A16]+[.A$4]" office:value-type="float" office:value="2.4">
            <text:p>2.4</text:p>
          </table:table-cell>
          <table:table-cell table:formula="of:=[.A17]/([.$D$4]*2)" office:value-type="float" office:value="0.6">
            <text:p>0.6</text:p>
          </table:table-cell>
          <table:table-cell table:formula="of:=SQRT(ABS([.$D$2]^2-[.B17]^2))" office:value-type="float" office:value="124.998559991706">
            <text:p>124.998559991706</text:p>
          </table:table-cell>
          <table:table-cell table:formula="of:=([.$C$8]-[.C17])*[.$B$4]" office:value-type="float" office:value="3.686421233906">
            <text:p>3.686421233906</text:p>
          </table:table-cell>
          <table:table-cell table:formula="of:=ROUND([.D17])" office:value-type="float" office:value="4">
            <text:p>4</text:p>
          </table:table-cell>
          <table:table-cell table:formula="of:=([.$C$8]-([.E17]*[.$C$4]))" office:value-type="float" office:value="124.9984375">
            <text:p>124.9984375</text:p>
          </table:table-cell>
          <table:table-cell table:formula="of:=SQRT(ABS([.$D$2]^2-[.F17]^2))" office:value-type="float" office:value="0.624998046873811">
            <text:p>0.624998046873811</text:p>
          </table:table-cell>
          <table:table-cell table:formula="of:=ABS([.B17]-[.G17])" office:value-type="float" office:value="0.0249980468738108">
            <text:p>0.0249980468738108</text:p>
          </table:table-cell>
          <table:table-cell/>
        </table:table-row>
        <table:table-row table:style-name="ro2">
          <table:table-cell table:formula="of:=[.A17]+[.A$4]" office:value-type="float" office:value="2.7">
            <text:p>2.7</text:p>
          </table:table-cell>
          <table:table-cell table:formula="of:=[.A18]/([.$D$4]*2)" office:value-type="float" office:value="0.675">
            <text:p>0.675</text:p>
          </table:table-cell>
          <table:table-cell table:formula="of:=SQRT(ABS([.$D$2]^2-[.B18]^2))" office:value-type="float" office:value="124.998177486714">
            <text:p>124.998177486714</text:p>
          </table:table-cell>
          <table:table-cell table:formula="of:=([.$C$8]-[.C18])*[.$B$4]" office:value-type="float" office:value="4.66563401270832">
            <text:p>4.66563401270832</text:p>
          </table:table-cell>
          <table:table-cell table:formula="of:=ROUND([.D18])" office:value-type="float" office:value="5">
            <text:p>5</text:p>
          </table:table-cell>
          <table:table-cell table:formula="of:=([.$C$8]-([.E18]*[.$C$4]))" office:value-type="float" office:value="124.998046875">
            <text:p>124.998046875</text:p>
          </table:table-cell>
          <table:table-cell table:formula="of:=SQRT(ABS([.$D$2]^2-[.F18]^2))" office:value-type="float" office:value="0.698768513388185">
            <text:p>0.698768513388185</text:p>
          </table:table-cell>
          <table:table-cell table:formula="of:=ABS([.B18]-[.G18])" office:value-type="float" office:value="0.0237685133881852">
            <text:p>0.0237685133881852</text:p>
          </table:table-cell>
          <table:table-cell/>
        </table:table-row>
        <table:table-row table:style-name="ro2">
          <table:table-cell table:formula="of:=[.A18]+[.A$4]" office:value-type="float" office:value="3">
            <text:p>3</text:p>
          </table:table-cell>
          <table:table-cell table:formula="of:=[.A19]/([.$D$4]*2)" office:value-type="float" office:value="0.75">
            <text:p>0.75</text:p>
          </table:table-cell>
          <table:table-cell table:formula="of:=SQRT(ABS([.$D$2]^2-[.B19]^2))" office:value-type="float" office:value="124.99774997975">
            <text:p>124.99774997975</text:p>
          </table:table-cell>
          <table:table-cell table:formula="of:=([.$C$10]-[.C19])*[.$B$4]" office:value-type="float" office:value="5.70245183575025">
            <text:p>5.70245183575025</text:p>
          </table:table-cell>
          <table:table-cell table:formula="of:=ROUND([.D19])" office:value-type="float" office:value="6">
            <text:p>6</text:p>
          </table:table-cell>
          <table:table-cell table:formula="of:=([.$C$8]-([.E19]*[.$C$4]))" office:value-type="float" office:value="124.99765625">
            <text:p>124.99765625</text:p>
          </table:table-cell>
          <table:table-cell table:formula="of:=SQRT(ABS([.$D$2]^2-[.F19]^2))" office:value-type="float" office:value="0.765461956490262">
            <text:p>0.765461956490262</text:p>
          </table:table-cell>
          <table:table-cell table:formula="of:=ABS([.B19]-[.G19])" office:value-type="float" office:value="0.0154619564902623">
            <text:p>0.0154619564902623</text:p>
          </table:table-cell>
          <table:table-cell/>
        </table:table-row>
        <table:table-row table:style-name="ro2">
          <table:table-cell table:formula="of:=[.A19]+[.A$4]" office:value-type="float" office:value="3.3">
            <text:p>3.3</text:p>
          </table:table-cell>
          <table:table-cell table:formula="of:=[.A20]/([.$D$4]*2)" office:value-type="float" office:value="0.825">
            <text:p>0.825</text:p>
          </table:table-cell>
          <table:table-cell table:formula="of:=SQRT(ABS([.$D$2]^2-[.B20]^2))" office:value-type="float" office:value="124.997277470351">
            <text:p>124.997277470351</text:p>
          </table:table-cell>
          <table:table-cell table:formula="of:=([.$C$10]-[.C20])*[.$B$4]" office:value-type="float" office:value="6.91207589545229">
            <text:p>6.91207589545229</text:p>
          </table:table-cell>
          <table:table-cell table:formula="of:=ROUND([.D20])" office:value-type="float" office:value="7">
            <text:p>7</text:p>
          </table:table-cell>
          <table:table-cell table:formula="of:=([.$C$8]-([.E20]*[.$C$4]))" office:value-type="float" office:value="124.997265625">
            <text:p>124.997265625</text:p>
          </table:table-cell>
          <table:table-cell table:formula="of:=SQRT(ABS([.$D$2]^2-[.F20]^2))" office:value-type="float" office:value="0.826792763147582">
            <text:p>0.826792763147582</text:p>
          </table:table-cell>
          <table:table-cell table:formula="of:=ABS([.B20]-[.G20])" office:value-type="float" office:value="0.00179276314758214">
            <text:p>0.00179276314758214</text:p>
          </table:table-cell>
          <table:table-cell/>
        </table:table-row>
        <table:table-row table:style-name="ro2">
          <table:table-cell table:formula="of:=[.A20]+[.A$4]" office:value-type="float" office:value="3.6">
            <text:p>3.6</text:p>
          </table:table-cell>
          <table:table-cell table:formula="of:=[.A21]/([.$D$4]*2)" office:value-type="float" office:value="0.9">
            <text:p>0.9</text:p>
          </table:table-cell>
          <table:table-cell table:formula="of:=SQRT(ABS([.$D$2]^2-[.B21]^2))" office:value-type="float" office:value="124.996759958009">
            <text:p>124.996759958009</text:p>
          </table:table-cell>
          <table:table-cell table:formula="of:=([.$C$10]-[.C21])*[.$B$4]" office:value-type="float" office:value="8.2369074930466">
            <text:p>8.2369074930466</text:p>
          </table:table-cell>
          <table:table-cell table:formula="of:=ROUND([.D21])" office:value-type="float" office:value="8">
            <text:p>8</text:p>
          </table:table-cell>
          <table:table-cell table:formula="of:=([.$C$8]-([.E21]*[.$C$4]))" office:value-type="float" office:value="124.996875">
            <text:p>124.996875</text:p>
          </table:table-cell>
          <table:table-cell table:formula="of:=SQRT(ABS([.$D$2]^2-[.F21]^2))" office:value-type="float" office:value="0.883877952193287">
            <text:p>0.883877952193287</text:p>
          </table:table-cell>
          <table:table-cell table:formula="of:=ABS([.B21]-[.G21])" office:value-type="float" office:value="0.0161220478067124">
            <text:p>0.0161220478067124</text:p>
          </table:table-cell>
          <table:table-cell/>
        </table:table-row>
        <table:table-row table:style-name="ro2">
          <table:table-cell table:formula="of:=[.A21]+[.A$4]" office:value-type="float" office:value="3.9">
            <text:p>3.9</text:p>
          </table:table-cell>
          <table:table-cell table:formula="of:=[.A22]/([.$D$4]*2)" office:value-type="float" office:value="0.975">
            <text:p>0.975</text:p>
          </table:table-cell>
          <table:table-cell table:formula="of:=SQRT(ABS([.$D$2]^2-[.B22]^2))" office:value-type="float" office:value="124.996197442162">
            <text:p>124.996197442162</text:p>
          </table:table-cell>
          <table:table-cell table:formula="of:=([.$C$10]-[.C22])*[.$B$4]" office:value-type="float" office:value="9.67694805956853">
            <text:p>9.67694805956853</text:p>
          </table:table-cell>
          <table:table-cell table:formula="of:=ROUND([.D22])" office:value-type="float" office:value="10">
            <text:p>10</text:p>
          </table:table-cell>
          <table:table-cell table:formula="of:=([.$C$8]-([.E22]*[.$C$4]))" office:value-type="float" office:value="124.99609375">
            <text:p>124.99609375</text:p>
          </table:table-cell>
          <table:table-cell table:formula="of:=SQRT(ABS([.$D$2]^2-[.F22]^2))" office:value-type="float" office:value="0.988204048368017">
            <text:p>0.988204048368017</text:p>
          </table:table-cell>
          <table:table-cell table:formula="of:=ABS([.B22]-[.G22])" office:value-type="float" office:value="0.0132040483680168">
            <text:p>0.0132040483680168</text:p>
          </table:table-cell>
          <table:table-cell/>
        </table:table-row>
        <table:table-row table:style-name="ro2">
          <table:table-cell table:formula="of:=[.A22]+[.A$4]" office:value-type="float" office:value="4.2">
            <text:p>4.2</text:p>
          </table:table-cell>
          <table:table-cell table:formula="of:=[.A23]/([.$D$4]*2)" office:value-type="float" office:value="1.05">
            <text:p>1.05</text:p>
          </table:table-cell>
          <table:table-cell table:formula="of:=SQRT(ABS([.$D$2]^2-[.B23]^2))" office:value-type="float" office:value="124.995589922205">
            <text:p>124.995589922205</text:p>
          </table:table-cell>
          <table:table-cell table:formula="of:=([.$C$10]-[.C23])*[.$B$4]" office:value-type="float" office:value="11.2321991503995">
            <text:p>11.2321991503995</text:p>
          </table:table-cell>
          <table:table-cell table:formula="of:=ROUND([.D23])" office:value-type="float" office:value="11">
            <text:p>11</text:p>
          </table:table-cell>
          <table:table-cell table:formula="of:=([.$C$8]-([.E23]*[.$C$4]))" office:value-type="float" office:value="124.995703125">
            <text:p>124.995703125</text:p>
          </table:table-cell>
          <table:table-cell table:formula="of:=SQRT(ABS([.$D$2]^2-[.F23]^2))" office:value-type="float" office:value="1.03643633999617">
            <text:p>1.03643633999617</text:p>
          </table:table-cell>
          <table:table-cell table:formula="of:=ABS([.B23]-[.G23])" office:value-type="float" office:value="0.0135636600038318">
            <text:p>0.0135636600038318</text:p>
          </table:table-cell>
          <table:table-cell/>
        </table:table-row>
        <table:table-row table:style-name="ro2">
          <table:table-cell table:formula="of:=[.A23]+[.A$4]" office:value-type="float" office:value="4.5">
            <text:p>4.5</text:p>
          </table:table-cell>
          <table:table-cell table:formula="of:=[.A24]/([.$D$4]*2)" office:value-type="float" office:value="1.125">
            <text:p>1.125</text:p>
          </table:table-cell>
          <table:table-cell table:formula="of:=SQRT(ABS([.$D$2]^2-[.B24]^2))" office:value-type="float" office:value="124.99493739748">
            <text:p>124.99493739748</text:p>
          </table:table-cell>
          <table:table-cell table:formula="of:=([.$C$10]-[.C24])*[.$B$4]" office:value-type="float" office:value="12.9026624454491">
            <text:p>12.9026624454491</text:p>
          </table:table-cell>
          <table:table-cell table:formula="of:=ROUND([.D24])" office:value-type="float" office:value="13">
            <text:p>13</text:p>
          </table:table-cell>
          <table:table-cell table:formula="of:=([.$C$8]-([.E24]*[.$C$4]))" office:value-type="float" office:value="124.994921875">
            <text:p>124.994921875</text:p>
          </table:table-cell>
          <table:table-cell table:formula="of:=SQRT(ABS([.$D$2]^2-[.F24]^2))" office:value-type="float" office:value="1.12672333012395">
            <text:p>1.12672333012395</text:p>
          </table:table-cell>
          <table:table-cell table:formula="of:=ABS([.B24]-[.G24])" office:value-type="float" office:value="0.00172333012395365">
            <text:p>0.00172333012395365</text:p>
          </table:table-cell>
          <table:table-cell/>
        </table:table-row>
        <table:table-row table:style-name="ro2">
          <table:table-cell table:formula="of:=[.A24]+[.A$4]" office:value-type="float" office:value="4.8">
            <text:p>4.8</text:p>
          </table:table-cell>
          <table:table-cell table:formula="of:=[.A25]/([.$D$4]*2)" office:value-type="float" office:value="1.2">
            <text:p>1.2</text:p>
          </table:table-cell>
          <table:table-cell table:formula="of:=SQRT(ABS([.$D$2]^2-[.B25]^2))" office:value-type="float" office:value="124.994239867283">
            <text:p>124.994239867283</text:p>
          </table:table-cell>
          <table:table-cell table:formula="of:=([.$C$10]-[.C25])*[.$B$4]" office:value-type="float" office:value="14.6883397491183">
            <text:p>14.6883397491183</text:p>
          </table:table-cell>
          <table:table-cell table:formula="of:=ROUND([.D25])" office:value-type="float" office:value="15">
            <text:p>15</text:p>
          </table:table-cell>
          <table:table-cell table:formula="of:=([.$C$8]-([.E25]*[.$C$4]))" office:value-type="float" office:value="124.994140625">
            <text:p>124.994140625</text:p>
          </table:table-cell>
          <table:table-cell table:formula="of:=SQRT(ABS([.$D$2]^2-[.F25]^2))" office:value-type="float" office:value="1.21029311231809">
            <text:p>1.21029311231809</text:p>
          </table:table-cell>
          <table:table-cell table:formula="of:=ABS([.B25]-[.G25])" office:value-type="float" office:value="0.0102931123180905">
            <text:p>0.0102931123180905</text:p>
          </table:table-cell>
          <table:table-cell/>
        </table:table-row>
        <table:table-row table:style-name="ro2">
          <table:table-cell table:formula="of:=[.A25]+[.A$4]" office:value-type="float" office:value="5.1">
            <text:p>5.1</text:p>
          </table:table-cell>
          <table:table-cell table:formula="of:=[.A26]/([.$D$4]*2)" office:value-type="float" office:value="1.275">
            <text:p>1.275</text:p>
          </table:table-cell>
          <table:table-cell table:formula="of:=SQRT(ABS([.$D$2]^2-[.B26]^2))" office:value-type="float" office:value="124.993497330861">
            <text:p>124.993497330861</text:p>
          </table:table-cell>
          <table:table-cell table:formula="of:=([.$C$10]-[.C26])*[.$B$4]" office:value-type="float" office:value="16.5892329902272">
            <text:p>16.5892329902272</text:p>
          </table:table-cell>
          <table:table-cell table:formula="of:=ROUND([.D26])" office:value-type="float" office:value="17">
            <text:p>17</text:p>
          </table:table-cell>
          <table:table-cell table:formula="of:=([.$C$8]-([.E26]*[.$C$4]))" office:value-type="float" office:value="124.993359375">
            <text:p>124.993359375</text:p>
          </table:table-cell>
          <table:table-cell table:formula="of:=SQRT(ABS([.$D$2]^2-[.F26]^2))" office:value-type="float" office:value="1.28845339539303">
            <text:p>1.28845339539303</text:p>
          </table:table-cell>
          <table:table-cell table:formula="of:=ABS([.B26]-[.G26])" office:value-type="float" office:value="0.0134533953930303">
            <text:p>0.0134533953930303</text:p>
          </table:table-cell>
          <table:table-cell/>
        </table:table-row>
        <table:table-row table:style-name="ro2">
          <table:table-cell table:formula="of:=[.A26]+[.A$4]" office:value-type="float" office:value="5.4">
            <text:p>5.4</text:p>
          </table:table-cell>
          <table:table-cell table:formula="of:=[.A27]/([.$D$4]*2)" office:value-type="float" office:value="1.35">
            <text:p>1.35</text:p>
          </table:table-cell>
          <table:table-cell table:formula="of:=SQRT(ABS([.$D$2]^2-[.B27]^2))" office:value-type="float" office:value="124.992709787411">
            <text:p>124.992709787411</text:p>
          </table:table-cell>
          <table:table-cell table:formula="of:=([.$C$10]-[.C27])*[.$B$4]" office:value-type="float" office:value="18.6053442221601">
            <text:p>18.6053442221601</text:p>
          </table:table-cell>
          <table:table-cell table:formula="of:=ROUND([.D27])" office:value-type="float" office:value="19">
            <text:p>19</text:p>
          </table:table-cell>
          <table:table-cell table:formula="of:=([.$C$8]-([.E27]*[.$C$4]))" office:value-type="float" office:value="124.992578125">
            <text:p>124.992578125</text:p>
          </table:table-cell>
          <table:table-cell table:formula="of:=SQRT(ABS([.$D$2]^2-[.F27]^2))" office:value-type="float" office:value="1.36213570020504">
            <text:p>1.36213570020504</text:p>
          </table:table-cell>
          <table:table-cell table:formula="of:=ABS([.B27]-[.G27])" office:value-type="float" office:value="0.0121357002050442">
            <text:p>0.0121357002050442</text:p>
          </table:table-cell>
          <table:table-cell/>
        </table:table-row>
        <table:table-row table:style-name="ro2">
          <table:table-cell table:formula="of:=[.A27]+[.A$4]" office:value-type="float" office:value="5.7">
            <text:p>5.7</text:p>
          </table:table-cell>
          <table:table-cell table:formula="of:=[.A28]/([.$D$4]*2)" office:value-type="float" office:value="1.425">
            <text:p>1.425</text:p>
          </table:table-cell>
          <table:table-cell table:formula="of:=SQRT(ABS([.$D$2]^2-[.B28]^2))" office:value-type="float" office:value="124.991877236083">
            <text:p>124.991877236083</text:p>
          </table:table-cell>
          <table:table-cell table:formula="of:=([.$C$10]-[.C28])*[.$B$4]" office:value-type="float" office:value="20.736675622793">
            <text:p>20.736675622793</text:p>
          </table:table-cell>
          <table:table-cell table:formula="of:=ROUND([.D28])" office:value-type="float" office:value="21">
            <text:p>21</text:p>
          </table:table-cell>
          <table:table-cell table:formula="of:=([.$C$8]-([.E28]*[.$C$4]))" office:value-type="float" office:value="124.991796875">
            <text:p>124.991796875</text:p>
          </table:table-cell>
          <table:table-cell table:formula="of:=SQRT(ABS([.$D$2]^2-[.F28]^2))" office:value-type="float" office:value="1.43203140982973">
            <text:p>1.43203140982973</text:p>
          </table:table-cell>
          <table:table-cell table:formula="of:=ABS([.B28]-[.G28])" office:value-type="float" office:value="0.00703140982973061">
            <text:p>0.00703140982973061</text:p>
          </table:table-cell>
          <table:table-cell/>
        </table:table-row>
        <table:table-row table:style-name="ro2">
          <table:table-cell table:formula="of:=[.A28]+[.A$4]" office:value-type="float" office:value="6">
            <text:p>6</text:p>
          </table:table-cell>
          <table:table-cell table:formula="of:=[.A29]/([.$D$4]*2)" office:value-type="float" office:value="1.5">
            <text:p>1.5</text:p>
          </table:table-cell>
          <table:table-cell table:formula="of:=SQRT(ABS([.$D$2]^2-[.B29]^2))" office:value-type="float" office:value="124.990999675977">
            <text:p>124.990999675977</text:p>
          </table:table-cell>
          <table:table-cell table:formula="of:=([.$C$10]-[.C29])*[.$B$4]" office:value-type="float" office:value="22.9832294945663">
            <text:p>22.9832294945663</text:p>
          </table:table-cell>
          <table:table-cell table:formula="of:=ROUND([.D29])" office:value-type="float" office:value="23">
            <text:p>23</text:p>
          </table:table-cell>
          <table:table-cell table:formula="of:=([.$C$8]-([.E29]*[.$C$4]))" office:value-type="float" office:value="124.991015625">
            <text:p>124.991015625</text:p>
          </table:table-cell>
          <table:table-cell table:formula="of:=SQRT(ABS([.$D$2]^2-[.F29]^2))" office:value-type="float" office:value="1.49867042107483">
            <text:p>1.49867042107483</text:p>
          </table:table-cell>
          <table:table-cell table:formula="of:=ABS([.B29]-[.G29])" office:value-type="float" office:value="0.00132957892516483">
            <text:p>0.00132957892516483</text:p>
          </table:table-cell>
          <table:table-cell/>
        </table:table-row>
        <table:table-row table:style-name="ro2">
          <table:table-cell table:formula="of:=[.A29]+[.A$4]" office:value-type="float" office:value="6.3">
            <text:p>6.3</text:p>
          </table:table-cell>
          <table:table-cell table:formula="of:=[.A30]/([.$D$4]*2)" office:value-type="float" office:value="1.575">
            <text:p>1.575</text:p>
          </table:table-cell>
          <table:table-cell table:formula="of:=SQRT(ABS([.$D$2]^2-[.B30]^2))" office:value-type="float" office:value="124.990077106145">
            <text:p>124.990077106145</text:p>
          </table:table-cell>
          <table:table-cell table:formula="of:=([.$C$10]-[.C30])*[.$B$4]" office:value-type="float" office:value="25.3450082643758">
            <text:p>25.3450082643758</text:p>
          </table:table-cell>
          <table:table-cell table:formula="of:=ROUND([.D30])" office:value-type="float" office:value="25">
            <text:p>25</text:p>
          </table:table-cell>
          <table:table-cell table:formula="of:=([.$C$8]-([.E30]*[.$C$4]))" office:value-type="float" office:value="124.990234375">
            <text:p>124.990234375</text:p>
          </table:table-cell>
          <table:table-cell table:formula="of:=SQRT(ABS([.$D$2]^2-[.F30]^2))" office:value-type="float" office:value="1.56246948212385">
            <text:p>1.56246948212385</text:p>
          </table:table-cell>
          <table:table-cell table:formula="of:=ABS([.B30]-[.G30])" office:value-type="float" office:value="0.0125305178761534">
            <text:p>0.0125305178761534</text:p>
          </table:table-cell>
          <table:table-cell/>
        </table:table-row>
        <table:table-row table:style-name="ro2">
          <table:table-cell table:formula="of:=[.A30]+[.A$4]" office:value-type="float" office:value="6.6">
            <text:p>6.6</text:p>
          </table:table-cell>
          <table:table-cell table:formula="of:=[.A31]/([.$D$4]*2)" office:value-type="float" office:value="1.65">
            <text:p>1.65</text:p>
          </table:table-cell>
          <table:table-cell table:formula="of:=SQRT(ABS([.$D$2]^2-[.B31]^2))" office:value-type="float" office:value="124.98910952559">
            <text:p>124.98910952559</text:p>
          </table:table-cell>
          <table:table-cell table:formula="of:=([.$C$10]-[.C31])*[.$B$4]" office:value-type="float" office:value="27.8220144837542">
            <text:p>27.8220144837542</text:p>
          </table:table-cell>
          <table:table-cell table:formula="of:=ROUND([.D31])" office:value-type="float" office:value="28">
            <text:p>28</text:p>
          </table:table-cell>
          <table:table-cell table:formula="of:=([.$C$8]-([.E31]*[.$C$4]))" office:value-type="float" office:value="124.9890625">
            <text:p>124.9890625</text:p>
          </table:table-cell>
          <table:table-cell table:formula="of:=SQRT(ABS([.$D$2]^2-[.F31]^2))" office:value-type="float" office:value="1.65355839663837">
            <text:p>1.65355839663837</text:p>
          </table:table-cell>
          <table:table-cell table:formula="of:=ABS([.B31]-[.G31])" office:value-type="float" office:value="0.00355839663836566">
            <text:p>0.00355839663836566</text:p>
          </table:table-cell>
          <table:table-cell/>
        </table:table-row>
        <table:table-row table:style-name="ro2">
          <table:table-cell table:formula="of:=[.A31]+[.A$4]" office:value-type="float" office:value="6.9">
            <text:p>6.9</text:p>
          </table:table-cell>
          <table:table-cell table:formula="of:=[.A32]/([.$D$4]*2)" office:value-type="float" office:value="1.725">
            <text:p>1.725</text:p>
          </table:table-cell>
          <table:table-cell table:formula="of:=SQRT(ABS([.$D$2]^2-[.B32]^2))" office:value-type="float" office:value="124.988096933268">
            <text:p>124.988096933268</text:p>
          </table:table-cell>
          <table:table-cell table:formula="of:=([.$C$10]-[.C32])*[.$B$4]" office:value-type="float" office:value="30.4142508287259">
            <text:p>30.4142508287259</text:p>
          </table:table-cell>
          <table:table-cell table:formula="of:=ROUND([.D32])" office:value-type="float" office:value="30">
            <text:p>30</text:p>
          </table:table-cell>
          <table:table-cell table:formula="of:=([.$C$8]-([.E32]*[.$C$4]))" office:value-type="float" office:value="124.98828125">
            <text:p>124.98828125</text:p>
          </table:table-cell>
          <table:table-cell table:formula="of:=SQRT(ABS([.$D$2]^2-[.F32]^2))" office:value-type="float" office:value="1.71159287533526">
            <text:p>1.71159287533526</text:p>
          </table:table-cell>
          <table:table-cell table:formula="of:=ABS([.B32]-[.G32])" office:value-type="float" office:value="0.0134071246647351">
            <text:p>0.0134071246647351</text:p>
          </table:table-cell>
          <table:table-cell/>
        </table:table-row>
        <table:table-row table:style-name="ro2">
          <table:table-cell table:formula="of:=[.A32]+[.A$4]" office:value-type="float" office:value="7.2">
            <text:p>7.2</text:p>
          </table:table-cell>
          <table:table-cell table:formula="of:=[.A33]/([.$D$4]*2)" office:value-type="float" office:value="1.8">
            <text:p>1.8</text:p>
          </table:table-cell>
          <table:table-cell table:formula="of:=SQRT(ABS([.$D$2]^2-[.B33]^2))" office:value-type="float" office:value="124.987039328084">
            <text:p>124.987039328084</text:p>
          </table:table-cell>
          <table:table-cell table:formula="of:=([.$C$10]-[.C33])*[.$B$4]" office:value-type="float" office:value="33.1217200999527">
            <text:p>33.1217200999527</text:p>
          </table:table-cell>
          <table:table-cell table:formula="of:=ROUND([.D33])" office:value-type="float" office:value="33">
            <text:p>33</text:p>
          </table:table-cell>
          <table:table-cell table:formula="of:=([.$C$8]-([.E33]*[.$C$4]))" office:value-type="float" office:value="124.987109375">
            <text:p>124.987109375</text:p>
          </table:table-cell>
          <table:table-cell table:formula="of:=SQRT(ABS([.$D$2]^2-[.F33]^2))" office:value-type="float" office:value="1.79512954456928">
            <text:p>1.79512954456928</text:p>
          </table:table-cell>
          <table:table-cell table:formula="of:=ABS([.B33]-[.G33])" office:value-type="float" office:value="0.00487045543071996">
            <text:p>0.00487045543071996</text:p>
          </table:table-cell>
          <table:table-cell/>
        </table:table-row>
        <table:table-row table:style-name="ro2">
          <table:table-cell table:formula="of:=[.A33]+[.A$4]" office:value-type="float" office:value="7.5">
            <text:p>7.5</text:p>
          </table:table-cell>
          <table:table-cell table:formula="of:=[.A34]/([.$D$4]*2)" office:value-type="float" office:value="1.875">
            <text:p>1.875</text:p>
          </table:table-cell>
          <table:table-cell table:formula="of:=SQRT(ABS([.$D$2]^2-[.B34]^2))" office:value-type="float" office:value="124.985936708895">
            <text:p>124.985936708895</text:p>
          </table:table-cell>
          <table:table-cell table:formula="of:=([.$C$10]-[.C34])*[.$B$4]" office:value-type="float" office:value="35.9444252226604">
            <text:p>35.9444252226604</text:p>
          </table:table-cell>
          <table:table-cell table:formula="of:=ROUND([.D34])" office:value-type="float" office:value="36">
            <text:p>36</text:p>
          </table:table-cell>
          <table:table-cell table:formula="of:=([.$C$8]-([.E34]*[.$C$4]))" office:value-type="float" office:value="124.9859375">
            <text:p>124.9859375</text:p>
          </table:table-cell>
          <table:table-cell table:formula="of:=SQRT(ABS([.$D$2]^2-[.F34]^2))" office:value-type="float" office:value="1.87494726488325">
            <text:p>1.87494726488325</text:p>
          </table:table-cell>
          <table:table-cell table:formula="of:=ABS([.B34]-[.G34])" office:value-type="float" office:value="0.0000527351167525225">
            <text:p>0.0000527351167525225</text:p>
          </table:table-cell>
          <table:table-cell/>
        </table:table-row>
        <table:table-row table:style-name="ro2">
          <table:table-cell table:formula="of:=[.A34]+[.A$4]" office:value-type="float" office:value="7.8">
            <text:p>7.8</text:p>
          </table:table-cell>
          <table:table-cell table:formula="of:=[.A35]/([.$D$4]*2)" office:value-type="float" office:value="1.95">
            <text:p>1.95</text:p>
          </table:table-cell>
          <table:table-cell table:formula="of:=SQRT(ABS([.$D$2]^2-[.B35]^2))" office:value-type="float" office:value="124.984789074511">
            <text:p>124.984789074511</text:p>
          </table:table-cell>
          <table:table-cell table:formula="of:=([.$C$10]-[.C35])*[.$B$4]" office:value-type="float" office:value="38.8823692467122">
            <text:p>38.8823692467122</text:p>
          </table:table-cell>
          <table:table-cell table:formula="of:=ROUND([.D35])" office:value-type="float" office:value="39">
            <text:p>39</text:p>
          </table:table-cell>
          <table:table-cell table:formula="of:=([.$C$8]-([.E35]*[.$C$4]))" office:value-type="float" office:value="124.984765625">
            <text:p>124.984765625</text:p>
          </table:table-cell>
          <table:table-cell table:formula="of:=SQRT(ABS([.$D$2]^2-[.F35]^2))" office:value-type="float" office:value="1.95150241194306">
            <text:p>1.95150241194306</text:p>
          </table:table-cell>
          <table:table-cell table:formula="of:=ABS([.B35]-[.G35])" office:value-type="float" office:value="0.00150241194306466">
            <text:p>0.00150241194306466</text:p>
          </table:table-cell>
          <table:table-cell/>
        </table:table-row>
        <table:table-row table:style-name="ro2">
          <table:table-cell table:formula="of:=[.A35]+[.A$4]" office:value-type="float" office:value="8.1">
            <text:p>8.1</text:p>
          </table:table-cell>
          <table:table-cell table:formula="of:=[.A36]/([.$D$4]*2)" office:value-type="float" office:value="2.025">
            <text:p>2.025</text:p>
          </table:table-cell>
          <table:table-cell table:formula="of:=SQRT(ABS([.$D$2]^2-[.B36]^2))" office:value-type="float" office:value="124.983596423691">
            <text:p>124.983596423691</text:p>
          </table:table-cell>
          <table:table-cell table:formula="of:=([.$C$10]-[.C36])*[.$B$4]" office:value-type="float" office:value="41.9355553465357">
            <text:p>41.9355553465357</text:p>
          </table:table-cell>
          <table:table-cell table:formula="of:=ROUND([.D36])" office:value-type="float" office:value="42">
            <text:p>42</text:p>
          </table:table-cell>
          <table:table-cell table:formula="of:=([.$C$8]-([.E36]*[.$C$4]))" office:value-type="float" office:value="124.98359375">
            <text:p>124.98359375</text:p>
          </table:table-cell>
          <table:table-cell table:formula="of:=SQRT(ABS([.$D$2]^2-[.F36]^2))" office:value-type="float" office:value="2.02516501425468">
            <text:p>2.02516501425468</text:p>
          </table:table-cell>
          <table:table-cell table:formula="of:=ABS([.B36]-[.G36])" office:value-type="float" office:value="0.000165014254680074">
            <text:p>0.000165014254680074</text:p>
          </table:table-cell>
          <table:table-cell/>
        </table:table-row>
        <table:table-row table:style-name="ro2">
          <table:table-cell table:formula="of:=[.A36]+[.A$4]" office:value-type="float" office:value="8.4">
            <text:p>8.4</text:p>
          </table:table-cell>
          <table:table-cell table:formula="of:=[.A37]/([.$D$4]*2)" office:value-type="float" office:value="2.1">
            <text:p>2.1</text:p>
          </table:table-cell>
          <table:table-cell table:formula="of:=SQRT(ABS([.$D$2]^2-[.B37]^2))" office:value-type="float" office:value="124.982358755146">
            <text:p>124.982358755146</text:p>
          </table:table-cell>
          <table:table-cell table:formula="of:=([.$C$10]-[.C37])*[.$B$4]" office:value-type="float" office:value="45.1039868212683">
            <text:p>45.1039868212683</text:p>
          </table:table-cell>
          <table:table-cell table:formula="of:=ROUND([.D37])" office:value-type="float" office:value="45">
            <text:p>45</text:p>
          </table:table-cell>
          <table:table-cell table:formula="of:=([.$C$8]-([.E37]*[.$C$4]))" office:value-type="float" office:value="124.982421875">
            <text:p>124.982421875</text:p>
          </table:table-cell>
          <table:table-cell table:formula="of:=SQRT(ABS([.$D$2]^2-[.F37]^2))" office:value-type="float" office:value="2.09624002908099">
            <text:p>2.09624002908099</text:p>
          </table:table-cell>
          <table:table-cell table:formula="of:=ABS([.B37]-[.G37])" office:value-type="float" office:value="0.00375997091900615">
            <text:p>0.00375997091900615</text:p>
          </table:table-cell>
          <table:table-cell/>
        </table:table-row>
        <table:table-row table:style-name="ro2">
          <table:table-cell table:formula="of:=[.A37]+[.A$4]" office:value-type="float" office:value="8.7">
            <text:p>8.7</text:p>
          </table:table-cell>
          <table:table-cell table:formula="of:=[.A38]/([.$D$4]*2)" office:value-type="float" office:value="2.175">
            <text:p>2.175</text:p>
          </table:table-cell>
          <table:table-cell table:formula="of:=SQRT(ABS([.$D$2]^2-[.B38]^2))" office:value-type="float" office:value="124.981076067539">
            <text:p>124.981076067539</text:p>
          </table:table-cell>
          <table:table-cell table:formula="of:=([.$C$10]-[.C38])*[.$B$4]" office:value-type="float" office:value="48.3876670946847">
            <text:p>48.3876670946847</text:p>
          </table:table-cell>
          <table:table-cell table:formula="of:=ROUND([.D38])" office:value-type="float" office:value="48">
            <text:p>48</text:p>
          </table:table-cell>
          <table:table-cell table:formula="of:=([.$C$8]-([.E38]*[.$C$4]))" office:value-type="float" office:value="124.98125">
            <text:p>124.98125</text:p>
          </table:table-cell>
          <table:table-cell table:formula="of:=SQRT(ABS([.$D$2]^2-[.F38]^2))" office:value-type="float" office:value="2.16498231805684">
            <text:p>2.16498231805684</text:p>
          </table:table-cell>
          <table:table-cell table:formula="of:=ABS([.B38]-[.G38])" office:value-type="float" office:value="0.010017681943161">
            <text:p>0.010017681943161</text:p>
          </table:table-cell>
          <table:table-cell/>
        </table:table-row>
        <table:table-row table:style-name="ro2">
          <table:table-cell table:formula="of:=[.A38]+[.A$4]" office:value-type="float" office:value="9">
            <text:p>9</text:p>
          </table:table-cell>
          <table:table-cell table:formula="of:=[.A39]/([.$D$4]*2)" office:value-type="float" office:value="2.25">
            <text:p>2.25</text:p>
          </table:table-cell>
          <table:table-cell table:formula="of:=SQRT(ABS([.$D$2]^2-[.B39]^2))" office:value-type="float" office:value="124.979748359484">
            <text:p>124.979748359484</text:p>
          </table:table-cell>
          <table:table-cell table:formula="of:=([.$C$10]-[.C39])*[.$B$4]" office:value-type="float" office:value="51.786599715233">
            <text:p>51.786599715233</text:p>
          </table:table-cell>
          <table:table-cell table:formula="of:=ROUND([.D39])" office:value-type="float" office:value="52">
            <text:p>52</text:p>
          </table:table-cell>
          <table:table-cell table:formula="of:=([.$C$8]-([.E39]*[.$C$4]))" office:value-type="float" office:value="124.9796875">
            <text:p>124.9796875</text:p>
          </table:table-cell>
          <table:table-cell table:formula="of:=SQRT(ABS([.$D$2]^2-[.F39]^2))" office:value-type="float" office:value="2.25337799810514">
            <text:p>2.25337799810514</text:p>
          </table:table-cell>
          <table:table-cell table:formula="of:=ABS([.B39]-[.G39])" office:value-type="float" office:value="0.00337799810514072">
            <text:p>0.00337799810514072</text:p>
          </table:table-cell>
          <table:table-cell/>
        </table:table-row>
        <table:table-row table:style-name="ro2">
          <table:table-cell table:formula="of:=[.A39]+[.A$4]" office:value-type="float" office:value="9.3">
            <text:p>9.3</text:p>
          </table:table-cell>
          <table:table-cell table:formula="of:=[.A40]/([.$D$4]*2)" office:value-type="float" office:value="2.325">
            <text:p>2.325</text:p>
          </table:table-cell>
          <table:table-cell table:formula="of:=SQRT(ABS([.$D$2]^2-[.B40]^2))" office:value-type="float" office:value="124.978375629546">
            <text:p>124.978375629546</text:p>
          </table:table-cell>
          <table:table-cell table:formula="of:=([.$C$10]-[.C40])*[.$B$4]" office:value-type="float" office:value="55.3007883560349">
            <text:p>55.3007883560349</text:p>
          </table:table-cell>
          <table:table-cell table:formula="of:=ROUND([.D40])" office:value-type="float" office:value="55">
            <text:p>55</text:p>
          </table:table-cell>
          <table:table-cell table:formula="of:=([.$C$8]-([.E40]*[.$C$4]))" office:value-type="float" office:value="124.978515625">
            <text:p>124.978515625</text:p>
          </table:table-cell>
          <table:table-cell table:formula="of:=SQRT(ABS([.$D$2]^2-[.F40]^2))" office:value-type="float" office:value="2.31746244233447">
            <text:p>2.31746244233447</text:p>
          </table:table-cell>
          <table:table-cell table:formula="of:=ABS([.B40]-[.G40])" office:value-type="float" office:value="0.00753755766552766">
            <text:p>0.00753755766552766</text:p>
          </table:table-cell>
          <table:table-cell/>
        </table:table-row>
        <table:table-row table:style-name="ro2">
          <table:table-cell table:formula="of:=[.A40]+[.A$4]" office:value-type="float" office:value="9.6">
            <text:p>9.6</text:p>
          </table:table-cell>
          <table:table-cell table:formula="of:=[.A41]/([.$D$4]*2)" office:value-type="float" office:value="2.4">
            <text:p>2.4</text:p>
          </table:table-cell>
          <table:table-cell table:formula="of:=SQRT(ABS([.$D$2]^2-[.B41]^2))" office:value-type="float" office:value="124.976957876242">
            <text:p>124.976957876242</text:p>
          </table:table-cell>
          <table:table-cell table:formula="of:=([.$C$10]-[.C41])*[.$B$4]" office:value-type="float" office:value="58.9302368149947">
            <text:p>58.9302368149947</text:p>
          </table:table-cell>
          <table:table-cell table:formula="of:=ROUND([.D41])" office:value-type="float" office:value="59">
            <text:p>59</text:p>
          </table:table-cell>
          <table:table-cell table:formula="of:=([.$C$8]-([.E41]*[.$C$4]))" office:value-type="float" office:value="124.976953125">
            <text:p>124.976953125</text:p>
          </table:table-cell>
          <table:table-cell table:formula="of:=SQRT(ABS([.$D$2]^2-[.F41]^2))" office:value-type="float" office:value="2.40024740215537">
            <text:p>2.40024740215537</text:p>
          </table:table-cell>
          <table:table-cell table:formula="of:=ABS([.B41]-[.G41])" office:value-type="float" office:value="0.000247402155370668">
            <text:p>0.000247402155370668</text:p>
          </table:table-cell>
          <table:table-cell/>
        </table:table-row>
        <table:table-row table:style-name="ro2">
          <table:table-cell table:formula="of:=[.A41]+[.A$4]" office:value-type="float" office:value="9.9">
            <text:p>9.9</text:p>
          </table:table-cell>
          <table:table-cell table:formula="of:=[.A42]/([.$D$4]*2)" office:value-type="float" office:value="2.475">
            <text:p>2.475</text:p>
          </table:table-cell>
          <table:table-cell table:formula="of:=SQRT(ABS([.$D$2]^2-[.B42]^2))" office:value-type="float" office:value="124.975495098039">
            <text:p>124.975495098039</text:p>
          </table:table-cell>
          <table:table-cell table:formula="of:=([.$C$10]-[.C42])*[.$B$4]" office:value-type="float" office:value="62.6749490146904">
            <text:p>62.6749490146904</text:p>
          </table:table-cell>
          <table:table-cell table:formula="of:=ROUND([.D42])" office:value-type="float" office:value="63">
            <text:p>63</text:p>
          </table:table-cell>
          <table:table-cell table:formula="of:=([.$C$8]-([.E42]*[.$C$4]))" office:value-type="float" office:value="124.975390625">
            <text:p>124.975390625</text:p>
          </table:table-cell>
          <table:table-cell table:formula="of:=SQRT(ABS([.$D$2]^2-[.F42]^2))" office:value-type="float" office:value="2.4802697693318">
            <text:p>2.4802697693318</text:p>
          </table:table-cell>
          <table:table-cell table:formula="of:=ABS([.B42]-[.G42])" office:value-type="float" office:value="0.00526976933180245">
            <text:p>0.00526976933180245</text:p>
          </table:table-cell>
          <table:table-cell/>
        </table:table-row>
        <table:table-row table:style-name="ro2">
          <table:table-cell table:formula="of:=[.A42]+[.A$4]" office:value-type="float" office:value="10.2">
            <text:p>10.2</text:p>
          </table:table-cell>
          <table:table-cell table:formula="of:=[.A43]/([.$D$4]*2)" office:value-type="float" office:value="2.55">
            <text:p>2.55</text:p>
          </table:table-cell>
          <table:table-cell table:formula="of:=SQRT(ABS([.$D$2]^2-[.B43]^2))" office:value-type="float" office:value="124.973987293356">
            <text:p>124.973987293356</text:p>
          </table:table-cell>
          <table:table-cell table:formula="of:=([.$C$10]-[.C43])*[.$B$4]" office:value-type="float" office:value="66.5349290025188">
            <text:p>66.5349290025188</text:p>
          </table:table-cell>
          <table:table-cell table:formula="of:=ROUND([.D43])" office:value-type="float" office:value="67">
            <text:p>67</text:p>
          </table:table-cell>
          <table:table-cell table:formula="of:=([.$C$8]-([.E43]*[.$C$4]))" office:value-type="float" office:value="124.973828125">
            <text:p>124.973828125</text:p>
          </table:table-cell>
          <table:table-cell table:formula="of:=SQRT(ABS([.$D$2]^2-[.F43]^2))" office:value-type="float" office:value="2.55778884643733">
            <text:p>2.55778884643733</text:p>
          </table:table-cell>
          <table:table-cell table:formula="of:=ABS([.B43]-[.G43])" office:value-type="float" office:value="0.00778884643732836">
            <text:p>0.00778884643732836</text:p>
          </table:table-cell>
          <table:table-cell/>
        </table:table-row>
        <table:table-row table:style-name="ro2">
          <table:table-cell table:formula="of:=[.A43]+[.A$4]" office:value-type="float" office:value="10.5">
            <text:p>10.5</text:p>
          </table:table-cell>
          <table:table-cell table:formula="of:=[.A44]/([.$D$4]*2)" office:value-type="float" office:value="2.625">
            <text:p>2.625</text:p>
          </table:table-cell>
          <table:table-cell table:formula="of:=SQRT(ABS([.$D$2]^2-[.B44]^2))" office:value-type="float" office:value="124.972434460564">
            <text:p>124.972434460564</text:p>
          </table:table-cell>
          <table:table-cell table:formula="of:=([.$C$10]-[.C44])*[.$B$4]" office:value-type="float" office:value="70.5101809506232">
            <text:p>70.5101809506232</text:p>
          </table:table-cell>
          <table:table-cell table:formula="of:=ROUND([.D44])" office:value-type="float" office:value="71">
            <text:p>71</text:p>
          </table:table-cell>
          <table:table-cell table:formula="of:=([.$C$8]-([.E44]*[.$C$4]))" office:value-type="float" office:value="124.972265625">
            <text:p>124.972265625</text:p>
          </table:table-cell>
          <table:table-cell table:formula="of:=SQRT(ABS([.$D$2]^2-[.F44]^2))" office:value-type="float" office:value="2.63302574131778">
            <text:p>2.63302574131778</text:p>
          </table:table-cell>
          <table:table-cell table:formula="of:=ABS([.B44]-[.G44])" office:value-type="float" office:value="0.00802574131778">
            <text:p>0.00802574131778</text:p>
          </table:table-cell>
          <table:table-cell/>
        </table:table-row>
        <table:table-row table:style-name="ro2">
          <table:table-cell table:formula="of:=[.A44]+[.A$4]" office:value-type="float" office:value="10.8">
            <text:p>10.8</text:p>
          </table:table-cell>
          <table:table-cell table:formula="of:=[.A45]/([.$D$4]*2)" office:value-type="float" office:value="2.7">
            <text:p>2.7</text:p>
          </table:table-cell>
          <table:table-cell table:formula="of:=SQRT(ABS([.$D$2]^2-[.B45]^2))" office:value-type="float" office:value="124.970836597984">
            <text:p>124.970836597984</text:p>
          </table:table-cell>
          <table:table-cell table:formula="of:=([.$C$10]-[.C45])*[.$B$4]" office:value-type="float" office:value="74.6007091559659">
            <text:p>74.6007091559659</text:p>
          </table:table-cell>
          <table:table-cell table:formula="of:=ROUND([.D45])" office:value-type="float" office:value="75">
            <text:p>75</text:p>
          </table:table-cell>
          <table:table-cell table:formula="of:=([.$C$8]-([.E45]*[.$C$4]))" office:value-type="float" office:value="124.970703125">
            <text:p>124.970703125</text:p>
          </table:table-cell>
          <table:table-cell table:formula="of:=SQRT(ABS([.$D$2]^2-[.F45]^2))" office:value-type="float" office:value="2.70617080819287">
            <text:p>2.70617080819287</text:p>
          </table:table-cell>
          <table:table-cell table:formula="of:=ABS([.B45]-[.G45])" office:value-type="float" office:value="0.00617080819286597">
            <text:p>0.00617080819286597</text:p>
          </table:table-cell>
          <table:table-cell/>
        </table:table-row>
        <table:table-row table:style-name="ro2">
          <table:table-cell table:formula="of:=[.A45]+[.A$4]" office:value-type="float" office:value="11.1">
            <text:p>11.1</text:p>
          </table:table-cell>
          <table:table-cell table:formula="of:=[.A46]/([.$D$4]*2)" office:value-type="float" office:value="2.775">
            <text:p>2.775</text:p>
          </table:table-cell>
          <table:table-cell table:formula="of:=SQRT(ABS([.$D$2]^2-[.B46]^2))" office:value-type="float" office:value="124.969193703888">
            <text:p>124.969193703888</text:p>
          </table:table-cell>
          <table:table-cell table:formula="of:=([.$C$10]-[.C46])*[.$B$4]" office:value-type="float" office:value="78.8065180403282">
            <text:p>78.8065180403282</text:p>
          </table:table-cell>
          <table:table-cell table:formula="of:=ROUND([.D46])" office:value-type="float" office:value="79">
            <text:p>79</text:p>
          </table:table-cell>
          <table:table-cell table:formula="of:=([.$C$8]-([.E46]*[.$C$4]))" office:value-type="float" office:value="124.969140625">
            <text:p>124.969140625</text:p>
          </table:table-cell>
          <table:table-cell table:formula="of:=SQRT(ABS([.$D$2]^2-[.F46]^2))" office:value-type="float" office:value="2.77738932254319">
            <text:p>2.77738932254319</text:p>
          </table:table-cell>
          <table:table-cell table:formula="of:=ABS([.B46]-[.G46])" office:value-type="float" office:value="0.00238932254319213">
            <text:p>0.00238932254319213</text:p>
          </table:table-cell>
          <table:table-cell/>
        </table:table-row>
        <table:table-row table:style-name="ro2">
          <table:table-cell table:formula="of:=[.A46]+[.A$4]" office:value-type="float" office:value="11.4">
            <text:p>11.4</text:p>
          </table:table-cell>
          <table:table-cell table:formula="of:=[.A47]/([.$D$4]*2)" office:value-type="float" office:value="2.85">
            <text:p>2.85</text:p>
          </table:table-cell>
          <table:table-cell table:formula="of:=SQRT(ABS([.$D$2]^2-[.B47]^2))" office:value-type="float" office:value="124.967505776502">
            <text:p>124.967505776502</text:p>
          </table:table-cell>
          <table:table-cell table:formula="of:=([.$C$10]-[.C47])*[.$B$4]" office:value-type="float" office:value="83.127612150347">
            <text:p>83.127612150347</text:p>
          </table:table-cell>
          <table:table-cell table:formula="of:=ROUND([.D47])" office:value-type="float" office:value="83">
            <text:p>83</text:p>
          </table:table-cell>
          <table:table-cell table:formula="of:=([.$C$8]-([.E47]*[.$C$4]))" office:value-type="float" office:value="124.967578125">
            <text:p>124.967578125</text:p>
          </table:table-cell>
          <table:table-cell table:formula="of:=SQRT(ABS([.$D$2]^2-[.F47]^2))" office:value-type="float" office:value="2.84682587665981">
            <text:p>2.84682587665981</text:p>
          </table:table-cell>
          <table:table-cell table:formula="of:=ABS([.B47]-[.G47])" office:value-type="float" office:value="0.00317412334019362">
            <text:p>0.00317412334019362</text:p>
          </table:table-cell>
          <table:table-cell/>
        </table:table-row>
        <table:table-row table:style-name="ro2">
          <table:table-cell table:formula="of:=[.A47]+[.A$4]" office:value-type="float" office:value="11.7">
            <text:p>11.7</text:p>
          </table:table-cell>
          <table:table-cell table:formula="of:=[.A48]/([.$D$4]*2)" office:value-type="float" office:value="2.925">
            <text:p>2.925</text:p>
          </table:table-cell>
          <table:table-cell table:formula="of:=SQRT(ABS([.$D$2]^2-[.B48]^2))" office:value-type="float" office:value="124.965772813999">
            <text:p>124.965772813999</text:p>
          </table:table-cell>
          <table:table-cell table:formula="of:=([.$C$10]-[.C48])*[.$B$4]" office:value-type="float" office:value="87.5639961575143">
            <text:p>87.5639961575143</text:p>
          </table:table-cell>
          <table:table-cell table:formula="of:=ROUND([.D48])" office:value-type="float" office:value="88">
            <text:p>88</text:p>
          </table:table-cell>
          <table:table-cell table:formula="of:=([.$C$8]-([.E48]*[.$C$4]))" office:value-type="float" office:value="124.965625">
            <text:p>124.965625</text:p>
          </table:table-cell>
          <table:table-cell table:formula="of:=SQRT(ABS([.$D$2]^2-[.F48]^2))" office:value-type="float" office:value="2.93130830165886">
            <text:p>2.93130830165886</text:p>
          </table:table-cell>
          <table:table-cell table:formula="of:=ABS([.B48]-[.G48])" office:value-type="float" office:value="0.00630830165885454">
            <text:p>0.00630830165885454</text:p>
          </table:table-cell>
          <table:table-cell/>
        </table:table-row>
        <table:table-row table:style-name="ro2">
          <table:table-cell table:formula="of:=[.A48]+[.A$4]" office:value-type="float" office:value="12">
            <text:p>12</text:p>
          </table:table-cell>
          <table:table-cell table:formula="of:=[.A49]/([.$D$4]*2)" office:value-type="float" office:value="3">
            <text:p>3</text:p>
          </table:table-cell>
          <table:table-cell table:formula="of:=SQRT(ABS([.$D$2]^2-[.B49]^2))" office:value-type="float" office:value="124.963994814506">
            <text:p>124.963994814506</text:p>
          </table:table-cell>
          <table:table-cell table:formula="of:=([.$C$10]-[.C49])*[.$B$4]" office:value-type="float" office:value="92.1156748582871">
            <text:p>92.1156748582871</text:p>
          </table:table-cell>
          <table:table-cell table:formula="of:=ROUND([.D49])" office:value-type="float" office:value="92">
            <text:p>92</text:p>
          </table:table-cell>
          <table:table-cell table:formula="of:=([.$C$8]-([.E49]*[.$C$4]))" office:value-type="float" office:value="124.9640625">
            <text:p>124.9640625</text:p>
          </table:table-cell>
          <table:table-cell table:formula="of:=SQRT(ABS([.$D$2]^2-[.F49]^2))" office:value-type="float" office:value="2.99717925658342">
            <text:p>2.99717925658342</text:p>
          </table:table-cell>
          <table:table-cell table:formula="of:=ABS([.B49]-[.G49])" office:value-type="float" office:value="0.00282074341657745">
            <text:p>0.00282074341657745</text:p>
          </table:table-cell>
          <table:table-cell/>
        </table:table-row>
        <table:table-row table:style-name="ro2">
          <table:table-cell table:formula="of:=[.A49]+[.A$4]" office:value-type="float" office:value="12.3">
            <text:p>12.3</text:p>
          </table:table-cell>
          <table:table-cell table:formula="of:=[.A50]/([.$D$4]*2)" office:value-type="float" office:value="3.075">
            <text:p>3.075</text:p>
          </table:table-cell>
          <table:table-cell table:formula="of:=SQRT(ABS([.$D$2]^2-[.B50]^2))" office:value-type="float" office:value="124.962171776102">
            <text:p>124.962171776102</text:p>
          </table:table-cell>
          <table:table-cell table:formula="of:=([.$C$10]-[.C50])*[.$B$4]" office:value-type="float" office:value="96.7826531739411">
            <text:p>96.7826531739411</text:p>
          </table:table-cell>
          <table:table-cell table:formula="of:=ROUND([.D50])" office:value-type="float" office:value="97">
            <text:p>97</text:p>
          </table:table-cell>
          <table:table-cell table:formula="of:=([.$C$8]-([.E50]*[.$C$4]))" office:value-type="float" office:value="124.962109375">
            <text:p>124.962109375</text:p>
          </table:table-cell>
          <table:table-cell table:formula="of:=SQRT(ABS([.$D$2]^2-[.F50]^2))" office:value-type="float" office:value="3.0775348171123">
            <text:p>3.0775348171123</text:p>
          </table:table-cell>
          <table:table-cell table:formula="of:=ABS([.B50]-[.G50])" office:value-type="float" office:value="0.00253481711229497">
            <text:p>0.00253481711229497</text:p>
          </table:table-cell>
          <table:table-cell/>
        </table:table-row>
        <table:table-row table:style-name="ro2">
          <table:table-cell table:formula="of:=[.A50]+[.A$4]" office:value-type="float" office:value="12.6">
            <text:p>12.6</text:p>
          </table:table-cell>
          <table:table-cell table:formula="of:=[.A51]/([.$D$4]*2)" office:value-type="float" office:value="3.15">
            <text:p>3.15</text:p>
          </table:table-cell>
          <table:table-cell table:formula="of:=SQRT(ABS([.$D$2]^2-[.B51]^2))" office:value-type="float" office:value="124.960303696814">
            <text:p>124.960303696814</text:p>
          </table:table-cell>
          <table:table-cell table:formula="of:=([.$C$10]-[.C51])*[.$B$4]" office:value-type="float" office:value="101.564936150862">
            <text:p>101.564936150862</text:p>
          </table:table-cell>
          <table:table-cell table:formula="of:=ROUND([.D51])" office:value-type="float" office:value="102">
            <text:p>102</text:p>
          </table:table-cell>
          <table:table-cell table:formula="of:=([.$C$8]-([.E51]*[.$C$4]))" office:value-type="float" office:value="124.96015625">
            <text:p>124.96015625</text:p>
          </table:table-cell>
          <table:table-cell table:formula="of:=SQRT(ABS([.$D$2]^2-[.F51]^2))" office:value-type="float" office:value="3.15584378187301">
            <text:p>3.15584378187301</text:p>
          </table:table-cell>
          <table:table-cell table:formula="of:=ABS([.B51]-[.G51])" office:value-type="float" office:value="0.00584378187300416">
            <text:p>0.00584378187300416</text:p>
          </table:table-cell>
          <table:table-cell/>
        </table:table-row>
        <table:table-row table:style-name="ro2">
          <table:table-cell table:formula="of:=[.A51]+[.A$4]" office:value-type="float" office:value="12.9">
            <text:p>12.9</text:p>
          </table:table-cell>
          <table:table-cell table:formula="of:=[.A52]/([.$D$4]*2)" office:value-type="float" office:value="3.225">
            <text:p>3.225</text:p>
          </table:table-cell>
          <table:table-cell table:formula="of:=SQRT(ABS([.$D$2]^2-[.B52]^2))" office:value-type="float" office:value="124.958390574623">
            <text:p>124.958390574623</text:p>
          </table:table-cell>
          <table:table-cell table:formula="of:=([.$C$10]-[.C52])*[.$B$4]" office:value-type="float" office:value="106.462528960255">
            <text:p>106.462528960255</text:p>
          </table:table-cell>
          <table:table-cell table:formula="of:=ROUND([.D52])" office:value-type="float" office:value="106">
            <text:p>106</text:p>
          </table:table-cell>
          <table:table-cell table:formula="of:=([.$C$8]-([.E52]*[.$C$4]))" office:value-type="float" office:value="124.95859375">
            <text:p>124.95859375</text:p>
          </table:table-cell>
          <table:table-cell table:formula="of:=SQRT(ABS([.$D$2]^2-[.F52]^2))" office:value-type="float" office:value="3.21711796837774">
            <text:p>3.21711796837774</text:p>
          </table:table-cell>
          <table:table-cell table:formula="of:=ABS([.B52]-[.G52])" office:value-type="float" office:value="0.00788203162226475">
            <text:p>0.00788203162226475</text:p>
          </table:table-cell>
          <table:table-cell/>
        </table:table-row>
        <table:table-row table:style-name="ro2">
          <table:table-cell table:formula="of:=[.A52]+[.A$4]" office:value-type="float" office:value="13.2">
            <text:p>13.2</text:p>
          </table:table-cell>
          <table:table-cell table:formula="of:=[.A53]/([.$D$4]*2)" office:value-type="float" office:value="3.3">
            <text:p>3.3</text:p>
          </table:table-cell>
          <table:table-cell table:formula="of:=SQRT(ABS([.$D$2]^2-[.B53]^2))" office:value-type="float" office:value="124.95643240746">
            <text:p>124.95643240746</text:p>
          </table:table-cell>
          <table:table-cell table:formula="of:=([.$C$10]-[.C53])*[.$B$4]" office:value-type="float" office:value="111.475436898472">
            <text:p>111.475436898472</text:p>
          </table:table-cell>
          <table:table-cell table:formula="of:=ROUND([.D53])" office:value-type="float" office:value="111">
            <text:p>111</text:p>
          </table:table-cell>
          <table:table-cell table:formula="of:=([.$C$8]-([.E53]*[.$C$4]))" office:value-type="float" office:value="124.956640625">
            <text:p>124.956640625</text:p>
          </table:table-cell>
          <table:table-cell table:formula="of:=SQRT(ABS([.$D$2]^2-[.F53]^2))" office:value-type="float" office:value="3.29210627328448">
            <text:p>3.29210627328448</text:p>
          </table:table-cell>
          <table:table-cell table:formula="of:=ABS([.B53]-[.G53])" office:value-type="float" office:value="0.00789372671552258">
            <text:p>0.00789372671552258</text:p>
          </table:table-cell>
          <table:table-cell/>
        </table:table-row>
        <table:table-row table:style-name="ro2">
          <table:table-cell table:formula="of:=[.A53]+[.A$4]" office:value-type="float" office:value="13.5">
            <text:p>13.5</text:p>
          </table:table-cell>
          <table:table-cell table:formula="of:=[.A54]/([.$D$4]*2)" office:value-type="float" office:value="3.375">
            <text:p>3.375</text:p>
          </table:table-cell>
          <table:table-cell table:formula="of:=SQRT(ABS([.$D$2]^2-[.B54]^2))" office:value-type="float" office:value="124.954429193206">
            <text:p>124.954429193206</text:p>
          </table:table-cell>
          <table:table-cell table:formula="of:=([.$C$10]-[.C54])*[.$B$4]" office:value-type="float" office:value="116.603665386792">
            <text:p>116.603665386792</text:p>
          </table:table-cell>
          <table:table-cell table:formula="of:=ROUND([.D54])" office:value-type="float" office:value="117">
            <text:p>117</text:p>
          </table:table-cell>
          <table:table-cell table:formula="of:=([.$C$8]-([.E54]*[.$C$4]))" office:value-type="float" office:value="124.954296875">
            <text:p>124.954296875</text:p>
          </table:table-cell>
          <table:table-cell table:formula="of:=SQRT(ABS([.$D$2]^2-[.F54]^2))" office:value-type="float" office:value="3.37989533482406">
            <text:p>3.37989533482406</text:p>
          </table:table-cell>
          <table:table-cell table:formula="of:=ABS([.B54]-[.G54])" office:value-type="float" office:value="0.00489533482405857">
            <text:p>0.00489533482405857</text:p>
          </table:table-cell>
          <table:table-cell/>
        </table:table-row>
        <table:table-row table:style-name="ro2">
          <table:table-cell table:formula="of:=[.A54]+[.A$4]" office:value-type="float" office:value="13.8">
            <text:p>13.8</text:p>
          </table:table-cell>
          <table:table-cell table:formula="of:=[.A55]/([.$D$4]*2)" office:value-type="float" office:value="3.45">
            <text:p>3.45</text:p>
          </table:table-cell>
          <table:table-cell table:formula="of:=SQRT(ABS([.$D$2]^2-[.B55]^2))" office:value-type="float" office:value="124.952380929697">
            <text:p>124.952380929697</text:p>
          </table:table-cell>
          <table:table-cell table:formula="of:=([.$C$10]-[.C55])*[.$B$4]" office:value-type="float" office:value="121.847219971605">
            <text:p>121.847219971605</text:p>
          </table:table-cell>
          <table:table-cell table:formula="of:=ROUND([.D55])" office:value-type="float" office:value="122">
            <text:p>122</text:p>
          </table:table-cell>
          <table:table-cell table:formula="of:=([.$C$8]-([.E55]*[.$C$4]))" office:value-type="float" office:value="124.95234375">
            <text:p>124.95234375</text:p>
          </table:table-cell>
          <table:table-cell table:formula="of:=SQRT(ABS([.$D$2]^2-[.F55]^2))" office:value-type="float" office:value="3.45134631438765">
            <text:p>3.45134631438765</text:p>
          </table:table-cell>
          <table:table-cell table:formula="of:=ABS([.B55]-[.G55])" office:value-type="float" office:value="0.00134631438765176">
            <text:p>0.00134631438765176</text:p>
          </table:table-cell>
          <table:table-cell/>
        </table:table-row>
        <table:table-row table:style-name="ro2">
          <table:table-cell table:formula="of:=[.A55]+[.A$4]" office:value-type="float" office:value="14.1">
            <text:p>14.1</text:p>
          </table:table-cell>
          <table:table-cell table:formula="of:=[.A56]/([.$D$4]*2)" office:value-type="float" office:value="3.525">
            <text:p>3.525</text:p>
          </table:table-cell>
          <table:table-cell table:formula="of:=SQRT(ABS([.$D$2]^2-[.B56]^2))" office:value-type="float" office:value="124.950287614715">
            <text:p>124.950287614715</text:p>
          </table:table-cell>
          <table:table-cell table:formula="of:=([.$C$10]-[.C56])*[.$B$4]" office:value-type="float" office:value="127.206106324447">
            <text:p>127.206106324447</text:p>
          </table:table-cell>
          <table:table-cell table:formula="of:=ROUND([.D56])" office:value-type="float" office:value="127">
            <text:p>127</text:p>
          </table:table-cell>
          <table:table-cell table:formula="of:=([.$C$8]-([.E56]*[.$C$4]))" office:value-type="float" office:value="124.950390625">
            <text:p>124.950390625</text:p>
          </table:table-cell>
          <table:table-cell table:formula="of:=SQRT(ABS([.$D$2]^2-[.F56]^2))" office:value-type="float" office:value="3.52134671111958">
            <text:p>3.52134671111958</text:p>
          </table:table-cell>
          <table:table-cell table:formula="of:=ABS([.B56]-[.G56])" office:value-type="float" office:value="0.00365328888042171">
            <text:p>0.00365328888042171</text:p>
          </table:table-cell>
          <table:table-cell/>
        </table:table-row>
        <table:table-row table:style-name="ro2">
          <table:table-cell table:formula="of:=[.A56]+[.A$4]" office:value-type="float" office:value="14.4">
            <text:p>14.4</text:p>
          </table:table-cell>
          <table:table-cell table:formula="of:=[.A57]/([.$D$4]*2)" office:value-type="float" office:value="3.6">
            <text:p>3.6</text:p>
          </table:table-cell>
          <table:table-cell table:formula="of:=SQRT(ABS([.$D$2]^2-[.B57]^2))" office:value-type="float" office:value="124.948149245997">
            <text:p>124.948149245997</text:p>
          </table:table-cell>
          <table:table-cell table:formula="of:=([.$C$10]-[.C57])*[.$B$4]" office:value-type="float" office:value="132.680330241892">
            <text:p>132.680330241892</text:p>
          </table:table-cell>
          <table:table-cell table:formula="of:=ROUND([.D57])" office:value-type="float" office:value="133">
            <text:p>133</text:p>
          </table:table-cell>
          <table:table-cell table:formula="of:=([.$C$8]-([.E57]*[.$C$4]))" office:value-type="float" office:value="124.948046875">
            <text:p>124.948046875</text:p>
          </table:table-cell>
          <table:table-cell table:formula="of:=SQRT(ABS([.$D$2]^2-[.F57]^2))" office:value-type="float" office:value="3.60355132096119">
            <text:p>3.60355132096119</text:p>
          </table:table-cell>
          <table:table-cell table:formula="of:=ABS([.B57]-[.G57])" office:value-type="float" office:value="0.00355132096118638">
            <text:p>0.00355132096118638</text:p>
          </table:table-cell>
          <table:table-cell/>
        </table:table-row>
        <table:table-row table:style-name="ro2">
          <table:table-cell table:formula="of:=[.A57]+[.A$4]" office:value-type="float" office:value="14.7">
            <text:p>14.7</text:p>
          </table:table-cell>
          <table:table-cell table:formula="of:=[.A58]/([.$D$4]*2)" office:value-type="float" office:value="3.675">
            <text:p>3.675</text:p>
          </table:table-cell>
          <table:table-cell table:formula="of:=SQRT(ABS([.$D$2]^2-[.B58]^2))" office:value-type="float" office:value="124.94596582123">
            <text:p>124.94596582123</text:p>
          </table:table-cell>
          <table:table-cell table:formula="of:=([.$C$10]-[.C58])*[.$B$4]" office:value-type="float" office:value="138.269897645769">
            <text:p>138.269897645769</text:p>
          </table:table-cell>
          <table:table-cell table:formula="of:=ROUND([.D58])" office:value-type="float" office:value="138">
            <text:p>138</text:p>
          </table:table-cell>
          <table:table-cell table:formula="of:=([.$C$8]-([.E58]*[.$C$4]))" office:value-type="float" office:value="124.94609375">
            <text:p>124.94609375</text:p>
          </table:table-cell>
          <table:table-cell table:formula="of:=SQRT(ABS([.$D$2]^2-[.F58]^2))" office:value-type="float" office:value="3.67064798315094">
            <text:p>3.67064798315094</text:p>
          </table:table-cell>
          <table:table-cell table:formula="of:=ABS([.B58]-[.G58])" office:value-type="float" office:value="0.00435201684906339">
            <text:p>0.00435201684906339</text:p>
          </table:table-cell>
          <table:table-cell/>
        </table:table-row>
        <table:table-row table:style-name="ro2">
          <table:table-cell table:formula="of:=[.A58]+[.A$4]" office:value-type="float" office:value="15">
            <text:p>15</text:p>
          </table:table-cell>
          <table:table-cell table:formula="of:=[.A59]/([.$D$4]*2)" office:value-type="float" office:value="3.75">
            <text:p>3.75</text:p>
          </table:table-cell>
          <table:table-cell table:formula="of:=SQRT(ABS([.$D$2]^2-[.B59]^2))" office:value-type="float" office:value="124.943737338051">
            <text:p>124.943737338051</text:p>
          </table:table-cell>
          <table:table-cell table:formula="of:=([.$C$10]-[.C59])*[.$B$4]" office:value-type="float" office:value="143.974814583053">
            <text:p>143.974814583053</text:p>
          </table:table-cell>
          <table:table-cell table:formula="of:=ROUND([.D59])" office:value-type="float" office:value="144">
            <text:p>144</text:p>
          </table:table-cell>
          <table:table-cell table:formula="of:=([.$C$8]-([.E59]*[.$C$4]))" office:value-type="float" office:value="124.94375">
            <text:p>124.94375</text:p>
          </table:table-cell>
          <table:table-cell table:formula="of:=SQRT(ABS([.$D$2]^2-[.F59]^2))" office:value-type="float" office:value="3.74957810126707">
            <text:p>3.74957810126707</text:p>
          </table:table-cell>
          <table:table-cell table:formula="of:=ABS([.B59]-[.G59])" office:value-type="float" office:value="0.000421898732928749">
            <text:p>0.000421898732928749</text:p>
          </table:table-cell>
          <table:table-cell/>
        </table:table-row>
        <table:table-row table:style-name="ro2">
          <table:table-cell table:formula="of:=[.A59]+[.A$4]" office:value-type="float" office:value="15.3">
            <text:p>15.3</text:p>
          </table:table-cell>
          <table:table-cell table:formula="of:=[.A60]/([.$D$4]*2)" office:value-type="float" office:value="3.825">
            <text:p>3.825</text:p>
          </table:table-cell>
          <table:table-cell table:formula="of:=SQRT(ABS([.$D$2]^2-[.B60]^2))" office:value-type="float" office:value="124.94146379405">
            <text:p>124.94146379405</text:p>
          </table:table-cell>
          <table:table-cell table:formula="of:=([.$C$10]-[.C60])*[.$B$4]" office:value-type="float" office:value="149.795087225866">
            <text:p>149.795087225866</text:p>
          </table:table-cell>
          <table:table-cell table:formula="of:=ROUND([.D60])" office:value-type="float" office:value="150">
            <text:p>150</text:p>
          </table:table-cell>
          <table:table-cell table:formula="of:=([.$C$8]-([.E60]*[.$C$4]))" office:value-type="float" office:value="124.94140625">
            <text:p>124.94140625</text:p>
          </table:table-cell>
          <table:table-cell table:formula="of:=SQRT(ABS([.$D$2]^2-[.F60]^2))" office:value-type="float" office:value="3.82687918184791">
            <text:p>3.82687918184791</text:p>
          </table:table-cell>
          <table:table-cell table:formula="of:=ABS([.B60]-[.G60])" office:value-type="float" office:value="0.00187918184790759">
            <text:p>0.00187918184790759</text:p>
          </table:table-cell>
          <table:table-cell/>
        </table:table-row>
        <table:table-row table:style-name="ro2">
          <table:table-cell table:formula="of:=[.A60]+[.A$4]" office:value-type="float" office:value="15.6">
            <text:p>15.6</text:p>
          </table:table-cell>
          <table:table-cell table:formula="of:=[.A61]/([.$D$4]*2)" office:value-type="float" office:value="3.9">
            <text:p>3.9</text:p>
          </table:table-cell>
          <table:table-cell table:formula="of:=SQRT(ABS([.$D$2]^2-[.B61]^2))" office:value-type="float" office:value="124.939145186767">
            <text:p>124.939145186767</text:p>
          </table:table-cell>
          <table:table-cell table:formula="of:=([.$C$10]-[.C61])*[.$B$4]" office:value-type="float" office:value="155.730721871769">
            <text:p>155.730721871769</text:p>
          </table:table-cell>
          <table:table-cell table:formula="of:=ROUND([.D61])" office:value-type="float" office:value="156">
            <text:p>156</text:p>
          </table:table-cell>
          <table:table-cell table:formula="of:=([.$C$8]-([.E61]*[.$C$4]))" office:value-type="float" office:value="124.9390625">
            <text:p>124.9390625</text:p>
          </table:table-cell>
          <table:table-cell table:formula="of:=SQRT(ABS([.$D$2]^2-[.F61]^2))" office:value-type="float" office:value="3.90264802680074">
            <text:p>3.90264802680074</text:p>
          </table:table-cell>
          <table:table-cell table:formula="of:=ABS([.B61]-[.G61])" office:value-type="float" office:value="0.0026480268007365">
            <text:p>0.0026480268007365</text:p>
          </table:table-cell>
          <table:table-cell/>
        </table:table-row>
        <table:table-row table:style-name="ro2">
          <table:table-cell table:formula="of:=[.A61]+[.A$4]" office:value-type="float" office:value="15.9">
            <text:p>15.9</text:p>
          </table:table-cell>
          <table:table-cell table:formula="of:=[.A62]/([.$D$4]*2)" office:value-type="float" office:value="3.975">
            <text:p>3.975</text:p>
          </table:table-cell>
          <table:table-cell table:formula="of:=SQRT(ABS([.$D$2]^2-[.B62]^2))" office:value-type="float" office:value="124.936781513692">
            <text:p>124.936781513692</text:p>
          </table:table-cell>
          <table:table-cell table:formula="of:=([.$C$10]-[.C62])*[.$B$4]" office:value-type="float" office:value="161.78172494343">
            <text:p>161.78172494343</text:p>
          </table:table-cell>
          <table:table-cell table:formula="of:=ROUND([.D62])" office:value-type="float" office:value="162">
            <text:p>162</text:p>
          </table:table-cell>
          <table:table-cell table:formula="of:=([.$C$8]-([.E62]*[.$C$4]))" office:value-type="float" office:value="124.93671875">
            <text:p>124.93671875</text:p>
          </table:table-cell>
          <table:table-cell table:formula="of:=SQRT(ABS([.$D$2]^2-[.F62]^2))" office:value-type="float" office:value="3.97697221305347">
            <text:p>3.97697221305347</text:p>
          </table:table-cell>
          <table:table-cell table:formula="of:=ABS([.B62]-[.G62])" office:value-type="float" office:value="0.00197221305346185">
            <text:p>0.00197221305346185</text:p>
          </table:table-cell>
          <table:table-cell/>
        </table:table-row>
        <table:table-row table:style-name="ro2">
          <table:table-cell table:formula="of:=[.A62]+[.A$4]" office:value-type="float" office:value="16.2">
            <text:p>16.2</text:p>
          </table:table-cell>
          <table:table-cell table:formula="of:=[.A63]/([.$D$4]*2)" office:value-type="float" office:value="4.05">
            <text:p>4.05</text:p>
          </table:table-cell>
          <table:table-cell table:formula="of:=SQRT(ABS([.$D$2]^2-[.B63]^2))" office:value-type="float" office:value="124.934372772268">
            <text:p>124.934372772268</text:p>
          </table:table-cell>
          <table:table-cell table:formula="of:=([.$C$10]-[.C63])*[.$B$4]" office:value-type="float" office:value="167.948102988958">
            <text:p>167.948102988958</text:p>
          </table:table-cell>
          <table:table-cell table:formula="of:=ROUND([.D63])" office:value-type="float" office:value="168">
            <text:p>168</text:p>
          </table:table-cell>
          <table:table-cell table:formula="of:=([.$C$8]-([.E63]*[.$C$4]))" office:value-type="float" office:value="124.934375">
            <text:p>124.934375</text:p>
          </table:table-cell>
          <table:table-cell table:formula="of:=SQRT(ABS([.$D$2]^2-[.F63]^2))" office:value-type="float" office:value="4.04993127835212">
            <text:p>4.04993127835212</text:p>
          </table:table-cell>
          <table:table-cell table:formula="of:=ABS([.B63]-[.G63])" office:value-type="float" office:value="0.0000687216478825192">
            <text:p>0.0000687216478825192</text:p>
          </table:table-cell>
          <table:table-cell/>
        </table:table-row>
        <table:table-row table:style-name="ro2">
          <table:table-cell table:formula="of:=[.A63]+[.A$4]" office:value-type="float" office:value="16.5">
            <text:p>16.5</text:p>
          </table:table-cell>
          <table:table-cell table:formula="of:=[.A64]/([.$D$4]*2)" office:value-type="float" office:value="4.125">
            <text:p>4.125</text:p>
          </table:table-cell>
          <table:table-cell table:formula="of:=SQRT(ABS([.$D$2]^2-[.B64]^2))" office:value-type="float" office:value="124.931918959888">
            <text:p>124.931918959888</text:p>
          </table:table-cell>
          <table:table-cell table:formula="of:=([.$C$10]-[.C64])*[.$B$4]" office:value-type="float" office:value="174.229862681786">
            <text:p>174.229862681786</text:p>
          </table:table-cell>
          <table:table-cell table:formula="of:=ROUND([.D64])" office:value-type="float" office:value="174">
            <text:p>174</text:p>
          </table:table-cell>
          <table:table-cell table:formula="of:=([.$C$8]-([.E64]*[.$C$4]))" office:value-type="float" office:value="124.93203125">
            <text:p>124.93203125</text:p>
          </table:table-cell>
          <table:table-cell table:formula="of:=SQRT(ABS([.$D$2]^2-[.F64]^2))" office:value-type="float" office:value="4.12159771800032">
            <text:p>4.12159771800032</text:p>
          </table:table-cell>
          <table:table-cell table:formula="of:=ABS([.B64]-[.G64])" office:value-type="float" office:value="0.00340228199968973">
            <text:p>0.00340228199968973</text:p>
          </table:table-cell>
          <table:table-cell/>
        </table:table-row>
        <table:table-row table:style-name="ro2">
          <table:table-cell table:formula="of:=[.A64]+[.A$4]" office:value-type="float" office:value="16.8">
            <text:p>16.8</text:p>
          </table:table-cell>
          <table:table-cell table:formula="of:=[.A65]/([.$D$4]*2)" office:value-type="float" office:value="4.2">
            <text:p>4.2</text:p>
          </table:table-cell>
          <table:table-cell table:formula="of:=SQRT(ABS([.$D$2]^2-[.B65]^2))" office:value-type="float" office:value="124.929420073896">
            <text:p>124.929420073896</text:p>
          </table:table-cell>
          <table:table-cell table:formula="of:=([.$C$10]-[.C65])*[.$B$4]" office:value-type="float" office:value="180.627010820754">
            <text:p>180.627010820754</text:p>
          </table:table-cell>
          <table:table-cell table:formula="of:=ROUND([.D65])" office:value-type="float" office:value="181">
            <text:p>181</text:p>
          </table:table-cell>
          <table:table-cell table:formula="of:=([.$C$8]-([.E65]*[.$C$4]))" office:value-type="float" office:value="124.929296875">
            <text:p>124.929296875</text:p>
          </table:table-cell>
          <table:table-cell table:formula="of:=SQRT(ABS([.$D$2]^2-[.F65]^2))" office:value-type="float" office:value="4.20366296438156">
            <text:p>4.20366296438156</text:p>
          </table:table-cell>
          <table:table-cell table:formula="of:=ABS([.B65]-[.G65])" office:value-type="float" office:value="0.00366296438155889">
            <text:p>0.00366296438155889</text:p>
          </table:table-cell>
          <table:table-cell/>
        </table:table-row>
        <table:table-row table:style-name="ro2">
          <table:table-cell table:formula="of:=[.A65]+[.A$4]" office:value-type="float" office:value="17.1">
            <text:p>17.1</text:p>
          </table:table-cell>
          <table:table-cell table:formula="of:=[.A66]/([.$D$4]*2)" office:value-type="float" office:value="4.27500000000001">
            <text:p>4.27500000000001</text:p>
          </table:table-cell>
          <table:table-cell table:formula="of:=SQRT(ABS([.$D$2]^2-[.B66]^2))" office:value-type="float" office:value="124.926876111588">
            <text:p>124.926876111588</text:p>
          </table:table-cell>
          <table:table-cell table:formula="of:=([.$C$10]-[.C66])*[.$B$4]" office:value-type="float" office:value="187.139554330133">
            <text:p>187.139554330133</text:p>
          </table:table-cell>
          <table:table-cell table:formula="of:=ROUND([.D66])" office:value-type="float" office:value="187">
            <text:p>187</text:p>
          </table:table-cell>
          <table:table-cell table:formula="of:=([.$C$8]-([.E66]*[.$C$4]))" office:value-type="float" office:value="124.926953125">
            <text:p>124.926953125</text:p>
          </table:table-cell>
          <table:table-cell table:formula="of:=SQRT(ABS([.$D$2]^2-[.F66]^2))" office:value-type="float" office:value="4.27274886976214">
            <text:p>4.27274886976214</text:p>
          </table:table-cell>
          <table:table-cell table:formula="of:=ABS([.B66]-[.G66])" office:value-type="float" office:value="0.00225113023786072">
            <text:p>0.00225113023786072</text:p>
          </table:table-cell>
          <table:table-cell/>
        </table:table-row>
        <table:table-row table:style-name="ro2">
          <table:table-cell table:formula="of:=[.A66]+[.A$4]" office:value-type="float" office:value="17.4">
            <text:p>17.4</text:p>
          </table:table-cell>
          <table:table-cell table:formula="of:=[.A67]/([.$D$4]*2)" office:value-type="float" office:value="4.35000000000001">
            <text:p>4.35000000000001</text:p>
          </table:table-cell>
          <table:table-cell table:formula="of:=SQRT(ABS([.$D$2]^2-[.B67]^2))" office:value-type="float" office:value="124.924287070209">
            <text:p>124.924287070209</text:p>
          </table:table-cell>
          <table:table-cell table:formula="of:=([.$C$10]-[.C67])*[.$B$4]" office:value-type="float" office:value="193.767500259673">
            <text:p>193.767500259673</text:p>
          </table:table-cell>
          <table:table-cell table:formula="of:=ROUND([.D67])" office:value-type="float" office:value="194">
            <text:p>194</text:p>
          </table:table-cell>
          <table:table-cell table:formula="of:=([.$C$8]-([.E67]*[.$C$4]))" office:value-type="float" office:value="124.92421875">
            <text:p>124.92421875</text:p>
          </table:table-cell>
          <table:table-cell table:formula="of:=SQRT(ABS([.$D$2]^2-[.F67]^2))" office:value-type="float" office:value="4.35196159244886">
            <text:p>4.35196159244886</text:p>
          </table:table-cell>
          <table:table-cell table:formula="of:=ABS([.B67]-[.G67])" office:value-type="float" office:value="0.00196159244885763">
            <text:p>0.00196159244885763</text:p>
          </table:table-cell>
          <table:table-cell/>
        </table:table-row>
        <table:table-row table:style-name="ro2">
          <table:table-cell table:formula="of:=[.A67]+[.A$4]" office:value-type="float" office:value="17.7">
            <text:p>17.7</text:p>
          </table:table-cell>
          <table:table-cell table:formula="of:=[.A68]/([.$D$4]*2)" office:value-type="float" office:value="4.42500000000001">
            <text:p>4.42500000000001</text:p>
          </table:table-cell>
          <table:table-cell table:formula="of:=SQRT(ABS([.$D$2]^2-[.B68]^2))" office:value-type="float" office:value="124.921652946957">
            <text:p>124.921652946957</text:p>
          </table:table-cell>
          <table:table-cell table:formula="of:=([.$C$10]-[.C68])*[.$B$4]" office:value-type="float" office:value="200.510855784632">
            <text:p>200.510855784632</text:p>
          </table:table-cell>
          <table:table-cell table:formula="of:=ROUND([.D68])" office:value-type="float" office:value="201">
            <text:p>201</text:p>
          </table:table-cell>
          <table:table-cell table:formula="of:=([.$C$8]-([.E68]*[.$C$4]))" office:value-type="float" office:value="124.921484375">
            <text:p>124.921484375</text:p>
          </table:table-cell>
          <table:table-cell table:formula="of:=SQRT(ABS([.$D$2]^2-[.F68]^2))" office:value-type="float" office:value="4.42975637553909">
            <text:p>4.42975637553909</text:p>
          </table:table-cell>
          <table:table-cell table:formula="of:=ABS([.B68]-[.G68])" office:value-type="float" office:value="0.00475637553908115">
            <text:p>0.00475637553908115</text:p>
          </table:table-cell>
          <table:table-cell/>
        </table:table-row>
        <table:table-row table:style-name="ro2">
          <table:table-cell table:formula="of:=[.A68]+[.A$4]" office:value-type="float" office:value="18">
            <text:p>18</text:p>
          </table:table-cell>
          <table:table-cell table:formula="of:=[.A69]/([.$D$4]*2)" office:value-type="float" office:value="4.50000000000001">
            <text:p>4.50000000000001</text:p>
          </table:table-cell>
          <table:table-cell table:formula="of:=SQRT(ABS([.$D$2]^2-[.B69]^2))" office:value-type="float" office:value="124.91897373898">
            <text:p>124.91897373898</text:p>
          </table:table-cell>
          <table:table-cell table:formula="of:=([.$C$10]-[.C69])*[.$B$4]" office:value-type="float" office:value="207.369628205779">
            <text:p>207.369628205779</text:p>
          </table:table-cell>
          <table:table-cell table:formula="of:=ROUND([.D69])" office:value-type="float" office:value="207">
            <text:p>207</text:p>
          </table:table-cell>
          <table:table-cell table:formula="of:=([.$C$8]-([.E69]*[.$C$4]))" office:value-type="float" office:value="124.919140625">
            <text:p>124.919140625</text:p>
          </table:table-cell>
          <table:table-cell table:formula="of:=SQRT(ABS([.$D$2]^2-[.F69]^2))" office:value-type="float" office:value="4.49536489191639">
            <text:p>4.49536489191639</text:p>
          </table:table-cell>
          <table:table-cell table:formula="of:=ABS([.B69]-[.G69])" office:value-type="float" office:value="0.00463510808361445">
            <text:p>0.00463510808361445</text:p>
          </table:table-cell>
          <table:table-cell/>
        </table:table-row>
        <table:table-row table:style-name="ro2">
          <table:table-cell table:formula="of:=[.A69]+[.A$4]" office:value-type="float" office:value="18.3">
            <text:p>18.3</text:p>
          </table:table-cell>
          <table:table-cell table:formula="of:=[.A70]/([.$D$4]*2)" office:value-type="float" office:value="4.57500000000001">
            <text:p>4.57500000000001</text:p>
          </table:table-cell>
          <table:table-cell table:formula="of:=SQRT(ABS([.$D$2]^2-[.B70]^2))" office:value-type="float" office:value="124.916249443377">
            <text:p>124.916249443377</text:p>
          </table:table-cell>
          <table:table-cell table:formula="of:=([.$C$10]-[.C70])*[.$B$4]" office:value-type="float" office:value="214.343824949574">
            <text:p>214.343824949574</text:p>
          </table:table-cell>
          <table:table-cell table:formula="of:=ROUND([.D70])" office:value-type="float" office:value="214">
            <text:p>214</text:p>
          </table:table-cell>
          <table:table-cell table:formula="of:=([.$C$8]-([.E70]*[.$C$4]))" office:value-type="float" office:value="124.91640625">
            <text:p>124.91640625</text:p>
          </table:table-cell>
          <table:table-cell table:formula="of:=SQRT(ABS([.$D$2]^2-[.F70]^2))" office:value-type="float" office:value="4.57071652861586">
            <text:p>4.57071652861586</text:p>
          </table:table-cell>
          <table:table-cell table:formula="of:=ABS([.B70]-[.G70])" office:value-type="float" office:value="0.00428347138415042">
            <text:p>0.00428347138415042</text:p>
          </table:table-cell>
          <table:table-cell/>
        </table:table-row>
        <table:table-row table:style-name="ro2">
          <table:table-cell table:formula="of:=[.A70]+[.A$4]" office:value-type="float" office:value="18.6">
            <text:p>18.6</text:p>
          </table:table-cell>
          <table:table-cell table:formula="of:=[.A71]/([.$D$4]*2)" office:value-type="float" office:value="4.65000000000001">
            <text:p>4.65000000000001</text:p>
          </table:table-cell>
          <table:table-cell table:formula="of:=SQRT(ABS([.$D$2]^2-[.B71]^2))" office:value-type="float" office:value="124.913480057198">
            <text:p>124.913480057198</text:p>
          </table:table-cell>
          <table:table-cell table:formula="of:=([.$C$10]-[.C71])*[.$B$4]" office:value-type="float" office:value="221.433453567988">
            <text:p>221.433453567988</text:p>
          </table:table-cell>
          <table:table-cell table:formula="of:=ROUND([.D71])" office:value-type="float" office:value="221">
            <text:p>221</text:p>
          </table:table-cell>
          <table:table-cell table:formula="of:=([.$C$8]-([.E71]*[.$C$4]))" office:value-type="float" office:value="124.913671875">
            <text:p>124.913671875</text:p>
          </table:table-cell>
          <table:table-cell table:formula="of:=SQRT(ABS([.$D$2]^2-[.F71]^2))" office:value-type="float" office:value="4.64484431438048">
            <text:p>4.64484431438048</text:p>
          </table:table-cell>
          <table:table-cell table:formula="of:=ABS([.B71]-[.G71])" office:value-type="float" office:value="0.00515568561952495">
            <text:p>0.00515568561952495</text:p>
          </table:table-cell>
          <table:table-cell/>
        </table:table-row>
        <table:table-row table:style-name="ro2">
          <table:table-cell table:formula="of:=[.A71]+[.A$4]" office:value-type="float" office:value="18.9">
            <text:p>18.9</text:p>
          </table:table-cell>
          <table:table-cell table:formula="of:=[.A72]/([.$D$4]*2)" office:value-type="float" office:value="4.72500000000001">
            <text:p>4.72500000000001</text:p>
          </table:table-cell>
          <table:table-cell table:formula="of:=SQRT(ABS([.$D$2]^2-[.B72]^2))" office:value-type="float" office:value="124.910665577444">
            <text:p>124.910665577444</text:p>
          </table:table-cell>
          <table:table-cell table:formula="of:=([.$C$10]-[.C72])*[.$B$4]" office:value-type="float" office:value="228.638521738721">
            <text:p>228.638521738721</text:p>
          </table:table-cell>
          <table:table-cell table:formula="of:=ROUND([.D72])" office:value-type="float" office:value="229">
            <text:p>229</text:p>
          </table:table-cell>
          <table:table-cell table:formula="of:=([.$C$8]-([.E72]*[.$C$4]))" office:value-type="float" office:value="124.910546875">
            <text:p>124.910546875</text:p>
          </table:table-cell>
          <table:table-cell table:formula="of:=SQRT(ABS([.$D$2]^2-[.F72]^2))" office:value-type="float" office:value="4.72813698917767">
            <text:p>4.72813698917767</text:p>
          </table:table-cell>
          <table:table-cell table:formula="of:=ABS([.B72]-[.G72])" office:value-type="float" office:value="0.00313698917766203">
            <text:p>0.00313698917766203</text:p>
          </table:table-cell>
          <table:table-cell/>
        </table:table-row>
        <table:table-row table:style-name="ro2">
          <table:table-cell table:formula="of:=[.A72]+[.A$4]" office:value-type="float" office:value="19.2">
            <text:p>19.2</text:p>
          </table:table-cell>
          <table:table-cell table:formula="of:=[.A73]/([.$D$4]*2)" office:value-type="float" office:value="4.80000000000001">
            <text:p>4.80000000000001</text:p>
          </table:table-cell>
          <table:table-cell table:formula="of:=SQRT(ABS([.$D$2]^2-[.B73]^2))" office:value-type="float" office:value="124.907806001066">
            <text:p>124.907806001066</text:p>
          </table:table-cell>
          <table:table-cell table:formula="of:=([.$C$10]-[.C73])*[.$B$4]" office:value-type="float" office:value="235.959037265275">
            <text:p>235.959037265275</text:p>
          </table:table-cell>
          <table:table-cell table:formula="of:=ROUND([.D73])" office:value-type="float" office:value="236">
            <text:p>236</text:p>
          </table:table-cell>
          <table:table-cell table:formula="of:=([.$C$8]-([.E73]*[.$C$4]))" office:value-type="float" office:value="124.9078125">
            <text:p>124.9078125</text:p>
          </table:table-cell>
          <table:table-cell table:formula="of:=SQRT(ABS([.$D$2]^2-[.F73]^2))" office:value-type="float" office:value="4.79983087877512">
            <text:p>4.79983087877512</text:p>
          </table:table-cell>
          <table:table-cell table:formula="of:=ABS([.B73]-[.G73])" office:value-type="float" office:value="0.000169121224883106">
            <text:p>0.000169121224883106</text:p>
          </table:table-cell>
          <table:table-cell/>
        </table:table-row>
        <table:table-row table:style-name="ro2">
          <table:table-cell table:formula="of:=[.A73]+[.A$4]" office:value-type="float" office:value="19.5">
            <text:p>19.5</text:p>
          </table:table-cell>
          <table:table-cell table:formula="of:=[.A74]/([.$D$4]*2)" office:value-type="float" office:value="4.87500000000001">
            <text:p>4.87500000000001</text:p>
          </table:table-cell>
          <table:table-cell table:formula="of:=SQRT(ABS([.$D$2]^2-[.B74]^2))" office:value-type="float" office:value="124.904901324968">
            <text:p>124.904901324968</text:p>
          </table:table-cell>
          <table:table-cell table:formula="of:=([.$C$10]-[.C74])*[.$B$4]" office:value-type="float" office:value="243.395008076695">
            <text:p>243.395008076695</text:p>
          </table:table-cell>
          <table:table-cell table:formula="of:=ROUND([.D74])" office:value-type="float" office:value="243">
            <text:p>243</text:p>
          </table:table-cell>
          <table:table-cell table:formula="of:=([.$C$8]-([.E74]*[.$C$4]))" office:value-type="float" office:value="124.905078125">
            <text:p>124.905078125</text:p>
          </table:table-cell>
          <table:table-cell table:formula="of:=SQRT(ABS([.$D$2]^2-[.F74]^2))" office:value-type="float" office:value="4.87046800499155">
            <text:p>4.87046800499155</text:p>
          </table:table-cell>
          <table:table-cell table:formula="of:=ABS([.B74]-[.G74])" office:value-type="float" office:value="0.00453199500845969">
            <text:p>0.00453199500845969</text:p>
          </table:table-cell>
          <table:table-cell/>
        </table:table-row>
        <table:table-row table:style-name="ro2">
          <table:table-cell table:formula="of:=[.A74]+[.A$4]" office:value-type="float" office:value="19.8">
            <text:p>19.8</text:p>
          </table:table-cell>
          <table:table-cell table:formula="of:=[.A75]/([.$D$4]*2)" office:value-type="float" office:value="4.95000000000001">
            <text:p>4.95000000000001</text:p>
          </table:table-cell>
          <table:table-cell table:formula="of:=SQRT(ABS([.$D$2]^2-[.B75]^2))" office:value-type="float" office:value="124.901951546003">
            <text:p>124.901951546003</text:p>
          </table:table-cell>
          <table:table-cell table:formula="of:=([.$C$10]-[.C75])*[.$B$4]" office:value-type="float" office:value="250.946442227978">
            <text:p>250.946442227978</text:p>
          </table:table-cell>
          <table:table-cell table:formula="of:=ROUND([.D75])" office:value-type="float" office:value="251">
            <text:p>251</text:p>
          </table:table-cell>
          <table:table-cell table:formula="of:=([.$C$8]-([.E75]*[.$C$4]))" office:value-type="float" office:value="124.901953125">
            <text:p>124.901953125</text:p>
          </table:table-cell>
          <table:table-cell table:formula="of:=SQRT(ABS([.$D$2]^2-[.F75]^2))" office:value-type="float" office:value="4.94996015744582">
            <text:p>4.94996015744582</text:p>
          </table:table-cell>
          <table:table-cell table:formula="of:=ABS([.B75]-[.G75])" office:value-type="float" office:value="0.0000398425541847658">
            <text:p>0.0000398425541847658</text:p>
          </table:table-cell>
          <table:table-cell/>
        </table:table-row>
        <table:table-row table:style-name="ro2">
          <table:table-cell table:formula="of:=[.A75]+[.A$4]" office:value-type="float" office:value="20.1">
            <text:p>20.1</text:p>
          </table:table-cell>
          <table:table-cell table:formula="of:=[.A76]/([.$D$4]*2)" office:value-type="float" office:value="5.02500000000001">
            <text:p>5.02500000000001</text:p>
          </table:table-cell>
          <table:table-cell table:formula="of:=SQRT(ABS([.$D$2]^2-[.B76]^2))" office:value-type="float" office:value="124.898956660975">
            <text:p>124.898956660975</text:p>
          </table:table-cell>
          <table:table-cell table:formula="of:=([.$C$10]-[.C76])*[.$B$4]" office:value-type="float" office:value="258.613347899991">
            <text:p>258.613347899991</text:p>
          </table:table-cell>
          <table:table-cell table:formula="of:=ROUND([.D76])" office:value-type="float" office:value="259">
            <text:p>259</text:p>
          </table:table-cell>
          <table:table-cell table:formula="of:=([.$C$8]-([.E76]*[.$C$4]))" office:value-type="float" office:value="124.898828125">
            <text:p>124.898828125</text:p>
          </table:table-cell>
          <table:table-cell table:formula="of:=SQRT(ABS([.$D$2]^2-[.F76]^2))" office:value-type="float" office:value="5.02819381107271">
            <text:p>5.02819381107271</text:p>
          </table:table-cell>
          <table:table-cell table:formula="of:=ABS([.B76]-[.G76])" office:value-type="float" office:value="0.00319381107269923">
            <text:p>0.00319381107269923</text:p>
          </table:table-cell>
          <table:table-cell/>
        </table:table-row>
        <table:table-row table:style-name="ro2">
          <table:table-cell table:formula="of:=[.A76]+[.A$4]" office:value-type="float" office:value="20.4">
            <text:p>20.4</text:p>
          </table:table-cell>
          <table:table-cell table:formula="of:=[.A77]/([.$D$4]*2)" office:value-type="float" office:value="5.10000000000001">
            <text:p>5.10000000000001</text:p>
          </table:table-cell>
          <table:table-cell table:formula="of:=SQRT(ABS([.$D$2]^2-[.B77]^2))" office:value-type="float" office:value="124.895916666639">
            <text:p>124.895916666639</text:p>
          </table:table-cell>
          <table:table-cell table:formula="of:=([.$C$10]-[.C77])*[.$B$4]" office:value-type="float" office:value="266.395733399331">
            <text:p>266.395733399331</text:p>
          </table:table-cell>
          <table:table-cell table:formula="of:=ROUND([.D77])" office:value-type="float" office:value="266">
            <text:p>266</text:p>
          </table:table-cell>
          <table:table-cell table:formula="of:=([.$C$8]-([.E77]*[.$C$4]))" office:value-type="float" office:value="124.89609375">
            <text:p>124.89609375</text:p>
          </table:table-cell>
          <table:table-cell table:formula="of:=SQRT(ABS([.$D$2]^2-[.F77]^2))" office:value-type="float" office:value="5.0956614871094">
            <text:p>5.0956614871094</text:p>
          </table:table-cell>
          <table:table-cell table:formula="of:=ABS([.B77]-[.G77])" office:value-type="float" office:value="0.00433851289060616">
            <text:p>0.00433851289060616</text:p>
          </table:table-cell>
          <table:table-cell/>
        </table:table-row>
        <table:table-row table:style-name="ro2">
          <table:table-cell table:formula="of:=[.A77]+[.A$4]" office:value-type="float" office:value="20.7">
            <text:p>20.7</text:p>
          </table:table-cell>
          <table:table-cell table:formula="of:=[.A78]/([.$D$4]*2)" office:value-type="float" office:value="5.17500000000001">
            <text:p>5.17500000000001</text:p>
          </table:table-cell>
          <table:table-cell table:formula="of:=SQRT(ABS([.$D$2]^2-[.B78]^2))" office:value-type="float" office:value="124.892831559702">
            <text:p>124.892831559702</text:p>
          </table:table-cell>
          <table:table-cell table:formula="of:=([.$C$10]-[.C78])*[.$B$4]" office:value-type="float" office:value="274.293607158688">
            <text:p>274.293607158688</text:p>
          </table:table-cell>
          <table:table-cell table:formula="of:=ROUND([.D78])" office:value-type="float" office:value="274">
            <text:p>274</text:p>
          </table:table-cell>
          <table:table-cell table:formula="of:=([.$C$8]-([.E78]*[.$C$4]))" office:value-type="float" office:value="124.89296875">
            <text:p>124.89296875</text:p>
          </table:table-cell>
          <table:table-cell table:formula="of:=SQRT(ABS([.$D$2]^2-[.F78]^2))" office:value-type="float" office:value="5.17168800407811">
            <text:p>5.17168800407811</text:p>
          </table:table-cell>
          <table:table-cell table:formula="of:=ABS([.B78]-[.G78])" office:value-type="float" office:value="0.00331199592189879">
            <text:p>0.00331199592189879</text:p>
          </table:table-cell>
          <table:table-cell/>
        </table:table-row>
        <table:table-row table:style-name="ro2">
          <table:table-cell table:formula="of:=[.A78]+[.A$4]" office:value-type="float" office:value="21">
            <text:p>21</text:p>
          </table:table-cell>
          <table:table-cell table:formula="of:=[.A79]/([.$D$4]*2)" office:value-type="float" office:value="5.25000000000001">
            <text:p>5.25000000000001</text:p>
          </table:table-cell>
          <table:table-cell table:formula="of:=SQRT(ABS([.$D$2]^2-[.B79]^2))" office:value-type="float" office:value="124.88970133682">
            <text:p>124.88970133682</text:p>
          </table:table-cell>
          <table:table-cell table:formula="of:=([.$C$10]-[.C79])*[.$B$4]" office:value-type="float" office:value="282.306977736662">
            <text:p>282.306977736662</text:p>
          </table:table-cell>
          <table:table-cell table:formula="of:=ROUND([.D79])" office:value-type="float" office:value="282">
            <text:p>282</text:p>
          </table:table-cell>
          <table:table-cell table:formula="of:=([.$C$8]-([.E79]*[.$C$4]))" office:value-type="float" office:value="124.88984375">
            <text:p>124.88984375</text:p>
          </table:table-cell>
          <table:table-cell table:formula="of:=SQRT(ABS([.$D$2]^2-[.F79]^2))" office:value-type="float" office:value="5.2466111062843">
            <text:p>5.2466111062843</text:p>
          </table:table-cell>
          <table:table-cell table:formula="of:=ABS([.B79]-[.G79])" office:value-type="float" office:value="0.00338889371570428">
            <text:p>0.00338889371570428</text:p>
          </table:table-cell>
          <table:table-cell/>
        </table:table-row>
        <table:table-row table:style-name="ro2">
          <table:table-cell table:formula="of:=[.A79]+[.A$4]" office:value-type="float" office:value="21.3">
            <text:p>21.3</text:p>
          </table:table-cell>
          <table:table-cell table:formula="of:=[.A80]/([.$D$4]*2)" office:value-type="float" office:value="5.32500000000001">
            <text:p>5.32500000000001</text:p>
          </table:table-cell>
          <table:table-cell table:formula="of:=SQRT(ABS([.$D$2]^2-[.B80]^2))" office:value-type="float" office:value="124.8865259946">
            <text:p>124.8865259946</text:p>
          </table:table-cell>
          <table:table-cell table:formula="of:=([.$C$10]-[.C80])*[.$B$4]" office:value-type="float" office:value="290.435853817835">
            <text:p>290.435853817835</text:p>
          </table:table-cell>
          <table:table-cell table:formula="of:=ROUND([.D80])" office:value-type="float" office:value="290">
            <text:p>290</text:p>
          </table:table-cell>
          <table:table-cell table:formula="of:=([.$C$8]-([.E80]*[.$C$4]))" office:value-type="float" office:value="124.88671875">
            <text:p>124.88671875</text:p>
          </table:table-cell>
          <table:table-cell table:formula="of:=SQRT(ABS([.$D$2]^2-[.F80]^2))" office:value-type="float" office:value="5.32047740887962">
            <text:p>5.32047740887962</text:p>
          </table:table-cell>
          <table:table-cell table:formula="of:=ABS([.B80]-[.G80])" office:value-type="float" office:value="0.00452259112038345">
            <text:p>0.00452259112038345</text:p>
          </table:table-cell>
          <table:table-cell/>
        </table:table-row>
        <table:table-row table:style-name="ro2">
          <table:table-cell table:formula="of:=[.A80]+[.A$4]" office:value-type="float" office:value="21.6">
            <text:p>21.6</text:p>
          </table:table-cell>
          <table:table-cell table:formula="of:=[.A81]/([.$D$4]*2)" office:value-type="float" office:value="5.40000000000001">
            <text:p>5.40000000000001</text:p>
          </table:table-cell>
          <table:table-cell table:formula="of:=SQRT(ABS([.$D$2]^2-[.B81]^2))" office:value-type="float" office:value="124.883305529602">
            <text:p>124.883305529602</text:p>
          </table:table-cell>
          <table:table-cell table:formula="of:=([.$C$10]-[.C81])*[.$B$4]" office:value-type="float" office:value="298.680244212919">
            <text:p>298.680244212919</text:p>
          </table:table-cell>
          <table:table-cell table:formula="of:=ROUND([.D81])" office:value-type="float" office:value="299">
            <text:p>299</text:p>
          </table:table-cell>
          <table:table-cell table:formula="of:=([.$C$8]-([.E81]*[.$C$4]))" office:value-type="float" office:value="124.883203125">
            <text:p>124.883203125</text:p>
          </table:table-cell>
          <table:table-cell table:formula="of:=SQRT(ABS([.$D$2]^2-[.F81]^2))" office:value-type="float" office:value="5.40236774386863">
            <text:p>5.40236774386863</text:p>
          </table:table-cell>
          <table:table-cell table:formula="of:=ABS([.B81]-[.G81])" office:value-type="float" office:value="0.0023677438686196">
            <text:p>0.0023677438686196</text:p>
          </table:table-cell>
          <table:table-cell/>
        </table:table-row>
        <table:table-row table:style-name="ro2">
          <table:table-cell table:formula="of:=[.A81]+[.A$4]" office:value-type="float" office:value="21.9">
            <text:p>21.9</text:p>
          </table:table-cell>
          <table:table-cell table:formula="of:=[.A82]/([.$D$4]*2)" office:value-type="float" office:value="5.47500000000001">
            <text:p>5.47500000000001</text:p>
          </table:table-cell>
          <table:table-cell table:formula="of:=SQRT(ABS([.$D$2]^2-[.B82]^2))" office:value-type="float" office:value="124.880039938334">
            <text:p>124.880039938334</text:p>
          </table:table-cell>
          <table:table-cell table:formula="of:=([.$C$10]-[.C82])*[.$B$4]" office:value-type="float" office:value="307.040157858719">
            <text:p>307.040157858719</text:p>
          </table:table-cell>
          <table:table-cell table:formula="of:=ROUND([.D82])" office:value-type="float" office:value="307">
            <text:p>307</text:p>
          </table:table-cell>
          <table:table-cell table:formula="of:=([.$C$8]-([.E82]*[.$C$4]))" office:value-type="float" office:value="124.880078125">
            <text:p>124.880078125</text:p>
          </table:table-cell>
          <table:table-cell table:formula="of:=SQRT(ABS([.$D$2]^2-[.F82]^2))" office:value-type="float" office:value="5.47412892558226">
            <text:p>5.47412892558226</text:p>
          </table:table-cell>
          <table:table-cell table:formula="of:=ABS([.B82]-[.G82])" office:value-type="float" office:value="0.000871074417752027">
            <text:p>0.000871074417752027</text:p>
          </table:table-cell>
          <table:table-cell/>
        </table:table-row>
        <table:table-row table:style-name="ro2">
          <table:table-cell table:formula="of:=[.A82]+[.A$4]" office:value-type="float" office:value="22.2">
            <text:p>22.2</text:p>
          </table:table-cell>
          <table:table-cell table:formula="of:=[.A83]/([.$D$4]*2)" office:value-type="float" office:value="5.55000000000001">
            <text:p>5.55000000000001</text:p>
          </table:table-cell>
          <table:table-cell table:formula="of:=SQRT(ABS([.$D$2]^2-[.B83]^2))" office:value-type="float" office:value="124.876729217256">
            <text:p>124.876729217256</text:p>
          </table:table-cell>
          <table:table-cell table:formula="of:=([.$C$10]-[.C83])*[.$B$4]" office:value-type="float" office:value="315.515603818239">
            <text:p>315.515603818239</text:p>
          </table:table-cell>
          <table:table-cell table:formula="of:=ROUND([.D83])" office:value-type="float" office:value="316">
            <text:p>316</text:p>
          </table:table-cell>
          <table:table-cell table:formula="of:=([.$C$8]-([.E83]*[.$C$4]))" office:value-type="float" office:value="124.8765625">
            <text:p>124.8765625</text:p>
          </table:table-cell>
          <table:table-cell table:formula="of:=SQRT(ABS([.$D$2]^2-[.F83]^2))" office:value-type="float" office:value="5.55374992087264">
            <text:p>5.55374992087264</text:p>
          </table:table-cell>
          <table:table-cell table:formula="of:=ABS([.B83]-[.G83])" office:value-type="float" office:value="0.00374992087262793">
            <text:p>0.00374992087262793</text:p>
          </table:table-cell>
          <table:table-cell/>
        </table:table-row>
        <table:table-row table:style-name="ro2">
          <table:table-cell table:formula="of:=[.A83]+[.A$4]" office:value-type="float" office:value="22.5">
            <text:p>22.5</text:p>
          </table:table-cell>
          <table:table-cell table:formula="of:=[.A84]/([.$D$4]*2)" office:value-type="float" office:value="5.62500000000001">
            <text:p>5.62500000000001</text:p>
          </table:table-cell>
          <table:table-cell table:formula="of:=SQRT(ABS([.$D$2]^2-[.B84]^2))" office:value-type="float" office:value="124.873373362779">
            <text:p>124.873373362779</text:p>
          </table:table-cell>
          <table:table-cell table:formula="of:=([.$C$10]-[.C84])*[.$B$4]" office:value-type="float" office:value="324.106591280652">
            <text:p>324.106591280652</text:p>
          </table:table-cell>
          <table:table-cell table:formula="of:=ROUND([.D84])" office:value-type="float" office:value="324">
            <text:p>324</text:p>
          </table:table-cell>
          <table:table-cell table:formula="of:=([.$C$8]-([.E84]*[.$C$4]))" office:value-type="float" office:value="124.8734375">
            <text:p>124.8734375</text:p>
          </table:table-cell>
          <table:table-cell table:formula="of:=SQRT(ABS([.$D$2]^2-[.F84]^2))" office:value-type="float" office:value="5.6235759916263">
            <text:p>5.6235759916263</text:p>
          </table:table-cell>
          <table:table-cell table:formula="of:=ABS([.B84]-[.G84])" office:value-type="float" office:value="0.00142400837370893">
            <text:p>0.00142400837370893</text:p>
          </table:table-cell>
          <table:table-cell/>
        </table:table-row>
        <table:table-row table:style-name="ro2">
          <table:table-cell table:formula="of:=[.A84]+[.A$4]" office:value-type="float" office:value="22.8">
            <text:p>22.8</text:p>
          </table:table-cell>
          <table:table-cell table:formula="of:=[.A85]/([.$D$4]*2)" office:value-type="float" office:value="5.70000000000001">
            <text:p>5.70000000000001</text:p>
          </table:table-cell>
          <table:table-cell table:formula="of:=SQRT(ABS([.$D$2]^2-[.B85]^2))" office:value-type="float" office:value="124.869972371263">
            <text:p>124.869972371263</text:p>
          </table:table-cell>
          <table:table-cell table:formula="of:=([.$C$10]-[.C85])*[.$B$4]" office:value-type="float" office:value="332.8131295614">
            <text:p>332.8131295614</text:p>
          </table:table-cell>
          <table:table-cell table:formula="of:=ROUND([.D85])" office:value-type="float" office:value="333">
            <text:p>333</text:p>
          </table:table-cell>
          <table:table-cell table:formula="of:=([.$C$8]-([.E85]*[.$C$4]))" office:value-type="float" office:value="124.869921875">
            <text:p>124.869921875</text:p>
          </table:table-cell>
          <table:table-cell table:formula="of:=SQRT(ABS([.$D$2]^2-[.F85]^2))" office:value-type="float" office:value="5.70110611472852">
            <text:p>5.70110611472852</text:p>
          </table:table-cell>
          <table:table-cell table:formula="of:=ABS([.B85]-[.G85])" office:value-type="float" office:value="0.00110611472850852">
            <text:p>0.00110611472850852</text:p>
          </table:table-cell>
          <table:table-cell/>
        </table:table-row>
        <table:table-row table:style-name="ro2">
          <table:table-cell table:formula="of:=[.A85]+[.A$4]" office:value-type="float" office:value="23.1">
            <text:p>23.1</text:p>
          </table:table-cell>
          <table:table-cell table:formula="of:=[.A86]/([.$D$4]*2)" office:value-type="float" office:value="5.77500000000001">
            <text:p>5.77500000000001</text:p>
          </table:table-cell>
          <table:table-cell table:formula="of:=SQRT(ABS([.$D$2]^2-[.B86]^2))" office:value-type="float" office:value="124.866526239021">
            <text:p>124.866526239021</text:p>
          </table:table-cell>
          <table:table-cell table:formula="of:=([.$C$10]-[.C86])*[.$B$4]" office:value-type="float" office:value="341.635228102314">
            <text:p>341.635228102314</text:p>
          </table:table-cell>
          <table:table-cell table:formula="of:=ROUND([.D86])" office:value-type="float" office:value="342">
            <text:p>342</text:p>
          </table:table-cell>
          <table:table-cell table:formula="of:=([.$C$8]-([.E86]*[.$C$4]))" office:value-type="float" office:value="124.86640625">
            <text:p>124.86640625</text:p>
          </table:table-cell>
          <table:table-cell table:formula="of:=SQRT(ABS([.$D$2]^2-[.F86]^2))" office:value-type="float" office:value="5.77759380797587">
            <text:p>5.77759380797587</text:p>
          </table:table-cell>
          <table:table-cell table:formula="of:=ABS([.B86]-[.G86])" office:value-type="float" office:value="0.00259380797586495">
            <text:p>0.00259380797586495</text:p>
          </table:table-cell>
          <table:table-cell/>
        </table:table-row>
        <table:table-row table:style-name="ro2">
          <table:table-cell table:formula="of:=[.A86]+[.A$4]" office:value-type="float" office:value="23.4">
            <text:p>23.4</text:p>
          </table:table-cell>
          <table:table-cell table:formula="of:=[.A87]/([.$D$4]*2)" office:value-type="float" office:value="5.85000000000001">
            <text:p>5.85000000000001</text:p>
          </table:table-cell>
          <table:table-cell table:formula="of:=SQRT(ABS([.$D$2]^2-[.B87]^2))" office:value-type="float" office:value="124.863034962314">
            <text:p>124.863034962314</text:p>
          </table:table-cell>
          <table:table-cell table:formula="of:=([.$C$10]-[.C87])*[.$B$4]" office:value-type="float" office:value="350.572896471494">
            <text:p>350.572896471494</text:p>
          </table:table-cell>
          <table:table-cell table:formula="of:=ROUND([.D87])" office:value-type="float" office:value="351">
            <text:p>351</text:p>
          </table:table-cell>
          <table:table-cell table:formula="of:=([.$C$8]-([.E87]*[.$C$4]))" office:value-type="float" office:value="124.862890625">
            <text:p>124.862890625</text:p>
          </table:table-cell>
          <table:table-cell table:formula="of:=SQRT(ABS([.$D$2]^2-[.F87]^2))" office:value-type="float" office:value="5.85307993874041">
            <text:p>5.85307993874041</text:p>
          </table:table-cell>
          <table:table-cell table:formula="of:=ABS([.B87]-[.G87])" office:value-type="float" office:value="0.00307993874040058">
            <text:p>0.00307993874040058</text:p>
          </table:table-cell>
          <table:table-cell/>
        </table:table-row>
        <table:table-row table:style-name="ro2">
          <table:table-cell table:formula="of:=[.A87]+[.A$4]" office:value-type="float" office:value="23.7">
            <text:p>23.7</text:p>
          </table:table-cell>
          <table:table-cell table:formula="of:=[.A88]/([.$D$4]*2)" office:value-type="float" office:value="5.92500000000001">
            <text:p>5.92500000000001</text:p>
          </table:table-cell>
          <table:table-cell table:formula="of:=SQRT(ABS([.$D$2]^2-[.B88]^2))" office:value-type="float" office:value="124.859498537356">
            <text:p>124.859498537356</text:p>
          </table:table-cell>
          <table:table-cell table:formula="of:=([.$C$10]-[.C88])*[.$B$4]" office:value-type="float" office:value="359.626144363538">
            <text:p>359.626144363538</text:p>
          </table:table-cell>
          <table:table-cell table:formula="of:=ROUND([.D88])" office:value-type="float" office:value="360">
            <text:p>360</text:p>
          </table:table-cell>
          <table:table-cell table:formula="of:=([.$C$8]-([.E88]*[.$C$4]))" office:value-type="float" office:value="124.859375">
            <text:p>124.859375</text:p>
          </table:table-cell>
          <table:table-cell table:formula="of:=SQRT(ABS([.$D$2]^2-[.F88]^2))" office:value-type="float" office:value="5.92760277088259">
            <text:p>5.92760277088259</text:p>
          </table:table-cell>
          <table:table-cell table:formula="of:=ABS([.B88]-[.G88])" office:value-type="float" office:value="0.00260277088258487">
            <text:p>0.00260277088258487</text:p>
          </table:table-cell>
          <table:table-cell/>
        </table:table-row>
        <table:table-row table:style-name="ro2">
          <table:table-cell table:formula="of:=[.A88]+[.A$4]" office:value-type="float" office:value="24">
            <text:p>24</text:p>
          </table:table-cell>
          <table:table-cell table:formula="of:=[.A89]/([.$D$4]*2)" office:value-type="float" office:value="6.00000000000001">
            <text:p>6.00000000000001</text:p>
          </table:table-cell>
          <table:table-cell table:formula="of:=SQRT(ABS([.$D$2]^2-[.B89]^2))" office:value-type="float" office:value="124.855916960311">
            <text:p>124.855916960311</text:p>
          </table:table-cell>
          <table:table-cell table:formula="of:=([.$C$10]-[.C89])*[.$B$4]" office:value-type="float" office:value="368.794981599458">
            <text:p>368.794981599458</text:p>
          </table:table-cell>
          <table:table-cell table:formula="of:=ROUND([.D89])" office:value-type="float" office:value="369">
            <text:p>369</text:p>
          </table:table-cell>
          <table:table-cell table:formula="of:=([.$C$8]-([.E89]*[.$C$4]))" office:value-type="float" office:value="124.855859375">
            <text:p>124.855859375</text:p>
          </table:table-cell>
          <table:table-cell table:formula="of:=SQRT(ABS([.$D$2]^2-[.F89]^2))" office:value-type="float" office:value="6.00119819121367">
            <text:p>6.00119819121367</text:p>
          </table:table-cell>
          <table:table-cell table:formula="of:=ABS([.B89]-[.G89])" office:value-type="float" office:value="0.00119819121365961">
            <text:p>0.00119819121365961</text:p>
          </table:table-cell>
          <table:table-cell/>
        </table:table-row>
        <table:table-row table:style-name="ro2">
          <table:table-cell table:formula="of:=[.A89]+[.A$4]" office:value-type="float" office:value="24.3">
            <text:p>24.3</text:p>
          </table:table-cell>
          <table:table-cell table:formula="of:=[.A90]/([.$D$4]*2)" office:value-type="float" office:value="6.07500000000001">
            <text:p>6.07500000000001</text:p>
          </table:table-cell>
          <table:table-cell table:formula="of:=SQRT(ABS([.$D$2]^2-[.B90]^2))" office:value-type="float" office:value="124.852290227292">
            <text:p>124.852290227292</text:p>
          </table:table-cell>
          <table:table-cell table:formula="of:=([.$C$10]-[.C90])*[.$B$4]" office:value-type="float" office:value="378.079418126836">
            <text:p>378.079418126836</text:p>
          </table:table-cell>
          <table:table-cell table:formula="of:=ROUND([.D90])" office:value-type="float" office:value="378">
            <text:p>378</text:p>
          </table:table-cell>
          <table:table-cell table:formula="of:=([.$C$8]-([.E90]*[.$C$4]))" office:value-type="float" office:value="124.85234375">
            <text:p>124.85234375</text:p>
          </table:table-cell>
          <table:table-cell table:formula="of:=SQRT(ABS([.$D$2]^2-[.F90]^2))" office:value-type="float" office:value="6.0738999112461">
            <text:p>6.0738999112461</text:p>
          </table:table-cell>
          <table:table-cell table:formula="of:=ABS([.B90]-[.G90])" office:value-type="float" office:value="0.00110008875390477">
            <text:p>0.00110008875390477</text:p>
          </table:table-cell>
          <table:table-cell/>
        </table:table-row>
        <table:table-row table:style-name="ro2">
          <table:table-cell table:formula="of:=[.A90]+[.A$4]" office:value-type="float" office:value="24.6">
            <text:p>24.6</text:p>
          </table:table-cell>
          <table:table-cell table:formula="of:=[.A91]/([.$D$4]*2)" office:value-type="float" office:value="6.15000000000001">
            <text:p>6.15000000000001</text:p>
          </table:table-cell>
          <table:table-cell table:formula="of:=SQRT(ABS([.$D$2]^2-[.B91]^2))" office:value-type="float" office:value="124.848618334365">
            <text:p>124.848618334365</text:p>
          </table:table-cell>
          <table:table-cell table:formula="of:=([.$C$10]-[.C91])*[.$B$4]" office:value-type="float" office:value="387.479464019816">
            <text:p>387.479464019816</text:p>
          </table:table-cell>
          <table:table-cell table:formula="of:=ROUND([.D91])" office:value-type="float" office:value="387">
            <text:p>387</text:p>
          </table:table-cell>
          <table:table-cell table:formula="of:=([.$C$8]-([.E91]*[.$C$4]))" office:value-type="float" office:value="124.848828125">
            <text:p>124.848828125</text:p>
          </table:table-cell>
          <table:table-cell table:formula="of:=SQRT(ABS([.$D$2]^2-[.F91]^2))" office:value-type="float" office:value="6.14573964744765">
            <text:p>6.14573964744765</text:p>
          </table:table-cell>
          <table:table-cell table:formula="of:=ABS([.B91]-[.G91])" office:value-type="float" office:value="0.0042603525523619">
            <text:p>0.0042603525523619</text:p>
          </table:table-cell>
          <table:table-cell/>
        </table:table-row>
        <table:table-row table:style-name="ro2">
          <table:table-cell table:formula="of:=[.A91]+[.A$4]" office:value-type="float" office:value="24.9">
            <text:p>24.9</text:p>
          </table:table-cell>
          <table:table-cell table:formula="of:=[.A92]/([.$D$4]*2)" office:value-type="float" office:value="6.22500000000001">
            <text:p>6.22500000000001</text:p>
          </table:table-cell>
          <table:table-cell table:formula="of:=SQRT(ABS([.$D$2]^2-[.B92]^2))" office:value-type="float" office:value="124.844901277545">
            <text:p>124.844901277545</text:p>
          </table:table-cell>
          <table:table-cell table:formula="of:=([.$C$10]-[.C92])*[.$B$4]" office:value-type="float" office:value="396.995129479219">
            <text:p>396.995129479219</text:p>
          </table:table-cell>
          <table:table-cell table:formula="of:=ROUND([.D92])" office:value-type="float" office:value="397">
            <text:p>397</text:p>
          </table:table-cell>
          <table:table-cell table:formula="of:=([.$C$8]-([.E92]*[.$C$4]))" office:value-type="float" office:value="124.844921875">
            <text:p>124.844921875</text:p>
          </table:table-cell>
          <table:table-cell table:formula="of:=SQRT(ABS([.$D$2]^2-[.F92]^2))" office:value-type="float" office:value="6.2245868959432">
            <text:p>6.2245868959432</text:p>
          </table:table-cell>
          <table:table-cell table:formula="of:=ABS([.B92]-[.G92])" office:value-type="float" office:value="0.000413104056810276">
            <text:p>0.000413104056810276</text:p>
          </table:table-cell>
          <table:table-cell/>
        </table:table-row>
        <table:table-row table:style-name="ro2">
          <table:table-cell table:formula="of:=[.A92]+[.A$4]" office:value-type="float" office:value="25.2">
            <text:p>25.2</text:p>
          </table:table-cell>
          <table:table-cell table:formula="of:=[.A93]/([.$D$4]*2)" office:value-type="float" office:value="6.30000000000001">
            <text:p>6.30000000000001</text:p>
          </table:table-cell>
          <table:table-cell table:formula="of:=SQRT(ABS([.$D$2]^2-[.B93]^2))" office:value-type="float" office:value="124.841139052798">
            <text:p>124.841139052798</text:p>
          </table:table-cell>
          <table:table-cell table:formula="of:=([.$C$10]-[.C93])*[.$B$4]" office:value-type="float" office:value="406.62642483243">
            <text:p>406.62642483243</text:p>
          </table:table-cell>
          <table:table-cell table:formula="of:=ROUND([.D93])" office:value-type="float" office:value="407">
            <text:p>407</text:p>
          </table:table-cell>
          <table:table-cell table:formula="of:=([.$C$8]-([.E93]*[.$C$4]))" office:value-type="float" office:value="124.841015625">
            <text:p>124.841015625</text:p>
          </table:table-cell>
          <table:table-cell table:formula="of:=SQRT(ABS([.$D$2]^2-[.F93]^2))" office:value-type="float" office:value="6.30244537608266">
            <text:p>6.30244537608266</text:p>
          </table:table-cell>
          <table:table-cell table:formula="of:=ABS([.B93]-[.G93])" office:value-type="float" office:value="0.00244537608265105">
            <text:p>0.00244537608265105</text:p>
          </table:table-cell>
          <table:table-cell/>
        </table:table-row>
        <table:table-row table:style-name="ro2">
          <table:table-cell table:formula="of:=[.A93]+[.A$4]" office:value-type="float" office:value="25.5">
            <text:p>25.5</text:p>
          </table:table-cell>
          <table:table-cell table:formula="of:=[.A94]/([.$D$4]*2)" office:value-type="float" office:value="6.37500000000001">
            <text:p>6.37500000000001</text:p>
          </table:table-cell>
          <table:table-cell table:formula="of:=SQRT(ABS([.$D$2]^2-[.B94]^2))" office:value-type="float" office:value="124.83733165604">
            <text:p>124.83733165604</text:p>
          </table:table-cell>
          <table:table-cell table:formula="of:=([.$C$10]-[.C94])*[.$B$4]" office:value-type="float" office:value="416.373360533726">
            <text:p>416.373360533726</text:p>
          </table:table-cell>
          <table:table-cell table:formula="of:=ROUND([.D94])" office:value-type="float" office:value="416">
            <text:p>416</text:p>
          </table:table-cell>
          <table:table-cell table:formula="of:=([.$C$8]-([.E94]*[.$C$4]))" office:value-type="float" office:value="124.8375">
            <text:p>124.8375</text:p>
          </table:table-cell>
          <table:table-cell table:formula="of:=SQRT(ABS([.$D$2]^2-[.F94]^2))" office:value-type="float" office:value="6.37170257858911">
            <text:p>6.37170257858911</text:p>
          </table:table-cell>
          <table:table-cell table:formula="of:=ABS([.B94]-[.G94])" office:value-type="float" office:value="0.00329742141090428">
            <text:p>0.00329742141090428</text:p>
          </table:table-cell>
          <table:table-cell/>
        </table:table-row>
        <table:table-row table:style-name="ro2">
          <table:table-cell table:formula="of:=[.A94]+[.A$4]" office:value-type="float" office:value="25.8">
            <text:p>25.8</text:p>
          </table:table-cell>
          <table:table-cell table:formula="of:=[.A95]/([.$D$4]*2)" office:value-type="float" office:value="6.45000000000001">
            <text:p>6.45000000000001</text:p>
          </table:table-cell>
          <table:table-cell table:formula="of:=SQRT(ABS([.$D$2]^2-[.B95]^2))" office:value-type="float" office:value="124.833479083137">
            <text:p>124.833479083137</text:p>
          </table:table-cell>
          <table:table-cell table:formula="of:=([.$C$10]-[.C95])*[.$B$4]" office:value-type="float" office:value="426.235947164169">
            <text:p>426.235947164169</text:p>
          </table:table-cell>
          <table:table-cell table:formula="of:=ROUND([.D95])" office:value-type="float" office:value="426">
            <text:p>426</text:p>
          </table:table-cell>
          <table:table-cell table:formula="of:=([.$C$8]-([.E95]*[.$C$4]))" office:value-type="float" office:value="124.83359375">
            <text:p>124.83359375</text:p>
          </table:table-cell>
          <table:table-cell table:formula="of:=SQRT(ABS([.$D$2]^2-[.F95]^2))" office:value-type="float" office:value="6.4477803514046">
            <text:p>6.4477803514046</text:p>
          </table:table-cell>
          <table:table-cell table:formula="of:=ABS([.B95]-[.G95])" office:value-type="float" office:value="0.00221964859540691">
            <text:p>0.00221964859540691</text:p>
          </table:table-cell>
          <table:table-cell/>
        </table:table-row>
        <table:table-row table:style-name="ro2">
          <table:table-cell table:formula="of:=[.A95]+[.A$4]" office:value-type="float" office:value="26.1">
            <text:p>26.1</text:p>
          </table:table-cell>
          <table:table-cell table:formula="of:=[.A96]/([.$D$4]*2)" office:value-type="float" office:value="6.52500000000001">
            <text:p>6.52500000000001</text:p>
          </table:table-cell>
          <table:table-cell table:formula="of:=SQRT(ABS([.$D$2]^2-[.B96]^2))" office:value-type="float" office:value="124.829581329908">
            <text:p>124.829581329908</text:p>
          </table:table-cell>
          <table:table-cell table:formula="of:=([.$C$10]-[.C96])*[.$B$4]" office:value-type="float" office:value="436.21419543153">
            <text:p>436.21419543153</text:p>
          </table:table-cell>
          <table:table-cell table:formula="of:=ROUND([.D96])" office:value-type="float" office:value="436">
            <text:p>436</text:p>
          </table:table-cell>
          <table:table-cell table:formula="of:=([.$C$8]-([.E96]*[.$C$4]))" office:value-type="float" office:value="124.8296875">
            <text:p>124.8296875</text:p>
          </table:table-cell>
          <table:table-cell table:formula="of:=SQRT(ABS([.$D$2]^2-[.F96]^2))" office:value-type="float" office:value="6.52296854601823">
            <text:p>6.52296854601823</text:p>
          </table:table-cell>
          <table:table-cell table:formula="of:=ABS([.B96]-[.G96])" office:value-type="float" office:value="0.00203145398178073">
            <text:p>0.00203145398178073</text:p>
          </table:table-cell>
          <table:table-cell/>
        </table:table-row>
        <table:table-row table:style-name="ro2">
          <table:table-cell table:formula="of:=[.A96]+[.A$4]" office:value-type="float" office:value="26.4">
            <text:p>26.4</text:p>
          </table:table-cell>
          <table:table-cell table:formula="of:=[.A97]/([.$D$4]*2)" office:value-type="float" office:value="6.60000000000001">
            <text:p>6.60000000000001</text:p>
          </table:table-cell>
          <table:table-cell table:formula="of:=SQRT(ABS([.$D$2]^2-[.B97]^2))" office:value-type="float" office:value="124.825638392119">
            <text:p>124.825638392119</text:p>
          </table:table-cell>
          <table:table-cell table:formula="of:=([.$C$10]-[.C97])*[.$B$4]" office:value-type="float" office:value="446.308116170731">
            <text:p>446.308116170731</text:p>
          </table:table-cell>
          <table:table-cell table:formula="of:=ROUND([.D97])" office:value-type="float" office:value="446">
            <text:p>446</text:p>
          </table:table-cell>
          <table:table-cell table:formula="of:=([.$C$8]-([.E97]*[.$C$4]))" office:value-type="float" office:value="124.82578125">
            <text:p>124.82578125</text:p>
          </table:table-cell>
          <table:table-cell table:formula="of:=SQRT(ABS([.$D$2]^2-[.F97]^2))" office:value-type="float" office:value="6.59729757758032">
            <text:p>6.59729757758032</text:p>
          </table:table-cell>
          <table:table-cell table:formula="of:=ABS([.B97]-[.G97])" office:value-type="float" office:value="0.00270242241969232">
            <text:p>0.00270242241969232</text:p>
          </table:table-cell>
          <table:table-cell/>
        </table:table-row>
        <table:table-row table:style-name="ro2">
          <table:table-cell table:formula="of:=[.A97]+[.A$4]" office:value-type="float" office:value="26.7">
            <text:p>26.7</text:p>
          </table:table-cell>
          <table:table-cell table:formula="of:=[.A98]/([.$D$4]*2)" office:value-type="float" office:value="6.67500000000001">
            <text:p>6.67500000000001</text:p>
          </table:table-cell>
          <table:table-cell table:formula="of:=SQRT(ABS([.$D$2]^2-[.B98]^2))" office:value-type="float" office:value="124.821650265489">
            <text:p>124.821650265489</text:p>
          </table:table-cell>
          <table:table-cell table:formula="of:=([.$C$10]-[.C98])*[.$B$4]" office:value-type="float" office:value="456.517720343509">
            <text:p>456.517720343509</text:p>
          </table:table-cell>
          <table:table-cell table:formula="of:=ROUND([.D98])" office:value-type="float" office:value="457">
            <text:p>457</text:p>
          </table:table-cell>
          <table:table-cell table:formula="of:=([.$C$8]-([.E98]*[.$C$4]))" office:value-type="float" office:value="124.821484375">
            <text:p>124.821484375</text:p>
          </table:table-cell>
          <table:table-cell table:formula="of:=SQRT(ABS([.$D$2]^2-[.F98]^2))" office:value-type="float" office:value="6.67810140845665">
            <text:p>6.67810140845665</text:p>
          </table:table-cell>
          <table:table-cell table:formula="of:=ABS([.B98]-[.G98])" office:value-type="float" office:value="0.00310140845664097">
            <text:p>0.00310140845664097</text:p>
          </table:table-cell>
          <table:table-cell/>
        </table:table-row>
        <table:table-row table:style-name="ro2">
          <table:table-cell table:formula="of:=[.A98]+[.A$4]" office:value-type="float" office:value="27">
            <text:p>27</text:p>
          </table:table-cell>
          <table:table-cell table:formula="of:=[.A99]/([.$D$4]*2)" office:value-type="float" office:value="6.75000000000001">
            <text:p>6.75000000000001</text:p>
          </table:table-cell>
          <table:table-cell table:formula="of:=SQRT(ABS([.$D$2]^2-[.B99]^2))" office:value-type="float" office:value="124.817616945686">
            <text:p>124.817616945686</text:p>
          </table:table-cell>
          <table:table-cell table:formula="of:=([.$C$10]-[.C99])*[.$B$4]" office:value-type="float" office:value="466.843019038679">
            <text:p>466.843019038679</text:p>
          </table:table-cell>
          <table:table-cell table:formula="of:=ROUND([.D99])" office:value-type="float" office:value="467">
            <text:p>467</text:p>
          </table:table-cell>
          <table:table-cell table:formula="of:=([.$C$8]-([.E99]*[.$C$4]))" office:value-type="float" office:value="124.817578125">
            <text:p>124.817578125</text:p>
          </table:table-cell>
          <table:table-cell table:formula="of:=SQRT(ABS([.$D$2]^2-[.F99]^2))" office:value-type="float" office:value="6.75071781438994">
            <text:p>6.75071781438994</text:p>
          </table:table-cell>
          <table:table-cell table:formula="of:=ABS([.B99]-[.G99])" office:value-type="float" office:value="0.00071781438993046">
            <text:p>0.00071781438993046</text:p>
          </table:table-cell>
          <table:table-cell/>
        </table:table-row>
        <table:table-row table:style-name="ro2">
          <table:table-cell table:formula="of:=[.A99]+[.A$4]" office:value-type="float" office:value="27.3">
            <text:p>27.3</text:p>
          </table:table-cell>
          <table:table-cell table:formula="of:=[.A100]/([.$D$4]*2)" office:value-type="float" office:value="6.82500000000001">
            <text:p>6.82500000000001</text:p>
          </table:table-cell>
          <table:table-cell table:formula="of:=SQRT(ABS([.$D$2]^2-[.B100]^2))" office:value-type="float" office:value="124.813538428329">
            <text:p>124.813538428329</text:p>
          </table:table-cell>
          <table:table-cell table:formula="of:=([.$C$10]-[.C100])*[.$B$4]" office:value-type="float" office:value="477.284023472203">
            <text:p>477.284023472203</text:p>
          </table:table-cell>
          <table:table-cell table:formula="of:=ROUND([.D100])" office:value-type="float" office:value="477">
            <text:p>477</text:p>
          </table:table-cell>
          <table:table-cell table:formula="of:=([.$C$8]-([.E100]*[.$C$4]))" office:value-type="float" office:value="124.813671875">
            <text:p>124.813671875</text:p>
          </table:table-cell>
          <table:table-cell table:formula="of:=SQRT(ABS([.$D$2]^2-[.F100]^2))" office:value-type="float" office:value="6.82255912981592">
            <text:p>6.82255912981592</text:p>
          </table:table-cell>
          <table:table-cell table:formula="of:=ABS([.B100]-[.G100])" office:value-type="float" office:value="0.002440870184091">
            <text:p>0.002440870184091</text:p>
          </table:table-cell>
          <table:table-cell/>
        </table:table-row>
        <table:table-row table:style-name="ro2">
          <table:table-cell table:formula="of:=[.A100]+[.A$4]" office:value-type="float" office:value="27.6">
            <text:p>27.6</text:p>
          </table:table-cell>
          <table:table-cell table:formula="of:=[.A101]/([.$D$4]*2)" office:value-type="float" office:value="6.90000000000001">
            <text:p>6.90000000000001</text:p>
          </table:table-cell>
          <table:table-cell table:formula="of:=SQRT(ABS([.$D$2]^2-[.B101]^2))" office:value-type="float" office:value="124.809414708987">
            <text:p>124.809414708987</text:p>
          </table:table-cell>
          <table:table-cell table:formula="of:=([.$C$10]-[.C101])*[.$B$4]" office:value-type="float" office:value="487.840744987116">
            <text:p>487.840744987116</text:p>
          </table:table-cell>
          <table:table-cell table:formula="of:=ROUND([.D101])" office:value-type="float" office:value="488">
            <text:p>488</text:p>
          </table:table-cell>
          <table:table-cell table:formula="of:=([.$C$8]-([.E101]*[.$C$4]))" office:value-type="float" office:value="124.809375">
            <text:p>124.809375</text:p>
          </table:table-cell>
          <table:table-cell table:formula="of:=SQRT(ABS([.$D$2]^2-[.F101]^2))" office:value-type="float" office:value="6.90071823141433">
            <text:p>6.90071823141433</text:p>
          </table:table-cell>
          <table:table-cell table:formula="of:=ABS([.B101]-[.G101])" office:value-type="float" office:value="0.000718231414319703">
            <text:p>0.000718231414319703</text:p>
          </table:table-cell>
          <table:table-cell/>
        </table:table-row>
        <table:table-row table:style-name="ro2">
          <table:table-cell table:formula="of:=[.A101]+[.A$4]" office:value-type="float" office:value="27.9">
            <text:p>27.9</text:p>
          </table:table-cell>
          <table:table-cell table:formula="of:=[.A102]/([.$D$4]*2)" office:value-type="float" office:value="6.97500000000001">
            <text:p>6.97500000000001</text:p>
          </table:table-cell>
          <table:table-cell table:formula="of:=SQRT(ABS([.$D$2]^2-[.B102]^2))" office:value-type="float" office:value="124.80524578318">
            <text:p>124.80524578318</text:p>
          </table:table-cell>
          <table:table-cell table:formula="of:=([.$C$10]-[.C102])*[.$B$4]" office:value-type="float" office:value="498.513195053711">
            <text:p>498.513195053711</text:p>
          </table:table-cell>
          <table:table-cell table:formula="of:=ROUND([.D102])" office:value-type="float" office:value="499">
            <text:p>499</text:p>
          </table:table-cell>
          <table:table-cell table:formula="of:=([.$C$8]-([.E102]*[.$C$4]))" office:value-type="float" office:value="124.805078125">
            <text:p>124.805078125</text:p>
          </table:table-cell>
          <table:table-cell table:formula="of:=SQRT(ABS([.$D$2]^2-[.F102]^2))" office:value-type="float" office:value="6.97799929869934">
            <text:p>6.97799929869934</text:p>
          </table:table-cell>
          <table:table-cell table:formula="of:=ABS([.B102]-[.G102])" office:value-type="float" office:value="0.00299929869932658">
            <text:p>0.00299929869932658</text:p>
          </table:table-cell>
          <table:table-cell/>
        </table:table-row>
        <table:table-row table:style-name="ro2">
          <table:table-cell table:formula="of:=[.A102]+[.A$4]" office:value-type="float" office:value="28.2">
            <text:p>28.2</text:p>
          </table:table-cell>
          <table:table-cell table:formula="of:=[.A103]/([.$D$4]*2)" office:value-type="float" office:value="7.05000000000001">
            <text:p>7.05000000000001</text:p>
          </table:table-cell>
          <table:table-cell table:formula="of:=SQRT(ABS([.$D$2]^2-[.B103]^2))" office:value-type="float" office:value="124.801031646377">
            <text:p>124.801031646377</text:p>
          </table:table-cell>
          <table:table-cell table:formula="of:=([.$C$10]-[.C103])*[.$B$4]" office:value-type="float" office:value="509.301385269646">
            <text:p>509.301385269646</text:p>
          </table:table-cell>
          <table:table-cell table:formula="of:=ROUND([.D103])" office:value-type="float" office:value="509">
            <text:p>509</text:p>
          </table:table-cell>
          <table:table-cell table:formula="of:=([.$C$8]-([.E103]*[.$C$4]))" office:value-type="float" office:value="124.801171875">
            <text:p>124.801171875</text:p>
          </table:table-cell>
          <table:table-cell table:formula="of:=SQRT(ABS([.$D$2]^2-[.F103]^2))" office:value-type="float" office:value="7.04751719591445">
            <text:p>7.04751719591445</text:p>
          </table:table-cell>
          <table:table-cell table:formula="of:=ABS([.B103]-[.G103])" office:value-type="float" office:value="0.00248280408556223">
            <text:p>0.00248280408556223</text:p>
          </table:table-cell>
          <table:table-cell/>
        </table:table-row>
        <table:table-row table:style-name="ro2">
          <table:table-cell table:formula="of:=[.A103]+[.A$4]" office:value-type="float" office:value="28.5">
            <text:p>28.5</text:p>
          </table:table-cell>
          <table:table-cell table:formula="of:=[.A104]/([.$D$4]*2)" office:value-type="float" office:value="7.12500000000001">
            <text:p>7.12500000000001</text:p>
          </table:table-cell>
          <table:table-cell table:formula="of:=SQRT(ABS([.$D$2]^2-[.B104]^2))" office:value-type="float" office:value="124.796772293998">
            <text:p>124.796772293998</text:p>
          </table:table-cell>
          <table:table-cell table:formula="of:=([.$C$10]-[.C104])*[.$B$4]" office:value-type="float" office:value="520.205327359836">
            <text:p>520.205327359836</text:p>
          </table:table-cell>
          <table:table-cell table:formula="of:=ROUND([.D104])" office:value-type="float" office:value="520">
            <text:p>520</text:p>
          </table:table-cell>
          <table:table-cell table:formula="of:=([.$C$8]-([.E104]*[.$C$4]))" office:value-type="float" office:value="124.796875">
            <text:p>124.796875</text:p>
          </table:table-cell>
          <table:table-cell table:formula="of:=SQRT(ABS([.$D$2]^2-[.F104]^2))" office:value-type="float" office:value="7.12320084192317">
            <text:p>7.12320084192317</text:p>
          </table:table-cell>
          <table:table-cell table:formula="of:=ABS([.B104]-[.G104])" office:value-type="float" office:value="0.00179915807683884">
            <text:p>0.00179915807683884</text:p>
          </table:table-cell>
          <table:table-cell/>
        </table:table-row>
        <table:table-row table:style-name="ro2">
          <table:table-cell table:formula="of:=[.A104]+[.A$4]" office:value-type="float" office:value="28.8">
            <text:p>28.8</text:p>
          </table:table-cell>
          <table:table-cell table:formula="of:=[.A105]/([.$D$4]*2)" office:value-type="float" office:value="7.20000000000001">
            <text:p>7.20000000000001</text:p>
          </table:table-cell>
          <table:table-cell table:formula="of:=SQRT(ABS([.$D$2]^2-[.B105]^2))" office:value-type="float" office:value="124.792467721413">
            <text:p>124.792467721413</text:p>
          </table:table-cell>
          <table:table-cell table:formula="of:=([.$C$10]-[.C105])*[.$B$4]" office:value-type="float" office:value="531.225033176597">
            <text:p>531.225033176597</text:p>
          </table:table-cell>
          <table:table-cell table:formula="of:=ROUND([.D105])" office:value-type="float" office:value="531">
            <text:p>531</text:p>
          </table:table-cell>
          <table:table-cell table:formula="of:=([.$C$8]-([.E105]*[.$C$4]))" office:value-type="float" office:value="124.792578125">
            <text:p>124.792578125</text:p>
          </table:table-cell>
          <table:table-cell table:formula="of:=SQRT(ABS([.$D$2]^2-[.F105]^2))" office:value-type="float" office:value="7.19808619813416">
            <text:p>7.19808619813416</text:p>
          </table:table-cell>
          <table:table-cell table:formula="of:=ABS([.B105]-[.G105])" office:value-type="float" office:value="0.00191380186585466">
            <text:p>0.00191380186585466</text:p>
          </table:table-cell>
          <table:table-cell/>
        </table:table-row>
        <table:table-row table:style-name="ro2">
          <table:table-cell table:formula="of:=[.A105]+[.A$4]" office:value-type="float" office:value="29.1">
            <text:p>29.1</text:p>
          </table:table-cell>
          <table:table-cell table:formula="of:=[.A106]/([.$D$4]*2)" office:value-type="float" office:value="7.27500000000001">
            <text:p>7.27500000000001</text:p>
          </table:table-cell>
          <table:table-cell table:formula="of:=SQRT(ABS([.$D$2]^2-[.B106]^2))" office:value-type="float" office:value="124.788117923943">
            <text:p>124.788117923943</text:p>
          </table:table-cell>
          <table:table-cell table:formula="of:=([.$C$10]-[.C106])*[.$B$4]" office:value-type="float" office:value="542.360514699758">
            <text:p>542.360514699758</text:p>
          </table:table-cell>
          <table:table-cell table:formula="of:=ROUND([.D106])" office:value-type="float" office:value="542">
            <text:p>542</text:p>
          </table:table-cell>
          <table:table-cell table:formula="of:=([.$C$8]-([.E106]*[.$C$4]))" office:value-type="float" office:value="124.78828125">
            <text:p>124.78828125</text:p>
          </table:table-cell>
          <table:table-cell table:formula="of:=SQRT(ABS([.$D$2]^2-[.F106]^2))" office:value-type="float" office:value="7.2721979257236">
            <text:p>7.2721979257236</text:p>
          </table:table-cell>
          <table:table-cell table:formula="of:=ABS([.B106]-[.G106])" office:value-type="float" office:value="0.00280207427640988">
            <text:p>0.00280207427640988</text:p>
          </table:table-cell>
          <table:table-cell/>
        </table:table-row>
        <table:table-row table:style-name="ro2">
          <table:table-cell table:formula="of:=[.A106]+[.A$4]" office:value-type="float" office:value="29.4">
            <text:p>29.4</text:p>
          </table:table-cell>
          <table:table-cell table:formula="of:=[.A107]/([.$D$4]*2)" office:value-type="float" office:value="7.35000000000001">
            <text:p>7.35000000000001</text:p>
          </table:table-cell>
          <table:table-cell table:formula="of:=SQRT(ABS([.$D$2]^2-[.B107]^2))" office:value-type="float" office:value="124.783722896859">
            <text:p>124.783722896859</text:p>
          </table:table-cell>
          <table:table-cell table:formula="of:=([.$C$10]-[.C107])*[.$B$4]" office:value-type="float" office:value="553.611784036766">
            <text:p>553.611784036766</text:p>
          </table:table-cell>
          <table:table-cell table:formula="of:=ROUND([.D107])" office:value-type="float" office:value="554">
            <text:p>554</text:p>
          </table:table-cell>
          <table:table-cell table:formula="of:=([.$C$8]-([.E107]*[.$C$4]))" office:value-type="float" office:value="124.78359375">
            <text:p>124.78359375</text:p>
          </table:table-cell>
          <table:table-cell table:formula="of:=SQRT(ABS([.$D$2]^2-[.F107]^2))" office:value-type="float" office:value="7.3521922468719">
            <text:p>7.3521922468719</text:p>
          </table:table-cell>
          <table:table-cell table:formula="of:=ABS([.B107]-[.G107])" office:value-type="float" office:value="0.00219224687188735">
            <text:p>0.00219224687188735</text:p>
          </table:table-cell>
          <table:table-cell/>
        </table:table-row>
        <table:table-row table:style-name="ro2">
          <table:table-cell table:formula="of:=[.A107]+[.A$4]" office:value-type="float" office:value="29.7">
            <text:p>29.7</text:p>
          </table:table-cell>
          <table:table-cell table:formula="of:=[.A108]/([.$D$4]*2)" office:value-type="float" office:value="7.42500000000001">
            <text:p>7.42500000000001</text:p>
          </table:table-cell>
          <table:table-cell table:formula="of:=SQRT(ABS([.$D$2]^2-[.B108]^2))" office:value-type="float" office:value="124.77928263538">
            <text:p>124.77928263538</text:p>
          </table:table-cell>
          <table:table-cell table:formula="of:=([.$C$10]-[.C108])*[.$B$4]" office:value-type="float" office:value="564.978853422508">
            <text:p>564.978853422508</text:p>
          </table:table-cell>
          <table:table-cell table:formula="of:=ROUND([.D108])" office:value-type="float" office:value="565">
            <text:p>565</text:p>
          </table:table-cell>
          <table:table-cell table:formula="of:=([.$C$8]-([.E108]*[.$C$4]))" office:value-type="float" office:value="124.779296875">
            <text:p>124.779296875</text:p>
          </table:table-cell>
          <table:table-cell table:formula="of:=SQRT(ABS([.$D$2]^2-[.F108]^2))" office:value-type="float" office:value="7.42476069517498">
            <text:p>7.42476069517498</text:p>
          </table:table-cell>
          <table:table-cell table:formula="of:=ABS([.B108]-[.G108])" office:value-type="float" office:value="0.000239304825033315">
            <text:p>0.000239304825033315</text:p>
          </table:table-cell>
          <table:table-cell/>
        </table:table-row>
        <table:table-row table:style-name="ro2">
          <table:table-cell table:formula="of:=[.A108]+[.A$4]" office:value-type="float" office:value="30">
            <text:p>30</text:p>
          </table:table-cell>
          <table:table-cell table:formula="of:=[.A109]/([.$D$4]*2)" office:value-type="float" office:value="7.50000000000001">
            <text:p>7.50000000000001</text:p>
          </table:table-cell>
          <table:table-cell table:formula="of:=SQRT(ABS([.$D$2]^2-[.B109]^2))" office:value-type="float" office:value="124.774797134678">
            <text:p>124.774797134678</text:p>
          </table:table-cell>
          <table:table-cell table:formula="of:=([.$C$10]-[.C109])*[.$B$4]" office:value-type="float" office:value="576.461735219673">
            <text:p>576.461735219673</text:p>
          </table:table-cell>
          <table:table-cell table:formula="of:=ROUND([.D109])" office:value-type="float" office:value="576">
            <text:p>576</text:p>
          </table:table-cell>
          <table:table-cell table:formula="of:=([.$C$8]-([.E109]*[.$C$4]))" office:value-type="float" office:value="124.775">
            <text:p>124.775</text:p>
          </table:table-cell>
          <table:table-cell table:formula="of:=SQRT(ABS([.$D$2]^2-[.F109]^2))" office:value-type="float" office:value="7.49662424028298">
            <text:p>7.49662424028298</text:p>
          </table:table-cell>
          <table:table-cell table:formula="of:=ABS([.B109]-[.G109])" office:value-type="float" office:value="0.00337575971703519">
            <text:p>0.00337575971703519</text:p>
          </table:table-cell>
          <table:table-cell/>
        </table:table-row>
        <table:table-row table:style-name="ro2">
          <table:table-cell table:formula="of:=[.A109]+[.A$4]" office:value-type="float" office:value="30.3000000000001">
            <text:p>30.3000000000001</text:p>
          </table:table-cell>
          <table:table-cell table:formula="of:=[.A110]/([.$D$4]*2)" office:value-type="float" office:value="7.57500000000001">
            <text:p>7.57500000000001</text:p>
          </table:table-cell>
          <table:table-cell table:formula="of:=SQRT(ABS([.$D$2]^2-[.B110]^2))" office:value-type="float" office:value="124.770266389874">
            <text:p>124.770266389874</text:p>
          </table:table-cell>
          <table:table-cell table:formula="of:=([.$C$10]-[.C110])*[.$B$4]" office:value-type="float" office:value="588.060441918642">
            <text:p>588.060441918642</text:p>
          </table:table-cell>
          <table:table-cell table:formula="of:=ROUND([.D110])" office:value-type="float" office:value="588">
            <text:p>588</text:p>
          </table:table-cell>
          <table:table-cell table:formula="of:=([.$C$8]-([.E110]*[.$C$4]))" office:value-type="float" office:value="124.7703125">
            <text:p>124.7703125</text:p>
          </table:table-cell>
          <table:table-cell table:formula="of:=SQRT(ABS([.$D$2]^2-[.F110]^2))" office:value-type="float" office:value="7.57424046702657">
            <text:p>7.57424046702657</text:p>
          </table:table-cell>
          <table:table-cell table:formula="of:=ABS([.B110]-[.G110])" office:value-type="float" office:value="0.000759532973442667">
            <text:p>0.000759532973442667</text:p>
          </table:table-cell>
          <table:table-cell/>
        </table:table-row>
        <table:table-row table:style-name="ro2">
          <table:table-cell table:formula="of:=[.A110]+[.A$4]" office:value-type="float" office:value="30.6">
            <text:p>30.6</text:p>
          </table:table-cell>
          <table:table-cell table:formula="of:=[.A111]/([.$D$4]*2)" office:value-type="float" office:value="7.65000000000001">
            <text:p>7.65000000000001</text:p>
          </table:table-cell>
          <table:table-cell table:formula="of:=SQRT(ABS([.$D$2]^2-[.B111]^2))" office:value-type="float" office:value="124.765690396038">
            <text:p>124.765690396038</text:p>
          </table:table-cell>
          <table:table-cell table:formula="of:=([.$C$10]-[.C111])*[.$B$4]" office:value-type="float" office:value="599.774986137672">
            <text:p>599.774986137672</text:p>
          </table:table-cell>
          <table:table-cell table:formula="of:=ROUND([.D111])" office:value-type="float" office:value="600">
            <text:p>600</text:p>
          </table:table-cell>
          <table:table-cell table:formula="of:=([.$C$8]-([.E111]*[.$C$4]))" office:value-type="float" office:value="124.765625">
            <text:p>124.765625</text:p>
          </table:table-cell>
          <table:table-cell table:formula="of:=SQRT(ABS([.$D$2]^2-[.F111]^2))" office:value-type="float" office:value="7.65106648509703">
            <text:p>7.65106648509703</text:p>
          </table:table-cell>
          <table:table-cell table:formula="of:=ABS([.B111]-[.G111])" office:value-type="float" office:value="0.00106648509701568">
            <text:p>0.00106648509701568</text:p>
          </table:table-cell>
          <table:table-cell/>
        </table:table-row>
        <table:table-row table:style-name="ro2">
          <table:table-cell table:formula="of:=[.A111]+[.A$4]" office:value-type="float" office:value="30.9000000000001">
            <text:p>30.9000000000001</text:p>
          </table:table-cell>
          <table:table-cell table:formula="of:=[.A112]/([.$D$4]*2)" office:value-type="float" office:value="7.72500000000001">
            <text:p>7.72500000000001</text:p>
          </table:table-cell>
          <table:table-cell table:formula="of:=SQRT(ABS([.$D$2]^2-[.B112]^2))" office:value-type="float" office:value="124.761069148192">
            <text:p>124.761069148192</text:p>
          </table:table-cell>
          <table:table-cell table:formula="of:=([.$C$10]-[.C112])*[.$B$4]" office:value-type="float" office:value="611.60538062275">
            <text:p>611.60538062275</text:p>
          </table:table-cell>
          <table:table-cell table:formula="of:=ROUND([.D112])" office:value-type="float" office:value="612">
            <text:p>612</text:p>
          </table:table-cell>
          <table:table-cell table:formula="of:=([.$C$8]-([.E112]*[.$C$4]))" office:value-type="float" office:value="124.7609375">
            <text:p>124.7609375</text:p>
          </table:table-cell>
          <table:table-cell table:formula="of:=SQRT(ABS([.$D$2]^2-[.F112]^2))" office:value-type="float" office:value="7.72712586419392">
            <text:p>7.72712586419392</text:p>
          </table:table-cell>
          <table:table-cell table:formula="of:=ABS([.B112]-[.G112])" office:value-type="float" office:value="0.00212586419391059">
            <text:p>0.00212586419391059</text:p>
          </table:table-cell>
          <table:table-cell/>
        </table:table-row>
        <table:table-row table:style-name="ro2">
          <table:table-cell table:formula="of:=[.A112]+[.A$4]" office:value-type="float" office:value="31.2000000000001">
            <text:p>31.2000000000001</text:p>
          </table:table-cell>
          <table:table-cell table:formula="of:=[.A113]/([.$D$4]*2)" office:value-type="float" office:value="7.80000000000001">
            <text:p>7.80000000000001</text:p>
          </table:table-cell>
          <table:table-cell table:formula="of:=SQRT(ABS([.$D$2]^2-[.B113]^2))" office:value-type="float" office:value="124.756402641307">
            <text:p>124.756402641307</text:p>
          </table:table-cell>
          <table:table-cell table:formula="of:=([.$C$10]-[.C113])*[.$B$4]" office:value-type="float" office:value="623.551638248027">
            <text:p>623.551638248027</text:p>
          </table:table-cell>
          <table:table-cell table:formula="of:=ROUND([.D113])" office:value-type="float" office:value="624">
            <text:p>624</text:p>
          </table:table-cell>
          <table:table-cell table:formula="of:=([.$C$8]-([.E113]*[.$C$4]))" office:value-type="float" office:value="124.75625">
            <text:p>124.75625</text:p>
          </table:table-cell>
          <table:table-cell table:formula="of:=SQRT(ABS([.$D$2]^2-[.F113]^2))" office:value-type="float" office:value="7.80244102428861">
            <text:p>7.80244102428861</text:p>
          </table:table-cell>
          <table:table-cell table:formula="of:=ABS([.B113]-[.G113])" office:value-type="float" office:value="0.00244102428860149">
            <text:p>0.00244102428860149</text:p>
          </table:table-cell>
          <table:table-cell/>
        </table:table-row>
        <table:table-row table:style-name="ro2">
          <table:table-cell table:formula="of:=[.A113]+[.A$4]" office:value-type="float" office:value="31.5000000000001">
            <text:p>31.5000000000001</text:p>
          </table:table-cell>
          <table:table-cell table:formula="of:=[.A114]/([.$D$4]*2)" office:value-type="float" office:value="7.87500000000001">
            <text:p>7.87500000000001</text:p>
          </table:table-cell>
          <table:table-cell table:formula="of:=SQRT(ABS([.$D$2]^2-[.B114]^2))" office:value-type="float" office:value="124.751690870304">
            <text:p>124.751690870304</text:p>
          </table:table-cell>
          <table:table-cell table:formula="of:=([.$C$10]-[.C114])*[.$B$4]" office:value-type="float" office:value="635.613772015458">
            <text:p>635.613772015458</text:p>
          </table:table-cell>
          <table:table-cell table:formula="of:=ROUND([.D114])" office:value-type="float" office:value="636">
            <text:p>636</text:p>
          </table:table-cell>
          <table:table-cell table:formula="of:=([.$C$8]-([.E114]*[.$C$4]))" office:value-type="float" office:value="124.7515625">
            <text:p>124.7515625</text:p>
          </table:table-cell>
          <table:table-cell table:formula="of:=SQRT(ABS([.$D$2]^2-[.F114]^2))" office:value-type="float" office:value="7.8770333126497">
            <text:p>7.8770333126497</text:p>
          </table:table-cell>
          <table:table-cell table:formula="of:=ABS([.B114]-[.G114])" office:value-type="float" office:value="0.00203331264969098">
            <text:p>0.00203331264969098</text:p>
          </table:table-cell>
          <table:table-cell/>
        </table:table-row>
        <table:table-row table:style-name="ro2">
          <table:table-cell table:formula="of:=[.A114]+[.A$4]" office:value-type="float" office:value="31.8000000000001">
            <text:p>31.8000000000001</text:p>
          </table:table-cell>
          <table:table-cell table:formula="of:=[.A115]/([.$D$4]*2)" office:value-type="float" office:value="7.95000000000001">
            <text:p>7.95000000000001</text:p>
          </table:table-cell>
          <table:table-cell table:formula="of:=SQRT(ABS([.$D$2]^2-[.B115]^2))" office:value-type="float" office:value="124.746933830055">
            <text:p>124.746933830055</text:p>
          </table:table-cell>
          <table:table-cell table:formula="of:=([.$C$10]-[.C115])*[.$B$4]" office:value-type="float" office:value="647.791795055273">
            <text:p>647.791795055273</text:p>
          </table:table-cell>
          <table:table-cell table:formula="of:=ROUND([.D115])" office:value-type="float" office:value="648">
            <text:p>648</text:p>
          </table:table-cell>
          <table:table-cell table:formula="of:=([.$C$8]-([.E115]*[.$C$4]))" office:value-type="float" office:value="124.746875">
            <text:p>124.746875</text:p>
          </table:table-cell>
          <table:table-cell table:formula="of:=SQRT(ABS([.$D$2]^2-[.F115]^2))" office:value-type="float" office:value="7.95092307435896">
            <text:p>7.95092307435896</text:p>
          </table:table-cell>
          <table:table-cell table:formula="of:=ABS([.B115]-[.G115])" office:value-type="float" office:value="0.000923074358948561">
            <text:p>0.000923074358948561</text:p>
          </table:table-cell>
          <table:table-cell/>
        </table:table-row>
        <table:table-row table:style-name="ro2">
          <table:table-cell table:formula="of:=[.A115]+[.A$4]" office:value-type="float" office:value="32.1000000000001">
            <text:p>32.1000000000001</text:p>
          </table:table-cell>
          <table:table-cell table:formula="of:=[.A116]/([.$D$4]*2)" office:value-type="float" office:value="8.02500000000001">
            <text:p>8.02500000000001</text:p>
          </table:table-cell>
          <table:table-cell table:formula="of:=SQRT(ABS([.$D$2]^2-[.B116]^2))" office:value-type="float" office:value="124.742131515379">
            <text:p>124.742131515379</text:p>
          </table:table-cell>
          <table:table-cell table:formula="of:=([.$C$10]-[.C116])*[.$B$4]" office:value-type="float" office:value="660.085720625721">
            <text:p>660.085720625721</text:p>
          </table:table-cell>
          <table:table-cell table:formula="of:=ROUND([.D116])" office:value-type="float" office:value="660">
            <text:p>660</text:p>
          </table:table-cell>
          <table:table-cell table:formula="of:=([.$C$8]-([.E116]*[.$C$4]))" office:value-type="float" office:value="124.7421875">
            <text:p>124.7421875</text:p>
          </table:table-cell>
          <table:table-cell table:formula="of:=SQRT(ABS([.$D$2]^2-[.F116]^2))" office:value-type="float" office:value="8.02412971697515">
            <text:p>8.02412971697515</text:p>
          </table:table-cell>
          <table:table-cell table:formula="of:=ABS([.B116]-[.G116])" office:value-type="float" office:value="0.000870283024859475">
            <text:p>0.000870283024859475</text:p>
          </table:table-cell>
          <table:table-cell/>
        </table:table-row>
        <table:table-row table:style-name="ro2">
          <table:table-cell table:formula="of:=[.A116]+[.A$4]" office:value-type="float" office:value="32.4">
            <text:p>32.4</text:p>
          </table:table-cell>
          <table:table-cell table:formula="of:=[.A117]/([.$D$4]*2)" office:value-type="float" office:value="8.10000000000001">
            <text:p>8.10000000000001</text:p>
          </table:table-cell>
          <table:table-cell table:formula="of:=SQRT(ABS([.$D$2]^2-[.B117]^2))" office:value-type="float" office:value="124.737283921047">
            <text:p>124.737283921047</text:p>
          </table:table-cell>
          <table:table-cell table:formula="of:=([.$C$10]-[.C117])*[.$B$4]" office:value-type="float" office:value="672.4955621134">
            <text:p>672.4955621134</text:p>
          </table:table-cell>
          <table:table-cell table:formula="of:=ROUND([.D117])" office:value-type="float" office:value="672">
            <text:p>672</text:p>
          </table:table-cell>
          <table:table-cell table:formula="of:=([.$C$8]-([.E117]*[.$C$4]))" office:value-type="float" office:value="124.7375">
            <text:p>124.7375</text:p>
          </table:table-cell>
          <table:table-cell table:formula="of:=SQRT(ABS([.$D$2]^2-[.F117]^2))" office:value-type="float" office:value="8.09667176993123">
            <text:p>8.09667176993123</text:p>
          </table:table-cell>
          <table:table-cell table:formula="of:=ABS([.B117]-[.G117])" office:value-type="float" office:value="0.00332823006878336">
            <text:p>0.00332823006878336</text:p>
          </table:table-cell>
          <table:table-cell/>
        </table:table-row>
        <table:table-row table:style-name="ro2">
          <table:table-cell table:formula="of:=[.A117]+[.A$4]" office:value-type="float" office:value="32.7">
            <text:p>32.7</text:p>
          </table:table-cell>
          <table:table-cell table:formula="of:=[.A118]/([.$D$4]*2)" office:value-type="float" office:value="8.17500000000001">
            <text:p>8.17500000000001</text:p>
          </table:table-cell>
          <table:table-cell table:formula="of:=SQRT(ABS([.$D$2]^2-[.B118]^2))" office:value-type="float" office:value="124.732391041782">
            <text:p>124.732391041782</text:p>
          </table:table-cell>
          <table:table-cell table:formula="of:=([.$C$10]-[.C118])*[.$B$4]" office:value-type="float" office:value="685.02133303311">
            <text:p>685.02133303311</text:p>
          </table:table-cell>
          <table:table-cell table:formula="of:=ROUND([.D118])" office:value-type="float" office:value="685">
            <text:p>685</text:p>
          </table:table-cell>
          <table:table-cell table:formula="of:=([.$C$8]-([.E118]*[.$C$4]))" office:value-type="float" office:value="124.732421875">
            <text:p>124.732421875</text:p>
          </table:table-cell>
          <table:table-cell table:formula="of:=SQRT(ABS([.$D$2]^2-[.F118]^2))" office:value-type="float" office:value="8.17452953979747">
            <text:p>8.17452953979747</text:p>
          </table:table-cell>
          <table:table-cell table:formula="of:=ABS([.B118]-[.G118])" office:value-type="float" office:value="0.000470460202539158">
            <text:p>0.000470460202539158</text:p>
          </table:table-cell>
          <table:table-cell/>
        </table:table-row>
        <table:table-row table:style-name="ro2">
          <table:table-cell table:formula="of:=[.A118]+[.A$4]" office:value-type="float" office:value="33">
            <text:p>33</text:p>
          </table:table-cell>
          <table:table-cell table:formula="of:=[.A119]/([.$D$4]*2)" office:value-type="float" office:value="8.25000000000001">
            <text:p>8.25000000000001</text:p>
          </table:table-cell>
          <table:table-cell table:formula="of:=SQRT(ABS([.$D$2]^2-[.B119]^2))" office:value-type="float" office:value="124.727452872253">
            <text:p>124.727452872253</text:p>
          </table:table-cell>
          <table:table-cell table:formula="of:=([.$C$10]-[.C119])*[.$B$4]" office:value-type="float" office:value="697.663047028109">
            <text:p>697.663047028109</text:p>
          </table:table-cell>
          <table:table-cell table:formula="of:=ROUND([.D119])" office:value-type="float" office:value="698">
            <text:p>698</text:p>
          </table:table-cell>
          <table:table-cell table:formula="of:=([.$C$8]-([.E119]*[.$C$4]))" office:value-type="float" office:value="124.72734375">
            <text:p>124.72734375</text:p>
          </table:table-cell>
          <table:table-cell table:formula="of:=SQRT(ABS([.$D$2]^2-[.F119]^2))" office:value-type="float" office:value="8.25164959685848">
            <text:p>8.25164959685848</text:p>
          </table:table-cell>
          <table:table-cell table:formula="of:=ABS([.B119]-[.G119])" office:value-type="float" office:value="0.00164959685846888">
            <text:p>0.00164959685846888</text:p>
          </table:table-cell>
          <table:table-cell/>
        </table:table-row>
        <table:table-row table:style-name="ro2">
          <table:table-cell table:formula="of:=[.A119]+[.A$4]" office:value-type="float" office:value="33.3">
            <text:p>33.3</text:p>
          </table:table-cell>
          <table:table-cell table:formula="of:=[.A120]/([.$D$4]*2)" office:value-type="float" office:value="8.32500000000001">
            <text:p>8.32500000000001</text:p>
          </table:table-cell>
          <table:table-cell table:formula="of:=SQRT(ABS([.$D$2]^2-[.B120]^2))" office:value-type="float" office:value="124.72246940708">
            <text:p>124.72246940708</text:p>
          </table:table-cell>
          <table:table-cell table:formula="of:=([.$C$10]-[.C120])*[.$B$4]" office:value-type="float" office:value="710.420717870111">
            <text:p>710.420717870111</text:p>
          </table:table-cell>
          <table:table-cell table:formula="of:=ROUND([.D120])" office:value-type="float" office:value="710">
            <text:p>710</text:p>
          </table:table-cell>
          <table:table-cell table:formula="of:=([.$C$8]-([.E120]*[.$C$4]))" office:value-type="float" office:value="124.72265625">
            <text:p>124.72265625</text:p>
          </table:table-cell>
          <table:table-cell table:formula="of:=SQRT(ABS([.$D$2]^2-[.F120]^2))" office:value-type="float" office:value="8.32220030666986">
            <text:p>8.32220030666986</text:p>
          </table:table-cell>
          <table:table-cell table:formula="of:=ABS([.B120]-[.G120])" office:value-type="float" office:value="0.0027996933301484">
            <text:p>0.0027996933301484</text:p>
          </table:table-cell>
          <table:table-cell/>
        </table:table-row>
        <table:table-row table:style-name="ro2">
          <table:table-cell table:formula="of:=[.A120]+[.A$4]" office:value-type="float" office:value="33.6">
            <text:p>33.6</text:p>
          </table:table-cell>
          <table:table-cell table:formula="of:=[.A121]/([.$D$4]*2)" office:value-type="float" office:value="8.40000000000001">
            <text:p>8.40000000000001</text:p>
          </table:table-cell>
          <table:table-cell table:formula="of:=SQRT(ABS([.$D$2]^2-[.B121]^2))" office:value-type="float" office:value="124.717440640834">
            <text:p>124.717440640834</text:p>
          </table:table-cell>
          <table:table-cell table:formula="of:=([.$C$10]-[.C121])*[.$B$4]" office:value-type="float" office:value="723.294359459287">
            <text:p>723.294359459287</text:p>
          </table:table-cell>
          <table:table-cell table:formula="of:=ROUND([.D121])" office:value-type="float" office:value="723">
            <text:p>723</text:p>
          </table:table-cell>
          <table:table-cell table:formula="of:=([.$C$8]-([.E121]*[.$C$4]))" office:value-type="float" office:value="124.717578125">
            <text:p>124.717578125</text:p>
          </table:table-cell>
          <table:table-cell table:formula="of:=SQRT(ABS([.$D$2]^2-[.F121]^2))" office:value-type="float" office:value="8.39795848016173">
            <text:p>8.39795848016173</text:p>
          </table:table-cell>
          <table:table-cell table:formula="of:=ABS([.B121]-[.G121])" office:value-type="float" office:value="0.00204151983828282">
            <text:p>0.00204151983828282</text:p>
          </table:table-cell>
          <table:table-cell/>
        </table:table-row>
        <table:table-row table:style-name="ro2">
          <table:table-cell table:formula="of:=[.A121]+[.A$4]" office:value-type="float" office:value="33.9">
            <text:p>33.9</text:p>
          </table:table-cell>
          <table:table-cell table:formula="of:=[.A122]/([.$D$4]*2)" office:value-type="float" office:value="8.47500000000001">
            <text:p>8.47500000000001</text:p>
          </table:table-cell>
          <table:table-cell table:formula="of:=SQRT(ABS([.$D$2]^2-[.B122]^2))" office:value-type="float" office:value="124.712366568035">
            <text:p>124.712366568035</text:p>
          </table:table-cell>
          <table:table-cell table:formula="of:=([.$C$10]-[.C122])*[.$B$4]" office:value-type="float" office:value="736.283985824557">
            <text:p>736.283985824557</text:p>
          </table:table-cell>
          <table:table-cell table:formula="of:=ROUND([.D122])" office:value-type="float" office:value="736">
            <text:p>736</text:p>
          </table:table-cell>
          <table:table-cell table:formula="of:=([.$C$8]-([.E122]*[.$C$4]))" office:value-type="float" office:value="124.7125">
            <text:p>124.7125</text:p>
          </table:table-cell>
          <table:table-cell table:formula="of:=SQRT(ABS([.$D$2]^2-[.F122]^2))" office:value-type="float" office:value="8.47303627691983">
            <text:p>8.47303627691983</text:p>
          </table:table-cell>
          <table:table-cell table:formula="of:=ABS([.B122]-[.G122])" office:value-type="float" office:value="0.00196372308018056">
            <text:p>0.00196372308018056</text:p>
          </table:table-cell>
          <table:table-cell/>
        </table:table-row>
        <table:table-row table:style-name="ro2">
          <table:table-cell table:formula="of:=[.A122]+[.A$4]" office:value-type="float" office:value="34.2">
            <text:p>34.2</text:p>
          </table:table-cell>
          <table:table-cell table:formula="of:=[.A123]/([.$D$4]*2)" office:value-type="float" office:value="8.55000000000001">
            <text:p>8.55000000000001</text:p>
          </table:table-cell>
          <table:table-cell table:formula="of:=SQRT(ABS([.$D$2]^2-[.B123]^2))" office:value-type="float" office:value="124.707247183153">
            <text:p>124.707247183153</text:p>
          </table:table-cell>
          <table:table-cell table:formula="of:=([.$C$10]-[.C123])*[.$B$4]" office:value-type="float" office:value="749.38961112337">
            <text:p>749.38961112337</text:p>
          </table:table-cell>
          <table:table-cell table:formula="of:=ROUND([.D123])" office:value-type="float" office:value="749">
            <text:p>749</text:p>
          </table:table-cell>
          <table:table-cell table:formula="of:=([.$C$8]-([.E123]*[.$C$4]))" office:value-type="float" office:value="124.707421875">
            <text:p>124.707421875</text:p>
          </table:table-cell>
          <table:table-cell table:formula="of:=SQRT(ABS([.$D$2]^2-[.F123]^2))" office:value-type="float" office:value="8.54745162552988">
            <text:p>8.54745162552988</text:p>
          </table:table-cell>
          <table:table-cell table:formula="of:=ABS([.B123]-[.G123])" office:value-type="float" office:value="0.00254837447012513">
            <text:p>0.00254837447012513</text:p>
          </table:table-cell>
          <table:table-cell/>
        </table:table-row>
        <table:table-row table:style-name="ro2">
          <table:table-cell table:formula="of:=[.A123]+[.A$4]" office:value-type="float" office:value="34.5">
            <text:p>34.5</text:p>
          </table:table-cell>
          <table:table-cell table:formula="of:=[.A124]/([.$D$4]*2)" office:value-type="float" office:value="8.62500000000001">
            <text:p>8.62500000000001</text:p>
          </table:table-cell>
          <table:table-cell table:formula="of:=SQRT(ABS([.$D$2]^2-[.B124]^2))" office:value-type="float" office:value="124.702082480607">
            <text:p>124.702082480607</text:p>
          </table:table-cell>
          <table:table-cell table:formula="of:=([.$C$10]-[.C124])*[.$B$4]" office:value-type="float" office:value="762.611249642068">
            <text:p>762.611249642068</text:p>
          </table:table-cell>
          <table:table-cell table:formula="of:=ROUND([.D124])" office:value-type="float" office:value="763">
            <text:p>763</text:p>
          </table:table-cell>
          <table:table-cell table:formula="of:=([.$C$8]-([.E124]*[.$C$4]))" office:value-type="float" office:value="124.701953125">
            <text:p>124.701953125</text:p>
          </table:table-cell>
          <table:table-cell table:formula="of:=SQRT(ABS([.$D$2]^2-[.F124]^2))" office:value-type="float" office:value="8.62687004714351">
            <text:p>8.62687004714351</text:p>
          </table:table-cell>
          <table:table-cell table:formula="of:=ABS([.B124]-[.G124])" office:value-type="float" office:value="0.00187004714350181">
            <text:p>0.00187004714350181</text:p>
          </table:table-cell>
          <table:table-cell/>
        </table:table-row>
        <table:table-row table:style-name="ro2">
          <table:table-cell table:formula="of:=[.A124]+[.A$4]" office:value-type="float" office:value="34.8">
            <text:p>34.8</text:p>
          </table:table-cell>
          <table:table-cell table:formula="of:=[.A125]/([.$D$4]*2)" office:value-type="float" office:value="8.70000000000001">
            <text:p>8.70000000000001</text:p>
          </table:table-cell>
          <table:table-cell table:formula="of:=SQRT(ABS([.$D$2]^2-[.B125]^2))" office:value-type="float" office:value="124.696872454765">
            <text:p>124.696872454765</text:p>
          </table:table-cell>
          <table:table-cell table:formula="of:=([.$C$10]-[.C125])*[.$B$4]" office:value-type="float" office:value="775.948915795707">
            <text:p>775.948915795707</text:p>
          </table:table-cell>
          <table:table-cell table:formula="of:=ROUND([.D125])" office:value-type="float" office:value="776">
            <text:p>776</text:p>
          </table:table-cell>
          <table:table-cell table:formula="of:=([.$C$8]-([.E125]*[.$C$4]))" office:value-type="float" office:value="124.696875">
            <text:p>124.696875</text:p>
          </table:table-cell>
          <table:table-cell table:formula="of:=SQRT(ABS([.$D$2]^2-[.F125]^2))" office:value-type="float" office:value="8.69996351914037">
            <text:p>8.69996351914037</text:p>
          </table:table-cell>
          <table:table-cell table:formula="of:=ABS([.B125]-[.G125])" office:value-type="float" office:value="0.0000364808596344801">
            <text:p>0.0000364808596344801</text:p>
          </table:table-cell>
          <table:table-cell/>
        </table:table-row>
        <table:table-row table:style-name="ro2">
          <table:table-cell table:formula="of:=[.A125]+[.A$4]" office:value-type="float" office:value="35.1">
            <text:p>35.1</text:p>
          </table:table-cell>
          <table:table-cell table:formula="of:=[.A126]/([.$D$4]*2)" office:value-type="float" office:value="8.77500000000001">
            <text:p>8.77500000000001</text:p>
          </table:table-cell>
          <table:table-cell table:formula="of:=SQRT(ABS([.$D$2]^2-[.B126]^2))" office:value-type="float" office:value="124.691617099948">
            <text:p>124.691617099948</text:p>
          </table:table-cell>
          <table:table-cell table:formula="of:=([.$C$10]-[.C126])*[.$B$4]" office:value-type="float" office:value="789.402624128415">
            <text:p>789.402624128415</text:p>
          </table:table-cell>
          <table:table-cell table:formula="of:=ROUND([.D126])" office:value-type="float" office:value="789">
            <text:p>789</text:p>
          </table:table-cell>
          <table:table-cell table:formula="of:=([.$C$8]-([.E126]*[.$C$4]))" office:value-type="float" office:value="124.691796875">
            <text:p>124.691796875</text:p>
          </table:table-cell>
          <table:table-cell table:formula="of:=SQRT(ABS([.$D$2]^2-[.F126]^2))" office:value-type="float" office:value="8.77244504592314">
            <text:p>8.77244504592314</text:p>
          </table:table-cell>
          <table:table-cell table:formula="of:=ABS([.B126]-[.G126])" office:value-type="float" office:value="0.00255495407686368">
            <text:p>0.00255495407686368</text:p>
          </table:table-cell>
          <table:table-cell/>
        </table:table-row>
        <table:table-row table:style-name="ro2">
          <table:table-cell table:formula="of:=[.A126]+[.A$4]" office:value-type="float" office:value="35.4">
            <text:p>35.4</text:p>
          </table:table-cell>
          <table:table-cell table:formula="of:=[.A127]/([.$D$4]*2)" office:value-type="float" office:value="8.85000000000001">
            <text:p>8.85000000000001</text:p>
          </table:table-cell>
          <table:table-cell table:formula="of:=SQRT(ABS([.$D$2]^2-[.B127]^2))" office:value-type="float" office:value="124.686316410423">
            <text:p>124.686316410423</text:p>
          </table:table-cell>
          <table:table-cell table:formula="of:=([.$C$10]-[.C127])*[.$B$4]" office:value-type="float" office:value="802.972389313181">
            <text:p>802.972389313181</text:p>
          </table:table-cell>
          <table:table-cell table:formula="of:=ROUND([.D127])" office:value-type="float" office:value="803">
            <text:p>803</text:p>
          </table:table-cell>
          <table:table-cell table:formula="of:=([.$C$8]-([.E127]*[.$C$4]))" office:value-type="float" office:value="124.686328125">
            <text:p>124.686328125</text:p>
          </table:table-cell>
          <table:table-cell table:formula="of:=SQRT(ABS([.$D$2]^2-[.F127]^2))" office:value-type="float" office:value="8.84983495353634">
            <text:p>8.84983495353634</text:p>
          </table:table-cell>
          <table:table-cell table:formula="of:=ABS([.B127]-[.G127])" office:value-type="float" office:value="0.000165046463669327">
            <text:p>0.000165046463669327</text:p>
          </table:table-cell>
          <table:table-cell/>
        </table:table-row>
        <table:table-row table:style-name="ro2">
          <table:table-cell table:formula="of:=[.A127]+[.A$4]" office:value-type="float" office:value="35.7">
            <text:p>35.7</text:p>
          </table:table-cell>
          <table:table-cell table:formula="of:=[.A128]/([.$D$4]*2)" office:value-type="float" office:value="8.925">
            <text:p>8.925</text:p>
          </table:table-cell>
          <table:table-cell table:formula="of:=SQRT(ABS([.$D$2]^2-[.B128]^2))" office:value-type="float" office:value="124.680970380407">
            <text:p>124.680970380407</text:p>
          </table:table-cell>
          <table:table-cell table:formula="of:=([.$C$10]-[.C128])*[.$B$4]" office:value-type="float" office:value="816.658226152176">
            <text:p>816.658226152176</text:p>
          </table:table-cell>
          <table:table-cell table:formula="of:=ROUND([.D128])" office:value-type="float" office:value="817">
            <text:p>817</text:p>
          </table:table-cell>
          <table:table-cell table:formula="of:=([.$C$8]-([.E128]*[.$C$4]))" office:value-type="float" office:value="124.680859375">
            <text:p>124.680859375</text:p>
          </table:table-cell>
          <table:table-cell table:formula="of:=SQRT(ABS([.$D$2]^2-[.F128]^2))" office:value-type="float" office:value="8.92655059423711">
            <text:p>8.92655059423711</text:p>
          </table:table-cell>
          <table:table-cell table:formula="of:=ABS([.B128]-[.G128])" office:value-type="float" office:value="0.00155059423710213">
            <text:p>0.00155059423710213</text:p>
          </table:table-cell>
          <table:table-cell/>
        </table:table-row>
        <table:table-row table:style-name="ro2">
          <table:table-cell table:formula="of:=[.A128]+[.A$4]" office:value-type="float" office:value="36">
            <text:p>36</text:p>
          </table:table-cell>
          <table:table-cell table:formula="of:=[.A129]/([.$D$4]*2)" office:value-type="float" office:value="9">
            <text:p>9</text:p>
          </table:table-cell>
          <table:table-cell table:formula="of:=SQRT(ABS([.$D$2]^2-[.B129]^2))" office:value-type="float" office:value="124.67557900407">
            <text:p>124.67557900407</text:p>
          </table:table-cell>
          <table:table-cell table:formula="of:=([.$C$10]-[.C129])*[.$B$4]" office:value-type="float" office:value="830.460149576647">
            <text:p>830.460149576647</text:p>
          </table:table-cell>
          <table:table-cell table:formula="of:=ROUND([.D129])" office:value-type="float" office:value="830">
            <text:p>830</text:p>
          </table:table-cell>
          <table:table-cell table:formula="of:=([.$C$8]-([.E129]*[.$C$4]))" office:value-type="float" office:value="124.67578125">
            <text:p>124.67578125</text:p>
          </table:table-cell>
          <table:table-cell table:formula="of:=SQRT(ABS([.$D$2]^2-[.F129]^2))" office:value-type="float" office:value="8.99719788057084">
            <text:p>8.99719788057084</text:p>
          </table:table-cell>
          <table:table-cell table:formula="of:=ABS([.B129]-[.G129])" office:value-type="float" office:value="0.00280211942916253">
            <text:p>0.00280211942916253</text:p>
          </table:table-cell>
          <table:table-cell/>
        </table:table-row>
        <table:table-row table:style-name="ro2">
          <table:table-cell table:formula="of:=[.A129]+[.A$4]" office:value-type="float" office:value="36.3">
            <text:p>36.3</text:p>
          </table:table-cell>
          <table:table-cell table:formula="of:=[.A130]/([.$D$4]*2)" office:value-type="float" office:value="9.075">
            <text:p>9.075</text:p>
          </table:table-cell>
          <table:table-cell table:formula="of:=SQRT(ABS([.$D$2]^2-[.B130]^2))" office:value-type="float" office:value="124.670142275526">
            <text:p>124.670142275526</text:p>
          </table:table-cell>
          <table:table-cell table:formula="of:=([.$C$10]-[.C130])*[.$B$4]" office:value-type="float" office:value="844.378174647209">
            <text:p>844.378174647209</text:p>
          </table:table-cell>
          <table:table-cell table:formula="of:=ROUND([.D130])" office:value-type="float" office:value="844">
            <text:p>844</text:p>
          </table:table-cell>
          <table:table-cell table:formula="of:=([.$C$8]-([.E130]*[.$C$4]))" office:value-type="float" office:value="124.6703125">
            <text:p>124.6703125</text:p>
          </table:table-cell>
          <table:table-cell table:formula="of:=SQRT(ABS([.$D$2]^2-[.F130]^2))" office:value-type="float" office:value="9.072661194619">
            <text:p>9.072661194619</text:p>
          </table:table-cell>
          <table:table-cell table:formula="of:=ABS([.B130]-[.G130])" office:value-type="float" office:value="0.00233880538100806">
            <text:p>0.00233880538100806</text:p>
          </table:table-cell>
          <table:table-cell/>
        </table:table-row>
        <table:table-row table:style-name="ro2">
          <table:table-cell table:formula="of:=[.A130]+[.A$4]" office:value-type="float" office:value="36.6">
            <text:p>36.6</text:p>
          </table:table-cell>
          <table:table-cell table:formula="of:=[.A131]/([.$D$4]*2)" office:value-type="float" office:value="9.15">
            <text:p>9.15</text:p>
          </table:table-cell>
          <table:table-cell table:formula="of:=SQRT(ABS([.$D$2]^2-[.B131]^2))" office:value-type="float" office:value="124.664660188844">
            <text:p>124.664660188844</text:p>
          </table:table-cell>
          <table:table-cell table:formula="of:=([.$C$10]-[.C131])*[.$B$4]" office:value-type="float" office:value="858.412316553622">
            <text:p>858.412316553622</text:p>
          </table:table-cell>
          <table:table-cell table:formula="of:=ROUND([.D131])" office:value-type="float" office:value="858">
            <text:p>858</text:p>
          </table:table-cell>
          <table:table-cell table:formula="of:=([.$C$8]-([.E131]*[.$C$4]))" office:value-type="float" office:value="124.66484375">
            <text:p>124.66484375</text:p>
          </table:table-cell>
          <table:table-cell table:formula="of:=SQRT(ABS([.$D$2]^2-[.F131]^2))" office:value-type="float" office:value="9.14749871757763">
            <text:p>9.14749871757763</text:p>
          </table:table-cell>
          <table:table-cell table:formula="of:=ABS([.B131]-[.G131])" office:value-type="float" office:value="0.00250128242237402">
            <text:p>0.00250128242237402</text:p>
          </table:table-cell>
          <table:table-cell/>
        </table:table-row>
        <table:table-row table:style-name="ro2">
          <table:table-cell table:formula="of:=[.A131]+[.A$4]" office:value-type="float" office:value="36.9">
            <text:p>36.9</text:p>
          </table:table-cell>
          <table:table-cell table:formula="of:=[.A132]/([.$D$4]*2)" office:value-type="float" office:value="9.225">
            <text:p>9.225</text:p>
          </table:table-cell>
          <table:table-cell table:formula="of:=SQRT(ABS([.$D$2]^2-[.B132]^2))" office:value-type="float" office:value="124.659132738039">
            <text:p>124.659132738039</text:p>
          </table:table-cell>
          <table:table-cell table:formula="of:=([.$C$10]-[.C132])*[.$B$4]" office:value-type="float" office:value="872.562590615271">
            <text:p>872.562590615271</text:p>
          </table:table-cell>
          <table:table-cell table:formula="of:=ROUND([.D132])" office:value-type="float" office:value="873">
            <text:p>873</text:p>
          </table:table-cell>
          <table:table-cell table:formula="of:=([.$C$8]-([.E132]*[.$C$4]))" office:value-type="float" office:value="124.658984375">
            <text:p>124.658984375</text:p>
          </table:table-cell>
          <table:table-cell table:formula="of:=SQRT(ABS([.$D$2]^2-[.F132]^2))" office:value-type="float" office:value="9.2270046382076">
            <text:p>9.2270046382076</text:p>
          </table:table-cell>
          <table:table-cell table:formula="of:=ABS([.B132]-[.G132])" office:value-type="float" office:value="0.00200463820760177">
            <text:p>0.00200463820760177</text:p>
          </table:table-cell>
          <table:table-cell/>
        </table:table-row>
        <table:table-row table:style-name="ro2">
          <table:table-cell table:formula="of:=[.A132]+[.A$4]" office:value-type="float" office:value="37.2">
            <text:p>37.2</text:p>
          </table:table-cell>
          <table:table-cell table:formula="of:=[.A133]/([.$D$4]*2)" office:value-type="float" office:value="9.3">
            <text:p>9.3</text:p>
          </table:table-cell>
          <table:table-cell table:formula="of:=SQRT(ABS([.$D$2]^2-[.B133]^2))" office:value-type="float" office:value="124.653559917076">
            <text:p>124.653559917076</text:p>
          </table:table-cell>
          <table:table-cell table:formula="of:=([.$C$10]-[.C133])*[.$B$4]" office:value-type="float" office:value="886.829012280868">
            <text:p>886.829012280868</text:p>
          </table:table-cell>
          <table:table-cell table:formula="of:=ROUND([.D133])" office:value-type="float" office:value="887">
            <text:p>887</text:p>
          </table:table-cell>
          <table:table-cell table:formula="of:=([.$C$8]-([.E133]*[.$C$4]))" office:value-type="float" office:value="124.653515625">
            <text:p>124.653515625</text:p>
          </table:table-cell>
          <table:table-cell table:formula="of:=SQRT(ABS([.$D$2]^2-[.F133]^2))" office:value-type="float" office:value="9.30059365459441">
            <text:p>9.30059365459441</text:p>
          </table:table-cell>
          <table:table-cell table:formula="of:=ABS([.B133]-[.G133])" office:value-type="float" office:value="0.000593654594409188">
            <text:p>0.000593654594409188</text:p>
          </table:table-cell>
          <table:table-cell/>
        </table:table-row>
        <table:table-row table:style-name="ro2">
          <table:table-cell table:formula="of:=[.A133]+[.A$4]" office:value-type="float" office:value="37.5">
            <text:p>37.5</text:p>
          </table:table-cell>
          <table:table-cell table:formula="of:=[.A134]/([.$D$4]*2)" office:value-type="float" office:value="9.375">
            <text:p>9.375</text:p>
          </table:table-cell>
          <table:table-cell table:formula="of:=SQRT(ABS([.$D$2]^2-[.B134]^2))" office:value-type="float" office:value="124.64794171987">
            <text:p>124.64794171987</text:p>
          </table:table-cell>
          <table:table-cell table:formula="of:=([.$C$10]-[.C134])*[.$B$4]" office:value-type="float" office:value="901.211597128749">
            <text:p>901.211597128749</text:p>
          </table:table-cell>
          <table:table-cell table:formula="of:=ROUND([.D134])" office:value-type="float" office:value="901">
            <text:p>901</text:p>
          </table:table-cell>
          <table:table-cell table:formula="of:=([.$C$8]-([.E134]*[.$C$4]))" office:value-type="float" office:value="124.648046875">
            <text:p>124.648046875</text:p>
          </table:table-cell>
          <table:table-cell table:formula="of:=SQRT(ABS([.$D$2]^2-[.F134]^2))" office:value-type="float" office:value="9.37360177561438">
            <text:p>9.37360177561438</text:p>
          </table:table-cell>
          <table:table-cell table:formula="of:=ABS([.B134]-[.G134])" office:value-type="float" office:value="0.00139822438561943">
            <text:p>0.00139822438561943</text:p>
          </table:table-cell>
          <table:table-cell/>
        </table:table-row>
        <table:table-row table:style-name="ro2">
          <table:table-cell table:formula="of:=[.A134]+[.A$4]" office:value-type="float" office:value="37.8">
            <text:p>37.8</text:p>
          </table:table-cell>
          <table:table-cell table:formula="of:=[.A135]/([.$D$4]*2)" office:value-type="float" office:value="9.45">
            <text:p>9.45</text:p>
          </table:table-cell>
          <table:table-cell table:formula="of:=SQRT(ABS([.$D$2]^2-[.B135]^2))" office:value-type="float" office:value="124.642278140284">
            <text:p>124.642278140284</text:p>
          </table:table-cell>
          <table:table-cell table:formula="of:=([.$C$10]-[.C135])*[.$B$4]" office:value-type="float" office:value="915.710360866942">
            <text:p>915.710360866942</text:p>
          </table:table-cell>
          <table:table-cell table:formula="of:=ROUND([.D135])" office:value-type="float" office:value="916">
            <text:p>916</text:p>
          </table:table-cell>
          <table:table-cell table:formula="of:=([.$C$8]-([.E135]*[.$C$4]))" office:value-type="float" office:value="124.6421875">
            <text:p>124.6421875</text:p>
          </table:table-cell>
          <table:table-cell table:formula="of:=SQRT(ABS([.$D$2]^2-[.F135]^2))" office:value-type="float" office:value="9.45119543840052">
            <text:p>9.45119543840052</text:p>
          </table:table-cell>
          <table:table-cell table:formula="of:=ABS([.B135]-[.G135])" office:value-type="float" office:value="0.00119543840052039">
            <text:p>0.00119543840052039</text:p>
          </table:table-cell>
          <table:table-cell/>
        </table:table-row>
        <table:table-row table:style-name="ro2">
          <table:table-cell table:formula="of:=[.A135]+[.A$4]" office:value-type="float" office:value="38.1">
            <text:p>38.1</text:p>
          </table:table-cell>
          <table:table-cell table:formula="of:=[.A136]/([.$D$4]*2)" office:value-type="float" office:value="9.525">
            <text:p>9.525</text:p>
          </table:table-cell>
          <table:table-cell table:formula="of:=SQRT(ABS([.$D$2]^2-[.B136]^2))" office:value-type="float" office:value="124.636569172133">
            <text:p>124.636569172133</text:p>
          </table:table-cell>
          <table:table-cell table:formula="of:=([.$C$10]-[.C136])*[.$B$4]" office:value-type="float" office:value="930.325319333242">
            <text:p>930.325319333242</text:p>
          </table:table-cell>
          <table:table-cell table:formula="of:=ROUND([.D136])" office:value-type="float" office:value="930">
            <text:p>930</text:p>
          </table:table-cell>
          <table:table-cell table:formula="of:=([.$C$8]-([.E136]*[.$C$4]))" office:value-type="float" office:value="124.63671875">
            <text:p>124.63671875</text:p>
          </table:table-cell>
          <table:table-cell table:formula="of:=SQRT(ABS([.$D$2]^2-[.F136]^2))" office:value-type="float" office:value="9.52304254077437">
            <text:p>9.52304254077437</text:p>
          </table:table-cell>
          <table:table-cell table:formula="of:=ABS([.B136]-[.G136])" office:value-type="float" office:value="0.00195745922562551">
            <text:p>0.00195745922562551</text:p>
          </table:table-cell>
          <table:table-cell/>
        </table:table-row>
        <table:table-row table:style-name="ro2">
          <table:table-cell table:formula="of:=[.A136]+[.A$4]" office:value-type="float" office:value="38.4">
            <text:p>38.4</text:p>
          </table:table-cell>
          <table:table-cell table:formula="of:=[.A137]/([.$D$4]*2)" office:value-type="float" office:value="9.6">
            <text:p>9.6</text:p>
          </table:table-cell>
          <table:table-cell table:formula="of:=SQRT(ABS([.$D$2]^2-[.B137]^2))" office:value-type="float" office:value="124.63081480918">
            <text:p>124.63081480918</text:p>
          </table:table-cell>
          <table:table-cell table:formula="of:=([.$C$10]-[.C137])*[.$B$4]" office:value-type="float" office:value="945.056488495284">
            <text:p>945.056488495284</text:p>
          </table:table-cell>
          <table:table-cell table:formula="of:=ROUND([.D137])" office:value-type="float" office:value="945">
            <text:p>945</text:p>
          </table:table-cell>
          <table:table-cell table:formula="of:=([.$C$8]-([.E137]*[.$C$4]))" office:value-type="float" office:value="124.630859375">
            <text:p>124.630859375</text:p>
          </table:table-cell>
          <table:table-cell table:formula="of:=SQRT(ABS([.$D$2]^2-[.F137]^2))" office:value-type="float" office:value="9.59942141219848">
            <text:p>9.59942141219848</text:p>
          </table:table-cell>
          <table:table-cell table:formula="of:=ABS([.B137]-[.G137])" office:value-type="float" office:value="0.000578587801520314">
            <text:p>0.000578587801520314</text:p>
          </table:table-cell>
          <table:table-cell/>
        </table:table-row>
        <table:table-row table:style-name="ro2">
          <table:table-cell table:formula="of:=[.A137]+[.A$4]" office:value-type="float" office:value="38.7">
            <text:p>38.7</text:p>
          </table:table-cell>
          <table:table-cell table:formula="of:=[.A138]/([.$D$4]*2)" office:value-type="float" office:value="9.675">
            <text:p>9.675</text:p>
          </table:table-cell>
          <table:table-cell table:formula="of:=SQRT(ABS([.$D$2]^2-[.B138]^2))" office:value-type="float" office:value="124.625015045135">
            <text:p>124.625015045135</text:p>
          </table:table-cell>
          <table:table-cell table:formula="of:=([.$C$10]-[.C138])*[.$B$4]" office:value-type="float" office:value="959.903884450505">
            <text:p>959.903884450505</text:p>
          </table:table-cell>
          <table:table-cell table:formula="of:=ROUND([.D138])" office:value-type="float" office:value="960">
            <text:p>960</text:p>
          </table:table-cell>
          <table:table-cell table:formula="of:=([.$C$8]-([.E138]*[.$C$4]))" office:value-type="float" office:value="124.625">
            <text:p>124.625</text:p>
          </table:table-cell>
          <table:table-cell table:formula="of:=SQRT(ABS([.$D$2]^2-[.F138]^2))" office:value-type="float" office:value="9.67519379650868">
            <text:p>9.67519379650868</text:p>
          </table:table-cell>
          <table:table-cell table:formula="of:=ABS([.B138]-[.G138])" office:value-type="float" office:value="0.000193796508680677">
            <text:p>0.000193796508680677</text:p>
          </table:table-cell>
          <table:table-cell/>
        </table:table-row>
        <table:table-row table:style-name="ro2">
          <table:table-cell table:formula="of:=[.A138]+[.A$4]" office:value-type="float" office:value="39">
            <text:p>39</text:p>
          </table:table-cell>
          <table:table-cell table:formula="of:=[.A139]/([.$D$4]*2)" office:value-type="float" office:value="9.75">
            <text:p>9.75</text:p>
          </table:table-cell>
          <table:table-cell table:formula="of:=SQRT(ABS([.$D$2]^2-[.B139]^2))" office:value-type="float" office:value="124.619169873659">
            <text:p>124.619169873659</text:p>
          </table:table-cell>
          <table:table-cell table:formula="of:=([.$C$10]-[.C139])*[.$B$4]" office:value-type="float" office:value="974.867523426547">
            <text:p>974.867523426547</text:p>
          </table:table-cell>
          <table:table-cell table:formula="of:=ROUND([.D139])" office:value-type="float" office:value="975">
            <text:p>975</text:p>
          </table:table-cell>
          <table:table-cell table:formula="of:=([.$C$8]-([.E139]*[.$C$4]))" office:value-type="float" office:value="124.619140625">
            <text:p>124.619140625</text:p>
          </table:table-cell>
          <table:table-cell table:formula="of:=SQRT(ABS([.$D$2]^2-[.F139]^2))" office:value-type="float" office:value="9.7503738331653">
            <text:p>9.7503738331653</text:p>
          </table:table-cell>
          <table:table-cell table:formula="of:=ABS([.B139]-[.G139])" office:value-type="float" office:value="0.000373833165305371">
            <text:p>0.000373833165305371</text:p>
          </table:table-cell>
          <table:table-cell/>
        </table:table-row>
        <table:table-row table:style-name="ro2">
          <table:table-cell table:formula="of:=[.A139]+[.A$4]" office:value-type="float" office:value="39.3">
            <text:p>39.3</text:p>
          </table:table-cell>
          <table:table-cell table:formula="of:=[.A140]/([.$D$4]*2)" office:value-type="float" office:value="9.825">
            <text:p>9.825</text:p>
          </table:table-cell>
          <table:table-cell table:formula="of:=SQRT(ABS([.$D$2]^2-[.B140]^2))" office:value-type="float" office:value="124.613279288365">
            <text:p>124.613279288365</text:p>
          </table:table-cell>
          <table:table-cell table:formula="of:=([.$C$10]-[.C140])*[.$B$4]" office:value-type="float" office:value="989.947421781035">
            <text:p>989.947421781035</text:p>
          </table:table-cell>
          <table:table-cell table:formula="of:=ROUND([.D140])" office:value-type="float" office:value="990">
            <text:p>990</text:p>
          </table:table-cell>
          <table:table-cell table:formula="of:=([.$C$8]-([.E140]*[.$C$4]))" office:value-type="float" office:value="124.61328125">
            <text:p>124.61328125</text:p>
          </table:table-cell>
          <table:table-cell table:formula="of:=SQRT(ABS([.$D$2]^2-[.F140]^2))" office:value-type="float" office:value="9.82497511998878">
            <text:p>9.82497511998878</text:p>
          </table:table-cell>
          <table:table-cell table:formula="of:=ABS([.B140]-[.G140])" office:value-type="float" office:value="0.000024880011221029">
            <text:p>0.000024880011221029</text:p>
          </table:table-cell>
          <table:table-cell/>
        </table:table-row>
        <table:table-row table:style-name="ro2">
          <table:table-cell table:formula="of:=[.A140]+[.A$4]" office:value-type="float" office:value="39.6">
            <text:p>39.6</text:p>
          </table:table-cell>
          <table:table-cell table:formula="of:=[.A141]/([.$D$4]*2)" office:value-type="float" office:value="9.9">
            <text:p>9.9</text:p>
          </table:table-cell>
          <table:table-cell table:formula="of:=SQRT(ABS([.$D$2]^2-[.B141]^2))" office:value-type="float" office:value="124.60734328281">
            <text:p>124.60734328281</text:p>
          </table:table-cell>
          <table:table-cell table:formula="of:=([.$C$10]-[.C141])*[.$B$4]" office:value-type="float" office:value="1005.1435960018">
            <text:p>1005.1435960018</text:p>
          </table:table-cell>
          <table:table-cell table:formula="of:=ROUND([.D141])" office:value-type="float" office:value="1005">
            <text:p>1005</text:p>
          </table:table-cell>
          <table:table-cell table:formula="of:=([.$C$8]-([.E141]*[.$C$4]))" office:value-type="float" office:value="124.607421875">
            <text:p>124.607421875</text:p>
          </table:table-cell>
          <table:table-cell table:formula="of:=SQRT(ABS([.$D$2]^2-[.F141]^2))" office:value-type="float" office:value="9.89901074177473">
            <text:p>9.89901074177473</text:p>
          </table:table-cell>
          <table:table-cell table:formula="of:=ABS([.B141]-[.G141])" office:value-type="float" office:value="0.000989258225265743">
            <text:p>0.000989258225265743</text:p>
          </table:table-cell>
          <table:table-cell/>
        </table:table-row>
        <table:table-row table:style-name="ro2">
          <table:table-cell table:formula="of:=[.A141]+[.A$4]" office:value-type="float" office:value="39.9">
            <text:p>39.9</text:p>
          </table:table-cell>
          <table:table-cell table:formula="of:=[.A142]/([.$D$4]*2)" office:value-type="float" office:value="9.97499999999999">
            <text:p>9.97499999999999</text:p>
          </table:table-cell>
          <table:table-cell table:formula="of:=SQRT(ABS([.$D$2]^2-[.B142]^2))" office:value-type="float" office:value="124.601361850503">
            <text:p>124.601361850503</text:p>
          </table:table-cell>
          <table:table-cell table:formula="of:=([.$C$10]-[.C142])*[.$B$4]" office:value-type="float" office:value="1020.45606270702">
            <text:p>1020.45606270702</text:p>
          </table:table-cell>
          <table:table-cell table:formula="of:=ROUND([.D142])" office:value-type="float" office:value="1020">
            <text:p>1020</text:p>
          </table:table-cell>
          <table:table-cell table:formula="of:=([.$C$8]-([.E142]*[.$C$4]))" office:value-type="float" office:value="124.6015625">
            <text:p>124.6015625</text:p>
          </table:table-cell>
          <table:table-cell table:formula="of:=SQRT(ABS([.$D$2]^2-[.F142]^2))" office:value-type="float" office:value="9.97249329699418">
            <text:p>9.97249329699418</text:p>
          </table:table-cell>
          <table:table-cell table:formula="of:=ABS([.B142]-[.G142])" office:value-type="float" office:value="0.00250670300581923">
            <text:p>0.00250670300581923</text:p>
          </table:table-cell>
          <table:table-cell/>
        </table:table-row>
        <table:table-row table:style-name="ro2">
          <table:table-cell table:formula="of:=[.A142]+[.A$4]" office:value-type="float" office:value="40.2">
            <text:p>40.2</text:p>
          </table:table-cell>
          <table:table-cell table:formula="of:=[.A143]/([.$D$4]*2)" office:value-type="float" office:value="10.05">
            <text:p>10.05</text:p>
          </table:table-cell>
          <table:table-cell table:formula="of:=SQRT(ABS([.$D$2]^2-[.B143]^2))" office:value-type="float" office:value="124.595334984902">
            <text:p>124.595334984902</text:p>
          </table:table-cell>
          <table:table-cell table:formula="of:=([.$C$10]-[.C143])*[.$B$4]" office:value-type="float" office:value="1035.88483864514">
            <text:p>1035.88483864514</text:p>
          </table:table-cell>
          <table:table-cell table:formula="of:=ROUND([.D143])" office:value-type="float" office:value="1036">
            <text:p>1036</text:p>
          </table:table-cell>
          <table:table-cell table:formula="of:=([.$C$8]-([.E143]*[.$C$4]))" office:value-type="float" office:value="124.5953125">
            <text:p>124.5953125</text:p>
          </table:table-cell>
          <table:table-cell table:formula="of:=SQRT(ABS([.$D$2]^2-[.F143]^2))" office:value-type="float" office:value="10.0502787537134">
            <text:p>10.0502787537134</text:p>
          </table:table-cell>
          <table:table-cell table:formula="of:=ABS([.B143]-[.G143])" office:value-type="float" office:value="0.000278753713416791">
            <text:p>0.000278753713416791</text:p>
          </table:table-cell>
          <table:table-cell/>
        </table:table-row>
        <table:table-row table:style-name="ro2">
          <table:table-cell table:formula="of:=[.A143]+[.A$4]" office:value-type="float" office:value="40.5">
            <text:p>40.5</text:p>
          </table:table-cell>
          <table:table-cell table:formula="of:=[.A144]/([.$D$4]*2)" office:value-type="float" office:value="10.125">
            <text:p>10.125</text:p>
          </table:table-cell>
          <table:table-cell table:formula="of:=SQRT(ABS([.$D$2]^2-[.B144]^2))" office:value-type="float" office:value="124.589262679414">
            <text:p>124.589262679414</text:p>
          </table:table-cell>
          <table:table-cell table:formula="of:=([.$C$10]-[.C144])*[.$B$4]" office:value-type="float" office:value="1051.42994069523">
            <text:p>1051.42994069523</text:p>
          </table:table-cell>
          <table:table-cell table:formula="of:=ROUND([.D144])" office:value-type="float" office:value="1051">
            <text:p>1051</text:p>
          </table:table-cell>
          <table:table-cell table:formula="of:=([.$C$8]-([.E144]*[.$C$4]))" office:value-type="float" office:value="124.589453125">
            <text:p>124.589453125</text:p>
          </table:table-cell>
          <table:table-cell table:formula="of:=SQRT(ABS([.$D$2]^2-[.F144]^2))" office:value-type="float" office:value="10.1226562726108">
            <text:p>10.1226562726108</text:p>
          </table:table-cell>
          <table:table-cell table:formula="of:=ABS([.B144]-[.G144])" office:value-type="float" office:value="0.00234372738922772">
            <text:p>0.00234372738922772</text:p>
          </table:table-cell>
          <table:table-cell/>
        </table:table-row>
        <table:table-row table:style-name="ro2">
          <table:table-cell table:formula="of:=[.A144]+[.A$4]" office:value-type="float" office:value="40.8">
            <text:p>40.8</text:p>
          </table:table-cell>
          <table:table-cell table:formula="of:=[.A145]/([.$D$4]*2)" office:value-type="float" office:value="10.2">
            <text:p>10.2</text:p>
          </table:table-cell>
          <table:table-cell table:formula="of:=SQRT(ABS([.$D$2]^2-[.B145]^2))" office:value-type="float" office:value="124.583144927394">
            <text:p>124.583144927394</text:p>
          </table:table-cell>
          <table:table-cell table:formula="of:=([.$C$10]-[.C145])*[.$B$4]" office:value-type="float" office:value="1067.09138586677">
            <text:p>1067.09138586677</text:p>
          </table:table-cell>
          <table:table-cell table:formula="of:=ROUND([.D145])" office:value-type="float" office:value="1067">
            <text:p>1067</text:p>
          </table:table-cell>
          <table:table-cell table:formula="of:=([.$C$8]-([.E145]*[.$C$4]))" office:value-type="float" office:value="124.583203125">
            <text:p>124.583203125</text:p>
          </table:table-cell>
          <table:table-cell table:formula="of:=SQRT(ABS([.$D$2]^2-[.F145]^2))" office:value-type="float" office:value="10.1992891475333">
            <text:p>10.1992891475333</text:p>
          </table:table-cell>
          <table:table-cell table:formula="of:=ABS([.B145]-[.G145])" office:value-type="float" office:value="0.00071085246669611">
            <text:p>0.00071085246669611</text:p>
          </table:table-cell>
          <table:table-cell/>
        </table:table-row>
        <table:table-row table:style-name="ro2">
          <table:table-cell table:formula="of:=[.A145]+[.A$4]" office:value-type="float" office:value="41.1">
            <text:p>41.1</text:p>
          </table:table-cell>
          <table:table-cell table:formula="of:=[.A146]/([.$D$4]*2)" office:value-type="float" office:value="10.275">
            <text:p>10.275</text:p>
          </table:table-cell>
          <table:table-cell table:formula="of:=SQRT(ABS([.$D$2]^2-[.B146]^2))" office:value-type="float" office:value="124.576981722146">
            <text:p>124.576981722146</text:p>
          </table:table-cell>
          <table:table-cell table:formula="of:=([.$C$10]-[.C146])*[.$B$4]" office:value-type="float" office:value="1082.86919130001">
            <text:p>1082.86919130001</text:p>
          </table:table-cell>
          <table:table-cell table:formula="of:=ROUND([.D146])" office:value-type="float" office:value="1083">
            <text:p>1083</text:p>
          </table:table-cell>
          <table:table-cell table:formula="of:=([.$C$8]-([.E146]*[.$C$4]))" office:value-type="float" office:value="124.576953125">
            <text:p>124.576953125</text:p>
          </table:table-cell>
          <table:table-cell table:formula="of:=SQRT(ABS([.$D$2]^2-[.F146]^2))" office:value-type="float" office:value="10.2753467139338">
            <text:p>10.2753467139338</text:p>
          </table:table-cell>
          <table:table-cell table:formula="of:=ABS([.B146]-[.G146])" office:value-type="float" office:value="0.000346713933856435">
            <text:p>0.000346713933856435</text:p>
          </table:table-cell>
          <table:table-cell/>
        </table:table-row>
        <table:table-row table:style-name="ro2">
          <table:table-cell table:formula="of:=[.A146]+[.A$4]" office:value-type="float" office:value="41.4">
            <text:p>41.4</text:p>
          </table:table-cell>
          <table:table-cell table:formula="of:=[.A147]/([.$D$4]*2)" office:value-type="float" office:value="10.35">
            <text:p>10.35</text:p>
          </table:table-cell>
          <table:table-cell table:formula="of:=SQRT(ABS([.$D$2]^2-[.B147]^2))" office:value-type="float" office:value="124.570773056925">
            <text:p>124.570773056925</text:p>
          </table:table-cell>
          <table:table-cell table:formula="of:=([.$C$10]-[.C147])*[.$B$4]" office:value-type="float" office:value="1098.76337426591">
            <text:p>1098.76337426591</text:p>
          </table:table-cell>
          <table:table-cell table:formula="of:=ROUND([.D147])" office:value-type="float" office:value="1099">
            <text:p>1099</text:p>
          </table:table-cell>
          <table:table-cell table:formula="of:=([.$C$8]-([.E147]*[.$C$4]))" office:value-type="float" office:value="124.570703125">
            <text:p>124.570703125</text:p>
          </table:table-cell>
          <table:table-cell table:formula="of:=SQRT(ABS([.$D$2]^2-[.F147]^2))" office:value-type="float" office:value="10.350841653852">
            <text:p>10.350841653852</text:p>
          </table:table-cell>
          <table:table-cell table:formula="of:=ABS([.B147]-[.G147])" office:value-type="float" office:value="0.000841653851988866">
            <text:p>0.000841653851988866</text:p>
          </table:table-cell>
          <table:table-cell/>
        </table:table-row>
        <table:table-row table:style-name="ro2">
          <table:table-cell table:formula="of:=[.A147]+[.A$4]" office:value-type="float" office:value="41.7">
            <text:p>41.7</text:p>
          </table:table-cell>
          <table:table-cell table:formula="of:=[.A148]/([.$D$4]*2)" office:value-type="float" office:value="10.425">
            <text:p>10.425</text:p>
          </table:table-cell>
          <table:table-cell table:formula="of:=SQRT(ABS([.$D$2]^2-[.B148]^2))" office:value-type="float" office:value="124.564518924933">
            <text:p>124.564518924933</text:p>
          </table:table-cell>
          <table:table-cell table:formula="of:=([.$C$10]-[.C148])*[.$B$4]" office:value-type="float" office:value="1114.77395216625">
            <text:p>1114.77395216625</text:p>
          </table:table-cell>
          <table:table-cell table:formula="of:=ROUND([.D148])" office:value-type="float" office:value="1115">
            <text:p>1115</text:p>
          </table:table-cell>
          <table:table-cell table:formula="of:=([.$C$8]-([.E148]*[.$C$4]))" office:value-type="float" office:value="124.564453125">
            <text:p>124.564453125</text:p>
          </table:table-cell>
          <table:table-cell table:formula="of:=SQRT(ABS([.$D$2]^2-[.F148]^2))" office:value-type="float" office:value="10.4257861895244">
            <text:p>10.4257861895244</text:p>
          </table:table-cell>
          <table:table-cell table:formula="of:=ABS([.B148]-[.G148])" office:value-type="float" office:value="0.000786189524411896">
            <text:p>0.000786189524411896</text:p>
          </table:table-cell>
          <table:table-cell/>
        </table:table-row>
        <table:table-row table:style-name="ro2">
          <table:table-cell table:formula="of:=[.A148]+[.A$4]" office:value-type="float" office:value="42">
            <text:p>42</text:p>
          </table:table-cell>
          <table:table-cell table:formula="of:=[.A149]/([.$D$4]*2)" office:value-type="float" office:value="10.5">
            <text:p>10.5</text:p>
          </table:table-cell>
          <table:table-cell table:formula="of:=SQRT(ABS([.$D$2]^2-[.B149]^2))" office:value-type="float" office:value="124.558219319321">
            <text:p>124.558219319321</text:p>
          </table:table-cell>
          <table:table-cell table:formula="of:=([.$C$10]-[.C149])*[.$B$4]" office:value-type="float" office:value="1130.90094253381">
            <text:p>1130.90094253381</text:p>
          </table:table-cell>
          <table:table-cell table:formula="of:=ROUND([.D149])" office:value-type="float" office:value="1131">
            <text:p>1131</text:p>
          </table:table-cell>
          <table:table-cell table:formula="of:=([.$C$8]-([.E149]*[.$C$4]))" office:value-type="float" office:value="124.558203125">
            <text:p>124.558203125</text:p>
          </table:table-cell>
          <table:table-cell table:formula="of:=SQRT(ABS([.$D$2]^2-[.F149]^2))" office:value-type="float" office:value="10.5001921063968">
            <text:p>10.5001921063968</text:p>
          </table:table-cell>
          <table:table-cell table:formula="of:=ABS([.B149]-[.G149])" office:value-type="float" office:value="0.000192106396836422">
            <text:p>0.000192106396836422</text:p>
          </table:table-cell>
          <table:table-cell/>
        </table:table-row>
        <table:table-row table:style-name="ro2">
          <table:table-cell table:formula="of:=[.A149]+[.A$4]" office:value-type="float" office:value="42.3">
            <text:p>42.3</text:p>
          </table:table-cell>
          <table:table-cell table:formula="of:=[.A150]/([.$D$4]*2)" office:value-type="float" office:value="10.575">
            <text:p>10.575</text:p>
          </table:table-cell>
          <table:table-cell table:formula="of:=SQRT(ABS([.$D$2]^2-[.B150]^2))" office:value-type="float" office:value="124.551874233188">
            <text:p>124.551874233188</text:p>
          </table:table-cell>
          <table:table-cell table:formula="of:=([.$C$10]-[.C150])*[.$B$4]" office:value-type="float" office:value="1147.14436303235">
            <text:p>1147.14436303235</text:p>
          </table:table-cell>
          <table:table-cell table:formula="of:=ROUND([.D150])" office:value-type="float" office:value="1147">
            <text:p>1147</text:p>
          </table:table-cell>
          <table:table-cell table:formula="of:=([.$C$8]-([.E150]*[.$C$4]))" office:value-type="float" office:value="124.551953125">
            <text:p>124.551953125</text:p>
          </table:table-cell>
          <table:table-cell table:formula="of:=SQRT(ABS([.$D$2]^2-[.F150]^2))" office:value-type="float" office:value="10.5740707746735">
            <text:p>10.5740707746735</text:p>
          </table:table-cell>
          <table:table-cell table:formula="of:=ABS([.B150]-[.G150])" office:value-type="float" office:value="0.000929225326498084">
            <text:p>0.000929225326498084</text:p>
          </table:table-cell>
          <table:table-cell/>
        </table:table-row>
        <table:table-row table:style-name="ro2">
          <table:table-cell table:formula="of:=[.A150]+[.A$4]" office:value-type="float" office:value="42.6">
            <text:p>42.6</text:p>
          </table:table-cell>
          <table:table-cell table:formula="of:=[.A151]/([.$D$4]*2)" office:value-type="float" office:value="10.65">
            <text:p>10.65</text:p>
          </table:table-cell>
          <table:table-cell table:formula="of:=SQRT(ABS([.$D$2]^2-[.B151]^2))" office:value-type="float" office:value="124.545483659585">
            <text:p>124.545483659585</text:p>
          </table:table-cell>
          <table:table-cell table:formula="of:=([.$C$10]-[.C151])*[.$B$4]" office:value-type="float" office:value="1163.50423145675">
            <text:p>1163.50423145675</text:p>
          </table:table-cell>
          <table:table-cell table:formula="of:=ROUND([.D151])" office:value-type="float" office:value="1164">
            <text:p>1164</text:p>
          </table:table-cell>
          <table:table-cell table:formula="of:=([.$C$8]-([.E151]*[.$C$4]))" office:value-type="float" office:value="124.5453125">
            <text:p>124.5453125</text:p>
          </table:table-cell>
          <table:table-cell table:formula="of:=SQRT(ABS([.$D$2]^2-[.F151]^2))" office:value-type="float" office:value="10.6520014212046">
            <text:p>10.6520014212046</text:p>
          </table:table-cell>
          <table:table-cell table:formula="of:=ABS([.B151]-[.G151])" office:value-type="float" office:value="0.00200142120461955">
            <text:p>0.00200142120461955</text:p>
          </table:table-cell>
          <table:table-cell/>
        </table:table-row>
        <table:table-row table:style-name="ro2">
          <table:table-cell table:formula="of:=[.A151]+[.A$4]" office:value-type="float" office:value="42.9">
            <text:p>42.9</text:p>
          </table:table-cell>
          <table:table-cell table:formula="of:=[.A152]/([.$D$4]*2)" office:value-type="float" office:value="10.725">
            <text:p>10.725</text:p>
          </table:table-cell>
          <table:table-cell table:formula="of:=SQRT(ABS([.$D$2]^2-[.B152]^2))" office:value-type="float" office:value="124.539047591508">
            <text:p>124.539047591508</text:p>
          </table:table-cell>
          <table:table-cell table:formula="of:=([.$C$10]-[.C152])*[.$B$4]" office:value-type="float" office:value="1179.98056573328">
            <text:p>1179.98056573328</text:p>
          </table:table-cell>
          <table:table-cell table:formula="of:=ROUND([.D152])" office:value-type="float" office:value="1180">
            <text:p>1180</text:p>
          </table:table-cell>
          <table:table-cell table:formula="of:=([.$C$8]-([.E152]*[.$C$4]))" office:value-type="float" office:value="124.5390625">
            <text:p>124.5390625</text:p>
          </table:table-cell>
          <table:table-cell table:formula="of:=SQRT(ABS([.$D$2]^2-[.F152]^2))" office:value-type="float" office:value="10.7248268807051">
            <text:p>10.7248268807051</text:p>
          </table:table-cell>
          <table:table-cell table:formula="of:=ABS([.B152]-[.G152])" office:value-type="float" office:value="0.000173119294931468">
            <text:p>0.000173119294931468</text:p>
          </table:table-cell>
          <table:table-cell/>
        </table:table-row>
        <table:table-row table:style-name="ro2">
          <table:table-cell table:formula="of:=[.A152]+[.A$4]" office:value-type="float" office:value="43.2">
            <text:p>43.2</text:p>
          </table:table-cell>
          <table:table-cell table:formula="of:=[.A153]/([.$D$4]*2)" office:value-type="float" office:value="10.8">
            <text:p>10.8</text:p>
          </table:table-cell>
          <table:table-cell table:formula="of:=SQRT(ABS([.$D$2]^2-[.B153]^2))" office:value-type="float" office:value="124.532566021904">
            <text:p>124.532566021904</text:p>
          </table:table-cell>
          <table:table-cell table:formula="of:=([.$C$10]-[.C153])*[.$B$4]" office:value-type="float" office:value="1196.57338391935">
            <text:p>1196.57338391935</text:p>
          </table:table-cell>
          <table:table-cell table:formula="of:=ROUND([.D153])" office:value-type="float" office:value="1197">
            <text:p>1197</text:p>
          </table:table-cell>
          <table:table-cell table:formula="of:=([.$C$8]-([.E153]*[.$C$4]))" office:value-type="float" office:value="124.532421875">
            <text:p>124.532421875</text:p>
          </table:table-cell>
          <table:table-cell table:formula="of:=SQRT(ABS([.$D$2]^2-[.F153]^2))" office:value-type="float" office:value="10.8016619992954">
            <text:p>10.8016619992954</text:p>
          </table:table-cell>
          <table:table-cell table:formula="of:=ABS([.B153]-[.G153])" office:value-type="float" office:value="0.00166199929543609">
            <text:p>0.00166199929543609</text:p>
          </table:table-cell>
          <table:table-cell/>
        </table:table-row>
        <table:table-row table:style-name="ro2">
          <table:table-cell table:formula="of:=[.A153]+[.A$4]" office:value-type="float" office:value="43.4999999999999">
            <text:p>43.4999999999999</text:p>
          </table:table-cell>
          <table:table-cell table:formula="of:=[.A154]/([.$D$4]*2)" office:value-type="float" office:value="10.875">
            <text:p>10.875</text:p>
          </table:table-cell>
          <table:table-cell table:formula="of:=SQRT(ABS([.$D$2]^2-[.B154]^2))" office:value-type="float" office:value="124.526038943668">
            <text:p>124.526038943668</text:p>
          </table:table-cell>
          <table:table-cell table:formula="of:=([.$C$10]-[.C154])*[.$B$4]" office:value-type="float" office:value="1213.28270420392">
            <text:p>1213.28270420392</text:p>
          </table:table-cell>
          <table:table-cell table:formula="of:=ROUND([.D154])" office:value-type="float" office:value="1213">
            <text:p>1213</text:p>
          </table:table-cell>
          <table:table-cell table:formula="of:=([.$C$8]-([.E154]*[.$C$4]))" office:value-type="float" office:value="124.526171875">
            <text:p>124.526171875</text:p>
          </table:table-cell>
          <table:table-cell table:formula="of:=SQRT(ABS([.$D$2]^2-[.F154]^2))" office:value-type="float" office:value="10.8734777398015">
            <text:p>10.8734777398015</text:p>
          </table:table-cell>
          <table:table-cell table:formula="of:=ABS([.B154]-[.G154])" office:value-type="float" office:value="0.00152226019851476">
            <text:p>0.00152226019851476</text:p>
          </table:table-cell>
          <table:table-cell/>
        </table:table-row>
        <table:table-row table:style-name="ro2">
          <table:table-cell table:formula="of:=[.A154]+[.A$4]" office:value-type="float" office:value="43.7999999999999">
            <text:p>43.7999999999999</text:p>
          </table:table-cell>
          <table:table-cell table:formula="of:=[.A155]/([.$D$4]*2)" office:value-type="float" office:value="10.95">
            <text:p>10.95</text:p>
          </table:table-cell>
          <table:table-cell table:formula="of:=SQRT(ABS([.$D$2]^2-[.B155]^2))" office:value-type="float" office:value="124.519466349644">
            <text:p>124.519466349644</text:p>
          </table:table-cell>
          <table:table-cell table:formula="of:=([.$C$10]-[.C155])*[.$B$4]" office:value-type="float" office:value="1230.10854490749">
            <text:p>1230.10854490749</text:p>
          </table:table-cell>
          <table:table-cell table:formula="of:=ROUND([.D155])" office:value-type="float" office:value="1230">
            <text:p>1230</text:p>
          </table:table-cell>
          <table:table-cell table:formula="of:=([.$C$8]-([.E155]*[.$C$4]))" office:value-type="float" office:value="124.51953125">
            <text:p>124.51953125</text:p>
          </table:table-cell>
          <table:table-cell table:formula="of:=SQRT(ABS([.$D$2]^2-[.F155]^2))" office:value-type="float" office:value="10.9492619513953">
            <text:p>10.9492619513953</text:p>
          </table:table-cell>
          <table:table-cell table:formula="of:=ABS([.B155]-[.G155])" office:value-type="float" office:value="0.000738048604656427">
            <text:p>0.000738048604656427</text:p>
          </table:table-cell>
          <table:table-cell/>
        </table:table-row>
        <table:table-row table:style-name="ro2">
          <table:table-cell table:formula="of:=[.A155]+[.A$4]" office:value-type="float" office:value="44.0999999999999">
            <text:p>44.0999999999999</text:p>
          </table:table-cell>
          <table:table-cell table:formula="of:=[.A156]/([.$D$4]*2)" office:value-type="float" office:value="11.025">
            <text:p>11.025</text:p>
          </table:table-cell>
          <table:table-cell table:formula="of:=SQRT(ABS([.$D$2]^2-[.B156]^2))" office:value-type="float" office:value="124.512848232622">
            <text:p>124.512848232622</text:p>
          </table:table-cell>
          <table:table-cell table:formula="of:=([.$C$10]-[.C156])*[.$B$4]" office:value-type="float" office:value="1247.0509244821">
            <text:p>1247.0509244821</text:p>
          </table:table-cell>
          <table:table-cell table:formula="of:=ROUND([.D156])" office:value-type="float" office:value="1247">
            <text:p>1247</text:p>
          </table:table-cell>
          <table:table-cell table:formula="of:=([.$C$8]-([.E156]*[.$C$4]))" office:value-type="float" office:value="124.512890625">
            <text:p>124.512890625</text:p>
          </table:table-cell>
          <table:table-cell table:formula="of:=SQRT(ABS([.$D$2]^2-[.F156]^2))" office:value-type="float" office:value="11.0245212234722">
            <text:p>11.0245212234722</text:p>
          </table:table-cell>
          <table:table-cell table:formula="of:=ABS([.B156]-[.G156])" office:value-type="float" office:value="0.000478776527810254">
            <text:p>0.000478776527810254</text:p>
          </table:table-cell>
          <table:table-cell/>
        </table:table-row>
        <table:table-row table:style-name="ro2">
          <table:table-cell table:formula="of:=[.A156]+[.A$4]" office:value-type="float" office:value="44.3999999999999">
            <text:p>44.3999999999999</text:p>
          </table:table-cell>
          <table:table-cell table:formula="of:=[.A157]/([.$D$4]*2)" office:value-type="float" office:value="11.1">
            <text:p>11.1</text:p>
          </table:table-cell>
          <table:table-cell table:formula="of:=SQRT(ABS([.$D$2]^2-[.B157]^2))" office:value-type="float" office:value="124.506184585345">
            <text:p>124.506184585345</text:p>
          </table:table-cell>
          <table:table-cell table:formula="of:=([.$C$10]-[.C157])*[.$B$4]" office:value-type="float" office:value="1264.10986151164">
            <text:p>1264.10986151164</text:p>
          </table:table-cell>
          <table:table-cell table:formula="of:=ROUND([.D157])" office:value-type="float" office:value="1264">
            <text:p>1264</text:p>
          </table:table-cell>
          <table:table-cell table:formula="of:=([.$C$8]-([.E157]*[.$C$4]))" office:value-type="float" office:value="124.50625">
            <text:p>124.50625</text:p>
          </table:table-cell>
          <table:table-cell table:formula="of:=SQRT(ABS([.$D$2]^2-[.F157]^2))" office:value-type="float" office:value="11.0992662341932">
            <text:p>11.0992662341932</text:p>
          </table:table-cell>
          <table:table-cell table:formula="of:=ABS([.B157]-[.G157])" office:value-type="float" office:value="0.00073376580678719">
            <text:p>0.00073376580678719</text:p>
          </table:table-cell>
          <table:table-cell/>
        </table:table-row>
        <table:table-row table:style-name="ro2">
          <table:table-cell table:formula="of:=[.A157]+[.A$4]" office:value-type="float" office:value="44.6999999999999">
            <text:p>44.6999999999999</text:p>
          </table:table-cell>
          <table:table-cell table:formula="of:=[.A158]/([.$D$4]*2)" office:value-type="float" office:value="11.175">
            <text:p>11.175</text:p>
          </table:table-cell>
          <table:table-cell table:formula="of:=SQRT(ABS([.$D$2]^2-[.B158]^2))" office:value-type="float" office:value="124.499475400501">
            <text:p>124.499475400501</text:p>
          </table:table-cell>
          <table:table-cell table:formula="of:=([.$C$10]-[.C158])*[.$B$4]" office:value-type="float" office:value="1281.28537471181">
            <text:p>1281.28537471181</text:p>
          </table:table-cell>
          <table:table-cell table:formula="of:=ROUND([.D158])" office:value-type="float" office:value="1281">
            <text:p>1281</text:p>
          </table:table-cell>
          <table:table-cell table:formula="of:=([.$C$8]-([.E158]*[.$C$4]))" office:value-type="float" office:value="124.499609375">
            <text:p>124.499609375</text:p>
          </table:table-cell>
          <table:table-cell table:formula="of:=SQRT(ABS([.$D$2]^2-[.F158]^2))" office:value-type="float" office:value="11.1735073039941">
            <text:p>11.1735073039941</text:p>
          </table:table-cell>
          <table:table-cell table:formula="of:=ABS([.B158]-[.G158])" office:value-type="float" office:value="0.00149269600585811">
            <text:p>0.00149269600585811</text:p>
          </table:table-cell>
          <table:table-cell/>
        </table:table-row>
        <table:table-row table:style-name="ro2">
          <table:table-cell table:formula="of:=[.A158]+[.A$4]" office:value-type="float" office:value="44.9999999999999">
            <text:p>44.9999999999999</text:p>
          </table:table-cell>
          <table:table-cell table:formula="of:=[.A159]/([.$D$4]*2)" office:value-type="float" office:value="11.25">
            <text:p>11.25</text:p>
          </table:table-cell>
          <table:table-cell table:formula="of:=SQRT(ABS([.$D$2]^2-[.B159]^2))" office:value-type="float" office:value="124.492720670728">
            <text:p>124.492720670728</text:p>
          </table:table-cell>
          <table:table-cell table:formula="of:=([.$C$10]-[.C159])*[.$B$4]" office:value-type="float" office:value="1298.5774829302">
            <text:p>1298.5774829302</text:p>
          </table:table-cell>
          <table:table-cell table:formula="of:=ROUND([.D159])" office:value-type="float" office:value="1299">
            <text:p>1299</text:p>
          </table:table-cell>
          <table:table-cell table:formula="of:=([.$C$8]-([.E159]*[.$C$4]))" office:value-type="float" office:value="124.492578125">
            <text:p>124.492578125</text:p>
          </table:table-cell>
          <table:table-cell table:formula="of:=SQRT(ABS([.$D$2]^2-[.F159]^2))" office:value-type="float" office:value="11.2515773023507">
            <text:p>11.2515773023507</text:p>
          </table:table-cell>
          <table:table-cell table:formula="of:=ABS([.B159]-[.G159])" office:value-type="float" office:value="0.00157730235071796">
            <text:p>0.00157730235071796</text:p>
          </table:table-cell>
          <table:table-cell/>
        </table:table-row>
        <table:table-row table:style-name="ro2">
          <table:table-cell table:formula="of:=[.A159]+[.A$4]" office:value-type="float" office:value="45.2999999999999">
            <text:p>45.2999999999999</text:p>
          </table:table-cell>
          <table:table-cell table:formula="of:=[.A160]/([.$D$4]*2)" office:value-type="float" office:value="11.325">
            <text:p>11.325</text:p>
          </table:table-cell>
          <table:table-cell table:formula="of:=SQRT(ABS([.$D$2]^2-[.B160]^2))" office:value-type="float" office:value="124.485920388613">
            <text:p>124.485920388613</text:p>
          </table:table-cell>
          <table:table-cell table:formula="of:=([.$C$10]-[.C160])*[.$B$4]" office:value-type="float" office:value="1315.98620514651">
            <text:p>1315.98620514651</text:p>
          </table:table-cell>
          <table:table-cell table:formula="of:=ROUND([.D160])" office:value-type="float" office:value="1316">
            <text:p>1316</text:p>
          </table:table-cell>
          <table:table-cell table:formula="of:=([.$C$8]-([.E160]*[.$C$4]))" office:value-type="float" office:value="124.4859375">
            <text:p>124.4859375</text:p>
          </table:table-cell>
          <table:table-cell table:formula="of:=SQRT(ABS([.$D$2]^2-[.F160]^2))" office:value-type="float" office:value="11.3248119077578">
            <text:p>11.3248119077578</text:p>
          </table:table-cell>
          <table:table-cell table:formula="of:=ABS([.B160]-[.G160])" office:value-type="float" office:value="0.000188092242183302">
            <text:p>0.000188092242183302</text:p>
          </table:table-cell>
          <table:table-cell/>
        </table:table-row>
        <table:table-row table:style-name="ro2">
          <table:table-cell table:formula="of:=[.A160]+[.A$4]" office:value-type="float" office:value="45.5999999999999">
            <text:p>45.5999999999999</text:p>
          </table:table-cell>
          <table:table-cell table:formula="of:=[.A161]/([.$D$4]*2)" office:value-type="float" office:value="11.4">
            <text:p>11.4</text:p>
          </table:table-cell>
          <table:table-cell table:formula="of:=SQRT(ABS([.$D$2]^2-[.B161]^2))" office:value-type="float" office:value="124.479074546688">
            <text:p>124.479074546688</text:p>
          </table:table-cell>
          <table:table-cell table:formula="of:=([.$C$10]-[.C161])*[.$B$4]" office:value-type="float" office:value="1333.51156047262">
            <text:p>1333.51156047262</text:p>
          </table:table-cell>
          <table:table-cell table:formula="of:=ROUND([.D161])" office:value-type="float" office:value="1334">
            <text:p>1334</text:p>
          </table:table-cell>
          <table:table-cell table:formula="of:=([.$C$8]-([.E161]*[.$C$4]))" office:value-type="float" office:value="124.47890625">
            <text:p>124.47890625</text:p>
          </table:table-cell>
          <table:table-cell table:formula="of:=SQRT(ABS([.$D$2]^2-[.F161]^2))" office:value-type="float" office:value="11.4018375187385">
            <text:p>11.4018375187385</text:p>
          </table:table-cell>
          <table:table-cell table:formula="of:=ABS([.B161]-[.G161])" office:value-type="float" office:value="0.00183751873847093">
            <text:p>0.00183751873847093</text:p>
          </table:table-cell>
          <table:table-cell/>
        </table:table-row>
        <table:table-row table:style-name="ro2">
          <table:table-cell table:formula="of:=[.A161]+[.A$4]" office:value-type="float" office:value="45.8999999999999">
            <text:p>45.8999999999999</text:p>
          </table:table-cell>
          <table:table-cell table:formula="of:=[.A162]/([.$D$4]*2)" office:value-type="float" office:value="11.475">
            <text:p>11.475</text:p>
          </table:table-cell>
          <table:table-cell table:formula="of:=SQRT(ABS([.$D$2]^2-[.B162]^2))" office:value-type="float" office:value="124.472183137438">
            <text:p>124.472183137438</text:p>
          </table:table-cell>
          <table:table-cell table:formula="of:=([.$C$10]-[.C162])*[.$B$4]" office:value-type="float" office:value="1351.15356815259">
            <text:p>1351.15356815259</text:p>
          </table:table-cell>
          <table:table-cell table:formula="of:=ROUND([.D162])" office:value-type="float" office:value="1351">
            <text:p>1351</text:p>
          </table:table-cell>
          <table:table-cell table:formula="of:=([.$C$8]-([.E162]*[.$C$4]))" office:value-type="float" office:value="124.472265625">
            <text:p>124.472265625</text:p>
          </table:table-cell>
          <table:table-cell table:formula="of:=SQRT(ABS([.$D$2]^2-[.F162]^2))" office:value-type="float" office:value="11.4741052016897">
            <text:p>11.4741052016897</text:p>
          </table:table-cell>
          <table:table-cell table:formula="of:=ABS([.B162]-[.G162])" office:value-type="float" office:value="0.000894798310321576">
            <text:p>0.000894798310321576</text:p>
          </table:table-cell>
          <table:table-cell/>
        </table:table-row>
        <table:table-row table:style-name="ro2">
          <table:table-cell table:formula="of:=[.A162]+[.A$4]" office:value-type="float" office:value="46.1999999999999">
            <text:p>46.1999999999999</text:p>
          </table:table-cell>
          <table:table-cell table:formula="of:=[.A163]/([.$D$4]*2)" office:value-type="float" office:value="11.55">
            <text:p>11.55</text:p>
          </table:table-cell>
          <table:table-cell table:formula="of:=SQRT(ABS([.$D$2]^2-[.B163]^2))" office:value-type="float" office:value="124.465246153294">
            <text:p>124.465246153294</text:p>
          </table:table-cell>
          <table:table-cell table:formula="of:=([.$C$10]-[.C163])*[.$B$4]" office:value-type="float" office:value="1368.91224756288">
            <text:p>1368.91224756288</text:p>
          </table:table-cell>
          <table:table-cell table:formula="of:=ROUND([.D163])" office:value-type="float" office:value="1369">
            <text:p>1369</text:p>
          </table:table-cell>
          <table:table-cell table:formula="of:=([.$C$8]-([.E163]*[.$C$4]))" office:value-type="float" office:value="124.465234375">
            <text:p>124.465234375</text:p>
          </table:table-cell>
          <table:table-cell table:formula="of:=SQRT(ABS([.$D$2]^2-[.F163]^2))" office:value-type="float" office:value="11.5501269246844">
            <text:p>11.5501269246844</text:p>
          </table:table-cell>
          <table:table-cell table:formula="of:=ABS([.B163]-[.G163])" office:value-type="float" office:value="0.000126924684439089">
            <text:p>0.000126924684439089</text:p>
          </table:table-cell>
          <table:table-cell/>
        </table:table-row>
        <table:table-row table:style-name="ro2">
          <table:table-cell table:formula="of:=[.A163]+[.A$4]" office:value-type="float" office:value="46.4999999999999">
            <text:p>46.4999999999999</text:p>
          </table:table-cell>
          <table:table-cell table:formula="of:=[.A164]/([.$D$4]*2)" office:value-type="float" office:value="11.625">
            <text:p>11.625</text:p>
          </table:table-cell>
          <table:table-cell table:formula="of:=SQRT(ABS([.$D$2]^2-[.B164]^2))" office:value-type="float" office:value="124.458263586634">
            <text:p>124.458263586634</text:p>
          </table:table-cell>
          <table:table-cell table:formula="of:=([.$C$10]-[.C164])*[.$B$4]" office:value-type="float" office:value="1386.78761821247">
            <text:p>1386.78761821247</text:p>
          </table:table-cell>
          <table:table-cell table:formula="of:=ROUND([.D164])" office:value-type="float" office:value="1387">
            <text:p>1387</text:p>
          </table:table-cell>
          <table:table-cell table:formula="of:=([.$C$8]-([.E164]*[.$C$4]))" office:value-type="float" office:value="124.458203125">
            <text:p>124.458203125</text:p>
          </table:table-cell>
          <table:table-cell table:formula="of:=SQRT(ABS([.$D$2]^2-[.F164]^2))" office:value-type="float" office:value="11.6256472893444">
            <text:p>11.6256472893444</text:p>
          </table:table-cell>
          <table:table-cell table:formula="of:=ABS([.B164]-[.G164])" office:value-type="float" office:value="0.000647289344437141">
            <text:p>0.000647289344437141</text:p>
          </table:table-cell>
          <table:table-cell/>
        </table:table-row>
        <table:table-row table:style-name="ro2">
          <table:table-cell table:formula="of:=[.A164]+[.A$4]" office:value-type="float" office:value="46.7999999999999">
            <text:p>46.7999999999999</text:p>
          </table:table-cell>
          <table:table-cell table:formula="of:=[.A165]/([.$D$4]*2)" office:value-type="float" office:value="11.7">
            <text:p>11.7</text:p>
          </table:table-cell>
          <table:table-cell table:formula="of:=SQRT(ABS([.$D$2]^2-[.B165]^2))" office:value-type="float" office:value="124.451235429786">
            <text:p>124.451235429786</text:p>
          </table:table-cell>
          <table:table-cell table:formula="of:=([.$C$10]-[.C165])*[.$B$4]" office:value-type="float" office:value="1404.7796997429">
            <text:p>1404.7796997429</text:p>
          </table:table-cell>
          <table:table-cell table:formula="of:=ROUND([.D165])" office:value-type="float" office:value="1405">
            <text:p>1405</text:p>
          </table:table-cell>
          <table:table-cell table:formula="of:=([.$C$8]-([.E165]*[.$C$4]))" office:value-type="float" office:value="124.451171875">
            <text:p>124.451171875</text:p>
          </table:table-cell>
          <table:table-cell table:formula="of:=SQRT(ABS([.$D$2]^2-[.F165]^2))" office:value-type="float" office:value="11.700676003514">
            <text:p>11.700676003514</text:p>
          </table:table-cell>
          <table:table-cell table:formula="of:=ABS([.B165]-[.G165])" office:value-type="float" office:value="0.000676003514049839">
            <text:p>0.000676003514049839</text:p>
          </table:table-cell>
          <table:table-cell/>
        </table:table-row>
        <table:table-row table:style-name="ro2">
          <table:table-cell table:formula="of:=[.A165]+[.A$4]" office:value-type="float" office:value="47.0999999999999">
            <text:p>47.0999999999999</text:p>
          </table:table-cell>
          <table:table-cell table:formula="of:=[.A166]/([.$D$4]*2)" office:value-type="float" office:value="11.775">
            <text:p>11.775</text:p>
          </table:table-cell>
          <table:table-cell table:formula="of:=SQRT(ABS([.$D$2]^2-[.B166]^2))" office:value-type="float" office:value="124.444161675026">
            <text:p>124.444161675026</text:p>
          </table:table-cell>
          <table:table-cell table:formula="of:=([.$C$10]-[.C166])*[.$B$4]" office:value-type="float" office:value="1422.8885119284">
            <text:p>1422.8885119284</text:p>
          </table:table-cell>
          <table:table-cell table:formula="of:=ROUND([.D166])" office:value-type="float" office:value="1423">
            <text:p>1423</text:p>
          </table:table-cell>
          <table:table-cell table:formula="of:=([.$C$8]-([.E166]*[.$C$4]))" office:value-type="float" office:value="124.444140625">
            <text:p>124.444140625</text:p>
          </table:table-cell>
          <table:table-cell table:formula="of:=SQRT(ABS([.$D$2]^2-[.F166]^2))" office:value-type="float" office:value="11.7752224652116">
            <text:p>11.7752224652116</text:p>
          </table:table-cell>
          <table:table-cell table:formula="of:=ABS([.B166]-[.G166])" office:value-type="float" office:value="0.000222465211598077">
            <text:p>0.000222465211598077</text:p>
          </table:table-cell>
          <table:table-cell/>
        </table:table-row>
        <table:table-row table:style-name="ro2">
          <table:table-cell table:formula="of:=[.A166]+[.A$4]" office:value-type="float" office:value="47.3999999999999">
            <text:p>47.3999999999999</text:p>
          </table:table-cell>
          <table:table-cell table:formula="of:=[.A167]/([.$D$4]*2)" office:value-type="float" office:value="11.85">
            <text:p>11.85</text:p>
          </table:table-cell>
          <table:table-cell table:formula="of:=SQRT(ABS([.$D$2]^2-[.B167]^2))" office:value-type="float" office:value="124.437042314578">
            <text:p>124.437042314578</text:p>
          </table:table-cell>
          <table:table-cell table:formula="of:=([.$C$10]-[.C167])*[.$B$4]" office:value-type="float" office:value="1441.11407467593">
            <text:p>1441.11407467593</text:p>
          </table:table-cell>
          <table:table-cell table:formula="of:=ROUND([.D167])" office:value-type="float" office:value="1441">
            <text:p>1441</text:p>
          </table:table-cell>
          <table:table-cell table:formula="of:=([.$C$8]-([.E167]*[.$C$4]))" office:value-type="float" office:value="124.437109375">
            <text:p>124.437109375</text:p>
          </table:table-cell>
          <table:table-cell table:formula="of:=SQRT(ABS([.$D$2]^2-[.F167]^2))" office:value-type="float" office:value="11.8492957763019">
            <text:p>11.8492957763019</text:p>
          </table:table-cell>
          <table:table-cell table:formula="of:=ABS([.B167]-[.G167])" office:value-type="float" office:value="0.000704223698072326">
            <text:p>0.000704223698072326</text:p>
          </table:table-cell>
          <table:table-cell/>
        </table:table-row>
        <table:table-row table:style-name="ro2">
          <table:table-cell table:formula="of:=[.A167]+[.A$4]" office:value-type="float" office:value="47.6999999999999">
            <text:p>47.6999999999999</text:p>
          </table:table-cell>
          <table:table-cell table:formula="of:=[.A168]/([.$D$4]*2)" office:value-type="float" office:value="11.925">
            <text:p>11.925</text:p>
          </table:table-cell>
          <table:table-cell table:formula="of:=SQRT(ABS([.$D$2]^2-[.B168]^2))" office:value-type="float" office:value="124.429877340613">
            <text:p>124.429877340613</text:p>
          </table:table-cell>
          <table:table-cell table:formula="of:=([.$C$10]-[.C168])*[.$B$4]" office:value-type="float" office:value="1459.45640802551">
            <text:p>1459.45640802551</text:p>
          </table:table-cell>
          <table:table-cell table:formula="of:=ROUND([.D168])" office:value-type="float" office:value="1459">
            <text:p>1459</text:p>
          </table:table-cell>
          <table:table-cell table:formula="of:=([.$C$8]-([.E168]*[.$C$4]))" office:value-type="float" office:value="124.430078125">
            <text:p>124.430078125</text:p>
          </table:table-cell>
          <table:table-cell table:formula="of:=SQRT(ABS([.$D$2]^2-[.F168]^2))" office:value-type="float" office:value="11.9229047554024">
            <text:p>11.9229047554024</text:p>
          </table:table-cell>
          <table:table-cell table:formula="of:=ABS([.B168]-[.G168])" office:value-type="float" office:value="0.00209524459756771">
            <text:p>0.00209524459756771</text:p>
          </table:table-cell>
          <table:table-cell/>
        </table:table-row>
        <table:table-row table:style-name="ro2">
          <table:table-cell table:formula="of:=[.A168]+[.A$4]" office:value-type="float" office:value="47.9999999999999">
            <text:p>47.9999999999999</text:p>
          </table:table-cell>
          <table:table-cell table:formula="of:=[.A169]/([.$D$4]*2)" office:value-type="float" office:value="12">
            <text:p>12</text:p>
          </table:table-cell>
          <table:table-cell table:formula="of:=SQRT(ABS([.$D$2]^2-[.B169]^2))" office:value-type="float" office:value="124.422666745252">
            <text:p>124.422666745252</text:p>
          </table:table-cell>
          <table:table-cell table:formula="of:=([.$C$10]-[.C169])*[.$B$4]" office:value-type="float" office:value="1477.91553215011">
            <text:p>1477.91553215011</text:p>
          </table:table-cell>
          <table:table-cell table:formula="of:=ROUND([.D169])" office:value-type="float" office:value="1478">
            <text:p>1478</text:p>
          </table:table-cell>
          <table:table-cell table:formula="of:=([.$C$8]-([.E169]*[.$C$4]))" office:value-type="float" office:value="124.42265625">
            <text:p>124.42265625</text:p>
          </table:table-cell>
          <table:table-cell table:formula="of:=SQRT(ABS([.$D$2]^2-[.F169]^2))" office:value-type="float" office:value="12.0001088201039">
            <text:p>12.0001088201039</text:p>
          </table:table-cell>
          <table:table-cell table:formula="of:=ABS([.B169]-[.G169])" office:value-type="float" office:value="0.000108820103925211">
            <text:p>0.000108820103925211</text:p>
          </table:table-cell>
          <table:table-cell/>
        </table:table-row>
        <table:table-row table:style-name="ro2">
          <table:table-cell table:formula="of:=[.A169]+[.A$4]" office:value-type="float" office:value="48.2999999999999">
            <text:p>48.2999999999999</text:p>
          </table:table-cell>
          <table:table-cell table:formula="of:=[.A170]/([.$D$4]*2)" office:value-type="float" office:value="12.075">
            <text:p>12.075</text:p>
          </table:table-cell>
          <table:table-cell table:formula="of:=SQRT(ABS([.$D$2]^2-[.B170]^2))" office:value-type="float" office:value="124.415410520562">
            <text:p>124.415410520562</text:p>
          </table:table-cell>
          <table:table-cell table:formula="of:=([.$C$10]-[.C170])*[.$B$4]" office:value-type="float" office:value="1496.49146735581">
            <text:p>1496.49146735581</text:p>
          </table:table-cell>
          <table:table-cell table:formula="of:=ROUND([.D170])" office:value-type="float" office:value="1496">
            <text:p>1496</text:p>
          </table:table-cell>
          <table:table-cell table:formula="of:=([.$C$8]-([.E170]*[.$C$4]))" office:value-type="float" office:value="124.415625">
            <text:p>124.415625</text:p>
          </table:table-cell>
          <table:table-cell table:formula="of:=SQRT(ABS([.$D$2]^2-[.F170]^2))" office:value-type="float" office:value="12.0727898954373">
            <text:p>12.0727898954373</text:p>
          </table:table-cell>
          <table:table-cell table:formula="of:=ABS([.B170]-[.G170])" office:value-type="float" office:value="0.00221010456264459">
            <text:p>0.00221010456264459</text:p>
          </table:table-cell>
          <table:table-cell/>
        </table:table-row>
        <table:table-row table:style-name="ro2">
          <table:table-cell table:formula="of:=[.A170]+[.A$4]" office:value-type="float" office:value="48.5999999999999">
            <text:p>48.5999999999999</text:p>
          </table:table-cell>
          <table:table-cell table:formula="of:=[.A171]/([.$D$4]*2)" office:value-type="float" office:value="12.15">
            <text:p>12.15</text:p>
          </table:table-cell>
          <table:table-cell table:formula="of:=SQRT(ABS([.$D$2]^2-[.B171]^2))" office:value-type="float" office:value="124.40810865856">
            <text:p>124.40810865856</text:p>
          </table:table-cell>
          <table:table-cell table:formula="of:=([.$C$10]-[.C171])*[.$B$4]" office:value-type="float" office:value="1515.18423408197">
            <text:p>1515.18423408197</text:p>
          </table:table-cell>
          <table:table-cell table:formula="of:=ROUND([.D171])" office:value-type="float" office:value="1515">
            <text:p>1515</text:p>
          </table:table-cell>
          <table:table-cell table:formula="of:=([.$C$8]-([.E171]*[.$C$4]))" office:value-type="float" office:value="124.408203125">
            <text:p>124.408203125</text:p>
          </table:table-cell>
          <table:table-cell table:formula="of:=SQRT(ABS([.$D$2]^2-[.F171]^2))" office:value-type="float" office:value="12.1490326861335">
            <text:p>12.1490326861335</text:p>
          </table:table-cell>
          <table:table-cell table:formula="of:=ABS([.B171]-[.G171])" office:value-type="float" office:value="0.000967313866471642">
            <text:p>0.000967313866471642</text:p>
          </table:table-cell>
          <table:table-cell/>
        </table:table-row>
        <table:table-row table:style-name="ro2">
          <table:table-cell table:formula="of:=[.A171]+[.A$4]" office:value-type="float" office:value="48.8999999999999">
            <text:p>48.8999999999999</text:p>
          </table:table-cell>
          <table:table-cell table:formula="of:=[.A172]/([.$D$4]*2)" office:value-type="float" office:value="12.225">
            <text:p>12.225</text:p>
          </table:table-cell>
          <table:table-cell table:formula="of:=SQRT(ABS([.$D$2]^2-[.B172]^2))" office:value-type="float" office:value="124.400761151208">
            <text:p>124.400761151208</text:p>
          </table:table-cell>
          <table:table-cell table:formula="of:=([.$C$10]-[.C172])*[.$B$4]" office:value-type="float" office:value="1533.99385290133">
            <text:p>1533.99385290133</text:p>
          </table:table-cell>
          <table:table-cell table:formula="of:=ROUND([.D172])" office:value-type="float" office:value="1534">
            <text:p>1534</text:p>
          </table:table-cell>
          <table:table-cell table:formula="of:=([.$C$8]-([.E172]*[.$C$4]))" office:value-type="float" office:value="124.40078125">
            <text:p>124.40078125</text:p>
          </table:table-cell>
          <table:table-cell table:formula="of:=SQRT(ABS([.$D$2]^2-[.F172]^2))" office:value-type="float" office:value="12.2247954743484">
            <text:p>12.2247954743484</text:p>
          </table:table-cell>
          <table:table-cell table:formula="of:=ABS([.B172]-[.G172])" office:value-type="float" office:value="0.000204525651565035">
            <text:p>0.000204525651565035</text:p>
          </table:table-cell>
          <table:table-cell/>
        </table:table-row>
        <table:table-row table:style-name="ro2">
          <table:table-cell table:formula="of:=[.A172]+[.A$4]" office:value-type="float" office:value="49.1999999999999">
            <text:p>49.1999999999999</text:p>
          </table:table-cell>
          <table:table-cell table:formula="of:=[.A173]/([.$D$4]*2)" office:value-type="float" office:value="12.3">
            <text:p>12.3</text:p>
          </table:table-cell>
          <table:table-cell table:formula="of:=SQRT(ABS([.$D$2]^2-[.B173]^2))" office:value-type="float" office:value="124.39336799042">
            <text:p>124.39336799042</text:p>
          </table:table-cell>
          <table:table-cell table:formula="of:=([.$C$10]-[.C173])*[.$B$4]" office:value-type="float" office:value="1552.9203445201">
            <text:p>1552.9203445201</text:p>
          </table:table-cell>
          <table:table-cell table:formula="of:=ROUND([.D173])" office:value-type="float" office:value="1553">
            <text:p>1553</text:p>
          </table:table-cell>
          <table:table-cell table:formula="of:=([.$C$8]-([.E173]*[.$C$4]))" office:value-type="float" office:value="124.393359375">
            <text:p>124.393359375</text:p>
          </table:table-cell>
          <table:table-cell table:formula="of:=SQRT(ABS([.$D$2]^2-[.F173]^2))" office:value-type="float" office:value="12.300087129858">
            <text:p>12.300087129858</text:p>
          </table:table-cell>
          <table:table-cell table:formula="of:=ABS([.B173]-[.G173])" office:value-type="float" office:value="0.0000871298580555902">
            <text:p>0.0000871298580555902</text:p>
          </table:table-cell>
          <table:table-cell/>
        </table:table-row>
        <table:table-row table:style-name="ro2">
          <table:table-cell table:formula="of:=[.A173]+[.A$4]" office:value-type="float" office:value="49.4999999999999">
            <text:p>49.4999999999999</text:p>
          </table:table-cell>
          <table:table-cell table:formula="of:=[.A174]/([.$D$4]*2)" office:value-type="float" office:value="12.375">
            <text:p>12.375</text:p>
          </table:table-cell>
          <table:table-cell table:formula="of:=SQRT(ABS([.$D$2]^2-[.B174]^2))" office:value-type="float" office:value="124.385929168053">
            <text:p>124.385929168053</text:p>
          </table:table-cell>
          <table:table-cell table:formula="of:=([.$C$10]-[.C174])*[.$B$4]" office:value-type="float" office:value="1571.96372977811">
            <text:p>1571.96372977811</text:p>
          </table:table-cell>
          <table:table-cell table:formula="of:=ROUND([.D174])" office:value-type="float" office:value="1572">
            <text:p>1572</text:p>
          </table:table-cell>
          <table:table-cell table:formula="of:=([.$C$8]-([.E174]*[.$C$4]))" office:value-type="float" office:value="124.3859375">
            <text:p>124.3859375</text:p>
          </table:table-cell>
          <table:table-cell table:formula="of:=SQRT(ABS([.$D$2]^2-[.F174]^2))" office:value-type="float" office:value="12.3749162520841">
            <text:p>12.3749162520841</text:p>
          </table:table-cell>
          <table:table-cell table:formula="of:=ABS([.B174]-[.G174])" office:value-type="float" office:value="0.0000837479158768417">
            <text:p>0.0000837479158768417</text:p>
          </table:table-cell>
          <table:table-cell/>
        </table:table-row>
        <table:table-row table:style-name="ro2">
          <table:table-cell table:formula="of:=[.A174]+[.A$4]" office:value-type="float" office:value="49.7999999999999">
            <text:p>49.7999999999999</text:p>
          </table:table-cell>
          <table:table-cell table:formula="of:=[.A175]/([.$D$4]*2)" office:value-type="float" office:value="12.45">
            <text:p>12.45</text:p>
          </table:table-cell>
          <table:table-cell table:formula="of:=SQRT(ABS([.$D$2]^2-[.B175]^2))" office:value-type="float" office:value="124.378444675916">
            <text:p>124.378444675916</text:p>
          </table:table-cell>
          <table:table-cell table:formula="of:=([.$C$10]-[.C175])*[.$B$4]" office:value-type="float" office:value="1591.12402964882">
            <text:p>1591.12402964882</text:p>
          </table:table-cell>
          <table:table-cell table:formula="of:=ROUND([.D175])" office:value-type="float" office:value="1591">
            <text:p>1591</text:p>
          </table:table-cell>
          <table:table-cell table:formula="of:=([.$C$8]-([.E175]*[.$C$4]))" office:value-type="float" office:value="124.378515625">
            <text:p>124.378515625</text:p>
          </table:table-cell>
          <table:table-cell table:formula="of:=SQRT(ABS([.$D$2]^2-[.F175]^2))" office:value-type="float" office:value="12.4492911814942">
            <text:p>12.4492911814942</text:p>
          </table:table-cell>
          <table:table-cell table:formula="of:=ABS([.B175]-[.G175])" office:value-type="float" office:value="0.000708818505744446">
            <text:p>0.000708818505744446</text:p>
          </table:table-cell>
          <table:table-cell/>
        </table:table-row>
        <table:table-row table:style-name="ro2">
          <table:table-cell table:formula="of:=[.A175]+[.A$4]" office:value-type="float" office:value="50.0999999999999">
            <text:p>50.0999999999999</text:p>
          </table:table-cell>
          <table:table-cell table:formula="of:=[.A176]/([.$D$4]*2)" office:value-type="float" office:value="12.525">
            <text:p>12.525</text:p>
          </table:table-cell>
          <table:table-cell table:formula="of:=SQRT(ABS([.$D$2]^2-[.B176]^2))" office:value-type="float" office:value="124.370914505764">
            <text:p>124.370914505764</text:p>
          </table:table-cell>
          <table:table-cell table:formula="of:=([.$C$10]-[.C176])*[.$B$4]" office:value-type="float" office:value="1610.4012652396">
            <text:p>1610.4012652396</text:p>
          </table:table-cell>
          <table:table-cell table:formula="of:=ROUND([.D176])" office:value-type="float" office:value="1610">
            <text:p>1610</text:p>
          </table:table-cell>
          <table:table-cell table:formula="of:=([.$C$8]-([.E176]*[.$C$4]))" office:value-type="float" office:value="124.37109375">
            <text:p>124.37109375</text:p>
          </table:table-cell>
          <table:table-cell table:formula="of:=SQRT(ABS([.$D$2]^2-[.F176]^2))" office:value-type="float" office:value="12.5232200103931">
            <text:p>12.5232200103931</text:p>
          </table:table-cell>
          <table:table-cell table:formula="of:=ABS([.B176]-[.G176])" office:value-type="float" office:value="0.00177998960683823">
            <text:p>0.00177998960683823</text:p>
          </table:table-cell>
          <table:table-cell/>
        </table:table-row>
        <table:table-row table:style-name="ro2">
          <table:table-cell table:formula="of:=[.A176]+[.A$4]" office:value-type="float" office:value="50.3999999999999">
            <text:p>50.3999999999999</text:p>
          </table:table-cell>
          <table:table-cell table:formula="of:=[.A177]/([.$D$4]*2)" office:value-type="float" office:value="12.6">
            <text:p>12.6</text:p>
          </table:table-cell>
          <table:table-cell table:formula="of:=SQRT(ABS([.$D$2]^2-[.B177]^2))" office:value-type="float" office:value="124.363338649298">
            <text:p>124.363338649298</text:p>
          </table:table-cell>
          <table:table-cell table:formula="of:=([.$C$10]-[.C177])*[.$B$4]" office:value-type="float" office:value="1629.7954577917">
            <text:p>1629.7954577917</text:p>
          </table:table-cell>
          <table:table-cell table:formula="of:=ROUND([.D177])" office:value-type="float" office:value="1630">
            <text:p>1630</text:p>
          </table:table-cell>
          <table:table-cell table:formula="of:=([.$C$8]-([.E177]*[.$C$4]))" office:value-type="float" office:value="124.36328125">
            <text:p>124.36328125</text:p>
          </table:table-cell>
          <table:table-cell table:formula="of:=SQRT(ABS([.$D$2]^2-[.F177]^2))" office:value-type="float" office:value="12.6005665243035">
            <text:p>12.6005665243035</text:p>
          </table:table-cell>
          <table:table-cell table:formula="of:=ABS([.B177]-[.G177])" office:value-type="float" office:value="0.000566524303549087">
            <text:p>0.000566524303549087</text:p>
          </table:table-cell>
          <table:table-cell/>
        </table:table-row>
        <table:table-row table:style-name="ro2">
          <table:table-cell table:formula="of:=[.A177]+[.A$4]" office:value-type="float" office:value="50.6999999999999">
            <text:p>50.6999999999999</text:p>
          </table:table-cell>
          <table:table-cell table:formula="of:=[.A178]/([.$D$4]*2)" office:value-type="float" office:value="12.675">
            <text:p>12.675</text:p>
          </table:table-cell>
          <table:table-cell table:formula="of:=SQRT(ABS([.$D$2]^2-[.B178]^2))" office:value-type="float" office:value="124.35571709817">
            <text:p>124.35571709817</text:p>
          </table:table-cell>
          <table:table-cell table:formula="of:=([.$C$10]-[.C178])*[.$B$4]" office:value-type="float" office:value="1649.30662868057">
            <text:p>1649.30662868057</text:p>
          </table:table-cell>
          <table:table-cell table:formula="of:=ROUND([.D178])" office:value-type="float" office:value="1649">
            <text:p>1649</text:p>
          </table:table-cell>
          <table:table-cell table:formula="of:=([.$C$8]-([.E178]*[.$C$4]))" office:value-type="float" office:value="124.355859375">
            <text:p>124.355859375</text:p>
          </table:table-cell>
          <table:table-cell table:formula="of:=SQRT(ABS([.$D$2]^2-[.F178]^2))" office:value-type="float" office:value="12.673604029842">
            <text:p>12.673604029842</text:p>
          </table:table-cell>
          <table:table-cell table:formula="of:=ABS([.B178]-[.G178])" office:value-type="float" office:value="0.00139597015800064">
            <text:p>0.00139597015800064</text:p>
          </table:table-cell>
          <table:table-cell/>
        </table:table-row>
        <table:table-row table:style-name="ro2">
          <table:table-cell table:formula="of:=[.A178]+[.A$4]" office:value-type="float" office:value="50.9999999999999">
            <text:p>50.9999999999999</text:p>
          </table:table-cell>
          <table:table-cell table:formula="of:=[.A179]/([.$D$4]*2)" office:value-type="float" office:value="12.75">
            <text:p>12.75</text:p>
          </table:table-cell>
          <table:table-cell table:formula="of:=SQRT(ABS([.$D$2]^2-[.B179]^2))" office:value-type="float" office:value="124.348049843976">
            <text:p>124.348049843976</text:p>
          </table:table-cell>
          <table:table-cell table:formula="of:=([.$C$10]-[.C179])*[.$B$4]" office:value-type="float" office:value="1668.93479941566">
            <text:p>1668.93479941566</text:p>
          </table:table-cell>
          <table:table-cell table:formula="of:=ROUND([.D179])" office:value-type="float" office:value="1669">
            <text:p>1669</text:p>
          </table:table-cell>
          <table:table-cell table:formula="of:=([.$C$8]-([.E179]*[.$C$4]))" office:value-type="float" office:value="124.348046875">
            <text:p>124.348046875</text:p>
          </table:table-cell>
          <table:table-cell table:formula="of:=SQRT(ABS([.$D$2]^2-[.F179]^2))" office:value-type="float" office:value="12.7500289557634">
            <text:p>12.7500289557634</text:p>
          </table:table-cell>
          <table:table-cell table:formula="of:=ABS([.B179]-[.G179])" office:value-type="float" office:value="0.0000289557634012283">
            <text:p>0.0000289557634012283</text:p>
          </table:table-cell>
          <table:table-cell/>
        </table:table-row>
        <table:table-row table:style-name="ro2">
          <table:table-cell table:formula="of:=[.A179]+[.A$4]" office:value-type="float" office:value="51.2999999999999">
            <text:p>51.2999999999999</text:p>
          </table:table-cell>
          <table:table-cell table:formula="of:=[.A180]/([.$D$4]*2)" office:value-type="float" office:value="12.825">
            <text:p>12.825</text:p>
          </table:table-cell>
          <table:table-cell table:formula="of:=SQRT(ABS([.$D$2]^2-[.B180]^2))" office:value-type="float" office:value="124.340336878263">
            <text:p>124.340336878263</text:p>
          </table:table-cell>
          <table:table-cell table:formula="of:=([.$C$10]-[.C180])*[.$B$4]" office:value-type="float" office:value="1688.67999164082">
            <text:p>1688.67999164082</text:p>
          </table:table-cell>
          <table:table-cell table:formula="of:=ROUND([.D180])" office:value-type="float" office:value="1689">
            <text:p>1689</text:p>
          </table:table-cell>
          <table:table-cell table:formula="of:=([.$C$8]-([.E180]*[.$C$4]))" office:value-type="float" office:value="124.340234375">
            <text:p>124.340234375</text:p>
          </table:table-cell>
          <table:table-cell table:formula="of:=SQRT(ABS([.$D$2]^2-[.F180]^2))" office:value-type="float" office:value="12.8259937459079">
            <text:p>12.8259937459079</text:p>
          </table:table-cell>
          <table:table-cell table:formula="of:=ABS([.B180]-[.G180])" office:value-type="float" office:value="0.000993745907972965">
            <text:p>0.000993745907972965</text:p>
          </table:table-cell>
          <table:table-cell/>
        </table:table-row>
        <table:table-row table:style-name="ro2">
          <table:table-cell table:formula="of:=[.A180]+[.A$4]" office:value-type="float" office:value="51.5999999999999">
            <text:p>51.5999999999999</text:p>
          </table:table-cell>
          <table:table-cell table:formula="of:=[.A181]/([.$D$4]*2)" office:value-type="float" office:value="12.9">
            <text:p>12.9</text:p>
          </table:table-cell>
          <table:table-cell table:formula="of:=SQRT(ABS([.$D$2]^2-[.B181]^2))" office:value-type="float" office:value="124.332578192524">
            <text:p>124.332578192524</text:p>
          </table:table-cell>
          <table:table-cell table:formula="of:=([.$C$10]-[.C181])*[.$B$4]" office:value-type="float" office:value="1708.54222713435">
            <text:p>1708.54222713435</text:p>
          </table:table-cell>
          <table:table-cell table:formula="of:=ROUND([.D181])" office:value-type="float" office:value="1709">
            <text:p>1709</text:p>
          </table:table-cell>
          <table:table-cell table:formula="of:=([.$C$8]-([.E181]*[.$C$4]))" office:value-type="float" office:value="124.332421875">
            <text:p>124.332421875</text:p>
          </table:table-cell>
          <table:table-cell table:formula="of:=SQRT(ABS([.$D$2]^2-[.F181]^2))" office:value-type="float" office:value="12.9015065281936">
            <text:p>12.9015065281936</text:p>
          </table:table-cell>
          <table:table-cell table:formula="of:=ABS([.B181]-[.G181])" office:value-type="float" office:value="0.00150652819364439">
            <text:p>0.00150652819364439</text:p>
          </table:table-cell>
          <table:table-cell/>
        </table:table-row>
        <table:table-row table:style-name="ro2">
          <table:table-cell table:formula="of:=[.A181]+[.A$4]" office:value-type="float" office:value="51.8999999999999">
            <text:p>51.8999999999999</text:p>
          </table:table-cell>
          <table:table-cell table:formula="of:=[.A182]/([.$D$4]*2)" office:value-type="float" office:value="12.975">
            <text:p>12.975</text:p>
          </table:table-cell>
          <table:table-cell table:formula="of:=SQRT(ABS([.$D$2]^2-[.B182]^2))" office:value-type="float" office:value="124.324773778198">
            <text:p>124.324773778198</text:p>
          </table:table-cell>
          <table:table-cell table:formula="of:=([.$C$10]-[.C182])*[.$B$4]" office:value-type="float" office:value="1728.52152780906">
            <text:p>1728.52152780906</text:p>
          </table:table-cell>
          <table:table-cell table:formula="of:=ROUND([.D182])" office:value-type="float" office:value="1729">
            <text:p>1729</text:p>
          </table:table-cell>
          <table:table-cell table:formula="of:=([.$C$8]-([.E182]*[.$C$4]))" office:value-type="float" office:value="124.324609375">
            <text:p>124.324609375</text:p>
          </table:table-cell>
          <table:table-cell table:formula="of:=SQRT(ABS([.$D$2]^2-[.F182]^2))" office:value-type="float" office:value="12.9765751935425">
            <text:p>12.9765751935425</text:p>
          </table:table-cell>
          <table:table-cell table:formula="of:=ABS([.B182]-[.G182])" office:value-type="float" office:value="0.00157519354253566">
            <text:p>0.00157519354253566</text:p>
          </table:table-cell>
          <table:table-cell/>
        </table:table-row>
        <table:table-row table:style-name="ro2">
          <table:table-cell table:formula="of:=[.A182]+[.A$4]" office:value-type="float" office:value="52.1999999999999">
            <text:p>52.1999999999999</text:p>
          </table:table-cell>
          <table:table-cell table:formula="of:=[.A183]/([.$D$4]*2)" office:value-type="float" office:value="13.05">
            <text:p>13.05</text:p>
          </table:table-cell>
          <table:table-cell table:formula="of:=SQRT(ABS([.$D$2]^2-[.B183]^2))" office:value-type="float" office:value="124.316923626673">
            <text:p>124.316923626673</text:p>
          </table:table-cell>
          <table:table-cell table:formula="of:=([.$C$10]-[.C183])*[.$B$4]" office:value-type="float" office:value="1748.61791571246">
            <text:p>1748.61791571246</text:p>
          </table:table-cell>
          <table:table-cell table:formula="of:=ROUND([.D183])" office:value-type="float" office:value="1749">
            <text:p>1749</text:p>
          </table:table-cell>
          <table:table-cell table:formula="of:=([.$C$8]-([.E183]*[.$C$4]))" office:value-type="float" office:value="124.316796875">
            <text:p>124.316796875</text:p>
          </table:table-cell>
          <table:table-cell table:formula="of:=SQRT(ABS([.$D$2]^2-[.F183]^2))" office:value-type="float" office:value="13.0512074054469">
            <text:p>13.0512074054469</text:p>
          </table:table-cell>
          <table:table-cell table:formula="of:=ABS([.B183]-[.G183])" office:value-type="float" office:value="0.00120740544694264">
            <text:p>0.00120740544694264</text:p>
          </table:table-cell>
          <table:table-cell/>
        </table:table-row>
        <table:table-row table:style-name="ro2">
          <table:table-cell table:formula="of:=[.A183]+[.A$4]" office:value-type="float" office:value="52.4999999999999">
            <text:p>52.4999999999999</text:p>
          </table:table-cell>
          <table:table-cell table:formula="of:=[.A184]/([.$D$4]*2)" office:value-type="float" office:value="13.125">
            <text:p>13.125</text:p>
          </table:table-cell>
          <table:table-cell table:formula="of:=SQRT(ABS([.$D$2]^2-[.B184]^2))" office:value-type="float" office:value="124.309027729284">
            <text:p>124.309027729284</text:p>
          </table:table-cell>
          <table:table-cell table:formula="of:=([.$C$10]-[.C184])*[.$B$4]" office:value-type="float" office:value="1768.83141302675">
            <text:p>1768.83141302675</text:p>
          </table:table-cell>
          <table:table-cell table:formula="of:=ROUND([.D184])" office:value-type="float" office:value="1769">
            <text:p>1769</text:p>
          </table:table-cell>
          <table:table-cell table:formula="of:=([.$C$8]-([.E184]*[.$C$4]))" office:value-type="float" office:value="124.308984375">
            <text:p>124.308984375</text:p>
          </table:table-cell>
          <table:table-cell table:formula="of:=SQRT(ABS([.$D$2]^2-[.F184]^2))" office:value-type="float" office:value="13.1254106090441">
            <text:p>13.1254106090441</text:p>
          </table:table-cell>
          <table:table-cell table:formula="of:=ABS([.B184]-[.G184])" office:value-type="float" office:value="0.000410609044136479">
            <text:p>0.000410609044136479</text:p>
          </table:table-cell>
          <table:table-cell/>
        </table:table-row>
        <table:table-row table:style-name="ro2">
          <table:table-cell table:formula="of:=[.A184]+[.A$4]" office:value-type="float" office:value="52.7999999999999">
            <text:p>52.7999999999999</text:p>
          </table:table-cell>
          <table:table-cell table:formula="of:=[.A185]/([.$D$4]*2)" office:value-type="float" office:value="13.2">
            <text:p>13.2</text:p>
          </table:table-cell>
          <table:table-cell table:formula="of:=SQRT(ABS([.$D$2]^2-[.B185]^2))" office:value-type="float" office:value="124.301086077315">
            <text:p>124.301086077315</text:p>
          </table:table-cell>
          <table:table-cell table:formula="of:=([.$C$10]-[.C185])*[.$B$4]" office:value-type="float" office:value="1789.16204206918">
            <text:p>1789.16204206918</text:p>
          </table:table-cell>
          <table:table-cell table:formula="of:=ROUND([.D185])" office:value-type="float" office:value="1789">
            <text:p>1789</text:p>
          </table:table-cell>
          <table:table-cell table:formula="of:=([.$C$8]-([.E185]*[.$C$4]))" office:value-type="float" office:value="124.301171875">
            <text:p>124.301171875</text:p>
          </table:table-cell>
          <table:table-cell table:formula="of:=SQRT(ABS([.$D$2]^2-[.F185]^2))" office:value-type="float" office:value="13.1991920397315">
            <text:p>13.1991920397315</text:p>
          </table:table-cell>
          <table:table-cell table:formula="of:=ABS([.B185]-[.G185])" office:value-type="float" office:value="0.000807960268508268">
            <text:p>0.000807960268508268</text:p>
          </table:table-cell>
          <table:table-cell/>
        </table:table-row>
        <table:table-row table:style-name="ro2">
          <table:table-cell table:formula="of:=[.A185]+[.A$4]" office:value-type="float" office:value="53.0999999999999">
            <text:p>53.0999999999999</text:p>
          </table:table-cell>
          <table:table-cell table:formula="of:=[.A186]/([.$D$4]*2)" office:value-type="float" office:value="13.275">
            <text:p>13.275</text:p>
          </table:table-cell>
          <table:table-cell table:formula="of:=SQRT(ABS([.$D$2]^2-[.B186]^2))" office:value-type="float" office:value="124.293098661993">
            <text:p>124.293098661993</text:p>
          </table:table-cell>
          <table:table-cell table:formula="of:=([.$C$10]-[.C186])*[.$B$4]" office:value-type="float" office:value="1809.60982529199">
            <text:p>1809.60982529199</text:p>
          </table:table-cell>
          <table:table-cell table:formula="of:=ROUND([.D186])" office:value-type="float" office:value="1810">
            <text:p>1810</text:p>
          </table:table-cell>
          <table:table-cell table:formula="of:=([.$C$8]-([.E186]*[.$C$4]))" office:value-type="float" office:value="124.29296875">
            <text:p>124.29296875</text:p>
          </table:table-cell>
          <table:table-cell table:formula="of:=SQRT(ABS([.$D$2]^2-[.F186]^2))" office:value-type="float" office:value="13.2762163025285">
            <text:p>13.2762163025285</text:p>
          </table:table-cell>
          <table:table-cell table:formula="of:=ABS([.B186]-[.G186])" office:value-type="float" office:value="0.00121630252853322">
            <text:p>0.00121630252853322</text:p>
          </table:table-cell>
          <table:table-cell/>
        </table:table-row>
        <table:table-row table:style-name="ro2">
          <table:table-cell table:formula="of:=[.A186]+[.A$4]" office:value-type="float" office:value="53.3999999999999">
            <text:p>53.3999999999999</text:p>
          </table:table-cell>
          <table:table-cell table:formula="of:=[.A187]/([.$D$4]*2)" office:value-type="float" office:value="13.35">
            <text:p>13.35</text:p>
          </table:table-cell>
          <table:table-cell table:formula="of:=SQRT(ABS([.$D$2]^2-[.B187]^2))" office:value-type="float" office:value="124.285065474497">
            <text:p>124.285065474497</text:p>
          </table:table-cell>
          <table:table-cell table:formula="of:=([.$C$10]-[.C187])*[.$B$4]" office:value-type="float" office:value="1830.17478528258">
            <text:p>1830.17478528258</text:p>
          </table:table-cell>
          <table:table-cell table:formula="of:=ROUND([.D187])" office:value-type="float" office:value="1830">
            <text:p>1830</text:p>
          </table:table-cell>
          <table:table-cell table:formula="of:=([.$C$8]-([.E187]*[.$C$4]))" office:value-type="float" office:value="124.28515625">
            <text:p>124.28515625</text:p>
          </table:table-cell>
          <table:table-cell table:formula="of:=SQRT(ABS([.$D$2]^2-[.F187]^2))" office:value-type="float" office:value="13.3491548763615">
            <text:p>13.3491548763615</text:p>
          </table:table-cell>
          <table:table-cell table:formula="of:=ABS([.B187]-[.G187])" office:value-type="float" office:value="0.000845123638464784">
            <text:p>0.000845123638464784</text:p>
          </table:table-cell>
          <table:table-cell/>
        </table:table-row>
        <table:table-row table:style-name="ro2">
          <table:table-cell table:formula="of:=[.A187]+[.A$4]" office:value-type="float" office:value="53.6999999999999">
            <text:p>53.6999999999999</text:p>
          </table:table-cell>
          <table:table-cell table:formula="of:=[.A188]/([.$D$4]*2)" office:value-type="float" office:value="13.425">
            <text:p>13.425</text:p>
          </table:table-cell>
          <table:table-cell table:formula="of:=SQRT(ABS([.$D$2]^2-[.B188]^2))" office:value-type="float" office:value="124.27698650595">
            <text:p>124.27698650595</text:p>
          </table:table-cell>
          <table:table-cell table:formula="of:=([.$C$10]-[.C188])*[.$B$4]" office:value-type="float" office:value="1850.85694476362">
            <text:p>1850.85694476362</text:p>
          </table:table-cell>
          <table:table-cell table:formula="of:=ROUND([.D188])" office:value-type="float" office:value="1851">
            <text:p>1851</text:p>
          </table:table-cell>
          <table:table-cell table:formula="of:=([.$C$8]-([.E188]*[.$C$4]))" office:value-type="float" office:value="124.276953125">
            <text:p>124.276953125</text:p>
          </table:table-cell>
          <table:table-cell table:formula="of:=SQRT(ABS([.$D$2]^2-[.F188]^2))" office:value-type="float" office:value="13.4253090082333">
            <text:p>13.4253090082333</text:p>
          </table:table-cell>
          <table:table-cell table:formula="of:=ABS([.B188]-[.G188])" office:value-type="float" office:value="0.000309008233370989">
            <text:p>0.000309008233370989</text:p>
          </table:table-cell>
          <table:table-cell/>
        </table:table-row>
        <table:table-row table:style-name="ro2">
          <table:table-cell table:formula="of:=[.A188]+[.A$4]" office:value-type="float" office:value="53.9999999999998">
            <text:p>53.9999999999998</text:p>
          </table:table-cell>
          <table:table-cell table:formula="of:=[.A189]/([.$D$4]*2)" office:value-type="float" office:value="13.5">
            <text:p>13.5</text:p>
          </table:table-cell>
          <table:table-cell table:formula="of:=SQRT(ABS([.$D$2]^2-[.B189]^2))" office:value-type="float" office:value="124.268861747422">
            <text:p>124.268861747422</text:p>
          </table:table-cell>
          <table:table-cell table:formula="of:=([.$C$10]-[.C189])*[.$B$4]" office:value-type="float" office:value="1871.65632659329">
            <text:p>1871.65632659329</text:p>
          </table:table-cell>
          <table:table-cell table:formula="of:=ROUND([.D189])" office:value-type="float" office:value="1872">
            <text:p>1872</text:p>
          </table:table-cell>
          <table:table-cell table:formula="of:=([.$C$8]-([.E189]*[.$C$4]))" office:value-type="float" office:value="124.26875">
            <text:p>124.26875</text:p>
          </table:table-cell>
          <table:table-cell table:formula="of:=SQRT(ABS([.$D$2]^2-[.F189]^2))" office:value-type="float" office:value="13.501028606647">
            <text:p>13.501028606647</text:p>
          </table:table-cell>
          <table:table-cell table:formula="of:=ABS([.B189]-[.G189])" office:value-type="float" office:value="0.00102860664706483">
            <text:p>0.00102860664706483</text:p>
          </table:table-cell>
          <table:table-cell/>
        </table:table-row>
        <table:table-row table:style-name="ro2">
          <table:table-cell table:formula="of:=[.A189]+[.A$4]" office:value-type="float" office:value="54.2999999999998">
            <text:p>54.2999999999998</text:p>
          </table:table-cell>
          <table:table-cell table:formula="of:=[.A190]/([.$D$4]*2)" office:value-type="float" office:value="13.575">
            <text:p>13.575</text:p>
          </table:table-cell>
          <table:table-cell table:formula="of:=SQRT(ABS([.$D$2]^2-[.B190]^2))" office:value-type="float" office:value="124.260691189933">
            <text:p>124.260691189933</text:p>
          </table:table-cell>
          <table:table-cell table:formula="of:=([.$C$10]-[.C190])*[.$B$4]" office:value-type="float" office:value="1892.57295376523">
            <text:p>1892.57295376523</text:p>
          </table:table-cell>
          <table:table-cell table:formula="of:=ROUND([.D190])" office:value-type="float" office:value="1893">
            <text:p>1893</text:p>
          </table:table-cell>
          <table:table-cell table:formula="of:=([.$C$8]-([.E190]*[.$C$4]))" office:value-type="float" office:value="124.260546875">
            <text:p>124.260546875</text:p>
          </table:table-cell>
          <table:table-cell table:formula="of:=SQRT(ABS([.$D$2]^2-[.F190]^2))" office:value-type="float" office:value="13.5763209422114">
            <text:p>13.5763209422114</text:p>
          </table:table-cell>
          <table:table-cell table:formula="of:=ABS([.B190]-[.G190])" office:value-type="float" office:value="0.00132094221143042">
            <text:p>0.00132094221143042</text:p>
          </table:table-cell>
          <table:table-cell/>
        </table:table-row>
        <table:table-row table:style-name="ro2">
          <table:table-cell table:formula="of:=[.A190]+[.A$4]" office:value-type="float" office:value="54.5999999999998">
            <text:p>54.5999999999998</text:p>
          </table:table-cell>
          <table:table-cell table:formula="of:=[.A191]/([.$D$4]*2)" office:value-type="float" office:value="13.65">
            <text:p>13.65</text:p>
          </table:table-cell>
          <table:table-cell table:formula="of:=SQRT(ABS([.$D$2]^2-[.B191]^2))" office:value-type="float" office:value="124.252474824448">
            <text:p>124.252474824448</text:p>
          </table:table-cell>
          <table:table-cell table:formula="of:=([.$C$10]-[.C191])*[.$B$4]" office:value-type="float" office:value="1913.60684940879">
            <text:p>1913.60684940879</text:p>
          </table:table-cell>
          <table:table-cell table:formula="of:=ROUND([.D191])" office:value-type="float" office:value="1914">
            <text:p>1914</text:p>
          </table:table-cell>
          <table:table-cell table:formula="of:=([.$C$8]-([.E191]*[.$C$4]))" office:value-type="float" office:value="124.25234375">
            <text:p>124.25234375</text:p>
          </table:table-cell>
          <table:table-cell table:formula="of:=SQRT(ABS([.$D$2]^2-[.F191]^2))" office:value-type="float" office:value="13.6511930845563">
            <text:p>13.6511930845563</text:p>
          </table:table-cell>
          <table:table-cell table:formula="of:=ABS([.B191]-[.G191])" office:value-type="float" office:value="0.00119308455631995">
            <text:p>0.00119308455631995</text:p>
          </table:table-cell>
          <table:table-cell/>
        </table:table-row>
        <table:table-row table:style-name="ro2">
          <table:table-cell table:formula="of:=[.A191]+[.A$4]" office:value-type="float" office:value="54.8999999999998">
            <text:p>54.8999999999998</text:p>
          </table:table-cell>
          <table:table-cell table:formula="of:=[.A192]/([.$D$4]*2)" office:value-type="float" office:value="13.725">
            <text:p>13.725</text:p>
          </table:table-cell>
          <table:table-cell table:formula="of:=SQRT(ABS([.$D$2]^2-[.B192]^2))" office:value-type="float" office:value="124.244212641877">
            <text:p>124.244212641877</text:p>
          </table:table-cell>
          <table:table-cell table:formula="of:=([.$C$10]-[.C192])*[.$B$4]" office:value-type="float" office:value="1934.75803678917">
            <text:p>1934.75803678917</text:p>
          </table:table-cell>
          <table:table-cell table:formula="of:=ROUND([.D192])" office:value-type="float" office:value="1935">
            <text:p>1935</text:p>
          </table:table-cell>
          <table:table-cell table:formula="of:=([.$C$8]-([.E192]*[.$C$4]))" office:value-type="float" office:value="124.244140625">
            <text:p>124.244140625</text:p>
          </table:table-cell>
          <table:table-cell table:formula="of:=SQRT(ABS([.$D$2]^2-[.F192]^2))" office:value-type="float" office:value="13.7256519100269">
            <text:p>13.7256519100269</text:p>
          </table:table-cell>
          <table:table-cell table:formula="of:=ABS([.B192]-[.G192])" office:value-type="float" office:value="0.00065191002692444">
            <text:p>0.00065191002692444</text:p>
          </table:table-cell>
          <table:table-cell/>
        </table:table-row>
        <table:table-row table:style-name="ro2">
          <table:table-cell table:formula="of:=[.A192]+[.A$4]" office:value-type="float" office:value="55.1999999999998">
            <text:p>55.1999999999998</text:p>
          </table:table-cell>
          <table:table-cell table:formula="of:=[.A193]/([.$D$4]*2)" office:value-type="float" office:value="13.8">
            <text:p>13.8</text:p>
          </table:table-cell>
          <table:table-cell table:formula="of:=SQRT(ABS([.$D$2]^2-[.B193]^2))" office:value-type="float" office:value="124.235904633081">
            <text:p>124.235904633081</text:p>
          </table:table-cell>
          <table:table-cell table:formula="of:=([.$C$10]-[.C193])*[.$B$4]" office:value-type="float" office:value="1956.02653930742">
            <text:p>1956.02653930742</text:p>
          </table:table-cell>
          <table:table-cell table:formula="of:=ROUND([.D193])" office:value-type="float" office:value="1956">
            <text:p>1956</text:p>
          </table:table-cell>
          <table:table-cell table:formula="of:=([.$C$8]-([.E193]*[.$C$4]))" office:value-type="float" office:value="124.2359375">
            <text:p>124.2359375</text:p>
          </table:table-cell>
          <table:table-cell table:formula="of:=SQRT(ABS([.$D$2]^2-[.F193]^2))" office:value-type="float" office:value="13.7997041090051">
            <text:p>13.7997041090051</text:p>
          </table:table-cell>
          <table:table-cell table:formula="of:=ABS([.B193]-[.G193])" office:value-type="float" office:value="0.000295890994877368">
            <text:p>0.000295890994877368</text:p>
          </table:table-cell>
          <table:table-cell/>
        </table:table-row>
        <table:table-row table:style-name="ro2">
          <table:table-cell table:formula="of:=[.A193]+[.A$4]" office:value-type="float" office:value="55.4999999999998">
            <text:p>55.4999999999998</text:p>
          </table:table-cell>
          <table:table-cell table:formula="of:=[.A194]/([.$D$4]*2)" office:value-type="float" office:value="13.875">
            <text:p>13.875</text:p>
          </table:table-cell>
          <table:table-cell table:formula="of:=SQRT(ABS([.$D$2]^2-[.B194]^2))" office:value-type="float" office:value="124.227550788865">
            <text:p>124.227550788865</text:p>
          </table:table-cell>
          <table:table-cell table:formula="of:=([.$C$10]-[.C194])*[.$B$4]" office:value-type="float" office:value="1977.41238050075">
            <text:p>1977.41238050075</text:p>
          </table:table-cell>
          <table:table-cell table:formula="of:=ROUND([.D194])" office:value-type="float" office:value="1977">
            <text:p>1977</text:p>
          </table:table-cell>
          <table:table-cell table:formula="of:=([.$C$8]-([.E194]*[.$C$4]))" office:value-type="float" office:value="124.227734375">
            <text:p>124.227734375</text:p>
          </table:table-cell>
          <table:table-cell table:formula="of:=SQRT(ABS([.$D$2]^2-[.F194]^2))" office:value-type="float" office:value="13.8733561928772">
            <text:p>13.8733561928772</text:p>
          </table:table-cell>
          <table:table-cell table:formula="of:=ABS([.B194]-[.G194])" office:value-type="float" office:value="0.00164380712276468">
            <text:p>0.00164380712276468</text:p>
          </table:table-cell>
          <table:table-cell/>
        </table:table-row>
        <table:table-row table:style-name="ro2">
          <table:table-cell table:formula="of:=[.A194]+[.A$4]" office:value-type="float" office:value="55.7999999999998">
            <text:p>55.7999999999998</text:p>
          </table:table-cell>
          <table:table-cell table:formula="of:=[.A195]/([.$D$4]*2)" office:value-type="float" office:value="13.95">
            <text:p>13.95</text:p>
          </table:table-cell>
          <table:table-cell table:formula="of:=SQRT(ABS([.$D$2]^2-[.B195]^2))" office:value-type="float" office:value="124.219151099981">
            <text:p>124.219151099981</text:p>
          </table:table-cell>
          <table:table-cell table:formula="of:=([.$C$10]-[.C195])*[.$B$4]" office:value-type="float" office:value="1998.91558404255">
            <text:p>1998.91558404255</text:p>
          </table:table-cell>
          <table:table-cell table:formula="of:=ROUND([.D195])" office:value-type="float" office:value="1999">
            <text:p>1999</text:p>
          </table:table-cell>
          <table:table-cell table:formula="of:=([.$C$8]-([.E195]*[.$C$4]))" office:value-type="float" office:value="124.219140625">
            <text:p>124.219140625</text:p>
          </table:table-cell>
          <table:table-cell table:formula="of:=SQRT(ABS([.$D$2]^2-[.F195]^2))" office:value-type="float" office:value="13.9500932751891">
            <text:p>13.9500932751891</text:p>
          </table:table-cell>
          <table:table-cell table:formula="of:=ABS([.B195]-[.G195])" office:value-type="float" office:value="0.0000932751891582484">
            <text:p>0.0000932751891582484</text:p>
          </table:table-cell>
          <table:table-cell/>
        </table:table-row>
        <table:table-row table:style-name="ro2">
          <table:table-cell table:formula="of:=[.A195]+[.A$4]" office:value-type="float" office:value="56.0999999999998">
            <text:p>56.0999999999998</text:p>
          </table:table-cell>
          <table:table-cell table:formula="of:=[.A196]/([.$D$4]*2)" office:value-type="float" office:value="14.025">
            <text:p>14.025</text:p>
          </table:table-cell>
          <table:table-cell table:formula="of:=SQRT(ABS([.$D$2]^2-[.B196]^2))" office:value-type="float" office:value="124.21070555713">
            <text:p>124.21070555713</text:p>
          </table:table-cell>
          <table:table-cell table:formula="of:=([.$C$10]-[.C196])*[.$B$4]" office:value-type="float" office:value="2020.53617374251">
            <text:p>2020.53617374251</text:p>
          </table:table-cell>
          <table:table-cell table:formula="of:=ROUND([.D196])" office:value-type="float" office:value="2021">
            <text:p>2021</text:p>
          </table:table-cell>
          <table:table-cell table:formula="of:=([.$C$8]-([.E196]*[.$C$4]))" office:value-type="float" office:value="124.210546875">
            <text:p>124.210546875</text:p>
          </table:table-cell>
          <table:table-cell table:formula="of:=SQRT(ABS([.$D$2]^2-[.F196]^2))" office:value-type="float" office:value="14.0264052776692">
            <text:p>14.0264052776692</text:p>
          </table:table-cell>
          <table:table-cell table:formula="of:=ABS([.B196]-[.G196])" office:value-type="float" office:value="0.00140527766924592">
            <text:p>0.00140527766924592</text:p>
          </table:table-cell>
          <table:table-cell/>
        </table:table-row>
        <table:table-row table:style-name="ro2">
          <table:table-cell table:formula="of:=[.A196]+[.A$4]" office:value-type="float" office:value="56.3999999999998">
            <text:p>56.3999999999998</text:p>
          </table:table-cell>
          <table:table-cell table:formula="of:=[.A197]/([.$D$4]*2)" office:value-type="float" office:value="14.1">
            <text:p>14.1</text:p>
          </table:table-cell>
          <table:table-cell table:formula="of:=SQRT(ABS([.$D$2]^2-[.B197]^2))" office:value-type="float" office:value="124.202214150956">
            <text:p>124.202214150956</text:p>
          </table:table-cell>
          <table:table-cell table:formula="of:=([.$C$10]-[.C197])*[.$B$4]" office:value-type="float" office:value="2042.27417354679">
            <text:p>2042.27417354679</text:p>
          </table:table-cell>
          <table:table-cell table:formula="of:=ROUND([.D197])" office:value-type="float" office:value="2042">
            <text:p>2042</text:p>
          </table:table-cell>
          <table:table-cell table:formula="of:=([.$C$8]-([.E197]*[.$C$4]))" office:value-type="float" office:value="124.20234375">
            <text:p>124.20234375</text:p>
          </table:table-cell>
          <table:table-cell table:formula="of:=SQRT(ABS([.$D$2]^2-[.F197]^2))" office:value-type="float" office:value="14.0988583582798">
            <text:p>14.0988583582798</text:p>
          </table:table-cell>
          <table:table-cell table:formula="of:=ABS([.B197]-[.G197])" office:value-type="float" office:value="0.00114164172015663">
            <text:p>0.00114164172015663</text:p>
          </table:table-cell>
          <table:table-cell/>
        </table:table-row>
        <table:table-row table:style-name="ro2">
          <table:table-cell table:formula="of:=[.A197]+[.A$4]" office:value-type="float" office:value="56.6999999999998">
            <text:p>56.6999999999998</text:p>
          </table:table-cell>
          <table:table-cell table:formula="of:=[.A198]/([.$D$4]*2)" office:value-type="float" office:value="14.175">
            <text:p>14.175</text:p>
          </table:table-cell>
          <table:table-cell table:formula="of:=SQRT(ABS([.$D$2]^2-[.B198]^2))" office:value-type="float" office:value="124.193676872053">
            <text:p>124.193676872053</text:p>
          </table:table-cell>
          <table:table-cell table:formula="of:=([.$C$10]-[.C198])*[.$B$4]" office:value-type="float" office:value="2064.12960753823">
            <text:p>2064.12960753823</text:p>
          </table:table-cell>
          <table:table-cell table:formula="of:=ROUND([.D198])" office:value-type="float" office:value="2064">
            <text:p>2064</text:p>
          </table:table-cell>
          <table:table-cell table:formula="of:=([.$C$8]-([.E198]*[.$C$4]))" office:value-type="float" office:value="124.19375">
            <text:p>124.19375</text:p>
          </table:table-cell>
          <table:table-cell table:formula="of:=SQRT(ABS([.$D$2]^2-[.F198]^2))" office:value-type="float" office:value="14.1743592778475">
            <text:p>14.1743592778475</text:p>
          </table:table-cell>
          <table:table-cell table:formula="of:=ABS([.B198]-[.G198])" office:value-type="float" office:value="0.00064072215246469">
            <text:p>0.00064072215246469</text:p>
          </table:table-cell>
          <table:table-cell/>
        </table:table-row>
        <table:table-row table:style-name="ro2">
          <table:table-cell table:formula="of:=[.A198]+[.A$4]" office:value-type="float" office:value="56.9999999999998">
            <text:p>56.9999999999998</text:p>
          </table:table-cell>
          <table:table-cell table:formula="of:=[.A199]/([.$D$4]*2)" office:value-type="float" office:value="14.25">
            <text:p>14.25</text:p>
          </table:table-cell>
          <table:table-cell table:formula="of:=SQRT(ABS([.$D$2]^2-[.B199]^2))" office:value-type="float" office:value="124.18509371096">
            <text:p>124.18509371096</text:p>
          </table:table-cell>
          <table:table-cell table:formula="of:=([.$C$10]-[.C199])*[.$B$4]" office:value-type="float" office:value="2086.10249993635">
            <text:p>2086.10249993635</text:p>
          </table:table-cell>
          <table:table-cell table:formula="of:=ROUND([.D199])" office:value-type="float" office:value="2086">
            <text:p>2086</text:p>
          </table:table-cell>
          <table:table-cell table:formula="of:=([.$C$8]-([.E199]*[.$C$4]))" office:value-type="float" office:value="124.18515625">
            <text:p>124.18515625</text:p>
          </table:table-cell>
          <table:table-cell table:formula="of:=SQRT(ABS([.$D$2]^2-[.F199]^2))" office:value-type="float" office:value="14.2494549777557">
            <text:p>14.2494549777557</text:p>
          </table:table-cell>
          <table:table-cell table:formula="of:=ABS([.B199]-[.G199])" office:value-type="float" office:value="0.000545022244301308">
            <text:p>0.000545022244301308</text:p>
          </table:table-cell>
          <table:table-cell/>
        </table:table-row>
        <table:table-row table:style-name="ro2">
          <table:table-cell table:formula="of:=[.A199]+[.A$4]" office:value-type="float" office:value="57.2999999999998">
            <text:p>57.2999999999998</text:p>
          </table:table-cell>
          <table:table-cell table:formula="of:=[.A200]/([.$D$4]*2)" office:value-type="float" office:value="14.325">
            <text:p>14.325</text:p>
          </table:table-cell>
          <table:table-cell table:formula="of:=SQRT(ABS([.$D$2]^2-[.B200]^2))" office:value-type="float" office:value="124.176464658163">
            <text:p>124.176464658163</text:p>
          </table:table-cell>
          <table:table-cell table:formula="of:=([.$C$10]-[.C200])*[.$B$4]" office:value-type="float" office:value="2108.19287509759">
            <text:p>2108.19287509759</text:p>
          </table:table-cell>
          <table:table-cell table:formula="of:=ROUND([.D200])" office:value-type="float" office:value="2108">
            <text:p>2108</text:p>
          </table:table-cell>
          <table:table-cell table:formula="of:=([.$C$8]-([.E200]*[.$C$4]))" office:value-type="float" office:value="124.1765625">
            <text:p>124.1765625</text:p>
          </table:table-cell>
          <table:table-cell table:formula="of:=SQRT(ABS([.$D$2]^2-[.F200]^2))" office:value-type="float" office:value="14.3241518312112">
            <text:p>14.3241518312112</text:p>
          </table:table-cell>
          <table:table-cell table:formula="of:=ABS([.B200]-[.G200])" office:value-type="float" office:value="0.000848168788719406">
            <text:p>0.000848168788719406</text:p>
          </table:table-cell>
          <table:table-cell/>
        </table:table-row>
        <table:table-row table:style-name="ro2">
          <table:table-cell table:formula="of:=[.A200]+[.A$4]" office:value-type="float" office:value="57.5999999999998">
            <text:p>57.5999999999998</text:p>
          </table:table-cell>
          <table:table-cell table:formula="of:=[.A201]/([.$D$4]*2)" office:value-type="float" office:value="14.4">
            <text:p>14.4</text:p>
          </table:table-cell>
          <table:table-cell table:formula="of:=SQRT(ABS([.$D$2]^2-[.B201]^2))" office:value-type="float" office:value="124.167789704094">
            <text:p>124.167789704094</text:p>
          </table:table-cell>
          <table:table-cell table:formula="of:=([.$C$10]-[.C201])*[.$B$4]" office:value-type="float" office:value="2130.40075751534">
            <text:p>2130.40075751534</text:p>
          </table:table-cell>
          <table:table-cell table:formula="of:=ROUND([.D201])" office:value-type="float" office:value="2130">
            <text:p>2130</text:p>
          </table:table-cell>
          <table:table-cell table:formula="of:=([.$C$8]-([.E201]*[.$C$4]))" office:value-type="float" office:value="124.16796875">
            <text:p>124.16796875</text:p>
          </table:table-cell>
          <table:table-cell table:formula="of:=SQRT(ABS([.$D$2]^2-[.F201]^2))" office:value-type="float" office:value="14.3984560456677">
            <text:p>14.3984560456677</text:p>
          </table:table-cell>
          <table:table-cell table:formula="of:=ABS([.B201]-[.G201])" office:value-type="float" office:value="0.00154395433229837">
            <text:p>0.00154395433229837</text:p>
          </table:table-cell>
          <table:table-cell/>
        </table:table-row>
        <table:table-row table:style-name="ro2">
          <table:table-cell table:formula="of:=[.A201]+[.A$4]" office:value-type="float" office:value="57.8999999999998">
            <text:p>57.8999999999998</text:p>
          </table:table-cell>
          <table:table-cell table:formula="of:=[.A202]/([.$D$4]*2)" office:value-type="float" office:value="14.475">
            <text:p>14.475</text:p>
          </table:table-cell>
          <table:table-cell table:formula="of:=SQRT(ABS([.$D$2]^2-[.B202]^2))" office:value-type="float" office:value="124.159068839131">
            <text:p>124.159068839131</text:p>
          </table:table-cell>
          <table:table-cell table:formula="of:=([.$C$10]-[.C202])*[.$B$4]" office:value-type="float" office:value="2152.72617182018">
            <text:p>2152.72617182018</text:p>
          </table:table-cell>
          <table:table-cell table:formula="of:=ROUND([.D202])" office:value-type="float" office:value="2153">
            <text:p>2153</text:p>
          </table:table-cell>
          <table:table-cell table:formula="of:=([.$C$8]-([.E202]*[.$C$4]))" office:value-type="float" office:value="124.158984375">
            <text:p>124.158984375</text:p>
          </table:table-cell>
          <table:table-cell table:formula="of:=SQRT(ABS([.$D$2]^2-[.F202]^2))" office:value-type="float" office:value="14.4757244712831">
            <text:p>14.4757244712831</text:p>
          </table:table-cell>
          <table:table-cell table:formula="of:=ABS([.B202]-[.G202])" office:value-type="float" office:value="0.000724471283181316">
            <text:p>0.000724471283181316</text:p>
          </table:table-cell>
          <table:table-cell/>
        </table:table-row>
        <table:table-row table:style-name="ro2">
          <table:table-cell table:formula="of:=[.A202]+[.A$4]" office:value-type="float" office:value="58.1999999999998">
            <text:p>58.1999999999998</text:p>
          </table:table-cell>
          <table:table-cell table:formula="of:=[.A203]/([.$D$4]*2)" office:value-type="float" office:value="14.55">
            <text:p>14.55</text:p>
          </table:table-cell>
          <table:table-cell table:formula="of:=SQRT(ABS([.$D$2]^2-[.B203]^2))" office:value-type="float" office:value="124.1503020536">
            <text:p>124.1503020536</text:p>
          </table:table-cell>
          <table:table-cell table:formula="of:=([.$C$10]-[.C203])*[.$B$4]" office:value-type="float" office:value="2175.16914278003">
            <text:p>2175.16914278003</text:p>
          </table:table-cell>
          <table:table-cell table:formula="of:=ROUND([.D203])" office:value-type="float" office:value="2175">
            <text:p>2175</text:p>
          </table:table-cell>
          <table:table-cell table:formula="of:=([.$C$8]-([.E203]*[.$C$4]))" office:value-type="float" office:value="124.150390625">
            <text:p>124.150390625</text:p>
          </table:table-cell>
          <table:table-cell table:formula="of:=SQRT(ABS([.$D$2]^2-[.F203]^2))" office:value-type="float" office:value="14.549244229853">
            <text:p>14.549244229853</text:p>
          </table:table-cell>
          <table:table-cell table:formula="of:=ABS([.B203]-[.G203])" office:value-type="float" office:value="0.000755770146906087">
            <text:p>0.000755770146906087</text:p>
          </table:table-cell>
          <table:table-cell/>
        </table:table-row>
        <table:table-row table:style-name="ro2">
          <table:table-cell table:formula="of:=[.A203]+[.A$4]" office:value-type="float" office:value="58.4999999999998">
            <text:p>58.4999999999998</text:p>
          </table:table-cell>
          <table:table-cell table:formula="of:=[.A204]/([.$D$4]*2)" office:value-type="float" office:value="14.625">
            <text:p>14.625</text:p>
          </table:table-cell>
          <table:table-cell table:formula="of:=SQRT(ABS([.$D$2]^2-[.B204]^2))" office:value-type="float" office:value="124.141489337771">
            <text:p>124.141489337771</text:p>
          </table:table-cell>
          <table:table-cell table:formula="of:=([.$C$10]-[.C204])*[.$B$4]" office:value-type="float" office:value="2197.72969530015">
            <text:p>2197.72969530015</text:p>
          </table:table-cell>
          <table:table-cell table:formula="of:=ROUND([.D204])" office:value-type="float" office:value="2198">
            <text:p>2198</text:p>
          </table:table-cell>
          <table:table-cell table:formula="of:=([.$C$8]-([.E204]*[.$C$4]))" office:value-type="float" office:value="124.14140625">
            <text:p>124.14140625</text:p>
          </table:table-cell>
          <table:table-cell table:formula="of:=SQRT(ABS([.$D$2]^2-[.F204]^2))" office:value-type="float" office:value="14.6257052572674">
            <text:p>14.6257052572674</text:p>
          </table:table-cell>
          <table:table-cell table:formula="of:=ABS([.B204]-[.G204])" office:value-type="float" office:value="0.000705257267464177">
            <text:p>0.000705257267464177</text:p>
          </table:table-cell>
          <table:table-cell/>
        </table:table-row>
        <table:table-row table:style-name="ro2">
          <table:table-cell table:formula="of:=[.A204]+[.A$4]" office:value-type="float" office:value="58.7999999999998">
            <text:p>58.7999999999998</text:p>
          </table:table-cell>
          <table:table-cell table:formula="of:=[.A205]/([.$D$4]*2)" office:value-type="float" office:value="14.6999999999999">
            <text:p>14.6999999999999</text:p>
          </table:table-cell>
          <table:table-cell table:formula="of:=SQRT(ABS([.$D$2]^2-[.B205]^2))" office:value-type="float" office:value="124.132630681864">
            <text:p>124.132630681864</text:p>
          </table:table-cell>
          <table:table-cell table:formula="of:=([.$C$10]-[.C205])*[.$B$4]" office:value-type="float" office:value="2220.40785442343">
            <text:p>2220.40785442343</text:p>
          </table:table-cell>
          <table:table-cell table:formula="of:=ROUND([.D205])" office:value-type="float" office:value="2220">
            <text:p>2220</text:p>
          </table:table-cell>
          <table:table-cell table:formula="of:=([.$C$8]-([.E205]*[.$C$4]))" office:value-type="float" office:value="124.1328125">
            <text:p>124.1328125</text:p>
          </table:table-cell>
          <table:table-cell table:formula="of:=SQRT(ABS([.$D$2]^2-[.F205]^2))" office:value-type="float" office:value="14.6984645742283">
            <text:p>14.6984645742283</text:p>
          </table:table-cell>
          <table:table-cell table:formula="of:=ABS([.B205]-[.G205])" office:value-type="float" office:value="0.0015354257716691">
            <text:p>0.0015354257716691</text:p>
          </table:table-cell>
          <table:table-cell/>
        </table:table-row>
        <table:table-row table:style-name="ro2">
          <table:table-cell table:formula="of:=[.A205]+[.A$4]" office:value-type="float" office:value="59.0999999999998">
            <text:p>59.0999999999998</text:p>
          </table:table-cell>
          <table:table-cell table:formula="of:=[.A206]/([.$D$4]*2)" office:value-type="float" office:value="14.775">
            <text:p>14.775</text:p>
          </table:table-cell>
          <table:table-cell table:formula="of:=SQRT(ABS([.$D$2]^2-[.B206]^2))" office:value-type="float" office:value="124.123726076041">
            <text:p>124.123726076041</text:p>
          </table:table-cell>
          <table:table-cell table:formula="of:=([.$C$10]-[.C206])*[.$B$4]" office:value-type="float" office:value="2243.20364533047">
            <text:p>2243.20364533047</text:p>
          </table:table-cell>
          <table:table-cell table:formula="of:=ROUND([.D206])" office:value-type="float" office:value="2243">
            <text:p>2243</text:p>
          </table:table-cell>
          <table:table-cell table:formula="of:=([.$C$8]-([.E206]*[.$C$4]))" office:value-type="float" office:value="124.123828125">
            <text:p>124.123828125</text:p>
          </table:table-cell>
          <table:table-cell table:formula="of:=SQRT(ABS([.$D$2]^2-[.F206]^2))" office:value-type="float" office:value="14.7741426687121">
            <text:p>14.7741426687121</text:p>
          </table:table-cell>
          <table:table-cell table:formula="of:=ABS([.B206]-[.G206])" office:value-type="float" office:value="0.000857331287871688">
            <text:p>0.000857331287871688</text:p>
          </table:table-cell>
          <table:table-cell/>
        </table:table-row>
        <table:table-row table:style-name="ro2">
          <table:table-cell table:formula="of:=[.A206]+[.A$4]" office:value-type="float" office:value="59.3999999999998">
            <text:p>59.3999999999998</text:p>
          </table:table-cell>
          <table:table-cell table:formula="of:=[.A207]/([.$D$4]*2)" office:value-type="float" office:value="14.8499999999999">
            <text:p>14.8499999999999</text:p>
          </table:table-cell>
          <table:table-cell table:formula="of:=SQRT(ABS([.$D$2]^2-[.B207]^2))" office:value-type="float" office:value="124.114775510412">
            <text:p>124.114775510412</text:p>
          </table:table-cell>
          <table:table-cell table:formula="of:=([.$C$10]-[.C207])*[.$B$4]" office:value-type="float" office:value="2266.11709333974">
            <text:p>2266.11709333974</text:p>
          </table:table-cell>
          <table:table-cell table:formula="of:=ROUND([.D207])" office:value-type="float" office:value="2266">
            <text:p>2266</text:p>
          </table:table-cell>
          <table:table-cell table:formula="of:=([.$C$8]-([.E207]*[.$C$4]))" office:value-type="float" office:value="124.11484375">
            <text:p>124.11484375</text:p>
          </table:table-cell>
          <table:table-cell table:formula="of:=SQRT(ABS([.$D$2]^2-[.F207]^2))" office:value-type="float" office:value="14.8494296494204">
            <text:p>14.8494296494204</text:p>
          </table:table-cell>
          <table:table-cell table:formula="of:=ABS([.B207]-[.G207])" office:value-type="float" office:value="0.000570350579570444">
            <text:p>0.000570350579570444</text:p>
          </table:table-cell>
          <table:table-cell/>
        </table:table-row>
        <table:table-row table:style-name="ro2">
          <table:table-cell table:formula="of:=[.A207]+[.A$4]" office:value-type="float" office:value="59.6999999999998">
            <text:p>59.6999999999998</text:p>
          </table:table-cell>
          <table:table-cell table:formula="of:=[.A208]/([.$D$4]*2)" office:value-type="float" office:value="14.9249999999999">
            <text:p>14.9249999999999</text:p>
          </table:table-cell>
          <table:table-cell table:formula="of:=SQRT(ABS([.$D$2]^2-[.B208]^2))" office:value-type="float" office:value="124.105778975034">
            <text:p>124.105778975034</text:p>
          </table:table-cell>
          <table:table-cell table:formula="of:=([.$C$10]-[.C208])*[.$B$4]" office:value-type="float" office:value="2289.14822390769">
            <text:p>2289.14822390769</text:p>
          </table:table-cell>
          <table:table-cell table:formula="of:=ROUND([.D208])" office:value-type="float" office:value="2289">
            <text:p>2289</text:p>
          </table:table-cell>
          <table:table-cell table:formula="of:=([.$C$8]-([.E208]*[.$C$4]))" office:value-type="float" office:value="124.105859375">
            <text:p>124.105859375</text:p>
          </table:table-cell>
          <table:table-cell table:formula="of:=SQRT(ABS([.$D$2]^2-[.F208]^2))" office:value-type="float" office:value="14.9243314353684">
            <text:p>14.9243314353684</text:p>
          </table:table-cell>
          <table:table-cell table:formula="of:=ABS([.B208]-[.G208])" office:value-type="float" office:value="0.000668564631531865">
            <text:p>0.000668564631531865</text:p>
          </table:table-cell>
          <table:table-cell/>
        </table:table-row>
        <table:table-row table:style-name="ro2">
          <table:table-cell table:formula="of:=[.A208]+[.A$4]" office:value-type="float" office:value="59.9999999999998">
            <text:p>59.9999999999998</text:p>
          </table:table-cell>
          <table:table-cell table:formula="of:=[.A209]/([.$D$4]*2)" office:value-type="float" office:value="14.9999999999999">
            <text:p>14.9999999999999</text:p>
          </table:table-cell>
          <table:table-cell table:formula="of:=SQRT(ABS([.$D$2]^2-[.B209]^2))" office:value-type="float" office:value="124.096736459909">
            <text:p>124.096736459909</text:p>
          </table:table-cell>
          <table:table-cell table:formula="of:=([.$C$10]-[.C209])*[.$B$4]" office:value-type="float" office:value="2312.29706262889">
            <text:p>2312.29706262889</text:p>
          </table:table-cell>
          <table:table-cell table:formula="of:=ROUND([.D209])" office:value-type="float" office:value="2312">
            <text:p>2312</text:p>
          </table:table-cell>
          <table:table-cell table:formula="of:=([.$C$8]-([.E209]*[.$C$4]))" office:value-type="float" office:value="124.096875">
            <text:p>124.096875</text:p>
          </table:table-cell>
          <table:table-cell table:formula="of:=SQRT(ABS([.$D$2]^2-[.F209]^2))" office:value-type="float" office:value="14.9988537973532">
            <text:p>14.9988537973532</text:p>
          </table:table-cell>
          <table:table-cell table:formula="of:=ABS([.B209]-[.G209])" office:value-type="float" office:value="0.00114620264676546">
            <text:p>0.00114620264676546</text:p>
          </table:table-cell>
          <table:table-cell/>
        </table:table-row>
        <table:table-row table:style-name="ro2">
          <table:table-cell table:formula="of:=[.A209]+[.A$4]" office:value-type="float" office:value="60.2999999999998">
            <text:p>60.2999999999998</text:p>
          </table:table-cell>
          <table:table-cell table:formula="of:=[.A210]/([.$D$4]*2)" office:value-type="float" office:value="15.0749999999999">
            <text:p>15.0749999999999</text:p>
          </table:table-cell>
          <table:table-cell table:formula="of:=SQRT(ABS([.$D$2]^2-[.B210]^2))" office:value-type="float" office:value="124.087647954984">
            <text:p>124.087647954984</text:p>
          </table:table-cell>
          <table:table-cell table:formula="of:=([.$C$10]-[.C210])*[.$B$4]" office:value-type="float" office:value="2335.56363523625">
            <text:p>2335.56363523625</text:p>
          </table:table-cell>
          <table:table-cell table:formula="of:=ROUND([.D210])" office:value-type="float" office:value="2336">
            <text:p>2336</text:p>
          </table:table-cell>
          <table:table-cell table:formula="of:=([.$C$8]-([.E210]*[.$C$4]))" office:value-type="float" office:value="124.0875">
            <text:p>124.0875</text:p>
          </table:table-cell>
          <table:table-cell table:formula="of:=SQRT(ABS([.$D$2]^2-[.F210]^2))" office:value-type="float" office:value="15.0762178197982">
            <text:p>15.0762178197982</text:p>
          </table:table-cell>
          <table:table-cell table:formula="of:=ABS([.B210]-[.G210])" office:value-type="float" office:value="0.00121781979820845">
            <text:p>0.00121781979820845</text:p>
          </table:table-cell>
          <table:table-cell/>
        </table:table-row>
        <table:table-row table:style-name="ro2">
          <table:table-cell table:formula="of:=[.A210]+[.A$4]" office:value-type="float" office:value="60.5999999999998">
            <text:p>60.5999999999998</text:p>
          </table:table-cell>
          <table:table-cell table:formula="of:=[.A211]/([.$D$4]*2)" office:value-type="float" office:value="15.1499999999999">
            <text:p>15.1499999999999</text:p>
          </table:table-cell>
          <table:table-cell table:formula="of:=SQRT(ABS([.$D$2]^2-[.B211]^2))" office:value-type="float" office:value="124.078513450154">
            <text:p>124.078513450154</text:p>
          </table:table-cell>
          <table:table-cell table:formula="of:=([.$C$10]-[.C211])*[.$B$4]" office:value-type="float" office:value="2358.94796760109">
            <text:p>2358.94796760109</text:p>
          </table:table-cell>
          <table:table-cell table:formula="of:=ROUND([.D211])" office:value-type="float" office:value="2359">
            <text:p>2359</text:p>
          </table:table-cell>
          <table:table-cell table:formula="of:=([.$C$8]-([.E211]*[.$C$4]))" office:value-type="float" office:value="124.078515625">
            <text:p>124.078515625</text:p>
          </table:table-cell>
          <table:table-cell table:formula="of:=SQRT(ABS([.$D$2]^2-[.F211]^2))" office:value-type="float" office:value="15.1499821879972">
            <text:p>15.1499821879972</text:p>
          </table:table-cell>
          <table:table-cell table:formula="of:=ABS([.B211]-[.G211])" office:value-type="float" office:value="0.0000178120027687356">
            <text:p>0.0000178120027687356</text:p>
          </table:table-cell>
          <table:table-cell/>
        </table:table-row>
        <table:table-row table:style-name="ro2">
          <table:table-cell table:formula="of:=[.A211]+[.A$4]" office:value-type="float" office:value="60.8999999999998">
            <text:p>60.8999999999998</text:p>
          </table:table-cell>
          <table:table-cell table:formula="of:=[.A212]/([.$D$4]*2)" office:value-type="float" office:value="15.2249999999999">
            <text:p>15.2249999999999</text:p>
          </table:table-cell>
          <table:table-cell table:formula="of:=SQRT(ABS([.$D$2]^2-[.B212]^2))" office:value-type="float" office:value="124.069332935258">
            <text:p>124.069332935258</text:p>
          </table:table-cell>
          <table:table-cell table:formula="of:=([.$C$10]-[.C212])*[.$B$4]" office:value-type="float" office:value="2382.45008573325">
            <text:p>2382.45008573325</text:p>
          </table:table-cell>
          <table:table-cell table:formula="of:=ROUND([.D212])" office:value-type="float" office:value="2382">
            <text:p>2382</text:p>
          </table:table-cell>
          <table:table-cell table:formula="of:=([.$C$8]-([.E212]*[.$C$4]))" office:value-type="float" office:value="124.06953125">
            <text:p>124.06953125</text:p>
          </table:table-cell>
          <table:table-cell table:formula="of:=SQRT(ABS([.$D$2]^2-[.F212]^2))" office:value-type="float" office:value="15.2233838355759">
            <text:p>15.2233838355759</text:p>
          </table:table-cell>
          <table:table-cell table:formula="of:=ABS([.B212]-[.G212])" office:value-type="float" office:value="0.0016161644240551">
            <text:p>0.0016161644240551</text:p>
          </table:table-cell>
          <table:table-cell/>
        </table:table-row>
        <table:table-row table:style-name="ro2">
          <table:table-cell table:formula="of:=[.A212]+[.A$4]" office:value-type="float" office:value="61.1999999999998">
            <text:p>61.1999999999998</text:p>
          </table:table-cell>
          <table:table-cell table:formula="of:=[.A213]/([.$D$4]*2)" office:value-type="float" office:value="15.2999999999999">
            <text:p>15.2999999999999</text:p>
          </table:table-cell>
          <table:table-cell table:formula="of:=SQRT(ABS([.$D$2]^2-[.B213]^2))" office:value-type="float" office:value="124.060106400083">
            <text:p>124.060106400083</text:p>
          </table:table-cell>
          <table:table-cell table:formula="of:=([.$C$10]-[.C213])*[.$B$4]" office:value-type="float" office:value="2406.07001578144">
            <text:p>2406.07001578144</text:p>
          </table:table-cell>
          <table:table-cell table:formula="of:=ROUND([.D213])" office:value-type="float" office:value="2406">
            <text:p>2406</text:p>
          </table:table-cell>
          <table:table-cell table:formula="of:=([.$C$8]-([.E213]*[.$C$4]))" office:value-type="float" office:value="124.06015625">
            <text:p>124.06015625</text:p>
          </table:table-cell>
          <table:table-cell table:formula="of:=SQRT(ABS([.$D$2]^2-[.F213]^2))" office:value-type="float" office:value="15.2995957863463">
            <text:p>15.2995957863463</text:p>
          </table:table-cell>
          <table:table-cell table:formula="of:=ABS([.B213]-[.G213])" office:value-type="float" office:value="0.000404213653695251">
            <text:p>0.000404213653695251</text:p>
          </table:table-cell>
          <table:table-cell/>
        </table:table-row>
        <table:table-row table:style-name="ro2">
          <table:table-cell table:formula="of:=[.A213]+[.A$4]" office:value-type="float" office:value="61.4999999999998">
            <text:p>61.4999999999998</text:p>
          </table:table-cell>
          <table:table-cell table:formula="of:=[.A214]/([.$D$4]*2)" office:value-type="float" office:value="15.3749999999999">
            <text:p>15.3749999999999</text:p>
          </table:table-cell>
          <table:table-cell table:formula="of:=SQRT(ABS([.$D$2]^2-[.B214]^2))" office:value-type="float" office:value="124.05083383436">
            <text:p>124.05083383436</text:p>
          </table:table-cell>
          <table:table-cell table:formula="of:=([.$C$10]-[.C214])*[.$B$4]" office:value-type="float" office:value="2429.80778403318">
            <text:p>2429.80778403318</text:p>
          </table:table-cell>
          <table:table-cell table:formula="of:=ROUND([.D214])" office:value-type="float" office:value="2430">
            <text:p>2430</text:p>
          </table:table-cell>
          <table:table-cell table:formula="of:=([.$C$8]-([.E214]*[.$C$4]))" office:value-type="float" office:value="124.05078125">
            <text:p>124.05078125</text:p>
          </table:table-cell>
          <table:table-cell table:formula="of:=SQRT(ABS([.$D$2]^2-[.F214]^2))" office:value-type="float" office:value="15.3754242629154">
            <text:p>15.3754242629154</text:p>
          </table:table-cell>
          <table:table-cell table:formula="of:=ABS([.B214]-[.G214])" office:value-type="float" office:value="0.000424262915485585">
            <text:p>0.000424262915485585</text:p>
          </table:table-cell>
          <table:table-cell/>
        </table:table-row>
        <table:table-row table:style-name="ro2">
          <table:table-cell table:formula="of:=[.A214]+[.A$4]" office:value-type="float" office:value="61.7999999999998">
            <text:p>61.7999999999998</text:p>
          </table:table-cell>
          <table:table-cell table:formula="of:=[.A215]/([.$D$4]*2)" office:value-type="float" office:value="15.4499999999999">
            <text:p>15.4499999999999</text:p>
          </table:table-cell>
          <table:table-cell table:formula="of:=SQRT(ABS([.$D$2]^2-[.B215]^2))" office:value-type="float" office:value="124.041515227766">
            <text:p>124.041515227766</text:p>
          </table:table-cell>
          <table:table-cell table:formula="of:=([.$C$10]-[.C215])*[.$B$4]" office:value-type="float" office:value="2453.66341691493">
            <text:p>2453.66341691493</text:p>
          </table:table-cell>
          <table:table-cell table:formula="of:=ROUND([.D215])" office:value-type="float" office:value="2454">
            <text:p>2454</text:p>
          </table:table-cell>
          <table:table-cell table:formula="of:=([.$C$8]-([.E215]*[.$C$4]))" office:value-type="float" office:value="124.04140625">
            <text:p>124.04140625</text:p>
          </table:table-cell>
          <table:table-cell table:formula="of:=SQRT(ABS([.$D$2]^2-[.F215]^2))" office:value-type="float" office:value="15.4508749112295">
            <text:p>15.4508749112295</text:p>
          </table:table-cell>
          <table:table-cell table:formula="of:=ABS([.B215]-[.G215])" office:value-type="float" office:value="0.000874911229566067">
            <text:p>0.000874911229566067</text:p>
          </table:table-cell>
          <table:table-cell/>
        </table:table-row>
        <table:table-row table:style-name="ro2">
          <table:table-cell table:formula="of:=[.A215]+[.A$4]" office:value-type="float" office:value="62.0999999999998">
            <text:p>62.0999999999998</text:p>
          </table:table-cell>
          <table:table-cell table:formula="of:=[.A216]/([.$D$4]*2)" office:value-type="float" office:value="15.5249999999999">
            <text:p>15.5249999999999</text:p>
          </table:table-cell>
          <table:table-cell table:formula="of:=SQRT(ABS([.$D$2]^2-[.B216]^2))" office:value-type="float" office:value="124.032150569923">
            <text:p>124.032150569923</text:p>
          </table:table-cell>
          <table:table-cell table:formula="of:=([.$C$10]-[.C216])*[.$B$4]" office:value-type="float" office:value="2477.63694099245">
            <text:p>2477.63694099245</text:p>
          </table:table-cell>
          <table:table-cell table:formula="of:=ROUND([.D216])" office:value-type="float" office:value="2478">
            <text:p>2478</text:p>
          </table:table-cell>
          <table:table-cell table:formula="of:=([.$C$8]-([.E216]*[.$C$4]))" office:value-type="float" office:value="124.03203125">
            <text:p>124.03203125</text:p>
          </table:table-cell>
          <table:table-cell table:formula="of:=SQRT(ABS([.$D$2]^2-[.F216]^2))" office:value-type="float" office:value="15.525953239625">
            <text:p>15.525953239625</text:p>
          </table:table-cell>
          <table:table-cell table:formula="of:=ABS([.B216]-[.G216])" office:value-type="float" office:value="0.000953239625086866">
            <text:p>0.000953239625086866</text:p>
          </table:table-cell>
          <table:table-cell/>
        </table:table-row>
        <table:table-row table:style-name="ro2">
          <table:table-cell table:formula="of:=[.A216]+[.A$4]" office:value-type="float" office:value="62.3999999999998">
            <text:p>62.3999999999998</text:p>
          </table:table-cell>
          <table:table-cell table:formula="of:=[.A217]/([.$D$4]*2)" office:value-type="float" office:value="15.5999999999999">
            <text:p>15.5999999999999</text:p>
          </table:table-cell>
          <table:table-cell table:formula="of:=SQRT(ABS([.$D$2]^2-[.B217]^2))" office:value-type="float" office:value="124.0227398504">
            <text:p>124.0227398504</text:p>
          </table:table-cell>
          <table:table-cell table:formula="of:=([.$C$10]-[.C217])*[.$B$4]" office:value-type="float" office:value="2501.7283829708">
            <text:p>2501.7283829708</text:p>
          </table:table-cell>
          <table:table-cell table:formula="of:=ROUND([.D217])" office:value-type="float" office:value="2502">
            <text:p>2502</text:p>
          </table:table-cell>
          <table:table-cell table:formula="of:=([.$C$8]-([.E217]*[.$C$4]))" office:value-type="float" office:value="124.02265625">
            <text:p>124.02265625</text:p>
          </table:table-cell>
          <table:table-cell table:formula="of:=SQRT(ABS([.$D$2]^2-[.F217]^2))" office:value-type="float" office:value="15.6006646234812">
            <text:p>15.6006646234812</text:p>
          </table:table-cell>
          <table:table-cell table:formula="of:=ABS([.B217]-[.G217])" office:value-type="float" office:value="0.000664623481217319">
            <text:p>0.000664623481217319</text:p>
          </table:table-cell>
          <table:table-cell/>
        </table:table-row>
        <table:table-row table:style-name="ro2">
          <table:table-cell table:formula="of:=[.A217]+[.A$4]" office:value-type="float" office:value="62.6999999999998">
            <text:p>62.6999999999998</text:p>
          </table:table-cell>
          <table:table-cell table:formula="of:=[.A218]/([.$D$4]*2)" office:value-type="float" office:value="15.6749999999999">
            <text:p>15.6749999999999</text:p>
          </table:table-cell>
          <table:table-cell table:formula="of:=SQRT(ABS([.$D$2]^2-[.B218]^2))" office:value-type="float" office:value="124.013283058711">
            <text:p>124.013283058711</text:p>
          </table:table-cell>
          <table:table-cell table:formula="of:=([.$C$10]-[.C218])*[.$B$4]" office:value-type="float" office:value="2525.93776969443">
            <text:p>2525.93776969443</text:p>
          </table:table-cell>
          <table:table-cell table:formula="of:=ROUND([.D218])" office:value-type="float" office:value="2526">
            <text:p>2526</text:p>
          </table:table-cell>
          <table:table-cell table:formula="of:=([.$C$8]-([.E218]*[.$C$4]))" office:value-type="float" office:value="124.01328125">
            <text:p>124.01328125</text:p>
          </table:table-cell>
          <table:table-cell table:formula="of:=SQRT(ABS([.$D$2]^2-[.F218]^2))" office:value-type="float" office:value="15.6750143096712">
            <text:p>15.6750143096712</text:p>
          </table:table-cell>
          <table:table-cell table:formula="of:=ABS([.B218]-[.G218])" office:value-type="float" office:value="0.0000143096712559299">
            <text:p>0.0000143096712559299</text:p>
          </table:table-cell>
          <table:table-cell/>
        </table:table-row>
        <table:table-row table:style-name="ro2">
          <table:table-cell table:formula="of:=[.A218]+[.A$4]" office:value-type="float" office:value="62.9999999999998">
            <text:p>62.9999999999998</text:p>
          </table:table-cell>
          <table:table-cell table:formula="of:=[.A219]/([.$D$4]*2)" office:value-type="float" office:value="15.7499999999999">
            <text:p>15.7499999999999</text:p>
          </table:table-cell>
          <table:table-cell table:formula="of:=SQRT(ABS([.$D$2]^2-[.B219]^2))" office:value-type="float" office:value="124.003780184315">
            <text:p>124.003780184315</text:p>
          </table:table-cell>
          <table:table-cell table:formula="of:=([.$C$10]-[.C219])*[.$B$4]" office:value-type="float" office:value="2550.26512814751">
            <text:p>2550.26512814751</text:p>
          </table:table-cell>
          <table:table-cell table:formula="of:=ROUND([.D219])" office:value-type="float" office:value="2550">
            <text:p>2550</text:p>
          </table:table-cell>
          <table:table-cell table:formula="of:=([.$C$8]-([.E219]*[.$C$4]))" office:value-type="float" office:value="124.00390625">
            <text:p>124.00390625</text:p>
          </table:table-cell>
          <table:table-cell table:formula="of:=SQRT(ABS([.$D$2]^2-[.F219]^2))" office:value-type="float" office:value="15.7490074208253">
            <text:p>15.7490074208253</text:p>
          </table:table-cell>
          <table:table-cell table:formula="of:=ABS([.B219]-[.G219])" office:value-type="float" office:value="0.000992579174621255">
            <text:p>0.000992579174621255</text:p>
          </table:table-cell>
          <table:table-cell/>
        </table:table-row>
        <table:table-row table:style-name="ro2">
          <table:table-cell table:formula="of:=[.A219]+[.A$4]" office:value-type="float" office:value="63.2999999999998">
            <text:p>63.2999999999998</text:p>
          </table:table-cell>
          <table:table-cell table:formula="of:=[.A220]/([.$D$4]*2)" office:value-type="float" office:value="15.8249999999999">
            <text:p>15.8249999999999</text:p>
          </table:table-cell>
          <table:table-cell table:formula="of:=SQRT(ABS([.$D$2]^2-[.B220]^2))" office:value-type="float" office:value="123.994231216618">
            <text:p>123.994231216618</text:p>
          </table:table-cell>
          <table:table-cell table:formula="of:=([.$C$10]-[.C220])*[.$B$4]" office:value-type="float" office:value="2574.71048545402">
            <text:p>2574.71048545402</text:p>
          </table:table-cell>
          <table:table-cell table:formula="of:=ROUND([.D220])" office:value-type="float" office:value="2575">
            <text:p>2575</text:p>
          </table:table-cell>
          <table:table-cell table:formula="of:=([.$C$8]-([.E220]*[.$C$4]))" office:value-type="float" office:value="123.994140625">
            <text:p>123.994140625</text:p>
          </table:table-cell>
          <table:table-cell table:formula="of:=SQRT(ABS([.$D$2]^2-[.F220]^2))" office:value-type="float" office:value="15.8257097998075">
            <text:p>15.8257097998075</text:p>
          </table:table-cell>
          <table:table-cell table:formula="of:=ABS([.B220]-[.G220])" office:value-type="float" office:value="0.000709799807607325">
            <text:p>0.000709799807607325</text:p>
          </table:table-cell>
          <table:table-cell/>
        </table:table-row>
        <table:table-row table:style-name="ro2">
          <table:table-cell table:formula="of:=[.A220]+[.A$4]" office:value-type="float" office:value="63.5999999999998">
            <text:p>63.5999999999998</text:p>
          </table:table-cell>
          <table:table-cell table:formula="of:=[.A221]/([.$D$4]*2)" office:value-type="float" office:value="15.8999999999999">
            <text:p>15.8999999999999</text:p>
          </table:table-cell>
          <table:table-cell table:formula="of:=SQRT(ABS([.$D$2]^2-[.B221]^2))" office:value-type="float" office:value="123.984636144968">
            <text:p>123.984636144968</text:p>
          </table:table-cell>
          <table:table-cell table:formula="of:=([.$C$10]-[.C221])*[.$B$4]" office:value-type="float" office:value="2599.27386887783">
            <text:p>2599.27386887783</text:p>
          </table:table-cell>
          <table:table-cell table:formula="of:=ROUND([.D221])" office:value-type="float" office:value="2599">
            <text:p>2599</text:p>
          </table:table-cell>
          <table:table-cell table:formula="of:=([.$C$8]-([.E221]*[.$C$4]))" office:value-type="float" office:value="123.984765625">
            <text:p>123.984765625</text:p>
          </table:table-cell>
          <table:table-cell table:formula="of:=SQRT(ABS([.$D$2]^2-[.F221]^2))" office:value-type="float" office:value="15.898990311143">
            <text:p>15.898990311143</text:p>
          </table:table-cell>
          <table:table-cell table:formula="of:=ABS([.B221]-[.G221])" office:value-type="float" office:value="0.00100968885689667">
            <text:p>0.00100968885689667</text:p>
          </table:table-cell>
          <table:table-cell/>
        </table:table-row>
        <table:table-row table:style-name="ro2">
          <table:table-cell table:formula="of:=[.A221]+[.A$4]" office:value-type="float" office:value="63.8999999999998">
            <text:p>63.8999999999998</text:p>
          </table:table-cell>
          <table:table-cell table:formula="of:=[.A222]/([.$D$4]*2)" office:value-type="float" office:value="15.9749999999999">
            <text:p>15.9749999999999</text:p>
          </table:table-cell>
          <table:table-cell table:formula="of:=SQRT(ABS([.$D$2]^2-[.B222]^2))" office:value-type="float" office:value="123.974994958661">
            <text:p>123.974994958661</text:p>
          </table:table-cell>
          <table:table-cell table:formula="of:=([.$C$10]-[.C222])*[.$B$4]" office:value-type="float" office:value="2623.95530582286">
            <text:p>2623.95530582286</text:p>
          </table:table-cell>
          <table:table-cell table:formula="of:=ROUND([.D222])" office:value-type="float" office:value="2624">
            <text:p>2624</text:p>
          </table:table-cell>
          <table:table-cell table:formula="of:=([.$C$8]-([.E222]*[.$C$4]))" office:value-type="float" office:value="123.975">
            <text:p>123.975</text:p>
          </table:table-cell>
          <table:table-cell table:formula="of:=SQRT(ABS([.$D$2]^2-[.F222]^2))" office:value-type="float" office:value="15.9749608763215">
            <text:p>15.9749608763215</text:p>
          </table:table-cell>
          <table:table-cell table:formula="of:=ABS([.B222]-[.G222])" office:value-type="float" office:value="0.0000391236784569315">
            <text:p>0.0000391236784569315</text:p>
          </table:table-cell>
          <table:table-cell/>
        </table:table-row>
        <table:table-row table:style-name="ro2">
          <table:table-cell table:formula="of:=[.A222]+[.A$4]" office:value-type="float" office:value="64.1999999999998">
            <text:p>64.1999999999998</text:p>
          </table:table-cell>
          <table:table-cell table:formula="of:=[.A223]/([.$D$4]*2)" office:value-type="float" office:value="16.0499999999999">
            <text:p>16.0499999999999</text:p>
          </table:table-cell>
          <table:table-cell table:formula="of:=SQRT(ABS([.$D$2]^2-[.B223]^2))" office:value-type="float" office:value="123.965307646938">
            <text:p>123.965307646938</text:p>
          </table:table-cell>
          <table:table-cell table:formula="of:=([.$C$10]-[.C223])*[.$B$4]" office:value-type="float" office:value="2648.75482383337">
            <text:p>2648.75482383337</text:p>
          </table:table-cell>
          <table:table-cell table:formula="of:=ROUND([.D223])" office:value-type="float" office:value="2649">
            <text:p>2649</text:p>
          </table:table-cell>
          <table:table-cell table:formula="of:=([.$C$8]-([.E223]*[.$C$4]))" office:value-type="float" office:value="123.965234375">
            <text:p>123.965234375</text:p>
          </table:table-cell>
          <table:table-cell table:formula="of:=SQRT(ABS([.$D$2]^2-[.F223]^2))" office:value-type="float" office:value="16.0505659199706">
            <text:p>16.0505659199706</text:p>
          </table:table-cell>
          <table:table-cell table:formula="of:=ABS([.B223]-[.G223])" office:value-type="float" office:value="0.000565919970622275">
            <text:p>0.000565919970622275</text:p>
          </table:table-cell>
          <table:table-cell/>
        </table:table-row>
        <table:table-row table:style-name="ro2">
          <table:table-cell table:formula="of:=[.A223]+[.A$4]" office:value-type="float" office:value="64.4999999999997">
            <text:p>64.4999999999997</text:p>
          </table:table-cell>
          <table:table-cell table:formula="of:=[.A224]/([.$D$4]*2)" office:value-type="float" office:value="16.1249999999999">
            <text:p>16.1249999999999</text:p>
          </table:table-cell>
          <table:table-cell table:formula="of:=SQRT(ABS([.$D$2]^2-[.B224]^2))" office:value-type="float" office:value="123.955574198985">
            <text:p>123.955574198985</text:p>
          </table:table-cell>
          <table:table-cell table:formula="of:=([.$C$10]-[.C224])*[.$B$4]" office:value-type="float" office:value="2673.67245059399">
            <text:p>2673.67245059399</text:p>
          </table:table-cell>
          <table:table-cell table:formula="of:=ROUND([.D224])" office:value-type="float" office:value="2674">
            <text:p>2674</text:p>
          </table:table-cell>
          <table:table-cell table:formula="of:=([.$C$8]-([.E224]*[.$C$4]))" office:value-type="float" office:value="123.95546875">
            <text:p>123.95546875</text:p>
          </table:table-cell>
          <table:table-cell table:formula="of:=SQRT(ABS([.$D$2]^2-[.F224]^2))" office:value-type="float" office:value="16.1258105832785">
            <text:p>16.1258105832785</text:p>
          </table:table-cell>
          <table:table-cell table:formula="of:=ABS([.B224]-[.G224])" office:value-type="float" office:value="0.000810583278518351">
            <text:p>0.000810583278518351</text:p>
          </table:table-cell>
          <table:table-cell/>
        </table:table-row>
        <table:table-row table:style-name="ro2">
          <table:table-cell table:formula="of:=[.A224]+[.A$4]" office:value-type="float" office:value="64.7999999999997">
            <text:p>64.7999999999997</text:p>
          </table:table-cell>
          <table:table-cell table:formula="of:=[.A225]/([.$D$4]*2)" office:value-type="float" office:value="16.1999999999999">
            <text:p>16.1999999999999</text:p>
          </table:table-cell>
          <table:table-cell table:formula="of:=SQRT(ABS([.$D$2]^2-[.B225]^2))" office:value-type="float" office:value="123.945794603932">
            <text:p>123.945794603932</text:p>
          </table:table-cell>
          <table:table-cell table:formula="of:=([.$C$10]-[.C225])*[.$B$4]" office:value-type="float" office:value="2698.70821392993">
            <text:p>2698.70821392993</text:p>
          </table:table-cell>
          <table:table-cell table:formula="of:=ROUND([.D225])" office:value-type="float" office:value="2699">
            <text:p>2699</text:p>
          </table:table-cell>
          <table:table-cell table:formula="of:=([.$C$8]-([.E225]*[.$C$4]))" office:value-type="float" office:value="123.945703125">
            <text:p>123.945703125</text:p>
          </table:table-cell>
          <table:table-cell table:formula="of:=SQRT(ABS([.$D$2]^2-[.F225]^2))" office:value-type="float" office:value="16.2006998876396">
            <text:p>16.2006998876396</text:p>
          </table:table-cell>
          <table:table-cell table:formula="of:=ABS([.B225]-[.G225])" office:value-type="float" office:value="0.000699887639708408">
            <text:p>0.000699887639708408</text:p>
          </table:table-cell>
          <table:table-cell/>
        </table:table-row>
        <table:table-row table:style-name="ro2">
          <table:table-cell table:formula="of:=[.A225]+[.A$4]" office:value-type="float" office:value="65.0999999999997">
            <text:p>65.0999999999997</text:p>
          </table:table-cell>
          <table:table-cell table:formula="of:=[.A226]/([.$D$4]*2)" office:value-type="float" office:value="16.2749999999999">
            <text:p>16.2749999999999</text:p>
          </table:table-cell>
          <table:table-cell table:formula="of:=SQRT(ABS([.$D$2]^2-[.B226]^2))" office:value-type="float" office:value="123.935968850855">
            <text:p>123.935968850855</text:p>
          </table:table-cell>
          <table:table-cell table:formula="of:=([.$C$10]-[.C226])*[.$B$4]" office:value-type="float" office:value="2723.86214180704">
            <text:p>2723.86214180704</text:p>
          </table:table-cell>
          <table:table-cell table:formula="of:=ROUND([.D226])" office:value-type="float" office:value="2724">
            <text:p>2724</text:p>
          </table:table-cell>
          <table:table-cell table:formula="of:=([.$C$8]-([.E226]*[.$C$4]))" office:value-type="float" office:value="123.9359375">
            <text:p>123.9359375</text:p>
          </table:table-cell>
          <table:table-cell table:formula="of:=SQRT(ABS([.$D$2]^2-[.F226]^2))" office:value-type="float" office:value="16.2752387385284">
            <text:p>16.2752387385284</text:p>
          </table:table-cell>
          <table:table-cell table:formula="of:=ABS([.B226]-[.G226])" office:value-type="float" office:value="0.000238738528473448">
            <text:p>0.000238738528473448</text:p>
          </table:table-cell>
          <table:table-cell/>
        </table:table-row>
        <table:table-row table:style-name="ro2">
          <table:table-cell table:formula="of:=[.A226]+[.A$4]" office:value-type="float" office:value="65.3999999999997">
            <text:p>65.3999999999997</text:p>
          </table:table-cell>
          <table:table-cell table:formula="of:=[.A227]/([.$D$4]*2)" office:value-type="float" office:value="16.3499999999999">
            <text:p>16.3499999999999</text:p>
          </table:table-cell>
          <table:table-cell table:formula="of:=SQRT(ABS([.$D$2]^2-[.B227]^2))" office:value-type="float" office:value="123.926096928774">
            <text:p>123.926096928774</text:p>
          </table:table-cell>
          <table:table-cell table:formula="of:=([.$C$10]-[.C227])*[.$B$4]" office:value-type="float" office:value="2749.13426233223">
            <text:p>2749.13426233223</text:p>
          </table:table-cell>
          <table:table-cell table:formula="of:=ROUND([.D227])" office:value-type="float" office:value="2749">
            <text:p>2749</text:p>
          </table:table-cell>
          <table:table-cell table:formula="of:=([.$C$8]-([.E227]*[.$C$4]))" office:value-type="float" office:value="123.926171875">
            <text:p>123.926171875</text:p>
          </table:table-cell>
          <table:table-cell table:formula="of:=SQRT(ABS([.$D$2]^2-[.F227]^2))" office:value-type="float" office:value="16.3494319292127">
            <text:p>16.3494319292127</text:p>
          </table:table-cell>
          <table:table-cell table:formula="of:=ABS([.B227]-[.G227])" office:value-type="float" office:value="0.000568070787196007">
            <text:p>0.000568070787196007</text:p>
          </table:table-cell>
          <table:table-cell/>
        </table:table-row>
        <table:table-row table:style-name="ro2">
          <table:table-cell table:formula="of:=[.A227]+[.A$4]" office:value-type="float" office:value="65.6999999999997">
            <text:p>65.6999999999997</text:p>
          </table:table-cell>
          <table:table-cell table:formula="of:=[.A228]/([.$D$4]*2)" office:value-type="float" office:value="16.4249999999999">
            <text:p>16.4249999999999</text:p>
          </table:table-cell>
          <table:table-cell table:formula="of:=SQRT(ABS([.$D$2]^2-[.B228]^2))" office:value-type="float" office:value="123.916178826657">
            <text:p>123.916178826657</text:p>
          </table:table-cell>
          <table:table-cell table:formula="of:=([.$C$10]-[.C228])*[.$B$4]" office:value-type="float" office:value="2774.52460375327">
            <text:p>2774.52460375327</text:p>
          </table:table-cell>
          <table:table-cell table:formula="of:=ROUND([.D228])" office:value-type="float" office:value="2775">
            <text:p>2775</text:p>
          </table:table-cell>
          <table:table-cell table:formula="of:=([.$C$8]-([.E228]*[.$C$4]))" office:value-type="float" office:value="123.916015625">
            <text:p>123.916015625</text:p>
          </table:table-cell>
          <table:table-cell table:formula="of:=SQRT(ABS([.$D$2]^2-[.F228]^2))" office:value-type="float" office:value="16.42623120575">
            <text:p>16.42623120575</text:p>
          </table:table-cell>
          <table:table-cell table:formula="of:=ABS([.B228]-[.G228])" office:value-type="float" office:value="0.00123120575009139">
            <text:p>0.00123120575009139</text:p>
          </table:table-cell>
          <table:table-cell/>
        </table:table-row>
        <table:table-row table:style-name="ro2">
          <table:table-cell table:formula="of:=[.A228]+[.A$4]" office:value-type="float" office:value="65.9999999999997">
            <text:p>65.9999999999997</text:p>
          </table:table-cell>
          <table:table-cell table:formula="of:=[.A229]/([.$D$4]*2)" office:value-type="float" office:value="16.4999999999999">
            <text:p>16.4999999999999</text:p>
          </table:table-cell>
          <table:table-cell table:formula="of:=SQRT(ABS([.$D$2]^2-[.B229]^2))" office:value-type="float" office:value="123.906214533412">
            <text:p>123.906214533412</text:p>
          </table:table-cell>
          <table:table-cell table:formula="of:=([.$C$10]-[.C229])*[.$B$4]" office:value-type="float" office:value="2800.03319445925">
            <text:p>2800.03319445925</text:p>
          </table:table-cell>
          <table:table-cell table:formula="of:=ROUND([.D229])" office:value-type="float" office:value="2800">
            <text:p>2800</text:p>
          </table:table-cell>
          <table:table-cell table:formula="of:=([.$C$8]-([.E229]*[.$C$4]))" office:value-type="float" office:value="123.90625">
            <text:p>123.90625</text:p>
          </table:table-cell>
          <table:table-cell table:formula="of:=SQRT(ABS([.$D$2]^2-[.F229]^2))" office:value-type="float" office:value="16.4997336626232">
            <text:p>16.4997336626232</text:p>
          </table:table-cell>
          <table:table-cell table:formula="of:=ABS([.B229]-[.G229])" office:value-type="float" office:value="0.000266337376768178">
            <text:p>0.000266337376768178</text:p>
          </table:table-cell>
          <table:table-cell/>
        </table:table-row>
        <table:table-row table:style-name="ro2">
          <table:table-cell table:formula="of:=[.A229]+[.A$4]" office:value-type="float" office:value="66.2999999999997">
            <text:p>66.2999999999997</text:p>
          </table:table-cell>
          <table:table-cell table:formula="of:=[.A230]/([.$D$4]*2)" office:value-type="float" office:value="16.5749999999999">
            <text:p>16.5749999999999</text:p>
          </table:table-cell>
          <table:table-cell table:formula="of:=SQRT(ABS([.$D$2]^2-[.B230]^2))" office:value-type="float" office:value="123.896204037896">
            <text:p>123.896204037896</text:p>
          </table:table-cell>
          <table:table-cell table:formula="of:=([.$C$10]-[.C230])*[.$B$4]" office:value-type="float" office:value="2825.66006298061">
            <text:p>2825.66006298061</text:p>
          </table:table-cell>
          <table:table-cell table:formula="of:=ROUND([.D230])" office:value-type="float" office:value="2826">
            <text:p>2826</text:p>
          </table:table-cell>
          <table:table-cell table:formula="of:=([.$C$8]-([.E230]*[.$C$4]))" office:value-type="float" office:value="123.89609375">
            <text:p>123.89609375</text:p>
          </table:table-cell>
          <table:table-cell table:formula="of:=SQRT(ABS([.$D$2]^2-[.F230]^2))" office:value-type="float" office:value="16.5758243683748">
            <text:p>16.5758243683748</text:p>
          </table:table-cell>
          <table:table-cell table:formula="of:=ABS([.B230]-[.G230])" office:value-type="float" office:value="0.000824368374910733">
            <text:p>0.000824368374910733</text:p>
          </table:table-cell>
          <table:table-cell/>
        </table:table-row>
        <table:table-row table:style-name="ro2">
          <table:table-cell table:formula="of:=[.A230]+[.A$4]" office:value-type="float" office:value="66.5999999999997">
            <text:p>66.5999999999997</text:p>
          </table:table-cell>
          <table:table-cell table:formula="of:=[.A231]/([.$D$4]*2)" office:value-type="float" office:value="16.6499999999999">
            <text:p>16.6499999999999</text:p>
          </table:table-cell>
          <table:table-cell table:formula="of:=SQRT(ABS([.$D$2]^2-[.B231]^2))" office:value-type="float" office:value="123.886147328908">
            <text:p>123.886147328908</text:p>
          </table:table-cell>
          <table:table-cell table:formula="of:=([.$C$10]-[.C231])*[.$B$4]" office:value-type="float" office:value="2851.40523798927">
            <text:p>2851.40523798927</text:p>
          </table:table-cell>
          <table:table-cell table:formula="of:=ROUND([.D231])" office:value-type="float" office:value="2851">
            <text:p>2851</text:p>
          </table:table-cell>
          <table:table-cell table:formula="of:=([.$C$8]-([.E231]*[.$C$4]))" office:value-type="float" office:value="123.886328125">
            <text:p>123.886328125</text:p>
          </table:table-cell>
          <table:table-cell table:formula="of:=SQRT(ABS([.$D$2]^2-[.F231]^2))" office:value-type="float" office:value="16.6486547115625">
            <text:p>16.6486547115625</text:p>
          </table:table-cell>
          <table:table-cell table:formula="of:=ABS([.B231]-[.G231])" office:value-type="float" office:value="0.00134528843742743">
            <text:p>0.00134528843742743</text:p>
          </table:table-cell>
          <table:table-cell/>
        </table:table-row>
        <table:table-row table:style-name="ro2">
          <table:table-cell table:formula="of:=[.A231]+[.A$4]" office:value-type="float" office:value="66.8999999999997">
            <text:p>66.8999999999997</text:p>
          </table:table-cell>
          <table:table-cell table:formula="of:=[.A232]/([.$D$4]*2)" office:value-type="float" office:value="16.7249999999999">
            <text:p>16.7249999999999</text:p>
          </table:table-cell>
          <table:table-cell table:formula="of:=SQRT(ABS([.$D$2]^2-[.B232]^2))" office:value-type="float" office:value="123.876044395194">
            <text:p>123.876044395194</text:p>
          </table:table-cell>
          <table:table-cell table:formula="of:=([.$C$10]-[.C232])*[.$B$4]" office:value-type="float" office:value="2877.26874829896">
            <text:p>2877.26874829896</text:p>
          </table:table-cell>
          <table:table-cell table:formula="of:=ROUND([.D232])" office:value-type="float" office:value="2877">
            <text:p>2877</text:p>
          </table:table-cell>
          <table:table-cell table:formula="of:=([.$C$8]-([.E232]*[.$C$4]))" office:value-type="float" office:value="123.876171875">
            <text:p>123.876171875</text:p>
          </table:table-cell>
          <table:table-cell table:formula="of:=SQRT(ABS([.$D$2]^2-[.F232]^2))" office:value-type="float" office:value="16.7240557759014">
            <text:p>16.7240557759014</text:p>
          </table:table-cell>
          <table:table-cell table:formula="of:=ABS([.B232]-[.G232])" office:value-type="float" office:value="0.000944224098571311">
            <text:p>0.000944224098571311</text:p>
          </table:table-cell>
          <table:table-cell/>
        </table:table-row>
        <table:table-row table:style-name="ro2">
          <table:table-cell table:formula="of:=[.A232]+[.A$4]" office:value-type="float" office:value="67.1999999999997">
            <text:p>67.1999999999997</text:p>
          </table:table-cell>
          <table:table-cell table:formula="of:=[.A233]/([.$D$4]*2)" office:value-type="float" office:value="16.7999999999999">
            <text:p>16.7999999999999</text:p>
          </table:table-cell>
          <table:table-cell table:formula="of:=SQRT(ABS([.$D$2]^2-[.B233]^2))" office:value-type="float" office:value="123.865895225441">
            <text:p>123.865895225441</text:p>
          </table:table-cell>
          <table:table-cell table:formula="of:=([.$C$10]-[.C233])*[.$B$4]" office:value-type="float" office:value="2903.25062286509">
            <text:p>2903.25062286509</text:p>
          </table:table-cell>
          <table:table-cell table:formula="of:=ROUND([.D233])" office:value-type="float" office:value="2903">
            <text:p>2903</text:p>
          </table:table-cell>
          <table:table-cell table:formula="of:=([.$C$8]-([.E233]*[.$C$4]))" office:value-type="float" office:value="123.866015625">
            <text:p>123.866015625</text:p>
          </table:table-cell>
          <table:table-cell table:formula="of:=SQRT(ABS([.$D$2]^2-[.F233]^2))" office:value-type="float" office:value="16.7991122737856">
            <text:p>16.7991122737856</text:p>
          </table:table-cell>
          <table:table-cell table:formula="of:=ABS([.B233]-[.G233])" office:value-type="float" office:value="0.000887726214287454">
            <text:p>0.000887726214287454</text:p>
          </table:table-cell>
          <table:table-cell/>
        </table:table-row>
        <table:table-row table:style-name="ro2">
          <table:table-cell table:formula="of:=[.A233]+[.A$4]" office:value-type="float" office:value="67.4999999999997">
            <text:p>67.4999999999997</text:p>
          </table:table-cell>
          <table:table-cell table:formula="of:=[.A234]/([.$D$4]*2)" office:value-type="float" office:value="16.8749999999999">
            <text:p>16.8749999999999</text:p>
          </table:table-cell>
          <table:table-cell table:formula="of:=SQRT(ABS([.$D$2]^2-[.B234]^2))" office:value-type="float" office:value="123.855699808285">
            <text:p>123.855699808285</text:p>
          </table:table-cell>
          <table:table-cell table:formula="of:=([.$C$10]-[.C234])*[.$B$4]" office:value-type="float" office:value="2929.35089078532">
            <text:p>2929.35089078532</text:p>
          </table:table-cell>
          <table:table-cell table:formula="of:=ROUND([.D234])" office:value-type="float" office:value="2929">
            <text:p>2929</text:p>
          </table:table-cell>
          <table:table-cell table:formula="of:=([.$C$8]-([.E234]*[.$C$4]))" office:value-type="float" office:value="123.855859375">
            <text:p>123.855859375</text:p>
          </table:table-cell>
          <table:table-cell table:formula="of:=SQRT(ABS([.$D$2]^2-[.F234]^2))" office:value-type="float" office:value="16.8738288032155">
            <text:p>16.8738288032155</text:p>
          </table:table-cell>
          <table:table-cell table:formula="of:=ABS([.B234]-[.G234])" office:value-type="float" office:value="0.00117119678442634">
            <text:p>0.00117119678442634</text:p>
          </table:table-cell>
          <table:table-cell/>
        </table:table-row>
        <table:table-row table:style-name="ro2">
          <table:table-cell table:formula="of:=[.A234]+[.A$4]" office:value-type="float" office:value="67.7999999999997">
            <text:p>67.7999999999997</text:p>
          </table:table-cell>
          <table:table-cell table:formula="of:=[.A235]/([.$D$4]*2)" office:value-type="float" office:value="16.9499999999999">
            <text:p>16.9499999999999</text:p>
          </table:table-cell>
          <table:table-cell table:formula="of:=SQRT(ABS([.$D$2]^2-[.B235]^2))" office:value-type="float" office:value="123.845458132303">
            <text:p>123.845458132303</text:p>
          </table:table-cell>
          <table:table-cell table:formula="of:=([.$C$10]-[.C235])*[.$B$4]" office:value-type="float" office:value="2955.56958129928">
            <text:p>2955.56958129928</text:p>
          </table:table-cell>
          <table:table-cell table:formula="of:=ROUND([.D235])" office:value-type="float" office:value="2956">
            <text:p>2956</text:p>
          </table:table-cell>
          <table:table-cell table:formula="of:=([.$C$8]-([.E235]*[.$C$4]))" office:value-type="float" office:value="123.8453125">
            <text:p>123.8453125</text:p>
          </table:table-cell>
          <table:table-cell table:formula="of:=SQRT(ABS([.$D$2]^2-[.F235]^2))" office:value-type="float" office:value="16.9510640308313">
            <text:p>16.9510640308313</text:p>
          </table:table-cell>
          <table:table-cell table:formula="of:=ABS([.B235]-[.G235])" office:value-type="float" office:value="0.0010640308313441">
            <text:p>0.0010640308313441</text:p>
          </table:table-cell>
          <table:table-cell/>
        </table:table-row>
        <table:table-row table:style-name="ro2">
          <table:table-cell table:formula="of:=[.A235]+[.A$4]" office:value-type="float" office:value="68.0999999999997">
            <text:p>68.0999999999997</text:p>
          </table:table-cell>
          <table:table-cell table:formula="of:=[.A236]/([.$D$4]*2)" office:value-type="float" office:value="17.0249999999999">
            <text:p>17.0249999999999</text:p>
          </table:table-cell>
          <table:table-cell table:formula="of:=SQRT(ABS([.$D$2]^2-[.B236]^2))" office:value-type="float" office:value="123.835170186018">
            <text:p>123.835170186018</text:p>
          </table:table-cell>
          <table:table-cell table:formula="of:=([.$C$10]-[.C236])*[.$B$4]" office:value-type="float" office:value="2981.90672378914">
            <text:p>2981.90672378914</text:p>
          </table:table-cell>
          <table:table-cell table:formula="of:=ROUND([.D236])" office:value-type="float" office:value="2982">
            <text:p>2982</text:p>
          </table:table-cell>
          <table:table-cell table:formula="of:=([.$C$8]-([.E236]*[.$C$4]))" office:value-type="float" office:value="123.83515625">
            <text:p>123.83515625</text:p>
          </table:table-cell>
          <table:table-cell table:formula="of:=SQRT(ABS([.$D$2]^2-[.F236]^2))" office:value-type="float" office:value="17.0251013664555">
            <text:p>17.0251013664555</text:p>
          </table:table-cell>
          <table:table-cell table:formula="of:=ABS([.B236]-[.G236])" office:value-type="float" office:value="0.000101366455599106">
            <text:p>0.000101366455599106</text:p>
          </table:table-cell>
          <table:table-cell/>
        </table:table-row>
        <table:table-row table:style-name="ro2">
          <table:table-cell table:formula="of:=[.A236]+[.A$4]" office:value-type="float" office:value="68.3999999999997">
            <text:p>68.3999999999997</text:p>
          </table:table-cell>
          <table:table-cell table:formula="of:=[.A237]/([.$D$4]*2)" office:value-type="float" office:value="17.0999999999999">
            <text:p>17.0999999999999</text:p>
          </table:table-cell>
          <table:table-cell table:formula="of:=SQRT(ABS([.$D$2]^2-[.B237]^2))" office:value-type="float" office:value="123.824835957897">
            <text:p>123.824835957897</text:p>
          </table:table-cell>
          <table:table-cell table:formula="of:=([.$C$10]-[.C237])*[.$B$4]" office:value-type="float" office:value="3008.36234777955">
            <text:p>3008.36234777955</text:p>
          </table:table-cell>
          <table:table-cell table:formula="of:=ROUND([.D237])" office:value-type="float" office:value="3008">
            <text:p>3008</text:p>
          </table:table-cell>
          <table:table-cell table:formula="of:=([.$C$8]-([.E237]*[.$C$4]))" office:value-type="float" office:value="123.825">
            <text:p>123.825</text:p>
          </table:table-cell>
          <table:table-cell table:formula="of:=SQRT(ABS([.$D$2]^2-[.F237]^2))" office:value-type="float" office:value="17.098812093242">
            <text:p>17.098812093242</text:p>
          </table:table-cell>
          <table:table-cell table:formula="of:=ABS([.B237]-[.G237])" office:value-type="float" office:value="0.00118790675794145">
            <text:p>0.00118790675794145</text:p>
          </table:table-cell>
          <table:table-cell/>
        </table:table-row>
        <table:table-row table:style-name="ro2">
          <table:table-cell table:formula="of:=[.A237]+[.A$4]" office:value-type="float" office:value="68.6999999999997">
            <text:p>68.6999999999997</text:p>
          </table:table-cell>
          <table:table-cell table:formula="of:=[.A238]/([.$D$4]*2)" office:value-type="float" office:value="17.1749999999999">
            <text:p>17.1749999999999</text:p>
          </table:table-cell>
          <table:table-cell table:formula="of:=SQRT(ABS([.$D$2]^2-[.B238]^2))" office:value-type="float" office:value="123.81445543635">
            <text:p>123.81445543635</text:p>
          </table:table-cell>
          <table:table-cell table:formula="of:=([.$C$10]-[.C238])*[.$B$4]" office:value-type="float" office:value="3034.93648293777">
            <text:p>3034.93648293777</text:p>
          </table:table-cell>
          <table:table-cell table:formula="of:=ROUND([.D238])" office:value-type="float" office:value="3035">
            <text:p>3035</text:p>
          </table:table-cell>
          <table:table-cell table:formula="of:=([.$C$8]-([.E238]*[.$C$4]))" office:value-type="float" office:value="123.814453125">
            <text:p>123.814453125</text:p>
          </table:table-cell>
          <table:table-cell table:formula="of:=SQRT(ABS([.$D$2]^2-[.F238]^2))" office:value-type="float" office:value="17.1750166625007">
            <text:p>17.1750166625007</text:p>
          </table:table-cell>
          <table:table-cell table:formula="of:=ABS([.B238]-[.G238])" office:value-type="float" office:value="0.0000166625008048982">
            <text:p>0.0000166625008048982</text:p>
          </table:table-cell>
          <table:table-cell/>
        </table:table-row>
        <table:table-row table:style-name="ro2">
          <table:table-cell table:formula="of:=[.A238]+[.A$4]" office:value-type="float" office:value="68.9999999999997">
            <text:p>68.9999999999997</text:p>
          </table:table-cell>
          <table:table-cell table:formula="of:=[.A239]/([.$D$4]*2)" office:value-type="float" office:value="17.2499999999999">
            <text:p>17.2499999999999</text:p>
          </table:table-cell>
          <table:table-cell table:formula="of:=SQRT(ABS([.$D$2]^2-[.B239]^2))" office:value-type="float" office:value="123.804028609735">
            <text:p>123.804028609735</text:p>
          </table:table-cell>
          <table:table-cell table:formula="of:=([.$C$10]-[.C239])*[.$B$4]" office:value-type="float" office:value="3061.62915907407">
            <text:p>3061.62915907407</text:p>
          </table:table-cell>
          <table:table-cell table:formula="of:=ROUND([.D239])" office:value-type="float" office:value="3062">
            <text:p>3062</text:p>
          </table:table-cell>
          <table:table-cell table:formula="of:=([.$C$8]-([.E239]*[.$C$4]))" office:value-type="float" office:value="123.80390625">
            <text:p>123.80390625</text:p>
          </table:table-cell>
          <table:table-cell table:formula="of:=SQRT(ABS([.$D$2]^2-[.F239]^2))" office:value-type="float" office:value="17.2508781585522">
            <text:p>17.2508781585522</text:p>
          </table:table-cell>
          <table:table-cell table:formula="of:=ABS([.B239]-[.G239])" office:value-type="float" office:value="0.000878158552232833">
            <text:p>0.000878158552232833</text:p>
          </table:table-cell>
          <table:table-cell/>
        </table:table-row>
        <table:table-row table:style-name="ro2">
          <table:table-cell table:formula="of:=[.A239]+[.A$4]" office:value-type="float" office:value="69.2999999999997">
            <text:p>69.2999999999997</text:p>
          </table:table-cell>
          <table:table-cell table:formula="of:=[.A240]/([.$D$4]*2)" office:value-type="float" office:value="17.3249999999999">
            <text:p>17.3249999999999</text:p>
          </table:table-cell>
          <table:table-cell table:formula="of:=SQRT(ABS([.$D$2]^2-[.B240]^2))" office:value-type="float" office:value="123.793555466349">
            <text:p>123.793555466349</text:p>
          </table:table-cell>
          <table:table-cell table:formula="of:=([.$C$10]-[.C240])*[.$B$4]" office:value-type="float" office:value="3088.44040614164">
            <text:p>3088.44040614164</text:p>
          </table:table-cell>
          <table:table-cell table:formula="of:=ROUND([.D240])" office:value-type="float" office:value="3088">
            <text:p>3088</text:p>
          </table:table-cell>
          <table:table-cell table:formula="of:=([.$C$8]-([.E240]*[.$C$4]))" office:value-type="float" office:value="123.79375">
            <text:p>123.79375</text:p>
          </table:table-cell>
          <table:table-cell table:formula="of:=SQRT(ABS([.$D$2]^2-[.F240]^2))" office:value-type="float" office:value="17.323609928">
            <text:p>17.323609928</text:p>
          </table:table-cell>
          <table:table-cell table:formula="of:=ABS([.B240]-[.G240])" office:value-type="float" office:value="0.00139007199995334">
            <text:p>0.00139007199995334</text:p>
          </table:table-cell>
          <table:table-cell/>
        </table:table-row>
        <table:table-row table:style-name="ro2">
          <table:table-cell table:formula="of:=[.A240]+[.A$4]" office:value-type="float" office:value="69.5999999999997">
            <text:p>69.5999999999997</text:p>
          </table:table-cell>
          <table:table-cell table:formula="of:=[.A241]/([.$D$4]*2)" office:value-type="float" office:value="17.3999999999999">
            <text:p>17.3999999999999</text:p>
          </table:table-cell>
          <table:table-cell table:formula="of:=SQRT(ABS([.$D$2]^2-[.B241]^2))" office:value-type="float" office:value="123.783035994437">
            <text:p>123.783035994437</text:p>
          </table:table-cell>
          <table:table-cell table:formula="of:=([.$C$10]-[.C241])*[.$B$4]" office:value-type="float" office:value="3115.37025423695">
            <text:p>3115.37025423695</text:p>
          </table:table-cell>
          <table:table-cell table:formula="of:=ROUND([.D241])" office:value-type="float" office:value="3115">
            <text:p>3115</text:p>
          </table:table-cell>
          <table:table-cell table:formula="of:=([.$C$8]-([.E241]*[.$C$4]))" office:value-type="float" office:value="123.783203125">
            <text:p>123.783203125</text:p>
          </table:table-cell>
          <table:table-cell table:formula="of:=SQRT(ABS([.$D$2]^2-[.F241]^2))" office:value-type="float" office:value="17.3988109971627">
            <text:p>17.3988109971627</text:p>
          </table:table-cell>
          <table:table-cell table:formula="of:=ABS([.B241]-[.G241])" office:value-type="float" office:value="0.00118900283720791">
            <text:p>0.00118900283720791</text:p>
          </table:table-cell>
          <table:table-cell/>
        </table:table-row>
        <table:table-row table:style-name="ro2">
          <table:table-cell table:formula="of:=[.A241]+[.A$4]" office:value-type="float" office:value="69.8999999999997">
            <text:p>69.8999999999997</text:p>
          </table:table-cell>
          <table:table-cell table:formula="of:=[.A242]/([.$D$4]*2)" office:value-type="float" office:value="17.4749999999999">
            <text:p>17.4749999999999</text:p>
          </table:table-cell>
          <table:table-cell table:formula="of:=SQRT(ABS([.$D$2]^2-[.B242]^2))" office:value-type="float" office:value="123.772470182186">
            <text:p>123.772470182186</text:p>
          </table:table-cell>
          <table:table-cell table:formula="of:=([.$C$10]-[.C242])*[.$B$4]" office:value-type="float" office:value="3142.41873359992">
            <text:p>3142.41873359992</text:p>
          </table:table-cell>
          <table:table-cell table:formula="of:=ROUND([.D242])" office:value-type="float" office:value="3142">
            <text:p>3142</text:p>
          </table:table-cell>
          <table:table-cell table:formula="of:=([.$C$8]-([.E242]*[.$C$4]))" office:value-type="float" office:value="123.77265625">
            <text:p>123.77265625</text:p>
          </table:table-cell>
          <table:table-cell table:formula="of:=SQRT(ABS([.$D$2]^2-[.F242]^2))" office:value-type="float" office:value="17.4736820624428">
            <text:p>17.4736820624428</text:p>
          </table:table-cell>
          <table:table-cell table:formula="of:=ABS([.B242]-[.G242])" office:value-type="float" office:value="0.00131793755709708">
            <text:p>0.00131793755709708</text:p>
          </table:table-cell>
          <table:table-cell/>
        </table:table-row>
        <table:table-row table:style-name="ro2">
          <table:table-cell table:formula="of:=[.A242]+[.A$4]" office:value-type="float" office:value="70.1999999999997">
            <text:p>70.1999999999997</text:p>
          </table:table-cell>
          <table:table-cell table:formula="of:=[.A243]/([.$D$4]*2)" office:value-type="float" office:value="17.5499999999999">
            <text:p>17.5499999999999</text:p>
          </table:table-cell>
          <table:table-cell table:formula="of:=SQRT(ABS([.$D$2]^2-[.B243]^2))" office:value-type="float" office:value="123.761858017727">
            <text:p>123.761858017727</text:p>
          </table:table-cell>
          <table:table-cell table:formula="of:=([.$C$10]-[.C243])*[.$B$4]" office:value-type="float" office:value="3169.58587461384">
            <text:p>3169.58587461384</text:p>
          </table:table-cell>
          <table:table-cell table:formula="of:=ROUND([.D243])" office:value-type="float" office:value="3170">
            <text:p>3170</text:p>
          </table:table-cell>
          <table:table-cell table:formula="of:=([.$C$8]-([.E243]*[.$C$4]))" office:value-type="float" office:value="123.76171875">
            <text:p>123.76171875</text:p>
          </table:table-cell>
          <table:table-cell table:formula="of:=SQRT(ABS([.$D$2]^2-[.F243]^2))" office:value-type="float" office:value="17.5509820820915">
            <text:p>17.5509820820915</text:p>
          </table:table-cell>
          <table:table-cell table:formula="of:=ABS([.B243]-[.G243])" office:value-type="float" office:value="0.000982082091621095">
            <text:p>0.000982082091621095</text:p>
          </table:table-cell>
          <table:table-cell/>
        </table:table-row>
        <table:table-row table:style-name="ro2">
          <table:table-cell table:formula="of:=[.A243]+[.A$4]" office:value-type="float" office:value="70.4999999999997">
            <text:p>70.4999999999997</text:p>
          </table:table-cell>
          <table:table-cell table:formula="of:=[.A244]/([.$D$4]*2)" office:value-type="float" office:value="17.6249999999999">
            <text:p>17.6249999999999</text:p>
          </table:table-cell>
          <table:table-cell table:formula="of:=SQRT(ABS([.$D$2]^2-[.B244]^2))" office:value-type="float" office:value="123.751199489136">
            <text:p>123.751199489136</text:p>
          </table:table-cell>
          <table:table-cell table:formula="of:=([.$C$10]-[.C244])*[.$B$4]" office:value-type="float" office:value="3196.87170780595">
            <text:p>3196.87170780595</text:p>
          </table:table-cell>
          <table:table-cell table:formula="of:=ROUND([.D244])" office:value-type="float" office:value="3197">
            <text:p>3197</text:p>
          </table:table-cell>
          <table:table-cell table:formula="of:=([.$C$8]-([.E244]*[.$C$4]))" office:value-type="float" office:value="123.751171875">
            <text:p>123.751171875</text:p>
          </table:table-cell>
          <table:table-cell table:formula="of:=SQRT(ABS([.$D$2]^2-[.F244]^2))" office:value-type="float" office:value="17.6251938872799">
            <text:p>17.6251938872799</text:p>
          </table:table-cell>
          <table:table-cell table:formula="of:=ABS([.B244]-[.G244])" office:value-type="float" office:value="0.00019388728002312">
            <text:p>0.00019388728002312</text:p>
          </table:table-cell>
          <table:table-cell/>
        </table:table-row>
        <table:table-row table:style-name="ro2">
          <table:table-cell table:formula="of:=[.A244]+[.A$4]" office:value-type="float" office:value="70.7999999999997">
            <text:p>70.7999999999997</text:p>
          </table:table-cell>
          <table:table-cell table:formula="of:=[.A245]/([.$D$4]*2)" office:value-type="float" office:value="17.6999999999999">
            <text:p>17.6999999999999</text:p>
          </table:table-cell>
          <table:table-cell table:formula="of:=SQRT(ABS([.$D$2]^2-[.B245]^2))" office:value-type="float" office:value="123.740494584433">
            <text:p>123.740494584433</text:p>
          </table:table-cell>
          <table:table-cell table:formula="of:=([.$C$10]-[.C245])*[.$B$4]" office:value-type="float" office:value="3224.27626384728">
            <text:p>3224.27626384728</text:p>
          </table:table-cell>
          <table:table-cell table:formula="of:=ROUND([.D245])" office:value-type="float" office:value="3224">
            <text:p>3224</text:p>
          </table:table-cell>
          <table:table-cell table:formula="of:=([.$C$8]-([.E245]*[.$C$4]))" office:value-type="float" office:value="123.740625">
            <text:p>123.740625</text:p>
          </table:table-cell>
          <table:table-cell table:formula="of:=SQRT(ABS([.$D$2]^2-[.F245]^2))" office:value-type="float" office:value="17.6990882423185">
            <text:p>17.6990882423185</text:p>
          </table:table-cell>
          <table:table-cell table:formula="of:=ABS([.B245]-[.G245])" office:value-type="float" office:value="0.000911757681421932">
            <text:p>0.000911757681421932</text:p>
          </table:table-cell>
          <table:table-cell/>
        </table:table-row>
        <table:table-row table:style-name="ro2">
          <table:table-cell table:formula="of:=[.A245]+[.A$4]" office:value-type="float" office:value="71.0999999999997">
            <text:p>71.0999999999997</text:p>
          </table:table-cell>
          <table:table-cell table:formula="of:=[.A246]/([.$D$4]*2)" office:value-type="float" office:value="17.7749999999999">
            <text:p>17.7749999999999</text:p>
          </table:table-cell>
          <table:table-cell table:formula="of:=SQRT(ABS([.$D$2]^2-[.B246]^2))" office:value-type="float" office:value="123.729743291579">
            <text:p>123.729743291579</text:p>
          </table:table-cell>
          <table:table-cell table:formula="of:=([.$C$10]-[.C246])*[.$B$4]" office:value-type="float" office:value="3251.79957355296">
            <text:p>3251.79957355296</text:p>
          </table:table-cell>
          <table:table-cell table:formula="of:=ROUND([.D246])" office:value-type="float" office:value="3252">
            <text:p>3252</text:p>
          </table:table-cell>
          <table:table-cell table:formula="of:=([.$C$8]-([.E246]*[.$C$4]))" office:value-type="float" office:value="123.7296875">
            <text:p>123.7296875</text:p>
          </table:table-cell>
          <table:table-cell table:formula="of:=SQRT(ABS([.$D$2]^2-[.F246]^2))" office:value-type="float" office:value="17.7753883544733">
            <text:p>17.7753883544733</text:p>
          </table:table-cell>
          <table:table-cell table:formula="of:=ABS([.B246]-[.G246])" office:value-type="float" office:value="0.000388354473361829">
            <text:p>0.000388354473361829</text:p>
          </table:table-cell>
          <table:table-cell/>
        </table:table-row>
        <table:table-row table:style-name="ro2">
          <table:table-cell table:formula="of:=[.A246]+[.A$4]" office:value-type="float" office:value="71.3999999999997">
            <text:p>71.3999999999997</text:p>
          </table:table-cell>
          <table:table-cell table:formula="of:=[.A247]/([.$D$4]*2)" office:value-type="float" office:value="17.8499999999999">
            <text:p>17.8499999999999</text:p>
          </table:table-cell>
          <table:table-cell table:formula="of:=SQRT(ABS([.$D$2]^2-[.B247]^2))" office:value-type="float" office:value="123.718945598481">
            <text:p>123.718945598481</text:p>
          </table:table-cell>
          <table:table-cell table:formula="of:=([.$C$10]-[.C247])*[.$B$4]" office:value-type="float" office:value="3279.44166788242">
            <text:p>3279.44166788242</text:p>
          </table:table-cell>
          <table:table-cell table:formula="of:=ROUND([.D247])" office:value-type="float" office:value="3279">
            <text:p>3279</text:p>
          </table:table-cell>
          <table:table-cell table:formula="of:=([.$C$8]-([.E247]*[.$C$4]))" office:value-type="float" office:value="123.719140625">
            <text:p>123.719140625</text:p>
          </table:table-cell>
          <table:table-cell table:formula="of:=SQRT(ABS([.$D$2]^2-[.F247]^2))" office:value-type="float" office:value="17.8486482124411">
            <text:p>17.8486482124411</text:p>
          </table:table-cell>
          <table:table-cell table:formula="of:=ABS([.B247]-[.G247])" office:value-type="float" office:value="0.00135178755886756">
            <text:p>0.00135178755886756</text:p>
          </table:table-cell>
          <table:table-cell/>
        </table:table-row>
        <table:table-row table:style-name="ro2">
          <table:table-cell table:formula="of:=[.A247]+[.A$4]" office:value-type="float" office:value="71.6999999999997">
            <text:p>71.6999999999997</text:p>
          </table:table-cell>
          <table:table-cell table:formula="of:=[.A248]/([.$D$4]*2)" office:value-type="float" office:value="17.9249999999999">
            <text:p>17.9249999999999</text:p>
          </table:table-cell>
          <table:table-cell table:formula="of:=SQRT(ABS([.$D$2]^2-[.B248]^2))" office:value-type="float" office:value="123.70810149299">
            <text:p>123.70810149299</text:p>
          </table:table-cell>
          <table:table-cell table:formula="of:=([.$C$10]-[.C248])*[.$B$4]" office:value-type="float" office:value="3307.20257793953">
            <text:p>3307.20257793953</text:p>
          </table:table-cell>
          <table:table-cell table:formula="of:=ROUND([.D248])" office:value-type="float" office:value="3307">
            <text:p>3307</text:p>
          </table:table-cell>
          <table:table-cell table:formula="of:=([.$C$8]-([.E248]*[.$C$4]))" office:value-type="float" office:value="123.708203125">
            <text:p>123.708203125</text:p>
          </table:table-cell>
          <table:table-cell table:formula="of:=SQRT(ABS([.$D$2]^2-[.F248]^2))" office:value-type="float" office:value="17.9242985799651">
            <text:p>17.9242985799651</text:p>
          </table:table-cell>
          <table:table-cell table:formula="of:=ABS([.B248]-[.G248])" office:value-type="float" office:value="0.000701420034786793">
            <text:p>0.000701420034786793</text:p>
          </table:table-cell>
          <table:table-cell/>
        </table:table-row>
        <table:table-row table:style-name="ro2">
          <table:table-cell table:formula="of:=[.A248]+[.A$4]" office:value-type="float" office:value="71.9999999999997">
            <text:p>71.9999999999997</text:p>
          </table:table-cell>
          <table:table-cell table:formula="of:=[.A249]/([.$D$4]*2)" office:value-type="float" office:value="17.9999999999999">
            <text:p>17.9999999999999</text:p>
          </table:table-cell>
          <table:table-cell table:formula="of:=SQRT(ABS([.$D$2]^2-[.B249]^2))" office:value-type="float" office:value="123.697210962899">
            <text:p>123.697210962899</text:p>
          </table:table-cell>
          <table:table-cell table:formula="of:=([.$C$10]-[.C249])*[.$B$4]" office:value-type="float" office:value="3335.08233497276">
            <text:p>3335.08233497276</text:p>
          </table:table-cell>
          <table:table-cell table:formula="of:=ROUND([.D249])" office:value-type="float" office:value="3335">
            <text:p>3335</text:p>
          </table:table-cell>
          <table:table-cell table:formula="of:=([.$C$8]-([.E249]*[.$C$4]))" office:value-type="float" office:value="123.697265625">
            <text:p>123.697265625</text:p>
          </table:table-cell>
          <table:table-cell table:formula="of:=SQRT(ABS([.$D$2]^2-[.F249]^2))" office:value-type="float" office:value="17.9996243543634">
            <text:p>17.9996243543634</text:p>
          </table:table-cell>
          <table:table-cell table:formula="of:=ABS([.B249]-[.G249])" office:value-type="float" office:value="0.000375645636481181">
            <text:p>0.000375645636481181</text:p>
          </table:table-cell>
          <table:table-cell/>
        </table:table-row>
        <table:table-row table:style-name="ro2">
          <table:table-cell table:formula="of:=[.A249]+[.A$4]" office:value-type="float" office:value="72.2999999999997">
            <text:p>72.2999999999997</text:p>
          </table:table-cell>
          <table:table-cell table:formula="of:=[.A250]/([.$D$4]*2)" office:value-type="float" office:value="18.0749999999999">
            <text:p>18.0749999999999</text:p>
          </table:table-cell>
          <table:table-cell table:formula="of:=SQRT(ABS([.$D$2]^2-[.B250]^2))" office:value-type="float" office:value="123.686273995945">
            <text:p>123.686273995945</text:p>
          </table:table-cell>
          <table:table-cell table:formula="of:=([.$C$10]-[.C250])*[.$B$4]" office:value-type="float" office:value="3363.08097037541">
            <text:p>3363.08097037541</text:p>
          </table:table-cell>
          <table:table-cell table:formula="of:=ROUND([.D250])" office:value-type="float" office:value="3363">
            <text:p>3363</text:p>
          </table:table-cell>
          <table:table-cell table:formula="of:=([.$C$8]-([.E250]*[.$C$4]))" office:value-type="float" office:value="123.686328125">
            <text:p>123.686328125</text:p>
          </table:table-cell>
          <table:table-cell table:formula="of:=SQRT(ABS([.$D$2]^2-[.F250]^2))" office:value-type="float" office:value="18.0746295938488">
            <text:p>18.0746295938488</text:p>
          </table:table-cell>
          <table:table-cell table:formula="of:=ABS([.B250]-[.G250])" office:value-type="float" office:value="0.000370406151166236">
            <text:p>0.000370406151166236</text:p>
          </table:table-cell>
          <table:table-cell/>
        </table:table-row>
        <table:table-row table:style-name="ro2">
          <table:table-cell table:formula="of:=[.A250]+[.A$4]" office:value-type="float" office:value="72.5999999999997">
            <text:p>72.5999999999997</text:p>
          </table:table-cell>
          <table:table-cell table:formula="of:=[.A251]/([.$D$4]*2)" office:value-type="float" office:value="18.1499999999999">
            <text:p>18.1499999999999</text:p>
          </table:table-cell>
          <table:table-cell table:formula="of:=SQRT(ABS([.$D$2]^2-[.B251]^2))" office:value-type="float" office:value="123.675290579808">
            <text:p>123.675290579808</text:p>
          </table:table-cell>
          <table:table-cell table:formula="of:=([.$C$10]-[.C251])*[.$B$4]" office:value-type="float" office:value="3391.19851568576">
            <text:p>3391.19851568576</text:p>
          </table:table-cell>
          <table:table-cell table:formula="of:=ROUND([.D251])" office:value-type="float" office:value="3391">
            <text:p>3391</text:p>
          </table:table-cell>
          <table:table-cell table:formula="of:=([.$C$8]-([.E251]*[.$C$4]))" office:value-type="float" office:value="123.675390625">
            <text:p>123.675390625</text:p>
          </table:table-cell>
          <table:table-cell table:formula="of:=SQRT(ABS([.$D$2]^2-[.F251]^2))" office:value-type="float" office:value="18.1493182724217">
            <text:p>18.1493182724217</text:p>
          </table:table-cell>
          <table:table-cell table:formula="of:=ABS([.B251]-[.G251])" office:value-type="float" office:value="0.00068172757818985">
            <text:p>0.00068172757818985</text:p>
          </table:table-cell>
          <table:table-cell/>
        </table:table-row>
        <table:table-row table:style-name="ro2">
          <table:table-cell table:formula="of:=[.A251]+[.A$4]" office:value-type="float" office:value="72.8999999999997">
            <text:p>72.8999999999997</text:p>
          </table:table-cell>
          <table:table-cell table:formula="of:=[.A252]/([.$D$4]*2)" office:value-type="float" office:value="18.2249999999999">
            <text:p>18.2249999999999</text:p>
          </table:table-cell>
          <table:table-cell table:formula="of:=SQRT(ABS([.$D$2]^2-[.B252]^2))" office:value-type="float" office:value="123.664260702112">
            <text:p>123.664260702112</text:p>
          </table:table-cell>
          <table:table-cell table:formula="of:=([.$C$10]-[.C252])*[.$B$4]" office:value-type="float" office:value="3419.43500258727">
            <text:p>3419.43500258727</text:p>
          </table:table-cell>
          <table:table-cell table:formula="of:=ROUND([.D252])" office:value-type="float" office:value="3419">
            <text:p>3419</text:p>
          </table:table-cell>
          <table:table-cell table:formula="of:=([.$C$8]-([.E252]*[.$C$4]))" office:value-type="float" office:value="123.664453125">
            <text:p>123.664453125</text:p>
          </table:table-cell>
          <table:table-cell table:formula="of:=SQRT(ABS([.$D$2]^2-[.F252]^2))" office:value-type="float" office:value="18.2236942822985">
            <text:p>18.2236942822985</text:p>
          </table:table-cell>
          <table:table-cell table:formula="of:=ABS([.B252]-[.G252])" office:value-type="float" office:value="0.00130571770140975">
            <text:p>0.00130571770140975</text:p>
          </table:table-cell>
          <table:table-cell/>
        </table:table-row>
        <table:table-row table:style-name="ro2">
          <table:table-cell table:formula="of:=[.A252]+[.A$4]" office:value-type="float" office:value="73.1999999999997">
            <text:p>73.1999999999997</text:p>
          </table:table-cell>
          <table:table-cell table:formula="of:=[.A253]/([.$D$4]*2)" office:value-type="float" office:value="18.2999999999999">
            <text:p>18.2999999999999</text:p>
          </table:table-cell>
          <table:table-cell table:formula="of:=SQRT(ABS([.$D$2]^2-[.B253]^2))" office:value-type="float" office:value="123.653184350424">
            <text:p>123.653184350424</text:p>
          </table:table-cell>
          <table:table-cell table:formula="of:=([.$C$10]-[.C253])*[.$B$4]" office:value-type="float" office:value="3447.79046290878">
            <text:p>3447.79046290878</text:p>
          </table:table-cell>
          <table:table-cell table:formula="of:=ROUND([.D253])" office:value-type="float" office:value="3448">
            <text:p>3448</text:p>
          </table:table-cell>
          <table:table-cell table:formula="of:=([.$C$8]-([.E253]*[.$C$4]))" office:value-type="float" office:value="123.653125">
            <text:p>123.653125</text:p>
          </table:table-cell>
          <table:table-cell table:formula="of:=SQRT(ABS([.$D$2]^2-[.F253]^2))" office:value-type="float" office:value="18.3004010265998">
            <text:p>18.3004010265998</text:p>
          </table:table-cell>
          <table:table-cell table:formula="of:=ABS([.B253]-[.G253])" office:value-type="float" office:value="0.00040102659984953">
            <text:p>0.00040102659984953</text:p>
          </table:table-cell>
          <table:table-cell/>
        </table:table-row>
        <table:table-row table:style-name="ro2">
          <table:table-cell table:formula="of:=[.A253]+[.A$4]" office:value-type="float" office:value="73.4999999999997">
            <text:p>73.4999999999997</text:p>
          </table:table-cell>
          <table:table-cell table:formula="of:=[.A254]/([.$D$4]*2)" office:value-type="float" office:value="18.3749999999999">
            <text:p>18.3749999999999</text:p>
          </table:table-cell>
          <table:table-cell table:formula="of:=SQRT(ABS([.$D$2]^2-[.B254]^2))" office:value-type="float" office:value="123.642061512254">
            <text:p>123.642061512254</text:p>
          </table:table-cell>
          <table:table-cell table:formula="of:=([.$C$10]-[.C254])*[.$B$4]" office:value-type="float" office:value="3476.26492862459">
            <text:p>3476.26492862459</text:p>
          </table:table-cell>
          <table:table-cell table:formula="of:=ROUND([.D254])" office:value-type="float" office:value="3476">
            <text:p>3476</text:p>
          </table:table-cell>
          <table:table-cell table:formula="of:=([.$C$8]-([.E254]*[.$C$4]))" office:value-type="float" office:value="123.6421875">
            <text:p>123.6421875</text:p>
          </table:table-cell>
          <table:table-cell table:formula="of:=SQRT(ABS([.$D$2]^2-[.F254]^2))" office:value-type="float" office:value="18.3741522311872">
            <text:p>18.3741522311872</text:p>
          </table:table-cell>
          <table:table-cell table:formula="of:=ABS([.B254]-[.G254])" office:value-type="float" office:value="0.000847768812700878">
            <text:p>0.000847768812700878</text:p>
          </table:table-cell>
          <table:table-cell/>
        </table:table-row>
        <table:table-row table:style-name="ro2">
          <table:table-cell table:formula="of:=[.A254]+[.A$4]" office:value-type="float" office:value="73.7999999999997">
            <text:p>73.7999999999997</text:p>
          </table:table-cell>
          <table:table-cell table:formula="of:=[.A255]/([.$D$4]*2)" office:value-type="float" office:value="18.4499999999999">
            <text:p>18.4499999999999</text:p>
          </table:table-cell>
          <table:table-cell table:formula="of:=SQRT(ABS([.$D$2]^2-[.B255]^2))" office:value-type="float" office:value="123.630892175055">
            <text:p>123.630892175055</text:p>
          </table:table-cell>
          <table:table-cell table:formula="of:=([.$C$10]-[.C255])*[.$B$4]" office:value-type="float" office:value="3504.85843185477">
            <text:p>3504.85843185477</text:p>
          </table:table-cell>
          <table:table-cell table:formula="of:=ROUND([.D255])" office:value-type="float" office:value="3505">
            <text:p>3505</text:p>
          </table:table-cell>
          <table:table-cell table:formula="of:=([.$C$8]-([.E255]*[.$C$4]))" office:value-type="float" office:value="123.630859375">
            <text:p>123.630859375</text:p>
          </table:table-cell>
          <table:table-cell table:formula="of:=SQRT(ABS([.$D$2]^2-[.F255]^2))" office:value-type="float" office:value="18.450219787281">
            <text:p>18.450219787281</text:p>
          </table:table-cell>
          <table:table-cell table:formula="of:=ABS([.B255]-[.G255])" office:value-type="float" office:value="0.000219787281064754">
            <text:p>0.000219787281064754</text:p>
          </table:table-cell>
          <table:table-cell/>
        </table:table-row>
        <table:table-row table:style-name="ro2">
          <table:table-cell table:formula="of:=[.A255]+[.A$4]" office:value-type="float" office:value="74.0999999999997">
            <text:p>74.0999999999997</text:p>
          </table:table-cell>
          <table:table-cell table:formula="of:=[.A256]/([.$D$4]*2)" office:value-type="float" office:value="18.5249999999999">
            <text:p>18.5249999999999</text:p>
          </table:table-cell>
          <table:table-cell table:formula="of:=SQRT(ABS([.$D$2]^2-[.B256]^2))" office:value-type="float" office:value="123.619676326222">
            <text:p>123.619676326222</text:p>
          </table:table-cell>
          <table:table-cell table:formula="of:=([.$C$10]-[.C256])*[.$B$4]" office:value-type="float" office:value="3533.57100486537">
            <text:p>3533.57100486537</text:p>
          </table:table-cell>
          <table:table-cell table:formula="of:=ROUND([.D256])" office:value-type="float" office:value="3534">
            <text:p>3534</text:p>
          </table:table-cell>
          <table:table-cell table:formula="of:=([.$C$8]-([.E256]*[.$C$4]))" office:value-type="float" office:value="123.61953125">
            <text:p>123.61953125</text:p>
          </table:table-cell>
          <table:table-cell table:formula="of:=SQRT(ABS([.$D$2]^2-[.F256]^2))" office:value-type="float" office:value="18.5259680861831">
            <text:p>18.5259680861831</text:p>
          </table:table-cell>
          <table:table-cell table:formula="of:=ABS([.B256]-[.G256])" office:value-type="float" office:value="0.000968086183174677">
            <text:p>0.000968086183174677</text:p>
          </table:table-cell>
          <table:table-cell/>
        </table:table-row>
        <table:table-row table:style-name="ro2">
          <table:table-cell table:formula="of:=[.A256]+[.A$4]" office:value-type="float" office:value="74.3999999999997">
            <text:p>74.3999999999997</text:p>
          </table:table-cell>
          <table:table-cell table:formula="of:=[.A257]/([.$D$4]*2)" office:value-type="float" office:value="18.5999999999999">
            <text:p>18.5999999999999</text:p>
          </table:table-cell>
          <table:table-cell table:formula="of:=SQRT(ABS([.$D$2]^2-[.B257]^2))" office:value-type="float" office:value="123.608413953096">
            <text:p>123.608413953096</text:p>
          </table:table-cell>
          <table:table-cell table:formula="of:=([.$C$10]-[.C257])*[.$B$4]" office:value-type="float" office:value="3562.40268006841">
            <text:p>3562.40268006841</text:p>
          </table:table-cell>
          <table:table-cell table:formula="of:=ROUND([.D257])" office:value-type="float" office:value="3562">
            <text:p>3562</text:p>
          </table:table-cell>
          <table:table-cell table:formula="of:=([.$C$8]-([.E257]*[.$C$4]))" office:value-type="float" office:value="123.60859375">
            <text:p>123.60859375</text:p>
          </table:table-cell>
          <table:table-cell table:formula="of:=SQRT(ABS([.$D$2]^2-[.F257]^2))" office:value-type="float" office:value="18.5988050999913">
            <text:p>18.5988050999913</text:p>
          </table:table-cell>
          <table:table-cell table:formula="of:=ABS([.B257]-[.G257])" office:value-type="float" office:value="0.00119490000862754">
            <text:p>0.00119490000862754</text:p>
          </table:table-cell>
          <table:table-cell/>
        </table:table-row>
        <table:table-row table:style-name="ro2">
          <table:table-cell table:formula="of:=[.A257]+[.A$4]" office:value-type="float" office:value="74.6999999999997">
            <text:p>74.6999999999997</text:p>
          </table:table-cell>
          <table:table-cell table:formula="of:=[.A258]/([.$D$4]*2)" office:value-type="float" office:value="18.6749999999999">
            <text:p>18.6749999999999</text:p>
          </table:table-cell>
          <table:table-cell table:formula="of:=SQRT(ABS([.$D$2]^2-[.B258]^2))" office:value-type="float" office:value="123.597105042958">
            <text:p>123.597105042958</text:p>
          </table:table-cell>
          <table:table-cell table:formula="of:=([.$C$10]-[.C258])*[.$B$4]" office:value-type="float" office:value="3591.35349002227">
            <text:p>3591.35349002227</text:p>
          </table:table-cell>
          <table:table-cell table:formula="of:=ROUND([.D258])" office:value-type="float" office:value="3591">
            <text:p>3591</text:p>
          </table:table-cell>
          <table:table-cell table:formula="of:=([.$C$8]-([.E258]*[.$C$4]))" office:value-type="float" office:value="123.597265625">
            <text:p>123.597265625</text:p>
          </table:table-cell>
          <table:table-cell table:formula="of:=SQRT(ABS([.$D$2]^2-[.F258]^2))" office:value-type="float" office:value="18.6739371859068">
            <text:p>18.6739371859068</text:p>
          </table:table-cell>
          <table:table-cell table:formula="of:=ABS([.B258]-[.G258])" office:value-type="float" office:value="0.00106281409312103">
            <text:p>0.00106281409312103</text:p>
          </table:table-cell>
          <table:table-cell/>
        </table:table-row>
        <table:table-row table:style-name="ro2">
          <table:table-cell table:formula="of:=[.A258]+[.A$4]" office:value-type="float" office:value="74.9999999999996">
            <text:p>74.9999999999996</text:p>
          </table:table-cell>
          <table:table-cell table:formula="of:=[.A259]/([.$D$4]*2)" office:value-type="float" office:value="18.7499999999999">
            <text:p>18.7499999999999</text:p>
          </table:table-cell>
          <table:table-cell table:formula="of:=SQRT(ABS([.$D$2]^2-[.B259]^2))" office:value-type="float" office:value="123.585749583032">
            <text:p>123.585749583032</text:p>
          </table:table-cell>
          <table:table-cell table:formula="of:=([.$C$10]-[.C259])*[.$B$4]" office:value-type="float" office:value="3620.42346743179">
            <text:p>3620.42346743179</text:p>
          </table:table-cell>
          <table:table-cell table:formula="of:=ROUND([.D259])" office:value-type="float" office:value="3620">
            <text:p>3620</text:p>
          </table:table-cell>
          <table:table-cell table:formula="of:=([.$C$8]-([.E259]*[.$C$4]))" office:value-type="float" office:value="123.5859375">
            <text:p>123.5859375</text:p>
          </table:table-cell>
          <table:table-cell table:formula="of:=SQRT(ABS([.$D$2]^2-[.F259]^2))" office:value-type="float" office:value="18.7487613523159">
            <text:p>18.7487613523159</text:p>
          </table:table-cell>
          <table:table-cell table:formula="of:=ABS([.B259]-[.G259])" office:value-type="float" office:value="0.00123864768402626">
            <text:p>0.00123864768402626</text:p>
          </table:table-cell>
          <table:table-cell/>
        </table:table-row>
        <table:table-row table:style-name="ro2">
          <table:table-cell table:formula="of:=[.A259]+[.A$4]" office:value-type="float" office:value="75.2999999999996">
            <text:p>75.2999999999996</text:p>
          </table:table-cell>
          <table:table-cell table:formula="of:=[.A260]/([.$D$4]*2)" office:value-type="float" office:value="18.8249999999999">
            <text:p>18.8249999999999</text:p>
          </table:table-cell>
          <table:table-cell table:formula="of:=SQRT(ABS([.$D$2]^2-[.B260]^2))" office:value-type="float" office:value="123.574347560487">
            <text:p>123.574347560487</text:p>
          </table:table-cell>
          <table:table-cell table:formula="of:=([.$C$10]-[.C260])*[.$B$4]" office:value-type="float" office:value="3649.61264514848">
            <text:p>3649.61264514848</text:p>
          </table:table-cell>
          <table:table-cell table:formula="of:=ROUND([.D260])" office:value-type="float" office:value="3650">
            <text:p>3650</text:p>
          </table:table-cell>
          <table:table-cell table:formula="of:=([.$C$8]-([.E260]*[.$C$4]))" office:value-type="float" office:value="123.57421875">
            <text:p>123.57421875</text:p>
          </table:table-cell>
          <table:table-cell table:formula="of:=SQRT(ABS([.$D$2]^2-[.F260]^2))" office:value-type="float" office:value="18.8258455408289">
            <text:p>18.8258455408289</text:p>
          </table:table-cell>
          <table:table-cell table:formula="of:=ABS([.B260]-[.G260])" office:value-type="float" office:value="0.000845540829018887">
            <text:p>0.000845540829018887</text:p>
          </table:table-cell>
          <table:table-cell/>
        </table:table-row>
        <table:table-row table:style-name="ro2">
          <table:table-cell table:formula="of:=[.A260]+[.A$4]" office:value-type="float" office:value="75.5999999999996">
            <text:p>75.5999999999996</text:p>
          </table:table-cell>
          <table:table-cell table:formula="of:=[.A261]/([.$D$4]*2)" office:value-type="float" office:value="18.8999999999999">
            <text:p>18.8999999999999</text:p>
          </table:table-cell>
          <table:table-cell table:formula="of:=SQRT(ABS([.$D$2]^2-[.B261]^2))" office:value-type="float" office:value="123.562898962431">
            <text:p>123.562898962431</text:p>
          </table:table-cell>
          <table:table-cell table:formula="of:=([.$C$10]-[.C261])*[.$B$4]" office:value-type="float" office:value="3678.92105617073">
            <text:p>3678.92105617073</text:p>
          </table:table-cell>
          <table:table-cell table:formula="of:=ROUND([.D261])" office:value-type="float" office:value="3679">
            <text:p>3679</text:p>
          </table:table-cell>
          <table:table-cell table:formula="of:=([.$C$8]-([.E261]*[.$C$4]))" office:value-type="float" office:value="123.562890625">
            <text:p>123.562890625</text:p>
          </table:table-cell>
          <table:table-cell table:formula="of:=SQRT(ABS([.$D$2]^2-[.F261]^2))" office:value-type="float" office:value="18.9000545077068">
            <text:p>18.9000545077068</text:p>
          </table:table-cell>
          <table:table-cell table:formula="of:=ABS([.B261]-[.G261])" office:value-type="float" office:value="0.000054507706877871">
            <text:p>0.000054507706877871</text:p>
          </table:table-cell>
          <table:table-cell/>
        </table:table-row>
        <table:table-row table:style-name="ro2">
          <table:table-cell table:formula="of:=[.A261]+[.A$4]" office:value-type="float" office:value="75.8999999999996">
            <text:p>75.8999999999996</text:p>
          </table:table-cell>
          <table:table-cell table:formula="of:=[.A262]/([.$D$4]*2)" office:value-type="float" office:value="18.9749999999999">
            <text:p>18.9749999999999</text:p>
          </table:table-cell>
          <table:table-cell table:formula="of:=SQRT(ABS([.$D$2]^2-[.B262]^2))" office:value-type="float" office:value="123.551403775918">
            <text:p>123.551403775918</text:p>
          </table:table-cell>
          <table:table-cell table:formula="of:=([.$C$10]-[.C262])*[.$B$4]" office:value-type="float" office:value="3708.34873364394">
            <text:p>3708.34873364394</text:p>
          </table:table-cell>
          <table:table-cell table:formula="of:=ROUND([.D262])" office:value-type="float" office:value="3708">
            <text:p>3708</text:p>
          </table:table-cell>
          <table:table-cell table:formula="of:=([.$C$8]-([.E262]*[.$C$4]))" office:value-type="float" office:value="123.5515625">
            <text:p>123.5515625</text:p>
          </table:table-cell>
          <table:table-cell table:formula="of:=SQRT(ABS([.$D$2]^2-[.F262]^2))" office:value-type="float" office:value="18.9739664753734">
            <text:p>18.9739664753734</text:p>
          </table:table-cell>
          <table:table-cell table:formula="of:=ABS([.B262]-[.G262])" office:value-type="float" office:value="0.00103352462654982">
            <text:p>0.00103352462654982</text:p>
          </table:table-cell>
          <table:table-cell/>
        </table:table-row>
        <table:table-row table:style-name="ro2">
          <table:table-cell table:formula="of:=[.A262]+[.A$4]" office:value-type="float" office:value="76.1999999999996">
            <text:p>76.1999999999996</text:p>
          </table:table-cell>
          <table:table-cell table:formula="of:=[.A263]/([.$D$4]*2)" office:value-type="float" office:value="19.0499999999999">
            <text:p>19.0499999999999</text:p>
          </table:table-cell>
          <table:table-cell table:formula="of:=SQRT(ABS([.$D$2]^2-[.B263]^2))" office:value-type="float" office:value="123.539861987943">
            <text:p>123.539861987943</text:p>
          </table:table-cell>
          <table:table-cell table:formula="of:=([.$C$10]-[.C263])*[.$B$4]" office:value-type="float" office:value="3737.89571086076">
            <text:p>3737.89571086076</text:p>
          </table:table-cell>
          <table:table-cell table:formula="of:=ROUND([.D263])" office:value-type="float" office:value="3738">
            <text:p>3738</text:p>
          </table:table-cell>
          <table:table-cell table:formula="of:=([.$C$8]-([.E263]*[.$C$4]))" office:value-type="float" office:value="123.53984375">
            <text:p>123.53984375</text:p>
          </table:table-cell>
          <table:table-cell table:formula="of:=SQRT(ABS([.$D$2]^2-[.F263]^2))" office:value-type="float" office:value="19.0501182732703">
            <text:p>19.0501182732703</text:p>
          </table:table-cell>
          <table:table-cell table:formula="of:=ABS([.B263]-[.G263])" office:value-type="float" office:value="0.000118273270341973">
            <text:p>0.000118273270341973</text:p>
          </table:table-cell>
          <table:table-cell/>
        </table:table-row>
        <table:table-row table:style-name="ro2">
          <table:table-cell table:formula="of:=[.A263]+[.A$4]" office:value-type="float" office:value="76.4999999999996">
            <text:p>76.4999999999996</text:p>
          </table:table-cell>
          <table:table-cell table:formula="of:=[.A264]/([.$D$4]*2)" office:value-type="float" office:value="19.1249999999999">
            <text:p>19.1249999999999</text:p>
          </table:table-cell>
          <table:table-cell table:formula="of:=SQRT(ABS([.$D$2]^2-[.B264]^2))" office:value-type="float" office:value="123.528273585443">
            <text:p>123.528273585443</text:p>
          </table:table-cell>
          <table:table-cell table:formula="of:=([.$C$10]-[.C264])*[.$B$4]" office:value-type="float" office:value="3767.56202126129">
            <text:p>3767.56202126129</text:p>
          </table:table-cell>
          <table:table-cell table:formula="of:=ROUND([.D264])" office:value-type="float" office:value="3768">
            <text:p>3768</text:p>
          </table:table-cell>
          <table:table-cell table:formula="of:=([.$C$8]-([.E264]*[.$C$4]))" office:value-type="float" office:value="123.528125">
            <text:p>123.528125</text:p>
          </table:table-cell>
          <table:table-cell table:formula="of:=SQRT(ABS([.$D$2]^2-[.F264]^2))" office:value-type="float" office:value="19.1259596879313">
            <text:p>19.1259596879313</text:p>
          </table:table-cell>
          <table:table-cell table:formula="of:=ABS([.B264]-[.G264])" office:value-type="float" office:value="0.000959687931437969">
            <text:p>0.000959687931437969</text:p>
          </table:table-cell>
          <table:table-cell/>
        </table:table-row>
        <table:table-row table:style-name="ro2">
          <table:table-cell table:formula="of:=[.A264]+[.A$4]" office:value-type="float" office:value="76.7999999999996">
            <text:p>76.7999999999996</text:p>
          </table:table-cell>
          <table:table-cell table:formula="of:=[.A265]/([.$D$4]*2)" office:value-type="float" office:value="19.1999999999999">
            <text:p>19.1999999999999</text:p>
          </table:table-cell>
          <table:table-cell table:formula="of:=SQRT(ABS([.$D$2]^2-[.B265]^2))" office:value-type="float" office:value="123.516638555298">
            <text:p>123.516638555298</text:p>
          </table:table-cell>
          <table:table-cell table:formula="of:=([.$C$10]-[.C265])*[.$B$4]" office:value-type="float" office:value="3797.34769843322">
            <text:p>3797.34769843322</text:p>
          </table:table-cell>
          <table:table-cell table:formula="of:=ROUND([.D265])" office:value-type="float" office:value="3797">
            <text:p>3797</text:p>
          </table:table-cell>
          <table:table-cell table:formula="of:=([.$C$8]-([.E265]*[.$C$4]))" office:value-type="float" office:value="123.516796875">
            <text:p>123.516796875</text:p>
          </table:table-cell>
          <table:table-cell table:formula="of:=SQRT(ABS([.$D$2]^2-[.F265]^2))" office:value-type="float" office:value="19.1989814766303">
            <text:p>19.1989814766303</text:p>
          </table:table-cell>
          <table:table-cell table:formula="of:=ABS([.B265]-[.G265])" office:value-type="float" office:value="0.00101852336965536">
            <text:p>0.00101852336965536</text:p>
          </table:table-cell>
          <table:table-cell/>
        </table:table-row>
        <table:table-row table:style-name="ro2">
          <table:table-cell table:formula="of:=[.A265]+[.A$4]" office:value-type="float" office:value="77.0999999999996">
            <text:p>77.0999999999996</text:p>
          </table:table-cell>
          <table:table-cell table:formula="of:=[.A266]/([.$D$4]*2)" office:value-type="float" office:value="19.2749999999999">
            <text:p>19.2749999999999</text:p>
          </table:table-cell>
          <table:table-cell table:formula="of:=SQRT(ABS([.$D$2]^2-[.B266]^2))" office:value-type="float" office:value="123.504956884329">
            <text:p>123.504956884329</text:p>
          </table:table-cell>
          <table:table-cell table:formula="of:=([.$C$10]-[.C266])*[.$B$4]" office:value-type="float" office:value="3827.25277611218">
            <text:p>3827.25277611218</text:p>
          </table:table-cell>
          <table:table-cell table:formula="of:=ROUND([.D266])" office:value-type="float" office:value="3827">
            <text:p>3827</text:p>
          </table:table-cell>
          <table:table-cell table:formula="of:=([.$C$8]-([.E266]*[.$C$4]))" office:value-type="float" office:value="123.505078125">
            <text:p>123.505078125</text:p>
          </table:table-cell>
          <table:table-cell table:formula="of:=SQRT(ABS([.$D$2]^2-[.F266]^2))" office:value-type="float" office:value="19.2742231318839">
            <text:p>19.2742231318839</text:p>
          </table:table-cell>
          <table:table-cell table:formula="of:=ABS([.B266]-[.G266])" office:value-type="float" office:value="0.000776868116041385">
            <text:p>0.000776868116041385</text:p>
          </table:table-cell>
          <table:table-cell/>
        </table:table-row>
        <table:table-row table:style-name="ro2">
          <table:table-cell table:formula="of:=[.A266]+[.A$4]" office:value-type="float" office:value="77.3999999999996">
            <text:p>77.3999999999996</text:p>
          </table:table-cell>
          <table:table-cell table:formula="of:=[.A267]/([.$D$4]*2)" office:value-type="float" office:value="19.3499999999999">
            <text:p>19.3499999999999</text:p>
          </table:table-cell>
          <table:table-cell table:formula="of:=SQRT(ABS([.$D$2]^2-[.B267]^2))" office:value-type="float" office:value="123.493228559302">
            <text:p>123.493228559302</text:p>
          </table:table-cell>
          <table:table-cell table:formula="of:=([.$C$10]-[.C267])*[.$B$4]" office:value-type="float" office:value="3857.27728818172">
            <text:p>3857.27728818172</text:p>
          </table:table-cell>
          <table:table-cell table:formula="of:=ROUND([.D267])" office:value-type="float" office:value="3857">
            <text:p>3857</text:p>
          </table:table-cell>
          <table:table-cell table:formula="of:=([.$C$8]-([.E267]*[.$C$4]))" office:value-type="float" office:value="123.493359375">
            <text:p>123.493359375</text:p>
          </table:table-cell>
          <table:table-cell table:formula="of:=SQRT(ABS([.$D$2]^2-[.F267]^2))" office:value-type="float" office:value="19.3491651054277">
            <text:p>19.3491651054277</text:p>
          </table:table-cell>
          <table:table-cell table:formula="of:=ABS([.B267]-[.G267])" office:value-type="float" office:value="0.000834894572243172">
            <text:p>0.000834894572243172</text:p>
          </table:table-cell>
          <table:table-cell/>
        </table:table-row>
        <table:table-row table:style-name="ro2">
          <table:table-cell table:formula="of:=[.A267]+[.A$4]" office:value-type="float" office:value="77.6999999999996">
            <text:p>77.6999999999996</text:p>
          </table:table-cell>
          <table:table-cell table:formula="of:=[.A268]/([.$D$4]*2)" office:value-type="float" office:value="19.4249999999999">
            <text:p>19.4249999999999</text:p>
          </table:table-cell>
          <table:table-cell table:formula="of:=SQRT(ABS([.$D$2]^2-[.B268]^2))" office:value-type="float" office:value="123.481453566922">
            <text:p>123.481453566922</text:p>
          </table:table-cell>
          <table:table-cell table:formula="of:=([.$C$10]-[.C268])*[.$B$4]" office:value-type="float" office:value="3887.42126867361">
            <text:p>3887.42126867361</text:p>
          </table:table-cell>
          <table:table-cell table:formula="of:=ROUND([.D268])" office:value-type="float" office:value="3887">
            <text:p>3887</text:p>
          </table:table-cell>
          <table:table-cell table:formula="of:=([.$C$8]-([.E268]*[.$C$4]))" office:value-type="float" office:value="123.481640625">
            <text:p>123.481640625</text:p>
          </table:table-cell>
          <table:table-cell table:formula="of:=SQRT(ABS([.$D$2]^2-[.F268]^2))" office:value-type="float" office:value="19.4238108660054">
            <text:p>19.4238108660054</text:p>
          </table:table-cell>
          <table:table-cell table:formula="of:=ABS([.B268]-[.G268])" office:value-type="float" office:value="0.00118913399447607">
            <text:p>0.00118913399447607</text:p>
          </table:table-cell>
          <table:table-cell/>
        </table:table-row>
        <table:table-row table:style-name="ro2">
          <table:table-cell table:formula="of:=[.A268]+[.A$4]" office:value-type="float" office:value="77.9999999999996">
            <text:p>77.9999999999996</text:p>
          </table:table-cell>
          <table:table-cell table:formula="of:=[.A269]/([.$D$4]*2)" office:value-type="float" office:value="19.4999999999999">
            <text:p>19.4999999999999</text:p>
          </table:table-cell>
          <table:table-cell table:formula="of:=SQRT(ABS([.$D$2]^2-[.B269]^2))" office:value-type="float" office:value="123.469631893839">
            <text:p>123.469631893839</text:p>
          </table:table-cell>
          <table:table-cell table:formula="of:=([.$C$10]-[.C269])*[.$B$4]" office:value-type="float" office:value="3917.68475176803">
            <text:p>3917.68475176803</text:p>
          </table:table-cell>
          <table:table-cell table:formula="of:=ROUND([.D269])" office:value-type="float" office:value="3918">
            <text:p>3918</text:p>
          </table:table-cell>
          <table:table-cell table:formula="of:=([.$C$8]-([.E269]*[.$C$4]))" office:value-type="float" office:value="123.46953125">
            <text:p>123.46953125</text:p>
          </table:table-cell>
          <table:table-cell table:formula="of:=SQRT(ABS([.$D$2]^2-[.F269]^2))" office:value-type="float" office:value="19.5006372435691">
            <text:p>19.5006372435691</text:p>
          </table:table-cell>
          <table:table-cell table:formula="of:=ABS([.B269]-[.G269])" office:value-type="float" office:value="0.000637243569169499">
            <text:p>0.000637243569169499</text:p>
          </table:table-cell>
          <table:table-cell/>
        </table:table-row>
        <table:table-row table:style-name="ro2">
          <table:table-cell table:formula="of:=[.A269]+[.A$4]" office:value-type="float" office:value="78.2999999999996">
            <text:p>78.2999999999996</text:p>
          </table:table-cell>
          <table:table-cell table:formula="of:=[.A270]/([.$D$4]*2)" office:value-type="float" office:value="19.5749999999999">
            <text:p>19.5749999999999</text:p>
          </table:table-cell>
          <table:table-cell table:formula="of:=SQRT(ABS([.$D$2]^2-[.B270]^2))" office:value-type="float" office:value="123.457763526641">
            <text:p>123.457763526641</text:p>
          </table:table-cell>
          <table:table-cell table:formula="of:=([.$C$10]-[.C270])*[.$B$4]" office:value-type="float" office:value="3948.0677717939">
            <text:p>3948.0677717939</text:p>
          </table:table-cell>
          <table:table-cell table:formula="of:=ROUND([.D270])" office:value-type="float" office:value="3948">
            <text:p>3948</text:p>
          </table:table-cell>
          <table:table-cell table:formula="of:=([.$C$8]-([.E270]*[.$C$4]))" office:value-type="float" office:value="123.4578125">
            <text:p>123.4578125</text:p>
          </table:table-cell>
          <table:table-cell table:formula="of:=SQRT(ABS([.$D$2]^2-[.F270]^2))" office:value-type="float" office:value="19.5746911269333">
            <text:p>19.5746911269333</text:p>
          </table:table-cell>
          <table:table-cell table:formula="of:=ABS([.B270]-[.G270])" office:value-type="float" office:value="0.000308873066572346">
            <text:p>0.000308873066572346</text:p>
          </table:table-cell>
          <table:table-cell/>
        </table:table-row>
        <table:table-row table:style-name="ro2">
          <table:table-cell table:formula="of:=[.A270]+[.A$4]" office:value-type="float" office:value="78.5999999999996">
            <text:p>78.5999999999996</text:p>
          </table:table-cell>
          <table:table-cell table:formula="of:=[.A271]/([.$D$4]*2)" office:value-type="float" office:value="19.6499999999999">
            <text:p>19.6499999999999</text:p>
          </table:table-cell>
          <table:table-cell table:formula="of:=SQRT(ABS([.$D$2]^2-[.B271]^2))" office:value-type="float" office:value="123.445848451862">
            <text:p>123.445848451862</text:p>
          </table:table-cell>
          <table:table-cell table:formula="of:=([.$C$10]-[.C271])*[.$B$4]" office:value-type="float" office:value="3978.5703632289">
            <text:p>3978.5703632289</text:p>
          </table:table-cell>
          <table:table-cell table:formula="of:=ROUND([.D271])" office:value-type="float" office:value="3979">
            <text:p>3979</text:p>
          </table:table-cell>
          <table:table-cell table:formula="of:=([.$C$8]-([.E271]*[.$C$4]))" office:value-type="float" office:value="123.445703125">
            <text:p>123.445703125</text:p>
          </table:table-cell>
          <table:table-cell table:formula="of:=SQRT(ABS([.$D$2]^2-[.F271]^2))" office:value-type="float" office:value="19.6509129552386">
            <text:p>19.6509129552386</text:p>
          </table:table-cell>
          <table:table-cell table:formula="of:=ABS([.B271]-[.G271])" office:value-type="float" office:value="0.000912955238735691">
            <text:p>0.000912955238735691</text:p>
          </table:table-cell>
          <table:table-cell/>
        </table:table-row>
        <table:table-row table:style-name="ro2">
          <table:table-cell table:formula="of:=[.A271]+[.A$4]" office:value-type="float" office:value="78.8999999999996">
            <text:p>78.8999999999996</text:p>
          </table:table-cell>
          <table:table-cell table:formula="of:=[.A272]/([.$D$4]*2)" office:value-type="float" office:value="19.7249999999999">
            <text:p>19.7249999999999</text:p>
          </table:table-cell>
          <table:table-cell table:formula="of:=SQRT(ABS([.$D$2]^2-[.B272]^2))" office:value-type="float" office:value="123.433886655975">
            <text:p>123.433886655975</text:p>
          </table:table-cell>
          <table:table-cell table:formula="of:=([.$C$10]-[.C272])*[.$B$4]" office:value-type="float" office:value="4009.19256069967">
            <text:p>4009.19256069967</text:p>
          </table:table-cell>
          <table:table-cell table:formula="of:=ROUND([.D272])" office:value-type="float" office:value="4009">
            <text:p>4009</text:p>
          </table:table-cell>
          <table:table-cell table:formula="of:=([.$C$8]-([.E272]*[.$C$4]))" office:value-type="float" office:value="123.433984375">
            <text:p>123.433984375</text:p>
          </table:table-cell>
          <table:table-cell table:formula="of:=SQRT(ABS([.$D$2]^2-[.F272]^2))" office:value-type="float" office:value="19.724388490198">
            <text:p>19.724388490198</text:p>
          </table:table-cell>
          <table:table-cell table:formula="of:=ABS([.B272]-[.G272])" office:value-type="float" office:value="0.000611509801867527">
            <text:p>0.000611509801867527</text:p>
          </table:table-cell>
          <table:table-cell/>
        </table:table-row>
        <table:table-row table:style-name="ro2">
          <table:table-cell table:formula="of:=[.A272]+[.A$4]" office:value-type="float" office:value="79.1999999999996">
            <text:p>79.1999999999996</text:p>
          </table:table-cell>
          <table:table-cell table:formula="of:=[.A273]/([.$D$4]*2)" office:value-type="float" office:value="19.7999999999999">
            <text:p>19.7999999999999</text:p>
          </table:table-cell>
          <table:table-cell table:formula="of:=SQRT(ABS([.$D$2]^2-[.B273]^2))" office:value-type="float" office:value="123.421878125396">
            <text:p>123.421878125396</text:p>
          </table:table-cell>
          <table:table-cell table:formula="of:=([.$C$10]-[.C273])*[.$B$4]" office:value-type="float" office:value="4039.93439898211">
            <text:p>4039.93439898211</text:p>
          </table:table-cell>
          <table:table-cell table:formula="of:=ROUND([.D273])" office:value-type="float" office:value="4040">
            <text:p>4040</text:p>
          </table:table-cell>
          <table:table-cell table:formula="of:=([.$C$8]-([.E273]*[.$C$4]))" office:value-type="float" office:value="123.421875">
            <text:p>123.421875</text:p>
          </table:table-cell>
          <table:table-cell table:formula="of:=SQRT(ABS([.$D$2]^2-[.F273]^2))" office:value-type="float" office:value="19.8000194819191">
            <text:p>19.8000194819191</text:p>
          </table:table-cell>
          <table:table-cell table:formula="of:=ABS([.B273]-[.G273])" office:value-type="float" office:value="0.0000194819191747797">
            <text:p>0.0000194819191747797</text:p>
          </table:table-cell>
          <table:table-cell/>
        </table:table-row>
        <table:table-row table:style-name="ro2">
          <table:table-cell table:formula="of:=[.A273]+[.A$4]" office:value-type="float" office:value="79.4999999999996">
            <text:p>79.4999999999996</text:p>
          </table:table-cell>
          <table:table-cell table:formula="of:=[.A274]/([.$D$4]*2)" office:value-type="float" office:value="19.8749999999999">
            <text:p>19.8749999999999</text:p>
          </table:table-cell>
          <table:table-cell table:formula="of:=SQRT(ABS([.$D$2]^2-[.B274]^2))" office:value-type="float" office:value="123.409822846482">
            <text:p>123.409822846482</text:p>
          </table:table-cell>
          <table:table-cell table:formula="of:=([.$C$10]-[.C274])*[.$B$4]" office:value-type="float" office:value="4070.7959130016">
            <text:p>4070.7959130016</text:p>
          </table:table-cell>
          <table:table-cell table:formula="of:=ROUND([.D274])" office:value-type="float" office:value="4071">
            <text:p>4071</text:p>
          </table:table-cell>
          <table:table-cell table:formula="of:=([.$C$8]-([.E274]*[.$C$4]))" office:value-type="float" office:value="123.409765625">
            <text:p>123.409765625</text:p>
          </table:table-cell>
          <table:table-cell table:formula="of:=SQRT(ABS([.$D$2]^2-[.F274]^2))" office:value-type="float" office:value="19.875355302046">
            <text:p>19.875355302046</text:p>
          </table:table-cell>
          <table:table-cell table:formula="of:=ABS([.B274]-[.G274])" office:value-type="float" office:value="0.000355302046074257">
            <text:p>0.000355302046074257</text:p>
          </table:table-cell>
          <table:table-cell/>
        </table:table-row>
        <table:table-row table:style-name="ro2">
          <table:table-cell table:formula="of:=[.A274]+[.A$4]" office:value-type="float" office:value="79.7999999999996">
            <text:p>79.7999999999996</text:p>
          </table:table-cell>
          <table:table-cell table:formula="of:=[.A275]/([.$D$4]*2)" office:value-type="float" office:value="19.9499999999999">
            <text:p>19.9499999999999</text:p>
          </table:table-cell>
          <table:table-cell table:formula="of:=SQRT(ABS([.$D$2]^2-[.B275]^2))" office:value-type="float" office:value="123.397720805532">
            <text:p>123.397720805532</text:p>
          </table:table-cell>
          <table:table-cell table:formula="of:=([.$C$10]-[.C275])*[.$B$4]" office:value-type="float" office:value="4101.77713783312">
            <text:p>4101.77713783312</text:p>
          </table:table-cell>
          <table:table-cell table:formula="of:=ROUND([.D275])" office:value-type="float" office:value="4102">
            <text:p>4102</text:p>
          </table:table-cell>
          <table:table-cell table:formula="of:=([.$C$8]-([.E275]*[.$C$4]))" office:value-type="float" office:value="123.39765625">
            <text:p>123.39765625</text:p>
          </table:table-cell>
          <table:table-cell table:formula="of:=SQRT(ABS([.$D$2]^2-[.F275]^2))" office:value-type="float" office:value="19.9503992944211">
            <text:p>19.9503992944211</text:p>
          </table:table-cell>
          <table:table-cell table:formula="of:=ABS([.B275]-[.G275])" office:value-type="float" office:value="0.000399294421164598">
            <text:p>0.000399294421164598</text:p>
          </table:table-cell>
          <table:table-cell/>
        </table:table-row>
        <table:table-row table:style-name="ro2">
          <table:table-cell table:formula="of:=[.A275]+[.A$4]" office:value-type="float" office:value="80.0999999999996">
            <text:p>80.0999999999996</text:p>
          </table:table-cell>
          <table:table-cell table:formula="of:=[.A276]/([.$D$4]*2)" office:value-type="float" office:value="20.0249999999999">
            <text:p>20.0249999999999</text:p>
          </table:table-cell>
          <table:table-cell table:formula="of:=SQRT(ABS([.$D$2]^2-[.B276]^2))" office:value-type="float" office:value="123.385571988786">
            <text:p>123.385571988786</text:p>
          </table:table-cell>
          <table:table-cell table:formula="of:=([.$C$10]-[.C276])*[.$B$4]" office:value-type="float" office:value="4132.87810870152">
            <text:p>4132.87810870152</text:p>
          </table:table-cell>
          <table:table-cell table:formula="of:=ROUND([.D276])" office:value-type="float" office:value="4133">
            <text:p>4133</text:p>
          </table:table-cell>
          <table:table-cell table:formula="of:=([.$C$8]-([.E276]*[.$C$4]))" office:value-type="float" office:value="123.385546875">
            <text:p>123.385546875</text:p>
          </table:table-cell>
          <table:table-cell table:formula="of:=SQRT(ABS([.$D$2]^2-[.F276]^2))" office:value-type="float" office:value="20.0251547399059">
            <text:p>20.0251547399059</text:p>
          </table:table-cell>
          <table:table-cell table:formula="of:=ABS([.B276]-[.G276])" office:value-type="float" office:value="0.000154739906012225">
            <text:p>0.000154739906012225</text:p>
          </table:table-cell>
          <table:table-cell/>
        </table:table-row>
        <table:table-row table:style-name="ro2">
          <table:table-cell table:formula="of:=[.A276]+[.A$4]" office:value-type="float" office:value="80.3999999999996">
            <text:p>80.3999999999996</text:p>
          </table:table-cell>
          <table:table-cell table:formula="of:=[.A277]/([.$D$4]*2)" office:value-type="float" office:value="20.0999999999999">
            <text:p>20.0999999999999</text:p>
          </table:table-cell>
          <table:table-cell table:formula="of:=SQRT(ABS([.$D$2]^2-[.B277]^2))" office:value-type="float" office:value="123.373376382427">
            <text:p>123.373376382427</text:p>
          </table:table-cell>
          <table:table-cell table:formula="of:=([.$C$10]-[.C277])*[.$B$4]" office:value-type="float" office:value="4164.09886098165">
            <text:p>4164.09886098165</text:p>
          </table:table-cell>
          <table:table-cell table:formula="of:=ROUND([.D277])" office:value-type="float" office:value="4164">
            <text:p>4164</text:p>
          </table:table-cell>
          <table:table-cell table:formula="of:=([.$C$8]-([.E277]*[.$C$4]))" office:value-type="float" office:value="123.3734375">
            <text:p>123.3734375</text:p>
          </table:table-cell>
          <table:table-cell table:formula="of:=SQRT(ABS([.$D$2]^2-[.F277]^2))" office:value-type="float" office:value="20.0996248580314">
            <text:p>20.0996248580314</text:p>
          </table:table-cell>
          <table:table-cell table:formula="of:=ABS([.B277]-[.G277])" office:value-type="float" office:value="0.000375141968468995">
            <text:p>0.000375141968468995</text:p>
          </table:table-cell>
          <table:table-cell/>
        </table:table-row>
        <table:table-row table:style-name="ro2">
          <table:table-cell table:formula="of:=[.A277]+[.A$4]" office:value-type="float" office:value="80.6999999999996">
            <text:p>80.6999999999996</text:p>
          </table:table-cell>
          <table:table-cell table:formula="of:=[.A278]/([.$D$4]*2)" office:value-type="float" office:value="20.1749999999999">
            <text:p>20.1749999999999</text:p>
          </table:table-cell>
          <table:table-cell table:formula="of:=SQRT(ABS([.$D$2]^2-[.B278]^2))" office:value-type="float" office:value="123.361133972577">
            <text:p>123.361133972577</text:p>
          </table:table-cell>
          <table:table-cell table:formula="of:=([.$C$10]-[.C278])*[.$B$4]" office:value-type="float" office:value="4195.4394301986">
            <text:p>4195.4394301986</text:p>
          </table:table-cell>
          <table:table-cell table:formula="of:=ROUND([.D278])" office:value-type="float" office:value="4195">
            <text:p>4195</text:p>
          </table:table-cell>
          <table:table-cell table:formula="of:=([.$C$8]-([.E278]*[.$C$4]))" office:value-type="float" office:value="123.361328125">
            <text:p>123.361328125</text:p>
          </table:table-cell>
          <table:table-cell table:formula="of:=SQRT(ABS([.$D$2]^2-[.F278]^2))" office:value-type="float" office:value="20.1738128085913">
            <text:p>20.1738128085913</text:p>
          </table:table-cell>
          <table:table-cell table:formula="of:=ABS([.B278]-[.G278])" office:value-type="float" office:value="0.00118719140855816">
            <text:p>0.00118719140855816</text:p>
          </table:table-cell>
          <table:table-cell/>
        </table:table-row>
        <table:table-row table:style-name="ro2">
          <table:table-cell table:formula="of:=[.A278]+[.A$4]" office:value-type="float" office:value="80.9999999999996">
            <text:p>80.9999999999996</text:p>
          </table:table-cell>
          <table:table-cell table:formula="of:=[.A279]/([.$D$4]*2)" office:value-type="float" office:value="20.2499999999999">
            <text:p>20.2499999999999</text:p>
          </table:table-cell>
          <table:table-cell table:formula="of:=SQRT(ABS([.$D$2]^2-[.B279]^2))" office:value-type="float" office:value="123.3488447453">
            <text:p>123.3488447453</text:p>
          </table:table-cell>
          <table:table-cell table:formula="of:=([.$C$10]-[.C279])*[.$B$4]" office:value-type="float" office:value="4226.89985202807">
            <text:p>4226.89985202807</text:p>
          </table:table-cell>
          <table:table-cell table:formula="of:=ROUND([.D279])" office:value-type="float" office:value="4227">
            <text:p>4227</text:p>
          </table:table-cell>
          <table:table-cell table:formula="of:=([.$C$8]-([.E279]*[.$C$4]))" office:value-type="float" office:value="123.348828125">
            <text:p>123.348828125</text:p>
          </table:table-cell>
          <table:table-cell table:formula="of:=SQRT(ABS([.$D$2]^2-[.F279]^2))" office:value-type="float" office:value="20.2501012389867">
            <text:p>20.2501012389867</text:p>
          </table:table-cell>
          <table:table-cell table:formula="of:=ABS([.B279]-[.G279])" office:value-type="float" office:value="0.000101238986776053">
            <text:p>0.000101238986776053</text:p>
          </table:table-cell>
          <table:table-cell/>
        </table:table-row>
        <table:table-row table:style-name="ro2">
          <table:table-cell table:formula="of:=[.A279]+[.A$4]" office:value-type="float" office:value="81.2999999999996">
            <text:p>81.2999999999996</text:p>
          </table:table-cell>
          <table:table-cell table:formula="of:=[.A280]/([.$D$4]*2)" office:value-type="float" office:value="20.3249999999999">
            <text:p>20.3249999999999</text:p>
          </table:table-cell>
          <table:table-cell table:formula="of:=SQRT(ABS([.$D$2]^2-[.B280]^2))" office:value-type="float" office:value="123.336508686601">
            <text:p>123.336508686601</text:p>
          </table:table-cell>
          <table:table-cell table:formula="of:=([.$C$10]-[.C280])*[.$B$4]" office:value-type="float" office:value="4258.48016229629">
            <text:p>4258.48016229629</text:p>
          </table:table-cell>
          <table:table-cell table:formula="of:=ROUND([.D280])" office:value-type="float" office:value="4258">
            <text:p>4258</text:p>
          </table:table-cell>
          <table:table-cell table:formula="of:=([.$C$8]-([.E280]*[.$C$4]))" office:value-type="float" office:value="123.33671875">
            <text:p>123.33671875</text:p>
          </table:table-cell>
          <table:table-cell table:formula="of:=SQRT(ABS([.$D$2]^2-[.F280]^2))" office:value-type="float" office:value="20.3237252486693">
            <text:p>20.3237252486693</text:p>
          </table:table-cell>
          <table:table-cell table:formula="of:=ABS([.B280]-[.G280])" office:value-type="float" office:value="0.0012747513306266">
            <text:p>0.0012747513306266</text:p>
          </table:table-cell>
          <table:table-cell/>
        </table:table-row>
        <table:table-row table:style-name="ro2">
          <table:table-cell table:formula="of:=[.A280]+[.A$4]" office:value-type="float" office:value="81.5999999999996">
            <text:p>81.5999999999996</text:p>
          </table:table-cell>
          <table:table-cell table:formula="of:=[.A281]/([.$D$4]*2)" office:value-type="float" office:value="20.3999999999999">
            <text:p>20.3999999999999</text:p>
          </table:table-cell>
          <table:table-cell table:formula="of:=SQRT(ABS([.$D$2]^2-[.B281]^2))" office:value-type="float" office:value="123.324125782428">
            <text:p>123.324125782428</text:p>
          </table:table-cell>
          <table:table-cell table:formula="of:=([.$C$10]-[.C281])*[.$B$4]" office:value-type="float" office:value="4290.18039698039">
            <text:p>4290.18039698039</text:p>
          </table:table-cell>
          <table:table-cell table:formula="of:=ROUND([.D281])" office:value-type="float" office:value="4290">
            <text:p>4290</text:p>
          </table:table-cell>
          <table:table-cell table:formula="of:=([.$C$8]-([.E281]*[.$C$4]))" office:value-type="float" office:value="123.32421875">
            <text:p>123.32421875</text:p>
          </table:table-cell>
          <table:table-cell table:formula="of:=SQRT(ABS([.$D$2]^2-[.F281]^2))" office:value-type="float" office:value="20.3994379751538">
            <text:p>20.3994379751538</text:p>
          </table:table-cell>
          <table:table-cell table:formula="of:=ABS([.B281]-[.G281])" office:value-type="float" office:value="0.000562024846058051">
            <text:p>0.000562024846058051</text:p>
          </table:table-cell>
          <table:table-cell/>
        </table:table-row>
        <table:table-row table:style-name="ro2">
          <table:table-cell table:formula="of:=[.A281]+[.A$4]" office:value-type="float" office:value="81.8999999999996">
            <text:p>81.8999999999996</text:p>
          </table:table-cell>
          <table:table-cell table:formula="of:=[.A282]/([.$D$4]*2)" office:value-type="float" office:value="20.4749999999999">
            <text:p>20.4749999999999</text:p>
          </table:table-cell>
          <table:table-cell table:formula="of:=SQRT(ABS([.$D$2]^2-[.B282]^2))" office:value-type="float" office:value="123.311696018666">
            <text:p>123.311696018666</text:p>
          </table:table-cell>
          <table:table-cell table:formula="of:=([.$C$10]-[.C282])*[.$B$4]" office:value-type="float" office:value="4322.00059220868">
            <text:p>4322.00059220868</text:p>
          </table:table-cell>
          <table:table-cell table:formula="of:=ROUND([.D282])" office:value-type="float" office:value="4322">
            <text:p>4322</text:p>
          </table:table-cell>
          <table:table-cell table:formula="of:=([.$C$8]-([.E282]*[.$C$4]))" office:value-type="float" office:value="123.31171875">
            <text:p>123.31171875</text:p>
          </table:table-cell>
          <table:table-cell table:formula="of:=SQRT(ABS([.$D$2]^2-[.F282]^2))" office:value-type="float" office:value="20.4748630989538">
            <text:p>20.4748630989538</text:p>
          </table:table-cell>
          <table:table-cell table:formula="of:=ABS([.B282]-[.G282])" office:value-type="float" office:value="0.000136901046101201">
            <text:p>0.000136901046101201</text:p>
          </table:table-cell>
          <table:table-cell/>
        </table:table-row>
        <table:table-row table:style-name="ro2">
          <table:table-cell table:formula="of:=[.A282]+[.A$4]" office:value-type="float" office:value="82.1999999999996">
            <text:p>82.1999999999996</text:p>
          </table:table-cell>
          <table:table-cell table:formula="of:=[.A283]/([.$D$4]*2)" office:value-type="float" office:value="20.5499999999999">
            <text:p>20.5499999999999</text:p>
          </table:table-cell>
          <table:table-cell table:formula="of:=SQRT(ABS([.$D$2]^2-[.B283]^2))" office:value-type="float" office:value="123.299219381146">
            <text:p>123.299219381146</text:p>
          </table:table-cell>
          <table:table-cell table:formula="of:=([.$C$10]-[.C283])*[.$B$4]" office:value-type="float" office:value="4353.9407842607">
            <text:p>4353.9407842607</text:p>
          </table:table-cell>
          <table:table-cell table:formula="of:=ROUND([.D283])" office:value-type="float" office:value="4354">
            <text:p>4354</text:p>
          </table:table-cell>
          <table:table-cell table:formula="of:=([.$C$8]-([.E283]*[.$C$4]))" office:value-type="float" office:value="123.29921875">
            <text:p>123.29921875</text:p>
          </table:table-cell>
          <table:table-cell table:formula="of:=SQRT(ABS([.$D$2]^2-[.F283]^2))" office:value-type="float" office:value="20.5500037868524">
            <text:p>20.5500037868524</text:p>
          </table:table-cell>
          <table:table-cell table:formula="of:=ABS([.B283]-[.G283])" office:value-type="float" office:value="0.00000378685253110689">
            <text:p>0.00000378685253110689</text:p>
          </table:table-cell>
          <table:table-cell/>
        </table:table-row>
        <table:table-row table:style-name="ro2">
          <table:table-cell table:formula="of:=[.A283]+[.A$4]" office:value-type="float" office:value="82.4999999999996">
            <text:p>82.4999999999996</text:p>
          </table:table-cell>
          <table:table-cell table:formula="of:=[.A284]/([.$D$4]*2)" office:value-type="float" office:value="20.6249999999999">
            <text:p>20.6249999999999</text:p>
          </table:table-cell>
          <table:table-cell table:formula="of:=SQRT(ABS([.$D$2]^2-[.B284]^2))" office:value-type="float" office:value="123.286695855636">
            <text:p>123.286695855636</text:p>
          </table:table-cell>
          <table:table-cell table:formula="of:=([.$C$10]-[.C284])*[.$B$4]" office:value-type="float" office:value="4386.00100956763">
            <text:p>4386.00100956763</text:p>
          </table:table-cell>
          <table:table-cell table:formula="of:=ROUND([.D284])" office:value-type="float" office:value="4386">
            <text:p>4386</text:p>
          </table:table-cell>
          <table:table-cell table:formula="of:=([.$C$8]-([.E284]*[.$C$4]))" office:value-type="float" office:value="123.28671875">
            <text:p>123.28671875</text:p>
          </table:table-cell>
          <table:table-cell table:formula="of:=SQRT(ABS([.$D$2]^2-[.F284]^2))" office:value-type="float" office:value="20.6248631476283">
            <text:p>20.6248631476283</text:p>
          </table:table-cell>
          <table:table-cell table:formula="of:=ABS([.B284]-[.G284])" office:value-type="float" office:value="0.000136852371547036">
            <text:p>0.000136852371547036</text:p>
          </table:table-cell>
          <table:table-cell/>
        </table:table-row>
        <table:table-row table:style-name="ro2">
          <table:table-cell table:formula="of:=[.A284]+[.A$4]" office:value-type="float" office:value="82.7999999999996">
            <text:p>82.7999999999996</text:p>
          </table:table-cell>
          <table:table-cell table:formula="of:=[.A285]/([.$D$4]*2)" office:value-type="float" office:value="20.6999999999999">
            <text:p>20.6999999999999</text:p>
          </table:table-cell>
          <table:table-cell table:formula="of:=SQRT(ABS([.$D$2]^2-[.B285]^2))" office:value-type="float" office:value="123.274125427845">
            <text:p>123.274125427845</text:p>
          </table:table-cell>
          <table:table-cell table:formula="of:=([.$C$10]-[.C285])*[.$B$4]" office:value-type="float" office:value="4418.18130471223">
            <text:p>4418.18130471223</text:p>
          </table:table-cell>
          <table:table-cell table:formula="of:=ROUND([.D285])" office:value-type="float" office:value="4418">
            <text:p>4418</text:p>
          </table:table-cell>
          <table:table-cell table:formula="of:=([.$C$8]-([.E285]*[.$C$4]))" office:value-type="float" office:value="123.27421875">
            <text:p>123.27421875</text:p>
          </table:table-cell>
          <table:table-cell table:formula="of:=SQRT(ABS([.$D$2]^2-[.F285]^2))" office:value-type="float" office:value="20.6994442335331">
            <text:p>20.6994442335331</text:p>
          </table:table-cell>
          <table:table-cell table:formula="of:=ABS([.B285]-[.G285])" office:value-type="float" office:value="0.000555766466753482">
            <text:p>0.000555766466753482</text:p>
          </table:table-cell>
          <table:table-cell/>
        </table:table-row>
        <table:table-row table:style-name="ro2">
          <table:table-cell table:formula="of:=[.A285]+[.A$4]" office:value-type="float" office:value="83.0999999999996">
            <text:p>83.0999999999996</text:p>
          </table:table-cell>
          <table:table-cell table:formula="of:=[.A286]/([.$D$4]*2)" office:value-type="float" office:value="20.7749999999999">
            <text:p>20.7749999999999</text:p>
          </table:table-cell>
          <table:table-cell table:formula="of:=SQRT(ABS([.$D$2]^2-[.B286]^2))" office:value-type="float" office:value="123.261508083424">
            <text:p>123.261508083424</text:p>
          </table:table-cell>
          <table:table-cell table:formula="of:=([.$C$10]-[.C286])*[.$B$4]" office:value-type="float" office:value="4450.48170642935">
            <text:p>4450.48170642935</text:p>
          </table:table-cell>
          <table:table-cell table:formula="of:=ROUND([.D286])" office:value-type="float" office:value="4450">
            <text:p>4450</text:p>
          </table:table-cell>
          <table:table-cell table:formula="of:=([.$C$8]-([.E286]*[.$C$4]))" office:value-type="float" office:value="123.26171875">
            <text:p>123.26171875</text:p>
          </table:table-cell>
          <table:table-cell table:formula="of:=SQRT(ABS([.$D$2]^2-[.F286]^2))" office:value-type="float" office:value="20.7737500417209">
            <text:p>20.7737500417209</text:p>
          </table:table-cell>
          <table:table-cell table:formula="of:=ABS([.B286]-[.G286])" office:value-type="float" office:value="0.00124995827900776">
            <text:p>0.00124995827900776</text:p>
          </table:table-cell>
          <table:table-cell/>
        </table:table-row>
        <table:table-row table:style-name="ro2">
          <table:table-cell table:formula="of:=[.A286]+[.A$4]" office:value-type="float" office:value="83.3999999999996">
            <text:p>83.3999999999996</text:p>
          </table:table-cell>
          <table:table-cell table:formula="of:=[.A287]/([.$D$4]*2)" office:value-type="float" office:value="20.8499999999999">
            <text:p>20.8499999999999</text:p>
          </table:table-cell>
          <table:table-cell table:formula="of:=SQRT(ABS([.$D$2]^2-[.B287]^2))" office:value-type="float" office:value="123.248843807964">
            <text:p>123.248843807964</text:p>
          </table:table-cell>
          <table:table-cell table:formula="of:=([.$C$10]-[.C287])*[.$B$4]" office:value-type="float" office:value="4482.90225160599">
            <text:p>4482.90225160599</text:p>
          </table:table-cell>
          <table:table-cell table:formula="of:=ROUND([.D287])" office:value-type="float" office:value="4483">
            <text:p>4483</text:p>
          </table:table-cell>
          <table:table-cell table:formula="of:=([.$C$8]-([.E287]*[.$C$4]))" office:value-type="float" office:value="123.248828125">
            <text:p>123.248828125</text:p>
          </table:table-cell>
          <table:table-cell table:formula="of:=SQRT(ABS([.$D$2]^2-[.F287]^2))" office:value-type="float" office:value="20.8500927051706">
            <text:p>20.8500927051706</text:p>
          </table:table-cell>
          <table:table-cell table:formula="of:=ABS([.B287]-[.G287])" office:value-type="float" office:value="0.0000927051706867132">
            <text:p>0.0000927051706867132</text:p>
          </table:table-cell>
          <table:table-cell/>
        </table:table-row>
        <table:table-row table:style-name="ro2">
          <table:table-cell table:formula="of:=[.A287]+[.A$4]" office:value-type="float" office:value="83.6999999999996">
            <text:p>83.6999999999996</text:p>
          </table:table-cell>
          <table:table-cell table:formula="of:=[.A288]/([.$D$4]*2)" office:value-type="float" office:value="20.9249999999999">
            <text:p>20.9249999999999</text:p>
          </table:table-cell>
          <table:table-cell table:formula="of:=SQRT(ABS([.$D$2]^2-[.B288]^2))" office:value-type="float" office:value="123.236132586997">
            <text:p>123.236132586997</text:p>
          </table:table-cell>
          <table:table-cell table:formula="of:=([.$C$10]-[.C288])*[.$B$4]" office:value-type="float" office:value="4515.44297728146">
            <text:p>4515.44297728146</text:p>
          </table:table-cell>
          <table:table-cell table:formula="of:=ROUND([.D288])" office:value-type="float" office:value="4515">
            <text:p>4515</text:p>
          </table:table-cell>
          <table:table-cell table:formula="of:=([.$C$8]-([.E288]*[.$C$4]))" office:value-type="float" office:value="123.236328125">
            <text:p>123.236328125</text:p>
          </table:table-cell>
          <table:table-cell table:formula="of:=SQRT(ABS([.$D$2]^2-[.F288]^2))" office:value-type="float" office:value="20.9238483617936">
            <text:p>20.9238483617936</text:p>
          </table:table-cell>
          <table:table-cell table:formula="of:=ABS([.B288]-[.G288])" office:value-type="float" office:value="0.00115163820625952">
            <text:p>0.00115163820625952</text:p>
          </table:table-cell>
          <table:table-cell/>
        </table:table-row>
        <table:table-row table:style-name="ro2">
          <table:table-cell table:formula="of:=[.A288]+[.A$4]" office:value-type="float" office:value="83.9999999999996">
            <text:p>83.9999999999996</text:p>
          </table:table-cell>
          <table:table-cell table:formula="of:=[.A289]/([.$D$4]*2)" office:value-type="float" office:value="20.9999999999999">
            <text:p>20.9999999999999</text:p>
          </table:table-cell>
          <table:table-cell table:formula="of:=SQRT(ABS([.$D$2]^2-[.B289]^2))" office:value-type="float" office:value="123.223374405995">
            <text:p>123.223374405995</text:p>
          </table:table-cell>
          <table:table-cell table:formula="of:=([.$C$10]-[.C289])*[.$B$4]" office:value-type="float" office:value="4548.10392064781">
            <text:p>4548.10392064781</text:p>
          </table:table-cell>
          <table:table-cell table:formula="of:=ROUND([.D289])" office:value-type="float" office:value="4548">
            <text:p>4548</text:p>
          </table:table-cell>
          <table:table-cell table:formula="of:=([.$C$8]-([.E289]*[.$C$4]))" office:value-type="float" office:value="123.2234375">
            <text:p>123.2234375</text:p>
          </table:table-cell>
          <table:table-cell table:formula="of:=SQRT(ABS([.$D$2]^2-[.F289]^2))" office:value-type="float" office:value="20.9996297749173">
            <text:p>20.9996297749173</text:p>
          </table:table-cell>
          <table:table-cell table:formula="of:=ABS([.B289]-[.G289])" office:value-type="float" office:value="0.000370225082605202">
            <text:p>0.000370225082605202</text:p>
          </table:table-cell>
          <table:table-cell/>
        </table:table-row>
        <table:table-row table:style-name="ro2">
          <table:table-cell table:formula="of:=[.A289]+[.A$4]" office:value-type="float" office:value="84.2999999999996">
            <text:p>84.2999999999996</text:p>
          </table:table-cell>
          <table:table-cell table:formula="of:=[.A290]/([.$D$4]*2)" office:value-type="float" office:value="21.0749999999999">
            <text:p>21.0749999999999</text:p>
          </table:table-cell>
          <table:table-cell table:formula="of:=SQRT(ABS([.$D$2]^2-[.B290]^2))" office:value-type="float" office:value="123.210569250369">
            <text:p>123.210569250369</text:p>
          </table:table-cell>
          <table:table-cell table:formula="of:=([.$C$10]-[.C290])*[.$B$4]" office:value-type="float" office:value="4580.88511904989">
            <text:p>4580.88511904989</text:p>
          </table:table-cell>
          <table:table-cell table:formula="of:=ROUND([.D290])" office:value-type="float" office:value="4581">
            <text:p>4581</text:p>
          </table:table-cell>
          <table:table-cell table:formula="of:=([.$C$8]-([.E290]*[.$C$4]))" office:value-type="float" office:value="123.210546875">
            <text:p>123.210546875</text:p>
          </table:table-cell>
          <table:table-cell table:formula="of:=SQRT(ABS([.$D$2]^2-[.F290]^2))" office:value-type="float" office:value="21.0751308124867">
            <text:p>21.0751308124867</text:p>
          </table:table-cell>
          <table:table-cell table:formula="of:=ABS([.B290]-[.G290])" office:value-type="float" office:value="0.000130812486794696">
            <text:p>0.000130812486794696</text:p>
          </table:table-cell>
          <table:table-cell/>
        </table:table-row>
        <table:table-row table:style-name="ro2">
          <table:table-cell table:formula="of:=[.A290]+[.A$4]" office:value-type="float" office:value="84.5999999999995">
            <text:p>84.5999999999995</text:p>
          </table:table-cell>
          <table:table-cell table:formula="of:=[.A291]/([.$D$4]*2)" office:value-type="float" office:value="21.1499999999999">
            <text:p>21.1499999999999</text:p>
          </table:table-cell>
          <table:table-cell table:formula="of:=SQRT(ABS([.$D$2]^2-[.B291]^2))" office:value-type="float" office:value="123.197717105472">
            <text:p>123.197717105472</text:p>
          </table:table-cell>
          <table:table-cell table:formula="of:=([.$C$10]-[.C291])*[.$B$4]" office:value-type="float" office:value="4613.78660998551">
            <text:p>4613.78660998551</text:p>
          </table:table-cell>
          <table:table-cell table:formula="of:=ROUND([.D291])" office:value-type="float" office:value="4614">
            <text:p>4614</text:p>
          </table:table-cell>
          <table:table-cell table:formula="of:=([.$C$8]-([.E291]*[.$C$4]))" office:value-type="float" office:value="123.19765625">
            <text:p>123.19765625</text:p>
          </table:table-cell>
          <table:table-cell table:formula="of:=SQRT(ABS([.$D$2]^2-[.F291]^2))" office:value-type="float" office:value="21.1503544770965">
            <text:p>21.1503544770965</text:p>
          </table:table-cell>
          <table:table-cell table:formula="of:=ABS([.B291]-[.G291])" office:value-type="float" office:value="0.000354477096639272">
            <text:p>0.000354477096639272</text:p>
          </table:table-cell>
          <table:table-cell/>
        </table:table-row>
        <table:table-row table:style-name="ro2">
          <table:table-cell table:formula="of:=[.A291]+[.A$4]" office:value-type="float" office:value="84.8999999999996">
            <text:p>84.8999999999996</text:p>
          </table:table-cell>
          <table:table-cell table:formula="of:=[.A292]/([.$D$4]*2)" office:value-type="float" office:value="21.2249999999999">
            <text:p>21.2249999999999</text:p>
          </table:table-cell>
          <table:table-cell table:formula="of:=SQRT(ABS([.$D$2]^2-[.B292]^2))" office:value-type="float" office:value="123.184817956597">
            <text:p>123.184817956597</text:p>
          </table:table-cell>
          <table:table-cell table:formula="of:=([.$C$10]-[.C292])*[.$B$4]" office:value-type="float" office:value="4646.80843110586">
            <text:p>4646.80843110586</text:p>
          </table:table-cell>
          <table:table-cell table:formula="of:=ROUND([.D292])" office:value-type="float" office:value="4647">
            <text:p>4647</text:p>
          </table:table-cell>
          <table:table-cell table:formula="of:=([.$C$8]-([.E292]*[.$C$4]))" office:value-type="float" office:value="123.184765625">
            <text:p>123.184765625</text:p>
          </table:table-cell>
          <table:table-cell table:formula="of:=SQRT(ABS([.$D$2]^2-[.F292]^2))" office:value-type="float" office:value="21.2253037178227">
            <text:p>21.2253037178227</text:p>
          </table:table-cell>
          <table:table-cell table:formula="of:=ABS([.B292]-[.G292])" office:value-type="float" office:value="0.000303717822848881">
            <text:p>0.000303717822848881</text:p>
          </table:table-cell>
          <table:table-cell/>
        </table:table-row>
        <table:table-row table:style-name="ro2">
          <table:table-cell table:formula="of:=[.A292]+[.A$4]" office:value-type="float" office:value="85.1999999999996">
            <text:p>85.1999999999996</text:p>
          </table:table-cell>
          <table:table-cell table:formula="of:=[.A293]/([.$D$4]*2)" office:value-type="float" office:value="21.2999999999999">
            <text:p>21.2999999999999</text:p>
          </table:table-cell>
          <table:table-cell table:formula="of:=SQRT(ABS([.$D$2]^2-[.B293]^2))" office:value-type="float" office:value="123.171871788976">
            <text:p>123.171871788976</text:p>
          </table:table-cell>
          <table:table-cell table:formula="of:=([.$C$10]-[.C293])*[.$B$4]" office:value-type="float" office:value="4679.9506202156">
            <text:p>4679.9506202156</text:p>
          </table:table-cell>
          <table:table-cell table:formula="of:=ROUND([.D293])" office:value-type="float" office:value="4680">
            <text:p>4680</text:p>
          </table:table-cell>
          <table:table-cell table:formula="of:=([.$C$8]-([.E293]*[.$C$4]))" office:value-type="float" office:value="123.171875">
            <text:p>123.171875</text:p>
          </table:table-cell>
          <table:table-cell table:formula="of:=SQRT(ABS([.$D$2]^2-[.F293]^2))" office:value-type="float" office:value="21.29998143155">
            <text:p>21.29998143155</text:p>
          </table:table-cell>
          <table:table-cell table:formula="of:=ABS([.B293]-[.G293])" office:value-type="float" office:value="0.000018568449881684">
            <text:p>0.000018568449881684</text:p>
          </table:table-cell>
          <table:table-cell/>
        </table:table-row>
        <table:table-row table:style-name="ro2">
          <table:table-cell table:formula="of:=[.A293]+[.A$4]" office:value-type="float" office:value="85.4999999999995">
            <text:p>85.4999999999995</text:p>
          </table:table-cell>
          <table:table-cell table:formula="of:=[.A294]/([.$D$4]*2)" office:value-type="float" office:value="21.3749999999999">
            <text:p>21.3749999999999</text:p>
          </table:table-cell>
          <table:table-cell table:formula="of:=SQRT(ABS([.$D$2]^2-[.B294]^2))" office:value-type="float" office:value="123.158878587782">
            <text:p>123.158878587782</text:p>
          </table:table-cell>
          <table:table-cell table:formula="of:=([.$C$10]-[.C294])*[.$B$4]" office:value-type="float" office:value="4713.21321527314">
            <text:p>4713.21321527314</text:p>
          </table:table-cell>
          <table:table-cell table:formula="of:=ROUND([.D294])" office:value-type="float" office:value="4713">
            <text:p>4713</text:p>
          </table:table-cell>
          <table:table-cell table:formula="of:=([.$C$8]-([.E294]*[.$C$4]))" office:value-type="float" office:value="123.158984375">
            <text:p>123.158984375</text:p>
          </table:table-cell>
          <table:table-cell table:formula="of:=SQRT(ABS([.$D$2]^2-[.F294]^2))" office:value-type="float" office:value="21.3743904642566">
            <text:p>21.3743904642566</text:p>
          </table:table-cell>
          <table:table-cell table:formula="of:=ABS([.B294]-[.G294])" office:value-type="float" office:value="0.000609535743251399">
            <text:p>0.000609535743251399</text:p>
          </table:table-cell>
          <table:table-cell/>
        </table:table-row>
        <table:table-row table:style-name="ro2">
          <table:table-cell table:formula="of:=[.A294]+[.A$4]" office:value-type="float" office:value="85.7999999999995">
            <text:p>85.7999999999995</text:p>
          </table:table-cell>
          <table:table-cell table:formula="of:=[.A295]/([.$D$4]*2)" office:value-type="float" office:value="21.4499999999999">
            <text:p>21.4499999999999</text:p>
          </table:table-cell>
          <table:table-cell table:formula="of:=SQRT(ABS([.$D$2]^2-[.B295]^2))" office:value-type="float" office:value="123.145838338127">
            <text:p>123.145838338127</text:p>
          </table:table-cell>
          <table:table-cell table:formula="of:=([.$C$10]-[.C295])*[.$B$4]" office:value-type="float" office:value="4746.59625439079">
            <text:p>4746.59625439079</text:p>
          </table:table-cell>
          <table:table-cell table:formula="of:=ROUND([.D295])" office:value-type="float" office:value="4747">
            <text:p>4747</text:p>
          </table:table-cell>
          <table:table-cell table:formula="of:=([.$C$8]-([.E295]*[.$C$4]))" office:value-type="float" office:value="123.145703125">
            <text:p>123.145703125</text:p>
          </table:table-cell>
          <table:table-cell table:formula="of:=SQRT(ABS([.$D$2]^2-[.F295]^2))" office:value-type="float" office:value="21.4507762528391">
            <text:p>21.4507762528391</text:p>
          </table:table-cell>
          <table:table-cell table:formula="of:=ABS([.B295]-[.G295])" office:value-type="float" office:value="0.000776252839230551">
            <text:p>0.000776252839230551</text:p>
          </table:table-cell>
          <table:table-cell/>
        </table:table-row>
        <table:table-row table:style-name="ro2">
          <table:table-cell table:formula="of:=[.A295]+[.A$4]" office:value-type="float" office:value="86.0999999999995">
            <text:p>86.0999999999995</text:p>
          </table:table-cell>
          <table:table-cell table:formula="of:=[.A296]/([.$D$4]*2)" office:value-type="float" office:value="21.5249999999999">
            <text:p>21.5249999999999</text:p>
          </table:table-cell>
          <table:table-cell table:formula="of:=SQRT(ABS([.$D$2]^2-[.B296]^2))" office:value-type="float" office:value="123.132751025062">
            <text:p>123.132751025062</text:p>
          </table:table-cell>
          <table:table-cell table:formula="of:=([.$C$10]-[.C296])*[.$B$4]" office:value-type="float" office:value="4780.09977583512">
            <text:p>4780.09977583512</text:p>
          </table:table-cell>
          <table:table-cell table:formula="of:=ROUND([.D296])" office:value-type="float" office:value="4780">
            <text:p>4780</text:p>
          </table:table-cell>
          <table:table-cell table:formula="of:=([.$C$8]-([.E296]*[.$C$4]))" office:value-type="float" office:value="123.1328125">
            <text:p>123.1328125</text:p>
          </table:table-cell>
          <table:table-cell table:formula="of:=SQRT(ABS([.$D$2]^2-[.F296]^2))" office:value-type="float" office:value="21.5246483325476">
            <text:p>21.5246483325476</text:p>
          </table:table-cell>
          <table:table-cell table:formula="of:=ABS([.B296]-[.G296])" office:value-type="float" office:value="0.000351667452296311">
            <text:p>0.000351667452296311</text:p>
          </table:table-cell>
          <table:table-cell/>
        </table:table-row>
        <table:table-row table:style-name="ro2">
          <table:table-cell table:formula="of:=[.A296]+[.A$4]" office:value-type="float" office:value="86.3999999999995">
            <text:p>86.3999999999995</text:p>
          </table:table-cell>
          <table:table-cell table:formula="of:=[.A297]/([.$D$4]*2)" office:value-type="float" office:value="21.5999999999999">
            <text:p>21.5999999999999</text:p>
          </table:table-cell>
          <table:table-cell table:formula="of:=SQRT(ABS([.$D$2]^2-[.B297]^2))" office:value-type="float" office:value="123.119616633581">
            <text:p>123.119616633581</text:p>
          </table:table-cell>
          <table:table-cell table:formula="of:=([.$C$10]-[.C297])*[.$B$4]" office:value-type="float" office:value="4813.72381802696">
            <text:p>4813.72381802696</text:p>
          </table:table-cell>
          <table:table-cell table:formula="of:=ROUND([.D297])" office:value-type="float" office:value="4814">
            <text:p>4814</text:p>
          </table:table-cell>
          <table:table-cell table:formula="of:=([.$C$8]-([.E297]*[.$C$4]))" office:value-type="float" office:value="123.11953125">
            <text:p>123.11953125</text:p>
          </table:table-cell>
          <table:table-cell table:formula="of:=SQRT(ABS([.$D$2]^2-[.F297]^2))" office:value-type="float" office:value="21.6004866792458">
            <text:p>21.6004866792458</text:p>
          </table:table-cell>
          <table:table-cell table:formula="of:=ABS([.B297]-[.G297])" office:value-type="float" office:value="0.000486679245902621">
            <text:p>0.000486679245902621</text:p>
          </table:table-cell>
          <table:table-cell/>
        </table:table-row>
        <table:table-row table:style-name="ro2">
          <table:table-cell table:formula="of:=[.A297]+[.A$4]" office:value-type="float" office:value="86.6999999999995">
            <text:p>86.6999999999995</text:p>
          </table:table-cell>
          <table:table-cell table:formula="of:=[.A298]/([.$D$4]*2)" office:value-type="float" office:value="21.6749999999999">
            <text:p>21.6749999999999</text:p>
          </table:table-cell>
          <table:table-cell table:formula="of:=SQRT(ABS([.$D$2]^2-[.B298]^2))" office:value-type="float" office:value="123.106435148614">
            <text:p>123.106435148614</text:p>
          </table:table-cell>
          <table:table-cell table:formula="of:=([.$C$10]-[.C298])*[.$B$4]" office:value-type="float" office:value="4847.46841954195">
            <text:p>4847.46841954195</text:p>
          </table:table-cell>
          <table:table-cell table:formula="of:=ROUND([.D298])" office:value-type="float" office:value="4847">
            <text:p>4847</text:p>
          </table:table-cell>
          <table:table-cell table:formula="of:=([.$C$8]-([.E298]*[.$C$4]))" office:value-type="float" office:value="123.106640625">
            <text:p>123.106640625</text:p>
          </table:table-cell>
          <table:table-cell table:formula="of:=SQRT(ABS([.$D$2]^2-[.F298]^2))" office:value-type="float" office:value="21.67383293345">
            <text:p>21.67383293345</text:p>
          </table:table-cell>
          <table:table-cell table:formula="of:=ABS([.B298]-[.G298])" office:value-type="float" office:value="0.00116706654990395">
            <text:p>0.00116706654990395</text:p>
          </table:table-cell>
          <table:table-cell/>
        </table:table-row>
        <table:table-row table:style-name="ro2">
          <table:table-cell table:formula="of:=[.A298]+[.A$4]" office:value-type="float" office:value="86.9999999999995">
            <text:p>86.9999999999995</text:p>
          </table:table-cell>
          <table:table-cell table:formula="of:=[.A299]/([.$D$4]*2)" office:value-type="float" office:value="21.7499999999999">
            <text:p>21.7499999999999</text:p>
          </table:table-cell>
          <table:table-cell table:formula="of:=SQRT(ABS([.$D$2]^2-[.B299]^2))" office:value-type="float" office:value="123.093206555033">
            <text:p>123.093206555033</text:p>
          </table:table-cell>
          <table:table-cell table:formula="of:=([.$C$10]-[.C299])*[.$B$4]" office:value-type="float" office:value="4881.33361911048">
            <text:p>4881.33361911048</text:p>
          </table:table-cell>
          <table:table-cell table:formula="of:=ROUND([.D299])" office:value-type="float" office:value="4881">
            <text:p>4881</text:p>
          </table:table-cell>
          <table:table-cell table:formula="of:=([.$C$8]-([.E299]*[.$C$4]))" office:value-type="float" office:value="123.093359375">
            <text:p>123.093359375</text:p>
          </table:table-cell>
          <table:table-cell table:formula="of:=SQRT(ABS([.$D$2]^2-[.F299]^2))" office:value-type="float" office:value="21.7491351041162">
            <text:p>21.7491351041162</text:p>
          </table:table-cell>
          <table:table-cell table:formula="of:=ABS([.B299]-[.G299])" office:value-type="float" office:value="0.000864895883729844">
            <text:p>0.000864895883729844</text:p>
          </table:table-cell>
          <table:table-cell/>
        </table:table-row>
        <table:table-row table:style-name="ro2">
          <table:table-cell table:formula="of:=[.A299]+[.A$4]" office:value-type="float" office:value="87.2999999999995">
            <text:p>87.2999999999995</text:p>
          </table:table-cell>
          <table:table-cell table:formula="of:=[.A300]/([.$D$4]*2)" office:value-type="float" office:value="21.8249999999999">
            <text:p>21.8249999999999</text:p>
          </table:table-cell>
          <table:table-cell table:formula="of:=SQRT(ABS([.$D$2]^2-[.B300]^2))" office:value-type="float" office:value="123.079930837647">
            <text:p>123.079930837647</text:p>
          </table:table-cell>
          <table:table-cell table:formula="of:=([.$C$10]-[.C300])*[.$B$4]" office:value-type="float" office:value="4915.31945561816">
            <text:p>4915.31945561816</text:p>
          </table:table-cell>
          <table:table-cell table:formula="of:=ROUND([.D300])" office:value-type="float" office:value="4915">
            <text:p>4915</text:p>
          </table:table-cell>
          <table:table-cell table:formula="of:=([.$C$8]-([.E300]*[.$C$4]))" office:value-type="float" office:value="123.080078125">
            <text:p>123.080078125</text:p>
          </table:table-cell>
          <table:table-cell table:formula="of:=SQRT(ABS([.$D$2]^2-[.F300]^2))" office:value-type="float" office:value="21.8241693712246">
            <text:p>21.8241693712246</text:p>
          </table:table-cell>
          <table:table-cell table:formula="of:=ABS([.B300]-[.G300])" office:value-type="float" office:value="0.000830628775315034">
            <text:p>0.000830628775315034</text:p>
          </table:table-cell>
          <table:table-cell/>
        </table:table-row>
        <table:table-row table:style-name="ro2">
          <table:table-cell table:formula="of:=[.A300]+[.A$4]" office:value-type="float" office:value="87.5999999999995">
            <text:p>87.5999999999995</text:p>
          </table:table-cell>
          <table:table-cell table:formula="of:=[.A301]/([.$D$4]*2)" office:value-type="float" office:value="21.8999999999999">
            <text:p>21.8999999999999</text:p>
          </table:table-cell>
          <table:table-cell table:formula="of:=SQRT(ABS([.$D$2]^2-[.B301]^2))" office:value-type="float" office:value="123.066607981207">
            <text:p>123.066607981207</text:p>
          </table:table-cell>
          <table:table-cell table:formula="of:=([.$C$10]-[.C301])*[.$B$4]" office:value-type="float" office:value="4949.42596810572">
            <text:p>4949.42596810572</text:p>
          </table:table-cell>
          <table:table-cell table:formula="of:=ROUND([.D301])" office:value-type="float" office:value="4949">
            <text:p>4949</text:p>
          </table:table-cell>
          <table:table-cell table:formula="of:=([.$C$8]-([.E301]*[.$C$4]))" office:value-type="float" office:value="123.066796875">
            <text:p>123.066796875</text:p>
          </table:table-cell>
          <table:table-cell table:formula="of:=SQRT(ABS([.$D$2]^2-[.F301]^2))" office:value-type="float" office:value="21.8989384886001">
            <text:p>21.8989384886001</text:p>
          </table:table-cell>
          <table:table-cell table:formula="of:=ABS([.B301]-[.G301])" office:value-type="float" office:value="0.00106151139975097">
            <text:p>0.00106151139975097</text:p>
          </table:table-cell>
          <table:table-cell/>
        </table:table-row>
        <table:table-row table:style-name="ro2">
          <table:table-cell table:formula="of:=[.A301]+[.A$4]" office:value-type="float" office:value="87.8999999999995">
            <text:p>87.8999999999995</text:p>
          </table:table-cell>
          <table:table-cell table:formula="of:=[.A302]/([.$D$4]*2)" office:value-type="float" office:value="21.9749999999999">
            <text:p>21.9749999999999</text:p>
          </table:table-cell>
          <table:table-cell table:formula="of:=SQRT(ABS([.$D$2]^2-[.B302]^2))" office:value-type="float" office:value="123.0532379704">
            <text:p>123.0532379704</text:p>
          </table:table-cell>
          <table:table-cell table:formula="of:=([.$C$10]-[.C302])*[.$B$4]" office:value-type="float" office:value="4983.65319576966">
            <text:p>4983.65319576966</text:p>
          </table:table-cell>
          <table:table-cell table:formula="of:=ROUND([.D302])" office:value-type="float" office:value="4984">
            <text:p>4984</text:p>
          </table:table-cell>
          <table:table-cell table:formula="of:=([.$C$8]-([.E302]*[.$C$4]))" office:value-type="float" office:value="123.053125">
            <text:p>123.053125</text:p>
          </table:table-cell>
          <table:table-cell table:formula="of:=SQRT(ABS([.$D$2]^2-[.F302]^2))" office:value-type="float" office:value="21.9756325900843">
            <text:p>21.9756325900843</text:p>
          </table:table-cell>
          <table:table-cell table:formula="of:=ABS([.B302]-[.G302])" office:value-type="float" office:value="0.000632590084435947">
            <text:p>0.000632590084435947</text:p>
          </table:table-cell>
          <table:table-cell/>
        </table:table-row>
        <table:table-row table:style-name="ro2">
          <table:table-cell table:formula="of:=[.A302]+[.A$4]" office:value-type="float" office:value="88.1999999999995">
            <text:p>88.1999999999995</text:p>
          </table:table-cell>
          <table:table-cell table:formula="of:=[.A303]/([.$D$4]*2)" office:value-type="float" office:value="22.0499999999999">
            <text:p>22.0499999999999</text:p>
          </table:table-cell>
          <table:table-cell table:formula="of:=SQRT(ABS([.$D$2]^2-[.B303]^2))" office:value-type="float" office:value="123.039820789857">
            <text:p>123.039820789857</text:p>
          </table:table-cell>
          <table:table-cell table:formula="of:=([.$C$10]-[.C303])*[.$B$4]" office:value-type="float" office:value="5018.00117796218">
            <text:p>5018.00117796218</text:p>
          </table:table-cell>
          <table:table-cell table:formula="of:=ROUND([.D303])" office:value-type="float" office:value="5018">
            <text:p>5018</text:p>
          </table:table-cell>
          <table:table-cell table:formula="of:=([.$C$8]-([.E303]*[.$C$4]))" office:value-type="float" office:value="123.03984375">
            <text:p>123.03984375</text:p>
          </table:table-cell>
          <table:table-cell table:formula="of:=SQRT(ABS([.$D$2]^2-[.F303]^2))" office:value-type="float" office:value="22.0498718811603">
            <text:p>22.0498718811603</text:p>
          </table:table-cell>
          <table:table-cell table:formula="of:=ABS([.B303]-[.G303])" office:value-type="float" office:value="0.000128118839530345">
            <text:p>0.000128118839530345</text:p>
          </table:table-cell>
          <table:table-cell/>
        </table:table-row>
        <table:table-row table:style-name="ro2">
          <table:table-cell table:formula="of:=[.A303]+[.A$4]" office:value-type="float" office:value="88.4999999999995">
            <text:p>88.4999999999995</text:p>
          </table:table-cell>
          <table:table-cell table:formula="of:=[.A304]/([.$D$4]*2)" office:value-type="float" office:value="22.1249999999999">
            <text:p>22.1249999999999</text:p>
          </table:table-cell>
          <table:table-cell table:formula="of:=SQRT(ABS([.$D$2]^2-[.B304]^2))" office:value-type="float" office:value="123.026356424142">
            <text:p>123.026356424142</text:p>
          </table:table-cell>
          <table:table-cell table:formula="of:=([.$C$10]-[.C304])*[.$B$4]" office:value-type="float" office:value="5052.46995419151">
            <text:p>5052.46995419151</text:p>
          </table:table-cell>
          <table:table-cell table:formula="of:=ROUND([.D304])" office:value-type="float" office:value="5052">
            <text:p>5052</text:p>
          </table:table-cell>
          <table:table-cell table:formula="of:=([.$C$8]-([.E304]*[.$C$4]))" office:value-type="float" office:value="123.0265625">
            <text:p>123.0265625</text:p>
          </table:table-cell>
          <table:table-cell table:formula="of:=SQRT(ABS([.$D$2]^2-[.F304]^2))" office:value-type="float" office:value="22.1238540818184">
            <text:p>22.1238540818184</text:p>
          </table:table-cell>
          <table:table-cell table:formula="of:=ABS([.B304]-[.G304])" office:value-type="float" office:value="0.00114591818144305">
            <text:p>0.00114591818144305</text:p>
          </table:table-cell>
          <table:table-cell/>
        </table:table-row>
        <table:table-row table:style-name="ro2">
          <table:table-cell table:formula="of:=[.A304]+[.A$4]" office:value-type="float" office:value="88.7999999999995">
            <text:p>88.7999999999995</text:p>
          </table:table-cell>
          <table:table-cell table:formula="of:=[.A305]/([.$D$4]*2)" office:value-type="float" office:value="22.1999999999999">
            <text:p>22.1999999999999</text:p>
          </table:table-cell>
          <table:table-cell table:formula="of:=SQRT(ABS([.$D$2]^2-[.B305]^2))" office:value-type="float" office:value="123.012844857763">
            <text:p>123.012844857763</text:p>
          </table:table-cell>
          <table:table-cell table:formula="of:=([.$C$10]-[.C305])*[.$B$4]" office:value-type="float" office:value="5087.05956412221">
            <text:p>5087.05956412221</text:p>
          </table:table-cell>
          <table:table-cell table:formula="of:=ROUND([.D305])" office:value-type="float" office:value="5087">
            <text:p>5087</text:p>
          </table:table-cell>
          <table:table-cell table:formula="of:=([.$C$8]-([.E305]*[.$C$4]))" office:value-type="float" office:value="123.012890625">
            <text:p>123.012890625</text:p>
          </table:table-cell>
          <table:table-cell table:formula="of:=SQRT(ABS([.$D$2]^2-[.F305]^2))" office:value-type="float" office:value="22.1997463967899">
            <text:p>22.1997463967899</text:p>
          </table:table-cell>
          <table:table-cell table:formula="of:=ABS([.B305]-[.G305])" office:value-type="float" office:value="0.000253603209934283">
            <text:p>0.000253603209934283</text:p>
          </table:table-cell>
          <table:table-cell/>
        </table:table-row>
        <table:table-row table:style-name="ro2">
          <table:table-cell table:formula="of:=[.A305]+[.A$4]" office:value-type="float" office:value="89.0999999999995">
            <text:p>89.0999999999995</text:p>
          </table:table-cell>
          <table:table-cell table:formula="of:=[.A306]/([.$D$4]*2)" office:value-type="float" office:value="22.2749999999999">
            <text:p>22.2749999999999</text:p>
          </table:table-cell>
          <table:table-cell table:formula="of:=SQRT(ABS([.$D$2]^2-[.B306]^2))" office:value-type="float" office:value="122.999286075164">
            <text:p>122.999286075164</text:p>
          </table:table-cell>
          <table:table-cell table:formula="of:=([.$C$10]-[.C306])*[.$B$4]" office:value-type="float" office:value="5121.77004757526">
            <text:p>5121.77004757526</text:p>
          </table:table-cell>
          <table:table-cell table:formula="of:=ROUND([.D306])" office:value-type="float" office:value="5122">
            <text:p>5122</text:p>
          </table:table-cell>
          <table:table-cell table:formula="of:=([.$C$8]-([.E306]*[.$C$4]))" office:value-type="float" office:value="122.99921875">
            <text:p>122.99921875</text:p>
          </table:table-cell>
          <table:table-cell table:formula="of:=SQRT(ABS([.$D$2]^2-[.F306]^2))" office:value-type="float" office:value="22.2753717564859">
            <text:p>22.2753717564859</text:p>
          </table:table-cell>
          <table:table-cell table:formula="of:=ABS([.B306]-[.G306])" office:value-type="float" office:value="0.000371756486021724">
            <text:p>0.000371756486021724</text:p>
          </table:table-cell>
          <table:table-cell/>
        </table:table-row>
        <table:table-row table:style-name="ro2">
          <table:table-cell table:formula="of:=[.A306]+[.A$4]" office:value-type="float" office:value="89.3999999999995">
            <text:p>89.3999999999995</text:p>
          </table:table-cell>
          <table:table-cell table:formula="of:=[.A307]/([.$D$4]*2)" office:value-type="float" office:value="22.3499999999999">
            <text:p>22.3499999999999</text:p>
          </table:table-cell>
          <table:table-cell table:formula="of:=SQRT(ABS([.$D$2]^2-[.B307]^2))" office:value-type="float" office:value="122.985680060729">
            <text:p>122.985680060729</text:p>
          </table:table-cell>
          <table:table-cell table:formula="of:=([.$C$10]-[.C307])*[.$B$4]" office:value-type="float" office:value="5156.60144452846">
            <text:p>5156.60144452846</text:p>
          </table:table-cell>
          <table:table-cell table:formula="of:=ROUND([.D307])" office:value-type="float" office:value="5157">
            <text:p>5157</text:p>
          </table:table-cell>
          <table:table-cell table:formula="of:=([.$C$8]-([.E307]*[.$C$4]))" office:value-type="float" office:value="122.985546875">
            <text:p>122.985546875</text:p>
          </table:table-cell>
          <table:table-cell table:formula="of:=SQRT(ABS([.$D$2]^2-[.F307]^2))" office:value-type="float" office:value="22.3507328706953">
            <text:p>22.3507328706953</text:p>
          </table:table-cell>
          <table:table-cell table:formula="of:=ABS([.B307]-[.G307])" office:value-type="float" office:value="0.000732870695383525">
            <text:p>0.000732870695383525</text:p>
          </table:table-cell>
          <table:table-cell/>
        </table:table-row>
        <table:table-row table:style-name="ro2">
          <table:table-cell table:formula="of:=[.A307]+[.A$4]" office:value-type="float" office:value="89.6999999999995">
            <text:p>89.6999999999995</text:p>
          </table:table-cell>
          <table:table-cell table:formula="of:=[.A308]/([.$D$4]*2)" office:value-type="float" office:value="22.4249999999999">
            <text:p>22.4249999999999</text:p>
          </table:table-cell>
          <table:table-cell table:formula="of:=SQRT(ABS([.$D$2]^2-[.B308]^2))" office:value-type="float" office:value="122.972026798781">
            <text:p>122.972026798781</text:p>
          </table:table-cell>
          <table:table-cell table:formula="of:=([.$C$10]-[.C308])*[.$B$4]" office:value-type="float" office:value="5191.5537951166">
            <text:p>5191.5537951166</text:p>
          </table:table-cell>
          <table:table-cell table:formula="of:=ROUND([.D308])" office:value-type="float" office:value="5192">
            <text:p>5192</text:p>
          </table:table-cell>
          <table:table-cell table:formula="of:=([.$C$8]-([.E308]*[.$C$4]))" office:value-type="float" office:value="122.971875">
            <text:p>122.971875</text:p>
          </table:table-cell>
          <table:table-cell table:formula="of:=SQRT(ABS([.$D$2]^2-[.F308]^2))" office:value-type="float" office:value="22.4258324033775">
            <text:p>22.4258324033775</text:p>
          </table:table-cell>
          <table:table-cell table:formula="of:=ABS([.B308]-[.G308])" office:value-type="float" office:value="0.000832403377600599">
            <text:p>0.000832403377600599</text:p>
          </table:table-cell>
          <table:table-cell/>
        </table:table-row>
        <table:table-row table:style-name="ro2">
          <table:table-cell table:formula="of:=[.A308]+[.A$4]" office:value-type="float" office:value="89.9999999999995">
            <text:p>89.9999999999995</text:p>
          </table:table-cell>
          <table:table-cell table:formula="of:=[.A309]/([.$D$4]*2)" office:value-type="float" office:value="22.4999999999999">
            <text:p>22.4999999999999</text:p>
          </table:table-cell>
          <table:table-cell table:formula="of:=SQRT(ABS([.$D$2]^2-[.B309]^2))" office:value-type="float" office:value="122.958326273579">
            <text:p>122.958326273579</text:p>
          </table:table-cell>
          <table:table-cell table:formula="of:=([.$C$10]-[.C309])*[.$B$4]" office:value-type="float" office:value="5226.62713963156">
            <text:p>5226.62713963156</text:p>
          </table:table-cell>
          <table:table-cell table:formula="of:=ROUND([.D309])" office:value-type="float" office:value="5227">
            <text:p>5227</text:p>
          </table:table-cell>
          <table:table-cell table:formula="of:=([.$C$8]-([.E309]*[.$C$4]))" office:value-type="float" office:value="122.958203125">
            <text:p>122.958203125</text:p>
          </table:table-cell>
          <table:table-cell table:formula="of:=SQRT(ABS([.$D$2]^2-[.F309]^2))" office:value-type="float" office:value="22.500672973741">
            <text:p>22.500672973741</text:p>
          </table:table-cell>
          <table:table-cell table:formula="of:=ABS([.B309]-[.G309])" office:value-type="float" office:value="0.000672973741171035">
            <text:p>0.000672973741171035</text:p>
          </table:table-cell>
          <table:table-cell/>
        </table:table-row>
        <table:table-row table:style-name="ro2">
          <table:table-cell table:formula="of:=[.A309]+[.A$4]" office:value-type="float" office:value="90.2999999999995">
            <text:p>90.2999999999995</text:p>
          </table:table-cell>
          <table:table-cell table:formula="of:=[.A310]/([.$D$4]*2)" office:value-type="float" office:value="22.5749999999999">
            <text:p>22.5749999999999</text:p>
          </table:table-cell>
          <table:table-cell table:formula="of:=SQRT(ABS([.$D$2]^2-[.B310]^2))" office:value-type="float" office:value="122.944578469325">
            <text:p>122.944578469325</text:p>
          </table:table-cell>
          <table:table-cell table:formula="of:=([.$C$10]-[.C310])*[.$B$4]" office:value-type="float" office:value="5261.82151852292">
            <text:p>5261.82151852292</text:p>
          </table:table-cell>
          <table:table-cell table:formula="of:=ROUND([.D310])" office:value-type="float" office:value="5262">
            <text:p>5262</text:p>
          </table:table-cell>
          <table:table-cell table:formula="of:=([.$C$8]-([.E310]*[.$C$4]))" office:value-type="float" office:value="122.94453125">
            <text:p>122.94453125</text:p>
          </table:table-cell>
          <table:table-cell table:formula="of:=SQRT(ABS([.$D$2]^2-[.F310]^2))" office:value-type="float" office:value="22.57525715729">
            <text:p>22.57525715729</text:p>
          </table:table-cell>
          <table:table-cell table:formula="of:=ABS([.B310]-[.G310])" office:value-type="float" office:value="0.000257157290146637">
            <text:p>0.000257157290146637</text:p>
          </table:table-cell>
          <table:table-cell/>
        </table:table-row>
        <table:table-row table:style-name="ro2">
          <table:table-cell table:formula="of:=[.A310]+[.A$4]" office:value-type="float" office:value="90.5999999999995">
            <text:p>90.5999999999995</text:p>
          </table:table-cell>
          <table:table-cell table:formula="of:=[.A311]/([.$D$4]*2)" office:value-type="float" office:value="22.6499999999999">
            <text:p>22.6499999999999</text:p>
          </table:table-cell>
          <table:table-cell table:formula="of:=SQRT(ABS([.$D$2]^2-[.B311]^2))" office:value-type="float" office:value="122.930783370155">
            <text:p>122.930783370155</text:p>
          </table:table-cell>
          <table:table-cell table:formula="of:=([.$C$10]-[.C311])*[.$B$4]" office:value-type="float" office:value="5297.13697239775">
            <text:p>5297.13697239775</text:p>
          </table:table-cell>
          <table:table-cell table:formula="of:=ROUND([.D311])" office:value-type="float" office:value="5297">
            <text:p>5297</text:p>
          </table:table-cell>
          <table:table-cell table:formula="of:=([.$C$8]-([.E311]*[.$C$4]))" office:value-type="float" office:value="122.930859375">
            <text:p>122.930859375</text:p>
          </table:table-cell>
          <table:table-cell table:formula="of:=SQRT(ABS([.$D$2]^2-[.F311]^2))" office:value-type="float" office:value="22.649587486839">
            <text:p>22.649587486839</text:p>
          </table:table-cell>
          <table:table-cell table:formula="of:=ABS([.B311]-[.G311])" office:value-type="float" office:value="0.000412513160828354">
            <text:p>0.000412513160828354</text:p>
          </table:table-cell>
          <table:table-cell/>
        </table:table-row>
        <table:table-row table:style-name="ro2">
          <table:table-cell table:formula="of:=[.A311]+[.A$4]" office:value-type="float" office:value="90.8999999999995">
            <text:p>90.8999999999995</text:p>
          </table:table-cell>
          <table:table-cell table:formula="of:=[.A312]/([.$D$4]*2)" office:value-type="float" office:value="22.7249999999999">
            <text:p>22.7249999999999</text:p>
          </table:table-cell>
          <table:table-cell table:formula="of:=SQRT(ABS([.$D$2]^2-[.B312]^2))" office:value-type="float" office:value="122.916940960146">
            <text:p>122.916940960146</text:p>
          </table:table-cell>
          <table:table-cell table:formula="of:=([.$C$10]-[.C312])*[.$B$4]" office:value-type="float" office:value="5332.5735420212">
            <text:p>5332.5735420212</text:p>
          </table:table-cell>
          <table:table-cell table:formula="of:=ROUND([.D312])" office:value-type="float" office:value="5333">
            <text:p>5333</text:p>
          </table:table-cell>
          <table:table-cell table:formula="of:=([.$C$8]-([.E312]*[.$C$4]))" office:value-type="float" office:value="122.916796875">
            <text:p>122.916796875</text:p>
          </table:table-cell>
          <table:table-cell table:formula="of:=SQRT(ABS([.$D$2]^2-[.F312]^2))" office:value-type="float" office:value="22.7257793263507">
            <text:p>22.7257793263507</text:p>
          </table:table-cell>
          <table:table-cell table:formula="of:=ABS([.B312]-[.G312])" office:value-type="float" office:value="0.000779326350819787">
            <text:p>0.000779326350819787</text:p>
          </table:table-cell>
          <table:table-cell/>
        </table:table-row>
        <table:table-row table:style-name="ro2">
          <table:table-cell table:formula="of:=[.A312]+[.A$4]" office:value-type="float" office:value="91.1999999999995">
            <text:p>91.1999999999995</text:p>
          </table:table-cell>
          <table:table-cell table:formula="of:=[.A313]/([.$D$4]*2)" office:value-type="float" office:value="22.7999999999999">
            <text:p>22.7999999999999</text:p>
          </table:table-cell>
          <table:table-cell table:formula="of:=SQRT(ABS([.$D$2]^2-[.B313]^2))" office:value-type="float" office:value="122.903051223312">
            <text:p>122.903051223312</text:p>
          </table:table-cell>
          <table:table-cell table:formula="of:=([.$C$10]-[.C313])*[.$B$4]" office:value-type="float" office:value="5368.13126831661">
            <text:p>5368.13126831661</text:p>
          </table:table-cell>
          <table:table-cell table:formula="of:=ROUND([.D313])" office:value-type="float" office:value="5368">
            <text:p>5368</text:p>
          </table:table-cell>
          <table:table-cell table:formula="of:=([.$C$8]-([.E313]*[.$C$4]))" office:value-type="float" office:value="122.903125">
            <text:p>122.903125</text:p>
          </table:table-cell>
          <table:table-cell table:formula="of:=SQRT(ABS([.$D$2]^2-[.F313]^2))" office:value-type="float" office:value="22.7996023043029">
            <text:p>22.7996023043029</text:p>
          </table:table-cell>
          <table:table-cell table:formula="of:=ABS([.B313]-[.G313])" office:value-type="float" office:value="0.000397695696957356">
            <text:p>0.000397695696957356</text:p>
          </table:table-cell>
          <table:table-cell/>
        </table:table-row>
        <table:table-row table:style-name="ro2">
          <table:table-cell table:formula="of:=[.A313]+[.A$4]" office:value-type="float" office:value="91.4999999999995">
            <text:p>91.4999999999995</text:p>
          </table:table-cell>
          <table:table-cell table:formula="of:=[.A314]/([.$D$4]*2)" office:value-type="float" office:value="22.8749999999999">
            <text:p>22.8749999999999</text:p>
          </table:table-cell>
          <table:table-cell table:formula="of:=SQRT(ABS([.$D$2]^2-[.B314]^2))" office:value-type="float" office:value="122.889114143605">
            <text:p>122.889114143605</text:p>
          </table:table-cell>
          <table:table-cell table:formula="of:=([.$C$10]-[.C314])*[.$B$4]" office:value-type="float" office:value="5403.81019236574">
            <text:p>5403.81019236574</text:p>
          </table:table-cell>
          <table:table-cell table:formula="of:=ROUND([.D314])" office:value-type="float" office:value="5404">
            <text:p>5404</text:p>
          </table:table-cell>
          <table:table-cell table:formula="of:=([.$C$8]-([.E314]*[.$C$4]))" office:value-type="float" office:value="122.8890625">
            <text:p>122.8890625</text:p>
          </table:table-cell>
          <table:table-cell table:formula="of:=SQRT(ABS([.$D$2]^2-[.F314]^2))" office:value-type="float" office:value="22.8752774381229">
            <text:p>22.8752774381229</text:p>
          </table:table-cell>
          <table:table-cell table:formula="of:=ABS([.B314]-[.G314])" office:value-type="float" office:value="0.000277438123021057">
            <text:p>0.000277438123021057</text:p>
          </table:table-cell>
          <table:table-cell/>
        </table:table-row>
        <table:table-row table:style-name="ro2">
          <table:table-cell table:formula="of:=[.A314]+[.A$4]" office:value-type="float" office:value="91.7999999999995">
            <text:p>91.7999999999995</text:p>
          </table:table-cell>
          <table:table-cell table:formula="of:=[.A315]/([.$D$4]*2)" office:value-type="float" office:value="22.9499999999999">
            <text:p>22.9499999999999</text:p>
          </table:table-cell>
          <table:table-cell table:formula="of:=SQRT(ABS([.$D$2]^2-[.B315]^2))" office:value-type="float" office:value="122.875129704916">
            <text:p>122.875129704916</text:p>
          </table:table-cell>
          <table:table-cell table:formula="of:=([.$C$10]-[.C315])*[.$B$4]" office:value-type="float" office:value="5439.6103554091">
            <text:p>5439.6103554091</text:p>
          </table:table-cell>
          <table:table-cell table:formula="of:=ROUND([.D315])" office:value-type="float" office:value="5440">
            <text:p>5440</text:p>
          </table:table-cell>
          <table:table-cell table:formula="of:=([.$C$8]-([.E315]*[.$C$4]))" office:value-type="float" office:value="122.875">
            <text:p>122.875</text:p>
          </table:table-cell>
          <table:table-cell table:formula="of:=SQRT(ABS([.$D$2]^2-[.F315]^2))" office:value-type="float" office:value="22.9506944339382">
            <text:p>22.9506944339382</text:p>
          </table:table-cell>
          <table:table-cell table:formula="of:=ABS([.B315]-[.G315])" office:value-type="float" office:value="0.000694433938289052">
            <text:p>0.000694433938289052</text:p>
          </table:table-cell>
          <table:table-cell/>
        </table:table-row>
        <table:table-row table:style-name="ro2">
          <table:table-cell table:formula="of:=[.A315]+[.A$4]" office:value-type="float" office:value="92.0999999999995">
            <text:p>92.0999999999995</text:p>
          </table:table-cell>
          <table:table-cell table:formula="of:=[.A316]/([.$D$4]*2)" office:value-type="float" office:value="23.0249999999999">
            <text:p>23.0249999999999</text:p>
          </table:table-cell>
          <table:table-cell table:formula="of:=SQRT(ABS([.$D$2]^2-[.B316]^2))" office:value-type="float" office:value="122.861097891074">
            <text:p>122.861097891074</text:p>
          </table:table-cell>
          <table:table-cell table:formula="of:=([.$C$10]-[.C316])*[.$B$4]" office:value-type="float" office:value="5475.53179884606">
            <text:p>5475.53179884606</text:p>
          </table:table-cell>
          <table:table-cell table:formula="of:=ROUND([.D316])" office:value-type="float" office:value="5476">
            <text:p>5476</text:p>
          </table:table-cell>
          <table:table-cell table:formula="of:=([.$C$8]-([.E316]*[.$C$4]))" office:value-type="float" office:value="122.8609375">
            <text:p>122.8609375</text:p>
          </table:table-cell>
          <table:table-cell table:formula="of:=SQRT(ABS([.$D$2]^2-[.F316]^2))" office:value-type="float" office:value="23.0258558282009">
            <text:p>23.0258558282009</text:p>
          </table:table-cell>
          <table:table-cell table:formula="of:=ABS([.B316]-[.G316])" office:value-type="float" office:value="0.000855828201000719">
            <text:p>0.000855828201000719</text:p>
          </table:table-cell>
          <table:table-cell/>
        </table:table-row>
        <table:table-row table:style-name="ro2">
          <table:table-cell table:formula="of:=[.A316]+[.A$4]" office:value-type="float" office:value="92.3999999999995">
            <text:p>92.3999999999995</text:p>
          </table:table-cell>
          <table:table-cell table:formula="of:=[.A317]/([.$D$4]*2)" office:value-type="float" office:value="23.0999999999999">
            <text:p>23.0999999999999</text:p>
          </table:table-cell>
          <table:table-cell table:formula="of:=SQRT(ABS([.$D$2]^2-[.B317]^2))" office:value-type="float" office:value="122.847018685844">
            <text:p>122.847018685844</text:p>
          </table:table-cell>
          <table:table-cell table:formula="of:=([.$C$10]-[.C317])*[.$B$4]" office:value-type="float" office:value="5511.57456423523">
            <text:p>5511.57456423523</text:p>
          </table:table-cell>
          <table:table-cell table:formula="of:=ROUND([.D317])" office:value-type="float" office:value="5512">
            <text:p>5512</text:p>
          </table:table-cell>
          <table:table-cell table:formula="of:=([.$C$8]-([.E317]*[.$C$4]))" office:value-type="float" office:value="122.846875">
            <text:p>122.846875</text:p>
          </table:table-cell>
          <table:table-cell table:formula="of:=SQRT(ABS([.$D$2]^2-[.F317]^2))" office:value-type="float" office:value="23.1007641158118">
            <text:p>23.1007641158118</text:p>
          </table:table-cell>
          <table:table-cell table:formula="of:=ABS([.B317]-[.G317])" office:value-type="float" office:value="0.000764115811882959">
            <text:p>0.000764115811882959</text:p>
          </table:table-cell>
          <table:table-cell/>
        </table:table-row>
        <table:table-row table:style-name="ro2">
          <table:table-cell table:formula="of:=[.A317]+[.A$4]" office:value-type="float" office:value="92.6999999999995">
            <text:p>92.6999999999995</text:p>
          </table:table-cell>
          <table:table-cell table:formula="of:=[.A318]/([.$D$4]*2)" office:value-type="float" office:value="23.1749999999999">
            <text:p>23.1749999999999</text:p>
          </table:table-cell>
          <table:table-cell table:formula="of:=SQRT(ABS([.$D$2]^2-[.B318]^2))" office:value-type="float" office:value="122.83289207293">
            <text:p>122.83289207293</text:p>
          </table:table-cell>
          <table:table-cell table:formula="of:=([.$C$10]-[.C318])*[.$B$4]" office:value-type="float" office:value="5547.73869329471">
            <text:p>5547.73869329471</text:p>
          </table:table-cell>
          <table:table-cell table:formula="of:=ROUND([.D318])" office:value-type="float" office:value="5548">
            <text:p>5548</text:p>
          </table:table-cell>
          <table:table-cell table:formula="of:=([.$C$8]-([.E318]*[.$C$4]))" office:value-type="float" office:value="122.8328125">
            <text:p>122.8328125</text:p>
          </table:table-cell>
          <table:table-cell table:formula="of:=SQRT(ABS([.$D$2]^2-[.F318]^2))" office:value-type="float" office:value="23.1754217510673">
            <text:p>23.1754217510673</text:p>
          </table:table-cell>
          <table:table-cell table:formula="of:=ABS([.B318]-[.G318])" office:value-type="float" office:value="0.000421751067413823">
            <text:p>0.000421751067413823</text:p>
          </table:table-cell>
          <table:table-cell/>
        </table:table-row>
        <table:table-row table:style-name="ro2">
          <table:table-cell table:formula="of:=[.A318]+[.A$4]" office:value-type="float" office:value="92.9999999999995">
            <text:p>92.9999999999995</text:p>
          </table:table-cell>
          <table:table-cell table:formula="of:=[.A319]/([.$D$4]*2)" office:value-type="float" office:value="23.2499999999999">
            <text:p>23.2499999999999</text:p>
          </table:table-cell>
          <table:table-cell table:formula="of:=SQRT(ABS([.$D$2]^2-[.B319]^2))" office:value-type="float" office:value="122.818718035974">
            <text:p>122.818718035974</text:p>
          </table:table-cell>
          <table:table-cell table:formula="of:=([.$C$10]-[.C319])*[.$B$4]" office:value-type="float" office:value="5584.02422790223">
            <text:p>5584.02422790223</text:p>
          </table:table-cell>
          <table:table-cell table:formula="of:=ROUND([.D319])" office:value-type="float" office:value="5584">
            <text:p>5584</text:p>
          </table:table-cell>
          <table:table-cell table:formula="of:=([.$C$8]-([.E319]*[.$C$4]))" office:value-type="float" office:value="122.81875">
            <text:p>122.81875</text:p>
          </table:table-cell>
          <table:table-cell table:formula="of:=SQRT(ABS([.$D$2]^2-[.F319]^2))" office:value-type="float" office:value="23.2498311485804">
            <text:p>23.2498311485804</text:p>
          </table:table-cell>
          <table:table-cell table:formula="of:=ABS([.B319]-[.G319])" office:value-type="float" office:value="0.000168851419438454">
            <text:p>0.000168851419438454</text:p>
          </table:table-cell>
          <table:table-cell/>
        </table:table-row>
        <table:table-row table:style-name="ro2">
          <table:table-cell table:formula="of:=[.A319]+[.A$4]" office:value-type="float" office:value="93.2999999999995">
            <text:p>93.2999999999995</text:p>
          </table:table-cell>
          <table:table-cell table:formula="of:=[.A320]/([.$D$4]*2)" office:value-type="float" office:value="23.3249999999999">
            <text:p>23.3249999999999</text:p>
          </table:table-cell>
          <table:table-cell table:formula="of:=SQRT(ABS([.$D$2]^2-[.B320]^2))" office:value-type="float" office:value="122.804496558554">
            <text:p>122.804496558554</text:p>
          </table:table-cell>
          <table:table-cell table:formula="of:=([.$C$10]-[.C320])*[.$B$4]" office:value-type="float" office:value="5620.43121009549">
            <text:p>5620.43121009549</text:p>
          </table:table-cell>
          <table:table-cell table:formula="of:=ROUND([.D320])" office:value-type="float" office:value="5620">
            <text:p>5620</text:p>
          </table:table-cell>
          <table:table-cell table:formula="of:=([.$C$8]-([.E320]*[.$C$4]))" office:value-type="float" office:value="122.8046875">
            <text:p>122.8046875</text:p>
          </table:table-cell>
          <table:table-cell table:formula="of:=SQRT(ABS([.$D$2]^2-[.F320]^2))" office:value-type="float" office:value="23.3239946841733">
            <text:p>23.3239946841733</text:p>
          </table:table-cell>
          <table:table-cell table:formula="of:=ABS([.B320]-[.G320])" office:value-type="float" office:value="0.00100531582658192">
            <text:p>0.00100531582658192</text:p>
          </table:table-cell>
          <table:table-cell/>
        </table:table-row>
        <table:table-row table:style-name="ro2">
          <table:table-cell table:formula="of:=[.A320]+[.A$4]" office:value-type="float" office:value="93.5999999999995">
            <text:p>93.5999999999995</text:p>
          </table:table-cell>
          <table:table-cell table:formula="of:=[.A321]/([.$D$4]*2)" office:value-type="float" office:value="23.3999999999999">
            <text:p>23.3999999999999</text:p>
          </table:table-cell>
          <table:table-cell table:formula="of:=SQRT(ABS([.$D$2]^2-[.B321]^2))" office:value-type="float" office:value="122.790227624188">
            <text:p>122.790227624188</text:p>
          </table:table-cell>
          <table:table-cell table:formula="of:=([.$C$10]-[.C321])*[.$B$4]" office:value-type="float" office:value="5656.95968207248">
            <text:p>5656.95968207248</text:p>
          </table:table-cell>
          <table:table-cell table:formula="of:=ROUND([.D321])" office:value-type="float" office:value="5657">
            <text:p>5657</text:p>
          </table:table-cell>
          <table:table-cell table:formula="of:=([.$C$8]-([.E321]*[.$C$4]))" office:value-type="float" office:value="122.790234375">
            <text:p>122.790234375</text:p>
          </table:table-cell>
          <table:table-cell table:formula="of:=SQRT(ABS([.$D$2]^2-[.F321]^2))" office:value-type="float" office:value="23.3999645754554">
            <text:p>23.3999645754554</text:p>
          </table:table-cell>
          <table:table-cell table:formula="of:=ABS([.B321]-[.G321])" office:value-type="float" office:value="0.0000354245444533774">
            <text:p>0.0000354245444533774</text:p>
          </table:table-cell>
          <table:table-cell/>
        </table:table-row>
        <table:table-row table:style-name="ro2">
          <table:table-cell table:formula="of:=[.A321]+[.A$4]" office:value-type="float" office:value="93.8999999999995">
            <text:p>93.8999999999995</text:p>
          </table:table-cell>
          <table:table-cell table:formula="of:=[.A322]/([.$D$4]*2)" office:value-type="float" office:value="23.4749999999999">
            <text:p>23.4749999999999</text:p>
          </table:table-cell>
          <table:table-cell table:formula="of:=SQRT(ABS([.$D$2]^2-[.B322]^2))" office:value-type="float" office:value="122.775911216329">
            <text:p>122.775911216329</text:p>
          </table:table-cell>
          <table:table-cell table:formula="of:=([.$C$10]-[.C322])*[.$B$4]" office:value-type="float" office:value="5693.60968619148">
            <text:p>5693.60968619148</text:p>
          </table:table-cell>
          <table:table-cell table:formula="of:=ROUND([.D322])" office:value-type="float" office:value="5694">
            <text:p>5694</text:p>
          </table:table-cell>
          <table:table-cell table:formula="of:=([.$C$8]-([.E322]*[.$C$4]))" office:value-type="float" office:value="122.77578125">
            <text:p>122.77578125</text:p>
          </table:table-cell>
          <table:table-cell table:formula="of:=SQRT(ABS([.$D$2]^2-[.F322]^2))" office:value-type="float" office:value="23.4756797228994">
            <text:p>23.4756797228994</text:p>
          </table:table-cell>
          <table:table-cell table:formula="of:=ABS([.B322]-[.G322])" office:value-type="float" office:value="0.000679722899533886">
            <text:p>0.000679722899533886</text:p>
          </table:table-cell>
          <table:table-cell/>
        </table:table-row>
        <table:table-row table:style-name="ro2">
          <table:table-cell table:formula="of:=[.A322]+[.A$4]" office:value-type="float" office:value="94.1999999999995">
            <text:p>94.1999999999995</text:p>
          </table:table-cell>
          <table:table-cell table:formula="of:=[.A323]/([.$D$4]*2)" office:value-type="float" office:value="23.5499999999999">
            <text:p>23.5499999999999</text:p>
          </table:table-cell>
          <table:table-cell table:formula="of:=SQRT(ABS([.$D$2]^2-[.B323]^2))" office:value-type="float" office:value="122.761547318368">
            <text:p>122.761547318368</text:p>
          </table:table-cell>
          <table:table-cell table:formula="of:=([.$C$10]-[.C323])*[.$B$4]" office:value-type="float" office:value="5730.38126497169">
            <text:p>5730.38126497169</text:p>
          </table:table-cell>
          <table:table-cell table:formula="of:=ROUND([.D323])" office:value-type="float" office:value="5730">
            <text:p>5730</text:p>
          </table:table-cell>
          <table:table-cell table:formula="of:=([.$C$8]-([.E323]*[.$C$4]))" office:value-type="float" office:value="122.76171875">
            <text:p>122.76171875</text:p>
          </table:table-cell>
          <table:table-cell table:formula="of:=SQRT(ABS([.$D$2]^2-[.F323]^2))" office:value-type="float" office:value="23.5491063428296">
            <text:p>23.5491063428296</text:p>
          </table:table-cell>
          <table:table-cell table:formula="of:=ABS([.B323]-[.G323])" office:value-type="float" office:value="0.000893657170241369">
            <text:p>0.000893657170241369</text:p>
          </table:table-cell>
          <table:table-cell/>
        </table:table-row>
        <table:table-row table:style-name="ro2">
          <table:table-cell table:formula="of:=[.A323]+[.A$4]" office:value-type="float" office:value="94.4999999999995">
            <text:p>94.4999999999995</text:p>
          </table:table-cell>
          <table:table-cell table:formula="of:=[.A324]/([.$D$4]*2)" office:value-type="float" office:value="23.6249999999999">
            <text:p>23.6249999999999</text:p>
          </table:table-cell>
          <table:table-cell table:formula="of:=SQRT(ABS([.$D$2]^2-[.B324]^2))" office:value-type="float" office:value="122.747135913633">
            <text:p>122.747135913633</text:p>
          </table:table-cell>
          <table:table-cell table:formula="of:=([.$C$10]-[.C324])*[.$B$4]" office:value-type="float" office:value="5767.27446109315">
            <text:p>5767.27446109315</text:p>
          </table:table-cell>
          <table:table-cell table:formula="of:=ROUND([.D324])" office:value-type="float" office:value="5767">
            <text:p>5767</text:p>
          </table:table-cell>
          <table:table-cell table:formula="of:=([.$C$8]-([.E324]*[.$C$4]))" office:value-type="float" office:value="122.747265625">
            <text:p>122.747265625</text:p>
          </table:table-cell>
          <table:table-cell table:formula="of:=SQRT(ABS([.$D$2]^2-[.F324]^2))" office:value-type="float" office:value="23.624326055693">
            <text:p>23.624326055693</text:p>
          </table:table-cell>
          <table:table-cell table:formula="of:=ABS([.B324]-[.G324])" office:value-type="float" office:value="0.000673944306900154">
            <text:p>0.000673944306900154</text:p>
          </table:table-cell>
          <table:table-cell/>
        </table:table-row>
        <table:table-row table:style-name="ro2">
          <table:table-cell table:formula="of:=[.A324]+[.A$4]" office:value-type="float" office:value="94.7999999999995">
            <text:p>94.7999999999995</text:p>
          </table:table-cell>
          <table:table-cell table:formula="of:=[.A325]/([.$D$4]*2)" office:value-type="float" office:value="23.6999999999999">
            <text:p>23.6999999999999</text:p>
          </table:table-cell>
          <table:table-cell table:formula="of:=SQRT(ABS([.$D$2]^2-[.B325]^2))" office:value-type="float" office:value="122.73267698539">
            <text:p>122.73267698539</text:p>
          </table:table-cell>
          <table:table-cell table:formula="of:=([.$C$10]-[.C325])*[.$B$4]" office:value-type="float" office:value="5804.2893173972">
            <text:p>5804.2893173972</text:p>
          </table:table-cell>
          <table:table-cell table:formula="of:=ROUND([.D325])" office:value-type="float" office:value="5804">
            <text:p>5804</text:p>
          </table:table-cell>
          <table:table-cell table:formula="of:=([.$C$8]-([.E325]*[.$C$4]))" office:value-type="float" office:value="122.7328125">
            <text:p>122.7328125</text:p>
          </table:table-cell>
          <table:table-cell table:formula="of:=SQRT(ABS([.$D$2]^2-[.F325]^2))" office:value-type="float" office:value="23.6992982140789">
            <text:p>23.6992982140789</text:p>
          </table:table-cell>
          <table:table-cell table:formula="of:=ABS([.B325]-[.G325])" office:value-type="float" office:value="0.000701785920945497">
            <text:p>0.000701785920945497</text:p>
          </table:table-cell>
          <table:table-cell/>
        </table:table-row>
        <table:table-row table:style-name="ro2">
          <table:table-cell table:formula="of:=[.A325]+[.A$4]" office:value-type="float" office:value="95.0999999999995">
            <text:p>95.0999999999995</text:p>
          </table:table-cell>
          <table:table-cell table:formula="of:=[.A326]/([.$D$4]*2)" office:value-type="float" office:value="23.7749999999999">
            <text:p>23.7749999999999</text:p>
          </table:table-cell>
          <table:table-cell table:formula="of:=SQRT(ABS([.$D$2]^2-[.B326]^2))" office:value-type="float" office:value="122.718170516839">
            <text:p>122.718170516839</text:p>
          </table:table-cell>
          <table:table-cell table:formula="of:=([.$C$10]-[.C326])*[.$B$4]" office:value-type="float" office:value="5841.42587688664">
            <text:p>5841.42587688664</text:p>
          </table:table-cell>
          <table:table-cell table:formula="of:=ROUND([.D326])" office:value-type="float" office:value="5841">
            <text:p>5841</text:p>
          </table:table-cell>
          <table:table-cell table:formula="of:=([.$C$8]-([.E326]*[.$C$4]))" office:value-type="float" office:value="122.718359375">
            <text:p>122.718359375</text:p>
          </table:table-cell>
          <table:table-cell table:formula="of:=SQRT(ABS([.$D$2]^2-[.F326]^2))" office:value-type="float" office:value="23.7740251600008">
            <text:p>23.7740251600008</text:p>
          </table:table-cell>
          <table:table-cell table:formula="of:=ABS([.B326]-[.G326])" office:value-type="float" office:value="0.000974839999113186">
            <text:p>0.000974839999113186</text:p>
          </table:table-cell>
          <table:table-cell/>
        </table:table-row>
        <table:table-row table:style-name="ro2">
          <table:table-cell table:formula="of:=[.A326]+[.A$4]" office:value-type="float" office:value="95.3999999999995">
            <text:p>95.3999999999995</text:p>
          </table:table-cell>
          <table:table-cell table:formula="of:=[.A327]/([.$D$4]*2)" office:value-type="float" office:value="23.8499999999999">
            <text:p>23.8499999999999</text:p>
          </table:table-cell>
          <table:table-cell table:formula="of:=SQRT(ABS([.$D$2]^2-[.B327]^2))" office:value-type="float" office:value="122.703616491121">
            <text:p>122.703616491121</text:p>
          </table:table-cell>
          <table:table-cell table:formula="of:=([.$C$10]-[.C327])*[.$B$4]" office:value-type="float" office:value="5878.68418272607">
            <text:p>5878.68418272607</text:p>
          </table:table-cell>
          <table:table-cell table:formula="of:=ROUND([.D327])" office:value-type="float" office:value="5879">
            <text:p>5879</text:p>
          </table:table-cell>
          <table:table-cell table:formula="of:=([.$C$8]-([.E327]*[.$C$4]))" office:value-type="float" office:value="122.703515625">
            <text:p>122.703515625</text:p>
          </table:table-cell>
          <table:table-cell table:formula="of:=SQRT(ABS([.$D$2]^2-[.F327]^2))" office:value-type="float" office:value="23.8505189307357">
            <text:p>23.8505189307357</text:p>
          </table:table-cell>
          <table:table-cell table:formula="of:=ABS([.B327]-[.G327])" office:value-type="float" office:value="0.00051893073582221">
            <text:p>0.00051893073582221</text:p>
          </table:table-cell>
          <table:table-cell/>
        </table:table-row>
        <table:table-row table:style-name="ro2">
          <table:table-cell table:formula="of:=[.A327]+[.A$4]" office:value-type="float" office:value="95.6999999999995">
            <text:p>95.6999999999995</text:p>
          </table:table-cell>
          <table:table-cell table:formula="of:=[.A328]/([.$D$4]*2)" office:value-type="float" office:value="23.9249999999999">
            <text:p>23.9249999999999</text:p>
          </table:table-cell>
          <table:table-cell table:formula="of:=SQRT(ABS([.$D$2]^2-[.B328]^2))" office:value-type="float" office:value="122.68901489131">
            <text:p>122.68901489131</text:p>
          </table:table-cell>
          <table:table-cell table:formula="of:=([.$C$10]-[.C328])*[.$B$4]" office:value-type="float" office:value="5916.06427824208">
            <text:p>5916.06427824208</text:p>
          </table:table-cell>
          <table:table-cell table:formula="of:=ROUND([.D328])" office:value-type="float" office:value="5916">
            <text:p>5916</text:p>
          </table:table-cell>
          <table:table-cell table:formula="of:=([.$C$8]-([.E328]*[.$C$4]))" office:value-type="float" office:value="122.6890625">
            <text:p>122.6890625</text:p>
          </table:table-cell>
          <table:table-cell table:formula="of:=SQRT(ABS([.$D$2]^2-[.F328]^2))" office:value-type="float" office:value="23.9247558581293">
            <text:p>23.9247558581293</text:p>
          </table:table-cell>
          <table:table-cell table:formula="of:=ABS([.B328]-[.G328])" office:value-type="float" office:value="0.000244141870549441">
            <text:p>0.000244141870549441</text:p>
          </table:table-cell>
          <table:table-cell/>
        </table:table-row>
        <table:table-row table:style-name="ro2">
          <table:table-cell table:formula="of:=[.A328]+[.A$4]" office:value-type="float" office:value="95.9999999999994">
            <text:p>95.9999999999994</text:p>
          </table:table-cell>
          <table:table-cell table:formula="of:=[.A329]/([.$D$4]*2)" office:value-type="float" office:value="23.9999999999999">
            <text:p>23.9999999999999</text:p>
          </table:table-cell>
          <table:table-cell table:formula="of:=SQRT(ABS([.$D$2]^2-[.B329]^2))" office:value-type="float" office:value="122.674365700418">
            <text:p>122.674365700418</text:p>
          </table:table-cell>
          <table:table-cell table:formula="of:=([.$C$10]-[.C329])*[.$B$4]" office:value-type="float" office:value="5953.56620692357">
            <text:p>5953.56620692357</text:p>
          </table:table-cell>
          <table:table-cell table:formula="of:=ROUND([.D329])" office:value-type="float" office:value="5954">
            <text:p>5954</text:p>
          </table:table-cell>
          <table:table-cell table:formula="of:=([.$C$8]-([.E329]*[.$C$4]))" office:value-type="float" office:value="122.67421875">
            <text:p>122.67421875</text:p>
          </table:table-cell>
          <table:table-cell table:formula="of:=SQRT(ABS([.$D$2]^2-[.F329]^2))" office:value-type="float" office:value="24.0007511148537">
            <text:p>24.0007511148537</text:p>
          </table:table-cell>
          <table:table-cell table:formula="of:=ABS([.B329]-[.G329])" office:value-type="float" office:value="0.000751114853791535">
            <text:p>0.000751114853791535</text:p>
          </table:table-cell>
          <table:table-cell/>
        </table:table-row>
        <table:table-row table:style-name="ro2">
          <table:table-cell table:formula="of:=[.A329]+[.A$4]" office:value-type="float" office:value="96.2999999999994">
            <text:p>96.2999999999994</text:p>
          </table:table-cell>
          <table:table-cell table:formula="of:=[.A330]/([.$D$4]*2)" office:value-type="float" office:value="24.0749999999999">
            <text:p>24.0749999999999</text:p>
          </table:table-cell>
          <table:table-cell table:formula="of:=SQRT(ABS([.$D$2]^2-[.B330]^2))" office:value-type="float" office:value="122.659668901396">
            <text:p>122.659668901396</text:p>
          </table:table-cell>
          <table:table-cell table:formula="of:=([.$C$10]-[.C330])*[.$B$4]" office:value-type="float" office:value="5991.19001242198">
            <text:p>5991.19001242198</text:p>
          </table:table-cell>
          <table:table-cell table:formula="of:=ROUND([.D330])" office:value-type="float" office:value="5991">
            <text:p>5991</text:p>
          </table:table-cell>
          <table:table-cell table:formula="of:=([.$C$8]-([.E330]*[.$C$4]))" office:value-type="float" office:value="122.659765625">
            <text:p>122.659765625</text:p>
          </table:table-cell>
          <table:table-cell table:formula="of:=SQRT(ABS([.$D$2]^2-[.F330]^2))" office:value-type="float" office:value="24.0745071978653">
            <text:p>24.0745071978653</text:p>
          </table:table-cell>
          <table:table-cell table:formula="of:=ABS([.B330]-[.G330])" office:value-type="float" office:value="0.00049280213457692">
            <text:p>0.00049280213457692</text:p>
          </table:table-cell>
          <table:table-cell/>
        </table:table-row>
        <table:table-row table:style-name="ro2">
          <table:table-cell table:formula="of:=[.A330]+[.A$4]" office:value-type="float" office:value="96.5999999999994">
            <text:p>96.5999999999994</text:p>
          </table:table-cell>
          <table:table-cell table:formula="of:=[.A331]/([.$D$4]*2)" office:value-type="float" office:value="24.1499999999999">
            <text:p>24.1499999999999</text:p>
          </table:table-cell>
          <table:table-cell table:formula="of:=SQRT(ABS([.$D$2]^2-[.B331]^2))" office:value-type="float" office:value="122.644924477126">
            <text:p>122.644924477126</text:p>
          </table:table-cell>
          <table:table-cell table:formula="of:=([.$C$10]-[.C331])*[.$B$4]" office:value-type="float" office:value="6028.93573855159">
            <text:p>6028.93573855159</text:p>
          </table:table-cell>
          <table:table-cell table:formula="of:=ROUND([.D331])" office:value-type="float" office:value="6029">
            <text:p>6029</text:p>
          </table:table-cell>
          <table:table-cell table:formula="of:=([.$C$8]-([.E331]*[.$C$4]))" office:value-type="float" office:value="122.644921875">
            <text:p>122.644921875</text:p>
          </table:table-cell>
          <table:table-cell table:formula="of:=SQRT(ABS([.$D$2]^2-[.F331]^2))" office:value-type="float" office:value="24.1500132148027">
            <text:p>24.1500132148027</text:p>
          </table:table-cell>
          <table:table-cell table:formula="of:=ABS([.B331]-[.G331])" office:value-type="float" office:value="0.0000132148028804124">
            <text:p>0.0000132148028804124</text:p>
          </table:table-cell>
          <table:table-cell/>
        </table:table-row>
        <table:table-row table:style-name="ro2">
          <table:table-cell table:formula="of:=[.A331]+[.A$4]" office:value-type="float" office:value="96.8999999999994">
            <text:p>96.8999999999994</text:p>
          </table:table-cell>
          <table:table-cell table:formula="of:=[.A332]/([.$D$4]*2)" office:value-type="float" office:value="24.2249999999999">
            <text:p>24.2249999999999</text:p>
          </table:table-cell>
          <table:table-cell table:formula="of:=SQRT(ABS([.$D$2]^2-[.B332]^2))" office:value-type="float" office:value="122.630132410432">
            <text:p>122.630132410432</text:p>
          </table:table-cell>
          <table:table-cell table:formula="of:=([.$C$10]-[.C332])*[.$B$4]" office:value-type="float" office:value="6066.80342928972">
            <text:p>6066.80342928972</text:p>
          </table:table-cell>
          <table:table-cell table:formula="of:=ROUND([.D332])" office:value-type="float" office:value="6067">
            <text:p>6067</text:p>
          </table:table-cell>
          <table:table-cell table:formula="of:=([.$C$8]-([.E332]*[.$C$4]))" office:value-type="float" office:value="122.630078125">
            <text:p>122.630078125</text:p>
          </table:table-cell>
          <table:table-cell table:formula="of:=SQRT(ABS([.$D$2]^2-[.F332]^2))" office:value-type="float" office:value="24.225274798367">
            <text:p>24.225274798367</text:p>
          </table:table-cell>
          <table:table-cell table:formula="of:=ABS([.B332]-[.G332])" office:value-type="float" office:value="0.000274798367168927">
            <text:p>0.000274798367168927</text:p>
          </table:table-cell>
          <table:table-cell/>
        </table:table-row>
        <table:table-row table:style-name="ro2">
          <table:table-cell table:formula="of:=[.A332]+[.A$4]" office:value-type="float" office:value="97.1999999999994">
            <text:p>97.1999999999994</text:p>
          </table:table-cell>
          <table:table-cell table:formula="of:=[.A333]/([.$D$4]*2)" office:value-type="float" office:value="24.2999999999999">
            <text:p>24.2999999999999</text:p>
          </table:table-cell>
          <table:table-cell table:formula="of:=SQRT(ABS([.$D$2]^2-[.B333]^2))" office:value-type="float" office:value="122.615292684069">
            <text:p>122.615292684069</text:p>
          </table:table-cell>
          <table:table-cell table:formula="of:=([.$C$10]-[.C333])*[.$B$4]" office:value-type="float" office:value="6104.79312877713">
            <text:p>6104.79312877713</text:p>
          </table:table-cell>
          <table:table-cell table:formula="of:=ROUND([.D333])" office:value-type="float" office:value="6105">
            <text:p>6105</text:p>
          </table:table-cell>
          <table:table-cell table:formula="of:=([.$C$8]-([.E333]*[.$C$4]))" office:value-type="float" office:value="122.615234375">
            <text:p>122.615234375</text:p>
          </table:table-cell>
          <table:table-cell table:formula="of:=SQRT(ABS([.$D$2]^2-[.F333]^2))" office:value-type="float" office:value="24.3002942196966">
            <text:p>24.3002942196966</text:p>
          </table:table-cell>
          <table:table-cell table:formula="of:=ABS([.B333]-[.G333])" office:value-type="float" office:value="0.000294219696709064">
            <text:p>0.000294219696709064</text:p>
          </table:table-cell>
          <table:table-cell/>
        </table:table-row>
        <table:table-row table:style-name="ro2">
          <table:table-cell table:formula="of:=[.A333]+[.A$4]" office:value-type="float" office:value="97.4999999999994">
            <text:p>97.4999999999994</text:p>
          </table:table-cell>
          <table:table-cell table:formula="of:=[.A334]/([.$D$4]*2)" office:value-type="float" office:value="24.3749999999999">
            <text:p>24.3749999999999</text:p>
          </table:table-cell>
          <table:table-cell table:formula="of:=SQRT(ABS([.$D$2]^2-[.B334]^2))" office:value-type="float" office:value="122.600405280733">
            <text:p>122.600405280733</text:p>
          </table:table-cell>
          <table:table-cell table:formula="of:=([.$C$10]-[.C334])*[.$B$4]" office:value-type="float" office:value="6142.9048813181">
            <text:p>6142.9048813181</text:p>
          </table:table-cell>
          <table:table-cell table:formula="of:=ROUND([.D334])" office:value-type="float" office:value="6143">
            <text:p>6143</text:p>
          </table:table-cell>
          <table:table-cell table:formula="of:=([.$C$8]-([.E334]*[.$C$4]))" office:value-type="float" office:value="122.600390625">
            <text:p>122.600390625</text:p>
          </table:table-cell>
          <table:table-cell table:formula="of:=SQRT(ABS([.$D$2]^2-[.F334]^2))" office:value-type="float" office:value="24.3750737147072">
            <text:p>24.3750737147072</text:p>
          </table:table-cell>
          <table:table-cell table:formula="of:=ABS([.B334]-[.G334])" office:value-type="float" office:value="0.0000737147073870403">
            <text:p>0.0000737147073870403</text:p>
          </table:table-cell>
          <table:table-cell/>
        </table:table-row>
        <table:table-row table:style-name="ro2">
          <table:table-cell table:formula="of:=[.A334]+[.A$4]" office:value-type="float" office:value="97.7999999999994">
            <text:p>97.7999999999994</text:p>
          </table:table-cell>
          <table:table-cell table:formula="of:=[.A335]/([.$D$4]*2)" office:value-type="float" office:value="24.4499999999999">
            <text:p>24.4499999999999</text:p>
          </table:table-cell>
          <table:table-cell table:formula="of:=SQRT(ABS([.$D$2]^2-[.B335]^2))" office:value-type="float" office:value="122.585470183052">
            <text:p>122.585470183052</text:p>
          </table:table-cell>
          <table:table-cell table:formula="of:=([.$C$10]-[.C335])*[.$B$4]" office:value-type="float" office:value="6181.13873138092">
            <text:p>6181.13873138092</text:p>
          </table:table-cell>
          <table:table-cell table:formula="of:=ROUND([.D335])" office:value-type="float" office:value="6181">
            <text:p>6181</text:p>
          </table:table-cell>
          <table:table-cell table:formula="of:=([.$C$8]-([.E335]*[.$C$4]))" office:value-type="float" office:value="122.585546875">
            <text:p>122.585546875</text:p>
          </table:table-cell>
          <table:table-cell table:formula="of:=SQRT(ABS([.$D$2]^2-[.F335]^2))" office:value-type="float" office:value="24.4496154848532">
            <text:p>24.4496154848532</text:p>
          </table:table-cell>
          <table:table-cell table:formula="of:=ABS([.B335]-[.G335])" office:value-type="float" office:value="0.000384515146610198">
            <text:p>0.000384515146610198</text:p>
          </table:table-cell>
          <table:table-cell/>
        </table:table-row>
        <table:table-row table:style-name="ro2">
          <table:table-cell table:formula="of:=[.A335]+[.A$4]" office:value-type="float" office:value="98.0999999999994">
            <text:p>98.0999999999994</text:p>
          </table:table-cell>
          <table:table-cell table:formula="of:=[.A336]/([.$D$4]*2)" office:value-type="float" office:value="24.5249999999999">
            <text:p>24.5249999999999</text:p>
          </table:table-cell>
          <table:table-cell table:formula="of:=SQRT(ABS([.$D$2]^2-[.B336]^2))" office:value-type="float" office:value="122.570487373593">
            <text:p>122.570487373593</text:p>
          </table:table-cell>
          <table:table-cell table:formula="of:=([.$C$10]-[.C336])*[.$B$4]" office:value-type="float" office:value="6219.49472359796">
            <text:p>6219.49472359796</text:p>
          </table:table-cell>
          <table:table-cell table:formula="of:=ROUND([.D336])" office:value-type="float" office:value="6219">
            <text:p>6219</text:p>
          </table:table-cell>
          <table:table-cell table:formula="of:=([.$C$8]-([.E336]*[.$C$4]))" office:value-type="float" office:value="122.570703125">
            <text:p>122.570703125</text:p>
          </table:table-cell>
          <table:table-cell table:formula="of:=SQRT(ABS([.$D$2]^2-[.F336]^2))" office:value-type="float" office:value="24.5239216978671">
            <text:p>24.5239216978671</text:p>
          </table:table-cell>
          <table:table-cell table:formula="of:=ABS([.B336]-[.G336])" office:value-type="float" office:value="0.00107830213275406">
            <text:p>0.00107830213275406</text:p>
          </table:table-cell>
          <table:table-cell/>
        </table:table-row>
        <table:table-row table:style-name="ro2">
          <table:table-cell table:formula="of:=[.A336]+[.A$4]" office:value-type="float" office:value="98.3999999999994">
            <text:p>98.3999999999994</text:p>
          </table:table-cell>
          <table:table-cell table:formula="of:=[.A337]/([.$D$4]*2)" office:value-type="float" office:value="24.5999999999999">
            <text:p>24.5999999999999</text:p>
          </table:table-cell>
          <table:table-cell table:formula="of:=SQRT(ABS([.$D$2]^2-[.B337]^2))" office:value-type="float" office:value="122.555456834855">
            <text:p>122.555456834855</text:p>
          </table:table-cell>
          <table:table-cell table:formula="of:=([.$C$10]-[.C337])*[.$B$4]" office:value-type="float" office:value="6257.97290276601">
            <text:p>6257.97290276601</text:p>
          </table:table-cell>
          <table:table-cell table:formula="of:=ROUND([.D337])" office:value-type="float" office:value="6258">
            <text:p>6258</text:p>
          </table:table-cell>
          <table:table-cell table:formula="of:=([.$C$8]-([.E337]*[.$C$4]))" office:value-type="float" office:value="122.55546875">
            <text:p>122.55546875</text:p>
          </table:table-cell>
          <table:table-cell table:formula="of:=SQRT(ABS([.$D$2]^2-[.F337]^2))" office:value-type="float" office:value="24.5999406395172">
            <text:p>24.5999406395172</text:p>
          </table:table-cell>
          <table:table-cell table:formula="of:=ABS([.B337]-[.G337])" office:value-type="float" office:value="0.0000593604826164551">
            <text:p>0.0000593604826164551</text:p>
          </table:table-cell>
          <table:table-cell/>
        </table:table-row>
        <table:table-row table:style-name="ro2">
          <table:table-cell table:formula="of:=[.A337]+[.A$4]" office:value-type="float" office:value="98.6999999999994">
            <text:p>98.6999999999994</text:p>
          </table:table-cell>
          <table:table-cell table:formula="of:=[.A338]/([.$D$4]*2)" office:value-type="float" office:value="24.6749999999999">
            <text:p>24.6749999999999</text:p>
          </table:table-cell>
          <table:table-cell table:formula="of:=SQRT(ABS([.$D$2]^2-[.B338]^2))" office:value-type="float" office:value="122.540378549277">
            <text:p>122.540378549277</text:p>
          </table:table-cell>
          <table:table-cell table:formula="of:=([.$C$10]-[.C338])*[.$B$4]" office:value-type="float" office:value="6296.57331384675">
            <text:p>6296.57331384675</text:p>
          </table:table-cell>
          <table:table-cell table:formula="of:=ROUND([.D338])" office:value-type="float" office:value="6297">
            <text:p>6297</text:p>
          </table:table-cell>
          <table:table-cell table:formula="of:=([.$C$8]-([.E338]*[.$C$4]))" office:value-type="float" office:value="122.540234375">
            <text:p>122.540234375</text:p>
          </table:table-cell>
          <table:table-cell table:formula="of:=SQRT(ABS([.$D$2]^2-[.F338]^2))" office:value-type="float" office:value="24.67571598394">
            <text:p>24.67571598394</text:p>
          </table:table-cell>
          <table:table-cell table:formula="of:=ABS([.B338]-[.G338])" office:value-type="float" office:value="0.000715983940096976">
            <text:p>0.000715983940096976</text:p>
          </table:table-cell>
          <table:table-cell/>
        </table:table-row>
        <table:table-row table:style-name="ro2">
          <table:table-cell table:formula="of:=[.A338]+[.A$4]" office:value-type="float" office:value="98.9999999999994">
            <text:p>98.9999999999994</text:p>
          </table:table-cell>
          <table:table-cell table:formula="of:=[.A339]/([.$D$4]*2)" office:value-type="float" office:value="24.7499999999999">
            <text:p>24.7499999999999</text:p>
          </table:table-cell>
          <table:table-cell table:formula="of:=SQRT(ABS([.$D$2]^2-[.B339]^2))" office:value-type="float" office:value="122.52525249923">
            <text:p>122.52525249923</text:p>
          </table:table-cell>
          <table:table-cell table:formula="of:=([.$C$10]-[.C339])*[.$B$4]" office:value-type="float" office:value="6335.29600196667">
            <text:p>6335.29600196667</text:p>
          </table:table-cell>
          <table:table-cell table:formula="of:=ROUND([.D339])" office:value-type="float" office:value="6335">
            <text:p>6335</text:p>
          </table:table-cell>
          <table:table-cell table:formula="of:=([.$C$8]-([.E339]*[.$C$4]))" office:value-type="float" office:value="122.525390625">
            <text:p>122.525390625</text:p>
          </table:table-cell>
          <table:table-cell table:formula="of:=SQRT(ABS([.$D$2]^2-[.F339]^2))" office:value-type="float" office:value="24.7493161964358">
            <text:p>24.7493161964358</text:p>
          </table:table-cell>
          <table:table-cell table:formula="of:=ABS([.B339]-[.G339])" office:value-type="float" office:value="0.000683803564001551">
            <text:p>0.000683803564001551</text:p>
          </table:table-cell>
          <table:table-cell/>
        </table:table-row>
        <table:table-row table:style-name="ro2">
          <table:table-cell table:formula="of:=[.A339]+[.A$4]" office:value-type="float" office:value="99.2999999999994">
            <text:p>99.2999999999994</text:p>
          </table:table-cell>
          <table:table-cell table:formula="of:=[.A340]/([.$D$4]*2)" office:value-type="float" office:value="24.8249999999999">
            <text:p>24.8249999999999</text:p>
          </table:table-cell>
          <table:table-cell table:formula="of:=SQRT(ABS([.$D$2]^2-[.B340]^2))" office:value-type="float" office:value="122.510078667022">
            <text:p>122.510078667022</text:p>
          </table:table-cell>
          <table:table-cell table:formula="of:=([.$C$10]-[.C340])*[.$B$4]" office:value-type="float" office:value="6374.14101241757">
            <text:p>6374.14101241757</text:p>
          </table:table-cell>
          <table:table-cell table:formula="of:=ROUND([.D340])" office:value-type="float" office:value="6374">
            <text:p>6374</text:p>
          </table:table-cell>
          <table:table-cell table:formula="of:=([.$C$8]-([.E340]*[.$C$4]))" office:value-type="float" office:value="122.51015625">
            <text:p>122.51015625</text:p>
          </table:table-cell>
          <table:table-cell table:formula="of:=SQRT(ABS([.$D$2]^2-[.F340]^2))" office:value-type="float" office:value="24.8246171289828">
            <text:p>24.8246171289828</text:p>
          </table:table-cell>
          <table:table-cell table:formula="of:=ABS([.B340]-[.G340])" office:value-type="float" office:value="0.000382871017020392">
            <text:p>0.000382871017020392</text:p>
          </table:table-cell>
          <table:table-cell/>
        </table:table-row>
        <table:table-row table:style-name="ro2">
          <table:table-cell table:formula="of:=[.A340]+[.A$4]" office:value-type="float" office:value="99.5999999999994">
            <text:p>99.5999999999994</text:p>
          </table:table-cell>
          <table:table-cell table:formula="of:=[.A341]/([.$D$4]*2)" office:value-type="float" office:value="24.8999999999998">
            <text:p>24.8999999999998</text:p>
          </table:table-cell>
          <table:table-cell table:formula="of:=SQRT(ABS([.$D$2]^2-[.B341]^2))" office:value-type="float" office:value="122.494857034898">
            <text:p>122.494857034898</text:p>
          </table:table-cell>
          <table:table-cell table:formula="of:=([.$C$10]-[.C341])*[.$B$4]" office:value-type="float" office:value="6413.10839065693">
            <text:p>6413.10839065693</text:p>
          </table:table-cell>
          <table:table-cell table:formula="of:=ROUND([.D341])" office:value-type="float" office:value="6413">
            <text:p>6413</text:p>
          </table:table-cell>
          <table:table-cell table:formula="of:=([.$C$8]-([.E341]*[.$C$4]))" office:value-type="float" office:value="122.494921875">
            <text:p>122.494921875</text:p>
          </table:table-cell>
          <table:table-cell table:formula="of:=SQRT(ABS([.$D$2]^2-[.F341]^2))" office:value-type="float" office:value="24.8996810187931">
            <text:p>24.8996810187931</text:p>
          </table:table-cell>
          <table:table-cell table:formula="of:=ABS([.B341]-[.G341])" office:value-type="float" office:value="0.000318981206749669">
            <text:p>0.000318981206749669</text:p>
          </table:table-cell>
          <table:table-cell/>
        </table:table-row>
        <table:table-row table:style-name="ro2">
          <table:table-cell table:formula="of:=[.A341]+[.A$4]" office:value-type="float" office:value="99.8999999999994">
            <text:p>99.8999999999994</text:p>
          </table:table-cell>
          <table:table-cell table:formula="of:=[.A342]/([.$D$4]*2)" office:value-type="float" office:value="24.9749999999999">
            <text:p>24.9749999999999</text:p>
          </table:table-cell>
          <table:table-cell table:formula="of:=SQRT(ABS([.$D$2]^2-[.B342]^2))" office:value-type="float" office:value="122.479587585034">
            <text:p>122.479587585034</text:p>
          </table:table-cell>
          <table:table-cell table:formula="of:=([.$C$10]-[.C342])*[.$B$4]" office:value-type="float" office:value="6452.19818230788">
            <text:p>6452.19818230788</text:p>
          </table:table-cell>
          <table:table-cell table:formula="of:=ROUND([.D342])" office:value-type="float" office:value="6452">
            <text:p>6452</text:p>
          </table:table-cell>
          <table:table-cell table:formula="of:=([.$C$8]-([.E342]*[.$C$4]))" office:value-type="float" office:value="122.4796875">
            <text:p>122.4796875</text:p>
          </table:table-cell>
          <table:table-cell table:formula="of:=SQRT(ABS([.$D$2]^2-[.F342]^2))" office:value-type="float" office:value="24.9745100032482">
            <text:p>24.9745100032482</text:p>
          </table:table-cell>
          <table:table-cell table:formula="of:=ABS([.B342]-[.G342])" office:value-type="float" office:value="0.000489996751653621">
            <text:p>0.000489996751653621</text:p>
          </table:table-cell>
          <table:table-cell/>
        </table:table-row>
        <table:table-row table:style-name="ro2">
          <table:table-cell table:formula="of:=[.A342]+[.A$4]" office:value-type="float" office:value="100.199999999999">
            <text:p>100.199999999999</text:p>
          </table:table-cell>
          <table:table-cell table:formula="of:=[.A343]/([.$D$4]*2)" office:value-type="float" office:value="25.0499999999999">
            <text:p>25.0499999999999</text:p>
          </table:table-cell>
          <table:table-cell table:formula="of:=SQRT(ABS([.$D$2]^2-[.B343]^2))" office:value-type="float" office:value="122.464270299545">
            <text:p>122.464270299545</text:p>
          </table:table-cell>
          <table:table-cell table:formula="of:=([.$C$10]-[.C343])*[.$B$4]" office:value-type="float" office:value="6491.41043315976">
            <text:p>6491.41043315976</text:p>
          </table:table-cell>
          <table:table-cell table:formula="of:=ROUND([.D343])" office:value-type="float" office:value="6491">
            <text:p>6491</text:p>
          </table:table-cell>
          <table:table-cell table:formula="of:=([.$C$8]-([.E343]*[.$C$4]))" office:value-type="float" office:value="122.464453125">
            <text:p>122.464453125</text:p>
          </table:table-cell>
          <table:table-cell table:formula="of:=SQRT(ABS([.$D$2]^2-[.F343]^2))" office:value-type="float" office:value="25.0491061875404">
            <text:p>25.0491061875404</text:p>
          </table:table-cell>
          <table:table-cell table:formula="of:=ABS([.B343]-[.G343])" office:value-type="float" office:value="0.00089381245940956">
            <text:p>0.00089381245940956</text:p>
          </table:table-cell>
          <table:table-cell/>
        </table:table-row>
        <table:table-row table:style-name="ro2">
          <table:table-cell table:formula="of:=[.A343]+[.A$4]" office:value-type="float" office:value="100.499999999999">
            <text:p>100.499999999999</text:p>
          </table:table-cell>
          <table:table-cell table:formula="of:=[.A344]/([.$D$4]*2)" office:value-type="float" office:value="25.1249999999998">
            <text:p>25.1249999999998</text:p>
          </table:table-cell>
          <table:table-cell table:formula="of:=SQRT(ABS([.$D$2]^2-[.B344]^2))" office:value-type="float" office:value="122.448905160479">
            <text:p>122.448905160479</text:p>
          </table:table-cell>
          <table:table-cell table:formula="of:=([.$C$10]-[.C344])*[.$B$4]" office:value-type="float" office:value="6530.7451891683">
            <text:p>6530.7451891683</text:p>
          </table:table-cell>
          <table:table-cell table:formula="of:=ROUND([.D344])" office:value-type="float" office:value="6531">
            <text:p>6531</text:p>
          </table:table-cell>
          <table:table-cell table:formula="of:=([.$C$8]-([.E344]*[.$C$4]))" office:value-type="float" office:value="122.448828125">
            <text:p>122.448828125</text:p>
          </table:table-cell>
          <table:table-cell table:formula="of:=SQRT(ABS([.$D$2]^2-[.F344]^2))" office:value-type="float" office:value="25.1253754362837">
            <text:p>25.1253754362837</text:p>
          </table:table-cell>
          <table:table-cell table:formula="of:=ABS([.B344]-[.G344])" office:value-type="float" office:value="0.000375436283821529">
            <text:p>0.000375436283821529</text:p>
          </table:table-cell>
          <table:table-cell/>
        </table:table-row>
        <table:table-row table:style-name="ro2">
          <table:table-cell table:formula="of:=[.A344]+[.A$4]" office:value-type="float" office:value="100.799999999999">
            <text:p>100.799999999999</text:p>
          </table:table-cell>
          <table:table-cell table:formula="of:=[.A345]/([.$D$4]*2)" office:value-type="float" office:value="25.1999999999998">
            <text:p>25.1999999999998</text:p>
          </table:table-cell>
          <table:table-cell table:formula="of:=SQRT(ABS([.$D$2]^2-[.B345]^2))" office:value-type="float" office:value="122.43349214982">
            <text:p>122.43349214982</text:p>
          </table:table-cell>
          <table:table-cell table:formula="of:=([.$C$10]-[.C345])*[.$B$4]" office:value-type="float" office:value="6570.20249645593">
            <text:p>6570.20249645593</text:p>
          </table:table-cell>
          <table:table-cell table:formula="of:=ROUND([.D345])" office:value-type="float" office:value="6570">
            <text:p>6570</text:p>
          </table:table-cell>
          <table:table-cell table:formula="of:=([.$C$8]-([.E345]*[.$C$4]))" office:value-type="float" office:value="122.43359375">
            <text:p>122.43359375</text:p>
          </table:table-cell>
          <table:table-cell table:formula="of:=SQRT(ABS([.$D$2]^2-[.F345]^2))" office:value-type="float" office:value="25.1995063733392">
            <text:p>25.1995063733392</text:p>
          </table:table-cell>
          <table:table-cell table:formula="of:=ABS([.B345]-[.G345])" office:value-type="float" office:value="0.000493626660691859">
            <text:p>0.000493626660691859</text:p>
          </table:table-cell>
          <table:table-cell/>
        </table:table-row>
        <table:table-row table:style-name="ro2">
          <table:table-cell table:formula="of:=[.A345]+[.A$4]" office:value-type="float" office:value="101.099999999999">
            <text:p>101.099999999999</text:p>
          </table:table-cell>
          <table:table-cell table:formula="of:=[.A346]/([.$D$4]*2)" office:value-type="float" office:value="25.2749999999998">
            <text:p>25.2749999999998</text:p>
          </table:table-cell>
          <table:table-cell table:formula="of:=SQRT(ABS([.$D$2]^2-[.B346]^2))" office:value-type="float" office:value="122.418031249486">
            <text:p>122.418031249486</text:p>
          </table:table-cell>
          <table:table-cell table:formula="of:=([.$C$10]-[.C346])*[.$B$4]" office:value-type="float" office:value="6609.78240131197">
            <text:p>6609.78240131197</text:p>
          </table:table-cell>
          <table:table-cell table:formula="of:=ROUND([.D346])" office:value-type="float" office:value="6610">
            <text:p>6610</text:p>
          </table:table-cell>
          <table:table-cell table:formula="of:=([.$C$8]-([.E346]*[.$C$4]))" office:value-type="float" office:value="122.41796875">
            <text:p>122.41796875</text:p>
          </table:table-cell>
          <table:table-cell table:formula="of:=SQRT(ABS([.$D$2]^2-[.F346]^2))" office:value-type="float" office:value="25.2753027108287">
            <text:p>25.2753027108287</text:p>
          </table:table-cell>
          <table:table-cell table:formula="of:=ABS([.B346]-[.G346])" office:value-type="float" office:value="0.000302710828826491">
            <text:p>0.000302710828826491</text:p>
          </table:table-cell>
          <table:table-cell/>
        </table:table-row>
        <table:table-row table:style-name="ro2">
          <table:table-cell table:formula="of:=[.A346]+[.A$4]" office:value-type="float" office:value="101.399999999999">
            <text:p>101.399999999999</text:p>
          </table:table-cell>
          <table:table-cell table:formula="of:=[.A347]/([.$D$4]*2)" office:value-type="float" office:value="25.3499999999998">
            <text:p>25.3499999999998</text:p>
          </table:table-cell>
          <table:table-cell table:formula="of:=SQRT(ABS([.$D$2]^2-[.B347]^2))" office:value-type="float" office:value="122.402522441329">
            <text:p>122.402522441329</text:p>
          </table:table-cell>
          <table:table-cell table:formula="of:=([.$C$10]-[.C347])*[.$B$4]" office:value-type="float" office:value="6649.48495019304">
            <text:p>6649.48495019304</text:p>
          </table:table-cell>
          <table:table-cell table:formula="of:=ROUND([.D347])" office:value-type="float" office:value="6649">
            <text:p>6649</text:p>
          </table:table-cell>
          <table:table-cell table:formula="of:=([.$C$8]-([.E347]*[.$C$4]))" office:value-type="float" office:value="122.402734375">
            <text:p>122.402734375</text:p>
          </table:table-cell>
          <table:table-cell table:formula="of:=SQRT(ABS([.$D$2]^2-[.F347]^2))" office:value-type="float" office:value="25.3489766563306">
            <text:p>25.3489766563306</text:p>
          </table:table-cell>
          <table:table-cell table:formula="of:=ABS([.B347]-[.G347])" office:value-type="float" office:value="0.00102334366921752">
            <text:p>0.00102334366921752</text:p>
          </table:table-cell>
          <table:table-cell/>
        </table:table-row>
        <table:table-row table:style-name="ro2">
          <table:table-cell table:formula="of:=[.A347]+[.A$4]" office:value-type="float" office:value="101.699999999999">
            <text:p>101.699999999999</text:p>
          </table:table-cell>
          <table:table-cell table:formula="of:=[.A348]/([.$D$4]*2)" office:value-type="float" office:value="25.4249999999998">
            <text:p>25.4249999999998</text:p>
          </table:table-cell>
          <table:table-cell table:formula="of:=SQRT(ABS([.$D$2]^2-[.B348]^2))" office:value-type="float" office:value="122.386965707137">
            <text:p>122.386965707137</text:p>
          </table:table-cell>
          <table:table-cell table:formula="of:=([.$C$10]-[.C348])*[.$B$4]" office:value-type="float" office:value="6689.31018972329">
            <text:p>6689.31018972329</text:p>
          </table:table-cell>
          <table:table-cell table:formula="of:=ROUND([.D348])" office:value-type="float" office:value="6689">
            <text:p>6689</text:p>
          </table:table-cell>
          <table:table-cell table:formula="of:=([.$C$8]-([.E348]*[.$C$4]))" office:value-type="float" office:value="122.387109375">
            <text:p>122.387109375</text:p>
          </table:table-cell>
          <table:table-cell table:formula="of:=SQRT(ABS([.$D$2]^2-[.F348]^2))" office:value-type="float" office:value="25.4243084238645">
            <text:p>25.4243084238645</text:p>
          </table:table-cell>
          <table:table-cell table:formula="of:=ABS([.B348]-[.G348])" office:value-type="float" office:value="0.000691576135327665">
            <text:p>0.000691576135327665</text:p>
          </table:table-cell>
          <table:table-cell/>
        </table:table-row>
        <table:table-row table:style-name="ro2">
          <table:table-cell table:formula="of:=[.A348]+[.A$4]" office:value-type="float" office:value="101.999999999999">
            <text:p>101.999999999999</text:p>
          </table:table-cell>
          <table:table-cell table:formula="of:=[.A349]/([.$D$4]*2)" office:value-type="float" office:value="25.4999999999998">
            <text:p>25.4999999999998</text:p>
          </table:table-cell>
          <table:table-cell table:formula="of:=SQRT(ABS([.$D$2]^2-[.B349]^2))" office:value-type="float" office:value="122.371361028633">
            <text:p>122.371361028633</text:p>
          </table:table-cell>
          <table:table-cell table:formula="of:=([.$C$10]-[.C349])*[.$B$4]" office:value-type="float" office:value="6729.25816669467">
            <text:p>6729.25816669467</text:p>
          </table:table-cell>
          <table:table-cell table:formula="of:=ROUND([.D349])" office:value-type="float" office:value="6729">
            <text:p>6729</text:p>
          </table:table-cell>
          <table:table-cell table:formula="of:=([.$C$8]-([.E349]*[.$C$4]))" office:value-type="float" office:value="122.371484375">
            <text:p>122.371484375</text:p>
          </table:table-cell>
          <table:table-cell table:formula="of:=SQRT(ABS([.$D$2]^2-[.F349]^2))" office:value-type="float" office:value="25.499408068799">
            <text:p>25.499408068799</text:p>
          </table:table-cell>
          <table:table-cell table:formula="of:=ABS([.B349]-[.G349])" office:value-type="float" office:value="0.000591931200851548">
            <text:p>0.000591931200851548</text:p>
          </table:table-cell>
          <table:table-cell/>
        </table:table-row>
        <table:table-row table:style-name="ro2">
          <table:table-cell table:formula="of:=[.A349]+[.A$4]" office:value-type="float" office:value="102.299999999999">
            <text:p>102.299999999999</text:p>
          </table:table-cell>
          <table:table-cell table:formula="of:=[.A350]/([.$D$4]*2)" office:value-type="float" office:value="25.5749999999998">
            <text:p>25.5749999999998</text:p>
          </table:table-cell>
          <table:table-cell table:formula="of:=SQRT(ABS([.$D$2]^2-[.B350]^2))" office:value-type="float" office:value="122.355708387472">
            <text:p>122.355708387472</text:p>
          </table:table-cell>
          <table:table-cell table:formula="of:=([.$C$10]-[.C350])*[.$B$4]" office:value-type="float" office:value="6769.32892806734">
            <text:p>6769.32892806734</text:p>
          </table:table-cell>
          <table:table-cell table:formula="of:=ROUND([.D350])" office:value-type="float" office:value="6769">
            <text:p>6769</text:p>
          </table:table-cell>
          <table:table-cell table:formula="of:=([.$C$8]-([.E350]*[.$C$4]))" office:value-type="float" office:value="122.355859375">
            <text:p>122.355859375</text:p>
          </table:table-cell>
          <table:table-cell table:formula="of:=SQRT(ABS([.$D$2]^2-[.F350]^2))" office:value-type="float" office:value="25.5742776360394">
            <text:p>25.5742776360394</text:p>
          </table:table-cell>
          <table:table-cell table:formula="of:=ABS([.B350]-[.G350])" office:value-type="float" office:value="0.000722363960424133">
            <text:p>0.000722363960424133</text:p>
          </table:table-cell>
          <table:table-cell/>
        </table:table-row>
        <table:table-row table:style-name="ro2">
          <table:table-cell table:formula="of:=[.A350]+[.A$4]" office:value-type="float" office:value="102.599999999999">
            <text:p>102.599999999999</text:p>
          </table:table-cell>
          <table:table-cell table:formula="of:=[.A351]/([.$D$4]*2)" office:value-type="float" office:value="25.6499999999998">
            <text:p>25.6499999999998</text:p>
          </table:table-cell>
          <table:table-cell table:formula="of:=SQRT(ABS([.$D$2]^2-[.B351]^2))" office:value-type="float" office:value="122.340007765244">
            <text:p>122.340007765244</text:p>
          </table:table-cell>
          <table:table-cell table:formula="of:=([.$C$10]-[.C351])*[.$B$4]" office:value-type="float" office:value="6809.52252096969">
            <text:p>6809.52252096969</text:p>
          </table:table-cell>
          <table:table-cell table:formula="of:=ROUND([.D351])" office:value-type="float" office:value="6810">
            <text:p>6810</text:p>
          </table:table-cell>
          <table:table-cell table:formula="of:=([.$C$8]-([.E351]*[.$C$4]))" office:value-type="float" office:value="122.33984375">
            <text:p>122.33984375</text:p>
          </table:table-cell>
          <table:table-cell table:formula="of:=SQRT(ABS([.$D$2]^2-[.F351]^2))" office:value-type="float" office:value="25.6507822731703">
            <text:p>25.6507822731703</text:p>
          </table:table-cell>
          <table:table-cell table:formula="of:=ABS([.B351]-[.G351])" office:value-type="float" office:value="0.00078227317041879">
            <text:p>0.00078227317041879</text:p>
          </table:table-cell>
          <table:table-cell/>
        </table:table-row>
        <table:table-row table:style-name="ro2">
          <table:table-cell table:formula="of:=[.A351]+[.A$4]" office:value-type="float" office:value="102.899999999999">
            <text:p>102.899999999999</text:p>
          </table:table-cell>
          <table:table-cell table:formula="of:=[.A352]/([.$D$4]*2)" office:value-type="float" office:value="25.7249999999998">
            <text:p>25.7249999999998</text:p>
          </table:table-cell>
          <table:table-cell table:formula="of:=SQRT(ABS([.$D$2]^2-[.B352]^2))" office:value-type="float" office:value="122.324259143475">
            <text:p>122.324259143475</text:p>
          </table:table-cell>
          <table:table-cell table:formula="of:=([.$C$10]-[.C352])*[.$B$4]" office:value-type="float" office:value="6849.83899269904">
            <text:p>6849.83899269904</text:p>
          </table:table-cell>
          <table:table-cell table:formula="of:=ROUND([.D352])" office:value-type="float" office:value="6850">
            <text:p>6850</text:p>
          </table:table-cell>
          <table:table-cell table:formula="of:=([.$C$8]-([.E352]*[.$C$4]))" office:value-type="float" office:value="122.32421875">
            <text:p>122.32421875</text:p>
          </table:table-cell>
          <table:table-cell table:formula="of:=SQRT(ABS([.$D$2]^2-[.F352]^2))" office:value-type="float" office:value="25.7251920731828">
            <text:p>25.7251920731828</text:p>
          </table:table-cell>
          <table:table-cell table:formula="of:=ABS([.B352]-[.G352])" office:value-type="float" office:value="0.000192073182979868">
            <text:p>0.000192073182979868</text:p>
          </table:table-cell>
          <table:table-cell/>
        </table:table-row>
        <table:table-row table:style-name="ro2">
          <table:table-cell table:formula="of:=[.A352]+[.A$4]" office:value-type="float" office:value="103.199999999999">
            <text:p>103.199999999999</text:p>
          </table:table-cell>
          <table:table-cell table:formula="of:=[.A353]/([.$D$4]*2)" office:value-type="float" office:value="25.7999999999998">
            <text:p>25.7999999999998</text:p>
          </table:table-cell>
          <table:table-cell table:formula="of:=SQRT(ABS([.$D$2]^2-[.B353]^2))" office:value-type="float" office:value="122.308462503622">
            <text:p>122.308462503622</text:p>
          </table:table-cell>
          <table:table-cell table:formula="of:=([.$C$10]-[.C353])*[.$B$4]" office:value-type="float" office:value="6890.27839072147">
            <text:p>6890.27839072147</text:p>
          </table:table-cell>
          <table:table-cell table:formula="of:=ROUND([.D353])" office:value-type="float" office:value="6890">
            <text:p>6890</text:p>
          </table:table-cell>
          <table:table-cell table:formula="of:=([.$C$8]-([.E353]*[.$C$4]))" office:value-type="float" office:value="122.30859375">
            <text:p>122.30859375</text:p>
          </table:table-cell>
          <table:table-cell table:formula="of:=SQRT(ABS([.$D$2]^2-[.F353]^2))" office:value-type="float" office:value="25.7993778005878">
            <text:p>25.7993778005878</text:p>
          </table:table-cell>
          <table:table-cell table:formula="of:=ABS([.B353]-[.G353])" office:value-type="float" office:value="0.000622199412077862">
            <text:p>0.000622199412077862</text:p>
          </table:table-cell>
          <table:table-cell/>
        </table:table-row>
        <table:table-row table:style-name="ro2">
          <table:table-cell table:formula="of:=[.A353]+[.A$4]" office:value-type="float" office:value="103.499999999999">
            <text:p>103.499999999999</text:p>
          </table:table-cell>
          <table:table-cell table:formula="of:=[.A354]/([.$D$4]*2)" office:value-type="float" office:value="25.8749999999998">
            <text:p>25.8749999999998</text:p>
          </table:table-cell>
          <table:table-cell table:formula="of:=SQRT(ABS([.$D$2]^2-[.B354]^2))" office:value-type="float" office:value="122.292617827079">
            <text:p>122.292617827079</text:p>
          </table:table-cell>
          <table:table-cell table:formula="of:=([.$C$10]-[.C354])*[.$B$4]" office:value-type="float" office:value="6930.84076267252">
            <text:p>6930.84076267252</text:p>
          </table:table-cell>
          <table:table-cell table:formula="of:=ROUND([.D354])" office:value-type="float" office:value="6931">
            <text:p>6931</text:p>
          </table:table-cell>
          <table:table-cell table:formula="of:=([.$C$8]-([.E354]*[.$C$4]))" office:value-type="float" office:value="122.292578125">
            <text:p>122.292578125</text:p>
          </table:table-cell>
          <table:table-cell table:formula="of:=SQRT(ABS([.$D$2]^2-[.F354]^2))" office:value-type="float" office:value="25.8751876426195">
            <text:p>25.8751876426195</text:p>
          </table:table-cell>
          <table:table-cell table:formula="of:=ABS([.B354]-[.G354])" office:value-type="float" office:value="0.000187642619668083">
            <text:p>0.000187642619668083</text:p>
          </table:table-cell>
          <table:table-cell/>
        </table:table-row>
        <table:table-row table:style-name="ro2">
          <table:table-cell table:formula="of:=[.A354]+[.A$4]" office:value-type="float" office:value="103.799999999999">
            <text:p>103.799999999999</text:p>
          </table:table-cell>
          <table:table-cell table:formula="of:=[.A355]/([.$D$4]*2)" office:value-type="float" office:value="25.9499999999998">
            <text:p>25.9499999999998</text:p>
          </table:table-cell>
          <table:table-cell table:formula="of:=SQRT(ABS([.$D$2]^2-[.B355]^2))" office:value-type="float" office:value="122.276725095171">
            <text:p>122.276725095171</text:p>
          </table:table-cell>
          <table:table-cell table:formula="of:=([.$C$10]-[.C355])*[.$B$4]" office:value-type="float" office:value="6971.52615635721">
            <text:p>6971.52615635721</text:p>
          </table:table-cell>
          <table:table-cell table:formula="of:=ROUND([.D355])" office:value-type="float" office:value="6972">
            <text:p>6972</text:p>
          </table:table-cell>
          <table:table-cell table:formula="of:=([.$C$8]-([.E355]*[.$C$4]))" office:value-type="float" office:value="122.2765625">
            <text:p>122.2765625</text:p>
          </table:table-cell>
          <table:table-cell table:formula="of:=SQRT(ABS([.$D$2]^2-[.F355]^2))" office:value-type="float" office:value="25.9507661386633">
            <text:p>25.9507661386633</text:p>
          </table:table-cell>
          <table:table-cell table:formula="of:=ABS([.B355]-[.G355])" office:value-type="float" office:value="0.000766138663482963">
            <text:p>0.000766138663482963</text:p>
          </table:table-cell>
          <table:table-cell/>
        </table:table-row>
        <table:table-row table:style-name="ro2">
          <table:table-cell table:formula="of:=[.A355]+[.A$4]" office:value-type="float" office:value="104.099999999999">
            <text:p>104.099999999999</text:p>
          </table:table-cell>
          <table:table-cell table:formula="of:=[.A356]/([.$D$4]*2)" office:value-type="float" office:value="26.0249999999998">
            <text:p>26.0249999999998</text:p>
          </table:table-cell>
          <table:table-cell table:formula="of:=SQRT(ABS([.$D$2]^2-[.B356]^2))" office:value-type="float" office:value="122.260784289158">
            <text:p>122.260784289158</text:p>
          </table:table-cell>
          <table:table-cell table:formula="of:=([.$C$10]-[.C356])*[.$B$4]" office:value-type="float" office:value="7012.33461975051">
            <text:p>7012.33461975051</text:p>
          </table:table-cell>
          <table:table-cell table:formula="of:=ROUND([.D356])" office:value-type="float" office:value="7012">
            <text:p>7012</text:p>
          </table:table-cell>
          <table:table-cell table:formula="of:=([.$C$8]-([.E356]*[.$C$4]))" office:value-type="float" office:value="122.2609375">
            <text:p>122.2609375</text:p>
          </table:table-cell>
          <table:table-cell table:formula="of:=SQRT(ABS([.$D$2]^2-[.F356]^2))" office:value-type="float" office:value="26.024280232527">
            <text:p>26.024280232527</text:p>
          </table:table-cell>
          <table:table-cell table:formula="of:=ABS([.B356]-[.G356])" office:value-type="float" office:value="0.000719767472858734">
            <text:p>0.000719767472858734</text:p>
          </table:table-cell>
          <table:table-cell/>
        </table:table-row>
        <table:table-row table:style-name="ro2">
          <table:table-cell table:formula="of:=[.A356]+[.A$4]" office:value-type="float" office:value="104.399999999999">
            <text:p>104.399999999999</text:p>
          </table:table-cell>
          <table:table-cell table:formula="of:=[.A357]/([.$D$4]*2)" office:value-type="float" office:value="26.0999999999998">
            <text:p>26.0999999999998</text:p>
          </table:table-cell>
          <table:table-cell table:formula="of:=SQRT(ABS([.$D$2]^2-[.B357]^2))" office:value-type="float" office:value="122.244795390233">
            <text:p>122.244795390233</text:p>
          </table:table-cell>
          <table:table-cell table:formula="of:=([.$C$10]-[.C357])*[.$B$4]" office:value-type="float" office:value="7053.26620099753">
            <text:p>7053.26620099753</text:p>
          </table:table-cell>
          <table:table-cell table:formula="of:=ROUND([.D357])" office:value-type="float" office:value="7053">
            <text:p>7053</text:p>
          </table:table-cell>
          <table:table-cell table:formula="of:=([.$C$8]-([.E357]*[.$C$4]))" office:value-type="float" office:value="122.244921875">
            <text:p>122.244921875</text:p>
          </table:table-cell>
          <table:table-cell table:formula="of:=SQRT(ABS([.$D$2]^2-[.F357]^2))" office:value-type="float" office:value="26.0994075751758">
            <text:p>26.0994075751758</text:p>
          </table:table-cell>
          <table:table-cell table:formula="of:=ABS([.B357]-[.G357])" office:value-type="float" office:value="0.000592424824002791">
            <text:p>0.000592424824002791</text:p>
          </table:table-cell>
          <table:table-cell/>
        </table:table-row>
        <table:table-row table:style-name="ro2">
          <table:table-cell table:formula="of:=[.A357]+[.A$4]" office:value-type="float" office:value="104.699999999999">
            <text:p>104.699999999999</text:p>
          </table:table-cell>
          <table:table-cell table:formula="of:=[.A358]/([.$D$4]*2)" office:value-type="float" office:value="26.1749999999998">
            <text:p>26.1749999999998</text:p>
          </table:table-cell>
          <table:table-cell table:formula="of:=SQRT(ABS([.$D$2]^2-[.B358]^2))" office:value-type="float" office:value="122.228758379524">
            <text:p>122.228758379524</text:p>
          </table:table-cell>
          <table:table-cell table:formula="of:=([.$C$10]-[.C358])*[.$B$4]" office:value-type="float" office:value="7094.32094841392">
            <text:p>7094.32094841392</text:p>
          </table:table-cell>
          <table:table-cell table:formula="of:=ROUND([.D358])" office:value-type="float" office:value="7094">
            <text:p>7094</text:p>
          </table:table-cell>
          <table:table-cell table:formula="of:=([.$C$8]-([.E358]*[.$C$4]))" office:value-type="float" office:value="122.22890625">
            <text:p>122.22890625</text:p>
          </table:table-cell>
          <table:table-cell table:formula="of:=SQRT(ABS([.$D$2]^2-[.F358]^2))" office:value-type="float" office:value="26.1743094833219">
            <text:p>26.1743094833219</text:p>
          </table:table-cell>
          <table:table-cell table:formula="of:=ABS([.B358]-[.G358])" office:value-type="float" office:value="0.000690516677984476">
            <text:p>0.000690516677984476</text:p>
          </table:table-cell>
          <table:table-cell/>
        </table:table-row>
        <table:table-row table:style-name="ro2">
          <table:table-cell table:formula="of:=[.A358]+[.A$4]" office:value-type="float" office:value="104.999999999999">
            <text:p>104.999999999999</text:p>
          </table:table-cell>
          <table:table-cell table:formula="of:=[.A359]/([.$D$4]*2)" office:value-type="float" office:value="26.2499999999998">
            <text:p>26.2499999999998</text:p>
          </table:table-cell>
          <table:table-cell table:formula="of:=SQRT(ABS([.$D$2]^2-[.B359]^2))" office:value-type="float" office:value="122.212673238089">
            <text:p>122.212673238089</text:p>
          </table:table-cell>
          <table:table-cell table:formula="of:=([.$C$10]-[.C359])*[.$B$4]" office:value-type="float" office:value="7135.49891048602">
            <text:p>7135.49891048602</text:p>
          </table:table-cell>
          <table:table-cell table:formula="of:=ROUND([.D359])" office:value-type="float" office:value="7135">
            <text:p>7135</text:p>
          </table:table-cell>
          <table:table-cell table:formula="of:=([.$C$8]-([.E359]*[.$C$4]))" office:value-type="float" office:value="122.212890625">
            <text:p>122.212890625</text:p>
          </table:table-cell>
          <table:table-cell table:formula="of:=SQRT(ABS([.$D$2]^2-[.F359]^2))" office:value-type="float" office:value="26.2489878868079">
            <text:p>26.2489878868079</text:p>
          </table:table-cell>
          <table:table-cell table:formula="of:=ABS([.B359]-[.G359])" office:value-type="float" office:value="0.00101211319195471">
            <text:p>0.00101211319195471</text:p>
          </table:table-cell>
          <table:table-cell/>
        </table:table-row>
        <table:table-row table:style-name="ro2">
          <table:table-cell table:formula="of:=[.A359]+[.A$4]" office:value-type="float" office:value="105.299999999999">
            <text:p>105.299999999999</text:p>
          </table:table-cell>
          <table:table-cell table:formula="of:=[.A360]/([.$D$4]*2)" office:value-type="float" office:value="26.3249999999998">
            <text:p>26.3249999999998</text:p>
          </table:table-cell>
          <table:table-cell table:formula="of:=SQRT(ABS([.$D$2]^2-[.B360]^2))" office:value-type="float" office:value="122.196539946923">
            <text:p>122.196539946923</text:p>
          </table:table-cell>
          <table:table-cell table:formula="of:=([.$C$10]-[.C360])*[.$B$4]" office:value-type="float" office:value="7176.80013587131">
            <text:p>7176.80013587131</text:p>
          </table:table-cell>
          <table:table-cell table:formula="of:=ROUND([.D360])" office:value-type="float" office:value="7177">
            <text:p>7177</text:p>
          </table:table-cell>
          <table:table-cell table:formula="of:=([.$C$8]-([.E360]*[.$C$4]))" office:value-type="float" office:value="122.196484375">
            <text:p>122.196484375</text:p>
          </table:table-cell>
          <table:table-cell table:formula="of:=SQRT(ABS([.$D$2]^2-[.F360]^2))" office:value-type="float" office:value="26.3252579548688">
            <text:p>26.3252579548688</text:p>
          </table:table-cell>
          <table:table-cell table:formula="of:=ABS([.B360]-[.G360])" office:value-type="float" office:value="0.000257954868931876">
            <text:p>0.000257954868931876</text:p>
          </table:table-cell>
          <table:table-cell/>
        </table:table-row>
        <table:table-row table:style-name="ro2">
          <table:table-cell table:formula="of:=[.A360]+[.A$4]" office:value-type="float" office:value="105.599999999999">
            <text:p>105.599999999999</text:p>
          </table:table-cell>
          <table:table-cell table:formula="of:=[.A361]/([.$D$4]*2)" office:value-type="float" office:value="26.3999999999998">
            <text:p>26.3999999999998</text:p>
          </table:table-cell>
          <table:table-cell table:formula="of:=SQRT(ABS([.$D$2]^2-[.B361]^2))" office:value-type="float" office:value="122.180358486952">
            <text:p>122.180358486952</text:p>
          </table:table-cell>
          <table:table-cell table:formula="of:=([.$C$10]-[.C361])*[.$B$4]" office:value-type="float" office:value="7218.22467339873">
            <text:p>7218.22467339873</text:p>
          </table:table-cell>
          <table:table-cell table:formula="of:=ROUND([.D361])" office:value-type="float" office:value="7218">
            <text:p>7218</text:p>
          </table:table-cell>
          <table:table-cell table:formula="of:=([.$C$8]-([.E361]*[.$C$4]))" office:value-type="float" office:value="122.18046875">
            <text:p>122.18046875</text:p>
          </table:table-cell>
          <table:table-cell table:formula="of:=SQRT(ABS([.$D$2]^2-[.F361]^2))" office:value-type="float" office:value="26.399489692611">
            <text:p>26.399489692611</text:p>
          </table:table-cell>
          <table:table-cell table:formula="of:=ABS([.B361]-[.G361])" office:value-type="float" office:value="0.000510307388861264">
            <text:p>0.000510307388861264</text:p>
          </table:table-cell>
          <table:table-cell/>
        </table:table-row>
        <table:table-row table:style-name="ro2">
          <table:table-cell table:formula="of:=[.A361]+[.A$4]" office:value-type="float" office:value="105.899999999999">
            <text:p>105.899999999999</text:p>
          </table:table-cell>
          <table:table-cell table:formula="of:=[.A362]/([.$D$4]*2)" office:value-type="float" office:value="26.4749999999998">
            <text:p>26.4749999999998</text:p>
          </table:table-cell>
          <table:table-cell table:formula="of:=SQRT(ABS([.$D$2]^2-[.B362]^2))" office:value-type="float" office:value="122.164128839034">
            <text:p>122.164128839034</text:p>
          </table:table-cell>
          <table:table-cell table:formula="of:=([.$C$10]-[.C362])*[.$B$4]" office:value-type="float" office:value="7259.77257206872">
            <text:p>7259.77257206872</text:p>
          </table:table-cell>
          <table:table-cell table:formula="of:=ROUND([.D362])" office:value-type="float" office:value="7260">
            <text:p>7260</text:p>
          </table:table-cell>
          <table:table-cell table:formula="of:=([.$C$8]-([.E362]*[.$C$4]))" office:value-type="float" office:value="122.1640625">
            <text:p>122.1640625</text:p>
          </table:table-cell>
          <table:table-cell table:formula="of:=SQRT(ABS([.$D$2]^2-[.F362]^2))" office:value-type="float" office:value="26.4753061076939">
            <text:p>26.4753061076939</text:p>
          </table:table-cell>
          <table:table-cell table:formula="of:=ABS([.B362]-[.G362])" office:value-type="float" office:value="0.000306107694058255">
            <text:p>0.000306107694058255</text:p>
          </table:table-cell>
          <table:table-cell/>
        </table:table-row>
        <table:table-row table:style-name="ro2">
          <table:table-cell table:formula="of:=[.A362]+[.A$4]" office:value-type="float" office:value="106.199999999999">
            <text:p>106.199999999999</text:p>
          </table:table-cell>
          <table:table-cell table:formula="of:=[.A363]/([.$D$4]*2)" office:value-type="float" office:value="26.5499999999998">
            <text:p>26.5499999999998</text:p>
          </table:table-cell>
          <table:table-cell table:formula="of:=SQRT(ABS([.$D$2]^2-[.B363]^2))" office:value-type="float" office:value="122.147850983961">
            <text:p>122.147850983961</text:p>
          </table:table-cell>
          <table:table-cell table:formula="of:=([.$C$10]-[.C363])*[.$B$4]" office:value-type="float" office:value="7301.44388105397">
            <text:p>7301.44388105397</text:p>
          </table:table-cell>
          <table:table-cell table:formula="of:=ROUND([.D363])" office:value-type="float" office:value="7301">
            <text:p>7301</text:p>
          </table:table-cell>
          <table:table-cell table:formula="of:=([.$C$8]-([.E363]*[.$C$4]))" office:value-type="float" office:value="122.148046875">
            <text:p>122.148046875</text:p>
          </table:table-cell>
          <table:table-cell table:formula="of:=SQRT(ABS([.$D$2]^2-[.F363]^2))" office:value-type="float" office:value="26.5490987534945">
            <text:p>26.5490987534945</text:p>
          </table:table-cell>
          <table:table-cell table:formula="of:=ABS([.B363]-[.G363])" office:value-type="float" office:value="0.000901246505378595">
            <text:p>0.000901246505378595</text:p>
          </table:table-cell>
          <table:table-cell/>
        </table:table-row>
        <table:table-row table:style-name="ro2">
          <table:table-cell table:formula="of:=[.A363]+[.A$4]" office:value-type="float" office:value="106.499999999999">
            <text:p>106.499999999999</text:p>
          </table:table-cell>
          <table:table-cell table:formula="of:=[.A364]/([.$D$4]*2)" office:value-type="float" office:value="26.6249999999998">
            <text:p>26.6249999999998</text:p>
          </table:table-cell>
          <table:table-cell table:formula="of:=SQRT(ABS([.$D$2]^2-[.B364]^2))" office:value-type="float" office:value="122.131524902459">
            <text:p>122.131524902459</text:p>
          </table:table-cell>
          <table:table-cell table:formula="of:=([.$C$10]-[.C364])*[.$B$4]" office:value-type="float" office:value="7343.23864969931">
            <text:p>7343.23864969931</text:p>
          </table:table-cell>
          <table:table-cell table:formula="of:=ROUND([.D364])" office:value-type="float" office:value="7343">
            <text:p>7343</text:p>
          </table:table-cell>
          <table:table-cell table:formula="of:=([.$C$8]-([.E364]*[.$C$4]))" office:value-type="float" office:value="122.131640625">
            <text:p>122.131640625</text:p>
          </table:table-cell>
          <table:table-cell table:formula="of:=SQRT(ABS([.$D$2]^2-[.F364]^2))" office:value-type="float" office:value="26.6244691636444">
            <text:p>26.6244691636444</text:p>
          </table:table-cell>
          <table:table-cell table:formula="of:=ABS([.B364]-[.G364])" office:value-type="float" office:value="0.000530836355476794">
            <text:p>0.000530836355476794</text:p>
          </table:table-cell>
          <table:table-cell/>
        </table:table-row>
        <table:table-row table:style-name="ro2">
          <table:table-cell table:formula="of:=[.A364]+[.A$4]" office:value-type="float" office:value="106.799999999999">
            <text:p>106.799999999999</text:p>
          </table:table-cell>
          <table:table-cell table:formula="of:=[.A365]/([.$D$4]*2)" office:value-type="float" office:value="26.6999999999998">
            <text:p>26.6999999999998</text:p>
          </table:table-cell>
          <table:table-cell table:formula="of:=SQRT(ABS([.$D$2]^2-[.B365]^2))" office:value-type="float" office:value="122.115150575185">
            <text:p>122.115150575185</text:p>
          </table:table-cell>
          <table:table-cell table:formula="of:=([.$C$10]-[.C365])*[.$B$4]" office:value-type="float" office:value="7385.15692752226">
            <text:p>7385.15692752226</text:p>
          </table:table-cell>
          <table:table-cell table:formula="of:=ROUND([.D365])" office:value-type="float" office:value="7385">
            <text:p>7385</text:p>
          </table:table-cell>
          <table:table-cell table:formula="of:=([.$C$8]-([.E365]*[.$C$4]))" office:value-type="float" office:value="122.115234375">
            <text:p>122.115234375</text:p>
          </table:table-cell>
          <table:table-cell table:formula="of:=SQRT(ABS([.$D$2]^2-[.F365]^2))" office:value-type="float" office:value="26.6996167301858">
            <text:p>26.6996167301858</text:p>
          </table:table-cell>
          <table:table-cell table:formula="of:=ABS([.B365]-[.G365])" office:value-type="float" office:value="0.000383269814019371">
            <text:p>0.000383269814019371</text:p>
          </table:table-cell>
          <table:table-cell/>
        </table:table-row>
        <table:table-row table:style-name="ro2">
          <table:table-cell table:formula="of:=[.A365]+[.A$4]" office:value-type="float" office:value="107.099999999999">
            <text:p>107.099999999999</text:p>
          </table:table-cell>
          <table:table-cell table:formula="of:=[.A366]/([.$D$4]*2)" office:value-type="float" office:value="26.7749999999998">
            <text:p>26.7749999999998</text:p>
          </table:table-cell>
          <table:table-cell table:formula="of:=SQRT(ABS([.$D$2]^2-[.B366]^2))" office:value-type="float" office:value="122.098727982727">
            <text:p>122.098727982727</text:p>
          </table:table-cell>
          <table:table-cell table:formula="of:=([.$C$10]-[.C366])*[.$B$4]" office:value-type="float" office:value="7427.19876421321">
            <text:p>7427.19876421321</text:p>
          </table:table-cell>
          <table:table-cell table:formula="of:=ROUND([.D366])" office:value-type="float" office:value="7427">
            <text:p>7427</text:p>
          </table:table-cell>
          <table:table-cell table:formula="of:=([.$C$8]-([.E366]*[.$C$4]))" office:value-type="float" office:value="122.098828125">
            <text:p>122.098828125</text:p>
          </table:table-cell>
          <table:table-cell table:formula="of:=SQRT(ABS([.$D$2]^2-[.F366]^2))" office:value-type="float" office:value="26.7745433294708">
            <text:p>26.7745433294708</text:p>
          </table:table-cell>
          <table:table-cell table:formula="of:=ABS([.B366]-[.G366])" office:value-type="float" office:value="0.000456670529029424">
            <text:p>0.000456670529029424</text:p>
          </table:table-cell>
          <table:table-cell/>
        </table:table-row>
        <table:table-row table:style-name="ro2">
          <table:table-cell table:formula="of:=[.A366]+[.A$4]" office:value-type="float" office:value="107.399999999999">
            <text:p>107.399999999999</text:p>
          </table:table-cell>
          <table:table-cell table:formula="of:=[.A367]/([.$D$4]*2)" office:value-type="float" office:value="26.8499999999998">
            <text:p>26.8499999999998</text:p>
          </table:table-cell>
          <table:table-cell table:formula="of:=SQRT(ABS([.$D$2]^2-[.B367]^2))" office:value-type="float" office:value="122.082257105609">
            <text:p>122.082257105609</text:p>
          </table:table-cell>
          <table:table-cell table:formula="of:=([.$C$10]-[.C367])*[.$B$4]" office:value-type="float" office:value="7469.3642096359">
            <text:p>7469.3642096359</text:p>
          </table:table-cell>
          <table:table-cell table:formula="of:=ROUND([.D367])" office:value-type="float" office:value="7469">
            <text:p>7469</text:p>
          </table:table-cell>
          <table:table-cell table:formula="of:=([.$C$8]-([.E367]*[.$C$4]))" office:value-type="float" office:value="122.082421875">
            <text:p>122.082421875</text:p>
          </table:table-cell>
          <table:table-cell table:formula="of:=SQRT(ABS([.$D$2]^2-[.F367]^2))" office:value-type="float" office:value="26.8492508114197">
            <text:p>26.8492508114197</text:p>
          </table:table-cell>
          <table:table-cell table:formula="of:=ABS([.B367]-[.G367])" office:value-type="float" office:value="0.000749188580101645">
            <text:p>0.000749188580101645</text:p>
          </table:table-cell>
          <table:table-cell/>
        </table:table-row>
        <table:table-row table:style-name="ro2">
          <table:table-cell table:formula="of:=[.A367]+[.A$4]" office:value-type="float" office:value="107.699999999999">
            <text:p>107.699999999999</text:p>
          </table:table-cell>
          <table:table-cell table:formula="of:=[.A368]/([.$D$4]*2)" office:value-type="float" office:value="26.9249999999998">
            <text:p>26.9249999999998</text:p>
          </table:table-cell>
          <table:table-cell table:formula="of:=SQRT(ABS([.$D$2]^2-[.B368]^2))" office:value-type="float" office:value="122.065737924284">
            <text:p>122.065737924284</text:p>
          </table:table-cell>
          <table:table-cell table:formula="of:=([.$C$10]-[.C368])*[.$B$4]" office:value-type="float" office:value="7511.65331382756">
            <text:p>7511.65331382756</text:p>
          </table:table-cell>
          <table:table-cell table:formula="of:=ROUND([.D368])" office:value-type="float" office:value="7512">
            <text:p>7512</text:p>
          </table:table-cell>
          <table:table-cell table:formula="of:=([.$C$8]-([.E368]*[.$C$4]))" office:value-type="float" office:value="122.065625">
            <text:p>122.065625</text:p>
          </table:table-cell>
          <table:table-cell table:formula="of:=SQRT(ABS([.$D$2]^2-[.F368]^2))" office:value-type="float" office:value="26.9255119423824">
            <text:p>26.9255119423824</text:p>
          </table:table-cell>
          <table:table-cell table:formula="of:=ABS([.B368]-[.G368])" office:value-type="float" office:value="0.000511942382541264">
            <text:p>0.000511942382541264</text:p>
          </table:table-cell>
          <table:table-cell/>
        </table:table-row>
        <table:table-row table:style-name="ro2">
          <table:table-cell table:formula="of:=[.A368]+[.A$4]" office:value-type="float" office:value="107.999999999999">
            <text:p>107.999999999999</text:p>
          </table:table-cell>
          <table:table-cell table:formula="of:=[.A369]/([.$D$4]*2)" office:value-type="float" office:value="26.9999999999998">
            <text:p>26.9999999999998</text:p>
          </table:table-cell>
          <table:table-cell table:formula="of:=SQRT(ABS([.$D$2]^2-[.B369]^2))" office:value-type="float" office:value="122.049170419139">
            <text:p>122.049170419139</text:p>
          </table:table-cell>
          <table:table-cell table:formula="of:=([.$C$10]-[.C369])*[.$B$4]" office:value-type="float" office:value="7554.06612699924">
            <text:p>7554.06612699924</text:p>
          </table:table-cell>
          <table:table-cell table:formula="of:=ROUND([.D369])" office:value-type="float" office:value="7554">
            <text:p>7554</text:p>
          </table:table-cell>
          <table:table-cell table:formula="of:=([.$C$8]-([.E369]*[.$C$4]))" office:value-type="float" office:value="122.04921875">
            <text:p>122.04921875</text:p>
          </table:table-cell>
          <table:table-cell table:formula="of:=SQRT(ABS([.$D$2]^2-[.F369]^2))" office:value-type="float" office:value="26.9997815271652">
            <text:p>26.9997815271652</text:p>
          </table:table-cell>
          <table:table-cell table:formula="of:=ABS([.B369]-[.G369])" office:value-type="float" office:value="0.000218472834674799">
            <text:p>0.000218472834674799</text:p>
          </table:table-cell>
          <table:table-cell/>
        </table:table-row>
        <table:table-row table:style-name="ro2">
          <table:table-cell table:formula="of:=[.A369]+[.A$4]" office:value-type="float" office:value="108.299999999999">
            <text:p>108.299999999999</text:p>
          </table:table-cell>
          <table:table-cell table:formula="of:=[.A370]/([.$D$4]*2)" office:value-type="float" office:value="27.0749999999998">
            <text:p>27.0749999999998</text:p>
          </table:table-cell>
          <table:table-cell table:formula="of:=SQRT(ABS([.$D$2]^2-[.B370]^2))" office:value-type="float" office:value="122.032554570492">
            <text:p>122.032554570492</text:p>
          </table:table-cell>
          <table:table-cell table:formula="of:=([.$C$10]-[.C370])*[.$B$4]" office:value-type="float" office:value="7596.60269953634">
            <text:p>7596.60269953634</text:p>
          </table:table-cell>
          <table:table-cell table:formula="of:=ROUND([.D370])" office:value-type="float" office:value="7597">
            <text:p>7597</text:p>
          </table:table-cell>
          <table:table-cell table:formula="of:=([.$C$8]-([.E370]*[.$C$4]))" office:value-type="float" office:value="122.032421875">
            <text:p>122.032421875</text:p>
          </table:table-cell>
          <table:table-cell table:formula="of:=SQRT(ABS([.$D$2]^2-[.F370]^2))" office:value-type="float" office:value="27.0755980787502">
            <text:p>27.0755980787502</text:p>
          </table:table-cell>
          <table:table-cell table:formula="of:=ABS([.B370]-[.G370])" office:value-type="float" office:value="0.000598078750389419">
            <text:p>0.000598078750389419</text:p>
          </table:table-cell>
          <table:table-cell/>
        </table:table-row>
        <table:table-row table:style-name="ro2">
          <table:table-cell table:formula="of:=[.A370]+[.A$4]" office:value-type="float" office:value="108.599999999999">
            <text:p>108.599999999999</text:p>
          </table:table-cell>
          <table:table-cell table:formula="of:=[.A371]/([.$D$4]*2)" office:value-type="float" office:value="27.1499999999998">
            <text:p>27.1499999999998</text:p>
          </table:table-cell>
          <table:table-cell table:formula="of:=SQRT(ABS([.$D$2]^2-[.B371]^2))" office:value-type="float" office:value="122.015890358592">
            <text:p>122.015890358592</text:p>
          </table:table-cell>
          <table:table-cell table:formula="of:=([.$C$10]-[.C371])*[.$B$4]" office:value-type="float" office:value="7639.26308199862">
            <text:p>7639.26308199862</text:p>
          </table:table-cell>
          <table:table-cell table:formula="of:=ROUND([.D371])" office:value-type="float" office:value="7639">
            <text:p>7639</text:p>
          </table:table-cell>
          <table:table-cell table:formula="of:=([.$C$8]-([.E371]*[.$C$4]))" office:value-type="float" office:value="122.016015625">
            <text:p>122.016015625</text:p>
          </table:table-cell>
          <table:table-cell table:formula="of:=SQRT(ABS([.$D$2]^2-[.F371]^2))" office:value-type="float" office:value="27.1494370291496">
            <text:p>27.1494370291496</text:p>
          </table:table-cell>
          <table:table-cell table:formula="of:=ABS([.B371]-[.G371])" office:value-type="float" office:value="0.000562970850275235">
            <text:p>0.000562970850275235</text:p>
          </table:table-cell>
          <table:table-cell/>
        </table:table-row>
        <table:table-row table:style-name="ro2">
          <table:table-cell table:formula="of:=[.A371]+[.A$4]" office:value-type="float" office:value="108.899999999999">
            <text:p>108.899999999999</text:p>
          </table:table-cell>
          <table:table-cell table:formula="of:=[.A372]/([.$D$4]*2)" office:value-type="float" office:value="27.2249999999998">
            <text:p>27.2249999999998</text:p>
          </table:table-cell>
          <table:table-cell table:formula="of:=SQRT(ABS([.$D$2]^2-[.B372]^2))" office:value-type="float" office:value="121.999177763623">
            <text:p>121.999177763623</text:p>
          </table:table-cell>
          <table:table-cell table:formula="of:=([.$C$10]-[.C372])*[.$B$4]" office:value-type="float" office:value="7682.04732512073">
            <text:p>7682.04732512073</text:p>
          </table:table-cell>
          <table:table-cell table:formula="of:=ROUND([.D372])" office:value-type="float" office:value="7682">
            <text:p>7682</text:p>
          </table:table-cell>
          <table:table-cell table:formula="of:=([.$C$8]-([.E372]*[.$C$4]))" office:value-type="float" office:value="121.99921875">
            <text:p>121.99921875</text:p>
          </table:table-cell>
          <table:table-cell table:formula="of:=SQRT(ABS([.$D$2]^2-[.F372]^2))" office:value-type="float" office:value="27.224816333442">
            <text:p>27.224816333442</text:p>
          </table:table-cell>
          <table:table-cell table:formula="of:=ABS([.B372]-[.G372])" office:value-type="float" office:value="0.000183666557866502">
            <text:p>0.000183666557866502</text:p>
          </table:table-cell>
          <table:table-cell/>
        </table:table-row>
        <table:table-row table:style-name="ro2">
          <table:table-cell table:formula="of:=[.A372]+[.A$4]" office:value-type="float" office:value="109.199999999999">
            <text:p>109.199999999999</text:p>
          </table:table-cell>
          <table:table-cell table:formula="of:=[.A373]/([.$D$4]*2)" office:value-type="float" office:value="27.2999999999998">
            <text:p>27.2999999999998</text:p>
          </table:table-cell>
          <table:table-cell table:formula="of:=SQRT(ABS([.$D$2]^2-[.B373]^2))" office:value-type="float" office:value="121.982416765696">
            <text:p>121.982416765696</text:p>
          </table:table-cell>
          <table:table-cell table:formula="of:=([.$C$10]-[.C373])*[.$B$4]" office:value-type="float" office:value="7724.95547981249">
            <text:p>7724.95547981249</text:p>
          </table:table-cell>
          <table:table-cell table:formula="of:=ROUND([.D373])" office:value-type="float" office:value="7725">
            <text:p>7725</text:p>
          </table:table-cell>
          <table:table-cell table:formula="of:=([.$C$8]-([.E373]*[.$C$4]))" office:value-type="float" office:value="121.982421875">
            <text:p>121.982421875</text:p>
          </table:table-cell>
          <table:table-cell table:formula="of:=SQRT(ABS([.$D$2]^2-[.F373]^2))" office:value-type="float" office:value="27.2999771704945">
            <text:p>27.2999771704945</text:p>
          </table:table-cell>
          <table:table-cell table:formula="of:=ABS([.B373]-[.G373])" office:value-type="float" office:value="0.0000228295053190664">
            <text:p>0.0000228295053190664</text:p>
          </table:table-cell>
          <table:table-cell/>
        </table:table-row>
        <table:table-row table:style-name="ro2">
          <table:table-cell table:formula="of:=[.A373]+[.A$4]" office:value-type="float" office:value="109.499999999999">
            <text:p>109.499999999999</text:p>
          </table:table-cell>
          <table:table-cell table:formula="of:=[.A374]/([.$D$4]*2)" office:value-type="float" office:value="27.3749999999998">
            <text:p>27.3749999999998</text:p>
          </table:table-cell>
          <table:table-cell table:formula="of:=SQRT(ABS([.$D$2]^2-[.B374]^2))" office:value-type="float" office:value="121.965607344858">
            <text:p>121.965607344858</text:p>
          </table:table-cell>
          <table:table-cell table:formula="of:=([.$C$10]-[.C374])*[.$B$4]" office:value-type="float" office:value="7767.98759715908">
            <text:p>7767.98759715908</text:p>
          </table:table-cell>
          <table:table-cell table:formula="of:=ROUND([.D374])" office:value-type="float" office:value="7768">
            <text:p>7768</text:p>
          </table:table-cell>
          <table:table-cell table:formula="of:=([.$C$8]-([.E374]*[.$C$4]))" office:value-type="float" office:value="121.965625">
            <text:p>121.965625</text:p>
          </table:table-cell>
          <table:table-cell table:formula="of:=SQRT(ABS([.$D$2]^2-[.F374]^2))" office:value-type="float" office:value="27.3749213397842">
            <text:p>27.3749213397842</text:p>
          </table:table-cell>
          <table:table-cell table:formula="of:=ABS([.B374]-[.G374])" office:value-type="float" office:value="0.0000786602155855576">
            <text:p>0.0000786602155855576</text:p>
          </table:table-cell>
          <table:table-cell/>
        </table:table-row>
        <table:table-row table:style-name="ro2">
          <table:table-cell table:formula="of:=[.A374]+[.A$4]" office:value-type="float" office:value="109.799999999999">
            <text:p>109.799999999999</text:p>
          </table:table-cell>
          <table:table-cell table:formula="of:=[.A375]/([.$D$4]*2)" office:value-type="float" office:value="27.4499999999998">
            <text:p>27.4499999999998</text:p>
          </table:table-cell>
          <table:table-cell table:formula="of:=SQRT(ABS([.$D$2]^2-[.B375]^2))" office:value-type="float" office:value="121.948749481083">
            <text:p>121.948749481083</text:p>
          </table:table-cell>
          <table:table-cell table:formula="of:=([.$C$10]-[.C375])*[.$B$4]" office:value-type="float" office:value="7811.14372842163">
            <text:p>7811.14372842163</text:p>
          </table:table-cell>
          <table:table-cell table:formula="of:=ROUND([.D375])" office:value-type="float" office:value="7811">
            <text:p>7811</text:p>
          </table:table-cell>
          <table:table-cell table:formula="of:=([.$C$8]-([.E375]*[.$C$4]))" office:value-type="float" office:value="121.948828125">
            <text:p>121.948828125</text:p>
          </table:table-cell>
          <table:table-cell table:formula="of:=SQRT(ABS([.$D$2]^2-[.F375]^2))" office:value-type="float" office:value="27.449650615977">
            <text:p>27.449650615977</text:p>
          </table:table-cell>
          <table:table-cell table:formula="of:=ABS([.B375]-[.G375])" office:value-type="float" office:value="0.000349384022793942">
            <text:p>0.000349384022793942</text:p>
          </table:table-cell>
          <table:table-cell/>
        </table:table-row>
        <table:table-row table:style-name="ro2">
          <table:table-cell table:formula="of:=[.A375]+[.A$4]" office:value-type="float" office:value="110.099999999999">
            <text:p>110.099999999999</text:p>
          </table:table-cell>
          <table:table-cell table:formula="of:=[.A376]/([.$D$4]*2)" office:value-type="float" office:value="27.5249999999998">
            <text:p>27.5249999999998</text:p>
          </table:table-cell>
          <table:table-cell table:formula="of:=SQRT(ABS([.$D$2]^2-[.B376]^2))" office:value-type="float" office:value="121.93184315428">
            <text:p>121.93184315428</text:p>
          </table:table-cell>
          <table:table-cell table:formula="of:=([.$C$10]-[.C376])*[.$B$4]" office:value-type="float" office:value="7854.42392503726">
            <text:p>7854.42392503726</text:p>
          </table:table-cell>
          <table:table-cell table:formula="of:=ROUND([.D376])" office:value-type="float" office:value="7854">
            <text:p>7854</text:p>
          </table:table-cell>
          <table:table-cell table:formula="of:=([.$C$8]-([.E376]*[.$C$4]))" office:value-type="float" office:value="121.93203125">
            <text:p>121.93203125</text:p>
          </table:table-cell>
          <table:table-cell table:formula="of:=SQRT(ABS([.$D$2]^2-[.F376]^2))" office:value-type="float" office:value="27.5241667494045">
            <text:p>27.5241667494045</text:p>
          </table:table-cell>
          <table:table-cell table:formula="of:=ABS([.B376]-[.G376])" office:value-type="float" office:value="0.000833250595334789">
            <text:p>0.000833250595334789</text:p>
          </table:table-cell>
          <table:table-cell/>
        </table:table-row>
        <table:table-row table:style-name="ro2">
          <table:table-cell table:formula="of:=[.A376]+[.A$4]" office:value-type="float" office:value="110.399999999999">
            <text:p>110.399999999999</text:p>
          </table:table-cell>
          <table:table-cell table:formula="of:=[.A377]/([.$D$4]*2)" office:value-type="float" office:value="27.5999999999998">
            <text:p>27.5999999999998</text:p>
          </table:table-cell>
          <table:table-cell table:formula="of:=SQRT(ABS([.$D$2]^2-[.B377]^2))" office:value-type="float" office:value="121.914888344287">
            <text:p>121.914888344287</text:p>
          </table:table-cell>
          <table:table-cell table:formula="of:=([.$C$10]-[.C377])*[.$B$4]" office:value-type="float" office:value="7897.82823861966">
            <text:p>7897.82823861966</text:p>
          </table:table-cell>
          <table:table-cell table:formula="of:=ROUND([.D377])" office:value-type="float" office:value="7898">
            <text:p>7898</text:p>
          </table:table-cell>
          <table:table-cell table:formula="of:=([.$C$8]-([.E377]*[.$C$4]))" office:value-type="float" office:value="121.91484375">
            <text:p>121.91484375</text:p>
          </table:table-cell>
          <table:table-cell table:formula="of:=SQRT(ABS([.$D$2]^2-[.F377]^2))" office:value-type="float" office:value="27.6001969814182">
            <text:p>27.6001969814182</text:p>
          </table:table-cell>
          <table:table-cell table:formula="of:=ABS([.B377]-[.G377])" office:value-type="float" office:value="0.000196981418344677">
            <text:p>0.000196981418344677</text:p>
          </table:table-cell>
          <table:table-cell/>
        </table:table-row>
        <table:table-row table:style-name="ro2">
          <table:table-cell table:formula="of:=[.A377]+[.A$4]" office:value-type="float" office:value="110.699999999999">
            <text:p>110.699999999999</text:p>
          </table:table-cell>
          <table:table-cell table:formula="of:=[.A378]/([.$D$4]*2)" office:value-type="float" office:value="27.6749999999998">
            <text:p>27.6749999999998</text:p>
          </table:table-cell>
          <table:table-cell table:formula="of:=SQRT(ABS([.$D$2]^2-[.B378]^2))" office:value-type="float" office:value="121.897885030873">
            <text:p>121.897885030873</text:p>
          </table:table-cell>
          <table:table-cell table:formula="of:=([.$C$10]-[.C378])*[.$B$4]" office:value-type="float" office:value="7941.35672095912">
            <text:p>7941.35672095912</text:p>
          </table:table-cell>
          <table:table-cell table:formula="of:=ROUND([.D378])" office:value-type="float" office:value="7941">
            <text:p>7941</text:p>
          </table:table-cell>
          <table:table-cell table:formula="of:=([.$C$8]-([.E378]*[.$C$4]))" office:value-type="float" office:value="121.898046875">
            <text:p>121.898046875</text:p>
          </table:table-cell>
          <table:table-cell table:formula="of:=SQRT(ABS([.$D$2]^2-[.F378]^2))" office:value-type="float" office:value="27.6742871283128">
            <text:p>27.6742871283128</text:p>
          </table:table-cell>
          <table:table-cell table:formula="of:=ABS([.B378]-[.G378])" office:value-type="float" office:value="0.00071287168698575">
            <text:p>0.00071287168698575</text:p>
          </table:table-cell>
          <table:table-cell/>
        </table:table-row>
        <table:table-row table:style-name="ro2">
          <table:table-cell table:formula="of:=[.A378]+[.A$4]" office:value-type="float" office:value="110.999999999999">
            <text:p>110.999999999999</text:p>
          </table:table-cell>
          <table:table-cell table:formula="of:=[.A379]/([.$D$4]*2)" office:value-type="float" office:value="27.7499999999998">
            <text:p>27.7499999999998</text:p>
          </table:table-cell>
          <table:table-cell table:formula="of:=SQRT(ABS([.$D$2]^2-[.B379]^2))" office:value-type="float" office:value="121.880833193739">
            <text:p>121.880833193739</text:p>
          </table:table-cell>
          <table:table-cell table:formula="of:=([.$C$10]-[.C379])*[.$B$4]" office:value-type="float" office:value="7985.00942402323">
            <text:p>7985.00942402323</text:p>
          </table:table-cell>
          <table:table-cell table:formula="of:=ROUND([.D379])" office:value-type="float" office:value="7985">
            <text:p>7985</text:p>
          </table:table-cell>
          <table:table-cell table:formula="of:=([.$C$8]-([.E379]*[.$C$4]))" office:value-type="float" office:value="121.880859375">
            <text:p>121.880859375</text:p>
          </table:table-cell>
          <table:table-cell table:formula="of:=SQRT(ABS([.$D$2]^2-[.F379]^2))" office:value-type="float" office:value="27.7498850089775">
            <text:p>27.7498850089775</text:p>
          </table:table-cell>
          <table:table-cell table:formula="of:=ABS([.B379]-[.G379])" office:value-type="float" office:value="0.000114991022318378">
            <text:p>0.000114991022318378</text:p>
          </table:table-cell>
          <table:table-cell/>
        </table:table-row>
        <table:table-row table:style-name="ro2">
          <table:table-cell table:formula="of:=[.A379]+[.A$4]" office:value-type="float" office:value="111.299999999999">
            <text:p>111.299999999999</text:p>
          </table:table-cell>
          <table:table-cell table:formula="of:=[.A380]/([.$D$4]*2)" office:value-type="float" office:value="27.8249999999998">
            <text:p>27.8249999999998</text:p>
          </table:table-cell>
          <table:table-cell table:formula="of:=SQRT(ABS([.$D$2]^2-[.B380]^2))" office:value-type="float" office:value="121.863732812515">
            <text:p>121.863732812515</text:p>
          </table:table-cell>
          <table:table-cell table:formula="of:=([.$C$10]-[.C380])*[.$B$4]" office:value-type="float" office:value="8028.78639995681">
            <text:p>8028.78639995681</text:p>
          </table:table-cell>
          <table:table-cell table:formula="of:=ROUND([.D380])" office:value-type="float" office:value="8029">
            <text:p>8029</text:p>
          </table:table-cell>
          <table:table-cell table:formula="of:=([.$C$8]-([.E380]*[.$C$4]))" office:value-type="float" office:value="121.863671875">
            <text:p>121.863671875</text:p>
          </table:table-cell>
          <table:table-cell table:formula="of:=SQRT(ABS([.$D$2]^2-[.F380]^2))" office:value-type="float" office:value="27.8252668835779">
            <text:p>27.8252668835779</text:p>
          </table:table-cell>
          <table:table-cell table:formula="of:=ABS([.B380]-[.G380])" office:value-type="float" office:value="0.000266883578028398">
            <text:p>0.000266883578028398</text:p>
          </table:table-cell>
          <table:table-cell/>
        </table:table-row>
        <table:table-row table:style-name="ro2">
          <table:table-cell table:formula="of:=[.A380]+[.A$4]" office:value-type="float" office:value="111.599999999999">
            <text:p>111.599999999999</text:p>
          </table:table-cell>
          <table:table-cell table:formula="of:=[.A381]/([.$D$4]*2)" office:value-type="float" office:value="27.8999999999998">
            <text:p>27.8999999999998</text:p>
          </table:table-cell>
          <table:table-cell table:formula="of:=SQRT(ABS([.$D$2]^2-[.B381]^2))" office:value-type="float" office:value="121.846583866763">
            <text:p>121.846583866763</text:p>
          </table:table-cell>
          <table:table-cell table:formula="of:=([.$C$10]-[.C381])*[.$B$4]" office:value-type="float" office:value="8072.68770108261">
            <text:p>8072.68770108261</text:p>
          </table:table-cell>
          <table:table-cell table:formula="of:=ROUND([.D381])" office:value-type="float" office:value="8073">
            <text:p>8073</text:p>
          </table:table-cell>
          <table:table-cell table:formula="of:=([.$C$8]-([.E381]*[.$C$4]))" office:value-type="float" office:value="121.846484375">
            <text:p>121.846484375</text:p>
          </table:table-cell>
          <table:table-cell table:formula="of:=SQRT(ABS([.$D$2]^2-[.F381]^2))" office:value-type="float" office:value="27.9004345029406">
            <text:p>27.9004345029406</text:p>
          </table:table-cell>
          <table:table-cell table:formula="of:=ABS([.B381]-[.G381])" office:value-type="float" office:value="0.000434502940798609">
            <text:p>0.000434502940798609</text:p>
          </table:table-cell>
          <table:table-cell/>
        </table:table-row>
        <table:table-row table:style-name="ro2">
          <table:table-cell table:formula="of:=[.A381]+[.A$4]" office:value-type="float" office:value="111.899999999999">
            <text:p>111.899999999999</text:p>
          </table:table-cell>
          <table:table-cell table:formula="of:=[.A382]/([.$D$4]*2)" office:value-type="float" office:value="27.9749999999998">
            <text:p>27.9749999999998</text:p>
          </table:table-cell>
          <table:table-cell table:formula="of:=SQRT(ABS([.$D$2]^2-[.B382]^2))" office:value-type="float" office:value="121.829386335974">
            <text:p>121.829386335974</text:p>
          </table:table-cell>
          <table:table-cell table:formula="of:=([.$C$10]-[.C382])*[.$B$4]" office:value-type="float" office:value="8116.71337990138">
            <text:p>8116.71337990138</text:p>
          </table:table-cell>
          <table:table-cell table:formula="of:=ROUND([.D382])" office:value-type="float" office:value="8117">
            <text:p>8117</text:p>
          </table:table-cell>
          <table:table-cell table:formula="of:=([.$C$8]-([.E382]*[.$C$4]))" office:value-type="float" office:value="121.829296875">
            <text:p>121.829296875</text:p>
          </table:table-cell>
          <table:table-cell table:formula="of:=SQRT(ABS([.$D$2]^2-[.F382]^2))" office:value-type="float" office:value="27.9753895941257">
            <text:p>27.9753895941257</text:p>
          </table:table-cell>
          <table:table-cell table:formula="of:=ABS([.B382]-[.G382])" office:value-type="float" office:value="0.000389594125856263">
            <text:p>0.000389594125856263</text:p>
          </table:table-cell>
          <table:table-cell/>
        </table:table-row>
        <table:table-row table:style-name="ro2">
          <table:table-cell table:formula="of:=[.A382]+[.A$4]" office:value-type="float" office:value="112.199999999999">
            <text:p>112.199999999999</text:p>
          </table:table-cell>
          <table:table-cell table:formula="of:=[.A383]/([.$D$4]*2)" office:value-type="float" office:value="28.0499999999998">
            <text:p>28.0499999999998</text:p>
          </table:table-cell>
          <table:table-cell table:formula="of:=SQRT(ABS([.$D$2]^2-[.B383]^2))" office:value-type="float" office:value="121.812140199571">
            <text:p>121.812140199571</text:p>
          </table:table-cell>
          <table:table-cell table:formula="of:=([.$C$10]-[.C383])*[.$B$4]" office:value-type="float" office:value="8160.86348909237">
            <text:p>8160.86348909237</text:p>
          </table:table-cell>
          <table:table-cell table:formula="of:=ROUND([.D383])" office:value-type="float" office:value="8161">
            <text:p>8161</text:p>
          </table:table-cell>
          <table:table-cell table:formula="of:=([.$C$8]-([.E383]*[.$C$4]))" office:value-type="float" office:value="121.812109375">
            <text:p>121.812109375</text:p>
          </table:table-cell>
          <table:table-cell table:formula="of:=SQRT(ABS([.$D$2]^2-[.F383]^2))" office:value-type="float" office:value="28.0501338608755">
            <text:p>28.0501338608755</text:p>
          </table:table-cell>
          <table:table-cell table:formula="of:=ABS([.B383]-[.G383])" office:value-type="float" office:value="0.000133860875717318">
            <text:p>0.000133860875717318</text:p>
          </table:table-cell>
          <table:table-cell/>
        </table:table-row>
        <table:table-row table:style-name="ro2">
          <table:table-cell table:formula="of:=[.A383]+[.A$4]" office:value-type="float" office:value="112.499999999999">
            <text:p>112.499999999999</text:p>
          </table:table-cell>
          <table:table-cell table:formula="of:=[.A384]/([.$D$4]*2)" office:value-type="float" office:value="28.1249999999998">
            <text:p>28.1249999999998</text:p>
          </table:table-cell>
          <table:table-cell table:formula="of:=SQRT(ABS([.$D$2]^2-[.B384]^2))" office:value-type="float" office:value="121.794845436907">
            <text:p>121.794845436907</text:p>
          </table:table-cell>
          <table:table-cell table:formula="of:=([.$C$10]-[.C384])*[.$B$4]" office:value-type="float" office:value="8205.13808151351">
            <text:p>8205.13808151351</text:p>
          </table:table-cell>
          <table:table-cell table:formula="of:=ROUND([.D384])" office:value-type="float" office:value="8205">
            <text:p>8205</text:p>
          </table:table-cell>
          <table:table-cell table:formula="of:=([.$C$8]-([.E384]*[.$C$4]))" office:value-type="float" office:value="121.794921875">
            <text:p>121.794921875</text:p>
          </table:table-cell>
          <table:table-cell table:formula="of:=SQRT(ABS([.$D$2]^2-[.F384]^2))" office:value-type="float" office:value="28.1246689840547">
            <text:p>28.1246689840547</text:p>
          </table:table-cell>
          <table:table-cell table:formula="of:=ABS([.B384]-[.G384])" office:value-type="float" office:value="0.000331015945157276">
            <text:p>0.000331015945157276</text:p>
          </table:table-cell>
          <table:table-cell/>
        </table:table-row>
        <table:table-row table:style-name="ro2">
          <table:table-cell table:formula="of:=[.A384]+[.A$4]" office:value-type="float" office:value="112.799999999999">
            <text:p>112.799999999999</text:p>
          </table:table-cell>
          <table:table-cell table:formula="of:=[.A385]/([.$D$4]*2)" office:value-type="float" office:value="28.1999999999998">
            <text:p>28.1999999999998</text:p>
          </table:table-cell>
          <table:table-cell table:formula="of:=SQRT(ABS([.$D$2]^2-[.B385]^2))" office:value-type="float" office:value="121.777502027263">
            <text:p>121.777502027263</text:p>
          </table:table-cell>
          <table:table-cell table:formula="of:=([.$C$10]-[.C385])*[.$B$4]" office:value-type="float" office:value="8249.53721020193">
            <text:p>8249.53721020193</text:p>
          </table:table-cell>
          <table:table-cell table:formula="of:=ROUND([.D385])" office:value-type="float" office:value="8250">
            <text:p>8250</text:p>
          </table:table-cell>
          <table:table-cell table:formula="of:=([.$C$8]-([.E385]*[.$C$4]))" office:value-type="float" office:value="121.77734375">
            <text:p>121.77734375</text:p>
          </table:table-cell>
          <table:table-cell table:formula="of:=SQRT(ABS([.$D$2]^2-[.F385]^2))" office:value-type="float" office:value="28.2006834880706">
            <text:p>28.2006834880706</text:p>
          </table:table-cell>
          <table:table-cell table:formula="of:=ABS([.B385]-[.G385])" office:value-type="float" office:value="0.000683488070745142">
            <text:p>0.000683488070745142</text:p>
          </table:table-cell>
          <table:table-cell/>
        </table:table-row>
        <table:table-row table:style-name="ro2">
          <table:table-cell table:formula="of:=[.A385]+[.A$4]" office:value-type="float" office:value="113.099999999999">
            <text:p>113.099999999999</text:p>
          </table:table-cell>
          <table:table-cell table:formula="of:=[.A386]/([.$D$4]*2)" office:value-type="float" office:value="28.2749999999998">
            <text:p>28.2749999999998</text:p>
          </table:table-cell>
          <table:table-cell table:formula="of:=SQRT(ABS([.$D$2]^2-[.B386]^2))" office:value-type="float" office:value="121.760109949852">
            <text:p>121.760109949852</text:p>
          </table:table-cell>
          <table:table-cell table:formula="of:=([.$C$10]-[.C386])*[.$B$4]" office:value-type="float" office:value="8294.06092837413">
            <text:p>8294.06092837413</text:p>
          </table:table-cell>
          <table:table-cell table:formula="of:=ROUND([.D386])" office:value-type="float" office:value="8294">
            <text:p>8294</text:p>
          </table:table-cell>
          <table:table-cell table:formula="of:=([.$C$8]-([.E386]*[.$C$4]))" office:value-type="float" office:value="121.76015625">
            <text:p>121.76015625</text:p>
          </table:table-cell>
          <table:table-cell table:formula="of:=SQRT(ABS([.$D$2]^2-[.F386]^2))" office:value-type="float" office:value="28.2748006177866">
            <text:p>28.2748006177866</text:p>
          </table:table-cell>
          <table:table-cell table:formula="of:=ABS([.B386]-[.G386])" office:value-type="float" office:value="0.000199382213185828">
            <text:p>0.000199382213185828</text:p>
          </table:table-cell>
          <table:table-cell/>
        </table:table-row>
        <table:table-row table:style-name="ro2">
          <table:table-cell table:formula="of:=[.A386]+[.A$4]" office:value-type="float" office:value="113.399999999999">
            <text:p>113.399999999999</text:p>
          </table:table-cell>
          <table:table-cell table:formula="of:=[.A387]/([.$D$4]*2)" office:value-type="float" office:value="28.3499999999998">
            <text:p>28.3499999999998</text:p>
          </table:table-cell>
          <table:table-cell table:formula="of:=SQRT(ABS([.$D$2]^2-[.B387]^2))" office:value-type="float" office:value="121.742669183816">
            <text:p>121.742669183816</text:p>
          </table:table-cell>
          <table:table-cell table:formula="of:=([.$C$10]-[.C387])*[.$B$4]" office:value-type="float" office:value="8338.70928942641">
            <text:p>8338.70928942641</text:p>
          </table:table-cell>
          <table:table-cell table:formula="of:=ROUND([.D387])" office:value-type="float" office:value="8339">
            <text:p>8339</text:p>
          </table:table-cell>
          <table:table-cell table:formula="of:=([.$C$8]-([.E387]*[.$C$4]))" office:value-type="float" office:value="121.742578125">
            <text:p>121.742578125</text:p>
          </table:table-cell>
          <table:table-cell table:formula="of:=SQRT(ABS([.$D$2]^2-[.F387]^2))" office:value-type="float" office:value="28.3503910286661">
            <text:p>28.3503910286661</text:p>
          </table:table-cell>
          <table:table-cell table:formula="of:=ABS([.B387]-[.G387])" office:value-type="float" office:value="0.000391028666303583">
            <text:p>0.000391028666303583</text:p>
          </table:table-cell>
          <table:table-cell/>
        </table:table-row>
        <table:table-row table:style-name="ro2">
          <table:table-cell table:formula="of:=[.A387]+[.A$4]" office:value-type="float" office:value="113.699999999999">
            <text:p>113.699999999999</text:p>
          </table:table-cell>
          <table:table-cell table:formula="of:=[.A388]/([.$D$4]*2)" office:value-type="float" office:value="28.4249999999998">
            <text:p>28.4249999999998</text:p>
          </table:table-cell>
          <table:table-cell table:formula="of:=SQRT(ABS([.$D$2]^2-[.B388]^2))" office:value-type="float" office:value="121.725179708226">
            <text:p>121.725179708226</text:p>
          </table:table-cell>
          <table:table-cell table:formula="of:=([.$C$10]-[.C388])*[.$B$4]" office:value-type="float" office:value="8383.48234693527">
            <text:p>8383.48234693527</text:p>
          </table:table-cell>
          <table:table-cell table:formula="of:=ROUND([.D388])" office:value-type="float" office:value="8383">
            <text:p>8383</text:p>
          </table:table-cell>
          <table:table-cell table:formula="of:=([.$C$8]-([.E388]*[.$C$4]))" office:value-type="float" office:value="121.725390625">
            <text:p>121.725390625</text:p>
          </table:table-cell>
          <table:table-cell table:formula="of:=SQRT(ABS([.$D$2]^2-[.F388]^2))" office:value-type="float" office:value="28.4240967700147">
            <text:p>28.4240967700147</text:p>
          </table:table-cell>
          <table:table-cell table:formula="of:=ABS([.B388]-[.G388])" office:value-type="float" office:value="0.00090322998511283">
            <text:p>0.00090322998511283</text:p>
          </table:table-cell>
          <table:table-cell/>
        </table:table-row>
        <table:table-row table:style-name="ro2">
          <table:table-cell table:formula="of:=[.A388]+[.A$4]" office:value-type="float" office:value="113.999999999999">
            <text:p>113.999999999999</text:p>
          </table:table-cell>
          <table:table-cell table:formula="of:=[.A389]/([.$D$4]*2)" office:value-type="float" office:value="28.4999999999998">
            <text:p>28.4999999999998</text:p>
          </table:table-cell>
          <table:table-cell table:formula="of:=SQRT(ABS([.$D$2]^2-[.B389]^2))" office:value-type="float" office:value="121.707641502085">
            <text:p>121.707641502085</text:p>
          </table:table-cell>
          <table:table-cell table:formula="of:=([.$C$10]-[.C389])*[.$B$4]" office:value-type="float" office:value="8428.38015465757">
            <text:p>8428.38015465757</text:p>
          </table:table-cell>
          <table:table-cell table:formula="of:=ROUND([.D389])" office:value-type="float" office:value="8428">
            <text:p>8428</text:p>
          </table:table-cell>
          <table:table-cell table:formula="of:=([.$C$8]-([.E389]*[.$C$4]))" office:value-type="float" office:value="121.7078125">
            <text:p>121.7078125</text:p>
          </table:table-cell>
          <table:table-cell table:formula="of:=SQRT(ABS([.$D$2]^2-[.F389]^2))" office:value-type="float" office:value="28.4992697531857">
            <text:p>28.4992697531857</text:p>
          </table:table-cell>
          <table:table-cell table:formula="of:=ABS([.B389]-[.G389])" office:value-type="float" office:value="0.000730246814153901">
            <text:p>0.000730246814153901</text:p>
          </table:table-cell>
          <table:table-cell/>
        </table:table-row>
        <table:table-row table:style-name="ro2">
          <table:table-cell table:formula="of:=[.A389]+[.A$4]" office:value-type="float" office:value="114.299999999999">
            <text:p>114.299999999999</text:p>
          </table:table-cell>
          <table:table-cell table:formula="of:=[.A390]/([.$D$4]*2)" office:value-type="float" office:value="28.5749999999998">
            <text:p>28.5749999999998</text:p>
          </table:table-cell>
          <table:table-cell table:formula="of:=SQRT(ABS([.$D$2]^2-[.B390]^2))" office:value-type="float" office:value="121.690054544322">
            <text:p>121.690054544322</text:p>
          </table:table-cell>
          <table:table-cell table:formula="of:=([.$C$10]-[.C390])*[.$B$4]" office:value-type="float" office:value="8473.40276653107">
            <text:p>8473.40276653107</text:p>
          </table:table-cell>
          <table:table-cell table:formula="of:=ROUND([.D390])" office:value-type="float" office:value="8473">
            <text:p>8473</text:p>
          </table:table-cell>
          <table:table-cell table:formula="of:=([.$C$8]-([.E390]*[.$C$4]))" office:value-type="float" office:value="121.690234375">
            <text:p>121.690234375</text:p>
          </table:table-cell>
          <table:table-cell table:formula="of:=SQRT(ABS([.$D$2]^2-[.F390]^2))" office:value-type="float" office:value="28.5742341587236">
            <text:p>28.5742341587236</text:p>
          </table:table-cell>
          <table:table-cell table:formula="of:=ABS([.B390]-[.G390])" office:value-type="float" office:value="0.000765841276209045">
            <text:p>0.000765841276209045</text:p>
          </table:table-cell>
          <table:table-cell/>
        </table:table-row>
        <table:table-row table:style-name="ro2">
          <table:table-cell table:formula="of:=[.A390]+[.A$4]" office:value-type="float" office:value="114.599999999999">
            <text:p>114.599999999999</text:p>
          </table:table-cell>
          <table:table-cell table:formula="of:=[.A391]/([.$D$4]*2)" office:value-type="float" office:value="28.6499999999998">
            <text:p>28.6499999999998</text:p>
          </table:table-cell>
          <table:table-cell table:formula="of:=SQRT(ABS([.$D$2]^2-[.B391]^2))" office:value-type="float" office:value="121.672418813797">
            <text:p>121.672418813797</text:p>
          </table:table-cell>
          <table:table-cell table:formula="of:=([.$C$10]-[.C391])*[.$B$4]" office:value-type="float" office:value="8518.55023667464">
            <text:p>8518.55023667464</text:p>
          </table:table-cell>
          <table:table-cell table:formula="of:=ROUND([.D391])" office:value-type="float" office:value="8519">
            <text:p>8519</text:p>
          </table:table-cell>
          <table:table-cell table:formula="of:=([.$C$8]-([.E391]*[.$C$4]))" office:value-type="float" office:value="121.672265625">
            <text:p>121.672265625</text:p>
          </table:table-cell>
          <table:table-cell table:formula="of:=SQRT(ABS([.$D$2]^2-[.F391]^2))" office:value-type="float" office:value="28.6506505629357">
            <text:p>28.6506505629357</text:p>
          </table:table-cell>
          <table:table-cell table:formula="of:=ABS([.B391]-[.G391])" office:value-type="float" office:value="0.000650562935835097">
            <text:p>0.000650562935835097</text:p>
          </table:table-cell>
          <table:table-cell/>
        </table:table-row>
        <table:table-row table:style-name="ro2">
          <table:table-cell table:formula="of:=[.A391]+[.A$4]" office:value-type="float" office:value="114.899999999999">
            <text:p>114.899999999999</text:p>
          </table:table-cell>
          <table:table-cell table:formula="of:=[.A392]/([.$D$4]*2)" office:value-type="float" office:value="28.7249999999998">
            <text:p>28.7249999999998</text:p>
          </table:table-cell>
          <table:table-cell table:formula="of:=SQRT(ABS([.$D$2]^2-[.B392]^2))" office:value-type="float" office:value="121.654734289299">
            <text:p>121.654734289299</text:p>
          </table:table-cell>
          <table:table-cell table:formula="of:=([.$C$10]-[.C392])*[.$B$4]" office:value-type="float" office:value="8563.82261938867">
            <text:p>8563.82261938867</text:p>
          </table:table-cell>
          <table:table-cell table:formula="of:=ROUND([.D392])" office:value-type="float" office:value="8564">
            <text:p>8564</text:p>
          </table:table-cell>
          <table:table-cell table:formula="of:=([.$C$8]-([.E392]*[.$C$4]))" office:value-type="float" office:value="121.6546875">
            <text:p>121.6546875</text:p>
          </table:table-cell>
          <table:table-cell table:formula="of:=SQRT(ABS([.$D$2]^2-[.F392]^2))" office:value-type="float" office:value="28.7251981590614">
            <text:p>28.7251981590614</text:p>
          </table:table-cell>
          <table:table-cell table:formula="of:=ABS([.B392]-[.G392])" office:value-type="float" office:value="0.000198159061593373">
            <text:p>0.000198159061593373</text:p>
          </table:table-cell>
          <table:table-cell/>
        </table:table-row>
        <table:table-row table:style-name="ro2">
          <table:table-cell table:formula="of:=[.A392]+[.A$4]" office:value-type="float" office:value="115.199999999999">
            <text:p>115.199999999999</text:p>
          </table:table-cell>
          <table:table-cell table:formula="of:=[.A393]/([.$D$4]*2)" office:value-type="float" office:value="28.7999999999998">
            <text:p>28.7999999999998</text:p>
          </table:table-cell>
          <table:table-cell table:formula="of:=SQRT(ABS([.$D$2]^2-[.B393]^2))" office:value-type="float" office:value="121.637000949547">
            <text:p>121.637000949547</text:p>
          </table:table-cell>
          <table:table-cell table:formula="of:=([.$C$10]-[.C393])*[.$B$4]" office:value-type="float" office:value="8609.21996915542">
            <text:p>8609.21996915542</text:p>
          </table:table-cell>
          <table:table-cell table:formula="of:=ROUND([.D393])" office:value-type="float" office:value="8609">
            <text:p>8609</text:p>
          </table:table-cell>
          <table:table-cell table:formula="of:=([.$C$8]-([.E393]*[.$C$4]))" office:value-type="float" office:value="121.637109375">
            <text:p>121.637109375</text:p>
          </table:table-cell>
          <table:table-cell table:formula="of:=SQRT(ABS([.$D$2]^2-[.F393]^2))" office:value-type="float" office:value="28.7995420604962">
            <text:p>28.7995420604962</text:p>
          </table:table-cell>
          <table:table-cell table:formula="of:=ABS([.B393]-[.G393])" office:value-type="float" office:value="0.000457939503647253">
            <text:p>0.000457939503647253</text:p>
          </table:table-cell>
          <table:table-cell/>
        </table:table-row>
        <table:table-row table:style-name="ro2">
          <table:table-cell table:formula="of:=[.A393]+[.A$4]" office:value-type="float" office:value="115.499999999999">
            <text:p>115.499999999999</text:p>
          </table:table-cell>
          <table:table-cell table:formula="of:=[.A394]/([.$D$4]*2)" office:value-type="float" office:value="28.8749999999998">
            <text:p>28.8749999999998</text:p>
          </table:table-cell>
          <table:table-cell table:formula="of:=SQRT(ABS([.$D$2]^2-[.B394]^2))" office:value-type="float" office:value="121.619218773186">
            <text:p>121.619218773186</text:p>
          </table:table-cell>
          <table:table-cell table:formula="of:=([.$C$10]-[.C394])*[.$B$4]" office:value-type="float" office:value="8654.74234063939">
            <text:p>8654.74234063939</text:p>
          </table:table-cell>
          <table:table-cell table:formula="of:=ROUND([.D394])" office:value-type="float" office:value="8655">
            <text:p>8655</text:p>
          </table:table-cell>
          <table:table-cell table:formula="of:=([.$C$8]-([.E394]*[.$C$4]))" office:value-type="float" office:value="121.619140625">
            <text:p>121.619140625</text:p>
          </table:table-cell>
          <table:table-cell table:formula="of:=SQRT(ABS([.$D$2]^2-[.F394]^2))" office:value-type="float" office:value="28.8753291520023">
            <text:p>28.8753291520023</text:p>
          </table:table-cell>
          <table:table-cell table:formula="of:=ABS([.B394]-[.G394])" office:value-type="float" office:value="0.000329152002496613">
            <text:p>0.000329152002496613</text:p>
          </table:table-cell>
          <table:table-cell/>
        </table:table-row>
        <table:table-row table:style-name="ro2">
          <table:table-cell table:formula="of:=[.A394]+[.A$4]" office:value-type="float" office:value="115.799999999999">
            <text:p>115.799999999999</text:p>
          </table:table-cell>
          <table:table-cell table:formula="of:=[.A395]/([.$D$4]*2)" office:value-type="float" office:value="28.9499999999998">
            <text:p>28.9499999999998</text:p>
          </table:table-cell>
          <table:table-cell table:formula="of:=SQRT(ABS([.$D$2]^2-[.B395]^2))" office:value-type="float" office:value="121.601387738792">
            <text:p>121.601387738792</text:p>
          </table:table-cell>
          <table:table-cell table:formula="of:=([.$C$10]-[.C395])*[.$B$4]" office:value-type="float" office:value="8700.38978868757">
            <text:p>8700.38978868757</text:p>
          </table:table-cell>
          <table:table-cell table:formula="of:=ROUND([.D395])" office:value-type="float" office:value="8700">
            <text:p>8700</text:p>
          </table:table-cell>
          <table:table-cell table:formula="of:=([.$C$8]-([.E395]*[.$C$4]))" office:value-type="float" office:value="121.6015625">
            <text:p>121.6015625</text:p>
          </table:table-cell>
          <table:table-cell table:formula="of:=SQRT(ABS([.$D$2]^2-[.F395]^2))" office:value-type="float" office:value="28.9492659243476">
            <text:p>28.9492659243476</text:p>
          </table:table-cell>
          <table:table-cell table:formula="of:=ABS([.B395]-[.G395])" office:value-type="float" office:value="0.000734075652204069">
            <text:p>0.000734075652204069</text:p>
          </table:table-cell>
          <table:table-cell/>
        </table:table-row>
        <table:table-row table:style-name="ro2">
          <table:table-cell table:formula="of:=[.A395]+[.A$4]" office:value-type="float" office:value="116.099999999999">
            <text:p>116.099999999999</text:p>
          </table:table-cell>
          <table:table-cell table:formula="of:=[.A396]/([.$D$4]*2)" office:value-type="float" office:value="29.0249999999998">
            <text:p>29.0249999999998</text:p>
          </table:table-cell>
          <table:table-cell table:formula="of:=SQRT(ABS([.$D$2]^2-[.B396]^2))" office:value-type="float" office:value="121.583507824869">
            <text:p>121.583507824869</text:p>
          </table:table-cell>
          <table:table-cell table:formula="of:=([.$C$10]-[.C396])*[.$B$4]" office:value-type="float" office:value="8746.16236832986">
            <text:p>8746.16236832986</text:p>
          </table:table-cell>
          <table:table-cell table:formula="of:=ROUND([.D396])" office:value-type="float" office:value="8746">
            <text:p>8746</text:p>
          </table:table-cell>
          <table:table-cell table:formula="of:=([.$C$8]-([.E396]*[.$C$4]))" office:value-type="float" office:value="121.58359375">
            <text:p>121.58359375</text:p>
          </table:table-cell>
          <table:table-cell table:formula="of:=SQRT(ABS([.$D$2]^2-[.F396]^2))" office:value-type="float" office:value="29.0246400638313">
            <text:p>29.0246400638313</text:p>
          </table:table-cell>
          <table:table-cell table:formula="of:=ABS([.B396]-[.G396])" office:value-type="float" office:value="0.000359936168536024">
            <text:p>0.000359936168536024</text:p>
          </table:table-cell>
          <table:table-cell/>
        </table:table-row>
        <table:table-row table:style-name="ro2">
          <table:table-cell table:formula="of:=[.A396]+[.A$4]" office:value-type="float" office:value="116.399999999999">
            <text:p>116.399999999999</text:p>
          </table:table-cell>
          <table:table-cell table:formula="of:=[.A397]/([.$D$4]*2)" office:value-type="float" office:value="29.0999999999998">
            <text:p>29.0999999999998</text:p>
          </table:table-cell>
          <table:table-cell table:formula="of:=SQRT(ABS([.$D$2]^2-[.B397]^2))" office:value-type="float" office:value="121.56557900985">
            <text:p>121.56557900985</text:p>
          </table:table-cell>
          <table:table-cell table:formula="of:=([.$C$10]-[.C397])*[.$B$4]" office:value-type="float" office:value="8792.0601347796">
            <text:p>8792.0601347796</text:p>
          </table:table-cell>
          <table:table-cell table:formula="of:=ROUND([.D397])" office:value-type="float" office:value="8792">
            <text:p>8792</text:p>
          </table:table-cell>
          <table:table-cell table:formula="of:=([.$C$8]-([.E397]*[.$C$4]))" office:value-type="float" office:value="121.565625">
            <text:p>121.565625</text:p>
          </table:table-cell>
          <table:table-cell table:formula="of:=SQRT(ABS([.$D$2]^2-[.F397]^2))" office:value-type="float" office:value="29.0998078749564">
            <text:p>29.0998078749564</text:p>
          </table:table-cell>
          <table:table-cell table:formula="of:=ABS([.B397]-[.G397])" office:value-type="float" office:value="0.000192125043401603">
            <text:p>0.000192125043401603</text:p>
          </table:table-cell>
          <table:table-cell/>
        </table:table-row>
        <table:table-row table:style-name="ro2">
          <table:table-cell table:formula="of:=[.A397]+[.A$4]" office:value-type="float" office:value="116.699999999999">
            <text:p>116.699999999999</text:p>
          </table:table-cell>
          <table:table-cell table:formula="of:=[.A398]/([.$D$4]*2)" office:value-type="float" office:value="29.1749999999998">
            <text:p>29.1749999999998</text:p>
          </table:table-cell>
          <table:table-cell table:formula="of:=SQRT(ABS([.$D$2]^2-[.B398]^2))" office:value-type="float" office:value="121.547601272094">
            <text:p>121.547601272094</text:p>
          </table:table-cell>
          <table:table-cell table:formula="of:=([.$C$10]-[.C398])*[.$B$4]" office:value-type="float" office:value="8838.08314343354">
            <text:p>8838.08314343354</text:p>
          </table:table-cell>
          <table:table-cell table:formula="of:=ROUND([.D398])" office:value-type="float" office:value="8838">
            <text:p>8838</text:p>
          </table:table-cell>
          <table:table-cell table:formula="of:=([.$C$8]-([.E398]*[.$C$4]))" office:value-type="float" office:value="121.54765625">
            <text:p>121.54765625</text:p>
          </table:table-cell>
          <table:table-cell table:formula="of:=SQRT(ABS([.$D$2]^2-[.F398]^2))" office:value-type="float" office:value="29.1747709525171">
            <text:p>29.1747709525171</text:p>
          </table:table-cell>
          <table:table-cell table:formula="of:=ABS([.B398]-[.G398])" office:value-type="float" office:value="0.000229047482719125">
            <text:p>0.000229047482719125</text:p>
          </table:table-cell>
          <table:table-cell/>
        </table:table-row>
        <table:table-row table:style-name="ro2">
          <table:table-cell table:formula="of:=[.A398]+[.A$4]" office:value-type="float" office:value="116.999999999999">
            <text:p>116.999999999999</text:p>
          </table:table-cell>
          <table:table-cell table:formula="of:=[.A399]/([.$D$4]*2)" office:value-type="float" office:value="29.2499999999998">
            <text:p>29.2499999999998</text:p>
          </table:table-cell>
          <table:table-cell table:formula="of:=SQRT(ABS([.$D$2]^2-[.B399]^2))" office:value-type="float" office:value="121.529574589892">
            <text:p>121.529574589892</text:p>
          </table:table-cell>
          <table:table-cell table:formula="of:=([.$C$10]-[.C399])*[.$B$4]" office:value-type="float" office:value="8884.23144987249">
            <text:p>8884.23144987249</text:p>
          </table:table-cell>
          <table:table-cell table:formula="of:=ROUND([.D399])" office:value-type="float" office:value="8884">
            <text:p>8884</text:p>
          </table:table-cell>
          <table:table-cell table:formula="of:=([.$C$8]-([.E399]*[.$C$4]))" office:value-type="float" office:value="121.5296875">
            <text:p>121.5296875</text:p>
          </table:table-cell>
          <table:table-cell table:formula="of:=SQRT(ABS([.$D$2]^2-[.F399]^2))" office:value-type="float" office:value="29.249530870637">
            <text:p>29.249530870637</text:p>
          </table:table-cell>
          <table:table-cell table:formula="of:=ABS([.B399]-[.G399])" office:value-type="float" office:value="0.000469129362848264">
            <text:p>0.000469129362848264</text:p>
          </table:table-cell>
          <table:table-cell/>
        </table:table-row>
        <table:table-row table:style-name="ro2">
          <table:table-cell table:formula="of:=[.A399]+[.A$4]" office:value-type="float" office:value="117.299999999999">
            <text:p>117.299999999999</text:p>
          </table:table-cell>
          <table:table-cell table:formula="of:=[.A400]/([.$D$4]*2)" office:value-type="float" office:value="29.3249999999998">
            <text:p>29.3249999999998</text:p>
          </table:table-cell>
          <table:table-cell table:formula="of:=SQRT(ABS([.$D$2]^2-[.B400]^2))" office:value-type="float" office:value="121.511498941458">
            <text:p>121.511498941458</text:p>
          </table:table-cell>
          <table:table-cell table:formula="of:=([.$C$10]-[.C400])*[.$B$4]" office:value-type="float" office:value="8930.5051098617">
            <text:p>8930.5051098617</text:p>
          </table:table-cell>
          <table:table-cell table:formula="of:=ROUND([.D400])" office:value-type="float" office:value="8931">
            <text:p>8931</text:p>
          </table:table-cell>
          <table:table-cell table:formula="of:=([.$C$8]-([.E400]*[.$C$4]))" office:value-type="float" office:value="121.511328125">
            <text:p>121.511328125</text:p>
          </table:table-cell>
          <table:table-cell table:formula="of:=SQRT(ABS([.$D$2]^2-[.F400]^2))" office:value-type="float" office:value="29.3257077885357">
            <text:p>29.3257077885357</text:p>
          </table:table-cell>
          <table:table-cell table:formula="of:=ABS([.B400]-[.G400])" office:value-type="float" office:value="0.000707788535862619">
            <text:p>0.000707788535862619</text:p>
          </table:table-cell>
          <table:table-cell/>
        </table:table-row>
        <table:table-row table:style-name="ro2">
          <table:table-cell table:formula="of:=[.A400]+[.A$4]" office:value-type="float" office:value="117.599999999999">
            <text:p>117.599999999999</text:p>
          </table:table-cell>
          <table:table-cell table:formula="of:=[.A401]/([.$D$4]*2)" office:value-type="float" office:value="29.3999999999998">
            <text:p>29.3999999999998</text:p>
          </table:table-cell>
          <table:table-cell table:formula="of:=SQRT(ABS([.$D$2]^2-[.B401]^2))" office:value-type="float" office:value="121.493374304939">
            <text:p>121.493374304939</text:p>
          </table:table-cell>
          <table:table-cell table:formula="of:=([.$C$10]-[.C401])*[.$B$4]" office:value-type="float" office:value="8976.904179351">
            <text:p>8976.904179351</text:p>
          </table:table-cell>
          <table:table-cell table:formula="of:=ROUND([.D401])" office:value-type="float" office:value="8977">
            <text:p>8977</text:p>
          </table:table-cell>
          <table:table-cell table:formula="of:=([.$C$8]-([.E401]*[.$C$4]))" office:value-type="float" office:value="121.493359375">
            <text:p>121.493359375</text:p>
          </table:table-cell>
          <table:table-cell table:formula="of:=SQRT(ABS([.$D$2]^2-[.F401]^2))" office:value-type="float" office:value="29.4000616968247">
            <text:p>29.4000616968247</text:p>
          </table:table-cell>
          <table:table-cell table:formula="of:=ABS([.B401]-[.G401])" office:value-type="float" office:value="0.0000616968249111949">
            <text:p>0.0000616968249111949</text:p>
          </table:table-cell>
          <table:table-cell/>
        </table:table-row>
        <table:table-row table:style-name="ro2">
          <table:table-cell table:formula="of:=[.A401]+[.A$4]" office:value-type="float" office:value="117.899999999999">
            <text:p>117.899999999999</text:p>
          </table:table-cell>
          <table:table-cell table:formula="of:=[.A402]/([.$D$4]*2)" office:value-type="float" office:value="29.4749999999998">
            <text:p>29.4749999999998</text:p>
          </table:table-cell>
          <table:table-cell table:formula="of:=SQRT(ABS([.$D$2]^2-[.B402]^2))" office:value-type="float" office:value="121.475200658406">
            <text:p>121.475200658406</text:p>
          </table:table-cell>
          <table:table-cell table:formula="of:=([.$C$10]-[.C402])*[.$B$4]" office:value-type="float" office:value="9023.42871447538">
            <text:p>9023.42871447538</text:p>
          </table:table-cell>
          <table:table-cell table:formula="of:=ROUND([.D402])" office:value-type="float" office:value="9023">
            <text:p>9023</text:p>
          </table:table-cell>
          <table:table-cell table:formula="of:=([.$C$8]-([.E402]*[.$C$4]))" office:value-type="float" office:value="121.475390625">
            <text:p>121.475390625</text:p>
          </table:table-cell>
          <table:table-cell table:formula="of:=SQRT(ABS([.$D$2]^2-[.F402]^2))" office:value-type="float" office:value="29.474217080419">
            <text:p>29.474217080419</text:p>
          </table:table-cell>
          <table:table-cell table:formula="of:=ABS([.B402]-[.G402])" office:value-type="float" office:value="0.000782919580846198">
            <text:p>0.000782919580846198</text:p>
          </table:table-cell>
          <table:table-cell/>
        </table:table-row>
        <table:table-row table:style-name="ro2">
          <table:table-cell table:formula="of:=[.A402]+[.A$4]" office:value-type="float" office:value="118.199999999999">
            <text:p>118.199999999999</text:p>
          </table:table-cell>
          <table:table-cell table:formula="of:=[.A403]/([.$D$4]*2)" office:value-type="float" office:value="29.5499999999998">
            <text:p>29.5499999999998</text:p>
          </table:table-cell>
          <table:table-cell table:formula="of:=SQRT(ABS([.$D$2]^2-[.B403]^2))" office:value-type="float" office:value="121.456977979859">
            <text:p>121.456977979859</text:p>
          </table:table-cell>
          <table:table-cell table:formula="of:=([.$C$10]-[.C403])*[.$B$4]" office:value-type="float" office:value="9070.0787715552">
            <text:p>9070.0787715552</text:p>
          </table:table-cell>
          <table:table-cell table:formula="of:=ROUND([.D403])" office:value-type="float" office:value="9070">
            <text:p>9070</text:p>
          </table:table-cell>
          <table:table-cell table:formula="of:=([.$C$8]-([.E403]*[.$C$4]))" office:value-type="float" office:value="121.45703125">
            <text:p>121.45703125</text:p>
          </table:table-cell>
          <table:table-cell table:formula="of:=SQRT(ABS([.$D$2]^2-[.F403]^2))" office:value-type="float" office:value="29.5497810471841">
            <text:p>29.5497810471841</text:p>
          </table:table-cell>
          <table:table-cell table:formula="of:=ABS([.B403]-[.G403])" office:value-type="float" office:value="0.000218952815661311">
            <text:p>0.000218952815661311</text:p>
          </table:table-cell>
          <table:table-cell/>
        </table:table-row>
        <table:table-row table:style-name="ro2">
          <table:table-cell table:formula="of:=[.A403]+[.A$4]" office:value-type="float" office:value="118.499999999999">
            <text:p>118.499999999999</text:p>
          </table:table-cell>
          <table:table-cell table:formula="of:=[.A404]/([.$D$4]*2)" office:value-type="float" office:value="29.6249999999998">
            <text:p>29.6249999999998</text:p>
          </table:table-cell>
          <table:table-cell table:formula="of:=SQRT(ABS([.$D$2]^2-[.B404]^2))" office:value-type="float" office:value="121.438706247226">
            <text:p>121.438706247226</text:p>
          </table:table-cell>
          <table:table-cell table:formula="of:=([.$C$10]-[.C404])*[.$B$4]" office:value-type="float" office:value="9116.85440709665">
            <text:p>9116.85440709665</text:p>
          </table:table-cell>
          <table:table-cell table:formula="of:=ROUND([.D404])" office:value-type="float" office:value="9117">
            <text:p>9117</text:p>
          </table:table-cell>
          <table:table-cell table:formula="of:=([.$C$8]-([.E404]*[.$C$4]))" office:value-type="float" office:value="121.438671875">
            <text:p>121.438671875</text:p>
          </table:table-cell>
          <table:table-cell table:formula="of:=SQRT(ABS([.$D$2]^2-[.F404]^2))" office:value-type="float" office:value="29.6251408981643">
            <text:p>29.6251408981643</text:p>
          </table:table-cell>
          <table:table-cell table:formula="of:=ABS([.B404]-[.G404])" office:value-type="float" office:value="0.000140898164442405">
            <text:p>0.000140898164442405</text:p>
          </table:table-cell>
          <table:table-cell/>
        </table:table-row>
        <table:table-row table:style-name="ro2">
          <table:table-cell table:formula="of:=[.A404]+[.A$4]" office:value-type="float" office:value="118.799999999999">
            <text:p>118.799999999999</text:p>
          </table:table-cell>
          <table:table-cell table:formula="of:=[.A405]/([.$D$4]*2)" office:value-type="float" office:value="29.6999999999998">
            <text:p>29.6999999999998</text:p>
          </table:table-cell>
          <table:table-cell table:formula="of:=SQRT(ABS([.$D$2]^2-[.B405]^2))" office:value-type="float" office:value="121.42038543836">
            <text:p>121.42038543836</text:p>
          </table:table-cell>
          <table:table-cell table:formula="of:=([.$C$10]-[.C405])*[.$B$4]" office:value-type="float" office:value="9163.75567779211">
            <text:p>9163.75567779211</text:p>
          </table:table-cell>
          <table:table-cell table:formula="of:=ROUND([.D405])" office:value-type="float" office:value="9164">
            <text:p>9164</text:p>
          </table:table-cell>
          <table:table-cell table:formula="of:=([.$C$8]-([.E405]*[.$C$4]))" office:value-type="float" office:value="121.4203125">
            <text:p>121.4203125</text:p>
          </table:table-cell>
          <table:table-cell table:formula="of:=SQRT(ABS([.$D$2]^2-[.F405]^2))" office:value-type="float" office:value="29.7002981870948">
            <text:p>29.7002981870948</text:p>
          </table:table-cell>
          <table:table-cell table:formula="of:=ABS([.B405]-[.G405])" office:value-type="float" office:value="0.000298187094966096">
            <text:p>0.000298187094966096</text:p>
          </table:table-cell>
          <table:table-cell/>
        </table:table-row>
        <table:table-row table:style-name="ro2">
          <table:table-cell table:formula="of:=[.A405]+[.A$4]" office:value-type="float" office:value="119.099999999999">
            <text:p>119.099999999999</text:p>
          </table:table-cell>
          <table:table-cell table:formula="of:=[.A406]/([.$D$4]*2)" office:value-type="float" office:value="29.7749999999998">
            <text:p>29.7749999999998</text:p>
          </table:table-cell>
          <table:table-cell table:formula="of:=SQRT(ABS([.$D$2]^2-[.B406]^2))" office:value-type="float" office:value="121.402015531045">
            <text:p>121.402015531045</text:p>
          </table:table-cell>
          <table:table-cell table:formula="of:=([.$C$10]-[.C406])*[.$B$4]" office:value-type="float" office:value="9210.78264052048">
            <text:p>9210.78264052048</text:p>
          </table:table-cell>
          <table:table-cell table:formula="of:=ROUND([.D406])" office:value-type="float" office:value="9211">
            <text:p>9211</text:p>
          </table:table-cell>
          <table:table-cell table:formula="of:=([.$C$8]-([.E406]*[.$C$4]))" office:value-type="float" office:value="121.401953125">
            <text:p>121.401953125</text:p>
          </table:table-cell>
          <table:table-cell table:formula="of:=SQRT(ABS([.$D$2]^2-[.F406]^2))" office:value-type="float" office:value="29.7752544478683">
            <text:p>29.7752544478683</text:p>
          </table:table-cell>
          <table:table-cell table:formula="of:=ABS([.B406]-[.G406])" office:value-type="float" office:value="0.000254447868513807">
            <text:p>0.000254447868513807</text:p>
          </table:table-cell>
          <table:table-cell/>
        </table:table-row>
        <table:table-row table:style-name="ro2">
          <table:table-cell table:formula="of:=[.A406]+[.A$4]" office:value-type="float" office:value="119.399999999999">
            <text:p>119.399999999999</text:p>
          </table:table-cell>
          <table:table-cell table:formula="of:=[.A407]/([.$D$4]*2)" office:value-type="float" office:value="29.8499999999998">
            <text:p>29.8499999999998</text:p>
          </table:table-cell>
          <table:table-cell table:formula="of:=SQRT(ABS([.$D$2]^2-[.B407]^2))" office:value-type="float" office:value="121.383596502987">
            <text:p>121.383596502987</text:p>
          </table:table-cell>
          <table:table-cell table:formula="of:=([.$C$10]-[.C407])*[.$B$4]" office:value-type="float" office:value="9257.93535234756">
            <text:p>9257.93535234756</text:p>
          </table:table-cell>
          <table:table-cell table:formula="of:=ROUND([.D407])" office:value-type="float" office:value="9258">
            <text:p>9258</text:p>
          </table:table-cell>
          <table:table-cell table:formula="of:=([.$C$8]-([.E407]*[.$C$4]))" office:value-type="float" office:value="121.38359375">
            <text:p>121.38359375</text:p>
          </table:table-cell>
          <table:table-cell table:formula="of:=SQRT(ABS([.$D$2]^2-[.F407]^2))" office:value-type="float" office:value="29.8500111948884">
            <text:p>29.8500111948884</text:p>
          </table:table-cell>
          <table:table-cell table:formula="of:=ABS([.B407]-[.G407])" office:value-type="float" office:value="0.0000111948885646029">
            <text:p>0.0000111948885646029</text:p>
          </table:table-cell>
          <table:table-cell/>
        </table:table-row>
        <table:table-row table:style-name="ro2">
          <table:table-cell table:formula="of:=[.A407]+[.A$4]" office:value-type="float" office:value="119.699999999999">
            <text:p>119.699999999999</text:p>
          </table:table-cell>
          <table:table-cell table:formula="of:=[.A408]/([.$D$4]*2)" office:value-type="float" office:value="29.9249999999998">
            <text:p>29.9249999999998</text:p>
          </table:table-cell>
          <table:table-cell table:formula="of:=SQRT(ABS([.$D$2]^2-[.B408]^2))" office:value-type="float" office:value="121.365128331824">
            <text:p>121.365128331824</text:p>
          </table:table-cell>
          <table:table-cell table:formula="of:=([.$C$10]-[.C408])*[.$B$4]" office:value-type="float" office:value="9305.21387052642">
            <text:p>9305.21387052642</text:p>
          </table:table-cell>
          <table:table-cell table:formula="of:=ROUND([.D408])" office:value-type="float" office:value="9305">
            <text:p>9305</text:p>
          </table:table-cell>
          <table:table-cell table:formula="of:=([.$C$8]-([.E408]*[.$C$4]))" office:value-type="float" office:value="121.365234375">
            <text:p>121.365234375</text:p>
          </table:table-cell>
          <table:table-cell table:formula="of:=SQRT(ABS([.$D$2]^2-[.F408]^2))" office:value-type="float" office:value="29.9245699234144">
            <text:p>29.9245699234144</text:p>
          </table:table-cell>
          <table:table-cell table:formula="of:=ABS([.B408]-[.G408])" office:value-type="float" office:value="0.000430076585395511">
            <text:p>0.000430076585395511</text:p>
          </table:table-cell>
          <table:table-cell/>
        </table:table-row>
        <table:table-row table:style-name="ro2">
          <table:table-cell table:formula="of:=[.A408]+[.A$4]" office:value-type="float" office:value="119.999999999999">
            <text:p>119.999999999999</text:p>
          </table:table-cell>
          <table:table-cell table:formula="of:=[.A409]/([.$D$4]*2)" office:value-type="float" office:value="29.9999999999998">
            <text:p>29.9999999999998</text:p>
          </table:table-cell>
          <table:table-cell table:formula="of:=SQRT(ABS([.$D$2]^2-[.B409]^2))" office:value-type="float" office:value="121.346610995116">
            <text:p>121.346610995116</text:p>
          </table:table-cell>
          <table:table-cell table:formula="of:=([.$C$10]-[.C409])*[.$B$4]" office:value-type="float" office:value="9352.61825249785">
            <text:p>9352.61825249785</text:p>
          </table:table-cell>
          <table:table-cell table:formula="of:=ROUND([.D409])" office:value-type="float" office:value="9353">
            <text:p>9353</text:p>
          </table:table-cell>
          <table:table-cell table:formula="of:=([.$C$8]-([.E409]*[.$C$4]))" office:value-type="float" office:value="121.346484375">
            <text:p>121.346484375</text:p>
          </table:table-cell>
          <table:table-cell table:formula="of:=SQRT(ABS([.$D$2]^2-[.F409]^2))" office:value-type="float" office:value="30.0005121594262">
            <text:p>30.0005121594262</text:p>
          </table:table-cell>
          <table:table-cell table:formula="of:=ABS([.B409]-[.G409])" office:value-type="float" office:value="0.000512159426413916">
            <text:p>0.000512159426413916</text:p>
          </table:table-cell>
          <table:table-cell/>
        </table:table-row>
        <table:table-row table:style-name="ro2">
          <table:table-cell table:formula="of:=[.A409]+[.A$4]" office:value-type="float" office:value="120.299999999999">
            <text:p>120.299999999999</text:p>
          </table:table-cell>
          <table:table-cell table:formula="of:=[.A410]/([.$D$4]*2)" office:value-type="float" office:value="30.0749999999998">
            <text:p>30.0749999999998</text:p>
          </table:table-cell>
          <table:table-cell table:formula="of:=SQRT(ABS([.$D$2]^2-[.B410]^2))" office:value-type="float" office:value="121.328044470353">
            <text:p>121.328044470353</text:p>
          </table:table-cell>
          <table:table-cell table:formula="of:=([.$C$10]-[.C410])*[.$B$4]" office:value-type="float" office:value="9400.14855589055">
            <text:p>9400.14855589055</text:p>
          </table:table-cell>
          <table:table-cell table:formula="of:=ROUND([.D410])" office:value-type="float" office:value="9400">
            <text:p>9400</text:p>
          </table:table-cell>
          <table:table-cell table:formula="of:=([.$C$8]-([.E410]*[.$C$4]))" office:value-type="float" office:value="121.328125">
            <text:p>121.328125</text:p>
          </table:table-cell>
          <table:table-cell table:formula="of:=SQRT(ABS([.$D$2]^2-[.F410]^2))" office:value-type="float" office:value="30.0746751268301">
            <text:p>30.0746751268301</text:p>
          </table:table-cell>
          <table:table-cell table:formula="of:=ABS([.B410]-[.G410])" office:value-type="float" office:value="0.000324873169670781">
            <text:p>0.000324873169670781</text:p>
          </table:table-cell>
          <table:table-cell/>
        </table:table-row>
        <table:table-row table:style-name="ro2">
          <table:table-cell table:formula="of:=[.A410]+[.A$4]" office:value-type="float" office:value="120.599999999999">
            <text:p>120.599999999999</text:p>
          </table:table-cell>
          <table:table-cell table:formula="of:=[.A411]/([.$D$4]*2)" office:value-type="float" office:value="30.1499999999998">
            <text:p>30.1499999999998</text:p>
          </table:table-cell>
          <table:table-cell table:formula="of:=SQRT(ABS([.$D$2]^2-[.B411]^2))" office:value-type="float" office:value="121.30942873495">
            <text:p>121.30942873495</text:p>
          </table:table-cell>
          <table:table-cell table:formula="of:=([.$C$10]-[.C411])*[.$B$4]" office:value-type="float" office:value="9447.80483852181">
            <text:p>9447.80483852181</text:p>
          </table:table-cell>
          <table:table-cell table:formula="of:=ROUND([.D411])" office:value-type="float" office:value="9448">
            <text:p>9448</text:p>
          </table:table-cell>
          <table:table-cell table:formula="of:=([.$C$8]-([.E411]*[.$C$4]))" office:value-type="float" office:value="121.309375">
            <text:p>121.309375</text:p>
          </table:table-cell>
          <table:table-cell table:formula="of:=SQRT(ABS([.$D$2]^2-[.F411]^2))" office:value-type="float" office:value="30.1502162033604">
            <text:p>30.1502162033604</text:p>
          </table:table-cell>
          <table:table-cell table:formula="of:=ABS([.B411]-[.G411])" office:value-type="float" office:value="0.000216203360558609">
            <text:p>0.000216203360558609</text:p>
          </table:table-cell>
          <table:table-cell/>
        </table:table-row>
        <table:table-row table:style-name="ro2">
          <table:table-cell table:formula="of:=[.A411]+[.A$4]" office:value-type="float" office:value="120.899999999999">
            <text:p>120.899999999999</text:p>
          </table:table-cell>
          <table:table-cell table:formula="of:=[.A412]/([.$D$4]*2)" office:value-type="float" office:value="30.2249999999998">
            <text:p>30.2249999999998</text:p>
          </table:table-cell>
          <table:table-cell table:formula="of:=SQRT(ABS([.$D$2]^2-[.B412]^2))" office:value-type="float" office:value="121.290763766249">
            <text:p>121.290763766249</text:p>
          </table:table-cell>
          <table:table-cell table:formula="of:=([.$C$10]-[.C412])*[.$B$4]" office:value-type="float" office:value="9495.5871583975">
            <text:p>9495.5871583975</text:p>
          </table:table-cell>
          <table:table-cell table:formula="of:=ROUND([.D412])" office:value-type="float" office:value="9496">
            <text:p>9496</text:p>
          </table:table-cell>
          <table:table-cell table:formula="of:=([.$C$8]-([.E412]*[.$C$4]))" office:value-type="float" office:value="121.290625">
            <text:p>121.290625</text:p>
          </table:table-cell>
          <table:table-cell table:formula="of:=SQRT(ABS([.$D$2]^2-[.F412]^2))" office:value-type="float" office:value="30.2255568535862">
            <text:p>30.2255568535862</text:p>
          </table:table-cell>
          <table:table-cell table:formula="of:=ABS([.B412]-[.G412])" office:value-type="float" office:value="0.000556853586431316">
            <text:p>0.000556853586431316</text:p>
          </table:table-cell>
          <table:table-cell/>
        </table:table-row>
        <table:table-row table:style-name="ro2">
          <table:table-cell table:formula="of:=[.A412]+[.A$4]" office:value-type="float" office:value="121.199999999999">
            <text:p>121.199999999999</text:p>
          </table:table-cell>
          <table:table-cell table:formula="of:=[.A413]/([.$D$4]*2)" office:value-type="float" office:value="30.2999999999998">
            <text:p>30.2999999999998</text:p>
          </table:table-cell>
          <table:table-cell table:formula="of:=SQRT(ABS([.$D$2]^2-[.B413]^2))" office:value-type="float" office:value="121.272049541516">
            <text:p>121.272049541516</text:p>
          </table:table-cell>
          <table:table-cell table:formula="of:=([.$C$10]-[.C413])*[.$B$4]" office:value-type="float" office:value="9543.49557371279">
            <text:p>9543.49557371279</text:p>
          </table:table-cell>
          <table:table-cell table:formula="of:=ROUND([.D413])" office:value-type="float" office:value="9543">
            <text:p>9543</text:p>
          </table:table-cell>
          <table:table-cell table:formula="of:=([.$C$8]-([.E413]*[.$C$4]))" office:value-type="float" office:value="121.272265625">
            <text:p>121.272265625</text:p>
          </table:table-cell>
          <table:table-cell table:formula="of:=SQRT(ABS([.$D$2]^2-[.F413]^2))" office:value-type="float" office:value="30.299135139133">
            <text:p>30.299135139133</text:p>
          </table:table-cell>
          <table:table-cell table:formula="of:=ABS([.B413]-[.G413])" office:value-type="float" office:value="0.000864860866816031">
            <text:p>0.000864860866816031</text:p>
          </table:table-cell>
          <table:table-cell/>
        </table:table-row>
        <table:table-row table:style-name="ro2">
          <table:table-cell table:formula="of:=[.A413]+[.A$4]" office:value-type="float" office:value="121.499999999999">
            <text:p>121.499999999999</text:p>
          </table:table-cell>
          <table:table-cell table:formula="of:=[.A414]/([.$D$4]*2)" office:value-type="float" office:value="30.3749999999998">
            <text:p>30.3749999999998</text:p>
          </table:table-cell>
          <table:table-cell table:formula="of:=SQRT(ABS([.$D$2]^2-[.B414]^2))" office:value-type="float" office:value="121.253286037946">
            <text:p>121.253286037946</text:p>
          </table:table-cell>
          <table:table-cell table:formula="of:=([.$C$10]-[.C414])*[.$B$4]" office:value-type="float" office:value="9591.53014285243">
            <text:p>9591.53014285243</text:p>
          </table:table-cell>
          <table:table-cell table:formula="of:=ROUND([.D414])" office:value-type="float" office:value="9592">
            <text:p>9592</text:p>
          </table:table-cell>
          <table:table-cell table:formula="of:=([.$C$8]-([.E414]*[.$C$4]))" office:value-type="float" office:value="121.253125">
            <text:p>121.253125</text:p>
          </table:table-cell>
          <table:table-cell table:formula="of:=SQRT(ABS([.$D$2]^2-[.F414]^2))" office:value-type="float" office:value="30.3756428365619">
            <text:p>30.3756428365619</text:p>
          </table:table-cell>
          <table:table-cell table:formula="of:=ABS([.B414]-[.G414])" office:value-type="float" office:value="0.000642836562114724">
            <text:p>0.000642836562114724</text:p>
          </table:table-cell>
          <table:table-cell/>
        </table:table-row>
        <table:table-row table:style-name="ro2">
          <table:table-cell table:formula="of:=[.A414]+[.A$4]" office:value-type="float" office:value="121.799999999999">
            <text:p>121.799999999999</text:p>
          </table:table-cell>
          <table:table-cell table:formula="of:=[.A415]/([.$D$4]*2)" office:value-type="float" office:value="30.4499999999998">
            <text:p>30.4499999999998</text:p>
          </table:table-cell>
          <table:table-cell table:formula="of:=SQRT(ABS([.$D$2]^2-[.B415]^2))" office:value-type="float" office:value="121.234473232658">
            <text:p>121.234473232658</text:p>
          </table:table-cell>
          <table:table-cell table:formula="of:=([.$C$10]-[.C415])*[.$B$4]" office:value-type="float" office:value="9639.69092439096">
            <text:p>9639.69092439096</text:p>
          </table:table-cell>
          <table:table-cell table:formula="of:=ROUND([.D415])" office:value-type="float" office:value="9640">
            <text:p>9640</text:p>
          </table:table-cell>
          <table:table-cell table:formula="of:=([.$C$8]-([.E415]*[.$C$4]))" office:value-type="float" office:value="121.234375">
            <text:p>121.234375</text:p>
          </table:table-cell>
          <table:table-cell table:formula="of:=SQRT(ABS([.$D$2]^2-[.F415]^2))" office:value-type="float" office:value="30.4503911035536">
            <text:p>30.4503911035536</text:p>
          </table:table-cell>
          <table:table-cell table:formula="of:=ABS([.B415]-[.G415])" office:value-type="float" office:value="0.000391103553781136">
            <text:p>0.000391103553781136</text:p>
          </table:table-cell>
          <table:table-cell/>
        </table:table-row>
        <table:table-row table:style-name="ro2">
          <table:table-cell table:formula="of:=[.A415]+[.A$4]" office:value-type="float" office:value="122.099999999999">
            <text:p>122.099999999999</text:p>
          </table:table-cell>
          <table:table-cell table:formula="of:=[.A416]/([.$D$4]*2)" office:value-type="float" office:value="30.5249999999998">
            <text:p>30.5249999999998</text:p>
          </table:table-cell>
          <table:table-cell table:formula="of:=SQRT(ABS([.$D$2]^2-[.B416]^2))" office:value-type="float" office:value="121.215611102696">
            <text:p>121.215611102696</text:p>
          </table:table-cell>
          <table:table-cell table:formula="of:=([.$C$10]-[.C416])*[.$B$4]" office:value-type="float" office:value="9687.97797709332">
            <text:p>9687.97797709332</text:p>
          </table:table-cell>
          <table:table-cell table:formula="of:=ROUND([.D416])" office:value-type="float" office:value="9688">
            <text:p>9688</text:p>
          </table:table-cell>
          <table:table-cell table:formula="of:=([.$C$8]-([.E416]*[.$C$4]))" office:value-type="float" office:value="121.215625">
            <text:p>121.215625</text:p>
          </table:table-cell>
          <table:table-cell table:formula="of:=SQRT(ABS([.$D$2]^2-[.F416]^2))" office:value-type="float" office:value="30.5249448133715">
            <text:p>30.5249448133715</text:p>
          </table:table-cell>
          <table:table-cell table:formula="of:=ABS([.B416]-[.G416])" office:value-type="float" office:value="0.0000551866283231561">
            <text:p>0.0000551866283231561</text:p>
          </table:table-cell>
          <table:table-cell/>
        </table:table-row>
        <table:table-row table:style-name="ro2">
          <table:table-cell table:formula="of:=[.A416]+[.A$4]" office:value-type="float" office:value="122.399999999999">
            <text:p>122.399999999999</text:p>
          </table:table-cell>
          <table:table-cell table:formula="of:=[.A417]/([.$D$4]*2)" office:value-type="float" office:value="30.5999999999998">
            <text:p>30.5999999999998</text:p>
          </table:table-cell>
          <table:table-cell table:formula="of:=SQRT(ABS([.$D$2]^2-[.B417]^2))" office:value-type="float" office:value="121.196699625031">
            <text:p>121.196699625031</text:p>
          </table:table-cell>
          <table:table-cell table:formula="of:=([.$C$10]-[.C417])*[.$B$4]" office:value-type="float" office:value="9736.39135991525">
            <text:p>9736.39135991525</text:p>
          </table:table-cell>
          <table:table-cell table:formula="of:=ROUND([.D417])" office:value-type="float" office:value="9736">
            <text:p>9736</text:p>
          </table:table-cell>
          <table:table-cell table:formula="of:=([.$C$8]-([.E417]*[.$C$4]))" office:value-type="float" office:value="121.196875">
            <text:p>121.196875</text:p>
          </table:table-cell>
          <table:table-cell table:formula="of:=SQRT(ABS([.$D$2]^2-[.F417]^2))" office:value-type="float" office:value="30.5993053881028">
            <text:p>30.5993053881028</text:p>
          </table:table-cell>
          <table:table-cell table:formula="of:=ABS([.B417]-[.G417])" office:value-type="float" office:value="0.000694611897042563">
            <text:p>0.000694611897042563</text:p>
          </table:table-cell>
          <table:table-cell/>
        </table:table-row>
        <table:table-row table:style-name="ro2">
          <table:table-cell table:formula="of:=[.A417]+[.A$4]" office:value-type="float" office:value="122.699999999999">
            <text:p>122.699999999999</text:p>
          </table:table-cell>
          <table:table-cell table:formula="of:=[.A418]/([.$D$4]*2)" office:value-type="float" office:value="30.6749999999998">
            <text:p>30.6749999999998</text:p>
          </table:table-cell>
          <table:table-cell table:formula="of:=SQRT(ABS([.$D$2]^2-[.B418]^2))" office:value-type="float" office:value="121.177738776559">
            <text:p>121.177738776559</text:p>
          </table:table-cell>
          <table:table-cell table:formula="of:=([.$C$10]-[.C418])*[.$B$4]" office:value-type="float" office:value="9784.93113200337">
            <text:p>9784.93113200337</text:p>
          </table:table-cell>
          <table:table-cell table:formula="of:=ROUND([.D418])" office:value-type="float" office:value="9785">
            <text:p>9785</text:p>
          </table:table-cell>
          <table:table-cell table:formula="of:=([.$C$8]-([.E418]*[.$C$4]))" office:value-type="float" office:value="121.177734375">
            <text:p>121.177734375</text:p>
          </table:table-cell>
          <table:table-cell table:formula="of:=SQRT(ABS([.$D$2]^2-[.F418]^2))" office:value-type="float" office:value="30.6750173878018">
            <text:p>30.6750173878018</text:p>
          </table:table-cell>
          <table:table-cell table:formula="of:=ABS([.B418]-[.G418])" office:value-type="float" office:value="0.0000173878020106599">
            <text:p>0.0000173878020106599</text:p>
          </table:table-cell>
          <table:table-cell/>
        </table:table-row>
        <table:table-row table:style-name="ro2">
          <table:table-cell table:formula="of:=[.A418]+[.A$4]" office:value-type="float" office:value="122.999999999999">
            <text:p>122.999999999999</text:p>
          </table:table-cell>
          <table:table-cell table:formula="of:=[.A419]/([.$D$4]*2)" office:value-type="float" office:value="30.7499999999998">
            <text:p>30.7499999999998</text:p>
          </table:table-cell>
          <table:table-cell table:formula="of:=SQRT(ABS([.$D$2]^2-[.B419]^2))" office:value-type="float" office:value="121.158728534101">
            <text:p>121.158728534101</text:p>
          </table:table-cell>
          <table:table-cell table:formula="of:=([.$C$10]-[.C419])*[.$B$4]" office:value-type="float" office:value="9833.59735269594">
            <text:p>9833.59735269594</text:p>
          </table:table-cell>
          <table:table-cell table:formula="of:=ROUND([.D419])" office:value-type="float" office:value="9834">
            <text:p>9834</text:p>
          </table:table-cell>
          <table:table-cell table:formula="of:=([.$C$8]-([.E419]*[.$C$4]))" office:value-type="float" office:value="121.15859375">
            <text:p>121.15859375</text:p>
          </table:table-cell>
          <table:table-cell table:formula="of:=SQRT(ABS([.$D$2]^2-[.F419]^2))" office:value-type="float" office:value="30.7505310608201">
            <text:p>30.7505310608201</text:p>
          </table:table-cell>
          <table:table-cell table:formula="of:=ABS([.B419]-[.G419])" office:value-type="float" office:value="0.000531060820303964">
            <text:p>0.000531060820303964</text:p>
          </table:table-cell>
          <table:table-cell/>
        </table:table-row>
        <table:table-row table:style-name="ro2">
          <table:table-cell table:formula="of:=[.A419]+[.A$4]" office:value-type="float" office:value="123.299999999999">
            <text:p>123.299999999999</text:p>
          </table:table-cell>
          <table:table-cell table:formula="of:=[.A420]/([.$D$4]*2)" office:value-type="float" office:value="30.8249999999998">
            <text:p>30.8249999999998</text:p>
          </table:table-cell>
          <table:table-cell table:formula="of:=SQRT(ABS([.$D$2]^2-[.B420]^2))" office:value-type="float" office:value="121.139668874403">
            <text:p>121.139668874403</text:p>
          </table:table-cell>
          <table:table-cell table:formula="of:=([.$C$10]-[.C420])*[.$B$4]" office:value-type="float" office:value="9882.39008152305">
            <text:p>9882.39008152305</text:p>
          </table:table-cell>
          <table:table-cell table:formula="of:=ROUND([.D420])" office:value-type="float" office:value="9882">
            <text:p>9882</text:p>
          </table:table-cell>
          <table:table-cell table:formula="of:=([.$C$8]-([.E420]*[.$C$4]))" office:value-type="float" office:value="121.13984375">
            <text:p>121.13984375</text:p>
          </table:table-cell>
          <table:table-cell table:formula="of:=SQRT(ABS([.$D$2]^2-[.F420]^2))" office:value-type="float" office:value="30.8243127453896">
            <text:p>30.8243127453896</text:p>
          </table:table-cell>
          <table:table-cell table:formula="of:=ABS([.B420]-[.G420])" office:value-type="float" office:value="0.000687254610227228">
            <text:p>0.000687254610227228</text:p>
          </table:table-cell>
          <table:table-cell/>
        </table:table-row>
        <table:table-row table:style-name="ro2">
          <table:table-cell table:formula="of:=[.A420]+[.A$4]" office:value-type="float" office:value="123.599999999999">
            <text:p>123.599999999999</text:p>
          </table:table-cell>
          <table:table-cell table:formula="of:=[.A421]/([.$D$4]*2)" office:value-type="float" office:value="30.8999999999998">
            <text:p>30.8999999999998</text:p>
          </table:table-cell>
          <table:table-cell table:formula="of:=SQRT(ABS([.$D$2]^2-[.B421]^2))" office:value-type="float" office:value="121.120559774136">
            <text:p>121.120559774136</text:p>
          </table:table-cell>
          <table:table-cell table:formula="of:=([.$C$10]-[.C421])*[.$B$4]" office:value-type="float" office:value="9931.30937820708">
            <text:p>9931.30937820708</text:p>
          </table:table-cell>
          <table:table-cell table:formula="of:=ROUND([.D421])" office:value-type="float" office:value="9931">
            <text:p>9931</text:p>
          </table:table-cell>
          <table:table-cell table:formula="of:=([.$C$8]-([.E421]*[.$C$4]))" office:value-type="float" office:value="121.120703125">
            <text:p>121.120703125</text:p>
          </table:table-cell>
          <table:table-cell table:formula="of:=SQRT(ABS([.$D$2]^2-[.F421]^2))" office:value-type="float" office:value="30.8994380936873">
            <text:p>30.8994380936873</text:p>
          </table:table-cell>
          <table:table-cell table:formula="of:=ABS([.B421]-[.G421])" office:value-type="float" office:value="0.0005619063125053">
            <text:p>0.0005619063125053</text:p>
          </table:table-cell>
          <table:table-cell/>
        </table:table-row>
        <table:table-row table:style-name="ro2">
          <table:table-cell table:formula="of:=[.A421]+[.A$4]" office:value-type="float" office:value="123.899999999999">
            <text:p>123.899999999999</text:p>
          </table:table-cell>
          <table:table-cell table:formula="of:=[.A422]/([.$D$4]*2)" office:value-type="float" office:value="30.9749999999998">
            <text:p>30.9749999999998</text:p>
          </table:table-cell>
          <table:table-cell table:formula="of:=SQRT(ABS([.$D$2]^2-[.B422]^2))" office:value-type="float" office:value="121.101401209895">
            <text:p>121.101401209895</text:p>
          </table:table-cell>
          <table:table-cell table:formula="of:=([.$C$10]-[.C422])*[.$B$4]" office:value-type="float" office:value="9980.35530266305">
            <text:p>9980.35530266305</text:p>
          </table:table-cell>
          <table:table-cell table:formula="of:=ROUND([.D422])" office:value-type="float" office:value="9980">
            <text:p>9980</text:p>
          </table:table-cell>
          <table:table-cell table:formula="of:=([.$C$8]-([.E422]*[.$C$4]))" office:value-type="float" office:value="121.1015625">
            <text:p>121.1015625</text:p>
          </table:table-cell>
          <table:table-cell table:formula="of:=SQRT(ABS([.$D$2]^2-[.F422]^2))" office:value-type="float" office:value="30.9743694053421">
            <text:p>30.9743694053421</text:p>
          </table:table-cell>
          <table:table-cell table:formula="of:=ABS([.B422]-[.G422])" office:value-type="float" office:value="0.000630594657678785">
            <text:p>0.000630594657678785</text:p>
          </table:table-cell>
          <table:table-cell/>
        </table:table-row>
        <table:table-row table:style-name="ro2">
          <table:table-cell table:formula="of:=[.A422]+[.A$4]" office:value-type="float" office:value="124.199999999999">
            <text:p>124.199999999999</text:p>
          </table:table-cell>
          <table:table-cell table:formula="of:=[.A423]/([.$D$4]*2)" office:value-type="float" office:value="31.0499999999998">
            <text:p>31.0499999999998</text:p>
          </table:table-cell>
          <table:table-cell table:formula="of:=SQRT(ABS([.$D$2]^2-[.B423]^2))" office:value-type="float" office:value="121.082193158201">
            <text:p>121.082193158201</text:p>
          </table:table-cell>
          <table:table-cell table:formula="of:=([.$C$10]-[.C423])*[.$B$4]" office:value-type="float" office:value="10029.5279149991">
            <text:p>10029.5279149991</text:p>
          </table:table-cell>
          <table:table-cell table:formula="of:=ROUND([.D423])" office:value-type="float" office:value="10030">
            <text:p>10030</text:p>
          </table:table-cell>
          <table:table-cell table:formula="of:=([.$C$8]-([.E423]*[.$C$4]))" office:value-type="float" office:value="121.08203125">
            <text:p>121.08203125</text:p>
          </table:table-cell>
          <table:table-cell table:formula="of:=SQRT(ABS([.$D$2]^2-[.F423]^2))" office:value-type="float" office:value="31.0506313683639">
            <text:p>31.0506313683639</text:p>
          </table:table-cell>
          <table:table-cell table:formula="of:=ABS([.B423]-[.G423])" office:value-type="float" office:value="0.000631368364093277">
            <text:p>0.000631368364093277</text:p>
          </table:table-cell>
          <table:table-cell/>
        </table:table-row>
        <table:table-row table:style-name="ro2">
          <table:table-cell table:formula="of:=[.A423]+[.A$4]" office:value-type="float" office:value="124.499999999999">
            <text:p>124.499999999999</text:p>
          </table:table-cell>
          <table:table-cell table:formula="of:=[.A424]/([.$D$4]*2)" office:value-type="float" office:value="31.1249999999998">
            <text:p>31.1249999999998</text:p>
          </table:table-cell>
          <table:table-cell table:formula="of:=SQRT(ABS([.$D$2]^2-[.B424]^2))" office:value-type="float" office:value="121.062935595499">
            <text:p>121.062935595499</text:p>
          </table:table-cell>
          <table:table-cell table:formula="of:=([.$C$10]-[.C424])*[.$B$4]" office:value-type="float" office:value="10078.8272755166">
            <text:p>10078.8272755166</text:p>
          </table:table-cell>
          <table:table-cell table:formula="of:=ROUND([.D424])" office:value-type="float" office:value="10079">
            <text:p>10079</text:p>
          </table:table-cell>
          <table:table-cell table:formula="of:=([.$C$8]-([.E424]*[.$C$4]))" office:value-type="float" office:value="121.062890625">
            <text:p>121.062890625</text:p>
          </table:table-cell>
          <table:table-cell table:formula="of:=SQRT(ABS([.$D$2]^2-[.F424]^2))" office:value-type="float" office:value="31.125174915481">
            <text:p>31.125174915481</text:p>
          </table:table-cell>
          <table:table-cell table:formula="of:=ABS([.B424]-[.G424])" office:value-type="float" office:value="0.000174915481206739">
            <text:p>0.000174915481206739</text:p>
          </table:table-cell>
          <table:table-cell/>
        </table:table-row>
        <table:table-row table:style-name="ro2">
          <table:table-cell table:formula="of:=[.A424]+[.A$4]" office:value-type="float" office:value="124.799999999999">
            <text:p>124.799999999999</text:p>
          </table:table-cell>
          <table:table-cell table:formula="of:=[.A425]/([.$D$4]*2)" office:value-type="float" office:value="31.1999999999998">
            <text:p>31.1999999999998</text:p>
          </table:table-cell>
          <table:table-cell table:formula="of:=SQRT(ABS([.$D$2]^2-[.B425]^2))" office:value-type="float" office:value="121.043628498158">
            <text:p>121.043628498158</text:p>
          </table:table-cell>
          <table:table-cell table:formula="of:=([.$C$10]-[.C425])*[.$B$4]" office:value-type="float" office:value="10128.2534447112">
            <text:p>10128.2534447112</text:p>
          </table:table-cell>
          <table:table-cell table:formula="of:=ROUND([.D425])" office:value-type="float" office:value="10128">
            <text:p>10128</text:p>
          </table:table-cell>
          <table:table-cell table:formula="of:=([.$C$8]-([.E425]*[.$C$4]))" office:value-type="float" office:value="121.04375">
            <text:p>121.04375</text:p>
          </table:table-cell>
          <table:table-cell table:formula="of:=SQRT(ABS([.$D$2]^2-[.F425]^2))" office:value-type="float" office:value="31.1995286172323">
            <text:p>31.1995286172323</text:p>
          </table:table-cell>
          <table:table-cell table:formula="of:=ABS([.B425]-[.G425])" office:value-type="float" office:value="0.00047138276745784">
            <text:p>0.00047138276745784</text:p>
          </table:table-cell>
          <table:table-cell/>
        </table:table-row>
        <table:table-row table:style-name="ro2">
          <table:table-cell table:formula="of:=[.A425]+[.A$4]" office:value-type="float" office:value="125.099999999999">
            <text:p>125.099999999999</text:p>
          </table:table-cell>
          <table:table-cell table:formula="of:=[.A426]/([.$D$4]*2)" office:value-type="float" office:value="31.2749999999998">
            <text:p>31.2749999999998</text:p>
          </table:table-cell>
          <table:table-cell table:formula="of:=SQRT(ABS([.$D$2]^2-[.B426]^2))" office:value-type="float" office:value="121.02427184247">
            <text:p>121.02427184247</text:p>
          </table:table-cell>
          <table:table-cell table:formula="of:=([.$C$10]-[.C426])*[.$B$4]" office:value-type="float" office:value="10177.8064832723">
            <text:p>10177.8064832723</text:p>
          </table:table-cell>
          <table:table-cell table:formula="of:=ROUND([.D426])" office:value-type="float" office:value="10178">
            <text:p>10178</text:p>
          </table:table-cell>
          <table:table-cell table:formula="of:=([.$C$8]-([.E426]*[.$C$4]))" office:value-type="float" office:value="121.02421875">
            <text:p>121.02421875</text:p>
          </table:table-cell>
          <table:table-cell table:formula="of:=SQRT(ABS([.$D$2]^2-[.F426]^2))" office:value-type="float" office:value="31.2752054501988">
            <text:p>31.2752054501988</text:p>
          </table:table-cell>
          <table:table-cell table:formula="of:=ABS([.B426]-[.G426])" office:value-type="float" office:value="0.000205450199057822">
            <text:p>0.000205450199057822</text:p>
          </table:table-cell>
          <table:table-cell/>
        </table:table-row>
        <table:table-row table:style-name="ro2">
          <table:table-cell table:formula="of:=[.A426]+[.A$4]" office:value-type="float" office:value="125.399999999999">
            <text:p>125.399999999999</text:p>
          </table:table-cell>
          <table:table-cell table:formula="of:=[.A427]/([.$D$4]*2)" office:value-type="float" office:value="31.3499999999998">
            <text:p>31.3499999999998</text:p>
          </table:table-cell>
          <table:table-cell table:formula="of:=SQRT(ABS([.$D$2]^2-[.B427]^2))" office:value-type="float" office:value="121.004865604653">
            <text:p>121.004865604653</text:p>
          </table:table-cell>
          <table:table-cell table:formula="of:=([.$C$10]-[.C427])*[.$B$4]" office:value-type="float" office:value="10227.4864520844">
            <text:p>10227.4864520844</text:p>
          </table:table-cell>
          <table:table-cell table:formula="of:=ROUND([.D427])" office:value-type="float" office:value="10227">
            <text:p>10227</text:p>
          </table:table-cell>
          <table:table-cell table:formula="of:=([.$C$8]-([.E427]*[.$C$4]))" office:value-type="float" office:value="121.005078125">
            <text:p>121.005078125</text:p>
          </table:table-cell>
          <table:table-cell table:formula="of:=SQRT(ABS([.$D$2]^2-[.F427]^2))" office:value-type="float" office:value="31.349179701591">
            <text:p>31.349179701591</text:p>
          </table:table-cell>
          <table:table-cell table:formula="of:=ABS([.B427]-[.G427])" office:value-type="float" office:value="0.000820298408761744">
            <text:p>0.000820298408761744</text:p>
          </table:table-cell>
          <table:table-cell/>
        </table:table-row>
        <table:table-row table:style-name="ro2">
          <table:table-cell table:formula="of:=[.A427]+[.A$4]" office:value-type="float" office:value="125.699999999999">
            <text:p>125.699999999999</text:p>
          </table:table-cell>
          <table:table-cell table:formula="of:=[.A428]/([.$D$4]*2)" office:value-type="float" office:value="31.4249999999998">
            <text:p>31.4249999999998</text:p>
          </table:table-cell>
          <table:table-cell table:formula="of:=SQRT(ABS([.$D$2]^2-[.B428]^2))" office:value-type="float" office:value="120.985409760847">
            <text:p>120.985409760847</text:p>
          </table:table-cell>
          <table:table-cell table:formula="of:=([.$C$10]-[.C428])*[.$B$4]" office:value-type="float" office:value="10277.2934122269">
            <text:p>10277.2934122269</text:p>
          </table:table-cell>
          <table:table-cell table:formula="of:=ROUND([.D428])" office:value-type="float" office:value="10277">
            <text:p>10277</text:p>
          </table:table-cell>
          <table:table-cell table:formula="of:=([.$C$8]-([.E428]*[.$C$4]))" office:value-type="float" office:value="120.985546875">
            <text:p>120.985546875</text:p>
          </table:table-cell>
          <table:table-cell table:formula="of:=SQRT(ABS([.$D$2]^2-[.F428]^2))" office:value-type="float" office:value="31.4244721094433">
            <text:p>31.4244721094433</text:p>
          </table:table-cell>
          <table:table-cell table:formula="of:=ABS([.B428]-[.G428])" office:value-type="float" office:value="0.000527890556515587">
            <text:p>0.000527890556515587</text:p>
          </table:table-cell>
          <table:table-cell/>
        </table:table-row>
        <table:table-row table:style-name="ro2">
          <table:table-cell table:formula="of:=[.A428]+[.A$4]" office:value-type="float" office:value="125.999999999999">
            <text:p>125.999999999999</text:p>
          </table:table-cell>
          <table:table-cell table:formula="of:=[.A429]/([.$D$4]*2)" office:value-type="float" office:value="31.4999999999998">
            <text:p>31.4999999999998</text:p>
          </table:table-cell>
          <table:table-cell table:formula="of:=SQRT(ABS([.$D$2]^2-[.B429]^2))" office:value-type="float" office:value="120.965904287117">
            <text:p>120.965904287117</text:p>
          </table:table-cell>
          <table:table-cell table:formula="of:=([.$C$10]-[.C429])*[.$B$4]" office:value-type="float" office:value="10327.2274249747">
            <text:p>10327.2274249747</text:p>
          </table:table-cell>
          <table:table-cell table:formula="of:=ROUND([.D429])" office:value-type="float" office:value="10327">
            <text:p>10327</text:p>
          </table:table-cell>
          <table:table-cell table:formula="of:=([.$C$8]-([.E429]*[.$C$4]))" office:value-type="float" office:value="120.966015625">
            <text:p>120.966015625</text:p>
          </table:table-cell>
          <table:table-cell table:formula="of:=SQRT(ABS([.$D$2]^2-[.F429]^2))" office:value-type="float" office:value="31.4995724385627">
            <text:p>31.4995724385627</text:p>
          </table:table-cell>
          <table:table-cell table:formula="of:=ABS([.B429]-[.G429])" office:value-type="float" office:value="0.000427561437128077">
            <text:p>0.000427561437128077</text:p>
          </table:table-cell>
          <table:table-cell/>
        </table:table-row>
        <table:table-row table:style-name="ro2">
          <table:table-cell table:formula="of:=[.A429]+[.A$4]" office:value-type="float" office:value="126.299999999999">
            <text:p>126.299999999999</text:p>
          </table:table-cell>
          <table:table-cell table:formula="of:=[.A430]/([.$D$4]*2)" office:value-type="float" office:value="31.5749999999998">
            <text:p>31.5749999999998</text:p>
          </table:table-cell>
          <table:table-cell table:formula="of:=SQRT(ABS([.$D$2]^2-[.B430]^2))" office:value-type="float" office:value="120.946349159452">
            <text:p>120.946349159452</text:p>
          </table:table-cell>
          <table:table-cell table:formula="of:=([.$C$10]-[.C430])*[.$B$4]" office:value-type="float" office:value="10377.2885517984">
            <text:p>10377.2885517984</text:p>
          </table:table-cell>
          <table:table-cell table:formula="of:=ROUND([.D430])" office:value-type="float" office:value="10377">
            <text:p>10377</text:p>
          </table:table-cell>
          <table:table-cell table:formula="of:=([.$C$8]-([.E430]*[.$C$4]))" office:value-type="float" office:value="120.946484375">
            <text:p>120.946484375</text:p>
          </table:table-cell>
          <table:table-cell table:formula="of:=SQRT(ABS([.$D$2]^2-[.F430]^2))" office:value-type="float" office:value="31.5744820595347">
            <text:p>31.5744820595347</text:p>
          </table:table-cell>
          <table:table-cell table:formula="of:=ABS([.B430]-[.G430])" office:value-type="float" office:value="0.000517940465044831">
            <text:p>0.000517940465044831</text:p>
          </table:table-cell>
          <table:table-cell/>
        </table:table-row>
        <table:table-row table:style-name="ro2">
          <table:table-cell table:formula="of:=[.A430]+[.A$4]" office:value-type="float" office:value="126.599999999999">
            <text:p>126.599999999999</text:p>
          </table:table-cell>
          <table:table-cell table:formula="of:=[.A431]/([.$D$4]*2)" office:value-type="float" office:value="31.6499999999998">
            <text:p>31.6499999999998</text:p>
          </table:table-cell>
          <table:table-cell table:formula="of:=SQRT(ABS([.$D$2]^2-[.B431]^2))" office:value-type="float" office:value="120.926744353762">
            <text:p>120.926744353762</text:p>
          </table:table-cell>
          <table:table-cell table:formula="of:=([.$C$10]-[.C431])*[.$B$4]" office:value-type="float" office:value="10427.4768543651">
            <text:p>10427.4768543651</text:p>
          </table:table-cell>
          <table:table-cell table:formula="of:=ROUND([.D431])" office:value-type="float" office:value="10427">
            <text:p>10427</text:p>
          </table:table-cell>
          <table:table-cell table:formula="of:=([.$C$8]-([.E431]*[.$C$4]))" office:value-type="float" office:value="120.926953125">
            <text:p>120.926953125</text:p>
          </table:table-cell>
          <table:table-cell table:formula="of:=SQRT(ABS([.$D$2]^2-[.F431]^2))" office:value-type="float" office:value="31.6492023265051">
            <text:p>31.6492023265051</text:p>
          </table:table-cell>
          <table:table-cell table:formula="of:=ABS([.B431]-[.G431])" office:value-type="float" office:value="0.000797673494727036">
            <text:p>0.000797673494727036</text:p>
          </table:table-cell>
          <table:table-cell/>
        </table:table-row>
        <table:table-row table:style-name="ro2">
          <table:table-cell table:formula="of:=[.A431]+[.A$4]" office:value-type="float" office:value="126.899999999999">
            <text:p>126.899999999999</text:p>
          </table:table-cell>
          <table:table-cell table:formula="of:=[.A432]/([.$D$4]*2)" office:value-type="float" office:value="31.7249999999998">
            <text:p>31.7249999999998</text:p>
          </table:table-cell>
          <table:table-cell table:formula="of:=SQRT(ABS([.$D$2]^2-[.B432]^2))" office:value-type="float" office:value="120.907089845881">
            <text:p>120.907089845881</text:p>
          </table:table-cell>
          <table:table-cell table:formula="of:=([.$C$10]-[.C432])*[.$B$4]" office:value-type="float" office:value="10477.7923945387">
            <text:p>10477.7923945387</text:p>
          </table:table-cell>
          <table:table-cell table:formula="of:=ROUND([.D432])" office:value-type="float" office:value="10478">
            <text:p>10478</text:p>
          </table:table-cell>
          <table:table-cell table:formula="of:=([.$C$8]-([.E432]*[.$C$4]))" office:value-type="float" office:value="120.90703125">
            <text:p>120.90703125</text:p>
          </table:table-cell>
          <table:table-cell table:formula="of:=SQRT(ABS([.$D$2]^2-[.F432]^2))" office:value-type="float" office:value="31.7252233138165">
            <text:p>31.7252233138165</text:p>
          </table:table-cell>
          <table:table-cell table:formula="of:=ABS([.B432]-[.G432])" office:value-type="float" office:value="0.000223313816665183">
            <text:p>0.000223313816665183</text:p>
          </table:table-cell>
          <table:table-cell/>
        </table:table-row>
        <table:table-row table:style-name="ro2">
          <table:table-cell table:formula="of:=[.A432]+[.A$4]" office:value-type="float" office:value="127.199999999999">
            <text:p>127.199999999999</text:p>
          </table:table-cell>
          <table:table-cell table:formula="of:=[.A433]/([.$D$4]*2)" office:value-type="float" office:value="31.7999999999998">
            <text:p>31.7999999999998</text:p>
          </table:table-cell>
          <table:table-cell table:formula="of:=SQRT(ABS([.$D$2]^2-[.B433]^2))" office:value-type="float" office:value="120.887385611568">
            <text:p>120.887385611568</text:p>
          </table:table-cell>
          <table:table-cell table:formula="of:=([.$C$10]-[.C433])*[.$B$4]" office:value-type="float" office:value="10528.23523438">
            <text:p>10528.23523438</text:p>
          </table:table-cell>
          <table:table-cell table:formula="of:=ROUND([.D433])" office:value-type="float" office:value="10528">
            <text:p>10528</text:p>
          </table:table-cell>
          <table:table-cell table:formula="of:=([.$C$8]-([.E433]*[.$C$4]))" office:value-type="float" office:value="120.8875">
            <text:p>120.8875</text:p>
          </table:table-cell>
          <table:table-cell table:formula="of:=SQRT(ABS([.$D$2]^2-[.F433]^2))" office:value-type="float" office:value="31.7995651503287">
            <text:p>31.7995651503287</text:p>
          </table:table-cell>
          <table:table-cell table:formula="of:=ABS([.B433]-[.G433])" office:value-type="float" office:value="0.000434849671087534">
            <text:p>0.000434849671087534</text:p>
          </table:table-cell>
          <table:table-cell/>
        </table:table-row>
        <table:table-row table:style-name="ro2">
          <table:table-cell table:formula="of:=[.A433]+[.A$4]" office:value-type="float" office:value="127.499999999999">
            <text:p>127.499999999999</text:p>
          </table:table-cell>
          <table:table-cell table:formula="of:=[.A434]/([.$D$4]*2)" office:value-type="float" office:value="31.8749999999998">
            <text:p>31.8749999999998</text:p>
          </table:table-cell>
          <table:table-cell table:formula="of:=SQRT(ABS([.$D$2]^2-[.B434]^2))" office:value-type="float" office:value="120.867631626503">
            <text:p>120.867631626503</text:p>
          </table:table-cell>
          <table:table-cell table:formula="of:=([.$C$10]-[.C434])*[.$B$4]" office:value-type="float" office:value="10578.8054361473">
            <text:p>10578.8054361473</text:p>
          </table:table-cell>
          <table:table-cell table:formula="of:=ROUND([.D434])" office:value-type="float" office:value="10579">
            <text:p>10579</text:p>
          </table:table-cell>
          <table:table-cell table:formula="of:=([.$C$8]-([.E434]*[.$C$4]))" office:value-type="float" office:value="120.867578125">
            <text:p>120.867578125</text:p>
          </table:table-cell>
          <table:table-cell table:formula="of:=SQRT(ABS([.$D$2]^2-[.F434]^2))" office:value-type="float" office:value="31.8752028730332">
            <text:p>31.8752028730332</text:p>
          </table:table-cell>
          <table:table-cell table:formula="of:=ABS([.B434]-[.G434])" office:value-type="float" office:value="0.000202873033380513">
            <text:p>0.000202873033380513</text:p>
          </table:table-cell>
          <table:table-cell/>
        </table:table-row>
        <table:table-row table:style-name="ro2">
          <table:table-cell table:formula="of:=[.A434]+[.A$4]" office:value-type="float" office:value="127.799999999999">
            <text:p>127.799999999999</text:p>
          </table:table-cell>
          <table:table-cell table:formula="of:=[.A435]/([.$D$4]*2)" office:value-type="float" office:value="31.9499999999998">
            <text:p>31.9499999999998</text:p>
          </table:table-cell>
          <table:table-cell table:formula="of:=SQRT(ABS([.$D$2]^2-[.B435]^2))" office:value-type="float" office:value="120.847827866288">
            <text:p>120.847827866288</text:p>
          </table:table-cell>
          <table:table-cell table:formula="of:=([.$C$10]-[.C435])*[.$B$4]" office:value-type="float" office:value="10629.5030622972">
            <text:p>10629.5030622972</text:p>
          </table:table-cell>
          <table:table-cell table:formula="of:=ROUND([.D435])" office:value-type="float" office:value="10630">
            <text:p>10630</text:p>
          </table:table-cell>
          <table:table-cell table:formula="of:=([.$C$8]-([.E435]*[.$C$4]))" office:value-type="float" office:value="120.84765625">
            <text:p>120.84765625</text:p>
          </table:table-cell>
          <table:table-cell table:formula="of:=SQRT(ABS([.$D$2]^2-[.F435]^2))" office:value-type="float" office:value="31.9506491151876">
            <text:p>31.9506491151876</text:p>
          </table:table-cell>
          <table:table-cell table:formula="of:=ABS([.B435]-[.G435])" office:value-type="float" office:value="0.000649115187780325">
            <text:p>0.000649115187780325</text:p>
          </table:table-cell>
          <table:table-cell/>
        </table:table-row>
        <table:table-row table:style-name="ro2">
          <table:table-cell table:formula="of:=[.A435]+[.A$4]" office:value-type="float" office:value="128.099999999999">
            <text:p>128.099999999999</text:p>
          </table:table-cell>
          <table:table-cell table:formula="of:=[.A436]/([.$D$4]*2)" office:value-type="float" office:value="32.0249999999998">
            <text:p>32.0249999999998</text:p>
          </table:table-cell>
          <table:table-cell table:formula="of:=SQRT(ABS([.$D$2]^2-[.B436]^2))" office:value-type="float" office:value="120.827974306449">
            <text:p>120.827974306449</text:p>
          </table:table-cell>
          <table:table-cell table:formula="of:=([.$C$10]-[.C436])*[.$B$4]" office:value-type="float" office:value="10680.3281754842">
            <text:p>10680.3281754842</text:p>
          </table:table-cell>
          <table:table-cell table:formula="of:=ROUND([.D436])" office:value-type="float" office:value="10680">
            <text:p>10680</text:p>
          </table:table-cell>
          <table:table-cell table:formula="of:=([.$C$8]-([.E436]*[.$C$4]))" office:value-type="float" office:value="120.828125">
            <text:p>120.828125</text:p>
          </table:table-cell>
          <table:table-cell table:formula="of:=SQRT(ABS([.$D$2]^2-[.F436]^2))" office:value-type="float" office:value="32.0244314388933">
            <text:p>32.0244314388933</text:p>
          </table:table-cell>
          <table:table-cell table:formula="of:=ABS([.B436]-[.G436])" office:value-type="float" office:value="0.000568561106526033">
            <text:p>0.000568561106526033</text:p>
          </table:table-cell>
          <table:table-cell/>
        </table:table-row>
        <table:table-row table:style-name="ro2">
          <table:table-cell table:formula="of:=[.A436]+[.A$4]" office:value-type="float" office:value="128.399999999999">
            <text:p>128.399999999999</text:p>
          </table:table-cell>
          <table:table-cell table:formula="of:=[.A437]/([.$D$4]*2)" office:value-type="float" office:value="32.0999999999998">
            <text:p>32.0999999999998</text:p>
          </table:table-cell>
          <table:table-cell table:formula="of:=SQRT(ABS([.$D$2]^2-[.B437]^2))" office:value-type="float" office:value="120.808070922435">
            <text:p>120.808070922435</text:p>
          </table:table-cell>
          <table:table-cell table:formula="of:=([.$C$10]-[.C437])*[.$B$4]" office:value-type="float" office:value="10731.280838562">
            <text:p>10731.280838562</text:p>
          </table:table-cell>
          <table:table-cell table:formula="of:=ROUND([.D437])" office:value-type="float" office:value="10731">
            <text:p>10731</text:p>
          </table:table-cell>
          <table:table-cell table:formula="of:=([.$C$8]-([.E437]*[.$C$4]))" office:value-type="float" office:value="120.808203125">
            <text:p>120.808203125</text:p>
          </table:table-cell>
          <table:table-cell table:formula="of:=SQRT(ABS([.$D$2]^2-[.F437]^2))" office:value-type="float" office:value="32.0995024526664">
            <text:p>32.0995024526664</text:p>
          </table:table-cell>
          <table:table-cell table:formula="of:=ABS([.B437]-[.G437])" office:value-type="float" office:value="0.00049754733336016">
            <text:p>0.00049754733336016</text:p>
          </table:table-cell>
          <table:table-cell/>
        </table:table-row>
        <table:table-row table:style-name="ro2">
          <table:table-cell table:formula="of:=[.A437]+[.A$4]" office:value-type="float" office:value="128.699999999999">
            <text:p>128.699999999999</text:p>
          </table:table-cell>
          <table:table-cell table:formula="of:=[.A438]/([.$D$4]*2)" office:value-type="float" office:value="32.1749999999998">
            <text:p>32.1749999999998</text:p>
          </table:table-cell>
          <table:table-cell table:formula="of:=SQRT(ABS([.$D$2]^2-[.B438]^2))" office:value-type="float" office:value="120.788117689614">
            <text:p>120.788117689614</text:p>
          </table:table-cell>
          <table:table-cell table:formula="of:=([.$C$10]-[.C438])*[.$B$4]" office:value-type="float" office:value="10782.3611145833">
            <text:p>10782.3611145833</text:p>
          </table:table-cell>
          <table:table-cell table:formula="of:=ROUND([.D438])" office:value-type="float" office:value="10782">
            <text:p>10782</text:p>
          </table:table-cell>
          <table:table-cell table:formula="of:=([.$C$8]-([.E438]*[.$C$4]))" office:value-type="float" office:value="120.78828125">
            <text:p>120.78828125</text:p>
          </table:table-cell>
          <table:table-cell table:formula="of:=SQRT(ABS([.$D$2]^2-[.F438]^2))" office:value-type="float" office:value="32.1743859719327">
            <text:p>32.1743859719327</text:p>
          </table:table-cell>
          <table:table-cell table:formula="of:=ABS([.B438]-[.G438])" office:value-type="float" office:value="0.00061402806711186">
            <text:p>0.00061402806711186</text:p>
          </table:table-cell>
          <table:table-cell/>
        </table:table-row>
        <table:table-row table:style-name="ro2">
          <table:table-cell table:formula="of:=[.A438]+[.A$4]" office:value-type="float" office:value="128.999999999999">
            <text:p>128.999999999999</text:p>
          </table:table-cell>
          <table:table-cell table:formula="of:=[.A439]/([.$D$4]*2)" office:value-type="float" office:value="32.2499999999998">
            <text:p>32.2499999999998</text:p>
          </table:table-cell>
          <table:table-cell table:formula="of:=SQRT(ABS([.$D$2]^2-[.B439]^2))" office:value-type="float" office:value="120.768114583279">
            <text:p>120.768114583279</text:p>
          </table:table-cell>
          <table:table-cell table:formula="of:=([.$C$10]-[.C439])*[.$B$4]" office:value-type="float" office:value="10833.5690668005">
            <text:p>10833.5690668005</text:p>
          </table:table-cell>
          <table:table-cell table:formula="of:=ROUND([.D439])" office:value-type="float" office:value="10834">
            <text:p>10834</text:p>
          </table:table-cell>
          <table:table-cell table:formula="of:=([.$C$8]-([.E439]*[.$C$4]))" office:value-type="float" office:value="120.76796875">
            <text:p>120.76796875</text:p>
          </table:table-cell>
          <table:table-cell table:formula="of:=SQRT(ABS([.$D$2]^2-[.F439]^2))" office:value-type="float" office:value="32.2505461038883">
            <text:p>32.2505461038883</text:p>
          </table:table-cell>
          <table:table-cell table:formula="of:=ABS([.B439]-[.G439])" office:value-type="float" office:value="0.000546103888495964">
            <text:p>0.000546103888495964</text:p>
          </table:table-cell>
          <table:table-cell/>
        </table:table-row>
        <table:table-row table:style-name="ro2">
          <table:table-cell table:formula="of:=[.A439]+[.A$4]" office:value-type="float" office:value="129.299999999999">
            <text:p>129.299999999999</text:p>
          </table:table-cell>
          <table:table-cell table:formula="of:=[.A440]/([.$D$4]*2)" office:value-type="float" office:value="32.3249999999998">
            <text:p>32.3249999999998</text:p>
          </table:table-cell>
          <table:table-cell table:formula="of:=SQRT(ABS([.$D$2]^2-[.B440]^2))" office:value-type="float" office:value="120.748061578644">
            <text:p>120.748061578644</text:p>
          </table:table-cell>
          <table:table-cell table:formula="of:=([.$C$10]-[.C440])*[.$B$4]" office:value-type="float" office:value="10884.9047586661">
            <text:p>10884.9047586661</text:p>
          </table:table-cell>
          <table:table-cell table:formula="of:=ROUND([.D440])" office:value-type="float" office:value="10885">
            <text:p>10885</text:p>
          </table:table-cell>
          <table:table-cell table:formula="of:=([.$C$8]-([.E440]*[.$C$4]))" office:value-type="float" office:value="120.748046875">
            <text:p>120.748046875</text:p>
          </table:table-cell>
          <table:table-cell table:formula="of:=SQRT(ABS([.$D$2]^2-[.F440]^2))" office:value-type="float" office:value="32.3250549245133">
            <text:p>32.3250549245133</text:p>
          </table:table-cell>
          <table:table-cell table:formula="of:=ABS([.B440]-[.G440])" office:value-type="float" office:value="0.0000549245135204046">
            <text:p>0.0000549245135204046</text:p>
          </table:table-cell>
          <table:table-cell/>
        </table:table-row>
        <table:table-row table:style-name="ro2">
          <table:table-cell table:formula="of:=[.A440]+[.A$4]" office:value-type="float" office:value="129.599999999999">
            <text:p>129.599999999999</text:p>
          </table:table-cell>
          <table:table-cell table:formula="of:=[.A441]/([.$D$4]*2)" office:value-type="float" office:value="32.3999999999998">
            <text:p>32.3999999999998</text:p>
          </table:table-cell>
          <table:table-cell table:formula="of:=SQRT(ABS([.$D$2]^2-[.B441]^2))" office:value-type="float" office:value="120.727958650844">
            <text:p>120.727958650844</text:p>
          </table:table-cell>
          <table:table-cell table:formula="of:=([.$C$10]-[.C441])*[.$B$4]" office:value-type="float" office:value="10936.368253833">
            <text:p>10936.368253833</text:p>
          </table:table-cell>
          <table:table-cell table:formula="of:=ROUND([.D441])" office:value-type="float" office:value="10936">
            <text:p>10936</text:p>
          </table:table-cell>
          <table:table-cell table:formula="of:=([.$C$8]-([.E441]*[.$C$4]))" office:value-type="float" office:value="120.728125">
            <text:p>120.728125</text:p>
          </table:table-cell>
          <table:table-cell table:formula="of:=SQRT(ABS([.$D$2]^2-[.F441]^2))" office:value-type="float" office:value="32.3993801481506">
            <text:p>32.3993801481506</text:p>
          </table:table-cell>
          <table:table-cell table:formula="of:=ABS([.B441]-[.G441])" office:value-type="float" office:value="0.00061985184920843">
            <text:p>0.00061985184920843</text:p>
          </table:table-cell>
          <table:table-cell/>
        </table:table-row>
        <table:table-row table:style-name="ro2">
          <table:table-cell table:formula="of:=[.A441]+[.A$4]" office:value-type="float" office:value="129.899999999999">
            <text:p>129.899999999999</text:p>
          </table:table-cell>
          <table:table-cell table:formula="of:=[.A442]/([.$D$4]*2)" office:value-type="float" office:value="32.4749999999998">
            <text:p>32.4749999999998</text:p>
          </table:table-cell>
          <table:table-cell table:formula="of:=SQRT(ABS([.$D$2]^2-[.B442]^2))" office:value-type="float" office:value="120.707805774937">
            <text:p>120.707805774937</text:p>
          </table:table-cell>
          <table:table-cell table:formula="of:=([.$C$10]-[.C442])*[.$B$4]" office:value-type="float" office:value="10987.9596161551">
            <text:p>10987.9596161551</text:p>
          </table:table-cell>
          <table:table-cell table:formula="of:=ROUND([.D442])" office:value-type="float" office:value="10988">
            <text:p>10988</text:p>
          </table:table-cell>
          <table:table-cell table:formula="of:=([.$C$8]-([.E442]*[.$C$4]))" office:value-type="float" office:value="120.7078125">
            <text:p>120.7078125</text:p>
          </table:table-cell>
          <table:table-cell table:formula="of:=SQRT(ABS([.$D$2]^2-[.F442]^2))" office:value-type="float" office:value="32.4749750032982">
            <text:p>32.4749750032982</text:p>
          </table:table-cell>
          <table:table-cell table:formula="of:=ABS([.B442]-[.G442])" office:value-type="float" office:value="0.0000249967016046071">
            <text:p>0.0000249967016046071</text:p>
          </table:table-cell>
          <table:table-cell/>
        </table:table-row>
        <table:table-row table:style-name="ro2">
          <table:table-cell table:formula="of:=[.A442]+[.A$4]" office:value-type="float" office:value="130.199999999999">
            <text:p>130.199999999999</text:p>
          </table:table-cell>
          <table:table-cell table:formula="of:=[.A443]/([.$D$4]*2)" office:value-type="float" office:value="32.5499999999998">
            <text:p>32.5499999999998</text:p>
          </table:table-cell>
          <table:table-cell table:formula="of:=SQRT(ABS([.$D$2]^2-[.B443]^2))" office:value-type="float" office:value="120.687602925901">
            <text:p>120.687602925901</text:p>
          </table:table-cell>
          <table:table-cell table:formula="of:=([.$C$10]-[.C443])*[.$B$4]" office:value-type="float" office:value="11039.6789096876">
            <text:p>11039.6789096876</text:p>
          </table:table-cell>
          <table:table-cell table:formula="of:=ROUND([.D443])" office:value-type="float" office:value="11040">
            <text:p>11040</text:p>
          </table:table-cell>
          <table:table-cell table:formula="of:=([.$C$8]-([.E443]*[.$C$4]))" office:value-type="float" office:value="120.6875">
            <text:p>120.6875</text:p>
          </table:table-cell>
          <table:table-cell table:formula="of:=SQRT(ABS([.$D$2]^2-[.F443]^2))" office:value-type="float" office:value="32.5503816221869">
            <text:p>32.5503816221869</text:p>
          </table:table-cell>
          <table:table-cell table:formula="of:=ABS([.B443]-[.G443])" office:value-type="float" office:value="0.000381622187056507">
            <text:p>0.000381622187056507</text:p>
          </table:table-cell>
          <table:table-cell/>
        </table:table-row>
        <table:table-row table:style-name="ro2">
          <table:table-cell table:formula="of:=[.A443]+[.A$4]" office:value-type="float" office:value="130.499999999999">
            <text:p>130.499999999999</text:p>
          </table:table-cell>
          <table:table-cell table:formula="of:=[.A444]/([.$D$4]*2)" office:value-type="float" office:value="32.6249999999998">
            <text:p>32.6249999999998</text:p>
          </table:table-cell>
          <table:table-cell table:formula="of:=SQRT(ABS([.$D$2]^2-[.B444]^2))" office:value-type="float" office:value="120.667350078636">
            <text:p>120.667350078636</text:p>
          </table:table-cell>
          <table:table-cell table:formula="of:=([.$C$10]-[.C444])*[.$B$4]" office:value-type="float" office:value="11091.5261986875">
            <text:p>11091.5261986875</text:p>
          </table:table-cell>
          <table:table-cell table:formula="of:=ROUND([.D444])" office:value-type="float" office:value="11092">
            <text:p>11092</text:p>
          </table:table-cell>
          <table:table-cell table:formula="of:=([.$C$8]-([.E444]*[.$C$4]))" office:value-type="float" office:value="120.6671875">
            <text:p>120.6671875</text:p>
          </table:table-cell>
          <table:table-cell table:formula="of:=SQRT(ABS([.$D$2]^2-[.F444]^2))" office:value-type="float" office:value="32.6256013100118">
            <text:p>32.6256013100118</text:p>
          </table:table-cell>
          <table:table-cell table:formula="of:=ABS([.B444]-[.G444])" office:value-type="float" office:value="0.000601310011994372">
            <text:p>0.000601310011994372</text:p>
          </table:table-cell>
          <table:table-cell/>
        </table:table-row>
        <table:table-row table:style-name="ro2">
          <table:table-cell table:formula="of:=[.A444]+[.A$4]" office:value-type="float" office:value="130.799999999999">
            <text:p>130.799999999999</text:p>
          </table:table-cell>
          <table:table-cell table:formula="of:=[.A445]/([.$D$4]*2)" office:value-type="float" office:value="32.6999999999998">
            <text:p>32.6999999999998</text:p>
          </table:table-cell>
          <table:table-cell table:formula="of:=SQRT(ABS([.$D$2]^2-[.B445]^2))" office:value-type="float" office:value="120.647047207961">
            <text:p>120.647047207961</text:p>
          </table:table-cell>
          <table:table-cell table:formula="of:=([.$C$10]-[.C445])*[.$B$4]" office:value-type="float" office:value="11143.5015476142">
            <text:p>11143.5015476142</text:p>
          </table:table-cell>
          <table:table-cell table:formula="of:=ROUND([.D445])" office:value-type="float" office:value="11144">
            <text:p>11144</text:p>
          </table:table-cell>
          <table:table-cell table:formula="of:=([.$C$8]-([.E445]*[.$C$4]))" office:value-type="float" office:value="120.646875">
            <text:p>120.646875</text:p>
          </table:table-cell>
          <table:table-cell table:formula="of:=SQRT(ABS([.$D$2]^2-[.F445]^2))" office:value-type="float" office:value="32.7006353567385">
            <text:p>32.7006353567385</text:p>
          </table:table-cell>
          <table:table-cell table:formula="of:=ABS([.B445]-[.G445])" office:value-type="float" office:value="0.000635356738698079">
            <text:p>0.000635356738698079</text:p>
          </table:table-cell>
          <table:table-cell/>
        </table:table-row>
        <table:table-row table:style-name="ro2">
          <table:table-cell table:formula="of:=[.A445]+[.A$4]" office:value-type="float" office:value="131.099999999999">
            <text:p>131.099999999999</text:p>
          </table:table-cell>
          <table:table-cell table:formula="of:=[.A446]/([.$D$4]*2)" office:value-type="float" office:value="32.7749999999998">
            <text:p>32.7749999999998</text:p>
          </table:table-cell>
          <table:table-cell table:formula="of:=SQRT(ABS([.$D$2]^2-[.B446]^2))" office:value-type="float" office:value="120.626694288619">
            <text:p>120.626694288619</text:p>
          </table:table-cell>
          <table:table-cell table:formula="of:=([.$C$10]-[.C446])*[.$B$4]" office:value-type="float" office:value="11195.6050211295">
            <text:p>11195.6050211295</text:p>
          </table:table-cell>
          <table:table-cell table:formula="of:=ROUND([.D446])" office:value-type="float" office:value="11196">
            <text:p>11196</text:p>
          </table:table-cell>
          <table:table-cell table:formula="of:=([.$C$8]-([.E446]*[.$C$4]))" office:value-type="float" office:value="120.6265625">
            <text:p>120.6265625</text:p>
          </table:table-cell>
          <table:table-cell table:formula="of:=SQRT(ABS([.$D$2]^2-[.F446]^2))" office:value-type="float" office:value="32.7754850373506">
            <text:p>32.7754850373506</text:p>
          </table:table-cell>
          <table:table-cell table:formula="of:=ABS([.B446]-[.G446])" office:value-type="float" office:value="0.000485037350777873">
            <text:p>0.000485037350777873</text:p>
          </table:table-cell>
          <table:table-cell/>
        </table:table-row>
        <table:table-row table:style-name="ro2">
          <table:table-cell table:formula="of:=[.A446]+[.A$4]" office:value-type="float" office:value="131.399999999999">
            <text:p>131.399999999999</text:p>
          </table:table-cell>
          <table:table-cell table:formula="of:=[.A447]/([.$D$4]*2)" office:value-type="float" office:value="32.8499999999998">
            <text:p>32.8499999999998</text:p>
          </table:table-cell>
          <table:table-cell table:formula="of:=SQRT(ABS([.$D$2]^2-[.B447]^2))" office:value-type="float" office:value="120.606291295272">
            <text:p>120.606291295272</text:p>
          </table:table-cell>
          <table:table-cell table:formula="of:=([.$C$10]-[.C447])*[.$B$4]" office:value-type="float" office:value="11247.8366840984">
            <text:p>11247.8366840984</text:p>
          </table:table-cell>
          <table:table-cell table:formula="of:=ROUND([.D447])" office:value-type="float" office:value="11248">
            <text:p>11248</text:p>
          </table:table-cell>
          <table:table-cell table:formula="of:=([.$C$8]-([.E447]*[.$C$4]))" office:value-type="float" office:value="120.60625">
            <text:p>120.60625</text:p>
          </table:table-cell>
          <table:table-cell table:formula="of:=SQRT(ABS([.$D$2]^2-[.F447]^2))" office:value-type="float" office:value="32.850151612093">
            <text:p>32.850151612093</text:p>
          </table:table-cell>
          <table:table-cell table:formula="of:=ABS([.B447]-[.G447])" office:value-type="float" office:value="0.000151612093219455">
            <text:p>0.000151612093219455</text:p>
          </table:table-cell>
          <table:table-cell/>
        </table:table-row>
        <table:table-row table:style-name="ro2">
          <table:table-cell table:formula="of:=[.A447]+[.A$4]" office:value-type="float" office:value="131.699999999999">
            <text:p>131.699999999999</text:p>
          </table:table-cell>
          <table:table-cell table:formula="of:=[.A448]/([.$D$4]*2)" office:value-type="float" office:value="32.9249999999998">
            <text:p>32.9249999999998</text:p>
          </table:table-cell>
          <table:table-cell table:formula="of:=SQRT(ABS([.$D$2]^2-[.B448]^2))" office:value-type="float" office:value="120.585838202502">
            <text:p>120.585838202502</text:p>
          </table:table-cell>
          <table:table-cell table:formula="of:=([.$C$10]-[.C448])*[.$B$4]" office:value-type="float" office:value="11300.1966015895">
            <text:p>11300.1966015895</text:p>
          </table:table-cell>
          <table:table-cell table:formula="of:=ROUND([.D448])" office:value-type="float" office:value="11300">
            <text:p>11300</text:p>
          </table:table-cell>
          <table:table-cell table:formula="of:=([.$C$8]-([.E448]*[.$C$4]))" office:value-type="float" office:value="120.5859375">
            <text:p>120.5859375</text:p>
          </table:table-cell>
          <table:table-cell table:formula="of:=SQRT(ABS([.$D$2]^2-[.F448]^2))" office:value-type="float" office:value="32.9246363267097">
            <text:p>32.9246363267097</text:p>
          </table:table-cell>
          <table:table-cell table:formula="of:=ABS([.B448]-[.G448])" office:value-type="float" office:value="0.00036367329009579">
            <text:p>0.00036367329009579</text:p>
          </table:table-cell>
          <table:table-cell/>
        </table:table-row>
        <table:table-row table:style-name="ro2">
          <table:table-cell table:formula="of:=[.A448]+[.A$4]" office:value-type="float" office:value="131.999999999999">
            <text:p>131.999999999999</text:p>
          </table:table-cell>
          <table:table-cell table:formula="of:=[.A449]/([.$D$4]*2)" office:value-type="float" office:value="32.9999999999998">
            <text:p>32.9999999999998</text:p>
          </table:table-cell>
          <table:table-cell table:formula="of:=SQRT(ABS([.$D$2]^2-[.B449]^2))" office:value-type="float" office:value="120.565334984812">
            <text:p>120.565334984812</text:p>
          </table:table-cell>
          <table:table-cell table:formula="of:=([.$C$10]-[.C449])*[.$B$4]" office:value-type="float" office:value="11352.6848388753">
            <text:p>11352.6848388753</text:p>
          </table:table-cell>
          <table:table-cell table:formula="of:=ROUND([.D449])" office:value-type="float" office:value="11353">
            <text:p>11353</text:p>
          </table:table-cell>
          <table:table-cell table:formula="of:=([.$C$8]-([.E449]*[.$C$4]))" office:value-type="float" office:value="120.565234375">
            <text:p>120.565234375</text:p>
          </table:table-cell>
          <table:table-cell table:formula="of:=SQRT(ABS([.$D$2]^2-[.F449]^2))" office:value-type="float" office:value="33.0003675752455">
            <text:p>33.0003675752455</text:p>
          </table:table-cell>
          <table:table-cell table:formula="of:=ABS([.B449]-[.G449])" office:value-type="float" office:value="0.000367575245725504">
            <text:p>0.000367575245725504</text:p>
          </table:table-cell>
          <table:table-cell/>
        </table:table-row>
        <table:table-row table:style-name="ro2">
          <table:table-cell table:formula="of:=[.A449]+[.A$4]" office:value-type="float" office:value="132.299999999999">
            <text:p>132.299999999999</text:p>
          </table:table-cell>
          <table:table-cell table:formula="of:=[.A450]/([.$D$4]*2)" office:value-type="float" office:value="33.0749999999998">
            <text:p>33.0749999999998</text:p>
          </table:table-cell>
          <table:table-cell table:formula="of:=SQRT(ABS([.$D$2]^2-[.B450]^2))" office:value-type="float" office:value="120.544781616626">
            <text:p>120.544781616626</text:p>
          </table:table-cell>
          <table:table-cell table:formula="of:=([.$C$10]-[.C450])*[.$B$4]" office:value-type="float" office:value="11405.3014614327">
            <text:p>11405.3014614327</text:p>
          </table:table-cell>
          <table:table-cell table:formula="of:=ROUND([.D450])" office:value-type="float" office:value="11405">
            <text:p>11405</text:p>
          </table:table-cell>
          <table:table-cell table:formula="of:=([.$C$8]-([.E450]*[.$C$4]))" office:value-type="float" office:value="120.544921875">
            <text:p>120.544921875</text:p>
          </table:table-cell>
          <table:table-cell table:formula="of:=SQRT(ABS([.$D$2]^2-[.F450]^2))" office:value-type="float" office:value="33.0744888116226">
            <text:p>33.0744888116226</text:p>
          </table:table-cell>
          <table:table-cell table:formula="of:=ABS([.B450]-[.G450])" office:value-type="float" office:value="0.000511188377259941">
            <text:p>0.000511188377259941</text:p>
          </table:table-cell>
          <table:table-cell/>
        </table:table-row>
        <table:table-row table:style-name="ro2">
          <table:table-cell table:formula="of:=[.A450]+[.A$4]" office:value-type="float" office:value="132.599999999999">
            <text:p>132.599999999999</text:p>
          </table:table-cell>
          <table:table-cell table:formula="of:=[.A451]/([.$D$4]*2)" office:value-type="float" office:value="33.1499999999998">
            <text:p>33.1499999999998</text:p>
          </table:table-cell>
          <table:table-cell table:formula="of:=SQRT(ABS([.$D$2]^2-[.B451]^2))" office:value-type="float" office:value="120.524178072286">
            <text:p>120.524178072286</text:p>
          </table:table-cell>
          <table:table-cell table:formula="of:=([.$C$10]-[.C451])*[.$B$4]" office:value-type="float" office:value="11458.0465349437">
            <text:p>11458.0465349437</text:p>
          </table:table-cell>
          <table:table-cell table:formula="of:=ROUND([.D451])" office:value-type="float" office:value="11458">
            <text:p>11458</text:p>
          </table:table-cell>
          <table:table-cell table:formula="of:=([.$C$8]-([.E451]*[.$C$4]))" office:value-type="float" office:value="120.52421875">
            <text:p>120.52421875</text:p>
          </table:table-cell>
          <table:table-cell table:formula="of:=SQRT(ABS([.$D$2]^2-[.F451]^2))" office:value-type="float" office:value="33.1498521067915">
            <text:p>33.1498521067915</text:p>
          </table:table-cell>
          <table:table-cell table:formula="of:=ABS([.B451]-[.G451])" office:value-type="float" office:value="0.000147893208328753">
            <text:p>0.000147893208328753</text:p>
          </table:table-cell>
          <table:table-cell/>
        </table:table-row>
        <table:table-row table:style-name="ro2">
          <table:table-cell table:formula="of:=[.A451]+[.A$4]" office:value-type="float" office:value="132.899999999999">
            <text:p>132.899999999999</text:p>
          </table:table-cell>
          <table:table-cell table:formula="of:=[.A452]/([.$D$4]*2)" office:value-type="float" office:value="33.2249999999998">
            <text:p>33.2249999999998</text:p>
          </table:table-cell>
          <table:table-cell table:formula="of:=SQRT(ABS([.$D$2]^2-[.B452]^2))" office:value-type="float" office:value="120.503524326055">
            <text:p>120.503524326055</text:p>
          </table:table-cell>
          <table:table-cell table:formula="of:=([.$C$10]-[.C452])*[.$B$4]" office:value-type="float" office:value="11510.9201252953">
            <text:p>11510.9201252953</text:p>
          </table:table-cell>
          <table:table-cell table:formula="of:=ROUND([.D452])" office:value-type="float" office:value="11511">
            <text:p>11511</text:p>
          </table:table-cell>
          <table:table-cell table:formula="of:=([.$C$8]-([.E452]*[.$C$4]))" office:value-type="float" office:value="120.503515625">
            <text:p>120.503515625</text:p>
          </table:table-cell>
          <table:table-cell table:formula="of:=SQRT(ABS([.$D$2]^2-[.F452]^2))" office:value-type="float" office:value="33.2250315577785">
            <text:p>33.2250315577785</text:p>
          </table:table-cell>
          <table:table-cell table:formula="of:=ABS([.B452]-[.G452])" office:value-type="float" office:value="0.0000315577787119992">
            <text:p>0.0000315577787119992</text:p>
          </table:table-cell>
          <table:table-cell/>
        </table:table-row>
        <table:table-row table:style-name="ro2">
          <table:table-cell table:formula="of:=[.A452]+[.A$4]" office:value-type="float" office:value="133.199999999999">
            <text:p>133.199999999999</text:p>
          </table:table-cell>
          <table:table-cell table:formula="of:=[.A453]/([.$D$4]*2)" office:value-type="float" office:value="33.2999999999998">
            <text:p>33.2999999999998</text:p>
          </table:table-cell>
          <table:table-cell table:formula="of:=SQRT(ABS([.$D$2]^2-[.B453]^2))" office:value-type="float" office:value="120.482820352115">
            <text:p>120.482820352115</text:p>
          </table:table-cell>
          <table:table-cell table:formula="of:=([.$C$10]-[.C453])*[.$B$4]" office:value-type="float" office:value="11563.9222985805">
            <text:p>11563.9222985805</text:p>
          </table:table-cell>
          <table:table-cell table:formula="of:=ROUND([.D453])" office:value-type="float" office:value="11564">
            <text:p>11564</text:p>
          </table:table-cell>
          <table:table-cell table:formula="of:=([.$C$8]-([.E453]*[.$C$4]))" office:value-type="float" office:value="120.4828125">
            <text:p>120.4828125</text:p>
          </table:table-cell>
          <table:table-cell table:formula="of:=SQRT(ABS([.$D$2]^2-[.F453]^2))" office:value-type="float" office:value="33.3000284097453">
            <text:p>33.3000284097453</text:p>
          </table:table-cell>
          <table:table-cell table:formula="of:=ABS([.B453]-[.G453])" office:value-type="float" office:value="0.0000284097454823495">
            <text:p>0.0000284097454823495</text:p>
          </table:table-cell>
          <table:table-cell/>
        </table:table-row>
        <table:table-row table:style-name="ro2">
          <table:table-cell table:formula="of:=[.A453]+[.A$4]" office:value-type="float" office:value="133.499999999999">
            <text:p>133.499999999999</text:p>
          </table:table-cell>
          <table:table-cell table:formula="of:=[.A454]/([.$D$4]*2)" office:value-type="float" office:value="33.3749999999998">
            <text:p>33.3749999999998</text:p>
          </table:table-cell>
          <table:table-cell table:formula="of:=SQRT(ABS([.$D$2]^2-[.B454]^2))" office:value-type="float" office:value="120.462066124569">
            <text:p>120.462066124569</text:p>
          </table:table-cell>
          <table:table-cell table:formula="of:=([.$C$10]-[.C454])*[.$B$4]" office:value-type="float" office:value="11617.0531210984">
            <text:p>11617.0531210984</text:p>
          </table:table-cell>
          <table:table-cell table:formula="of:=ROUND([.D454])" office:value-type="float" office:value="11617">
            <text:p>11617</text:p>
          </table:table-cell>
          <table:table-cell table:formula="of:=([.$C$8]-([.E454]*[.$C$4]))" office:value-type="float" office:value="120.462109375">
            <text:p>120.462109375</text:p>
          </table:table-cell>
          <table:table-cell table:formula="of:=SQRT(ABS([.$D$2]^2-[.F454]^2))" office:value-type="float" office:value="33.3748438936505">
            <text:p>33.3748438936505</text:p>
          </table:table-cell>
          <table:table-cell table:formula="of:=ABS([.B454]-[.G454])" office:value-type="float" office:value="0.00015610634937957">
            <text:p>0.00015610634937957</text:p>
          </table:table-cell>
          <table:table-cell/>
        </table:table-row>
        <table:table-row table:style-name="ro2">
          <table:table-cell table:formula="of:=[.A454]+[.A$4]" office:value-type="float" office:value="133.799999999999">
            <text:p>133.799999999999</text:p>
          </table:table-cell>
          <table:table-cell table:formula="of:=[.A455]/([.$D$4]*2)" office:value-type="float" office:value="33.4499999999998">
            <text:p>33.4499999999998</text:p>
          </table:table-cell>
          <table:table-cell table:formula="of:=SQRT(ABS([.$D$2]^2-[.B455]^2))" office:value-type="float" office:value="120.441261617437">
            <text:p>120.441261617437</text:p>
          </table:table-cell>
          <table:table-cell table:formula="of:=([.$C$10]-[.C455])*[.$B$4]" office:value-type="float" office:value="11670.312659355">
            <text:p>11670.312659355</text:p>
          </table:table-cell>
          <table:table-cell table:formula="of:=ROUND([.D455])" office:value-type="float" office:value="11670">
            <text:p>11670</text:p>
          </table:table-cell>
          <table:table-cell table:formula="of:=([.$C$8]-([.E455]*[.$C$4]))" office:value-type="float" office:value="120.44140625">
            <text:p>120.44140625</text:p>
          </table:table-cell>
          <table:table-cell table:formula="of:=SQRT(ABS([.$D$2]^2-[.F455]^2))" office:value-type="float" office:value="33.4494792264762">
            <text:p>33.4494792264762</text:p>
          </table:table-cell>
          <table:table-cell table:formula="of:=ABS([.B455]-[.G455])" office:value-type="float" office:value="0.000520773523668083">
            <text:p>0.000520773523668083</text:p>
          </table:table-cell>
          <table:table-cell/>
        </table:table-row>
        <table:table-row table:style-name="ro2">
          <table:table-cell table:formula="of:=[.A455]+[.A$4]" office:value-type="float" office:value="134.099999999999">
            <text:p>134.099999999999</text:p>
          </table:table-cell>
          <table:table-cell table:formula="of:=[.A456]/([.$D$4]*2)" office:value-type="float" office:value="33.5249999999998">
            <text:p>33.5249999999998</text:p>
          </table:table-cell>
          <table:table-cell table:formula="of:=SQRT(ABS([.$D$2]^2-[.B456]^2))" office:value-type="float" office:value="120.420406804661">
            <text:p>120.420406804661</text:p>
          </table:table-cell>
          <table:table-cell table:formula="of:=([.$C$10]-[.C456])*[.$B$4]" office:value-type="float" office:value="11723.700980063">
            <text:p>11723.700980063</text:p>
          </table:table-cell>
          <table:table-cell table:formula="of:=ROUND([.D456])" office:value-type="float" office:value="11724">
            <text:p>11724</text:p>
          </table:table-cell>
          <table:table-cell table:formula="of:=([.$C$8]-([.E456]*[.$C$4]))" office:value-type="float" office:value="120.4203125">
            <text:p>120.4203125</text:p>
          </table:table-cell>
          <table:table-cell table:formula="of:=SQRT(ABS([.$D$2]^2-[.F456]^2))" office:value-type="float" office:value="33.5253387365787">
            <text:p>33.5253387365787</text:p>
          </table:table-cell>
          <table:table-cell table:formula="of:=ABS([.B456]-[.G456])" office:value-type="float" office:value="0.000338736578875398">
            <text:p>0.000338736578875398</text:p>
          </table:table-cell>
          <table:table-cell/>
        </table:table-row>
        <table:table-row table:style-name="ro2">
          <table:table-cell table:formula="of:=[.A456]+[.A$4]" office:value-type="float" office:value="134.399999999999">
            <text:p>134.399999999999</text:p>
          </table:table-cell>
          <table:table-cell table:formula="of:=[.A457]/([.$D$4]*2)" office:value-type="float" office:value="33.5999999999998">
            <text:p>33.5999999999998</text:p>
          </table:table-cell>
          <table:table-cell table:formula="of:=SQRT(ABS([.$D$2]^2-[.B457]^2))" office:value-type="float" office:value="120.399501660098">
            <text:p>120.399501660098</text:p>
          </table:table-cell>
          <table:table-cell table:formula="of:=([.$C$10]-[.C457])*[.$B$4]" office:value-type="float" office:value="11777.2181501432">
            <text:p>11777.2181501432</text:p>
          </table:table-cell>
          <table:table-cell table:formula="of:=ROUND([.D457])" office:value-type="float" office:value="11777">
            <text:p>11777</text:p>
          </table:table-cell>
          <table:table-cell table:formula="of:=([.$C$8]-([.E457]*[.$C$4]))" office:value-type="float" office:value="120.399609375">
            <text:p>120.399609375</text:p>
          </table:table-cell>
          <table:table-cell table:formula="of:=SQRT(ABS([.$D$2]^2-[.F457]^2))" office:value-type="float" office:value="33.59961402081">
            <text:p>33.59961402081</text:p>
          </table:table-cell>
          <table:table-cell table:formula="of:=ABS([.B457]-[.G457])" office:value-type="float" office:value="0.000385979189836405">
            <text:p>0.000385979189836405</text:p>
          </table:table-cell>
          <table:table-cell/>
        </table:table-row>
        <table:table-row table:style-name="ro2">
          <table:table-cell table:formula="of:=[.A457]+[.A$4]" office:value-type="float" office:value="134.699999999999">
            <text:p>134.699999999999</text:p>
          </table:table-cell>
          <table:table-cell table:formula="of:=[.A458]/([.$D$4]*2)" office:value-type="float" office:value="33.6749999999998">
            <text:p>33.6749999999998</text:p>
          </table:table-cell>
          <table:table-cell table:formula="of:=SQRT(ABS([.$D$2]^2-[.B458]^2))" office:value-type="float" office:value="120.378546157528">
            <text:p>120.378546157528</text:p>
          </table:table-cell>
          <table:table-cell table:formula="of:=([.$C$10]-[.C458])*[.$B$4]" office:value-type="float" office:value="11830.8642367241">
            <text:p>11830.8642367241</text:p>
          </table:table-cell>
          <table:table-cell table:formula="of:=ROUND([.D458])" office:value-type="float" office:value="11831">
            <text:p>11831</text:p>
          </table:table-cell>
          <table:table-cell table:formula="of:=([.$C$8]-([.E458]*[.$C$4]))" office:value-type="float" office:value="120.378515625">
            <text:p>120.378515625</text:p>
          </table:table-cell>
          <table:table-cell table:formula="of:=SQRT(ABS([.$D$2]^2-[.F458]^2))" office:value-type="float" office:value="33.6751091449104">
            <text:p>33.6751091449104</text:p>
          </table:table-cell>
          <table:table-cell table:formula="of:=ABS([.B458]-[.G458])" office:value-type="float" office:value="0.000109144910560133">
            <text:p>0.000109144910560133</text:p>
          </table:table-cell>
          <table:table-cell/>
        </table:table-row>
        <table:table-row table:style-name="ro2">
          <table:table-cell table:formula="of:=[.A458]+[.A$4]" office:value-type="float" office:value="134.999999999999">
            <text:p>134.999999999999</text:p>
          </table:table-cell>
          <table:table-cell table:formula="of:=[.A459]/([.$D$4]*2)" office:value-type="float" office:value="33.7499999999998">
            <text:p>33.7499999999998</text:p>
          </table:table-cell>
          <table:table-cell table:formula="of:=SQRT(ABS([.$D$2]^2-[.B459]^2))" office:value-type="float" office:value="120.357540270645">
            <text:p>120.357540270645</text:p>
          </table:table-cell>
          <table:table-cell table:formula="of:=([.$C$10]-[.C459])*[.$B$4]" office:value-type="float" office:value="11884.6393071428">
            <text:p>11884.6393071428</text:p>
          </table:table-cell>
          <table:table-cell table:formula="of:=ROUND([.D459])" office:value-type="float" office:value="11885">
            <text:p>11885</text:p>
          </table:table-cell>
          <table:table-cell table:formula="of:=([.$C$8]-([.E459]*[.$C$4]))" office:value-type="float" office:value="120.357421875">
            <text:p>120.357421875</text:p>
          </table:table-cell>
          <table:table-cell table:formula="of:=SQRT(ABS([.$D$2]^2-[.F459]^2))" office:value-type="float" office:value="33.7504222137038">
            <text:p>33.7504222137038</text:p>
          </table:table-cell>
          <table:table-cell table:formula="of:=ABS([.B459]-[.G459])" office:value-type="float" office:value="0.000422213703956231">
            <text:p>0.000422213703956231</text:p>
          </table:table-cell>
          <table:table-cell/>
        </table:table-row>
        <table:table-row table:style-name="ro2">
          <table:table-cell table:formula="of:=[.A459]+[.A$4]" office:value-type="float" office:value="135.299999999999">
            <text:p>135.299999999999</text:p>
          </table:table-cell>
          <table:table-cell table:formula="of:=[.A460]/([.$D$4]*2)" office:value-type="float" office:value="33.8249999999999">
            <text:p>33.8249999999999</text:p>
          </table:table-cell>
          <table:table-cell table:formula="of:=SQRT(ABS([.$D$2]^2-[.B460]^2))" office:value-type="float" office:value="120.336483973066">
            <text:p>120.336483973066</text:p>
          </table:table-cell>
          <table:table-cell table:formula="of:=([.$C$10]-[.C460])*[.$B$4]" office:value-type="float" office:value="11938.5434289455">
            <text:p>11938.5434289455</text:p>
          </table:table-cell>
          <table:table-cell table:formula="of:=ROUND([.D460])" office:value-type="float" office:value="11939">
            <text:p>11939</text:p>
          </table:table-cell>
          <table:table-cell table:formula="of:=([.$C$8]-([.E460]*[.$C$4]))" office:value-type="float" office:value="120.336328125">
            <text:p>120.336328125</text:p>
          </table:table-cell>
          <table:table-cell table:formula="of:=SQRT(ABS([.$D$2]^2-[.F460]^2))" office:value-type="float" office:value="33.8255544432362">
            <text:p>33.8255544432362</text:p>
          </table:table-cell>
          <table:table-cell table:formula="of:=ABS([.B460]-[.G460])" office:value-type="float" office:value="0.000554443236332247">
            <text:p>0.000554443236332247</text:p>
          </table:table-cell>
          <table:table-cell/>
        </table:table-row>
        <table:table-row table:style-name="ro2">
          <table:table-cell table:formula="of:=[.A460]+[.A$4]" office:value-type="float" office:value="135.599999999999">
            <text:p>135.599999999999</text:p>
          </table:table-cell>
          <table:table-cell table:formula="of:=[.A461]/([.$D$4]*2)" office:value-type="float" office:value="33.8999999999999">
            <text:p>33.8999999999999</text:p>
          </table:table-cell>
          <table:table-cell table:formula="of:=SQRT(ABS([.$D$2]^2-[.B461]^2))" office:value-type="float" office:value="120.315377238323">
            <text:p>120.315377238323</text:p>
          </table:table-cell>
          <table:table-cell table:formula="of:=([.$C$10]-[.C461])*[.$B$4]" office:value-type="float" office:value="11992.5766698876">
            <text:p>11992.5766698876</text:p>
          </table:table-cell>
          <table:table-cell table:formula="of:=ROUND([.D461])" office:value-type="float" office:value="11993">
            <text:p>11993</text:p>
          </table:table-cell>
          <table:table-cell table:formula="of:=([.$C$8]-([.E461]*[.$C$4]))" office:value-type="float" office:value="120.315234375">
            <text:p>120.315234375</text:p>
          </table:table-cell>
          <table:table-cell table:formula="of:=SQRT(ABS([.$D$2]^2-[.F461]^2))" office:value-type="float" office:value="33.9005070358663">
            <text:p>33.9005070358663</text:p>
          </table:table-cell>
          <table:table-cell table:formula="of:=ABS([.B461]-[.G461])" office:value-type="float" office:value="0.000507035866412764">
            <text:p>0.000507035866412764</text:p>
          </table:table-cell>
          <table:table-cell/>
        </table:table-row>
        <table:table-row table:style-name="ro2">
          <table:table-cell table:formula="of:=[.A461]+[.A$4]" office:value-type="float" office:value="135.899999999999">
            <text:p>135.899999999999</text:p>
          </table:table-cell>
          <table:table-cell table:formula="of:=[.A462]/([.$D$4]*2)" office:value-type="float" office:value="33.9749999999999">
            <text:p>33.9749999999999</text:p>
          </table:table-cell>
          <table:table-cell table:formula="of:=SQRT(ABS([.$D$2]^2-[.B462]^2))" office:value-type="float" office:value="120.294220039867">
            <text:p>120.294220039867</text:p>
          </table:table-cell>
          <table:table-cell table:formula="of:=([.$C$10]-[.C462])*[.$B$4]" office:value-type="float" office:value="12046.7390979346">
            <text:p>12046.7390979346</text:p>
          </table:table-cell>
          <table:table-cell table:formula="of:=ROUND([.D462])" office:value-type="float" office:value="12047">
            <text:p>12047</text:p>
          </table:table-cell>
          <table:table-cell table:formula="of:=([.$C$8]-([.E462]*[.$C$4]))" office:value-type="float" office:value="120.294140625">
            <text:p>120.294140625</text:p>
          </table:table-cell>
          <table:table-cell table:formula="of:=SQRT(ABS([.$D$2]^2-[.F462]^2))" office:value-type="float" office:value="33.9752811804807">
            <text:p>33.9752811804807</text:p>
          </table:table-cell>
          <table:table-cell table:formula="of:=ABS([.B462]-[.G462])" office:value-type="float" office:value="0.000281180480840248">
            <text:p>0.000281180480840248</text:p>
          </table:table-cell>
          <table:table-cell/>
        </table:table-row>
        <table:table-row table:style-name="ro2">
          <table:table-cell table:formula="of:=[.A462]+[.A$4]" office:value-type="float" office:value="136.199999999999">
            <text:p>136.199999999999</text:p>
          </table:table-cell>
          <table:table-cell table:formula="of:=[.A463]/([.$D$4]*2)" office:value-type="float" office:value="34.0499999999999">
            <text:p>34.0499999999999</text:p>
          </table:table-cell>
          <table:table-cell table:formula="of:=SQRT(ABS([.$D$2]^2-[.B463]^2))" office:value-type="float" office:value="120.273012351067">
            <text:p>120.273012351067</text:p>
          </table:table-cell>
          <table:table-cell table:formula="of:=([.$C$10]-[.C463])*[.$B$4]" office:value-type="float" office:value="12101.0307812623">
            <text:p>12101.0307812623</text:p>
          </table:table-cell>
          <table:table-cell table:formula="of:=ROUND([.D463])" office:value-type="float" office:value="12101">
            <text:p>12101</text:p>
          </table:table-cell>
          <table:table-cell table:formula="of:=([.$C$8]-([.E463]*[.$C$4]))" office:value-type="float" office:value="120.273046875">
            <text:p>120.273046875</text:p>
          </table:table-cell>
          <table:table-cell table:formula="of:=SQRT(ABS([.$D$2]^2-[.F463]^2))" office:value-type="float" office:value="34.0498780527045">
            <text:p>34.0498780527045</text:p>
          </table:table-cell>
          <table:table-cell table:formula="of:=ABS([.B463]-[.G463])" office:value-type="float" office:value="0.000121947295312452">
            <text:p>0.000121947295312452</text:p>
          </table:table-cell>
          <table:table-cell/>
        </table:table-row>
        <table:table-row table:style-name="ro2">
          <table:table-cell table:formula="of:=[.A463]+[.A$4]" office:value-type="float" office:value="136.499999999999">
            <text:p>136.499999999999</text:p>
          </table:table-cell>
          <table:table-cell table:formula="of:=[.A464]/([.$D$4]*2)" office:value-type="float" office:value="34.1249999999999">
            <text:p>34.1249999999999</text:p>
          </table:table-cell>
          <table:table-cell table:formula="of:=SQRT(ABS([.$D$2]^2-[.B464]^2))" office:value-type="float" office:value="120.25175414521">
            <text:p>120.25175414521</text:p>
          </table:table-cell>
          <table:table-cell table:formula="of:=([.$C$10]-[.C464])*[.$B$4]" office:value-type="float" office:value="12155.4517882575">
            <text:p>12155.4517882575</text:p>
          </table:table-cell>
          <table:table-cell table:formula="of:=ROUND([.D464])" office:value-type="float" office:value="12155">
            <text:p>12155</text:p>
          </table:table-cell>
          <table:table-cell table:formula="of:=([.$C$8]-([.E464]*[.$C$4]))" office:value-type="float" office:value="120.251953125">
            <text:p>120.251953125</text:p>
          </table:table-cell>
          <table:table-cell table:formula="of:=SQRT(ABS([.$D$2]^2-[.F464]^2))" office:value-type="float" office:value="34.1242988151083">
            <text:p>34.1242988151083</text:p>
          </table:table-cell>
          <table:table-cell table:formula="of:=ABS([.B464]-[.G464])" office:value-type="float" office:value="0.000701184891546802">
            <text:p>0.000701184891546802</text:p>
          </table:table-cell>
          <table:table-cell/>
        </table:table-row>
        <table:table-row table:style-name="ro2">
          <table:table-cell table:formula="of:=[.A464]+[.A$4]" office:value-type="float" office:value="136.799999999999">
            <text:p>136.799999999999</text:p>
          </table:table-cell>
          <table:table-cell table:formula="of:=[.A465]/([.$D$4]*2)" office:value-type="float" office:value="34.1999999999999">
            <text:p>34.1999999999999</text:p>
          </table:table-cell>
          <table:table-cell table:formula="of:=SQRT(ABS([.$D$2]^2-[.B465]^2))" office:value-type="float" office:value="120.230445395499">
            <text:p>120.230445395499</text:p>
          </table:table-cell>
          <table:table-cell table:formula="of:=([.$C$10]-[.C465])*[.$B$4]" office:value-type="float" office:value="12210.002187518">
            <text:p>12210.002187518</text:p>
          </table:table-cell>
          <table:table-cell table:formula="of:=ROUND([.D465])" office:value-type="float" office:value="12210">
            <text:p>12210</text:p>
          </table:table-cell>
          <table:table-cell table:formula="of:=([.$C$8]-([.E465]*[.$C$4]))" office:value-type="float" office:value="120.23046875">
            <text:p>120.23046875</text:p>
          </table:table-cell>
          <table:table-cell table:formula="of:=SQRT(ABS([.$D$2]^2-[.F465]^2))" office:value-type="float" office:value="34.1999178969084">
            <text:p>34.1999178969084</text:p>
          </table:table-cell>
          <table:table-cell table:formula="of:=ABS([.B465]-[.G465])" office:value-type="float" office:value="0.0000821030915005849">
            <text:p>0.0000821030915005849</text:p>
          </table:table-cell>
          <table:table-cell/>
        </table:table-row>
        <table:table-row table:style-name="ro2">
          <table:table-cell table:formula="of:=[.A465]+[.A$4]" office:value-type="float" office:value="137.099999999999">
            <text:p>137.099999999999</text:p>
          </table:table-cell>
          <table:table-cell table:formula="of:=[.A466]/([.$D$4]*2)" office:value-type="float" office:value="34.2749999999999">
            <text:p>34.2749999999999</text:p>
          </table:table-cell>
          <table:table-cell table:formula="of:=SQRT(ABS([.$D$2]^2-[.B466]^2))" office:value-type="float" office:value="120.209086075055">
            <text:p>120.209086075055</text:p>
          </table:table-cell>
          <table:table-cell table:formula="of:=([.$C$10]-[.C466])*[.$B$4]" office:value-type="float" office:value="12264.6820478537">
            <text:p>12264.6820478537</text:p>
          </table:table-cell>
          <table:table-cell table:formula="of:=ROUND([.D466])" office:value-type="float" office:value="12265">
            <text:p>12265</text:p>
          </table:table-cell>
          <table:table-cell table:formula="of:=([.$C$8]-([.E466]*[.$C$4]))" office:value-type="float" office:value="120.208984375">
            <text:p>120.208984375</text:p>
          </table:table-cell>
          <table:table-cell table:formula="of:=SQRT(ABS([.$D$2]^2-[.F466]^2))" office:value-type="float" office:value="34.275356679851">
            <text:p>34.275356679851</text:p>
          </table:table-cell>
          <table:table-cell table:formula="of:=ABS([.B466]-[.G466])" office:value-type="float" office:value="0.000356679851115871">
            <text:p>0.000356679851115871</text:p>
          </table:table-cell>
          <table:table-cell/>
        </table:table-row>
        <table:table-row table:style-name="ro2">
          <table:table-cell table:formula="of:=[.A466]+[.A$4]" office:value-type="float" office:value="137.4">
            <text:p>137.4</text:p>
          </table:table-cell>
          <table:table-cell table:formula="of:=[.A467]/([.$D$4]*2)" office:value-type="float" office:value="34.3499999999999">
            <text:p>34.3499999999999</text:p>
          </table:table-cell>
          <table:table-cell table:formula="of:=SQRT(ABS([.$D$2]^2-[.B467]^2))" office:value-type="float" office:value="120.187676156917">
            <text:p>120.187676156917</text:p>
          </table:table-cell>
          <table:table-cell table:formula="of:=([.$C$10]-[.C467])*[.$B$4]" office:value-type="float" office:value="12319.4914382868">
            <text:p>12319.4914382868</text:p>
          </table:table-cell>
          <table:table-cell table:formula="of:=ROUND([.D467])" office:value-type="float" office:value="12319">
            <text:p>12319</text:p>
          </table:table-cell>
          <table:table-cell table:formula="of:=([.$C$8]-([.E467]*[.$C$4]))" office:value-type="float" office:value="120.187890625">
            <text:p>120.187890625</text:p>
          </table:table-cell>
          <table:table-cell table:formula="of:=SQRT(ABS([.$D$2]^2-[.F467]^2))" office:value-type="float" office:value="34.3492495858794">
            <text:p>34.3492495858794</text:p>
          </table:table-cell>
          <table:table-cell table:formula="of:=ABS([.B467]-[.G467])" office:value-type="float" office:value="0.000750414120439302">
            <text:p>0.000750414120439302</text:p>
          </table:table-cell>
          <table:table-cell/>
        </table:table-row>
        <table:table-row table:style-name="ro2">
          <table:table-cell table:formula="of:=[.A467]+[.A$4]" office:value-type="float" office:value="137.7">
            <text:p>137.7</text:p>
          </table:table-cell>
          <table:table-cell table:formula="of:=[.A468]/([.$D$4]*2)" office:value-type="float" office:value="34.4249999999999">
            <text:p>34.4249999999999</text:p>
          </table:table-cell>
          <table:table-cell table:formula="of:=SQRT(ABS([.$D$2]^2-[.B468]^2))" office:value-type="float" office:value="120.16621561404">
            <text:p>120.16621561404</text:p>
          </table:table-cell>
          <table:table-cell table:formula="of:=([.$C$10]-[.C468])*[.$B$4]" office:value-type="float" office:value="12374.4304280518">
            <text:p>12374.4304280518</text:p>
          </table:table-cell>
          <table:table-cell table:formula="of:=ROUND([.D468])" office:value-type="float" office:value="12374">
            <text:p>12374</text:p>
          </table:table-cell>
          <table:table-cell table:formula="of:=([.$C$8]-([.E468]*[.$C$4]))" office:value-type="float" office:value="120.16640625">
            <text:p>120.16640625</text:p>
          </table:table-cell>
          <table:table-cell table:formula="of:=SQRT(ABS([.$D$2]^2-[.F468]^2))" office:value-type="float" office:value="34.4243345463636">
            <text:p>34.4243345463636</text:p>
          </table:table-cell>
          <table:table-cell table:formula="of:=ABS([.B468]-[.G468])" office:value-type="float" office:value="0.000665453636266022">
            <text:p>0.000665453636266022</text:p>
          </table:table-cell>
          <table:table-cell/>
        </table:table-row>
        <table:table-row table:style-name="ro2">
          <table:table-cell table:formula="of:=[.A468]+[.A$4]" office:value-type="float" office:value="138">
            <text:p>138</text:p>
          </table:table-cell>
          <table:table-cell table:formula="of:=[.A469]/([.$D$4]*2)" office:value-type="float" office:value="34.4999999999999">
            <text:p>34.4999999999999</text:p>
          </table:table-cell>
          <table:table-cell table:formula="of:=SQRT(ABS([.$D$2]^2-[.B469]^2))" office:value-type="float" office:value="120.144704419296">
            <text:p>120.144704419296</text:p>
          </table:table-cell>
          <table:table-cell table:formula="of:=([.$C$10]-[.C469])*[.$B$4]" office:value-type="float" office:value="12429.499086597">
            <text:p>12429.499086597</text:p>
          </table:table-cell>
          <table:table-cell table:formula="of:=ROUND([.D469])" office:value-type="float" office:value="12429">
            <text:p>12429</text:p>
          </table:table-cell>
          <table:table-cell table:formula="of:=([.$C$8]-([.E469]*[.$C$4]))" office:value-type="float" office:value="120.144921875">
            <text:p>120.144921875</text:p>
          </table:table-cell>
          <table:table-cell table:formula="of:=SQRT(ABS([.$D$2]^2-[.F469]^2))" office:value-type="float" office:value="34.4992427112559">
            <text:p>34.4992427112559</text:p>
          </table:table-cell>
          <table:table-cell table:formula="of:=ABS([.B469]-[.G469])" office:value-type="float" office:value="0.000757288743926665">
            <text:p>0.000757288743926665</text:p>
          </table:table-cell>
          <table:table-cell/>
        </table:table-row>
        <table:table-row table:style-name="ro2">
          <table:table-cell table:formula="of:=[.A469]+[.A$4]" office:value-type="float" office:value="138.3">
            <text:p>138.3</text:p>
          </table:table-cell>
          <table:table-cell table:formula="of:=[.A470]/([.$D$4]*2)" office:value-type="float" office:value="34.5749999999999">
            <text:p>34.5749999999999</text:p>
          </table:table-cell>
          <table:table-cell table:formula="of:=SQRT(ABS([.$D$2]^2-[.B470]^2))" office:value-type="float" office:value="120.123142545473">
            <text:p>120.123142545473</text:p>
          </table:table-cell>
          <table:table-cell table:formula="of:=([.$C$10]-[.C470])*[.$B$4]" office:value-type="float" office:value="12484.6974835841">
            <text:p>12484.6974835841</text:p>
          </table:table-cell>
          <table:table-cell table:formula="of:=ROUND([.D470])" office:value-type="float" office:value="12485">
            <text:p>12485</text:p>
          </table:table-cell>
          <table:table-cell table:formula="of:=([.$C$8]-([.E470]*[.$C$4]))" office:value-type="float" office:value="120.123046875">
            <text:p>120.123046875</text:p>
          </table:table-cell>
          <table:table-cell table:formula="of:=SQRT(ABS([.$D$2]^2-[.F470]^2))" office:value-type="float" office:value="34.5753323840358">
            <text:p>34.5753323840358</text:p>
          </table:table-cell>
          <table:table-cell table:formula="of:=ABS([.B470]-[.G470])" office:value-type="float" office:value="0.00033238403588598">
            <text:p>0.00033238403588598</text:p>
          </table:table-cell>
          <table:table-cell/>
        </table:table-row>
        <table:table-row table:style-name="ro2">
          <table:table-cell table:formula="of:=[.A470]+[.A$4]" office:value-type="float" office:value="138.6">
            <text:p>138.6</text:p>
          </table:table-cell>
          <table:table-cell table:formula="of:=[.A471]/([.$D$4]*2)" office:value-type="float" office:value="34.6499999999999">
            <text:p>34.6499999999999</text:p>
          </table:table-cell>
          <table:table-cell table:formula="of:=SQRT(ABS([.$D$2]^2-[.B471]^2))" office:value-type="float" office:value="120.101529965276">
            <text:p>120.101529965276</text:p>
          </table:table-cell>
          <table:table-cell table:formula="of:=([.$C$10]-[.C471])*[.$B$4]" office:value-type="float" office:value="12540.0256888891">
            <text:p>12540.0256888891</text:p>
          </table:table-cell>
          <table:table-cell table:formula="of:=ROUND([.D471])" office:value-type="float" office:value="12540">
            <text:p>12540</text:p>
          </table:table-cell>
          <table:table-cell table:formula="of:=([.$C$8]-([.E471]*[.$C$4]))" office:value-type="float" office:value="120.1015625">
            <text:p>120.1015625</text:p>
          </table:table-cell>
          <table:table-cell table:formula="of:=SQRT(ABS([.$D$2]^2-[.F471]^2))" office:value-type="float" office:value="34.6498872300992">
            <text:p>34.6498872300992</text:p>
          </table:table-cell>
          <table:table-cell table:formula="of:=ABS([.B471]-[.G471])" office:value-type="float" office:value="0.00011276990065312">
            <text:p>0.00011276990065312</text:p>
          </table:table-cell>
          <table:table-cell/>
        </table:table-row>
        <table:table-row table:style-name="ro2">
          <table:table-cell table:formula="of:=[.A471]+[.A$4]" office:value-type="float" office:value="138.9">
            <text:p>138.9</text:p>
          </table:table-cell>
          <table:table-cell table:formula="of:=[.A472]/([.$D$4]*2)" office:value-type="float" office:value="34.7249999999999">
            <text:p>34.7249999999999</text:p>
          </table:table-cell>
          <table:table-cell table:formula="of:=SQRT(ABS([.$D$2]^2-[.B472]^2))" office:value-type="float" office:value="120.079866651325">
            <text:p>120.079866651325</text:p>
          </table:table-cell>
          <table:table-cell table:formula="of:=([.$C$10]-[.C472])*[.$B$4]" office:value-type="float" office:value="12595.4837726027">
            <text:p>12595.4837726027</text:p>
          </table:table-cell>
          <table:table-cell table:formula="of:=ROUND([.D472])" office:value-type="float" office:value="12595">
            <text:p>12595</text:p>
          </table:table-cell>
          <table:table-cell table:formula="of:=([.$C$8]-([.E472]*[.$C$4]))" office:value-type="float" office:value="120.080078125">
            <text:p>120.080078125</text:p>
          </table:table-cell>
          <table:table-cell table:formula="of:=SQRT(ABS([.$D$2]^2-[.F472]^2))" office:value-type="float" office:value="34.7242687107144">
            <text:p>34.7242687107144</text:p>
          </table:table-cell>
          <table:table-cell table:formula="of:=ABS([.B472]-[.G472])" office:value-type="float" office:value="0.000731289285525349">
            <text:p>0.000731289285525349</text:p>
          </table:table-cell>
          <table:table-cell/>
        </table:table-row>
        <table:table-row table:style-name="ro2">
          <table:table-cell table:formula="of:=[.A472]+[.A$4]" office:value-type="float" office:value="139.2">
            <text:p>139.2</text:p>
          </table:table-cell>
          <table:table-cell table:formula="of:=[.A473]/([.$D$4]*2)" office:value-type="float" office:value="34.7999999999999">
            <text:p>34.7999999999999</text:p>
          </table:table-cell>
          <table:table-cell table:formula="of:=SQRT(ABS([.$D$2]^2-[.B473]^2))" office:value-type="float" office:value="120.058152576158">
            <text:p>120.058152576158</text:p>
          </table:table-cell>
          <table:table-cell table:formula="of:=([.$C$10]-[.C473])*[.$B$4]" office:value-type="float" office:value="12651.0718050306">
            <text:p>12651.0718050306</text:p>
          </table:table-cell>
          <table:table-cell table:formula="of:=ROUND([.D473])" office:value-type="float" office:value="12651">
            <text:p>12651</text:p>
          </table:table-cell>
          <table:table-cell table:formula="of:=([.$C$8]-([.E473]*[.$C$4]))" office:value-type="float" office:value="120.058203125">
            <text:p>120.058203125</text:p>
          </table:table-cell>
          <table:table-cell table:formula="of:=SQRT(ABS([.$D$2]^2-[.F473]^2))" office:value-type="float" office:value="34.7998256087044">
            <text:p>34.7998256087044</text:p>
          </table:table-cell>
          <table:table-cell table:formula="of:=ABS([.B473]-[.G473])" office:value-type="float" office:value="0.000174391295487908">
            <text:p>0.000174391295487908</text:p>
          </table:table-cell>
          <table:table-cell/>
        </table:table-row>
        <table:table-row table:style-name="ro2">
          <table:table-cell table:formula="of:=[.A473]+[.A$4]" office:value-type="float" office:value="139.5">
            <text:p>139.5</text:p>
          </table:table-cell>
          <table:table-cell table:formula="of:=[.A474]/([.$D$4]*2)" office:value-type="float" office:value="34.8749999999999">
            <text:p>34.8749999999999</text:p>
          </table:table-cell>
          <table:table-cell table:formula="of:=SQRT(ABS([.$D$2]^2-[.B474]^2))" office:value-type="float" office:value="120.036387712227">
            <text:p>120.036387712227</text:p>
          </table:table-cell>
          <table:table-cell table:formula="of:=([.$C$10]-[.C474])*[.$B$4]" office:value-type="float" office:value="12706.7898566945">
            <text:p>12706.7898566945</text:p>
          </table:table-cell>
          <table:table-cell table:formula="of:=ROUND([.D474])" office:value-type="float" office:value="12707">
            <text:p>12707</text:p>
          </table:table-cell>
          <table:table-cell table:formula="of:=([.$C$8]-([.E474]*[.$C$4]))" office:value-type="float" office:value="120.036328125">
            <text:p>120.036328125</text:p>
          </table:table-cell>
          <table:table-cell table:formula="of:=SQRT(ABS([.$D$2]^2-[.F474]^2))" office:value-type="float" office:value="34.8752050928354">
            <text:p>34.8752050928354</text:p>
          </table:table-cell>
          <table:table-cell table:formula="of:=ABS([.B474]-[.G474])" office:value-type="float" office:value="0.000205092835528831">
            <text:p>0.000205092835528831</text:p>
          </table:table-cell>
          <table:table-cell/>
        </table:table-row>
        <table:table-row table:style-name="ro2">
          <table:table-cell table:formula="of:=[.A474]+[.A$4]" office:value-type="float" office:value="139.8">
            <text:p>139.8</text:p>
          </table:table-cell>
          <table:table-cell table:formula="of:=[.A475]/([.$D$4]*2)" office:value-type="float" office:value="34.9499999999999">
            <text:p>34.9499999999999</text:p>
          </table:table-cell>
          <table:table-cell table:formula="of:=SQRT(ABS([.$D$2]^2-[.B475]^2))" office:value-type="float" office:value="120.0145720319">
            <text:p>120.0145720319</text:p>
          </table:table-cell>
          <table:table-cell table:formula="of:=([.$C$10]-[.C475])*[.$B$4]" office:value-type="float" office:value="12762.637998332">
            <text:p>12762.637998332</text:p>
          </table:table-cell>
          <table:table-cell table:formula="of:=ROUND([.D475])" office:value-type="float" office:value="12763">
            <text:p>12763</text:p>
          </table:table-cell>
          <table:table-cell table:formula="of:=([.$C$8]-([.E475]*[.$C$4]))" office:value-type="float" office:value="120.014453125">
            <text:p>120.014453125</text:p>
          </table:table-cell>
          <table:table-cell table:formula="of:=SQRT(ABS([.$D$2]^2-[.F475]^2))" office:value-type="float" office:value="34.9504083110223">
            <text:p>34.9504083110223</text:p>
          </table:table-cell>
          <table:table-cell table:formula="of:=ABS([.B475]-[.G475])" office:value-type="float" office:value="0.000408311022404462">
            <text:p>0.000408311022404462</text:p>
          </table:table-cell>
          <table:table-cell/>
        </table:table-row>
        <table:table-row table:style-name="ro2">
          <table:table-cell table:formula="of:=[.A475]+[.A$4]" office:value-type="float" office:value="140.1">
            <text:p>140.1</text:p>
          </table:table-cell>
          <table:table-cell table:formula="of:=[.A476]/([.$D$4]*2)" office:value-type="float" office:value="35.0249999999999">
            <text:p>35.0249999999999</text:p>
          </table:table-cell>
          <table:table-cell table:formula="of:=SQRT(ABS([.$D$2]^2-[.B476]^2))" office:value-type="float" office:value="119.99270550746">
            <text:p>119.99270550746</text:p>
          </table:table-cell>
          <table:table-cell table:formula="of:=([.$C$10]-[.C476])*[.$B$4]" office:value-type="float" office:value="12818.6163008974">
            <text:p>12818.6163008974</text:p>
          </table:table-cell>
          <table:table-cell table:formula="of:=ROUND([.D476])" office:value-type="float" office:value="12819">
            <text:p>12819</text:p>
          </table:table-cell>
          <table:table-cell table:formula="of:=([.$C$8]-([.E476]*[.$C$4]))" office:value-type="float" office:value="119.992578125">
            <text:p>119.992578125</text:p>
          </table:table-cell>
          <table:table-cell table:formula="of:=SQRT(ABS([.$D$2]^2-[.F476]^2))" office:value-type="float" office:value="35.0254363986485">
            <text:p>35.0254363986485</text:p>
          </table:table-cell>
          <table:table-cell table:formula="of:=ABS([.B476]-[.G476])" office:value-type="float" office:value="0.000436398648631098">
            <text:p>0.000436398648631098</text:p>
          </table:table-cell>
          <table:table-cell/>
        </table:table-row>
        <table:table-row table:style-name="ro2">
          <table:table-cell table:formula="of:=[.A476]+[.A$4]" office:value-type="float" office:value="140.4">
            <text:p>140.4</text:p>
          </table:table-cell>
          <table:table-cell table:formula="of:=[.A477]/([.$D$4]*2)" office:value-type="float" office:value="35.0999999999999">
            <text:p>35.0999999999999</text:p>
          </table:table-cell>
          <table:table-cell table:formula="of:=SQRT(ABS([.$D$2]^2-[.B477]^2))" office:value-type="float" office:value="119.970788111106">
            <text:p>119.970788111106</text:p>
          </table:table-cell>
          <table:table-cell table:formula="of:=([.$C$10]-[.C477])*[.$B$4]" office:value-type="float" office:value="12874.7248355623">
            <text:p>12874.7248355623</text:p>
          </table:table-cell>
          <table:table-cell table:formula="of:=ROUND([.D477])" office:value-type="float" office:value="12875">
            <text:p>12875</text:p>
          </table:table-cell>
          <table:table-cell table:formula="of:=([.$C$8]-([.E477]*[.$C$4]))" office:value-type="float" office:value="119.970703125">
            <text:p>119.970703125</text:p>
          </table:table-cell>
          <table:table-cell table:formula="of:=SQRT(ABS([.$D$2]^2-[.F477]^2))" office:value-type="float" office:value="35.1002904787569">
            <text:p>35.1002904787569</text:p>
          </table:table-cell>
          <table:table-cell table:formula="of:=ABS([.B477]-[.G477])" office:value-type="float" office:value="0.000290478757037249">
            <text:p>0.000290478757037249</text:p>
          </table:table-cell>
          <table:table-cell/>
        </table:table-row>
        <table:table-row table:style-name="ro2">
          <table:table-cell table:formula="of:=[.A477]+[.A$4]" office:value-type="float" office:value="140.7">
            <text:p>140.7</text:p>
          </table:table-cell>
          <table:table-cell table:formula="of:=[.A478]/([.$D$4]*2)" office:value-type="float" office:value="35.1749999999999">
            <text:p>35.1749999999999</text:p>
          </table:table-cell>
          <table:table-cell table:formula="of:=SQRT(ABS([.$D$2]^2-[.B478]^2))" office:value-type="float" office:value="119.948819814953">
            <text:p>119.948819814953</text:p>
          </table:table-cell>
          <table:table-cell table:formula="of:=([.$C$10]-[.C478])*[.$B$4]" office:value-type="float" office:value="12930.9636737157">
            <text:p>12930.9636737157</text:p>
          </table:table-cell>
          <table:table-cell table:formula="of:=ROUND([.D478])" office:value-type="float" office:value="12931">
            <text:p>12931</text:p>
          </table:table-cell>
          <table:table-cell table:formula="of:=([.$C$8]-([.E478]*[.$C$4]))" office:value-type="float" office:value="119.948828125">
            <text:p>119.948828125</text:p>
          </table:table-cell>
          <table:table-cell table:formula="of:=SQRT(ABS([.$D$2]^2-[.F478]^2))" office:value-type="float" office:value="35.1749716622374">
            <text:p>35.1749716622374</text:p>
          </table:table-cell>
          <table:table-cell table:formula="of:=ABS([.B478]-[.G478])" office:value-type="float" office:value="0.000028337762465469">
            <text:p>0.000028337762465469</text:p>
          </table:table-cell>
          <table:table-cell/>
        </table:table-row>
        <table:table-row table:style-name="ro2">
          <table:table-cell table:formula="of:=[.A478]+[.A$4]" office:value-type="float" office:value="141">
            <text:p>141</text:p>
          </table:table-cell>
          <table:table-cell table:formula="of:=[.A479]/([.$D$4]*2)" office:value-type="float" office:value="35.2499999999999">
            <text:p>35.2499999999999</text:p>
          </table:table-cell>
          <table:table-cell table:formula="of:=SQRT(ABS([.$D$2]^2-[.B479]^2))" office:value-type="float" office:value="119.926800591027">
            <text:p>119.926800591027</text:p>
          </table:table-cell>
          <table:table-cell table:formula="of:=([.$C$10]-[.C479])*[.$B$4]" office:value-type="float" office:value="12987.3328869652">
            <text:p>12987.3328869652</text:p>
          </table:table-cell>
          <table:table-cell table:formula="of:=ROUND([.D479])" office:value-type="float" office:value="12987">
            <text:p>12987</text:p>
          </table:table-cell>
          <table:table-cell table:formula="of:=([.$C$8]-([.E479]*[.$C$4]))" office:value-type="float" office:value="119.926953125">
            <text:p>119.926953125</text:p>
          </table:table-cell>
          <table:table-cell table:formula="of:=SQRT(ABS([.$D$2]^2-[.F479]^2))" office:value-type="float" office:value="35.2494810480105">
            <text:p>35.2494810480105</text:p>
          </table:table-cell>
          <table:table-cell table:formula="of:=ABS([.B479]-[.G479])" office:value-type="float" office:value="0.00051895198937757">
            <text:p>0.00051895198937757</text:p>
          </table:table-cell>
          <table:table-cell/>
        </table:table-row>
        <table:table-row table:style-name="ro2">
          <table:table-cell table:formula="of:=[.A479]+[.A$4]" office:value-type="float" office:value="141.3">
            <text:p>141.3</text:p>
          </table:table-cell>
          <table:table-cell table:formula="of:=[.A480]/([.$D$4]*2)" office:value-type="float" office:value="35.3249999999999">
            <text:p>35.3249999999999</text:p>
          </table:table-cell>
          <table:table-cell table:formula="of:=SQRT(ABS([.$D$2]^2-[.B480]^2))" office:value-type="float" office:value="119.904730411273">
            <text:p>119.904730411273</text:p>
          </table:table-cell>
          <table:table-cell table:formula="of:=([.$C$10]-[.C480])*[.$B$4]" office:value-type="float" office:value="13043.8325471365">
            <text:p>13043.8325471365</text:p>
          </table:table-cell>
          <table:table-cell table:formula="of:=ROUND([.D480])" office:value-type="float" office:value="13044">
            <text:p>13044</text:p>
          </table:table-cell>
          <table:table-cell table:formula="of:=([.$C$8]-([.E480]*[.$C$4]))" office:value-type="float" office:value="119.9046875">
            <text:p>119.9046875</text:p>
          </table:table-cell>
          <table:table-cell table:formula="of:=SQRT(ABS([.$D$2]^2-[.F480]^2))" office:value-type="float" office:value="35.3251456547223">
            <text:p>35.3251456547223</text:p>
          </table:table-cell>
          <table:table-cell table:formula="of:=ABS([.B480]-[.G480])" office:value-type="float" office:value="0.000145654722381039">
            <text:p>0.000145654722381039</text:p>
          </table:table-cell>
          <table:table-cell/>
        </table:table-row>
        <table:table-row table:style-name="ro2">
          <table:table-cell table:formula="of:=[.A480]+[.A$4]" office:value-type="float" office:value="141.6">
            <text:p>141.6</text:p>
          </table:table-cell>
          <table:table-cell table:formula="of:=[.A481]/([.$D$4]*2)" office:value-type="float" office:value="35.3999999999999">
            <text:p>35.3999999999999</text:p>
          </table:table-cell>
          <table:table-cell table:formula="of:=SQRT(ABS([.$D$2]^2-[.B481]^2))" office:value-type="float" office:value="119.882609247547">
            <text:p>119.882609247547</text:p>
          </table:table-cell>
          <table:table-cell table:formula="of:=([.$C$10]-[.C481])*[.$B$4]" office:value-type="float" office:value="13100.4627262749">
            <text:p>13100.4627262749</text:p>
          </table:table-cell>
          <table:table-cell table:formula="of:=ROUND([.D481])" office:value-type="float" office:value="13100">
            <text:p>13100</text:p>
          </table:table-cell>
          <table:table-cell table:formula="of:=([.$C$8]-([.E481]*[.$C$4]))" office:value-type="float" office:value="119.8828125">
            <text:p>119.8828125</text:p>
          </table:table-cell>
          <table:table-cell table:formula="of:=SQRT(ABS([.$D$2]^2-[.F481]^2))" office:value-type="float" office:value="35.399311675368">
            <text:p>35.399311675368</text:p>
          </table:table-cell>
          <table:table-cell table:formula="of:=ABS([.B481]-[.G481])" office:value-type="float" office:value="0.00068832463193047">
            <text:p>0.00068832463193047</text:p>
          </table:table-cell>
          <table:table-cell/>
        </table:table-row>
        <table:table-row table:style-name="ro2">
          <table:table-cell table:formula="of:=[.A481]+[.A$4]" office:value-type="float" office:value="141.9">
            <text:p>141.9</text:p>
          </table:table-cell>
          <table:table-cell table:formula="of:=[.A482]/([.$D$4]*2)" office:value-type="float" office:value="35.4749999999999">
            <text:p>35.4749999999999</text:p>
          </table:table-cell>
          <table:table-cell table:formula="of:=SQRT(ABS([.$D$2]^2-[.B482]^2))" office:value-type="float" office:value="119.860437071621">
            <text:p>119.860437071621</text:p>
          </table:table-cell>
          <table:table-cell table:formula="of:=([.$C$10]-[.C482])*[.$B$4]" office:value-type="float" office:value="13157.2234966452">
            <text:p>13157.2234966452</text:p>
          </table:table-cell>
          <table:table-cell table:formula="of:=ROUND([.D482])" office:value-type="float" office:value="13157">
            <text:p>13157</text:p>
          </table:table-cell>
          <table:table-cell table:formula="of:=([.$C$8]-([.E482]*[.$C$4]))" office:value-type="float" office:value="119.860546875">
            <text:p>119.860546875</text:p>
          </table:table-cell>
          <table:table-cell table:formula="of:=SQRT(ABS([.$D$2]^2-[.F482]^2))" office:value-type="float" office:value="35.4746290019491">
            <text:p>35.4746290019491</text:p>
          </table:table-cell>
          <table:table-cell table:formula="of:=ABS([.B482]-[.G482])" office:value-type="float" office:value="0.000370998050826188">
            <text:p>0.000370998050826188</text:p>
          </table:table-cell>
          <table:table-cell/>
        </table:table-row>
        <table:table-row table:style-name="ro2">
          <table:table-cell table:formula="of:=[.A482]+[.A$4]" office:value-type="float" office:value="142.2">
            <text:p>142.2</text:p>
          </table:table-cell>
          <table:table-cell table:formula="of:=[.A483]/([.$D$4]*2)" office:value-type="float" office:value="35.5499999999999">
            <text:p>35.5499999999999</text:p>
          </table:table-cell>
          <table:table-cell table:formula="of:=SQRT(ABS([.$D$2]^2-[.B483]^2))" office:value-type="float" office:value="119.838213855181">
            <text:p>119.838213855181</text:p>
          </table:table-cell>
          <table:table-cell table:formula="of:=([.$C$10]-[.C483])*[.$B$4]" office:value-type="float" office:value="13214.1149307324">
            <text:p>13214.1149307324</text:p>
          </table:table-cell>
          <table:table-cell table:formula="of:=ROUND([.D483])" office:value-type="float" office:value="13214">
            <text:p>13214</text:p>
          </table:table-cell>
          <table:table-cell table:formula="of:=([.$C$8]-([.E483]*[.$C$4]))" office:value-type="float" office:value="119.83828125">
            <text:p>119.83828125</text:p>
          </table:table-cell>
          <table:table-cell table:formula="of:=SQRT(ABS([.$D$2]^2-[.F483]^2))" office:value-type="float" office:value="35.5497728128592">
            <text:p>35.5497728128592</text:p>
          </table:table-cell>
          <table:table-cell table:formula="of:=ABS([.B483]-[.G483])" office:value-type="float" office:value="0.00022718714076575">
            <text:p>0.00022718714076575</text:p>
          </table:table-cell>
          <table:table-cell/>
        </table:table-row>
        <table:table-row table:style-name="ro2">
          <table:table-cell table:formula="of:=[.A483]+[.A$4]" office:value-type="float" office:value="142.5">
            <text:p>142.5</text:p>
          </table:table-cell>
          <table:table-cell table:formula="of:=[.A484]/([.$D$4]*2)" office:value-type="float" office:value="35.6249999999999">
            <text:p>35.6249999999999</text:p>
          </table:table-cell>
          <table:table-cell table:formula="of:=SQRT(ABS([.$D$2]^2-[.B484]^2))" office:value-type="float" office:value="119.815939569825">
            <text:p>119.815939569825</text:p>
          </table:table-cell>
          <table:table-cell table:formula="of:=([.$C$10]-[.C484])*[.$B$4]" office:value-type="float" office:value="13271.1371012423">
            <text:p>13271.1371012423</text:p>
          </table:table-cell>
          <table:table-cell table:formula="of:=ROUND([.D484])" office:value-type="float" office:value="13271">
            <text:p>13271</text:p>
          </table:table-cell>
          <table:table-cell table:formula="of:=([.$C$8]-([.E484]*[.$C$4]))" office:value-type="float" office:value="119.816015625">
            <text:p>119.816015625</text:p>
          </table:table-cell>
          <table:table-cell table:formula="of:=SQRT(ABS([.$D$2]^2-[.F484]^2))" office:value-type="float" office:value="35.6247442060958">
            <text:p>35.6247442060958</text:p>
          </table:table-cell>
          <table:table-cell table:formula="of:=ABS([.B484]-[.G484])" office:value-type="float" office:value="0.000255793904145207">
            <text:p>0.000255793904145207</text:p>
          </table:table-cell>
          <table:table-cell/>
        </table:table-row>
        <table:table-row table:style-name="ro2">
          <table:table-cell table:formula="of:=[.A484]+[.A$4]" office:value-type="float" office:value="142.8">
            <text:p>142.8</text:p>
          </table:table-cell>
          <table:table-cell table:formula="of:=[.A485]/([.$D$4]*2)" office:value-type="float" office:value="35.6999999999999">
            <text:p>35.6999999999999</text:p>
          </table:table-cell>
          <table:table-cell table:formula="of:=SQRT(ABS([.$D$2]^2-[.B485]^2))" office:value-type="float" office:value="119.793614187068">
            <text:p>119.793614187068</text:p>
          </table:table-cell>
          <table:table-cell table:formula="of:=([.$C$10]-[.C485])*[.$B$4]" office:value-type="float" office:value="13328.2900811018">
            <text:p>13328.2900811018</text:p>
          </table:table-cell>
          <table:table-cell table:formula="of:=ROUND([.D485])" office:value-type="float" office:value="13328">
            <text:p>13328</text:p>
          </table:table-cell>
          <table:table-cell table:formula="of:=([.$C$8]-([.E485]*[.$C$4]))" office:value-type="float" office:value="119.79375">
            <text:p>119.79375</text:p>
          </table:table-cell>
          <table:table-cell table:formula="of:=SQRT(ABS([.$D$2]^2-[.F485]^2))" office:value-type="float" office:value="35.6995442679245">
            <text:p>35.6995442679245</text:p>
          </table:table-cell>
          <table:table-cell table:formula="of:=ABS([.B485]-[.G485])" office:value-type="float" office:value="0.000455732075444359">
            <text:p>0.000455732075444359</text:p>
          </table:table-cell>
          <table:table-cell/>
        </table:table-row>
        <table:table-row table:style-name="ro2">
          <table:table-cell table:formula="of:=[.A485]+[.A$4]" office:value-type="float" office:value="143.1">
            <text:p>143.1</text:p>
          </table:table-cell>
          <table:table-cell table:formula="of:=[.A486]/([.$D$4]*2)" office:value-type="float" office:value="35.7749999999999">
            <text:p>35.7749999999999</text:p>
          </table:table-cell>
          <table:table-cell table:formula="of:=SQRT(ABS([.$D$2]^2-[.B486]^2))" office:value-type="float" office:value="119.771237678334">
            <text:p>119.771237678334</text:p>
          </table:table-cell>
          <table:table-cell table:formula="of:=([.$C$10]-[.C486])*[.$B$4]" office:value-type="float" office:value="13385.5739434595">
            <text:p>13385.5739434595</text:p>
          </table:table-cell>
          <table:table-cell table:formula="of:=ROUND([.D486])" office:value-type="float" office:value="13386">
            <text:p>13386</text:p>
          </table:table-cell>
          <table:table-cell table:formula="of:=([.$C$8]-([.E486]*[.$C$4]))" office:value-type="float" office:value="119.77109375">
            <text:p>119.77109375</text:p>
          </table:table-cell>
          <table:table-cell table:formula="of:=SQRT(ABS([.$D$2]^2-[.F486]^2))" office:value-type="float" office:value="35.7754818545986">
            <text:p>35.7754818545986</text:p>
          </table:table-cell>
          <table:table-cell table:formula="of:=ABS([.B486]-[.G486])" office:value-type="float" office:value="0.000481854598625375">
            <text:p>0.000481854598625375</text:p>
          </table:table-cell>
          <table:table-cell/>
        </table:table-row>
        <table:table-row table:style-name="ro2">
          <table:table-cell table:formula="of:=[.A486]+[.A$4]" office:value-type="float" office:value="143.4">
            <text:p>143.4</text:p>
          </table:table-cell>
          <table:table-cell table:formula="of:=[.A487]/([.$D$4]*2)" office:value-type="float" office:value="35.8499999999999">
            <text:p>35.8499999999999</text:p>
          </table:table-cell>
          <table:table-cell table:formula="of:=SQRT(ABS([.$D$2]^2-[.B487]^2))" office:value-type="float" office:value="119.748810014964">
            <text:p>119.748810014964</text:p>
          </table:table-cell>
          <table:table-cell table:formula="of:=([.$C$10]-[.C487])*[.$B$4]" office:value-type="float" office:value="13442.9887616863">
            <text:p>13442.9887616863</text:p>
          </table:table-cell>
          <table:table-cell table:formula="of:=ROUND([.D487])" office:value-type="float" office:value="13443">
            <text:p>13443</text:p>
          </table:table-cell>
          <table:table-cell table:formula="of:=([.$C$8]-([.E487]*[.$C$4]))" office:value-type="float" office:value="119.748828125">
            <text:p>119.748828125</text:p>
          </table:table-cell>
          <table:table-cell table:formula="of:=SQRT(ABS([.$D$2]^2-[.F487]^2))" office:value-type="float" office:value="35.8499395074693">
            <text:p>35.8499395074693</text:p>
          </table:table-cell>
          <table:table-cell table:formula="of:=ABS([.B487]-[.G487])" office:value-type="float" office:value="0.0000604925306220139">
            <text:p>0.0000604925306220139</text:p>
          </table:table-cell>
          <table:table-cell/>
        </table:table-row>
        <table:table-row table:style-name="ro2">
          <table:table-cell table:formula="of:=[.A487]+[.A$4]" office:value-type="float" office:value="143.7">
            <text:p>143.7</text:p>
          </table:table-cell>
          <table:table-cell table:formula="of:=[.A488]/([.$D$4]*2)" office:value-type="float" office:value="35.9249999999999">
            <text:p>35.9249999999999</text:p>
          </table:table-cell>
          <table:table-cell table:formula="of:=SQRT(ABS([.$D$2]^2-[.B488]^2))" office:value-type="float" office:value="119.72633116821">
            <text:p>119.72633116821</text:p>
          </table:table-cell>
          <table:table-cell table:formula="of:=([.$C$10]-[.C488])*[.$B$4]" office:value-type="float" office:value="13500.534609376">
            <text:p>13500.534609376</text:p>
          </table:table-cell>
          <table:table-cell table:formula="of:=ROUND([.D488])" office:value-type="float" office:value="13501">
            <text:p>13501</text:p>
          </table:table-cell>
          <table:table-cell table:formula="of:=([.$C$8]-([.E488]*[.$C$4]))" office:value-type="float" office:value="119.726171875">
            <text:p>119.726171875</text:p>
          </table:table-cell>
          <table:table-cell table:formula="of:=SQRT(ABS([.$D$2]^2-[.F488]^2))" office:value-type="float" office:value="35.9255308681439">
            <text:p>35.9255308681439</text:p>
          </table:table-cell>
          <table:table-cell table:formula="of:=ABS([.B488]-[.G488])" office:value-type="float" office:value="0.000530868143926">
            <text:p>0.000530868143926</text:p>
          </table:table-cell>
          <table:table-cell/>
        </table:table-row>
        <table:table-row table:style-name="ro2">
          <table:table-cell table:formula="of:=[.A488]+[.A$4]" office:value-type="float" office:value="144">
            <text:p>144</text:p>
          </table:table-cell>
          <table:table-cell table:formula="of:=[.A489]/([.$D$4]*2)" office:value-type="float" office:value="35.9999999999999">
            <text:p>35.9999999999999</text:p>
          </table:table-cell>
          <table:table-cell table:formula="of:=SQRT(ABS([.$D$2]^2-[.B489]^2))" office:value-type="float" office:value="119.703801109238">
            <text:p>119.703801109238</text:p>
          </table:table-cell>
          <table:table-cell table:formula="of:=([.$C$10]-[.C489])*[.$B$4]" office:value-type="float" office:value="13558.2115603456">
            <text:p>13558.2115603456</text:p>
          </table:table-cell>
          <table:table-cell table:formula="of:=ROUND([.D489])" office:value-type="float" office:value="13558">
            <text:p>13558</text:p>
          </table:table-cell>
          <table:table-cell table:formula="of:=([.$C$8]-([.E489]*[.$C$4]))" office:value-type="float" office:value="119.70390625">
            <text:p>119.70390625</text:p>
          </table:table-cell>
          <table:table-cell table:formula="of:=SQRT(ABS([.$D$2]^2-[.F489]^2))" office:value-type="float" office:value="35.9996503940137">
            <text:p>35.9996503940137</text:p>
          </table:table-cell>
          <table:table-cell table:formula="of:=ABS([.B489]-[.G489])" office:value-type="float" office:value="0.000349605986230017">
            <text:p>0.000349605986230017</text:p>
          </table:table-cell>
          <table:table-cell/>
        </table:table-row>
        <table:table-row table:style-name="ro2">
          <table:table-cell table:formula="of:=[.A489]+[.A$4]" office:value-type="float" office:value="144.3">
            <text:p>144.3</text:p>
          </table:table-cell>
          <table:table-cell table:formula="of:=[.A490]/([.$D$4]*2)" office:value-type="float" office:value="36.0749999999999">
            <text:p>36.0749999999999</text:p>
          </table:table-cell>
          <table:table-cell table:formula="of:=SQRT(ABS([.$D$2]^2-[.B490]^2))" office:value-type="float" office:value="119.681219809125">
            <text:p>119.681219809125</text:p>
          </table:table-cell>
          <table:table-cell table:formula="of:=([.$C$10]-[.C490])*[.$B$4]" office:value-type="float" office:value="13616.0196886358">
            <text:p>13616.0196886358</text:p>
          </table:table-cell>
          <table:table-cell table:formula="of:=ROUND([.D490])" office:value-type="float" office:value="13616">
            <text:p>13616</text:p>
          </table:table-cell>
          <table:table-cell table:formula="of:=([.$C$8]-([.E490]*[.$C$4]))" office:value-type="float" office:value="119.68125">
            <text:p>119.68125</text:p>
          </table:table-cell>
          <table:table-cell table:formula="of:=SQRT(ABS([.$D$2]^2-[.F490]^2))" office:value-type="float" office:value="36.0748998396045">
            <text:p>36.0748998396045</text:p>
          </table:table-cell>
          <table:table-cell table:formula="of:=ABS([.B490]-[.G490])" office:value-type="float" office:value="0.000100160395405169">
            <text:p>0.000100160395405169</text:p>
          </table:table-cell>
          <table:table-cell/>
        </table:table-row>
        <table:table-row table:style-name="ro2">
          <table:table-cell table:formula="of:=[.A490]+[.A$4]" office:value-type="float" office:value="144.6">
            <text:p>144.6</text:p>
          </table:table-cell>
          <table:table-cell table:formula="of:=[.A491]/([.$D$4]*2)" office:value-type="float" office:value="36.1499999999999">
            <text:p>36.1499999999999</text:p>
          </table:table-cell>
          <table:table-cell table:formula="of:=SQRT(ABS([.$D$2]^2-[.B491]^2))" office:value-type="float" office:value="119.658587238861">
            <text:p>119.658587238861</text:p>
          </table:table-cell>
          <table:table-cell table:formula="of:=([.$C$10]-[.C491])*[.$B$4]" office:value-type="float" office:value="13673.9590685118">
            <text:p>13673.9590685118</text:p>
          </table:table-cell>
          <table:table-cell table:formula="of:=ROUND([.D491])" office:value-type="float" office:value="13674">
            <text:p>13674</text:p>
          </table:table-cell>
          <table:table-cell table:formula="of:=([.$C$8]-([.E491]*[.$C$4]))" office:value-type="float" office:value="119.65859375">
            <text:p>119.65859375</text:p>
          </table:table-cell>
          <table:table-cell table:formula="of:=SQRT(ABS([.$D$2]^2-[.F491]^2))" office:value-type="float" office:value="36.1499784477455">
            <text:p>36.1499784477455</text:p>
          </table:table-cell>
          <table:table-cell table:formula="of:=ABS([.B491]-[.G491])" office:value-type="float" office:value="0.0000215522544593227">
            <text:p>0.0000215522544593227</text:p>
          </table:table-cell>
          <table:table-cell/>
        </table:table-row>
        <table:table-row table:style-name="ro2">
          <table:table-cell table:formula="of:=[.A491]+[.A$4]" office:value-type="float" office:value="144.9">
            <text:p>144.9</text:p>
          </table:table-cell>
          <table:table-cell table:formula="of:=[.A492]/([.$D$4]*2)" office:value-type="float" office:value="36.2249999999999">
            <text:p>36.2249999999999</text:p>
          </table:table-cell>
          <table:table-cell table:formula="of:=SQRT(ABS([.$D$2]^2-[.B492]^2))" office:value-type="float" office:value="119.635903369348">
            <text:p>119.635903369348</text:p>
          </table:table-cell>
          <table:table-cell table:formula="of:=([.$C$10]-[.C492])*[.$B$4]" office:value-type="float" office:value="13732.0297744636">
            <text:p>13732.0297744636</text:p>
          </table:table-cell>
          <table:table-cell table:formula="of:=ROUND([.D492])" office:value-type="float" office:value="13732">
            <text:p>13732</text:p>
          </table:table-cell>
          <table:table-cell table:formula="of:=([.$C$8]-([.E492]*[.$C$4]))" office:value-type="float" office:value="119.6359375">
            <text:p>119.6359375</text:p>
          </table:table-cell>
          <table:table-cell table:formula="of:=SQRT(ABS([.$D$2]^2-[.F492]^2))" office:value-type="float" office:value="36.2248872806541">
            <text:p>36.2248872806541</text:p>
          </table:table-cell>
          <table:table-cell table:formula="of:=ABS([.B492]-[.G492])" office:value-type="float" office:value="0.000112719345864321">
            <text:p>0.000112719345864321</text:p>
          </table:table-cell>
          <table:table-cell/>
        </table:table-row>
        <table:table-row table:style-name="ro2">
          <table:table-cell table:formula="of:=[.A492]+[.A$4]" office:value-type="float" office:value="145.2">
            <text:p>145.2</text:p>
          </table:table-cell>
          <table:table-cell table:formula="of:=[.A493]/([.$D$4]*2)" office:value-type="float" office:value="36.2999999999999">
            <text:p>36.2999999999999</text:p>
          </table:table-cell>
          <table:table-cell table:formula="of:=SQRT(ABS([.$D$2]^2-[.B493]^2))" office:value-type="float" office:value="119.613168171402">
            <text:p>119.613168171402</text:p>
          </table:table-cell>
          <table:table-cell table:formula="of:=([.$C$10]-[.C493])*[.$B$4]" office:value-type="float" office:value="13790.2318812067">
            <text:p>13790.2318812067</text:p>
          </table:table-cell>
          <table:table-cell table:formula="of:=ROUND([.D493])" office:value-type="float" office:value="13790">
            <text:p>13790</text:p>
          </table:table-cell>
          <table:table-cell table:formula="of:=([.$C$8]-([.E493]*[.$C$4]))" office:value-type="float" office:value="119.61328125">
            <text:p>119.61328125</text:p>
          </table:table-cell>
          <table:table-cell table:formula="of:=SQRT(ABS([.$D$2]^2-[.F493]^2))" office:value-type="float" office:value="36.2996273893879">
            <text:p>36.2996273893879</text:p>
          </table:table-cell>
          <table:table-cell table:formula="of:=ABS([.B493]-[.G493])" office:value-type="float" office:value="0.000372610612075164">
            <text:p>0.000372610612075164</text:p>
          </table:table-cell>
          <table:table-cell/>
        </table:table-row>
        <table:table-row table:style-name="ro2">
          <table:table-cell table:formula="of:=[.A493]+[.A$4]" office:value-type="float" office:value="145.5">
            <text:p>145.5</text:p>
          </table:table-cell>
          <table:table-cell table:formula="of:=[.A494]/([.$D$4]*2)" office:value-type="float" office:value="36.3749999999999">
            <text:p>36.3749999999999</text:p>
          </table:table-cell>
          <table:table-cell table:formula="of:=SQRT(ABS([.$D$2]^2-[.B494]^2))" office:value-type="float" office:value="119.590381615747">
            <text:p>119.590381615747</text:p>
          </table:table-cell>
          <table:table-cell table:formula="of:=([.$C$10]-[.C494])*[.$B$4]" office:value-type="float" office:value="13848.5654636825">
            <text:p>13848.5654636825</text:p>
          </table:table-cell>
          <table:table-cell table:formula="of:=ROUND([.D494])" office:value-type="float" office:value="13849">
            <text:p>13849</text:p>
          </table:table-cell>
          <table:table-cell table:formula="of:=([.$C$8]-([.E494]*[.$C$4]))" office:value-type="float" office:value="119.590234375">
            <text:p>119.590234375</text:p>
          </table:table-cell>
          <table:table-cell table:formula="of:=SQRT(ABS([.$D$2]^2-[.F494]^2))" office:value-type="float" office:value="36.3754840810754">
            <text:p>36.3754840810754</text:p>
          </table:table-cell>
          <table:table-cell table:formula="of:=ABS([.B494]-[.G494])" office:value-type="float" office:value="0.000484081075455833">
            <text:p>0.000484081075455833</text:p>
          </table:table-cell>
          <table:table-cell/>
        </table:table-row>
        <table:table-row table:style-name="ro2">
          <table:table-cell table:formula="of:=[.A494]+[.A$4]" office:value-type="float" office:value="145.8">
            <text:p>145.8</text:p>
          </table:table-cell>
          <table:table-cell table:formula="of:=[.A495]/([.$D$4]*2)" office:value-type="float" office:value="36.45">
            <text:p>36.45</text:p>
          </table:table-cell>
          <table:table-cell table:formula="of:=SQRT(ABS([.$D$2]^2-[.B495]^2))" office:value-type="float" office:value="119.567543673022">
            <text:p>119.567543673022</text:p>
          </table:table-cell>
          <table:table-cell table:formula="of:=([.$C$10]-[.C495])*[.$B$4]" office:value-type="float" office:value="13907.0305970587">
            <text:p>13907.0305970587</text:p>
          </table:table-cell>
          <table:table-cell table:formula="of:=ROUND([.D495])" office:value-type="float" office:value="13907">
            <text:p>13907</text:p>
          </table:table-cell>
          <table:table-cell table:formula="of:=([.$C$8]-([.E495]*[.$C$4]))" office:value-type="float" office:value="119.567578125">
            <text:p>119.567578125</text:p>
          </table:table-cell>
          <table:table-cell table:formula="of:=SQRT(ABS([.$D$2]^2-[.F495]^2))" office:value-type="float" office:value="36.4498869864095">
            <text:p>36.4498869864095</text:p>
          </table:table-cell>
          <table:table-cell table:formula="of:=ABS([.B495]-[.G495])" office:value-type="float" office:value="0.000113013590500088">
            <text:p>0.000113013590500088</text:p>
          </table:table-cell>
          <table:table-cell/>
        </table:table-row>
        <table:table-row table:style-name="ro2">
          <table:table-cell table:formula="of:=[.A495]+[.A$4]" office:value-type="float" office:value="146.1">
            <text:p>146.1</text:p>
          </table:table-cell>
          <table:table-cell table:formula="of:=[.A496]/([.$D$4]*2)" office:value-type="float" office:value="36.525">
            <text:p>36.525</text:p>
          </table:table-cell>
          <table:table-cell table:formula="of:=SQRT(ABS([.$D$2]^2-[.B496]^2))" office:value-type="float" office:value="119.544654313775">
            <text:p>119.544654313775</text:p>
          </table:table-cell>
          <table:table-cell table:formula="of:=([.$C$10]-[.C496])*[.$B$4]" office:value-type="float" office:value="13965.6273567304">
            <text:p>13965.6273567304</text:p>
          </table:table-cell>
          <table:table-cell table:formula="of:=ROUND([.D496])" office:value-type="float" office:value="13966">
            <text:p>13966</text:p>
          </table:table-cell>
          <table:table-cell table:formula="of:=([.$C$8]-([.E496]*[.$C$4]))" office:value-type="float" office:value="119.54453125">
            <text:p>119.54453125</text:p>
          </table:table-cell>
          <table:table-cell table:formula="of:=SQRT(ABS([.$D$2]^2-[.F496]^2))" office:value-type="float" office:value="36.5254027796789">
            <text:p>36.5254027796789</text:p>
          </table:table-cell>
          <table:table-cell table:formula="of:=ABS([.B496]-[.G496])" office:value-type="float" office:value="0.00040277967890745">
            <text:p>0.00040277967890745</text:p>
          </table:table-cell>
          <table:table-cell/>
        </table:table-row>
        <table:table-row table:style-name="ro2">
          <table:table-cell table:formula="of:=[.A496]+[.A$4]" office:value-type="float" office:value="146.4">
            <text:p>146.4</text:p>
          </table:table-cell>
          <table:table-cell table:formula="of:=[.A497]/([.$D$4]*2)" office:value-type="float" office:value="36.6">
            <text:p>36.6</text:p>
          </table:table-cell>
          <table:table-cell table:formula="of:=SQRT(ABS([.$D$2]^2-[.B497]^2))" office:value-type="float" office:value="119.521713508467">
            <text:p>119.521713508467</text:p>
          </table:table-cell>
          <table:table-cell table:formula="of:=([.$C$10]-[.C497])*[.$B$4]" office:value-type="float" office:value="14024.35581832">
            <text:p>14024.35581832</text:p>
          </table:table-cell>
          <table:table-cell table:formula="of:=ROUND([.D497])" office:value-type="float" office:value="14024">
            <text:p>14024</text:p>
          </table:table-cell>
          <table:table-cell table:formula="of:=([.$C$8]-([.E497]*[.$C$4]))" office:value-type="float" office:value="119.521875">
            <text:p>119.521875</text:p>
          </table:table-cell>
          <table:table-cell table:formula="of:=SQRT(ABS([.$D$2]^2-[.F497]^2))" office:value-type="float" office:value="36.5994726257685">
            <text:p>36.5994726257685</text:p>
          </table:table-cell>
          <table:table-cell table:formula="of:=ABS([.B497]-[.G497])" office:value-type="float" office:value="0.000527374231467093">
            <text:p>0.000527374231467093</text:p>
          </table:table-cell>
          <table:table-cell/>
        </table:table-row>
        <table:table-row table:style-name="ro2">
          <table:table-cell table:formula="of:=[.A497]+[.A$4]" office:value-type="float" office:value="146.7">
            <text:p>146.7</text:p>
          </table:table-cell>
          <table:table-cell table:formula="of:=[.A498]/([.$D$4]*2)" office:value-type="float" office:value="36.675">
            <text:p>36.675</text:p>
          </table:table-cell>
          <table:table-cell table:formula="of:=SQRT(ABS([.$D$2]^2-[.B498]^2))" office:value-type="float" office:value="119.498721227468">
            <text:p>119.498721227468</text:p>
          </table:table-cell>
          <table:table-cell table:formula="of:=([.$C$10]-[.C498])*[.$B$4]" office:value-type="float" office:value="14083.2160576779">
            <text:p>14083.2160576779</text:p>
          </table:table-cell>
          <table:table-cell table:formula="of:=ROUND([.D498])" office:value-type="float" office:value="14083">
            <text:p>14083</text:p>
          </table:table-cell>
          <table:table-cell table:formula="of:=([.$C$8]-([.E498]*[.$C$4]))" office:value-type="float" office:value="119.498828125">
            <text:p>119.498828125</text:p>
          </table:table-cell>
          <table:table-cell table:formula="of:=SQRT(ABS([.$D$2]^2-[.F498]^2))" office:value-type="float" office:value="36.6746516923025">
            <text:p>36.6746516923025</text:p>
          </table:table-cell>
          <table:table-cell table:formula="of:=ABS([.B498]-[.G498])" office:value-type="float" office:value="0.000348307697429107">
            <text:p>0.000348307697429107</text:p>
          </table:table-cell>
          <table:table-cell/>
        </table:table-row>
        <table:table-row table:style-name="ro2">
          <table:table-cell table:formula="of:=[.A498]+[.A$4]" office:value-type="float" office:value="147">
            <text:p>147</text:p>
          </table:table-cell>
          <table:table-cell table:formula="of:=[.A499]/([.$D$4]*2)" office:value-type="float" office:value="36.75">
            <text:p>36.75</text:p>
          </table:table-cell>
          <table:table-cell table:formula="of:=SQRT(ABS([.$D$2]^2-[.B499]^2))" office:value-type="float" office:value="119.475677441059">
            <text:p>119.475677441059</text:p>
          </table:table-cell>
          <table:table-cell table:formula="of:=([.$C$10]-[.C499])*[.$B$4]" office:value-type="float" office:value="14142.2081508835">
            <text:p>14142.2081508835</text:p>
          </table:table-cell>
          <table:table-cell table:formula="of:=ROUND([.D499])" office:value-type="float" office:value="14142">
            <text:p>14142</text:p>
          </table:table-cell>
          <table:table-cell table:formula="of:=([.$C$8]-([.E499]*[.$C$4]))" office:value-type="float" office:value="119.47578125">
            <text:p>119.47578125</text:p>
          </table:table-cell>
          <table:table-cell table:formula="of:=SQRT(ABS([.$D$2]^2-[.F499]^2))" office:value-type="float" office:value="36.7496625114048">
            <text:p>36.7496625114048</text:p>
          </table:table-cell>
          <table:table-cell table:formula="of:=ABS([.B499]-[.G499])" office:value-type="float" office:value="0.000337488595199886">
            <text:p>0.000337488595199886</text:p>
          </table:table-cell>
          <table:table-cell/>
        </table:table-row>
        <table:table-row table:style-name="ro2">
          <table:table-cell table:formula="of:=[.A499]+[.A$4]" office:value-type="float" office:value="147.3">
            <text:p>147.3</text:p>
          </table:table-cell>
          <table:table-cell table:formula="of:=[.A500]/([.$D$4]*2)" office:value-type="float" office:value="36.825">
            <text:p>36.825</text:p>
          </table:table-cell>
          <table:table-cell table:formula="of:=SQRT(ABS([.$D$2]^2-[.B500]^2))" office:value-type="float" office:value="119.452582119434">
            <text:p>119.452582119434</text:p>
          </table:table-cell>
          <table:table-cell table:formula="of:=([.$C$10]-[.C500])*[.$B$4]" office:value-type="float" office:value="14201.3321742451">
            <text:p>14201.3321742451</text:p>
          </table:table-cell>
          <table:table-cell table:formula="of:=ROUND([.D500])" office:value-type="float" office:value="14201">
            <text:p>14201</text:p>
          </table:table-cell>
          <table:table-cell table:formula="of:=([.$C$8]-([.E500]*[.$C$4]))" office:value-type="float" office:value="119.452734375">
            <text:p>119.452734375</text:p>
          </table:table-cell>
          <table:table-cell table:formula="of:=SQRT(ABS([.$D$2]^2-[.F500]^2))" office:value-type="float" office:value="36.8245061112256">
            <text:p>36.8245061112256</text:p>
          </table:table-cell>
          <table:table-cell table:formula="of:=ABS([.B500]-[.G500])" office:value-type="float" office:value="0.000493888774364848">
            <text:p>0.000493888774364848</text:p>
          </table:table-cell>
          <table:table-cell/>
        </table:table-row>
        <table:table-row table:style-name="ro2">
          <table:table-cell table:formula="of:=[.A500]+[.A$4]" office:value-type="float" office:value="147.6">
            <text:p>147.6</text:p>
          </table:table-cell>
          <table:table-cell table:formula="of:=[.A501]/([.$D$4]*2)" office:value-type="float" office:value="36.9">
            <text:p>36.9</text:p>
          </table:table-cell>
          <table:table-cell table:formula="of:=SQRT(ABS([.$D$2]^2-[.B501]^2))" office:value-type="float" office:value="119.429435232693">
            <text:p>119.429435232693</text:p>
          </table:table-cell>
          <table:table-cell table:formula="of:=([.$C$10]-[.C501])*[.$B$4]" office:value-type="float" office:value="14260.5882043008">
            <text:p>14260.5882043008</text:p>
          </table:table-cell>
          <table:table-cell table:formula="of:=ROUND([.D501])" office:value-type="float" office:value="14261">
            <text:p>14261</text:p>
          </table:table-cell>
          <table:table-cell table:formula="of:=([.$C$8]-([.E501]*[.$C$4]))" office:value-type="float" office:value="119.429296875">
            <text:p>119.429296875</text:p>
          </table:table-cell>
          <table:table-cell table:formula="of:=SQRT(ABS([.$D$2]^2-[.F501]^2))" office:value-type="float" office:value="36.9004478013901">
            <text:p>36.9004478013901</text:p>
          </table:table-cell>
          <table:table-cell table:formula="of:=ABS([.B501]-[.G501])" office:value-type="float" office:value="0.000447801390116354">
            <text:p>0.000447801390116354</text:p>
          </table:table-cell>
          <table:table-cell/>
        </table:table-row>
        <table:table-row table:style-name="ro2">
          <table:table-cell table:formula="of:=[.A501]+[.A$4]" office:value-type="float" office:value="147.9">
            <text:p>147.9</text:p>
          </table:table-cell>
          <table:table-cell table:formula="of:=[.A502]/([.$D$4]*2)" office:value-type="float" office:value="36.975">
            <text:p>36.975</text:p>
          </table:table-cell>
          <table:table-cell table:formula="of:=SQRT(ABS([.$D$2]^2-[.B502]^2))" office:value-type="float" office:value="119.40623675085">
            <text:p>119.40623675085</text:p>
          </table:table-cell>
          <table:table-cell table:formula="of:=([.$C$10]-[.C502])*[.$B$4]" office:value-type="float" office:value="14319.9763178193">
            <text:p>14319.9763178193</text:p>
          </table:table-cell>
          <table:table-cell table:formula="of:=ROUND([.D502])" office:value-type="float" office:value="14320">
            <text:p>14320</text:p>
          </table:table-cell>
          <table:table-cell table:formula="of:=([.$C$8]-([.E502]*[.$C$4]))" office:value-type="float" office:value="119.40625">
            <text:p>119.40625</text:p>
          </table:table-cell>
          <table:table-cell table:formula="of:=SQRT(ABS([.$D$2]^2-[.F502]^2))" office:value-type="float" office:value="36.9749572134641">
            <text:p>36.9749572134641</text:p>
          </table:table-cell>
          <table:table-cell table:formula="of:=ABS([.B502]-[.G502])" office:value-type="float" office:value="0.0000427865358858526">
            <text:p>0.0000427865358858526</text:p>
          </table:table-cell>
          <table:table-cell/>
        </table:table-row>
        <table:table-row table:style-name="ro2">
          <table:table-cell table:formula="of:=[.A502]+[.A$4]" office:value-type="float" office:value="148.2">
            <text:p>148.2</text:p>
          </table:table-cell>
          <table:table-cell table:formula="of:=[.A503]/([.$D$4]*2)" office:value-type="float" office:value="37.05">
            <text:p>37.05</text:p>
          </table:table-cell>
          <table:table-cell table:formula="of:=SQRT(ABS([.$D$2]^2-[.B503]^2))" office:value-type="float" office:value="119.382986643826">
            <text:p>119.382986643826</text:p>
          </table:table-cell>
          <table:table-cell table:formula="of:=([.$C$10]-[.C503])*[.$B$4]" office:value-type="float" office:value="14379.4965917996">
            <text:p>14379.4965917996</text:p>
          </table:table-cell>
          <table:table-cell table:formula="of:=ROUND([.D503])" office:value-type="float" office:value="14379">
            <text:p>14379</text:p>
          </table:table-cell>
          <table:table-cell table:formula="of:=([.$C$8]-([.E503]*[.$C$4]))" office:value-type="float" office:value="119.383203125">
            <text:p>119.383203125</text:p>
          </table:table-cell>
          <table:table-cell table:formula="of:=SQRT(ABS([.$D$2]^2-[.F503]^2))" office:value-type="float" office:value="37.049302444378">
            <text:p>37.049302444378</text:p>
          </table:table-cell>
          <table:table-cell table:formula="of:=ABS([.B503]-[.G503])" office:value-type="float" office:value="0.000697555622018342">
            <text:p>0.000697555622018342</text:p>
          </table:table-cell>
          <table:table-cell/>
        </table:table-row>
        <table:table-row table:style-name="ro2">
          <table:table-cell table:formula="of:=[.A503]+[.A$4]" office:value-type="float" office:value="148.5">
            <text:p>148.5</text:p>
          </table:table-cell>
          <table:table-cell table:formula="of:=[.A504]/([.$D$4]*2)" office:value-type="float" office:value="37.125">
            <text:p>37.125</text:p>
          </table:table-cell>
          <table:table-cell table:formula="of:=SQRT(ABS([.$D$2]^2-[.B504]^2))" office:value-type="float" office:value="119.359684881454">
            <text:p>119.359684881454</text:p>
          </table:table-cell>
          <table:table-cell table:formula="of:=([.$C$10]-[.C504])*[.$B$4]" office:value-type="float" office:value="14439.1491034726">
            <text:p>14439.1491034726</text:p>
          </table:table-cell>
          <table:table-cell table:formula="of:=ROUND([.D504])" office:value-type="float" office:value="14439">
            <text:p>14439</text:p>
          </table:table-cell>
          <table:table-cell table:formula="of:=([.$C$8]-([.E504]*[.$C$4]))" office:value-type="float" office:value="119.359765625">
            <text:p>119.359765625</text:p>
          </table:table-cell>
          <table:table-cell table:formula="of:=SQRT(ABS([.$D$2]^2-[.F504]^2))" office:value-type="float" office:value="37.124740402393">
            <text:p>37.124740402393</text:p>
          </table:table-cell>
          <table:table-cell table:formula="of:=ABS([.B504]-[.G504])" office:value-type="float" office:value="0.000259597606998341">
            <text:p>0.000259597606998341</text:p>
          </table:table-cell>
          <table:table-cell/>
        </table:table-row>
        <table:table-row table:style-name="ro2">
          <table:table-cell table:formula="of:=[.A504]+[.A$4]" office:value-type="float" office:value="148.8">
            <text:p>148.8</text:p>
          </table:table-cell>
          <table:table-cell table:formula="of:=[.A505]/([.$D$4]*2)" office:value-type="float" office:value="37.2">
            <text:p>37.2</text:p>
          </table:table-cell>
          <table:table-cell table:formula="of:=SQRT(ABS([.$D$2]^2-[.B505]^2))" office:value-type="float" office:value="119.336331433474">
            <text:p>119.336331433474</text:p>
          </table:table-cell>
          <table:table-cell table:formula="of:=([.$C$10]-[.C505])*[.$B$4]" office:value-type="float" office:value="14498.9339303009">
            <text:p>14498.9339303009</text:p>
          </table:table-cell>
          <table:table-cell table:formula="of:=ROUND([.D505])" office:value-type="float" office:value="14499">
            <text:p>14499</text:p>
          </table:table-cell>
          <table:table-cell table:formula="of:=([.$C$8]-([.E505]*[.$C$4]))" office:value-type="float" office:value="119.336328125">
            <text:p>119.336328125</text:p>
          </table:table-cell>
          <table:table-cell table:formula="of:=SQRT(ABS([.$D$2]^2-[.F505]^2))" office:value-type="float" office:value="37.2000106134707">
            <text:p>37.2000106134707</text:p>
          </table:table-cell>
          <table:table-cell table:formula="of:=ABS([.B505]-[.G505])" office:value-type="float" office:value="0.0000106134707635874">
            <text:p>0.0000106134707635874</text:p>
          </table:table-cell>
          <table:table-cell/>
        </table:table-row>
        <table:table-row table:style-name="ro2">
          <table:table-cell table:formula="of:=[.A505]+[.A$4]" office:value-type="float" office:value="149.1">
            <text:p>149.1</text:p>
          </table:table-cell>
          <table:table-cell table:formula="of:=[.A506]/([.$D$4]*2)" office:value-type="float" office:value="37.275">
            <text:p>37.275</text:p>
          </table:table-cell>
          <table:table-cell table:formula="of:=SQRT(ABS([.$D$2]^2-[.B506]^2))" office:value-type="float" office:value="119.312926269537">
            <text:p>119.312926269537</text:p>
          </table:table-cell>
          <table:table-cell table:formula="of:=([.$C$10]-[.C506])*[.$B$4]" office:value-type="float" office:value="14558.8511499798">
            <text:p>14558.8511499798</text:p>
          </table:table-cell>
          <table:table-cell table:formula="of:=ROUND([.D506])" office:value-type="float" office:value="14559">
            <text:p>14559</text:p>
          </table:table-cell>
          <table:table-cell table:formula="of:=([.$C$8]-([.E506]*[.$C$4]))" office:value-type="float" office:value="119.312890625">
            <text:p>119.312890625</text:p>
          </table:table-cell>
          <table:table-cell table:formula="of:=SQRT(ABS([.$D$2]^2-[.F506]^2))" office:value-type="float" office:value="37.2751140938132">
            <text:p>37.2751140938132</text:p>
          </table:table-cell>
          <table:table-cell table:formula="of:=ABS([.B506]-[.G506])" office:value-type="float" office:value="0.00011409381316696">
            <text:p>0.00011409381316696</text:p>
          </table:table-cell>
          <table:table-cell/>
        </table:table-row>
        <table:table-row table:style-name="ro2">
          <table:table-cell table:formula="of:=[.A506]+[.A$4]" office:value-type="float" office:value="149.4">
            <text:p>149.4</text:p>
          </table:table-cell>
          <table:table-cell table:formula="of:=[.A507]/([.$D$4]*2)" office:value-type="float" office:value="37.35">
            <text:p>37.35</text:p>
          </table:table-cell>
          <table:table-cell table:formula="of:=SQRT(ABS([.$D$2]^2-[.B507]^2))" office:value-type="float" office:value="119.289469359202">
            <text:p>119.289469359202</text:p>
          </table:table-cell>
          <table:table-cell table:formula="of:=([.$C$10]-[.C507])*[.$B$4]" office:value-type="float" office:value="14618.9008404376">
            <text:p>14618.9008404376</text:p>
          </table:table-cell>
          <table:table-cell table:formula="of:=ROUND([.D507])" office:value-type="float" office:value="14619">
            <text:p>14619</text:p>
          </table:table-cell>
          <table:table-cell table:formula="of:=([.$C$8]-([.E507]*[.$C$4]))" office:value-type="float" office:value="119.289453125">
            <text:p>119.289453125</text:p>
          </table:table-cell>
          <table:table-cell table:formula="of:=SQRT(ABS([.$D$2]^2-[.F507]^2))" office:value-type="float" office:value="37.3500518492067">
            <text:p>37.3500518492067</text:p>
          </table:table-cell>
          <table:table-cell table:formula="of:=ABS([.B507]-[.G507])" office:value-type="float" office:value="0.0000518492067200782">
            <text:p>0.0000518492067200782</text:p>
          </table:table-cell>
          <table:table-cell/>
        </table:table-row>
        <table:table-row table:style-name="ro2">
          <table:table-cell table:formula="of:=[.A507]+[.A$4]" office:value-type="float" office:value="149.7">
            <text:p>149.7</text:p>
          </table:table-cell>
          <table:table-cell table:formula="of:=[.A508]/([.$D$4]*2)" office:value-type="float" office:value="37.425">
            <text:p>37.425</text:p>
          </table:table-cell>
          <table:table-cell table:formula="of:=SQRT(ABS([.$D$2]^2-[.B508]^2))" office:value-type="float" office:value="119.265960671937">
            <text:p>119.265960671937</text:p>
          </table:table-cell>
          <table:table-cell table:formula="of:=([.$C$10]-[.C508])*[.$B$4]" office:value-type="float" office:value="14679.0830798363">
            <text:p>14679.0830798363</text:p>
          </table:table-cell>
          <table:table-cell table:formula="of:=ROUND([.D508])" office:value-type="float" office:value="14679">
            <text:p>14679</text:p>
          </table:table-cell>
          <table:table-cell table:formula="of:=([.$C$8]-([.E508]*[.$C$4]))" office:value-type="float" office:value="119.266015625">
            <text:p>119.266015625</text:p>
          </table:table-cell>
          <table:table-cell table:formula="of:=SQRT(ABS([.$D$2]^2-[.F508]^2))" office:value-type="float" office:value="37.4248248751715">
            <text:p>37.4248248751715</text:p>
          </table:table-cell>
          <table:table-cell table:formula="of:=ABS([.B508]-[.G508])" office:value-type="float" office:value="0.000175124828480477">
            <text:p>0.000175124828480477</text:p>
          </table:table-cell>
          <table:table-cell/>
        </table:table-row>
        <table:table-row table:style-name="ro2">
          <table:table-cell table:formula="of:=[.A508]+[.A$4]" office:value-type="float" office:value="150">
            <text:p>150</text:p>
          </table:table-cell>
          <table:table-cell table:formula="of:=[.A509]/([.$D$4]*2)" office:value-type="float" office:value="37.5">
            <text:p>37.5</text:p>
          </table:table-cell>
          <table:table-cell table:formula="of:=SQRT(ABS([.$D$2]^2-[.B509]^2))" office:value-type="float" office:value="119.242400177118">
            <text:p>119.242400177118</text:p>
          </table:table-cell>
          <table:table-cell table:formula="of:=([.$C$10]-[.C509])*[.$B$4]" office:value-type="float" office:value="14739.3979465722">
            <text:p>14739.3979465722</text:p>
          </table:table-cell>
          <table:table-cell table:formula="of:=ROUND([.D509])" office:value-type="float" office:value="14739">
            <text:p>14739</text:p>
          </table:table-cell>
          <table:table-cell table:formula="of:=([.$C$8]-([.E509]*[.$C$4]))" office:value-type="float" office:value="119.242578125">
            <text:p>119.242578125</text:p>
          </table:table-cell>
          <table:table-cell table:formula="of:=SQRT(ABS([.$D$2]^2-[.F509]^2))" office:value-type="float" office:value="37.4994341571079">
            <text:p>37.4994341571079</text:p>
          </table:table-cell>
          <table:table-cell table:formula="of:=ABS([.B509]-[.G509])" office:value-type="float" office:value="0.000565842892065405">
            <text:p>0.000565842892065405</text:p>
          </table:table-cell>
          <table:table-cell/>
        </table:table-row>
        <table:table-row table:style-name="ro2">
          <table:table-cell table:formula="of:=[.A509]+[.A$4]" office:value-type="float" office:value="150.3">
            <text:p>150.3</text:p>
          </table:table-cell>
          <table:table-cell table:formula="of:=[.A510]/([.$D$4]*2)" office:value-type="float" office:value="37.575">
            <text:p>37.575</text:p>
          </table:table-cell>
          <table:table-cell table:formula="of:=SQRT(ABS([.$D$2]^2-[.B510]^2))" office:value-type="float" office:value="119.218787844031">
            <text:p>119.218787844031</text:p>
          </table:table-cell>
          <table:table-cell table:formula="of:=([.$C$10]-[.C510])*[.$B$4]" office:value-type="float" office:value="14799.8455192763">
            <text:p>14799.8455192763</text:p>
          </table:table-cell>
          <table:table-cell table:formula="of:=ROUND([.D510])" office:value-type="float" office:value="14800">
            <text:p>14800</text:p>
          </table:table-cell>
          <table:table-cell table:formula="of:=([.$C$8]-([.E510]*[.$C$4]))" office:value-type="float" office:value="119.21875">
            <text:p>119.21875</text:p>
          </table:table-cell>
          <table:table-cell table:formula="of:=SQRT(ABS([.$D$2]^2-[.F510]^2))" office:value-type="float" office:value="37.5751200721634">
            <text:p>37.5751200721634</text:p>
          </table:table-cell>
          <table:table-cell table:formula="of:=ABS([.B510]-[.G510])" office:value-type="float" office:value="0.00012007216344756">
            <text:p>0.00012007216344756</text:p>
          </table:table-cell>
          <table:table-cell/>
        </table:table-row>
        <table:table-row table:style-name="ro2">
          <table:table-cell table:formula="of:=[.A510]+[.A$4]" office:value-type="float" office:value="150.6">
            <text:p>150.6</text:p>
          </table:table-cell>
          <table:table-cell table:formula="of:=[.A511]/([.$D$4]*2)" office:value-type="float" office:value="37.65">
            <text:p>37.65</text:p>
          </table:table-cell>
          <table:table-cell table:formula="of:=SQRT(ABS([.$D$2]^2-[.B511]^2))" office:value-type="float" office:value="119.195123641867">
            <text:p>119.195123641867</text:p>
          </table:table-cell>
          <table:table-cell table:formula="of:=([.$C$10]-[.C511])*[.$B$4]" office:value-type="float" office:value="14860.4258768149">
            <text:p>14860.4258768149</text:p>
          </table:table-cell>
          <table:table-cell table:formula="of:=ROUND([.D511])" office:value-type="float" office:value="14860">
            <text:p>14860</text:p>
          </table:table-cell>
          <table:table-cell table:formula="of:=([.$C$8]-([.E511]*[.$C$4]))" office:value-type="float" office:value="119.1953125">
            <text:p>119.1953125</text:p>
          </table:table-cell>
          <table:table-cell table:formula="of:=SQRT(ABS([.$D$2]^2-[.F511]^2))" office:value-type="float" office:value="37.6494020938891">
            <text:p>37.6494020938891</text:p>
          </table:table-cell>
          <table:table-cell table:formula="of:=ABS([.B511]-[.G511])" office:value-type="float" office:value="0.000597906110861857">
            <text:p>0.000597906110861857</text:p>
          </table:table-cell>
          <table:table-cell/>
        </table:table-row>
        <table:table-row table:style-name="ro2">
          <table:table-cell table:formula="of:=[.A511]+[.A$4]" office:value-type="float" office:value="150.9">
            <text:p>150.9</text:p>
          </table:table-cell>
          <table:table-cell table:formula="of:=[.A512]/([.$D$4]*2)" office:value-type="float" office:value="37.725">
            <text:p>37.725</text:p>
          </table:table-cell>
          <table:table-cell table:formula="of:=SQRT(ABS([.$D$2]^2-[.B512]^2))" office:value-type="float" office:value="119.171407539728">
            <text:p>119.171407539728</text:p>
          </table:table-cell>
          <table:table-cell table:formula="of:=([.$C$10]-[.C512])*[.$B$4]" office:value-type="float" office:value="14921.1390982905">
            <text:p>14921.1390982905</text:p>
          </table:table-cell>
          <table:table-cell table:formula="of:=ROUND([.D512])" office:value-type="float" office:value="14921">
            <text:p>14921</text:p>
          </table:table-cell>
          <table:table-cell table:formula="of:=([.$C$8]-([.E512]*[.$C$4]))" office:value-type="float" office:value="119.171484375">
            <text:p>119.171484375</text:p>
          </table:table-cell>
          <table:table-cell table:formula="of:=SQRT(ABS([.$D$2]^2-[.F512]^2))" office:value-type="float" office:value="37.724757280321">
            <text:p>37.724757280321</text:p>
          </table:table-cell>
          <table:table-cell table:formula="of:=ABS([.B512]-[.G512])" office:value-type="float" office:value="0.000242719679036441">
            <text:p>0.000242719679036441</text:p>
          </table:table-cell>
          <table:table-cell/>
        </table:table-row>
        <table:table-row table:style-name="ro2">
          <table:table-cell table:formula="of:=[.A512]+[.A$4]" office:value-type="float" office:value="151.2">
            <text:p>151.2</text:p>
          </table:table-cell>
          <table:table-cell table:formula="of:=[.A513]/([.$D$4]*2)" office:value-type="float" office:value="37.8">
            <text:p>37.8</text:p>
          </table:table-cell>
          <table:table-cell table:formula="of:=SQRT(ABS([.$D$2]^2-[.B513]^2))" office:value-type="float" office:value="119.147639506622">
            <text:p>119.147639506622</text:p>
          </table:table-cell>
          <table:table-cell table:formula="of:=([.$C$10]-[.C513])*[.$B$4]" office:value-type="float" office:value="14981.985263042">
            <text:p>14981.985263042</text:p>
          </table:table-cell>
          <table:table-cell table:formula="of:=ROUND([.D513])" office:value-type="float" office:value="14982">
            <text:p>14982</text:p>
          </table:table-cell>
          <table:table-cell table:formula="of:=([.$C$8]-([.E513]*[.$C$4]))" office:value-type="float" office:value="119.14765625">
            <text:p>119.14765625</text:p>
          </table:table-cell>
          <table:table-cell table:formula="of:=SQRT(ABS([.$D$2]^2-[.F513]^2))" office:value-type="float" office:value="37.7999472239292">
            <text:p>37.7999472239292</text:p>
          </table:table-cell>
          <table:table-cell table:formula="of:=ABS([.B513]-[.G513])" office:value-type="float" office:value="0.0000527760707669245">
            <text:p>0.0000527760707669245</text:p>
          </table:table-cell>
          <table:table-cell/>
        </table:table-row>
        <table:table-row table:style-name="ro2">
          <table:table-cell table:formula="of:=[.A513]+[.A$4]" office:value-type="float" office:value="151.5">
            <text:p>151.5</text:p>
          </table:table-cell>
          <table:table-cell table:formula="of:=[.A514]/([.$D$4]*2)" office:value-type="float" office:value="37.875">
            <text:p>37.875</text:p>
          </table:table-cell>
          <table:table-cell table:formula="of:=SQRT(ABS([.$D$2]^2-[.B514]^2))" office:value-type="float" office:value="119.123819511465">
            <text:p>119.123819511465</text:p>
          </table:table-cell>
          <table:table-cell table:formula="of:=([.$C$10]-[.C514])*[.$B$4]" office:value-type="float" office:value="15042.9644506454">
            <text:p>15042.9644506454</text:p>
          </table:table-cell>
          <table:table-cell table:formula="of:=ROUND([.D514])" office:value-type="float" office:value="15043">
            <text:p>15043</text:p>
          </table:table-cell>
          <table:table-cell table:formula="of:=([.$C$8]-([.E514]*[.$C$4]))" office:value-type="float" office:value="119.123828125">
            <text:p>119.123828125</text:p>
          </table:table-cell>
          <table:table-cell table:formula="of:=SQRT(ABS([.$D$2]^2-[.F514]^2))" office:value-type="float" office:value="37.8749729088412">
            <text:p>37.8749729088412</text:p>
          </table:table-cell>
          <table:table-cell table:formula="of:=ABS([.B514]-[.G514])" office:value-type="float" office:value="0.0000270911587563205">
            <text:p>0.0000270911587563205</text:p>
          </table:table-cell>
          <table:table-cell/>
        </table:table-row>
        <table:table-row table:style-name="ro2">
          <table:table-cell table:formula="of:=[.A514]+[.A$4]" office:value-type="float" office:value="151.8">
            <text:p>151.8</text:p>
          </table:table-cell>
          <table:table-cell table:formula="of:=[.A515]/([.$D$4]*2)" office:value-type="float" office:value="37.95">
            <text:p>37.95</text:p>
          </table:table-cell>
          <table:table-cell table:formula="of:=SQRT(ABS([.$D$2]^2-[.B515]^2))" office:value-type="float" office:value="119.099947523078">
            <text:p>119.099947523078</text:p>
          </table:table-cell>
          <table:table-cell table:formula="of:=([.$C$10]-[.C515])*[.$B$4]" office:value-type="float" office:value="15104.0767409145">
            <text:p>15104.0767409145</text:p>
          </table:table-cell>
          <table:table-cell table:formula="of:=ROUND([.D515])" office:value-type="float" office:value="15104">
            <text:p>15104</text:p>
          </table:table-cell>
          <table:table-cell table:formula="of:=([.$C$8]-([.E515]*[.$C$4]))" office:value-type="float" office:value="119.1">
            <text:p>119.1</text:p>
          </table:table-cell>
          <table:table-cell table:formula="of:=SQRT(ABS([.$D$2]^2-[.F515]^2))" office:value-type="float" office:value="37.9498353092606">
            <text:p>37.9498353092606</text:p>
          </table:table-cell>
          <table:table-cell table:formula="of:=ABS([.B515]-[.G515])" office:value-type="float" office:value="0.000164690739438811">
            <text:p>0.000164690739438811</text:p>
          </table:table-cell>
          <table:table-cell/>
        </table:table-row>
        <table:table-row table:style-name="ro2">
          <table:table-cell table:formula="of:=[.A515]+[.A$4]" office:value-type="float" office:value="152.1">
            <text:p>152.1</text:p>
          </table:table-cell>
          <table:table-cell table:formula="of:=[.A516]/([.$D$4]*2)" office:value-type="float" office:value="38.025">
            <text:p>38.025</text:p>
          </table:table-cell>
          <table:table-cell table:formula="of:=SQRT(ABS([.$D$2]^2-[.B516]^2))" office:value-type="float" office:value="119.076023510193">
            <text:p>119.076023510193</text:p>
          </table:table-cell>
          <table:table-cell table:formula="of:=([.$C$10]-[.C516])*[.$B$4]" office:value-type="float" office:value="15165.3222139011">
            <text:p>15165.3222139011</text:p>
          </table:table-cell>
          <table:table-cell table:formula="of:=ROUND([.D516])" office:value-type="float" office:value="15165">
            <text:p>15165</text:p>
          </table:table-cell>
          <table:table-cell table:formula="of:=([.$C$8]-([.E516]*[.$C$4]))" office:value-type="float" office:value="119.076171875">
            <text:p>119.076171875</text:p>
          </table:table-cell>
          <table:table-cell table:formula="of:=SQRT(ABS([.$D$2]^2-[.F516]^2))" office:value-type="float" office:value="38.0245353896068">
            <text:p>38.0245353896068</text:p>
          </table:table-cell>
          <table:table-cell table:formula="of:=ABS([.B516]-[.G516])" office:value-type="float" office:value="0.000464610393223097">
            <text:p>0.000464610393223097</text:p>
          </table:table-cell>
          <table:table-cell/>
        </table:table-row>
        <table:table-row table:style-name="ro2">
          <table:table-cell table:formula="of:=[.A516]+[.A$4]" office:value-type="float" office:value="152.4">
            <text:p>152.4</text:p>
          </table:table-cell>
          <table:table-cell table:formula="of:=[.A517]/([.$D$4]*2)" office:value-type="float" office:value="38.1">
            <text:p>38.1</text:p>
          </table:table-cell>
          <table:table-cell table:formula="of:=SQRT(ABS([.$D$2]^2-[.B517]^2))" office:value-type="float" office:value="119.052047441445">
            <text:p>119.052047441445</text:p>
          </table:table-cell>
          <table:table-cell table:formula="of:=([.$C$10]-[.C517])*[.$B$4]" office:value-type="float" office:value="15226.7009498964">
            <text:p>15226.7009498964</text:p>
          </table:table-cell>
          <table:table-cell table:formula="of:=ROUND([.D517])" office:value-type="float" office:value="15227">
            <text:p>15227</text:p>
          </table:table-cell>
          <table:table-cell table:formula="of:=([.$C$8]-([.E517]*[.$C$4]))" office:value-type="float" office:value="119.051953125">
            <text:p>119.051953125</text:p>
          </table:table-cell>
          <table:table-cell table:formula="of:=SQRT(ABS([.$D$2]^2-[.F517]^2))" office:value-type="float" office:value="38.1002947117579">
            <text:p>38.1002947117579</text:p>
          </table:table-cell>
          <table:table-cell table:formula="of:=ABS([.B517]-[.G517])" office:value-type="float" office:value="0.000294711757838684">
            <text:p>0.000294711757838684</text:p>
          </table:table-cell>
          <table:table-cell/>
        </table:table-row>
        <table:table-row table:style-name="ro2">
          <table:table-cell table:formula="of:=[.A517]+[.A$4]" office:value-type="float" office:value="152.7">
            <text:p>152.7</text:p>
          </table:table-cell>
          <table:table-cell table:formula="of:=[.A518]/([.$D$4]*2)" office:value-type="float" office:value="38.175">
            <text:p>38.175</text:p>
          </table:table-cell>
          <table:table-cell table:formula="of:=SQRT(ABS([.$D$2]^2-[.B518]^2))" office:value-type="float" office:value="119.028019285377">
            <text:p>119.028019285377</text:p>
          </table:table-cell>
          <table:table-cell table:formula="of:=([.$C$10]-[.C518])*[.$B$4]" office:value-type="float" office:value="15288.2130294306">
            <text:p>15288.2130294306</text:p>
          </table:table-cell>
          <table:table-cell table:formula="of:=ROUND([.D518])" office:value-type="float" office:value="15288">
            <text:p>15288</text:p>
          </table:table-cell>
          <table:table-cell table:formula="of:=([.$C$8]-([.E518]*[.$C$4]))" office:value-type="float" office:value="119.028125">
            <text:p>119.028125</text:p>
          </table:table-cell>
          <table:table-cell table:formula="of:=SQRT(ABS([.$D$2]^2-[.F518]^2))" office:value-type="float" office:value="38.1746703847509">
            <text:p>38.1746703847509</text:p>
          </table:table-cell>
          <table:table-cell table:formula="of:=ABS([.B518]-[.G518])" office:value-type="float" office:value="0.000329615249164306">
            <text:p>0.000329615249164306</text:p>
          </table:table-cell>
          <table:table-cell/>
        </table:table-row>
        <table:table-row table:style-name="ro2">
          <table:table-cell table:formula="of:=[.A518]+[.A$4]" office:value-type="float" office:value="153">
            <text:p>153</text:p>
          </table:table-cell>
          <table:table-cell table:formula="of:=[.A519]/([.$D$4]*2)" office:value-type="float" office:value="38.25">
            <text:p>38.25</text:p>
          </table:table-cell>
          <table:table-cell table:formula="of:=SQRT(ABS([.$D$2]^2-[.B519]^2))" office:value-type="float" office:value="119.003939010438">
            <text:p>119.003939010438</text:p>
          </table:table-cell>
          <table:table-cell table:formula="of:=([.$C$10]-[.C519])*[.$B$4]" office:value-type="float" office:value="15349.8585332741">
            <text:p>15349.8585332741</text:p>
          </table:table-cell>
          <table:table-cell table:formula="of:=ROUND([.D519])" office:value-type="float" office:value="15350">
            <text:p>15350</text:p>
          </table:table-cell>
          <table:table-cell table:formula="of:=([.$C$8]-([.E519]*[.$C$4]))" office:value-type="float" office:value="119.00390625">
            <text:p>119.00390625</text:p>
          </table:table-cell>
          <table:table-cell table:formula="of:=SQRT(ABS([.$D$2]^2-[.F519]^2))" office:value-type="float" office:value="38.2501019245859">
            <text:p>38.2501019245859</text:p>
          </table:table-cell>
          <table:table-cell table:formula="of:=ABS([.B519]-[.G519])" office:value-type="float" office:value="0.000101924585891311">
            <text:p>0.000101924585891311</text:p>
          </table:table-cell>
          <table:table-cell/>
        </table:table-row>
        <table:table-row table:style-name="ro2">
          <table:table-cell table:formula="of:=[.A519]+[.A$4]" office:value-type="float" office:value="153.3">
            <text:p>153.3</text:p>
          </table:table-cell>
          <table:table-cell table:formula="of:=[.A520]/([.$D$4]*2)" office:value-type="float" office:value="38.325">
            <text:p>38.325</text:p>
          </table:table-cell>
          <table:table-cell table:formula="of:=SQRT(ABS([.$D$2]^2-[.B520]^2))" office:value-type="float" office:value="118.979806584983">
            <text:p>118.979806584983</text:p>
          </table:table-cell>
          <table:table-cell table:formula="of:=([.$C$10]-[.C520])*[.$B$4]" office:value-type="float" office:value="15411.637542438">
            <text:p>15411.637542438</text:p>
          </table:table-cell>
          <table:table-cell table:formula="of:=ROUND([.D520])" office:value-type="float" office:value="15412">
            <text:p>15412</text:p>
          </table:table-cell>
          <table:table-cell table:formula="of:=([.$C$8]-([.E520]*[.$C$4]))" office:value-type="float" office:value="118.9796875">
            <text:p>118.9796875</text:p>
          </table:table-cell>
          <table:table-cell table:formula="of:=SQRT(ABS([.$D$2]^2-[.F520]^2))" office:value-type="float" office:value="38.3253696968776">
            <text:p>38.3253696968776</text:p>
          </table:table-cell>
          <table:table-cell table:formula="of:=ABS([.B520]-[.G520])" office:value-type="float" office:value="0.000369696877584147">
            <text:p>0.000369696877584147</text:p>
          </table:table-cell>
          <table:table-cell/>
        </table:table-row>
        <table:table-row table:style-name="ro2">
          <table:table-cell table:formula="of:=[.A520]+[.A$4]" office:value-type="float" office:value="153.6">
            <text:p>153.6</text:p>
          </table:table-cell>
          <table:table-cell table:formula="of:=[.A521]/([.$D$4]*2)" office:value-type="float" office:value="38.4">
            <text:p>38.4</text:p>
          </table:table-cell>
          <table:table-cell table:formula="of:=SQRT(ABS([.$D$2]^2-[.B521]^2))" office:value-type="float" office:value="118.955621977274">
            <text:p>118.955621977274</text:p>
          </table:table-cell>
          <table:table-cell table:formula="of:=([.$C$10]-[.C521])*[.$B$4]" office:value-type="float" office:value="15473.5501381746">
            <text:p>15473.5501381746</text:p>
          </table:table-cell>
          <table:table-cell table:formula="of:=ROUND([.D521])" office:value-type="float" office:value="15474">
            <text:p>15474</text:p>
          </table:table-cell>
          <table:table-cell table:formula="of:=([.$C$8]-([.E521]*[.$C$4]))" office:value-type="float" office:value="118.95546875">
            <text:p>118.95546875</text:p>
          </table:table-cell>
          <table:table-cell table:formula="of:=SQRT(ABS([.$D$2]^2-[.F521]^2))" office:value-type="float" office:value="38.4004746646155">
            <text:p>38.4004746646155</text:p>
          </table:table-cell>
          <table:table-cell table:formula="of:=ABS([.B521]-[.G521])" office:value-type="float" office:value="0.00047466461545298">
            <text:p>0.00047466461545298</text:p>
          </table:table-cell>
          <table:table-cell/>
        </table:table-row>
        <table:table-row table:style-name="ro2">
          <table:table-cell table:formula="of:=[.A521]+[.A$4]" office:value-type="float" office:value="153.9">
            <text:p>153.9</text:p>
          </table:table-cell>
          <table:table-cell table:formula="of:=[.A522]/([.$D$4]*2)" office:value-type="float" office:value="38.475">
            <text:p>38.475</text:p>
          </table:table-cell>
          <table:table-cell table:formula="of:=SQRT(ABS([.$D$2]^2-[.B522]^2))" office:value-type="float" office:value="118.931385155475">
            <text:p>118.931385155475</text:p>
          </table:table-cell>
          <table:table-cell table:formula="of:=([.$C$10]-[.C522])*[.$B$4]" office:value-type="float" office:value="15535.5964019782">
            <text:p>15535.5964019782</text:p>
          </table:table-cell>
          <table:table-cell table:formula="of:=ROUND([.D522])" office:value-type="float" office:value="15536">
            <text:p>15536</text:p>
          </table:table-cell>
          <table:table-cell table:formula="of:=([.$C$8]-([.E522]*[.$C$4]))" office:value-type="float" office:value="118.93125">
            <text:p>118.93125</text:p>
          </table:table-cell>
          <table:table-cell table:formula="of:=SQRT(ABS([.$D$2]^2-[.F522]^2))" office:value-type="float" office:value="38.475417781195">
            <text:p>38.475417781195</text:p>
          </table:table-cell>
          <table:table-cell table:formula="of:=ABS([.B522]-[.G522])" office:value-type="float" office:value="0.000417781195011457">
            <text:p>0.000417781195011457</text:p>
          </table:table-cell>
          <table:table-cell/>
        </table:table-row>
        <table:table-row table:style-name="ro2">
          <table:table-cell table:formula="of:=[.A522]+[.A$4]" office:value-type="float" office:value="154.2">
            <text:p>154.2</text:p>
          </table:table-cell>
          <table:table-cell table:formula="of:=[.A523]/([.$D$4]*2)" office:value-type="float" office:value="38.55">
            <text:p>38.55</text:p>
          </table:table-cell>
          <table:table-cell table:formula="of:=SQRT(ABS([.$D$2]^2-[.B523]^2))" office:value-type="float" office:value="118.90709608766">
            <text:p>118.90709608766</text:p>
          </table:table-cell>
          <table:table-cell table:formula="of:=([.$C$10]-[.C523])*[.$B$4]" office:value-type="float" office:value="15597.7764155854">
            <text:p>15597.7764155854</text:p>
          </table:table-cell>
          <table:table-cell table:formula="of:=ROUND([.D523])" office:value-type="float" office:value="15598">
            <text:p>15598</text:p>
          </table:table-cell>
          <table:table-cell table:formula="of:=([.$C$8]-([.E523]*[.$C$4]))" office:value-type="float" office:value="118.90703125">
            <text:p>118.90703125</text:p>
          </table:table-cell>
          <table:table-cell table:formula="of:=SQRT(ABS([.$D$2]^2-[.F523]^2))" office:value-type="float" office:value="38.5501999905516">
            <text:p>38.5501999905516</text:p>
          </table:table-cell>
          <table:table-cell table:formula="of:=ABS([.B523]-[.G523])" office:value-type="float" office:value="0.000199990551536189">
            <text:p>0.000199990551536189</text:p>
          </table:table-cell>
          <table:table-cell/>
        </table:table-row>
        <table:table-row table:style-name="ro2">
          <table:table-cell table:formula="of:=[.A523]+[.A$4]" office:value-type="float" office:value="154.5">
            <text:p>154.5</text:p>
          </table:table-cell>
          <table:table-cell table:formula="of:=[.A524]/([.$D$4]*2)" office:value-type="float" office:value="38.625">
            <text:p>38.625</text:p>
          </table:table-cell>
          <table:table-cell table:formula="of:=SQRT(ABS([.$D$2]^2-[.B524]^2))" office:value-type="float" office:value="118.882754741804">
            <text:p>118.882754741804</text:p>
          </table:table-cell>
          <table:table-cell table:formula="of:=([.$C$10]-[.C524])*[.$B$4]" office:value-type="float" office:value="15660.0902609758">
            <text:p>15660.0902609758</text:p>
          </table:table-cell>
          <table:table-cell table:formula="of:=ROUND([.D524])" office:value-type="float" office:value="15660">
            <text:p>15660</text:p>
          </table:table-cell>
          <table:table-cell table:formula="of:=([.$C$8]-([.E524]*[.$C$4]))" office:value-type="float" office:value="118.8828125">
            <text:p>118.8828125</text:p>
          </table:table-cell>
          <table:table-cell table:formula="of:=SQRT(ABS([.$D$2]^2-[.F524]^2))" office:value-type="float" office:value="38.6248222272911">
            <text:p>38.6248222272911</text:p>
          </table:table-cell>
          <table:table-cell table:formula="of:=ABS([.B524]-[.G524])" office:value-type="float" office:value="0.000177772708894963">
            <text:p>0.000177772708894963</text:p>
          </table:table-cell>
          <table:table-cell/>
        </table:table-row>
        <table:table-row table:style-name="ro2">
          <table:table-cell table:formula="of:=[.A524]+[.A$4]" office:value-type="float" office:value="154.8">
            <text:p>154.8</text:p>
          </table:table-cell>
          <table:table-cell table:formula="of:=[.A525]/([.$D$4]*2)" office:value-type="float" office:value="38.7">
            <text:p>38.7</text:p>
          </table:table-cell>
          <table:table-cell table:formula="of:=SQRT(ABS([.$D$2]^2-[.B525]^2))" office:value-type="float" office:value="118.85836108579">
            <text:p>118.85836108579</text:p>
          </table:table-cell>
          <table:table-cell table:formula="of:=([.$C$10]-[.C525])*[.$B$4]" office:value-type="float" office:value="15722.5380203729">
            <text:p>15722.5380203729</text:p>
          </table:table-cell>
          <table:table-cell table:formula="of:=ROUND([.D525])" office:value-type="float" office:value="15723">
            <text:p>15723</text:p>
          </table:table-cell>
          <table:table-cell table:formula="of:=([.$C$8]-([.E525]*[.$C$4]))" office:value-type="float" office:value="118.858203125">
            <text:p>118.858203125</text:p>
          </table:table-cell>
          <table:table-cell table:formula="of:=SQRT(ABS([.$D$2]^2-[.F525]^2))" office:value-type="float" office:value="38.7004851377375">
            <text:p>38.7004851377375</text:p>
          </table:table-cell>
          <table:table-cell table:formula="of:=ABS([.B525]-[.G525])" office:value-type="float" office:value="0.000485137737435082">
            <text:p>0.000485137737435082</text:p>
          </table:table-cell>
          <table:table-cell/>
        </table:table-row>
        <table:table-row table:style-name="ro2">
          <table:table-cell table:formula="of:=[.A525]+[.A$4]" office:value-type="float" office:value="155.1">
            <text:p>155.1</text:p>
          </table:table-cell>
          <table:table-cell table:formula="of:=[.A526]/([.$D$4]*2)" office:value-type="float" office:value="38.775">
            <text:p>38.775</text:p>
          </table:table-cell>
          <table:table-cell table:formula="of:=SQRT(ABS([.$D$2]^2-[.B526]^2))" office:value-type="float" office:value="118.833915087403">
            <text:p>118.833915087403</text:p>
          </table:table-cell>
          <table:table-cell table:formula="of:=([.$C$10]-[.C526])*[.$B$4]" office:value-type="float" office:value="15785.1197762443">
            <text:p>15785.1197762443</text:p>
          </table:table-cell>
          <table:table-cell table:formula="of:=ROUND([.D526])" office:value-type="float" office:value="15785">
            <text:p>15785</text:p>
          </table:table-cell>
          <table:table-cell table:formula="of:=([.$C$8]-([.E526]*[.$C$4]))" office:value-type="float" office:value="118.833984375">
            <text:p>118.833984375</text:p>
          </table:table-cell>
          <table:table-cell table:formula="of:=SQRT(ABS([.$D$2]^2-[.F526]^2))" office:value-type="float" office:value="38.7747876533484">
            <text:p>38.7747876533484</text:p>
          </table:table-cell>
          <table:table-cell table:formula="of:=ABS([.B526]-[.G526])" office:value-type="float" office:value="0.000212346651686346">
            <text:p>0.000212346651686346</text:p>
          </table:table-cell>
          <table:table-cell/>
        </table:table-row>
        <table:table-row table:style-name="ro2">
          <table:table-cell table:formula="of:=[.A526]+[.A$4]" office:value-type="float" office:value="155.4">
            <text:p>155.4</text:p>
          </table:table-cell>
          <table:table-cell table:formula="of:=[.A527]/([.$D$4]*2)" office:value-type="float" office:value="38.85">
            <text:p>38.85</text:p>
          </table:table-cell>
          <table:table-cell table:formula="of:=SQRT(ABS([.$D$2]^2-[.B527]^2))" office:value-type="float" office:value="118.809416714333">
            <text:p>118.809416714333</text:p>
          </table:table-cell>
          <table:table-cell table:formula="of:=([.$C$10]-[.C527])*[.$B$4]" office:value-type="float" office:value="15847.8356113027">
            <text:p>15847.8356113027</text:p>
          </table:table-cell>
          <table:table-cell table:formula="of:=ROUND([.D527])" office:value-type="float" office:value="15848">
            <text:p>15848</text:p>
          </table:table-cell>
          <table:table-cell table:formula="of:=([.$C$8]-([.E527]*[.$C$4]))" office:value-type="float" office:value="118.809375">
            <text:p>118.809375</text:p>
          </table:table-cell>
          <table:table-cell table:formula="of:=SQRT(ABS([.$D$2]^2-[.F527]^2))" office:value-type="float" office:value="38.8501275687658">
            <text:p>38.8501275687658</text:p>
          </table:table-cell>
          <table:table-cell table:formula="of:=ABS([.B527]-[.G527])" office:value-type="float" office:value="0.000127568765719843">
            <text:p>0.000127568765719843</text:p>
          </table:table-cell>
          <table:table-cell/>
        </table:table-row>
        <table:table-row table:style-name="ro2">
          <table:table-cell table:formula="of:=[.A527]+[.A$4]" office:value-type="float" office:value="155.7">
            <text:p>155.7</text:p>
          </table:table-cell>
          <table:table-cell table:formula="of:=[.A528]/([.$D$4]*2)" office:value-type="float" office:value="38.925">
            <text:p>38.925</text:p>
          </table:table-cell>
          <table:table-cell table:formula="of:=SQRT(ABS([.$D$2]^2-[.B528]^2))" office:value-type="float" office:value="118.784865934175">
            <text:p>118.784865934175</text:p>
          </table:table-cell>
          <table:table-cell table:formula="of:=([.$C$10]-[.C528])*[.$B$4]" office:value-type="float" office:value="15910.6856085061">
            <text:p>15910.6856085061</text:p>
          </table:table-cell>
          <table:table-cell table:formula="of:=ROUND([.D528])" office:value-type="float" office:value="15911">
            <text:p>15911</text:p>
          </table:table-cell>
          <table:table-cell table:formula="of:=([.$C$8]-([.E528]*[.$C$4]))" office:value-type="float" office:value="118.784765625">
            <text:p>118.784765625</text:p>
          </table:table-cell>
          <table:table-cell table:formula="of:=SQRT(ABS([.$D$2]^2-[.F528]^2))" office:value-type="float" office:value="38.9253061055892">
            <text:p>38.9253061055892</text:p>
          </table:table-cell>
          <table:table-cell table:formula="of:=ABS([.B528]-[.G528])" office:value-type="float" office:value="0.000306105589125139">
            <text:p>0.000306105589125139</text:p>
          </table:table-cell>
          <table:table-cell/>
        </table:table-row>
        <table:table-row table:style-name="ro2">
          <table:table-cell table:formula="of:=[.A528]+[.A$4]" office:value-type="float" office:value="156">
            <text:p>156</text:p>
          </table:table-cell>
          <table:table-cell table:formula="of:=[.A529]/([.$D$4]*2)" office:value-type="float" office:value="39">
            <text:p>39</text:p>
          </table:table-cell>
          <table:table-cell table:formula="of:=SQRT(ABS([.$D$2]^2-[.B529]^2))" office:value-type="float" office:value="118.760262714428">
            <text:p>118.760262714428</text:p>
          </table:table-cell>
          <table:table-cell table:formula="of:=([.$C$10]-[.C529])*[.$B$4]" office:value-type="float" office:value="15973.6698510587">
            <text:p>15973.6698510587</text:p>
          </table:table-cell>
          <table:table-cell table:formula="of:=ROUND([.D529])" office:value-type="float" office:value="15974">
            <text:p>15974</text:p>
          </table:table-cell>
          <table:table-cell table:formula="of:=([.$C$8]-([.E529]*[.$C$4]))" office:value-type="float" office:value="118.76015625">
            <text:p>118.76015625</text:p>
          </table:table-cell>
          <table:table-cell table:formula="of:=SQRT(ABS([.$D$2]^2-[.F529]^2))" office:value-type="float" office:value="39.0003241970575">
            <text:p>39.0003241970575</text:p>
          </table:table-cell>
          <table:table-cell table:formula="of:=ABS([.B529]-[.G529])" office:value-type="float" office:value="0.000324197057437914">
            <text:p>0.000324197057437914</text:p>
          </table:table-cell>
          <table:table-cell/>
        </table:table-row>
        <table:table-row table:style-name="ro2">
          <table:table-cell table:formula="of:=[.A529]+[.A$4]" office:value-type="float" office:value="156.3">
            <text:p>156.3</text:p>
          </table:table-cell>
          <table:table-cell table:formula="of:=[.A530]/([.$D$4]*2)" office:value-type="float" office:value="39.075">
            <text:p>39.075</text:p>
          </table:table-cell>
          <table:table-cell table:formula="of:=SQRT(ABS([.$D$2]^2-[.B530]^2))" office:value-type="float" office:value="118.735607022493">
            <text:p>118.735607022493</text:p>
          </table:table-cell>
          <table:table-cell table:formula="of:=([.$C$10]-[.C530])*[.$B$4]" office:value-type="float" office:value="16036.7884224116">
            <text:p>16036.7884224116</text:p>
          </table:table-cell>
          <table:table-cell table:formula="of:=ROUND([.D530])" office:value-type="float" office:value="16037">
            <text:p>16037</text:p>
          </table:table-cell>
          <table:table-cell table:formula="of:=([.$C$8]-([.E530]*[.$C$4]))" office:value-type="float" office:value="118.735546875">
            <text:p>118.735546875</text:p>
          </table:table-cell>
          <table:table-cell table:formula="of:=SQRT(ABS([.$D$2]^2-[.F530]^2))" office:value-type="float" office:value="39.0751827672588">
            <text:p>39.0751827672588</text:p>
          </table:table-cell>
          <table:table-cell table:formula="of:=ABS([.B530]-[.G530])" office:value-type="float" office:value="0.000182767258742444">
            <text:p>0.000182767258742444</text:p>
          </table:table-cell>
          <table:table-cell/>
        </table:table-row>
        <table:table-row table:style-name="ro2">
          <table:table-cell table:formula="of:=[.A530]+[.A$4]" office:value-type="float" office:value="156.6">
            <text:p>156.6</text:p>
          </table:table-cell>
          <table:table-cell table:formula="of:=[.A531]/([.$D$4]*2)" office:value-type="float" office:value="39.1500000000001">
            <text:p>39.1500000000001</text:p>
          </table:table-cell>
          <table:table-cell table:formula="of:=SQRT(ABS([.$D$2]^2-[.B531]^2))" office:value-type="float" office:value="118.710898825676">
            <text:p>118.710898825676</text:p>
          </table:table-cell>
          <table:table-cell table:formula="of:=([.$C$10]-[.C531])*[.$B$4]" office:value-type="float" office:value="16100.041406263">
            <text:p>16100.041406263</text:p>
          </table:table-cell>
          <table:table-cell table:formula="of:=ROUND([.D531])" office:value-type="float" office:value="16100">
            <text:p>16100</text:p>
          </table:table-cell>
          <table:table-cell table:formula="of:=([.$C$8]-([.E531]*[.$C$4]))" office:value-type="float" office:value="118.7109375">
            <text:p>118.7109375</text:p>
          </table:table-cell>
          <table:table-cell table:formula="of:=SQRT(ABS([.$D$2]^2-[.F531]^2))" office:value-type="float" office:value="39.149882731256">
            <text:p>39.149882731256</text:p>
          </table:table-cell>
          <table:table-cell table:formula="of:=ABS([.B531]-[.G531])" office:value-type="float" office:value="0.000117268744091348">
            <text:p>0.000117268744091348</text:p>
          </table:table-cell>
          <table:table-cell/>
        </table:table-row>
        <table:table-row table:style-name="ro2">
          <table:table-cell table:formula="of:=[.A531]+[.A$4]" office:value-type="float" office:value="156.9">
            <text:p>156.9</text:p>
          </table:table-cell>
          <table:table-cell table:formula="of:=[.A532]/([.$D$4]*2)" office:value-type="float" office:value="39.2250000000001">
            <text:p>39.2250000000001</text:p>
          </table:table-cell>
          <table:table-cell table:formula="of:=SQRT(ABS([.$D$2]^2-[.B532]^2))" office:value-type="float" office:value="118.686138091186">
            <text:p>118.686138091186</text:p>
          </table:table-cell>
          <table:table-cell table:formula="of:=([.$C$10]-[.C532])*[.$B$4]" office:value-type="float" office:value="16163.4288865595">
            <text:p>16163.4288865595</text:p>
          </table:table-cell>
          <table:table-cell table:formula="of:=ROUND([.D532])" office:value-type="float" office:value="16163">
            <text:p>16163</text:p>
          </table:table-cell>
          <table:table-cell table:formula="of:=([.$C$8]-([.E532]*[.$C$4]))" office:value-type="float" office:value="118.686328125">
            <text:p>118.686328125</text:p>
          </table:table-cell>
          <table:table-cell table:formula="of:=SQRT(ABS([.$D$2]^2-[.F532]^2))" office:value-type="float" office:value="39.2244249952097">
            <text:p>39.2244249952097</text:p>
          </table:table-cell>
          <table:table-cell table:formula="of:=ABS([.B532]-[.G532])" office:value-type="float" office:value="0.000575004790334788">
            <text:p>0.000575004790334788</text:p>
          </table:table-cell>
          <table:table-cell/>
        </table:table-row>
        <table:table-row table:style-name="ro2">
          <table:table-cell table:formula="of:=[.A532]+[.A$4]" office:value-type="float" office:value="157.2">
            <text:p>157.2</text:p>
          </table:table-cell>
          <table:table-cell table:formula="of:=[.A533]/([.$D$4]*2)" office:value-type="float" office:value="39.3000000000001">
            <text:p>39.3000000000001</text:p>
          </table:table-cell>
          <table:table-cell table:formula="of:=SQRT(ABS([.$D$2]^2-[.B533]^2))" office:value-type="float" office:value="118.661324786132">
            <text:p>118.661324786132</text:p>
          </table:table-cell>
          <table:table-cell table:formula="of:=([.$C$10]-[.C533])*[.$B$4]" office:value-type="float" office:value="16226.9509474959">
            <text:p>16226.9509474959</text:p>
          </table:table-cell>
          <table:table-cell table:formula="of:=ROUND([.D533])" office:value-type="float" office:value="16227">
            <text:p>16227</text:p>
          </table:table-cell>
          <table:table-cell table:formula="of:=([.$C$8]-([.E533]*[.$C$4]))" office:value-type="float" office:value="118.661328125">
            <text:p>118.661328125</text:p>
          </table:table-cell>
          <table:table-cell table:formula="of:=SQRT(ABS([.$D$2]^2-[.F533]^2))" office:value-type="float" office:value="39.2999899187148">
            <text:p>39.2999899187148</text:p>
          </table:table-cell>
          <table:table-cell table:formula="of:=ABS([.B533]-[.G533])" office:value-type="float" office:value="0.0000100812852679155">
            <text:p>0.0000100812852679155</text:p>
          </table:table-cell>
          <table:table-cell/>
        </table:table-row>
        <table:table-row table:style-name="ro2">
          <table:table-cell table:formula="of:=[.A533]+[.A$4]" office:value-type="float" office:value="157.5">
            <text:p>157.5</text:p>
          </table:table-cell>
          <table:table-cell table:formula="of:=[.A534]/([.$D$4]*2)" office:value-type="float" office:value="39.3750000000001">
            <text:p>39.3750000000001</text:p>
          </table:table-cell>
          <table:table-cell table:formula="of:=SQRT(ABS([.$D$2]^2-[.B534]^2))" office:value-type="float" office:value="118.636458877531">
            <text:p>118.636458877531</text:p>
          </table:table-cell>
          <table:table-cell table:formula="of:=([.$C$10]-[.C534])*[.$B$4]" office:value-type="float" office:value="16290.6076735166">
            <text:p>16290.6076735166</text:p>
          </table:table-cell>
          <table:table-cell table:formula="of:=ROUND([.D534])" office:value-type="float" office:value="16291">
            <text:p>16291</text:p>
          </table:table-cell>
          <table:table-cell table:formula="of:=([.$C$8]-([.E534]*[.$C$4]))" office:value-type="float" office:value="118.636328125">
            <text:p>118.636328125</text:p>
          </table:table-cell>
          <table:table-cell table:formula="of:=SQRT(ABS([.$D$2]^2-[.F534]^2))" office:value-type="float" office:value="39.3753939538049">
            <text:p>39.3753939538049</text:p>
          </table:table-cell>
          <table:table-cell table:formula="of:=ABS([.B534]-[.G534])" office:value-type="float" office:value="0.000393953804803004">
            <text:p>0.000393953804803004</text:p>
          </table:table-cell>
          <table:table-cell/>
        </table:table-row>
        <table:table-row table:style-name="ro2">
          <table:table-cell table:formula="of:=[.A534]+[.A$4]" office:value-type="float" office:value="157.8">
            <text:p>157.8</text:p>
          </table:table-cell>
          <table:table-cell table:formula="of:=[.A535]/([.$D$4]*2)" office:value-type="float" office:value="39.4500000000001">
            <text:p>39.4500000000001</text:p>
          </table:table-cell>
          <table:table-cell table:formula="of:=SQRT(ABS([.$D$2]^2-[.B535]^2))" office:value-type="float" office:value="118.611540332296">
            <text:p>118.611540332296</text:p>
          </table:table-cell>
          <table:table-cell table:formula="of:=([.$C$10]-[.C535])*[.$B$4]" office:value-type="float" office:value="16354.3991493158">
            <text:p>16354.3991493158</text:p>
          </table:table-cell>
          <table:table-cell table:formula="of:=ROUND([.D535])" office:value-type="float" office:value="16354">
            <text:p>16354</text:p>
          </table:table-cell>
          <table:table-cell table:formula="of:=([.$C$8]-([.E535]*[.$C$4]))" office:value-type="float" office:value="118.61171875">
            <text:p>118.61171875</text:p>
          </table:table-cell>
          <table:table-cell table:formula="of:=SQRT(ABS([.$D$2]^2-[.F535]^2))" office:value-type="float" office:value="39.449463559989">
            <text:p>39.449463559989</text:p>
          </table:table-cell>
          <table:table-cell table:formula="of:=ABS([.B535]-[.G535])" office:value-type="float" office:value="0.000536440011082107">
            <text:p>0.000536440011082107</text:p>
          </table:table-cell>
          <table:table-cell/>
        </table:table-row>
        <table:table-row table:style-name="ro2">
          <table:table-cell table:formula="of:=[.A535]+[.A$4]" office:value-type="float" office:value="158.1">
            <text:p>158.1</text:p>
          </table:table-cell>
          <table:table-cell table:formula="of:=[.A536]/([.$D$4]*2)" office:value-type="float" office:value="39.5250000000001">
            <text:p>39.5250000000001</text:p>
          </table:table-cell>
          <table:table-cell table:formula="of:=SQRT(ABS([.$D$2]^2-[.B536]^2))" office:value-type="float" office:value="118.586569117249">
            <text:p>118.586569117249</text:p>
          </table:table-cell>
          <table:table-cell table:formula="of:=([.$C$10]-[.C536])*[.$B$4]" office:value-type="float" office:value="16418.3254598383">
            <text:p>16418.3254598383</text:p>
          </table:table-cell>
          <table:table-cell table:formula="of:=ROUND([.D536])" office:value-type="float" office:value="16418">
            <text:p>16418</text:p>
          </table:table-cell>
          <table:table-cell table:formula="of:=([.$C$8]-([.E536]*[.$C$4]))" office:value-type="float" office:value="118.58671875">
            <text:p>118.58671875</text:p>
          </table:table-cell>
          <table:table-cell table:formula="of:=SQRT(ABS([.$D$2]^2-[.F536]^2))" office:value-type="float" office:value="39.5245510551151">
            <text:p>39.5245510551151</text:p>
          </table:table-cell>
          <table:table-cell table:formula="of:=ABS([.B536]-[.G536])" office:value-type="float" office:value="0.000448944884993807">
            <text:p>0.000448944884993807</text:p>
          </table:table-cell>
          <table:table-cell/>
        </table:table-row>
        <table:table-row table:style-name="ro2">
          <table:table-cell table:formula="of:=[.A536]+[.A$4]" office:value-type="float" office:value="158.4">
            <text:p>158.4</text:p>
          </table:table-cell>
          <table:table-cell table:formula="of:=[.A537]/([.$D$4]*2)" office:value-type="float" office:value="39.6000000000001">
            <text:p>39.6000000000001</text:p>
          </table:table-cell>
          <table:table-cell table:formula="of:=SQRT(ABS([.$D$2]^2-[.B537]^2))" office:value-type="float" office:value="118.561545199107">
            <text:p>118.561545199107</text:p>
          </table:table-cell>
          <table:table-cell table:formula="of:=([.$C$10]-[.C537])*[.$B$4]" office:value-type="float" office:value="16482.3866902798">
            <text:p>16482.3866902798</text:p>
          </table:table-cell>
          <table:table-cell table:formula="of:=ROUND([.D537])" office:value-type="float" office:value="16482">
            <text:p>16482</text:p>
          </table:table-cell>
          <table:table-cell table:formula="of:=([.$C$8]-([.E537]*[.$C$4]))" office:value-type="float" office:value="118.56171875">
            <text:p>118.56171875</text:p>
          </table:table-cell>
          <table:table-cell table:formula="of:=SQRT(ABS([.$D$2]^2-[.F537]^2))" office:value-type="float" office:value="39.5994803885846">
            <text:p>39.5994803885846</text:p>
          </table:table-cell>
          <table:table-cell table:formula="of:=ABS([.B537]-[.G537])" office:value-type="float" office:value="0.000519611415448651">
            <text:p>0.000519611415448651</text:p>
          </table:table-cell>
          <table:table-cell/>
        </table:table-row>
        <table:table-row table:style-name="ro2">
          <table:table-cell table:formula="of:=[.A537]+[.A$4]" office:value-type="float" office:value="158.7">
            <text:p>158.7</text:p>
          </table:table-cell>
          <table:table-cell table:formula="of:=[.A538]/([.$D$4]*2)" office:value-type="float" office:value="39.6750000000001">
            <text:p>39.6750000000001</text:p>
          </table:table-cell>
          <table:table-cell table:formula="of:=SQRT(ABS([.$D$2]^2-[.B538]^2))" office:value-type="float" office:value="118.536468544495">
            <text:p>118.536468544495</text:p>
          </table:table-cell>
          <table:table-cell table:formula="of:=([.$C$10]-[.C538])*[.$B$4]" office:value-type="float" office:value="16546.5829260883">
            <text:p>16546.5829260883</text:p>
          </table:table-cell>
          <table:table-cell table:formula="of:=ROUND([.D538])" office:value-type="float" office:value="16547">
            <text:p>16547</text:p>
          </table:table-cell>
          <table:table-cell table:formula="of:=([.$C$8]-([.E538]*[.$C$4]))" office:value-type="float" office:value="118.536328125">
            <text:p>118.536328125</text:p>
          </table:table-cell>
          <table:table-cell table:formula="of:=SQRT(ABS([.$D$2]^2-[.F538]^2))" office:value-type="float" office:value="39.6754195269859">
            <text:p>39.6754195269859</text:p>
          </table:table-cell>
          <table:table-cell table:formula="of:=ABS([.B538]-[.G538])" office:value-type="float" office:value="0.000419526985837138">
            <text:p>0.000419526985837138</text:p>
          </table:table-cell>
          <table:table-cell/>
        </table:table-row>
        <table:table-row table:style-name="ro2">
          <table:table-cell table:formula="of:=[.A538]+[.A$4]" office:value-type="float" office:value="159">
            <text:p>159</text:p>
          </table:table-cell>
          <table:table-cell table:formula="of:=[.A539]/([.$D$4]*2)" office:value-type="float" office:value="39.7500000000001">
            <text:p>39.7500000000001</text:p>
          </table:table-cell>
          <table:table-cell table:formula="of:=SQRT(ABS([.$D$2]^2-[.B539]^2))" office:value-type="float" office:value="118.511339119934">
            <text:p>118.511339119934</text:p>
          </table:table-cell>
          <table:table-cell table:formula="of:=([.$C$10]-[.C539])*[.$B$4]" office:value-type="float" office:value="16610.9142529638">
            <text:p>16610.9142529638</text:p>
          </table:table-cell>
          <table:table-cell table:formula="of:=ROUND([.D539])" office:value-type="float" office:value="16611">
            <text:p>16611</text:p>
          </table:table-cell>
          <table:table-cell table:formula="of:=([.$C$8]-([.E539]*[.$C$4]))" office:value-type="float" office:value="118.511328125">
            <text:p>118.511328125</text:p>
          </table:table-cell>
          <table:table-cell table:formula="of:=SQRT(ABS([.$D$2]^2-[.F539]^2))" office:value-type="float" office:value="39.7500327804718">
            <text:p>39.7500327804718</text:p>
          </table:table-cell>
          <table:table-cell table:formula="of:=ABS([.B539]-[.G539])" office:value-type="float" office:value="0.0000327804717343838">
            <text:p>0.0000327804717343838</text:p>
          </table:table-cell>
          <table:table-cell/>
        </table:table-row>
        <table:table-row table:style-name="ro2">
          <table:table-cell table:formula="of:=[.A539]+[.A$4]" office:value-type="float" office:value="159.3">
            <text:p>159.3</text:p>
          </table:table-cell>
          <table:table-cell table:formula="of:=[.A540]/([.$D$4]*2)" office:value-type="float" office:value="39.8250000000001">
            <text:p>39.8250000000001</text:p>
          </table:table-cell>
          <table:table-cell table:formula="of:=SQRT(ABS([.$D$2]^2-[.B540]^2))" office:value-type="float" office:value="118.48615689185">
            <text:p>118.48615689185</text:p>
          </table:table-cell>
          <table:table-cell table:formula="of:=([.$C$10]-[.C540])*[.$B$4]" office:value-type="float" office:value="16675.3807568599">
            <text:p>16675.3807568599</text:p>
          </table:table-cell>
          <table:table-cell table:formula="of:=ROUND([.D540])" office:value-type="float" office:value="16675">
            <text:p>16675</text:p>
          </table:table-cell>
          <table:table-cell table:formula="of:=([.$C$8]-([.E540]*[.$C$4]))" office:value-type="float" office:value="118.486328125">
            <text:p>118.486328125</text:p>
          </table:table-cell>
          <table:table-cell table:formula="of:=SQRT(ABS([.$D$2]^2-[.F540]^2))" office:value-type="float" office:value="39.8244905485912">
            <text:p>39.8244905485912</text:p>
          </table:table-cell>
          <table:table-cell table:formula="of:=ABS([.B540]-[.G540])" office:value-type="float" office:value="0.000509451408831296">
            <text:p>0.000509451408831296</text:p>
          </table:table-cell>
          <table:table-cell/>
        </table:table-row>
        <table:table-row table:style-name="ro2">
          <table:table-cell table:formula="of:=[.A540]+[.A$4]" office:value-type="float" office:value="159.6">
            <text:p>159.6</text:p>
          </table:table-cell>
          <table:table-cell table:formula="of:=[.A541]/([.$D$4]*2)" office:value-type="float" office:value="39.9000000000001">
            <text:p>39.9000000000001</text:p>
          </table:table-cell>
          <table:table-cell table:formula="of:=SQRT(ABS([.$D$2]^2-[.B541]^2))" office:value-type="float" office:value="118.460921826567">
            <text:p>118.460921826567</text:p>
          </table:table-cell>
          <table:table-cell table:formula="of:=([.$C$10]-[.C541])*[.$B$4]" office:value-type="float" office:value="16739.9825239836">
            <text:p>16739.9825239836</text:p>
          </table:table-cell>
          <table:table-cell table:formula="of:=ROUND([.D541])" office:value-type="float" office:value="16740">
            <text:p>16740</text:p>
          </table:table-cell>
          <table:table-cell table:formula="of:=([.$C$8]-([.E541]*[.$C$4]))" office:value-type="float" office:value="118.4609375">
            <text:p>118.4609375</text:p>
          </table:table-cell>
          <table:table-cell table:formula="of:=SQRT(ABS([.$D$2]^2-[.F541]^2))" office:value-type="float" office:value="39.8999534664026">
            <text:p>39.8999534664026</text:p>
          </table:table-cell>
          <table:table-cell table:formula="of:=ABS([.B541]-[.G541])" office:value-type="float" office:value="0.0000465335974695336">
            <text:p>0.0000465335974695336</text:p>
          </table:table-cell>
          <table:table-cell/>
        </table:table-row>
        <table:table-row table:style-name="ro2">
          <table:table-cell table:formula="of:=[.A541]+[.A$4]" office:value-type="float" office:value="159.9">
            <text:p>159.9</text:p>
          </table:table-cell>
          <table:table-cell table:formula="of:=[.A542]/([.$D$4]*2)" office:value-type="float" office:value="39.9750000000001">
            <text:p>39.9750000000001</text:p>
          </table:table-cell>
          <table:table-cell table:formula="of:=SQRT(ABS([.$D$2]^2-[.B542]^2))" office:value-type="float" office:value="118.435633890312">
            <text:p>118.435633890312</text:p>
          </table:table-cell>
          <table:table-cell table:formula="of:=([.$C$10]-[.C542])*[.$B$4]" office:value-type="float" office:value="16804.7196407964">
            <text:p>16804.7196407964</text:p>
          </table:table-cell>
          <table:table-cell table:formula="of:=ROUND([.D542])" office:value-type="float" office:value="16805">
            <text:p>16805</text:p>
          </table:table-cell>
          <table:table-cell table:formula="of:=([.$C$8]-([.E542]*[.$C$4]))" office:value-type="float" office:value="118.435546875">
            <text:p>118.435546875</text:p>
          </table:table-cell>
          <table:table-cell table:formula="of:=SQRT(ABS([.$D$2]^2-[.F542]^2))" office:value-type="float" office:value="39.9752578030421">
            <text:p>39.9752578030421</text:p>
          </table:table-cell>
          <table:table-cell table:formula="of:=ABS([.B542]-[.G542])" office:value-type="float" office:value="0.000257803042003957">
            <text:p>0.000257803042003957</text:p>
          </table:table-cell>
          <table:table-cell/>
        </table:table-row>
        <table:table-row table:style-name="ro2">
          <table:table-cell table:formula="of:=[.A542]+[.A$4]" office:value-type="float" office:value="160.2">
            <text:p>160.2</text:p>
          </table:table-cell>
          <table:table-cell table:formula="of:=[.A543]/([.$D$4]*2)" office:value-type="float" office:value="40.0500000000001">
            <text:p>40.0500000000001</text:p>
          </table:table-cell>
          <table:table-cell table:formula="of:=SQRT(ABS([.$D$2]^2-[.B543]^2))" office:value-type="float" office:value="118.410293049211">
            <text:p>118.410293049211</text:p>
          </table:table-cell>
          <table:table-cell table:formula="of:=([.$C$10]-[.C543])*[.$B$4]" office:value-type="float" office:value="16869.5921940151">
            <text:p>16869.5921940151</text:p>
          </table:table-cell>
          <table:table-cell table:formula="of:=ROUND([.D543])" office:value-type="float" office:value="16870">
            <text:p>16870</text:p>
          </table:table-cell>
          <table:table-cell table:formula="of:=([.$C$8]-([.E543]*[.$C$4]))" office:value-type="float" office:value="118.41015625">
            <text:p>118.41015625</text:p>
          </table:table-cell>
          <table:table-cell table:formula="of:=SQRT(ABS([.$D$2]^2-[.F543]^2))" office:value-type="float" office:value="40.0504044530213">
            <text:p>40.0504044530213</text:p>
          </table:table-cell>
          <table:table-cell table:formula="of:=ABS([.B543]-[.G543])" office:value-type="float" office:value="0.00040445302118286">
            <text:p>0.00040445302118286</text:p>
          </table:table-cell>
          <table:table-cell/>
        </table:table-row>
        <table:table-row table:style-name="ro2">
          <table:table-cell table:formula="of:=[.A543]+[.A$4]" office:value-type="float" office:value="160.5">
            <text:p>160.5</text:p>
          </table:table-cell>
          <table:table-cell table:formula="of:=[.A544]/([.$D$4]*2)" office:value-type="float" office:value="40.1250000000001">
            <text:p>40.1250000000001</text:p>
          </table:table-cell>
          <table:table-cell table:formula="of:=SQRT(ABS([.$D$2]^2-[.B544]^2))" office:value-type="float" office:value="118.38489926929">
            <text:p>118.38489926929</text:p>
          </table:table-cell>
          <table:table-cell table:formula="of:=([.$C$10]-[.C544])*[.$B$4]" office:value-type="float" office:value="16934.6002706119">
            <text:p>16934.6002706119</text:p>
          </table:table-cell>
          <table:table-cell table:formula="of:=ROUND([.D544])" office:value-type="float" office:value="16935">
            <text:p>16935</text:p>
          </table:table-cell>
          <table:table-cell table:formula="of:=([.$C$8]-([.E544]*[.$C$4]))" office:value-type="float" office:value="118.384765625">
            <text:p>118.384765625</text:p>
          </table:table-cell>
          <table:table-cell table:formula="of:=SQRT(ABS([.$D$2]^2-[.F544]^2))" office:value-type="float" office:value="40.1253943022847">
            <text:p>40.1253943022847</text:p>
          </table:table-cell>
          <table:table-cell table:formula="of:=ABS([.B544]-[.G544])" office:value-type="float" office:value="0.000394302284568937">
            <text:p>0.000394302284568937</text:p>
          </table:table-cell>
          <table:table-cell/>
        </table:table-row>
        <table:table-row table:style-name="ro2">
          <table:table-cell table:formula="of:=[.A544]+[.A$4]" office:value-type="float" office:value="160.8">
            <text:p>160.8</text:p>
          </table:table-cell>
          <table:table-cell table:formula="of:=[.A545]/([.$D$4]*2)" office:value-type="float" office:value="40.2000000000001">
            <text:p>40.2000000000001</text:p>
          </table:table-cell>
          <table:table-cell table:formula="of:=SQRT(ABS([.$D$2]^2-[.B545]^2))" office:value-type="float" office:value="118.359452516476">
            <text:p>118.359452516476</text:p>
          </table:table-cell>
          <table:table-cell table:formula="of:=([.$C$10]-[.C545])*[.$B$4]" office:value-type="float" office:value="16999.7439578157">
            <text:p>16999.7439578157</text:p>
          </table:table-cell>
          <table:table-cell table:formula="of:=ROUND([.D545])" office:value-type="float" office:value="17000">
            <text:p>17000</text:p>
          </table:table-cell>
          <table:table-cell table:formula="of:=([.$C$8]-([.E545]*[.$C$4]))" office:value-type="float" office:value="118.359375">
            <text:p>118.359375</text:p>
          </table:table-cell>
          <table:table-cell table:formula="of:=SQRT(ABS([.$D$2]^2-[.F545]^2))" office:value-type="float" office:value="40.2002282283245">
            <text:p>40.2002282283245</text:p>
          </table:table-cell>
          <table:table-cell table:formula="of:=ABS([.B545]-[.G545])" office:value-type="float" office:value="0.000228228324367308">
            <text:p>0.000228228324367308</text:p>
          </table:table-cell>
          <table:table-cell/>
        </table:table-row>
        <table:table-row table:style-name="ro2">
          <table:table-cell table:formula="of:=[.A545]+[.A$4]" office:value-type="float" office:value="161.1">
            <text:p>161.1</text:p>
          </table:table-cell>
          <table:table-cell table:formula="of:=[.A546]/([.$D$4]*2)" office:value-type="float" office:value="40.2750000000001">
            <text:p>40.2750000000001</text:p>
          </table:table-cell>
          <table:table-cell table:formula="of:=SQRT(ABS([.$D$2]^2-[.B546]^2))" office:value-type="float" office:value="118.333952756595">
            <text:p>118.333952756595</text:p>
          </table:table-cell>
          <table:table-cell table:formula="of:=([.$C$10]-[.C546])*[.$B$4]" office:value-type="float" office:value="17065.0233431123">
            <text:p>17065.0233431123</text:p>
          </table:table-cell>
          <table:table-cell table:formula="of:=ROUND([.D546])" office:value-type="float" office:value="17065">
            <text:p>17065</text:p>
          </table:table-cell>
          <table:table-cell table:formula="of:=([.$C$8]-([.E546]*[.$C$4]))" office:value-type="float" office:value="118.333984375">
            <text:p>118.333984375</text:p>
          </table:table-cell>
          <table:table-cell table:formula="of:=SQRT(ABS([.$D$2]^2-[.F546]^2))" office:value-type="float" office:value="40.2749071002933">
            <text:p>40.2749071002933</text:p>
          </table:table-cell>
          <table:table-cell table:formula="of:=ABS([.B546]-[.G546])" office:value-type="float" office:value="0.0000928997067930482">
            <text:p>0.0000928997067930482</text:p>
          </table:table-cell>
          <table:table-cell/>
        </table:table-row>
        <table:table-row table:style-name="ro2">
          <table:table-cell table:formula="of:=[.A546]+[.A$4]" office:value-type="float" office:value="161.4">
            <text:p>161.4</text:p>
          </table:table-cell>
          <table:table-cell table:formula="of:=[.A547]/([.$D$4]*2)" office:value-type="float" office:value="40.3500000000001">
            <text:p>40.3500000000001</text:p>
          </table:table-cell>
          <table:table-cell table:formula="of:=SQRT(ABS([.$D$2]^2-[.B547]^2))" office:value-type="float" office:value="118.308399955371">
            <text:p>118.308399955371</text:p>
          </table:table-cell>
          <table:table-cell table:formula="of:=([.$C$10]-[.C547])*[.$B$4]" office:value-type="float" office:value="17130.4385142455">
            <text:p>17130.4385142455</text:p>
          </table:table-cell>
          <table:table-cell table:formula="of:=ROUND([.D547])" office:value-type="float" office:value="17130">
            <text:p>17130</text:p>
          </table:table-cell>
          <table:table-cell table:formula="of:=([.$C$8]-([.E547]*[.$C$4]))" office:value-type="float" office:value="118.30859375">
            <text:p>118.30859375</text:p>
          </table:table-cell>
          <table:table-cell table:formula="of:=SQRT(ABS([.$D$2]^2-[.F547]^2))" office:value-type="float" office:value="40.3494317791151">
            <text:p>40.3494317791151</text:p>
          </table:table-cell>
          <table:table-cell table:formula="of:=ABS([.B547]-[.G547])" office:value-type="float" office:value="0.000568220885035942">
            <text:p>0.000568220885035942</text:p>
          </table:table-cell>
          <table:table-cell/>
        </table:table-row>
        <table:table-row table:style-name="ro2">
          <table:table-cell table:formula="of:=[.A547]+[.A$4]" office:value-type="float" office:value="161.7">
            <text:p>161.7</text:p>
          </table:table-cell>
          <table:table-cell table:formula="of:=[.A548]/([.$D$4]*2)" office:value-type="float" office:value="40.4250000000001">
            <text:p>40.4250000000001</text:p>
          </table:table-cell>
          <table:table-cell table:formula="of:=SQRT(ABS([.$D$2]^2-[.B548]^2))" office:value-type="float" office:value="118.282794078429">
            <text:p>118.282794078429</text:p>
          </table:table-cell>
          <table:table-cell table:formula="of:=([.$C$10]-[.C548])*[.$B$4]" office:value-type="float" office:value="17195.9895592171">
            <text:p>17195.9895592171</text:p>
          </table:table-cell>
          <table:table-cell table:formula="of:=ROUND([.D548])" office:value-type="float" office:value="17196">
            <text:p>17196</text:p>
          </table:table-cell>
          <table:table-cell table:formula="of:=([.$C$8]-([.E548]*[.$C$4]))" office:value-type="float" office:value="118.2828125">
            <text:p>118.2828125</text:p>
          </table:table-cell>
          <table:table-cell table:formula="of:=SQRT(ABS([.$D$2]^2-[.F548]^2))" office:value-type="float" office:value="40.4249460987871">
            <text:p>40.4249460987871</text:p>
          </table:table-cell>
          <table:table-cell table:formula="of:=ABS([.B548]-[.G548])" office:value-type="float" office:value="0.000053901213000529">
            <text:p>0.000053901213000529</text:p>
          </table:table-cell>
          <table:table-cell/>
        </table:table-row>
        <table:table-row table:style-name="ro2">
          <table:table-cell table:formula="of:=[.A548]+[.A$4]" office:value-type="float" office:value="162">
            <text:p>162</text:p>
          </table:table-cell>
          <table:table-cell table:formula="of:=[.A549]/([.$D$4]*2)" office:value-type="float" office:value="40.5000000000001">
            <text:p>40.5000000000001</text:p>
          </table:table-cell>
          <table:table-cell table:formula="of:=SQRT(ABS([.$D$2]^2-[.B549]^2))" office:value-type="float" office:value="118.257135091292">
            <text:p>118.257135091292</text:p>
          </table:table-cell>
          <table:table-cell table:formula="of:=([.$C$10]-[.C549])*[.$B$4]" office:value-type="float" office:value="17261.6765662883">
            <text:p>17261.6765662883</text:p>
          </table:table-cell>
          <table:table-cell table:formula="of:=ROUND([.D549])" office:value-type="float" office:value="17262">
            <text:p>17262</text:p>
          </table:table-cell>
          <table:table-cell table:formula="of:=([.$C$8]-([.E549]*[.$C$4]))" office:value-type="float" office:value="118.25703125">
            <text:p>118.25703125</text:p>
          </table:table-cell>
          <table:table-cell table:formula="of:=SQRT(ABS([.$D$2]^2-[.F549]^2))" office:value-type="float" office:value="40.5003032079579">
            <text:p>40.5003032079579</text:p>
          </table:table-cell>
          <table:table-cell table:formula="of:=ABS([.B549]-[.G549])" office:value-type="float" office:value="0.000303207957784934">
            <text:p>0.000303207957784934</text:p>
          </table:table-cell>
          <table:table-cell/>
        </table:table-row>
        <table:table-row table:style-name="ro2">
          <table:table-cell table:formula="of:=[.A549]+[.A$4]" office:value-type="float" office:value="162.3">
            <text:p>162.3</text:p>
          </table:table-cell>
          <table:table-cell table:formula="of:=[.A550]/([.$D$4]*2)" office:value-type="float" office:value="40.5750000000001">
            <text:p>40.5750000000001</text:p>
          </table:table-cell>
          <table:table-cell table:formula="of:=SQRT(ABS([.$D$2]^2-[.B550]^2))" office:value-type="float" office:value="118.231422959381">
            <text:p>118.231422959381</text:p>
          </table:table-cell>
          <table:table-cell table:formula="of:=([.$C$10]-[.C550])*[.$B$4]" office:value-type="float" office:value="17327.4996239801">
            <text:p>17327.4996239801</text:p>
          </table:table-cell>
          <table:table-cell table:formula="of:=ROUND([.D550])" office:value-type="float" office:value="17327">
            <text:p>17327</text:p>
          </table:table-cell>
          <table:table-cell table:formula="of:=([.$C$8]-([.E550]*[.$C$4]))" office:value-type="float" office:value="118.231640625">
            <text:p>118.231640625</text:p>
          </table:table-cell>
          <table:table-cell table:formula="of:=SQRT(ABS([.$D$2]^2-[.F550]^2))" office:value-type="float" office:value="40.5743657389841">
            <text:p>40.5743657389841</text:p>
          </table:table-cell>
          <table:table-cell table:formula="of:=ABS([.B550]-[.G550])" office:value-type="float" office:value="0.000634261015967752">
            <text:p>0.000634261015967752</text:p>
          </table:table-cell>
          <table:table-cell/>
        </table:table-row>
        <table:table-row table:style-name="ro2">
          <table:table-cell table:formula="of:=[.A550]+[.A$4]" office:value-type="float" office:value="162.6">
            <text:p>162.6</text:p>
          </table:table-cell>
          <table:table-cell table:formula="of:=[.A551]/([.$D$4]*2)" office:value-type="float" office:value="40.6500000000001">
            <text:p>40.6500000000001</text:p>
          </table:table-cell>
          <table:table-cell table:formula="of:=SQRT(ABS([.$D$2]^2-[.B551]^2))" office:value-type="float" office:value="118.205657648016">
            <text:p>118.205657648016</text:p>
          </table:table-cell>
          <table:table-cell table:formula="of:=([.$C$10]-[.C551])*[.$B$4]" office:value-type="float" office:value="17393.4588210736">
            <text:p>17393.4588210736</text:p>
          </table:table-cell>
          <table:table-cell table:formula="of:=ROUND([.D551])" office:value-type="float" office:value="17393">
            <text:p>17393</text:p>
          </table:table-cell>
          <table:table-cell table:formula="of:=([.$C$8]-([.E551]*[.$C$4]))" office:value-type="float" office:value="118.205859375">
            <text:p>118.205859375</text:p>
          </table:table-cell>
          <table:table-cell table:formula="of:=SQRT(ABS([.$D$2]^2-[.F551]^2))" office:value-type="float" office:value="40.6494133957395">
            <text:p>40.6494133957395</text:p>
          </table:table-cell>
          <table:table-cell table:formula="of:=ABS([.B551]-[.G551])" office:value-type="float" office:value="0.000586604260632839">
            <text:p>0.000586604260632839</text:p>
          </table:table-cell>
          <table:table-cell/>
        </table:table-row>
        <table:table-row table:style-name="ro2">
          <table:table-cell table:formula="of:=[.A551]+[.A$4]" office:value-type="float" office:value="162.9">
            <text:p>162.9</text:p>
          </table:table-cell>
          <table:table-cell table:formula="of:=[.A552]/([.$D$4]*2)" office:value-type="float" office:value="40.7250000000001">
            <text:p>40.7250000000001</text:p>
          </table:table-cell>
          <table:table-cell table:formula="of:=SQRT(ABS([.$D$2]^2-[.B552]^2))" office:value-type="float" office:value="118.179839122415">
            <text:p>118.179839122415</text:p>
          </table:table-cell>
          <table:table-cell table:formula="of:=([.$C$10]-[.C552])*[.$B$4]" office:value-type="float" office:value="17459.5542466114">
            <text:p>17459.5542466114</text:p>
          </table:table-cell>
          <table:table-cell table:formula="of:=ROUND([.D552])" office:value-type="float" office:value="17460">
            <text:p>17460</text:p>
          </table:table-cell>
          <table:table-cell table:formula="of:=([.$C$8]-([.E552]*[.$C$4]))" office:value-type="float" office:value="118.1796875">
            <text:p>118.1796875</text:p>
          </table:table-cell>
          <table:table-cell table:formula="of:=SQRT(ABS([.$D$2]^2-[.F552]^2))" office:value-type="float" office:value="40.7254399902855">
            <text:p>40.7254399902855</text:p>
          </table:table-cell>
          <table:table-cell table:formula="of:=ABS([.B552]-[.G552])" office:value-type="float" office:value="0.0004399902853649">
            <text:p>0.0004399902853649</text:p>
          </table:table-cell>
          <table:table-cell/>
        </table:table-row>
        <table:table-row table:style-name="ro2">
          <table:table-cell table:formula="of:=[.A552]+[.A$4]" office:value-type="float" office:value="163.2">
            <text:p>163.2</text:p>
          </table:table-cell>
          <table:table-cell table:formula="of:=[.A553]/([.$D$4]*2)" office:value-type="float" office:value="40.8000000000001">
            <text:p>40.8000000000001</text:p>
          </table:table-cell>
          <table:table-cell table:formula="of:=SQRT(ABS([.$D$2]^2-[.B553]^2))" office:value-type="float" office:value="118.153967347694">
            <text:p>118.153967347694</text:p>
          </table:table-cell>
          <table:table-cell table:formula="of:=([.$C$10]-[.C553])*[.$B$4]" office:value-type="float" office:value="17525.7859898977">
            <text:p>17525.7859898977</text:p>
          </table:table-cell>
          <table:table-cell table:formula="of:=ROUND([.D553])" office:value-type="float" office:value="17526">
            <text:p>17526</text:p>
          </table:table-cell>
          <table:table-cell table:formula="of:=([.$C$8]-([.E553]*[.$C$4]))" office:value-type="float" office:value="118.15390625">
            <text:p>118.15390625</text:p>
          </table:table-cell>
          <table:table-cell table:formula="of:=SQRT(ABS([.$D$2]^2-[.F553]^2))" office:value-type="float" office:value="40.8001769342513">
            <text:p>40.8001769342513</text:p>
          </table:table-cell>
          <table:table-cell table:formula="of:=ABS([.B553]-[.G553])" office:value-type="float" office:value="0.00017693425115084">
            <text:p>0.00017693425115084</text:p>
          </table:table-cell>
          <table:table-cell/>
        </table:table-row>
        <table:table-row table:style-name="ro2">
          <table:table-cell table:formula="of:=[.A553]+[.A$4]" office:value-type="float" office:value="163.500000000001">
            <text:p>163.500000000001</text:p>
          </table:table-cell>
          <table:table-cell table:formula="of:=[.A554]/([.$D$4]*2)" office:value-type="float" office:value="40.8750000000001">
            <text:p>40.8750000000001</text:p>
          </table:table-cell>
          <table:table-cell table:formula="of:=SQRT(ABS([.$D$2]^2-[.B554]^2))" office:value-type="float" office:value="118.128042288865">
            <text:p>118.128042288865</text:p>
          </table:table-cell>
          <table:table-cell table:formula="of:=([.$C$10]-[.C554])*[.$B$4]" office:value-type="float" office:value="17592.1541404992">
            <text:p>17592.1541404992</text:p>
          </table:table-cell>
          <table:table-cell table:formula="of:=ROUND([.D554])" office:value-type="float" office:value="17592">
            <text:p>17592</text:p>
          </table:table-cell>
          <table:table-cell table:formula="of:=([.$C$8]-([.E554]*[.$C$4]))" office:value-type="float" office:value="118.128125">
            <text:p>118.128125</text:p>
          </table:table-cell>
          <table:table-cell table:formula="of:=SQRT(ABS([.$D$2]^2-[.F554]^2))" office:value-type="float" office:value="40.8747609654708">
            <text:p>40.8747609654708</text:p>
          </table:table-cell>
          <table:table-cell table:formula="of:=ABS([.B554]-[.G554])" office:value-type="float" office:value="0.000239034529322168">
            <text:p>0.000239034529322168</text:p>
          </table:table-cell>
          <table:table-cell/>
        </table:table-row>
        <table:table-row table:style-name="ro2">
          <table:table-cell table:formula="of:=[.A554]+[.A$4]" office:value-type="float" office:value="163.800000000001">
            <text:p>163.800000000001</text:p>
          </table:table-cell>
          <table:table-cell table:formula="of:=[.A555]/([.$D$4]*2)" office:value-type="float" office:value="40.9500000000001">
            <text:p>40.9500000000001</text:p>
          </table:table-cell>
          <table:table-cell table:formula="of:=SQRT(ABS([.$D$2]^2-[.B555]^2))" office:value-type="float" office:value="118.102063910839">
            <text:p>118.102063910839</text:p>
          </table:table-cell>
          <table:table-cell table:formula="of:=([.$C$10]-[.C555])*[.$B$4]" office:value-type="float" office:value="17658.658788246">
            <text:p>17658.658788246</text:p>
          </table:table-cell>
          <table:table-cell table:formula="of:=ROUND([.D555])" office:value-type="float" office:value="17659">
            <text:p>17659</text:p>
          </table:table-cell>
          <table:table-cell table:formula="of:=([.$C$8]-([.E555]*[.$C$4]))" office:value-type="float" office:value="118.101953125">
            <text:p>118.101953125</text:p>
          </table:table-cell>
          <table:table-cell table:formula="of:=SQRT(ABS([.$D$2]^2-[.F555]^2))" office:value-type="float" office:value="40.9503195110893">
            <text:p>40.9503195110893</text:p>
          </table:table-cell>
          <table:table-cell table:formula="of:=ABS([.B555]-[.G555])" office:value-type="float" office:value="0.000319511089209357">
            <text:p>0.000319511089209357</text:p>
          </table:table-cell>
          <table:table-cell/>
        </table:table-row>
        <table:table-row table:style-name="ro2">
          <table:table-cell table:formula="of:=[.A555]+[.A$4]" office:value-type="float" office:value="164.100000000001">
            <text:p>164.100000000001</text:p>
          </table:table-cell>
          <table:table-cell table:formula="of:=[.A556]/([.$D$4]*2)" office:value-type="float" office:value="41.0250000000001">
            <text:p>41.0250000000001</text:p>
          </table:table-cell>
          <table:table-cell table:formula="of:=SQRT(ABS([.$D$2]^2-[.B556]^2))" office:value-type="float" office:value="118.076032178423">
            <text:p>118.076032178423</text:p>
          </table:table-cell>
          <table:table-cell table:formula="of:=([.$C$10]-[.C556])*[.$B$4]" office:value-type="float" office:value="17725.3000232319">
            <text:p>17725.3000232319</text:p>
          </table:table-cell>
          <table:table-cell table:formula="of:=ROUND([.D556])" office:value-type="float" office:value="17725">
            <text:p>17725</text:p>
          </table:table-cell>
          <table:table-cell table:formula="of:=([.$C$8]-([.E556]*[.$C$4]))" office:value-type="float" office:value="118.076171875">
            <text:p>118.076171875</text:p>
          </table:table-cell>
          <table:table-cell table:formula="of:=SQRT(ABS([.$D$2]^2-[.F556]^2))" office:value-type="float" office:value="41.0245979303327">
            <text:p>41.0245979303327</text:p>
          </table:table-cell>
          <table:table-cell table:formula="of:=ABS([.B556]-[.G556])" office:value-type="float" office:value="0.000402069667416072">
            <text:p>0.000402069667416072</text:p>
          </table:table-cell>
          <table:table-cell/>
        </table:table-row>
        <table:table-row table:style-name="ro2">
          <table:table-cell table:formula="of:=[.A556]+[.A$4]" office:value-type="float" office:value="164.400000000001">
            <text:p>164.400000000001</text:p>
          </table:table-cell>
          <table:table-cell table:formula="of:=[.A557]/([.$D$4]*2)" office:value-type="float" office:value="41.1000000000001">
            <text:p>41.1000000000001</text:p>
          </table:table-cell>
          <table:table-cell table:formula="of:=SQRT(ABS([.$D$2]^2-[.B557]^2))" office:value-type="float" office:value="118.04994705632">
            <text:p>118.04994705632</text:p>
          </table:table-cell>
          <table:table-cell table:formula="of:=([.$C$10]-[.C557])*[.$B$4]" office:value-type="float" office:value="17792.0779358153">
            <text:p>17792.0779358153</text:p>
          </table:table-cell>
          <table:table-cell table:formula="of:=ROUND([.D557])" office:value-type="float" office:value="17792">
            <text:p>17792</text:p>
          </table:table-cell>
          <table:table-cell table:formula="of:=([.$C$8]-([.E557]*[.$C$4]))" office:value-type="float" office:value="118.05">
            <text:p>118.05</text:p>
          </table:table-cell>
          <table:table-cell table:formula="of:=SQRT(ABS([.$D$2]^2-[.F557]^2))" office:value-type="float" office:value="41.0998479315922">
            <text:p>41.0998479315922</text:p>
          </table:table-cell>
          <table:table-cell table:formula="of:=ABS([.B557]-[.G557])" office:value-type="float" office:value="0.000152068407970773">
            <text:p>0.000152068407970773</text:p>
          </table:table-cell>
          <table:table-cell/>
        </table:table-row>
        <table:table-row table:style-name="ro2">
          <table:table-cell table:formula="of:=[.A557]+[.A$4]" office:value-type="float" office:value="164.700000000001">
            <text:p>164.700000000001</text:p>
          </table:table-cell>
          <table:table-cell table:formula="of:=[.A558]/([.$D$4]*2)" office:value-type="float" office:value="41.1750000000001">
            <text:p>41.1750000000001</text:p>
          </table:table-cell>
          <table:table-cell table:formula="of:=SQRT(ABS([.$D$2]^2-[.B558]^2))" office:value-type="float" office:value="118.023808509131">
            <text:p>118.023808509131</text:p>
          </table:table-cell>
          <table:table-cell table:formula="of:=([.$C$10]-[.C558])*[.$B$4]" office:value-type="float" office:value="17858.9926166198">
            <text:p>17858.9926166198</text:p>
          </table:table-cell>
          <table:table-cell table:formula="of:=ROUND([.D558])" office:value-type="float" office:value="17859">
            <text:p>17859</text:p>
          </table:table-cell>
          <table:table-cell table:formula="of:=([.$C$8]-([.E558]*[.$C$4]))" office:value-type="float" office:value="118.023828125">
            <text:p>118.023828125</text:p>
          </table:table-cell>
          <table:table-cell table:formula="of:=SQRT(ABS([.$D$2]^2-[.F558]^2))" office:value-type="float" office:value="41.1749437731305">
            <text:p>41.1749437731305</text:p>
          </table:table-cell>
          <table:table-cell table:formula="of:=ABS([.B558]-[.G558])" office:value-type="float" office:value="0.0000562268696100432">
            <text:p>0.0000562268696100432</text:p>
          </table:table-cell>
          <table:table-cell/>
        </table:table-row>
        <table:table-row table:style-name="ro2">
          <table:table-cell table:formula="of:=[.A558]+[.A$4]" office:value-type="float" office:value="165.000000000001">
            <text:p>165.000000000001</text:p>
          </table:table-cell>
          <table:table-cell table:formula="of:=[.A559]/([.$D$4]*2)" office:value-type="float" office:value="41.2500000000001">
            <text:p>41.2500000000001</text:p>
          </table:table-cell>
          <table:table-cell table:formula="of:=SQRT(ABS([.$D$2]^2-[.B559]^2))" office:value-type="float" office:value="117.997616501351">
            <text:p>117.997616501351</text:p>
          </table:table-cell>
          <table:table-cell table:formula="of:=([.$C$10]-[.C559])*[.$B$4]" office:value-type="float" office:value="17926.0441565353">
            <text:p>17926.0441565353</text:p>
          </table:table-cell>
          <table:table-cell table:formula="of:=ROUND([.D559])" office:value-type="float" office:value="17926">
            <text:p>17926</text:p>
          </table:table-cell>
          <table:table-cell table:formula="of:=([.$C$8]-([.E559]*[.$C$4]))" office:value-type="float" office:value="117.99765625">
            <text:p>117.99765625</text:p>
          </table:table-cell>
          <table:table-cell table:formula="of:=SQRT(ABS([.$D$2]^2-[.F559]^2))" office:value-type="float" office:value="41.2498862968958">
            <text:p>41.2498862968958</text:p>
          </table:table-cell>
          <table:table-cell table:formula="of:=ABS([.B559]-[.G559])" office:value-type="float" office:value="0.000113703104304363">
            <text:p>0.000113703104304363</text:p>
          </table:table-cell>
          <table:table-cell/>
        </table:table-row>
        <table:table-row table:style-name="ro2">
          <table:table-cell table:formula="of:=[.A559]+[.A$4]" office:value-type="float" office:value="165.300000000001">
            <text:p>165.300000000001</text:p>
          </table:table-cell>
          <table:table-cell table:formula="of:=[.A560]/([.$D$4]*2)" office:value-type="float" office:value="41.3250000000001">
            <text:p>41.3250000000001</text:p>
          </table:table-cell>
          <table:table-cell table:formula="of:=SQRT(ABS([.$D$2]^2-[.B560]^2))" office:value-type="float" office:value="117.971370997374">
            <text:p>117.971370997374</text:p>
          </table:table-cell>
          <table:table-cell table:formula="of:=([.$C$10]-[.C560])*[.$B$4]" office:value-type="float" office:value="17993.2326467181">
            <text:p>17993.2326467181</text:p>
          </table:table-cell>
          <table:table-cell table:formula="of:=ROUND([.D560])" office:value-type="float" office:value="17993">
            <text:p>17993</text:p>
          </table:table-cell>
          <table:table-cell table:formula="of:=([.$C$8]-([.E560]*[.$C$4]))" office:value-type="float" office:value="117.971484375">
            <text:p>117.971484375</text:p>
          </table:table-cell>
          <table:table-cell table:formula="of:=SQRT(ABS([.$D$2]^2-[.F560]^2))" office:value-type="float" office:value="41.324676337016">
            <text:p>41.324676337016</text:p>
          </table:table-cell>
          <table:table-cell table:formula="of:=ABS([.B560]-[.G560])" office:value-type="float" office:value="0.000323662984129669">
            <text:p>0.000323662984129669</text:p>
          </table:table-cell>
          <table:table-cell/>
        </table:table-row>
        <table:table-row table:style-name="ro2">
          <table:table-cell table:formula="of:=[.A560]+[.A$4]" office:value-type="float" office:value="165.600000000001">
            <text:p>165.600000000001</text:p>
          </table:table-cell>
          <table:table-cell table:formula="of:=[.A561]/([.$D$4]*2)" office:value-type="float" office:value="41.4000000000001">
            <text:p>41.4000000000001</text:p>
          </table:table-cell>
          <table:table-cell table:formula="of:=SQRT(ABS([.$D$2]^2-[.B561]^2))" office:value-type="float" office:value="117.945071961486">
            <text:p>117.945071961486</text:p>
          </table:table-cell>
          <table:table-cell table:formula="of:=([.$C$10]-[.C561])*[.$B$4]" office:value-type="float" office:value="18060.558178592">
            <text:p>18060.558178592</text:p>
          </table:table-cell>
          <table:table-cell table:formula="of:=ROUND([.D561])" office:value-type="float" office:value="18061">
            <text:p>18061</text:p>
          </table:table-cell>
          <table:table-cell table:formula="of:=([.$C$8]-([.E561]*[.$C$4]))" office:value-type="float" office:value="117.944921875">
            <text:p>117.944921875</text:p>
          </table:table-cell>
          <table:table-cell table:formula="of:=SQRT(ABS([.$D$2]^2-[.F561]^2))" office:value-type="float" office:value="41.4004275811271">
            <text:p>41.4004275811271</text:p>
          </table:table-cell>
          <table:table-cell table:formula="of:=ABS([.B561]-[.G561])" office:value-type="float" office:value="0.000427581126913879">
            <text:p>0.000427581126913879</text:p>
          </table:table-cell>
          <table:table-cell/>
        </table:table-row>
        <table:table-row table:style-name="ro2">
          <table:table-cell table:formula="of:=[.A561]+[.A$4]" office:value-type="float" office:value="165.900000000001">
            <text:p>165.900000000001</text:p>
          </table:table-cell>
          <table:table-cell table:formula="of:=[.A562]/([.$D$4]*2)" office:value-type="float" office:value="41.4750000000001">
            <text:p>41.4750000000001</text:p>
          </table:table-cell>
          <table:table-cell table:formula="of:=SQRT(ABS([.$D$2]^2-[.B562]^2))" office:value-type="float" office:value="117.91871935787">
            <text:p>117.91871935787</text:p>
          </table:table-cell>
          <table:table-cell table:formula="of:=([.$C$10]-[.C562])*[.$B$4]" office:value-type="float" office:value="18128.0208438489">
            <text:p>18128.0208438489</text:p>
          </table:table-cell>
          <table:table-cell table:formula="of:=ROUND([.D562])" office:value-type="float" office:value="18128">
            <text:p>18128</text:p>
          </table:table-cell>
          <table:table-cell table:formula="of:=([.$C$8]-([.E562]*[.$C$4]))" office:value-type="float" office:value="117.91875">
            <text:p>117.91875</text:p>
          </table:table-cell>
          <table:table-cell table:formula="of:=SQRT(ABS([.$D$2]^2-[.F562]^2))" office:value-type="float" office:value="41.4749128804088">
            <text:p>41.4749128804088</text:p>
          </table:table-cell>
          <table:table-cell table:formula="of:=ABS([.B562]-[.G562])" office:value-type="float" office:value="0.0000871195913489942">
            <text:p>0.0000871195913489942</text:p>
          </table:table-cell>
          <table:table-cell/>
        </table:table-row>
        <table:table-row table:style-name="ro2">
          <table:table-cell table:formula="of:=[.A562]+[.A$4]" office:value-type="float" office:value="166.200000000001">
            <text:p>166.200000000001</text:p>
          </table:table-cell>
          <table:table-cell table:formula="of:=[.A563]/([.$D$4]*2)" office:value-type="float" office:value="41.5500000000001">
            <text:p>41.5500000000001</text:p>
          </table:table-cell>
          <table:table-cell table:formula="of:=SQRT(ABS([.$D$2]^2-[.B563]^2))" office:value-type="float" office:value="117.892313150604">
            <text:p>117.892313150604</text:p>
          </table:table-cell>
          <table:table-cell table:formula="of:=([.$C$10]-[.C563])*[.$B$4]" office:value-type="float" office:value="18195.6207344496">
            <text:p>18195.6207344496</text:p>
          </table:table-cell>
          <table:table-cell table:formula="of:=ROUND([.D563])" office:value-type="float" office:value="18196">
            <text:p>18196</text:p>
          </table:table-cell>
          <table:table-cell table:formula="of:=([.$C$8]-([.E563]*[.$C$4]))" office:value-type="float" office:value="117.8921875">
            <text:p>117.8921875</text:p>
          </table:table-cell>
          <table:table-cell table:formula="of:=SQRT(ABS([.$D$2]^2-[.F563]^2))" office:value-type="float" office:value="41.5503565142929">
            <text:p>41.5503565142929</text:p>
          </table:table-cell>
          <table:table-cell table:formula="of:=ABS([.B563]-[.G563])" office:value-type="float" office:value="0.000356514292754184">
            <text:p>0.000356514292754184</text:p>
          </table:table-cell>
          <table:table-cell/>
        </table:table-row>
        <table:table-row table:style-name="ro2">
          <table:table-cell table:formula="of:=[.A563]+[.A$4]" office:value-type="float" office:value="166.500000000001">
            <text:p>166.500000000001</text:p>
          </table:table-cell>
          <table:table-cell table:formula="of:=[.A564]/([.$D$4]*2)" office:value-type="float" office:value="41.6250000000002">
            <text:p>41.6250000000002</text:p>
          </table:table-cell>
          <table:table-cell table:formula="of:=SQRT(ABS([.$D$2]^2-[.B564]^2))" office:value-type="float" office:value="117.86585330366">
            <text:p>117.86585330366</text:p>
          </table:table-cell>
          <table:table-cell table:formula="of:=([.$C$10]-[.C564])*[.$B$4]" office:value-type="float" office:value="18263.3579426243">
            <text:p>18263.3579426243</text:p>
          </table:table-cell>
          <table:table-cell table:formula="of:=ROUND([.D564])" office:value-type="float" office:value="18263">
            <text:p>18263</text:p>
          </table:table-cell>
          <table:table-cell table:formula="of:=([.$C$8]-([.E564]*[.$C$4]))" office:value-type="float" office:value="117.866015625">
            <text:p>117.866015625</text:p>
          </table:table-cell>
          <table:table-cell table:formula="of:=SQRT(ABS([.$D$2]^2-[.F564]^2))" office:value-type="float" office:value="41.624540366078">
            <text:p>41.624540366078</text:p>
          </table:table-cell>
          <table:table-cell table:formula="of:=ABS([.B564]-[.G564])" office:value-type="float" office:value="0.000459633922169189">
            <text:p>0.000459633922169189</text:p>
          </table:table-cell>
          <table:table-cell/>
        </table:table-row>
        <table:table-row table:style-name="ro2">
          <table:table-cell table:formula="of:=[.A564]+[.A$4]" office:value-type="float" office:value="166.800000000001">
            <text:p>166.800000000001</text:p>
          </table:table-cell>
          <table:table-cell table:formula="of:=[.A565]/([.$D$4]*2)" office:value-type="float" office:value="41.7000000000002">
            <text:p>41.7000000000002</text:p>
          </table:table-cell>
          <table:table-cell table:formula="of:=SQRT(ABS([.$D$2]^2-[.B565]^2))" office:value-type="float" office:value="117.839339780907">
            <text:p>117.839339780907</text:p>
          </table:table-cell>
          <table:table-cell table:formula="of:=([.$C$10]-[.C565])*[.$B$4]" office:value-type="float" office:value="18331.2325608736">
            <text:p>18331.2325608736</text:p>
          </table:table-cell>
          <table:table-cell table:formula="of:=ROUND([.D565])" office:value-type="float" office:value="18331">
            <text:p>18331</text:p>
          </table:table-cell>
          <table:table-cell table:formula="of:=([.$C$8]-([.E565]*[.$C$4]))" office:value-type="float" office:value="117.839453125">
            <text:p>117.839453125</text:p>
          </table:table-cell>
          <table:table-cell table:formula="of:=SQRT(ABS([.$D$2]^2-[.F565]^2))" office:value-type="float" office:value="41.6996797014189">
            <text:p>41.6996797014189</text:p>
          </table:table-cell>
          <table:table-cell table:formula="of:=ABS([.B565]-[.G565])" office:value-type="float" office:value="0.000320298581272027">
            <text:p>0.000320298581272027</text:p>
          </table:table-cell>
          <table:table-cell/>
        </table:table-row>
        <table:table-row table:style-name="ro2">
          <table:table-cell table:formula="of:=[.A565]+[.A$4]" office:value-type="float" office:value="167.100000000001">
            <text:p>167.100000000001</text:p>
          </table:table-cell>
          <table:table-cell table:formula="of:=[.A566]/([.$D$4]*2)" office:value-type="float" office:value="41.7750000000002">
            <text:p>41.7750000000002</text:p>
          </table:table-cell>
          <table:table-cell table:formula="of:=SQRT(ABS([.$D$2]^2-[.B566]^2))" office:value-type="float" office:value="117.812772546104">
            <text:p>117.812772546104</text:p>
          </table:table-cell>
          <table:table-cell table:formula="of:=([.$C$10]-[.C566])*[.$B$4]" office:value-type="float" office:value="18399.2446819691">
            <text:p>18399.2446819691</text:p>
          </table:table-cell>
          <table:table-cell table:formula="of:=ROUND([.D566])" office:value-type="float" office:value="18399">
            <text:p>18399</text:p>
          </table:table-cell>
          <table:table-cell table:formula="of:=([.$C$8]-([.E566]*[.$C$4]))" office:value-type="float" office:value="117.812890625">
            <text:p>117.812890625</text:p>
          </table:table-cell>
          <table:table-cell table:formula="of:=SQRT(ABS([.$D$2]^2-[.F566]^2))" office:value-type="float" office:value="41.7746669954626">
            <text:p>41.7746669954626</text:p>
          </table:table-cell>
          <table:table-cell table:formula="of:=ABS([.B566]-[.G566])" office:value-type="float" office:value="0.000333004537594661">
            <text:p>0.000333004537594661</text:p>
          </table:table-cell>
          <table:table-cell/>
        </table:table-row>
        <table:table-row table:style-name="ro2">
          <table:table-cell table:formula="of:=[.A566]+[.A$4]" office:value-type="float" office:value="167.400000000001">
            <text:p>167.400000000001</text:p>
          </table:table-cell>
          <table:table-cell table:formula="of:=[.A567]/([.$D$4]*2)" office:value-type="float" office:value="41.8500000000002">
            <text:p>41.8500000000002</text:p>
          </table:table-cell>
          <table:table-cell table:formula="of:=SQRT(ABS([.$D$2]^2-[.B567]^2))" office:value-type="float" office:value="117.786151562907">
            <text:p>117.786151562907</text:p>
          </table:table-cell>
          <table:table-cell table:formula="of:=([.$C$10]-[.C567])*[.$B$4]" office:value-type="float" office:value="18467.3943989541">
            <text:p>18467.3943989541</text:p>
          </table:table-cell>
          <table:table-cell table:formula="of:=ROUND([.D567])" office:value-type="float" office:value="18467">
            <text:p>18467</text:p>
          </table:table-cell>
          <table:table-cell table:formula="of:=([.$C$8]-([.E567]*[.$C$4]))" office:value-type="float" office:value="117.786328125">
            <text:p>117.786328125</text:p>
          </table:table-cell>
          <table:table-cell table:formula="of:=SQRT(ABS([.$D$2]^2-[.F567]^2))" office:value-type="float" office:value="41.8495030655065">
            <text:p>41.8495030655065</text:p>
          </table:table-cell>
          <table:table-cell table:formula="of:=ABS([.B567]-[.G567])" office:value-type="float" office:value="0.000496934493703805">
            <text:p>0.000496934493703805</text:p>
          </table:table-cell>
          <table:table-cell/>
        </table:table-row>
        <table:table-row table:style-name="ro2">
          <table:table-cell table:formula="of:=[.A567]+[.A$4]" office:value-type="float" office:value="167.700000000001">
            <text:p>167.700000000001</text:p>
          </table:table-cell>
          <table:table-cell table:formula="of:=[.A568]/([.$D$4]*2)" office:value-type="float" office:value="41.9250000000002">
            <text:p>41.9250000000002</text:p>
          </table:table-cell>
          <table:table-cell table:formula="of:=SQRT(ABS([.$D$2]^2-[.B568]^2))" office:value-type="float" office:value="117.759476794863">
            <text:p>117.759476794863</text:p>
          </table:table-cell>
          <table:table-cell table:formula="of:=([.$C$10]-[.C568])*[.$B$4]" office:value-type="float" office:value="18535.6818051444">
            <text:p>18535.6818051444</text:p>
          </table:table-cell>
          <table:table-cell table:formula="of:=ROUND([.D568])" office:value-type="float" office:value="18536">
            <text:p>18536</text:p>
          </table:table-cell>
          <table:table-cell table:formula="of:=([.$C$8]-([.E568]*[.$C$4]))" office:value-type="float" office:value="117.759375">
            <text:p>117.759375</text:p>
          </table:table-cell>
          <table:table-cell table:formula="of:=SQRT(ABS([.$D$2]^2-[.F568]^2))" office:value-type="float" office:value="41.9252859216175">
            <text:p>41.9252859216175</text:p>
          </table:table-cell>
          <table:table-cell table:formula="of:=ABS([.B568]-[.G568])" office:value-type="float" office:value="0.000285921617290796">
            <text:p>0.000285921617290796</text:p>
          </table:table-cell>
          <table:table-cell/>
        </table:table-row>
        <table:table-row table:style-name="ro2">
          <table:table-cell table:formula="of:=[.A568]+[.A$4]" office:value-type="float" office:value="168.000000000001">
            <text:p>168.000000000001</text:p>
          </table:table-cell>
          <table:table-cell table:formula="of:=[.A569]/([.$D$4]*2)" office:value-type="float" office:value="42.0000000000002">
            <text:p>42.0000000000002</text:p>
          </table:table-cell>
          <table:table-cell table:formula="of:=SQRT(ABS([.$D$2]^2-[.B569]^2))" office:value-type="float" office:value="117.732748205416">
            <text:p>117.732748205416</text:p>
          </table:table-cell>
          <table:table-cell table:formula="of:=([.$C$10]-[.C569])*[.$B$4]" office:value-type="float" office:value="18604.1069941288">
            <text:p>18604.1069941288</text:p>
          </table:table-cell>
          <table:table-cell table:formula="of:=ROUND([.D569])" office:value-type="float" office:value="18604">
            <text:p>18604</text:p>
          </table:table-cell>
          <table:table-cell table:formula="of:=([.$C$8]-([.E569]*[.$C$4]))" office:value-type="float" office:value="117.7328125">
            <text:p>117.7328125</text:p>
          </table:table-cell>
          <table:table-cell table:formula="of:=SQRT(ABS([.$D$2]^2-[.F569]^2))" office:value-type="float" office:value="41.9998197715162">
            <text:p>41.9998197715162</text:p>
          </table:table-cell>
          <table:table-cell table:formula="of:=ABS([.B569]-[.G569])" office:value-type="float" office:value="0.000180228483948497">
            <text:p>0.000180228483948497</text:p>
          </table:table-cell>
          <table:table-cell/>
        </table:table-row>
        <table:table-row table:style-name="ro2">
          <table:table-cell table:formula="of:=[.A569]+[.A$4]" office:value-type="float" office:value="168.300000000001">
            <text:p>168.300000000001</text:p>
          </table:table-cell>
          <table:table-cell table:formula="of:=[.A570]/([.$D$4]*2)" office:value-type="float" office:value="42.0750000000002">
            <text:p>42.0750000000002</text:p>
          </table:table-cell>
          <table:table-cell table:formula="of:=SQRT(ABS([.$D$2]^2-[.B570]^2))" office:value-type="float" office:value="117.7059657579">
            <text:p>117.7059657579</text:p>
          </table:table-cell>
          <table:table-cell table:formula="of:=([.$C$10]-[.C570])*[.$B$4]" office:value-type="float" office:value="18672.6700597702">
            <text:p>18672.6700597702</text:p>
          </table:table-cell>
          <table:table-cell table:formula="of:=ROUND([.D570])" office:value-type="float" office:value="18673">
            <text:p>18673</text:p>
          </table:table-cell>
          <table:table-cell table:formula="of:=([.$C$8]-([.E570]*[.$C$4]))" office:value-type="float" office:value="117.705859375">
            <text:p>117.705859375</text:p>
          </table:table-cell>
          <table:table-cell table:formula="of:=SQRT(ABS([.$D$2]^2-[.F570]^2))" office:value-type="float" office:value="42.0752976078925">
            <text:p>42.0752976078925</text:p>
          </table:table-cell>
          <table:table-cell table:formula="of:=ABS([.B570]-[.G570])" office:value-type="float" office:value="0.000297607892321139">
            <text:p>0.000297607892321139</text:p>
          </table:table-cell>
          <table:table-cell/>
        </table:table-row>
        <table:table-row table:style-name="ro2">
          <table:table-cell table:formula="of:=[.A570]+[.A$4]" office:value-type="float" office:value="168.600000000001">
            <text:p>168.600000000001</text:p>
          </table:table-cell>
          <table:table-cell table:formula="of:=[.A571]/([.$D$4]*2)" office:value-type="float" office:value="42.1500000000002">
            <text:p>42.1500000000002</text:p>
          </table:table-cell>
          <table:table-cell table:formula="of:=SQRT(ABS([.$D$2]^2-[.B571]^2))" office:value-type="float" office:value="117.679129415542">
            <text:p>117.679129415542</text:p>
          </table:table-cell>
          <table:table-cell table:formula="of:=([.$C$10]-[.C571])*[.$B$4]" office:value-type="float" office:value="18741.3710962062">
            <text:p>18741.3710962062</text:p>
          </table:table-cell>
          <table:table-cell table:formula="of:=ROUND([.D571])" office:value-type="float" office:value="18741">
            <text:p>18741</text:p>
          </table:table-cell>
          <table:table-cell table:formula="of:=([.$C$8]-([.E571]*[.$C$4]))" office:value-type="float" office:value="117.679296875">
            <text:p>117.679296875</text:p>
          </table:table-cell>
          <table:table-cell table:formula="of:=SQRT(ABS([.$D$2]^2-[.F571]^2))" office:value-type="float" office:value="42.149532464852">
            <text:p>42.149532464852</text:p>
          </table:table-cell>
          <table:table-cell table:formula="of:=ABS([.B571]-[.G571])" office:value-type="float" office:value="0.000467535148153786">
            <text:p>0.000467535148153786</text:p>
          </table:table-cell>
          <table:table-cell/>
        </table:table-row>
        <table:table-row table:style-name="ro2">
          <table:table-cell table:formula="of:=[.A571]+[.A$4]" office:value-type="float" office:value="168.900000000001">
            <text:p>168.900000000001</text:p>
          </table:table-cell>
          <table:table-cell table:formula="of:=[.A572]/([.$D$4]*2)" office:value-type="float" office:value="42.2250000000002">
            <text:p>42.2250000000002</text:p>
          </table:table-cell>
          <table:table-cell table:formula="of:=SQRT(ABS([.$D$2]^2-[.B572]^2))" office:value-type="float" office:value="117.652239141463">
            <text:p>117.652239141463</text:p>
          </table:table-cell>
          <table:table-cell table:formula="of:=([.$C$10]-[.C572])*[.$B$4]" office:value-type="float" office:value="18810.2101978497">
            <text:p>18810.2101978497</text:p>
          </table:table-cell>
          <table:table-cell table:formula="of:=ROUND([.D572])" office:value-type="float" office:value="18810">
            <text:p>18810</text:p>
          </table:table-cell>
          <table:table-cell table:formula="of:=([.$C$8]-([.E572]*[.$C$4]))" office:value-type="float" office:value="117.65234375">
            <text:p>117.65234375</text:p>
          </table:table-cell>
          <table:table-cell table:formula="of:=SQRT(ABS([.$D$2]^2-[.F572]^2))" office:value-type="float" office:value="42.22470852631">
            <text:p>42.22470852631</text:p>
          </table:table-cell>
          <table:table-cell table:formula="of:=ABS([.B572]-[.G572])" office:value-type="float" office:value="0.000291473690175792">
            <text:p>0.000291473690175792</text:p>
          </table:table-cell>
          <table:table-cell/>
        </table:table-row>
        <table:table-row table:style-name="ro2">
          <table:table-cell table:formula="of:=[.A572]+[.A$4]" office:value-type="float" office:value="169.200000000001">
            <text:p>169.200000000001</text:p>
          </table:table-cell>
          <table:table-cell table:formula="of:=[.A573]/([.$D$4]*2)" office:value-type="float" office:value="42.3000000000002">
            <text:p>42.3000000000002</text:p>
          </table:table-cell>
          <table:table-cell table:formula="of:=SQRT(ABS([.$D$2]^2-[.B573]^2))" office:value-type="float" office:value="117.625294898674">
            <text:p>117.625294898674</text:p>
          </table:table-cell>
          <table:table-cell table:formula="of:=([.$C$10]-[.C573])*[.$B$4]" office:value-type="float" office:value="18879.1874593898">
            <text:p>18879.1874593898</text:p>
          </table:table-cell>
          <table:table-cell table:formula="of:=ROUND([.D573])" office:value-type="float" office:value="18879">
            <text:p>18879</text:p>
          </table:table-cell>
          <table:table-cell table:formula="of:=([.$C$8]-([.E573]*[.$C$4]))" office:value-type="float" office:value="117.625390625">
            <text:p>117.625390625</text:p>
          </table:table-cell>
          <table:table-cell table:formula="of:=SQRT(ABS([.$D$2]^2-[.F573]^2))" office:value-type="float" office:value="42.2997338090462">
            <text:p>42.2997338090462</text:p>
          </table:table-cell>
          <table:table-cell table:formula="of:=ABS([.B573]-[.G573])" office:value-type="float" office:value="0.000266190954015144">
            <text:p>0.000266190954015144</text:p>
          </table:table-cell>
          <table:table-cell/>
        </table:table-row>
        <table:table-row table:style-name="ro2">
          <table:table-cell table:formula="of:=[.A573]+[.A$4]" office:value-type="float" office:value="169.500000000001">
            <text:p>169.500000000001</text:p>
          </table:table-cell>
          <table:table-cell table:formula="of:=[.A574]/([.$D$4]*2)" office:value-type="float" office:value="42.3750000000002">
            <text:p>42.3750000000002</text:p>
          </table:table-cell>
          <table:table-cell table:formula="of:=SQRT(ABS([.$D$2]^2-[.B574]^2))" office:value-type="float" office:value="117.598296650079">
            <text:p>117.598296650079</text:p>
          </table:table-cell>
          <table:table-cell table:formula="of:=([.$C$10]-[.C574])*[.$B$4]" office:value-type="float" office:value="18948.3029757925">
            <text:p>18948.3029757925</text:p>
          </table:table-cell>
          <table:table-cell table:formula="of:=ROUND([.D574])" office:value-type="float" office:value="18948">
            <text:p>18948</text:p>
          </table:table-cell>
          <table:table-cell table:formula="of:=([.$C$8]-([.E574]*[.$C$4]))" office:value-type="float" office:value="117.5984375">
            <text:p>117.5984375</text:p>
          </table:table-cell>
          <table:table-cell table:formula="of:=SQRT(ABS([.$D$2]^2-[.F574]^2))" office:value-type="float" office:value="42.3746091139328">
            <text:p>42.3746091139328</text:p>
          </table:table-cell>
          <table:table-cell table:formula="of:=ABS([.B574]-[.G574])" office:value-type="float" office:value="0.000390886067428653">
            <text:p>0.000390886067428653</text:p>
          </table:table-cell>
          <table:table-cell/>
        </table:table-row>
        <table:table-row table:style-name="ro2">
          <table:table-cell table:formula="of:=[.A574]+[.A$4]" office:value-type="float" office:value="169.800000000001">
            <text:p>169.800000000001</text:p>
          </table:table-cell>
          <table:table-cell table:formula="of:=[.A575]/([.$D$4]*2)" office:value-type="float" office:value="42.4500000000002">
            <text:p>42.4500000000002</text:p>
          </table:table-cell>
          <table:table-cell table:formula="of:=SQRT(ABS([.$D$2]^2-[.B575]^2))" office:value-type="float" office:value="117.571244358474">
            <text:p>117.571244358474</text:p>
          </table:table-cell>
          <table:table-cell table:formula="of:=([.$C$10]-[.C575])*[.$B$4]" office:value-type="float" office:value="19017.5568423016">
            <text:p>19017.5568423016</text:p>
          </table:table-cell>
          <table:table-cell table:formula="of:=ROUND([.D575])" office:value-type="float" office:value="19018">
            <text:p>19018</text:p>
          </table:table-cell>
          <table:table-cell table:formula="of:=([.$C$8]-([.E575]*[.$C$4]))" office:value-type="float" office:value="117.57109375">
            <text:p>117.57109375</text:p>
          </table:table-cell>
          <table:table-cell table:formula="of:=SQRT(ABS([.$D$2]^2-[.F575]^2))" office:value-type="float" office:value="42.4504171290308">
            <text:p>42.4504171290308</text:p>
          </table:table-cell>
          <table:table-cell table:formula="of:=ABS([.B575]-[.G575])" office:value-type="float" office:value="0.000417129030608976">
            <text:p>0.000417129030608976</text:p>
          </table:table-cell>
          <table:table-cell/>
        </table:table-row>
        <table:table-row table:style-name="ro2">
          <table:table-cell table:formula="of:=[.A575]+[.A$4]" office:value-type="float" office:value="170.100000000001">
            <text:p>170.100000000001</text:p>
          </table:table-cell>
          <table:table-cell table:formula="of:=[.A576]/([.$D$4]*2)" office:value-type="float" office:value="42.5250000000002">
            <text:p>42.5250000000002</text:p>
          </table:table-cell>
          <table:table-cell table:formula="of:=SQRT(ABS([.$D$2]^2-[.B576]^2))" office:value-type="float" office:value="117.544137986545">
            <text:p>117.544137986545</text:p>
          </table:table-cell>
          <table:table-cell table:formula="of:=([.$C$10]-[.C576])*[.$B$4]" office:value-type="float" office:value="19086.9491544391">
            <text:p>19086.9491544391</text:p>
          </table:table-cell>
          <table:table-cell table:formula="of:=ROUND([.D576])" office:value-type="float" office:value="19087">
            <text:p>19087</text:p>
          </table:table-cell>
          <table:table-cell table:formula="of:=([.$C$8]-([.E576]*[.$C$4]))" office:value-type="float" office:value="117.544140625">
            <text:p>117.544140625</text:p>
          </table:table-cell>
          <table:table-cell table:formula="of:=SQRT(ABS([.$D$2]^2-[.F576]^2))" office:value-type="float" office:value="42.5249927069979">
            <text:p>42.5249927069979</text:p>
          </table:table-cell>
          <table:table-cell table:formula="of:=ABS([.B576]-[.G576])" office:value-type="float" office:value="0.00000729300226964824">
            <text:p>0.00000729300226964824</text:p>
          </table:table-cell>
          <table:table-cell/>
        </table:table-row>
        <table:table-row table:style-name="ro2">
          <table:table-cell table:formula="of:=[.A576]+[.A$4]" office:value-type="float" office:value="170.400000000001">
            <text:p>170.400000000001</text:p>
          </table:table-cell>
          <table:table-cell table:formula="of:=[.A577]/([.$D$4]*2)" office:value-type="float" office:value="42.6000000000002">
            <text:p>42.6000000000002</text:p>
          </table:table-cell>
          <table:table-cell table:formula="of:=SQRT(ABS([.$D$2]^2-[.B577]^2))" office:value-type="float" office:value="117.516977496871">
            <text:p>117.516977496871</text:p>
          </table:table-cell>
          <table:table-cell table:formula="of:=([.$C$10]-[.C577])*[.$B$4]" office:value-type="float" office:value="19156.4800080062">
            <text:p>19156.4800080062</text:p>
          </table:table-cell>
          <table:table-cell table:formula="of:=ROUND([.D577])" office:value-type="float" office:value="19156">
            <text:p>19156</text:p>
          </table:table-cell>
          <table:table-cell table:formula="of:=([.$C$8]-([.E577]*[.$C$4]))" office:value-type="float" office:value="117.5171875">
            <text:p>117.5171875</text:p>
          </table:table-cell>
          <table:table-cell table:formula="of:=SQRT(ABS([.$D$2]^2-[.F577]^2))" office:value-type="float" office:value="42.5994206778665">
            <text:p>42.5994206778665</text:p>
          </table:table-cell>
          <table:table-cell table:formula="of:=ABS([.B577]-[.G577])" office:value-type="float" office:value="0.000579322133667404">
            <text:p>0.000579322133667404</text:p>
          </table:table-cell>
          <table:table-cell/>
        </table:table-row>
        <table:table-row table:style-name="ro2">
          <table:table-cell table:formula="of:=[.A577]+[.A$4]" office:value-type="float" office:value="170.700000000001">
            <text:p>170.700000000001</text:p>
          </table:table-cell>
          <table:table-cell table:formula="of:=[.A578]/([.$D$4]*2)" office:value-type="float" office:value="42.6750000000002">
            <text:p>42.6750000000002</text:p>
          </table:table-cell>
          <table:table-cell table:formula="of:=SQRT(ABS([.$D$2]^2-[.B578]^2))" office:value-type="float" office:value="117.489762851918">
            <text:p>117.489762851918</text:p>
          </table:table-cell>
          <table:table-cell table:formula="of:=([.$C$10]-[.C578])*[.$B$4]" office:value-type="float" office:value="19226.1494990842">
            <text:p>19226.1494990842</text:p>
          </table:table-cell>
          <table:table-cell table:formula="of:=ROUND([.D578])" office:value-type="float" office:value="19226">
            <text:p>19226</text:p>
          </table:table-cell>
          <table:table-cell table:formula="of:=([.$C$8]-([.E578]*[.$C$4]))" office:value-type="float" office:value="117.48984375">
            <text:p>117.48984375</text:p>
          </table:table-cell>
          <table:table-cell table:formula="of:=SQRT(ABS([.$D$2]^2-[.F578]^2))" office:value-type="float" office:value="42.67477727652">
            <text:p>42.67477727652</text:p>
          </table:table-cell>
          <table:table-cell table:formula="of:=ABS([.B578]-[.G578])" office:value-type="float" office:value="0.000222723480227671">
            <text:p>0.000222723480227671</text:p>
          </table:table-cell>
          <table:table-cell/>
        </table:table-row>
        <table:table-row table:style-name="ro2">
          <table:table-cell table:formula="of:=[.A578]+[.A$4]" office:value-type="float" office:value="171.000000000001">
            <text:p>171.000000000001</text:p>
          </table:table-cell>
          <table:table-cell table:formula="of:=[.A579]/([.$D$4]*2)" office:value-type="float" office:value="42.7500000000002">
            <text:p>42.7500000000002</text:p>
          </table:table-cell>
          <table:table-cell table:formula="of:=SQRT(ABS([.$D$2]^2-[.B579]^2))" office:value-type="float" office:value="117.462494014047">
            <text:p>117.462494014047</text:p>
          </table:table-cell>
          <table:table-cell table:formula="of:=([.$C$10]-[.C579])*[.$B$4]" office:value-type="float" office:value="19295.957724035">
            <text:p>19295.957724035</text:p>
          </table:table-cell>
          <table:table-cell table:formula="of:=ROUND([.D579])" office:value-type="float" office:value="19296">
            <text:p>19296</text:p>
          </table:table-cell>
          <table:table-cell table:formula="of:=([.$C$8]-([.E579]*[.$C$4]))" office:value-type="float" office:value="117.4625">
            <text:p>117.4625</text:p>
          </table:table-cell>
          <table:table-cell table:formula="of:=SQRT(ABS([.$D$2]^2-[.F579]^2))" office:value-type="float" office:value="42.7499835526284">
            <text:p>42.7499835526284</text:p>
          </table:table-cell>
          <table:table-cell table:formula="of:=ABS([.B579]-[.G579])" office:value-type="float" office:value="0.000016447371791628">
            <text:p>0.000016447371791628</text:p>
          </table:table-cell>
          <table:table-cell/>
        </table:table-row>
        <table:table-row table:style-name="ro2">
          <table:table-cell table:formula="of:=[.A579]+[.A$4]" office:value-type="float" office:value="171.300000000001">
            <text:p>171.300000000001</text:p>
          </table:table-cell>
          <table:table-cell table:formula="of:=[.A580]/([.$D$4]*2)" office:value-type="float" office:value="42.8250000000002">
            <text:p>42.8250000000002</text:p>
          </table:table-cell>
          <table:table-cell table:formula="of:=SQRT(ABS([.$D$2]^2-[.B580]^2))" office:value-type="float" office:value="117.435170945505">
            <text:p>117.435170945505</text:p>
          </table:table-cell>
          <table:table-cell table:formula="of:=([.$C$10]-[.C580])*[.$B$4]" office:value-type="float" office:value="19365.904779502">
            <text:p>19365.904779502</text:p>
          </table:table-cell>
          <table:table-cell table:formula="of:=ROUND([.D580])" office:value-type="float" office:value="19366">
            <text:p>19366</text:p>
          </table:table-cell>
          <table:table-cell table:formula="of:=([.$C$8]-([.E580]*[.$C$4]))" office:value-type="float" office:value="117.43515625">
            <text:p>117.43515625</text:p>
          </table:table-cell>
          <table:table-cell table:formula="of:=SQRT(ABS([.$D$2]^2-[.F580]^2))" office:value-type="float" office:value="42.825040298149">
            <text:p>42.825040298149</text:p>
          </table:table-cell>
          <table:table-cell table:formula="of:=ABS([.B580]-[.G580])" office:value-type="float" office:value="0.0000402981487965803">
            <text:p>0.0000402981487965803</text:p>
          </table:table-cell>
          <table:table-cell/>
        </table:table-row>
        <table:table-row table:style-name="ro2">
          <table:table-cell table:formula="of:=[.A580]+[.A$4]" office:value-type="float" office:value="171.600000000001">
            <text:p>171.600000000001</text:p>
          </table:table-cell>
          <table:table-cell table:formula="of:=[.A581]/([.$D$4]*2)" office:value-type="float" office:value="42.9000000000002">
            <text:p>42.9000000000002</text:p>
          </table:table-cell>
          <table:table-cell table:formula="of:=SQRT(ABS([.$D$2]^2-[.B581]^2))" office:value-type="float" office:value="117.407793608431">
            <text:p>117.407793608431</text:p>
          </table:table-cell>
          <table:table-cell table:formula="of:=([.$C$10]-[.C581])*[.$B$4]" office:value-type="float" office:value="19435.9907624109">
            <text:p>19435.9907624109</text:p>
          </table:table-cell>
          <table:table-cell table:formula="of:=ROUND([.D581])" office:value-type="float" office:value="19436">
            <text:p>19436</text:p>
          </table:table-cell>
          <table:table-cell table:formula="of:=([.$C$8]-([.E581]*[.$C$4]))" office:value-type="float" office:value="117.4078125">
            <text:p>117.4078125</text:p>
          </table:table-cell>
          <table:table-cell table:formula="of:=SQRT(ABS([.$D$2]^2-[.F581]^2))" office:value-type="float" office:value="42.8999482979274">
            <text:p>42.8999482979274</text:p>
          </table:table-cell>
          <table:table-cell table:formula="of:=ABS([.B581]-[.G581])" office:value-type="float" office:value="0.0000517020728096895">
            <text:p>0.0000517020728096895</text:p>
          </table:table-cell>
          <table:table-cell/>
        </table:table-row>
        <table:table-row table:style-name="ro2">
          <table:table-cell table:formula="of:=[.A581]+[.A$4]" office:value-type="float" office:value="171.900000000001">
            <text:p>171.900000000001</text:p>
          </table:table-cell>
          <table:table-cell table:formula="of:=[.A582]/([.$D$4]*2)" office:value-type="float" office:value="42.9750000000002">
            <text:p>42.9750000000002</text:p>
          </table:table-cell>
          <table:table-cell table:formula="of:=SQRT(ABS([.$D$2]^2-[.B582]^2))" office:value-type="float" office:value="117.380361964853">
            <text:p>117.380361964853</text:p>
          </table:table-cell>
          <table:table-cell table:formula="of:=([.$C$10]-[.C582])*[.$B$4]" office:value-type="float" office:value="19506.2157699703">
            <text:p>19506.2157699703</text:p>
          </table:table-cell>
          <table:table-cell table:formula="of:=ROUND([.D582])" office:value-type="float" office:value="19506">
            <text:p>19506</text:p>
          </table:table-cell>
          <table:table-cell table:formula="of:=([.$C$8]-([.E582]*[.$C$4]))" office:value-type="float" office:value="117.38046875">
            <text:p>117.38046875</text:p>
          </table:table-cell>
          <table:table-cell table:formula="of:=SQRT(ABS([.$D$2]^2-[.F582]^2))" office:value-type="float" office:value="42.9747083297871">
            <text:p>42.9747083297871</text:p>
          </table:table-cell>
          <table:table-cell table:formula="of:=ABS([.B582]-[.G582])" office:value-type="float" office:value="0.000291670213115935">
            <text:p>0.000291670213115935</text:p>
          </table:table-cell>
          <table:table-cell/>
        </table:table-row>
        <table:table-row table:style-name="ro2">
          <table:table-cell table:formula="of:=[.A582]+[.A$4]" office:value-type="float" office:value="172.200000000001">
            <text:p>172.200000000001</text:p>
          </table:table-cell>
          <table:table-cell table:formula="of:=[.A583]/([.$D$4]*2)" office:value-type="float" office:value="43.0500000000002">
            <text:p>43.0500000000002</text:p>
          </table:table-cell>
          <table:table-cell table:formula="of:=SQRT(ABS([.$D$2]^2-[.B583]^2))" office:value-type="float" office:value="117.352875976688">
            <text:p>117.352875976688</text:p>
          </table:table-cell>
          <table:table-cell table:formula="of:=([.$C$10]-[.C583])*[.$B$4]" office:value-type="float" office:value="19576.5798996728">
            <text:p>19576.5798996728</text:p>
          </table:table-cell>
          <table:table-cell table:formula="of:=ROUND([.D583])" office:value-type="float" office:value="19577">
            <text:p>19577</text:p>
          </table:table-cell>
          <table:table-cell table:formula="of:=([.$C$8]-([.E583]*[.$C$4]))" office:value-type="float" office:value="117.352734375">
            <text:p>117.352734375</text:p>
          </table:table-cell>
          <table:table-cell table:formula="of:=SQRT(ABS([.$D$2]^2-[.F583]^2))" office:value-type="float" office:value="43.0503859995551">
            <text:p>43.0503859995551</text:p>
          </table:table-cell>
          <table:table-cell table:formula="of:=ABS([.B583]-[.G583])" office:value-type="float" office:value="0.000385999554943339">
            <text:p>0.000385999554943339</text:p>
          </table:table-cell>
          <table:table-cell/>
        </table:table-row>
        <table:table-row table:style-name="ro2">
          <table:table-cell table:formula="of:=[.A583]+[.A$4]" office:value-type="float" office:value="172.500000000001">
            <text:p>172.500000000001</text:p>
          </table:table-cell>
          <table:table-cell table:formula="of:=[.A584]/([.$D$4]*2)" office:value-type="float" office:value="43.1250000000002">
            <text:p>43.1250000000002</text:p>
          </table:table-cell>
          <table:table-cell table:formula="of:=SQRT(ABS([.$D$2]^2-[.B584]^2))" office:value-type="float" office:value="117.325335605742">
            <text:p>117.325335605742</text:p>
          </table:table-cell>
          <table:table-cell table:formula="of:=([.$C$10]-[.C584])*[.$B$4]" office:value-type="float" office:value="19647.0832492954">
            <text:p>19647.0832492954</text:p>
          </table:table-cell>
          <table:table-cell table:formula="of:=ROUND([.D584])" office:value-type="float" office:value="19647">
            <text:p>19647</text:p>
          </table:table-cell>
          <table:table-cell table:formula="of:=([.$C$8]-([.E584]*[.$C$4]))" office:value-type="float" office:value="117.325390625">
            <text:p>117.325390625</text:p>
          </table:table-cell>
          <table:table-cell table:formula="of:=SQRT(ABS([.$D$2]^2-[.F584]^2))" office:value-type="float" office:value="43.1248503150001">
            <text:p>43.1248503150001</text:p>
          </table:table-cell>
          <table:table-cell table:formula="of:=ABS([.B584]-[.G584])" office:value-type="float" office:value="0.000149685000117472">
            <text:p>0.000149685000117472</text:p>
          </table:table-cell>
          <table:table-cell/>
        </table:table-row>
        <table:table-row table:style-name="ro2">
          <table:table-cell table:formula="of:=[.A584]+[.A$4]" office:value-type="float" office:value="172.800000000001">
            <text:p>172.800000000001</text:p>
          </table:table-cell>
          <table:table-cell table:formula="of:=[.A585]/([.$D$4]*2)" office:value-type="float" office:value="43.2000000000002">
            <text:p>43.2000000000002</text:p>
          </table:table-cell>
          <table:table-cell table:formula="of:=SQRT(ABS([.$D$2]^2-[.B585]^2))" office:value-type="float" office:value="117.297740813709">
            <text:p>117.297740813709</text:p>
          </table:table-cell>
          <table:table-cell table:formula="of:=([.$C$10]-[.C585])*[.$B$4]" office:value-type="float" office:value="19717.7259169006">
            <text:p>19717.7259169006</text:p>
          </table:table-cell>
          <table:table-cell table:formula="of:=ROUND([.D585])" office:value-type="float" office:value="19718">
            <text:p>19718</text:p>
          </table:table-cell>
          <table:table-cell table:formula="of:=([.$C$8]-([.E585]*[.$C$4]))" office:value-type="float" office:value="117.29765625">
            <text:p>117.29765625</text:p>
          </table:table-cell>
          <table:table-cell table:formula="of:=SQRT(ABS([.$D$2]^2-[.F585]^2))" office:value-type="float" office:value="43.2002296088439">
            <text:p>43.2002296088439</text:p>
          </table:table-cell>
          <table:table-cell table:formula="of:=ABS([.B585]-[.G585])" office:value-type="float" office:value="0.000229608843724804">
            <text:p>0.000229608843724804</text:p>
          </table:table-cell>
          <table:table-cell/>
        </table:table-row>
        <table:table-row table:style-name="ro2">
          <table:table-cell table:formula="of:=[.A585]+[.A$4]" office:value-type="float" office:value="173.100000000001">
            <text:p>173.100000000001</text:p>
          </table:table-cell>
          <table:table-cell table:formula="of:=[.A586]/([.$D$4]*2)" office:value-type="float" office:value="43.2750000000002">
            <text:p>43.2750000000002</text:p>
          </table:table-cell>
          <table:table-cell table:formula="of:=SQRT(ABS([.$D$2]^2-[.B586]^2))" office:value-type="float" office:value="117.270091562171">
            <text:p>117.270091562171</text:p>
          </table:table-cell>
          <table:table-cell table:formula="of:=([.$C$10]-[.C586])*[.$B$4]" office:value-type="float" office:value="19788.5080008369">
            <text:p>19788.5080008369</text:p>
          </table:table-cell>
          <table:table-cell table:formula="of:=ROUND([.D586])" office:value-type="float" office:value="19789">
            <text:p>19789</text:p>
          </table:table-cell>
          <table:table-cell table:formula="of:=([.$C$8]-([.E586]*[.$C$4]))" office:value-type="float" office:value="117.269921875">
            <text:p>117.269921875</text:p>
          </table:table-cell>
          <table:table-cell table:formula="of:=SQRT(ABS([.$D$2]^2-[.F586]^2))" office:value-type="float" office:value="43.2754598292311">
            <text:p>43.2754598292311</text:p>
          </table:table-cell>
          <table:table-cell table:formula="of:=ABS([.B586]-[.G586])" office:value-type="float" office:value="0.0004598292309268">
            <text:p>0.0004598292309268</text:p>
          </table:table-cell>
          <table:table-cell/>
        </table:table-row>
        <table:table-row table:style-name="ro2">
          <table:table-cell table:formula="of:=[.A586]+[.A$4]" office:value-type="float" office:value="173.400000000001">
            <text:p>173.400000000001</text:p>
          </table:table-cell>
          <table:table-cell table:formula="of:=[.A587]/([.$D$4]*2)" office:value-type="float" office:value="43.3500000000002">
            <text:p>43.3500000000002</text:p>
          </table:table-cell>
          <table:table-cell table:formula="of:=SQRT(ABS([.$D$2]^2-[.B587]^2))" office:value-type="float" office:value="117.2423878126">
            <text:p>117.2423878126</text:p>
          </table:table-cell>
          <table:table-cell table:formula="of:=([.$C$10]-[.C587])*[.$B$4]" office:value-type="float" office:value="19859.4295997401">
            <text:p>19859.4295997401</text:p>
          </table:table-cell>
          <table:table-cell table:formula="of:=ROUND([.D587])" office:value-type="float" office:value="19859">
            <text:p>19859</text:p>
          </table:table-cell>
          <table:table-cell table:formula="of:=([.$C$8]-([.E587]*[.$C$4]))" office:value-type="float" office:value="117.242578125">
            <text:p>117.242578125</text:p>
          </table:table-cell>
          <table:table-cell table:formula="of:=SQRT(ABS([.$D$2]^2-[.F587]^2))" office:value-type="float" office:value="43.3494852864861">
            <text:p>43.3494852864861</text:p>
          </table:table-cell>
          <table:table-cell table:formula="of:=ABS([.B587]-[.G587])" office:value-type="float" office:value="0.000514713514142784">
            <text:p>0.000514713514142784</text:p>
          </table:table-cell>
          <table:table-cell/>
        </table:table-row>
        <table:table-row table:style-name="ro2">
          <table:table-cell table:formula="of:=[.A587]+[.A$4]" office:value-type="float" office:value="173.700000000001">
            <text:p>173.700000000001</text:p>
          </table:table-cell>
          <table:table-cell table:formula="of:=[.A588]/([.$D$4]*2)" office:value-type="float" office:value="43.4250000000002">
            <text:p>43.4250000000002</text:p>
          </table:table-cell>
          <table:table-cell table:formula="of:=SQRT(ABS([.$D$2]^2-[.B588]^2))" office:value-type="float" office:value="117.214629526352">
            <text:p>117.214629526352</text:p>
          </table:table-cell>
          <table:table-cell table:formula="of:=([.$C$10]-[.C588])*[.$B$4]" office:value-type="float" office:value="19930.4908125334">
            <text:p>19930.4908125334</text:p>
          </table:table-cell>
          <table:table-cell table:formula="of:=ROUND([.D588])" office:value-type="float" office:value="19930">
            <text:p>19930</text:p>
          </table:table-cell>
          <table:table-cell table:formula="of:=([.$C$8]-([.E588]*[.$C$4]))" office:value-type="float" office:value="117.21484375">
            <text:p>117.21484375</text:p>
          </table:table-cell>
          <table:table-cell table:formula="of:=SQRT(ABS([.$D$2]^2-[.F588]^2))" office:value-type="float" office:value="43.4244217539288">
            <text:p>43.4244217539288</text:p>
          </table:table-cell>
          <table:table-cell table:formula="of:=ABS([.B588]-[.G588])" office:value-type="float" office:value="0.000578246071405886">
            <text:p>0.000578246071405886</text:p>
          </table:table-cell>
          <table:table-cell/>
        </table:table-row>
        <table:table-row table:style-name="ro2">
          <table:table-cell table:formula="of:=[.A588]+[.A$4]" office:value-type="float" office:value="174.000000000001">
            <text:p>174.000000000001</text:p>
          </table:table-cell>
          <table:table-cell table:formula="of:=[.A589]/([.$D$4]*2)" office:value-type="float" office:value="43.5000000000002">
            <text:p>43.5000000000002</text:p>
          </table:table-cell>
          <table:table-cell table:formula="of:=SQRT(ABS([.$D$2]^2-[.B589]^2))" office:value-type="float" office:value="117.186816664674">
            <text:p>117.186816664674</text:p>
          </table:table-cell>
          <table:table-cell table:formula="of:=([.$C$10]-[.C589])*[.$B$4]" office:value-type="float" office:value="20001.6917384287">
            <text:p>20001.6917384287</text:p>
          </table:table-cell>
          <table:table-cell table:formula="of:=ROUND([.D589])" office:value-type="float" office:value="20002">
            <text:p>20002</text:p>
          </table:table-cell>
          <table:table-cell table:formula="of:=([.$C$8]-([.E589]*[.$C$4]))" office:value-type="float" office:value="117.18671875">
            <text:p>117.18671875</text:p>
          </table:table-cell>
          <table:table-cell table:formula="of:=SQRT(ABS([.$D$2]^2-[.F589]^2))" office:value-type="float" office:value="43.5002637763083">
            <text:p>43.5002637763083</text:p>
          </table:table-cell>
          <table:table-cell table:formula="of:=ABS([.B589]-[.G589])" office:value-type="float" office:value="0.000263776308067065">
            <text:p>0.000263776308067065</text:p>
          </table:table-cell>
          <table:table-cell/>
        </table:table-row>
        <table:table-row table:style-name="ro2">
          <table:table-cell table:formula="of:=[.A589]+[.A$4]" office:value-type="float" office:value="174.300000000001">
            <text:p>174.300000000001</text:p>
          </table:table-cell>
          <table:table-cell table:formula="of:=[.A590]/([.$D$4]*2)" office:value-type="float" office:value="43.5750000000002">
            <text:p>43.5750000000002</text:p>
          </table:table-cell>
          <table:table-cell table:formula="of:=SQRT(ABS([.$D$2]^2-[.B590]^2))" office:value-type="float" office:value="117.158949188698">
            <text:p>117.158949188698</text:p>
          </table:table-cell>
          <table:table-cell table:formula="of:=([.$C$10]-[.C590])*[.$B$4]" office:value-type="float" office:value="20073.0324769273">
            <text:p>20073.0324769273</text:p>
          </table:table-cell>
          <table:table-cell table:formula="of:=ROUND([.D590])" office:value-type="float" office:value="20073">
            <text:p>20073</text:p>
          </table:table-cell>
          <table:table-cell table:formula="of:=([.$C$8]-([.E590]*[.$C$4]))" office:value-type="float" office:value="117.158984375">
            <text:p>117.158984375</text:p>
          </table:table-cell>
          <table:table-cell table:formula="of:=SQRT(ABS([.$D$2]^2-[.F590]^2))" office:value-type="float" office:value="43.5749053954051">
            <text:p>43.5749053954051</text:p>
          </table:table-cell>
          <table:table-cell table:formula="of:=ABS([.B590]-[.G590])" office:value-type="float" office:value="0.0000946045951195629">
            <text:p>0.0000946045951195629</text:p>
          </table:table-cell>
          <table:table-cell/>
        </table:table-row>
        <table:table-row table:style-name="ro2">
          <table:table-cell table:formula="of:=[.A590]+[.A$4]" office:value-type="float" office:value="174.600000000001">
            <text:p>174.600000000001</text:p>
          </table:table-cell>
          <table:table-cell table:formula="of:=[.A591]/([.$D$4]*2)" office:value-type="float" office:value="43.6500000000002">
            <text:p>43.6500000000002</text:p>
          </table:table-cell>
          <table:table-cell table:formula="of:=SQRT(ABS([.$D$2]^2-[.B591]^2))" office:value-type="float" office:value="117.131027059443">
            <text:p>117.131027059443</text:p>
          </table:table-cell>
          <table:table-cell table:formula="of:=([.$C$10]-[.C591])*[.$B$4]" office:value-type="float" office:value="20144.5131278206">
            <text:p>20144.5131278206</text:p>
          </table:table-cell>
          <table:table-cell table:formula="of:=ROUND([.D591])" office:value-type="float" office:value="20145">
            <text:p>20145</text:p>
          </table:table-cell>
          <table:table-cell table:formula="of:=([.$C$8]-([.E591]*[.$C$4]))" office:value-type="float" office:value="117.130859375">
            <text:p>117.130859375</text:p>
          </table:table-cell>
          <table:table-cell table:formula="of:=SQRT(ABS([.$D$2]^2-[.F591]^2))" office:value-type="float" office:value="43.6504499641639">
            <text:p>43.6504499641639</text:p>
          </table:table-cell>
          <table:table-cell table:formula="of:=ABS([.B591]-[.G591])" office:value-type="float" office:value="0.000449964163657057">
            <text:p>0.000449964163657057</text:p>
          </table:table-cell>
          <table:table-cell/>
        </table:table-row>
        <table:table-row table:style-name="ro2">
          <table:table-cell table:formula="of:=[.A591]+[.A$4]" office:value-type="float" office:value="174.900000000001">
            <text:p>174.900000000001</text:p>
          </table:table-cell>
          <table:table-cell table:formula="of:=[.A592]/([.$D$4]*2)" office:value-type="float" office:value="43.7250000000002">
            <text:p>43.7250000000002</text:p>
          </table:table-cell>
          <table:table-cell table:formula="of:=SQRT(ABS([.$D$2]^2-[.B592]^2))" office:value-type="float" office:value="117.103050237814">
            <text:p>117.103050237814</text:p>
          </table:table-cell>
          <table:table-cell table:formula="of:=([.$C$10]-[.C592])*[.$B$4]" office:value-type="float" office:value="20216.1337911911">
            <text:p>20216.1337911911</text:p>
          </table:table-cell>
          <table:table-cell table:formula="of:=ROUND([.D592])" office:value-type="float" office:value="20216">
            <text:p>20216</text:p>
          </table:table-cell>
          <table:table-cell table:formula="of:=([.$C$8]-([.E592]*[.$C$4]))" office:value-type="float" office:value="117.103125">
            <text:p>117.103125</text:p>
          </table:table-cell>
          <table:table-cell table:formula="of:=SQRT(ABS([.$D$2]^2-[.F592]^2))" office:value-type="float" office:value="43.7247997735195">
            <text:p>43.7247997735195</text:p>
          </table:table-cell>
          <table:table-cell table:formula="of:=ABS([.B592]-[.G592])" office:value-type="float" office:value="0.000200226480693289">
            <text:p>0.000200226480693289</text:p>
          </table:table-cell>
          <table:table-cell/>
        </table:table-row>
        <table:table-row table:style-name="ro2">
          <table:table-cell table:formula="of:=[.A592]+[.A$4]" office:value-type="float" office:value="175.200000000001">
            <text:p>175.200000000001</text:p>
          </table:table-cell>
          <table:table-cell table:formula="of:=[.A593]/([.$D$4]*2)" office:value-type="float" office:value="43.8000000000002">
            <text:p>43.8000000000002</text:p>
          </table:table-cell>
          <table:table-cell table:formula="of:=SQRT(ABS([.$D$2]^2-[.B593]^2))" office:value-type="float" office:value="117.075018684602">
            <text:p>117.075018684602</text:p>
          </table:table-cell>
          <table:table-cell table:formula="of:=([.$C$10]-[.C593])*[.$B$4]" office:value-type="float" office:value="20287.8945674129">
            <text:p>20287.8945674129</text:p>
          </table:table-cell>
          <table:table-cell table:formula="of:=ROUND([.D593])" office:value-type="float" office:value="20288">
            <text:p>20288</text:p>
          </table:table-cell>
          <table:table-cell table:formula="of:=([.$C$8]-([.E593]*[.$C$4]))" office:value-type="float" office:value="117.075">
            <text:p>117.075</text:p>
          </table:table-cell>
          <table:table-cell table:formula="of:=SQRT(ABS([.$D$2]^2-[.F593]^2))" office:value-type="float" office:value="43.8000499428939">
            <text:p>43.8000499428939</text:p>
          </table:table-cell>
          <table:table-cell table:formula="of:=ABS([.B593]-[.G593])" office:value-type="float" office:value="0.0000499428936606705">
            <text:p>0.0000499428936606705</text:p>
          </table:table-cell>
          <table:table-cell/>
        </table:table-row>
        <table:table-row table:style-name="ro2">
          <table:table-cell table:formula="of:=[.A593]+[.A$4]" office:value-type="float" office:value="175.500000000001">
            <text:p>175.500000000001</text:p>
          </table:table-cell>
          <table:table-cell table:formula="of:=[.A594]/([.$D$4]*2)" office:value-type="float" office:value="43.8750000000002">
            <text:p>43.8750000000002</text:p>
          </table:table-cell>
          <table:table-cell table:formula="of:=SQRT(ABS([.$D$2]^2-[.B594]^2))" office:value-type="float" office:value="117.046932360485">
            <text:p>117.046932360485</text:p>
          </table:table-cell>
          <table:table-cell table:formula="of:=([.$C$10]-[.C594])*[.$B$4]" office:value-type="float" office:value="20359.7955571529">
            <text:p>20359.7955571529</text:p>
          </table:table-cell>
          <table:table-cell table:formula="of:=ROUND([.D594])" office:value-type="float" office:value="20360">
            <text:p>20360</text:p>
          </table:table-cell>
          <table:table-cell table:formula="of:=([.$C$8]-([.E594]*[.$C$4]))" office:value-type="float" office:value="117.046875">
            <text:p>117.046875</text:p>
          </table:table-cell>
          <table:table-cell table:formula="of:=SQRT(ABS([.$D$2]^2-[.F594]^2))" office:value-type="float" office:value="43.8751530223471">
            <text:p>43.8751530223471</text:p>
          </table:table-cell>
          <table:table-cell table:formula="of:=ABS([.B594]-[.G594])" office:value-type="float" office:value="0.000153022346879084">
            <text:p>0.000153022346879084</text:p>
          </table:table-cell>
          <table:table-cell/>
        </table:table-row>
        <table:table-row table:style-name="ro2">
          <table:table-cell table:formula="of:=[.A594]+[.A$4]" office:value-type="float" office:value="175.800000000001">
            <text:p>175.800000000001</text:p>
          </table:table-cell>
          <table:table-cell table:formula="of:=[.A595]/([.$D$4]*2)" office:value-type="float" office:value="43.9500000000002">
            <text:p>43.9500000000002</text:p>
          </table:table-cell>
          <table:table-cell table:formula="of:=SQRT(ABS([.$D$2]^2-[.B595]^2))" office:value-type="float" office:value="117.018791226025">
            <text:p>117.018791226025</text:p>
          </table:table-cell>
          <table:table-cell table:formula="of:=([.$C$10]-[.C595])*[.$B$4]" office:value-type="float" office:value="20431.8368613713">
            <text:p>20431.8368613713</text:p>
          </table:table-cell>
          <table:table-cell table:formula="of:=ROUND([.D595])" office:value-type="float" office:value="20432">
            <text:p>20432</text:p>
          </table:table-cell>
          <table:table-cell table:formula="of:=([.$C$8]-([.E595]*[.$C$4]))" office:value-type="float" office:value="117.01875">
            <text:p>117.01875</text:p>
          </table:table-cell>
          <table:table-cell table:formula="of:=SQRT(ABS([.$D$2]^2-[.F595]^2))" office:value-type="float" office:value="43.9501097659323">
            <text:p>43.9501097659323</text:p>
          </table:table-cell>
          <table:table-cell table:formula="of:=ABS([.B595]-[.G595])" office:value-type="float" office:value="0.000109765932087669">
            <text:p>0.000109765932087669</text:p>
          </table:table-cell>
          <table:table-cell/>
        </table:table-row>
        <table:table-row table:style-name="ro2">
          <table:table-cell table:formula="of:=[.A595]+[.A$4]" office:value-type="float" office:value="176.100000000001">
            <text:p>176.100000000001</text:p>
          </table:table-cell>
          <table:table-cell table:formula="of:=[.A596]/([.$D$4]*2)" office:value-type="float" office:value="44.0250000000002">
            <text:p>44.0250000000002</text:p>
          </table:table-cell>
          <table:table-cell table:formula="of:=SQRT(ABS([.$D$2]^2-[.B596]^2))" office:value-type="float" office:value="116.990595241669">
            <text:p>116.990595241669</text:p>
          </table:table-cell>
          <table:table-cell table:formula="of:=([.$C$10]-[.C596])*[.$B$4]" office:value-type="float" office:value="20504.0185813227">
            <text:p>20504.0185813227</text:p>
          </table:table-cell>
          <table:table-cell table:formula="of:=ROUND([.D596])" office:value-type="float" office:value="20504">
            <text:p>20504</text:p>
          </table:table-cell>
          <table:table-cell table:formula="of:=([.$C$8]-([.E596]*[.$C$4]))" office:value-type="float" office:value="116.990625">
            <text:p>116.990625</text:p>
          </table:table-cell>
          <table:table-cell table:formula="of:=SQRT(ABS([.$D$2]^2-[.F596]^2))" office:value-type="float" office:value="44.024920921103">
            <text:p>44.024920921103</text:p>
          </table:table-cell>
          <table:table-cell table:formula="of:=ABS([.B596]-[.G596])" office:value-type="float" office:value="0.0000790788972082623">
            <text:p>0.0000790788972082623</text:p>
          </table:table-cell>
          <table:table-cell/>
        </table:table-row>
        <table:table-row table:style-name="ro2">
          <table:table-cell table:formula="of:=[.A596]+[.A$4]" office:value-type="float" office:value="176.400000000001">
            <text:p>176.400000000001</text:p>
          </table:table-cell>
          <table:table-cell table:formula="of:=[.A597]/([.$D$4]*2)" office:value-type="float" office:value="44.1000000000002">
            <text:p>44.1000000000002</text:p>
          </table:table-cell>
          <table:table-cell table:formula="of:=SQRT(ABS([.$D$2]^2-[.B597]^2))" office:value-type="float" office:value="116.962344367749">
            <text:p>116.962344367749</text:p>
          </table:table-cell>
          <table:table-cell table:formula="of:=([.$C$10]-[.C597])*[.$B$4]" office:value-type="float" office:value="20576.3408185566">
            <text:p>20576.3408185566</text:p>
          </table:table-cell>
          <table:table-cell table:formula="of:=ROUND([.D597])" office:value-type="float" office:value="20576">
            <text:p>20576</text:p>
          </table:table-cell>
          <table:table-cell table:formula="of:=([.$C$8]-([.E597]*[.$C$4]))" office:value-type="float" office:value="116.9625">
            <text:p>116.9625</text:p>
          </table:table-cell>
          <table:table-cell table:formula="of:=SQRT(ABS([.$D$2]^2-[.F597]^2))" office:value-type="float" office:value="44.0995872287939">
            <text:p>44.0995872287939</text:p>
          </table:table-cell>
          <table:table-cell table:formula="of:=ABS([.B597]-[.G597])" office:value-type="float" office:value="0.000412771206384832">
            <text:p>0.000412771206384832</text:p>
          </table:table-cell>
          <table:table-cell/>
        </table:table-row>
        <table:table-row table:style-name="ro2">
          <table:table-cell table:formula="of:=[.A597]+[.A$4]" office:value-type="float" office:value="176.700000000001">
            <text:p>176.700000000001</text:p>
          </table:table-cell>
          <table:table-cell table:formula="of:=[.A598]/([.$D$4]*2)" office:value-type="float" office:value="44.1750000000002">
            <text:p>44.1750000000002</text:p>
          </table:table-cell>
          <table:table-cell table:formula="of:=SQRT(ABS([.$D$2]^2-[.B598]^2))" office:value-type="float" office:value="116.934038564483">
            <text:p>116.934038564483</text:p>
          </table:table-cell>
          <table:table-cell table:formula="of:=([.$C$10]-[.C598])*[.$B$4]" office:value-type="float" office:value="20648.8036749186">
            <text:p>20648.8036749186</text:p>
          </table:table-cell>
          <table:table-cell table:formula="of:=ROUND([.D598])" office:value-type="float" office:value="20649">
            <text:p>20649</text:p>
          </table:table-cell>
          <table:table-cell table:formula="of:=([.$C$8]-([.E598]*[.$C$4]))" office:value-type="float" office:value="116.933984375">
            <text:p>116.933984375</text:p>
          </table:table-cell>
          <table:table-cell table:formula="of:=SQRT(ABS([.$D$2]^2-[.F598]^2))" office:value-type="float" office:value="44.1751434427468">
            <text:p>44.1751434427468</text:p>
          </table:table-cell>
          <table:table-cell table:formula="of:=ABS([.B598]-[.G598])" office:value-type="float" office:value="0.000143442746576739">
            <text:p>0.000143442746576739</text:p>
          </table:table-cell>
          <table:table-cell/>
        </table:table-row>
        <table:table-row table:style-name="ro2">
          <table:table-cell table:formula="of:=[.A598]+[.A$4]" office:value-type="float" office:value="177.000000000001">
            <text:p>177.000000000001</text:p>
          </table:table-cell>
          <table:table-cell table:formula="of:=[.A599]/([.$D$4]*2)" office:value-type="float" office:value="44.2500000000003">
            <text:p>44.2500000000003</text:p>
          </table:table-cell>
          <table:table-cell table:formula="of:=SQRT(ABS([.$D$2]^2-[.B599]^2))" office:value-type="float" office:value="116.90567779197">
            <text:p>116.90567779197</text:p>
          </table:table-cell>
          <table:table-cell table:formula="of:=([.$C$10]-[.C599])*[.$B$4]" office:value-type="float" office:value="20721.4072525509">
            <text:p>20721.4072525509</text:p>
          </table:table-cell>
          <table:table-cell table:formula="of:=ROUND([.D599])" office:value-type="float" office:value="20721">
            <text:p>20721</text:p>
          </table:table-cell>
          <table:table-cell table:formula="of:=([.$C$8]-([.E599]*[.$C$4]))" office:value-type="float" office:value="116.905859375">
            <text:p>116.905859375</text:p>
          </table:table-cell>
          <table:table-cell table:formula="of:=SQRT(ABS([.$D$2]^2-[.F599]^2))" office:value-type="float" office:value="44.2495202662438">
            <text:p>44.2495202662438</text:p>
          </table:table-cell>
          <table:table-cell table:formula="of:=ABS([.B599]-[.G599])" office:value-type="float" office:value="0.000479733756421297">
            <text:p>0.000479733756421297</text:p>
          </table:table-cell>
          <table:table-cell/>
        </table:table-row>
        <table:table-row table:style-name="ro2">
          <table:table-cell table:formula="of:=[.A599]+[.A$4]" office:value-type="float" office:value="177.300000000001">
            <text:p>177.300000000001</text:p>
          </table:table-cell>
          <table:table-cell table:formula="of:=[.A600]/([.$D$4]*2)" office:value-type="float" office:value="44.3250000000003">
            <text:p>44.3250000000003</text:p>
          </table:table-cell>
          <table:table-cell table:formula="of:=SQRT(ABS([.$D$2]^2-[.B600]^2))" office:value-type="float" office:value="116.877262010196">
            <text:p>116.877262010196</text:p>
          </table:table-cell>
          <table:table-cell table:formula="of:=([.$C$10]-[.C600])*[.$B$4]" office:value-type="float" office:value="20794.1516538934">
            <text:p>20794.1516538934</text:p>
          </table:table-cell>
          <table:table-cell table:formula="of:=ROUND([.D600])" office:value-type="float" office:value="20794">
            <text:p>20794</text:p>
          </table:table-cell>
          <table:table-cell table:formula="of:=([.$C$8]-([.E600]*[.$C$4]))" office:value-type="float" office:value="116.87734375">
            <text:p>116.87734375</text:p>
          </table:table-cell>
          <table:table-cell table:formula="of:=SQRT(ABS([.$D$2]^2-[.F600]^2))" office:value-type="float" office:value="44.3247844658532">
            <text:p>44.3247844658532</text:p>
          </table:table-cell>
          <table:table-cell table:formula="of:=ABS([.B600]-[.G600])" office:value-type="float" office:value="0.000215534147095298">
            <text:p>0.000215534147095298</text:p>
          </table:table-cell>
          <table:table-cell/>
        </table:table-row>
        <table:table-row table:style-name="ro2">
          <table:table-cell table:formula="of:=[.A600]+[.A$4]" office:value-type="float" office:value="177.600000000001">
            <text:p>177.600000000001</text:p>
          </table:table-cell>
          <table:table-cell table:formula="of:=[.A601]/([.$D$4]*2)" office:value-type="float" office:value="44.4000000000003">
            <text:p>44.4000000000003</text:p>
          </table:table-cell>
          <table:table-cell table:formula="of:=SQRT(ABS([.$D$2]^2-[.B601]^2))" office:value-type="float" office:value="116.848791179028">
            <text:p>116.848791179028</text:p>
          </table:table-cell>
          <table:table-cell table:formula="of:=([.$C$10]-[.C601])*[.$B$4]" office:value-type="float" office:value="20867.0369816844">
            <text:p>20867.0369816844</text:p>
          </table:table-cell>
          <table:table-cell table:formula="of:=ROUND([.D601])" office:value-type="float" office:value="20867">
            <text:p>20867</text:p>
          </table:table-cell>
          <table:table-cell table:formula="of:=([.$C$8]-([.E601]*[.$C$4]))" office:value-type="float" office:value="116.848828125">
            <text:p>116.848828125</text:p>
          </table:table-cell>
          <table:table-cell table:formula="of:=SQRT(ABS([.$D$2]^2-[.F601]^2))" office:value-type="float" office:value="44.3999027680716">
            <text:p>44.3999027680716</text:p>
          </table:table-cell>
          <table:table-cell table:formula="of:=ABS([.B601]-[.G601])" office:value-type="float" office:value="0.0000972319286844936">
            <text:p>0.0000972319286844936</text:p>
          </table:table-cell>
          <table:table-cell/>
        </table:table-row>
        <table:table-row table:style-name="ro2">
          <table:table-cell table:formula="of:=[.A601]+[.A$4]" office:value-type="float" office:value="177.900000000001">
            <text:p>177.900000000001</text:p>
          </table:table-cell>
          <table:table-cell table:formula="of:=[.A602]/([.$D$4]*2)" office:value-type="float" office:value="44.4750000000003">
            <text:p>44.4750000000003</text:p>
          </table:table-cell>
          <table:table-cell table:formula="of:=SQRT(ABS([.$D$2]^2-[.B602]^2))" office:value-type="float" office:value="116.820265258216">
            <text:p>116.820265258216</text:p>
          </table:table-cell>
          <table:table-cell table:formula="of:=([.$C$10]-[.C602])*[.$B$4]" office:value-type="float" office:value="20940.0633389616">
            <text:p>20940.0633389616</text:p>
          </table:table-cell>
          <table:table-cell table:formula="of:=ROUND([.D602])" office:value-type="float" office:value="20940">
            <text:p>20940</text:p>
          </table:table-cell>
          <table:table-cell table:formula="of:=([.$C$8]-([.E602]*[.$C$4]))" office:value-type="float" office:value="116.8203125">
            <text:p>116.8203125</text:p>
          </table:table-cell>
          <table:table-cell table:formula="of:=SQRT(ABS([.$D$2]^2-[.F602]^2))" office:value-type="float" office:value="44.4748759121635">
            <text:p>44.4748759121635</text:p>
          </table:table-cell>
          <table:table-cell table:formula="of:=ABS([.B602]-[.G602])" office:value-type="float" office:value="0.000124087836724129">
            <text:p>0.000124087836724129</text:p>
          </table:table-cell>
          <table:table-cell/>
        </table:table-row>
        <table:table-row table:style-name="ro2">
          <table:table-cell table:formula="of:=[.A602]+[.A$4]" office:value-type="float" office:value="178.200000000001">
            <text:p>178.200000000001</text:p>
          </table:table-cell>
          <table:table-cell table:formula="of:=[.A603]/([.$D$4]*2)" office:value-type="float" office:value="44.5500000000003">
            <text:p>44.5500000000003</text:p>
          </table:table-cell>
          <table:table-cell table:formula="of:=SQRT(ABS([.$D$2]^2-[.B603]^2))" office:value-type="float" office:value="116.791684207395">
            <text:p>116.791684207395</text:p>
          </table:table-cell>
          <table:table-cell table:formula="of:=([.$C$10]-[.C603])*[.$B$4]" office:value-type="float" office:value="21013.2308290626">
            <text:p>21013.2308290626</text:p>
          </table:table-cell>
          <table:table-cell table:formula="of:=ROUND([.D603])" office:value-type="float" office:value="21013">
            <text:p>21013</text:p>
          </table:table-cell>
          <table:table-cell table:formula="of:=([.$C$8]-([.E603]*[.$C$4]))" office:value-type="float" office:value="116.791796875">
            <text:p>116.791796875</text:p>
          </table:table-cell>
          <table:table-cell table:formula="of:=SQRT(ABS([.$D$2]^2-[.F603]^2))" office:value-type="float" office:value="44.5497046309932">
            <text:p>44.5497046309932</text:p>
          </table:table-cell>
          <table:table-cell table:formula="of:=ABS([.B603]-[.G603])" office:value-type="float" office:value="0.000295369007034196">
            <text:p>0.000295369007034196</text:p>
          </table:table-cell>
          <table:table-cell/>
        </table:table-row>
        <table:table-row table:style-name="ro2">
          <table:table-cell table:formula="of:=[.A603]+[.A$4]" office:value-type="float" office:value="178.500000000001">
            <text:p>178.500000000001</text:p>
          </table:table-cell>
          <table:table-cell table:formula="of:=[.A604]/([.$D$4]*2)" office:value-type="float" office:value="44.6250000000003">
            <text:p>44.6250000000003</text:p>
          </table:table-cell>
          <table:table-cell table:formula="of:=SQRT(ABS([.$D$2]^2-[.B604]^2))" office:value-type="float" office:value="116.763047986082">
            <text:p>116.763047986082</text:p>
          </table:table-cell>
          <table:table-cell table:formula="of:=([.$C$10]-[.C604])*[.$B$4]" office:value-type="float" office:value="21086.5395556262">
            <text:p>21086.5395556262</text:p>
          </table:table-cell>
          <table:table-cell table:formula="of:=ROUND([.D604])" office:value-type="float" office:value="21087">
            <text:p>21087</text:p>
          </table:table-cell>
          <table:table-cell table:formula="of:=([.$C$8]-([.E604]*[.$C$4]))" office:value-type="float" office:value="116.762890625">
            <text:p>116.762890625</text:p>
          </table:table-cell>
          <table:table-cell table:formula="of:=SQRT(ABS([.$D$2]^2-[.F604]^2))" office:value-type="float" office:value="44.625411739213">
            <text:p>44.625411739213</text:p>
          </table:table-cell>
          <table:table-cell table:formula="of:=ABS([.B604]-[.G604])" office:value-type="float" office:value="0.00041173921272275">
            <text:p>0.00041173921272275</text:p>
          </table:table-cell>
          <table:table-cell/>
        </table:table-row>
        <table:table-row table:style-name="ro2">
          <table:table-cell table:formula="of:=[.A604]+[.A$4]" office:value-type="float" office:value="178.800000000001">
            <text:p>178.800000000001</text:p>
          </table:table-cell>
          <table:table-cell table:formula="of:=[.A605]/([.$D$4]*2)" office:value-type="float" office:value="44.7000000000003">
            <text:p>44.7000000000003</text:p>
          </table:table-cell>
          <table:table-cell table:formula="of:=SQRT(ABS([.$D$2]^2-[.B605]^2))" office:value-type="float" office:value="116.734356553673">
            <text:p>116.734356553673</text:p>
          </table:table-cell>
          <table:table-cell table:formula="of:=([.$C$10]-[.C605])*[.$B$4]" office:value-type="float" office:value="21159.9896225928">
            <text:p>21159.9896225928</text:p>
          </table:table-cell>
          <table:table-cell table:formula="of:=ROUND([.D605])" office:value-type="float" office:value="21160">
            <text:p>21160</text:p>
          </table:table-cell>
          <table:table-cell table:formula="of:=([.$C$8]-([.E605]*[.$C$4]))" office:value-type="float" office:value="116.734375">
            <text:p>116.734375</text:p>
          </table:table-cell>
          <table:table-cell table:formula="of:=SQRT(ABS([.$D$2]^2-[.F605]^2))" office:value-type="float" office:value="44.6999518272601">
            <text:p>44.6999518272601</text:p>
          </table:table-cell>
          <table:table-cell table:formula="of:=ABS([.B605]-[.G605])" office:value-type="float" office:value="0.000048172740150676">
            <text:p>0.000048172740150676</text:p>
          </table:table-cell>
          <table:table-cell/>
        </table:table-row>
        <table:table-row table:style-name="ro2">
          <table:table-cell table:formula="of:=[.A605]+[.A$4]" office:value-type="float" office:value="179.100000000001">
            <text:p>179.100000000001</text:p>
          </table:table-cell>
          <table:table-cell table:formula="of:=[.A606]/([.$D$4]*2)" office:value-type="float" office:value="44.7750000000003">
            <text:p>44.7750000000003</text:p>
          </table:table-cell>
          <table:table-cell table:formula="of:=SQRT(ABS([.$D$2]^2-[.B606]^2))" office:value-type="float" office:value="116.705609869449">
            <text:p>116.705609869449</text:p>
          </table:table-cell>
          <table:table-cell table:formula="of:=([.$C$10]-[.C606])*[.$B$4]" office:value-type="float" office:value="21233.581134206">
            <text:p>21233.581134206</text:p>
          </table:table-cell>
          <table:table-cell table:formula="of:=ROUND([.D606])" office:value-type="float" office:value="21234">
            <text:p>21234</text:p>
          </table:table-cell>
          <table:table-cell table:formula="of:=([.$C$8]-([.E606]*[.$C$4]))" office:value-type="float" office:value="116.70546875">
            <text:p>116.70546875</text:p>
          </table:table-cell>
          <table:table-cell table:formula="of:=SQRT(ABS([.$D$2]^2-[.F606]^2))" office:value-type="float" office:value="44.7753678247625">
            <text:p>44.7753678247625</text:p>
          </table:table-cell>
          <table:table-cell table:formula="of:=ABS([.B606]-[.G606])" office:value-type="float" office:value="0.000367824762200541">
            <text:p>0.000367824762200541</text:p>
          </table:table-cell>
          <table:table-cell/>
        </table:table-row>
        <table:table-row table:style-name="ro2">
          <table:table-cell table:formula="of:=[.A606]+[.A$4]" office:value-type="float" office:value="179.400000000001">
            <text:p>179.400000000001</text:p>
          </table:table-cell>
          <table:table-cell table:formula="of:=[.A607]/([.$D$4]*2)" office:value-type="float" office:value="44.8500000000003">
            <text:p>44.8500000000003</text:p>
          </table:table-cell>
          <table:table-cell table:formula="of:=SQRT(ABS([.$D$2]^2-[.B607]^2))" office:value-type="float" office:value="116.676807892571">
            <text:p>116.676807892571</text:p>
          </table:table-cell>
          <table:table-cell table:formula="of:=([.$C$10]-[.C607])*[.$B$4]" office:value-type="float" office:value="21307.3141950124">
            <text:p>21307.3141950124</text:p>
          </table:table-cell>
          <table:table-cell table:formula="of:=ROUND([.D607])" office:value-type="float" office:value="21307">
            <text:p>21307</text:p>
          </table:table-cell>
          <table:table-cell table:formula="of:=([.$C$8]-([.E607]*[.$C$4]))" office:value-type="float" office:value="116.676953125">
            <text:p>116.676953125</text:p>
          </table:table-cell>
          <table:table-cell table:formula="of:=SQRT(ABS([.$D$2]^2-[.F607]^2))" office:value-type="float" office:value="44.8496221775229">
            <text:p>44.8496221775229</text:p>
          </table:table-cell>
          <table:table-cell table:formula="of:=ABS([.B607]-[.G607])" office:value-type="float" office:value="0.0003778224773896">
            <text:p>0.0003778224773896</text:p>
          </table:table-cell>
          <table:table-cell/>
        </table:table-row>
        <table:table-row table:style-name="ro2">
          <table:table-cell table:formula="of:=[.A607]+[.A$4]" office:value-type="float" office:value="179.700000000001">
            <text:p>179.700000000001</text:p>
          </table:table-cell>
          <table:table-cell table:formula="of:=[.A608]/([.$D$4]*2)" office:value-type="float" office:value="44.9250000000003">
            <text:p>44.9250000000003</text:p>
          </table:table-cell>
          <table:table-cell table:formula="of:=SQRT(ABS([.$D$2]^2-[.B608]^2))" office:value-type="float" office:value="116.647950582083">
            <text:p>116.647950582083</text:p>
          </table:table-cell>
          <table:table-cell table:formula="of:=([.$C$10]-[.C608])*[.$B$4]" office:value-type="float" office:value="21381.1889098635">
            <text:p>21381.1889098635</text:p>
          </table:table-cell>
          <table:table-cell table:formula="of:=ROUND([.D608])" office:value-type="float" office:value="21381">
            <text:p>21381</text:p>
          </table:table-cell>
          <table:table-cell table:formula="of:=([.$C$8]-([.E608]*[.$C$4]))" office:value-type="float" office:value="116.648046875">
            <text:p>116.648046875</text:p>
          </table:table-cell>
          <table:table-cell table:formula="of:=SQRT(ABS([.$D$2]^2-[.F608]^2))" office:value-type="float" office:value="44.924749974238">
            <text:p>44.924749974238</text:p>
          </table:table-cell>
          <table:table-cell table:formula="of:=ABS([.B608]-[.G608])" office:value-type="float" office:value="0.000250025762234429">
            <text:p>0.000250025762234429</text:p>
          </table:table-cell>
          <table:table-cell/>
        </table:table-row>
        <table:table-row table:style-name="ro2">
          <table:table-cell table:formula="of:=[.A608]+[.A$4]" office:value-type="float" office:value="180.000000000001">
            <text:p>180.000000000001</text:p>
          </table:table-cell>
          <table:table-cell table:formula="of:=[.A609]/([.$D$4]*2)" office:value-type="float" office:value="45.0000000000003">
            <text:p>45.0000000000003</text:p>
          </table:table-cell>
          <table:table-cell table:formula="of:=SQRT(ABS([.$D$2]^2-[.B609]^2))" office:value-type="float" office:value="116.619037896906">
            <text:p>116.619037896906</text:p>
          </table:table-cell>
          <table:table-cell table:formula="of:=([.$C$10]-[.C609])*[.$B$4]" office:value-type="float" office:value="21455.2053839157">
            <text:p>21455.2053839157</text:p>
          </table:table-cell>
          <table:table-cell table:formula="of:=ROUND([.D609])" office:value-type="float" office:value="21455">
            <text:p>21455</text:p>
          </table:table-cell>
          <table:table-cell table:formula="of:=([.$C$8]-([.E609]*[.$C$4]))" office:value-type="float" office:value="116.619140625">
            <text:p>116.619140625</text:p>
          </table:table-cell>
          <table:table-cell table:formula="of:=SQRT(ABS([.$D$2]^2-[.F609]^2))" office:value-type="float" office:value="44.9997337757289">
            <text:p>44.9997337757289</text:p>
          </table:table-cell>
          <table:table-cell table:formula="of:=ABS([.B609]-[.G609])" office:value-type="float" office:value="0.000266224271399551">
            <text:p>0.000266224271399551</text:p>
          </table:table-cell>
          <table:table-cell/>
        </table:table-row>
        <table:table-row table:style-name="ro2">
          <table:table-cell table:formula="of:=[.A609]+[.A$4]" office:value-type="float" office:value="180.300000000001">
            <text:p>180.300000000001</text:p>
          </table:table-cell>
          <table:table-cell table:formula="of:=[.A610]/([.$D$4]*2)" office:value-type="float" office:value="45.0750000000003">
            <text:p>45.0750000000003</text:p>
          </table:table-cell>
          <table:table-cell table:formula="of:=SQRT(ABS([.$D$2]^2-[.B610]^2))" office:value-type="float" office:value="116.590069795845">
            <text:p>116.590069795845</text:p>
          </table:table-cell>
          <table:table-cell table:formula="of:=([.$C$10]-[.C610])*[.$B$4]" office:value-type="float" office:value="21529.363722632">
            <text:p>21529.363722632</text:p>
          </table:table-cell>
          <table:table-cell table:formula="of:=ROUND([.D610])" office:value-type="float" office:value="21529">
            <text:p>21529</text:p>
          </table:table-cell>
          <table:table-cell table:formula="of:=([.$C$8]-([.E610]*[.$C$4]))" office:value-type="float" office:value="116.590234375">
            <text:p>116.590234375</text:p>
          </table:table-cell>
          <table:table-cell table:formula="of:=SQRT(ABS([.$D$2]^2-[.F610]^2))" office:value-type="float" office:value="45.0745743006251">
            <text:p>45.0745743006251</text:p>
          </table:table-cell>
          <table:table-cell table:formula="of:=ABS([.B610]-[.G610])" office:value-type="float" office:value="0.000425699375220745">
            <text:p>0.000425699375220745</text:p>
          </table:table-cell>
          <table:table-cell/>
        </table:table-row>
        <table:table-row table:style-name="ro2">
          <table:table-cell table:formula="of:=[.A610]+[.A$4]" office:value-type="float" office:value="180.600000000001">
            <text:p>180.600000000001</text:p>
          </table:table-cell>
          <table:table-cell table:formula="of:=[.A611]/([.$D$4]*2)" office:value-type="float" office:value="45.1500000000003">
            <text:p>45.1500000000003</text:p>
          </table:table-cell>
          <table:table-cell table:formula="of:=SQRT(ABS([.$D$2]^2-[.B611]^2))" office:value-type="float" office:value="116.561046237583">
            <text:p>116.561046237583</text:p>
          </table:table-cell>
          <table:table-cell table:formula="of:=([.$C$10]-[.C611])*[.$B$4]" office:value-type="float" office:value="21603.6640317822">
            <text:p>21603.6640317822</text:p>
          </table:table-cell>
          <table:table-cell table:formula="of:=ROUND([.D611])" office:value-type="float" office:value="21604">
            <text:p>21604</text:p>
          </table:table-cell>
          <table:table-cell table:formula="of:=([.$C$8]-([.E611]*[.$C$4]))" office:value-type="float" office:value="116.5609375">
            <text:p>116.5609375</text:p>
          </table:table-cell>
          <table:table-cell table:formula="of:=SQRT(ABS([.$D$2]^2-[.F611]^2))" office:value-type="float" office:value="45.1502807202911">
            <text:p>45.1502807202911</text:p>
          </table:table-cell>
          <table:table-cell table:formula="of:=ABS([.B611]-[.G611])" office:value-type="float" office:value="0.000280720290859904">
            <text:p>0.000280720290859904</text:p>
          </table:table-cell>
          <table:table-cell/>
        </table:table-row>
        <table:table-row table:style-name="ro2">
          <table:table-cell table:formula="of:=[.A611]+[.A$4]" office:value-type="float" office:value="180.900000000001">
            <text:p>180.900000000001</text:p>
          </table:table-cell>
          <table:table-cell table:formula="of:=[.A612]/([.$D$4]*2)" office:value-type="float" office:value="45.2250000000003">
            <text:p>45.2250000000003</text:p>
          </table:table-cell>
          <table:table-cell table:formula="of:=SQRT(ABS([.$D$2]^2-[.B612]^2))" office:value-type="float" office:value="116.531967180684">
            <text:p>116.531967180684</text:p>
          </table:table-cell>
          <table:table-cell table:formula="of:=([.$C$10]-[.C612])*[.$B$4]" office:value-type="float" office:value="21678.1064174442">
            <text:p>21678.1064174442</text:p>
          </table:table-cell>
          <table:table-cell table:formula="of:=ROUND([.D612])" office:value-type="float" office:value="21678">
            <text:p>21678</text:p>
          </table:table-cell>
          <table:table-cell table:formula="of:=([.$C$8]-([.E612]*[.$C$4]))" office:value-type="float" office:value="116.53203125">
            <text:p>116.53203125</text:p>
          </table:table-cell>
          <table:table-cell table:formula="of:=SQRT(ABS([.$D$2]^2-[.F612]^2))" office:value-type="float" office:value="45.2248349112412">
            <text:p>45.2248349112412</text:p>
          </table:table-cell>
          <table:table-cell table:formula="of:=ABS([.B612]-[.G612])" office:value-type="float" office:value="0.000165088759061405">
            <text:p>0.000165088759061405</text:p>
          </table:table-cell>
          <table:table-cell/>
        </table:table-row>
        <table:table-row table:style-name="ro2">
          <table:table-cell table:formula="of:=[.A612]+[.A$4]" office:value-type="float" office:value="181.200000000001">
            <text:p>181.200000000001</text:p>
          </table:table-cell>
          <table:table-cell table:formula="of:=[.A613]/([.$D$4]*2)" office:value-type="float" office:value="45.3000000000003">
            <text:p>45.3000000000003</text:p>
          </table:table-cell>
          <table:table-cell table:formula="of:=SQRT(ABS([.$D$2]^2-[.B613]^2))" office:value-type="float" office:value="116.50283258359">
            <text:p>116.50283258359</text:p>
          </table:table-cell>
          <table:table-cell table:formula="of:=([.$C$10]-[.C613])*[.$B$4]" office:value-type="float" office:value="21752.6909860047">
            <text:p>21752.6909860047</text:p>
          </table:table-cell>
          <table:table-cell table:formula="of:=ROUND([.D613])" office:value-type="float" office:value="21753">
            <text:p>21753</text:p>
          </table:table-cell>
          <table:table-cell table:formula="of:=([.$C$8]-([.E613]*[.$C$4]))" office:value-type="float" office:value="116.502734375">
            <text:p>116.502734375</text:p>
          </table:table-cell>
          <table:table-cell table:formula="of:=SQRT(ABS([.$D$2]^2-[.F613]^2))" office:value-type="float" office:value="45.3002525726755">
            <text:p>45.3002525726755</text:p>
          </table:table-cell>
          <table:table-cell table:formula="of:=ABS([.B613]-[.G613])" office:value-type="float" office:value="0.000252572675208285">
            <text:p>0.000252572675208285</text:p>
          </table:table-cell>
          <table:table-cell/>
        </table:table-row>
        <table:table-row table:style-name="ro2">
          <table:table-cell table:formula="of:=[.A613]+[.A$4]" office:value-type="float" office:value="181.500000000001">
            <text:p>181.500000000001</text:p>
          </table:table-cell>
          <table:table-cell table:formula="of:=[.A614]/([.$D$4]*2)" office:value-type="float" office:value="45.3750000000003">
            <text:p>45.3750000000003</text:p>
          </table:table-cell>
          <table:table-cell table:formula="of:=SQRT(ABS([.$D$2]^2-[.B614]^2))" office:value-type="float" office:value="116.473642404623">
            <text:p>116.473642404623</text:p>
          </table:table-cell>
          <table:table-cell table:formula="of:=([.$C$10]-[.C614])*[.$B$4]" office:value-type="float" office:value="21827.4178441602">
            <text:p>21827.4178441602</text:p>
          </table:table-cell>
          <table:table-cell table:formula="of:=ROUND([.D614])" office:value-type="float" office:value="21827">
            <text:p>21827</text:p>
          </table:table-cell>
          <table:table-cell table:formula="of:=([.$C$8]-([.E614]*[.$C$4]))" office:value-type="float" office:value="116.473828125">
            <text:p>116.473828125</text:p>
          </table:table-cell>
          <table:table-cell table:formula="of:=SQRT(ABS([.$D$2]^2-[.F614]^2))" office:value-type="float" office:value="45.3745232692087">
            <text:p>45.3745232692087</text:p>
          </table:table-cell>
          <table:table-cell table:formula="of:=ABS([.B614]-[.G614])" office:value-type="float" office:value="0.000476730791618252">
            <text:p>0.000476730791618252</text:p>
          </table:table-cell>
          <table:table-cell/>
        </table:table-row>
        <table:table-row table:style-name="ro2">
          <table:table-cell table:formula="of:=[.A614]+[.A$4]" office:value-type="float" office:value="181.800000000001">
            <text:p>181.800000000001</text:p>
          </table:table-cell>
          <table:table-cell table:formula="of:=[.A615]/([.$D$4]*2)" office:value-type="float" office:value="45.4500000000003">
            <text:p>45.4500000000003</text:p>
          </table:table-cell>
          <table:table-cell table:formula="of:=SQRT(ABS([.$D$2]^2-[.B615]^2))" office:value-type="float" office:value="116.444396601983">
            <text:p>116.444396601983</text:p>
          </table:table-cell>
          <table:table-cell table:formula="of:=([.$C$10]-[.C615])*[.$B$4]" office:value-type="float" office:value="21902.2870989177">
            <text:p>21902.2870989177</text:p>
          </table:table-cell>
          <table:table-cell table:formula="of:=ROUND([.D615])" office:value-type="float" office:value="21902">
            <text:p>21902</text:p>
          </table:table-cell>
          <table:table-cell table:formula="of:=([.$C$8]-([.E615]*[.$C$4]))" office:value-type="float" office:value="116.44453125">
            <text:p>116.44453125</text:p>
          </table:table-cell>
          <table:table-cell table:formula="of:=SQRT(ABS([.$D$2]^2-[.F615]^2))" office:value-type="float" office:value="45.449655025839">
            <text:p>45.449655025839</text:p>
          </table:table-cell>
          <table:table-cell table:formula="of:=ABS([.B615]-[.G615])" office:value-type="float" office:value="0.00034497416127266">
            <text:p>0.00034497416127266</text:p>
          </table:table-cell>
          <table:table-cell/>
        </table:table-row>
        <table:table-row table:style-name="ro2">
          <table:table-cell table:formula="of:=[.A615]+[.A$4]" office:value-type="float" office:value="182.100000000001">
            <text:p>182.100000000001</text:p>
          </table:table-cell>
          <table:table-cell table:formula="of:=[.A616]/([.$D$4]*2)" office:value-type="float" office:value="45.5250000000003">
            <text:p>45.5250000000003</text:p>
          </table:table-cell>
          <table:table-cell table:formula="of:=SQRT(ABS([.$D$2]^2-[.B616]^2))" office:value-type="float" office:value="116.41509513375">
            <text:p>116.41509513375</text:p>
          </table:table-cell>
          <table:table-cell table:formula="of:=([.$C$10]-[.C616])*[.$B$4]" office:value-type="float" office:value="21977.2988575958">
            <text:p>21977.2988575958</text:p>
          </table:table-cell>
          <table:table-cell table:formula="of:=ROUND([.D616])" office:value-type="float" office:value="21977">
            <text:p>21977</text:p>
          </table:table-cell>
          <table:table-cell table:formula="of:=([.$C$8]-([.E616]*[.$C$4]))" office:value-type="float" office:value="116.415234375">
            <text:p>116.415234375</text:p>
          </table:table-cell>
          <table:table-cell table:formula="of:=SQRT(ABS([.$D$2]^2-[.F616]^2))" office:value-type="float" office:value="45.5246439350581">
            <text:p>45.5246439350581</text:p>
          </table:table-cell>
          <table:table-cell table:formula="of:=ABS([.B616]-[.G616])" office:value-type="float" office:value="0.000356064942231171">
            <text:p>0.000356064942231171</text:p>
          </table:table-cell>
          <table:table-cell/>
        </table:table-row>
        <table:table-row table:style-name="ro2">
          <table:table-cell table:formula="of:=[.A616]+[.A$4]" office:value-type="float" office:value="182.400000000001">
            <text:p>182.400000000001</text:p>
          </table:table-cell>
          <table:table-cell table:formula="of:=[.A617]/([.$D$4]*2)" office:value-type="float" office:value="45.6000000000003">
            <text:p>45.6000000000003</text:p>
          </table:table-cell>
          <table:table-cell table:formula="of:=SQRT(ABS([.$D$2]^2-[.B617]^2))" office:value-type="float" office:value="116.385737957879">
            <text:p>116.385737957879</text:p>
          </table:table-cell>
          <table:table-cell table:formula="of:=([.$C$10]-[.C617])*[.$B$4]" office:value-type="float" office:value="22052.4532278258">
            <text:p>22052.4532278258</text:p>
          </table:table-cell>
          <table:table-cell table:formula="of:=ROUND([.D617])" office:value-type="float" office:value="22052">
            <text:p>22052</text:p>
          </table:table-cell>
          <table:table-cell table:formula="of:=([.$C$8]-([.E617]*[.$C$4]))" office:value-type="float" office:value="116.3859375">
            <text:p>116.3859375</text:p>
          </table:table-cell>
          <table:table-cell table:formula="of:=SQRT(ABS([.$D$2]^2-[.F617]^2))" office:value-type="float" office:value="45.5994907016087">
            <text:p>45.5994907016087</text:p>
          </table:table-cell>
          <table:table-cell table:formula="of:=ABS([.B617]-[.G617])" office:value-type="float" office:value="0.000509298391641266">
            <text:p>0.000509298391641266</text:p>
          </table:table-cell>
          <table:table-cell/>
        </table:table-row>
        <table:table-row table:style-name="ro2">
          <table:table-cell table:formula="of:=[.A617]+[.A$4]" office:value-type="float" office:value="182.700000000001">
            <text:p>182.700000000001</text:p>
          </table:table-cell>
          <table:table-cell table:formula="of:=[.A618]/([.$D$4]*2)" office:value-type="float" office:value="45.6750000000003">
            <text:p>45.6750000000003</text:p>
          </table:table-cell>
          <table:table-cell table:formula="of:=SQRT(ABS([.$D$2]^2-[.B618]^2))" office:value-type="float" office:value="116.356325032204">
            <text:p>116.356325032204</text:p>
          </table:table-cell>
          <table:table-cell table:formula="of:=([.$C$10]-[.C618])*[.$B$4]" office:value-type="float" office:value="22127.7503175518">
            <text:p>22127.7503175518</text:p>
          </table:table-cell>
          <table:table-cell table:formula="of:=ROUND([.D618])" office:value-type="float" office:value="22128">
            <text:p>22128</text:p>
          </table:table-cell>
          <table:table-cell table:formula="of:=([.$C$8]-([.E618]*[.$C$4]))" office:value-type="float" office:value="116.35625">
            <text:p>116.35625</text:p>
          </table:table-cell>
          <table:table-cell table:formula="of:=SQRT(ABS([.$D$2]^2-[.F618]^2))" office:value-type="float" office:value="45.6751911428677">
            <text:p>45.6751911428677</text:p>
          </table:table-cell>
          <table:table-cell table:formula="of:=ABS([.B618]-[.G618])" office:value-type="float" office:value="0.000191142867393523">
            <text:p>0.000191142867393523</text:p>
          </table:table-cell>
          <table:table-cell/>
        </table:table-row>
        <table:table-row table:style-name="ro2">
          <table:table-cell table:formula="of:=[.A618]+[.A$4]" office:value-type="float" office:value="183.000000000001">
            <text:p>183.000000000001</text:p>
          </table:table-cell>
          <table:table-cell table:formula="of:=[.A619]/([.$D$4]*2)" office:value-type="float" office:value="45.7500000000003">
            <text:p>45.7500000000003</text:p>
          </table:table-cell>
          <table:table-cell table:formula="of:=SQRT(ABS([.$D$2]^2-[.B619]^2))" office:value-type="float" office:value="116.326856314438">
            <text:p>116.326856314438</text:p>
          </table:table-cell>
          <table:table-cell table:formula="of:=([.$C$10]-[.C619])*[.$B$4]" office:value-type="float" office:value="22203.1902350328">
            <text:p>22203.1902350328</text:p>
          </table:table-cell>
          <table:table-cell table:formula="of:=ROUND([.D619])" office:value-type="float" office:value="22203">
            <text:p>22203</text:p>
          </table:table-cell>
          <table:table-cell table:formula="of:=([.$C$8]-([.E619]*[.$C$4]))" office:value-type="float" office:value="116.326953125">
            <text:p>116.326953125</text:p>
          </table:table-cell>
          <table:table-cell table:formula="of:=SQRT(ABS([.$D$2]^2-[.F619]^2))" office:value-type="float" office:value="45.7497538425515">
            <text:p>45.7497538425515</text:p>
          </table:table-cell>
          <table:table-cell table:formula="of:=ABS([.B619]-[.G619])" office:value-type="float" office:value="0.000246157448842155">
            <text:p>0.000246157448842155</text:p>
          </table:table-cell>
          <table:table-cell/>
        </table:table-row>
        <table:table-row table:style-name="ro2">
          <table:table-cell table:formula="of:=[.A619]+[.A$4]" office:value-type="float" office:value="183.300000000001">
            <text:p>183.300000000001</text:p>
          </table:table-cell>
          <table:table-cell table:formula="of:=[.A620]/([.$D$4]*2)" office:value-type="float" office:value="45.8250000000003">
            <text:p>45.8250000000003</text:p>
          </table:table-cell>
          <table:table-cell table:formula="of:=SQRT(ABS([.$D$2]^2-[.B620]^2))" office:value-type="float" office:value="116.297331762169">
            <text:p>116.297331762169</text:p>
          </table:table-cell>
          <table:table-cell table:formula="of:=([.$C$10]-[.C620])*[.$B$4]" office:value-type="float" office:value="22278.7730888425">
            <text:p>22278.7730888425</text:p>
          </table:table-cell>
          <table:table-cell table:formula="of:=ROUND([.D620])" office:value-type="float" office:value="22279">
            <text:p>22279</text:p>
          </table:table-cell>
          <table:table-cell table:formula="of:=([.$C$8]-([.E620]*[.$C$4]))" office:value-type="float" office:value="116.297265625">
            <text:p>116.297265625</text:p>
          </table:table-cell>
          <table:table-cell table:formula="of:=SQRT(ABS([.$D$2]^2-[.F620]^2))" office:value-type="float" office:value="45.8251678463723">
            <text:p>45.8251678463723</text:p>
          </table:table-cell>
          <table:table-cell table:formula="of:=ABS([.B620]-[.G620])" office:value-type="float" office:value="0.000167846371994074">
            <text:p>0.000167846371994074</text:p>
          </table:table-cell>
          <table:table-cell/>
        </table:table-row>
        <table:table-row table:style-name="ro2">
          <table:table-cell table:formula="of:=[.A620]+[.A$4]" office:value-type="float" office:value="183.600000000001">
            <text:p>183.600000000001</text:p>
          </table:table-cell>
          <table:table-cell table:formula="of:=[.A621]/([.$D$4]*2)" office:value-type="float" office:value="45.9000000000003">
            <text:p>45.9000000000003</text:p>
          </table:table-cell>
          <table:table-cell table:formula="of:=SQRT(ABS([.$D$2]^2-[.B621]^2))" office:value-type="float" office:value="116.267751332861">
            <text:p>116.267751332861</text:p>
          </table:table-cell>
          <table:table-cell table:formula="of:=([.$C$10]-[.C621])*[.$B$4]" office:value-type="float" office:value="22354.498987871">
            <text:p>22354.498987871</text:p>
          </table:table-cell>
          <table:table-cell table:formula="of:=ROUND([.D621])" office:value-type="float" office:value="22354">
            <text:p>22354</text:p>
          </table:table-cell>
          <table:table-cell table:formula="of:=([.$C$8]-([.E621]*[.$C$4]))" office:value-type="float" office:value="116.26796875">
            <text:p>116.26796875</text:p>
          </table:table-cell>
          <table:table-cell table:formula="of:=SQRT(ABS([.$D$2]^2-[.F621]^2))" office:value-type="float" office:value="45.8994492641145">
            <text:p>45.8994492641145</text:p>
          </table:table-cell>
          <table:table-cell table:formula="of:=ABS([.B621]-[.G621])" office:value-type="float" office:value="0.000550735885781251">
            <text:p>0.000550735885781251</text:p>
          </table:table-cell>
          <table:table-cell/>
        </table:table-row>
        <table:table-row table:style-name="ro2">
          <table:table-cell table:formula="of:=[.A621]+[.A$4]" office:value-type="float" office:value="183.900000000001">
            <text:p>183.900000000001</text:p>
          </table:table-cell>
          <table:table-cell table:formula="of:=[.A622]/([.$D$4]*2)" office:value-type="float" office:value="45.9750000000003">
            <text:p>45.9750000000003</text:p>
          </table:table-cell>
          <table:table-cell table:formula="of:=SQRT(ABS([.$D$2]^2-[.B622]^2))" office:value-type="float" office:value="116.238114983855">
            <text:p>116.238114983855</text:p>
          </table:table-cell>
          <table:table-cell table:formula="of:=([.$C$10]-[.C622])*[.$B$4]" office:value-type="float" office:value="22430.3680413252">
            <text:p>22430.3680413252</text:p>
          </table:table-cell>
          <table:table-cell table:formula="of:=ROUND([.D622])" office:value-type="float" office:value="22430">
            <text:p>22430</text:p>
          </table:table-cell>
          <table:table-cell table:formula="of:=([.$C$8]-([.E622]*[.$C$4]))" office:value-type="float" office:value="116.23828125">
            <text:p>116.23828125</text:p>
          </table:table-cell>
          <table:table-cell table:formula="of:=SQRT(ABS([.$D$2]^2-[.F622]^2))" office:value-type="float" office:value="45.9745796288112">
            <text:p>45.9745796288112</text:p>
          </table:table-cell>
          <table:table-cell table:formula="of:=ABS([.B622]-[.G622])" office:value-type="float" office:value="0.000420371189150615">
            <text:p>0.000420371189150615</text:p>
          </table:table-cell>
          <table:table-cell/>
        </table:table-row>
        <table:table-row table:style-name="ro2">
          <table:table-cell table:formula="of:=[.A622]+[.A$4]" office:value-type="float" office:value="184.200000000001">
            <text:p>184.200000000001</text:p>
          </table:table-cell>
          <table:table-cell table:formula="of:=[.A623]/([.$D$4]*2)" office:value-type="float" office:value="46.0500000000003">
            <text:p>46.0500000000003</text:p>
          </table:table-cell>
          <table:table-cell table:formula="of:=SQRT(ABS([.$D$2]^2-[.B623]^2))" office:value-type="float" office:value="116.208422672369">
            <text:p>116.208422672369</text:p>
          </table:table-cell>
          <table:table-cell table:formula="of:=([.$C$10]-[.C623])*[.$B$4]" office:value-type="float" office:value="22506.3803587301">
            <text:p>22506.3803587301</text:p>
          </table:table-cell>
          <table:table-cell table:formula="of:=ROUND([.D623])" office:value-type="float" office:value="22506">
            <text:p>22506</text:p>
          </table:table-cell>
          <table:table-cell table:formula="of:=([.$C$8]-([.E623]*[.$C$4]))" office:value-type="float" office:value="116.20859375">
            <text:p>116.20859375</text:p>
          </table:table-cell>
          <table:table-cell table:formula="of:=SQRT(ABS([.$D$2]^2-[.F623]^2))" office:value-type="float" office:value="46.0495682786219">
            <text:p>46.0495682786219</text:p>
          </table:table-cell>
          <table:table-cell table:formula="of:=ABS([.B623]-[.G623])" office:value-type="float" office:value="0.000431721378433281">
            <text:p>0.000431721378433281</text:p>
          </table:table-cell>
          <table:table-cell/>
        </table:table-row>
        <table:table-row table:style-name="ro2">
          <table:table-cell table:formula="of:=[.A623]+[.A$4]" office:value-type="float" office:value="184.500000000001">
            <text:p>184.500000000001</text:p>
          </table:table-cell>
          <table:table-cell table:formula="of:=[.A624]/([.$D$4]*2)" office:value-type="float" office:value="46.1250000000003">
            <text:p>46.1250000000003</text:p>
          </table:table-cell>
          <table:table-cell table:formula="of:=SQRT(ABS([.$D$2]^2-[.B624]^2))" office:value-type="float" office:value="116.178674355494">
            <text:p>116.178674355494</text:p>
          </table:table-cell>
          <table:table-cell table:formula="of:=([.$C$10]-[.C624])*[.$B$4]" office:value-type="float" office:value="22582.5360499296">
            <text:p>22582.5360499296</text:p>
          </table:table-cell>
          <table:table-cell table:formula="of:=ROUND([.D624])" office:value-type="float" office:value="22583">
            <text:p>22583</text:p>
          </table:table-cell>
          <table:table-cell table:formula="of:=([.$C$8]-([.E624]*[.$C$4]))" office:value-type="float" office:value="116.178515625">
            <text:p>116.178515625</text:p>
          </table:table-cell>
          <table:table-cell table:formula="of:=SQRT(ABS([.$D$2]^2-[.F624]^2))" office:value-type="float" office:value="46.1253998050058">
            <text:p>46.1253998050058</text:p>
          </table:table-cell>
          <table:table-cell table:formula="of:=ABS([.B624]-[.G624])" office:value-type="float" office:value="0.000399805005500298">
            <text:p>0.000399805005500298</text:p>
          </table:table-cell>
          <table:table-cell/>
        </table:table-row>
        <table:table-row table:style-name="ro2">
          <table:table-cell table:formula="of:=[.A624]+[.A$4]" office:value-type="float" office:value="184.800000000001">
            <text:p>184.800000000001</text:p>
          </table:table-cell>
          <table:table-cell table:formula="of:=[.A625]/([.$D$4]*2)" office:value-type="float" office:value="46.2000000000003">
            <text:p>46.2000000000003</text:p>
          </table:table-cell>
          <table:table-cell table:formula="of:=SQRT(ABS([.$D$2]^2-[.B625]^2))" office:value-type="float" office:value="116.148869990198">
            <text:p>116.148869990198</text:p>
          </table:table-cell>
          <table:table-cell table:formula="of:=([.$C$10]-[.C625])*[.$B$4]" office:value-type="float" office:value="22658.8352250874">
            <text:p>22658.8352250874</text:p>
          </table:table-cell>
          <table:table-cell table:formula="of:=ROUND([.D625])" office:value-type="float" office:value="22659">
            <text:p>22659</text:p>
          </table:table-cell>
          <table:table-cell table:formula="of:=([.$C$8]-([.E625]*[.$C$4]))" office:value-type="float" office:value="116.148828125">
            <text:p>116.148828125</text:p>
          </table:table-cell>
          <table:table-cell table:formula="of:=SQRT(ABS([.$D$2]^2-[.F625]^2))" office:value-type="float" office:value="46.2001052508456">
            <text:p>46.2001052508456</text:p>
          </table:table-cell>
          <table:table-cell table:formula="of:=ABS([.B625]-[.G625])" office:value-type="float" office:value="0.000105250845265914">
            <text:p>0.000105250845265914</text:p>
          </table:table-cell>
          <table:table-cell/>
        </table:table-row>
        <table:table-row table:style-name="ro2">
          <table:table-cell table:formula="of:=[.A625]+[.A$4]" office:value-type="float" office:value="185.100000000001">
            <text:p>185.100000000001</text:p>
          </table:table-cell>
          <table:table-cell table:formula="of:=[.A626]/([.$D$4]*2)" office:value-type="float" office:value="46.2750000000003">
            <text:p>46.2750000000003</text:p>
          </table:table-cell>
          <table:table-cell table:formula="of:=SQRT(ABS([.$D$2]^2-[.B626]^2))" office:value-type="float" office:value="116.119009533323">
            <text:p>116.119009533323</text:p>
          </table:table-cell>
          <table:table-cell table:formula="of:=([.$C$10]-[.C626])*[.$B$4]" office:value-type="float" office:value="22735.2779946878">
            <text:p>22735.2779946878</text:p>
          </table:table-cell>
          <table:table-cell table:formula="of:=ROUND([.D626])" office:value-type="float" office:value="22735">
            <text:p>22735</text:p>
          </table:table-cell>
          <table:table-cell table:formula="of:=([.$C$8]-([.E626]*[.$C$4]))" office:value-type="float" office:value="116.119140625">
            <text:p>116.119140625</text:p>
          </table:table-cell>
          <table:table-cell table:formula="of:=SQRT(ABS([.$D$2]^2-[.F626]^2))" office:value-type="float" office:value="46.2746710470369">
            <text:p>46.2746710470369</text:p>
          </table:table-cell>
          <table:table-cell table:formula="of:=ABS([.B626]-[.G626])" office:value-type="float" office:value="0.000328952963428719">
            <text:p>0.000328952963428719</text:p>
          </table:table-cell>
          <table:table-cell/>
        </table:table-row>
        <table:table-row table:style-name="ro2">
          <table:table-cell table:formula="of:=[.A626]+[.A$4]" office:value-type="float" office:value="185.400000000001">
            <text:p>185.400000000001</text:p>
          </table:table-cell>
          <table:table-cell table:formula="of:=[.A627]/([.$D$4]*2)" office:value-type="float" office:value="46.3500000000003">
            <text:p>46.3500000000003</text:p>
          </table:table-cell>
          <table:table-cell table:formula="of:=SQRT(ABS([.$D$2]^2-[.B627]^2))" office:value-type="float" office:value="116.089092941585">
            <text:p>116.089092941585</text:p>
          </table:table-cell>
          <table:table-cell table:formula="of:=([.$C$10]-[.C627])*[.$B$4]" office:value-type="float" office:value="22811.8644695371">
            <text:p>22811.8644695371</text:p>
          </table:table-cell>
          <table:table-cell table:formula="of:=ROUND([.D627])" office:value-type="float" office:value="22812">
            <text:p>22812</text:p>
          </table:table-cell>
          <table:table-cell table:formula="of:=([.$C$8]-([.E627]*[.$C$4]))" office:value-type="float" office:value="116.0890625">
            <text:p>116.0890625</text:p>
          </table:table-cell>
          <table:table-cell table:formula="of:=SQRT(ABS([.$D$2]^2-[.F627]^2))" office:value-type="float" office:value="46.3500762445014">
            <text:p>46.3500762445014</text:p>
          </table:table-cell>
          <table:table-cell table:formula="of:=ABS([.B627]-[.G627])" office:value-type="float" office:value="0.0000762445010877855">
            <text:p>0.0000762445010877855</text:p>
          </table:table-cell>
          <table:table-cell/>
        </table:table-row>
        <table:table-row table:style-name="ro2">
          <table:table-cell table:formula="of:=[.A627]+[.A$4]" office:value-type="float" office:value="185.700000000001">
            <text:p>185.700000000001</text:p>
          </table:table-cell>
          <table:table-cell table:formula="of:=[.A628]/([.$D$4]*2)" office:value-type="float" office:value="46.4250000000003">
            <text:p>46.4250000000003</text:p>
          </table:table-cell>
          <table:table-cell table:formula="of:=SQRT(ABS([.$D$2]^2-[.B628]^2))" office:value-type="float" office:value="116.059120171575">
            <text:p>116.059120171575</text:p>
          </table:table-cell>
          <table:table-cell table:formula="of:=([.$C$10]-[.C628])*[.$B$4]" office:value-type="float" office:value="22888.5947607641">
            <text:p>22888.5947607641</text:p>
          </table:table-cell>
          <table:table-cell table:formula="of:=ROUND([.D628])" office:value-type="float" office:value="22889">
            <text:p>22889</text:p>
          </table:table-cell>
          <table:table-cell table:formula="of:=([.$C$8]-([.E628]*[.$C$4]))" office:value-type="float" office:value="116.058984375">
            <text:p>116.058984375</text:p>
          </table:table-cell>
          <table:table-cell table:formula="of:=SQRT(ABS([.$D$2]^2-[.F628]^2))" office:value-type="float" office:value="46.4253394801105">
            <text:p>46.4253394801105</text:p>
          </table:table-cell>
          <table:table-cell table:formula="of:=ABS([.B628]-[.G628])" office:value-type="float" office:value="0.000339480110170598">
            <text:p>0.000339480110170598</text:p>
          </table:table-cell>
          <table:table-cell/>
        </table:table-row>
        <table:table-row table:style-name="ro2">
          <table:table-cell table:formula="of:=[.A628]+[.A$4]" office:value-type="float" office:value="186.000000000001">
            <text:p>186.000000000001</text:p>
          </table:table-cell>
          <table:table-cell table:formula="of:=[.A629]/([.$D$4]*2)" office:value-type="float" office:value="46.5000000000003">
            <text:p>46.5000000000003</text:p>
          </table:table-cell>
          <table:table-cell table:formula="of:=SQRT(ABS([.$D$2]^2-[.B629]^2))" office:value-type="float" office:value="116.029091179755">
            <text:p>116.029091179755</text:p>
          </table:table-cell>
          <table:table-cell table:formula="of:=([.$C$10]-[.C629])*[.$B$4]" office:value-type="float" office:value="22965.4689798213">
            <text:p>22965.4689798213</text:p>
          </table:table-cell>
          <table:table-cell table:formula="of:=ROUND([.D629])" office:value-type="float" office:value="22965">
            <text:p>22965</text:p>
          </table:table-cell>
          <table:table-cell table:formula="of:=([.$C$8]-([.E629]*[.$C$4]))" office:value-type="float" office:value="116.029296875">
            <text:p>116.029296875</text:p>
          </table:table-cell>
          <table:table-cell table:formula="of:=SQRT(ABS([.$D$2]^2-[.F629]^2))" office:value-type="float" office:value="46.499486735803">
            <text:p>46.499486735803</text:p>
          </table:table-cell>
          <table:table-cell table:formula="of:=ABS([.B629]-[.G629])" office:value-type="float" office:value="0.000513264197373076">
            <text:p>0.000513264197373076</text:p>
          </table:table-cell>
          <table:table-cell/>
        </table:table-row>
        <table:table-row table:style-name="ro2">
          <table:table-cell table:formula="of:=[.A629]+[.A$4]" office:value-type="float" office:value="186.300000000001">
            <text:p>186.300000000001</text:p>
          </table:table-cell>
          <table:table-cell table:formula="of:=[.A630]/([.$D$4]*2)" office:value-type="float" office:value="46.5750000000003">
            <text:p>46.5750000000003</text:p>
          </table:table-cell>
          <table:table-cell table:formula="of:=SQRT(ABS([.$D$2]^2-[.B630]^2))" office:value-type="float" office:value="115.999005922465">
            <text:p>115.999005922465</text:p>
          </table:table-cell>
          <table:table-cell table:formula="of:=([.$C$10]-[.C630])*[.$B$4]" office:value-type="float" office:value="23042.4872384856">
            <text:p>23042.4872384856</text:p>
          </table:table-cell>
          <table:table-cell table:formula="of:=ROUND([.D630])" office:value-type="float" office:value="23042">
            <text:p>23042</text:p>
          </table:table-cell>
          <table:table-cell table:formula="of:=([.$C$8]-([.E630]*[.$C$4]))" office:value-type="float" office:value="115.99921875">
            <text:p>115.99921875</text:p>
          </table:table-cell>
          <table:table-cell table:formula="of:=SQRT(ABS([.$D$2]^2-[.F630]^2))" office:value-type="float" office:value="46.5744699313868">
            <text:p>46.5744699313868</text:p>
          </table:table-cell>
          <table:table-cell table:formula="of:=ABS([.B630]-[.G630])" office:value-type="float" office:value="0.000530068613585399">
            <text:p>0.000530068613585399</text:p>
          </table:table-cell>
          <table:table-cell/>
        </table:table-row>
        <table:table-row table:style-name="ro2">
          <table:table-cell table:formula="of:=[.A630]+[.A$4]" office:value-type="float" office:value="186.600000000001">
            <text:p>186.600000000001</text:p>
          </table:table-cell>
          <table:table-cell table:formula="of:=[.A631]/([.$D$4]*2)" office:value-type="float" office:value="46.6500000000003">
            <text:p>46.6500000000003</text:p>
          </table:table-cell>
          <table:table-cell table:formula="of:=SQRT(ABS([.$D$2]^2-[.B631]^2))" office:value-type="float" office:value="115.968864355912">
            <text:p>115.968864355912</text:p>
          </table:table-cell>
          <table:table-cell table:formula="of:=([.$C$10]-[.C631])*[.$B$4]" office:value-type="float" office:value="23119.6496488596">
            <text:p>23119.6496488596</text:p>
          </table:table-cell>
          <table:table-cell table:formula="of:=ROUND([.D631])" office:value-type="float" office:value="23120">
            <text:p>23120</text:p>
          </table:table-cell>
          <table:table-cell table:formula="of:=([.$C$8]-([.E631]*[.$C$4]))" office:value-type="float" office:value="115.96875">
            <text:p>115.96875</text:p>
          </table:table-cell>
          <table:table-cell table:formula="of:=SQRT(ABS([.$D$2]^2-[.F631]^2))" office:value-type="float" office:value="46.6502842803503">
            <text:p>46.6502842803503</text:p>
          </table:table-cell>
          <table:table-cell table:formula="of:=ABS([.B631]-[.G631])" office:value-type="float" office:value="0.000284280349980293">
            <text:p>0.000284280349980293</text:p>
          </table:table-cell>
          <table:table-cell/>
        </table:table-row>
        <table:table-row table:style-name="ro2">
          <table:table-cell table:formula="of:=[.A631]+[.A$4]" office:value-type="float" office:value="186.900000000001">
            <text:p>186.900000000001</text:p>
          </table:table-cell>
          <table:table-cell table:formula="of:=[.A632]/([.$D$4]*2)" office:value-type="float" office:value="46.7250000000003">
            <text:p>46.7250000000003</text:p>
          </table:table-cell>
          <table:table-cell table:formula="of:=SQRT(ABS([.$D$2]^2-[.B632]^2))" office:value-type="float" office:value="115.938666436181">
            <text:p>115.938666436181</text:p>
          </table:table-cell>
          <table:table-cell table:formula="of:=([.$C$10]-[.C632])*[.$B$4]" office:value-type="float" office:value="23196.9563233723">
            <text:p>23196.9563233723</text:p>
          </table:table-cell>
          <table:table-cell table:formula="of:=ROUND([.D632])" office:value-type="float" office:value="23197">
            <text:p>23197</text:p>
          </table:table-cell>
          <table:table-cell table:formula="of:=([.$C$8]-([.E632]*[.$C$4]))" office:value-type="float" office:value="115.938671875">
            <text:p>115.938671875</text:p>
          </table:table-cell>
          <table:table-cell table:formula="of:=SQRT(ABS([.$D$2]^2-[.F632]^2))" office:value-type="float" office:value="46.7249865046646">
            <text:p>46.7249865046646</text:p>
          </table:table-cell>
          <table:table-cell table:formula="of:=ABS([.B632]-[.G632])" office:value-type="float" office:value="0.0000134953357786571">
            <text:p>0.0000134953357786571</text:p>
          </table:table-cell>
          <table:table-cell/>
        </table:table-row>
        <table:table-row table:style-name="ro2">
          <table:table-cell table:formula="of:=[.A632]+[.A$4]" office:value-type="float" office:value="187.200000000001">
            <text:p>187.200000000001</text:p>
          </table:table-cell>
          <table:table-cell table:formula="of:=[.A633]/([.$D$4]*2)" office:value-type="float" office:value="46.8000000000003">
            <text:p>46.8000000000003</text:p>
          </table:table-cell>
          <table:table-cell table:formula="of:=SQRT(ABS([.$D$2]^2-[.B633]^2))" office:value-type="float" office:value="115.908412119224">
            <text:p>115.908412119224</text:p>
          </table:table-cell>
          <table:table-cell table:formula="of:=([.$C$10]-[.C633])*[.$B$4]" office:value-type="float" office:value="23274.4073747803">
            <text:p>23274.4073747803</text:p>
          </table:table-cell>
          <table:table-cell table:formula="of:=ROUND([.D633])" office:value-type="float" office:value="23274">
            <text:p>23274</text:p>
          </table:table-cell>
          <table:table-cell table:formula="of:=([.$C$8]-([.E633]*[.$C$4]))" office:value-type="float" office:value="115.90859375">
            <text:p>115.90859375</text:p>
          </table:table-cell>
          <table:table-cell table:formula="of:=SQRT(ABS([.$D$2]^2-[.F633]^2))" office:value-type="float" office:value="46.799550156999">
            <text:p>46.799550156999</text:p>
          </table:table-cell>
          <table:table-cell table:formula="of:=ABS([.B633]-[.G633])" office:value-type="float" office:value="0.000449843001369743">
            <text:p>0.000449843001369743</text:p>
          </table:table-cell>
          <table:table-cell/>
        </table:table-row>
        <table:table-row table:style-name="ro2">
          <table:table-cell table:formula="of:=[.A633]+[.A$4]" office:value-type="float" office:value="187.500000000001">
            <text:p>187.500000000001</text:p>
          </table:table-cell>
          <table:table-cell table:formula="of:=[.A634]/([.$D$4]*2)" office:value-type="float" office:value="46.8750000000003">
            <text:p>46.8750000000003</text:p>
          </table:table-cell>
          <table:table-cell table:formula="of:=SQRT(ABS([.$D$2]^2-[.B634]^2))" office:value-type="float" office:value="115.87810136087">
            <text:p>115.87810136087</text:p>
          </table:table-cell>
          <table:table-cell table:formula="of:=([.$C$10]-[.C634])*[.$B$4]" office:value-type="float" office:value="23352.0029161687">
            <text:p>23352.0029161687</text:p>
          </table:table-cell>
          <table:table-cell table:formula="of:=ROUND([.D634])" office:value-type="float" office:value="23352">
            <text:p>23352</text:p>
          </table:table-cell>
          <table:table-cell table:formula="of:=([.$C$8]-([.E634]*[.$C$4]))" office:value-type="float" office:value="115.878125">
            <text:p>115.878125</text:p>
          </table:table-cell>
          <table:table-cell table:formula="of:=SQRT(ABS([.$D$2]^2-[.F634]^2))" office:value-type="float" office:value="46.8749415624636">
            <text:p>46.8749415624636</text:p>
          </table:table-cell>
          <table:table-cell table:formula="of:=ABS([.B634]-[.G634])" office:value-type="float" office:value="0.0000584375367651546">
            <text:p>0.0000584375367651546</text:p>
          </table:table-cell>
          <table:table-cell/>
        </table:table-row>
        <table:table-row table:style-name="ro2">
          <table:table-cell table:formula="of:=[.A634]+[.A$4]" office:value-type="float" office:value="187.800000000001">
            <text:p>187.800000000001</text:p>
          </table:table-cell>
          <table:table-cell table:formula="of:=[.A635]/([.$D$4]*2)" office:value-type="float" office:value="46.9500000000004">
            <text:p>46.9500000000004</text:p>
          </table:table-cell>
          <table:table-cell table:formula="of:=SQRT(ABS([.$D$2]^2-[.B635]^2))" office:value-type="float" office:value="115.847734116814">
            <text:p>115.847734116814</text:p>
          </table:table-cell>
          <table:table-cell table:formula="of:=([.$C$10]-[.C635])*[.$B$4]" office:value-type="float" office:value="23429.7430609517">
            <text:p>23429.7430609517</text:p>
          </table:table-cell>
          <table:table-cell table:formula="of:=ROUND([.D635])" office:value-type="float" office:value="23430">
            <text:p>23430</text:p>
          </table:table-cell>
          <table:table-cell table:formula="of:=([.$C$8]-([.E635]*[.$C$4]))" office:value-type="float" office:value="115.84765625">
            <text:p>115.84765625</text:p>
          </table:table-cell>
          <table:table-cell table:formula="of:=SQRT(ABS([.$D$2]^2-[.F635]^2))" office:value-type="float" office:value="46.9501921335987">
            <text:p>46.9501921335987</text:p>
          </table:table-cell>
          <table:table-cell table:formula="of:=ABS([.B635]-[.G635])" office:value-type="float" office:value="0.000192133598375221">
            <text:p>0.000192133598375221</text:p>
          </table:table-cell>
          <table:table-cell/>
        </table:table-row>
        <table:table-row table:style-name="ro2">
          <table:table-cell table:formula="of:=[.A635]+[.A$4]" office:value-type="float" office:value="188.100000000001">
            <text:p>188.100000000001</text:p>
          </table:table-cell>
          <table:table-cell table:formula="of:=[.A636]/([.$D$4]*2)" office:value-type="float" office:value="47.0250000000004">
            <text:p>47.0250000000004</text:p>
          </table:table-cell>
          <table:table-cell table:formula="of:=SQRT(ABS([.$D$2]^2-[.B636]^2))" office:value-type="float" office:value="115.817310342625">
            <text:p>115.817310342625</text:p>
          </table:table-cell>
          <table:table-cell table:formula="of:=([.$C$10]-[.C636])*[.$B$4]" office:value-type="float" office:value="23507.6279228742">
            <text:p>23507.6279228742</text:p>
          </table:table-cell>
          <table:table-cell table:formula="of:=ROUND([.D636])" office:value-type="float" office:value="23508">
            <text:p>23508</text:p>
          </table:table-cell>
          <table:table-cell table:formula="of:=([.$C$8]-([.E636]*[.$C$4]))" office:value-type="float" office:value="115.8171875">
            <text:p>115.8171875</text:p>
          </table:table-cell>
          <table:table-cell table:formula="of:=SQRT(ABS([.$D$2]^2-[.F636]^2))" office:value-type="float" office:value="47.0253025464998">
            <text:p>47.0253025464998</text:p>
          </table:table-cell>
          <table:table-cell table:formula="of:=ABS([.B636]-[.G636])" office:value-type="float" office:value="0.000302546499483469">
            <text:p>0.000302546499483469</text:p>
          </table:table-cell>
          <table:table-cell/>
        </table:table-row>
        <table:table-row table:style-name="ro2">
          <table:table-cell table:formula="of:=[.A636]+[.A$4]" office:value-type="float" office:value="188.400000000001">
            <text:p>188.400000000001</text:p>
          </table:table-cell>
          <table:table-cell table:formula="of:=[.A637]/([.$D$4]*2)" office:value-type="float" office:value="47.1000000000004">
            <text:p>47.1000000000004</text:p>
          </table:table-cell>
          <table:table-cell table:formula="of:=SQRT(ABS([.$D$2]^2-[.B637]^2))" office:value-type="float" office:value="115.786829993743">
            <text:p>115.786829993743</text:p>
          </table:table-cell>
          <table:table-cell table:formula="of:=([.$C$10]-[.C637])*[.$B$4]" office:value-type="float" office:value="23585.6576160125">
            <text:p>23585.6576160125</text:p>
          </table:table-cell>
          <table:table-cell table:formula="of:=ROUND([.D637])" office:value-type="float" office:value="23586">
            <text:p>23586</text:p>
          </table:table-cell>
          <table:table-cell table:formula="of:=([.$C$8]-([.E637]*[.$C$4]))" office:value-type="float" office:value="115.78671875">
            <text:p>115.78671875</text:p>
          </table:table-cell>
          <table:table-cell table:formula="of:=SQRT(ABS([.$D$2]^2-[.F637]^2))" office:value-type="float" office:value="47.1002734716944">
            <text:p>47.1002734716944</text:p>
          </table:table-cell>
          <table:table-cell table:formula="of:=ABS([.B637]-[.G637])" office:value-type="float" office:value="0.000273471694029581">
            <text:p>0.000273471694029581</text:p>
          </table:table-cell>
          <table:table-cell/>
        </table:table-row>
        <table:table-row table:style-name="ro2">
          <table:table-cell table:formula="of:=[.A637]+[.A$4]" office:value-type="float" office:value="188.700000000001">
            <text:p>188.700000000001</text:p>
          </table:table-cell>
          <table:table-cell table:formula="of:=[.A638]/([.$D$4]*2)" office:value-type="float" office:value="47.1750000000004">
            <text:p>47.1750000000004</text:p>
          </table:table-cell>
          <table:table-cell table:formula="of:=SQRT(ABS([.$D$2]^2-[.B638]^2))" office:value-type="float" office:value="115.756293025476">
            <text:p>115.756293025476</text:p>
          </table:table-cell>
          <table:table-cell table:formula="of:=([.$C$10]-[.C638])*[.$B$4]" office:value-type="float" office:value="23663.8322547751">
            <text:p>23663.8322547751</text:p>
          </table:table-cell>
          <table:table-cell table:formula="of:=ROUND([.D638])" office:value-type="float" office:value="23664">
            <text:p>23664</text:p>
          </table:table-cell>
          <table:table-cell table:formula="of:=([.$C$8]-([.E638]*[.$C$4]))" office:value-type="float" office:value="115.75625">
            <text:p>115.75625</text:p>
          </table:table-cell>
          <table:table-cell table:formula="of:=SQRT(ABS([.$D$2]^2-[.F638]^2))" office:value-type="float" office:value="47.1751055742062">
            <text:p>47.1751055742062</text:p>
          </table:table-cell>
          <table:table-cell table:formula="of:=ABS([.B638]-[.G638])" office:value-type="float" office:value="0.000105574205846892">
            <text:p>0.000105574205846892</text:p>
          </table:table-cell>
          <table:table-cell/>
        </table:table-row>
        <table:table-row table:style-name="ro2">
          <table:table-cell table:formula="of:=[.A638]+[.A$4]" office:value-type="float" office:value="189.000000000001">
            <text:p>189.000000000001</text:p>
          </table:table-cell>
          <table:table-cell table:formula="of:=[.A639]/([.$D$4]*2)" office:value-type="float" office:value="47.2500000000004">
            <text:p>47.2500000000004</text:p>
          </table:table-cell>
          <table:table-cell table:formula="of:=SQRT(ABS([.$D$2]^2-[.B639]^2))" office:value-type="float" office:value="115.725699393004">
            <text:p>115.725699393004</text:p>
          </table:table-cell>
          <table:table-cell table:formula="of:=([.$C$10]-[.C639])*[.$B$4]" office:value-type="float" office:value="23742.1519539042">
            <text:p>23742.1519539042</text:p>
          </table:table-cell>
          <table:table-cell table:formula="of:=ROUND([.D639])" office:value-type="float" office:value="23742">
            <text:p>23742</text:p>
          </table:table-cell>
          <table:table-cell table:formula="of:=([.$C$8]-([.E639]*[.$C$4]))" office:value-type="float" office:value="115.72578125">
            <text:p>115.72578125</text:p>
          </table:table-cell>
          <table:table-cell table:formula="of:=SQRT(ABS([.$D$2]^2-[.F639]^2))" office:value-type="float" office:value="47.2497995136186">
            <text:p>47.2497995136186</text:p>
          </table:table-cell>
          <table:table-cell table:formula="of:=ABS([.B639]-[.G639])" office:value-type="float" office:value="0.000200486381800147">
            <text:p>0.000200486381800147</text:p>
          </table:table-cell>
          <table:table-cell/>
        </table:table-row>
        <table:table-row table:style-name="ro2">
          <table:table-cell table:formula="of:=[.A639]+[.A$4]" office:value-type="float" office:value="189.300000000001">
            <text:p>189.300000000001</text:p>
          </table:table-cell>
          <table:table-cell table:formula="of:=[.A640]/([.$D$4]*2)" office:value-type="float" office:value="47.3250000000004">
            <text:p>47.3250000000004</text:p>
          </table:table-cell>
          <table:table-cell table:formula="of:=SQRT(ABS([.$D$2]^2-[.B640]^2))" office:value-type="float" office:value="115.695049051375">
            <text:p>115.695049051375</text:p>
          </table:table-cell>
          <table:table-cell table:formula="of:=([.$C$10]-[.C640])*[.$B$4]" office:value-type="float" office:value="23820.6168284759">
            <text:p>23820.6168284759</text:p>
          </table:table-cell>
          <table:table-cell table:formula="of:=ROUND([.D640])" office:value-type="float" office:value="23821">
            <text:p>23821</text:p>
          </table:table-cell>
          <table:table-cell table:formula="of:=([.$C$8]-([.E640]*[.$C$4]))" office:value-type="float" office:value="115.694921875">
            <text:p>115.694921875</text:p>
          </table:table-cell>
          <table:table-cell table:formula="of:=SQRT(ABS([.$D$2]^2-[.F640]^2))" office:value-type="float" office:value="47.3253109058741">
            <text:p>47.3253109058741</text:p>
          </table:table-cell>
          <table:table-cell table:formula="of:=ABS([.B640]-[.G640])" office:value-type="float" office:value="0.000310905873725176">
            <text:p>0.000310905873725176</text:p>
          </table:table-cell>
          <table:table-cell/>
        </table:table-row>
        <table:table-row table:style-name="ro2">
          <table:table-cell table:formula="of:=[.A640]+[.A$4]" office:value-type="float" office:value="189.600000000001">
            <text:p>189.600000000001</text:p>
          </table:table-cell>
          <table:table-cell table:formula="of:=[.A641]/([.$D$4]*2)" office:value-type="float" office:value="47.4000000000004">
            <text:p>47.4000000000004</text:p>
          </table:table-cell>
          <table:table-cell table:formula="of:=SQRT(ABS([.$D$2]^2-[.B641]^2))" office:value-type="float" office:value="115.664341955505">
            <text:p>115.664341955505</text:p>
          </table:table-cell>
          <table:table-cell table:formula="of:=([.$C$10]-[.C641])*[.$B$4]" office:value-type="float" office:value="23899.2269939023">
            <text:p>23899.2269939023</text:p>
          </table:table-cell>
          <table:table-cell table:formula="of:=ROUND([.D641])" office:value-type="float" office:value="23899">
            <text:p>23899</text:p>
          </table:table-cell>
          <table:table-cell table:formula="of:=([.$C$8]-([.E641]*[.$C$4]))" office:value-type="float" office:value="115.664453125">
            <text:p>115.664453125</text:p>
          </table:table-cell>
          <table:table-cell table:formula="of:=SQRT(ABS([.$D$2]^2-[.F641]^2))" office:value-type="float" office:value="47.3997287259609">
            <text:p>47.3997287259609</text:p>
          </table:table-cell>
          <table:table-cell table:formula="of:=ABS([.B641]-[.G641])" office:value-type="float" office:value="0.000271274039505442">
            <text:p>0.000271274039505442</text:p>
          </table:table-cell>
          <table:table-cell/>
        </table:table-row>
        <table:table-row table:style-name="ro2">
          <table:table-cell table:formula="of:=[.A641]+[.A$4]" office:value-type="float" office:value="189.900000000002">
            <text:p>189.900000000002</text:p>
          </table:table-cell>
          <table:table-cell table:formula="of:=[.A642]/([.$D$4]*2)" office:value-type="float" office:value="47.4750000000004">
            <text:p>47.4750000000004</text:p>
          </table:table-cell>
          <table:table-cell table:formula="of:=SQRT(ABS([.$D$2]^2-[.B642]^2))" office:value-type="float" office:value="115.633578060181">
            <text:p>115.633578060181</text:p>
          </table:table-cell>
          <table:table-cell table:formula="of:=([.$C$10]-[.C642])*[.$B$4]" office:value-type="float" office:value="23977.9825659316">
            <text:p>23977.9825659316</text:p>
          </table:table-cell>
          <table:table-cell table:formula="of:=ROUND([.D642])" office:value-type="float" office:value="23978">
            <text:p>23978</text:p>
          </table:table-cell>
          <table:table-cell table:formula="of:=([.$C$8]-([.E642]*[.$C$4]))" office:value-type="float" office:value="115.63359375">
            <text:p>115.63359375</text:p>
          </table:table-cell>
          <table:table-cell table:formula="of:=SQRT(ABS([.$D$2]^2-[.F642]^2))" office:value-type="float" office:value="47.474961784713">
            <text:p>47.474961784713</text:p>
          </table:table-cell>
          <table:table-cell table:formula="of:=ABS([.B642]-[.G642])" office:value-type="float" office:value="0.000038215287361254">
            <text:p>0.000038215287361254</text:p>
          </table:table-cell>
          <table:table-cell/>
        </table:table-row>
        <table:table-row table:style-name="ro2">
          <table:table-cell table:formula="of:=[.A642]+[.A$4]" office:value-type="float" office:value="190.200000000002">
            <text:p>190.200000000002</text:p>
          </table:table-cell>
          <table:table-cell table:formula="of:=[.A643]/([.$D$4]*2)" office:value-type="float" office:value="47.5500000000004">
            <text:p>47.5500000000004</text:p>
          </table:table-cell>
          <table:table-cell table:formula="of:=SQRT(ABS([.$D$2]^2-[.B643]^2))" office:value-type="float" office:value="115.602757320057">
            <text:p>115.602757320057</text:p>
          </table:table-cell>
          <table:table-cell table:formula="of:=([.$C$10]-[.C643])*[.$B$4]" office:value-type="float" office:value="24056.8836606492">
            <text:p>24056.8836606492</text:p>
          </table:table-cell>
          <table:table-cell table:formula="of:=ROUND([.D643])" office:value-type="float" office:value="24057">
            <text:p>24057</text:p>
          </table:table-cell>
          <table:table-cell table:formula="of:=([.$C$8]-([.E643]*[.$C$4]))" office:value-type="float" office:value="115.602734375">
            <text:p>115.602734375</text:p>
          </table:table-cell>
          <table:table-cell table:formula="of:=SQRT(ABS([.$D$2]^2-[.F643]^2))" office:value-type="float" office:value="47.5500557835971">
            <text:p>47.5500557835971</text:p>
          </table:table-cell>
          <table:table-cell table:formula="of:=ABS([.B643]-[.G643])" office:value-type="float" office:value="0.0000557835967001097">
            <text:p>0.0000557835967001097</text:p>
          </table:table-cell>
          <table:table-cell/>
        </table:table-row>
        <table:table-row table:style-name="ro2">
          <table:table-cell table:formula="of:=[.A643]+[.A$4]" office:value-type="float" office:value="190.500000000002">
            <text:p>190.500000000002</text:p>
          </table:table-cell>
          <table:table-cell table:formula="of:=[.A644]/([.$D$4]*2)" office:value-type="float" office:value="47.6250000000004">
            <text:p>47.6250000000004</text:p>
          </table:table-cell>
          <table:table-cell table:formula="of:=SQRT(ABS([.$D$2]^2-[.B644]^2))" office:value-type="float" office:value="115.571879689654">
            <text:p>115.571879689654</text:p>
          </table:table-cell>
          <table:table-cell table:formula="of:=([.$C$10]-[.C644])*[.$B$4]" office:value-type="float" office:value="24135.9303944794">
            <text:p>24135.9303944794</text:p>
          </table:table-cell>
          <table:table-cell table:formula="of:=ROUND([.D644])" office:value-type="float" office:value="24136">
            <text:p>24136</text:p>
          </table:table-cell>
          <table:table-cell table:formula="of:=([.$C$8]-([.E644]*[.$C$4]))" office:value-type="float" office:value="115.571875">
            <text:p>115.571875</text:p>
          </table:table-cell>
          <table:table-cell table:formula="of:=SQRT(ABS([.$D$2]^2-[.F644]^2))" office:value-type="float" office:value="47.625011380412">
            <text:p>47.625011380412</text:p>
          </table:table-cell>
          <table:table-cell table:formula="of:=ABS([.B644]-[.G644])" office:value-type="float" office:value="0.0000113804116423921">
            <text:p>0.0000113804116423921</text:p>
          </table:table-cell>
          <table:table-cell/>
        </table:table-row>
        <table:table-row table:style-name="ro2">
          <table:table-cell table:formula="of:=[.A644]+[.A$4]" office:value-type="float" office:value="190.800000000002">
            <text:p>190.800000000002</text:p>
          </table:table-cell>
          <table:table-cell table:formula="of:=[.A645]/([.$D$4]*2)" office:value-type="float" office:value="47.7000000000004">
            <text:p>47.7000000000004</text:p>
          </table:table-cell>
          <table:table-cell table:formula="of:=SQRT(ABS([.$D$2]^2-[.B645]^2))" office:value-type="float" office:value="115.540945123363">
            <text:p>115.540945123363</text:p>
          </table:table-cell>
          <table:table-cell table:formula="of:=([.$C$10]-[.C645])*[.$B$4]" office:value-type="float" office:value="24215.1228841857">
            <text:p>24215.1228841857</text:p>
          </table:table-cell>
          <table:table-cell table:formula="of:=ROUND([.D645])" office:value-type="float" office:value="24215">
            <text:p>24215</text:p>
          </table:table-cell>
          <table:table-cell table:formula="of:=([.$C$8]-([.E645]*[.$C$4]))" office:value-type="float" office:value="115.541015625">
            <text:p>115.541015625</text:p>
          </table:table-cell>
          <table:table-cell table:formula="of:=SQRT(ABS([.$D$2]^2-[.F645]^2))" office:value-type="float" office:value="47.6998292276137">
            <text:p>47.6998292276137</text:p>
          </table:table-cell>
          <table:table-cell table:formula="of:=ABS([.B645]-[.G645])" office:value-type="float" office:value="0.000170772386724138">
            <text:p>0.000170772386724138</text:p>
          </table:table-cell>
          <table:table-cell/>
        </table:table-row>
        <table:table-row table:style-name="ro2">
          <table:table-cell table:formula="of:=[.A645]+[.A$4]" office:value-type="float" office:value="191.100000000002">
            <text:p>191.100000000002</text:p>
          </table:table-cell>
          <table:table-cell table:formula="of:=[.A646]/([.$D$4]*2)" office:value-type="float" office:value="47.7750000000004">
            <text:p>47.7750000000004</text:p>
          </table:table-cell>
          <table:table-cell table:formula="of:=SQRT(ABS([.$D$2]^2-[.B646]^2))" office:value-type="float" office:value="115.509953575439">
            <text:p>115.509953575439</text:p>
          </table:table-cell>
          <table:table-cell table:formula="of:=([.$C$10]-[.C646])*[.$B$4]" office:value-type="float" office:value="24294.4612468722">
            <text:p>24294.4612468722</text:p>
          </table:table-cell>
          <table:table-cell table:formula="of:=ROUND([.D646])" office:value-type="float" office:value="24294">
            <text:p>24294</text:p>
          </table:table-cell>
          <table:table-cell table:formula="of:=([.$C$8]-([.E646]*[.$C$4]))" office:value-type="float" office:value="115.51015625">
            <text:p>115.51015625</text:p>
          </table:table-cell>
          <table:table-cell table:formula="of:=SQRT(ABS([.$D$2]^2-[.F646]^2))" office:value-type="float" office:value="47.7745099723753">
            <text:p>47.7745099723753</text:p>
          </table:table-cell>
          <table:table-cell table:formula="of:=ABS([.B646]-[.G646])" office:value-type="float" office:value="0.00049002762507655">
            <text:p>0.00049002762507655</text:p>
          </table:table-cell>
          <table:table-cell/>
        </table:table-row>
        <table:table-row table:style-name="ro2">
          <table:table-cell table:formula="of:=[.A646]+[.A$4]" office:value-type="float" office:value="191.400000000002">
            <text:p>191.400000000002</text:p>
          </table:table-cell>
          <table:table-cell table:formula="of:=[.A647]/([.$D$4]*2)" office:value-type="float" office:value="47.8500000000004">
            <text:p>47.8500000000004</text:p>
          </table:table-cell>
          <table:table-cell table:formula="of:=SQRT(ABS([.$D$2]^2-[.B647]^2))" office:value-type="float" office:value="115.478905000004">
            <text:p>115.478905000004</text:p>
          </table:table-cell>
          <table:table-cell table:formula="of:=([.$C$10]-[.C647])*[.$B$4]" office:value-type="float" office:value="24373.9455999844">
            <text:p>24373.9455999844</text:p>
          </table:table-cell>
          <table:table-cell table:formula="of:=ROUND([.D647])" office:value-type="float" office:value="24374">
            <text:p>24374</text:p>
          </table:table-cell>
          <table:table-cell table:formula="of:=([.$C$8]-([.E647]*[.$C$4]))" office:value-type="float" office:value="115.47890625">
            <text:p>115.47890625</text:p>
          </table:table-cell>
          <table:table-cell table:formula="of:=SQRT(ABS([.$D$2]^2-[.F647]^2))" office:value-type="float" office:value="47.8499969833198">
            <text:p>47.8499969833198</text:p>
          </table:table-cell>
          <table:table-cell table:formula="of:=ABS([.B647]-[.G647])" office:value-type="float" office:value="0.00000301668059421445">
            <text:p>0.00000301668059421445</text:p>
          </table:table-cell>
          <table:table-cell/>
        </table:table-row>
        <table:table-row table:style-name="ro2">
          <table:table-cell table:formula="of:=[.A647]+[.A$4]" office:value-type="float" office:value="191.700000000002">
            <text:p>191.700000000002</text:p>
          </table:table-cell>
          <table:table-cell table:formula="of:=[.A648]/([.$D$4]*2)" office:value-type="float" office:value="47.9250000000004">
            <text:p>47.9250000000004</text:p>
          </table:table-cell>
          <table:table-cell table:formula="of:=SQRT(ABS([.$D$2]^2-[.B648]^2))" office:value-type="float" office:value="115.447799351049">
            <text:p>115.447799351049</text:p>
          </table:table-cell>
          <table:table-cell table:formula="of:=([.$C$10]-[.C648])*[.$B$4]" office:value-type="float" office:value="24453.5760613106">
            <text:p>24453.5760613106</text:p>
          </table:table-cell>
          <table:table-cell table:formula="of:=ROUND([.D648])" office:value-type="float" office:value="24454">
            <text:p>24454</text:p>
          </table:table-cell>
          <table:table-cell table:formula="of:=([.$C$8]-([.E648]*[.$C$4]))" office:value-type="float" office:value="115.44765625">
            <text:p>115.44765625</text:p>
          </table:table-cell>
          <table:table-cell table:formula="of:=SQRT(ABS([.$D$2]^2-[.F648]^2))" office:value-type="float" office:value="47.9253447184455">
            <text:p>47.9253447184455</text:p>
          </table:table-cell>
          <table:table-cell table:formula="of:=ABS([.B648]-[.G648])" office:value-type="float" office:value="0.000344718445155934">
            <text:p>0.000344718445155934</text:p>
          </table:table-cell>
          <table:table-cell/>
        </table:table-row>
        <table:table-row table:style-name="ro2">
          <table:table-cell table:formula="of:=[.A648]+[.A$4]" office:value-type="float" office:value="192.000000000002">
            <text:p>192.000000000002</text:p>
          </table:table-cell>
          <table:table-cell table:formula="of:=[.A649]/([.$D$4]*2)" office:value-type="float" office:value="48.0000000000004">
            <text:p>48.0000000000004</text:p>
          </table:table-cell>
          <table:table-cell table:formula="of:=SQRT(ABS([.$D$2]^2-[.B649]^2))" office:value-type="float" office:value="115.416636582427">
            <text:p>115.416636582427</text:p>
          </table:table-cell>
          <table:table-cell table:formula="of:=([.$C$10]-[.C649])*[.$B$4]" office:value-type="float" office:value="24533.3527489824">
            <text:p>24533.3527489824</text:p>
          </table:table-cell>
          <table:table-cell table:formula="of:=ROUND([.D649])" office:value-type="float" office:value="24533">
            <text:p>24533</text:p>
          </table:table-cell>
          <table:table-cell table:formula="of:=([.$C$8]-([.E649]*[.$C$4]))" office:value-type="float" office:value="115.416796875">
            <text:p>115.416796875</text:p>
          </table:table-cell>
          <table:table-cell table:formula="of:=SQRT(ABS([.$D$2]^2-[.F649]^2))" office:value-type="float" office:value="47.999614572567">
            <text:p>47.999614572567</text:p>
          </table:table-cell>
          <table:table-cell table:formula="of:=ABS([.B649]-[.G649])" office:value-type="float" office:value="0.000385427433350571">
            <text:p>0.000385427433350571</text:p>
          </table:table-cell>
          <table:table-cell/>
        </table:table-row>
        <table:table-row table:style-name="ro2">
          <table:table-cell table:formula="of:=[.A649]+[.A$4]" office:value-type="float" office:value="192.300000000002">
            <text:p>192.300000000002</text:p>
          </table:table-cell>
          <table:table-cell table:formula="of:=[.A650]/([.$D$4]*2)" office:value-type="float" office:value="48.0750000000004">
            <text:p>48.0750000000004</text:p>
          </table:table-cell>
          <table:table-cell table:formula="of:=SQRT(ABS([.$D$2]^2-[.B650]^2))" office:value-type="float" office:value="115.385416647859">
            <text:p>115.385416647859</text:p>
          </table:table-cell>
          <table:table-cell table:formula="of:=([.$C$10]-[.C650])*[.$B$4]" office:value-type="float" office:value="24613.2757814764">
            <text:p>24613.2757814764</text:p>
          </table:table-cell>
          <table:table-cell table:formula="of:=ROUND([.D650])" office:value-type="float" office:value="24613">
            <text:p>24613</text:p>
          </table:table-cell>
          <table:table-cell table:formula="of:=([.$C$8]-([.E650]*[.$C$4]))" office:value-type="float" office:value="115.385546875">
            <text:p>115.385546875</text:p>
          </table:table-cell>
          <table:table-cell table:formula="of:=SQRT(ABS([.$D$2]^2-[.F650]^2))" office:value-type="float" office:value="48.0746874389962">
            <text:p>48.0746874389962</text:p>
          </table:table-cell>
          <table:table-cell table:formula="of:=ABS([.B650]-[.G650])" office:value-type="float" office:value="0.000312561004214729">
            <text:p>0.000312561004214729</text:p>
          </table:table-cell>
          <table:table-cell/>
        </table:table-row>
        <table:table-row table:style-name="ro2">
          <table:table-cell table:formula="of:=[.A650]+[.A$4]" office:value-type="float" office:value="192.600000000002">
            <text:p>192.600000000002</text:p>
          </table:table-cell>
          <table:table-cell table:formula="of:=[.A651]/([.$D$4]*2)" office:value-type="float" office:value="48.1500000000004">
            <text:p>48.1500000000004</text:p>
          </table:table-cell>
          <table:table-cell table:formula="of:=SQRT(ABS([.$D$2]^2-[.B651]^2))" office:value-type="float" office:value="115.35413950093">
            <text:p>115.35413950093</text:p>
          </table:table-cell>
          <table:table-cell table:formula="of:=([.$C$10]-[.C651])*[.$B$4]" office:value-type="float" office:value="24693.3452776147">
            <text:p>24693.3452776147</text:p>
          </table:table-cell>
          <table:table-cell table:formula="of:=ROUND([.D651])" office:value-type="float" office:value="24693">
            <text:p>24693</text:p>
          </table:table-cell>
          <table:table-cell table:formula="of:=([.$C$8]-([.E651]*[.$C$4]))" office:value-type="float" office:value="115.354296875">
            <text:p>115.354296875</text:p>
          </table:table-cell>
          <table:table-cell table:formula="of:=SQRT(ABS([.$D$2]^2-[.F651]^2))" office:value-type="float" office:value="48.1496229733356">
            <text:p>48.1496229733356</text:p>
          </table:table-cell>
          <table:table-cell table:formula="of:=ABS([.B651]-[.G651])" office:value-type="float" office:value="0.000377026664821756">
            <text:p>0.000377026664821756</text:p>
          </table:table-cell>
          <table:table-cell/>
        </table:table-row>
        <table:table-row table:style-name="ro2">
          <table:table-cell table:formula="of:=[.A651]+[.A$4]" office:value-type="float" office:value="192.900000000002">
            <text:p>192.900000000002</text:p>
          </table:table-cell>
          <table:table-cell table:formula="of:=[.A652]/([.$D$4]*2)" office:value-type="float" office:value="48.2250000000004">
            <text:p>48.2250000000004</text:p>
          </table:table-cell>
          <table:table-cell table:formula="of:=SQRT(ABS([.$D$2]^2-[.B652]^2))" office:value-type="float" office:value="115.322805095089">
            <text:p>115.322805095089</text:p>
          </table:table-cell>
          <table:table-cell table:formula="of:=([.$C$10]-[.C652])*[.$B$4]" office:value-type="float" office:value="24773.5613565661">
            <text:p>24773.5613565661</text:p>
          </table:table-cell>
          <table:table-cell table:formula="of:=ROUND([.D652])" office:value-type="float" office:value="24774">
            <text:p>24774</text:p>
          </table:table-cell>
          <table:table-cell table:formula="of:=([.$C$8]-([.E652]*[.$C$4]))" office:value-type="float" office:value="115.32265625">
            <text:p>115.32265625</text:p>
          </table:table-cell>
          <table:table-cell table:formula="of:=SQRT(ABS([.$D$2]^2-[.F652]^2))" office:value-type="float" office:value="48.2253559390114">
            <text:p>48.2253559390114</text:p>
          </table:table-cell>
          <table:table-cell table:formula="of:=ABS([.B652]-[.G652])" office:value-type="float" office:value="0.00035593901095865">
            <text:p>0.00035593901095865</text:p>
          </table:table-cell>
          <table:table-cell/>
        </table:table-row>
        <table:table-row table:style-name="ro2">
          <table:table-cell table:formula="of:=[.A652]+[.A$4]" office:value-type="float" office:value="193.200000000002">
            <text:p>193.200000000002</text:p>
          </table:table-cell>
          <table:table-cell table:formula="of:=[.A653]/([.$D$4]*2)" office:value-type="float" office:value="48.3000000000004">
            <text:p>48.3000000000004</text:p>
          </table:table-cell>
          <table:table-cell table:formula="of:=SQRT(ABS([.$D$2]^2-[.B653]^2))" office:value-type="float" office:value="115.291413383651">
            <text:p>115.291413383651</text:p>
          </table:table-cell>
          <table:table-cell table:formula="of:=([.$C$10]-[.C653])*[.$B$4]" office:value-type="float" office:value="24853.9241378476">
            <text:p>24853.9241378476</text:p>
          </table:table-cell>
          <table:table-cell table:formula="of:=ROUND([.D653])" office:value-type="float" office:value="24854">
            <text:p>24854</text:p>
          </table:table-cell>
          <table:table-cell table:formula="of:=([.$C$8]-([.E653]*[.$C$4]))" office:value-type="float" office:value="115.29140625">
            <text:p>115.29140625</text:p>
          </table:table-cell>
          <table:table-cell table:formula="of:=SQRT(ABS([.$D$2]^2-[.F653]^2))" office:value-type="float" office:value="48.300017027921">
            <text:p>48.300017027921</text:p>
          </table:table-cell>
          <table:table-cell table:formula="of:=ABS([.B653]-[.G653])" office:value-type="float" office:value="0.0000170279206272994">
            <text:p>0.0000170279206272994</text:p>
          </table:table-cell>
          <table:table-cell/>
        </table:table-row>
        <table:table-row table:style-name="ro2">
          <table:table-cell table:formula="of:=[.A653]+[.A$4]" office:value-type="float" office:value="193.500000000002">
            <text:p>193.500000000002</text:p>
          </table:table-cell>
          <table:table-cell table:formula="of:=[.A654]/([.$D$4]*2)" office:value-type="float" office:value="48.3750000000004">
            <text:p>48.3750000000004</text:p>
          </table:table-cell>
          <table:table-cell table:formula="of:=SQRT(ABS([.$D$2]^2-[.B654]^2))" office:value-type="float" office:value="115.259964319793">
            <text:p>115.259964319793</text:p>
          </table:table-cell>
          <table:table-cell table:formula="of:=([.$C$10]-[.C654])*[.$B$4]" office:value-type="float" office:value="24934.4337413247">
            <text:p>24934.4337413247</text:p>
          </table:table-cell>
          <table:table-cell table:formula="of:=ROUND([.D654])" office:value-type="float" office:value="24934">
            <text:p>24934</text:p>
          </table:table-cell>
          <table:table-cell table:formula="of:=([.$C$8]-([.E654]*[.$C$4]))" office:value-type="float" office:value="115.26015625">
            <text:p>115.26015625</text:p>
          </table:table-cell>
          <table:table-cell table:formula="of:=SQRT(ABS([.$D$2]^2-[.F654]^2))" office:value-type="float" office:value="48.3745426978446">
            <text:p>48.3745426978446</text:p>
          </table:table-cell>
          <table:table-cell table:formula="of:=ABS([.B654]-[.G654])" office:value-type="float" office:value="0.000457302155844275">
            <text:p>0.000457302155844275</text:p>
          </table:table-cell>
          <table:table-cell/>
        </table:table-row>
        <table:table-row table:style-name="ro2">
          <table:table-cell table:formula="of:=[.A654]+[.A$4]" office:value-type="float" office:value="193.800000000002">
            <text:p>193.800000000002</text:p>
          </table:table-cell>
          <table:table-cell table:formula="of:=[.A655]/([.$D$4]*2)" office:value-type="float" office:value="48.4500000000004">
            <text:p>48.4500000000004</text:p>
          </table:table-cell>
          <table:table-cell table:formula="of:=SQRT(ABS([.$D$2]^2-[.B655]^2))" office:value-type="float" office:value="115.228457856555">
            <text:p>115.228457856555</text:p>
          </table:table-cell>
          <table:table-cell table:formula="of:=([.$C$10]-[.C655])*[.$B$4]" office:value-type="float" office:value="25015.0902872131">
            <text:p>25015.0902872131</text:p>
          </table:table-cell>
          <table:table-cell table:formula="of:=ROUND([.D655])" office:value-type="float" office:value="25015">
            <text:p>25015</text:p>
          </table:table-cell>
          <table:table-cell table:formula="of:=([.$C$8]-([.E655]*[.$C$4]))" office:value-type="float" office:value="115.228515625">
            <text:p>115.228515625</text:p>
          </table:table-cell>
          <table:table-cell table:formula="of:=SQRT(ABS([.$D$2]^2-[.F655]^2))" office:value-type="float" office:value="48.4498626092906">
            <text:p>48.4498626092906</text:p>
          </table:table-cell>
          <table:table-cell table:formula="of:=ABS([.B655]-[.G655])" office:value-type="float" office:value="0.000137390709852525">
            <text:p>0.000137390709852525</text:p>
          </table:table-cell>
          <table:table-cell/>
        </table:table-row>
        <table:table-row table:style-name="ro2">
          <table:table-cell table:formula="of:=[.A655]+[.A$4]" office:value-type="float" office:value="194.100000000002">
            <text:p>194.100000000002</text:p>
          </table:table-cell>
          <table:table-cell table:formula="of:=[.A656]/([.$D$4]*2)" office:value-type="float" office:value="48.5250000000004">
            <text:p>48.5250000000004</text:p>
          </table:table-cell>
          <table:table-cell table:formula="of:=SQRT(ABS([.$D$2]^2-[.B656]^2))" office:value-type="float" office:value="115.196893946842">
            <text:p>115.196893946842</text:p>
          </table:table-cell>
          <table:table-cell table:formula="of:=([.$C$10]-[.C656])*[.$B$4]" office:value-type="float" office:value="25095.8938960794">
            <text:p>25095.8938960794</text:p>
          </table:table-cell>
          <table:table-cell table:formula="of:=ROUND([.D656])" office:value-type="float" office:value="25096">
            <text:p>25096</text:p>
          </table:table-cell>
          <table:table-cell table:formula="of:=([.$C$8]-([.E656]*[.$C$4]))" office:value-type="float" office:value="115.196875">
            <text:p>115.196875</text:p>
          </table:table-cell>
          <table:table-cell table:formula="of:=SQRT(ABS([.$D$2]^2-[.F656]^2))" office:value-type="float" office:value="48.5250449792102">
            <text:p>48.5250449792102</text:p>
          </table:table-cell>
          <table:table-cell table:formula="of:=ABS([.B656]-[.G656])" office:value-type="float" office:value="0.0000449792097967361">
            <text:p>0.0000449792097967361</text:p>
          </table:table-cell>
          <table:table-cell/>
        </table:table-row>
        <table:table-row table:style-name="ro2">
          <table:table-cell table:formula="of:=[.A656]+[.A$4]" office:value-type="float" office:value="194.400000000002">
            <text:p>194.400000000002</text:p>
          </table:table-cell>
          <table:table-cell table:formula="of:=[.A657]/([.$D$4]*2)" office:value-type="float" office:value="48.6000000000004">
            <text:p>48.6000000000004</text:p>
          </table:table-cell>
          <table:table-cell table:formula="of:=SQRT(ABS([.$D$2]^2-[.B657]^2))" office:value-type="float" office:value="115.165272543419">
            <text:p>115.165272543419</text:p>
          </table:table-cell>
          <table:table-cell table:formula="of:=([.$C$10]-[.C657])*[.$B$4]" office:value-type="float" office:value="25176.8446888424">
            <text:p>25176.8446888424</text:p>
          </table:table-cell>
          <table:table-cell table:formula="of:=ROUND([.D657])" office:value-type="float" office:value="25177">
            <text:p>25177</text:p>
          </table:table-cell>
          <table:table-cell table:formula="of:=([.$C$8]-([.E657]*[.$C$4]))" office:value-type="float" office:value="115.165234375">
            <text:p>115.165234375</text:p>
          </table:table-cell>
          <table:table-cell table:formula="of:=SQRT(ABS([.$D$2]^2-[.F657]^2))" office:value-type="float" office:value="48.6000904459171">
            <text:p>48.6000904459171</text:p>
          </table:table-cell>
          <table:table-cell table:formula="of:=ABS([.B657]-[.G657])" office:value-type="float" office:value="0.0000904459166477523">
            <text:p>0.0000904459166477523</text:p>
          </table:table-cell>
          <table:table-cell/>
        </table:table-row>
        <table:table-row table:style-name="ro2">
          <table:table-cell table:formula="of:=[.A657]+[.A$4]" office:value-type="float" office:value="194.700000000002">
            <text:p>194.700000000002</text:p>
          </table:table-cell>
          <table:table-cell table:formula="of:=[.A658]/([.$D$4]*2)" office:value-type="float" office:value="48.6750000000004">
            <text:p>48.6750000000004</text:p>
          </table:table-cell>
          <table:table-cell table:formula="of:=SQRT(ABS([.$D$2]^2-[.B658]^2))" office:value-type="float" office:value="115.133593598914">
            <text:p>115.133593598914</text:p>
          </table:table-cell>
          <table:table-cell table:formula="of:=([.$C$10]-[.C658])*[.$B$4]" office:value-type="float" office:value="25257.9427867743">
            <text:p>25257.9427867743</text:p>
          </table:table-cell>
          <table:table-cell table:formula="of:=ROUND([.D658])" office:value-type="float" office:value="25258">
            <text:p>25258</text:p>
          </table:table-cell>
          <table:table-cell table:formula="of:=([.$C$8]-([.E658]*[.$C$4]))" office:value-type="float" office:value="115.13359375">
            <text:p>115.13359375</text:p>
          </table:table-cell>
          <table:table-cell table:formula="of:=SQRT(ABS([.$D$2]^2-[.F658]^2))" office:value-type="float" office:value="48.6749996426293">
            <text:p>48.6749996426293</text:p>
          </table:table-cell>
          <table:table-cell table:formula="of:=ABS([.B658]-[.G658])" office:value-type="float" office:value="0.000000357371128245632">
            <text:p>0.000000357371128245632</text:p>
          </table:table-cell>
          <table:table-cell/>
        </table:table-row>
        <table:table-row table:style-name="ro2">
          <table:table-cell table:formula="of:=[.A658]+[.A$4]" office:value-type="float" office:value="195.000000000002">
            <text:p>195.000000000002</text:p>
          </table:table-cell>
          <table:table-cell table:formula="of:=[.A659]/([.$D$4]*2)" office:value-type="float" office:value="48.7500000000004">
            <text:p>48.7500000000004</text:p>
          </table:table-cell>
          <table:table-cell table:formula="of:=SQRT(ABS([.$D$2]^2-[.B659]^2))" office:value-type="float" office:value="115.101857065818">
            <text:p>115.101857065818</text:p>
          </table:table-cell>
          <table:table-cell table:formula="of:=([.$C$10]-[.C659])*[.$B$4]" office:value-type="float" office:value="25339.1883115012">
            <text:p>25339.1883115012</text:p>
          </table:table-cell>
          <table:table-cell table:formula="of:=ROUND([.D659])" office:value-type="float" office:value="25339">
            <text:p>25339</text:p>
          </table:table-cell>
          <table:table-cell table:formula="of:=([.$C$8]-([.E659]*[.$C$4]))" office:value-type="float" office:value="115.101953125">
            <text:p>115.101953125</text:p>
          </table:table-cell>
          <table:table-cell table:formula="of:=SQRT(ABS([.$D$2]^2-[.F659]^2))" office:value-type="float" office:value="48.7497731975268">
            <text:p>48.7497731975268</text:p>
          </table:table-cell>
          <table:table-cell table:formula="of:=ABS([.B659]-[.G659])" office:value-type="float" office:value="0.000226802473605403">
            <text:p>0.000226802473605403</text:p>
          </table:table-cell>
          <table:table-cell/>
        </table:table-row>
        <table:table-row table:style-name="ro2">
          <table:table-cell table:formula="of:=[.A659]+[.A$4]" office:value-type="float" office:value="195.300000000002">
            <text:p>195.300000000002</text:p>
          </table:table-cell>
          <table:table-cell table:formula="of:=[.A660]/([.$D$4]*2)" office:value-type="float" office:value="48.8250000000004">
            <text:p>48.8250000000004</text:p>
          </table:table-cell>
          <table:table-cell table:formula="of:=SQRT(ABS([.$D$2]^2-[.B660]^2))" office:value-type="float" office:value="115.07006289648">
            <text:p>115.07006289648</text:p>
          </table:table-cell>
          <table:table-cell table:formula="of:=([.$C$10]-[.C660])*[.$B$4]" office:value-type="float" office:value="25420.581385005">
            <text:p>25420.581385005</text:p>
          </table:table-cell>
          <table:table-cell table:formula="of:=ROUND([.D660])" office:value-type="float" office:value="25421">
            <text:p>25421</text:p>
          </table:table-cell>
          <table:table-cell table:formula="of:=([.$C$8]-([.E660]*[.$C$4]))" office:value-type="float" office:value="115.069921875">
            <text:p>115.069921875</text:p>
          </table:table-cell>
          <table:table-cell table:formula="of:=SQRT(ABS([.$D$2]^2-[.F660]^2))" office:value-type="float" office:value="48.8253323560772">
            <text:p>48.8253323560772</text:p>
          </table:table-cell>
          <table:table-cell table:formula="of:=ABS([.B660]-[.G660])" office:value-type="float" office:value="0.00033235607673987">
            <text:p>0.00033235607673987</text:p>
          </table:table-cell>
          <table:table-cell/>
        </table:table-row>
        <table:table-row table:style-name="ro2">
          <table:table-cell table:formula="of:=[.A660]+[.A$4]" office:value-type="float" office:value="195.600000000002">
            <text:p>195.600000000002</text:p>
          </table:table-cell>
          <table:table-cell table:formula="of:=[.A661]/([.$D$4]*2)" office:value-type="float" office:value="48.9000000000004">
            <text:p>48.9000000000004</text:p>
          </table:table-cell>
          <table:table-cell table:formula="of:=SQRT(ABS([.$D$2]^2-[.B661]^2))" office:value-type="float" office:value="115.038211043114">
            <text:p>115.038211043114</text:p>
          </table:table-cell>
          <table:table-cell table:formula="of:=([.$C$10]-[.C661])*[.$B$4]" office:value-type="float" office:value="25502.1221296239">
            <text:p>25502.1221296239</text:p>
          </table:table-cell>
          <table:table-cell table:formula="of:=ROUND([.D661])" office:value-type="float" office:value="25502">
            <text:p>25502</text:p>
          </table:table-cell>
          <table:table-cell table:formula="of:=([.$C$8]-([.E661]*[.$C$4]))" office:value-type="float" office:value="115.03828125">
            <text:p>115.03828125</text:p>
          </table:table-cell>
          <table:table-cell table:formula="of:=SQRT(ABS([.$D$2]^2-[.F661]^2))" office:value-type="float" office:value="48.8998348365912">
            <text:p>48.8998348365912</text:p>
          </table:table-cell>
          <table:table-cell table:formula="of:=ABS([.B661]-[.G661])" office:value-type="float" office:value="0.000165163409214131">
            <text:p>0.000165163409214131</text:p>
          </table:table-cell>
          <table:table-cell/>
        </table:table-row>
        <table:table-row table:style-name="ro2">
          <table:table-cell table:formula="of:=[.A661]+[.A$4]" office:value-type="float" office:value="195.900000000002">
            <text:p>195.900000000002</text:p>
          </table:table-cell>
          <table:table-cell table:formula="of:=[.A662]/([.$D$4]*2)" office:value-type="float" office:value="48.9750000000004">
            <text:p>48.9750000000004</text:p>
          </table:table-cell>
          <table:table-cell table:formula="of:=SQRT(ABS([.$D$2]^2-[.B662]^2))" office:value-type="float" office:value="115.00630145779">
            <text:p>115.00630145779</text:p>
          </table:table-cell>
          <table:table-cell table:formula="of:=([.$C$10]-[.C662])*[.$B$4]" office:value-type="float" office:value="25583.8106680537">
            <text:p>25583.8106680537</text:p>
          </table:table-cell>
          <table:table-cell table:formula="of:=ROUND([.D662])" office:value-type="float" office:value="25584">
            <text:p>25584</text:p>
          </table:table-cell>
          <table:table-cell table:formula="of:=([.$C$8]-([.E662]*[.$C$4]))" office:value-type="float" office:value="115.00625">
            <text:p>115.00625</text:p>
          </table:table-cell>
          <table:table-cell table:formula="of:=SQRT(ABS([.$D$2]^2-[.F662]^2))" office:value-type="float" office:value="48.9751208363747">
            <text:p>48.9751208363747</text:p>
          </table:table-cell>
          <table:table-cell table:formula="of:=ABS([.B662]-[.G662])" office:value-type="float" office:value="0.000120836374250644">
            <text:p>0.000120836374250644</text:p>
          </table:table-cell>
          <table:table-cell/>
        </table:table-row>
        <table:table-row table:style-name="ro2">
          <table:table-cell table:formula="of:=[.A662]+[.A$4]" office:value-type="float" office:value="196.200000000002">
            <text:p>196.200000000002</text:p>
          </table:table-cell>
          <table:table-cell table:formula="of:=[.A663]/([.$D$4]*2)" office:value-type="float" office:value="49.0500000000004">
            <text:p>49.0500000000004</text:p>
          </table:table-cell>
          <table:table-cell table:formula="of:=SQRT(ABS([.$D$2]^2-[.B663]^2))" office:value-type="float" office:value="114.97433409244">
            <text:p>114.97433409244</text:p>
          </table:table-cell>
          <table:table-cell table:formula="of:=([.$C$10]-[.C663])*[.$B$4]" office:value-type="float" office:value="25665.647123349">
            <text:p>25665.647123349</text:p>
          </table:table-cell>
          <table:table-cell table:formula="of:=ROUND([.D663])" office:value-type="float" office:value="25666">
            <text:p>25666</text:p>
          </table:table-cell>
          <table:table-cell table:formula="of:=([.$C$8]-([.E663]*[.$C$4]))" office:value-type="float" office:value="114.97421875">
            <text:p>114.97421875</text:p>
          </table:table-cell>
          <table:table-cell table:formula="of:=SQRT(ABS([.$D$2]^2-[.F663]^2))" office:value-type="float" office:value="49.0502703644654">
            <text:p>49.0502703644654</text:p>
          </table:table-cell>
          <table:table-cell table:formula="of:=ABS([.B663]-[.G663])" office:value-type="float" office:value="0.00027036446491735">
            <text:p>0.00027036446491735</text:p>
          </table:table-cell>
          <table:table-cell/>
        </table:table-row>
        <table:table-row table:style-name="ro2">
          <table:table-cell table:formula="of:=[.A663]+[.A$4]" office:value-type="float" office:value="196.500000000002">
            <text:p>196.500000000002</text:p>
          </table:table-cell>
          <table:table-cell table:formula="of:=[.A664]/([.$D$4]*2)" office:value-type="float" office:value="49.1250000000004">
            <text:p>49.1250000000004</text:p>
          </table:table-cell>
          <table:table-cell table:formula="of:=SQRT(ABS([.$D$2]^2-[.B664]^2))" office:value-type="float" office:value="114.942308898856">
            <text:p>114.942308898856</text:p>
          </table:table-cell>
          <table:table-cell table:formula="of:=([.$C$10]-[.C664])*[.$B$4]" office:value-type="float" office:value="25747.6316189243">
            <text:p>25747.6316189243</text:p>
          </table:table-cell>
          <table:table-cell table:formula="of:=ROUND([.D664])" office:value-type="float" office:value="25748">
            <text:p>25748</text:p>
          </table:table-cell>
          <table:table-cell table:formula="of:=([.$C$8]-([.E664]*[.$C$4]))" office:value-type="float" office:value="114.9421875">
            <text:p>114.9421875</text:p>
          </table:table-cell>
          <table:table-cell table:formula="of:=SQRT(ABS([.$D$2]^2-[.F664]^2))" office:value-type="float" office:value="49.125284047167">
            <text:p>49.125284047167</text:p>
          </table:table-cell>
          <table:table-cell table:formula="of:=ABS([.B664]-[.G664])" office:value-type="float" office:value="0.000284047166587698">
            <text:p>0.000284047166587698</text:p>
          </table:table-cell>
          <table:table-cell/>
        </table:table-row>
        <table:table-row table:style-name="ro2">
          <table:table-cell table:formula="of:=[.A664]+[.A$4]" office:value-type="float" office:value="196.800000000002">
            <text:p>196.800000000002</text:p>
          </table:table-cell>
          <table:table-cell table:formula="of:=[.A665]/([.$D$4]*2)" office:value-type="float" office:value="49.2000000000004">
            <text:p>49.2000000000004</text:p>
          </table:table-cell>
          <table:table-cell table:formula="of:=SQRT(ABS([.$D$2]^2-[.B665]^2))" office:value-type="float" office:value="114.910225828687">
            <text:p>114.910225828687</text:p>
          </table:table-cell>
          <table:table-cell table:formula="of:=([.$C$10]-[.C665])*[.$B$4]" office:value-type="float" office:value="25829.7642785549">
            <text:p>25829.7642785549</text:p>
          </table:table-cell>
          <table:table-cell table:formula="of:=ROUND([.D665])" office:value-type="float" office:value="25830">
            <text:p>25830</text:p>
          </table:table-cell>
          <table:table-cell table:formula="of:=([.$C$8]-([.E665]*[.$C$4]))" office:value-type="float" office:value="114.91015625">
            <text:p>114.91015625</text:p>
          </table:table-cell>
          <table:table-cell table:formula="of:=SQRT(ABS([.$D$2]^2-[.F665]^2))" office:value-type="float" office:value="49.2001625058351">
            <text:p>49.2001625058351</text:p>
          </table:table-cell>
          <table:table-cell table:formula="of:=ABS([.B665]-[.G665])" office:value-type="float" office:value="0.000162505834701676">
            <text:p>0.000162505834701676</text:p>
          </table:table-cell>
          <table:table-cell/>
        </table:table-row>
        <table:table-row table:style-name="ro2">
          <table:table-cell table:formula="of:=[.A665]+[.A$4]" office:value-type="float" office:value="197.100000000002">
            <text:p>197.100000000002</text:p>
          </table:table-cell>
          <table:table-cell table:formula="of:=[.A666]/([.$D$4]*2)" office:value-type="float" office:value="49.2750000000004">
            <text:p>49.2750000000004</text:p>
          </table:table-cell>
          <table:table-cell table:formula="of:=SQRT(ABS([.$D$2]^2-[.B666]^2))" office:value-type="float" office:value="114.878084833444">
            <text:p>114.878084833444</text:p>
          </table:table-cell>
          <table:table-cell table:formula="of:=([.$C$10]-[.C666])*[.$B$4]" office:value-type="float" office:value="25912.0452263782">
            <text:p>25912.0452263782</text:p>
          </table:table-cell>
          <table:table-cell table:formula="of:=ROUND([.D666])" office:value-type="float" office:value="25912">
            <text:p>25912</text:p>
          </table:table-cell>
          <table:table-cell table:formula="of:=([.$C$8]-([.E666]*[.$C$4]))" office:value-type="float" office:value="114.878125">
            <text:p>114.878125</text:p>
          </table:table-cell>
          <table:table-cell table:formula="of:=SQRT(ABS([.$D$2]^2-[.F666]^2))" office:value-type="float" office:value="49.2749063569316">
            <text:p>49.2749063569316</text:p>
          </table:table-cell>
          <table:table-cell table:formula="of:=ABS([.B666]-[.G666])" office:value-type="float" office:value="0.00009364306886539">
            <text:p>0.00009364306886539</text:p>
          </table:table-cell>
          <table:table-cell/>
        </table:table-row>
        <table:table-row table:style-name="ro2">
          <table:table-cell table:formula="of:=[.A666]+[.A$4]" office:value-type="float" office:value="197.400000000002">
            <text:p>197.400000000002</text:p>
          </table:table-cell>
          <table:table-cell table:formula="of:=[.A667]/([.$D$4]*2)" office:value-type="float" office:value="49.3500000000004">
            <text:p>49.3500000000004</text:p>
          </table:table-cell>
          <table:table-cell table:formula="of:=SQRT(ABS([.$D$2]^2-[.B667]^2))" office:value-type="float" office:value="114.845885864492">
            <text:p>114.845885864492</text:p>
          </table:table-cell>
          <table:table-cell table:formula="of:=([.$C$10]-[.C667])*[.$B$4]" office:value-type="float" office:value="25994.4745868949">
            <text:p>25994.4745868949</text:p>
          </table:table-cell>
          <table:table-cell table:formula="of:=ROUND([.D667])" office:value-type="float" office:value="25994">
            <text:p>25994</text:p>
          </table:table-cell>
          <table:table-cell table:formula="of:=([.$C$8]-([.E667]*[.$C$4]))" office:value-type="float" office:value="114.84609375">
            <text:p>114.84609375</text:p>
          </table:table-cell>
          <table:table-cell table:formula="of:=SQRT(ABS([.$D$2]^2-[.F667]^2))" office:value-type="float" office:value="49.3495162120786">
            <text:p>49.3495162120786</text:p>
          </table:table-cell>
          <table:table-cell table:formula="of:=ABS([.B667]-[.G667])" office:value-type="float" office:value="0.000483787921801593">
            <text:p>0.000483787921801593</text:p>
          </table:table-cell>
          <table:table-cell/>
        </table:table-row>
        <table:table-row table:style-name="ro2">
          <table:table-cell table:formula="of:=[.A667]+[.A$4]" office:value-type="float" office:value="197.700000000002">
            <text:p>197.700000000002</text:p>
          </table:table-cell>
          <table:table-cell table:formula="of:=[.A668]/([.$D$4]*2)" office:value-type="float" office:value="49.4250000000004">
            <text:p>49.4250000000004</text:p>
          </table:table-cell>
          <table:table-cell table:formula="of:=SQRT(ABS([.$D$2]^2-[.B668]^2))" office:value-type="float" office:value="114.813628873057">
            <text:p>114.813628873057</text:p>
          </table:table-cell>
          <table:table-cell table:formula="of:=([.$C$10]-[.C668])*[.$B$4]" office:value-type="float" office:value="26077.0524849702">
            <text:p>26077.0524849702</text:p>
          </table:table-cell>
          <table:table-cell table:formula="of:=ROUND([.D668])" office:value-type="float" office:value="26077">
            <text:p>26077</text:p>
          </table:table-cell>
          <table:table-cell table:formula="of:=([.$C$8]-([.E668]*[.$C$4]))" office:value-type="float" office:value="114.813671875">
            <text:p>114.813671875</text:p>
          </table:table-cell>
          <table:table-cell table:formula="of:=SQRT(ABS([.$D$2]^2-[.F668]^2))" office:value-type="float" office:value="49.4249001069282">
            <text:p>49.4249001069282</text:p>
          </table:table-cell>
          <table:table-cell table:formula="of:=ABS([.B668]-[.G668])" office:value-type="float" office:value="0.0000998930722104774">
            <text:p>0.0000998930722104774</text:p>
          </table:table-cell>
          <table:table-cell/>
        </table:table-row>
        <table:table-row table:style-name="ro2">
          <table:table-cell table:formula="of:=[.A668]+[.A$4]" office:value-type="float" office:value="198.000000000002">
            <text:p>198.000000000002</text:p>
          </table:table-cell>
          <table:table-cell table:formula="of:=[.A669]/([.$D$4]*2)" office:value-type="float" office:value="49.5000000000004">
            <text:p>49.5000000000004</text:p>
          </table:table-cell>
          <table:table-cell table:formula="of:=SQRT(ABS([.$D$2]^2-[.B669]^2))" office:value-type="float" office:value="114.781313810219">
            <text:p>114.781313810219</text:p>
          </table:table-cell>
          <table:table-cell table:formula="of:=([.$C$10]-[.C669])*[.$B$4]" office:value-type="float" office:value="26159.7790458344">
            <text:p>26159.7790458344</text:p>
          </table:table-cell>
          <table:table-cell table:formula="of:=ROUND([.D669])" office:value-type="float" office:value="26160">
            <text:p>26160</text:p>
          </table:table-cell>
          <table:table-cell table:formula="of:=([.$C$8]-([.E669]*[.$C$4]))" office:value-type="float" office:value="114.78125">
            <text:p>114.78125</text:p>
          </table:table-cell>
          <table:table-cell table:formula="of:=SQRT(ABS([.$D$2]^2-[.F669]^2))" office:value-type="float" office:value="49.500147963794">
            <text:p>49.500147963794</text:p>
          </table:table-cell>
          <table:table-cell table:formula="of:=ABS([.B669]-[.G669])" office:value-type="float" office:value="0.000147963793558858">
            <text:p>0.000147963793558858</text:p>
          </table:table-cell>
          <table:table-cell/>
        </table:table-row>
        <table:table-row table:style-name="ro2">
          <table:table-cell table:formula="of:=[.A669]+[.A$4]" office:value-type="float" office:value="198.300000000002">
            <text:p>198.300000000002</text:p>
          </table:table-cell>
          <table:table-cell table:formula="of:=[.A670]/([.$D$4]*2)" office:value-type="float" office:value="49.5750000000005">
            <text:p>49.5750000000005</text:p>
          </table:table-cell>
          <table:table-cell table:formula="of:=SQRT(ABS([.$D$2]^2-[.B670]^2))" office:value-type="float" office:value="114.748940626918">
            <text:p>114.748940626918</text:p>
          </table:table-cell>
          <table:table-cell table:formula="of:=([.$C$10]-[.C670])*[.$B$4]" office:value-type="float" office:value="26242.6543950847">
            <text:p>26242.6543950847</text:p>
          </table:table-cell>
          <table:table-cell table:formula="of:=ROUND([.D670])" office:value-type="float" office:value="26243">
            <text:p>26243</text:p>
          </table:table-cell>
          <table:table-cell table:formula="of:=([.$C$8]-([.E670]*[.$C$4]))" office:value-type="float" office:value="114.748828125">
            <text:p>114.748828125</text:p>
          </table:table-cell>
          <table:table-cell table:formula="of:=SQRT(ABS([.$D$2]^2-[.F670]^2))" office:value-type="float" office:value="49.5752604021321">
            <text:p>49.5752604021321</text:p>
          </table:table-cell>
          <table:table-cell table:formula="of:=ABS([.B670]-[.G670])" office:value-type="float" office:value="0.000260402131665671">
            <text:p>0.000260402131665671</text:p>
          </table:table-cell>
          <table:table-cell/>
        </table:table-row>
        <table:table-row table:style-name="ro2">
          <table:table-cell table:formula="of:=[.A670]+[.A$4]" office:value-type="float" office:value="198.600000000002">
            <text:p>198.600000000002</text:p>
          </table:table-cell>
          <table:table-cell table:formula="of:=[.A671]/([.$D$4]*2)" office:value-type="float" office:value="49.6500000000005">
            <text:p>49.6500000000005</text:p>
          </table:table-cell>
          <table:table-cell table:formula="of:=SQRT(ABS([.$D$2]^2-[.B671]^2))" office:value-type="float" office:value="114.716509273949">
            <text:p>114.716509273949</text:p>
          </table:table-cell>
          <table:table-cell table:formula="of:=([.$C$10]-[.C671])*[.$B$4]" office:value-type="float" office:value="26325.6786586862">
            <text:p>26325.6786586862</text:p>
          </table:table-cell>
          <table:table-cell table:formula="of:=ROUND([.D671])" office:value-type="float" office:value="26326">
            <text:p>26326</text:p>
          </table:table-cell>
          <table:table-cell table:formula="of:=([.$C$8]-([.E671]*[.$C$4]))" office:value-type="float" office:value="114.71640625">
            <text:p>114.71640625</text:p>
          </table:table-cell>
          <table:table-cell table:formula="of:=SQRT(ABS([.$D$2]^2-[.F671]^2))" office:value-type="float" office:value="49.6502380365388">
            <text:p>49.6502380365388</text:p>
          </table:table-cell>
          <table:table-cell table:formula="of:=ABS([.B671]-[.G671])" office:value-type="float" office:value="0.000238036538299013">
            <text:p>0.000238036538299013</text:p>
          </table:table-cell>
          <table:table-cell/>
        </table:table-row>
        <table:table-row table:style-name="ro2">
          <table:table-cell table:formula="of:=[.A671]+[.A$4]" office:value-type="float" office:value="198.900000000002">
            <text:p>198.900000000002</text:p>
          </table:table-cell>
          <table:table-cell table:formula="of:=[.A672]/([.$D$4]*2)" office:value-type="float" office:value="49.7250000000005">
            <text:p>49.7250000000005</text:p>
          </table:table-cell>
          <table:table-cell table:formula="of:=SQRT(ABS([.$D$2]^2-[.B672]^2))" office:value-type="float" office:value="114.684019701962">
            <text:p>114.684019701962</text:p>
          </table:table-cell>
          <table:table-cell table:formula="of:=([.$C$10]-[.C672])*[.$B$4]" office:value-type="float" office:value="26408.8519629727">
            <text:p>26408.8519629727</text:p>
          </table:table-cell>
          <table:table-cell table:formula="of:=ROUND([.D672])" office:value-type="float" office:value="26409">
            <text:p>26409</text:p>
          </table:table-cell>
          <table:table-cell table:formula="of:=([.$C$8]-([.E672]*[.$C$4]))" office:value-type="float" office:value="114.683984375">
            <text:p>114.683984375</text:p>
          </table:table-cell>
          <table:table-cell table:formula="of:=SQRT(ABS([.$D$2]^2-[.F672]^2))" office:value-type="float" office:value="49.7250814768036">
            <text:p>49.7250814768036</text:p>
          </table:table-cell>
          <table:table-cell table:formula="of:=ABS([.B672]-[.G672])" office:value-type="float" office:value="0.0000814768031460744">
            <text:p>0.0000814768031460744</text:p>
          </table:table-cell>
          <table:table-cell/>
        </table:table-row>
        <table:table-row table:style-name="ro2">
          <table:table-cell table:formula="of:=[.A672]+[.A$4]" office:value-type="float" office:value="199.200000000002">
            <text:p>199.200000000002</text:p>
          </table:table-cell>
          <table:table-cell table:formula="of:=[.A673]/([.$D$4]*2)" office:value-type="float" office:value="49.8000000000005">
            <text:p>49.8000000000005</text:p>
          </table:table-cell>
          <table:table-cell table:formula="of:=SQRT(ABS([.$D$2]^2-[.B673]^2))" office:value-type="float" office:value="114.651471861464">
            <text:p>114.651471861464</text:p>
          </table:table-cell>
          <table:table-cell table:formula="of:=([.$C$10]-[.C673])*[.$B$4]" office:value-type="float" office:value="26492.1744346483">
            <text:p>26492.1744346483</text:p>
          </table:table-cell>
          <table:table-cell table:formula="of:=ROUND([.D673])" office:value-type="float" office:value="26492">
            <text:p>26492</text:p>
          </table:table-cell>
          <table:table-cell table:formula="of:=([.$C$8]-([.E673]*[.$C$4]))" office:value-type="float" office:value="114.6515625">
            <text:p>114.6515625</text:p>
          </table:table-cell>
          <table:table-cell table:formula="of:=SQRT(ABS([.$D$2]^2-[.F673]^2))" office:value-type="float" office:value="49.7997913279623">
            <text:p>49.7997913279623</text:p>
          </table:table-cell>
          <table:table-cell table:formula="of:=ABS([.B673]-[.G673])" office:value-type="float" office:value="0.000208672038112923">
            <text:p>0.000208672038112923</text:p>
          </table:table-cell>
          <table:table-cell/>
        </table:table-row>
        <table:table-row table:style-name="ro2">
          <table:table-cell table:formula="of:=[.A673]+[.A$4]" office:value-type="float" office:value="199.500000000002">
            <text:p>199.500000000002</text:p>
          </table:table-cell>
          <table:table-cell table:formula="of:=[.A674]/([.$D$4]*2)" office:value-type="float" office:value="49.8750000000005">
            <text:p>49.8750000000005</text:p>
          </table:table-cell>
          <table:table-cell table:formula="of:=SQRT(ABS([.$D$2]^2-[.B674]^2))" office:value-type="float" office:value="114.618865702815">
            <text:p>114.618865702815</text:p>
          </table:table-cell>
          <table:table-cell table:formula="of:=([.$C$10]-[.C674])*[.$B$4]" office:value-type="float" office:value="26575.6462007883">
            <text:p>26575.6462007883</text:p>
          </table:table-cell>
          <table:table-cell table:formula="of:=ROUND([.D674])" office:value-type="float" office:value="26576">
            <text:p>26576</text:p>
          </table:table-cell>
          <table:table-cell table:formula="of:=([.$C$8]-([.E674]*[.$C$4]))" office:value-type="float" office:value="114.61875">
            <text:p>114.61875</text:p>
          </table:table-cell>
          <table:table-cell table:formula="of:=SQRT(ABS([.$D$2]^2-[.F674]^2))" office:value-type="float" office:value="49.875265898414">
            <text:p>49.875265898414</text:p>
          </table:table-cell>
          <table:table-cell table:formula="of:=ABS([.B674]-[.G674])" office:value-type="float" office:value="0.000265898413537968">
            <text:p>0.000265898413537968</text:p>
          </table:table-cell>
          <table:table-cell/>
        </table:table-row>
        <table:table-row table:style-name="ro2">
          <table:table-cell table:formula="of:=[.A674]+[.A$4]" office:value-type="float" office:value="199.800000000002">
            <text:p>199.800000000002</text:p>
          </table:table-cell>
          <table:table-cell table:formula="of:=[.A675]/([.$D$4]*2)" office:value-type="float" office:value="49.9500000000005">
            <text:p>49.9500000000005</text:p>
          </table:table-cell>
          <table:table-cell table:formula="of:=SQRT(ABS([.$D$2]^2-[.B675]^2))" office:value-type="float" office:value="114.586201176232">
            <text:p>114.586201176232</text:p>
          </table:table-cell>
          <table:table-cell table:formula="of:=([.$C$10]-[.C675])*[.$B$4]" office:value-type="float" office:value="26659.2673888405">
            <text:p>26659.2673888405</text:p>
          </table:table-cell>
          <table:table-cell table:formula="of:=ROUND([.D675])" office:value-type="float" office:value="26659">
            <text:p>26659</text:p>
          </table:table-cell>
          <table:table-cell table:formula="of:=([.$C$8]-([.E675]*[.$C$4]))" office:value-type="float" office:value="114.586328125">
            <text:p>114.586328125</text:p>
          </table:table-cell>
          <table:table-cell table:formula="of:=SQRT(ABS([.$D$2]^2-[.F675]^2))" office:value-type="float" office:value="49.9497087762265">
            <text:p>49.9497087762265</text:p>
          </table:table-cell>
          <table:table-cell table:formula="of:=ABS([.B675]-[.G675])" office:value-type="float" office:value="0.00029122377399915">
            <text:p>0.00029122377399915</text:p>
          </table:table-cell>
          <table:table-cell/>
        </table:table-row>
        <table:table-row table:style-name="ro2">
          <table:table-cell table:formula="of:=[.A675]+[.A$4]" office:value-type="float" office:value="200.100000000002">
            <text:p>200.100000000002</text:p>
          </table:table-cell>
          <table:table-cell table:formula="of:=[.A676]/([.$D$4]*2)" office:value-type="float" office:value="50.0250000000005">
            <text:p>50.0250000000005</text:p>
          </table:table-cell>
          <table:table-cell table:formula="of:=SQRT(ABS([.$D$2]^2-[.B676]^2))" office:value-type="float" office:value="114.553478231785">
            <text:p>114.553478231785</text:p>
          </table:table-cell>
          <table:table-cell table:formula="of:=([.$C$10]-[.C676])*[.$B$4]" office:value-type="float" office:value="26743.0381266262">
            <text:p>26743.0381266262</text:p>
          </table:table-cell>
          <table:table-cell table:formula="of:=ROUND([.D676])" office:value-type="float" office:value="26743">
            <text:p>26743</text:p>
          </table:table-cell>
          <table:table-cell table:formula="of:=([.$C$8]-([.E676]*[.$C$4]))" office:value-type="float" office:value="114.553515625">
            <text:p>114.553515625</text:p>
          </table:table-cell>
          <table:table-cell table:formula="of:=SQRT(ABS([.$D$2]^2-[.F676]^2))" office:value-type="float" office:value="50.0249143722694">
            <text:p>50.0249143722694</text:p>
          </table:table-cell>
          <table:table-cell table:formula="of:=ABS([.B676]-[.G676])" office:value-type="float" office:value="0.0000856277311171993">
            <text:p>0.0000856277311171993</text:p>
          </table:table-cell>
          <table:table-cell/>
        </table:table-row>
        <table:table-row table:style-name="ro2">
          <table:table-cell table:formula="of:=[.A676]+[.A$4]" office:value-type="float" office:value="200.400000000002">
            <text:p>200.400000000002</text:p>
          </table:table-cell>
          <table:table-cell table:formula="of:=[.A677]/([.$D$4]*2)" office:value-type="float" office:value="50.1000000000005">
            <text:p>50.1000000000005</text:p>
          </table:table-cell>
          <table:table-cell table:formula="of:=SQRT(ABS([.$D$2]^2-[.B677]^2))" office:value-type="float" office:value="114.520696819396">
            <text:p>114.520696819396</text:p>
          </table:table-cell>
          <table:table-cell table:formula="of:=([.$C$10]-[.C677])*[.$B$4]" office:value-type="float" office:value="26826.9585423418">
            <text:p>26826.9585423418</text:p>
          </table:table-cell>
          <table:table-cell table:formula="of:=ROUND([.D677])" office:value-type="float" office:value="26827">
            <text:p>26827</text:p>
          </table:table-cell>
          <table:table-cell table:formula="of:=([.$C$8]-([.E677]*[.$C$4]))" office:value-type="float" office:value="114.520703125">
            <text:p>114.520703125</text:p>
          </table:table-cell>
          <table:table-cell table:formula="of:=SQRT(ABS([.$D$2]^2-[.F677]^2))" office:value-type="float" office:value="50.0999855863813">
            <text:p>50.0999855863813</text:p>
          </table:table-cell>
          <table:table-cell table:formula="of:=ABS([.B677]-[.G677])" office:value-type="float" office:value="0.000014413619155107">
            <text:p>0.000014413619155107</text:p>
          </table:table-cell>
          <table:table-cell/>
        </table:table-row>
        <table:table-row table:style-name="ro2">
          <table:table-cell table:formula="of:=[.A677]+[.A$4]" office:value-type="float" office:value="200.700000000002">
            <text:p>200.700000000002</text:p>
          </table:table-cell>
          <table:table-cell table:formula="of:=[.A678]/([.$D$4]*2)" office:value-type="float" office:value="50.1750000000005">
            <text:p>50.1750000000005</text:p>
          </table:table-cell>
          <table:table-cell table:formula="of:=SQRT(ABS([.$D$2]^2-[.B678]^2))" office:value-type="float" office:value="114.487856888842">
            <text:p>114.487856888842</text:p>
          </table:table-cell>
          <table:table-cell table:formula="of:=([.$C$10]-[.C678])*[.$B$4]" office:value-type="float" office:value="26911.0287645594">
            <text:p>26911.0287645594</text:p>
          </table:table-cell>
          <table:table-cell table:formula="of:=ROUND([.D678])" office:value-type="float" office:value="26911">
            <text:p>26911</text:p>
          </table:table-cell>
          <table:table-cell table:formula="of:=([.$C$8]-([.E678]*[.$C$4]))" office:value-type="float" office:value="114.487890625">
            <text:p>114.487890625</text:p>
          </table:table-cell>
          <table:table-cell table:formula="of:=SQRT(ABS([.$D$2]^2-[.F678]^2))" office:value-type="float" office:value="50.174923021745">
            <text:p>50.174923021745</text:p>
          </table:table-cell>
          <table:table-cell table:formula="of:=ABS([.B678]-[.G678])" office:value-type="float" office:value="0.0000769782554712606">
            <text:p>0.0000769782554712606</text:p>
          </table:table-cell>
          <table:table-cell/>
        </table:table-row>
        <table:table-row table:style-name="ro2">
          <table:table-cell table:formula="of:=[.A678]+[.A$4]" office:value-type="float" office:value="201.000000000002">
            <text:p>201.000000000002</text:p>
          </table:table-cell>
          <table:table-cell table:formula="of:=[.A679]/([.$D$4]*2)" office:value-type="float" office:value="50.2500000000005">
            <text:p>50.2500000000005</text:p>
          </table:table-cell>
          <table:table-cell table:formula="of:=SQRT(ABS([.$D$2]^2-[.B679]^2))" office:value-type="float" office:value="114.454958389752">
            <text:p>114.454958389752</text:p>
          </table:table-cell>
          <table:table-cell table:formula="of:=([.$C$10]-[.C679])*[.$B$4]" office:value-type="float" office:value="26995.2489222287">
            <text:p>26995.2489222287</text:p>
          </table:table-cell>
          <table:table-cell table:formula="of:=ROUND([.D679])" office:value-type="float" office:value="26995">
            <text:p>26995</text:p>
          </table:table-cell>
          <table:table-cell table:formula="of:=([.$C$8]-([.E679]*[.$C$4]))" office:value-type="float" office:value="114.455078125">
            <text:p>114.455078125</text:p>
          </table:table-cell>
          <table:table-cell table:formula="of:=SQRT(ABS([.$D$2]^2-[.F679]^2))" office:value-type="float" office:value="50.2497272768733">
            <text:p>50.2497272768733</text:p>
          </table:table-cell>
          <table:table-cell table:formula="of:=ABS([.B679]-[.G679])" office:value-type="float" office:value="0.00027272312715354">
            <text:p>0.00027272312715354</text:p>
          </table:table-cell>
          <table:table-cell/>
        </table:table-row>
        <table:table-row table:style-name="ro2">
          <table:table-cell table:formula="of:=[.A679]+[.A$4]" office:value-type="float" office:value="201.300000000002">
            <text:p>201.300000000002</text:p>
          </table:table-cell>
          <table:table-cell table:formula="of:=[.A680]/([.$D$4]*2)" office:value-type="float" office:value="50.3250000000005">
            <text:p>50.3250000000005</text:p>
          </table:table-cell>
          <table:table-cell table:formula="of:=SQRT(ABS([.$D$2]^2-[.B680]^2))" office:value-type="float" office:value="114.422001271608">
            <text:p>114.422001271608</text:p>
          </table:table-cell>
          <table:table-cell table:formula="of:=([.$C$10]-[.C680])*[.$B$4]" office:value-type="float" office:value="27079.6191446773">
            <text:p>27079.6191446773</text:p>
          </table:table-cell>
          <table:table-cell table:formula="of:=ROUND([.D680])" office:value-type="float" office:value="27080">
            <text:p>27080</text:p>
          </table:table-cell>
          <table:table-cell table:formula="of:=([.$C$8]-([.E680]*[.$C$4]))" office:value-type="float" office:value="114.421875">
            <text:p>114.421875</text:p>
          </table:table-cell>
          <table:table-cell table:formula="of:=SQRT(ABS([.$D$2]^2-[.F680]^2))" office:value-type="float" office:value="50.3252870978833">
            <text:p>50.3252870978833</text:p>
          </table:table-cell>
          <table:table-cell table:formula="of:=ABS([.B680]-[.G680])" office:value-type="float" office:value="0.000287097882775811">
            <text:p>0.000287097882775811</text:p>
          </table:table-cell>
          <table:table-cell/>
        </table:table-row>
        <table:table-row table:style-name="ro2">
          <table:table-cell table:formula="of:=[.A680]+[.A$4]" office:value-type="float" office:value="201.600000000002">
            <text:p>201.600000000002</text:p>
          </table:table-cell>
          <table:table-cell table:formula="of:=[.A681]/([.$D$4]*2)" office:value-type="float" office:value="50.4000000000005">
            <text:p>50.4000000000005</text:p>
          </table:table-cell>
          <table:table-cell table:formula="of:=SQRT(ABS([.$D$2]^2-[.B681]^2))" office:value-type="float" office:value="114.388985483743">
            <text:p>114.388985483743</text:p>
          </table:table-cell>
          <table:table-cell table:formula="of:=([.$C$10]-[.C681])*[.$B$4]" office:value-type="float" office:value="27164.1395616129">
            <text:p>27164.1395616129</text:p>
          </table:table-cell>
          <table:table-cell table:formula="of:=ROUND([.D681])" office:value-type="float" office:value="27164">
            <text:p>27164</text:p>
          </table:table-cell>
          <table:table-cell table:formula="of:=([.$C$8]-([.E681]*[.$C$4]))" office:value-type="float" office:value="114.3890625">
            <text:p>114.3890625</text:p>
          </table:table-cell>
          <table:table-cell table:formula="of:=SQRT(ABS([.$D$2]^2-[.F681]^2))" office:value-type="float" office:value="50.3998252017911">
            <text:p>50.3998252017911</text:p>
          </table:table-cell>
          <table:table-cell table:formula="of:=ABS([.B681]-[.G681])" office:value-type="float" office:value="0.000174798209407356">
            <text:p>0.000174798209407356</text:p>
          </table:table-cell>
          <table:table-cell/>
        </table:table-row>
        <table:table-row table:style-name="ro2">
          <table:table-cell table:formula="of:=[.A681]+[.A$4]" office:value-type="float" office:value="201.900000000002">
            <text:p>201.900000000002</text:p>
          </table:table-cell>
          <table:table-cell table:formula="of:=[.A682]/([.$D$4]*2)" office:value-type="float" office:value="50.4750000000005">
            <text:p>50.4750000000005</text:p>
          </table:table-cell>
          <table:table-cell table:formula="of:=SQRT(ABS([.$D$2]^2-[.B682]^2))" office:value-type="float" office:value="114.35591097534">
            <text:p>114.35591097534</text:p>
          </table:table-cell>
          <table:table-cell table:formula="of:=([.$C$10]-[.C682])*[.$B$4]" office:value-type="float" office:value="27248.8103031237">
            <text:p>27248.8103031237</text:p>
          </table:table-cell>
          <table:table-cell table:formula="of:=ROUND([.D682])" office:value-type="float" office:value="27249">
            <text:p>27249</text:p>
          </table:table-cell>
          <table:table-cell table:formula="of:=([.$C$8]-([.E682]*[.$C$4]))" office:value-type="float" office:value="114.355859375">
            <text:p>114.355859375</text:p>
          </table:table-cell>
          <table:table-cell table:formula="of:=SQRT(ABS([.$D$2]^2-[.F682]^2))" office:value-type="float" office:value="50.4751169053151">
            <text:p>50.4751169053151</text:p>
          </table:table-cell>
          <table:table-cell table:formula="of:=ABS([.B682]-[.G682])" office:value-type="float" office:value="0.000116905314619942">
            <text:p>0.000116905314619942</text:p>
          </table:table-cell>
          <table:table-cell/>
        </table:table-row>
        <table:table-row table:style-name="ro2">
          <table:table-cell table:formula="of:=[.A682]+[.A$4]" office:value-type="float" office:value="202.200000000002">
            <text:p>202.200000000002</text:p>
          </table:table-cell>
          <table:table-cell table:formula="of:=[.A683]/([.$D$4]*2)" office:value-type="float" office:value="50.5500000000005">
            <text:p>50.5500000000005</text:p>
          </table:table-cell>
          <table:table-cell table:formula="of:=SQRT(ABS([.$D$2]^2-[.B683]^2))" office:value-type="float" office:value="114.322777695435">
            <text:p>114.322777695435</text:p>
          </table:table-cell>
          <table:table-cell table:formula="of:=([.$C$10]-[.C683])*[.$B$4]" office:value-type="float" office:value="27333.6314996801">
            <text:p>27333.6314996801</text:p>
          </table:table-cell>
          <table:table-cell table:formula="of:=ROUND([.D683])" office:value-type="float" office:value="27334">
            <text:p>27334</text:p>
          </table:table-cell>
          <table:table-cell table:formula="of:=([.$C$8]-([.E683]*[.$C$4]))" office:value-type="float" office:value="114.32265625">
            <text:p>114.32265625</text:p>
          </table:table-cell>
          <table:table-cell table:formula="of:=SQRT(ABS([.$D$2]^2-[.F683]^2))" office:value-type="float" office:value="50.550274657457">
            <text:p>50.550274657457</text:p>
          </table:table-cell>
          <table:table-cell table:formula="of:=ABS([.B683]-[.G683])" office:value-type="float" office:value="0.000274657456486693">
            <text:p>0.000274657456486693</text:p>
          </table:table-cell>
          <table:table-cell/>
        </table:table-row>
        <table:table-row table:style-name="ro2">
          <table:table-cell table:formula="of:=[.A683]+[.A$4]" office:value-type="float" office:value="202.500000000002">
            <text:p>202.500000000002</text:p>
          </table:table-cell>
          <table:table-cell table:formula="of:=[.A684]/([.$D$4]*2)" office:value-type="float" office:value="50.6250000000005">
            <text:p>50.6250000000005</text:p>
          </table:table-cell>
          <table:table-cell table:formula="of:=SQRT(ABS([.$D$2]^2-[.B684]^2))" office:value-type="float" office:value="114.289585592914">
            <text:p>114.289585592914</text:p>
          </table:table-cell>
          <table:table-cell table:formula="of:=([.$C$10]-[.C684])*[.$B$4]" office:value-type="float" office:value="27418.6032821357">
            <text:p>27418.6032821357</text:p>
          </table:table-cell>
          <table:table-cell table:formula="of:=ROUND([.D684])" office:value-type="float" office:value="27419">
            <text:p>27419</text:p>
          </table:table-cell>
          <table:table-cell table:formula="of:=([.$C$8]-([.E684]*[.$C$4]))" office:value-type="float" office:value="114.289453125">
            <text:p>114.289453125</text:p>
          </table:table-cell>
          <table:table-cell table:formula="of:=SQRT(ABS([.$D$2]^2-[.F684]^2))" office:value-type="float" office:value="50.6252990548049">
            <text:p>50.6252990548049</text:p>
          </table:table-cell>
          <table:table-cell table:formula="of:=ABS([.B684]-[.G684])" office:value-type="float" office:value="0.000299054804401067">
            <text:p>0.000299054804401067</text:p>
          </table:table-cell>
          <table:table-cell/>
        </table:table-row>
        <table:table-row table:style-name="ro2">
          <table:table-cell table:formula="of:=[.A684]+[.A$4]" office:value-type="float" office:value="202.800000000002">
            <text:p>202.800000000002</text:p>
          </table:table-cell>
          <table:table-cell table:formula="of:=[.A685]/([.$D$4]*2)" office:value-type="float" office:value="50.7000000000005">
            <text:p>50.7000000000005</text:p>
          </table:table-cell>
          <table:table-cell table:formula="of:=SQRT(ABS([.$D$2]^2-[.B685]^2))" office:value-type="float" office:value="114.25633461651">
            <text:p>114.25633461651</text:p>
          </table:table-cell>
          <table:table-cell table:formula="of:=([.$C$10]-[.C685])*[.$B$4]" office:value-type="float" office:value="27503.7257817287">
            <text:p>27503.7257817287</text:p>
          </table:table-cell>
          <table:table-cell table:formula="of:=ROUND([.D685])" office:value-type="float" office:value="27504">
            <text:p>27504</text:p>
          </table:table-cell>
          <table:table-cell table:formula="of:=([.$C$8]-([.E685]*[.$C$4]))" office:value-type="float" office:value="114.25625">
            <text:p>114.25625</text:p>
          </table:table-cell>
          <table:table-cell table:formula="of:=SQRT(ABS([.$D$2]^2-[.F685]^2))" office:value-type="float" office:value="50.7001906893603">
            <text:p>50.7001906893603</text:p>
          </table:table-cell>
          <table:table-cell table:formula="of:=ABS([.B685]-[.G685])" office:value-type="float" office:value="0.000190689359840235">
            <text:p>0.000190689359840235</text:p>
          </table:table-cell>
          <table:table-cell/>
        </table:table-row>
        <table:table-row table:style-name="ro2">
          <table:table-cell table:formula="of:=[.A685]+[.A$4]" office:value-type="float" office:value="203.100000000002">
            <text:p>203.100000000002</text:p>
          </table:table-cell>
          <table:table-cell table:formula="of:=[.A686]/([.$D$4]*2)" office:value-type="float" office:value="50.7750000000005">
            <text:p>50.7750000000005</text:p>
          </table:table-cell>
          <table:table-cell table:formula="of:=SQRT(ABS([.$D$2]^2-[.B686]^2))" office:value-type="float" office:value="114.223024714809">
            <text:p>114.223024714809</text:p>
          </table:table-cell>
          <table:table-cell table:formula="of:=([.$C$10]-[.C686])*[.$B$4]" office:value-type="float" office:value="27588.9991300829">
            <text:p>27588.9991300829</text:p>
          </table:table-cell>
          <table:table-cell table:formula="of:=ROUND([.D686])" office:value-type="float" office:value="27589">
            <text:p>27589</text:p>
          </table:table-cell>
          <table:table-cell table:formula="of:=([.$C$8]-([.E686]*[.$C$4]))" office:value-type="float" office:value="114.223046875">
            <text:p>114.223046875</text:p>
          </table:table-cell>
          <table:table-cell table:formula="of:=SQRT(ABS([.$D$2]^2-[.F686]^2))" office:value-type="float" office:value="50.7749501485876">
            <text:p>50.7749501485876</text:p>
          </table:table-cell>
          <table:table-cell table:formula="of:=ABS([.B686]-[.G686])" office:value-type="float" office:value="0.0000498514129176897">
            <text:p>0.0000498514129176897</text:p>
          </table:table-cell>
          <table:table-cell/>
        </table:table-row>
        <table:table-row table:style-name="ro2">
          <table:table-cell table:formula="of:=[.A686]+[.A$4]" office:value-type="float" office:value="203.400000000002">
            <text:p>203.400000000002</text:p>
          </table:table-cell>
          <table:table-cell table:formula="of:=[.A687]/([.$D$4]*2)" office:value-type="float" office:value="50.8500000000005">
            <text:p>50.8500000000005</text:p>
          </table:table-cell>
          <table:table-cell table:formula="of:=SQRT(ABS([.$D$2]^2-[.B687]^2))" office:value-type="float" office:value="114.189655836244">
            <text:p>114.189655836244</text:p>
          </table:table-cell>
          <table:table-cell table:formula="of:=([.$C$10]-[.C687])*[.$B$4]" office:value-type="float" office:value="27674.4234592091">
            <text:p>27674.4234592091</text:p>
          </table:table-cell>
          <table:table-cell table:formula="of:=ROUND([.D687])" office:value-type="float" office:value="27674">
            <text:p>27674</text:p>
          </table:table-cell>
          <table:table-cell table:formula="of:=([.$C$8]-([.E687]*[.$C$4]))" office:value-type="float" office:value="114.18984375">
            <text:p>114.18984375</text:p>
          </table:table-cell>
          <table:table-cell table:formula="of:=SQRT(ABS([.$D$2]^2-[.F687]^2))" office:value-type="float" office:value="50.8495780154623">
            <text:p>50.8495780154623</text:p>
          </table:table-cell>
          <table:table-cell table:formula="of:=ABS([.B687]-[.G687])" office:value-type="float" office:value="0.000421984538185427">
            <text:p>0.000421984538185427</text:p>
          </table:table-cell>
          <table:table-cell/>
        </table:table-row>
        <table:table-row table:style-name="ro2">
          <table:table-cell table:formula="of:=[.A687]+[.A$4]" office:value-type="float" office:value="203.700000000002">
            <text:p>203.700000000002</text:p>
          </table:table-cell>
          <table:table-cell table:formula="of:=[.A688]/([.$D$4]*2)" office:value-type="float" office:value="50.9250000000005">
            <text:p>50.9250000000005</text:p>
          </table:table-cell>
          <table:table-cell table:formula="of:=SQRT(ABS([.$D$2]^2-[.B688]^2))" office:value-type="float" office:value="114.156227929097">
            <text:p>114.156227929097</text:p>
          </table:table-cell>
          <table:table-cell table:formula="of:=([.$C$10]-[.C688])*[.$B$4]" office:value-type="float" office:value="27759.9989015065">
            <text:p>27759.9989015065</text:p>
          </table:table-cell>
          <table:table-cell table:formula="of:=ROUND([.D688])" office:value-type="float" office:value="27760">
            <text:p>27760</text:p>
          </table:table-cell>
          <table:table-cell table:formula="of:=([.$C$8]-([.E688]*[.$C$4]))" office:value-type="float" office:value="114.15625">
            <text:p>114.15625</text:p>
          </table:table-cell>
          <table:table-cell table:formula="of:=SQRT(ABS([.$D$2]^2-[.F688]^2))" office:value-type="float" office:value="50.9249505246446">
            <text:p>50.9249505246446</text:p>
          </table:table-cell>
          <table:table-cell table:formula="of:=ABS([.B688]-[.G688])" office:value-type="float" office:value="0.0000494753559081573">
            <text:p>0.0000494753559081573</text:p>
          </table:table-cell>
          <table:table-cell/>
        </table:table-row>
        <table:table-row table:style-name="ro2">
          <table:table-cell table:formula="of:=[.A688]+[.A$4]" office:value-type="float" office:value="204.000000000002">
            <text:p>204.000000000002</text:p>
          </table:table-cell>
          <table:table-cell table:formula="of:=[.A689]/([.$D$4]*2)" office:value-type="float" office:value="51.0000000000005">
            <text:p>51.0000000000005</text:p>
          </table:table-cell>
          <table:table-cell table:formula="of:=SQRT(ABS([.$D$2]^2-[.B689]^2))" office:value-type="float" office:value="114.122740941497">
            <text:p>114.122740941497</text:p>
          </table:table-cell>
          <table:table-cell table:formula="of:=([.$C$10]-[.C689])*[.$B$4]" office:value-type="float" office:value="27845.7255897635">
            <text:p>27845.7255897635</text:p>
          </table:table-cell>
          <table:table-cell table:formula="of:=ROUND([.D689])" office:value-type="float" office:value="27846">
            <text:p>27846</text:p>
          </table:table-cell>
          <table:table-cell table:formula="of:=([.$C$8]-([.E689]*[.$C$4]))" office:value-type="float" office:value="114.12265625">
            <text:p>114.12265625</text:p>
          </table:table-cell>
          <table:table-cell table:formula="of:=SQRT(ABS([.$D$2]^2-[.F689]^2))" office:value-type="float" office:value="51.000189513808">
            <text:p>51.000189513808</text:p>
          </table:table-cell>
          <table:table-cell table:formula="of:=ABS([.B689]-[.G689])" office:value-type="float" office:value="0.000189513807526964">
            <text:p>0.000189513807526964</text:p>
          </table:table-cell>
          <table:table-cell/>
        </table:table-row>
        <table:table-row table:style-name="ro2">
          <table:table-cell table:formula="of:=[.A689]+[.A$4]" office:value-type="float" office:value="204.300000000002">
            <text:p>204.300000000002</text:p>
          </table:table-cell>
          <table:table-cell table:formula="of:=[.A690]/([.$D$4]*2)" office:value-type="float" office:value="51.0750000000005">
            <text:p>51.0750000000005</text:p>
          </table:table-cell>
          <table:table-cell table:formula="of:=SQRT(ABS([.$D$2]^2-[.B690]^2))" office:value-type="float" office:value="114.08919482142">
            <text:p>114.08919482142</text:p>
          </table:table-cell>
          <table:table-cell table:formula="of:=([.$C$10]-[.C690])*[.$B$4]" office:value-type="float" office:value="27931.6036571594">
            <text:p>27931.6036571594</text:p>
          </table:table-cell>
          <table:table-cell table:formula="of:=ROUND([.D690])" office:value-type="float" office:value="27932">
            <text:p>27932</text:p>
          </table:table-cell>
          <table:table-cell table:formula="of:=([.$C$8]-([.E690]*[.$C$4]))" office:value-type="float" office:value="114.0890625">
            <text:p>114.0890625</text:p>
          </table:table-cell>
          <table:table-cell table:formula="of:=SQRT(ABS([.$D$2]^2-[.F690]^2))" office:value-type="float" office:value="51.0752955730174">
            <text:p>51.0752955730174</text:p>
          </table:table-cell>
          <table:table-cell table:formula="of:=ABS([.B690]-[.G690])" office:value-type="float" office:value="0.000295573016920514">
            <text:p>0.000295573016920514</text:p>
          </table:table-cell>
          <table:table-cell/>
        </table:table-row>
        <table:table-row table:style-name="ro2">
          <table:table-cell table:formula="of:=[.A690]+[.A$4]" office:value-type="float" office:value="204.600000000002">
            <text:p>204.600000000002</text:p>
          </table:table-cell>
          <table:table-cell table:formula="of:=[.A691]/([.$D$4]*2)" office:value-type="float" office:value="51.1500000000005">
            <text:p>51.1500000000005</text:p>
          </table:table-cell>
          <table:table-cell table:formula="of:=SQRT(ABS([.$D$2]^2-[.B691]^2))" office:value-type="float" office:value="114.055589516691">
            <text:p>114.055589516691</text:p>
          </table:table-cell>
          <table:table-cell table:formula="of:=([.$C$10]-[.C691])*[.$B$4]" office:value-type="float" office:value="28017.6332372655">
            <text:p>28017.6332372655</text:p>
          </table:table-cell>
          <table:table-cell table:formula="of:=ROUND([.D691])" office:value-type="float" office:value="28018">
            <text:p>28018</text:p>
          </table:table-cell>
          <table:table-cell table:formula="of:=([.$C$8]-([.E691]*[.$C$4]))" office:value-type="float" office:value="114.05546875">
            <text:p>114.05546875</text:p>
          </table:table-cell>
          <table:table-cell table:formula="of:=SQRT(ABS([.$D$2]^2-[.F691]^2))" office:value-type="float" office:value="51.1502692878324">
            <text:p>51.1502692878324</text:p>
          </table:table-cell>
          <table:table-cell table:formula="of:=ABS([.B691]-[.G691])" office:value-type="float" office:value="0.000269287831919485">
            <text:p>0.000269287831919485</text:p>
          </table:table-cell>
          <table:table-cell/>
        </table:table-row>
        <table:table-row table:style-name="ro2">
          <table:table-cell table:formula="of:=[.A691]+[.A$4]" office:value-type="float" office:value="204.900000000002">
            <text:p>204.900000000002</text:p>
          </table:table-cell>
          <table:table-cell table:formula="of:=[.A692]/([.$D$4]*2)" office:value-type="float" office:value="51.2250000000005">
            <text:p>51.2250000000005</text:p>
          </table:table-cell>
          <table:table-cell table:formula="of:=SQRT(ABS([.$D$2]^2-[.B692]^2))" office:value-type="float" office:value="114.02192497498">
            <text:p>114.02192497498</text:p>
          </table:table-cell>
          <table:table-cell table:formula="of:=([.$C$10]-[.C692])*[.$B$4]" office:value-type="float" office:value="28103.8144640463">
            <text:p>28103.8144640463</text:p>
          </table:table-cell>
          <table:table-cell table:formula="of:=ROUND([.D692])" office:value-type="float" office:value="28104">
            <text:p>28104</text:p>
          </table:table-cell>
          <table:table-cell table:formula="of:=([.$C$8]-([.E692]*[.$C$4]))" office:value-type="float" office:value="114.021875">
            <text:p>114.021875</text:p>
          </table:table-cell>
          <table:table-cell table:formula="of:=SQRT(ABS([.$D$2]^2-[.F692]^2))" office:value-type="float" office:value="51.2251112393558">
            <text:p>51.2251112393558</text:p>
          </table:table-cell>
          <table:table-cell table:formula="of:=ABS([.B692]-[.G692])" office:value-type="float" office:value="0.000111239355284454">
            <text:p>0.000111239355284454</text:p>
          </table:table-cell>
          <table:table-cell/>
        </table:table-row>
        <table:table-row table:style-name="ro2">
          <table:table-cell table:formula="of:=[.A692]+[.A$4]" office:value-type="float" office:value="205.200000000002">
            <text:p>205.200000000002</text:p>
          </table:table-cell>
          <table:table-cell table:formula="of:=[.A693]/([.$D$4]*2)" office:value-type="float" office:value="51.3000000000005">
            <text:p>51.3000000000005</text:p>
          </table:table-cell>
          <table:table-cell table:formula="of:=SQRT(ABS([.$D$2]^2-[.B693]^2))" office:value-type="float" office:value="113.988201143802">
            <text:p>113.988201143802</text:p>
          </table:table-cell>
          <table:table-cell table:formula="of:=([.$C$10]-[.C693])*[.$B$4]" office:value-type="float" office:value="28190.1474718608">
            <text:p>28190.1474718608</text:p>
          </table:table-cell>
          <table:table-cell table:formula="of:=ROUND([.D693])" office:value-type="float" office:value="28190">
            <text:p>28190</text:p>
          </table:table-cell>
          <table:table-cell table:formula="of:=([.$C$8]-([.E693]*[.$C$4]))" office:value-type="float" office:value="113.98828125">
            <text:p>113.98828125</text:p>
          </table:table-cell>
          <table:table-cell table:formula="of:=SQRT(ABS([.$D$2]^2-[.F693]^2))" office:value-type="float" office:value="51.2998220042809">
            <text:p>51.2998220042809</text:p>
          </table:table-cell>
          <table:table-cell table:formula="of:=ABS([.B693]-[.G693])" office:value-type="float" office:value="0.000177995719660373">
            <text:p>0.000177995719660373</text:p>
          </table:table-cell>
          <table:table-cell/>
        </table:table-row>
        <table:table-row table:style-name="ro2">
          <table:table-cell table:formula="of:=[.A693]+[.A$4]" office:value-type="float" office:value="205.500000000002">
            <text:p>205.500000000002</text:p>
          </table:table-cell>
          <table:table-cell table:formula="of:=[.A694]/([.$D$4]*2)" office:value-type="float" office:value="51.3750000000005">
            <text:p>51.3750000000005</text:p>
          </table:table-cell>
          <table:table-cell table:formula="of:=SQRT(ABS([.$D$2]^2-[.B694]^2))" office:value-type="float" office:value="113.95441797052">
            <text:p>113.95441797052</text:p>
          </table:table-cell>
          <table:table-cell table:formula="of:=([.$C$10]-[.C694])*[.$B$4]" office:value-type="float" office:value="28276.6323954639">
            <text:p>28276.6323954639</text:p>
          </table:table-cell>
          <table:table-cell table:formula="of:=ROUND([.D694])" office:value-type="float" office:value="28277">
            <text:p>28277</text:p>
          </table:table-cell>
          <table:table-cell table:formula="of:=([.$C$8]-([.E694]*[.$C$4]))" office:value-type="float" office:value="113.954296875">
            <text:p>113.954296875</text:p>
          </table:table-cell>
          <table:table-cell table:formula="of:=SQRT(ABS([.$D$2]^2-[.F694]^2))" office:value-type="float" office:value="51.3752686000216">
            <text:p>51.3752686000216</text:p>
          </table:table-cell>
          <table:table-cell table:formula="of:=ABS([.B694]-[.G694])" office:value-type="float" office:value="0.000268600021087195">
            <text:p>0.000268600021087195</text:p>
          </table:table-cell>
          <table:table-cell/>
        </table:table-row>
        <table:table-row table:style-name="ro2">
          <table:table-cell table:formula="of:=[.A694]+[.A$4]" office:value-type="float" office:value="205.800000000002">
            <text:p>205.800000000002</text:p>
          </table:table-cell>
          <table:table-cell table:formula="of:=[.A695]/([.$D$4]*2)" office:value-type="float" office:value="51.4500000000005">
            <text:p>51.4500000000005</text:p>
          </table:table-cell>
          <table:table-cell table:formula="of:=SQRT(ABS([.$D$2]^2-[.B695]^2))" office:value-type="float" office:value="113.920575402339">
            <text:p>113.920575402339</text:p>
          </table:table-cell>
          <table:table-cell table:formula="of:=([.$C$10]-[.C695])*[.$B$4]" office:value-type="float" office:value="28363.2693700077">
            <text:p>28363.2693700077</text:p>
          </table:table-cell>
          <table:table-cell table:formula="of:=ROUND([.D695])" office:value-type="float" office:value="28363">
            <text:p>28363</text:p>
          </table:table-cell>
          <table:table-cell table:formula="of:=([.$C$8]-([.E695]*[.$C$4]))" office:value-type="float" office:value="113.920703125">
            <text:p>113.920703125</text:p>
          </table:table-cell>
          <table:table-cell table:formula="of:=SQRT(ABS([.$D$2]^2-[.F695]^2))" office:value-type="float" office:value="51.4497171955844">
            <text:p>51.4497171955844</text:p>
          </table:table-cell>
          <table:table-cell table:formula="of:=ABS([.B695]-[.G695])" office:value-type="float" office:value="0.000282804416109173">
            <text:p>0.000282804416109173</text:p>
          </table:table-cell>
          <table:table-cell/>
        </table:table-row>
        <table:table-row table:style-name="ro2">
          <table:table-cell table:formula="of:=[.A695]+[.A$4]" office:value-type="float" office:value="206.100000000002">
            <text:p>206.100000000002</text:p>
          </table:table-cell>
          <table:table-cell table:formula="of:=[.A696]/([.$D$4]*2)" office:value-type="float" office:value="51.5250000000005">
            <text:p>51.5250000000005</text:p>
          </table:table-cell>
          <table:table-cell table:formula="of:=SQRT(ABS([.$D$2]^2-[.B696]^2))" office:value-type="float" office:value="113.88667338631">
            <text:p>113.88667338631</text:p>
          </table:table-cell>
          <table:table-cell table:formula="of:=([.$C$10]-[.C696])*[.$B$4]" office:value-type="float" office:value="28450.0585310424">
            <text:p>28450.0585310424</text:p>
          </table:table-cell>
          <table:table-cell table:formula="of:=ROUND([.D696])" office:value-type="float" office:value="28450">
            <text:p>28450</text:p>
          </table:table-cell>
          <table:table-cell table:formula="of:=([.$C$8]-([.E696]*[.$C$4]))" office:value-type="float" office:value="113.88671875">
            <text:p>113.88671875</text:p>
          </table:table-cell>
          <table:table-cell table:formula="of:=SQRT(ABS([.$D$2]^2-[.F696]^2))" office:value-type="float" office:value="51.5248997316676">
            <text:p>51.5248997316676</text:p>
          </table:table-cell>
          <table:table-cell table:formula="of:=ABS([.B696]-[.G696])" office:value-type="float" office:value="0.000100268332936082">
            <text:p>0.000100268332936082</text:p>
          </table:table-cell>
          <table:table-cell/>
        </table:table-row>
        <table:table-row table:style-name="ro2">
          <table:table-cell table:formula="of:=[.A696]+[.A$4]" office:value-type="float" office:value="206.400000000002">
            <text:p>206.400000000002</text:p>
          </table:table-cell>
          <table:table-cell table:formula="of:=[.A697]/([.$D$4]*2)" office:value-type="float" office:value="51.6000000000005">
            <text:p>51.6000000000005</text:p>
          </table:table-cell>
          <table:table-cell table:formula="of:=SQRT(ABS([.$D$2]^2-[.B697]^2))" office:value-type="float" office:value="113.852711869327">
            <text:p>113.852711869327</text:p>
          </table:table-cell>
          <table:table-cell table:formula="of:=([.$C$10]-[.C697])*[.$B$4]" office:value-type="float" office:value="28537.0000145182">
            <text:p>28537.0000145182</text:p>
          </table:table-cell>
          <table:table-cell table:formula="of:=ROUND([.D697])" office:value-type="float" office:value="28537">
            <text:p>28537</text:p>
          </table:table-cell>
          <table:table-cell table:formula="of:=([.$C$8]-([.E697]*[.$C$4]))" office:value-type="float" office:value="113.852734375">
            <text:p>113.852734375</text:p>
          </table:table-cell>
          <table:table-cell table:formula="of:=SQRT(ABS([.$D$2]^2-[.F697]^2))" office:value-type="float" office:value="51.5999503423762">
            <text:p>51.5999503423762</text:p>
          </table:table-cell>
          <table:table-cell table:formula="of:=ABS([.B697]-[.G697])" office:value-type="float" office:value="0.0000496576242809965">
            <text:p>0.0000496576242809965</text:p>
          </table:table-cell>
          <table:table-cell/>
        </table:table-row>
        <table:table-row table:style-name="ro2">
          <table:table-cell table:formula="of:=[.A697]+[.A$4]" office:value-type="float" office:value="206.700000000002">
            <text:p>206.700000000002</text:p>
          </table:table-cell>
          <table:table-cell table:formula="of:=[.A698]/([.$D$4]*2)" office:value-type="float" office:value="51.6750000000005">
            <text:p>51.6750000000005</text:p>
          </table:table-cell>
          <table:table-cell table:formula="of:=SQRT(ABS([.$D$2]^2-[.B698]^2))" office:value-type="float" office:value="113.818690798128">
            <text:p>113.818690798128</text:p>
          </table:table-cell>
          <table:table-cell table:formula="of:=([.$C$10]-[.C698])*[.$B$4]" office:value-type="float" office:value="28624.0939567863">
            <text:p>28624.0939567863</text:p>
          </table:table-cell>
          <table:table-cell table:formula="of:=ROUND([.D698])" office:value-type="float" office:value="28624">
            <text:p>28624</text:p>
          </table:table-cell>
          <table:table-cell table:formula="of:=([.$C$8]-([.E698]*[.$C$4]))" office:value-type="float" office:value="113.81875">
            <text:p>113.81875</text:p>
          </table:table-cell>
          <table:table-cell table:formula="of:=SQRT(ABS([.$D$2]^2-[.F698]^2))" office:value-type="float" office:value="51.6748696025205">
            <text:p>51.6748696025205</text:p>
          </table:table-cell>
          <table:table-cell table:formula="of:=ABS([.B698]-[.G698])" office:value-type="float" office:value="0.000130397479985334">
            <text:p>0.000130397479985334</text:p>
          </table:table-cell>
          <table:table-cell/>
        </table:table-row>
        <table:table-row table:style-name="ro2">
          <table:table-cell table:formula="of:=[.A698]+[.A$4]" office:value-type="float" office:value="207.000000000002">
            <text:p>207.000000000002</text:p>
          </table:table-cell>
          <table:table-cell table:formula="of:=[.A699]/([.$D$4]*2)" office:value-type="float" office:value="51.7500000000005">
            <text:p>51.7500000000005</text:p>
          </table:table-cell>
          <table:table-cell table:formula="of:=SQRT(ABS([.$D$2]^2-[.B699]^2))" office:value-type="float" office:value="113.784610119295">
            <text:p>113.784610119295</text:p>
          </table:table-cell>
          <table:table-cell table:formula="of:=([.$C$10]-[.C699])*[.$B$4]" office:value-type="float" office:value="28711.3404945999">
            <text:p>28711.3404945999</text:p>
          </table:table-cell>
          <table:table-cell table:formula="of:=ROUND([.D699])" office:value-type="float" office:value="28711">
            <text:p>28711</text:p>
          </table:table-cell>
          <table:table-cell table:formula="of:=([.$C$8]-([.E699]*[.$C$4]))" office:value-type="float" office:value="113.784765625">
            <text:p>113.784765625</text:p>
          </table:table-cell>
          <table:table-cell table:formula="of:=SQRT(ABS([.$D$2]^2-[.F699]^2))" office:value-type="float" office:value="51.7496580825788">
            <text:p>51.7496580825788</text:p>
          </table:table-cell>
          <table:table-cell table:formula="of:=ABS([.B699]-[.G699])" office:value-type="float" office:value="0.000341917421692983">
            <text:p>0.000341917421692983</text:p>
          </table:table-cell>
          <table:table-cell/>
        </table:table-row>
        <table:table-row table:style-name="ro2">
          <table:table-cell table:formula="of:=[.A699]+[.A$4]" office:value-type="float" office:value="207.300000000002">
            <text:p>207.300000000002</text:p>
          </table:table-cell>
          <table:table-cell table:formula="of:=[.A700]/([.$D$4]*2)" office:value-type="float" office:value="51.8250000000005">
            <text:p>51.8250000000005</text:p>
          </table:table-cell>
          <table:table-cell table:formula="of:=SQRT(ABS([.$D$2]^2-[.B700]^2))" office:value-type="float" office:value="113.750469779249">
            <text:p>113.750469779249</text:p>
          </table:table-cell>
          <table:table-cell table:formula="of:=([.$C$10]-[.C700])*[.$B$4]" office:value-type="float" office:value="28798.7397651162">
            <text:p>28798.7397651162</text:p>
          </table:table-cell>
          <table:table-cell table:formula="of:=ROUND([.D700])" office:value-type="float" office:value="28799">
            <text:p>28799</text:p>
          </table:table-cell>
          <table:table-cell table:formula="of:=([.$C$8]-([.E700]*[.$C$4]))" office:value-type="float" office:value="113.750390625">
            <text:p>113.750390625</text:p>
          </table:table-cell>
          <table:table-cell table:formula="of:=SQRT(ABS([.$D$2]^2-[.F700]^2))" office:value-type="float" office:value="51.8251737349709">
            <text:p>51.8251737349709</text:p>
          </table:table-cell>
          <table:table-cell table:formula="of:=ABS([.B700]-[.G700])" office:value-type="float" office:value="0.000173734970331907">
            <text:p>0.000173734970331907</text:p>
          </table:table-cell>
          <table:table-cell/>
        </table:table-row>
        <table:table-row table:style-name="ro2">
          <table:table-cell table:formula="of:=[.A700]+[.A$4]" office:value-type="float" office:value="207.600000000002">
            <text:p>207.600000000002</text:p>
          </table:table-cell>
          <table:table-cell table:formula="of:=[.A701]/([.$D$4]*2)" office:value-type="float" office:value="51.9000000000005">
            <text:p>51.9000000000005</text:p>
          </table:table-cell>
          <table:table-cell table:formula="of:=SQRT(ABS([.$D$2]^2-[.B701]^2))" office:value-type="float" office:value="113.716269724257">
            <text:p>113.716269724257</text:p>
          </table:table-cell>
          <table:table-cell table:formula="of:=([.$C$10]-[.C701])*[.$B$4]" office:value-type="float" office:value="28886.2919058972">
            <text:p>28886.2919058972</text:p>
          </table:table-cell>
          <table:table-cell table:formula="of:=ROUND([.D701])" office:value-type="float" office:value="28886">
            <text:p>28886</text:p>
          </table:table-cell>
          <table:table-cell table:formula="of:=([.$C$8]-([.E701]*[.$C$4]))" office:value-type="float" office:value="113.71640625">
            <text:p>113.71640625</text:p>
          </table:table-cell>
          <table:table-cell table:formula="of:=SQRT(ABS([.$D$2]^2-[.F701]^2))" office:value-type="float" office:value="51.8997008621915">
            <text:p>51.8997008621915</text:p>
          </table:table-cell>
          <table:table-cell table:formula="of:=ABS([.B701]-[.G701])" office:value-type="float" office:value="0.000299137809044225">
            <text:p>0.000299137809044225</text:p>
          </table:table-cell>
          <table:table-cell/>
        </table:table-row>
        <table:table-row table:style-name="ro2">
          <table:table-cell table:formula="of:=[.A701]+[.A$4]" office:value-type="float" office:value="207.900000000002">
            <text:p>207.900000000002</text:p>
          </table:table-cell>
          <table:table-cell table:formula="of:=[.A702]/([.$D$4]*2)" office:value-type="float" office:value="51.9750000000005">
            <text:p>51.9750000000005</text:p>
          </table:table-cell>
          <table:table-cell table:formula="of:=SQRT(ABS([.$D$2]^2-[.B702]^2))" office:value-type="float" office:value="113.682009900423">
            <text:p>113.682009900423</text:p>
          </table:table-cell>
          <table:table-cell table:formula="of:=([.$C$10]-[.C702])*[.$B$4]" office:value-type="float" office:value="28973.9970549112">
            <text:p>28973.9970549112</text:p>
          </table:table-cell>
          <table:table-cell table:formula="of:=ROUND([.D702])" office:value-type="float" office:value="28974">
            <text:p>28974</text:p>
          </table:table-cell>
          <table:table-cell table:formula="of:=([.$C$8]-([.E702]*[.$C$4]))" office:value-type="float" office:value="113.68203125">
            <text:p>113.68203125</text:p>
          </table:table-cell>
          <table:table-cell table:formula="of:=SQRT(ABS([.$D$2]^2-[.F702]^2))" office:value-type="float" office:value="51.9749533032404">
            <text:p>51.9749533032404</text:p>
          </table:table-cell>
          <table:table-cell table:formula="of:=ABS([.B702]-[.G702])" office:value-type="float" office:value="0.000046696760094278">
            <text:p>0.000046696760094278</text:p>
          </table:table-cell>
          <table:table-cell/>
        </table:table-row>
        <table:table-row table:style-name="ro2">
          <table:table-cell table:formula="of:=[.A702]+[.A$4]" office:value-type="float" office:value="208.200000000002">
            <text:p>208.200000000002</text:p>
          </table:table-cell>
          <table:table-cell table:formula="of:=[.A703]/([.$D$4]*2)" office:value-type="float" office:value="52.0500000000005">
            <text:p>52.0500000000005</text:p>
          </table:table-cell>
          <table:table-cell table:formula="of:=SQRT(ABS([.$D$2]^2-[.B703]^2))" office:value-type="float" office:value="113.647690253696">
            <text:p>113.647690253696</text:p>
          </table:table-cell>
          <table:table-cell table:formula="of:=([.$C$10]-[.C703])*[.$B$4]" office:value-type="float" office:value="29061.8553505341">
            <text:p>29061.8553505341</text:p>
          </table:table-cell>
          <table:table-cell table:formula="of:=ROUND([.D703])" office:value-type="float" office:value="29062">
            <text:p>29062</text:p>
          </table:table-cell>
          <table:table-cell table:formula="of:=([.$C$8]-([.E703]*[.$C$4]))" office:value-type="float" office:value="113.64765625">
            <text:p>113.64765625</text:p>
          </table:table-cell>
          <table:table-cell table:formula="of:=SQRT(ABS([.$D$2]^2-[.F703]^2))" office:value-type="float" office:value="52.0500742447293">
            <text:p>52.0500742447293</text:p>
          </table:table-cell>
          <table:table-cell table:formula="of:=ABS([.B703]-[.G703])" office:value-type="float" office:value="0.0000742447288004655">
            <text:p>0.0000742447288004655</text:p>
          </table:table-cell>
          <table:table-cell/>
        </table:table-row>
        <table:table-row table:style-name="ro2">
          <table:table-cell table:formula="of:=[.A703]+[.A$4]" office:value-type="float" office:value="208.500000000002">
            <text:p>208.500000000002</text:p>
          </table:table-cell>
          <table:table-cell table:formula="of:=[.A704]/([.$D$4]*2)" office:value-type="float" office:value="52.1250000000005">
            <text:p>52.1250000000005</text:p>
          </table:table-cell>
          <table:table-cell table:formula="of:=SQRT(ABS([.$D$2]^2-[.B704]^2))" office:value-type="float" office:value="113.613310729861">
            <text:p>113.613310729861</text:p>
          </table:table-cell>
          <table:table-cell table:formula="of:=([.$C$10]-[.C704])*[.$B$4]" office:value-type="float" office:value="29149.8669315507">
            <text:p>29149.8669315507</text:p>
          </table:table-cell>
          <table:table-cell table:formula="of:=ROUND([.D704])" office:value-type="float" office:value="29150">
            <text:p>29150</text:p>
          </table:table-cell>
          <table:table-cell table:formula="of:=([.$C$8]-([.E704]*[.$C$4]))" office:value-type="float" office:value="113.61328125">
            <text:p>113.61328125</text:p>
          </table:table-cell>
          <table:table-cell table:formula="of:=SQRT(ABS([.$D$2]^2-[.F704]^2))" office:value-type="float" office:value="52.1250642551968">
            <text:p>52.1250642551968</text:p>
          </table:table-cell>
          <table:table-cell table:formula="of:=ABS([.B704]-[.G704])" office:value-type="float" office:value="0.0000642551962855009">
            <text:p>0.0000642551962855009</text:p>
          </table:table-cell>
          <table:table-cell/>
        </table:table-row>
        <table:table-row table:style-name="ro2">
          <table:table-cell table:formula="of:=[.A704]+[.A$4]" office:value-type="float" office:value="208.800000000002">
            <text:p>208.800000000002</text:p>
          </table:table-cell>
          <table:table-cell table:formula="of:=[.A705]/([.$D$4]*2)" office:value-type="float" office:value="52.2000000000006">
            <text:p>52.2000000000006</text:p>
          </table:table-cell>
          <table:table-cell table:formula="of:=SQRT(ABS([.$D$2]^2-[.B705]^2))" office:value-type="float" office:value="113.578871274546">
            <text:p>113.578871274546</text:p>
          </table:table-cell>
          <table:table-cell table:formula="of:=([.$C$10]-[.C705])*[.$B$4]" office:value-type="float" office:value="29238.0319371565">
            <text:p>29238.0319371565</text:p>
          </table:table-cell>
          <table:table-cell table:formula="of:=ROUND([.D705])" office:value-type="float" office:value="29238">
            <text:p>29238</text:p>
          </table:table-cell>
          <table:table-cell table:formula="of:=([.$C$8]-([.E705]*[.$C$4]))" office:value-type="float" office:value="113.57890625">
            <text:p>113.57890625</text:p>
          </table:table-cell>
          <table:table-cell table:formula="of:=SQRT(ABS([.$D$2]^2-[.F705]^2))" office:value-type="float" office:value="52.1999238989264">
            <text:p>52.1999238989264</text:p>
          </table:table-cell>
          <table:table-cell table:formula="of:=ABS([.B705]-[.G705])" office:value-type="float" office:value="0.0000761010741285872">
            <text:p>0.0000761010741285872</text:p>
          </table:table-cell>
          <table:table-cell/>
        </table:table-row>
        <table:table-row table:style-name="ro2">
          <table:table-cell table:formula="of:=[.A705]+[.A$4]" office:value-type="float" office:value="209.100000000002">
            <text:p>209.100000000002</text:p>
          </table:table-cell>
          <table:table-cell table:formula="of:=[.A706]/([.$D$4]*2)" office:value-type="float" office:value="52.2750000000006">
            <text:p>52.2750000000006</text:p>
          </table:table-cell>
          <table:table-cell table:formula="of:=SQRT(ABS([.$D$2]^2-[.B706]^2))" office:value-type="float" office:value="113.544371833217">
            <text:p>113.544371833217</text:p>
          </table:table-cell>
          <table:table-cell table:formula="of:=([.$C$10]-[.C706])*[.$B$4]" office:value-type="float" office:value="29326.3505069582">
            <text:p>29326.3505069582</text:p>
          </table:table-cell>
          <table:table-cell table:formula="of:=ROUND([.D706])" office:value-type="float" office:value="29326">
            <text:p>29326</text:p>
          </table:table-cell>
          <table:table-cell table:formula="of:=([.$C$8]-([.E706]*[.$C$4]))" office:value-type="float" office:value="113.54453125">
            <text:p>113.54453125</text:p>
          </table:table-cell>
          <table:table-cell table:formula="of:=SQRT(ABS([.$D$2]^2-[.F706]^2))" office:value-type="float" office:value="52.2746537359911">
            <text:p>52.2746537359911</text:p>
          </table:table-cell>
          <table:table-cell table:formula="of:=ABS([.B706]-[.G706])" office:value-type="float" office:value="0.000346264009422725">
            <text:p>0.000346264009422725</text:p>
          </table:table-cell>
          <table:table-cell/>
        </table:table-row>
        <table:table-row table:style-name="ro2">
          <table:table-cell table:formula="of:=[.A706]+[.A$4]" office:value-type="float" office:value="209.400000000002">
            <text:p>209.400000000002</text:p>
          </table:table-cell>
          <table:table-cell table:formula="of:=[.A707]/([.$D$4]*2)" office:value-type="float" office:value="52.3500000000006">
            <text:p>52.3500000000006</text:p>
          </table:table-cell>
          <table:table-cell table:formula="of:=SQRT(ABS([.$D$2]^2-[.B707]^2))" office:value-type="float" office:value="113.509812351179">
            <text:p>113.509812351179</text:p>
          </table:table-cell>
          <table:table-cell table:formula="of:=([.$C$10]-[.C707])*[.$B$4]" office:value-type="float" office:value="29414.8227809758">
            <text:p>29414.8227809758</text:p>
          </table:table-cell>
          <table:table-cell table:formula="of:=ROUND([.D707])" office:value-type="float" office:value="29415">
            <text:p>29415</text:p>
          </table:table-cell>
          <table:table-cell table:formula="of:=([.$C$8]-([.E707]*[.$C$4]))" office:value-type="float" office:value="113.509765625">
            <text:p>113.509765625</text:p>
          </table:table-cell>
          <table:table-cell table:formula="of:=SQRT(ABS([.$D$2]^2-[.F707]^2))" office:value-type="float" office:value="52.3501013156381">
            <text:p>52.3501013156381</text:p>
          </table:table-cell>
          <table:table-cell table:formula="of:=ABS([.B707]-[.G707])" office:value-type="float" office:value="0.000101315637493826">
            <text:p>0.000101315637493826</text:p>
          </table:table-cell>
          <table:table-cell/>
        </table:table-row>
        <table:table-row table:style-name="ro2">
          <table:table-cell table:formula="of:=[.A707]+[.A$4]" office:value-type="float" office:value="209.700000000002">
            <text:p>209.700000000002</text:p>
          </table:table-cell>
          <table:table-cell table:formula="of:=[.A708]/([.$D$4]*2)" office:value-type="float" office:value="52.4250000000006">
            <text:p>52.4250000000006</text:p>
          </table:table-cell>
          <table:table-cell table:formula="of:=SQRT(ABS([.$D$2]^2-[.B708]^2))" office:value-type="float" office:value="113.475192773575">
            <text:p>113.475192773575</text:p>
          </table:table-cell>
          <table:table-cell table:formula="of:=([.$C$10]-[.C708])*[.$B$4]" office:value-type="float" office:value="29503.4488996436">
            <text:p>29503.4488996436</text:p>
          </table:table-cell>
          <table:table-cell table:formula="of:=ROUND([.D708])" office:value-type="float" office:value="29503">
            <text:p>29503</text:p>
          </table:table-cell>
          <table:table-cell table:formula="of:=([.$C$8]-([.E708]*[.$C$4]))" office:value-type="float" office:value="113.475390625">
            <text:p>113.475390625</text:p>
          </table:table-cell>
          <table:table-cell table:formula="of:=SQRT(ABS([.$D$2]^2-[.F708]^2))" office:value-type="float" office:value="52.4245717436362">
            <text:p>52.4245717436362</text:p>
          </table:table-cell>
          <table:table-cell table:formula="of:=ABS([.B708]-[.G708])" office:value-type="float" office:value="0.000428256364337187">
            <text:p>0.000428256364337187</text:p>
          </table:table-cell>
          <table:table-cell/>
        </table:table-row>
        <table:table-row table:style-name="ro2">
          <table:table-cell table:formula="of:=[.A708]+[.A$4]" office:value-type="float" office:value="210.000000000002">
            <text:p>210.000000000002</text:p>
          </table:table-cell>
          <table:table-cell table:formula="of:=[.A709]/([.$D$4]*2)" office:value-type="float" office:value="52.5000000000006">
            <text:p>52.5000000000006</text:p>
          </table:table-cell>
          <table:table-cell table:formula="of:=SQRT(ABS([.$D$2]^2-[.B709]^2))" office:value-type="float" office:value="113.440513045384">
            <text:p>113.440513045384</text:p>
          </table:table-cell>
          <table:table-cell table:formula="of:=([.$C$10]-[.C709])*[.$B$4]" office:value-type="float" office:value="29592.2290038117">
            <text:p>29592.2290038117</text:p>
          </table:table-cell>
          <table:table-cell table:formula="of:=ROUND([.D709])" office:value-type="float" office:value="29592">
            <text:p>29592</text:p>
          </table:table-cell>
          <table:table-cell table:formula="of:=([.$C$8]-([.E709]*[.$C$4]))" office:value-type="float" office:value="113.440625">
            <text:p>113.440625</text:p>
          </table:table-cell>
          <table:table-cell table:formula="of:=SQRT(ABS([.$D$2]^2-[.F709]^2))" office:value-type="float" office:value="52.4997580909605">
            <text:p>52.4997580909605</text:p>
          </table:table-cell>
          <table:table-cell table:formula="of:=ABS([.B709]-[.G709])" office:value-type="float" office:value="0.000241909040035182">
            <text:p>0.000241909040035182</text:p>
          </table:table-cell>
          <table:table-cell/>
        </table:table-row>
        <table:table-row table:style-name="ro2">
          <table:table-cell table:formula="of:=[.A709]+[.A$4]" office:value-type="float" office:value="210.300000000002">
            <text:p>210.300000000002</text:p>
          </table:table-cell>
          <table:table-cell table:formula="of:=[.A710]/([.$D$4]*2)" office:value-type="float" office:value="52.5750000000006">
            <text:p>52.5750000000006</text:p>
          </table:table-cell>
          <table:table-cell table:formula="of:=SQRT(ABS([.$D$2]^2-[.B710]^2))" office:value-type="float" office:value="113.405773111425">
            <text:p>113.405773111425</text:p>
          </table:table-cell>
          <table:table-cell table:formula="of:=([.$C$10]-[.C710])*[.$B$4]" office:value-type="float" office:value="29681.1632347476">
            <text:p>29681.1632347476</text:p>
          </table:table-cell>
          <table:table-cell table:formula="of:=ROUND([.D710])" office:value-type="float" office:value="29681">
            <text:p>29681</text:p>
          </table:table-cell>
          <table:table-cell table:formula="of:=([.$C$8]-([.E710]*[.$C$4]))" office:value-type="float" office:value="113.405859375">
            <text:p>113.405859375</text:p>
          </table:table-cell>
          <table:table-cell table:formula="of:=SQRT(ABS([.$D$2]^2-[.F710]^2))" office:value-type="float" office:value="52.5748139266106">
            <text:p>52.5748139266106</text:p>
          </table:table-cell>
          <table:table-cell table:formula="of:=ABS([.B710]-[.G710])" office:value-type="float" office:value="0.000186073390011643">
            <text:p>0.000186073390011643</text:p>
          </table:table-cell>
          <table:table-cell/>
        </table:table-row>
        <table:table-row table:style-name="ro2">
          <table:table-cell table:formula="of:=[.A710]+[.A$4]" office:value-type="float" office:value="210.600000000002">
            <text:p>210.600000000002</text:p>
          </table:table-cell>
          <table:table-cell table:formula="of:=[.A711]/([.$D$4]*2)" office:value-type="float" office:value="52.6500000000006">
            <text:p>52.6500000000006</text:p>
          </table:table-cell>
          <table:table-cell table:formula="of:=SQRT(ABS([.$D$2]^2-[.B711]^2))" office:value-type="float" office:value="113.370972916351">
            <text:p>113.370972916351</text:p>
          </table:table-cell>
          <table:table-cell table:formula="of:=([.$C$10]-[.C711])*[.$B$4]" office:value-type="float" office:value="29770.2517341368">
            <text:p>29770.2517341368</text:p>
          </table:table-cell>
          <table:table-cell table:formula="of:=ROUND([.D711])" office:value-type="float" office:value="29770">
            <text:p>29770</text:p>
          </table:table-cell>
          <table:table-cell table:formula="of:=([.$C$8]-([.E711]*[.$C$4]))" office:value-type="float" office:value="113.37109375">
            <text:p>113.37109375</text:p>
          </table:table-cell>
          <table:table-cell table:formula="of:=SQRT(ABS([.$D$2]^2-[.F711]^2))" office:value-type="float" office:value="52.6497398087466">
            <text:p>52.6497398087466</text:p>
          </table:table-cell>
          <table:table-cell table:formula="of:=ABS([.B711]-[.G711])" office:value-type="float" office:value="0.000260191254021436">
            <text:p>0.000260191254021436</text:p>
          </table:table-cell>
          <table:table-cell/>
        </table:table-row>
        <table:table-row table:style-name="ro2">
          <table:table-cell table:formula="of:=[.A711]+[.A$4]" office:value-type="float" office:value="210.900000000002">
            <text:p>210.900000000002</text:p>
          </table:table-cell>
          <table:table-cell table:formula="of:=[.A712]/([.$D$4]*2)" office:value-type="float" office:value="52.7250000000006">
            <text:p>52.7250000000006</text:p>
          </table:table-cell>
          <table:table-cell table:formula="of:=SQRT(ABS([.$D$2]^2-[.B712]^2))" office:value-type="float" office:value="113.336112404652">
            <text:p>113.336112404652</text:p>
          </table:table-cell>
          <table:table-cell table:formula="of:=([.$C$10]-[.C712])*[.$B$4]" office:value-type="float" office:value="29859.4946440854">
            <text:p>29859.4946440854</text:p>
          </table:table-cell>
          <table:table-cell table:formula="of:=ROUND([.D712])" office:value-type="float" office:value="29859">
            <text:p>29859</text:p>
          </table:table-cell>
          <table:table-cell table:formula="of:=([.$C$8]-([.E712]*[.$C$4]))" office:value-type="float" office:value="113.336328125">
            <text:p>113.336328125</text:p>
          </table:table-cell>
          <table:table-cell table:formula="of:=SQRT(ABS([.$D$2]^2-[.F712]^2))" office:value-type="float" office:value="52.7245362913922">
            <text:p>52.7245362913922</text:p>
          </table:table-cell>
          <table:table-cell table:formula="of:=ABS([.B712]-[.G712])" office:value-type="float" office:value="0.000463708608350544">
            <text:p>0.000463708608350544</text:p>
          </table:table-cell>
          <table:table-cell/>
        </table:table-row>
        <table:table-row table:style-name="ro2">
          <table:table-cell table:formula="of:=[.A712]+[.A$4]" office:value-type="float" office:value="211.200000000002">
            <text:p>211.200000000002</text:p>
          </table:table-cell>
          <table:table-cell table:formula="of:=[.A713]/([.$D$4]*2)" office:value-type="float" office:value="52.8000000000006">
            <text:p>52.8000000000006</text:p>
          </table:table-cell>
          <table:table-cell table:formula="of:=SQRT(ABS([.$D$2]^2-[.B713]^2))" office:value-type="float" office:value="113.301191520654">
            <text:p>113.301191520654</text:p>
          </table:table-cell>
          <table:table-cell table:formula="of:=([.$C$10]-[.C713])*[.$B$4]" office:value-type="float" office:value="29948.8921071203">
            <text:p>29948.8921071203</text:p>
          </table:table-cell>
          <table:table-cell table:formula="of:=ROUND([.D713])" office:value-type="float" office:value="29949">
            <text:p>29949</text:p>
          </table:table-cell>
          <table:table-cell table:formula="of:=([.$C$8]-([.E713]*[.$C$4]))" office:value-type="float" office:value="113.301171875">
            <text:p>113.301171875</text:p>
          </table:table-cell>
          <table:table-cell table:formula="of:=SQRT(ABS([.$D$2]^2-[.F713]^2))" office:value-type="float" office:value="52.8000421567229">
            <text:p>52.8000421567229</text:p>
          </table:table-cell>
          <table:table-cell table:formula="of:=ABS([.B713]-[.G713])" office:value-type="float" office:value="0.0000421567222872454">
            <text:p>0.0000421567222872454</text:p>
          </table:table-cell>
          <table:table-cell/>
        </table:table-row>
        <table:table-row table:style-name="ro2">
          <table:table-cell table:formula="of:=[.A713]+[.A$4]" office:value-type="float" office:value="211.500000000002">
            <text:p>211.500000000002</text:p>
          </table:table-cell>
          <table:table-cell table:formula="of:=[.A714]/([.$D$4]*2)" office:value-type="float" office:value="52.8750000000006">
            <text:p>52.8750000000006</text:p>
          </table:table-cell>
          <table:table-cell table:formula="of:=SQRT(ABS([.$D$2]^2-[.B714]^2))" office:value-type="float" office:value="113.266210208517">
            <text:p>113.266210208517</text:p>
          </table:table-cell>
          <table:table-cell table:formula="of:=([.$C$10]-[.C714])*[.$B$4]" office:value-type="float" office:value="30038.4442661916">
            <text:p>30038.4442661916</text:p>
          </table:table-cell>
          <table:table-cell table:formula="of:=ROUND([.D714])" office:value-type="float" office:value="30038">
            <text:p>30038</text:p>
          </table:table-cell>
          <table:table-cell table:formula="of:=([.$C$8]-([.E714]*[.$C$4]))" office:value-type="float" office:value="113.26640625">
            <text:p>113.26640625</text:p>
          </table:table-cell>
          <table:table-cell table:formula="of:=SQRT(ABS([.$D$2]^2-[.F714]^2))" office:value-type="float" office:value="52.8745800475991">
            <text:p>52.8745800475991</text:p>
          </table:table-cell>
          <table:table-cell table:formula="of:=ABS([.B714]-[.G714])" office:value-type="float" office:value="0.000419952401522039">
            <text:p>0.000419952401522039</text:p>
          </table:table-cell>
          <table:table-cell/>
        </table:table-row>
        <table:table-row table:style-name="ro2">
          <table:table-cell table:formula="of:=[.A714]+[.A$4]" office:value-type="float" office:value="211.800000000002">
            <text:p>211.800000000002</text:p>
          </table:table-cell>
          <table:table-cell table:formula="of:=[.A715]/([.$D$4]*2)" office:value-type="float" office:value="52.9500000000006">
            <text:p>52.9500000000006</text:p>
          </table:table-cell>
          <table:table-cell table:formula="of:=SQRT(ABS([.$D$2]^2-[.B715]^2))" office:value-type="float" office:value="113.231168412235">
            <text:p>113.231168412235</text:p>
          </table:table-cell>
          <table:table-cell table:formula="of:=([.$C$10]-[.C715])*[.$B$4]" office:value-type="float" office:value="30128.1512646731">
            <text:p>30128.1512646731</text:p>
          </table:table-cell>
          <table:table-cell table:formula="of:=ROUND([.D715])" office:value-type="float" office:value="30128">
            <text:p>30128</text:p>
          </table:table-cell>
          <table:table-cell table:formula="of:=([.$C$8]-([.E715]*[.$C$4]))" office:value-type="float" office:value="113.23125">
            <text:p>113.23125</text:p>
          </table:table-cell>
          <table:table-cell table:formula="of:=SQRT(ABS([.$D$2]^2-[.F715]^2))" office:value-type="float" office:value="52.9498255279231">
            <text:p>52.9498255279231</text:p>
          </table:table-cell>
          <table:table-cell table:formula="of:=ABS([.B715]-[.G715])" office:value-type="float" office:value="0.000174472077453913">
            <text:p>0.000174472077453913</text:p>
          </table:table-cell>
          <table:table-cell/>
        </table:table-row>
        <table:table-row table:style-name="ro2">
          <table:table-cell table:formula="of:=[.A715]+[.A$4]" office:value-type="float" office:value="212.100000000002">
            <text:p>212.100000000002</text:p>
          </table:table-cell>
          <table:table-cell table:formula="of:=[.A716]/([.$D$4]*2)" office:value-type="float" office:value="53.0250000000006">
            <text:p>53.0250000000006</text:p>
          </table:table-cell>
          <table:table-cell table:formula="of:=SQRT(ABS([.$D$2]^2-[.B716]^2))" office:value-type="float" office:value="113.196066075637">
            <text:p>113.196066075637</text:p>
          </table:table-cell>
          <table:table-cell table:formula="of:=([.$C$10]-[.C716])*[.$B$4]" office:value-type="float" office:value="30218.0132463646">
            <text:p>30218.0132463646</text:p>
          </table:table-cell>
          <table:table-cell table:formula="of:=ROUND([.D716])" office:value-type="float" office:value="30218">
            <text:p>30218</text:p>
          </table:table-cell>
          <table:table-cell table:formula="of:=([.$C$8]-([.E716]*[.$C$4]))" office:value-type="float" office:value="113.19609375">
            <text:p>113.19609375</text:p>
          </table:table-cell>
          <table:table-cell table:formula="of:=SQRT(ABS([.$D$2]^2-[.F716]^2))" office:value-type="float" office:value="53.0249409216192">
            <text:p>53.0249409216192</text:p>
          </table:table-cell>
          <table:table-cell table:formula="of:=ABS([.B716]-[.G716])" office:value-type="float" office:value="0.0000590783813407825">
            <text:p>0.0000590783813407825</text:p>
          </table:table-cell>
          <table:table-cell/>
        </table:table-row>
        <table:table-row table:style-name="ro2">
          <table:table-cell table:formula="of:=[.A716]+[.A$4]" office:value-type="float" office:value="212.400000000002">
            <text:p>212.400000000002</text:p>
          </table:table-cell>
          <table:table-cell table:formula="of:=[.A717]/([.$D$4]*2)" office:value-type="float" office:value="53.1000000000006">
            <text:p>53.1000000000006</text:p>
          </table:table-cell>
          <table:table-cell table:formula="of:=SQRT(ABS([.$D$2]^2-[.B717]^2))" office:value-type="float" office:value="113.160903142384">
            <text:p>113.160903142384</text:p>
          </table:table-cell>
          <table:table-cell table:formula="of:=([.$C$10]-[.C717])*[.$B$4]" office:value-type="float" office:value="30308.0303554927">
            <text:p>30308.0303554927</text:p>
          </table:table-cell>
          <table:table-cell table:formula="of:=ROUND([.D717])" office:value-type="float" office:value="30308">
            <text:p>30308</text:p>
          </table:table-cell>
          <table:table-cell table:formula="of:=([.$C$8]-([.E717]*[.$C$4]))" office:value-type="float" office:value="113.1609375">
            <text:p>113.1609375</text:p>
          </table:table-cell>
          <table:table-cell table:formula="of:=SQRT(ABS([.$D$2]^2-[.F717]^2))" office:value-type="float" office:value="53.0999267807508">
            <text:p>53.0999267807508</text:p>
          </table:table-cell>
          <table:table-cell table:formula="of:=ABS([.B717]-[.G717])" office:value-type="float" office:value="0.0000732192498063">
            <text:p>0.0000732192498063</text:p>
          </table:table-cell>
          <table:table-cell/>
        </table:table-row>
        <table:table-row table:style-name="ro2">
          <table:table-cell table:formula="of:=[.A717]+[.A$4]" office:value-type="float" office:value="212.700000000002">
            <text:p>212.700000000002</text:p>
          </table:table-cell>
          <table:table-cell table:formula="of:=[.A718]/([.$D$4]*2)" office:value-type="float" office:value="53.1750000000006">
            <text:p>53.1750000000006</text:p>
          </table:table-cell>
          <table:table-cell table:formula="of:=SQRT(ABS([.$D$2]^2-[.B718]^2))" office:value-type="float" office:value="113.12567955597">
            <text:p>113.12567955597</text:p>
          </table:table-cell>
          <table:table-cell table:formula="of:=([.$C$10]-[.C718])*[.$B$4]" office:value-type="float" office:value="30398.2027367124">
            <text:p>30398.2027367124</text:p>
          </table:table-cell>
          <table:table-cell table:formula="of:=ROUND([.D718])" office:value-type="float" office:value="30398">
            <text:p>30398</text:p>
          </table:table-cell>
          <table:table-cell table:formula="of:=([.$C$8]-([.E718]*[.$C$4]))" office:value-type="float" office:value="113.12578125">
            <text:p>113.12578125</text:p>
          </table:table-cell>
          <table:table-cell table:formula="of:=SQRT(ABS([.$D$2]^2-[.F718]^2))" office:value-type="float" office:value="53.1747836533177">
            <text:p>53.1747836533177</text:p>
          </table:table-cell>
          <table:table-cell table:formula="of:=ABS([.B718]-[.G718])" office:value-type="float" office:value="0.000216346682847757">
            <text:p>0.000216346682847757</text:p>
          </table:table-cell>
          <table:table-cell/>
        </table:table-row>
        <table:table-row table:style-name="ro2">
          <table:table-cell table:formula="of:=[.A718]+[.A$4]" office:value-type="float" office:value="213.000000000002">
            <text:p>213.000000000002</text:p>
          </table:table-cell>
          <table:table-cell table:formula="of:=[.A719]/([.$D$4]*2)" office:value-type="float" office:value="53.2500000000006">
            <text:p>53.2500000000006</text:p>
          </table:table-cell>
          <table:table-cell table:formula="of:=SQRT(ABS([.$D$2]^2-[.B719]^2))" office:value-type="float" office:value="113.090395259721">
            <text:p>113.090395259721</text:p>
          </table:table-cell>
          <table:table-cell table:formula="of:=([.$C$10]-[.C719])*[.$B$4]" office:value-type="float" office:value="30488.5305351089">
            <text:p>30488.5305351089</text:p>
          </table:table-cell>
          <table:table-cell table:formula="of:=ROUND([.D719])" office:value-type="float" office:value="30489">
            <text:p>30489</text:p>
          </table:table-cell>
          <table:table-cell table:formula="of:=([.$C$8]-([.E719]*[.$C$4]))" office:value-type="float" office:value="113.090234375">
            <text:p>113.090234375</text:p>
          </table:table-cell>
          <table:table-cell table:formula="of:=SQRT(ABS([.$D$2]^2-[.F719]^2))" office:value-type="float" office:value="53.2503416797261">
            <text:p>53.2503416797261</text:p>
          </table:table-cell>
          <table:table-cell table:formula="of:=ABS([.B719]-[.G719])" office:value-type="float" office:value="0.000341679725465838">
            <text:p>0.000341679725465838</text:p>
          </table:table-cell>
          <table:table-cell/>
        </table:table-row>
        <table:table-row table:style-name="ro2">
          <table:table-cell table:formula="of:=[.A719]+[.A$4]" office:value-type="float" office:value="213.300000000002">
            <text:p>213.300000000002</text:p>
          </table:table-cell>
          <table:table-cell table:formula="of:=[.A720]/([.$D$4]*2)" office:value-type="float" office:value="53.3250000000006">
            <text:p>53.3250000000006</text:p>
          </table:table-cell>
          <table:table-cell table:formula="of:=SQRT(ABS([.$D$2]^2-[.B720]^2))" office:value-type="float" office:value="113.055050196795">
            <text:p>113.055050196795</text:p>
          </table:table-cell>
          <table:table-cell table:formula="of:=([.$C$10]-[.C720])*[.$B$4]" office:value-type="float" office:value="30579.0138961985">
            <text:p>30579.0138961985</text:p>
          </table:table-cell>
          <table:table-cell table:formula="of:=ROUND([.D720])" office:value-type="float" office:value="30579">
            <text:p>30579</text:p>
          </table:table-cell>
          <table:table-cell table:formula="of:=([.$C$8]-([.E720]*[.$C$4]))" office:value-type="float" office:value="113.055078125">
            <text:p>113.055078125</text:p>
          </table:table-cell>
          <table:table-cell table:formula="of:=SQRT(ABS([.$D$2]^2-[.F720]^2))" office:value-type="float" office:value="53.324940788998">
            <text:p>53.324940788998</text:p>
          </table:table-cell>
          <table:table-cell table:formula="of:=ABS([.B720]-[.G720])" office:value-type="float" office:value="0.0000592110025507964">
            <text:p>0.0000592110025507964</text:p>
          </table:table-cell>
          <table:table-cell/>
        </table:table-row>
        <table:table-row table:style-name="ro2">
          <table:table-cell table:formula="of:=[.A720]+[.A$4]" office:value-type="float" office:value="213.600000000002">
            <text:p>213.600000000002</text:p>
          </table:table-cell>
          <table:table-cell table:formula="of:=[.A721]/([.$D$4]*2)" office:value-type="float" office:value="53.4000000000006">
            <text:p>53.4000000000006</text:p>
          </table:table-cell>
          <table:table-cell table:formula="of:=SQRT(ABS([.$D$2]^2-[.B721]^2))" office:value-type="float" office:value="113.019644310181">
            <text:p>113.019644310181</text:p>
          </table:table-cell>
          <table:table-cell table:formula="of:=([.$C$10]-[.C721])*[.$B$4]" office:value-type="float" office:value="30669.6529659303">
            <text:p>30669.6529659303</text:p>
          </table:table-cell>
          <table:table-cell table:formula="of:=ROUND([.D721])" office:value-type="float" office:value="30670">
            <text:p>30670</text:p>
          </table:table-cell>
          <table:table-cell table:formula="of:=([.$C$8]-([.E721]*[.$C$4]))" office:value-type="float" office:value="113.01953125">
            <text:p>113.01953125</text:p>
          </table:table-cell>
          <table:table-cell table:formula="of:=SQRT(ABS([.$D$2]^2-[.F721]^2))" office:value-type="float" office:value="53.4002392881368">
            <text:p>53.4002392881368</text:p>
          </table:table-cell>
          <table:table-cell table:formula="of:=ABS([.B721]-[.G721])" office:value-type="float" office:value="0.000239288136242521">
            <text:p>0.000239288136242521</text:p>
          </table:table-cell>
          <table:table-cell/>
        </table:table-row>
        <table:table-row table:style-name="ro2">
          <table:table-cell table:formula="of:=[.A721]+[.A$4]" office:value-type="float" office:value="213.900000000002">
            <text:p>213.900000000002</text:p>
          </table:table-cell>
          <table:table-cell table:formula="of:=[.A722]/([.$D$4]*2)" office:value-type="float" office:value="53.4750000000006">
            <text:p>53.4750000000006</text:p>
          </table:table-cell>
          <table:table-cell table:formula="of:=SQRT(ABS([.$D$2]^2-[.B722]^2))" office:value-type="float" office:value="112.984177542698">
            <text:p>112.984177542698</text:p>
          </table:table-cell>
          <table:table-cell table:formula="of:=([.$C$10]-[.C722])*[.$B$4]" office:value-type="float" office:value="30760.4478906876">
            <text:p>30760.4478906876</text:p>
          </table:table-cell>
          <table:table-cell table:formula="of:=ROUND([.D722])" office:value-type="float" office:value="30760">
            <text:p>30760</text:p>
          </table:table-cell>
          <table:table-cell table:formula="of:=([.$C$8]-([.E722]*[.$C$4]))" office:value-type="float" office:value="112.984375">
            <text:p>112.984375</text:p>
          </table:table-cell>
          <table:table-cell table:formula="of:=SQRT(ABS([.$D$2]^2-[.F722]^2))" office:value-type="float" office:value="53.4745828021068">
            <text:p>53.4745828021068</text:p>
          </table:table-cell>
          <table:table-cell table:formula="of:=ABS([.B722]-[.G722])" office:value-type="float" office:value="0.000417197893810339">
            <text:p>0.000417197893810339</text:p>
          </table:table-cell>
          <table:table-cell/>
        </table:table-row>
        <table:table-row table:style-name="ro2">
          <table:table-cell table:formula="of:=[.A722]+[.A$4]" office:value-type="float" office:value="214.200000000002">
            <text:p>214.200000000002</text:p>
          </table:table-cell>
          <table:table-cell table:formula="of:=[.A723]/([.$D$4]*2)" office:value-type="float" office:value="53.5500000000006">
            <text:p>53.5500000000006</text:p>
          </table:table-cell>
          <table:table-cell table:formula="of:=SQRT(ABS([.$D$2]^2-[.B723]^2))" office:value-type="float" office:value="112.948649836994">
            <text:p>112.948649836994</text:p>
          </table:table-cell>
          <table:table-cell table:formula="of:=([.$C$10]-[.C723])*[.$B$4]" office:value-type="float" office:value="30851.3988172896">
            <text:p>30851.3988172896</text:p>
          </table:table-cell>
          <table:table-cell table:formula="of:=ROUND([.D723])" office:value-type="float" office:value="30851">
            <text:p>30851</text:p>
          </table:table-cell>
          <table:table-cell table:formula="of:=([.$C$8]-([.E723]*[.$C$4]))" office:value-type="float" office:value="112.948828125">
            <text:p>112.948828125</text:p>
          </table:table-cell>
          <table:table-cell table:formula="of:=SQRT(ABS([.$D$2]^2-[.F723]^2))" office:value-type="float" office:value="53.5496239500261">
            <text:p>53.5496239500261</text:p>
          </table:table-cell>
          <table:table-cell table:formula="of:=ABS([.B723]-[.G723])" office:value-type="float" office:value="0.000376049974512682">
            <text:p>0.000376049974512682</text:p>
          </table:table-cell>
          <table:table-cell/>
        </table:table-row>
        <table:table-row table:style-name="ro2">
          <table:table-cell table:formula="of:=[.A723]+[.A$4]" office:value-type="float" office:value="214.500000000002">
            <text:p>214.500000000002</text:p>
          </table:table-cell>
          <table:table-cell table:formula="of:=[.A724]/([.$D$4]*2)" office:value-type="float" office:value="53.6250000000006">
            <text:p>53.6250000000006</text:p>
          </table:table-cell>
          <table:table-cell table:formula="of:=SQRT(ABS([.$D$2]^2-[.B724]^2))" office:value-type="float" office:value="112.913061135548">
            <text:p>112.913061135548</text:p>
          </table:table-cell>
          <table:table-cell table:formula="of:=([.$C$10]-[.C724])*[.$B$4]" office:value-type="float" office:value="30942.5058929927">
            <text:p>30942.5058929927</text:p>
          </table:table-cell>
          <table:table-cell table:formula="of:=ROUND([.D724])" office:value-type="float" office:value="30943">
            <text:p>30943</text:p>
          </table:table-cell>
          <table:table-cell table:formula="of:=([.$C$8]-([.E724]*[.$C$4]))" office:value-type="float" office:value="112.912890625">
            <text:p>112.912890625</text:p>
          </table:table-cell>
          <table:table-cell table:formula="of:=SQRT(ABS([.$D$2]^2-[.F724]^2))" office:value-type="float" office:value="53.6253590263672">
            <text:p>53.6253590263672</text:p>
          </table:table-cell>
          <table:table-cell table:formula="of:=ABS([.B724]-[.G724])" office:value-type="float" office:value="0.000359026366638204">
            <text:p>0.000359026366638204</text:p>
          </table:table-cell>
          <table:table-cell/>
        </table:table-row>
        <table:table-row table:style-name="ro2">
          <table:table-cell table:formula="of:=[.A724]+[.A$4]" office:value-type="float" office:value="214.800000000002">
            <text:p>214.800000000002</text:p>
          </table:table-cell>
          <table:table-cell table:formula="of:=[.A725]/([.$D$4]*2)" office:value-type="float" office:value="53.7000000000006">
            <text:p>53.7000000000006</text:p>
          </table:table-cell>
          <table:table-cell table:formula="of:=SQRT(ABS([.$D$2]^2-[.B725]^2))" office:value-type="float" office:value="112.877411380665">
            <text:p>112.877411380665</text:p>
          </table:table-cell>
          <table:table-cell table:formula="of:=([.$C$10]-[.C725])*[.$B$4]" office:value-type="float" office:value="31033.7692654918">
            <text:p>31033.7692654918</text:p>
          </table:table-cell>
          <table:table-cell table:formula="of:=ROUND([.D725])" office:value-type="float" office:value="31034">
            <text:p>31034</text:p>
          </table:table-cell>
          <table:table-cell table:formula="of:=([.$C$8]-([.E725]*[.$C$4]))" office:value-type="float" office:value="112.87734375">
            <text:p>112.87734375</text:p>
          </table:table-cell>
          <table:table-cell table:formula="of:=SQRT(ABS([.$D$2]^2-[.F725]^2))" office:value-type="float" office:value="53.7001421594425">
            <text:p>53.7001421594425</text:p>
          </table:table-cell>
          <table:table-cell table:formula="of:=ABS([.B725]-[.G725])" office:value-type="float" office:value="0.000142159441921308">
            <text:p>0.000142159441921308</text:p>
          </table:table-cell>
          <table:table-cell/>
        </table:table-row>
        <table:table-row table:style-name="ro2">
          <table:table-cell table:formula="of:=[.A725]+[.A$4]" office:value-type="float" office:value="215.100000000002">
            <text:p>215.100000000002</text:p>
          </table:table-cell>
          <table:table-cell table:formula="of:=[.A726]/([.$D$4]*2)" office:value-type="float" office:value="53.7750000000006">
            <text:p>53.7750000000006</text:p>
          </table:table-cell>
          <table:table-cell table:formula="of:=SQRT(ABS([.$D$2]^2-[.B726]^2))" office:value-type="float" office:value="112.841700514482">
            <text:p>112.841700514482</text:p>
          </table:table-cell>
          <table:table-cell table:formula="of:=([.$C$10]-[.C726])*[.$B$4]" office:value-type="float" office:value="31125.1890829222">
            <text:p>31125.1890829222</text:p>
          </table:table-cell>
          <table:table-cell table:formula="of:=ROUND([.D726])" office:value-type="float" office:value="31125">
            <text:p>31125</text:p>
          </table:table-cell>
          <table:table-cell table:formula="of:=([.$C$8]-([.E726]*[.$C$4]))" office:value-type="float" office:value="112.841796875">
            <text:p>112.841796875</text:p>
          </table:table-cell>
          <table:table-cell table:formula="of:=SQRT(ABS([.$D$2]^2-[.F726]^2))" office:value-type="float" office:value="53.7747977961911">
            <text:p>53.7747977961911</text:p>
          </table:table-cell>
          <table:table-cell table:formula="of:=ABS([.B726]-[.G726])" office:value-type="float" office:value="0.000202203809500645">
            <text:p>0.000202203809500645</text:p>
          </table:table-cell>
          <table:table-cell/>
        </table:table-row>
        <table:table-row table:style-name="ro2">
          <table:table-cell table:formula="of:=[.A726]+[.A$4]" office:value-type="float" office:value="215.400000000002">
            <text:p>215.400000000002</text:p>
          </table:table-cell>
          <table:table-cell table:formula="of:=[.A727]/([.$D$4]*2)" office:value-type="float" office:value="53.8500000000006">
            <text:p>53.8500000000006</text:p>
          </table:table-cell>
          <table:table-cell table:formula="of:=SQRT(ABS([.$D$2]^2-[.B727]^2))" office:value-type="float" office:value="112.805928478959">
            <text:p>112.805928478959</text:p>
          </table:table-cell>
          <table:table-cell table:formula="of:=([.$C$10]-[.C727])*[.$B$4]" office:value-type="float" office:value="31216.7654938607">
            <text:p>31216.7654938607</text:p>
          </table:table-cell>
          <table:table-cell table:formula="of:=ROUND([.D727])" office:value-type="float" office:value="31217">
            <text:p>31217</text:p>
          </table:table-cell>
          <table:table-cell table:formula="of:=([.$C$8]-([.E727]*[.$C$4]))" office:value-type="float" office:value="112.805859375">
            <text:p>112.805859375</text:p>
          </table:table-cell>
          <table:table-cell table:formula="of:=SQRT(ABS([.$D$2]^2-[.F727]^2))" office:value-type="float" office:value="53.8501447599514">
            <text:p>53.8501447599514</text:p>
          </table:table-cell>
          <table:table-cell table:formula="of:=ABS([.B727]-[.G727])" office:value-type="float" office:value="0.000144759950821083">
            <text:p>0.000144759950821083</text:p>
          </table:table-cell>
          <table:table-cell/>
        </table:table-row>
        <table:table-row table:style-name="ro2">
          <table:table-cell table:formula="of:=[.A727]+[.A$4]" office:value-type="float" office:value="215.700000000002">
            <text:p>215.700000000002</text:p>
          </table:table-cell>
          <table:table-cell table:formula="of:=[.A728]/([.$D$4]*2)" office:value-type="float" office:value="53.9250000000006">
            <text:p>53.9250000000006</text:p>
          </table:table-cell>
          <table:table-cell table:formula="of:=SQRT(ABS([.$D$2]^2-[.B728]^2))" office:value-type="float" office:value="112.770095215886">
            <text:p>112.770095215886</text:p>
          </table:table-cell>
          <table:table-cell table:formula="of:=([.$C$10]-[.C728])*[.$B$4]" office:value-type="float" office:value="31308.4986473274">
            <text:p>31308.4986473274</text:p>
          </table:table-cell>
          <table:table-cell table:formula="of:=ROUND([.D728])" office:value-type="float" office:value="31308">
            <text:p>31308</text:p>
          </table:table-cell>
          <table:table-cell table:formula="of:=([.$C$8]-([.E728]*[.$C$4]))" office:value-type="float" office:value="112.7703125">
            <text:p>112.7703125</text:p>
          </table:table-cell>
          <table:table-cell table:formula="of:=SQRT(ABS([.$D$2]^2-[.F728]^2))" office:value-type="float" office:value="53.924545604505">
            <text:p>53.924545604505</text:p>
          </table:table-cell>
          <table:table-cell table:formula="of:=ABS([.B728]-[.G728])" office:value-type="float" office:value="0.000454395495573579">
            <text:p>0.000454395495573579</text:p>
          </table:table-cell>
          <table:table-cell/>
        </table:table-row>
        <table:table-row table:style-name="ro2">
          <table:table-cell table:formula="of:=[.A728]+[.A$4]" office:value-type="float" office:value="216.000000000002">
            <text:p>216.000000000002</text:p>
          </table:table-cell>
          <table:table-cell table:formula="of:=[.A729]/([.$D$4]*2)" office:value-type="float" office:value="54.0000000000006">
            <text:p>54.0000000000006</text:p>
          </table:table-cell>
          <table:table-cell table:formula="of:=SQRT(ABS([.$D$2]^2-[.B729]^2))" office:value-type="float" office:value="112.734200666878">
            <text:p>112.734200666878</text:p>
          </table:table-cell>
          <table:table-cell table:formula="of:=([.$C$10]-[.C729])*[.$B$4]" office:value-type="float" office:value="31400.388692787">
            <text:p>31400.388692787</text:p>
          </table:table-cell>
          <table:table-cell table:formula="of:=ROUND([.D729])" office:value-type="float" office:value="31400">
            <text:p>31400</text:p>
          </table:table-cell>
          <table:table-cell table:formula="of:=([.$C$8]-([.E729]*[.$C$4]))" office:value-type="float" office:value="112.734375">
            <text:p>112.734375</text:p>
          </table:table-cell>
          <table:table-cell table:formula="of:=SQRT(ABS([.$D$2]^2-[.F729]^2))" office:value-type="float" office:value="53.9996360483974">
            <text:p>53.9996360483974</text:p>
          </table:table-cell>
          <table:table-cell table:formula="of:=ABS([.B729]-[.G729])" office:value-type="float" office:value="0.00036395160326208">
            <text:p>0.00036395160326208</text:p>
          </table:table-cell>
          <table:table-cell/>
        </table:table-row>
        <table:table-row table:style-name="ro2">
          <table:table-cell table:formula="of:=[.A729]+[.A$4]" office:value-type="float" office:value="216.300000000002">
            <text:p>216.300000000002</text:p>
          </table:table-cell>
          <table:table-cell table:formula="of:=[.A730]/([.$D$4]*2)" office:value-type="float" office:value="54.0750000000006">
            <text:p>54.0750000000006</text:p>
          </table:table-cell>
          <table:table-cell table:formula="of:=SQRT(ABS([.$D$2]^2-[.B730]^2))" office:value-type="float" office:value="112.698244773377">
            <text:p>112.698244773377</text:p>
          </table:table-cell>
          <table:table-cell table:formula="of:=([.$C$10]-[.C730])*[.$B$4]" office:value-type="float" office:value="31492.4357801504">
            <text:p>31492.4357801504</text:p>
          </table:table-cell>
          <table:table-cell table:formula="of:=ROUND([.D730])" office:value-type="float" office:value="31492">
            <text:p>31492</text:p>
          </table:table-cell>
          <table:table-cell table:formula="of:=([.$C$8]-([.E730]*[.$C$4]))" office:value-type="float" office:value="112.6984375">
            <text:p>112.6984375</text:p>
          </table:table-cell>
          <table:table-cell table:formula="of:=SQRT(ABS([.$D$2]^2-[.F730]^2))" office:value-type="float" office:value="54.074598334695">
            <text:p>54.074598334695</text:p>
          </table:table-cell>
          <table:table-cell table:formula="of:=ABS([.B730]-[.G730])" office:value-type="float" office:value="0.000401665305666654">
            <text:p>0.000401665305666654</text:p>
          </table:table-cell>
          <table:table-cell/>
        </table:table-row>
        <table:table-row table:style-name="ro2">
          <table:table-cell table:formula="of:=[.A730]+[.A$4]" office:value-type="float" office:value="216.600000000002">
            <text:p>216.600000000002</text:p>
          </table:table-cell>
          <table:table-cell table:formula="of:=[.A731]/([.$D$4]*2)" office:value-type="float" office:value="54.1500000000006">
            <text:p>54.1500000000006</text:p>
          </table:table-cell>
          <table:table-cell table:formula="of:=SQRT(ABS([.$D$2]^2-[.B731]^2))" office:value-type="float" office:value="112.662227476648">
            <text:p>112.662227476648</text:p>
          </table:table-cell>
          <table:table-cell table:formula="of:=([.$C$10]-[.C731])*[.$B$4]" office:value-type="float" office:value="31584.6400597765">
            <text:p>31584.6400597765</text:p>
          </table:table-cell>
          <table:table-cell table:formula="of:=ROUND([.D731])" office:value-type="float" office:value="31585">
            <text:p>31585</text:p>
          </table:table-cell>
          <table:table-cell table:formula="of:=([.$C$8]-([.E731]*[.$C$4]))" office:value-type="float" office:value="112.662109375">
            <text:p>112.662109375</text:p>
          </table:table-cell>
          <table:table-cell table:formula="of:=SQRT(ABS([.$D$2]^2-[.F731]^2))" office:value-type="float" office:value="54.1502457166681">
            <text:p>54.1502457166681</text:p>
          </table:table-cell>
          <table:table-cell table:formula="of:=ABS([.B731]-[.G731])" office:value-type="float" office:value="0.000245716667521378">
            <text:p>0.000245716667521378</text:p>
          </table:table-cell>
          <table:table-cell/>
        </table:table-row>
        <table:table-row table:style-name="ro2">
          <table:table-cell table:formula="of:=[.A731]+[.A$4]" office:value-type="float" office:value="216.900000000002">
            <text:p>216.900000000002</text:p>
          </table:table-cell>
          <table:table-cell table:formula="of:=[.A732]/([.$D$4]*2)" office:value-type="float" office:value="54.2250000000006">
            <text:p>54.2250000000006</text:p>
          </table:table-cell>
          <table:table-cell table:formula="of:=SQRT(ABS([.$D$2]^2-[.B732]^2))" office:value-type="float" office:value="112.626148717782">
            <text:p>112.626148717782</text:p>
          </table:table-cell>
          <table:table-cell table:formula="of:=([.$C$10]-[.C732])*[.$B$4]" office:value-type="float" office:value="31677.0016824731">
            <text:p>31677.0016824731</text:p>
          </table:table-cell>
          <table:table-cell table:formula="of:=ROUND([.D732])" office:value-type="float" office:value="31677">
            <text:p>31677</text:p>
          </table:table-cell>
          <table:table-cell table:formula="of:=([.$C$8]-([.E732]*[.$C$4]))" office:value-type="float" office:value="112.626171875">
            <text:p>112.626171875</text:p>
          </table:table-cell>
          <table:table-cell table:formula="of:=SQRT(ABS([.$D$2]^2-[.F732]^2))" office:value-type="float" office:value="54.2249519020807">
            <text:p>54.2249519020807</text:p>
          </table:table-cell>
          <table:table-cell table:formula="of:=ABS([.B732]-[.G732])" office:value-type="float" office:value="0.0000480979199792841">
            <text:p>0.0000480979199792841</text:p>
          </table:table-cell>
          <table:table-cell/>
        </table:table-row>
        <table:table-row table:style-name="ro2">
          <table:table-cell table:formula="of:=[.A732]+[.A$4]" office:value-type="float" office:value="217.200000000002">
            <text:p>217.200000000002</text:p>
          </table:table-cell>
          <table:table-cell table:formula="of:=[.A733]/([.$D$4]*2)" office:value-type="float" office:value="54.3000000000006">
            <text:p>54.3000000000006</text:p>
          </table:table-cell>
          <table:table-cell table:formula="of:=SQRT(ABS([.$D$2]^2-[.B733]^2))" office:value-type="float" office:value="112.590008437694">
            <text:p>112.590008437694</text:p>
          </table:table-cell>
          <table:table-cell table:formula="of:=([.$C$10]-[.C733])*[.$B$4]" office:value-type="float" office:value="31769.520799499">
            <text:p>31769.520799499</text:p>
          </table:table-cell>
          <table:table-cell table:formula="of:=ROUND([.D733])" office:value-type="float" office:value="31770">
            <text:p>31770</text:p>
          </table:table-cell>
          <table:table-cell table:formula="of:=([.$C$8]-([.E733]*[.$C$4]))" office:value-type="float" office:value="112.58984375">
            <text:p>112.58984375</text:p>
          </table:table-cell>
          <table:table-cell table:formula="of:=SQRT(ABS([.$D$2]^2-[.F733]^2))" office:value-type="float" office:value="54.300341475451">
            <text:p>54.300341475451</text:p>
          </table:table-cell>
          <table:table-cell table:formula="of:=ABS([.B733]-[.G733])" office:value-type="float" office:value="0.00034147545039076">
            <text:p>0.00034147545039076</text:p>
          </table:table-cell>
          <table:table-cell/>
        </table:table-row>
        <table:table-row table:style-name="ro2">
          <table:table-cell table:formula="of:=[.A733]+[.A$4]" office:value-type="float" office:value="217.500000000003">
            <text:p>217.500000000003</text:p>
          </table:table-cell>
          <table:table-cell table:formula="of:=[.A734]/([.$D$4]*2)" office:value-type="float" office:value="54.3750000000006">
            <text:p>54.3750000000006</text:p>
          </table:table-cell>
          <table:table-cell table:formula="of:=SQRT(ABS([.$D$2]^2-[.B734]^2))" office:value-type="float" office:value="112.553806577121">
            <text:p>112.553806577121</text:p>
          </table:table-cell>
          <table:table-cell table:formula="of:=([.$C$10]-[.C734])*[.$B$4]" office:value-type="float" office:value="31862.1975625655">
            <text:p>31862.1975625655</text:p>
          </table:table-cell>
          <table:table-cell table:formula="of:=ROUND([.D734])" office:value-type="float" office:value="31862">
            <text:p>31862</text:p>
          </table:table-cell>
          <table:table-cell table:formula="of:=([.$C$8]-([.E734]*[.$C$4]))" office:value-type="float" office:value="112.55390625">
            <text:p>112.55390625</text:p>
          </table:table-cell>
          <table:table-cell table:formula="of:=SQRT(ABS([.$D$2]^2-[.F734]^2))" office:value-type="float" office:value="54.374793681137">
            <text:p>54.374793681137</text:p>
          </table:table-cell>
          <table:table-cell table:formula="of:=ABS([.B734]-[.G734])" office:value-type="float" office:value="0.000206318863675392">
            <text:p>0.000206318863675392</text:p>
          </table:table-cell>
          <table:table-cell/>
        </table:table-row>
        <table:table-row table:style-name="ro2">
          <table:table-cell table:formula="of:=[.A734]+[.A$4]" office:value-type="float" office:value="217.800000000003">
            <text:p>217.800000000003</text:p>
          </table:table-cell>
          <table:table-cell table:formula="of:=[.A735]/([.$D$4]*2)" office:value-type="float" office:value="54.4500000000006">
            <text:p>54.4500000000006</text:p>
          </table:table-cell>
          <table:table-cell table:formula="of:=SQRT(ABS([.$D$2]^2-[.B735]^2))" office:value-type="float" office:value="112.517543076624">
            <text:p>112.517543076624</text:p>
          </table:table-cell>
          <table:table-cell table:formula="of:=([.$C$10]-[.C735])*[.$B$4]" office:value-type="float" office:value="31955.0321238375">
            <text:p>31955.0321238375</text:p>
          </table:table-cell>
          <table:table-cell table:formula="of:=ROUND([.D735])" office:value-type="float" office:value="31955">
            <text:p>31955</text:p>
          </table:table-cell>
          <table:table-cell table:formula="of:=([.$C$8]-([.E735]*[.$C$4]))" office:value-type="float" office:value="112.517578125">
            <text:p>112.517578125</text:p>
          </table:table-cell>
          <table:table-cell table:formula="of:=SQRT(ABS([.$D$2]^2-[.F735]^2))" office:value-type="float" office:value="54.449927574649">
            <text:p>54.449927574649</text:p>
          </table:table-cell>
          <table:table-cell table:formula="of:=ABS([.B735]-[.G735])" office:value-type="float" office:value="0.0000724253516324325">
            <text:p>0.0000724253516324325</text:p>
          </table:table-cell>
          <table:table-cell/>
        </table:table-row>
        <table:table-row table:style-name="ro2">
          <table:table-cell table:formula="of:=[.A735]+[.A$4]" office:value-type="float" office:value="218.100000000003">
            <text:p>218.100000000003</text:p>
          </table:table-cell>
          <table:table-cell table:formula="of:=[.A736]/([.$D$4]*2)" office:value-type="float" office:value="54.5250000000006">
            <text:p>54.5250000000006</text:p>
          </table:table-cell>
          <table:table-cell table:formula="of:=SQRT(ABS([.$D$2]^2-[.B736]^2))" office:value-type="float" office:value="112.481217876586">
            <text:p>112.481217876586</text:p>
          </table:table-cell>
          <table:table-cell table:formula="of:=([.$C$10]-[.C736])*[.$B$4]" office:value-type="float" office:value="32048.0246359356">
            <text:p>32048.0246359356</text:p>
          </table:table-cell>
          <table:table-cell table:formula="of:=ROUND([.D736])" office:value-type="float" office:value="32048">
            <text:p>32048</text:p>
          </table:table-cell>
          <table:table-cell table:formula="of:=([.$C$8]-([.E736]*[.$C$4]))" office:value-type="float" office:value="112.48125">
            <text:p>112.48125</text:p>
          </table:table-cell>
          <table:table-cell table:formula="of:=SQRT(ABS([.$D$2]^2-[.F736]^2))" office:value-type="float" office:value="54.5249337316195">
            <text:p>54.5249337316195</text:p>
          </table:table-cell>
          <table:table-cell table:formula="of:=ABS([.B736]-[.G736])" office:value-type="float" office:value="0.0000662683811327724">
            <text:p>0.0000662683811327724</text:p>
          </table:table-cell>
          <table:table-cell/>
        </table:table-row>
        <table:table-row table:style-name="ro2">
          <table:table-cell table:formula="of:=[.A736]+[.A$4]" office:value-type="float" office:value="218.400000000003">
            <text:p>218.400000000003</text:p>
          </table:table-cell>
          <table:table-cell table:formula="of:=[.A737]/([.$D$4]*2)" office:value-type="float" office:value="54.6000000000006">
            <text:p>54.6000000000006</text:p>
          </table:table-cell>
          <table:table-cell table:formula="of:=SQRT(ABS([.$D$2]^2-[.B737]^2))" office:value-type="float" office:value="112.44483091721">
            <text:p>112.44483091721</text:p>
          </table:table-cell>
          <table:table-cell table:formula="of:=([.$C$10]-[.C737])*[.$B$4]" office:value-type="float" office:value="32141.1752519374">
            <text:p>32141.1752519374</text:p>
          </table:table-cell>
          <table:table-cell table:formula="of:=ROUND([.D737])" office:value-type="float" office:value="32141">
            <text:p>32141</text:p>
          </table:table-cell>
          <table:table-cell table:formula="of:=([.$C$8]-([.E737]*[.$C$4]))" office:value-type="float" office:value="112.444921875">
            <text:p>112.444921875</text:p>
          </table:table-cell>
          <table:table-cell table:formula="of:=SQRT(ABS([.$D$2]^2-[.F737]^2))" office:value-type="float" office:value="54.5998126784804">
            <text:p>54.5998126784804</text:p>
          </table:table-cell>
          <table:table-cell table:formula="of:=ABS([.B737]-[.G737])" office:value-type="float" office:value="0.000187321520272121">
            <text:p>0.000187321520272121</text:p>
          </table:table-cell>
          <table:table-cell/>
        </table:table-row>
        <table:table-row table:style-name="ro2">
          <table:table-cell table:formula="of:=[.A737]+[.A$4]" office:value-type="float" office:value="218.700000000003">
            <text:p>218.700000000003</text:p>
          </table:table-cell>
          <table:table-cell table:formula="of:=[.A738]/([.$D$4]*2)" office:value-type="float" office:value="54.6750000000006">
            <text:p>54.6750000000006</text:p>
          </table:table-cell>
          <table:table-cell table:formula="of:=SQRT(ABS([.$D$2]^2-[.B738]^2))" office:value-type="float" office:value="112.408382138522">
            <text:p>112.408382138522</text:p>
          </table:table-cell>
          <table:table-cell table:formula="of:=([.$C$10]-[.C738])*[.$B$4]" office:value-type="float" office:value="32234.4841253792">
            <text:p>32234.4841253792</text:p>
          </table:table-cell>
          <table:table-cell table:formula="of:=ROUND([.D738])" office:value-type="float" office:value="32234">
            <text:p>32234</text:p>
          </table:table-cell>
          <table:table-cell table:formula="of:=([.$C$8]-([.E738]*[.$C$4]))" office:value-type="float" office:value="112.40859375">
            <text:p>112.40859375</text:p>
          </table:table-cell>
          <table:table-cell table:formula="of:=SQRT(ABS([.$D$2]^2-[.F738]^2))" office:value-type="float" office:value="54.6745649378892">
            <text:p>54.6745649378892</text:p>
          </table:table-cell>
          <table:table-cell table:formula="of:=ABS([.B738]-[.G738])" office:value-type="float" office:value="0.00043506211145683">
            <text:p>0.00043506211145683</text:p>
          </table:table-cell>
          <table:table-cell/>
        </table:table-row>
        <table:table-row table:style-name="ro2">
          <table:table-cell table:formula="of:=[.A738]+[.A$4]" office:value-type="float" office:value="219.000000000003">
            <text:p>219.000000000003</text:p>
          </table:table-cell>
          <table:table-cell table:formula="of:=[.A739]/([.$D$4]*2)" office:value-type="float" office:value="54.7500000000006">
            <text:p>54.7500000000006</text:p>
          </table:table-cell>
          <table:table-cell table:formula="of:=SQRT(ABS([.$D$2]^2-[.B739]^2))" office:value-type="float" office:value="112.371871480366">
            <text:p>112.371871480366</text:p>
          </table:table-cell>
          <table:table-cell table:formula="of:=([.$C$10]-[.C739])*[.$B$4]" office:value-type="float" office:value="32327.9514102575">
            <text:p>32327.9514102575</text:p>
          </table:table-cell>
          <table:table-cell table:formula="of:=ROUND([.D739])" office:value-type="float" office:value="32328">
            <text:p>32328</text:p>
          </table:table-cell>
          <table:table-cell table:formula="of:=([.$C$8]-([.E739]*[.$C$4]))" office:value-type="float" office:value="112.371875">
            <text:p>112.371875</text:p>
          </table:table-cell>
          <table:table-cell table:formula="of:=SQRT(ABS([.$D$2]^2-[.F739]^2))" office:value-type="float" office:value="54.7499927761125">
            <text:p>54.7499927761125</text:p>
          </table:table-cell>
          <table:table-cell table:formula="of:=ABS([.B739]-[.G739])" office:value-type="float" office:value="0.00000722388811169594">
            <text:p>0.00000722388811169594</text:p>
          </table:table-cell>
          <table:table-cell/>
        </table:table-row>
        <table:table-row table:style-name="ro2">
          <table:table-cell table:formula="of:=[.A739]+[.A$4]" office:value-type="float" office:value="219.300000000003">
            <text:p>219.300000000003</text:p>
          </table:table-cell>
          <table:table-cell table:formula="of:=[.A740]/([.$D$4]*2)" office:value-type="float" office:value="54.8250000000007">
            <text:p>54.8250000000007</text:p>
          </table:table-cell>
          <table:table-cell table:formula="of:=SQRT(ABS([.$D$2]^2-[.B740]^2))" office:value-type="float" office:value="112.335298882408">
            <text:p>112.335298882408</text:p>
          </table:table-cell>
          <table:table-cell table:formula="of:=([.$C$10]-[.C740])*[.$B$4]" office:value-type="float" office:value="32421.5772610304">
            <text:p>32421.5772610304</text:p>
          </table:table-cell>
          <table:table-cell table:formula="of:=ROUND([.D740])" office:value-type="float" office:value="32422">
            <text:p>32422</text:p>
          </table:table-cell>
          <table:table-cell table:formula="of:=([.$C$8]-([.E740]*[.$C$4]))" office:value-type="float" office:value="112.33515625">
            <text:p>112.33515625</text:p>
          </table:table-cell>
          <table:table-cell table:formula="of:=SQRT(ABS([.$D$2]^2-[.F740]^2))" office:value-type="float" office:value="54.8252922499104">
            <text:p>54.8252922499104</text:p>
          </table:table-cell>
          <table:table-cell table:formula="of:=ABS([.B740]-[.G740])" office:value-type="float" office:value="0.000292249909769282">
            <text:p>0.000292249909769282</text:p>
          </table:table-cell>
          <table:table-cell/>
        </table:table-row>
        <table:table-row table:style-name="ro2">
          <table:table-cell table:formula="of:=[.A740]+[.A$4]" office:value-type="float" office:value="219.600000000003">
            <text:p>219.600000000003</text:p>
          </table:table-cell>
          <table:table-cell table:formula="of:=[.A741]/([.$D$4]*2)" office:value-type="float" office:value="54.9000000000007">
            <text:p>54.9000000000007</text:p>
          </table:table-cell>
          <table:table-cell table:formula="of:=SQRT(ABS([.$D$2]^2-[.B741]^2))" office:value-type="float" office:value="112.298664284131">
            <text:p>112.298664284131</text:p>
          </table:table-cell>
          <table:table-cell table:formula="of:=([.$C$10]-[.C741])*[.$B$4]" office:value-type="float" office:value="32515.3618326198">
            <text:p>32515.3618326198</text:p>
          </table:table-cell>
          <table:table-cell table:formula="of:=ROUND([.D741])" office:value-type="float" office:value="32515">
            <text:p>32515</text:p>
          </table:table-cell>
          <table:table-cell table:formula="of:=([.$C$8]-([.E741]*[.$C$4]))" office:value-type="float" office:value="112.298828125">
            <text:p>112.298828125</text:p>
          </table:table-cell>
          <table:table-cell table:formula="of:=SQRT(ABS([.$D$2]^2-[.F741]^2))" office:value-type="float" office:value="54.8996648601037">
            <text:p>54.8996648601037</text:p>
          </table:table-cell>
          <table:table-cell table:formula="of:=ABS([.B741]-[.G741])" office:value-type="float" office:value="0.00033513989691869">
            <text:p>0.00033513989691869</text:p>
          </table:table-cell>
          <table:table-cell/>
        </table:table-row>
        <table:table-row table:style-name="ro2">
          <table:table-cell table:formula="of:=[.A741]+[.A$4]" office:value-type="float" office:value="219.900000000003">
            <text:p>219.900000000003</text:p>
          </table:table-cell>
          <table:table-cell table:formula="of:=[.A742]/([.$D$4]*2)" office:value-type="float" office:value="54.9750000000007">
            <text:p>54.9750000000007</text:p>
          </table:table-cell>
          <table:table-cell table:formula="of:=SQRT(ABS([.$D$2]^2-[.B742]^2))" office:value-type="float" office:value="112.261967624837">
            <text:p>112.261967624837</text:p>
          </table:table-cell>
          <table:table-cell table:formula="of:=([.$C$10]-[.C742])*[.$B$4]" office:value-type="float" office:value="32609.3052804124">
            <text:p>32609.3052804124</text:p>
          </table:table-cell>
          <table:table-cell table:formula="of:=ROUND([.D742])" office:value-type="float" office:value="32609">
            <text:p>32609</text:p>
          </table:table-cell>
          <table:table-cell table:formula="of:=([.$C$8]-([.E742]*[.$C$4]))" office:value-type="float" office:value="112.262109375">
            <text:p>112.262109375</text:p>
          </table:table-cell>
          <table:table-cell table:formula="of:=SQRT(ABS([.$D$2]^2-[.F742]^2))" office:value-type="float" office:value="54.974710537442">
            <text:p>54.974710537442</text:p>
          </table:table-cell>
          <table:table-cell table:formula="of:=ABS([.B742]-[.G742])" office:value-type="float" office:value="0.000289462558640707">
            <text:p>0.000289462558640707</text:p>
          </table:table-cell>
          <table:table-cell/>
        </table:table-row>
        <table:table-row table:style-name="ro2">
          <table:table-cell table:formula="of:=[.A742]+[.A$4]" office:value-type="float" office:value="220.200000000003">
            <text:p>220.200000000003</text:p>
          </table:table-cell>
          <table:table-cell table:formula="of:=[.A743]/([.$D$4]*2)" office:value-type="float" office:value="55.0500000000007">
            <text:p>55.0500000000007</text:p>
          </table:table-cell>
          <table:table-cell table:formula="of:=SQRT(ABS([.$D$2]^2-[.B743]^2))" office:value-type="float" office:value="112.225208843646">
            <text:p>112.225208843646</text:p>
          </table:table-cell>
          <table:table-cell table:formula="of:=([.$C$10]-[.C743])*[.$B$4]" office:value-type="float" office:value="32703.4077602614">
            <text:p>32703.4077602614</text:p>
          </table:table-cell>
          <table:table-cell table:formula="of:=ROUND([.D743])" office:value-type="float" office:value="32703">
            <text:p>32703</text:p>
          </table:table-cell>
          <table:table-cell table:formula="of:=([.$C$8]-([.E743]*[.$C$4]))" office:value-type="float" office:value="112.225390625">
            <text:p>112.225390625</text:p>
          </table:table-cell>
          <table:table-cell table:formula="of:=SQRT(ABS([.$D$2]^2-[.F743]^2))" office:value-type="float" office:value="55.0496294180639">
            <text:p>55.0496294180639</text:p>
          </table:table-cell>
          <table:table-cell table:formula="of:=ABS([.B743]-[.G743])" office:value-type="float" office:value="0.000370581936799397">
            <text:p>0.000370581936799397</text:p>
          </table:table-cell>
          <table:table-cell/>
        </table:table-row>
        <table:table-row table:style-name="ro2">
          <table:table-cell table:formula="of:=[.A743]+[.A$4]" office:value-type="float" office:value="220.500000000003">
            <text:p>220.500000000003</text:p>
          </table:table-cell>
          <table:table-cell table:formula="of:=[.A744]/([.$D$4]*2)" office:value-type="float" office:value="55.1250000000007">
            <text:p>55.1250000000007</text:p>
          </table:table-cell>
          <table:table-cell table:formula="of:=SQRT(ABS([.$D$2]^2-[.B744]^2))" office:value-type="float" office:value="112.188387879495">
            <text:p>112.188387879495</text:p>
          </table:table-cell>
          <table:table-cell table:formula="of:=([.$C$10]-[.C744])*[.$B$4]" office:value-type="float" office:value="32797.6694284887">
            <text:p>32797.6694284887</text:p>
          </table:table-cell>
          <table:table-cell table:formula="of:=ROUND([.D744])" office:value-type="float" office:value="32798">
            <text:p>32798</text:p>
          </table:table-cell>
          <table:table-cell table:formula="of:=([.$C$8]-([.E744]*[.$C$4]))" office:value-type="float" office:value="112.18828125">
            <text:p>112.18828125</text:p>
          </table:table-cell>
          <table:table-cell table:formula="of:=SQRT(ABS([.$D$2]^2-[.F744]^2))" office:value-type="float" office:value="55.1252170079257">
            <text:p>55.1252170079257</text:p>
          </table:table-cell>
          <table:table-cell table:formula="of:=ABS([.B744]-[.G744])" office:value-type="float" office:value="0.000217007925009227">
            <text:p>0.000217007925009227</text:p>
          </table:table-cell>
          <table:table-cell/>
        </table:table-row>
        <table:table-row table:style-name="ro2">
          <table:table-cell table:formula="of:=[.A744]+[.A$4]" office:value-type="float" office:value="220.800000000003">
            <text:p>220.800000000003</text:p>
          </table:table-cell>
          <table:table-cell table:formula="of:=[.A745]/([.$D$4]*2)" office:value-type="float" office:value="55.2000000000007">
            <text:p>55.2000000000007</text:p>
          </table:table-cell>
          <table:table-cell table:formula="of:=SQRT(ABS([.$D$2]^2-[.B745]^2))" office:value-type="float" office:value="112.151504671136">
            <text:p>112.151504671136</text:p>
          </table:table-cell>
          <table:table-cell table:formula="of:=([.$C$10]-[.C745])*[.$B$4]" office:value-type="float" office:value="32892.0904418857">
            <text:p>32892.0904418857</text:p>
          </table:table-cell>
          <table:table-cell table:formula="of:=ROUND([.D745])" office:value-type="float" office:value="32892">
            <text:p>32892</text:p>
          </table:table-cell>
          <table:table-cell table:formula="of:=([.$C$8]-([.E745]*[.$C$4]))" office:value-type="float" office:value="112.1515625">
            <text:p>112.1515625</text:p>
          </table:table-cell>
          <table:table-cell table:formula="of:=SQRT(ABS([.$D$2]^2-[.F745]^2))" office:value-type="float" office:value="55.1998825071992">
            <text:p>55.1998825071992</text:p>
          </table:table-cell>
          <table:table-cell table:formula="of:=ABS([.B745]-[.G745])" office:value-type="float" office:value="0.000117492801486208">
            <text:p>0.000117492801486208</text:p>
          </table:table-cell>
          <table:table-cell/>
        </table:table-row>
        <table:table-row table:style-name="ro2">
          <table:table-cell table:formula="of:=[.A745]+[.A$4]" office:value-type="float" office:value="221.100000000003">
            <text:p>221.100000000003</text:p>
          </table:table-cell>
          <table:table-cell table:formula="of:=[.A746]/([.$D$4]*2)" office:value-type="float" office:value="55.2750000000007">
            <text:p>55.2750000000007</text:p>
          </table:table-cell>
          <table:table-cell table:formula="of:=SQRT(ABS([.$D$2]^2-[.B746]^2))" office:value-type="float" office:value="112.11455915714">
            <text:p>112.11455915714</text:p>
          </table:table-cell>
          <table:table-cell table:formula="of:=([.$C$10]-[.C746])*[.$B$4]" office:value-type="float" office:value="32986.6709577155">
            <text:p>32986.6709577155</text:p>
          </table:table-cell>
          <table:table-cell table:formula="of:=ROUND([.D746])" office:value-type="float" office:value="32987">
            <text:p>32987</text:p>
          </table:table-cell>
          <table:table-cell table:formula="of:=([.$C$8]-([.E746]*[.$C$4]))" office:value-type="float" office:value="112.114453125">
            <text:p>112.114453125</text:p>
          </table:table-cell>
          <table:table-cell table:formula="of:=SQRT(ABS([.$D$2]^2-[.F746]^2))" office:value-type="float" office:value="55.2752150650016">
            <text:p>55.2752150650016</text:p>
          </table:table-cell>
          <table:table-cell table:formula="of:=ABS([.B746]-[.G746])" office:value-type="float" office:value="0.000215065000922721">
            <text:p>0.000215065000922721</text:p>
          </table:table-cell>
          <table:table-cell/>
        </table:table-row>
        <table:table-row table:style-name="ro2">
          <table:table-cell table:formula="of:=[.A746]+[.A$4]" office:value-type="float" office:value="221.400000000003">
            <text:p>221.400000000003</text:p>
          </table:table-cell>
          <table:table-cell table:formula="of:=[.A747]/([.$D$4]*2)" office:value-type="float" office:value="55.3500000000007">
            <text:p>55.3500000000007</text:p>
          </table:table-cell>
          <table:table-cell table:formula="of:=SQRT(ABS([.$D$2]^2-[.B747]^2))" office:value-type="float" office:value="112.077551275891">
            <text:p>112.077551275891</text:p>
          </table:table-cell>
          <table:table-cell table:formula="of:=([.$C$10]-[.C747])*[.$B$4]" office:value-type="float" office:value="33081.4111337145">
            <text:p>33081.4111337145</text:p>
          </table:table-cell>
          <table:table-cell table:formula="of:=ROUND([.D747])" office:value-type="float" office:value="33081">
            <text:p>33081</text:p>
          </table:table-cell>
          <table:table-cell table:formula="of:=([.$C$8]-([.E747]*[.$C$4]))" office:value-type="float" office:value="112.077734375">
            <text:p>112.077734375</text:p>
          </table:table-cell>
          <table:table-cell table:formula="of:=SQRT(ABS([.$D$2]^2-[.F747]^2))" office:value-type="float" office:value="55.3496292432654">
            <text:p>55.3496292432654</text:p>
          </table:table-cell>
          <table:table-cell table:formula="of:=ABS([.B747]-[.G747])" office:value-type="float" office:value="0.000370756735257771">
            <text:p>0.000370756735257771</text:p>
          </table:table-cell>
          <table:table-cell/>
        </table:table-row>
        <table:table-row table:style-name="ro2">
          <table:table-cell table:formula="of:=[.A747]+[.A$4]" office:value-type="float" office:value="221.700000000003">
            <text:p>221.700000000003</text:p>
          </table:table-cell>
          <table:table-cell table:formula="of:=[.A748]/([.$D$4]*2)" office:value-type="float" office:value="55.4250000000007">
            <text:p>55.4250000000007</text:p>
          </table:table-cell>
          <table:table-cell table:formula="of:=SQRT(ABS([.$D$2]^2-[.B748]^2))" office:value-type="float" office:value="112.040480965586">
            <text:p>112.040480965586</text:p>
          </table:table-cell>
          <table:table-cell table:formula="of:=([.$C$10]-[.C748])*[.$B$4]" office:value-type="float" office:value="33176.3111280937">
            <text:p>33176.3111280937</text:p>
          </table:table-cell>
          <table:table-cell table:formula="of:=ROUND([.D748])" office:value-type="float" office:value="33176">
            <text:p>33176</text:p>
          </table:table-cell>
          <table:table-cell table:formula="of:=([.$C$8]-([.E748]*[.$C$4]))" office:value-type="float" office:value="112.040625">
            <text:p>112.040625</text:p>
          </table:table-cell>
          <table:table-cell table:formula="of:=SQRT(ABS([.$D$2]^2-[.F748]^2))" office:value-type="float" office:value="55.4247088364871">
            <text:p>55.4247088364871</text:p>
          </table:table-cell>
          <table:table-cell table:formula="of:=ABS([.B748]-[.G748])" office:value-type="float" office:value="0.000291163513551851">
            <text:p>0.000291163513551851</text:p>
          </table:table-cell>
          <table:table-cell/>
        </table:table-row>
        <table:table-row table:style-name="ro2">
          <table:table-cell table:formula="of:=[.A748]+[.A$4]" office:value-type="float" office:value="222.000000000003">
            <text:p>222.000000000003</text:p>
          </table:table-cell>
          <table:table-cell table:formula="of:=[.A749]/([.$D$4]*2)" office:value-type="float" office:value="55.5000000000007">
            <text:p>55.5000000000007</text:p>
          </table:table-cell>
          <table:table-cell table:formula="of:=SQRT(ABS([.$D$2]^2-[.B749]^2))" office:value-type="float" office:value="112.00334816424">
            <text:p>112.00334816424</text:p>
          </table:table-cell>
          <table:table-cell table:formula="of:=([.$C$10]-[.C749])*[.$B$4]" office:value-type="float" office:value="33271.3710995409">
            <text:p>33271.3710995409</text:p>
          </table:table-cell>
          <table:table-cell table:formula="of:=ROUND([.D749])" office:value-type="float" office:value="33271">
            <text:p>33271</text:p>
          </table:table-cell>
          <table:table-cell table:formula="of:=([.$C$8]-([.E749]*[.$C$4]))" office:value-type="float" office:value="112.003515625">
            <text:p>112.003515625</text:p>
          </table:table-cell>
          <table:table-cell table:formula="of:=SQRT(ABS([.$D$2]^2-[.F749]^2))" office:value-type="float" office:value="55.4996620497853">
            <text:p>55.4996620497853</text:p>
          </table:table-cell>
          <table:table-cell table:formula="of:=ABS([.B749]-[.G749])" office:value-type="float" office:value="0.000337950215367755">
            <text:p>0.000337950215367755</text:p>
          </table:table-cell>
          <table:table-cell/>
        </table:table-row>
        <table:table-row table:style-name="ro2">
          <table:table-cell table:formula="of:=[.A749]+[.A$4]" office:value-type="float" office:value="222.300000000003">
            <text:p>222.300000000003</text:p>
          </table:table-cell>
          <table:table-cell table:formula="of:=[.A750]/([.$D$4]*2)" office:value-type="float" office:value="55.5750000000007">
            <text:p>55.5750000000007</text:p>
          </table:table-cell>
          <table:table-cell table:formula="of:=SQRT(ABS([.$D$2]^2-[.B750]^2))" office:value-type="float" office:value="111.966152809677">
            <text:p>111.966152809677</text:p>
          </table:table-cell>
          <table:table-cell table:formula="of:=([.$C$10]-[.C750])*[.$B$4]" office:value-type="float" office:value="33366.5912072219">
            <text:p>33366.5912072219</text:p>
          </table:table-cell>
          <table:table-cell table:formula="of:=ROUND([.D750])" office:value-type="float" office:value="33367">
            <text:p>33367</text:p>
          </table:table-cell>
          <table:table-cell table:formula="of:=([.$C$8]-([.E750]*[.$C$4]))" office:value-type="float" office:value="111.966015625">
            <text:p>111.966015625</text:p>
          </table:table-cell>
          <table:table-cell table:formula="of:=SQRT(ABS([.$D$2]^2-[.F750]^2))" office:value-type="float" office:value="55.5752763831387">
            <text:p>55.5752763831387</text:p>
          </table:table-cell>
          <table:table-cell table:formula="of:=ABS([.B750]-[.G750])" office:value-type="float" office:value="0.000276383138036351">
            <text:p>0.000276383138036351</text:p>
          </table:table-cell>
          <table:table-cell/>
        </table:table-row>
        <table:table-row table:style-name="ro2">
          <table:table-cell table:formula="of:=[.A750]+[.A$4]" office:value-type="float" office:value="222.600000000003">
            <text:p>222.600000000003</text:p>
          </table:table-cell>
          <table:table-cell table:formula="of:=[.A751]/([.$D$4]*2)" office:value-type="float" office:value="55.6500000000007">
            <text:p>55.6500000000007</text:p>
          </table:table-cell>
          <table:table-cell table:formula="of:=SQRT(ABS([.$D$2]^2-[.B751]^2))" office:value-type="float" office:value="111.928894839536">
            <text:p>111.928894839536</text:p>
          </table:table-cell>
          <table:table-cell table:formula="of:=([.$C$10]-[.C751])*[.$B$4]" office:value-type="float" office:value="33461.9716107825">
            <text:p>33461.9716107825</text:p>
          </table:table-cell>
          <table:table-cell table:formula="of:=ROUND([.D751])" office:value-type="float" office:value="33462">
            <text:p>33462</text:p>
          </table:table-cell>
          <table:table-cell table:formula="of:=([.$C$8]-([.E751]*[.$C$4]))" office:value-type="float" office:value="111.92890625">
            <text:p>111.92890625</text:p>
          </table:table-cell>
          <table:table-cell table:formula="of:=SQRT(ABS([.$D$2]^2-[.F751]^2))" office:value-type="float" office:value="55.6499770501185">
            <text:p>55.6499770501185</text:p>
          </table:table-cell>
          <table:table-cell table:formula="of:=ABS([.B751]-[.G751])" office:value-type="float" office:value="0.0000229498822150731">
            <text:p>0.0000229498822150731</text:p>
          </table:table-cell>
          <table:table-cell/>
        </table:table-row>
        <table:table-row table:style-name="ro2">
          <table:table-cell table:formula="of:=[.A751]+[.A$4]" office:value-type="float" office:value="222.900000000003">
            <text:p>222.900000000003</text:p>
          </table:table-cell>
          <table:table-cell table:formula="of:=[.A752]/([.$D$4]*2)" office:value-type="float" office:value="55.7250000000007">
            <text:p>55.7250000000007</text:p>
          </table:table-cell>
          <table:table-cell table:formula="of:=SQRT(ABS([.$D$2]^2-[.B752]^2))" office:value-type="float" office:value="111.891574191268">
            <text:p>111.891574191268</text:p>
          </table:table-cell>
          <table:table-cell table:formula="of:=([.$C$10]-[.C752])*[.$B$4]" office:value-type="float" office:value="33557.51247035">
            <text:p>33557.51247035</text:p>
          </table:table-cell>
          <table:table-cell table:formula="of:=ROUND([.D752])" office:value-type="float" office:value="33558">
            <text:p>33558</text:p>
          </table:table-cell>
          <table:table-cell table:formula="of:=([.$C$8]-([.E752]*[.$C$4]))" office:value-type="float" office:value="111.89140625">
            <text:p>111.89140625</text:p>
          </table:table-cell>
          <table:table-cell table:formula="of:=SQRT(ABS([.$D$2]^2-[.F752]^2))" office:value-type="float" office:value="55.725337212057">
            <text:p>55.725337212057</text:p>
          </table:table-cell>
          <table:table-cell table:formula="of:=ABS([.B752]-[.G752])" office:value-type="float" office:value="0.000337212056287228">
            <text:p>0.000337212056287228</text:p>
          </table:table-cell>
          <table:table-cell/>
        </table:table-row>
        <table:table-row table:style-name="ro2">
          <table:table-cell table:formula="of:=[.A752]+[.A$4]" office:value-type="float" office:value="223.200000000003">
            <text:p>223.200000000003</text:p>
          </table:table-cell>
          <table:table-cell table:formula="of:=[.A753]/([.$D$4]*2)" office:value-type="float" office:value="55.8000000000007">
            <text:p>55.8000000000007</text:p>
          </table:table-cell>
          <table:table-cell table:formula="of:=SQRT(ABS([.$D$2]^2-[.B753]^2))" office:value-type="float" office:value="111.854190802133">
            <text:p>111.854190802133</text:p>
          </table:table-cell>
          <table:table-cell table:formula="of:=([.$C$10]-[.C753])*[.$B$4]" office:value-type="float" office:value="33653.2139465349">
            <text:p>33653.2139465349</text:p>
          </table:table-cell>
          <table:table-cell table:formula="of:=ROUND([.D753])" office:value-type="float" office:value="33653">
            <text:p>33653</text:p>
          </table:table-cell>
          <table:table-cell table:formula="of:=([.$C$8]-([.E753]*[.$C$4]))" office:value-type="float" office:value="111.854296875">
            <text:p>111.854296875</text:p>
          </table:table-cell>
          <table:table-cell table:formula="of:=SQRT(ABS([.$D$2]^2-[.F753]^2))" office:value-type="float" office:value="55.7997873705569">
            <text:p>55.7997873705569</text:p>
          </table:table-cell>
          <table:table-cell table:formula="of:=ABS([.B753]-[.G753])" office:value-type="float" office:value="0.000212629443758772">
            <text:p>0.000212629443758772</text:p>
          </table:table-cell>
          <table:table-cell/>
        </table:table-row>
        <table:table-row table:style-name="ro2">
          <table:table-cell table:formula="of:=[.A753]+[.A$4]" office:value-type="float" office:value="223.500000000003">
            <text:p>223.500000000003</text:p>
          </table:table-cell>
          <table:table-cell table:formula="of:=[.A754]/([.$D$4]*2)" office:value-type="float" office:value="55.8750000000007">
            <text:p>55.8750000000007</text:p>
          </table:table-cell>
          <table:table-cell table:formula="of:=SQRT(ABS([.$D$2]^2-[.B754]^2))" office:value-type="float" office:value="111.816744609204">
            <text:p>111.816744609204</text:p>
          </table:table-cell>
          <table:table-cell table:formula="of:=([.$C$10]-[.C754])*[.$B$4]" office:value-type="float" office:value="33749.0762004329">
            <text:p>33749.0762004329</text:p>
          </table:table-cell>
          <table:table-cell table:formula="of:=ROUND([.D754])" office:value-type="float" office:value="33749">
            <text:p>33749</text:p>
          </table:table-cell>
          <table:table-cell table:formula="of:=([.$C$8]-([.E754]*[.$C$4]))" office:value-type="float" office:value="111.816796875">
            <text:p>111.816796875</text:p>
          </table:table-cell>
          <table:table-cell table:formula="of:=SQRT(ABS([.$D$2]^2-[.F754]^2))" office:value-type="float" office:value="55.8748954058528">
            <text:p>55.8748954058528</text:p>
          </table:table-cell>
          <table:table-cell table:formula="of:=ABS([.B754]-[.G754])" office:value-type="float" office:value="0.000104594147870785">
            <text:p>0.000104594147870785</text:p>
          </table:table-cell>
          <table:table-cell/>
        </table:table-row>
        <table:table-row table:style-name="ro2">
          <table:table-cell table:formula="of:=[.A754]+[.A$4]" office:value-type="float" office:value="223.800000000003">
            <text:p>223.800000000003</text:p>
          </table:table-cell>
          <table:table-cell table:formula="of:=[.A755]/([.$D$4]*2)" office:value-type="float" office:value="55.9500000000007">
            <text:p>55.9500000000007</text:p>
          </table:table-cell>
          <table:table-cell table:formula="of:=SQRT(ABS([.$D$2]^2-[.B755]^2))" office:value-type="float" office:value="111.779235549363">
            <text:p>111.779235549363</text:p>
          </table:table-cell>
          <table:table-cell table:formula="of:=([.$C$10]-[.C755])*[.$B$4]" office:value-type="float" office:value="33845.0993936262">
            <text:p>33845.0993936262</text:p>
          </table:table-cell>
          <table:table-cell table:formula="of:=ROUND([.D755])" office:value-type="float" office:value="33845">
            <text:p>33845</text:p>
          </table:table-cell>
          <table:table-cell table:formula="of:=([.$C$8]-([.E755]*[.$C$4]))" office:value-type="float" office:value="111.779296875">
            <text:p>111.779296875</text:p>
          </table:table-cell>
          <table:table-cell table:formula="of:=SQRT(ABS([.$D$2]^2-[.F755]^2))" office:value-type="float" office:value="55.9498774809259">
            <text:p>55.9498774809259</text:p>
          </table:table-cell>
          <table:table-cell table:formula="of:=ABS([.B755]-[.G755])" office:value-type="float" office:value="0.000122519074828631">
            <text:p>0.000122519074828631</text:p>
          </table:table-cell>
          <table:table-cell/>
        </table:table-row>
        <table:table-row table:style-name="ro2">
          <table:table-cell table:formula="of:=[.A755]+[.A$4]" office:value-type="float" office:value="224.100000000003">
            <text:p>224.100000000003</text:p>
          </table:table-cell>
          <table:table-cell table:formula="of:=[.A756]/([.$D$4]*2)" office:value-type="float" office:value="56.0250000000007">
            <text:p>56.0250000000007</text:p>
          </table:table-cell>
          <table:table-cell table:formula="of:=SQRT(ABS([.$D$2]^2-[.B756]^2))" office:value-type="float" office:value="111.741663559301">
            <text:p>111.741663559301</text:p>
          </table:table-cell>
          <table:table-cell table:formula="of:=([.$C$10]-[.C756])*[.$B$4]" office:value-type="float" office:value="33941.2836881854">
            <text:p>33941.2836881854</text:p>
          </table:table-cell>
          <table:table-cell table:formula="of:=ROUND([.D756])" office:value-type="float" office:value="33941">
            <text:p>33941</text:p>
          </table:table-cell>
          <table:table-cell table:formula="of:=([.$C$8]-([.E756]*[.$C$4]))" office:value-type="float" office:value="111.741796875">
            <text:p>111.741796875</text:p>
          </table:table-cell>
          <table:table-cell table:formula="of:=SQRT(ABS([.$D$2]^2-[.F756]^2))" office:value-type="float" office:value="56.024734101522">
            <text:p>56.024734101522</text:p>
          </table:table-cell>
          <table:table-cell table:formula="of:=ABS([.B756]-[.G756])" office:value-type="float" office:value="0.000265898478723159">
            <text:p>0.000265898478723159</text:p>
          </table:table-cell>
          <table:table-cell/>
        </table:table-row>
        <table:table-row table:style-name="ro2">
          <table:table-cell table:formula="of:=[.A756]+[.A$4]" office:value-type="float" office:value="224.400000000003">
            <text:p>224.400000000003</text:p>
          </table:table-cell>
          <table:table-cell table:formula="of:=[.A757]/([.$D$4]*2)" office:value-type="float" office:value="56.1000000000007">
            <text:p>56.1000000000007</text:p>
          </table:table-cell>
          <table:table-cell table:formula="of:=SQRT(ABS([.$D$2]^2-[.B757]^2))" office:value-type="float" office:value="111.704028575517">
            <text:p>111.704028575517</text:p>
          </table:table-cell>
          <table:table-cell table:formula="of:=([.$C$10]-[.C757])*[.$B$4]" office:value-type="float" office:value="34037.6292466713">
            <text:p>34037.6292466713</text:p>
          </table:table-cell>
          <table:table-cell table:formula="of:=ROUND([.D757])" office:value-type="float" office:value="34038">
            <text:p>34038</text:p>
          </table:table-cell>
          <table:table-cell table:formula="of:=([.$C$8]-([.E757]*[.$C$4]))" office:value-type="float" office:value="111.70390625">
            <text:p>111.70390625</text:p>
          </table:table-cell>
          <table:table-cell table:formula="of:=SQRT(ABS([.$D$2]^2-[.F757]^2))" office:value-type="float" office:value="56.1002435689116">
            <text:p>56.1002435689116</text:p>
          </table:table-cell>
          <table:table-cell table:formula="of:=ABS([.B757]-[.G757])" office:value-type="float" office:value="0.000243568910924807">
            <text:p>0.000243568910924807</text:p>
          </table:table-cell>
          <table:table-cell/>
        </table:table-row>
        <table:table-row table:style-name="ro2">
          <table:table-cell table:formula="of:=[.A757]+[.A$4]" office:value-type="float" office:value="224.700000000003">
            <text:p>224.700000000003</text:p>
          </table:table-cell>
          <table:table-cell table:formula="of:=[.A758]/([.$D$4]*2)" office:value-type="float" office:value="56.1750000000007">
            <text:p>56.1750000000007</text:p>
          </table:table-cell>
          <table:table-cell table:formula="of:=SQRT(ABS([.$D$2]^2-[.B758]^2))" office:value-type="float" office:value="111.66633053432">
            <text:p>111.66633053432</text:p>
          </table:table-cell>
          <table:table-cell table:formula="of:=([.$C$10]-[.C758])*[.$B$4]" office:value-type="float" office:value="34134.1362321366">
            <text:p>34134.1362321366</text:p>
          </table:table-cell>
          <table:table-cell table:formula="of:=ROUND([.D758])" office:value-type="float" office:value="34134">
            <text:p>34134</text:p>
          </table:table-cell>
          <table:table-cell table:formula="of:=([.$C$8]-([.E758]*[.$C$4]))" office:value-type="float" office:value="111.66640625">
            <text:p>111.66640625</text:p>
          </table:table-cell>
          <table:table-cell table:formula="of:=SQRT(ABS([.$D$2]^2-[.F758]^2))" office:value-type="float" office:value="56.1748494898737">
            <text:p>56.1748494898737</text:p>
          </table:table-cell>
          <table:table-cell table:formula="of:=ABS([.B758]-[.G758])" office:value-type="float" office:value="0.000150510127014059">
            <text:p>0.000150510127014059</text:p>
          </table:table-cell>
          <table:table-cell/>
        </table:table-row>
        <table:table-row table:style-name="ro2">
          <table:table-cell table:formula="of:=[.A758]+[.A$4]" office:value-type="float" office:value="225.000000000003">
            <text:p>225.000000000003</text:p>
          </table:table-cell>
          <table:table-cell table:formula="of:=[.A759]/([.$D$4]*2)" office:value-type="float" office:value="56.2500000000007">
            <text:p>56.2500000000007</text:p>
          </table:table-cell>
          <table:table-cell table:formula="of:=SQRT(ABS([.$D$2]^2-[.B759]^2))" office:value-type="float" office:value="111.628569371823">
            <text:p>111.628569371823</text:p>
          </table:table-cell>
          <table:table-cell table:formula="of:=([.$C$10]-[.C759])*[.$B$4]" office:value-type="float" office:value="34230.8048081277">
            <text:p>34230.8048081277</text:p>
          </table:table-cell>
          <table:table-cell table:formula="of:=ROUND([.D759])" office:value-type="float" office:value="34231">
            <text:p>34231</text:p>
          </table:table-cell>
          <table:table-cell table:formula="of:=([.$C$8]-([.E759]*[.$C$4]))" office:value-type="float" office:value="111.628515625">
            <text:p>111.628515625</text:p>
          </table:table-cell>
          <table:table-cell table:formula="of:=SQRT(ABS([.$D$2]^2-[.F759]^2))" office:value-type="float" office:value="56.2501066608689">
            <text:p>56.2501066608689</text:p>
          </table:table-cell>
          <table:table-cell table:formula="of:=ABS([.B759]-[.G759])" office:value-type="float" office:value="0.000106660868205211">
            <text:p>0.000106660868205211</text:p>
          </table:table-cell>
          <table:table-cell/>
        </table:table-row>
        <table:table-row table:style-name="ro2">
          <table:table-cell table:formula="of:=[.A759]+[.A$4]" office:value-type="float" office:value="225.300000000003">
            <text:p>225.300000000003</text:p>
          </table:table-cell>
          <table:table-cell table:formula="of:=[.A760]/([.$D$4]*2)" office:value-type="float" office:value="56.3250000000007">
            <text:p>56.3250000000007</text:p>
          </table:table-cell>
          <table:table-cell table:formula="of:=SQRT(ABS([.$D$2]^2-[.B760]^2))" office:value-type="float" office:value="111.590745023949">
            <text:p>111.590745023949</text:p>
          </table:table-cell>
          <table:table-cell table:formula="of:=([.$C$10]-[.C760])*[.$B$4]" office:value-type="float" office:value="34327.6351386863">
            <text:p>34327.6351386863</text:p>
          </table:table-cell>
          <table:table-cell table:formula="of:=ROUND([.D760])" office:value-type="float" office:value="34328">
            <text:p>34328</text:p>
          </table:table-cell>
          <table:table-cell table:formula="of:=([.$C$8]-([.E760]*[.$C$4]))" office:value-type="float" office:value="111.590625">
            <text:p>111.590625</text:p>
          </table:table-cell>
          <table:table-cell table:formula="of:=SQRT(ABS([.$D$2]^2-[.F760]^2))" office:value-type="float" office:value="56.3252377900828">
            <text:p>56.3252377900828</text:p>
          </table:table-cell>
          <table:table-cell table:formula="of:=ABS([.B760]-[.G760])" office:value-type="float" office:value="0.000237790082117328">
            <text:p>0.000237790082117328</text:p>
          </table:table-cell>
          <table:table-cell/>
        </table:table-row>
        <table:table-row table:style-name="ro2">
          <table:table-cell table:formula="of:=[.A760]+[.A$4]" office:value-type="float" office:value="225.600000000003">
            <text:p>225.600000000003</text:p>
          </table:table-cell>
          <table:table-cell table:formula="of:=[.A761]/([.$D$4]*2)" office:value-type="float" office:value="56.4000000000007">
            <text:p>56.4000000000007</text:p>
          </table:table-cell>
          <table:table-cell table:formula="of:=SQRT(ABS([.$D$2]^2-[.B761]^2))" office:value-type="float" office:value="111.552857426423">
            <text:p>111.552857426423</text:p>
          </table:table-cell>
          <table:table-cell table:formula="of:=([.$C$10]-[.C761])*[.$B$4]" office:value-type="float" office:value="34424.6273883512">
            <text:p>34424.6273883512</text:p>
          </table:table-cell>
          <table:table-cell table:formula="of:=ROUND([.D761])" office:value-type="float" office:value="34425">
            <text:p>34425</text:p>
          </table:table-cell>
          <table:table-cell table:formula="of:=([.$C$8]-([.E761]*[.$C$4]))" office:value-type="float" office:value="111.552734375">
            <text:p>111.552734375</text:p>
          </table:table-cell>
          <table:table-cell table:formula="of:=SQRT(ABS([.$D$2]^2-[.F761]^2))" office:value-type="float" office:value="56.4002433812186">
            <text:p>56.4002433812186</text:p>
          </table:table-cell>
          <table:table-cell table:formula="of:=ABS([.B761]-[.G761])" office:value-type="float" office:value="0.000243381217899241">
            <text:p>0.000243381217899241</text:p>
          </table:table-cell>
          <table:table-cell/>
        </table:table-row>
        <table:table-row table:style-name="ro2">
          <table:table-cell table:formula="of:=[.A761]+[.A$4]" office:value-type="float" office:value="225.900000000003">
            <text:p>225.900000000003</text:p>
          </table:table-cell>
          <table:table-cell table:formula="of:=[.A762]/([.$D$4]*2)" office:value-type="float" office:value="56.4750000000007">
            <text:p>56.4750000000007</text:p>
          </table:table-cell>
          <table:table-cell table:formula="of:=SQRT(ABS([.$D$2]^2-[.B762]^2))" office:value-type="float" office:value="111.514906514779">
            <text:p>111.514906514779</text:p>
          </table:table-cell>
          <table:table-cell table:formula="of:=([.$C$10]-[.C762])*[.$B$4]" office:value-type="float" office:value="34521.7817221604">
            <text:p>34521.7817221604</text:p>
          </table:table-cell>
          <table:table-cell table:formula="of:=ROUND([.D762])" office:value-type="float" office:value="34522">
            <text:p>34522</text:p>
          </table:table-cell>
          <table:table-cell table:formula="of:=([.$C$8]-([.E762]*[.$C$4]))" office:value-type="float" office:value="111.51484375">
            <text:p>111.51484375</text:p>
          </table:table-cell>
          <table:table-cell table:formula="of:=SQRT(ABS([.$D$2]^2-[.F762]^2))" office:value-type="float" office:value="56.4751239344642">
            <text:p>56.4751239344642</text:p>
          </table:table-cell>
          <table:table-cell table:formula="of:=ABS([.B762]-[.G762])" office:value-type="float" office:value="0.000123934463452713">
            <text:p>0.000123934463452713</text:p>
          </table:table-cell>
          <table:table-cell/>
        </table:table-row>
        <table:table-row table:style-name="ro2">
          <table:table-cell table:formula="of:=[.A762]+[.A$4]" office:value-type="float" office:value="226.200000000003">
            <text:p>226.200000000003</text:p>
          </table:table-cell>
          <table:table-cell table:formula="of:=[.A763]/([.$D$4]*2)" office:value-type="float" office:value="56.5500000000007">
            <text:p>56.5500000000007</text:p>
          </table:table-cell>
          <table:table-cell table:formula="of:=SQRT(ABS([.$D$2]^2-[.B763]^2))" office:value-type="float" office:value="111.476892224353">
            <text:p>111.476892224353</text:p>
          </table:table-cell>
          <table:table-cell table:formula="of:=([.$C$10]-[.C763])*[.$B$4]" office:value-type="float" office:value="34619.0983056522">
            <text:p>34619.0983056522</text:p>
          </table:table-cell>
          <table:table-cell table:formula="of:=ROUND([.D763])" office:value-type="float" office:value="34619">
            <text:p>34619</text:p>
          </table:table-cell>
          <table:table-cell table:formula="of:=([.$C$8]-([.E763]*[.$C$4]))" office:value-type="float" office:value="111.476953125">
            <text:p>111.476953125</text:p>
          </table:table-cell>
          <table:table-cell table:formula="of:=SQRT(ABS([.$D$2]^2-[.F763]^2))" office:value-type="float" office:value="56.5498799465265">
            <text:p>56.5498799465265</text:p>
          </table:table-cell>
          <table:table-cell table:formula="of:=ABS([.B763]-[.G763])" office:value-type="float" office:value="0.000120053474262249">
            <text:p>0.000120053474262249</text:p>
          </table:table-cell>
          <table:table-cell/>
        </table:table-row>
        <table:table-row table:style-name="ro2">
          <table:table-cell table:formula="of:=[.A763]+[.A$4]" office:value-type="float" office:value="226.500000000003">
            <text:p>226.500000000003</text:p>
          </table:table-cell>
          <table:table-cell table:formula="of:=[.A764]/([.$D$4]*2)" office:value-type="float" office:value="56.6250000000007">
            <text:p>56.6250000000007</text:p>
          </table:table-cell>
          <table:table-cell table:formula="of:=SQRT(ABS([.$D$2]^2-[.B764]^2))" office:value-type="float" office:value="111.438814490284">
            <text:p>111.438814490284</text:p>
          </table:table-cell>
          <table:table-cell table:formula="of:=([.$C$10]-[.C764])*[.$B$4]" office:value-type="float" office:value="34716.5773048679">
            <text:p>34716.5773048679</text:p>
          </table:table-cell>
          <table:table-cell table:formula="of:=ROUND([.D764])" office:value-type="float" office:value="34717">
            <text:p>34717</text:p>
          </table:table-cell>
          <table:table-cell table:formula="of:=([.$C$8]-([.E764]*[.$C$4]))" office:value-type="float" office:value="111.438671875">
            <text:p>111.438671875</text:p>
          </table:table-cell>
          <table:table-cell table:formula="of:=SQRT(ABS([.$D$2]^2-[.F764]^2))" office:value-type="float" office:value="56.6252806680557">
            <text:p>56.6252806680557</text:p>
          </table:table-cell>
          <table:table-cell table:formula="of:=ABS([.B764]-[.G764])" office:value-type="float" office:value="0.000280668054998046">
            <text:p>0.000280668054998046</text:p>
          </table:table-cell>
          <table:table-cell/>
        </table:table-row>
        <table:table-row table:style-name="ro2">
          <table:table-cell table:formula="of:=[.A764]+[.A$4]" office:value-type="float" office:value="226.800000000003">
            <text:p>226.800000000003</text:p>
          </table:table-cell>
          <table:table-cell table:formula="of:=[.A765]/([.$D$4]*2)" office:value-type="float" office:value="56.7000000000007">
            <text:p>56.7000000000007</text:p>
          </table:table-cell>
          <table:table-cell table:formula="of:=SQRT(ABS([.$D$2]^2-[.B765]^2))" office:value-type="float" office:value="111.400673247516">
            <text:p>111.400673247516</text:p>
          </table:table-cell>
          <table:table-cell table:formula="of:=([.$C$10]-[.C765])*[.$B$4]" office:value-type="float" office:value="34814.2188863528">
            <text:p>34814.2188863528</text:p>
          </table:table-cell>
          <table:table-cell table:formula="of:=ROUND([.D765])" office:value-type="float" office:value="34814">
            <text:p>34814</text:p>
          </table:table-cell>
          <table:table-cell table:formula="of:=([.$C$8]-([.E765]*[.$C$4]))" office:value-type="float" office:value="111.40078125">
            <text:p>111.40078125</text:p>
          </table:table-cell>
          <table:table-cell table:formula="of:=SQRT(ABS([.$D$2]^2-[.F765]^2))" office:value-type="float" office:value="56.6997878028626">
            <text:p>56.6997878028626</text:p>
          </table:table-cell>
          <table:table-cell table:formula="of:=ABS([.B765]-[.G765])" office:value-type="float" office:value="0.000212197138090175">
            <text:p>0.000212197138090175</text:p>
          </table:table-cell>
          <table:table-cell/>
        </table:table-row>
        <table:table-row table:style-name="ro2">
          <table:table-cell table:formula="of:=[.A765]+[.A$4]" office:value-type="float" office:value="227.100000000003">
            <text:p>227.100000000003</text:p>
          </table:table-cell>
          <table:table-cell table:formula="of:=[.A766]/([.$D$4]*2)" office:value-type="float" office:value="56.7750000000007">
            <text:p>56.7750000000007</text:p>
          </table:table-cell>
          <table:table-cell table:formula="of:=SQRT(ABS([.$D$2]^2-[.B766]^2))" office:value-type="float" office:value="111.362468430795">
            <text:p>111.362468430795</text:p>
          </table:table-cell>
          <table:table-cell table:formula="of:=([.$C$10]-[.C766])*[.$B$4]" office:value-type="float" office:value="34912.0232171584">
            <text:p>34912.0232171584</text:p>
          </table:table-cell>
          <table:table-cell table:formula="of:=ROUND([.D766])" office:value-type="float" office:value="34912">
            <text:p>34912</text:p>
          </table:table-cell>
          <table:table-cell table:formula="of:=([.$C$8]-([.E766]*[.$C$4]))" office:value-type="float" office:value="111.3625">
            <text:p>111.3625</text:p>
          </table:table-cell>
          <table:table-cell table:formula="of:=SQRT(ABS([.$D$2]^2-[.F766]^2))" office:value-type="float" office:value="56.7749380779055">
            <text:p>56.7749380779055</text:p>
          </table:table-cell>
          <table:table-cell table:formula="of:=ABS([.B766]-[.G766])" office:value-type="float" office:value="0.0000619220952486899">
            <text:p>0.0000619220952486899</text:p>
          </table:table-cell>
          <table:table-cell/>
        </table:table-row>
        <table:table-row table:style-name="ro2">
          <table:table-cell table:formula="of:=[.A766]+[.A$4]" office:value-type="float" office:value="227.400000000003">
            <text:p>227.400000000003</text:p>
          </table:table-cell>
          <table:table-cell table:formula="of:=[.A767]/([.$D$4]*2)" office:value-type="float" office:value="56.8500000000007">
            <text:p>56.8500000000007</text:p>
          </table:table-cell>
          <table:table-cell table:formula="of:=SQRT(ABS([.$D$2]^2-[.B767]^2))" office:value-type="float" office:value="111.324199974668">
            <text:p>111.324199974668</text:p>
          </table:table-cell>
          <table:table-cell table:formula="of:=([.$C$10]-[.C767])*[.$B$4]" office:value-type="float" office:value="35009.9904648442">
            <text:p>35009.9904648442</text:p>
          </table:table-cell>
          <table:table-cell table:formula="of:=ROUND([.D767])" office:value-type="float" office:value="35010">
            <text:p>35010</text:p>
          </table:table-cell>
          <table:table-cell table:formula="of:=([.$C$8]-([.E767]*[.$C$4]))" office:value-type="float" office:value="111.32421875">
            <text:p>111.32421875</text:p>
          </table:table-cell>
          <table:table-cell table:formula="of:=SQRT(ABS([.$D$2]^2-[.F767]^2))" office:value-type="float" office:value="56.849963233956">
            <text:p>56.849963233956</text:p>
          </table:table-cell>
          <table:table-cell table:formula="of:=ABS([.B767]-[.G767])" office:value-type="float" office:value="0.0000367660447295748">
            <text:p>0.0000367660447295748</text:p>
          </table:table-cell>
          <table:table-cell/>
        </table:table-row>
        <table:table-row table:style-name="ro2">
          <table:table-cell table:formula="of:=[.A767]+[.A$4]" office:value-type="float" office:value="227.700000000003">
            <text:p>227.700000000003</text:p>
          </table:table-cell>
          <table:table-cell table:formula="of:=[.A768]/([.$D$4]*2)" office:value-type="float" office:value="56.9250000000007">
            <text:p>56.9250000000007</text:p>
          </table:table-cell>
          <table:table-cell table:formula="of:=SQRT(ABS([.$D$2]^2-[.B768]^2))" office:value-type="float" office:value="111.285867813483">
            <text:p>111.285867813483</text:p>
          </table:table-cell>
          <table:table-cell table:formula="of:=([.$C$10]-[.C768])*[.$B$4]" office:value-type="float" office:value="35108.1207974794">
            <text:p>35108.1207974794</text:p>
          </table:table-cell>
          <table:table-cell table:formula="of:=ROUND([.D768])" office:value-type="float" office:value="35108">
            <text:p>35108</text:p>
          </table:table-cell>
          <table:table-cell table:formula="of:=([.$C$8]-([.E768]*[.$C$4]))" office:value-type="float" office:value="111.2859375">
            <text:p>111.2859375</text:p>
          </table:table-cell>
          <table:table-cell table:formula="of:=SQRT(ABS([.$D$2]^2-[.F768]^2))" office:value-type="float" office:value="56.9248637657227">
            <text:p>56.9248637657227</text:p>
          </table:table-cell>
          <table:table-cell table:formula="of:=ABS([.B768]-[.G768])" office:value-type="float" office:value="0.000136234277988478">
            <text:p>0.000136234277988478</text:p>
          </table:table-cell>
          <table:table-cell/>
        </table:table-row>
        <table:table-row table:style-name="ro2">
          <table:table-cell table:formula="of:=[.A768]+[.A$4]" office:value-type="float" office:value="228.000000000003">
            <text:p>228.000000000003</text:p>
          </table:table-cell>
          <table:table-cell table:formula="of:=[.A769]/([.$D$4]*2)" office:value-type="float" office:value="57.0000000000007">
            <text:p>57.0000000000007</text:p>
          </table:table-cell>
          <table:table-cell table:formula="of:=SQRT(ABS([.$D$2]^2-[.B769]^2))" office:value-type="float" office:value="111.247471881387">
            <text:p>111.247471881387</text:p>
          </table:table-cell>
          <table:table-cell table:formula="of:=([.$C$10]-[.C769])*[.$B$4]" office:value-type="float" office:value="35206.414383645">
            <text:p>35206.414383645</text:p>
          </table:table-cell>
          <table:table-cell table:formula="of:=ROUND([.D769])" office:value-type="float" office:value="35206">
            <text:p>35206</text:p>
          </table:table-cell>
          <table:table-cell table:formula="of:=([.$C$8]-([.E769]*[.$C$4]))" office:value-type="float" office:value="111.24765625">
            <text:p>111.24765625</text:p>
          </table:table-cell>
          <table:table-cell table:formula="of:=SQRT(ABS([.$D$2]^2-[.F769]^2))" office:value-type="float" office:value="56.9996401644943">
            <text:p>56.9996401644943</text:p>
          </table:table-cell>
          <table:table-cell table:formula="of:=ABS([.B769]-[.G769])" office:value-type="float" office:value="0.000359835506415607">
            <text:p>0.000359835506415607</text:p>
          </table:table-cell>
          <table:table-cell/>
        </table:table-row>
        <table:table-row table:style-name="ro2">
          <table:table-cell table:formula="of:=[.A769]+[.A$4]" office:value-type="float" office:value="228.300000000003">
            <text:p>228.300000000003</text:p>
          </table:table-cell>
          <table:table-cell table:formula="of:=[.A770]/([.$D$4]*2)" office:value-type="float" office:value="57.0750000000007">
            <text:p>57.0750000000007</text:p>
          </table:table-cell>
          <table:table-cell table:formula="of:=SQRT(ABS([.$D$2]^2-[.B770]^2))" office:value-type="float" office:value="111.209012112328">
            <text:p>111.209012112328</text:p>
          </table:table-cell>
          <table:table-cell table:formula="of:=([.$C$10]-[.C770])*[.$B$4]" office:value-type="float" office:value="35304.8713924352">
            <text:p>35304.8713924352</text:p>
          </table:table-cell>
          <table:table-cell table:formula="of:=ROUND([.D770])" office:value-type="float" office:value="35305">
            <text:p>35305</text:p>
          </table:table-cell>
          <table:table-cell table:formula="of:=([.$C$8]-([.E770]*[.$C$4]))" office:value-type="float" office:value="111.208984375">
            <text:p>111.208984375</text:p>
          </table:table-cell>
          <table:table-cell table:formula="of:=SQRT(ABS([.$D$2]^2-[.F770]^2))" office:value-type="float" office:value="57.0750540453621">
            <text:p>57.0750540453621</text:p>
          </table:table-cell>
          <table:table-cell table:formula="of:=ABS([.B770]-[.G770])" office:value-type="float" office:value="0.0000540453613737668">
            <text:p>0.0000540453613737668</text:p>
          </table:table-cell>
          <table:table-cell/>
        </table:table-row>
        <table:table-row table:style-name="ro2">
          <table:table-cell table:formula="of:=[.A770]+[.A$4]" office:value-type="float" office:value="228.600000000003">
            <text:p>228.600000000003</text:p>
          </table:table-cell>
          <table:table-cell table:formula="of:=[.A771]/([.$D$4]*2)" office:value-type="float" office:value="57.1500000000007">
            <text:p>57.1500000000007</text:p>
          </table:table-cell>
          <table:table-cell table:formula="of:=SQRT(ABS([.$D$2]^2-[.B771]^2))" office:value-type="float" office:value="111.170488440053">
            <text:p>111.170488440053</text:p>
          </table:table-cell>
          <table:table-cell table:formula="of:=([.$C$10]-[.C771])*[.$B$4]" office:value-type="float" office:value="35403.4919934596">
            <text:p>35403.4919934596</text:p>
          </table:table-cell>
          <table:table-cell table:formula="of:=ROUND([.D771])" office:value-type="float" office:value="35403">
            <text:p>35403</text:p>
          </table:table-cell>
          <table:table-cell table:formula="of:=([.$C$8]-([.E771]*[.$C$4]))" office:value-type="float" office:value="111.170703125">
            <text:p>111.170703125</text:p>
          </table:table-cell>
          <table:table-cell table:formula="of:=SQRT(ABS([.$D$2]^2-[.F771]^2))" office:value-type="float" office:value="57.1495823842407">
            <text:p>57.1495823842407</text:p>
          </table:table-cell>
          <table:table-cell table:formula="of:=ABS([.B771]-[.G771])" office:value-type="float" office:value="0.000417615760042622">
            <text:p>0.000417615760042622</text:p>
          </table:table-cell>
          <table:table-cell/>
        </table:table-row>
        <table:table-row table:style-name="ro2">
          <table:table-cell table:formula="of:=[.A771]+[.A$4]" office:value-type="float" office:value="228.900000000003">
            <text:p>228.900000000003</text:p>
          </table:table-cell>
          <table:table-cell table:formula="of:=[.A772]/([.$D$4]*2)" office:value-type="float" office:value="57.2250000000007">
            <text:p>57.2250000000007</text:p>
          </table:table-cell>
          <table:table-cell table:formula="of:=SQRT(ABS([.$D$2]^2-[.B772]^2))" office:value-type="float" office:value="111.131900798105">
            <text:p>111.131900798105</text:p>
          </table:table-cell>
          <table:table-cell table:formula="of:=([.$C$10]-[.C772])*[.$B$4]" office:value-type="float" office:value="35502.2763568453">
            <text:p>35502.2763568453</text:p>
          </table:table-cell>
          <table:table-cell table:formula="of:=ROUND([.D772])" office:value-type="float" office:value="35502">
            <text:p>35502</text:p>
          </table:table-cell>
          <table:table-cell table:formula="of:=([.$C$8]-([.E772]*[.$C$4]))" office:value-type="float" office:value="111.13203125">
            <text:p>111.13203125</text:p>
          </table:table-cell>
          <table:table-cell table:formula="of:=SQRT(ABS([.$D$2]^2-[.F772]^2))" office:value-type="float" office:value="57.2247466595443">
            <text:p>57.2247466595443</text:p>
          </table:table-cell>
          <table:table-cell table:formula="of:=ABS([.B772]-[.G772])" office:value-type="float" office:value="0.000253340456460194">
            <text:p>0.000253340456460194</text:p>
          </table:table-cell>
          <table:table-cell/>
        </table:table-row>
        <table:table-row table:style-name="ro2">
          <table:table-cell table:formula="of:=[.A772]+[.A$4]" office:value-type="float" office:value="229.200000000003">
            <text:p>229.200000000003</text:p>
          </table:table-cell>
          <table:table-cell table:formula="of:=[.A773]/([.$D$4]*2)" office:value-type="float" office:value="57.3000000000007">
            <text:p>57.3000000000007</text:p>
          </table:table-cell>
          <table:table-cell table:formula="of:=SQRT(ABS([.$D$2]^2-[.B773]^2))" office:value-type="float" office:value="111.093249119827">
            <text:p>111.093249119827</text:p>
          </table:table-cell>
          <table:table-cell table:formula="of:=([.$C$10]-[.C773])*[.$B$4]" office:value-type="float" office:value="35601.224653238">
            <text:p>35601.224653238</text:p>
          </table:table-cell>
          <table:table-cell table:formula="of:=ROUND([.D773])" office:value-type="float" office:value="35601">
            <text:p>35601</text:p>
          </table:table-cell>
          <table:table-cell table:formula="of:=([.$C$8]-([.E773]*[.$C$4]))" office:value-type="float" office:value="111.093359375">
            <text:p>111.093359375</text:p>
          </table:table-cell>
          <table:table-cell table:formula="of:=SQRT(ABS([.$D$2]^2-[.F773]^2))" office:value-type="float" office:value="57.2997862367487">
            <text:p>57.2997862367487</text:p>
          </table:table-cell>
          <table:table-cell table:formula="of:=ABS([.B773]-[.G773])" office:value-type="float" office:value="0.000213763252027377">
            <text:p>0.000213763252027377</text:p>
          </table:table-cell>
          <table:table-cell/>
        </table:table-row>
        <table:table-row table:style-name="ro2">
          <table:table-cell table:formula="of:=[.A773]+[.A$4]" office:value-type="float" office:value="229.500000000003">
            <text:p>229.500000000003</text:p>
          </table:table-cell>
          <table:table-cell table:formula="of:=[.A774]/([.$D$4]*2)" office:value-type="float" office:value="57.3750000000007">
            <text:p>57.3750000000007</text:p>
          </table:table-cell>
          <table:table-cell table:formula="of:=SQRT(ABS([.$D$2]^2-[.B774]^2))" office:value-type="float" office:value="111.054533338356">
            <text:p>111.054533338356</text:p>
          </table:table-cell>
          <table:table-cell table:formula="of:=([.$C$10]-[.C774])*[.$B$4]" office:value-type="float" office:value="35700.3370538047">
            <text:p>35700.3370538047</text:p>
          </table:table-cell>
          <table:table-cell table:formula="of:=ROUND([.D774])" office:value-type="float" office:value="35700">
            <text:p>35700</text:p>
          </table:table-cell>
          <table:table-cell table:formula="of:=([.$C$8]-([.E774]*[.$C$4]))" office:value-type="float" office:value="111.0546875">
            <text:p>111.0546875</text:p>
          </table:table-cell>
          <table:table-cell table:formula="of:=SQRT(ABS([.$D$2]^2-[.F774]^2))" office:value-type="float" office:value="57.3747016051268">
            <text:p>57.3747016051268</text:p>
          </table:table-cell>
          <table:table-cell table:formula="of:=ABS([.B774]-[.G774])" office:value-type="float" office:value="0.000298394873908592">
            <text:p>0.000298394873908592</text:p>
          </table:table-cell>
          <table:table-cell/>
        </table:table-row>
        <table:table-row table:style-name="ro2">
          <table:table-cell table:formula="of:=[.A774]+[.A$4]" office:value-type="float" office:value="229.800000000003">
            <text:p>229.800000000003</text:p>
          </table:table-cell>
          <table:table-cell table:formula="of:=[.A775]/([.$D$4]*2)" office:value-type="float" office:value="57.4500000000008">
            <text:p>57.4500000000008</text:p>
          </table:table-cell>
          <table:table-cell table:formula="of:=SQRT(ABS([.$D$2]^2-[.B775]^2))" office:value-type="float" office:value="111.015753386625">
            <text:p>111.015753386625</text:p>
          </table:table-cell>
          <table:table-cell table:formula="of:=([.$C$10]-[.C775])*[.$B$4]" office:value-type="float" office:value="35799.6137302351">
            <text:p>35799.6137302351</text:p>
          </table:table-cell>
          <table:table-cell table:formula="of:=ROUND([.D775])" office:value-type="float" office:value="35800">
            <text:p>35800</text:p>
          </table:table-cell>
          <table:table-cell table:formula="of:=([.$C$8]-([.E775]*[.$C$4]))" office:value-type="float" office:value="111.015625">
            <text:p>111.015625</text:p>
          </table:table-cell>
          <table:table-cell table:formula="of:=SQRT(ABS([.$D$2]^2-[.F775]^2))" office:value-type="float" office:value="57.4502480922352">
            <text:p>57.4502480922352</text:p>
          </table:table-cell>
          <table:table-cell table:formula="of:=ABS([.B775]-[.G775])" office:value-type="float" office:value="0.000248092234457431">
            <text:p>0.000248092234457431</text:p>
          </table:table-cell>
          <table:table-cell/>
        </table:table-row>
        <table:table-row table:style-name="ro2">
          <table:table-cell table:formula="of:=[.A775]+[.A$4]" office:value-type="float" office:value="230.100000000003">
            <text:p>230.100000000003</text:p>
          </table:table-cell>
          <table:table-cell table:formula="of:=[.A776]/([.$D$4]*2)" office:value-type="float" office:value="57.5250000000008">
            <text:p>57.5250000000008</text:p>
          </table:table-cell>
          <table:table-cell table:formula="of:=SQRT(ABS([.$D$2]^2-[.B776]^2))" office:value-type="float" office:value="110.976909197364">
            <text:p>110.976909197364</text:p>
          </table:table-cell>
          <table:table-cell table:formula="of:=([.$C$10]-[.C776])*[.$B$4]" office:value-type="float" office:value="35899.0548547437">
            <text:p>35899.0548547437</text:p>
          </table:table-cell>
          <table:table-cell table:formula="of:=ROUND([.D776])" office:value-type="float" office:value="35899">
            <text:p>35899</text:p>
          </table:table-cell>
          <table:table-cell table:formula="of:=([.$C$8]-([.E776]*[.$C$4]))" office:value-type="float" office:value="110.976953125">
            <text:p>110.976953125</text:p>
          </table:table-cell>
          <table:table-cell table:formula="of:=SQRT(ABS([.$D$2]^2-[.F776]^2))" office:value-type="float" office:value="57.5249152549707">
            <text:p>57.5249152549707</text:p>
          </table:table-cell>
          <table:table-cell table:formula="of:=ABS([.B776]-[.G776])" office:value-type="float" office:value="0.0000847450301009189">
            <text:p>0.0000847450301009189</text:p>
          </table:table-cell>
          <table:table-cell/>
        </table:table-row>
        <table:table-row table:style-name="ro2">
          <table:table-cell table:formula="of:=[.A776]+[.A$4]" office:value-type="float" office:value="230.400000000003">
            <text:p>230.400000000003</text:p>
          </table:table-cell>
          <table:table-cell table:formula="of:=[.A777]/([.$D$4]*2)" office:value-type="float" office:value="57.6000000000008">
            <text:p>57.6000000000008</text:p>
          </table:table-cell>
          <table:table-cell table:formula="of:=SQRT(ABS([.$D$2]^2-[.B777]^2))" office:value-type="float" office:value="110.938000703095">
            <text:p>110.938000703095</text:p>
          </table:table-cell>
          <table:table-cell table:formula="of:=([.$C$10]-[.C777])*[.$B$4]" office:value-type="float" office:value="35998.6606000716">
            <text:p>35998.6606000716</text:p>
          </table:table-cell>
          <table:table-cell table:formula="of:=ROUND([.D777])" office:value-type="float" office:value="35999">
            <text:p>35999</text:p>
          </table:table-cell>
          <table:table-cell table:formula="of:=([.$C$8]-([.E777]*[.$C$4]))" office:value-type="float" office:value="110.937890625">
            <text:p>110.937890625</text:p>
          </table:table-cell>
          <table:table-cell table:formula="of:=SQRT(ABS([.$D$2]^2-[.F777]^2))" office:value-type="float" office:value="57.6002120106822">
            <text:p>57.6002120106822</text:p>
          </table:table-cell>
          <table:table-cell table:formula="of:=ABS([.B777]-[.G777])" office:value-type="float" office:value="0.000212010681451602">
            <text:p>0.000212010681451602</text:p>
          </table:table-cell>
          <table:table-cell/>
        </table:table-row>
        <table:table-row table:style-name="ro2">
          <table:table-cell table:formula="of:=[.A777]+[.A$4]" office:value-type="float" office:value="230.700000000003">
            <text:p>230.700000000003</text:p>
          </table:table-cell>
          <table:table-cell table:formula="of:=[.A778]/([.$D$4]*2)" office:value-type="float" office:value="57.6750000000008">
            <text:p>57.6750000000008</text:p>
          </table:table-cell>
          <table:table-cell table:formula="of:=SQRT(ABS([.$D$2]^2-[.B778]^2))" office:value-type="float" office:value="110.899027836135">
            <text:p>110.899027836135</text:p>
          </table:table-cell>
          <table:table-cell table:formula="of:=([.$C$10]-[.C778])*[.$B$4]" office:value-type="float" office:value="36098.4311394885">
            <text:p>36098.4311394885</text:p>
          </table:table-cell>
          <table:table-cell table:formula="of:=ROUND([.D778])" office:value-type="float" office:value="36098">
            <text:p>36098</text:p>
          </table:table-cell>
          <table:table-cell table:formula="of:=([.$C$8]-([.E778]*[.$C$4]))" office:value-type="float" office:value="110.89921875">
            <text:p>110.89921875</text:p>
          </table:table-cell>
          <table:table-cell table:formula="of:=SQRT(ABS([.$D$2]^2-[.F778]^2))" office:value-type="float" office:value="57.674632904247">
            <text:p>57.674632904247</text:p>
          </table:table-cell>
          <table:table-cell table:formula="of:=ABS([.B778]-[.G778])" office:value-type="float" office:value="0.000367095753787794">
            <text:p>0.000367095753787794</text:p>
          </table:table-cell>
          <table:table-cell/>
        </table:table-row>
        <table:table-row table:style-name="ro2">
          <table:table-cell table:formula="of:=[.A778]+[.A$4]" office:value-type="float" office:value="231.000000000003">
            <text:p>231.000000000003</text:p>
          </table:table-cell>
          <table:table-cell table:formula="of:=[.A779]/([.$D$4]*2)" office:value-type="float" office:value="57.7500000000008">
            <text:p>57.7500000000008</text:p>
          </table:table-cell>
          <table:table-cell table:formula="of:=SQRT(ABS([.$D$2]^2-[.B779]^2))" office:value-type="float" office:value="110.859990528594">
            <text:p>110.859990528594</text:p>
          </table:table-cell>
          <table:table-cell table:formula="of:=([.$C$10]-[.C779])*[.$B$4]" office:value-type="float" office:value="36198.3666467946">
            <text:p>36198.3666467946</text:p>
          </table:table-cell>
          <table:table-cell table:formula="of:=ROUND([.D779])" office:value-type="float" office:value="36198">
            <text:p>36198</text:p>
          </table:table-cell>
          <table:table-cell table:formula="of:=([.$C$8]-([.E779]*[.$C$4]))" office:value-type="float" office:value="110.86015625">
            <text:p>110.86015625</text:p>
          </table:table-cell>
          <table:table-cell table:formula="of:=SQRT(ABS([.$D$2]^2-[.F779]^2))" office:value-type="float" office:value="57.7496818712067">
            <text:p>57.7496818712067</text:p>
          </table:table-cell>
          <table:table-cell table:formula="of:=ABS([.B779]-[.G779])" office:value-type="float" office:value="0.000318128794020822">
            <text:p>0.000318128794020822</text:p>
          </table:table-cell>
          <table:table-cell/>
        </table:table-row>
        <table:table-row table:style-name="ro2">
          <table:table-cell table:formula="of:=[.A779]+[.A$4]" office:value-type="float" office:value="231.300000000003">
            <text:p>231.300000000003</text:p>
          </table:table-cell>
          <table:table-cell table:formula="of:=[.A780]/([.$D$4]*2)" office:value-type="float" office:value="57.8250000000008">
            <text:p>57.8250000000008</text:p>
          </table:table-cell>
          <table:table-cell table:formula="of:=SQRT(ABS([.$D$2]^2-[.B780]^2))" office:value-type="float" office:value="110.820888712372">
            <text:p>110.820888712372</text:p>
          </table:table-cell>
          <table:table-cell table:formula="of:=([.$C$10]-[.C780])*[.$B$4]" office:value-type="float" office:value="36298.4672963228">
            <text:p>36298.4672963228</text:p>
          </table:table-cell>
          <table:table-cell table:formula="of:=ROUND([.D780])" office:value-type="float" office:value="36298">
            <text:p>36298</text:p>
          </table:table-cell>
          <table:table-cell table:formula="of:=([.$C$8]-([.E780]*[.$C$4]))" office:value-type="float" office:value="110.82109375">
            <text:p>110.82109375</text:p>
          </table:table-cell>
          <table:table-cell table:formula="of:=SQRT(ABS([.$D$2]^2-[.F780]^2))" office:value-type="float" office:value="57.8246070462542">
            <text:p>57.8246070462542</text:p>
          </table:table-cell>
          <table:table-cell table:formula="of:=ABS([.B780]-[.G780])" office:value-type="float" office:value="0.000392953746576552">
            <text:p>0.000392953746576552</text:p>
          </table:table-cell>
          <table:table-cell/>
        </table:table-row>
        <table:table-row table:style-name="ro2">
          <table:table-cell table:formula="of:=[.A780]+[.A$4]" office:value-type="float" office:value="231.600000000003">
            <text:p>231.600000000003</text:p>
          </table:table-cell>
          <table:table-cell table:formula="of:=[.A781]/([.$D$4]*2)" office:value-type="float" office:value="57.9000000000008">
            <text:p>57.9000000000008</text:p>
          </table:table-cell>
          <table:table-cell table:formula="of:=SQRT(ABS([.$D$2]^2-[.B781]^2))" office:value-type="float" office:value="110.781722319162">
            <text:p>110.781722319162</text:p>
          </table:table-cell>
          <table:table-cell table:formula="of:=([.$C$10]-[.C781])*[.$B$4]" office:value-type="float" office:value="36398.7332629402">
            <text:p>36398.7332629402</text:p>
          </table:table-cell>
          <table:table-cell table:formula="of:=ROUND([.D781])" office:value-type="float" office:value="36399">
            <text:p>36399</text:p>
          </table:table-cell>
          <table:table-cell table:formula="of:=([.$C$8]-([.E781]*[.$C$4]))" office:value-type="float" office:value="110.781640625">
            <text:p>110.781640625</text:p>
          </table:table-cell>
          <table:table-cell table:formula="of:=SQRT(ABS([.$D$2]^2-[.F781]^2))" office:value-type="float" office:value="57.9001563075036">
            <text:p>57.9001563075036</text:p>
          </table:table-cell>
          <table:table-cell table:formula="of:=ABS([.B781]-[.G781])" office:value-type="float" office:value="0.000156307502855668">
            <text:p>0.000156307502855668</text:p>
          </table:table-cell>
          <table:table-cell/>
        </table:table-row>
        <table:table-row table:style-name="ro2">
          <table:table-cell table:formula="of:=[.A781]+[.A$4]" office:value-type="float" office:value="231.900000000003">
            <text:p>231.900000000003</text:p>
          </table:table-cell>
          <table:table-cell table:formula="of:=[.A782]/([.$D$4]*2)" office:value-type="float" office:value="57.9750000000008">
            <text:p>57.9750000000008</text:p>
          </table:table-cell>
          <table:table-cell table:formula="of:=SQRT(ABS([.$D$2]^2-[.B782]^2))" office:value-type="float" office:value="110.742491280447">
            <text:p>110.742491280447</text:p>
          </table:table-cell>
          <table:table-cell table:formula="of:=([.$C$10]-[.C782])*[.$B$4]" office:value-type="float" office:value="36499.1647220502">
            <text:p>36499.1647220502</text:p>
          </table:table-cell>
          <table:table-cell table:formula="of:=ROUND([.D782])" office:value-type="float" office:value="36499">
            <text:p>36499</text:p>
          </table:table-cell>
          <table:table-cell table:formula="of:=([.$C$8]-([.E782]*[.$C$4]))" office:value-type="float" office:value="110.742578125">
            <text:p>110.742578125</text:p>
          </table:table-cell>
          <table:table-cell table:formula="of:=SQRT(ABS([.$D$2]^2-[.F782]^2))" office:value-type="float" office:value="57.9748341112614">
            <text:p>57.9748341112614</text:p>
          </table:table-cell>
          <table:table-cell table:formula="of:=ABS([.B782]-[.G782])" office:value-type="float" office:value="0.000165888739410036">
            <text:p>0.000165888739410036</text:p>
          </table:table-cell>
          <table:table-cell/>
        </table:table-row>
        <table:table-row table:style-name="ro2">
          <table:table-cell table:formula="of:=[.A782]+[.A$4]" office:value-type="float" office:value="232.200000000003">
            <text:p>232.200000000003</text:p>
          </table:table-cell>
          <table:table-cell table:formula="of:=[.A783]/([.$D$4]*2)" office:value-type="float" office:value="58.0500000000008">
            <text:p>58.0500000000008</text:p>
          </table:table-cell>
          <table:table-cell table:formula="of:=SQRT(ABS([.$D$2]^2-[.B783]^2))" office:value-type="float" office:value="110.7031955275">
            <text:p>110.7031955275</text:p>
          </table:table-cell>
          <table:table-cell table:formula="of:=([.$C$10]-[.C783])*[.$B$4]" office:value-type="float" office:value="36599.7618495946">
            <text:p>36599.7618495946</text:p>
          </table:table-cell>
          <table:table-cell table:formula="of:=ROUND([.D783])" office:value-type="float" office:value="36600">
            <text:p>36600</text:p>
          </table:table-cell>
          <table:table-cell table:formula="of:=([.$C$8]-([.E783]*[.$C$4]))" office:value-type="float" office:value="110.703125">
            <text:p>110.703125</text:p>
          </table:table-cell>
          <table:table-cell table:formula="of:=SQRT(ABS([.$D$2]^2-[.F783]^2))" office:value-type="float" office:value="58.050134497987">
            <text:p>58.050134497987</text:p>
          </table:table-cell>
          <table:table-cell table:formula="of:=ABS([.B783]-[.G783])" office:value-type="float" office:value="0.000134497986181259">
            <text:p>0.000134497986181259</text:p>
          </table:table-cell>
          <table:table-cell/>
        </table:table-row>
        <table:table-row table:style-name="ro2">
          <table:table-cell table:formula="of:=[.A783]+[.A$4]" office:value-type="float" office:value="232.500000000003">
            <text:p>232.500000000003</text:p>
          </table:table-cell>
          <table:table-cell table:formula="of:=[.A784]/([.$D$4]*2)" office:value-type="float" office:value="58.1250000000008">
            <text:p>58.1250000000008</text:p>
          </table:table-cell>
          <table:table-cell table:formula="of:=SQRT(ABS([.$D$2]^2-[.B784]^2))" office:value-type="float" office:value="110.663834991382">
            <text:p>110.663834991382</text:p>
          </table:table-cell>
          <table:table-cell table:formula="of:=([.$C$10]-[.C784])*[.$B$4]" office:value-type="float" office:value="36700.5248220559">
            <text:p>36700.5248220559</text:p>
          </table:table-cell>
          <table:table-cell table:formula="of:=ROUND([.D784])" office:value-type="float" office:value="36701">
            <text:p>36701</text:p>
          </table:table-cell>
          <table:table-cell table:formula="of:=([.$C$8]-([.E784]*[.$C$4]))" office:value-type="float" office:value="110.663671875">
            <text:p>110.663671875</text:p>
          </table:table-cell>
          <table:table-cell table:formula="of:=SQRT(ABS([.$D$2]^2-[.F784]^2))" office:value-type="float" office:value="58.1253105552334">
            <text:p>58.1253105552334</text:p>
          </table:table-cell>
          <table:table-cell table:formula="of:=ABS([.B784]-[.G784])" office:value-type="float" office:value="0.000310555232665877">
            <text:p>0.000310555232665877</text:p>
          </table:table-cell>
          <table:table-cell/>
        </table:table-row>
        <table:table-row table:style-name="ro2">
          <table:table-cell table:formula="of:=[.A784]+[.A$4]" office:value-type="float" office:value="232.800000000003">
            <text:p>232.800000000003</text:p>
          </table:table-cell>
          <table:table-cell table:formula="of:=[.A785]/([.$D$4]*2)" office:value-type="float" office:value="58.2000000000008">
            <text:p>58.2000000000008</text:p>
          </table:table-cell>
          <table:table-cell table:formula="of:=SQRT(ABS([.$D$2]^2-[.B785]^2))" office:value-type="float" office:value="110.624409602944">
            <text:p>110.624409602944</text:p>
          </table:table-cell>
          <table:table-cell table:formula="of:=([.$C$10]-[.C785])*[.$B$4]" office:value-type="float" office:value="36801.4538164584">
            <text:p>36801.4538164584</text:p>
          </table:table-cell>
          <table:table-cell table:formula="of:=ROUND([.D785])" office:value-type="float" office:value="36801">
            <text:p>36801</text:p>
          </table:table-cell>
          <table:table-cell table:formula="of:=([.$C$8]-([.E785]*[.$C$4]))" office:value-type="float" office:value="110.624609375">
            <text:p>110.624609375</text:p>
          </table:table-cell>
          <table:table-cell table:formula="of:=SQRT(ABS([.$D$2]^2-[.F785]^2))" office:value-type="float" office:value="58.1996202790762">
            <text:p>58.1996202790762</text:p>
          </table:table-cell>
          <table:table-cell table:formula="of:=ABS([.B785]-[.G785])" office:value-type="float" office:value="0.000379720924556182">
            <text:p>0.000379720924556182</text:p>
          </table:table-cell>
          <table:table-cell/>
        </table:table-row>
        <table:table-row table:style-name="ro2">
          <table:table-cell table:formula="of:=[.A785]+[.A$4]" office:value-type="float" office:value="233.100000000003">
            <text:p>233.100000000003</text:p>
          </table:table-cell>
          <table:table-cell table:formula="of:=[.A786]/([.$D$4]*2)" office:value-type="float" office:value="58.2750000000008">
            <text:p>58.2750000000008</text:p>
          </table:table-cell>
          <table:table-cell table:formula="of:=SQRT(ABS([.$D$2]^2-[.B786]^2))" office:value-type="float" office:value="110.584919292822">
            <text:p>110.584919292822</text:p>
          </table:table-cell>
          <table:table-cell table:formula="of:=([.$C$10]-[.C786])*[.$B$4]" office:value-type="float" office:value="36902.549010371">
            <text:p>36902.549010371</text:p>
          </table:table-cell>
          <table:table-cell table:formula="of:=ROUND([.D786])" office:value-type="float" office:value="36903">
            <text:p>36903</text:p>
          </table:table-cell>
          <table:table-cell table:formula="of:=([.$C$8]-([.E786]*[.$C$4]))" office:value-type="float" office:value="110.584765625">
            <text:p>110.584765625</text:p>
          </table:table-cell>
          <table:table-cell table:formula="of:=SQRT(ABS([.$D$2]^2-[.F786]^2))" office:value-type="float" office:value="58.2752916051376">
            <text:p>58.2752916051376</text:p>
          </table:table-cell>
          <table:table-cell table:formula="of:=ABS([.B786]-[.G786])" office:value-type="float" office:value="0.000291605136794715">
            <text:p>0.000291605136794715</text:p>
          </table:table-cell>
          <table:table-cell/>
        </table:table-row>
        <table:table-row table:style-name="ro2">
          <table:table-cell table:formula="of:=[.A786]+[.A$4]" office:value-type="float" office:value="233.400000000003">
            <text:p>233.400000000003</text:p>
          </table:table-cell>
          <table:table-cell table:formula="of:=[.A787]/([.$D$4]*2)" office:value-type="float" office:value="58.3500000000008">
            <text:p>58.3500000000008</text:p>
          </table:table-cell>
          <table:table-cell table:formula="of:=SQRT(ABS([.$D$2]^2-[.B787]^2))" office:value-type="float" office:value="110.54536399144">
            <text:p>110.54536399144</text:p>
          </table:table-cell>
          <table:table-cell table:formula="of:=([.$C$10]-[.C787])*[.$B$4]" office:value-type="float" office:value="37003.810581909">
            <text:p>37003.810581909</text:p>
          </table:table-cell>
          <table:table-cell table:formula="of:=ROUND([.D787])" office:value-type="float" office:value="37004">
            <text:p>37004</text:p>
          </table:table-cell>
          <table:table-cell table:formula="of:=([.$C$8]-([.E787]*[.$C$4]))" office:value-type="float" office:value="110.5453125">
            <text:p>110.5453125</text:p>
          </table:table-cell>
          <table:table-cell table:formula="of:=SQRT(ABS([.$D$2]^2-[.F787]^2))" office:value-type="float" office:value="58.3500975515666">
            <text:p>58.3500975515666</text:p>
          </table:table-cell>
          <table:table-cell table:formula="of:=ABS([.B787]-[.G787])" office:value-type="float" office:value="0.0000975515658652171">
            <text:p>0.0000975515658652171</text:p>
          </table:table-cell>
          <table:table-cell/>
        </table:table-row>
        <table:table-row table:style-name="ro2">
          <table:table-cell table:formula="of:=[.A787]+[.A$4]" office:value-type="float" office:value="233.700000000003">
            <text:p>233.700000000003</text:p>
          </table:table-cell>
          <table:table-cell table:formula="of:=[.A788]/([.$D$4]*2)" office:value-type="float" office:value="58.4250000000008">
            <text:p>58.4250000000008</text:p>
          </table:table-cell>
          <table:table-cell table:formula="of:=SQRT(ABS([.$D$2]^2-[.B788]^2))" office:value-type="float" office:value="110.505743629007">
            <text:p>110.505743629007</text:p>
          </table:table-cell>
          <table:table-cell table:formula="of:=([.$C$10]-[.C788])*[.$B$4]" office:value-type="float" office:value="37105.2387097359">
            <text:p>37105.2387097359</text:p>
          </table:table-cell>
          <table:table-cell table:formula="of:=ROUND([.D788])" office:value-type="float" office:value="37105">
            <text:p>37105</text:p>
          </table:table-cell>
          <table:table-cell table:formula="of:=([.$C$8]-([.E788]*[.$C$4]))" office:value-type="float" office:value="110.505859375">
            <text:p>110.505859375</text:p>
          </table:table-cell>
          <table:table-cell table:formula="of:=SQRT(ABS([.$D$2]^2-[.F788]^2))" office:value-type="float" office:value="58.4247810761215">
            <text:p>58.4247810761215</text:p>
          </table:table-cell>
          <table:table-cell table:formula="of:=ABS([.B788]-[.G788])" office:value-type="float" office:value="0.000218923879288013">
            <text:p>0.000218923879288013</text:p>
          </table:table-cell>
          <table:table-cell/>
        </table:table-row>
        <table:table-row table:style-name="ro2">
          <table:table-cell table:formula="of:=[.A788]+[.A$4]" office:value-type="float" office:value="234.000000000003">
            <text:p>234.000000000003</text:p>
          </table:table-cell>
          <table:table-cell table:formula="of:=[.A789]/([.$D$4]*2)" office:value-type="float" office:value="58.5000000000008">
            <text:p>58.5000000000008</text:p>
          </table:table-cell>
          <table:table-cell table:formula="of:=SQRT(ABS([.$D$2]^2-[.B789]^2))" office:value-type="float" office:value="110.466058135519">
            <text:p>110.466058135519</text:p>
          </table:table-cell>
          <table:table-cell table:formula="of:=([.$C$10]-[.C789])*[.$B$4]" office:value-type="float" office:value="37206.8335730657">
            <text:p>37206.8335730657</text:p>
          </table:table-cell>
          <table:table-cell table:formula="of:=ROUND([.D789])" office:value-type="float" office:value="37207">
            <text:p>37207</text:p>
          </table:table-cell>
          <table:table-cell table:formula="of:=([.$C$8]-([.E789]*[.$C$4]))" office:value-type="float" office:value="110.466015625">
            <text:p>110.466015625</text:p>
          </table:table-cell>
          <table:table-cell table:formula="of:=SQRT(ABS([.$D$2]^2-[.F789]^2))" office:value-type="float" office:value="58.5000802729129">
            <text:p>58.5000802729129</text:p>
          </table:table-cell>
          <table:table-cell table:formula="of:=ABS([.B789]-[.G789])" office:value-type="float" office:value="0.0000802729121360812">
            <text:p>0.0000802729121360812</text:p>
          </table:table-cell>
          <table:table-cell/>
        </table:table-row>
        <table:table-row table:style-name="ro2">
          <table:table-cell table:formula="of:=[.A789]+[.A$4]" office:value-type="float" office:value="234.300000000003">
            <text:p>234.300000000003</text:p>
          </table:table-cell>
          <table:table-cell table:formula="of:=[.A790]/([.$D$4]*2)" office:value-type="float" office:value="58.5750000000008">
            <text:p>58.5750000000008</text:p>
          </table:table-cell>
          <table:table-cell table:formula="of:=SQRT(ABS([.$D$2]^2-[.B790]^2))" office:value-type="float" office:value="110.426307440754">
            <text:p>110.426307440754</text:p>
          </table:table-cell>
          <table:table-cell table:formula="of:=([.$C$10]-[.C790])*[.$B$4]" office:value-type="float" office:value="37308.5953516648">
            <text:p>37308.5953516648</text:p>
          </table:table-cell>
          <table:table-cell table:formula="of:=ROUND([.D790])" office:value-type="float" office:value="37309">
            <text:p>37309</text:p>
          </table:table-cell>
          <table:table-cell table:formula="of:=([.$C$8]-([.E790]*[.$C$4]))" office:value-type="float" office:value="110.426171875">
            <text:p>110.426171875</text:p>
          </table:table-cell>
          <table:table-cell table:formula="of:=SQRT(ABS([.$D$2]^2-[.F790]^2))" office:value-type="float" office:value="58.5752555695061">
            <text:p>58.5752555695061</text:p>
          </table:table-cell>
          <table:table-cell table:formula="of:=ABS([.B790]-[.G790])" office:value-type="float" office:value="0.000255569505348774">
            <text:p>0.000255569505348774</text:p>
          </table:table-cell>
          <table:table-cell/>
        </table:table-row>
        <table:table-row table:style-name="ro2">
          <table:table-cell table:formula="of:=[.A790]+[.A$4]" office:value-type="float" office:value="234.600000000003">
            <text:p>234.600000000003</text:p>
          </table:table-cell>
          <table:table-cell table:formula="of:=[.A791]/([.$D$4]*2)" office:value-type="float" office:value="58.6500000000008">
            <text:p>58.6500000000008</text:p>
          </table:table-cell>
          <table:table-cell table:formula="of:=SQRT(ABS([.$D$2]^2-[.B791]^2))" office:value-type="float" office:value="110.386491474274">
            <text:p>110.386491474274</text:p>
          </table:table-cell>
          <table:table-cell table:formula="of:=([.$C$10]-[.C791])*[.$B$4]" office:value-type="float" office:value="37410.5242258541">
            <text:p>37410.5242258541</text:p>
          </table:table-cell>
          <table:table-cell table:formula="of:=ROUND([.D791])" office:value-type="float" office:value="37411">
            <text:p>37411</text:p>
          </table:table-cell>
          <table:table-cell table:formula="of:=([.$C$8]-([.E791]*[.$C$4]))" office:value-type="float" office:value="110.386328125">
            <text:p>110.386328125</text:p>
          </table:table-cell>
          <table:table-cell table:formula="of:=SQRT(ABS([.$D$2]^2-[.F791]^2))" office:value-type="float" office:value="58.65030744233">
            <text:p>58.65030744233</text:p>
          </table:table-cell>
          <table:table-cell table:formula="of:=ABS([.B791]-[.G791])" office:value-type="float" office:value="0.000307442329237517">
            <text:p>0.000307442329237517</text:p>
          </table:table-cell>
          <table:table-cell/>
        </table:table-row>
        <table:table-row table:style-name="ro2">
          <table:table-cell table:formula="of:=[.A791]+[.A$4]" office:value-type="float" office:value="234.900000000003">
            <text:p>234.900000000003</text:p>
          </table:table-cell>
          <table:table-cell table:formula="of:=[.A792]/([.$D$4]*2)" office:value-type="float" office:value="58.7250000000008">
            <text:p>58.7250000000008</text:p>
          </table:table-cell>
          <table:table-cell table:formula="of:=SQRT(ABS([.$D$2]^2-[.B792]^2))" office:value-type="float" office:value="110.346610165423">
            <text:p>110.346610165423</text:p>
          </table:table-cell>
          <table:table-cell table:formula="of:=([.$C$10]-[.C792])*[.$B$4]" office:value-type="float" office:value="37512.6203765111">
            <text:p>37512.6203765111</text:p>
          </table:table-cell>
          <table:table-cell table:formula="of:=ROUND([.D792])" office:value-type="float" office:value="37513">
            <text:p>37513</text:p>
          </table:table-cell>
          <table:table-cell table:formula="of:=([.$C$8]-([.E792]*[.$C$4]))" office:value-type="float" office:value="110.346484375">
            <text:p>110.346484375</text:p>
          </table:table-cell>
          <table:table-cell table:formula="of:=SQRT(ABS([.$D$2]^2-[.F792]^2))" office:value-type="float" office:value="58.7252363645978">
            <text:p>58.7252363645978</text:p>
          </table:table-cell>
          <table:table-cell table:formula="of:=ABS([.B792]-[.G792])" office:value-type="float" office:value="0.000236364597000716">
            <text:p>0.000236364597000716</text:p>
          </table:table-cell>
          <table:table-cell/>
        </table:table-row>
        <table:table-row table:style-name="ro2">
          <table:table-cell table:formula="of:=[.A792]+[.A$4]" office:value-type="float" office:value="235.200000000003">
            <text:p>235.200000000003</text:p>
          </table:table-cell>
          <table:table-cell table:formula="of:=[.A793]/([.$D$4]*2)" office:value-type="float" office:value="58.8000000000008">
            <text:p>58.8000000000008</text:p>
          </table:table-cell>
          <table:table-cell table:formula="of:=SQRT(ABS([.$D$2]^2-[.B793]^2))" office:value-type="float" office:value="110.306663443329">
            <text:p>110.306663443329</text:p>
          </table:table-cell>
          <table:table-cell table:formula="of:=([.$C$10]-[.C793])*[.$B$4]" office:value-type="float" office:value="37614.883985072">
            <text:p>37614.883985072</text:p>
          </table:table-cell>
          <table:table-cell table:formula="of:=ROUND([.D793])" office:value-type="float" office:value="37615">
            <text:p>37615</text:p>
          </table:table-cell>
          <table:table-cell table:formula="of:=([.$C$8]-([.E793]*[.$C$4]))" office:value-type="float" office:value="110.306640625">
            <text:p>110.306640625</text:p>
          </table:table-cell>
          <table:table-cell table:formula="of:=SQRT(ABS([.$D$2]^2-[.F793]^2))" office:value-type="float" office:value="58.8000428063373">
            <text:p>58.8000428063373</text:p>
          </table:table-cell>
          <table:table-cell table:formula="of:=ABS([.B793]-[.G793])" office:value-type="float" office:value="0.0000428063365092157">
            <text:p>0.0000428063365092157</text:p>
          </table:table-cell>
          <table:table-cell/>
        </table:table-row>
        <table:table-row table:style-name="ro2">
          <table:table-cell table:formula="of:=[.A793]+[.A$4]" office:value-type="float" office:value="235.500000000003">
            <text:p>235.500000000003</text:p>
          </table:table-cell>
          <table:table-cell table:formula="of:=[.A794]/([.$D$4]*2)" office:value-type="float" office:value="58.8750000000008">
            <text:p>58.8750000000008</text:p>
          </table:table-cell>
          <table:table-cell table:formula="of:=SQRT(ABS([.$D$2]^2-[.B794]^2))" office:value-type="float" office:value="110.266651236899">
            <text:p>110.266651236899</text:p>
          </table:table-cell>
          <table:table-cell table:formula="of:=([.$C$10]-[.C794])*[.$B$4]" office:value-type="float" office:value="37717.3152335336">
            <text:p>37717.3152335336</text:p>
          </table:table-cell>
          <table:table-cell table:formula="of:=ROUND([.D794])" office:value-type="float" office:value="37717">
            <text:p>37717</text:p>
          </table:table-cell>
          <table:table-cell table:formula="of:=([.$C$8]-([.E794]*[.$C$4]))" office:value-type="float" office:value="110.266796875">
            <text:p>110.266796875</text:p>
          </table:table-cell>
          <table:table-cell table:formula="of:=SQRT(ABS([.$D$2]^2-[.F794]^2))" office:value-type="float" office:value="58.8747272344211">
            <text:p>58.8747272344211</text:p>
          </table:table-cell>
          <table:table-cell table:formula="of:=ABS([.B794]-[.G794])" office:value-type="float" office:value="0.000272765579659051">
            <text:p>0.000272765579659051</text:p>
          </table:table-cell>
          <table:table-cell/>
        </table:table-row>
        <table:table-row table:style-name="ro2">
          <table:table-cell table:formula="of:=[.A794]+[.A$4]" office:value-type="float" office:value="235.800000000003">
            <text:p>235.800000000003</text:p>
          </table:table-cell>
          <table:table-cell table:formula="of:=[.A795]/([.$D$4]*2)" office:value-type="float" office:value="58.9500000000008">
            <text:p>58.9500000000008</text:p>
          </table:table-cell>
          <table:table-cell table:formula="of:=SQRT(ABS([.$D$2]^2-[.B795]^2))" office:value-type="float" office:value="110.22657347482">
            <text:p>110.22657347482</text:p>
          </table:table-cell>
          <table:table-cell table:formula="of:=([.$C$10]-[.C795])*[.$B$4]" office:value-type="float" office:value="37819.9143044555">
            <text:p>37819.9143044555</text:p>
          </table:table-cell>
          <table:table-cell table:formula="of:=ROUND([.D795])" office:value-type="float" office:value="37820">
            <text:p>37820</text:p>
          </table:table-cell>
          <table:table-cell table:formula="of:=([.$C$8]-([.E795]*[.$C$4]))" office:value-type="float" office:value="110.2265625">
            <text:p>110.2265625</text:p>
          </table:table-cell>
          <table:table-cell table:formula="of:=SQRT(ABS([.$D$2]^2-[.F795]^2))" office:value-type="float" office:value="58.9500205210617">
            <text:p>58.9500205210617</text:p>
          </table:table-cell>
          <table:table-cell table:formula="of:=ABS([.B795]-[.G795])" office:value-type="float" office:value="0.0000205210608825723">
            <text:p>0.0000205210608825723</text:p>
          </table:table-cell>
          <table:table-cell/>
        </table:table-row>
        <table:table-row table:style-name="ro2">
          <table:table-cell table:formula="of:=[.A795]+[.A$4]" office:value-type="float" office:value="236.100000000003">
            <text:p>236.100000000003</text:p>
          </table:table-cell>
          <table:table-cell table:formula="of:=[.A796]/([.$D$4]*2)" office:value-type="float" office:value="59.0250000000008">
            <text:p>59.0250000000008</text:p>
          </table:table-cell>
          <table:table-cell table:formula="of:=SQRT(ABS([.$D$2]^2-[.B796]^2))" office:value-type="float" office:value="110.18643008556">
            <text:p>110.18643008556</text:p>
          </table:table-cell>
          <table:table-cell table:formula="of:=([.$C$10]-[.C796])*[.$B$4]" office:value-type="float" office:value="37922.6813809624">
            <text:p>37922.6813809624</text:p>
          </table:table-cell>
          <table:table-cell table:formula="of:=ROUND([.D796])" office:value-type="float" office:value="37923">
            <text:p>37923</text:p>
          </table:table-cell>
          <table:table-cell table:formula="of:=([.$C$8]-([.E796]*[.$C$4]))" office:value-type="float" office:value="110.186328125">
            <text:p>110.186328125</text:p>
          </table:table-cell>
          <table:table-cell table:formula="of:=SQRT(ABS([.$D$2]^2-[.F796]^2))" office:value-type="float" office:value="59.0251903370911">
            <text:p>59.0251903370911</text:p>
          </table:table-cell>
          <table:table-cell table:formula="of:=ABS([.B796]-[.G796])" office:value-type="float" office:value="0.000190337090295145">
            <text:p>0.000190337090295145</text:p>
          </table:table-cell>
          <table:table-cell/>
        </table:table-row>
        <table:table-row table:style-name="ro2">
          <table:table-cell table:formula="of:=[.A796]+[.A$4]" office:value-type="float" office:value="236.400000000003">
            <text:p>236.400000000003</text:p>
          </table:table-cell>
          <table:table-cell table:formula="of:=[.A797]/([.$D$4]*2)" office:value-type="float" office:value="59.1000000000008">
            <text:p>59.1000000000008</text:p>
          </table:table-cell>
          <table:table-cell table:formula="of:=SQRT(ABS([.$D$2]^2-[.B797]^2))" office:value-type="float" office:value="110.146220997363">
            <text:p>110.146220997363</text:p>
          </table:table-cell>
          <table:table-cell table:formula="of:=([.$C$10]-[.C797])*[.$B$4]" office:value-type="float" office:value="38025.6166467458">
            <text:p>38025.6166467458</text:p>
          </table:table-cell>
          <table:table-cell table:formula="of:=ROUND([.D797])" office:value-type="float" office:value="38026">
            <text:p>38026</text:p>
          </table:table-cell>
          <table:table-cell table:formula="of:=([.$C$8]-([.E797]*[.$C$4]))" office:value-type="float" office:value="110.14609375">
            <text:p>110.14609375</text:p>
          </table:table-cell>
          <table:table-cell table:formula="of:=SQRT(ABS([.$D$2]^2-[.F797]^2))" office:value-type="float" office:value="59.1002371536376">
            <text:p>59.1002371536376</text:p>
          </table:table-cell>
          <table:table-cell table:formula="of:=ABS([.B797]-[.G797])" office:value-type="float" office:value="0.000237153636817311">
            <text:p>0.000237153636817311</text:p>
          </table:table-cell>
          <table:table-cell/>
        </table:table-row>
        <table:table-row table:style-name="ro2">
          <table:table-cell table:formula="of:=[.A797]+[.A$4]" office:value-type="float" office:value="236.700000000003">
            <text:p>236.700000000003</text:p>
          </table:table-cell>
          <table:table-cell table:formula="of:=[.A798]/([.$D$4]*2)" office:value-type="float" office:value="59.1750000000008">
            <text:p>59.1750000000008</text:p>
          </table:table-cell>
          <table:table-cell table:formula="of:=SQRT(ABS([.$D$2]^2-[.B798]^2))" office:value-type="float" office:value="110.105946138253">
            <text:p>110.105946138253</text:p>
          </table:table-cell>
          <table:table-cell table:formula="of:=([.$C$10]-[.C798])*[.$B$4]" office:value-type="float" office:value="38128.7202860667">
            <text:p>38128.7202860667</text:p>
          </table:table-cell>
          <table:table-cell table:formula="of:=ROUND([.D798])" office:value-type="float" office:value="38129">
            <text:p>38129</text:p>
          </table:table-cell>
          <table:table-cell table:formula="of:=([.$C$8]-([.E798]*[.$C$4]))" office:value-type="float" office:value="110.105859375">
            <text:p>110.105859375</text:p>
          </table:table-cell>
          <table:table-cell table:formula="of:=SQRT(ABS([.$D$2]^2-[.F798]^2))" office:value-type="float" office:value="59.1751614386706">
            <text:p>59.1751614386706</text:p>
          </table:table-cell>
          <table:table-cell table:formula="of:=ABS([.B798]-[.G798])" office:value-type="float" office:value="0.000161438669763925">
            <text:p>0.000161438669763925</text:p>
          </table:table-cell>
          <table:table-cell/>
        </table:table-row>
        <table:table-row table:style-name="ro2">
          <table:table-cell table:formula="of:=[.A798]+[.A$4]" office:value-type="float" office:value="237.000000000003">
            <text:p>237.000000000003</text:p>
          </table:table-cell>
          <table:table-cell table:formula="of:=[.A799]/([.$D$4]*2)" office:value-type="float" office:value="59.2500000000008">
            <text:p>59.2500000000008</text:p>
          </table:table-cell>
          <table:table-cell table:formula="of:=SQRT(ABS([.$D$2]^2-[.B799]^2))" office:value-type="float" office:value="110.06560543603">
            <text:p>110.06560543603</text:p>
          </table:table-cell>
          <table:table-cell table:formula="of:=([.$C$10]-[.C799])*[.$B$4]" office:value-type="float" office:value="38231.9924837572">
            <text:p>38231.9924837572</text:p>
          </table:table-cell>
          <table:table-cell table:formula="of:=ROUND([.D799])" office:value-type="float" office:value="38232">
            <text:p>38232</text:p>
          </table:table-cell>
          <table:table-cell table:formula="of:=([.$C$8]-([.E799]*[.$C$4]))" office:value-type="float" office:value="110.065625">
            <text:p>110.065625</text:p>
          </table:table-cell>
          <table:table-cell table:formula="of:=SQRT(ABS([.$D$2]^2-[.F799]^2))" office:value-type="float" office:value="59.24996365703">
            <text:p>59.24996365703</text:p>
          </table:table-cell>
          <table:table-cell table:formula="of:=ABS([.B799]-[.G799])" office:value-type="float" office:value="0.0000363429708230001">
            <text:p>0.0000363429708230001</text:p>
          </table:table-cell>
          <table:table-cell/>
        </table:table-row>
        <table:table-row table:style-name="ro2">
          <table:table-cell table:formula="of:=[.A799]+[.A$4]" office:value-type="float" office:value="237.300000000003">
            <text:p>237.300000000003</text:p>
          </table:table-cell>
          <table:table-cell table:formula="of:=[.A800]/([.$D$4]*2)" office:value-type="float" office:value="59.3250000000008">
            <text:p>59.3250000000008</text:p>
          </table:table-cell>
          <table:table-cell table:formula="of:=SQRT(ABS([.$D$2]^2-[.B800]^2))" office:value-type="float" office:value="110.02519881827">
            <text:p>110.02519881827</text:p>
          </table:table-cell>
          <table:table-cell table:formula="of:=([.$C$10]-[.C800])*[.$B$4]" office:value-type="float" office:value="38335.4334252229">
            <text:p>38335.4334252229</text:p>
          </table:table-cell>
          <table:table-cell table:formula="of:=ROUND([.D800])" office:value-type="float" office:value="38335">
            <text:p>38335</text:p>
          </table:table-cell>
          <table:table-cell table:formula="of:=([.$C$8]-([.E800]*[.$C$4]))" office:value-type="float" office:value="110.025390625">
            <text:p>110.025390625</text:p>
          </table:table-cell>
          <table:table-cell table:formula="of:=SQRT(ABS([.$D$2]^2-[.F800]^2))" office:value-type="float" office:value="59.3246442704561">
            <text:p>59.3246442704561</text:p>
          </table:table-cell>
          <table:table-cell table:formula="of:=ABS([.B800]-[.G800])" office:value-type="float" office:value="0.000355729544700978">
            <text:p>0.000355729544700978</text:p>
          </table:table-cell>
          <table:table-cell/>
        </table:table-row>
        <table:table-row table:style-name="ro2">
          <table:table-cell table:formula="of:=[.A800]+[.A$4]" office:value-type="float" office:value="237.600000000003">
            <text:p>237.600000000003</text:p>
          </table:table-cell>
          <table:table-cell table:formula="of:=[.A801]/([.$D$4]*2)" office:value-type="float" office:value="59.4000000000008">
            <text:p>59.4000000000008</text:p>
          </table:table-cell>
          <table:table-cell table:formula="of:=SQRT(ABS([.$D$2]^2-[.B801]^2))" office:value-type="float" office:value="109.984726212324">
            <text:p>109.984726212324</text:p>
          </table:table-cell>
          <table:table-cell table:formula="of:=([.$C$10]-[.C801])*[.$B$4]" office:value-type="float" office:value="38439.043296445">
            <text:p>38439.043296445</text:p>
          </table:table-cell>
          <table:table-cell table:formula="of:=ROUND([.D801])" office:value-type="float" office:value="38439">
            <text:p>38439</text:p>
          </table:table-cell>
          <table:table-cell table:formula="of:=([.$C$8]-([.E801]*[.$C$4]))" office:value-type="float" office:value="109.984765625">
            <text:p>109.984765625</text:p>
          </table:table-cell>
          <table:table-cell table:formula="of:=SQRT(ABS([.$D$2]^2-[.F801]^2))" office:value-type="float" office:value="59.3999270236405">
            <text:p>59.3999270236405</text:p>
          </table:table-cell>
          <table:table-cell table:formula="of:=ABS([.B801]-[.G801])" office:value-type="float" office:value="0.0000729763603004585">
            <text:p>0.0000729763603004585</text:p>
          </table:table-cell>
          <table:table-cell/>
        </table:table-row>
        <table:table-row table:style-name="ro2">
          <table:table-cell table:formula="of:=[.A801]+[.A$4]" office:value-type="float" office:value="237.900000000003">
            <text:p>237.900000000003</text:p>
          </table:table-cell>
          <table:table-cell table:formula="of:=[.A802]/([.$D$4]*2)" office:value-type="float" office:value="59.4750000000008">
            <text:p>59.4750000000008</text:p>
          </table:table-cell>
          <table:table-cell table:formula="of:=SQRT(ABS([.$D$2]^2-[.B802]^2))" office:value-type="float" office:value="109.944187545317">
            <text:p>109.944187545317</text:p>
          </table:table-cell>
          <table:table-cell table:formula="of:=([.$C$10]-[.C802])*[.$B$4]" office:value-type="float" office:value="38542.8222839826">
            <text:p>38542.8222839826</text:p>
          </table:table-cell>
          <table:table-cell table:formula="of:=ROUND([.D802])" office:value-type="float" office:value="38543">
            <text:p>38543</text:p>
          </table:table-cell>
          <table:table-cell table:formula="of:=([.$C$8]-([.E802]*[.$C$4]))" office:value-type="float" office:value="109.944140625">
            <text:p>109.944140625</text:p>
          </table:table-cell>
          <table:table-cell table:formula="of:=SQRT(ABS([.$D$2]^2-[.F802]^2))" office:value-type="float" office:value="59.4750867357941">
            <text:p>59.4750867357941</text:p>
          </table:table-cell>
          <table:table-cell table:formula="of:=ABS([.B802]-[.G802])" office:value-type="float" office:value="0.0000867357932179402">
            <text:p>0.0000867357932179402</text:p>
          </table:table-cell>
          <table:table-cell/>
        </table:table-row>
        <table:table-row table:style-name="ro2">
          <table:table-cell table:formula="of:=[.A802]+[.A$4]" office:value-type="float" office:value="238.200000000003">
            <text:p>238.200000000003</text:p>
          </table:table-cell>
          <table:table-cell table:formula="of:=[.A803]/([.$D$4]*2)" office:value-type="float" office:value="59.5500000000008">
            <text:p>59.5500000000008</text:p>
          </table:table-cell>
          <table:table-cell table:formula="of:=SQRT(ABS([.$D$2]^2-[.B803]^2))" office:value-type="float" office:value="109.903582744149">
            <text:p>109.903582744149</text:p>
          </table:table-cell>
          <table:table-cell table:formula="of:=([.$C$10]-[.C803])*[.$B$4]" office:value-type="float" office:value="38646.7705749746">
            <text:p>38646.7705749746</text:p>
          </table:table-cell>
          <table:table-cell table:formula="of:=ROUND([.D803])" office:value-type="float" office:value="38647">
            <text:p>38647</text:p>
          </table:table-cell>
          <table:table-cell table:formula="of:=([.$C$8]-([.E803]*[.$C$4]))" office:value-type="float" office:value="109.903515625">
            <text:p>109.903515625</text:p>
          </table:table-cell>
          <table:table-cell table:formula="of:=SQRT(ABS([.$D$2]^2-[.F803]^2))" office:value-type="float" office:value="59.5501238727963">
            <text:p>59.5501238727963</text:p>
          </table:table-cell>
          <table:table-cell table:formula="of:=ABS([.B803]-[.G803])" office:value-type="float" office:value="0.000123872795455782">
            <text:p>0.000123872795455782</text:p>
          </table:table-cell>
          <table:table-cell/>
        </table:table-row>
        <table:table-row table:style-name="ro2">
          <table:table-cell table:formula="of:=[.A803]+[.A$4]" office:value-type="float" office:value="238.500000000003">
            <text:p>238.500000000003</text:p>
          </table:table-cell>
          <table:table-cell table:formula="of:=[.A804]/([.$D$4]*2)" office:value-type="float" office:value="59.6250000000008">
            <text:p>59.6250000000008</text:p>
          </table:table-cell>
          <table:table-cell table:formula="of:=SQRT(ABS([.$D$2]^2-[.B804]^2))" office:value-type="float" office:value="109.862911735489">
            <text:p>109.862911735489</text:p>
          </table:table-cell>
          <table:table-cell table:formula="of:=([.$C$10]-[.C804])*[.$B$4]" office:value-type="float" office:value="38750.8883571424">
            <text:p>38750.8883571424</text:p>
          </table:table-cell>
          <table:table-cell table:formula="of:=ROUND([.D804])" office:value-type="float" office:value="38751">
            <text:p>38751</text:p>
          </table:table-cell>
          <table:table-cell table:formula="of:=([.$C$8]-([.E804]*[.$C$4]))" office:value-type="float" office:value="109.862890625">
            <text:p>109.862890625</text:p>
          </table:table-cell>
          <table:table-cell table:formula="of:=SQRT(ABS([.$D$2]^2-[.F804]^2))" office:value-type="float" office:value="59.6250388974237">
            <text:p>59.6250388974237</text:p>
          </table:table-cell>
          <table:table-cell table:formula="of:=ABS([.B804]-[.G804])" office:value-type="float" office:value="0.0000388974228400229">
            <text:p>0.0000388974228400229</text:p>
          </table:table-cell>
          <table:table-cell/>
        </table:table-row>
        <table:table-row table:style-name="ro2">
          <table:table-cell table:formula="of:=[.A804]+[.A$4]" office:value-type="float" office:value="238.800000000003">
            <text:p>238.800000000003</text:p>
          </table:table-cell>
          <table:table-cell table:formula="of:=[.A805]/([.$D$4]*2)" office:value-type="float" office:value="59.7000000000008">
            <text:p>59.7000000000008</text:p>
          </table:table-cell>
          <table:table-cell table:formula="of:=SQRT(ABS([.$D$2]^2-[.B805]^2))" office:value-type="float" office:value="109.822174445783">
            <text:p>109.822174445783</text:p>
          </table:table-cell>
          <table:table-cell table:formula="of:=([.$C$10]-[.C805])*[.$B$4]" office:value-type="float" office:value="38855.1758187914">
            <text:p>38855.1758187914</text:p>
          </table:table-cell>
          <table:table-cell table:formula="of:=ROUND([.D805])" office:value-type="float" office:value="38855">
            <text:p>38855</text:p>
          </table:table-cell>
          <table:table-cell table:formula="of:=([.$C$8]-([.E805]*[.$C$4]))" office:value-type="float" office:value="109.822265625">
            <text:p>109.822265625</text:p>
          </table:table-cell>
          <table:table-cell table:formula="of:=SQRT(ABS([.$D$2]^2-[.F805]^2))" office:value-type="float" office:value="59.6998322693786">
            <text:p>59.6998322693786</text:p>
          </table:table-cell>
          <table:table-cell table:formula="of:=ABS([.B805]-[.G805])" office:value-type="float" office:value="0.000167730622194995">
            <text:p>0.000167730622194995</text:p>
          </table:table-cell>
          <table:table-cell/>
        </table:table-row>
        <table:table-row table:style-name="ro2">
          <table:table-cell table:formula="of:=[.A805]+[.A$4]" office:value-type="float" office:value="239.100000000003">
            <text:p>239.100000000003</text:p>
          </table:table-cell>
          <table:table-cell table:formula="of:=[.A806]/([.$D$4]*2)" office:value-type="float" office:value="59.7750000000008">
            <text:p>59.7750000000008</text:p>
          </table:table-cell>
          <table:table-cell table:formula="of:=SQRT(ABS([.$D$2]^2-[.B806]^2))" office:value-type="float" office:value="109.781370801243">
            <text:p>109.781370801243</text:p>
          </table:table-cell>
          <table:table-cell table:formula="of:=([.$C$10]-[.C806])*[.$B$4]" office:value-type="float" office:value="38959.633148814">
            <text:p>38959.633148814</text:p>
          </table:table-cell>
          <table:table-cell table:formula="of:=ROUND([.D806])" office:value-type="float" office:value="38960">
            <text:p>38960</text:p>
          </table:table-cell>
          <table:table-cell table:formula="of:=([.$C$8]-([.E806]*[.$C$4]))" office:value-type="float" office:value="109.78125">
            <text:p>109.78125</text:p>
          </table:table-cell>
          <table:table-cell table:formula="of:=SQRT(ABS([.$D$2]^2-[.F806]^2))" office:value-type="float" office:value="59.7752218602115">
            <text:p>59.7752218602115</text:p>
          </table:table-cell>
          <table:table-cell table:formula="of:=ABS([.B806]-[.G806])" office:value-type="float" office:value="0.000221860210608327">
            <text:p>0.000221860210608327</text:p>
          </table:table-cell>
          <table:table-cell/>
        </table:table-row>
        <table:table-row table:style-name="ro2">
          <table:table-cell table:formula="of:=[.A806]+[.A$4]" office:value-type="float" office:value="239.400000000003">
            <text:p>239.400000000003</text:p>
          </table:table-cell>
          <table:table-cell table:formula="of:=[.A807]/([.$D$4]*2)" office:value-type="float" office:value="59.8500000000008">
            <text:p>59.8500000000008</text:p>
          </table:table-cell>
          <table:table-cell table:formula="of:=SQRT(ABS([.$D$2]^2-[.B807]^2))" office:value-type="float" office:value="109.740500727853">
            <text:p>109.740500727853</text:p>
          </table:table-cell>
          <table:table-cell table:formula="of:=([.$C$10]-[.C807])*[.$B$4]" office:value-type="float" office:value="39064.2605366912">
            <text:p>39064.2605366912</text:p>
          </table:table-cell>
          <table:table-cell table:formula="of:=ROUND([.D807])" office:value-type="float" office:value="39064">
            <text:p>39064</text:p>
          </table:table-cell>
          <table:table-cell table:formula="of:=([.$C$8]-([.E807]*[.$C$4]))" office:value-type="float" office:value="109.740625">
            <text:p>109.740625</text:p>
          </table:table-cell>
          <table:table-cell table:formula="of:=SQRT(ABS([.$D$2]^2-[.F807]^2))" office:value-type="float" office:value="59.8497721349829">
            <text:p>59.8497721349829</text:p>
          </table:table-cell>
          <table:table-cell table:formula="of:=ABS([.B807]-[.G807])" office:value-type="float" office:value="0.000227865017933482">
            <text:p>0.000227865017933482</text:p>
          </table:table-cell>
          <table:table-cell/>
        </table:table-row>
        <table:table-row table:style-name="ro2">
          <table:table-cell table:formula="of:=[.A807]+[.A$4]" office:value-type="float" office:value="239.700000000003">
            <text:p>239.700000000003</text:p>
          </table:table-cell>
          <table:table-cell table:formula="of:=[.A808]/([.$D$4]*2)" office:value-type="float" office:value="59.9250000000008">
            <text:p>59.9250000000008</text:p>
          </table:table-cell>
          <table:table-cell table:formula="of:=SQRT(ABS([.$D$2]^2-[.B808]^2))" office:value-type="float" office:value="109.699564151367">
            <text:p>109.699564151367</text:p>
          </table:table-cell>
          <table:table-cell table:formula="of:=([.$C$10]-[.C808])*[.$B$4]" office:value-type="float" office:value="39169.0581724951">
            <text:p>39169.0581724951</text:p>
          </table:table-cell>
          <table:table-cell table:formula="of:=ROUND([.D808])" office:value-type="float" office:value="39169">
            <text:p>39169</text:p>
          </table:table-cell>
          <table:table-cell table:formula="of:=([.$C$8]-([.E808]*[.$C$4]))" office:value-type="float" office:value="109.699609375">
            <text:p>109.699609375</text:p>
          </table:table-cell>
          <table:table-cell table:formula="of:=SQRT(ABS([.$D$2]^2-[.F808]^2))" office:value-type="float" office:value="59.9249172128958">
            <text:p>59.9249172128958</text:p>
          </table:table-cell>
          <table:table-cell table:formula="of:=ABS([.B808]-[.G808])" office:value-type="float" office:value="0.0000827871050574913">
            <text:p>0.0000827871050574913</text:p>
          </table:table-cell>
          <table:table-cell/>
        </table:table-row>
        <table:table-row table:style-name="ro2">
          <table:table-cell table:formula="of:=[.A808]+[.A$4]" office:value-type="float" office:value="240.000000000003">
            <text:p>240.000000000003</text:p>
          </table:table-cell>
          <table:table-cell table:formula="of:=[.A809]/([.$D$4]*2)" office:value-type="float" office:value="60.0000000000008">
            <text:p>60.0000000000008</text:p>
          </table:table-cell>
          <table:table-cell table:formula="of:=SQRT(ABS([.$D$2]^2-[.B809]^2))" office:value-type="float" office:value="109.658560997306">
            <text:p>109.658560997306</text:p>
          </table:table-cell>
          <table:table-cell table:formula="of:=([.$C$10]-[.C809])*[.$B$4]" office:value-type="float" office:value="39274.0262468913">
            <text:p>39274.0262468913</text:p>
          </table:table-cell>
          <table:table-cell table:formula="of:=ROUND([.D809])" office:value-type="float" office:value="39274">
            <text:p>39274</text:p>
          </table:table-cell>
          <table:table-cell table:formula="of:=([.$C$8]-([.E809]*[.$C$4]))" office:value-type="float" office:value="109.65859375">
            <text:p>109.65859375</text:p>
          </table:table-cell>
          <table:table-cell table:formula="of:=SQRT(ABS([.$D$2]^2-[.F809]^2))" office:value-type="float" office:value="59.9999401397407">
            <text:p>59.9999401397407</text:p>
          </table:table-cell>
          <table:table-cell table:formula="of:=ABS([.B809]-[.G809])" office:value-type="float" office:value="0.0000598602601797893">
            <text:p>0.0000598602601797893</text:p>
          </table:table-cell>
          <table:table-cell/>
        </table:table-row>
        <table:table-row table:style-name="ro2">
          <table:table-cell table:formula="of:=[.A809]+[.A$4]" office:value-type="float" office:value="240.300000000003">
            <text:p>240.300000000003</text:p>
          </table:table-cell>
          <table:table-cell table:formula="of:=[.A810]/([.$D$4]*2)" office:value-type="float" office:value="60.0750000000008">
            <text:p>60.0750000000008</text:p>
          </table:table-cell>
          <table:table-cell table:formula="of:=SQRT(ABS([.$D$2]^2-[.B810]^2))" office:value-type="float" office:value="109.617491190959">
            <text:p>109.617491190959</text:p>
          </table:table-cell>
          <table:table-cell table:formula="of:=([.$C$10]-[.C810])*[.$B$4]" office:value-type="float" office:value="39379.1649511407">
            <text:p>39379.1649511407</text:p>
          </table:table-cell>
          <table:table-cell table:formula="of:=ROUND([.D810])" office:value-type="float" office:value="39379">
            <text:p>39379</text:p>
          </table:table-cell>
          <table:table-cell table:formula="of:=([.$C$8]-([.E810]*[.$C$4]))" office:value-type="float" office:value="109.617578125">
            <text:p>109.617578125</text:p>
          </table:table-cell>
          <table:table-cell table:formula="of:=SQRT(ABS([.$D$2]^2-[.F810]^2))" office:value-type="float" office:value="60.0748413731532">
            <text:p>60.0748413731532</text:p>
          </table:table-cell>
          <table:table-cell table:formula="of:=ABS([.B810]-[.G810])" office:value-type="float" office:value="0.000158626847628796">
            <text:p>0.000158626847628796</text:p>
          </table:table-cell>
          <table:table-cell/>
        </table:table-row>
        <table:table-row table:style-name="ro2">
          <table:table-cell table:formula="of:=[.A810]+[.A$4]" office:value-type="float" office:value="240.600000000003">
            <text:p>240.600000000003</text:p>
          </table:table-cell>
          <table:table-cell table:formula="of:=[.A811]/([.$D$4]*2)" office:value-type="float" office:value="60.1500000000009">
            <text:p>60.1500000000009</text:p>
          </table:table-cell>
          <table:table-cell table:formula="of:=SQRT(ABS([.$D$2]^2-[.B811]^2))" office:value-type="float" office:value="109.57635465738">
            <text:p>109.57635465738</text:p>
          </table:table-cell>
          <table:table-cell table:formula="of:=([.$C$10]-[.C811])*[.$B$4]" office:value-type="float" office:value="39484.4744771023">
            <text:p>39484.4744771023</text:p>
          </table:table-cell>
          <table:table-cell table:formula="of:=ROUND([.D811])" office:value-type="float" office:value="39484">
            <text:p>39484</text:p>
          </table:table-cell>
          <table:table-cell table:formula="of:=([.$C$8]-([.E811]*[.$C$4]))" office:value-type="float" office:value="109.5765625">
            <text:p>109.5765625</text:p>
          </table:table-cell>
          <table:table-cell table:formula="of:=SQRT(ABS([.$D$2]^2-[.F811]^2))" office:value-type="float" office:value="60.1496213677492">
            <text:p>60.1496213677492</text:p>
          </table:table-cell>
          <table:table-cell table:formula="of:=ABS([.B811]-[.G811])" office:value-type="float" office:value="0.000378632251624822">
            <text:p>0.000378632251624822</text:p>
          </table:table-cell>
          <table:table-cell/>
        </table:table-row>
        <table:table-row table:style-name="ro2">
          <table:table-cell table:formula="of:=[.A811]+[.A$4]" office:value-type="float" office:value="240.900000000003">
            <text:p>240.900000000003</text:p>
          </table:table-cell>
          <table:table-cell table:formula="of:=[.A812]/([.$D$4]*2)" office:value-type="float" office:value="60.2250000000009">
            <text:p>60.2250000000009</text:p>
          </table:table-cell>
          <table:table-cell table:formula="of:=SQRT(ABS([.$D$2]^2-[.B812]^2))" office:value-type="float" office:value="109.53515132139">
            <text:p>109.53515132139</text:p>
          </table:table-cell>
          <table:table-cell table:formula="of:=([.$C$10]-[.C812])*[.$B$4]" office:value-type="float" office:value="39589.9550172354">
            <text:p>39589.9550172354</text:p>
          </table:table-cell>
          <table:table-cell table:formula="of:=ROUND([.D812])" office:value-type="float" office:value="39590">
            <text:p>39590</text:p>
          </table:table-cell>
          <table:table-cell table:formula="of:=([.$C$8]-([.E812]*[.$C$4]))" office:value-type="float" office:value="109.53515625">
            <text:p>109.53515625</text:p>
          </table:table-cell>
          <table:table-cell table:formula="of:=SQRT(ABS([.$D$2]^2-[.F812]^2))" office:value-type="float" office:value="60.224991036015">
            <text:p>60.224991036015</text:p>
          </table:table-cell>
          <table:table-cell table:formula="of:=ABS([.B812]-[.G812])" office:value-type="float" office:value="0.0000089639858629198">
            <text:p>0.0000089639858629198</text:p>
          </table:table-cell>
          <table:table-cell/>
        </table:table-row>
        <table:table-row table:style-name="ro2">
          <table:table-cell table:formula="of:=[.A812]+[.A$4]" office:value-type="float" office:value="241.200000000003">
            <text:p>241.200000000003</text:p>
          </table:table-cell>
          <table:table-cell table:formula="of:=[.A813]/([.$D$4]*2)" office:value-type="float" office:value="60.3000000000009">
            <text:p>60.3000000000009</text:p>
          </table:table-cell>
          <table:table-cell table:formula="of:=SQRT(ABS([.$D$2]^2-[.B813]^2))" office:value-type="float" office:value="109.493881107576">
            <text:p>109.493881107576</text:p>
          </table:table-cell>
          <table:table-cell table:formula="of:=([.$C$10]-[.C813])*[.$B$4]" office:value-type="float" office:value="39695.6067646014">
            <text:p>39695.6067646014</text:p>
          </table:table-cell>
          <table:table-cell table:formula="of:=ROUND([.D813])" office:value-type="float" office:value="39696">
            <text:p>39696</text:p>
          </table:table-cell>
          <table:table-cell table:formula="of:=([.$C$8]-([.E813]*[.$C$4]))" office:value-type="float" office:value="109.49375">
            <text:p>109.49375</text:p>
          </table:table-cell>
          <table:table-cell table:formula="of:=SQRT(ABS([.$D$2]^2-[.F813]^2))" office:value-type="float" office:value="60.3002380670052">
            <text:p>60.3002380670052</text:p>
          </table:table-cell>
          <table:table-cell table:formula="of:=ABS([.B813]-[.G813])" office:value-type="float" office:value="0.000238067004303844">
            <text:p>0.000238067004303844</text:p>
          </table:table-cell>
          <table:table-cell/>
        </table:table-row>
        <table:table-row table:style-name="ro2">
          <table:table-cell table:formula="of:=[.A813]+[.A$4]" office:value-type="float" office:value="241.500000000003">
            <text:p>241.500000000003</text:p>
          </table:table-cell>
          <table:table-cell table:formula="of:=[.A814]/([.$D$4]*2)" office:value-type="float" office:value="60.3750000000009">
            <text:p>60.3750000000009</text:p>
          </table:table-cell>
          <table:table-cell table:formula="of:=SQRT(ABS([.$D$2]^2-[.B814]^2))" office:value-type="float" office:value="109.452543940284">
            <text:p>109.452543940284</text:p>
          </table:table-cell>
          <table:table-cell table:formula="of:=([.$C$10]-[.C814])*[.$B$4]" office:value-type="float" office:value="39801.4299128667">
            <text:p>39801.4299128667</text:p>
          </table:table-cell>
          <table:table-cell table:formula="of:=ROUND([.D814])" office:value-type="float" office:value="39801">
            <text:p>39801</text:p>
          </table:table-cell>
          <table:table-cell table:formula="of:=([.$C$8]-([.E814]*[.$C$4]))" office:value-type="float" office:value="109.452734375">
            <text:p>109.452734375</text:p>
          </table:table-cell>
          <table:table-cell table:formula="of:=SQRT(ABS([.$D$2]^2-[.F814]^2))" office:value-type="float" office:value="60.3746547636978">
            <text:p>60.3746547636978</text:p>
          </table:table-cell>
          <table:table-cell table:formula="of:=ABS([.B814]-[.G814])" office:value-type="float" office:value="0.000345236303104457">
            <text:p>0.000345236303104457</text:p>
          </table:table-cell>
          <table:table-cell/>
        </table:table-row>
        <table:table-row table:style-name="ro2">
          <table:table-cell table:formula="of:=[.A814]+[.A$4]" office:value-type="float" office:value="241.800000000003">
            <text:p>241.800000000003</text:p>
          </table:table-cell>
          <table:table-cell table:formula="of:=[.A815]/([.$D$4]*2)" office:value-type="float" office:value="60.4500000000009">
            <text:p>60.4500000000009</text:p>
          </table:table-cell>
          <table:table-cell table:formula="of:=SQRT(ABS([.$D$2]^2-[.B815]^2))" office:value-type="float" office:value="109.411139743629">
            <text:p>109.411139743629</text:p>
          </table:table-cell>
          <table:table-cell table:formula="of:=([.$C$10]-[.C815])*[.$B$4]" office:value-type="float" office:value="39907.4246563048">
            <text:p>39907.4246563048</text:p>
          </table:table-cell>
          <table:table-cell table:formula="of:=ROUND([.D815])" office:value-type="float" office:value="39907">
            <text:p>39907</text:p>
          </table:table-cell>
          <table:table-cell table:formula="of:=([.$C$8]-([.E815]*[.$C$4]))" office:value-type="float" office:value="109.411328125">
            <text:p>109.411328125</text:p>
          </table:table-cell>
          <table:table-cell table:formula="of:=SQRT(ABS([.$D$2]^2-[.F815]^2))" office:value-type="float" office:value="60.4496590389357">
            <text:p>60.4496590389357</text:p>
          </table:table-cell>
          <table:table-cell table:formula="of:=ABS([.B815]-[.G815])" office:value-type="float" office:value="0.000340961065134593">
            <text:p>0.000340961065134593</text:p>
          </table:table-cell>
          <table:table-cell/>
        </table:table-row>
        <table:table-row table:style-name="ro2">
          <table:table-cell table:formula="of:=[.A815]+[.A$4]" office:value-type="float" office:value="242.100000000003">
            <text:p>242.100000000003</text:p>
          </table:table-cell>
          <table:table-cell table:formula="of:=[.A816]/([.$D$4]*2)" office:value-type="float" office:value="60.5250000000009">
            <text:p>60.5250000000009</text:p>
          </table:table-cell>
          <table:table-cell table:formula="of:=SQRT(ABS([.$D$2]^2-[.B816]^2))" office:value-type="float" office:value="109.369668441483">
            <text:p>109.369668441483</text:p>
          </table:table-cell>
          <table:table-cell table:formula="of:=([.$C$10]-[.C816])*[.$B$4]" office:value-type="float" office:value="40013.5911897987">
            <text:p>40013.5911897987</text:p>
          </table:table-cell>
          <table:table-cell table:formula="of:=ROUND([.D816])" office:value-type="float" office:value="40014">
            <text:p>40014</text:p>
          </table:table-cell>
          <table:table-cell table:formula="of:=([.$C$8]-([.E816]*[.$C$4]))" office:value-type="float" office:value="109.36953125">
            <text:p>109.36953125</text:p>
          </table:table-cell>
          <table:table-cell table:formula="of:=SQRT(ABS([.$D$2]^2-[.F816]^2))" office:value-type="float" office:value="60.5252479065991">
            <text:p>60.5252479065991</text:p>
          </table:table-cell>
          <table:table-cell table:formula="of:=ABS([.B816]-[.G816])" office:value-type="float" office:value="0.000247906598204395">
            <text:p>0.000247906598204395</text:p>
          </table:table-cell>
          <table:table-cell/>
        </table:table-row>
        <table:table-row table:style-name="ro2">
          <table:table-cell table:formula="of:=[.A816]+[.A$4]" office:value-type="float" office:value="242.400000000003">
            <text:p>242.400000000003</text:p>
          </table:table-cell>
          <table:table-cell table:formula="of:=[.A817]/([.$D$4]*2)" office:value-type="float" office:value="60.6000000000009">
            <text:p>60.6000000000009</text:p>
          </table:table-cell>
          <table:table-cell table:formula="of:=SQRT(ABS([.$D$2]^2-[.B817]^2))" office:value-type="float" office:value="109.328129957481">
            <text:p>109.328129957481</text:p>
          </table:table-cell>
          <table:table-cell table:formula="of:=([.$C$10]-[.C817])*[.$B$4]" office:value-type="float" office:value="40119.929708843">
            <text:p>40119.929708843</text:p>
          </table:table-cell>
          <table:table-cell table:formula="of:=ROUND([.D817])" office:value-type="float" office:value="40120">
            <text:p>40120</text:p>
          </table:table-cell>
          <table:table-cell table:formula="of:=([.$C$8]-([.E817]*[.$C$4]))" office:value-type="float" office:value="109.328125">
            <text:p>109.328125</text:p>
          </table:table-cell>
          <table:table-cell table:formula="of:=SQRT(ABS([.$D$2]^2-[.F817]^2))" office:value-type="float" office:value="60.6000089437648">
            <text:p>60.6000089437648</text:p>
          </table:table-cell>
          <table:table-cell table:formula="of:=ABS([.B817]-[.G817])" office:value-type="float" office:value="0.00000894376394455776">
            <text:p>0.00000894376394455776</text:p>
          </table:table-cell>
          <table:table-cell/>
        </table:table-row>
        <table:table-row table:style-name="ro2">
          <table:table-cell table:formula="of:=[.A817]+[.A$4]" office:value-type="float" office:value="242.700000000003">
            <text:p>242.700000000003</text:p>
          </table:table-cell>
          <table:table-cell table:formula="of:=[.A818]/([.$D$4]*2)" office:value-type="float" office:value="60.6750000000009">
            <text:p>60.6750000000009</text:p>
          </table:table-cell>
          <table:table-cell table:formula="of:=SQRT(ABS([.$D$2]^2-[.B818]^2))" office:value-type="float" office:value="109.286524215019">
            <text:p>109.286524215019</text:p>
          </table:table-cell>
          <table:table-cell table:formula="of:=([.$C$10]-[.C818])*[.$B$4]" office:value-type="float" office:value="40226.4404095467">
            <text:p>40226.4404095467</text:p>
          </table:table-cell>
          <table:table-cell table:formula="of:=ROUND([.D818])" office:value-type="float" office:value="40226">
            <text:p>40226</text:p>
          </table:table-cell>
          <table:table-cell table:formula="of:=([.$C$8]-([.E818]*[.$C$4]))" office:value-type="float" office:value="109.28671875">
            <text:p>109.28671875</text:p>
          </table:table-cell>
          <table:table-cell table:formula="of:=SQRT(ABS([.$D$2]^2-[.F818]^2))" office:value-type="float" office:value="60.6746496063916">
            <text:p>60.6746496063916</text:p>
          </table:table-cell>
          <table:table-cell table:formula="of:=ABS([.B818]-[.G818])" office:value-type="float" office:value="0.00035039360926703">
            <text:p>0.00035039360926703</text:p>
          </table:table-cell>
          <table:table-cell/>
        </table:table-row>
        <table:table-row table:style-name="ro2">
          <table:table-cell table:formula="of:=[.A818]+[.A$4]" office:value-type="float" office:value="243.000000000003">
            <text:p>243.000000000003</text:p>
          </table:table-cell>
          <table:table-cell table:formula="of:=[.A819]/([.$D$4]*2)" office:value-type="float" office:value="60.7500000000009">
            <text:p>60.7500000000009</text:p>
          </table:table-cell>
          <table:table-cell table:formula="of:=SQRT(ABS([.$D$2]^2-[.B819]^2))" office:value-type="float" office:value="109.24485113725">
            <text:p>109.24485113725</text:p>
          </table:table-cell>
          <table:table-cell table:formula="of:=([.$C$10]-[.C819])*[.$B$4]" office:value-type="float" office:value="40333.123488635">
            <text:p>40333.123488635</text:p>
          </table:table-cell>
          <table:table-cell table:formula="of:=ROUND([.D819])" office:value-type="float" office:value="40333">
            <text:p>40333</text:p>
          </table:table-cell>
          <table:table-cell table:formula="of:=([.$C$8]-([.E819]*[.$C$4]))" office:value-type="float" office:value="109.244921875">
            <text:p>109.244921875</text:p>
          </table:table-cell>
          <table:table-cell table:formula="of:=SQRT(ABS([.$D$2]^2-[.F819]^2))" office:value-type="float" office:value="60.7498727943125">
            <text:p>60.7498727943125</text:p>
          </table:table-cell>
          <table:table-cell table:formula="of:=ABS([.B819]-[.G819])" office:value-type="float" office:value="0.000127205688400522">
            <text:p>0.000127205688400522</text:p>
          </table:table-cell>
          <table:table-cell/>
        </table:table-row>
        <table:table-row table:style-name="ro2">
          <table:table-cell table:formula="of:=[.A819]+[.A$4]" office:value-type="float" office:value="243.300000000003">
            <text:p>243.300000000003</text:p>
          </table:table-cell>
          <table:table-cell table:formula="of:=[.A820]/([.$D$4]*2)" office:value-type="float" office:value="60.8250000000009">
            <text:p>60.8250000000009</text:p>
          </table:table-cell>
          <table:table-cell table:formula="of:=SQRT(ABS([.$D$2]^2-[.B820]^2))" office:value-type="float" office:value="109.203110647087">
            <text:p>109.203110647087</text:p>
          </table:table-cell>
          <table:table-cell table:formula="of:=([.$C$10]-[.C820])*[.$B$4]" office:value-type="float" office:value="40439.9791434525">
            <text:p>40439.9791434525</text:p>
          </table:table-cell>
          <table:table-cell table:formula="of:=ROUND([.D820])" office:value-type="float" office:value="40440">
            <text:p>40440</text:p>
          </table:table-cell>
          <table:table-cell table:formula="of:=([.$C$8]-([.E820]*[.$C$4]))" office:value-type="float" office:value="109.203125">
            <text:p>109.203125</text:p>
          </table:table-cell>
          <table:table-cell table:formula="of:=SQRT(ABS([.$D$2]^2-[.F820]^2))" office:value-type="float" office:value="60.8249742312677">
            <text:p>60.8249742312677</text:p>
          </table:table-cell>
          <table:table-cell table:formula="of:=ABS([.B820]-[.G820])" office:value-type="float" office:value="0.0000257687332165801">
            <text:p>0.0000257687332165801</text:p>
          </table:table-cell>
          <table:table-cell/>
        </table:table-row>
        <table:table-row table:style-name="ro2">
          <table:table-cell table:formula="of:=[.A820]+[.A$4]" office:value-type="float" office:value="243.600000000003">
            <text:p>243.600000000003</text:p>
          </table:table-cell>
          <table:table-cell table:formula="of:=[.A821]/([.$D$4]*2)" office:value-type="float" office:value="60.9000000000009">
            <text:p>60.9000000000009</text:p>
          </table:table-cell>
          <table:table-cell table:formula="of:=SQRT(ABS([.$D$2]^2-[.B821]^2))" office:value-type="float" office:value="109.161302667199">
            <text:p>109.161302667199</text:p>
          </table:table-cell>
          <table:table-cell table:formula="of:=([.$C$10]-[.C821])*[.$B$4]" office:value-type="float" office:value="40547.0075719646">
            <text:p>40547.0075719646</text:p>
          </table:table-cell>
          <table:table-cell table:formula="of:=ROUND([.D821])" office:value-type="float" office:value="40547">
            <text:p>40547</text:p>
          </table:table-cell>
          <table:table-cell table:formula="of:=([.$C$8]-([.E821]*[.$C$4]))" office:value-type="float" office:value="109.161328125">
            <text:p>109.161328125</text:p>
          </table:table-cell>
          <table:table-cell table:formula="of:=SQRT(ABS([.$D$2]^2-[.F821]^2))" office:value-type="float" office:value="60.8999543676848">
            <text:p>60.8999543676848</text:p>
          </table:table-cell>
          <table:table-cell table:formula="of:=ABS([.B821]-[.G821])" office:value-type="float" office:value="0.0000456323161230898">
            <text:p>0.0000456323161230898</text:p>
          </table:table-cell>
          <table:table-cell/>
        </table:table-row>
        <table:table-row table:style-name="ro2">
          <table:table-cell table:formula="of:=[.A821]+[.A$4]" office:value-type="float" office:value="243.900000000004">
            <text:p>243.900000000004</text:p>
          </table:table-cell>
          <table:table-cell table:formula="of:=[.A822]/([.$D$4]*2)" office:value-type="float" office:value="60.9750000000009">
            <text:p>60.9750000000009</text:p>
          </table:table-cell>
          <table:table-cell table:formula="of:=SQRT(ABS([.$D$2]^2-[.B822]^2))" office:value-type="float" office:value="109.119427120013">
            <text:p>109.119427120013</text:p>
          </table:table-cell>
          <table:table-cell table:formula="of:=([.$C$10]-[.C822])*[.$B$4]" office:value-type="float" office:value="40654.2089727608">
            <text:p>40654.2089727608</text:p>
          </table:table-cell>
          <table:table-cell table:formula="of:=ROUND([.D822])" office:value-type="float" office:value="40654">
            <text:p>40654</text:p>
          </table:table-cell>
          <table:table-cell table:formula="of:=([.$C$8]-([.E822]*[.$C$4]))" office:value-type="float" office:value="109.11953125">
            <text:p>109.11953125</text:p>
          </table:table-cell>
          <table:table-cell table:formula="of:=SQRT(ABS([.$D$2]^2-[.F822]^2))" office:value-type="float" office:value="60.97481365105">
            <text:p>60.97481365105</text:p>
          </table:table-cell>
          <table:table-cell table:formula="of:=ABS([.B822]-[.G822])" office:value-type="float" office:value="0.000186348950876436">
            <text:p>0.000186348950876436</text:p>
          </table:table-cell>
          <table:table-cell/>
        </table:table-row>
        <table:table-row table:style-name="ro2">
          <table:table-cell table:formula="of:=[.A822]+[.A$4]" office:value-type="float" office:value="244.200000000004">
            <text:p>244.200000000004</text:p>
          </table:table-cell>
          <table:table-cell table:formula="of:=[.A823]/([.$D$4]*2)" office:value-type="float" office:value="61.0500000000009">
            <text:p>61.0500000000009</text:p>
          </table:table-cell>
          <table:table-cell table:formula="of:=SQRT(ABS([.$D$2]^2-[.B823]^2))" office:value-type="float" office:value="109.07748392771">
            <text:p>109.07748392771</text:p>
          </table:table-cell>
          <table:table-cell table:formula="of:=([.$C$10]-[.C823])*[.$B$4]" office:value-type="float" office:value="40761.5835450566">
            <text:p>40761.5835450566</text:p>
          </table:table-cell>
          <table:table-cell table:formula="of:=ROUND([.D823])" office:value-type="float" office:value="40762">
            <text:p>40762</text:p>
          </table:table-cell>
          <table:table-cell table:formula="of:=([.$C$8]-([.E823]*[.$C$4]))" office:value-type="float" office:value="109.07734375">
            <text:p>109.07734375</text:p>
          </table:table-cell>
          <table:table-cell table:formula="of:=SQRT(ABS([.$D$2]^2-[.F823]^2))" office:value-type="float" office:value="61.0502504535758">
            <text:p>61.0502504535758</text:p>
          </table:table-cell>
          <table:table-cell table:formula="of:=ABS([.B823]-[.G823])" office:value-type="float" office:value="0.000250453574956566">
            <text:p>0.000250453574956566</text:p>
          </table:table-cell>
          <table:table-cell/>
        </table:table-row>
        <table:table-row table:style-name="ro2">
          <table:table-cell table:formula="of:=[.A823]+[.A$4]" office:value-type="float" office:value="244.500000000004">
            <text:p>244.500000000004</text:p>
          </table:table-cell>
          <table:table-cell table:formula="of:=[.A824]/([.$D$4]*2)" office:value-type="float" office:value="61.1250000000009">
            <text:p>61.1250000000009</text:p>
          </table:table-cell>
          <table:table-cell table:formula="of:=SQRT(ABS([.$D$2]^2-[.B824]^2))" office:value-type="float" office:value="109.035473012226">
            <text:p>109.035473012226</text:p>
          </table:table-cell>
          <table:table-cell table:formula="of:=([.$C$10]-[.C824])*[.$B$4]" office:value-type="float" office:value="40869.131488696">
            <text:p>40869.131488696</text:p>
          </table:table-cell>
          <table:table-cell table:formula="of:=ROUND([.D824])" office:value-type="float" office:value="40869">
            <text:p>40869</text:p>
          </table:table-cell>
          <table:table-cell table:formula="of:=([.$C$8]-([.E824]*[.$C$4]))" office:value-type="float" office:value="109.035546875">
            <text:p>109.035546875</text:p>
          </table:table-cell>
          <table:table-cell table:formula="of:=SQRT(ABS([.$D$2]^2-[.F824]^2))" office:value-type="float" office:value="61.1248682425548">
            <text:p>61.1248682425548</text:p>
          </table:table-cell>
          <table:table-cell table:formula="of:=ABS([.B824]-[.G824])" office:value-type="float" office:value="0.000131757446126812">
            <text:p>0.000131757446126812</text:p>
          </table:table-cell>
          <table:table-cell/>
        </table:table-row>
        <table:table-row table:style-name="ro2">
          <table:table-cell table:formula="of:=[.A824]+[.A$4]" office:value-type="float" office:value="244.800000000004">
            <text:p>244.800000000004</text:p>
          </table:table-cell>
          <table:table-cell table:formula="of:=[.A825]/([.$D$4]*2)" office:value-type="float" office:value="61.2000000000009">
            <text:p>61.2000000000009</text:p>
          </table:table-cell>
          <table:table-cell table:formula="of:=SQRT(ABS([.$D$2]^2-[.B825]^2))" office:value-type="float" office:value="108.99339429525">
            <text:p>108.99339429525</text:p>
          </table:table-cell>
          <table:table-cell table:formula="of:=([.$C$10]-[.C825])*[.$B$4]" office:value-type="float" office:value="40976.8530041542">
            <text:p>40976.8530041542</text:p>
          </table:table-cell>
          <table:table-cell table:formula="of:=ROUND([.D825])" office:value-type="float" office:value="40977">
            <text:p>40977</text:p>
          </table:table-cell>
          <table:table-cell table:formula="of:=([.$C$8]-([.E825]*[.$C$4]))" office:value-type="float" office:value="108.993359375">
            <text:p>108.993359375</text:p>
          </table:table-cell>
          <table:table-cell table:formula="of:=SQRT(ABS([.$D$2]^2-[.F825]^2))" office:value-type="float" office:value="61.2000621907535">
            <text:p>61.2000621907535</text:p>
          </table:table-cell>
          <table:table-cell table:formula="of:=ABS([.B825]-[.G825])" office:value-type="float" office:value="0.0000621907526436871">
            <text:p>0.0000621907526436871</text:p>
          </table:table-cell>
          <table:table-cell/>
        </table:table-row>
        <table:table-row table:style-name="ro2">
          <table:table-cell table:formula="of:=[.A825]+[.A$4]" office:value-type="float" office:value="245.100000000004">
            <text:p>245.100000000004</text:p>
          </table:table-cell>
          <table:table-cell table:formula="of:=[.A826]/([.$D$4]*2)" office:value-type="float" office:value="61.2750000000009">
            <text:p>61.2750000000009</text:p>
          </table:table-cell>
          <table:table-cell table:formula="of:=SQRT(ABS([.$D$2]^2-[.B826]^2))" office:value-type="float" office:value="108.951247698225">
            <text:p>108.951247698225</text:p>
          </table:table-cell>
          <table:table-cell table:formula="of:=([.$C$10]-[.C826])*[.$B$4]" office:value-type="float" office:value="41084.7482925399">
            <text:p>41084.7482925399</text:p>
          </table:table-cell>
          <table:table-cell table:formula="of:=ROUND([.D826])" office:value-type="float" office:value="41085">
            <text:p>41085</text:p>
          </table:table-cell>
          <table:table-cell table:formula="of:=([.$C$8]-([.E826]*[.$C$4]))" office:value-type="float" office:value="108.951171875">
            <text:p>108.951171875</text:p>
          </table:table-cell>
          <table:table-cell table:formula="of:=SQRT(ABS([.$D$2]^2-[.F826]^2))" office:value-type="float" office:value="61.2751348188171">
            <text:p>61.2751348188171</text:p>
          </table:table-cell>
          <table:table-cell table:formula="of:=ABS([.B826]-[.G826])" office:value-type="float" office:value="0.0001348188161856">
            <text:p>0.0001348188161856</text:p>
          </table:table-cell>
          <table:table-cell/>
        </table:table-row>
        <table:table-row table:style-name="ro2">
          <table:table-cell table:formula="of:=[.A826]+[.A$4]" office:value-type="float" office:value="245.400000000004">
            <text:p>245.400000000004</text:p>
          </table:table-cell>
          <table:table-cell table:formula="of:=[.A827]/([.$D$4]*2)" office:value-type="float" office:value="61.3500000000009">
            <text:p>61.3500000000009</text:p>
          </table:table-cell>
          <table:table-cell table:formula="of:=SQRT(ABS([.$D$2]^2-[.B827]^2))" office:value-type="float" office:value="108.909033142343">
            <text:p>108.909033142343</text:p>
          </table:table-cell>
          <table:table-cell table:formula="of:=([.$C$10]-[.C827])*[.$B$4]" office:value-type="float" office:value="41192.8175555977">
            <text:p>41192.8175555977</text:p>
          </table:table-cell>
          <table:table-cell table:formula="of:=ROUND([.D827])" office:value-type="float" office:value="41193">
            <text:p>41193</text:p>
          </table:table-cell>
          <table:table-cell table:formula="of:=([.$C$8]-([.E827]*[.$C$4]))" office:value-type="float" office:value="108.908984375">
            <text:p>108.908984375</text:p>
          </table:table-cell>
          <table:table-cell table:formula="of:=SQRT(ABS([.$D$2]^2-[.F827]^2))" office:value-type="float" office:value="61.350086572115">
            <text:p>61.350086572115</text:p>
          </table:table-cell>
          <table:table-cell table:formula="of:=ABS([.B827]-[.G827])" office:value-type="float" office:value="0.0000865721141067866">
            <text:p>0.0000865721141067866</text:p>
          </table:table-cell>
          <table:table-cell/>
        </table:table-row>
        <table:table-row table:style-name="ro2">
          <table:table-cell table:formula="of:=[.A827]+[.A$4]" office:value-type="float" office:value="245.700000000004">
            <text:p>245.700000000004</text:p>
          </table:table-cell>
          <table:table-cell table:formula="of:=[.A828]/([.$D$4]*2)" office:value-type="float" office:value="61.4250000000009">
            <text:p>61.4250000000009</text:p>
          </table:table-cell>
          <table:table-cell table:formula="of:=SQRT(ABS([.$D$2]^2-[.B828]^2))" office:value-type="float" office:value="108.866750548549">
            <text:p>108.866750548549</text:p>
          </table:table-cell>
          <table:table-cell table:formula="of:=([.$C$10]-[.C828])*[.$B$4]" office:value-type="float" office:value="41301.0609957106">
            <text:p>41301.0609957106</text:p>
          </table:table-cell>
          <table:table-cell table:formula="of:=ROUND([.D828])" office:value-type="float" office:value="41301">
            <text:p>41301</text:p>
          </table:table-cell>
          <table:table-cell table:formula="of:=([.$C$8]-([.E828]*[.$C$4]))" office:value-type="float" office:value="108.866796875">
            <text:p>108.866796875</text:p>
          </table:table-cell>
          <table:table-cell table:formula="of:=SQRT(ABS([.$D$2]^2-[.F828]^2))" office:value-type="float" office:value="61.4249178931278">
            <text:p>61.4249178931278</text:p>
          </table:table-cell>
          <table:table-cell table:formula="of:=ABS([.B828]-[.G828])" office:value-type="float" office:value="0.0000821068731227115">
            <text:p>0.0000821068731227115</text:p>
          </table:table-cell>
          <table:table-cell/>
        </table:table-row>
        <table:table-row table:style-name="ro2">
          <table:table-cell table:formula="of:=[.A828]+[.A$4]" office:value-type="float" office:value="246.000000000004">
            <text:p>246.000000000004</text:p>
          </table:table-cell>
          <table:table-cell table:formula="of:=[.A829]/([.$D$4]*2)" office:value-type="float" office:value="61.5000000000009">
            <text:p>61.5000000000009</text:p>
          </table:table-cell>
          <table:table-cell table:formula="of:=SQRT(ABS([.$D$2]^2-[.B829]^2))" office:value-type="float" office:value="108.824399837536">
            <text:p>108.824399837536</text:p>
          </table:table-cell>
          <table:table-cell table:formula="of:=([.$C$10]-[.C829])*[.$B$4]" office:value-type="float" office:value="41409.4788159029">
            <text:p>41409.4788159029</text:p>
          </table:table-cell>
          <table:table-cell table:formula="of:=ROUND([.D829])" office:value-type="float" office:value="41409">
            <text:p>41409</text:p>
          </table:table-cell>
          <table:table-cell table:formula="of:=([.$C$8]-([.E829]*[.$C$4]))" office:value-type="float" office:value="108.824609375">
            <text:p>108.824609375</text:p>
          </table:table-cell>
          <table:table-cell table:formula="of:=SQRT(ABS([.$D$2]^2-[.F829]^2))" office:value-type="float" office:value="61.4996292214731">
            <text:p>61.4996292214731</text:p>
          </table:table-cell>
          <table:table-cell table:formula="of:=ABS([.B829]-[.G829])" office:value-type="float" office:value="0.000370778527845061">
            <text:p>0.000370778527845061</text:p>
          </table:table-cell>
          <table:table-cell/>
        </table:table-row>
        <table:table-row table:style-name="ro2">
          <table:table-cell table:formula="of:=[.A829]+[.A$4]" office:value-type="float" office:value="246.300000000004">
            <text:p>246.300000000004</text:p>
          </table:table-cell>
          <table:table-cell table:formula="of:=[.A830]/([.$D$4]*2)" office:value-type="float" office:value="61.5750000000009">
            <text:p>61.5750000000009</text:p>
          </table:table-cell>
          <table:table-cell table:formula="of:=SQRT(ABS([.$D$2]^2-[.B830]^2))" office:value-type="float" office:value="108.781980929747">
            <text:p>108.781980929747</text:p>
          </table:table-cell>
          <table:table-cell table:formula="of:=([.$C$10]-[.C830])*[.$B$4]" office:value-type="float" office:value="41518.071219842">
            <text:p>41518.071219842</text:p>
          </table:table-cell>
          <table:table-cell table:formula="of:=ROUND([.D830])" office:value-type="float" office:value="41518">
            <text:p>41518</text:p>
          </table:table-cell>
          <table:table-cell table:formula="of:=([.$C$8]-([.E830]*[.$C$4]))" office:value-type="float" office:value="108.78203125">
            <text:p>108.78203125</text:p>
          </table:table-cell>
          <table:table-cell table:formula="of:=SQRT(ABS([.$D$2]^2-[.F830]^2))" office:value-type="float" office:value="61.5749111012271">
            <text:p>61.5749111012271</text:p>
          </table:table-cell>
          <table:table-cell table:formula="of:=ABS([.B830]-[.G830])" office:value-type="float" office:value="0.0000888987737823754">
            <text:p>0.0000888987737823754</text:p>
          </table:table-cell>
          <table:table-cell/>
        </table:table-row>
        <table:table-row table:style-name="ro2">
          <table:table-cell table:formula="of:=[.A830]+[.A$4]" office:value-type="float" office:value="246.600000000004">
            <text:p>246.600000000004</text:p>
          </table:table-cell>
          <table:table-cell table:formula="of:=[.A831]/([.$D$4]*2)" office:value-type="float" office:value="61.6500000000009">
            <text:p>61.6500000000009</text:p>
          </table:table-cell>
          <table:table-cell table:formula="of:=SQRT(ABS([.$D$2]^2-[.B831]^2))" office:value-type="float" office:value="108.739493745372">
            <text:p>108.739493745372</text:p>
          </table:table-cell>
          <table:table-cell table:formula="of:=([.$C$10]-[.C831])*[.$B$4]" office:value-type="float" office:value="41626.8384118415">
            <text:p>41626.8384118415</text:p>
          </table:table-cell>
          <table:table-cell table:formula="of:=ROUND([.D831])" office:value-type="float" office:value="41627">
            <text:p>41627</text:p>
          </table:table-cell>
          <table:table-cell table:formula="of:=([.$C$8]-([.E831]*[.$C$4]))" office:value-type="float" office:value="108.739453125">
            <text:p>108.739453125</text:p>
          </table:table-cell>
          <table:table-cell table:formula="of:=SQRT(ABS([.$D$2]^2-[.F831]^2))" office:value-type="float" office:value="61.6500716469651">
            <text:p>61.6500716469651</text:p>
          </table:table-cell>
          <table:table-cell table:formula="of:=ABS([.B831]-[.G831])" office:value-type="float" office:value="0.0000716469641801609">
            <text:p>0.0000716469641801609</text:p>
          </table:table-cell>
          <table:table-cell/>
        </table:table-row>
        <table:table-row table:style-name="ro2">
          <table:table-cell table:formula="of:=[.A831]+[.A$4]" office:value-type="float" office:value="246.900000000004">
            <text:p>246.900000000004</text:p>
          </table:table-cell>
          <table:table-cell table:formula="of:=[.A832]/([.$D$4]*2)" office:value-type="float" office:value="61.7250000000009">
            <text:p>61.7250000000009</text:p>
          </table:table-cell>
          <table:table-cell table:formula="of:=SQRT(ABS([.$D$2]^2-[.B832]^2))" office:value-type="float" office:value="108.696938204348">
            <text:p>108.696938204348</text:p>
          </table:table-cell>
          <table:table-cell table:formula="of:=([.$C$10]-[.C832])*[.$B$4]" office:value-type="float" office:value="41735.7805968635">
            <text:p>41735.7805968635</text:p>
          </table:table-cell>
          <table:table-cell table:formula="of:=ROUND([.D832])" office:value-type="float" office:value="41736">
            <text:p>41736</text:p>
          </table:table-cell>
          <table:table-cell table:formula="of:=([.$C$8]-([.E832]*[.$C$4]))" office:value-type="float" office:value="108.696875">
            <text:p>108.696875</text:p>
          </table:table-cell>
          <table:table-cell table:formula="of:=SQRT(ABS([.$D$2]^2-[.F832]^2))" office:value-type="float" office:value="61.7251113019197">
            <text:p>61.7251113019197</text:p>
          </table:table-cell>
          <table:table-cell table:formula="of:=ABS([.B832]-[.G832])" office:value-type="float" office:value="0.0001113019187855">
            <text:p>0.0001113019187855</text:p>
          </table:table-cell>
          <table:table-cell/>
        </table:table-row>
        <table:table-row table:style-name="ro2">
          <table:table-cell table:formula="of:=[.A832]+[.A$4]" office:value-type="float" office:value="247.200000000004">
            <text:p>247.200000000004</text:p>
          </table:table-cell>
          <table:table-cell table:formula="of:=[.A833]/([.$D$4]*2)" office:value-type="float" office:value="61.8000000000009">
            <text:p>61.8000000000009</text:p>
          </table:table-cell>
          <table:table-cell table:formula="of:=SQRT(ABS([.$D$2]^2-[.B833]^2))" office:value-type="float" office:value="108.654314226357">
            <text:p>108.654314226357</text:p>
          </table:table-cell>
          <table:table-cell table:formula="of:=([.$C$10]-[.C833])*[.$B$4]" office:value-type="float" office:value="41844.8979805214">
            <text:p>41844.8979805214</text:p>
          </table:table-cell>
          <table:table-cell table:formula="of:=ROUND([.D833])" office:value-type="float" office:value="41845">
            <text:p>41845</text:p>
          </table:table-cell>
          <table:table-cell table:formula="of:=([.$C$8]-([.E833]*[.$C$4]))" office:value-type="float" office:value="108.654296875">
            <text:p>108.654296875</text:p>
          </table:table-cell>
          <table:table-cell table:formula="of:=SQRT(ABS([.$D$2]^2-[.F833]^2))" office:value-type="float" office:value="61.8000305064598">
            <text:p>61.8000305064598</text:p>
          </table:table-cell>
          <table:table-cell table:formula="of:=ABS([.B833]-[.G833])" office:value-type="float" office:value="0.0000305064589127824">
            <text:p>0.0000305064589127824</text:p>
          </table:table-cell>
          <table:table-cell/>
        </table:table-row>
        <table:table-row table:style-name="ro2">
          <table:table-cell table:formula="of:=[.A833]+[.A$4]" office:value-type="float" office:value="247.500000000004">
            <text:p>247.500000000004</text:p>
          </table:table-cell>
          <table:table-cell table:formula="of:=[.A834]/([.$D$4]*2)" office:value-type="float" office:value="61.8750000000009">
            <text:p>61.8750000000009</text:p>
          </table:table-cell>
          <table:table-cell table:formula="of:=SQRT(ABS([.$D$2]^2-[.B834]^2))" office:value-type="float" office:value="108.611621730825">
            <text:p>108.611621730825</text:p>
          </table:table-cell>
          <table:table-cell table:formula="of:=([.$C$10]-[.C834])*[.$B$4]" office:value-type="float" office:value="41954.190769082">
            <text:p>41954.190769082</text:p>
          </table:table-cell>
          <table:table-cell table:formula="of:=ROUND([.D834])" office:value-type="float" office:value="41954">
            <text:p>41954</text:p>
          </table:table-cell>
          <table:table-cell table:formula="of:=([.$C$8]-([.E834]*[.$C$4]))" office:value-type="float" office:value="108.61171875">
            <text:p>108.61171875</text:p>
          </table:table-cell>
          <table:table-cell table:formula="of:=SQRT(ABS([.$D$2]^2-[.F834]^2))" office:value-type="float" office:value="61.8748296981163">
            <text:p>61.8748296981163</text:p>
          </table:table-cell>
          <table:table-cell table:formula="of:=ABS([.B834]-[.G834])" office:value-type="float" office:value="0.000170301884580226">
            <text:p>0.000170301884580226</text:p>
          </table:table-cell>
          <table:table-cell/>
        </table:table-row>
        <table:table-row table:style-name="ro2">
          <table:table-cell table:formula="of:=[.A834]+[.A$4]" office:value-type="float" office:value="247.800000000004">
            <text:p>247.800000000004</text:p>
          </table:table-cell>
          <table:table-cell table:formula="of:=[.A835]/([.$D$4]*2)" office:value-type="float" office:value="61.9500000000009">
            <text:p>61.9500000000009</text:p>
          </table:table-cell>
          <table:table-cell table:formula="of:=SQRT(ABS([.$D$2]^2-[.B835]^2))" office:value-type="float" office:value="108.568860636924">
            <text:p>108.568860636924</text:p>
          </table:table-cell>
          <table:table-cell table:formula="of:=([.$C$10]-[.C835])*[.$B$4]" office:value-type="float" office:value="42063.6591694687">
            <text:p>42063.6591694687</text:p>
          </table:table-cell>
          <table:table-cell table:formula="of:=ROUND([.D835])" office:value-type="float" office:value="42064">
            <text:p>42064</text:p>
          </table:table-cell>
          <table:table-cell table:formula="of:=([.$C$8]-([.E835]*[.$C$4]))" office:value-type="float" office:value="108.56875">
            <text:p>108.56875</text:p>
          </table:table-cell>
          <table:table-cell table:formula="of:=SQRT(ABS([.$D$2]^2-[.F835]^2))" office:value-type="float" office:value="61.9501938934617">
            <text:p>61.9501938934617</text:p>
          </table:table-cell>
          <table:table-cell table:formula="of:=ABS([.B835]-[.G835])" office:value-type="float" office:value="0.000193893460796346">
            <text:p>0.000193893460796346</text:p>
          </table:table-cell>
          <table:table-cell/>
        </table:table-row>
        <table:table-row table:style-name="ro2">
          <table:table-cell table:formula="of:=[.A835]+[.A$4]" office:value-type="float" office:value="248.100000000004">
            <text:p>248.100000000004</text:p>
          </table:table-cell>
          <table:table-cell table:formula="of:=[.A836]/([.$D$4]*2)" office:value-type="float" office:value="62.0250000000009">
            <text:p>62.0250000000009</text:p>
          </table:table-cell>
          <table:table-cell table:formula="of:=SQRT(ABS([.$D$2]^2-[.B836]^2))" office:value-type="float" office:value="108.526030863567">
            <text:p>108.526030863567</text:p>
          </table:table-cell>
          <table:table-cell table:formula="of:=([.$C$10]-[.C836])*[.$B$4]" office:value-type="float" office:value="42173.3033892635">
            <text:p>42173.3033892635</text:p>
          </table:table-cell>
          <table:table-cell table:formula="of:=ROUND([.D836])" office:value-type="float" office:value="42173">
            <text:p>42173</text:p>
          </table:table-cell>
          <table:table-cell table:formula="of:=([.$C$8]-([.E836]*[.$C$4]))" office:value-type="float" office:value="108.526171875">
            <text:p>108.526171875</text:p>
          </table:table-cell>
          <table:table-cell table:formula="of:=SQRT(ABS([.$D$2]^2-[.F836]^2))" office:value-type="float" office:value="62.0247532696258">
            <text:p>62.0247532696258</text:p>
          </table:table-cell>
          <table:table-cell table:formula="of:=ABS([.B836]-[.G836])" office:value-type="float" office:value="0.00024673037511036">
            <text:p>0.00024673037511036</text:p>
          </table:table-cell>
          <table:table-cell/>
        </table:table-row>
        <table:table-row table:style-name="ro2">
          <table:table-cell table:formula="of:=[.A836]+[.A$4]" office:value-type="float" office:value="248.400000000004">
            <text:p>248.400000000004</text:p>
          </table:table-cell>
          <table:table-cell table:formula="of:=[.A837]/([.$D$4]*2)" office:value-type="float" office:value="62.1000000000009">
            <text:p>62.1000000000009</text:p>
          </table:table-cell>
          <table:table-cell table:formula="of:=SQRT(ABS([.$D$2]^2-[.B837]^2))" office:value-type="float" office:value="108.483132329408">
            <text:p>108.483132329408</text:p>
          </table:table-cell>
          <table:table-cell table:formula="of:=([.$C$10]-[.C837])*[.$B$4]" office:value-type="float" office:value="42283.1236367099">
            <text:p>42283.1236367099</text:p>
          </table:table-cell>
          <table:table-cell table:formula="of:=ROUND([.D837])" office:value-type="float" office:value="42283">
            <text:p>42283</text:p>
          </table:table-cell>
          <table:table-cell table:formula="of:=([.$C$8]-([.E837]*[.$C$4]))" office:value-type="float" office:value="108.483203125">
            <text:p>108.483203125</text:p>
          </table:table-cell>
          <table:table-cell table:formula="of:=SQRT(ABS([.$D$2]^2-[.F837]^2))" office:value-type="float" office:value="62.0998763262858">
            <text:p>62.0998763262858</text:p>
          </table:table-cell>
          <table:table-cell table:formula="of:=ABS([.B837]-[.G837])" office:value-type="float" office:value="0.000123673715137329">
            <text:p>0.000123673715137329</text:p>
          </table:table-cell>
          <table:table-cell/>
        </table:table-row>
        <table:table-row table:style-name="ro2">
          <table:table-cell table:formula="of:=[.A837]+[.A$4]" office:value-type="float" office:value="248.700000000004">
            <text:p>248.700000000004</text:p>
          </table:table-cell>
          <table:table-cell table:formula="of:=[.A838]/([.$D$4]*2)" office:value-type="float" office:value="62.1750000000009">
            <text:p>62.1750000000009</text:p>
          </table:table-cell>
          <table:table-cell table:formula="of:=SQRT(ABS([.$D$2]^2-[.B838]^2))" office:value-type="float" office:value="108.440164952843">
            <text:p>108.440164952843</text:p>
          </table:table-cell>
          <table:table-cell table:formula="of:=([.$C$10]-[.C838])*[.$B$4]" office:value-type="float" office:value="42393.1201207157">
            <text:p>42393.1201207157</text:p>
          </table:table-cell>
          <table:table-cell table:formula="of:=ROUND([.D838])" office:value-type="float" office:value="42393">
            <text:p>42393</text:p>
          </table:table-cell>
          <table:table-cell table:formula="of:=([.$C$8]-([.E838]*[.$C$4]))" office:value-type="float" office:value="108.440234375">
            <text:p>108.440234375</text:p>
          </table:table-cell>
          <table:table-cell table:formula="of:=SQRT(ABS([.$D$2]^2-[.F838]^2))" office:value-type="float" office:value="62.1748789198264">
            <text:p>62.1748789198264</text:p>
          </table:table-cell>
          <table:table-cell table:formula="of:=ABS([.B838]-[.G838])" office:value-type="float" office:value="0.000121080174565691">
            <text:p>0.000121080174565691</text:p>
          </table:table-cell>
          <table:table-cell/>
        </table:table-row>
        <table:table-row table:style-name="ro2">
          <table:table-cell table:formula="of:=[.A838]+[.A$4]" office:value-type="float" office:value="249.000000000004">
            <text:p>249.000000000004</text:p>
          </table:table-cell>
          <table:table-cell table:formula="of:=[.A839]/([.$D$4]*2)" office:value-type="float" office:value="62.2500000000009">
            <text:p>62.2500000000009</text:p>
          </table:table-cell>
          <table:table-cell table:formula="of:=SQRT(ABS([.$D$2]^2-[.B839]^2))" office:value-type="float" office:value="108.397128652008">
            <text:p>108.397128652008</text:p>
          </table:table-cell>
          <table:table-cell table:formula="of:=([.$C$10]-[.C839])*[.$B$4]" office:value-type="float" office:value="42503.2930508554">
            <text:p>42503.2930508554</text:p>
          </table:table-cell>
          <table:table-cell table:formula="of:=ROUND([.D839])" office:value-type="float" office:value="42503">
            <text:p>42503</text:p>
          </table:table-cell>
          <table:table-cell table:formula="of:=([.$C$8]-([.E839]*[.$C$4]))" office:value-type="float" office:value="108.397265625">
            <text:p>108.397265625</text:p>
          </table:table-cell>
          <table:table-cell table:formula="of:=SQRT(ABS([.$D$2]^2-[.F839]^2))" office:value-type="float" office:value="62.2497614856731">
            <text:p>62.2497614856731</text:p>
          </table:table-cell>
          <table:table-cell table:formula="of:=ABS([.B839]-[.G839])" office:value-type="float" office:value="0.000238514327804751">
            <text:p>0.000238514327804751</text:p>
          </table:table-cell>
          <table:table-cell/>
        </table:table-row>
        <table:table-row table:style-name="ro2">
          <table:table-cell table:formula="of:=[.A839]+[.A$4]" office:value-type="float" office:value="249.300000000004">
            <text:p>249.300000000004</text:p>
          </table:table-cell>
          <table:table-cell table:formula="of:=[.A840]/([.$D$4]*2)" office:value-type="float" office:value="62.3250000000009">
            <text:p>62.3250000000009</text:p>
          </table:table-cell>
          <table:table-cell table:formula="of:=SQRT(ABS([.$D$2]^2-[.B840]^2))" office:value-type="float" office:value="108.354023344774">
            <text:p>108.354023344774</text:p>
          </table:table-cell>
          <table:table-cell table:formula="of:=([.$C$10]-[.C840])*[.$B$4]" office:value-type="float" office:value="42613.6426373728">
            <text:p>42613.6426373728</text:p>
          </table:table-cell>
          <table:table-cell table:formula="of:=ROUND([.D840])" office:value-type="float" office:value="42614">
            <text:p>42614</text:p>
          </table:table-cell>
          <table:table-cell table:formula="of:=([.$C$8]-([.E840]*[.$C$4]))" office:value-type="float" office:value="108.35390625">
            <text:p>108.35390625</text:p>
          </table:table-cell>
          <table:table-cell table:formula="of:=SQRT(ABS([.$D$2]^2-[.F840]^2))" office:value-type="float" office:value="62.3252035726014">
            <text:p>62.3252035726014</text:p>
          </table:table-cell>
          <table:table-cell table:formula="of:=ABS([.B840]-[.G840])" office:value-type="float" office:value="0.000203572600511848">
            <text:p>0.000203572600511848</text:p>
          </table:table-cell>
          <table:table-cell/>
        </table:table-row>
        <table:table-row table:style-name="ro2">
          <table:table-cell table:formula="of:=[.A840]+[.A$4]" office:value-type="float" office:value="249.600000000004">
            <text:p>249.600000000004</text:p>
          </table:table-cell>
          <table:table-cell table:formula="of:=[.A841]/([.$D$4]*2)" office:value-type="float" office:value="62.4000000000009">
            <text:p>62.4000000000009</text:p>
          </table:table-cell>
          <table:table-cell table:formula="of:=SQRT(ABS([.$D$2]^2-[.B841]^2))" office:value-type="float" office:value="108.310848948754">
            <text:p>108.310848948754</text:p>
          </table:table-cell>
          <table:table-cell table:formula="of:=([.$C$10]-[.C841])*[.$B$4]" office:value-type="float" office:value="42724.1690911837">
            <text:p>42724.1690911837</text:p>
          </table:table-cell>
          <table:table-cell table:formula="of:=ROUND([.D841])" office:value-type="float" office:value="42724">
            <text:p>42724</text:p>
          </table:table-cell>
          <table:table-cell table:formula="of:=([.$C$8]-([.E841]*[.$C$4]))" office:value-type="float" office:value="108.3109375">
            <text:p>108.3109375</text:p>
          </table:table-cell>
          <table:table-cell table:formula="of:=SQRT(ABS([.$D$2]^2-[.F841]^2))" office:value-type="float" office:value="62.3998462968547">
            <text:p>62.3998462968547</text:p>
          </table:table-cell>
          <table:table-cell table:formula="of:=ABS([.B841]-[.G841])" office:value-type="float" office:value="0.000153703146203554">
            <text:p>0.000153703146203554</text:p>
          </table:table-cell>
          <table:table-cell/>
        </table:table-row>
        <table:table-row table:style-name="ro2">
          <table:table-cell table:formula="of:=[.A841]+[.A$4]" office:value-type="float" office:value="249.900000000004">
            <text:p>249.900000000004</text:p>
          </table:table-cell>
          <table:table-cell table:formula="of:=[.A842]/([.$D$4]*2)" office:value-type="float" office:value="62.4750000000009">
            <text:p>62.4750000000009</text:p>
          </table:table-cell>
          <table:table-cell table:formula="of:=SQRT(ABS([.$D$2]^2-[.B842]^2))" office:value-type="float" office:value="108.267605381295">
            <text:p>108.267605381295</text:p>
          </table:table-cell>
          <table:table-cell table:formula="of:=([.$C$10]-[.C842])*[.$B$4]" office:value-type="float" office:value="42834.8726238789">
            <text:p>42834.8726238789</text:p>
          </table:table-cell>
          <table:table-cell table:formula="of:=ROUND([.D842])" office:value-type="float" office:value="42835">
            <text:p>42835</text:p>
          </table:table-cell>
          <table:table-cell table:formula="of:=([.$C$8]-([.E842]*[.$C$4]))" office:value-type="float" office:value="108.267578125">
            <text:p>108.267578125</text:p>
          </table:table-cell>
          <table:table-cell table:formula="of:=SQRT(ABS([.$D$2]^2-[.F842]^2))" office:value-type="float" office:value="62.4750472344521">
            <text:p>62.4750472344521</text:p>
          </table:table-cell>
          <table:table-cell table:formula="of:=ABS([.B842]-[.G842])" office:value-type="float" office:value="0.0000472344511663891">
            <text:p>0.0000472344511663891</text:p>
          </table:table-cell>
          <table:table-cell/>
        </table:table-row>
        <table:table-row table:style-name="ro2">
          <table:table-cell table:formula="of:=[.A842]+[.A$4]" office:value-type="float" office:value="250.200000000004">
            <text:p>250.200000000004</text:p>
          </table:table-cell>
          <table:table-cell table:formula="of:=[.A843]/([.$D$4]*2)" office:value-type="float" office:value="62.5500000000009">
            <text:p>62.5500000000009</text:p>
          </table:table-cell>
          <table:table-cell table:formula="of:=SQRT(ABS([.$D$2]^2-[.B843]^2))" office:value-type="float" office:value="108.22429255948">
            <text:p>108.22429255948</text:p>
          </table:table-cell>
          <table:table-cell table:formula="of:=([.$C$10]-[.C843])*[.$B$4]" office:value-type="float" office:value="42945.7534477265">
            <text:p>42945.7534477265</text:p>
          </table:table-cell>
          <table:table-cell table:formula="of:=ROUND([.D843])" office:value-type="float" office:value="42946">
            <text:p>42946</text:p>
          </table:table-cell>
          <table:table-cell table:formula="of:=([.$C$8]-([.E843]*[.$C$4]))" office:value-type="float" office:value="108.22421875">
            <text:p>108.22421875</text:p>
          </table:table-cell>
          <table:table-cell table:formula="of:=SQRT(ABS([.$D$2]^2-[.F843]^2))" office:value-type="float" office:value="62.5501277053225">
            <text:p>62.5501277053225</text:p>
          </table:table-cell>
          <table:table-cell table:formula="of:=ABS([.B843]-[.G843])" office:value-type="float" office:value="0.000127705321510518">
            <text:p>0.000127705321510518</text:p>
          </table:table-cell>
          <table:table-cell/>
        </table:table-row>
        <table:table-row table:style-name="ro2">
          <table:table-cell table:formula="of:=[.A843]+[.A$4]" office:value-type="float" office:value="250.500000000004">
            <text:p>250.500000000004</text:p>
          </table:table-cell>
          <table:table-cell table:formula="of:=[.A844]/([.$D$4]*2)" office:value-type="float" office:value="62.6250000000009">
            <text:p>62.6250000000009</text:p>
          </table:table-cell>
          <table:table-cell table:formula="of:=SQRT(ABS([.$D$2]^2-[.B844]^2))" office:value-type="float" office:value="108.180910400125">
            <text:p>108.180910400125</text:p>
          </table:table-cell>
          <table:table-cell table:formula="of:=([.$C$10]-[.C844])*[.$B$4]" office:value-type="float" office:value="43056.8117756747">
            <text:p>43056.8117756747</text:p>
          </table:table-cell>
          <table:table-cell table:formula="of:=ROUND([.D844])" office:value-type="float" office:value="43057">
            <text:p>43057</text:p>
          </table:table-cell>
          <table:table-cell table:formula="of:=([.$C$8]-([.E844]*[.$C$4]))" office:value-type="float" office:value="108.180859375">
            <text:p>108.180859375</text:p>
          </table:table-cell>
          <table:table-cell table:formula="of:=SQRT(ABS([.$D$2]^2-[.F844]^2))" office:value-type="float" office:value="62.6250881427442">
            <text:p>62.6250881427442</text:p>
          </table:table-cell>
          <table:table-cell table:formula="of:=ABS([.B844]-[.G844])" office:value-type="float" office:value="0.0000881427432091186">
            <text:p>0.0000881427432091186</text:p>
          </table:table-cell>
          <table:table-cell/>
        </table:table-row>
        <table:table-row table:style-name="ro2">
          <table:table-cell table:formula="of:=[.A844]+[.A$4]" office:value-type="float" office:value="250.800000000004">
            <text:p>250.800000000004</text:p>
          </table:table-cell>
          <table:table-cell table:formula="of:=[.A845]/([.$D$4]*2)" office:value-type="float" office:value="62.7000000000009">
            <text:p>62.7000000000009</text:p>
          </table:table-cell>
          <table:table-cell table:formula="of:=SQRT(ABS([.$D$2]^2-[.B845]^2))" office:value-type="float" office:value="108.137458819781">
            <text:p>108.137458819781</text:p>
          </table:table-cell>
          <table:table-cell table:formula="of:=([.$C$10]-[.C845])*[.$B$4]" office:value-type="float" office:value="43168.0478213549">
            <text:p>43168.0478213549</text:p>
          </table:table-cell>
          <table:table-cell table:formula="of:=ROUND([.D845])" office:value-type="float" office:value="43168">
            <text:p>43168</text:p>
          </table:table-cell>
          <table:table-cell table:formula="of:=([.$C$8]-([.E845]*[.$C$4]))" office:value-type="float" office:value="108.1375">
            <text:p>108.1375</text:p>
          </table:table-cell>
          <table:table-cell table:formula="of:=SQRT(ABS([.$D$2]^2-[.F845]^2))" office:value-type="float" office:value="62.6999289772325">
            <text:p>62.6999289772325</text:p>
          </table:table-cell>
          <table:table-cell table:formula="of:=ABS([.B845]-[.G845])" office:value-type="float" office:value="0.0000710227684450615">
            <text:p>0.0000710227684450615</text:p>
          </table:table-cell>
          <table:table-cell/>
        </table:table-row>
        <table:table-row table:style-name="ro2">
          <table:table-cell table:formula="of:=[.A845]+[.A$4]" office:value-type="float" office:value="251.100000000004">
            <text:p>251.100000000004</text:p>
          </table:table-cell>
          <table:table-cell table:formula="of:=[.A846]/([.$D$4]*2)" office:value-type="float" office:value="62.775000000001">
            <text:p>62.775000000001</text:p>
          </table:table-cell>
          <table:table-cell table:formula="of:=SQRT(ABS([.$D$2]^2-[.B846]^2))" office:value-type="float" office:value="108.093937734731">
            <text:p>108.093937734731</text:p>
          </table:table-cell>
          <table:table-cell table:formula="of:=([.$C$10]-[.C846])*[.$B$4]" office:value-type="float" office:value="43279.4617990837">
            <text:p>43279.4617990837</text:p>
          </table:table-cell>
          <table:table-cell table:formula="of:=ROUND([.D846])" office:value-type="float" office:value="43279">
            <text:p>43279</text:p>
          </table:table-cell>
          <table:table-cell table:formula="of:=([.$C$8]-([.E846]*[.$C$4]))" office:value-type="float" office:value="108.094140625">
            <text:p>108.094140625</text:p>
          </table:table-cell>
          <table:table-cell table:formula="of:=SQRT(ABS([.$D$2]^2-[.F846]^2))" office:value-type="float" office:value="62.7746506365645">
            <text:p>62.7746506365645</text:p>
          </table:table-cell>
          <table:table-cell table:formula="of:=ABS([.B846]-[.G846])" office:value-type="float" office:value="0.000349363436470185">
            <text:p>0.000349363436470185</text:p>
          </table:table-cell>
          <table:table-cell/>
        </table:table-row>
        <table:table-row table:style-name="ro2">
          <table:table-cell table:formula="of:=[.A846]+[.A$4]" office:value-type="float" office:value="251.400000000004">
            <text:p>251.400000000004</text:p>
          </table:table-cell>
          <table:table-cell table:formula="of:=[.A847]/([.$D$4]*2)" office:value-type="float" office:value="62.850000000001">
            <text:p>62.850000000001</text:p>
          </table:table-cell>
          <table:table-cell table:formula="of:=SQRT(ABS([.$D$2]^2-[.B847]^2))" office:value-type="float" office:value="108.050347060988">
            <text:p>108.050347060988</text:p>
          </table:table-cell>
          <table:table-cell table:formula="of:=([.$C$10]-[.C847])*[.$B$4]" office:value-type="float" office:value="43391.0539238665">
            <text:p>43391.0539238665</text:p>
          </table:table-cell>
          <table:table-cell table:formula="of:=ROUND([.D847])" office:value-type="float" office:value="43391">
            <text:p>43391</text:p>
          </table:table-cell>
          <table:table-cell table:formula="of:=([.$C$8]-([.E847]*[.$C$4]))" office:value-type="float" office:value="108.050390625">
            <text:p>108.050390625</text:p>
          </table:table-cell>
          <table:table-cell table:formula="of:=SQRT(ABS([.$D$2]^2-[.F847]^2))" office:value-type="float" office:value="62.8499251056428">
            <text:p>62.8499251056428</text:p>
          </table:table-cell>
          <table:table-cell table:formula="of:=ABS([.B847]-[.G847])" office:value-type="float" office:value="0.0000748943581356798">
            <text:p>0.0000748943581356798</text:p>
          </table:table-cell>
          <table:table-cell/>
        </table:table-row>
        <table:table-row table:style-name="ro2">
          <table:table-cell table:formula="of:=[.A847]+[.A$4]" office:value-type="float" office:value="251.700000000004">
            <text:p>251.700000000004</text:p>
          </table:table-cell>
          <table:table-cell table:formula="of:=[.A848]/([.$D$4]*2)" office:value-type="float" office:value="62.925000000001">
            <text:p>62.925000000001</text:p>
          </table:table-cell>
          <table:table-cell table:formula="of:=SQRT(ABS([.$D$2]^2-[.B848]^2))" office:value-type="float" office:value="108.006686714295">
            <text:p>108.006686714295</text:p>
          </table:table-cell>
          <table:table-cell table:formula="of:=([.$C$10]-[.C848])*[.$B$4]" office:value-type="float" office:value="43502.8244113995">
            <text:p>43502.8244113995</text:p>
          </table:table-cell>
          <table:table-cell table:formula="of:=ROUND([.D848])" office:value-type="float" office:value="43503">
            <text:p>43503</text:p>
          </table:table-cell>
          <table:table-cell table:formula="of:=([.$C$8]-([.E848]*[.$C$4]))" office:value-type="float" office:value="108.006640625">
            <text:p>108.006640625</text:p>
          </table:table-cell>
          <table:table-cell table:formula="of:=SQRT(ABS([.$D$2]^2-[.F848]^2))" office:value-type="float" office:value="62.925079109224">
            <text:p>62.925079109224</text:p>
          </table:table-cell>
          <table:table-cell table:formula="of:=ABS([.B848]-[.G848])" office:value-type="float" office:value="0.0000791092230443269">
            <text:p>0.0000791092230443269</text:p>
          </table:table-cell>
          <table:table-cell/>
        </table:table-row>
        <table:table-row table:style-name="ro2">
          <table:table-cell table:formula="of:=[.A848]+[.A$4]" office:value-type="float" office:value="252.000000000004">
            <text:p>252.000000000004</text:p>
          </table:table-cell>
          <table:table-cell table:formula="of:=[.A849]/([.$D$4]*2)" office:value-type="float" office:value="63.000000000001">
            <text:p>63.000000000001</text:p>
          </table:table-cell>
          <table:table-cell table:formula="of:=SQRT(ABS([.$D$2]^2-[.B849]^2))" office:value-type="float" office:value="107.962956610126">
            <text:p>107.962956610126</text:p>
          </table:table-cell>
          <table:table-cell table:formula="of:=([.$C$10]-[.C849])*[.$B$4]" office:value-type="float" office:value="43614.7734780731">
            <text:p>43614.7734780731</text:p>
          </table:table-cell>
          <table:table-cell table:formula="of:=ROUND([.D849])" office:value-type="float" office:value="43615">
            <text:p>43615</text:p>
          </table:table-cell>
          <table:table-cell table:formula="of:=([.$C$8]-([.E849]*[.$C$4]))" office:value-type="float" office:value="107.962890625">
            <text:p>107.962890625</text:p>
          </table:table-cell>
          <table:table-cell table:formula="of:=SQRT(ABS([.$D$2]^2-[.F849]^2))" office:value-type="float" office:value="63.0001130784246">
            <text:p>63.0001130784246</text:p>
          </table:table-cell>
          <table:table-cell table:formula="of:=ABS([.B849]-[.G849])" office:value-type="float" office:value="0.000113078423645163">
            <text:p>0.000113078423645163</text:p>
          </table:table-cell>
          <table:table-cell/>
        </table:table-row>
        <table:table-row table:style-name="ro2">
          <table:table-cell table:formula="of:=[.A849]+[.A$4]" office:value-type="float" office:value="252.300000000004">
            <text:p>252.300000000004</text:p>
          </table:table-cell>
          <table:table-cell table:formula="of:=[.A850]/([.$D$4]*2)" office:value-type="float" office:value="63.075000000001">
            <text:p>63.075000000001</text:p>
          </table:table-cell>
          <table:table-cell table:formula="of:=SQRT(ABS([.$D$2]^2-[.B850]^2))" office:value-type="float" office:value="107.91915666368">
            <text:p>107.91915666368</text:p>
          </table:table-cell>
          <table:table-cell table:formula="of:=([.$C$10]-[.C850])*[.$B$4]" office:value-type="float" office:value="43726.9013409744">
            <text:p>43726.9013409744</text:p>
          </table:table-cell>
          <table:table-cell table:formula="of:=ROUND([.D850])" office:value-type="float" office:value="43727">
            <text:p>43727</text:p>
          </table:table-cell>
          <table:table-cell table:formula="of:=([.$C$8]-([.E850]*[.$C$4]))" office:value-type="float" office:value="107.919140625">
            <text:p>107.919140625</text:p>
          </table:table-cell>
          <table:table-cell table:formula="of:=SQRT(ABS([.$D$2]^2-[.F850]^2))" office:value-type="float" office:value="63.0750274416228">
            <text:p>63.0750274416228</text:p>
          </table:table-cell>
          <table:table-cell table:formula="of:=ABS([.B850]-[.G850])" office:value-type="float" office:value="0.0000274416218815077">
            <text:p>0.0000274416218815077</text:p>
          </table:table-cell>
          <table:table-cell/>
        </table:table-row>
        <table:table-row table:style-name="ro2">
          <table:table-cell table:formula="of:=[.A850]+[.A$4]" office:value-type="float" office:value="252.600000000004">
            <text:p>252.600000000004</text:p>
          </table:table-cell>
          <table:table-cell table:formula="of:=[.A851]/([.$D$4]*2)" office:value-type="float" office:value="63.150000000001">
            <text:p>63.150000000001</text:p>
          </table:table-cell>
          <table:table-cell table:formula="of:=SQRT(ABS([.$D$2]^2-[.B851]^2))" office:value-type="float" office:value="107.875286789885">
            <text:p>107.875286789885</text:p>
          </table:table-cell>
          <table:table-cell table:formula="of:=([.$C$10]-[.C851])*[.$B$4]" office:value-type="float" office:value="43839.2082178899">
            <text:p>43839.2082178899</text:p>
          </table:table-cell>
          <table:table-cell table:formula="of:=ROUND([.D851])" office:value-type="float" office:value="43839">
            <text:p>43839</text:p>
          </table:table-cell>
          <table:table-cell table:formula="of:=([.$C$8]-([.E851]*[.$C$4]))" office:value-type="float" office:value="107.875390625">
            <text:p>107.875390625</text:p>
          </table:table-cell>
          <table:table-cell table:formula="of:=SQRT(ABS([.$D$2]^2-[.F851]^2))" office:value-type="float" office:value="63.149822624483">
            <text:p>63.149822624483</text:p>
          </table:table-cell>
          <table:table-cell table:formula="of:=ABS([.B851]-[.G851])" office:value-type="float" office:value="0.000177375517978362">
            <text:p>0.000177375517978362</text:p>
          </table:table-cell>
          <table:table-cell/>
        </table:table-row>
        <table:table-row table:style-name="ro2">
          <table:table-cell table:formula="of:=[.A851]+[.A$4]" office:value-type="float" office:value="252.900000000004">
            <text:p>252.900000000004</text:p>
          </table:table-cell>
          <table:table-cell table:formula="of:=[.A852]/([.$D$4]*2)" office:value-type="float" office:value="63.225000000001">
            <text:p>63.225000000001</text:p>
          </table:table-cell>
          <table:table-cell table:formula="of:=SQRT(ABS([.$D$2]^2-[.B852]^2))" office:value-type="float" office:value="107.831346903393">
            <text:p>107.831346903393</text:p>
          </table:table-cell>
          <table:table-cell table:formula="of:=([.$C$10]-[.C852])*[.$B$4]" office:value-type="float" office:value="43951.6943273088">
            <text:p>43951.6943273088</text:p>
          </table:table-cell>
          <table:table-cell table:formula="of:=ROUND([.D852])" office:value-type="float" office:value="43952">
            <text:p>43952</text:p>
          </table:table-cell>
          <table:table-cell table:formula="of:=([.$C$8]-([.E852]*[.$C$4]))" office:value-type="float" office:value="107.83125">
            <text:p>107.83125</text:p>
          </table:table-cell>
          <table:table-cell table:formula="of:=SQRT(ABS([.$D$2]^2-[.F852]^2))" office:value-type="float" office:value="63.2251652701478">
            <text:p>63.2251652701478</text:p>
          </table:table-cell>
          <table:table-cell table:formula="of:=ABS([.B852]-[.G852])" office:value-type="float" office:value="0.000165270146808894">
            <text:p>0.000165270146808894</text:p>
          </table:table-cell>
          <table:table-cell/>
        </table:table-row>
        <table:table-row table:style-name="ro2">
          <table:table-cell table:formula="of:=[.A852]+[.A$4]" office:value-type="float" office:value="253.200000000004">
            <text:p>253.200000000004</text:p>
          </table:table-cell>
          <table:table-cell table:formula="of:=[.A853]/([.$D$4]*2)" office:value-type="float" office:value="63.300000000001">
            <text:p>63.300000000001</text:p>
          </table:table-cell>
          <table:table-cell table:formula="of:=SQRT(ABS([.$D$2]^2-[.B853]^2))" office:value-type="float" office:value="107.787336918582">
            <text:p>107.787336918582</text:p>
          </table:table-cell>
          <table:table-cell table:formula="of:=([.$C$10]-[.C853])*[.$B$4]" office:value-type="float" office:value="44064.3598884253">
            <text:p>44064.3598884253</text:p>
          </table:table-cell>
          <table:table-cell table:formula="of:=ROUND([.D853])" office:value-type="float" office:value="44064">
            <text:p>44064</text:p>
          </table:table-cell>
          <table:table-cell table:formula="of:=([.$C$8]-([.E853]*[.$C$4]))" office:value-type="float" office:value="107.7875">
            <text:p>107.7875</text:p>
          </table:table-cell>
          <table:table-cell table:formula="of:=SQRT(ABS([.$D$2]^2-[.F853]^2))" office:value-type="float" office:value="63.2997223038933">
            <text:p>63.2997223038933</text:p>
          </table:table-cell>
          <table:table-cell table:formula="of:=ABS([.B853]-[.G853])" office:value-type="float" office:value="0.000277696107715997">
            <text:p>0.000277696107715997</text:p>
          </table:table-cell>
          <table:table-cell/>
        </table:table-row>
        <table:table-row table:style-name="ro2">
          <table:table-cell table:formula="of:=[.A853]+[.A$4]" office:value-type="float" office:value="253.500000000004">
            <text:p>253.500000000004</text:p>
          </table:table-cell>
          <table:table-cell table:formula="of:=[.A854]/([.$D$4]*2)" office:value-type="float" office:value="63.375000000001">
            <text:p>63.375000000001</text:p>
          </table:table-cell>
          <table:table-cell table:formula="of:=SQRT(ABS([.$D$2]^2-[.B854]^2))" office:value-type="float" office:value="107.743256749552">
            <text:p>107.743256749552</text:p>
          </table:table-cell>
          <table:table-cell table:formula="of:=([.$C$10]-[.C854])*[.$B$4]" office:value-type="float" office:value="44177.2051211418">
            <text:p>44177.2051211418</text:p>
          </table:table-cell>
          <table:table-cell table:formula="of:=ROUND([.D854])" office:value-type="float" office:value="44177">
            <text:p>44177</text:p>
          </table:table-cell>
          <table:table-cell table:formula="of:=([.$C$8]-([.E854]*[.$C$4]))" office:value-type="float" office:value="107.743359375">
            <text:p>107.743359375</text:p>
          </table:table-cell>
          <table:table-cell table:formula="of:=SQRT(ABS([.$D$2]^2-[.F854]^2))" office:value-type="float" office:value="63.374825527094">
            <text:p>63.374825527094</text:p>
          </table:table-cell>
          <table:table-cell table:formula="of:=ABS([.B854]-[.G854])" office:value-type="float" office:value="0.000174472907012557">
            <text:p>0.000174472907012557</text:p>
          </table:table-cell>
          <table:table-cell/>
        </table:table-row>
        <table:table-row table:style-name="ro2">
          <table:table-cell table:formula="of:=[.A854]+[.A$4]" office:value-type="float" office:value="253.800000000004">
            <text:p>253.800000000004</text:p>
          </table:table-cell>
          <table:table-cell table:formula="of:=[.A855]/([.$D$4]*2)" office:value-type="float" office:value="63.450000000001">
            <text:p>63.450000000001</text:p>
          </table:table-cell>
          <table:table-cell table:formula="of:=SQRT(ABS([.$D$2]^2-[.B855]^2))" office:value-type="float" office:value="107.699106310126">
            <text:p>107.699106310126</text:p>
          </table:table-cell>
          <table:table-cell table:formula="of:=([.$C$10]-[.C855])*[.$B$4]" office:value-type="float" office:value="44290.2302460716">
            <text:p>44290.2302460716</text:p>
          </table:table-cell>
          <table:table-cell table:formula="of:=ROUND([.D855])" office:value-type="float" office:value="44290">
            <text:p>44290</text:p>
          </table:table-cell>
          <table:table-cell table:formula="of:=([.$C$8]-([.E855]*[.$C$4]))" office:value-type="float" office:value="107.69921875">
            <text:p>107.69921875</text:p>
          </table:table-cell>
          <table:table-cell table:formula="of:=SQRT(ABS([.$D$2]^2-[.F855]^2))" office:value-type="float" office:value="63.4498091458095">
            <text:p>63.4498091458095</text:p>
          </table:table-cell>
          <table:table-cell table:formula="of:=ABS([.B855]-[.G855])" office:value-type="float" office:value="0.000190854191494338">
            <text:p>0.000190854191494338</text:p>
          </table:table-cell>
          <table:table-cell/>
        </table:table-row>
        <table:table-row table:style-name="ro2">
          <table:table-cell table:formula="of:=[.A855]+[.A$4]" office:value-type="float" office:value="254.100000000004">
            <text:p>254.100000000004</text:p>
          </table:table-cell>
          <table:table-cell table:formula="of:=[.A856]/([.$D$4]*2)" office:value-type="float" office:value="63.525000000001">
            <text:p>63.525000000001</text:p>
          </table:table-cell>
          <table:table-cell table:formula="of:=SQRT(ABS([.$D$2]^2-[.B856]^2))" office:value-type="float" office:value="107.654885513849">
            <text:p>107.654885513849</text:p>
          </table:table-cell>
          <table:table-cell table:formula="of:=([.$C$10]-[.C856])*[.$B$4]" office:value-type="float" office:value="44403.4354845421">
            <text:p>44403.4354845421</text:p>
          </table:table-cell>
          <table:table-cell table:formula="of:=ROUND([.D856])" office:value-type="float" office:value="44403">
            <text:p>44403</text:p>
          </table:table-cell>
          <table:table-cell table:formula="of:=([.$C$8]-([.E856]*[.$C$4]))" office:value-type="float" office:value="107.655078125">
            <text:p>107.655078125</text:p>
          </table:table-cell>
          <table:table-cell table:formula="of:=SQRT(ABS([.$D$2]^2-[.F856]^2))" office:value-type="float" office:value="63.5246735835781">
            <text:p>63.5246735835781</text:p>
          </table:table-cell>
          <table:table-cell table:formula="of:=ABS([.B856]-[.G856])" office:value-type="float" office:value="0.000326416422872455">
            <text:p>0.000326416422872455</text:p>
          </table:table-cell>
          <table:table-cell/>
        </table:table-row>
        <table:table-row table:style-name="ro2">
          <table:table-cell table:formula="of:=[.A856]+[.A$4]" office:value-type="float" office:value="254.400000000004">
            <text:p>254.400000000004</text:p>
          </table:table-cell>
          <table:table-cell table:formula="of:=[.A857]/([.$D$4]*2)" office:value-type="float" office:value="63.600000000001">
            <text:p>63.600000000001</text:p>
          </table:table-cell>
          <table:table-cell table:formula="of:=SQRT(ABS([.$D$2]^2-[.B857]^2))" office:value-type="float" office:value="107.610594273983">
            <text:p>107.610594273983</text:p>
          </table:table-cell>
          <table:table-cell table:formula="of:=([.$C$10]-[.C857])*[.$B$4]" office:value-type="float" office:value="44516.8210585973">
            <text:p>44516.8210585973</text:p>
          </table:table-cell>
          <table:table-cell table:formula="of:=ROUND([.D857])" office:value-type="float" office:value="44517">
            <text:p>44517</text:p>
          </table:table-cell>
          <table:table-cell table:formula="of:=([.$C$8]-([.E857]*[.$C$4]))" office:value-type="float" office:value="107.610546875">
            <text:p>107.610546875</text:p>
          </table:table-cell>
          <table:table-cell table:formula="of:=SQRT(ABS([.$D$2]^2-[.F857]^2))" office:value-type="float" office:value="63.6000801985613">
            <text:p>63.6000801985613</text:p>
          </table:table-cell>
          <table:table-cell table:formula="of:=ABS([.B857]-[.G857])" office:value-type="float" office:value="0.0000801985603118283">
            <text:p>0.0000801985603118283</text:p>
          </table:table-cell>
          <table:table-cell/>
        </table:table-row>
        <table:table-row table:style-name="ro2">
          <table:table-cell table:formula="of:=[.A857]+[.A$4]" office:value-type="float" office:value="254.700000000004">
            <text:p>254.700000000004</text:p>
          </table:table-cell>
          <table:table-cell table:formula="of:=[.A858]/([.$D$4]*2)" office:value-type="float" office:value="63.675000000001">
            <text:p>63.675000000001</text:p>
          </table:table-cell>
          <table:table-cell table:formula="of:=SQRT(ABS([.$D$2]^2-[.B858]^2))" office:value-type="float" office:value="107.566232503513">
            <text:p>107.566232503513</text:p>
          </table:table-cell>
          <table:table-cell table:formula="of:=([.$C$10]-[.C858])*[.$B$4]" office:value-type="float" office:value="44630.3871910008">
            <text:p>44630.3871910008</text:p>
          </table:table-cell>
          <table:table-cell table:formula="of:=ROUND([.D858])" office:value-type="float" office:value="44630">
            <text:p>44630</text:p>
          </table:table-cell>
          <table:table-cell table:formula="of:=([.$C$8]-([.E858]*[.$C$4]))" office:value-type="float" office:value="107.56640625">
            <text:p>107.56640625</text:p>
          </table:table-cell>
          <table:table-cell table:formula="of:=SQRT(ABS([.$D$2]^2-[.F858]^2))" office:value-type="float" office:value="63.6747064889974">
            <text:p>63.6747064889974</text:p>
          </table:table-cell>
          <table:table-cell table:formula="of:=ABS([.B858]-[.G858])" office:value-type="float" office:value="0.00029351100364039">
            <text:p>0.00029351100364039</text:p>
          </table:table-cell>
          <table:table-cell/>
        </table:table-row>
        <table:table-row table:style-name="ro2">
          <table:table-cell table:formula="of:=[.A858]+[.A$4]" office:value-type="float" office:value="255.000000000004">
            <text:p>255.000000000004</text:p>
          </table:table-cell>
          <table:table-cell table:formula="of:=[.A859]/([.$D$4]*2)" office:value-type="float" office:value="63.750000000001">
            <text:p>63.750000000001</text:p>
          </table:table-cell>
          <table:table-cell table:formula="of:=SQRT(ABS([.$D$2]^2-[.B859]^2))" office:value-type="float" office:value="107.521800115139">
            <text:p>107.521800115139</text:p>
          </table:table-cell>
          <table:table-cell table:formula="of:=([.$C$10]-[.C859])*[.$B$4]" office:value-type="float" office:value="44744.1341052394">
            <text:p>44744.1341052394</text:p>
          </table:table-cell>
          <table:table-cell table:formula="of:=ROUND([.D859])" office:value-type="float" office:value="44744">
            <text:p>44744</text:p>
          </table:table-cell>
          <table:table-cell table:formula="of:=([.$C$8]-([.E859]*[.$C$4]))" office:value-type="float" office:value="107.521875">
            <text:p>107.521875</text:p>
          </table:table-cell>
          <table:table-cell table:formula="of:=SQRT(ABS([.$D$2]^2-[.F859]^2))" office:value-type="float" office:value="63.7498736977916">
            <text:p>63.7498736977916</text:p>
          </table:table-cell>
          <table:table-cell table:formula="of:=ABS([.B859]-[.G859])" office:value-type="float" office:value="0.000126302209423557">
            <text:p>0.000126302209423557</text:p>
          </table:table-cell>
          <table:table-cell/>
        </table:table-row>
        <table:table-row table:style-name="ro2">
          <table:table-cell table:formula="of:=[.A859]+[.A$4]" office:value-type="float" office:value="255.300000000004">
            <text:p>255.300000000004</text:p>
          </table:table-cell>
          <table:table-cell table:formula="of:=[.A860]/([.$D$4]*2)" office:value-type="float" office:value="63.825000000001">
            <text:p>63.825000000001</text:p>
          </table:table-cell>
          <table:table-cell table:formula="of:=SQRT(ABS([.$D$2]^2-[.B860]^2))" office:value-type="float" office:value="107.477297021277">
            <text:p>107.477297021277</text:p>
          </table:table-cell>
          <table:table-cell table:formula="of:=([.$C$10]-[.C860])*[.$B$4]" office:value-type="float" office:value="44858.0620255248">
            <text:p>44858.0620255248</text:p>
          </table:table-cell>
          <table:table-cell table:formula="of:=ROUND([.D860])" office:value-type="float" office:value="44858">
            <text:p>44858</text:p>
          </table:table-cell>
          <table:table-cell table:formula="of:=([.$C$8]-([.E860]*[.$C$4]))" office:value-type="float" office:value="107.47734375">
            <text:p>107.47734375</text:p>
          </table:table-cell>
          <table:table-cell table:formula="of:=SQRT(ABS([.$D$2]^2-[.F860]^2))" office:value-type="float" office:value="63.8249213116972">
            <text:p>63.8249213116972</text:p>
          </table:table-cell>
          <table:table-cell table:formula="of:=ABS([.B860]-[.G860])" office:value-type="float" office:value="0.0000786883038159658">
            <text:p>0.0000786883038159658</text:p>
          </table:table-cell>
          <table:table-cell/>
        </table:table-row>
        <table:table-row table:style-name="ro2">
          <table:table-cell table:formula="of:=[.A860]+[.A$4]" office:value-type="float" office:value="255.600000000004">
            <text:p>255.600000000004</text:p>
          </table:table-cell>
          <table:table-cell table:formula="of:=[.A861]/([.$D$4]*2)" office:value-type="float" office:value="63.900000000001">
            <text:p>63.900000000001</text:p>
          </table:table-cell>
          <table:table-cell table:formula="of:=SQRT(ABS([.$D$2]^2-[.B861]^2))" office:value-type="float" office:value="107.432723134061">
            <text:p>107.432723134061</text:p>
          </table:table-cell>
          <table:table-cell table:formula="of:=([.$C$10]-[.C861])*[.$B$4]" office:value-type="float" office:value="44972.1711767979">
            <text:p>44972.1711767979</text:p>
          </table:table-cell>
          <table:table-cell table:formula="of:=ROUND([.D861])" office:value-type="float" office:value="44972">
            <text:p>44972</text:p>
          </table:table-cell>
          <table:table-cell table:formula="of:=([.$C$8]-([.E861]*[.$C$4]))" office:value-type="float" office:value="107.4328125">
            <text:p>107.4328125</text:p>
          </table:table-cell>
          <table:table-cell table:formula="of:=SQRT(ABS([.$D$2]^2-[.F861]^2))" office:value-type="float" office:value="63.8998497520913">
            <text:p>63.8998497520913</text:p>
          </table:table-cell>
          <table:table-cell table:formula="of:=ABS([.B861]-[.G861])" office:value-type="float" office:value="0.000150247909672885">
            <text:p>0.000150247909672885</text:p>
          </table:table-cell>
          <table:table-cell/>
        </table:table-row>
        <table:table-row table:style-name="ro2">
          <table:table-cell table:formula="of:=[.A861]+[.A$4]" office:value-type="float" office:value="255.900000000004">
            <text:p>255.900000000004</text:p>
          </table:table-cell>
          <table:table-cell table:formula="of:=[.A862]/([.$D$4]*2)" office:value-type="float" office:value="63.975000000001">
            <text:p>63.975000000001</text:p>
          </table:table-cell>
          <table:table-cell table:formula="of:=SQRT(ABS([.$D$2]^2-[.B862]^2))" office:value-type="float" office:value="107.388078365338">
            <text:p>107.388078365338</text:p>
          </table:table-cell>
          <table:table-cell table:formula="of:=([.$C$10]-[.C862])*[.$B$4]" office:value-type="float" office:value="45086.4617847308">
            <text:p>45086.4617847308</text:p>
          </table:table-cell>
          <table:table-cell table:formula="of:=ROUND([.D862])" office:value-type="float" office:value="45086">
            <text:p>45086</text:p>
          </table:table-cell>
          <table:table-cell table:formula="of:=([.$C$8]-([.E862]*[.$C$4]))" office:value-type="float" office:value="107.38828125">
            <text:p>107.38828125</text:p>
          </table:table-cell>
          <table:table-cell table:formula="of:=SQRT(ABS([.$D$2]^2-[.F862]^2))" office:value-type="float" office:value="63.9746594377094">
            <text:p>63.9746594377094</text:p>
          </table:table-cell>
          <table:table-cell table:formula="of:=ABS([.B862]-[.G862])" office:value-type="float" office:value="0.000340562291619051">
            <text:p>0.000340562291619051</text:p>
          </table:table-cell>
          <table:table-cell/>
        </table:table-row>
        <table:table-row table:style-name="ro2">
          <table:table-cell table:formula="of:=[.A862]+[.A$4]" office:value-type="float" office:value="256.200000000004">
            <text:p>256.200000000004</text:p>
          </table:table-cell>
          <table:table-cell table:formula="of:=[.A863]/([.$D$4]*2)" office:value-type="float" office:value="64.050000000001">
            <text:p>64.050000000001</text:p>
          </table:table-cell>
          <table:table-cell table:formula="of:=SQRT(ABS([.$D$2]^2-[.B863]^2))" office:value-type="float" office:value="107.343362626666">
            <text:p>107.343362626666</text:p>
          </table:table-cell>
          <table:table-cell table:formula="of:=([.$C$10]-[.C863])*[.$B$4]" office:value-type="float" office:value="45200.9340757304">
            <text:p>45200.9340757304</text:p>
          </table:table-cell>
          <table:table-cell table:formula="of:=ROUND([.D863])" office:value-type="float" office:value="45201">
            <text:p>45201</text:p>
          </table:table-cell>
          <table:table-cell table:formula="of:=([.$C$8]-([.E863]*[.$C$4]))" office:value-type="float" office:value="107.343359375">
            <text:p>107.343359375</text:p>
          </table:table-cell>
          <table:table-cell table:formula="of:=SQRT(ABS([.$D$2]^2-[.F863]^2))" office:value-type="float" office:value="64.0500054495673">
            <text:p>64.0500054495673</text:p>
          </table:table-cell>
          <table:table-cell table:formula="of:=ABS([.B863]-[.G863])" office:value-type="float" office:value="0.00000544956628800719">
            <text:p>0.00000544956628800719</text:p>
          </table:table-cell>
          <table:table-cell/>
        </table:table-row>
        <table:table-row table:style-name="ro2">
          <table:table-cell table:formula="of:=[.A863]+[.A$4]" office:value-type="float" office:value="256.500000000004">
            <text:p>256.500000000004</text:p>
          </table:table-cell>
          <table:table-cell table:formula="of:=[.A864]/([.$D$4]*2)" office:value-type="float" office:value="64.125000000001">
            <text:p>64.125000000001</text:p>
          </table:table-cell>
          <table:table-cell table:formula="of:=SQRT(ABS([.$D$2]^2-[.B864]^2))" office:value-type="float" office:value="107.298575829318">
            <text:p>107.298575829318</text:p>
          </table:table-cell>
          <table:table-cell table:formula="of:=([.$C$10]-[.C864])*[.$B$4]" office:value-type="float" office:value="45315.5882769411">
            <text:p>45315.5882769411</text:p>
          </table:table-cell>
          <table:table-cell table:formula="of:=ROUND([.D864])" office:value-type="float" office:value="45316">
            <text:p>45316</text:p>
          </table:table-cell>
          <table:table-cell table:formula="of:=([.$C$8]-([.E864]*[.$C$4]))" office:value-type="float" office:value="107.2984375">
            <text:p>107.2984375</text:p>
          </table:table-cell>
          <table:table-cell table:formula="of:=SQRT(ABS([.$D$2]^2-[.F864]^2))" office:value-type="float" office:value="64.1252314620274">
            <text:p>64.1252314620274</text:p>
          </table:table-cell>
          <table:table-cell table:formula="of:=ABS([.B864]-[.G864])" office:value-type="float" office:value="0.000231462026434315">
            <text:p>0.000231462026434315</text:p>
          </table:table-cell>
          <table:table-cell/>
        </table:table-row>
        <table:table-row table:style-name="ro2">
          <table:table-cell table:formula="of:=[.A864]+[.A$4]" office:value-type="float" office:value="256.800000000004">
            <text:p>256.800000000004</text:p>
          </table:table-cell>
          <table:table-cell table:formula="of:=[.A865]/([.$D$4]*2)" office:value-type="float" office:value="64.200000000001">
            <text:p>64.200000000001</text:p>
          </table:table-cell>
          <table:table-cell table:formula="of:=SQRT(ABS([.$D$2]^2-[.B865]^2))" office:value-type="float" office:value="107.253717884276">
            <text:p>107.253717884276</text:p>
          </table:table-cell>
          <table:table-cell table:formula="of:=([.$C$10]-[.C865])*[.$B$4]" office:value-type="float" office:value="45430.4246162482">
            <text:p>45430.4246162482</text:p>
          </table:table-cell>
          <table:table-cell table:formula="of:=ROUND([.D865])" office:value-type="float" office:value="45430">
            <text:p>45430</text:p>
          </table:table-cell>
          <table:table-cell table:formula="of:=([.$C$8]-([.E865]*[.$C$4]))" office:value-type="float" office:value="107.25390625">
            <text:p>107.25390625</text:p>
          </table:table-cell>
          <table:table-cell table:formula="of:=SQRT(ABS([.$D$2]^2-[.F865]^2))" office:value-type="float" office:value="64.1996853116603">
            <text:p>64.1996853116603</text:p>
          </table:table-cell>
          <table:table-cell table:formula="of:=ABS([.B865]-[.G865])" office:value-type="float" office:value="0.000314688340694147">
            <text:p>0.000314688340694147</text:p>
          </table:table-cell>
          <table:table-cell/>
        </table:table-row>
        <table:table-row table:style-name="ro2">
          <table:table-cell table:formula="of:=[.A865]+[.A$4]" office:value-type="float" office:value="257.100000000004">
            <text:p>257.100000000004</text:p>
          </table:table-cell>
          <table:table-cell table:formula="of:=[.A866]/([.$D$4]*2)" office:value-type="float" office:value="64.275000000001">
            <text:p>64.275000000001</text:p>
          </table:table-cell>
          <table:table-cell table:formula="of:=SQRT(ABS([.$D$2]^2-[.B866]^2))" office:value-type="float" office:value="107.208788702232">
            <text:p>107.208788702232</text:p>
          </table:table-cell>
          <table:table-cell table:formula="of:=([.$C$10]-[.C866])*[.$B$4]" office:value-type="float" office:value="45545.4433222804">
            <text:p>45545.4433222804</text:p>
          </table:table-cell>
          <table:table-cell table:formula="of:=ROUND([.D866])" office:value-type="float" office:value="45545">
            <text:p>45545</text:p>
          </table:table-cell>
          <table:table-cell table:formula="of:=([.$C$8]-([.E866]*[.$C$4]))" office:value-type="float" office:value="107.208984375">
            <text:p>107.208984375</text:p>
          </table:table-cell>
          <table:table-cell table:formula="of:=SQRT(ABS([.$D$2]^2-[.F866]^2))" office:value-type="float" office:value="64.2746736225164">
            <text:p>64.2746736225164</text:p>
          </table:table-cell>
          <table:table-cell table:formula="of:=ABS([.B866]-[.G866])" office:value-type="float" office:value="0.000326377484597629">
            <text:p>0.000326377484597629</text:p>
          </table:table-cell>
          <table:table-cell/>
        </table:table-row>
        <table:table-row table:style-name="ro2">
          <table:table-cell table:formula="of:=[.A866]+[.A$4]" office:value-type="float" office:value="257.400000000004">
            <text:p>257.400000000004</text:p>
          </table:table-cell>
          <table:table-cell table:formula="of:=[.A867]/([.$D$4]*2)" office:value-type="float" office:value="64.350000000001">
            <text:p>64.350000000001</text:p>
          </table:table-cell>
          <table:table-cell table:formula="of:=SQRT(ABS([.$D$2]^2-[.B867]^2))" office:value-type="float" office:value="107.163788193587">
            <text:p>107.163788193587</text:p>
          </table:table-cell>
          <table:table-cell table:formula="of:=([.$C$10]-[.C867])*[.$B$4]" office:value-type="float" office:value="45660.6446244134">
            <text:p>45660.6446244134</text:p>
          </table:table-cell>
          <table:table-cell table:formula="of:=ROUND([.D867])" office:value-type="float" office:value="45661">
            <text:p>45661</text:p>
          </table:table-cell>
          <table:table-cell table:formula="of:=([.$C$8]-([.E867]*[.$C$4]))" office:value-type="float" office:value="107.163671875">
            <text:p>107.163671875</text:p>
          </table:table-cell>
          <table:table-cell table:formula="of:=SQRT(ABS([.$D$2]^2-[.F867]^2))" office:value-type="float" office:value="64.3501937080793">
            <text:p>64.3501937080793</text:p>
          </table:table-cell>
          <table:table-cell table:formula="of:=ABS([.B867]-[.G867])" office:value-type="float" office:value="0.000193708078327859">
            <text:p>0.000193708078327859</text:p>
          </table:table-cell>
          <table:table-cell/>
        </table:table-row>
        <table:table-row table:style-name="ro2">
          <table:table-cell table:formula="of:=[.A867]+[.A$4]" office:value-type="float" office:value="257.700000000004">
            <text:p>257.700000000004</text:p>
          </table:table-cell>
          <table:table-cell table:formula="of:=[.A868]/([.$D$4]*2)" office:value-type="float" office:value="64.425000000001">
            <text:p>64.425000000001</text:p>
          </table:table-cell>
          <table:table-cell table:formula="of:=SQRT(ABS([.$D$2]^2-[.B868]^2))" office:value-type="float" office:value="107.118716268446">
            <text:p>107.118716268446</text:p>
          </table:table-cell>
          <table:table-cell table:formula="of:=([.$C$10]-[.C868])*[.$B$4]" office:value-type="float" office:value="45776.0287527727">
            <text:p>45776.0287527727</text:p>
          </table:table-cell>
          <table:table-cell table:formula="of:=ROUND([.D868])" office:value-type="float" office:value="45776">
            <text:p>45776</text:p>
          </table:table-cell>
          <table:table-cell table:formula="of:=([.$C$8]-([.E868]*[.$C$4]))" office:value-type="float" office:value="107.11875">
            <text:p>107.11875</text:p>
          </table:table-cell>
          <table:table-cell table:formula="of:=SQRT(ABS([.$D$2]^2-[.F868]^2))" office:value-type="float" office:value="64.424943914896">
            <text:p>64.424943914896</text:p>
          </table:table-cell>
          <table:table-cell table:formula="of:=ABS([.B868]-[.G868])" office:value-type="float" office:value="0.0000560851049868916">
            <text:p>0.0000560851049868916</text:p>
          </table:table-cell>
          <table:table-cell/>
        </table:table-row>
        <table:table-row table:style-name="ro2">
          <table:table-cell table:formula="of:=[.A868]+[.A$4]" office:value-type="float" office:value="258.000000000004">
            <text:p>258.000000000004</text:p>
          </table:table-cell>
          <table:table-cell table:formula="of:=[.A869]/([.$D$4]*2)" office:value-type="float" office:value="64.500000000001">
            <text:p>64.500000000001</text:p>
          </table:table-cell>
          <table:table-cell table:formula="of:=SQRT(ABS([.$D$2]^2-[.B869]^2))" office:value-type="float" office:value="107.073572836624">
            <text:p>107.073572836624</text:p>
          </table:table-cell>
          <table:table-cell table:formula="of:=([.$C$10]-[.C869])*[.$B$4]" office:value-type="float" office:value="45891.5959382369">
            <text:p>45891.5959382369</text:p>
          </table:table-cell>
          <table:table-cell table:formula="of:=ROUND([.D869])" office:value-type="float" office:value="45892">
            <text:p>45892</text:p>
          </table:table-cell>
          <table:table-cell table:formula="of:=([.$C$8]-([.E869]*[.$C$4]))" office:value-type="float" office:value="107.0734375">
            <text:p>107.0734375</text:p>
          </table:table-cell>
          <table:table-cell table:formula="of:=SQRT(ABS([.$D$2]^2-[.F869]^2))" office:value-type="float" office:value="64.5002246657606">
            <text:p>64.5002246657606</text:p>
          </table:table-cell>
          <table:table-cell table:formula="of:=ABS([.B869]-[.G869])" office:value-type="float" office:value="0.000224665759603226">
            <text:p>0.000224665759603226</text:p>
          </table:table-cell>
          <table:table-cell/>
        </table:table-row>
        <table:table-row table:style-name="ro2">
          <table:table-cell table:formula="of:=[.A869]+[.A$4]" office:value-type="float" office:value="258.300000000004">
            <text:p>258.300000000004</text:p>
          </table:table-cell>
          <table:table-cell table:formula="of:=[.A870]/([.$D$4]*2)" office:value-type="float" office:value="64.575000000001">
            <text:p>64.575000000001</text:p>
          </table:table-cell>
          <table:table-cell table:formula="of:=SQRT(ABS([.$D$2]^2-[.B870]^2))" office:value-type="float" office:value="107.028357807638">
            <text:p>107.028357807638</text:p>
          </table:table-cell>
          <table:table-cell table:formula="of:=([.$C$10]-[.C870])*[.$B$4]" office:value-type="float" office:value="46007.3464124406">
            <text:p>46007.3464124406</text:p>
          </table:table-cell>
          <table:table-cell table:formula="of:=ROUND([.D870])" office:value-type="float" office:value="46007">
            <text:p>46007</text:p>
          </table:table-cell>
          <table:table-cell table:formula="of:=([.$C$8]-([.E870]*[.$C$4]))" office:value-type="float" office:value="107.028515625">
            <text:p>107.028515625</text:p>
          </table:table-cell>
          <table:table-cell table:formula="of:=SQRT(ABS([.$D$2]^2-[.F870]^2))" office:value-type="float" office:value="64.5747384284995">
            <text:p>64.5747384284995</text:p>
          </table:table-cell>
          <table:table-cell table:formula="of:=ABS([.B870]-[.G870])" office:value-type="float" office:value="0.000261571501511071">
            <text:p>0.000261571501511071</text:p>
          </table:table-cell>
          <table:table-cell/>
        </table:table-row>
        <table:table-row table:style-name="ro2">
          <table:table-cell table:formula="of:=[.A870]+[.A$4]" office:value-type="float" office:value="258.600000000004">
            <text:p>258.600000000004</text:p>
          </table:table-cell>
          <table:table-cell table:formula="of:=[.A871]/([.$D$4]*2)" office:value-type="float" office:value="64.650000000001">
            <text:p>64.650000000001</text:p>
          </table:table-cell>
          <table:table-cell table:formula="of:=SQRT(ABS([.$D$2]^2-[.B871]^2))" office:value-type="float" office:value="106.98307109071">
            <text:p>106.98307109071</text:p>
          </table:table-cell>
          <table:table-cell table:formula="of:=([.$C$10]-[.C871])*[.$B$4]" office:value-type="float" office:value="46123.2804077778">
            <text:p>46123.2804077778</text:p>
          </table:table-cell>
          <table:table-cell table:formula="of:=ROUND([.D871])" office:value-type="float" office:value="46123">
            <text:p>46123</text:p>
          </table:table-cell>
          <table:table-cell table:formula="of:=([.$C$8]-([.E871]*[.$C$4]))" office:value-type="float" office:value="106.983203125">
            <text:p>106.983203125</text:p>
          </table:table-cell>
          <table:table-cell table:formula="of:=SQRT(ABS([.$D$2]^2-[.F871]^2))" office:value-type="float" office:value="64.6497815086408">
            <text:p>64.6497815086408</text:p>
          </table:table-cell>
          <table:table-cell table:formula="of:=ABS([.B871]-[.G871])" office:value-type="float" office:value="0.000218491360257644">
            <text:p>0.000218491360257644</text:p>
          </table:table-cell>
          <table:table-cell/>
        </table:table-row>
        <table:table-row table:style-name="ro2">
          <table:table-cell table:formula="of:=[.A871]+[.A$4]" office:value-type="float" office:value="258.900000000004">
            <text:p>258.900000000004</text:p>
          </table:table-cell>
          <table:table-cell table:formula="of:=[.A872]/([.$D$4]*2)" office:value-type="float" office:value="64.725000000001">
            <text:p>64.725000000001</text:p>
          </table:table-cell>
          <table:table-cell table:formula="of:=SQRT(ABS([.$D$2]^2-[.B872]^2))" office:value-type="float" office:value="106.937712594762">
            <text:p>106.937712594762</text:p>
          </table:table-cell>
          <table:table-cell table:formula="of:=([.$C$10]-[.C872])*[.$B$4]" office:value-type="float" office:value="46239.3981574047">
            <text:p>46239.3981574047</text:p>
          </table:table-cell>
          <table:table-cell table:formula="of:=ROUND([.D872])" office:value-type="float" office:value="46239">
            <text:p>46239</text:p>
          </table:table-cell>
          <table:table-cell table:formula="of:=([.$C$8]-([.E872]*[.$C$4]))" office:value-type="float" office:value="106.937890625">
            <text:p>106.937890625</text:p>
          </table:table-cell>
          <table:table-cell table:formula="of:=SQRT(ABS([.$D$2]^2-[.F872]^2))" office:value-type="float" office:value="64.7247058600929">
            <text:p>64.7247058600929</text:p>
          </table:table-cell>
          <table:table-cell table:formula="of:=ABS([.B872]-[.G872])" office:value-type="float" office:value="0.000294139908163515">
            <text:p>0.000294139908163515</text:p>
          </table:table-cell>
          <table:table-cell/>
        </table:table-row>
        <table:table-row table:style-name="ro2">
          <table:table-cell table:formula="of:=[.A872]+[.A$4]" office:value-type="float" office:value="259.200000000004">
            <text:p>259.200000000004</text:p>
          </table:table-cell>
          <table:table-cell table:formula="of:=[.A873]/([.$D$4]*2)" office:value-type="float" office:value="64.800000000001">
            <text:p>64.800000000001</text:p>
          </table:table-cell>
          <table:table-cell table:formula="of:=SQRT(ABS([.$D$2]^2-[.B873]^2))" office:value-type="float" office:value="106.892282228418">
            <text:p>106.892282228418</text:p>
          </table:table-cell>
          <table:table-cell table:formula="of:=([.$C$10]-[.C873])*[.$B$4]" office:value-type="float" office:value="46355.6998952435">
            <text:p>46355.6998952435</text:p>
          </table:table-cell>
          <table:table-cell table:formula="of:=ROUND([.D873])" office:value-type="float" office:value="46356">
            <text:p>46356</text:p>
          </table:table-cell>
          <table:table-cell table:formula="of:=([.$C$8]-([.E873]*[.$C$4]))" office:value-type="float" office:value="106.8921875">
            <text:p>106.8921875</text:p>
          </table:table-cell>
          <table:table-cell table:formula="of:=SQRT(ABS([.$D$2]^2-[.F873]^2))" office:value-type="float" office:value="64.8001562611144">
            <text:p>64.8001562611144</text:p>
          </table:table-cell>
          <table:table-cell table:formula="of:=ABS([.B873]-[.G873])" office:value-type="float" office:value="0.000156261113360756">
            <text:p>0.000156261113360756</text:p>
          </table:table-cell>
          <table:table-cell/>
        </table:table-row>
        <table:table-row table:style-name="ro2">
          <table:table-cell table:formula="of:=[.A873]+[.A$4]" office:value-type="float" office:value="259.500000000004">
            <text:p>259.500000000004</text:p>
          </table:table-cell>
          <table:table-cell table:formula="of:=[.A874]/([.$D$4]*2)" office:value-type="float" office:value="64.875000000001">
            <text:p>64.875000000001</text:p>
          </table:table-cell>
          <table:table-cell table:formula="of:=SQRT(ABS([.$D$2]^2-[.B874]^2))" office:value-type="float" office:value="106.846779900004">
            <text:p>106.846779900004</text:p>
          </table:table-cell>
          <table:table-cell table:formula="of:=([.$C$10]-[.C874])*[.$B$4]" office:value-type="float" office:value="46472.185855985">
            <text:p>46472.185855985</text:p>
          </table:table-cell>
          <table:table-cell table:formula="of:=ROUND([.D874])" office:value-type="float" office:value="46472">
            <text:p>46472</text:p>
          </table:table-cell>
          <table:table-cell table:formula="of:=([.$C$8]-([.E874]*[.$C$4]))" office:value-type="float" office:value="106.846875">
            <text:p>106.846875</text:p>
          </table:table-cell>
          <table:table-cell table:formula="of:=SQRT(ABS([.$D$2]^2-[.F874]^2))" office:value-type="float" office:value="64.8748433734863">
            <text:p>64.8748433734863</text:p>
          </table:table-cell>
          <table:table-cell table:formula="of:=ABS([.B874]-[.G874])" office:value-type="float" office:value="0.000156626514751679">
            <text:p>0.000156626514751679</text:p>
          </table:table-cell>
          <table:table-cell/>
        </table:table-row>
        <table:table-row table:style-name="ro2">
          <table:table-cell table:formula="of:=[.A874]+[.A$4]" office:value-type="float" office:value="259.800000000004">
            <text:p>259.800000000004</text:p>
          </table:table-cell>
          <table:table-cell table:formula="of:=[.A875]/([.$D$4]*2)" office:value-type="float" office:value="64.950000000001">
            <text:p>64.950000000001</text:p>
          </table:table-cell>
          <table:table-cell table:formula="of:=SQRT(ABS([.$D$2]^2-[.B875]^2))" office:value-type="float" office:value="106.80120551754">
            <text:p>106.80120551754</text:p>
          </table:table-cell>
          <table:table-cell table:formula="of:=([.$C$10]-[.C875])*[.$B$4]" office:value-type="float" office:value="46588.8562750918">
            <text:p>46588.8562750918</text:p>
          </table:table-cell>
          <table:table-cell table:formula="of:=ROUND([.D875])" office:value-type="float" office:value="46589">
            <text:p>46589</text:p>
          </table:table-cell>
          <table:table-cell table:formula="of:=([.$C$8]-([.E875]*[.$C$4]))" office:value-type="float" office:value="106.801171875">
            <text:p>106.801171875</text:p>
          </table:table-cell>
          <table:table-cell table:formula="of:=SQRT(ABS([.$D$2]^2-[.F875]^2))" office:value-type="float" office:value="64.9500553204284">
            <text:p>64.9500553204284</text:p>
          </table:table-cell>
          <table:table-cell table:formula="of:=ABS([.B875]-[.G875])" office:value-type="float" office:value="0.0000553204273785468">
            <text:p>0.0000553204273785468</text:p>
          </table:table-cell>
          <table:table-cell/>
        </table:table-row>
        <table:table-row table:style-name="ro2">
          <table:table-cell table:formula="of:=[.A875]+[.A$4]" office:value-type="float" office:value="260.100000000004">
            <text:p>260.100000000004</text:p>
          </table:table-cell>
          <table:table-cell table:formula="of:=[.A876]/([.$D$4]*2)" office:value-type="float" office:value="65.025000000001">
            <text:p>65.025000000001</text:p>
          </table:table-cell>
          <table:table-cell table:formula="of:=SQRT(ABS([.$D$2]^2-[.B876]^2))" office:value-type="float" office:value="106.755558988747">
            <text:p>106.755558988747</text:p>
          </table:table-cell>
          <table:table-cell table:formula="of:=([.$C$10]-[.C876])*[.$B$4]" office:value-type="float" office:value="46705.7113888022">
            <text:p>46705.7113888022</text:p>
          </table:table-cell>
          <table:table-cell table:formula="of:=ROUND([.D876])" office:value-type="float" office:value="46706">
            <text:p>46706</text:p>
          </table:table-cell>
          <table:table-cell table:formula="of:=([.$C$8]-([.E876]*[.$C$4]))" office:value-type="float" office:value="106.75546875">
            <text:p>106.75546875</text:p>
          </table:table-cell>
          <table:table-cell table:formula="of:=SQRT(ABS([.$D$2]^2-[.F876]^2))" office:value-type="float" office:value="65.0251481502947">
            <text:p>65.0251481502947</text:p>
          </table:table-cell>
          <table:table-cell table:formula="of:=ABS([.B876]-[.G876])" office:value-type="float" office:value="0.000148150293654226">
            <text:p>0.000148150293654226</text:p>
          </table:table-cell>
          <table:table-cell/>
        </table:table-row>
        <table:table-row table:style-name="ro2">
          <table:table-cell table:formula="of:=[.A876]+[.A$4]" office:value-type="float" office:value="260.400000000004">
            <text:p>260.400000000004</text:p>
          </table:table-cell>
          <table:table-cell table:formula="of:=[.A877]/([.$D$4]*2)" office:value-type="float" office:value="65.100000000001">
            <text:p>65.100000000001</text:p>
          </table:table-cell>
          <table:table-cell table:formula="of:=SQRT(ABS([.$D$2]^2-[.B877]^2))" office:value-type="float" office:value="106.70984022104">
            <text:p>106.70984022104</text:p>
          </table:table-cell>
          <table:table-cell table:formula="of:=([.$C$10]-[.C877])*[.$B$4]" office:value-type="float" office:value="46822.7514341327">
            <text:p>46822.7514341327</text:p>
          </table:table-cell>
          <table:table-cell table:formula="of:=ROUND([.D877])" office:value-type="float" office:value="46823">
            <text:p>46823</text:p>
          </table:table-cell>
          <table:table-cell table:formula="of:=([.$C$8]-([.E877]*[.$C$4]))" office:value-type="float" office:value="106.709765625">
            <text:p>106.709765625</text:p>
          </table:table-cell>
          <table:table-cell table:formula="of:=SQRT(ABS([.$D$2]^2-[.F877]^2))" office:value-type="float" office:value="65.1001222752889">
            <text:p>65.1001222752889</text:p>
          </table:table-cell>
          <table:table-cell table:formula="of:=ABS([.B877]-[.G877])" office:value-type="float" office:value="0.000122275287878892">
            <text:p>0.000122275287878892</text:p>
          </table:table-cell>
          <table:table-cell/>
        </table:table-row>
        <table:table-row table:style-name="ro2">
          <table:table-cell table:formula="of:=[.A877]+[.A$4]" office:value-type="float" office:value="260.700000000004">
            <text:p>260.700000000004</text:p>
          </table:table-cell>
          <table:table-cell table:formula="of:=[.A878]/([.$D$4]*2)" office:value-type="float" office:value="65.175000000001">
            <text:p>65.175000000001</text:p>
          </table:table-cell>
          <table:table-cell table:formula="of:=SQRT(ABS([.$D$2]^2-[.B878]^2))" office:value-type="float" office:value="106.664049121529">
            <text:p>106.664049121529</text:p>
          </table:table-cell>
          <table:table-cell table:formula="of:=([.$C$10]-[.C878])*[.$B$4]" office:value-type="float" office:value="46939.9766488816">
            <text:p>46939.9766488816</text:p>
          </table:table-cell>
          <table:table-cell table:formula="of:=ROUND([.D878])" office:value-type="float" office:value="46940">
            <text:p>46940</text:p>
          </table:table-cell>
          <table:table-cell table:formula="of:=([.$C$8]-([.E878]*[.$C$4]))" office:value-type="float" office:value="106.6640625">
            <text:p>106.6640625</text:p>
          </table:table-cell>
          <table:table-cell table:formula="of:=SQRT(ABS([.$D$2]^2-[.F878]^2))" office:value-type="float" office:value="65.174978105068">
            <text:p>65.174978105068</text:p>
          </table:table-cell>
          <table:table-cell table:formula="of:=ABS([.B878]-[.G878])" office:value-type="float" office:value="0.0000218949330275109">
            <text:p>0.0000218949330275109</text:p>
          </table:table-cell>
          <table:table-cell/>
        </table:table-row>
        <table:table-row table:style-name="ro2">
          <table:table-cell table:formula="of:=[.A878]+[.A$4]" office:value-type="float" office:value="261.000000000004">
            <text:p>261.000000000004</text:p>
          </table:table-cell>
          <table:table-cell table:formula="of:=[.A879]/([.$D$4]*2)" office:value-type="float" office:value="65.250000000001">
            <text:p>65.250000000001</text:p>
          </table:table-cell>
          <table:table-cell table:formula="of:=SQRT(ABS([.$D$2]^2-[.B879]^2))" office:value-type="float" office:value="106.618185597017">
            <text:p>106.618185597017</text:p>
          </table:table-cell>
          <table:table-cell table:formula="of:=([.$C$10]-[.C879])*[.$B$4]" office:value-type="float" office:value="47057.3872716325">
            <text:p>47057.3872716325</text:p>
          </table:table-cell>
          <table:table-cell table:formula="of:=ROUND([.D879])" office:value-type="float" office:value="47057">
            <text:p>47057</text:p>
          </table:table-cell>
          <table:table-cell table:formula="of:=([.$C$8]-([.E879]*[.$C$4]))" office:value-type="float" office:value="106.618359375">
            <text:p>106.618359375</text:p>
          </table:table-cell>
          <table:table-cell table:formula="of:=SQRT(ABS([.$D$2]^2-[.F879]^2))" office:value-type="float" office:value="65.2497160467641">
            <text:p>65.2497160467641</text:p>
          </table:table-cell>
          <table:table-cell table:formula="of:=ABS([.B879]-[.G879])" office:value-type="float" office:value="0.000283953236902335">
            <text:p>0.000283953236902335</text:p>
          </table:table-cell>
          <table:table-cell/>
        </table:table-row>
        <table:table-row table:style-name="ro2">
          <table:table-cell table:formula="of:=[.A879]+[.A$4]" office:value-type="float" office:value="261.300000000004">
            <text:p>261.300000000004</text:p>
          </table:table-cell>
          <table:table-cell table:formula="of:=[.A880]/([.$D$4]*2)" office:value-type="float" office:value="65.325000000001">
            <text:p>65.325000000001</text:p>
          </table:table-cell>
          <table:table-cell table:formula="of:=SQRT(ABS([.$D$2]^2-[.B880]^2))" office:value-type="float" office:value="106.572249553999">
            <text:p>106.572249553999</text:p>
          </table:table-cell>
          <table:table-cell table:formula="of:=([.$C$10]-[.C880])*[.$B$4]" office:value-type="float" office:value="47174.9835417571">
            <text:p>47174.9835417571</text:p>
          </table:table-cell>
          <table:table-cell table:formula="of:=ROUND([.D880])" office:value-type="float" office:value="47175">
            <text:p>47175</text:p>
          </table:table-cell>
          <table:table-cell table:formula="of:=([.$C$8]-([.E880]*[.$C$4]))" office:value-type="float" office:value="106.572265625">
            <text:p>106.572265625</text:p>
          </table:table-cell>
          <table:table-cell table:formula="of:=SQRT(ABS([.$D$2]^2-[.F880]^2))" office:value-type="float" office:value="65.324973781506">
            <text:p>65.324973781506</text:p>
          </table:table-cell>
          <table:table-cell table:formula="of:=ABS([.B880]-[.G880])" office:value-type="float" office:value="0.0000262184950656774">
            <text:p>0.0000262184950656774</text:p>
          </table:table-cell>
          <table:table-cell/>
        </table:table-row>
        <table:table-row table:style-name="ro2">
          <table:table-cell table:formula="of:=[.A880]+[.A$4]" office:value-type="float" office:value="261.600000000004">
            <text:p>261.600000000004</text:p>
          </table:table-cell>
          <table:table-cell table:formula="of:=[.A881]/([.$D$4]*2)" office:value-type="float" office:value="65.400000000001">
            <text:p>65.400000000001</text:p>
          </table:table-cell>
          <table:table-cell table:formula="of:=SQRT(ABS([.$D$2]^2-[.B881]^2))" office:value-type="float" office:value="106.526240898662">
            <text:p>106.526240898662</text:p>
          </table:table-cell>
          <table:table-cell table:formula="of:=([.$C$10]-[.C881])*[.$B$4]" office:value-type="float" office:value="47292.765699419">
            <text:p>47292.765699419</text:p>
          </table:table-cell>
          <table:table-cell table:formula="of:=ROUND([.D881])" office:value-type="float" office:value="47293">
            <text:p>47293</text:p>
          </table:table-cell>
          <table:table-cell table:formula="of:=([.$C$8]-([.E881]*[.$C$4]))" office:value-type="float" office:value="106.526171875">
            <text:p>106.526171875</text:p>
          </table:table-cell>
          <table:table-cell table:formula="of:=SQRT(ABS([.$D$2]^2-[.F881]^2))" office:value-type="float" office:value="65.400112428481">
            <text:p>65.400112428481</text:p>
          </table:table-cell>
          <table:table-cell table:formula="of:=ABS([.B881]-[.G881])" office:value-type="float" office:value="0.000112428479980053">
            <text:p>0.000112428479980053</text:p>
          </table:table-cell>
          <table:table-cell/>
        </table:table-row>
        <table:table-row table:style-name="ro2">
          <table:table-cell table:formula="of:=[.A881]+[.A$4]" office:value-type="float" office:value="261.900000000004">
            <text:p>261.900000000004</text:p>
          </table:table-cell>
          <table:table-cell table:formula="of:=[.A882]/([.$D$4]*2)" office:value-type="float" office:value="65.475000000001">
            <text:p>65.475000000001</text:p>
          </table:table-cell>
          <table:table-cell table:formula="of:=SQRT(ABS([.$D$2]^2-[.B882]^2))" office:value-type="float" office:value="106.480159536882">
            <text:p>106.480159536882</text:p>
          </table:table-cell>
          <table:table-cell table:formula="of:=([.$C$10]-[.C882])*[.$B$4]" office:value-type="float" office:value="47410.7339855767">
            <text:p>47410.7339855767</text:p>
          </table:table-cell>
          <table:table-cell table:formula="of:=ROUND([.D882])" office:value-type="float" office:value="47411">
            <text:p>47411</text:p>
          </table:table-cell>
          <table:table-cell table:formula="of:=([.$C$8]-([.E882]*[.$C$4]))" office:value-type="float" office:value="106.480078125">
            <text:p>106.480078125</text:p>
          </table:table-cell>
          <table:table-cell table:formula="of:=SQRT(ABS([.$D$2]^2-[.F882]^2))" office:value-type="float" office:value="65.4751323976813">
            <text:p>65.4751323976813</text:p>
          </table:table-cell>
          <table:table-cell table:formula="of:=ABS([.B882]-[.G882])" office:value-type="float" office:value="0.000132397680260965">
            <text:p>0.000132397680260965</text:p>
          </table:table-cell>
          <table:table-cell/>
        </table:table-row>
        <table:table-row table:style-name="ro2">
          <table:table-cell table:formula="of:=[.A882]+[.A$4]" office:value-type="float" office:value="262.200000000004">
            <text:p>262.200000000004</text:p>
          </table:table-cell>
          <table:table-cell table:formula="of:=[.A883]/([.$D$4]*2)" office:value-type="float" office:value="65.550000000001">
            <text:p>65.550000000001</text:p>
          </table:table-cell>
          <table:table-cell table:formula="of:=SQRT(ABS([.$D$2]^2-[.B883]^2))" office:value-type="float" office:value="106.434005374222">
            <text:p>106.434005374222</text:p>
          </table:table-cell>
          <table:table-cell table:formula="of:=([.$C$10]-[.C883])*[.$B$4]" office:value-type="float" office:value="47528.8886419872">
            <text:p>47528.8886419872</text:p>
          </table:table-cell>
          <table:table-cell table:formula="of:=ROUND([.D883])" office:value-type="float" office:value="47529">
            <text:p>47529</text:p>
          </table:table-cell>
          <table:table-cell table:formula="of:=([.$C$8]-([.E883]*[.$C$4]))" office:value-type="float" office:value="106.433984375">
            <text:p>106.433984375</text:p>
          </table:table-cell>
          <table:table-cell table:formula="of:=SQRT(ABS([.$D$2]^2-[.F883]^2))" office:value-type="float" office:value="65.5500340965758">
            <text:p>65.5500340965758</text:p>
          </table:table-cell>
          <table:table-cell table:formula="of:=ABS([.B883]-[.G883])" office:value-type="float" office:value="0.0000340965747938071">
            <text:p>0.0000340965747938071</text:p>
          </table:table-cell>
          <table:table-cell/>
        </table:table-row>
        <table:table-row table:style-name="ro2">
          <table:table-cell table:formula="of:=[.A883]+[.A$4]" office:value-type="float" office:value="262.500000000004">
            <text:p>262.500000000004</text:p>
          </table:table-cell>
          <table:table-cell table:formula="of:=[.A884]/([.$D$4]*2)" office:value-type="float" office:value="65.6250000000011">
            <text:p>65.6250000000011</text:p>
          </table:table-cell>
          <table:table-cell table:formula="of:=SQRT(ABS([.$D$2]^2-[.B884]^2))" office:value-type="float" office:value="106.387778315932">
            <text:p>106.387778315932</text:p>
          </table:table-cell>
          <table:table-cell table:formula="of:=([.$C$10]-[.C884])*[.$B$4]" office:value-type="float" office:value="47647.2299112093">
            <text:p>47647.2299112093</text:p>
          </table:table-cell>
          <table:table-cell table:formula="of:=ROUND([.D884])" office:value-type="float" office:value="47647">
            <text:p>47647</text:p>
          </table:table-cell>
          <table:table-cell table:formula="of:=([.$C$8]-([.E884]*[.$C$4]))" office:value-type="float" office:value="106.387890625">
            <text:p>106.387890625</text:p>
          </table:table-cell>
          <table:table-cell table:formula="of:=SQRT(ABS([.$D$2]^2-[.F884]^2))" office:value-type="float" office:value="65.6248179301325">
            <text:p>65.6248179301325</text:p>
          </table:table-cell>
          <table:table-cell table:formula="of:=ABS([.B884]-[.G884])" office:value-type="float" office:value="0.000182069868557733">
            <text:p>0.000182069868557733</text:p>
          </table:table-cell>
          <table:table-cell/>
        </table:table-row>
        <table:table-row table:style-name="ro2">
          <table:table-cell table:formula="of:=[.A884]+[.A$4]" office:value-type="float" office:value="262.800000000004">
            <text:p>262.800000000004</text:p>
          </table:table-cell>
          <table:table-cell table:formula="of:=[.A885]/([.$D$4]*2)" office:value-type="float" office:value="65.7000000000011">
            <text:p>65.7000000000011</text:p>
          </table:table-cell>
          <table:table-cell table:formula="of:=SQRT(ABS([.$D$2]^2-[.B885]^2))" office:value-type="float" office:value="106.341478266948">
            <text:p>106.341478266948</text:p>
          </table:table-cell>
          <table:table-cell table:formula="of:=([.$C$10]-[.C885])*[.$B$4]" office:value-type="float" office:value="47765.7580366069">
            <text:p>47765.7580366069</text:p>
          </table:table-cell>
          <table:table-cell table:formula="of:=ROUND([.D885])" office:value-type="float" office:value="47766">
            <text:p>47766</text:p>
          </table:table-cell>
          <table:table-cell table:formula="of:=([.$C$8]-([.E885]*[.$C$4]))" office:value-type="float" office:value="106.34140625">
            <text:p>106.34140625</text:p>
          </table:table-cell>
          <table:table-cell table:formula="of:=SQRT(ABS([.$D$2]^2-[.F885]^2))" office:value-type="float" office:value="65.700116565897">
            <text:p>65.700116565897</text:p>
          </table:table-cell>
          <table:table-cell table:formula="of:=ABS([.B885]-[.G885])" office:value-type="float" office:value="0.000116565895993404">
            <text:p>0.000116565895993404</text:p>
          </table:table-cell>
          <table:table-cell/>
        </table:table-row>
        <table:table-row table:style-name="ro2">
          <table:table-cell table:formula="of:=[.A885]+[.A$4]" office:value-type="float" office:value="263.100000000004">
            <text:p>263.100000000004</text:p>
          </table:table-cell>
          <table:table-cell table:formula="of:=[.A886]/([.$D$4]*2)" office:value-type="float" office:value="65.7750000000011">
            <text:p>65.7750000000011</text:p>
          </table:table-cell>
          <table:table-cell table:formula="of:=SQRT(ABS([.$D$2]^2-[.B886]^2))" office:value-type="float" office:value="106.295105131891">
            <text:p>106.295105131891</text:p>
          </table:table-cell>
          <table:table-cell table:formula="of:=([.$C$10]-[.C886])*[.$B$4]" office:value-type="float" office:value="47884.4732623527">
            <text:p>47884.4732623527</text:p>
          </table:table-cell>
          <table:table-cell table:formula="of:=ROUND([.D886])" office:value-type="float" office:value="47884">
            <text:p>47884</text:p>
          </table:table-cell>
          <table:table-cell table:formula="of:=([.$C$8]-([.E886]*[.$C$4]))" office:value-type="float" office:value="106.2953125">
            <text:p>106.2953125</text:p>
          </table:table-cell>
          <table:table-cell table:formula="of:=SQRT(ABS([.$D$2]^2-[.F886]^2))" office:value-type="float" office:value="65.7746648834287">
            <text:p>65.7746648834287</text:p>
          </table:table-cell>
          <table:table-cell table:formula="of:=ABS([.B886]-[.G886])" office:value-type="float" office:value="0.000335116572387051">
            <text:p>0.000335116572387051</text:p>
          </table:table-cell>
          <table:table-cell/>
        </table:table-row>
        <table:table-row table:style-name="ro2">
          <table:table-cell table:formula="of:=[.A886]+[.A$4]" office:value-type="float" office:value="263.400000000004">
            <text:p>263.400000000004</text:p>
          </table:table-cell>
          <table:table-cell table:formula="of:=[.A887]/([.$D$4]*2)" office:value-type="float" office:value="65.8500000000011">
            <text:p>65.8500000000011</text:p>
          </table:table-cell>
          <table:table-cell table:formula="of:=SQRT(ABS([.$D$2]^2-[.B887]^2))" office:value-type="float" office:value="106.248658815064">
            <text:p>106.248658815064</text:p>
          </table:table-cell>
          <table:table-cell table:formula="of:=([.$C$10]-[.C887])*[.$B$4]" office:value-type="float" office:value="48003.3758334312">
            <text:p>48003.3758334312</text:p>
          </table:table-cell>
          <table:table-cell table:formula="of:=ROUND([.D887])" office:value-type="float" office:value="48003">
            <text:p>48003</text:p>
          </table:table-cell>
          <table:table-cell table:formula="of:=([.$C$8]-([.E887]*[.$C$4]))" office:value-type="float" office:value="106.248828125">
            <text:p>106.248828125</text:p>
          </table:table-cell>
          <table:table-cell table:formula="of:=SQRT(ABS([.$D$2]^2-[.F887]^2))" office:value-type="float" office:value="65.8497268184478">
            <text:p>65.8497268184478</text:p>
          </table:table-cell>
          <table:table-cell table:formula="of:=ABS([.B887]-[.G887])" office:value-type="float" office:value="0.000273181553225754">
            <text:p>0.000273181553225754</text:p>
          </table:table-cell>
          <table:table-cell/>
        </table:table-row>
        <table:table-row table:style-name="ro2">
          <table:table-cell table:formula="of:=[.A887]+[.A$4]" office:value-type="float" office:value="263.700000000004">
            <text:p>263.700000000004</text:p>
          </table:table-cell>
          <table:table-cell table:formula="of:=[.A888]/([.$D$4]*2)" office:value-type="float" office:value="65.9250000000011">
            <text:p>65.9250000000011</text:p>
          </table:table-cell>
          <table:table-cell table:formula="of:=SQRT(ABS([.$D$2]^2-[.B888]^2))" office:value-type="float" office:value="106.20213922045">
            <text:p>106.20213922045</text:p>
          </table:table-cell>
          <table:table-cell table:formula="of:=([.$C$10]-[.C888])*[.$B$4]" office:value-type="float" office:value="48122.4659956426">
            <text:p>48122.4659956426</text:p>
          </table:table-cell>
          <table:table-cell table:formula="of:=ROUND([.D888])" office:value-type="float" office:value="48122">
            <text:p>48122</text:p>
          </table:table-cell>
          <table:table-cell table:formula="of:=([.$C$8]-([.E888]*[.$C$4]))" office:value-type="float" office:value="106.20234375">
            <text:p>106.20234375</text:p>
          </table:table-cell>
          <table:table-cell table:formula="of:=SQRT(ABS([.$D$2]^2-[.F888]^2))" office:value-type="float" office:value="65.9246705111739">
            <text:p>65.9246705111739</text:p>
          </table:table-cell>
          <table:table-cell table:formula="of:=ABS([.B888]-[.G888])" office:value-type="float" office:value="0.000329488827190971">
            <text:p>0.000329488827190971</text:p>
          </table:table-cell>
          <table:table-cell/>
        </table:table-row>
        <table:table-row table:style-name="ro2">
          <table:table-cell table:formula="of:=[.A888]+[.A$4]" office:value-type="float" office:value="264.000000000004">
            <text:p>264.000000000004</text:p>
          </table:table-cell>
          <table:table-cell table:formula="of:=[.A889]/([.$D$4]*2)" office:value-type="float" office:value="66.0000000000011">
            <text:p>66.0000000000011</text:p>
          </table:table-cell>
          <table:table-cell table:formula="of:=SQRT(ABS([.$D$2]^2-[.B889]^2))" office:value-type="float" office:value="106.155546251714">
            <text:p>106.155546251714</text:p>
          </table:table-cell>
          <table:table-cell table:formula="of:=([.$C$10]-[.C889])*[.$B$4]" office:value-type="float" office:value="48241.7439956062">
            <text:p>48241.7439956062</text:p>
          </table:table-cell>
          <table:table-cell table:formula="of:=ROUND([.D889])" office:value-type="float" office:value="48242">
            <text:p>48242</text:p>
          </table:table-cell>
          <table:table-cell table:formula="of:=([.$C$8]-([.E889]*[.$C$4]))" office:value-type="float" office:value="106.15546875">
            <text:p>106.15546875</text:p>
          </table:table-cell>
          <table:table-cell table:formula="of:=SQRT(ABS([.$D$2]^2-[.F889]^2))" office:value-type="float" office:value="66.0001246549412">
            <text:p>66.0001246549412</text:p>
          </table:table-cell>
          <table:table-cell table:formula="of:=ABS([.B889]-[.G889])" office:value-type="float" office:value="0.000124654940108826">
            <text:p>0.000124654940108826</text:p>
          </table:table-cell>
          <table:table-cell/>
        </table:table-row>
        <table:table-row table:style-name="ro2">
          <table:table-cell table:formula="of:=[.A889]+[.A$4]" office:value-type="float" office:value="264.300000000004">
            <text:p>264.300000000004</text:p>
          </table:table-cell>
          <table:table-cell table:formula="of:=[.A890]/([.$D$4]*2)" office:value-type="float" office:value="66.0750000000011">
            <text:p>66.0750000000011</text:p>
          </table:table-cell>
          <table:table-cell table:formula="of:=SQRT(ABS([.$D$2]^2-[.B890]^2))" office:value-type="float" office:value="106.1088798122">
            <text:p>106.1088798122</text:p>
          </table:table-cell>
          <table:table-cell table:formula="of:=([.$C$10]-[.C890])*[.$B$4]" office:value-type="float" office:value="48361.2100807634">
            <text:p>48361.2100807634</text:p>
          </table:table-cell>
          <table:table-cell table:formula="of:=ROUND([.D890])" office:value-type="float" office:value="48361">
            <text:p>48361</text:p>
          </table:table-cell>
          <table:table-cell table:formula="of:=([.$C$8]-([.E890]*[.$C$4]))" office:value-type="float" office:value="106.108984375">
            <text:p>106.108984375</text:p>
          </table:table-cell>
          <table:table-cell table:formula="of:=SQRT(ABS([.$D$2]^2-[.F890]^2))" office:value-type="float" office:value="66.0748320838276">
            <text:p>66.0748320838276</text:p>
          </table:table-cell>
          <table:table-cell table:formula="of:=ABS([.B890]-[.G890])" office:value-type="float" office:value="0.000167916173523963">
            <text:p>0.000167916173523963</text:p>
          </table:table-cell>
          <table:table-cell/>
        </table:table-row>
        <table:table-row table:style-name="ro2">
          <table:table-cell table:formula="of:=[.A890]+[.A$4]" office:value-type="float" office:value="264.600000000004">
            <text:p>264.600000000004</text:p>
          </table:table-cell>
          <table:table-cell table:formula="of:=[.A891]/([.$D$4]*2)" office:value-type="float" office:value="66.1500000000011">
            <text:p>66.1500000000011</text:p>
          </table:table-cell>
          <table:table-cell table:formula="of:=SQRT(ABS([.$D$2]^2-[.B891]^2))" office:value-type="float" office:value="106.062139804927">
            <text:p>106.062139804927</text:p>
          </table:table-cell>
          <table:table-cell table:formula="of:=([.$C$10]-[.C891])*[.$B$4]" office:value-type="float" office:value="48480.864499382">
            <text:p>48480.864499382</text:p>
          </table:table-cell>
          <table:table-cell table:formula="of:=ROUND([.D891])" office:value-type="float" office:value="48481">
            <text:p>48481</text:p>
          </table:table-cell>
          <table:table-cell table:formula="of:=([.$C$8]-([.E891]*[.$C$4]))" office:value-type="float" office:value="106.062109375">
            <text:p>106.062109375</text:p>
          </table:table-cell>
          <table:table-cell table:formula="of:=SQRT(ABS([.$D$2]^2-[.F891]^2))" office:value-type="float" office:value="66.1500487900465">
            <text:p>66.1500487900465</text:p>
          </table:table-cell>
          <table:table-cell table:formula="of:=ABS([.B891]-[.G891])" office:value-type="float" office:value="0.0000487900454544388">
            <text:p>0.0000487900454544388</text:p>
          </table:table-cell>
          <table:table-cell/>
        </table:table-row>
        <table:table-row table:style-name="ro2">
          <table:table-cell table:formula="of:=[.A891]+[.A$4]" office:value-type="float" office:value="264.900000000004">
            <text:p>264.900000000004</text:p>
          </table:table-cell>
          <table:table-cell table:formula="of:=[.A892]/([.$D$4]*2)" office:value-type="float" office:value="66.2250000000011">
            <text:p>66.2250000000011</text:p>
          </table:table-cell>
          <table:table-cell table:formula="of:=SQRT(ABS([.$D$2]^2-[.B892]^2))" office:value-type="float" office:value="106.015326132592">
            <text:p>106.015326132592</text:p>
          </table:table-cell>
          <table:table-cell table:formula="of:=([.$C$10]-[.C892])*[.$B$4]" office:value-type="float" office:value="48600.7075005591">
            <text:p>48600.7075005591</text:p>
          </table:table-cell>
          <table:table-cell table:formula="of:=ROUND([.D892])" office:value-type="float" office:value="48601">
            <text:p>48601</text:p>
          </table:table-cell>
          <table:table-cell table:formula="of:=([.$C$8]-([.E892]*[.$C$4]))" office:value-type="float" office:value="106.015234375">
            <text:p>106.015234375</text:p>
          </table:table-cell>
          <table:table-cell table:formula="of:=SQRT(ABS([.$D$2]^2-[.F892]^2))" office:value-type="float" office:value="66.2251468885786">
            <text:p>66.2251468885786</text:p>
          </table:table-cell>
          <table:table-cell table:formula="of:=ABS([.B892]-[.G892])" office:value-type="float" office:value="0.000146888577560844">
            <text:p>0.000146888577560844</text:p>
          </table:table-cell>
          <table:table-cell/>
        </table:table-row>
        <table:table-row table:style-name="ro2">
          <table:table-cell table:formula="of:=[.A892]+[.A$4]" office:value-type="float" office:value="265.200000000004">
            <text:p>265.200000000004</text:p>
          </table:table-cell>
          <table:table-cell table:formula="of:=[.A893]/([.$D$4]*2)" office:value-type="float" office:value="66.3000000000011">
            <text:p>66.3000000000011</text:p>
          </table:table-cell>
          <table:table-cell table:formula="of:=SQRT(ABS([.$D$2]^2-[.B893]^2))" office:value-type="float" office:value="105.968438697566">
            <text:p>105.968438697566</text:p>
          </table:table-cell>
          <table:table-cell table:formula="of:=([.$C$10]-[.C893])*[.$B$4]" office:value-type="float" office:value="48720.7393342252">
            <text:p>48720.7393342252</text:p>
          </table:table-cell>
          <table:table-cell table:formula="of:=ROUND([.D893])" office:value-type="float" office:value="48721">
            <text:p>48721</text:p>
          </table:table-cell>
          <table:table-cell table:formula="of:=([.$C$8]-([.E893]*[.$C$4]))" office:value-type="float" office:value="105.968359375">
            <text:p>105.968359375</text:p>
          </table:table-cell>
          <table:table-cell table:formula="of:=SQRT(ABS([.$D$2]^2-[.F893]^2))" office:value-type="float" office:value="66.3001267824644">
            <text:p>66.3001267824644</text:p>
          </table:table-cell>
          <table:table-cell table:formula="of:=ABS([.B893]-[.G893])" office:value-type="float" office:value="0.000126782463283348">
            <text:p>0.000126782463283348</text:p>
          </table:table-cell>
          <table:table-cell/>
        </table:table-row>
        <table:table-row table:style-name="ro2">
          <table:table-cell table:formula="of:=[.A893]+[.A$4]" office:value-type="float" office:value="265.500000000004">
            <text:p>265.500000000004</text:p>
          </table:table-cell>
          <table:table-cell table:formula="of:=[.A894]/([.$D$4]*2)" office:value-type="float" office:value="66.3750000000011">
            <text:p>66.3750000000011</text:p>
          </table:table-cell>
          <table:table-cell table:formula="of:=SQRT(ABS([.$D$2]^2-[.B894]^2))" office:value-type="float" office:value="105.921477401894">
            <text:p>105.921477401894</text:p>
          </table:table-cell>
          <table:table-cell table:formula="of:=([.$C$10]-[.C894])*[.$B$4]" office:value-type="float" office:value="48840.9602511472">
            <text:p>48840.9602511472</text:p>
          </table:table-cell>
          <table:table-cell table:formula="of:=ROUND([.D894])" office:value-type="float" office:value="48841">
            <text:p>48841</text:p>
          </table:table-cell>
          <table:table-cell table:formula="of:=([.$C$8]-([.E894]*[.$C$4]))" office:value-type="float" office:value="105.921484375">
            <text:p>105.921484375</text:p>
          </table:table-cell>
          <table:table-cell table:formula="of:=SQRT(ABS([.$D$2]^2-[.F894]^2))" office:value-type="float" office:value="66.3749888722901">
            <text:p>66.3749888722901</text:p>
          </table:table-cell>
          <table:table-cell table:formula="of:=ABS([.B894]-[.G894])" office:value-type="float" office:value="0.0000111277110192987">
            <text:p>0.0000111277110192987</text:p>
          </table:table-cell>
          <table:table-cell/>
        </table:table-row>
        <table:table-row table:style-name="ro2">
          <table:table-cell table:formula="of:=[.A894]+[.A$4]" office:value-type="float" office:value="265.800000000004">
            <text:p>265.800000000004</text:p>
          </table:table-cell>
          <table:table-cell table:formula="of:=[.A895]/([.$D$4]*2)" office:value-type="float" office:value="66.4500000000011">
            <text:p>66.4500000000011</text:p>
          </table:table-cell>
          <table:table-cell table:formula="of:=SQRT(ABS([.$D$2]^2-[.B895]^2))" office:value-type="float" office:value="105.87444214729">
            <text:p>105.87444214729</text:p>
          </table:table-cell>
          <table:table-cell table:formula="of:=([.$C$10]-[.C895])*[.$B$4]" office:value-type="float" office:value="48961.3705029324">
            <text:p>48961.3705029324</text:p>
          </table:table-cell>
          <table:table-cell table:formula="of:=ROUND([.D895])" office:value-type="float" office:value="48961">
            <text:p>48961</text:p>
          </table:table-cell>
          <table:table-cell table:formula="of:=([.$C$8]-([.E895]*[.$C$4]))" office:value-type="float" office:value="105.874609375">
            <text:p>105.874609375</text:p>
          </table:table-cell>
          <table:table-cell table:formula="of:=SQRT(ABS([.$D$2]^2-[.F895]^2))" office:value-type="float" office:value="66.449733556209">
            <text:p>66.449733556209</text:p>
          </table:table-cell>
          <table:table-cell table:formula="of:=ABS([.B895]-[.G895])" office:value-type="float" office:value="0.000266443792128257">
            <text:p>0.000266443792128257</text:p>
          </table:table-cell>
          <table:table-cell/>
        </table:table-row>
        <table:table-row table:style-name="ro2">
          <table:table-cell table:formula="of:=[.A895]+[.A$4]" office:value-type="float" office:value="266.100000000004">
            <text:p>266.100000000004</text:p>
          </table:table-cell>
          <table:table-cell table:formula="of:=[.A896]/([.$D$4]*2)" office:value-type="float" office:value="66.5250000000011">
            <text:p>66.5250000000011</text:p>
          </table:table-cell>
          <table:table-cell table:formula="of:=SQRT(ABS([.$D$2]^2-[.B896]^2))" office:value-type="float" office:value="105.827332835142">
            <text:p>105.827332835142</text:p>
          </table:table-cell>
          <table:table-cell table:formula="of:=([.$C$10]-[.C896])*[.$B$4]" office:value-type="float" office:value="49081.9703420322">
            <text:p>49081.9703420322</text:p>
          </table:table-cell>
          <table:table-cell table:formula="of:=ROUND([.D896])" office:value-type="float" office:value="49082">
            <text:p>49082</text:p>
          </table:table-cell>
          <table:table-cell table:formula="of:=([.$C$8]-([.E896]*[.$C$4]))" office:value-type="float" office:value="105.82734375">
            <text:p>105.82734375</text:p>
          </table:table-cell>
          <table:table-cell table:formula="of:=SQRT(ABS([.$D$2]^2-[.F896]^2))" office:value-type="float" office:value="66.5249826367459">
            <text:p>66.5249826367459</text:p>
          </table:table-cell>
          <table:table-cell table:formula="of:=ABS([.B896]-[.G896])" office:value-type="float" office:value="0.0000173632552389336">
            <text:p>0.0000173632552389336</text:p>
          </table:table-cell>
          <table:table-cell/>
        </table:table-row>
        <table:table-row table:style-name="ro2">
          <table:table-cell table:formula="of:=[.A896]+[.A$4]" office:value-type="float" office:value="266.400000000004">
            <text:p>266.400000000004</text:p>
          </table:table-cell>
          <table:table-cell table:formula="of:=[.A897]/([.$D$4]*2)" office:value-type="float" office:value="66.6000000000011">
            <text:p>66.6000000000011</text:p>
          </table:table-cell>
          <table:table-cell table:formula="of:=SQRT(ABS([.$D$2]^2-[.B897]^2))" office:value-type="float" office:value="105.780149366504">
            <text:p>105.780149366504</text:p>
          </table:table-cell>
          <table:table-cell table:formula="of:=([.$C$10]-[.C897])*[.$B$4]" office:value-type="float" office:value="49202.7600217451">
            <text:p>49202.7600217451</text:p>
          </table:table-cell>
          <table:table-cell table:formula="of:=ROUND([.D897])" office:value-type="float" office:value="49203">
            <text:p>49203</text:p>
          </table:table-cell>
          <table:table-cell table:formula="of:=([.$C$8]-([.E897]*[.$C$4]))" office:value-type="float" office:value="105.780078125">
            <text:p>105.780078125</text:p>
          </table:table-cell>
          <table:table-cell table:formula="of:=SQRT(ABS([.$D$2]^2-[.F897]^2))" office:value-type="float" office:value="66.6001131520728">
            <text:p>66.6001131520728</text:p>
          </table:table-cell>
          <table:table-cell table:formula="of:=ABS([.B897]-[.G897])" office:value-type="float" office:value="0.000113152071676836">
            <text:p>0.000113152071676836</text:p>
          </table:table-cell>
          <table:table-cell/>
        </table:table-row>
        <table:table-row table:style-name="ro2">
          <table:table-cell table:formula="of:=[.A897]+[.A$4]" office:value-type="float" office:value="266.700000000004">
            <text:p>266.700000000004</text:p>
          </table:table-cell>
          <table:table-cell table:formula="of:=[.A898]/([.$D$4]*2)" office:value-type="float" office:value="66.6750000000011">
            <text:p>66.6750000000011</text:p>
          </table:table-cell>
          <table:table-cell table:formula="of:=SQRT(ABS([.$D$2]^2-[.B898]^2))" office:value-type="float" office:value="105.732891642099">
            <text:p>105.732891642099</text:p>
          </table:table-cell>
          <table:table-cell table:formula="of:=([.$C$10]-[.C898])*[.$B$4]" office:value-type="float" office:value="49323.7397962213">
            <text:p>49323.7397962213</text:p>
          </table:table-cell>
          <table:table-cell table:formula="of:=ROUND([.D898])" office:value-type="float" office:value="49324">
            <text:p>49324</text:p>
          </table:table-cell>
          <table:table-cell table:formula="of:=([.$C$8]-([.E898]*[.$C$4]))" office:value-type="float" office:value="105.7328125">
            <text:p>105.7328125</text:p>
          </table:table-cell>
          <table:table-cell table:formula="of:=SQRT(ABS([.$D$2]^2-[.F898]^2))" office:value-type="float" office:value="66.6751255029928">
            <text:p>66.6751255029928</text:p>
          </table:table-cell>
          <table:table-cell table:formula="of:=ABS([.B898]-[.G898])" office:value-type="float" office:value="0.000125502991750182">
            <text:p>0.000125502991750182</text:p>
          </table:table-cell>
          <table:table-cell/>
        </table:table-row>
        <table:table-row table:style-name="ro2">
          <table:table-cell table:formula="of:=[.A898]+[.A$4]" office:value-type="float" office:value="267.000000000004">
            <text:p>267.000000000004</text:p>
          </table:table-cell>
          <table:table-cell table:formula="of:=[.A899]/([.$D$4]*2)" office:value-type="float" office:value="66.7500000000011">
            <text:p>66.7500000000011</text:p>
          </table:table-cell>
          <table:table-cell table:formula="of:=SQRT(ABS([.$D$2]^2-[.B899]^2))" office:value-type="float" office:value="105.685559562316">
            <text:p>105.685559562316</text:p>
          </table:table-cell>
          <table:table-cell table:formula="of:=([.$C$10]-[.C899])*[.$B$4]" office:value-type="float" office:value="49444.9099204657">
            <text:p>49444.9099204657</text:p>
          </table:table-cell>
          <table:table-cell table:formula="of:=ROUND([.D899])" office:value-type="float" office:value="49445">
            <text:p>49445</text:p>
          </table:table-cell>
          <table:table-cell table:formula="of:=([.$C$8]-([.E899]*[.$C$4]))" office:value-type="float" office:value="105.685546875">
            <text:p>105.685546875</text:p>
          </table:table-cell>
          <table:table-cell table:formula="of:=SQRT(ABS([.$D$2]^2-[.F899]^2))" office:value-type="float" office:value="66.7500200878785">
            <text:p>66.7500200878785</text:p>
          </table:table-cell>
          <table:table-cell table:formula="of:=ABS([.B899]-[.G899])" office:value-type="float" office:value="0.0000200878773597424">
            <text:p>0.0000200878773597424</text:p>
          </table:table-cell>
          <table:table-cell/>
        </table:table-row>
        <table:table-row table:style-name="ro2">
          <table:table-cell table:formula="of:=[.A899]+[.A$4]" office:value-type="float" office:value="267.300000000004">
            <text:p>267.300000000004</text:p>
          </table:table-cell>
          <table:table-cell table:formula="of:=[.A900]/([.$D$4]*2)" office:value-type="float" office:value="66.8250000000011">
            <text:p>66.8250000000011</text:p>
          </table:table-cell>
          <table:table-cell table:formula="of:=SQRT(ABS([.$D$2]^2-[.B900]^2))" office:value-type="float" office:value="105.638153027208">
            <text:p>105.638153027208</text:p>
          </table:table-cell>
          <table:table-cell table:formula="of:=([.$C$10]-[.C900])*[.$B$4]" office:value-type="float" office:value="49566.2706503419">
            <text:p>49566.2706503419</text:p>
          </table:table-cell>
          <table:table-cell table:formula="of:=ROUND([.D900])" office:value-type="float" office:value="49566">
            <text:p>49566</text:p>
          </table:table-cell>
          <table:table-cell table:formula="of:=([.$C$8]-([.E900]*[.$C$4]))" office:value-type="float" office:value="105.63828125">
            <text:p>105.63828125</text:p>
          </table:table-cell>
          <table:table-cell table:formula="of:=SQRT(ABS([.$D$2]^2-[.F900]^2))" office:value-type="float" office:value="66.8247973026922">
            <text:p>66.8247973026922</text:p>
          </table:table-cell>
          <table:table-cell table:formula="of:=ABS([.B900]-[.G900])" office:value-type="float" office:value="0.000202697308907318">
            <text:p>0.000202697308907318</text:p>
          </table:table-cell>
          <table:table-cell/>
        </table:table-row>
        <table:table-row table:style-name="ro2">
          <table:table-cell table:formula="of:=[.A900]+[.A$4]" office:value-type="float" office:value="267.600000000004">
            <text:p>267.600000000004</text:p>
          </table:table-cell>
          <table:table-cell table:formula="of:=[.A901]/([.$D$4]*2)" office:value-type="float" office:value="66.9000000000011">
            <text:p>66.9000000000011</text:p>
          </table:table-cell>
          <table:table-cell table:formula="of:=SQRT(ABS([.$D$2]^2-[.B901]^2))" office:value-type="float" office:value="105.590671936492">
            <text:p>105.590671936492</text:p>
          </table:table-cell>
          <table:table-cell table:formula="of:=([.$C$10]-[.C901])*[.$B$4]" office:value-type="float" office:value="49687.8222425756">
            <text:p>49687.8222425756</text:p>
          </table:table-cell>
          <table:table-cell table:formula="of:=ROUND([.D901])" office:value-type="float" office:value="49688">
            <text:p>49688</text:p>
          </table:table-cell>
          <table:table-cell table:formula="of:=([.$C$8]-([.E901]*[.$C$4]))" office:value-type="float" office:value="105.590625">
            <text:p>105.590625</text:p>
          </table:table-cell>
          <table:table-cell table:formula="of:=SQRT(ABS([.$D$2]^2-[.F901]^2))" office:value-type="float" office:value="66.9000740814939">
            <text:p>66.9000740814939</text:p>
          </table:table-cell>
          <table:table-cell table:formula="of:=ABS([.B901]-[.G901])" office:value-type="float" office:value="0.0000740814928121836">
            <text:p>0.0000740814928121836</text:p>
          </table:table-cell>
          <table:table-cell/>
        </table:table-row>
        <table:table-row table:style-name="ro2">
          <table:table-cell table:formula="of:=[.A901]+[.A$4]" office:value-type="float" office:value="267.900000000004">
            <text:p>267.900000000004</text:p>
          </table:table-cell>
          <table:table-cell table:formula="of:=[.A902]/([.$D$4]*2)" office:value-type="float" office:value="66.9750000000011">
            <text:p>66.9750000000011</text:p>
          </table:table-cell>
          <table:table-cell table:formula="of:=SQRT(ABS([.$D$2]^2-[.B902]^2))" office:value-type="float" office:value="105.543116189545">
            <text:p>105.543116189545</text:p>
          </table:table-cell>
          <table:table-cell table:formula="of:=([.$C$10]-[.C902])*[.$B$4]" office:value-type="float" office:value="49809.5649547589">
            <text:p>49809.5649547589</text:p>
          </table:table-cell>
          <table:table-cell table:formula="of:=ROUND([.D902])" office:value-type="float" office:value="49810">
            <text:p>49810</text:p>
          </table:table-cell>
          <table:table-cell table:formula="of:=([.$C$8]-([.E902]*[.$C$4]))" office:value-type="float" office:value="105.54296875">
            <text:p>105.54296875</text:p>
          </table:table-cell>
          <table:table-cell table:formula="of:=SQRT(ABS([.$D$2]^2-[.F902]^2))" office:value-type="float" office:value="66.9752323432814">
            <text:p>66.9752323432814</text:p>
          </table:table-cell>
          <table:table-cell table:formula="of:=ABS([.B902]-[.G902])" office:value-type="float" office:value="0.000232343280273994">
            <text:p>0.000232343280273994</text:p>
          </table:table-cell>
          <table:table-cell/>
        </table:table-row>
        <table:table-row table:style-name="ro2">
          <table:table-cell table:formula="of:=[.A902]+[.A$4]" office:value-type="float" office:value="268.200000000004">
            <text:p>268.200000000004</text:p>
          </table:table-cell>
          <table:table-cell table:formula="of:=[.A903]/([.$D$4]*2)" office:value-type="float" office:value="67.0500000000011">
            <text:p>67.0500000000011</text:p>
          </table:table-cell>
          <table:table-cell table:formula="of:=SQRT(ABS([.$D$2]^2-[.B903]^2))" office:value-type="float" office:value="105.495485685407">
            <text:p>105.495485685407</text:p>
          </table:table-cell>
          <table:table-cell table:formula="of:=([.$C$10]-[.C903])*[.$B$4]" office:value-type="float" office:value="49931.4990453537">
            <text:p>49931.4990453537</text:p>
          </table:table-cell>
          <table:table-cell table:formula="of:=ROUND([.D903])" office:value-type="float" office:value="49931">
            <text:p>49931</text:p>
          </table:table-cell>
          <table:table-cell table:formula="of:=([.$C$8]-([.E903]*[.$C$4]))" office:value-type="float" office:value="105.495703125">
            <text:p>105.495703125</text:p>
          </table:table-cell>
          <table:table-cell table:formula="of:=SQRT(ABS([.$D$2]^2-[.F903]^2))" office:value-type="float" office:value="67.0496578825117">
            <text:p>67.0496578825117</text:p>
          </table:table-cell>
          <table:table-cell table:formula="of:=ABS([.B903]-[.G903])" office:value-type="float" office:value="0.000342117489410043">
            <text:p>0.000342117489410043</text:p>
          </table:table-cell>
          <table:table-cell/>
        </table:table-row>
        <table:table-row table:style-name="ro2">
          <table:table-cell table:formula="of:=[.A903]+[.A$4]" office:value-type="float" office:value="268.500000000004">
            <text:p>268.500000000004</text:p>
          </table:table-cell>
          <table:table-cell table:formula="of:=[.A904]/([.$D$4]*2)" office:value-type="float" office:value="67.1250000000011">
            <text:p>67.1250000000011</text:p>
          </table:table-cell>
          <table:table-cell table:formula="of:=SQRT(ABS([.$D$2]^2-[.B904]^2))" office:value-type="float" office:value="105.447780322773">
            <text:p>105.447780322773</text:p>
          </table:table-cell>
          <table:table-cell table:formula="of:=([.$C$10]-[.C904])*[.$B$4]" office:value-type="float" office:value="50053.6247736953">
            <text:p>50053.6247736953</text:p>
          </table:table-cell>
          <table:table-cell table:formula="of:=ROUND([.D904])" office:value-type="float" office:value="50054">
            <text:p>50054</text:p>
          </table:table-cell>
          <table:table-cell table:formula="of:=([.$C$8]-([.E904]*[.$C$4]))" office:value-type="float" office:value="105.44765625">
            <text:p>105.44765625</text:p>
          </table:table-cell>
          <table:table-cell table:formula="of:=SQRT(ABS([.$D$2]^2-[.F904]^2))" office:value-type="float" office:value="67.1251949075892">
            <text:p>67.1251949075892</text:p>
          </table:table-cell>
          <table:table-cell table:formula="of:=ABS([.B904]-[.G904])" office:value-type="float" office:value="0.000194907588067395">
            <text:p>0.000194907588067395</text:p>
          </table:table-cell>
          <table:table-cell/>
        </table:table-row>
        <table:table-row table:style-name="ro2">
          <table:table-cell table:formula="of:=[.A904]+[.A$4]" office:value-type="float" office:value="268.800000000004">
            <text:p>268.800000000004</text:p>
          </table:table-cell>
          <table:table-cell table:formula="of:=[.A905]/([.$D$4]*2)" office:value-type="float" office:value="67.2000000000011">
            <text:p>67.2000000000011</text:p>
          </table:table-cell>
          <table:table-cell table:formula="of:=SQRT(ABS([.$D$2]^2-[.B905]^2))" office:value-type="float" office:value="105.399999999999">
            <text:p>105.399999999999</text:p>
          </table:table-cell>
          <table:table-cell table:formula="of:=([.$C$10]-[.C905])*[.$B$4]" office:value-type="float" office:value="50175.9423999966">
            <text:p>50175.9423999966</text:p>
          </table:table-cell>
          <table:table-cell table:formula="of:=ROUND([.D905])" office:value-type="float" office:value="50176">
            <text:p>50176</text:p>
          </table:table-cell>
          <table:table-cell table:formula="of:=([.$C$8]-([.E905]*[.$C$4]))" office:value-type="float" office:value="105.4">
            <text:p>105.4</text:p>
          </table:table-cell>
          <table:table-cell table:formula="of:=SQRT(ABS([.$D$2]^2-[.F905]^2))" office:value-type="float" office:value="67.2">
            <text:p>67.2</text:p>
          </table:table-cell>
          <table:table-cell table:formula="of:=ABS([.B905]-[.G905])" office:value-type="float" office:value="0.00000000000112265752250096">
            <text:p>0.00000000000112265752250096</text:p>
          </table:table-cell>
          <table:table-cell/>
        </table:table-row>
        <table:table-row table:style-name="ro2">
          <table:table-cell table:formula="of:=[.A905]+[.A$4]" office:value-type="float" office:value="269.100000000004">
            <text:p>269.100000000004</text:p>
          </table:table-cell>
          <table:table-cell table:formula="of:=[.A906]/([.$D$4]*2)" office:value-type="float" office:value="67.2750000000011">
            <text:p>67.2750000000011</text:p>
          </table:table-cell>
          <table:table-cell table:formula="of:=SQRT(ABS([.$D$2]^2-[.B906]^2))" office:value-type="float" office:value="105.352144615095">
            <text:p>105.352144615095</text:p>
          </table:table-cell>
          <table:table-cell table:formula="of:=([.$C$10]-[.C906])*[.$B$4]" office:value-type="float" office:value="50298.4521853521">
            <text:p>50298.4521853521</text:p>
          </table:table-cell>
          <table:table-cell table:formula="of:=ROUND([.D906])" office:value-type="float" office:value="50298">
            <text:p>50298</text:p>
          </table:table-cell>
          <table:table-cell table:formula="of:=([.$C$8]-([.E906]*[.$C$4]))" office:value-type="float" office:value="105.35234375">
            <text:p>105.35234375</text:p>
          </table:table-cell>
          <table:table-cell table:formula="of:=SQRT(ABS([.$D$2]^2-[.F906]^2))" office:value-type="float" office:value="67.2746881552181">
            <text:p>67.2746881552181</text:p>
          </table:table-cell>
          <table:table-cell table:formula="of:=ABS([.B906]-[.G906])" office:value-type="float" office:value="0.000311844783070114">
            <text:p>0.000311844783070114</text:p>
          </table:table-cell>
          <table:table-cell/>
        </table:table-row>
        <table:table-row table:style-name="ro2">
          <table:table-cell table:formula="of:=[.A906]+[.A$4]" office:value-type="float" office:value="269.400000000004">
            <text:p>269.400000000004</text:p>
          </table:table-cell>
          <table:table-cell table:formula="of:=[.A907]/([.$D$4]*2)" office:value-type="float" office:value="67.3500000000011">
            <text:p>67.3500000000011</text:p>
          </table:table-cell>
          <table:table-cell table:formula="of:=SQRT(ABS([.$D$2]^2-[.B907]^2))" office:value-type="float" office:value="105.304214065724">
            <text:p>105.304214065724</text:p>
          </table:table-cell>
          <table:table-cell table:formula="of:=([.$C$10]-[.C907])*[.$B$4]" office:value-type="float" office:value="50421.1543917411">
            <text:p>50421.1543917411</text:p>
          </table:table-cell>
          <table:table-cell table:formula="of:=ROUND([.D907])" office:value-type="float" office:value="50421">
            <text:p>50421</text:p>
          </table:table-cell>
          <table:table-cell table:formula="of:=([.$C$8]-([.E907]*[.$C$4]))" office:value-type="float" office:value="105.304296875">
            <text:p>105.304296875</text:p>
          </table:table-cell>
          <table:table-cell table:formula="of:=SQRT(ABS([.$D$2]^2-[.F907]^2))" office:value-type="float" office:value="67.3498705244625">
            <text:p>67.3498705244625</text:p>
          </table:table-cell>
          <table:table-cell table:formula="of:=ABS([.B907]-[.G907])" office:value-type="float" office:value="0.000129475538614088">
            <text:p>0.000129475538614088</text:p>
          </table:table-cell>
          <table:table-cell/>
        </table:table-row>
        <table:table-row table:style-name="ro2">
          <table:table-cell table:formula="of:=[.A907]+[.A$4]" office:value-type="float" office:value="269.700000000004">
            <text:p>269.700000000004</text:p>
          </table:table-cell>
          <table:table-cell table:formula="of:=[.A908]/([.$D$4]*2)" office:value-type="float" office:value="67.4250000000011">
            <text:p>67.4250000000011</text:p>
          </table:table-cell>
          <table:table-cell table:formula="of:=SQRT(ABS([.$D$2]^2-[.B908]^2))" office:value-type="float" office:value="105.256208249204">
            <text:p>105.256208249204</text:p>
          </table:table-cell>
          <table:table-cell table:formula="of:=([.$C$10]-[.C908])*[.$B$4]" office:value-type="float" office:value="50544.049282032">
            <text:p>50544.049282032</text:p>
          </table:table-cell>
          <table:table-cell table:formula="of:=ROUND([.D908])" office:value-type="float" office:value="50544">
            <text:p>50544</text:p>
          </table:table-cell>
          <table:table-cell table:formula="of:=([.$C$8]-([.E908]*[.$C$4]))" office:value-type="float" office:value="105.25625">
            <text:p>105.25625</text:p>
          </table:table-cell>
          <table:table-cell table:formula="of:=SQRT(ABS([.$D$2]^2-[.F908]^2))" office:value-type="float" office:value="67.4249348233834">
            <text:p>67.4249348233834</text:p>
          </table:table-cell>
          <table:table-cell table:formula="of:=ABS([.B908]-[.G908])" office:value-type="float" office:value="0.0000651766177099944">
            <text:p>0.0000651766177099944</text:p>
          </table:table-cell>
          <table:table-cell/>
        </table:table-row>
        <table:table-row table:style-name="ro2">
          <table:table-cell table:formula="of:=[.A908]+[.A$4]" office:value-type="float" office:value="270.000000000004">
            <text:p>270.000000000004</text:p>
          </table:table-cell>
          <table:table-cell table:formula="of:=[.A909]/([.$D$4]*2)" office:value-type="float" office:value="67.5000000000011">
            <text:p>67.5000000000011</text:p>
          </table:table-cell>
          <table:table-cell table:formula="of:=SQRT(ABS([.$D$2]^2-[.B909]^2))" office:value-type="float" office:value="105.208127062503">
            <text:p>105.208127062503</text:p>
          </table:table-cell>
          <table:table-cell table:formula="of:=([.$C$10]-[.C909])*[.$B$4]" office:value-type="float" office:value="50667.1371199863">
            <text:p>50667.1371199863</text:p>
          </table:table-cell>
          <table:table-cell table:formula="of:=ROUND([.D909])" office:value-type="float" office:value="50667">
            <text:p>50667</text:p>
          </table:table-cell>
          <table:table-cell table:formula="of:=([.$C$8]-([.E909]*[.$C$4]))" office:value-type="float" office:value="105.208203125">
            <text:p>105.208203125</text:p>
          </table:table-cell>
          <table:table-cell table:formula="of:=SQRT(ABS([.$D$2]^2-[.F909]^2))" office:value-type="float" office:value="67.4998814458866">
            <text:p>67.4998814458866</text:p>
          </table:table-cell>
          <table:table-cell table:formula="of:=ABS([.B909]-[.G909])" office:value-type="float" office:value="0.000118554114564517">
            <text:p>0.000118554114564517</text:p>
          </table:table-cell>
          <table:table-cell/>
        </table:table-row>
        <table:table-row table:style-name="ro2">
          <table:table-cell table:formula="of:=[.A909]+[.A$4]" office:value-type="float" office:value="270.300000000005">
            <text:p>270.300000000005</text:p>
          </table:table-cell>
          <table:table-cell table:formula="of:=[.A910]/([.$D$4]*2)" office:value-type="float" office:value="67.5750000000011">
            <text:p>67.5750000000011</text:p>
          </table:table-cell>
          <table:table-cell table:formula="of:=SQRT(ABS([.$D$2]^2-[.B910]^2))" office:value-type="float" office:value="105.159970402239">
            <text:p>105.159970402239</text:p>
          </table:table-cell>
          <table:table-cell table:formula="of:=([.$C$10]-[.C910])*[.$B$4]" office:value-type="float" office:value="50790.4181702622">
            <text:p>50790.4181702622</text:p>
          </table:table-cell>
          <table:table-cell table:formula="of:=ROUND([.D910])" office:value-type="float" office:value="50790">
            <text:p>50790</text:p>
          </table:table-cell>
          <table:table-cell table:formula="of:=([.$C$8]-([.E910]*[.$C$4]))" office:value-type="float" office:value="105.16015625">
            <text:p>105.16015625</text:p>
          </table:table-cell>
          <table:table-cell table:formula="of:=SQRT(ABS([.$D$2]^2-[.F910]^2))" office:value-type="float" office:value="67.5747107835142">
            <text:p>67.5747107835142</text:p>
          </table:table-cell>
          <table:table-cell table:formula="of:=ABS([.B910]-[.G910])" office:value-type="float" office:value="0.000289216486962118">
            <text:p>0.000289216486962118</text:p>
          </table:table-cell>
          <table:table-cell/>
        </table:table-row>
        <table:table-row table:style-name="ro2">
          <table:table-cell table:formula="of:=[.A910]+[.A$4]" office:value-type="float" office:value="270.600000000005">
            <text:p>270.600000000005</text:p>
          </table:table-cell>
          <table:table-cell table:formula="of:=[.A911]/([.$D$4]*2)" office:value-type="float" office:value="67.6500000000011">
            <text:p>67.6500000000011</text:p>
          </table:table-cell>
          <table:table-cell table:formula="of:=SQRT(ABS([.$D$2]^2-[.B911]^2))" office:value-type="float" office:value="105.111738164678">
            <text:p>105.111738164678</text:p>
          </table:table-cell>
          <table:table-cell table:formula="of:=([.$C$10]-[.C911])*[.$B$4]" office:value-type="float" office:value="50913.8926984189">
            <text:p>50913.8926984189</text:p>
          </table:table-cell>
          <table:table-cell table:formula="of:=ROUND([.D911])" office:value-type="float" office:value="50914">
            <text:p>50914</text:p>
          </table:table-cell>
          <table:table-cell table:formula="of:=([.$C$8]-([.E911]*[.$C$4]))" office:value-type="float" office:value="105.11171875">
            <text:p>105.11171875</text:p>
          </table:table-cell>
          <table:table-cell table:formula="of:=SQRT(ABS([.$D$2]^2-[.F911]^2))" office:value-type="float" office:value="67.6500301657058">
            <text:p>67.6500301657058</text:p>
          </table:table-cell>
          <table:table-cell table:formula="of:=ABS([.B911]-[.G911])" office:value-type="float" office:value="0.0000301657046293258">
            <text:p>0.0000301657046293258</text:p>
          </table:table-cell>
          <table:table-cell/>
        </table:table-row>
        <table:table-row table:style-name="ro2">
          <table:table-cell table:formula="of:=[.A911]+[.A$4]" office:value-type="float" office:value="270.900000000005">
            <text:p>270.900000000005</text:p>
          </table:table-cell>
          <table:table-cell table:formula="of:=[.A912]/([.$D$4]*2)" office:value-type="float" office:value="67.7250000000011">
            <text:p>67.7250000000011</text:p>
          </table:table-cell>
          <table:table-cell table:formula="of:=SQRT(ABS([.$D$2]^2-[.B912]^2))" office:value-type="float" office:value="105.063430245732">
            <text:p>105.063430245732</text:p>
          </table:table-cell>
          <table:table-cell table:formula="of:=([.$C$10]-[.C912])*[.$B$4]" office:value-type="float" office:value="51037.5609709203">
            <text:p>51037.5609709203</text:p>
          </table:table-cell>
          <table:table-cell table:formula="of:=ROUND([.D912])" office:value-type="float" office:value="51038">
            <text:p>51038</text:p>
          </table:table-cell>
          <table:table-cell table:formula="of:=([.$C$8]-([.E912]*[.$C$4]))" office:value-type="float" office:value="105.06328125">
            <text:p>105.06328125</text:p>
          </table:table-cell>
          <table:table-cell table:formula="of:=SQRT(ABS([.$D$2]^2-[.F912]^2))" office:value-type="float" office:value="67.7252311401253">
            <text:p>67.7252311401253</text:p>
          </table:table-cell>
          <table:table-cell table:formula="of:=ABS([.B912]-[.G912])" office:value-type="float" office:value="0.000231140124171247">
            <text:p>0.000231140124171247</text:p>
          </table:table-cell>
          <table:table-cell/>
        </table:table-row>
        <table:table-row table:style-name="ro2">
          <table:table-cell table:formula="of:=[.A912]+[.A$4]" office:value-type="float" office:value="271.200000000005">
            <text:p>271.200000000005</text:p>
          </table:table-cell>
          <table:table-cell table:formula="of:=[.A913]/([.$D$4]*2)" office:value-type="float" office:value="67.8000000000011">
            <text:p>67.8000000000011</text:p>
          </table:table-cell>
          <table:table-cell table:formula="of:=SQRT(ABS([.$D$2]^2-[.B913]^2))" office:value-type="float" office:value="105.015046540959">
            <text:p>105.015046540959</text:p>
          </table:table-cell>
          <table:table-cell table:formula="of:=([.$C$10]-[.C913])*[.$B$4]" office:value-type="float" office:value="51161.4232551391">
            <text:p>51161.4232551391</text:p>
          </table:table-cell>
          <table:table-cell table:formula="of:=ROUND([.D913])" office:value-type="float" office:value="51161">
            <text:p>51161</text:p>
          </table:table-cell>
          <table:table-cell table:formula="of:=([.$C$8]-([.E913]*[.$C$4]))" office:value-type="float" office:value="105.015234375">
            <text:p>105.015234375</text:p>
          </table:table-cell>
          <table:table-cell table:formula="of:=SQRT(ABS([.$D$2]^2-[.F913]^2))" office:value-type="float" office:value="67.7997090640057">
            <text:p>67.7997090640057</text:p>
          </table:table-cell>
          <table:table-cell table:formula="of:=ABS([.B913]-[.G913])" office:value-type="float" office:value="0.000290935995423069">
            <text:p>0.000290935995423069</text:p>
          </table:table-cell>
          <table:table-cell/>
        </table:table-row>
        <table:table-row table:style-name="ro2">
          <table:table-cell table:formula="of:=[.A913]+[.A$4]" office:value-type="float" office:value="271.500000000005">
            <text:p>271.500000000005</text:p>
          </table:table-cell>
          <table:table-cell table:formula="of:=[.A914]/([.$D$4]*2)" office:value-type="float" office:value="67.8750000000011">
            <text:p>67.8750000000011</text:p>
          </table:table-cell>
          <table:table-cell table:formula="of:=SQRT(ABS([.$D$2]^2-[.B914]^2))" office:value-type="float" office:value="104.96658694556">
            <text:p>104.96658694556</text:p>
          </table:table-cell>
          <table:table-cell table:formula="of:=([.$C$10]-[.C914])*[.$B$4]" office:value-type="float" office:value="51285.4798193608">
            <text:p>51285.4798193608</text:p>
          </table:table-cell>
          <table:table-cell table:formula="of:=ROUND([.D914])" office:value-type="float" office:value="51285">
            <text:p>51285</text:p>
          </table:table-cell>
          <table:table-cell table:formula="of:=([.$C$8]-([.E914]*[.$C$4]))" office:value-type="float" office:value="104.966796875">
            <text:p>104.966796875</text:p>
          </table:table-cell>
          <table:table-cell table:formula="of:=SQRT(ABS([.$D$2]^2-[.F914]^2))" office:value-type="float" office:value="67.8746753495182">
            <text:p>67.8746753495182</text:p>
          </table:table-cell>
          <table:table-cell table:formula="of:=ABS([.B914]-[.G914])" office:value-type="float" office:value="0.000324650482966149">
            <text:p>0.000324650482966149</text:p>
          </table:table-cell>
          <table:table-cell/>
        </table:table-row>
        <table:table-row table:style-name="ro2">
          <table:table-cell table:formula="of:=[.A914]+[.A$4]" office:value-type="float" office:value="271.800000000005">
            <text:p>271.800000000005</text:p>
          </table:table-cell>
          <table:table-cell table:formula="of:=[.A915]/([.$D$4]*2)" office:value-type="float" office:value="67.9500000000011">
            <text:p>67.9500000000011</text:p>
          </table:table-cell>
          <table:table-cell table:formula="of:=SQRT(ABS([.$D$2]^2-[.B915]^2))" office:value-type="float" office:value="104.918051354378">
            <text:p>104.918051354378</text:p>
          </table:table-cell>
          <table:table-cell table:formula="of:=([.$C$10]-[.C915])*[.$B$4]" office:value-type="float" office:value="51409.7309327878">
            <text:p>51409.7309327878</text:p>
          </table:table-cell>
          <table:table-cell table:formula="of:=ROUND([.D915])" office:value-type="float" office:value="51410">
            <text:p>51410</text:p>
          </table:table-cell>
          <table:table-cell table:formula="of:=([.$C$8]-([.E915]*[.$C$4]))" office:value-type="float" office:value="104.91796875">
            <text:p>104.91796875</text:p>
          </table:table-cell>
          <table:table-cell table:formula="of:=SQRT(ABS([.$D$2]^2-[.F915]^2))" office:value-type="float" office:value="67.950127544943">
            <text:p>67.950127544943</text:p>
          </table:table-cell>
          <table:table-cell table:formula="of:=ABS([.B915]-[.G915])" office:value-type="float" office:value="0.000127544941875613">
            <text:p>0.000127544941875613</text:p>
          </table:table-cell>
          <table:table-cell/>
        </table:table-row>
        <table:table-row table:style-name="ro2">
          <table:table-cell table:formula="of:=[.A915]+[.A$4]" office:value-type="float" office:value="272.100000000005">
            <text:p>272.100000000005</text:p>
          </table:table-cell>
          <table:table-cell table:formula="of:=[.A916]/([.$D$4]*2)" office:value-type="float" office:value="68.0250000000011">
            <text:p>68.0250000000011</text:p>
          </table:table-cell>
          <table:table-cell table:formula="of:=SQRT(ABS([.$D$2]^2-[.B916]^2))" office:value-type="float" office:value="104.869439661895">
            <text:p>104.869439661895</text:p>
          </table:table-cell>
          <table:table-cell table:formula="of:=([.$C$10]-[.C916])*[.$B$4]" office:value-type="float" office:value="51534.1768655435">
            <text:p>51534.1768655435</text:p>
          </table:table-cell>
          <table:table-cell table:formula="of:=ROUND([.D916])" office:value-type="float" office:value="51534">
            <text:p>51534</text:p>
          </table:table-cell>
          <table:table-cell table:formula="of:=([.$C$8]-([.E916]*[.$C$4]))" office:value-type="float" office:value="104.86953125">
            <text:p>104.86953125</text:p>
          </table:table-cell>
          <table:table-cell table:formula="of:=SQRT(ABS([.$D$2]^2-[.F916]^2))" office:value-type="float" office:value="68.0248588047434">
            <text:p>68.0248588047434</text:p>
          </table:table-cell>
          <table:table-cell table:formula="of:=ABS([.B916]-[.G916])" office:value-type="float" office:value="0.000141195257754134">
            <text:p>0.000141195257754134</text:p>
          </table:table-cell>
          <table:table-cell/>
        </table:table-row>
        <table:table-row table:style-name="ro2">
          <table:table-cell table:formula="of:=[.A916]+[.A$4]" office:value-type="float" office:value="272.400000000005">
            <text:p>272.400000000005</text:p>
          </table:table-cell>
          <table:table-cell table:formula="of:=[.A917]/([.$D$4]*2)" office:value-type="float" office:value="68.1000000000011">
            <text:p>68.1000000000011</text:p>
          </table:table-cell>
          <table:table-cell table:formula="of:=SQRT(ABS([.$D$2]^2-[.B917]^2))" office:value-type="float" office:value="104.820751762234">
            <text:p>104.820751762234</text:p>
          </table:table-cell>
          <table:table-cell table:formula="of:=([.$C$10]-[.C917])*[.$B$4]" office:value-type="float" office:value="51658.8178886763">
            <text:p>51658.8178886763</text:p>
          </table:table-cell>
          <table:table-cell table:formula="of:=ROUND([.D917])" office:value-type="float" office:value="51659">
            <text:p>51659</text:p>
          </table:table-cell>
          <table:table-cell table:formula="of:=([.$C$8]-([.E917]*[.$C$4]))" office:value-type="float" office:value="104.820703125">
            <text:p>104.820703125</text:p>
          </table:table-cell>
          <table:table-cell table:formula="of:=SQRT(ABS([.$D$2]^2-[.F917]^2))" office:value-type="float" office:value="68.1000748632527">
            <text:p>68.1000748632527</text:p>
          </table:table-cell>
          <table:table-cell table:formula="of:=ABS([.B917]-[.G917])" office:value-type="float" office:value="0.0000748632515126246">
            <text:p>0.0000748632515126246</text:p>
          </table:table-cell>
          <table:table-cell/>
        </table:table-row>
        <table:table-row table:style-name="ro2">
          <table:table-cell table:formula="of:=[.A917]+[.A$4]" office:value-type="float" office:value="272.700000000005">
            <text:p>272.700000000005</text:p>
          </table:table-cell>
          <table:table-cell table:formula="of:=[.A918]/([.$D$4]*2)" office:value-type="float" office:value="68.1750000000011">
            <text:p>68.1750000000011</text:p>
          </table:table-cell>
          <table:table-cell table:formula="of:=SQRT(ABS([.$D$2]^2-[.B918]^2))" office:value-type="float" office:value="104.771987549153">
            <text:p>104.771987549153</text:p>
          </table:table-cell>
          <table:table-cell table:formula="of:=([.$C$10]-[.C918])*[.$B$4]" office:value-type="float" office:value="51783.6542741635">
            <text:p>51783.6542741635</text:p>
          </table:table-cell>
          <table:table-cell table:formula="of:=ROUND([.D918])" office:value-type="float" office:value="51784">
            <text:p>51784</text:p>
          </table:table-cell>
          <table:table-cell table:formula="of:=([.$C$8]-([.E918]*[.$C$4]))" office:value-type="float" office:value="104.771875">
            <text:p>104.771875</text:p>
          </table:table-cell>
          <table:table-cell table:formula="of:=SQRT(ABS([.$D$2]^2-[.F918]^2))" office:value-type="float" office:value="68.175172966296">
            <text:p>68.175172966296</text:p>
          </table:table-cell>
          <table:table-cell table:formula="of:=ABS([.B918]-[.G918])" office:value-type="float" office:value="0.000172966294840649">
            <text:p>0.000172966294840649</text:p>
          </table:table-cell>
          <table:table-cell/>
        </table:table-row>
        <table:table-row table:style-name="ro2">
          <table:table-cell table:formula="of:=[.A918]+[.A$4]" office:value-type="float" office:value="273.000000000005">
            <text:p>273.000000000005</text:p>
          </table:table-cell>
          <table:table-cell table:formula="of:=[.A919]/([.$D$4]*2)" office:value-type="float" office:value="68.2500000000012">
            <text:p>68.2500000000012</text:p>
          </table:table-cell>
          <table:table-cell table:formula="of:=SQRT(ABS([.$D$2]^2-[.B919]^2))" office:value-type="float" office:value="104.723146916046">
            <text:p>104.723146916046</text:p>
          </table:table-cell>
          <table:table-cell table:formula="of:=([.$C$10]-[.C919])*[.$B$4]" office:value-type="float" office:value="51908.686294916">
            <text:p>51908.686294916</text:p>
          </table:table-cell>
          <table:table-cell table:formula="of:=ROUND([.D919])" office:value-type="float" office:value="51909">
            <text:p>51909</text:p>
          </table:table-cell>
          <table:table-cell table:formula="of:=([.$C$8]-([.E919]*[.$C$4]))" office:value-type="float" office:value="104.723046875">
            <text:p>104.723046875</text:p>
          </table:table-cell>
          <table:table-cell table:formula="of:=SQRT(ABS([.$D$2]^2-[.F919]^2))" office:value-type="float" office:value="68.2501535032454">
            <text:p>68.2501535032454</text:p>
          </table:table-cell>
          <table:table-cell table:formula="of:=ABS([.B919]-[.G919])" office:value-type="float" office:value="0.000153503244206377">
            <text:p>0.000153503244206377</text:p>
          </table:table-cell>
          <table:table-cell/>
        </table:table-row>
        <table:table-row table:style-name="ro2">
          <table:table-cell table:formula="of:=[.A919]+[.A$4]" office:value-type="float" office:value="273.300000000005">
            <text:p>273.300000000005</text:p>
          </table:table-cell>
          <table:table-cell table:formula="of:=[.A920]/([.$D$4]*2)" office:value-type="float" office:value="68.3250000000012">
            <text:p>68.3250000000012</text:p>
          </table:table-cell>
          <table:table-cell table:formula="of:=SQRT(ABS([.$D$2]^2-[.B920]^2))" office:value-type="float" office:value="104.674229755943">
            <text:p>104.674229755943</text:p>
          </table:table-cell>
          <table:table-cell table:formula="of:=([.$C$10]-[.C920])*[.$B$4]" office:value-type="float" office:value="52033.914224782">
            <text:p>52033.914224782</text:p>
          </table:table-cell>
          <table:table-cell table:formula="of:=ROUND([.D920])" office:value-type="float" office:value="52034">
            <text:p>52034</text:p>
          </table:table-cell>
          <table:table-cell table:formula="of:=([.$C$8]-([.E920]*[.$C$4]))" office:value-type="float" office:value="104.67421875">
            <text:p>104.67421875</text:p>
          </table:table-cell>
          <table:table-cell table:formula="of:=SQRT(ABS([.$D$2]^2-[.F920]^2))" office:value-type="float" office:value="68.3250168611553">
            <text:p>68.3250168611553</text:p>
          </table:table-cell>
          <table:table-cell table:formula="of:=ABS([.B920]-[.G920])" office:value-type="float" office:value="0.000016861154094272">
            <text:p>0.000016861154094272</text:p>
          </table:table-cell>
          <table:table-cell/>
        </table:table-row>
        <table:table-row table:style-name="ro2">
          <table:table-cell table:formula="of:=[.A920]+[.A$4]" office:value-type="float" office:value="273.600000000005">
            <text:p>273.600000000005</text:p>
          </table:table-cell>
          <table:table-cell table:formula="of:=[.A921]/([.$D$4]*2)" office:value-type="float" office:value="68.4000000000012">
            <text:p>68.4000000000012</text:p>
          </table:table-cell>
          <table:table-cell table:formula="of:=SQRT(ABS([.$D$2]^2-[.B921]^2))" office:value-type="float" office:value="104.625235961501">
            <text:p>104.625235961501</text:p>
          </table:table-cell>
          <table:table-cell table:formula="of:=([.$C$10]-[.C921])*[.$B$4]" office:value-type="float" office:value="52159.3383385513">
            <text:p>52159.3383385513</text:p>
          </table:table-cell>
          <table:table-cell table:formula="of:=ROUND([.D921])" office:value-type="float" office:value="52159">
            <text:p>52159</text:p>
          </table:table-cell>
          <table:table-cell table:formula="of:=([.$C$8]-([.E921]*[.$C$4]))" office:value-type="float" office:value="104.625390625">
            <text:p>104.625390625</text:p>
          </table:table-cell>
          <table:table-cell table:formula="of:=SQRT(ABS([.$D$2]^2-[.F921]^2))" office:value-type="float" office:value="68.3997634247821">
            <text:p>68.3997634247821</text:p>
          </table:table-cell>
          <table:table-cell table:formula="of:=ABS([.B921]-[.G921])" office:value-type="float" office:value="0.000236575219034307">
            <text:p>0.000236575219034307</text:p>
          </table:table-cell>
          <table:table-cell/>
        </table:table-row>
        <table:table-row table:style-name="ro2">
          <table:table-cell table:formula="of:=[.A921]+[.A$4]" office:value-type="float" office:value="273.900000000005">
            <text:p>273.900000000005</text:p>
          </table:table-cell>
          <table:table-cell table:formula="of:=[.A922]/([.$D$4]*2)" office:value-type="float" office:value="68.4750000000012">
            <text:p>68.4750000000012</text:p>
          </table:table-cell>
          <table:table-cell table:formula="of:=SQRT(ABS([.$D$2]^2-[.B922]^2))" office:value-type="float" office:value="104.576165425014">
            <text:p>104.576165425014</text:p>
          </table:table-cell>
          <table:table-cell table:formula="of:=([.$C$10]-[.C922])*[.$B$4]" office:value-type="float" office:value="52284.9589119596">
            <text:p>52284.9589119596</text:p>
          </table:table-cell>
          <table:table-cell table:formula="of:=ROUND([.D922])" office:value-type="float" office:value="52285">
            <text:p>52285</text:p>
          </table:table-cell>
          <table:table-cell table:formula="of:=([.$C$8]-([.E922]*[.$C$4]))" office:value-type="float" office:value="104.576171875">
            <text:p>104.576171875</text:p>
          </table:table-cell>
          <table:table-cell table:formula="of:=SQRT(ABS([.$D$2]^2-[.F922]^2))" office:value-type="float" office:value="68.4749901494733">
            <text:p>68.4749901494733</text:p>
          </table:table-cell>
          <table:table-cell table:formula="of:=ABS([.B922]-[.G922])" office:value-type="float" office:value="0.00000985052790269947">
            <text:p>0.00000985052790269947</text:p>
          </table:table-cell>
          <table:table-cell/>
        </table:table-row>
        <table:table-row table:style-name="ro2">
          <table:table-cell table:formula="of:=[.A922]+[.A$4]" office:value-type="float" office:value="274.200000000005">
            <text:p>274.200000000005</text:p>
          </table:table-cell>
          <table:table-cell table:formula="of:=[.A923]/([.$D$4]*2)" office:value-type="float" office:value="68.5500000000012">
            <text:p>68.5500000000012</text:p>
          </table:table-cell>
          <table:table-cell table:formula="of:=SQRT(ABS([.$D$2]^2-[.B923]^2))" office:value-type="float" office:value="104.527018038399">
            <text:p>104.527018038399</text:p>
          </table:table-cell>
          <table:table-cell table:formula="of:=([.$C$10]-[.C923])*[.$B$4]" office:value-type="float" office:value="52410.7762216928">
            <text:p>52410.7762216928</text:p>
          </table:table-cell>
          <table:table-cell table:formula="of:=ROUND([.D923])" office:value-type="float" office:value="52411">
            <text:p>52411</text:p>
          </table:table-cell>
          <table:table-cell table:formula="of:=([.$C$8]-([.E923]*[.$C$4]))" office:value-type="float" office:value="104.526953125">
            <text:p>104.526953125</text:p>
          </table:table-cell>
          <table:table-cell table:formula="of:=SQRT(ABS([.$D$2]^2-[.F923]^2))" office:value-type="float" office:value="68.5500989817232">
            <text:p>68.5500989817232</text:p>
          </table:table-cell>
          <table:table-cell table:formula="of:=ABS([.B923]-[.G923])" office:value-type="float" office:value="0.0000989817220613531">
            <text:p>0.0000989817220613531</text:p>
          </table:table-cell>
          <table:table-cell/>
        </table:table-row>
        <table:table-row table:style-name="ro2">
          <table:table-cell table:formula="of:=[.A923]+[.A$4]" office:value-type="float" office:value="274.500000000005">
            <text:p>274.500000000005</text:p>
          </table:table-cell>
          <table:table-cell table:formula="of:=[.A924]/([.$D$4]*2)" office:value-type="float" office:value="68.6250000000012">
            <text:p>68.6250000000012</text:p>
          </table:table-cell>
          <table:table-cell table:formula="of:=SQRT(ABS([.$D$2]^2-[.B924]^2))" office:value-type="float" office:value="104.477793693205">
            <text:p>104.477793693205</text:p>
          </table:table-cell>
          <table:table-cell table:formula="of:=([.$C$10]-[.C924])*[.$B$4]" office:value-type="float" office:value="52536.7905453908">
            <text:p>52536.7905453908</text:p>
          </table:table-cell>
          <table:table-cell table:formula="of:=ROUND([.D924])" office:value-type="float" office:value="52537">
            <text:p>52537</text:p>
          </table:table-cell>
          <table:table-cell table:formula="of:=([.$C$8]-([.E924]*[.$C$4]))" office:value-type="float" office:value="104.477734375">
            <text:p>104.477734375</text:p>
          </table:table-cell>
          <table:table-cell table:formula="of:=SQRT(ABS([.$D$2]^2-[.F924]^2))" office:value-type="float" office:value="68.6250903086251">
            <text:p>68.6250903086251</text:p>
          </table:table-cell>
          <table:table-cell table:formula="of:=ABS([.B924]-[.G924])" office:value-type="float" office:value="0.0000903086238821516">
            <text:p>0.0000903086238821516</text:p>
          </table:table-cell>
          <table:table-cell/>
        </table:table-row>
        <table:table-row table:style-name="ro2">
          <table:table-cell table:formula="of:=[.A924]+[.A$4]" office:value-type="float" office:value="274.800000000005">
            <text:p>274.800000000005</text:p>
          </table:table-cell>
          <table:table-cell table:formula="of:=[.A925]/([.$D$4]*2)" office:value-type="float" office:value="68.7000000000012">
            <text:p>68.7000000000012</text:p>
          </table:table-cell>
          <table:table-cell table:formula="of:=SQRT(ABS([.$D$2]^2-[.B925]^2))" office:value-type="float" office:value="104.428492280602">
            <text:p>104.428492280602</text:p>
          </table:table-cell>
          <table:table-cell table:formula="of:=([.$C$10]-[.C925])*[.$B$4]" office:value-type="float" office:value="52663.0021616526">
            <text:p>52663.0021616526</text:p>
          </table:table-cell>
          <table:table-cell table:formula="of:=ROUND([.D925])" office:value-type="float" office:value="52663">
            <text:p>52663</text:p>
          </table:table-cell>
          <table:table-cell table:formula="of:=([.$C$8]-([.E925]*[.$C$4]))" office:value-type="float" office:value="104.428515625">
            <text:p>104.428515625</text:p>
          </table:table-cell>
          <table:table-cell table:formula="of:=SQRT(ABS([.$D$2]^2-[.F925]^2))" office:value-type="float" office:value="68.6999645149772">
            <text:p>68.6999645149772</text:p>
          </table:table-cell>
          <table:table-cell table:formula="of:=ABS([.B925]-[.G925])" office:value-type="float" office:value="0.000035485023943238">
            <text:p>0.000035485023943238</text:p>
          </table:table-cell>
          <table:table-cell/>
        </table:table-row>
        <table:table-row table:style-name="ro2">
          <table:table-cell table:formula="of:=[.A925]+[.A$4]" office:value-type="float" office:value="275.100000000005">
            <text:p>275.100000000005</text:p>
          </table:table-cell>
          <table:table-cell table:formula="of:=[.A926]/([.$D$4]*2)" office:value-type="float" office:value="68.7750000000012">
            <text:p>68.7750000000012</text:p>
          </table:table-cell>
          <table:table-cell table:formula="of:=SQRT(ABS([.$D$2]^2-[.B926]^2))" office:value-type="float" office:value="104.379113691389">
            <text:p>104.379113691389</text:p>
          </table:table-cell>
          <table:table-cell table:formula="of:=([.$C$10]-[.C926])*[.$B$4]" office:value-type="float" office:value="52789.4113500399">
            <text:p>52789.4113500399</text:p>
          </table:table-cell>
          <table:table-cell table:formula="of:=ROUND([.D926])" office:value-type="float" office:value="52789">
            <text:p>52789</text:p>
          </table:table-cell>
          <table:table-cell table:formula="of:=([.$C$8]-([.E926]*[.$C$4]))" office:value-type="float" office:value="104.379296875">
            <text:p>104.379296875</text:p>
          </table:table-cell>
          <table:table-cell table:formula="of:=SQRT(ABS([.$D$2]^2-[.F926]^2))" office:value-type="float" office:value="68.774721983303">
            <text:p>68.774721983303</text:p>
          </table:table-cell>
          <table:table-cell table:formula="of:=ABS([.B926]-[.G926])" office:value-type="float" office:value="0.000278016698203487">
            <text:p>0.000278016698203487</text:p>
          </table:table-cell>
          <table:table-cell/>
        </table:table-row>
        <table:table-row table:style-name="ro2">
          <table:table-cell table:formula="of:=[.A926]+[.A$4]" office:value-type="float" office:value="275.400000000005">
            <text:p>275.400000000005</text:p>
          </table:table-cell>
          <table:table-cell table:formula="of:=[.A927]/([.$D$4]*2)" office:value-type="float" office:value="68.8500000000012">
            <text:p>68.8500000000012</text:p>
          </table:table-cell>
          <table:table-cell table:formula="of:=SQRT(ABS([.$D$2]^2-[.B927]^2))" office:value-type="float" office:value="104.329657815982">
            <text:p>104.329657815982</text:p>
          </table:table-cell>
          <table:table-cell table:formula="of:=([.$C$10]-[.C927])*[.$B$4]" office:value-type="float" office:value="52916.0183910816">
            <text:p>52916.0183910816</text:p>
          </table:table-cell>
          <table:table-cell table:formula="of:=ROUND([.D927])" office:value-type="float" office:value="52916">
            <text:p>52916</text:p>
          </table:table-cell>
          <table:table-cell table:formula="of:=([.$C$8]-([.E927]*[.$C$4]))" office:value-type="float" office:value="104.3296875">
            <text:p>104.3296875</text:p>
          </table:table-cell>
          <table:table-cell table:formula="of:=SQRT(ABS([.$D$2]^2-[.F927]^2))" office:value-type="float" office:value="68.8499550192471">
            <text:p>68.8499550192471</text:p>
          </table:table-cell>
          <table:table-cell table:formula="of:=ABS([.B927]-[.G927])" office:value-type="float" office:value="0.0000449807541116343">
            <text:p>0.0000449807541116343</text:p>
          </table:table-cell>
          <table:table-cell/>
        </table:table-row>
        <table:table-row table:style-name="ro2">
          <table:table-cell table:formula="of:=[.A927]+[.A$4]" office:value-type="float" office:value="275.700000000005">
            <text:p>275.700000000005</text:p>
          </table:table-cell>
          <table:table-cell table:formula="of:=[.A928]/([.$D$4]*2)" office:value-type="float" office:value="68.9250000000012">
            <text:p>68.9250000000012</text:p>
          </table:table-cell>
          <table:table-cell table:formula="of:=SQRT(ABS([.$D$2]^2-[.B928]^2))" office:value-type="float" office:value="104.28012454442">
            <text:p>104.28012454442</text:p>
          </table:table-cell>
          <table:table-cell table:formula="of:=([.$C$10]-[.C928])*[.$B$4]" office:value-type="float" office:value="53042.8235662785">
            <text:p>53042.8235662785</text:p>
          </table:table-cell>
          <table:table-cell table:formula="of:=ROUND([.D928])" office:value-type="float" office:value="53043">
            <text:p>53043</text:p>
          </table:table-cell>
          <table:table-cell table:formula="of:=([.$C$8]-([.E928]*[.$C$4]))" office:value-type="float" office:value="104.280078125">
            <text:p>104.280078125</text:p>
          </table:table-cell>
          <table:table-cell table:formula="of:=SQRT(ABS([.$D$2]^2-[.F928]^2))" office:value-type="float" office:value="68.9250702302428">
            <text:p>68.9250702302428</text:p>
          </table:table-cell>
          <table:table-cell table:formula="of:=ABS([.B928]-[.G928])" office:value-type="float" office:value="0.0000702302415760414">
            <text:p>0.0000702302415760414</text:p>
          </table:table-cell>
          <table:table-cell/>
        </table:table-row>
        <table:table-row table:style-name="ro2">
          <table:table-cell table:formula="of:=[.A928]+[.A$4]" office:value-type="float" office:value="276.000000000005">
            <text:p>276.000000000005</text:p>
          </table:table-cell>
          <table:table-cell table:formula="of:=[.A929]/([.$D$4]*2)" office:value-type="float" office:value="69.0000000000012">
            <text:p>69.0000000000012</text:p>
          </table:table-cell>
          <table:table-cell table:formula="of:=SQRT(ABS([.$D$2]^2-[.B929]^2))" office:value-type="float" office:value="104.230513766362">
            <text:p>104.230513766362</text:p>
          </table:table-cell>
          <table:table-cell table:formula="of:=([.$C$10]-[.C929])*[.$B$4]" office:value-type="float" office:value="53169.8271581074">
            <text:p>53169.8271581074</text:p>
          </table:table-cell>
          <table:table-cell table:formula="of:=ROUND([.D929])" office:value-type="float" office:value="53170">
            <text:p>53170</text:p>
          </table:table-cell>
          <table:table-cell table:formula="of:=([.$C$8]-([.E929]*[.$C$4]))" office:value-type="float" office:value="104.23046875">
            <text:p>104.23046875</text:p>
          </table:table-cell>
          <table:table-cell table:formula="of:=SQRT(ABS([.$D$2]^2-[.F929]^2))" office:value-type="float" office:value="69.0000680010917">
            <text:p>69.0000680010917</text:p>
          </table:table-cell>
          <table:table-cell table:formula="of:=ABS([.B929]-[.G929])" office:value-type="float" office:value="0.0000680010904829942">
            <text:p>0.0000680010904829942</text:p>
          </table:table-cell>
          <table:table-cell/>
        </table:table-row>
        <table:table-row table:style-name="ro2">
          <table:table-cell table:formula="of:=[.A929]+[.A$4]" office:value-type="float" office:value="276.300000000005">
            <text:p>276.300000000005</text:p>
          </table:table-cell>
          <table:table-cell table:formula="of:=[.A930]/([.$D$4]*2)" office:value-type="float" office:value="69.0750000000012">
            <text:p>69.0750000000012</text:p>
          </table:table-cell>
          <table:table-cell table:formula="of:=SQRT(ABS([.$D$2]^2-[.B930]^2))" office:value-type="float" office:value="104.180825371082">
            <text:p>104.180825371082</text:p>
          </table:table-cell>
          <table:table-cell table:formula="of:=([.$C$10]-[.C930])*[.$B$4]" office:value-type="float" office:value="53297.0294500255">
            <text:p>53297.0294500255</text:p>
          </table:table-cell>
          <table:table-cell table:formula="of:=ROUND([.D930])" office:value-type="float" office:value="53297">
            <text:p>53297</text:p>
          </table:table-cell>
          <table:table-cell table:formula="of:=([.$C$8]-([.E930]*[.$C$4]))" office:value-type="float" office:value="104.180859375">
            <text:p>104.180859375</text:p>
          </table:table-cell>
          <table:table-cell table:formula="of:=SQRT(ABS([.$D$2]^2-[.F930]^2))" office:value-type="float" office:value="69.0749487143239">
            <text:p>69.0749487143239</text:p>
          </table:table-cell>
          <table:table-cell table:formula="of:=ABS([.B930]-[.G930])" office:value-type="float" office:value="0.0000512856772871828">
            <text:p>0.0000512856772871828</text:p>
          </table:table-cell>
          <table:table-cell/>
        </table:table-row>
        <table:table-row table:style-name="ro2">
          <table:table-cell table:formula="of:=[.A930]+[.A$4]" office:value-type="float" office:value="276.600000000005">
            <text:p>276.600000000005</text:p>
          </table:table-cell>
          <table:table-cell table:formula="of:=[.A931]/([.$D$4]*2)" office:value-type="float" office:value="69.1500000000012">
            <text:p>69.1500000000012</text:p>
          </table:table-cell>
          <table:table-cell table:formula="of:=SQRT(ABS([.$D$2]^2-[.B931]^2))" office:value-type="float" office:value="104.131059247469">
            <text:p>104.131059247469</text:p>
          </table:table-cell>
          <table:table-cell table:formula="of:=([.$C$10]-[.C931])*[.$B$4]" office:value-type="float" office:value="53424.430726475">
            <text:p>53424.430726475</text:p>
          </table:table-cell>
          <table:table-cell table:formula="of:=ROUND([.D931])" office:value-type="float" office:value="53424">
            <text:p>53424</text:p>
          </table:table-cell>
          <table:table-cell table:formula="of:=([.$C$8]-([.E931]*[.$C$4]))" office:value-type="float" office:value="104.13125">
            <text:p>104.13125</text:p>
          </table:table-cell>
          <table:table-cell table:formula="of:=SQRT(ABS([.$D$2]^2-[.F931]^2))" office:value-type="float" office:value="69.1497127502169">
            <text:p>69.1497127502169</text:p>
          </table:table-cell>
          <table:table-cell table:formula="of:=ABS([.B931]-[.G931])" office:value-type="float" office:value="0.000287249784335586">
            <text:p>0.000287249784335586</text:p>
          </table:table-cell>
          <table:table-cell/>
        </table:table-row>
        <table:table-row table:style-name="ro2">
          <table:table-cell table:formula="of:=[.A931]+[.A$4]" office:value-type="float" office:value="276.900000000005">
            <text:p>276.900000000005</text:p>
          </table:table-cell>
          <table:table-cell table:formula="of:=[.A932]/([.$D$4]*2)" office:value-type="float" office:value="69.2250000000012">
            <text:p>69.2250000000012</text:p>
          </table:table-cell>
          <table:table-cell table:formula="of:=SQRT(ABS([.$D$2]^2-[.B932]^2))" office:value-type="float" office:value="104.081215284026">
            <text:p>104.081215284026</text:p>
          </table:table-cell>
          <table:table-cell table:formula="of:=([.$C$10]-[.C932])*[.$B$4]" office:value-type="float" office:value="53552.0312728874">
            <text:p>53552.0312728874</text:p>
          </table:table-cell>
          <table:table-cell table:formula="of:=ROUND([.D932])" office:value-type="float" office:value="53552">
            <text:p>53552</text:p>
          </table:table-cell>
          <table:table-cell table:formula="of:=([.$C$8]-([.E932]*[.$C$4]))" office:value-type="float" office:value="104.08125">
            <text:p>104.08125</text:p>
          </table:table-cell>
          <table:table-cell table:formula="of:=SQRT(ABS([.$D$2]^2-[.F932]^2))" office:value-type="float" office:value="69.2249478037904">
            <text:p>69.2249478037904</text:p>
          </table:table-cell>
          <table:table-cell table:formula="of:=ABS([.B932]-[.G932])" office:value-type="float" office:value="0.0000521962108166463">
            <text:p>0.0000521962108166463</text:p>
          </table:table-cell>
          <table:table-cell/>
        </table:table-row>
        <table:table-row table:style-name="ro2">
          <table:table-cell table:formula="of:=[.A932]+[.A$4]" office:value-type="float" office:value="277.200000000005">
            <text:p>277.200000000005</text:p>
          </table:table-cell>
          <table:table-cell table:formula="of:=[.A933]/([.$D$4]*2)" office:value-type="float" office:value="69.3000000000012">
            <text:p>69.3000000000012</text:p>
          </table:table-cell>
          <table:table-cell table:formula="of:=SQRT(ABS([.$D$2]^2-[.B933]^2))" office:value-type="float" office:value="104.03129336887">
            <text:p>104.03129336887</text:p>
          </table:table-cell>
          <table:table-cell table:formula="of:=([.$C$10]-[.C933])*[.$B$4]" office:value-type="float" office:value="53679.8313756884">
            <text:p>53679.8313756884</text:p>
          </table:table-cell>
          <table:table-cell table:formula="of:=ROUND([.D933])" office:value-type="float" office:value="53680">
            <text:p>53680</text:p>
          </table:table-cell>
          <table:table-cell table:formula="of:=([.$C$8]-([.E933]*[.$C$4]))" office:value-type="float" office:value="104.03125">
            <text:p>104.03125</text:p>
          </table:table-cell>
          <table:table-cell table:formula="of:=SQRT(ABS([.$D$2]^2-[.F933]^2))" office:value-type="float" office:value="69.3000651041361">
            <text:p>69.3000651041361</text:p>
          </table:table-cell>
          <table:table-cell table:formula="of:=ABS([.B933]-[.G933])" office:value-type="float" office:value="0.0000651041348902481">
            <text:p>0.0000651041348902481</text:p>
          </table:table-cell>
          <table:table-cell/>
        </table:table-row>
        <table:table-row table:style-name="ro2">
          <table:table-cell table:formula="of:=[.A933]+[.A$4]" office:value-type="float" office:value="277.500000000005">
            <text:p>277.500000000005</text:p>
          </table:table-cell>
          <table:table-cell table:formula="of:=[.A934]/([.$D$4]*2)" office:value-type="float" office:value="69.3750000000012">
            <text:p>69.3750000000012</text:p>
          </table:table-cell>
          <table:table-cell table:formula="of:=SQRT(ABS([.$D$2]^2-[.B934]^2))" office:value-type="float" office:value="103.981293389724">
            <text:p>103.981293389724</text:p>
          </table:table-cell>
          <table:table-cell table:formula="of:=([.$C$10]-[.C934])*[.$B$4]" office:value-type="float" office:value="53807.8313223017">
            <text:p>53807.8313223017</text:p>
          </table:table-cell>
          <table:table-cell table:formula="of:=ROUND([.D934])" office:value-type="float" office:value="53808">
            <text:p>53808</text:p>
          </table:table-cell>
          <table:table-cell table:formula="of:=([.$C$8]-([.E934]*[.$C$4]))" office:value-type="float" office:value="103.98125">
            <text:p>103.98125</text:p>
          </table:table-cell>
          <table:table-cell table:formula="of:=SQRT(ABS([.$D$2]^2-[.F934]^2))" office:value-type="float" office:value="69.3750650337533">
            <text:p>69.3750650337533</text:p>
          </table:table-cell>
          <table:table-cell table:formula="of:=ABS([.B934]-[.G934])" office:value-type="float" office:value="0.0000650337521079791">
            <text:p>0.0000650337521079791</text:p>
          </table:table-cell>
          <table:table-cell/>
        </table:table-row>
        <table:table-row table:style-name="ro2">
          <table:table-cell table:formula="of:=[.A934]+[.A$4]" office:value-type="float" office:value="277.800000000005">
            <text:p>277.800000000005</text:p>
          </table:table-cell>
          <table:table-cell table:formula="of:=[.A935]/([.$D$4]*2)" office:value-type="float" office:value="69.4500000000012">
            <text:p>69.4500000000012</text:p>
          </table:table-cell>
          <table:table-cell table:formula="of:=SQRT(ABS([.$D$2]^2-[.B935]^2))" office:value-type="float" office:value="103.931215233922">
            <text:p>103.931215233922</text:p>
          </table:table-cell>
          <table:table-cell table:formula="of:=([.$C$10]-[.C935])*[.$B$4]" office:value-type="float" office:value="53936.0314011543">
            <text:p>53936.0314011543</text:p>
          </table:table-cell>
          <table:table-cell table:formula="of:=ROUND([.D935])" office:value-type="float" office:value="53936">
            <text:p>53936</text:p>
          </table:table-cell>
          <table:table-cell table:formula="of:=([.$C$8]-([.E935]*[.$C$4]))" office:value-type="float" office:value="103.93125">
            <text:p>103.93125</text:p>
          </table:table-cell>
          <table:table-cell table:formula="of:=SQRT(ABS([.$D$2]^2-[.F935]^2))" office:value-type="float" office:value="69.4499479728927">
            <text:p>69.4499479728927</text:p>
          </table:table-cell>
          <table:table-cell table:formula="of:=ABS([.B935]-[.G935])" office:value-type="float" office:value="0.0000520271085235891">
            <text:p>0.0000520271085235891</text:p>
          </table:table-cell>
          <table:table-cell/>
        </table:table-row>
        <table:table-row table:style-name="ro2">
          <table:table-cell table:formula="of:=[.A935]+[.A$4]" office:value-type="float" office:value="278.100000000005">
            <text:p>278.100000000005</text:p>
          </table:table-cell>
          <table:table-cell table:formula="of:=[.A936]/([.$D$4]*2)" office:value-type="float" office:value="69.5250000000012">
            <text:p>69.5250000000012</text:p>
          </table:table-cell>
          <table:table-cell table:formula="of:=SQRT(ABS([.$D$2]^2-[.B936]^2))" office:value-type="float" office:value="103.881058788404">
            <text:p>103.881058788404</text:p>
          </table:table-cell>
          <table:table-cell table:formula="of:=([.$C$10]-[.C936])*[.$B$4]" office:value-type="float" office:value="54064.4319016808">
            <text:p>54064.4319016808</text:p>
          </table:table-cell>
          <table:table-cell table:formula="of:=ROUND([.D936])" office:value-type="float" office:value="54064">
            <text:p>54064</text:p>
          </table:table-cell>
          <table:table-cell table:formula="of:=([.$C$8]-([.E936]*[.$C$4]))" office:value-type="float" office:value="103.88125">
            <text:p>103.88125</text:p>
          </table:table-cell>
          <table:table-cell table:formula="of:=SQRT(ABS([.$D$2]^2-[.F936]^2))" office:value-type="float" office:value="69.5247142995748">
            <text:p>69.5247142995748</text:p>
          </table:table-cell>
          <table:table-cell table:formula="of:=ABS([.B936]-[.G936])" office:value-type="float" office:value="0.000285700426388757">
            <text:p>0.000285700426388757</text:p>
          </table:table-cell>
          <table:table-cell/>
        </table:table-row>
        <table:table-row table:style-name="ro2">
          <table:table-cell table:formula="of:=[.A936]+[.A$4]" office:value-type="float" office:value="278.400000000005">
            <text:p>278.400000000005</text:p>
          </table:table-cell>
          <table:table-cell table:formula="of:=[.A937]/([.$D$4]*2)" office:value-type="float" office:value="69.6000000000012">
            <text:p>69.6000000000012</text:p>
          </table:table-cell>
          <table:table-cell table:formula="of:=SQRT(ABS([.$D$2]^2-[.B937]^2))" office:value-type="float" office:value="103.830823939714">
            <text:p>103.830823939714</text:p>
          </table:table-cell>
          <table:table-cell table:formula="of:=([.$C$10]-[.C937])*[.$B$4]" office:value-type="float" office:value="54193.0331143277">
            <text:p>54193.0331143277</text:p>
          </table:table-cell>
          <table:table-cell table:formula="of:=ROUND([.D937])" office:value-type="float" office:value="54193">
            <text:p>54193</text:p>
          </table:table-cell>
          <table:table-cell table:formula="of:=([.$C$8]-([.E937]*[.$C$4]))" office:value-type="float" office:value="103.830859375">
            <text:p>103.830859375</text:p>
          </table:table-cell>
          <table:table-cell table:formula="of:=SQRT(ABS([.$D$2]^2-[.F937]^2))" office:value-type="float" office:value="69.599947136826">
            <text:p>69.599947136826</text:p>
          </table:table-cell>
          <table:table-cell table:formula="of:=ABS([.B937]-[.G937])" office:value-type="float" office:value="0.0000528631751990361">
            <text:p>0.0000528631751990361</text:p>
          </table:table-cell>
          <table:table-cell/>
        </table:table-row>
        <table:table-row table:style-name="ro2">
          <table:table-cell table:formula="of:=[.A937]+[.A$4]" office:value-type="float" office:value="278.700000000005">
            <text:p>278.700000000005</text:p>
          </table:table-cell>
          <table:table-cell table:formula="of:=[.A938]/([.$D$4]*2)" office:value-type="float" office:value="69.6750000000012">
            <text:p>69.6750000000012</text:p>
          </table:table-cell>
          <table:table-cell table:formula="of:=SQRT(ABS([.$D$2]^2-[.B938]^2))" office:value-type="float" office:value="103.780510573999">
            <text:p>103.780510573999</text:p>
          </table:table-cell>
          <table:table-cell table:formula="of:=([.$C$10]-[.C938])*[.$B$4]" office:value-type="float" office:value="54321.8353305585">
            <text:p>54321.8353305585</text:p>
          </table:table-cell>
          <table:table-cell table:formula="of:=ROUND([.D938])" office:value-type="float" office:value="54322">
            <text:p>54322</text:p>
          </table:table-cell>
          <table:table-cell table:formula="of:=([.$C$8]-([.E938]*[.$C$4]))" office:value-type="float" office:value="103.78046875">
            <text:p>103.78046875</text:p>
          </table:table-cell>
          <table:table-cell table:formula="of:=SQRT(ABS([.$D$2]^2-[.F938]^2))" office:value-type="float" office:value="69.6750622965654">
            <text:p>69.6750622965654</text:p>
          </table:table-cell>
          <table:table-cell table:formula="of:=ABS([.B938]-[.G938])" office:value-type="float" office:value="0.0000622965642378404">
            <text:p>0.0000622965642378404</text:p>
          </table:table-cell>
          <table:table-cell/>
        </table:table-row>
        <table:table-row table:style-name="ro2">
          <table:table-cell table:formula="of:=[.A938]+[.A$4]" office:value-type="float" office:value="279.000000000005">
            <text:p>279.000000000005</text:p>
          </table:table-cell>
          <table:table-cell table:formula="of:=[.A939]/([.$D$4]*2)" office:value-type="float" office:value="69.7500000000012">
            <text:p>69.7500000000012</text:p>
          </table:table-cell>
          <table:table-cell table:formula="of:=SQRT(ABS([.$D$2]^2-[.B939]^2))" office:value-type="float" office:value="103.730118577007">
            <text:p>103.730118577007</text:p>
          </table:table-cell>
          <table:table-cell table:formula="of:=([.$C$10]-[.C939])*[.$B$4]" office:value-type="float" office:value="54450.8388428581">
            <text:p>54450.8388428581</text:p>
          </table:table-cell>
          <table:table-cell table:formula="of:=ROUND([.D939])" office:value-type="float" office:value="54451">
            <text:p>54451</text:p>
          </table:table-cell>
          <table:table-cell table:formula="of:=([.$C$8]-([.E939]*[.$C$4]))" office:value-type="float" office:value="103.730078125">
            <text:p>103.730078125</text:p>
          </table:table-cell>
          <table:table-cell table:formula="of:=SQRT(ABS([.$D$2]^2-[.F939]^2))" office:value-type="float" office:value="69.7500601589805">
            <text:p>69.7500601589805</text:p>
          </table:table-cell>
          <table:table-cell table:formula="of:=ABS([.B939]-[.G939])" office:value-type="float" office:value="0.0000601589792665891">
            <text:p>0.0000601589792665891</text:p>
          </table:table-cell>
          <table:table-cell/>
        </table:table-row>
        <table:table-row table:style-name="ro2">
          <table:table-cell table:formula="of:=[.A939]+[.A$4]" office:value-type="float" office:value="279.300000000005">
            <text:p>279.300000000005</text:p>
          </table:table-cell>
          <table:table-cell table:formula="of:=[.A940]/([.$D$4]*2)" office:value-type="float" office:value="69.8250000000012">
            <text:p>69.8250000000012</text:p>
          </table:table-cell>
          <table:table-cell table:formula="of:=SQRT(ABS([.$D$2]^2-[.B940]^2))" office:value-type="float" office:value="103.679647834085">
            <text:p>103.679647834085</text:p>
          </table:table-cell>
          <table:table-cell table:formula="of:=([.$C$10]-[.C940])*[.$B$4]" office:value-type="float" office:value="54580.0439447379">
            <text:p>54580.0439447379</text:p>
          </table:table-cell>
          <table:table-cell table:formula="of:=ROUND([.D940])" office:value-type="float" office:value="54580">
            <text:p>54580</text:p>
          </table:table-cell>
          <table:table-cell table:formula="of:=([.$C$8]-([.E940]*[.$C$4]))" office:value-type="float" office:value="103.6796875">
            <text:p>103.6796875</text:p>
          </table:table-cell>
          <table:table-cell table:formula="of:=SQRT(ABS([.$D$2]^2-[.F940]^2))" office:value-type="float" office:value="69.8249411020328">
            <text:p>69.8249411020328</text:p>
          </table:table-cell>
          <table:table-cell table:formula="of:=ABS([.B940]-[.G940])" office:value-type="float" office:value="0.0000588979684579272">
            <text:p>0.0000588979684579272</text:p>
          </table:table-cell>
          <table:table-cell/>
        </table:table-row>
        <table:table-row table:style-name="ro2">
          <table:table-cell table:formula="of:=[.A940]+[.A$4]" office:value-type="float" office:value="279.600000000005">
            <text:p>279.600000000005</text:p>
          </table:table-cell>
          <table:table-cell table:formula="of:=[.A941]/([.$D$4]*2)" office:value-type="float" office:value="69.9000000000012">
            <text:p>69.9000000000012</text:p>
          </table:table-cell>
          <table:table-cell table:formula="of:=SQRT(ABS([.$D$2]^2-[.B941]^2))" office:value-type="float" office:value="103.629098230178">
            <text:p>103.629098230178</text:p>
          </table:table-cell>
          <table:table-cell table:formula="of:=([.$C$10]-[.C941])*[.$B$4]" office:value-type="float" office:value="54709.4509307398">
            <text:p>54709.4509307398</text:p>
          </table:table-cell>
          <table:table-cell table:formula="of:=ROUND([.D941])" office:value-type="float" office:value="54709">
            <text:p>54709</text:p>
          </table:table-cell>
          <table:table-cell table:formula="of:=([.$C$8]-([.E941]*[.$C$4]))" office:value-type="float" office:value="103.629296875">
            <text:p>103.629296875</text:p>
          </table:table-cell>
          <table:table-cell table:formula="of:=SQRT(ABS([.$D$2]^2-[.F941]^2))" office:value-type="float" office:value="69.8997055014763">
            <text:p>69.8997055014763</text:p>
          </table:table-cell>
          <table:table-cell table:formula="of:=ABS([.B941]-[.G941])" office:value-type="float" office:value="0.000294498524908704">
            <text:p>0.000294498524908704</text:p>
          </table:table-cell>
          <table:table-cell/>
        </table:table-row>
        <table:table-row table:style-name="ro2">
          <table:table-cell table:formula="of:=[.A941]+[.A$4]" office:value-type="float" office:value="279.900000000005">
            <text:p>279.900000000005</text:p>
          </table:table-cell>
          <table:table-cell table:formula="of:=[.A942]/([.$D$4]*2)" office:value-type="float" office:value="69.9750000000012">
            <text:p>69.9750000000012</text:p>
          </table:table-cell>
          <table:table-cell table:formula="of:=SQRT(ABS([.$D$2]^2-[.B942]^2))" office:value-type="float" office:value="103.578469649826">
            <text:p>103.578469649826</text:p>
          </table:table-cell>
          <table:table-cell table:formula="of:=([.$C$10]-[.C942])*[.$B$4]" office:value-type="float" office:value="54839.0600964415">
            <text:p>54839.0600964415</text:p>
          </table:table-cell>
          <table:table-cell table:formula="of:=ROUND([.D942])" office:value-type="float" office:value="54839">
            <text:p>54839</text:p>
          </table:table-cell>
          <table:table-cell table:formula="of:=([.$C$8]-([.E942]*[.$C$4]))" office:value-type="float" office:value="103.578515625">
            <text:p>103.578515625</text:p>
          </table:table-cell>
          <table:table-cell table:formula="of:=SQRT(ABS([.$D$2]^2-[.F942]^2))" office:value-type="float" office:value="69.9749319465309">
            <text:p>69.9749319465309</text:p>
          </table:table-cell>
          <table:table-cell table:formula="of:=ABS([.B942]-[.G942])" office:value-type="float" office:value="0.0000680534703008107">
            <text:p>0.0000680534703008107</text:p>
          </table:table-cell>
          <table:table-cell/>
        </table:table-row>
        <table:table-row table:style-name="ro2">
          <table:table-cell table:formula="of:=[.A942]+[.A$4]" office:value-type="float" office:value="280.200000000005">
            <text:p>280.200000000005</text:p>
          </table:table-cell>
          <table:table-cell table:formula="of:=[.A943]/([.$D$4]*2)" office:value-type="float" office:value="70.0500000000012">
            <text:p>70.0500000000012</text:p>
          </table:table-cell>
          <table:table-cell table:formula="of:=SQRT(ABS([.$D$2]^2-[.B943]^2))" office:value-type="float" office:value="103.527761977162">
            <text:p>103.527761977162</text:p>
          </table:table-cell>
          <table:table-cell table:formula="of:=([.$C$10]-[.C943])*[.$B$4]" office:value-type="float" office:value="54968.8717384611">
            <text:p>54968.8717384611</text:p>
          </table:table-cell>
          <table:table-cell table:formula="of:=ROUND([.D943])" office:value-type="float" office:value="54969">
            <text:p>54969</text:p>
          </table:table-cell>
          <table:table-cell table:formula="of:=([.$C$8]-([.E943]*[.$C$4]))" office:value-type="float" office:value="103.527734375">
            <text:p>103.527734375</text:p>
          </table:table-cell>
          <table:table-cell table:formula="of:=SQRT(ABS([.$D$2]^2-[.F943]^2))" office:value-type="float" office:value="70.0500407935602">
            <text:p>70.0500407935602</text:p>
          </table:table-cell>
          <table:table-cell table:formula="of:=ABS([.B943]-[.G943])" office:value-type="float" office:value="0.0000407935589521458">
            <text:p>0.0000407935589521458</text:p>
          </table:table-cell>
          <table:table-cell/>
        </table:table-row>
        <table:table-row table:style-name="ro2">
          <table:table-cell table:formula="of:=[.A943]+[.A$4]" office:value-type="float" office:value="280.500000000005">
            <text:p>280.500000000005</text:p>
          </table:table-cell>
          <table:table-cell table:formula="of:=[.A944]/([.$D$4]*2)" office:value-type="float" office:value="70.1250000000012">
            <text:p>70.1250000000012</text:p>
          </table:table-cell>
          <table:table-cell table:formula="of:=SQRT(ABS([.$D$2]^2-[.B944]^2))" office:value-type="float" office:value="103.476975095911">
            <text:p>103.476975095911</text:p>
          </table:table-cell>
          <table:table-cell table:formula="of:=([.$C$10]-[.C944])*[.$B$4]" office:value-type="float" office:value="55098.8861544621">
            <text:p>55098.8861544621</text:p>
          </table:table-cell>
          <table:table-cell table:formula="of:=ROUND([.D944])" office:value-type="float" office:value="55099">
            <text:p>55099</text:p>
          </table:table-cell>
          <table:table-cell table:formula="of:=([.$C$8]-([.E944]*[.$C$4]))" office:value-type="float" office:value="103.476953125">
            <text:p>103.476953125</text:p>
          </table:table-cell>
          <table:table-cell table:formula="of:=SQRT(ABS([.$D$2]^2-[.F944]^2))" office:value-type="float" office:value="70.1250324204314">
            <text:p>70.1250324204314</text:p>
          </table:table-cell>
          <table:table-cell table:formula="of:=ABS([.B944]-[.G944])" office:value-type="float" office:value="0.0000324204301733744">
            <text:p>0.0000324204301733744</text:p>
          </table:table-cell>
          <table:table-cell/>
        </table:table-row>
        <table:table-row table:style-name="ro2">
          <table:table-cell table:formula="of:=[.A944]+[.A$4]" office:value-type="float" office:value="280.800000000005">
            <text:p>280.800000000005</text:p>
          </table:table-cell>
          <table:table-cell table:formula="of:=[.A945]/([.$D$4]*2)" office:value-type="float" office:value="70.2000000000012">
            <text:p>70.2000000000012</text:p>
          </table:table-cell>
          <table:table-cell table:formula="of:=SQRT(ABS([.$D$2]^2-[.B945]^2))" office:value-type="float" office:value="103.426108889389">
            <text:p>103.426108889389</text:p>
          </table:table-cell>
          <table:table-cell table:formula="of:=([.$C$10]-[.C945])*[.$B$4]" office:value-type="float" office:value="55229.103643158">
            <text:p>55229.103643158</text:p>
          </table:table-cell>
          <table:table-cell table:formula="of:=ROUND([.D945])" office:value-type="float" office:value="55229">
            <text:p>55229</text:p>
          </table:table-cell>
          <table:table-cell table:formula="of:=([.$C$8]-([.E945]*[.$C$4]))" office:value-type="float" office:value="103.426171875">
            <text:p>103.426171875</text:p>
          </table:table-cell>
          <table:table-cell table:formula="of:=SQRT(ABS([.$D$2]^2-[.F945]^2))" office:value-type="float" office:value="70.1999072028088">
            <text:p>70.1999072028088</text:p>
          </table:table-cell>
          <table:table-cell table:formula="of:=ABS([.B945]-[.G945])" office:value-type="float" office:value="0.0000927971924795656">
            <text:p>0.0000927971924795656</text:p>
          </table:table-cell>
          <table:table-cell/>
        </table:table-row>
        <table:table-row table:style-name="ro2">
          <table:table-cell table:formula="of:=[.A945]+[.A$4]" office:value-type="float" office:value="281.100000000005">
            <text:p>281.100000000005</text:p>
          </table:table-cell>
          <table:table-cell table:formula="of:=[.A946]/([.$D$4]*2)" office:value-type="float" office:value="70.2750000000012">
            <text:p>70.2750000000012</text:p>
          </table:table-cell>
          <table:table-cell table:formula="of:=SQRT(ABS([.$D$2]^2-[.B946]^2))" office:value-type="float" office:value="103.375163240499">
            <text:p>103.375163240499</text:p>
          </table:table-cell>
          <table:table-cell table:formula="of:=([.$C$10]-[.C946])*[.$B$4]" office:value-type="float" office:value="55359.5245043172">
            <text:p>55359.5245043172</text:p>
          </table:table-cell>
          <table:table-cell table:formula="of:=ROUND([.D946])" office:value-type="float" office:value="55360">
            <text:p>55360</text:p>
          </table:table-cell>
          <table:table-cell table:formula="of:=([.$C$8]-([.E946]*[.$C$4]))" office:value-type="float" office:value="103.375">
            <text:p>103.375</text:p>
          </table:table-cell>
          <table:table-cell table:formula="of:=SQRT(ABS([.$D$2]^2-[.F946]^2))" office:value-type="float" office:value="70.2752401276581">
            <text:p>70.2752401276581</text:p>
          </table:table-cell>
          <table:table-cell table:formula="of:=ABS([.B946]-[.G946])" office:value-type="float" office:value="0.000240127656823574">
            <text:p>0.000240127656823574</text:p>
          </table:table-cell>
          <table:table-cell/>
        </table:table-row>
        <table:table-row table:style-name="ro2">
          <table:table-cell table:formula="of:=[.A946]+[.A$4]" office:value-type="float" office:value="281.400000000005">
            <text:p>281.400000000005</text:p>
          </table:table-cell>
          <table:table-cell table:formula="of:=[.A947]/([.$D$4]*2)" office:value-type="float" office:value="70.3500000000012">
            <text:p>70.3500000000012</text:p>
          </table:table-cell>
          <table:table-cell table:formula="of:=SQRT(ABS([.$D$2]^2-[.B947]^2))" office:value-type="float" office:value="103.324138031729">
            <text:p>103.324138031729</text:p>
          </table:table-cell>
          <table:table-cell table:formula="of:=([.$C$10]-[.C947])*[.$B$4]" office:value-type="float" office:value="55490.1490387681">
            <text:p>55490.1490387681</text:p>
          </table:table-cell>
          <table:table-cell table:formula="of:=ROUND([.D947])" office:value-type="float" office:value="55490">
            <text:p>55490</text:p>
          </table:table-cell>
          <table:table-cell table:formula="of:=([.$C$8]-([.E947]*[.$C$4]))" office:value-type="float" office:value="103.32421875">
            <text:p>103.32421875</text:p>
          </table:table-cell>
          <table:table-cell table:formula="of:=SQRT(ABS([.$D$2]^2-[.F947]^2))" office:value-type="float" office:value="70.3498814476766">
            <text:p>70.3498814476766</text:p>
          </table:table-cell>
          <table:table-cell table:formula="of:=ABS([.B947]-[.G947])" office:value-type="float" office:value="0.000118552324664734">
            <text:p>0.000118552324664734</text:p>
          </table:table-cell>
          <table:table-cell/>
        </table:table-row>
        <table:table-row table:style-name="ro2">
          <table:table-cell table:formula="of:=[.A947]+[.A$4]" office:value-type="float" office:value="281.700000000005">
            <text:p>281.700000000005</text:p>
          </table:table-cell>
          <table:table-cell table:formula="of:=[.A948]/([.$D$4]*2)" office:value-type="float" office:value="70.4250000000012">
            <text:p>70.4250000000012</text:p>
          </table:table-cell>
          <table:table-cell table:formula="of:=SQRT(ABS([.$D$2]^2-[.B948]^2))" office:value-type="float" office:value="103.273033145153">
            <text:p>103.273033145153</text:p>
          </table:table-cell>
          <table:table-cell table:formula="of:=([.$C$10]-[.C948])*[.$B$4]" office:value-type="float" office:value="55620.9775484037">
            <text:p>55620.9775484037</text:p>
          </table:table-cell>
          <table:table-cell table:formula="of:=ROUND([.D948])" office:value-type="float" office:value="55621">
            <text:p>55621</text:p>
          </table:table-cell>
          <table:table-cell table:formula="of:=([.$C$8]-([.E948]*[.$C$4]))" office:value-type="float" office:value="103.273046875">
            <text:p>103.273046875</text:p>
          </table:table-cell>
          <table:table-cell table:formula="of:=SQRT(ABS([.$D$2]^2-[.F948]^2))" office:value-type="float" office:value="70.4249798661956">
            <text:p>70.4249798661956</text:p>
          </table:table-cell>
          <table:table-cell table:formula="of:=ABS([.B948]-[.G948])" office:value-type="float" office:value="0.000020133805662681">
            <text:p>0.000020133805662681</text:p>
          </table:table-cell>
          <table:table-cell/>
        </table:table-row>
        <table:table-row table:style-name="ro2">
          <table:table-cell table:formula="of:=[.A948]+[.A$4]" office:value-type="float" office:value="282.000000000005">
            <text:p>282.000000000005</text:p>
          </table:table-cell>
          <table:table-cell table:formula="of:=[.A949]/([.$D$4]*2)" office:value-type="float" office:value="70.5000000000012">
            <text:p>70.5000000000012</text:p>
          </table:table-cell>
          <table:table-cell table:formula="of:=SQRT(ABS([.$D$2]^2-[.B949]^2))" office:value-type="float" office:value="103.221848462425">
            <text:p>103.221848462425</text:p>
          </table:table-cell>
          <table:table-cell table:formula="of:=([.$C$10]-[.C949])*[.$B$4]" office:value-type="float" office:value="55752.0103361869">
            <text:p>55752.0103361869</text:p>
          </table:table-cell>
          <table:table-cell table:formula="of:=ROUND([.D949])" office:value-type="float" office:value="55752">
            <text:p>55752</text:p>
          </table:table-cell>
          <table:table-cell table:formula="of:=([.$C$8]-([.E949]*[.$C$4]))" office:value-type="float" office:value="103.221875">
            <text:p>103.221875</text:p>
          </table:table-cell>
          <table:table-cell table:formula="of:=SQRT(ABS([.$D$2]^2-[.F949]^2))" office:value-type="float" office:value="70.4999611452686">
            <text:p>70.4999611452686</text:p>
          </table:table-cell>
          <table:table-cell table:formula="of:=ABS([.B949]-[.G949])" office:value-type="float" office:value="0.0000388547326792832">
            <text:p>0.0000388547326792832</text:p>
          </table:table-cell>
          <table:table-cell/>
        </table:table-row>
        <table:table-row table:style-name="ro2">
          <table:table-cell table:formula="of:=[.A949]+[.A$4]" office:value-type="float" office:value="282.300000000005">
            <text:p>282.300000000005</text:p>
          </table:table-cell>
          <table:table-cell table:formula="of:=[.A950]/([.$D$4]*2)" office:value-type="float" office:value="70.5750000000012">
            <text:p>70.5750000000012</text:p>
          </table:table-cell>
          <table:table-cell table:formula="of:=SQRT(ABS([.$D$2]^2-[.B950]^2))" office:value-type="float" office:value="103.170583864781">
            <text:p>103.170583864781</text:p>
          </table:table-cell>
          <table:table-cell table:formula="of:=([.$C$10]-[.C950])*[.$B$4]" office:value-type="float" office:value="55883.2477061553">
            <text:p>55883.2477061553</text:p>
          </table:table-cell>
          <table:table-cell table:formula="of:=ROUND([.D950])" office:value-type="float" office:value="55883">
            <text:p>55883</text:p>
          </table:table-cell>
          <table:table-cell table:formula="of:=([.$C$8]-([.E950]*[.$C$4]))" office:value-type="float" office:value="103.170703125">
            <text:p>103.170703125</text:p>
          </table:table-cell>
          <table:table-cell table:formula="of:=SQRT(ABS([.$D$2]^2-[.F950]^2))" office:value-type="float" office:value="70.5748256582552">
            <text:p>70.5748256582552</text:p>
          </table:table-cell>
          <table:table-cell table:formula="of:=ABS([.B950]-[.G950])" office:value-type="float" office:value="0.000174341746046025">
            <text:p>0.000174341746046025</text:p>
          </table:table-cell>
          <table:table-cell/>
        </table:table-row>
        <table:table-row table:style-name="ro2">
          <table:table-cell table:formula="of:=[.A950]+[.A$4]" office:value-type="float" office:value="282.600000000005">
            <text:p>282.600000000005</text:p>
          </table:table-cell>
          <table:table-cell table:formula="of:=[.A951]/([.$D$4]*2)" office:value-type="float" office:value="70.6500000000012">
            <text:p>70.6500000000012</text:p>
          </table:table-cell>
          <table:table-cell table:formula="of:=SQRT(ABS([.$D$2]^2-[.B951]^2))" office:value-type="float" office:value="103.119239233035">
            <text:p>103.119239233035</text:p>
          </table:table-cell>
          <table:table-cell table:formula="of:=([.$C$10]-[.C951])*[.$B$4]" office:value-type="float" office:value="56014.6899634262">
            <text:p>56014.6899634262</text:p>
          </table:table-cell>
          <table:table-cell table:formula="of:=ROUND([.D951])" office:value-type="float" office:value="56015">
            <text:p>56015</text:p>
          </table:table-cell>
          <table:table-cell table:formula="of:=([.$C$8]-([.E951]*[.$C$4]))" office:value-type="float" office:value="103.119140625">
            <text:p>103.119140625</text:p>
          </table:table-cell>
          <table:table-cell table:formula="of:=SQRT(ABS([.$D$2]^2-[.F951]^2))" office:value-type="float" office:value="70.6501439259785">
            <text:p>70.6501439259785</text:p>
          </table:table-cell>
          <table:table-cell table:formula="of:=ABS([.B951]-[.G951])" office:value-type="float" office:value="0.000143925977241111">
            <text:p>0.000143925977241111</text:p>
          </table:table-cell>
          <table:table-cell/>
        </table:table-row>
        <table:table-row table:style-name="ro2">
          <table:table-cell table:formula="of:=[.A951]+[.A$4]" office:value-type="float" office:value="282.900000000005">
            <text:p>282.900000000005</text:p>
          </table:table-cell>
          <table:table-cell table:formula="of:=[.A952]/([.$D$4]*2)" office:value-type="float" office:value="70.7250000000012">
            <text:p>70.7250000000012</text:p>
          </table:table-cell>
          <table:table-cell table:formula="of:=SQRT(ABS([.$D$2]^2-[.B952]^2))" office:value-type="float" office:value="103.067814447575">
            <text:p>103.067814447575</text:p>
          </table:table-cell>
          <table:table-cell table:formula="of:=([.$C$10]-[.C952])*[.$B$4]" office:value-type="float" office:value="56146.3374142019">
            <text:p>56146.3374142019</text:p>
          </table:table-cell>
          <table:table-cell table:formula="of:=ROUND([.D952])" office:value-type="float" office:value="56146">
            <text:p>56146</text:p>
          </table:table-cell>
          <table:table-cell table:formula="of:=([.$C$8]-([.E952]*[.$C$4]))" office:value-type="float" office:value="103.06796875">
            <text:p>103.06796875</text:p>
          </table:table-cell>
          <table:table-cell table:formula="of:=SQRT(ABS([.$D$2]^2-[.F952]^2))" office:value-type="float" office:value="70.7247751339587">
            <text:p>70.7247751339587</text:p>
          </table:table-cell>
          <table:table-cell table:formula="of:=ABS([.B952]-[.G952])" office:value-type="float" office:value="0.000224866042543681">
            <text:p>0.000224866042543681</text:p>
          </table:table-cell>
          <table:table-cell/>
        </table:table-row>
        <table:table-row table:style-name="ro2">
          <table:table-cell table:formula="of:=[.A952]+[.A$4]" office:value-type="float" office:value="283.200000000005">
            <text:p>283.200000000005</text:p>
          </table:table-cell>
          <table:table-cell table:formula="of:=[.A953]/([.$D$4]*2)" office:value-type="float" office:value="70.8000000000012">
            <text:p>70.8000000000012</text:p>
          </table:table-cell>
          <table:table-cell table:formula="of:=SQRT(ABS([.$D$2]^2-[.B953]^2))" office:value-type="float" office:value="103.016309388367">
            <text:p>103.016309388367</text:p>
          </table:table-cell>
          <table:table-cell table:formula="of:=([.$C$10]-[.C953])*[.$B$4]" office:value-type="float" office:value="56278.1903657744">
            <text:p>56278.1903657744</text:p>
          </table:table-cell>
          <table:table-cell table:formula="of:=ROUND([.D953])" office:value-type="float" office:value="56278">
            <text:p>56278</text:p>
          </table:table-cell>
          <table:table-cell table:formula="of:=([.$C$8]-([.E953]*[.$C$4]))" office:value-type="float" office:value="103.01640625">
            <text:p>103.01640625</text:p>
          </table:table-cell>
          <table:table-cell table:formula="of:=SQRT(ABS([.$D$2]^2-[.F953]^2))" office:value-type="float" office:value="70.7998590629597">
            <text:p>70.7998590629597</text:p>
          </table:table-cell>
          <table:table-cell table:formula="of:=ABS([.B953]-[.G953])" office:value-type="float" office:value="0.000140937041521738">
            <text:p>0.000140937041521738</text:p>
          </table:table-cell>
          <table:table-cell/>
        </table:table-row>
        <table:table-row table:style-name="ro2">
          <table:table-cell table:formula="of:=[.A953]+[.A$4]" office:value-type="float" office:value="283.500000000005">
            <text:p>283.500000000005</text:p>
          </table:table-cell>
          <table:table-cell table:formula="of:=[.A954]/([.$D$4]*2)" office:value-type="float" office:value="70.8750000000013">
            <text:p>70.8750000000013</text:p>
          </table:table-cell>
          <table:table-cell table:formula="of:=SQRT(ABS([.$D$2]^2-[.B954]^2))" office:value-type="float" office:value="102.964723934947">
            <text:p>102.964723934947</text:p>
          </table:table-cell>
          <table:table-cell table:formula="of:=([.$C$10]-[.C954])*[.$B$4]" office:value-type="float" office:value="56410.2491265308">
            <text:p>56410.2491265308</text:p>
          </table:table-cell>
          <table:table-cell table:formula="of:=ROUND([.D954])" office:value-type="float" office:value="56410">
            <text:p>56410</text:p>
          </table:table-cell>
          <table:table-cell table:formula="of:=([.$C$8]-([.E954]*[.$C$4]))" office:value-type="float" office:value="102.96484375">
            <text:p>102.96484375</text:p>
          </table:table-cell>
          <table:table-cell table:formula="of:=SQRT(ABS([.$D$2]^2-[.F954]^2))" office:value-type="float" office:value="70.8748259365629">
            <text:p>70.8748259365629</text:p>
          </table:table-cell>
          <table:table-cell table:formula="of:=ABS([.B954]-[.G954])" office:value-type="float" office:value="0.000174063438379335">
            <text:p>0.000174063438379335</text:p>
          </table:table-cell>
          <table:table-cell/>
        </table:table-row>
        <table:table-row table:style-name="ro2">
          <table:table-cell table:formula="of:=[.A954]+[.A$4]" office:value-type="float" office:value="283.800000000005">
            <text:p>283.800000000005</text:p>
          </table:table-cell>
          <table:table-cell table:formula="of:=[.A955]/([.$D$4]*2)" office:value-type="float" office:value="70.9500000000013">
            <text:p>70.9500000000013</text:p>
          </table:table-cell>
          <table:table-cell table:formula="of:=SQRT(ABS([.$D$2]^2-[.B955]^2))" office:value-type="float" office:value="102.91305796642">
            <text:p>102.91305796642</text:p>
          </table:table-cell>
          <table:table-cell table:formula="of:=([.$C$10]-[.C955])*[.$B$4]" office:value-type="float" office:value="56542.5140059584">
            <text:p>56542.5140059584</text:p>
          </table:table-cell>
          <table:table-cell table:formula="of:=ROUND([.D955])" office:value-type="float" office:value="56543">
            <text:p>56543</text:p>
          </table:table-cell>
          <table:table-cell table:formula="of:=([.$C$8]-([.E955]*[.$C$4]))" office:value-type="float" office:value="102.912890625">
            <text:p>102.912890625</text:p>
          </table:table-cell>
          <table:table-cell table:formula="of:=SQRT(ABS([.$D$2]^2-[.F955]^2))" office:value-type="float" office:value="70.9502427283148">
            <text:p>70.9502427283148</text:p>
          </table:table-cell>
          <table:table-cell table:formula="of:=ABS([.B955]-[.G955])" office:value-type="float" office:value="0.000242728313551765">
            <text:p>0.000242728313551765</text:p>
          </table:table-cell>
          <table:table-cell/>
        </table:table-row>
        <table:table-row table:style-name="ro2">
          <table:table-cell table:formula="of:=[.A955]+[.A$4]" office:value-type="float" office:value="284.100000000005">
            <text:p>284.100000000005</text:p>
          </table:table-cell>
          <table:table-cell table:formula="of:=[.A956]/([.$D$4]*2)" office:value-type="float" office:value="71.0250000000013">
            <text:p>71.0250000000013</text:p>
          </table:table-cell>
          <table:table-cell table:formula="of:=SQRT(ABS([.$D$2]^2-[.B956]^2))" office:value-type="float" office:value="102.861311361463">
            <text:p>102.861311361463</text:p>
          </table:table-cell>
          <table:table-cell table:formula="of:=([.$C$10]-[.C956])*[.$B$4]" office:value-type="float" office:value="56674.9853146497">
            <text:p>56674.9853146497</text:p>
          </table:table-cell>
          <table:table-cell table:formula="of:=ROUND([.D956])" office:value-type="float" office:value="56675">
            <text:p>56675</text:p>
          </table:table-cell>
          <table:table-cell table:formula="of:=([.$C$8]-([.E956]*[.$C$4]))" office:value-type="float" office:value="102.861328125">
            <text:p>102.861328125</text:p>
          </table:table-cell>
          <table:table-cell table:formula="of:=SQRT(ABS([.$D$2]^2-[.F956]^2))" office:value-type="float" office:value="71.0249757223548">
            <text:p>71.0249757223548</text:p>
          </table:table-cell>
          <table:table-cell table:formula="of:=ABS([.B956]-[.G956])" office:value-type="float" office:value="0.0000242776464887129">
            <text:p>0.0000242776464887129</text:p>
          </table:table-cell>
          <table:table-cell/>
        </table:table-row>
        <table:table-row table:style-name="ro2">
          <table:table-cell table:formula="of:=[.A956]+[.A$4]" office:value-type="float" office:value="284.400000000005">
            <text:p>284.400000000005</text:p>
          </table:table-cell>
          <table:table-cell table:formula="of:=[.A957]/([.$D$4]*2)" office:value-type="float" office:value="71.1000000000013">
            <text:p>71.1000000000013</text:p>
          </table:table-cell>
          <table:table-cell table:formula="of:=SQRT(ABS([.$D$2]^2-[.B957]^2))" office:value-type="float" office:value="102.809483998315">
            <text:p>102.809483998315</text:p>
          </table:table-cell>
          <table:table-cell table:formula="of:=([.$C$10]-[.C957])*[.$B$4]" office:value-type="float" office:value="56807.663364308">
            <text:p>56807.663364308</text:p>
          </table:table-cell>
          <table:table-cell table:formula="of:=ROUND([.D957])" office:value-type="float" office:value="56808">
            <text:p>56808</text:p>
          </table:table-cell>
          <table:table-cell table:formula="of:=([.$C$8]-([.E957]*[.$C$4]))" office:value-type="float" office:value="102.809375">
            <text:p>102.809375</text:p>
          </table:table-cell>
          <table:table-cell table:formula="of:=SQRT(ABS([.$D$2]^2-[.F957]^2))" office:value-type="float" office:value="71.1001576095959">
            <text:p>71.1001576095959</text:p>
          </table:table-cell>
          <table:table-cell table:formula="of:=ABS([.B957]-[.G957])" office:value-type="float" office:value="0.000157609594623409">
            <text:p>0.000157609594623409</text:p>
          </table:table-cell>
          <table:table-cell/>
        </table:table-row>
        <table:table-row table:style-name="ro2">
          <table:table-cell table:formula="of:=[.A957]+[.A$4]" office:value-type="float" office:value="284.700000000005">
            <text:p>284.700000000005</text:p>
          </table:table-cell>
          <table:table-cell table:formula="of:=[.A958]/([.$D$4]*2)" office:value-type="float" office:value="71.1750000000013">
            <text:p>71.1750000000013</text:p>
          </table:table-cell>
          <table:table-cell table:formula="of:=SQRT(ABS([.$D$2]^2-[.B958]^2))" office:value-type="float" office:value="102.757575754782">
            <text:p>102.757575754782</text:p>
          </table:table-cell>
          <table:table-cell table:formula="of:=([.$C$10]-[.C958])*[.$B$4]" office:value-type="float" office:value="56940.5484677522">
            <text:p>56940.5484677522</text:p>
          </table:table-cell>
          <table:table-cell table:formula="of:=ROUND([.D958])" office:value-type="float" office:value="56941">
            <text:p>56941</text:p>
          </table:table-cell>
          <table:table-cell table:formula="of:=([.$C$8]-([.E958]*[.$C$4]))" office:value-type="float" office:value="102.757421875">
            <text:p>102.757421875</text:p>
          </table:table-cell>
          <table:table-cell table:formula="of:=SQRT(ABS([.$D$2]^2-[.F958]^2))" office:value-type="float" office:value="71.1752221605474">
            <text:p>71.1752221605474</text:p>
          </table:table-cell>
          <table:table-cell table:formula="of:=ABS([.B958]-[.G958])" office:value-type="float" office:value="0.00022216054608748">
            <text:p>0.00022216054608748</text:p>
          </table:table-cell>
          <table:table-cell/>
        </table:table-row>
        <table:table-row table:style-name="ro2">
          <table:table-cell table:formula="of:=[.A958]+[.A$4]" office:value-type="float" office:value="285.000000000005">
            <text:p>285.000000000005</text:p>
          </table:table-cell>
          <table:table-cell table:formula="of:=[.A959]/([.$D$4]*2)" office:value-type="float" office:value="71.2500000000013">
            <text:p>71.2500000000013</text:p>
          </table:table-cell>
          <table:table-cell table:formula="of:=SQRT(ABS([.$D$2]^2-[.B959]^2))" office:value-type="float" office:value="102.705586508231">
            <text:p>102.705586508231</text:p>
          </table:table-cell>
          <table:table-cell table:formula="of:=([.$C$10]-[.C959])*[.$B$4]" office:value-type="float" office:value="57073.6409389223">
            <text:p>57073.6409389223</text:p>
          </table:table-cell>
          <table:table-cell table:formula="of:=ROUND([.D959])" office:value-type="float" office:value="57074">
            <text:p>57074</text:p>
          </table:table-cell>
          <table:table-cell table:formula="of:=([.$C$8]-([.E959]*[.$C$4]))" office:value-type="float" office:value="102.70546875">
            <text:p>102.70546875</text:p>
          </table:table-cell>
          <table:table-cell table:formula="of:=SQRT(ABS([.$D$2]^2-[.F959]^2))" office:value-type="float" office:value="71.2501697460629">
            <text:p>71.2501697460629</text:p>
          </table:table-cell>
          <table:table-cell table:formula="of:=ABS([.B959]-[.G959])" office:value-type="float" office:value="0.000169746061629894">
            <text:p>0.000169746061629894</text:p>
          </table:table-cell>
          <table:table-cell/>
        </table:table-row>
        <table:table-row table:style-name="ro2">
          <table:table-cell table:formula="of:=[.A959]+[.A$4]" office:value-type="float" office:value="285.300000000005">
            <text:p>285.300000000005</text:p>
          </table:table-cell>
          <table:table-cell table:formula="of:=[.A960]/([.$D$4]*2)" office:value-type="float" office:value="71.3250000000013">
            <text:p>71.3250000000013</text:p>
          </table:table-cell>
          <table:table-cell table:formula="of:=SQRT(ABS([.$D$2]^2-[.B960]^2))" office:value-type="float" office:value="102.65351613559">
            <text:p>102.65351613559</text:p>
          </table:table-cell>
          <table:table-cell table:formula="of:=([.$C$10]-[.C960])*[.$B$4]" office:value-type="float" office:value="57206.9410928846">
            <text:p>57206.9410928846</text:p>
          </table:table-cell>
          <table:table-cell table:formula="of:=ROUND([.D960])" office:value-type="float" office:value="57207">
            <text:p>57207</text:p>
          </table:table-cell>
          <table:table-cell table:formula="of:=([.$C$8]-([.E960]*[.$C$4]))" office:value-type="float" office:value="102.653515625">
            <text:p>102.653515625</text:p>
          </table:table-cell>
          <table:table-cell table:formula="of:=SQRT(ABS([.$D$2]^2-[.F960]^2))" office:value-type="float" office:value="71.3250007348607">
            <text:p>71.3250007348607</text:p>
          </table:table-cell>
          <table:table-cell table:formula="of:=ABS([.B960]-[.G960])" office:value-type="float" office:value="0.000000734859440854052">
            <text:p>0.000000734859440854052</text:p>
          </table:table-cell>
          <table:table-cell/>
        </table:table-row>
        <table:table-row table:style-name="ro2">
          <table:table-cell table:formula="of:=[.A960]+[.A$4]" office:value-type="float" office:value="285.600000000005">
            <text:p>285.600000000005</text:p>
          </table:table-cell>
          <table:table-cell table:formula="of:=[.A961]/([.$D$4]*2)" office:value-type="float" office:value="71.4000000000013">
            <text:p>71.4000000000013</text:p>
          </table:table-cell>
          <table:table-cell table:formula="of:=SQRT(ABS([.$D$2]^2-[.B961]^2))" office:value-type="float" office:value="102.601364513343">
            <text:p>102.601364513343</text:p>
          </table:table-cell>
          <table:table-cell table:formula="of:=([.$C$10]-[.C961])*[.$B$4]" office:value-type="float" office:value="57340.4492458375">
            <text:p>57340.4492458375</text:p>
          </table:table-cell>
          <table:table-cell table:formula="of:=ROUND([.D961])" office:value-type="float" office:value="57340">
            <text:p>57340</text:p>
          </table:table-cell>
          <table:table-cell table:formula="of:=([.$C$8]-([.E961]*[.$C$4]))" office:value-type="float" office:value="102.6015625">
            <text:p>102.6015625</text:p>
          </table:table-cell>
          <table:table-cell table:formula="of:=SQRT(ABS([.$D$2]^2-[.F961]^2))" office:value-type="float" office:value="71.399715493541">
            <text:p>71.399715493541</text:p>
          </table:table-cell>
          <table:table-cell table:formula="of:=ABS([.B961]-[.G961])" office:value-type="float" office:value="0.000284506460303646">
            <text:p>0.000284506460303646</text:p>
          </table:table-cell>
          <table:table-cell/>
        </table:table-row>
        <table:table-row table:style-name="ro2">
          <table:table-cell table:formula="of:=[.A961]+[.A$4]" office:value-type="float" office:value="285.900000000005">
            <text:p>285.900000000005</text:p>
          </table:table-cell>
          <table:table-cell table:formula="of:=[.A962]/([.$D$4]*2)" office:value-type="float" office:value="71.4750000000013">
            <text:p>71.4750000000013</text:p>
          </table:table-cell>
          <table:table-cell table:formula="of:=SQRT(ABS([.$D$2]^2-[.B962]^2))" office:value-type="float" office:value="102.549131517531">
            <text:p>102.549131517531</text:p>
          </table:table-cell>
          <table:table-cell table:formula="of:=([.$C$10]-[.C962])*[.$B$4]" office:value-type="float" office:value="57474.1657151161">
            <text:p>57474.1657151161</text:p>
          </table:table-cell>
          <table:table-cell table:formula="of:=ROUND([.D962])" office:value-type="float" office:value="57474">
            <text:p>57474</text:p>
          </table:table-cell>
          <table:table-cell table:formula="of:=([.$C$8]-([.E962]*[.$C$4]))" office:value-type="float" office:value="102.54921875">
            <text:p>102.54921875</text:p>
          </table:table-cell>
          <table:table-cell table:formula="of:=SQRT(ABS([.$D$2]^2-[.F962]^2))" office:value-type="float" office:value="71.4748748425952">
            <text:p>71.4748748425952</text:p>
          </table:table-cell>
          <table:table-cell table:formula="of:=ABS([.B962]-[.G962])" office:value-type="float" office:value="0.000125157406060339">
            <text:p>0.000125157406060339</text:p>
          </table:table-cell>
          <table:table-cell/>
        </table:table-row>
        <table:table-row table:style-name="ro2">
          <table:table-cell table:formula="of:=[.A962]+[.A$4]" office:value-type="float" office:value="286.200000000005">
            <text:p>286.200000000005</text:p>
          </table:table-cell>
          <table:table-cell table:formula="of:=[.A963]/([.$D$4]*2)" office:value-type="float" office:value="71.5500000000013">
            <text:p>71.5500000000013</text:p>
          </table:table-cell>
          <table:table-cell table:formula="of:=SQRT(ABS([.$D$2]^2-[.B963]^2))" office:value-type="float" office:value="102.496817023749">
            <text:p>102.496817023749</text:p>
          </table:table-cell>
          <table:table-cell table:formula="of:=([.$C$10]-[.C963])*[.$B$4]" office:value-type="float" office:value="57608.0908191982">
            <text:p>57608.0908191982</text:p>
          </table:table-cell>
          <table:table-cell table:formula="of:=ROUND([.D963])" office:value-type="float" office:value="57608">
            <text:p>57608</text:p>
          </table:table-cell>
          <table:table-cell table:formula="of:=([.$C$8]-([.E963]*[.$C$4]))" office:value-type="float" office:value="102.496875">
            <text:p>102.496875</text:p>
          </table:table-cell>
          <table:table-cell table:formula="of:=SQRT(ABS([.$D$2]^2-[.F963]^2))" office:value-type="float" office:value="71.5499169477811">
            <text:p>71.5499169477811</text:p>
          </table:table-cell>
          <table:table-cell table:formula="of:=ABS([.B963]-[.G963])" office:value-type="float" office:value="0.0000830522201624717">
            <text:p>0.0000830522201624717</text:p>
          </table:table-cell>
          <table:table-cell/>
        </table:table-row>
        <table:table-row table:style-name="ro2">
          <table:table-cell table:formula="of:=[.A963]+[.A$4]" office:value-type="float" office:value="286.500000000005">
            <text:p>286.500000000005</text:p>
          </table:table-cell>
          <table:table-cell table:formula="of:=[.A964]/([.$D$4]*2)" office:value-type="float" office:value="71.6250000000013">
            <text:p>71.6250000000013</text:p>
          </table:table-cell>
          <table:table-cell table:formula="of:=SQRT(ABS([.$D$2]^2-[.B964]^2))" office:value-type="float" office:value="102.444420907143">
            <text:p>102.444420907143</text:p>
          </table:table-cell>
          <table:table-cell table:formula="of:=([.$C$10]-[.C964])*[.$B$4]" office:value-type="float" office:value="57742.2248777095">
            <text:p>57742.2248777095</text:p>
          </table:table-cell>
          <table:table-cell table:formula="of:=ROUND([.D964])" office:value-type="float" office:value="57742">
            <text:p>57742</text:p>
          </table:table-cell>
          <table:table-cell table:formula="of:=([.$C$8]-([.E964]*[.$C$4]))" office:value-type="float" office:value="102.44453125">
            <text:p>102.44453125</text:p>
          </table:table-cell>
          <table:table-cell table:formula="of:=SQRT(ABS([.$D$2]^2-[.F964]^2))" office:value-type="float" office:value="71.6248421776116">
            <text:p>71.6248421776116</text:p>
          </table:table-cell>
          <table:table-cell table:formula="of:=ABS([.B964]-[.G964])" office:value-type="float" office:value="0.000157822389653006">
            <text:p>0.000157822389653006</text:p>
          </table:table-cell>
          <table:table-cell/>
        </table:table-row>
        <table:table-row table:style-name="ro2">
          <table:table-cell table:formula="of:=[.A964]+[.A$4]" office:value-type="float" office:value="286.800000000005">
            <text:p>286.800000000005</text:p>
          </table:table-cell>
          <table:table-cell table:formula="of:=[.A965]/([.$D$4]*2)" office:value-type="float" office:value="71.7000000000013">
            <text:p>71.7000000000013</text:p>
          </table:table-cell>
          <table:table-cell table:formula="of:=SQRT(ABS([.$D$2]^2-[.B965]^2))" office:value-type="float" office:value="102.391943042408">
            <text:p>102.391943042408</text:p>
          </table:table-cell>
          <table:table-cell table:formula="of:=([.$C$10]-[.C965])*[.$B$4]" office:value-type="float" office:value="57876.5682114292">
            <text:p>57876.5682114292</text:p>
          </table:table-cell>
          <table:table-cell table:formula="of:=ROUND([.D965])" office:value-type="float" office:value="57877">
            <text:p>57877</text:p>
          </table:table-cell>
          <table:table-cell table:formula="of:=([.$C$8]-([.E965]*[.$C$4]))" office:value-type="float" office:value="102.391796875">
            <text:p>102.391796875</text:p>
          </table:table-cell>
          <table:table-cell table:formula="of:=SQRT(ABS([.$D$2]^2-[.F965]^2))" office:value-type="float" office:value="71.7002087354615">
            <text:p>71.7002087354615</text:p>
          </table:table-cell>
          <table:table-cell table:formula="of:=ABS([.B965]-[.G965])" office:value-type="float" office:value="0.000208735460162757">
            <text:p>0.000208735460162757</text:p>
          </table:table-cell>
          <table:table-cell/>
        </table:table-row>
        <table:table-row table:style-name="ro2">
          <table:table-cell table:formula="of:=[.A965]+[.A$4]" office:value-type="float" office:value="287.100000000005">
            <text:p>287.100000000005</text:p>
          </table:table-cell>
          <table:table-cell table:formula="of:=[.A966]/([.$D$4]*2)" office:value-type="float" office:value="71.7750000000013">
            <text:p>71.7750000000013</text:p>
          </table:table-cell>
          <table:table-cell table:formula="of:=SQRT(ABS([.$D$2]^2-[.B966]^2))" office:value-type="float" office:value="102.339383303789">
            <text:p>102.339383303789</text:p>
          </table:table-cell>
          <table:table-cell table:formula="of:=([.$C$10]-[.C966])*[.$B$4]" office:value-type="float" office:value="58011.1211422954">
            <text:p>58011.1211422954</text:p>
          </table:table-cell>
          <table:table-cell table:formula="of:=ROUND([.D966])" office:value-type="float" office:value="58011">
            <text:p>58011</text:p>
          </table:table-cell>
          <table:table-cell table:formula="of:=([.$C$8]-([.E966]*[.$C$4]))" office:value-type="float" office:value="102.339453125">
            <text:p>102.339453125</text:p>
          </table:table-cell>
          <table:table-cell table:formula="of:=SQRT(ABS([.$D$2]^2-[.F966]^2))" office:value-type="float" office:value="71.7749004462976">
            <text:p>71.7749004462976</text:p>
          </table:table-cell>
          <table:table-cell table:formula="of:=ABS([.B966]-[.G966])" office:value-type="float" office:value="0.0000995537037198346">
            <text:p>0.0000995537037198346</text:p>
          </table:table-cell>
          <table:table-cell/>
        </table:table-row>
        <table:table-row table:style-name="ro2">
          <table:table-cell table:formula="of:=[.A966]+[.A$4]" office:value-type="float" office:value="287.400000000005">
            <text:p>287.400000000005</text:p>
          </table:table-cell>
          <table:table-cell table:formula="of:=[.A967]/([.$D$4]*2)" office:value-type="float" office:value="71.8500000000013">
            <text:p>71.8500000000013</text:p>
          </table:table-cell>
          <table:table-cell table:formula="of:=SQRT(ABS([.$D$2]^2-[.B967]^2))" office:value-type="float" office:value="102.286741565072">
            <text:p>102.286741565072</text:p>
          </table:table-cell>
          <table:table-cell table:formula="of:=([.$C$10]-[.C967])*[.$B$4]" office:value-type="float" office:value="58145.8839934107">
            <text:p>58145.8839934107</text:p>
          </table:table-cell>
          <table:table-cell table:formula="of:=ROUND([.D967])" office:value-type="float" office:value="58146">
            <text:p>58146</text:p>
          </table:table-cell>
          <table:table-cell table:formula="of:=([.$C$8]-([.E967]*[.$C$4]))" office:value-type="float" office:value="102.28671875">
            <text:p>102.28671875</text:p>
          </table:table-cell>
          <table:table-cell table:formula="of:=SQRT(ABS([.$D$2]^2-[.F967]^2))" office:value-type="float" office:value="71.8500324798702">
            <text:p>71.8500324798702</text:p>
          </table:table-cell>
          <table:table-cell table:formula="of:=ABS([.B967]-[.G967])" office:value-type="float" office:value="0.0000324798688779992">
            <text:p>0.0000324798688779992</text:p>
          </table:table-cell>
          <table:table-cell/>
        </table:table-row>
        <table:table-row table:style-name="ro2">
          <table:table-cell table:formula="of:=[.A967]+[.A$4]" office:value-type="float" office:value="287.700000000005">
            <text:p>287.700000000005</text:p>
          </table:table-cell>
          <table:table-cell table:formula="of:=[.A968]/([.$D$4]*2)" office:value-type="float" office:value="71.9250000000013">
            <text:p>71.9250000000013</text:p>
          </table:table-cell>
          <table:table-cell table:formula="of:=SQRT(ABS([.$D$2]^2-[.B968]^2))" office:value-type="float" office:value="102.234017699589">
            <text:p>102.234017699589</text:p>
          </table:table-cell>
          <table:table-cell table:formula="of:=([.$C$10]-[.C968])*[.$B$4]" office:value-type="float" office:value="58280.8570890478">
            <text:p>58280.8570890478</text:p>
          </table:table-cell>
          <table:table-cell table:formula="of:=ROUND([.D968])" office:value-type="float" office:value="58281">
            <text:p>58281</text:p>
          </table:table-cell>
          <table:table-cell table:formula="of:=([.$C$8]-([.E968]*[.$C$4]))" office:value-type="float" office:value="102.233984375">
            <text:p>102.233984375</text:p>
          </table:table-cell>
          <table:table-cell table:formula="of:=SQRT(ABS([.$D$2]^2-[.F968]^2))" office:value-type="float" office:value="71.9250473674662">
            <text:p>71.9250473674662</text:p>
          </table:table-cell>
          <table:table-cell table:formula="of:=ABS([.B968]-[.G968])" office:value-type="float" office:value="0.0000473674648873157">
            <text:p>0.0000473674648873157</text:p>
          </table:table-cell>
          <table:table-cell/>
        </table:table-row>
        <table:table-row table:style-name="ro2">
          <table:table-cell table:formula="of:=[.A968]+[.A$4]" office:value-type="float" office:value="288.000000000005">
            <text:p>288.000000000005</text:p>
          </table:table-cell>
          <table:table-cell table:formula="of:=[.A969]/([.$D$4]*2)" office:value-type="float" office:value="72.0000000000013">
            <text:p>72.0000000000013</text:p>
          </table:table-cell>
          <table:table-cell table:formula="of:=SQRT(ABS([.$D$2]^2-[.B969]^2))" office:value-type="float" office:value="102.181211580211">
            <text:p>102.181211580211</text:p>
          </table:table-cell>
          <table:table-cell table:formula="of:=([.$C$10]-[.C969])*[.$B$4]" office:value-type="float" office:value="58416.0407546551">
            <text:p>58416.0407546551</text:p>
          </table:table-cell>
          <table:table-cell table:formula="of:=ROUND([.D969])" office:value-type="float" office:value="58416">
            <text:p>58416</text:p>
          </table:table-cell>
          <table:table-cell table:formula="of:=([.$C$8]-([.E969]*[.$C$4]))" office:value-type="float" office:value="102.18125">
            <text:p>102.18125</text:p>
          </table:table-cell>
          <table:table-cell table:formula="of:=SQRT(ABS([.$D$2]^2-[.F969]^2))" office:value-type="float" office:value="71.9999454752398">
            <text:p>71.9999454752398</text:p>
          </table:table-cell>
          <table:table-cell table:formula="of:=ABS([.B969]-[.G969])" office:value-type="float" office:value="0.0000545247615235667">
            <text:p>0.0000545247615235667</text:p>
          </table:table-cell>
          <table:table-cell/>
        </table:table-row>
        <table:table-row table:style-name="ro2">
          <table:table-cell table:formula="of:=[.A969]+[.A$4]" office:value-type="float" office:value="288.300000000005">
            <text:p>288.300000000005</text:p>
          </table:table-cell>
          <table:table-cell table:formula="of:=[.A970]/([.$D$4]*2)" office:value-type="float" office:value="72.0750000000013">
            <text:p>72.0750000000013</text:p>
          </table:table-cell>
          <table:table-cell table:formula="of:=SQRT(ABS([.$D$2]^2-[.B970]^2))" office:value-type="float" office:value="102.128323079349">
            <text:p>102.128323079349</text:p>
          </table:table-cell>
          <table:table-cell table:formula="of:=([.$C$10]-[.C970])*[.$B$4]" office:value-type="float" office:value="58551.4353168623">
            <text:p>58551.4353168623</text:p>
          </table:table-cell>
          <table:table-cell table:formula="of:=ROUND([.D970])" office:value-type="float" office:value="58551">
            <text:p>58551</text:p>
          </table:table-cell>
          <table:table-cell table:formula="of:=([.$C$8]-([.E970]*[.$C$4]))" office:value-type="float" office:value="102.128515625">
            <text:p>102.128515625</text:p>
          </table:table-cell>
          <table:table-cell table:formula="of:=SQRT(ABS([.$D$2]^2-[.F970]^2))" office:value-type="float" office:value="72.0747271672542">
            <text:p>72.0747271672542</text:p>
          </table:table-cell>
          <table:table-cell table:formula="of:=ABS([.B970]-[.G970])" office:value-type="float" office:value="0.000272832747100438">
            <text:p>0.000272832747100438</text:p>
          </table:table-cell>
          <table:table-cell/>
        </table:table-row>
        <table:table-row table:style-name="ro2">
          <table:table-cell table:formula="of:=[.A970]+[.A$4]" office:value-type="float" office:value="288.600000000005">
            <text:p>288.600000000005</text:p>
          </table:table-cell>
          <table:table-cell table:formula="of:=[.A971]/([.$D$4]*2)" office:value-type="float" office:value="72.1500000000013">
            <text:p>72.1500000000013</text:p>
          </table:table-cell>
          <table:table-cell table:formula="of:=SQRT(ABS([.$D$2]^2-[.B971]^2))" office:value-type="float" office:value="102.075352068949">
            <text:p>102.075352068949</text:p>
          </table:table-cell>
          <table:table-cell table:formula="of:=([.$C$10]-[.C971])*[.$B$4]" office:value-type="float" office:value="58687.0411034864">
            <text:p>58687.0411034864</text:p>
          </table:table-cell>
          <table:table-cell table:formula="of:=ROUND([.D971])" office:value-type="float" office:value="58687">
            <text:p>58687</text:p>
          </table:table-cell>
          <table:table-cell table:formula="of:=([.$C$8]-([.E971]*[.$C$4]))" office:value-type="float" office:value="102.075390625">
            <text:p>102.075390625</text:p>
          </table:table-cell>
          <table:table-cell table:formula="of:=SQRT(ABS([.$D$2]^2-[.F971]^2))" office:value-type="float" office:value="72.1499454521877">
            <text:p>72.1499454521877</text:p>
          </table:table-cell>
          <table:table-cell table:formula="of:=ABS([.B971]-[.G971])" office:value-type="float" office:value="0.0000545478135762778">
            <text:p>0.0000545478135762778</text:p>
          </table:table-cell>
          <table:table-cell/>
        </table:table-row>
        <table:table-row table:style-name="ro2">
          <table:table-cell table:formula="of:=[.A971]+[.A$4]" office:value-type="float" office:value="288.900000000005">
            <text:p>288.900000000005</text:p>
          </table:table-cell>
          <table:table-cell table:formula="of:=[.A972]/([.$D$4]*2)" office:value-type="float" office:value="72.2250000000013">
            <text:p>72.2250000000013</text:p>
          </table:table-cell>
          <table:table-cell table:formula="of:=SQRT(ABS([.$D$2]^2-[.B972]^2))" office:value-type="float" office:value="102.022298420491">
            <text:p>102.022298420491</text:p>
          </table:table-cell>
          <table:table-cell table:formula="of:=([.$C$10]-[.C972])*[.$B$4]" office:value-type="float" office:value="58822.8584435367">
            <text:p>58822.8584435367</text:p>
          </table:table-cell>
          <table:table-cell table:formula="of:=ROUND([.D972])" office:value-type="float" office:value="58823">
            <text:p>58823</text:p>
          </table:table-cell>
          <table:table-cell table:formula="of:=([.$C$8]-([.E972]*[.$C$4]))" office:value-type="float" office:value="102.022265625">
            <text:p>102.022265625</text:p>
          </table:table-cell>
          <table:table-cell table:formula="of:=SQRT(ABS([.$D$2]^2-[.F972]^2))" office:value-type="float" office:value="72.2250463256476">
            <text:p>72.2250463256476</text:p>
          </table:table-cell>
          <table:table-cell table:formula="of:=ABS([.B972]-[.G972])" office:value-type="float" office:value="0.0000463256462950312">
            <text:p>0.0000463256462950312</text:p>
          </table:table-cell>
          <table:table-cell/>
        </table:table-row>
        <table:table-row table:style-name="ro2">
          <table:table-cell table:formula="of:=[.A972]+[.A$4]" office:value-type="float" office:value="289.200000000005">
            <text:p>289.200000000005</text:p>
          </table:table-cell>
          <table:table-cell table:formula="of:=[.A973]/([.$D$4]*2)" office:value-type="float" office:value="72.3000000000013">
            <text:p>72.3000000000013</text:p>
          </table:table-cell>
          <table:table-cell table:formula="of:=SQRT(ABS([.$D$2]^2-[.B973]^2))" office:value-type="float" office:value="101.96916200499">
            <text:p>101.96916200499</text:p>
          </table:table-cell>
          <table:table-cell table:formula="of:=([.$C$10]-[.C973])*[.$B$4]" office:value-type="float" office:value="58958.8876672215">
            <text:p>58958.8876672215</text:p>
          </table:table-cell>
          <table:table-cell table:formula="of:=ROUND([.D973])" office:value-type="float" office:value="58959">
            <text:p>58959</text:p>
          </table:table-cell>
          <table:table-cell table:formula="of:=([.$C$8]-([.E973]*[.$C$4]))" office:value-type="float" office:value="101.969140625">
            <text:p>101.969140625</text:p>
          </table:table-cell>
          <table:table-cell table:formula="of:=SQRT(ABS([.$D$2]^2-[.F973]^2))" office:value-type="float" office:value="72.3000301535136">
            <text:p>72.3000301535136</text:p>
          </table:table-cell>
          <table:table-cell table:formula="of:=ABS([.B973]-[.G973])" office:value-type="float" office:value="0.0000301535122986252">
            <text:p>0.0000301535122986252</text:p>
          </table:table-cell>
          <table:table-cell/>
        </table:table-row>
        <table:table-row table:style-name="ro2">
          <table:table-cell table:formula="of:=[.A973]+[.A$4]" office:value-type="float" office:value="289.500000000005">
            <text:p>289.500000000005</text:p>
          </table:table-cell>
          <table:table-cell table:formula="of:=[.A974]/([.$D$4]*2)" office:value-type="float" office:value="72.3750000000013">
            <text:p>72.3750000000013</text:p>
          </table:table-cell>
          <table:table-cell table:formula="of:=SQRT(ABS([.$D$2]^2-[.B974]^2))" office:value-type="float" office:value="101.915942692985">
            <text:p>101.915942692985</text:p>
          </table:table-cell>
          <table:table-cell table:formula="of:=([.$C$10]-[.C974])*[.$B$4]" office:value-type="float" office:value="59095.1291059531">
            <text:p>59095.1291059531</text:p>
          </table:table-cell>
          <table:table-cell table:formula="of:=ROUND([.D974])" office:value-type="float" office:value="59095">
            <text:p>59095</text:p>
          </table:table-cell>
          <table:table-cell table:formula="of:=([.$C$8]-([.E974]*[.$C$4]))" office:value-type="float" office:value="101.916015625">
            <text:p>101.916015625</text:p>
          </table:table-cell>
          <table:table-cell table:formula="of:=SQRT(ABS([.$D$2]^2-[.F974]^2))" office:value-type="float" office:value="72.37489729958">
            <text:p>72.37489729958</text:p>
          </table:table-cell>
          <table:table-cell table:formula="of:=ABS([.B974]-[.G974])" office:value-type="float" office:value="0.000102700421280133">
            <text:p>0.000102700421280133</text:p>
          </table:table-cell>
          <table:table-cell/>
        </table:table-row>
        <table:table-row table:style-name="ro2">
          <table:table-cell table:formula="of:=[.A974]+[.A$4]" office:value-type="float" office:value="289.800000000005">
            <text:p>289.800000000005</text:p>
          </table:table-cell>
          <table:table-cell table:formula="of:=[.A975]/([.$D$4]*2)" office:value-type="float" office:value="72.4500000000013">
            <text:p>72.4500000000013</text:p>
          </table:table-cell>
          <table:table-cell table:formula="of:=SQRT(ABS([.$D$2]^2-[.B975]^2))" office:value-type="float" office:value="101.862640354547">
            <text:p>101.862640354547</text:p>
          </table:table-cell>
          <table:table-cell table:formula="of:=([.$C$10]-[.C975])*[.$B$4]" office:value-type="float" office:value="59231.5830923542">
            <text:p>59231.5830923542</text:p>
          </table:table-cell>
          <table:table-cell table:formula="of:=ROUND([.D975])" office:value-type="float" office:value="59232">
            <text:p>59232</text:p>
          </table:table-cell>
          <table:table-cell table:formula="of:=([.$C$8]-([.E975]*[.$C$4]))" office:value-type="float" office:value="101.8625">
            <text:p>101.8625</text:p>
          </table:table-cell>
          <table:table-cell table:formula="of:=SQRT(ABS([.$D$2]^2-[.F975]^2))" office:value-type="float" office:value="72.4501973340998">
            <text:p>72.4501973340998</text:p>
          </table:table-cell>
          <table:table-cell table:formula="of:=ABS([.B975]-[.G975])" office:value-type="float" office:value="0.000197334098473334">
            <text:p>0.000197334098473334</text:p>
          </table:table-cell>
          <table:table-cell/>
        </table:table-row>
        <table:table-row table:style-name="ro2">
          <table:table-cell table:formula="of:=[.A975]+[.A$4]" office:value-type="float" office:value="290.100000000005">
            <text:p>290.100000000005</text:p>
          </table:table-cell>
          <table:table-cell table:formula="of:=[.A976]/([.$D$4]*2)" office:value-type="float" office:value="72.5250000000013">
            <text:p>72.5250000000013</text:p>
          </table:table-cell>
          <table:table-cell table:formula="of:=SQRT(ABS([.$D$2]^2-[.B976]^2))" office:value-type="float" office:value="101.80925485927">
            <text:p>101.80925485927</text:p>
          </table:table-cell>
          <table:table-cell table:formula="of:=([.$C$10]-[.C976])*[.$B$4]" office:value-type="float" office:value="59368.2499602634">
            <text:p>59368.2499602634</text:p>
          </table:table-cell>
          <table:table-cell table:formula="of:=ROUND([.D976])" office:value-type="float" office:value="59368">
            <text:p>59368</text:p>
          </table:table-cell>
          <table:table-cell table:formula="of:=([.$C$8]-([.E976]*[.$C$4]))" office:value-type="float" office:value="101.809375">
            <text:p>101.809375</text:p>
          </table:table-cell>
          <table:table-cell table:formula="of:=SQRT(ABS([.$D$2]^2-[.F976]^2))" office:value-type="float" office:value="72.5248313483691">
            <text:p>72.5248313483691</text:p>
          </table:table-cell>
          <table:table-cell table:formula="of:=ABS([.B976]-[.G976])" office:value-type="float" office:value="0.000168651632250771">
            <text:p>0.000168651632250771</text:p>
          </table:table-cell>
          <table:table-cell/>
        </table:table-row>
        <table:table-row table:style-name="ro2">
          <table:table-cell table:formula="of:=[.A976]+[.A$4]" office:value-type="float" office:value="290.400000000005">
            <text:p>290.400000000005</text:p>
          </table:table-cell>
          <table:table-cell table:formula="of:=[.A977]/([.$D$4]*2)" office:value-type="float" office:value="72.6000000000013">
            <text:p>72.6000000000013</text:p>
          </table:table-cell>
          <table:table-cell table:formula="of:=SQRT(ABS([.$D$2]^2-[.B977]^2))" office:value-type="float" office:value="101.755786076271">
            <text:p>101.755786076271</text:p>
          </table:table-cell>
          <table:table-cell table:formula="of:=([.$C$10]-[.C977])*[.$B$4]" office:value-type="float" office:value="59505.1300447413">
            <text:p>59505.1300447413</text:p>
          </table:table-cell>
          <table:table-cell table:formula="of:=ROUND([.D977])" office:value-type="float" office:value="59505">
            <text:p>59505</text:p>
          </table:table-cell>
          <table:table-cell table:formula="of:=([.$C$8]-([.E977]*[.$C$4]))" office:value-type="float" office:value="101.755859375">
            <text:p>101.755859375</text:p>
          </table:table-cell>
          <table:table-cell table:formula="of:=SQRT(ABS([.$D$2]^2-[.F977]^2))" office:value-type="float" office:value="72.5998972647705">
            <text:p>72.5998972647705</text:p>
          </table:table-cell>
          <table:table-cell table:formula="of:=ABS([.B977]-[.G977])" office:value-type="float" office:value="0.000102735230854023">
            <text:p>0.000102735230854023</text:p>
          </table:table-cell>
          <table:table-cell/>
        </table:table-row>
        <table:table-row table:style-name="ro2">
          <table:table-cell table:formula="of:=[.A977]+[.A$4]" office:value-type="float" office:value="290.700000000005">
            <text:p>290.700000000005</text:p>
          </table:table-cell>
          <table:table-cell table:formula="of:=[.A978]/([.$D$4]*2)" office:value-type="float" office:value="72.6750000000013">
            <text:p>72.6750000000013</text:p>
          </table:table-cell>
          <table:table-cell table:formula="of:=SQRT(ABS([.$D$2]^2-[.B978]^2))" office:value-type="float" office:value="101.702233874187">
            <text:p>101.702233874187</text:p>
          </table:table-cell>
          <table:table-cell table:formula="of:=([.$C$10]-[.C978])*[.$B$4]" office:value-type="float" office:value="59642.2236820764">
            <text:p>59642.2236820764</text:p>
          </table:table-cell>
          <table:table-cell table:formula="of:=ROUND([.D978])" office:value-type="float" office:value="59642">
            <text:p>59642</text:p>
          </table:table-cell>
          <table:table-cell table:formula="of:=([.$C$8]-([.E978]*[.$C$4]))" office:value-type="float" office:value="101.70234375">
            <text:p>101.70234375</text:p>
          </table:table-cell>
          <table:table-cell table:formula="of:=SQRT(ABS([.$D$2]^2-[.F978]^2))" office:value-type="float" office:value="72.6748462382745">
            <text:p>72.6748462382745</text:p>
          </table:table-cell>
          <table:table-cell table:formula="of:=ABS([.B978]-[.G978])" office:value-type="float" office:value="0.000153761726849666">
            <text:p>0.000153761726849666</text:p>
          </table:table-cell>
          <table:table-cell/>
        </table:table-row>
        <table:table-row table:style-name="ro2">
          <table:table-cell table:formula="of:=[.A978]+[.A$4]" office:value-type="float" office:value="291.000000000005">
            <text:p>291.000000000005</text:p>
          </table:table-cell>
          <table:table-cell table:formula="of:=[.A979]/([.$D$4]*2)" office:value-type="float" office:value="72.7500000000013">
            <text:p>72.7500000000013</text:p>
          </table:table-cell>
          <table:table-cell table:formula="of:=SQRT(ABS([.$D$2]^2-[.B979]^2))" office:value-type="float" office:value="101.648598121173">
            <text:p>101.648598121173</text:p>
          </table:table-cell>
          <table:table-cell table:formula="of:=([.$C$10]-[.C979])*[.$B$4]" office:value-type="float" office:value="59779.5312097911">
            <text:p>59779.5312097911</text:p>
          </table:table-cell>
          <table:table-cell table:formula="of:=ROUND([.D979])" office:value-type="float" office:value="59780">
            <text:p>59780</text:p>
          </table:table-cell>
          <table:table-cell table:formula="of:=([.$C$8]-([.E979]*[.$C$4]))" office:value-type="float" office:value="101.6484375">
            <text:p>101.6484375</text:p>
          </table:table-cell>
          <table:table-cell table:formula="of:=SQRT(ABS([.$D$2]^2-[.F979]^2))" office:value-type="float" office:value="72.7502244244552">
            <text:p>72.7502244244552</text:p>
          </table:table-cell>
          <table:table-cell table:formula="of:=ABS([.B979]-[.G979])" office:value-type="float" office:value="0.000224424453847405">
            <text:p>0.000224424453847405</text:p>
          </table:table-cell>
          <table:table-cell/>
        </table:table-row>
        <table:table-row table:style-name="ro2">
          <table:table-cell table:formula="of:=[.A979]+[.A$4]" office:value-type="float" office:value="291.300000000005">
            <text:p>291.300000000005</text:p>
          </table:table-cell>
          <table:table-cell table:formula="of:=[.A980]/([.$D$4]*2)" office:value-type="float" office:value="72.8250000000013">
            <text:p>72.8250000000013</text:p>
          </table:table-cell>
          <table:table-cell table:formula="of:=SQRT(ABS([.$D$2]^2-[.B980]^2))" office:value-type="float" office:value="101.594878684901">
            <text:p>101.594878684901</text:p>
          </table:table-cell>
          <table:table-cell table:formula="of:=([.$C$10]-[.C980])*[.$B$4]" office:value-type="float" office:value="59917.0529666476">
            <text:p>59917.0529666476</text:p>
          </table:table-cell>
          <table:table-cell table:formula="of:=ROUND([.D980])" office:value-type="float" office:value="59917">
            <text:p>59917</text:p>
          </table:table-cell>
          <table:table-cell table:formula="of:=([.$C$8]-([.E980]*[.$C$4]))" office:value-type="float" office:value="101.594921875">
            <text:p>101.594921875</text:p>
          </table:table-cell>
          <table:table-cell table:formula="of:=SQRT(ABS([.$D$2]^2-[.F980]^2))" office:value-type="float" office:value="72.8249397474014">
            <text:p>72.8249397474014</text:p>
          </table:table-cell>
          <table:table-cell table:formula="of:=ABS([.B980]-[.G980])" office:value-type="float" office:value="0.0000602525999084946">
            <text:p>0.0000602525999084946</text:p>
          </table:table-cell>
          <table:table-cell/>
        </table:table-row>
        <table:table-row table:style-name="ro2">
          <table:table-cell table:formula="of:=[.A980]+[.A$4]" office:value-type="float" office:value="291.600000000005">
            <text:p>291.600000000005</text:p>
          </table:table-cell>
          <table:table-cell table:formula="of:=[.A981]/([.$D$4]*2)" office:value-type="float" office:value="72.9000000000013">
            <text:p>72.9000000000013</text:p>
          </table:table-cell>
          <table:table-cell table:formula="of:=SQRT(ABS([.$D$2]^2-[.B981]^2))" office:value-type="float" office:value="101.541075432555">
            <text:p>101.541075432555</text:p>
          </table:table-cell>
          <table:table-cell table:formula="of:=([.$C$10]-[.C981])*[.$B$4]" office:value-type="float" office:value="60054.7892926542">
            <text:p>60054.7892926542</text:p>
          </table:table-cell>
          <table:table-cell table:formula="of:=ROUND([.D981])" office:value-type="float" office:value="60055">
            <text:p>60055</text:p>
          </table:table-cell>
          <table:table-cell table:formula="of:=([.$C$8]-([.E981]*[.$C$4]))" office:value-type="float" office:value="101.541015625">
            <text:p>101.541015625</text:p>
          </table:table-cell>
          <table:table-cell table:formula="of:=SQRT(ABS([.$D$2]^2-[.F981]^2))" office:value-type="float" office:value="72.9000833047775">
            <text:p>72.9000833047775</text:p>
          </table:table-cell>
          <table:table-cell table:formula="of:=ABS([.B981]-[.G981])" office:value-type="float" office:value="0.0000833047762114347">
            <text:p>0.0000833047762114347</text:p>
          </table:table-cell>
          <table:table-cell/>
        </table:table-row>
        <table:table-row table:style-name="ro2">
          <table:table-cell table:formula="of:=[.A981]+[.A$4]" office:value-type="float" office:value="291.900000000005">
            <text:p>291.900000000005</text:p>
          </table:table-cell>
          <table:table-cell table:formula="of:=[.A982]/([.$D$4]*2)" office:value-type="float" office:value="72.9750000000013">
            <text:p>72.9750000000013</text:p>
          </table:table-cell>
          <table:table-cell table:formula="of:=SQRT(ABS([.$D$2]^2-[.B982]^2))" office:value-type="float" office:value="101.487188230829">
            <text:p>101.487188230829</text:p>
          </table:table-cell>
          <table:table-cell table:formula="of:=([.$C$10]-[.C982])*[.$B$4]" office:value-type="float" office:value="60192.7405290715">
            <text:p>60192.7405290715</text:p>
          </table:table-cell>
          <table:table-cell table:formula="of:=ROUND([.D982])" office:value-type="float" office:value="60193">
            <text:p>60193</text:p>
          </table:table-cell>
          <table:table-cell table:formula="of:=([.$C$8]-([.E982]*[.$C$4]))" office:value-type="float" office:value="101.487109375">
            <text:p>101.487109375</text:p>
          </table:table-cell>
          <table:table-cell table:formula="of:=SQRT(ABS([.$D$2]^2-[.F982]^2))" office:value-type="float" office:value="72.975109665603">
            <text:p>72.975109665603</text:p>
          </table:table-cell>
          <table:table-cell table:formula="of:=ABS([.B982]-[.G982])" office:value-type="float" office:value="0.000109665601684128">
            <text:p>0.000109665601684128</text:p>
          </table:table-cell>
          <table:table-cell/>
        </table:table-row>
        <table:table-row table:style-name="ro2">
          <table:table-cell table:formula="of:=[.A982]+[.A$4]" office:value-type="float" office:value="292.200000000005">
            <text:p>292.200000000005</text:p>
          </table:table-cell>
          <table:table-cell table:formula="of:=[.A983]/([.$D$4]*2)" office:value-type="float" office:value="73.0500000000013">
            <text:p>73.0500000000013</text:p>
          </table:table-cell>
          <table:table-cell table:formula="of:=SQRT(ABS([.$D$2]^2-[.B983]^2))" office:value-type="float" office:value="101.433216945929">
            <text:p>101.433216945929</text:p>
          </table:table-cell>
          <table:table-cell table:formula="of:=([.$C$10]-[.C983])*[.$B$4]" office:value-type="float" office:value="60330.9070184177">
            <text:p>60330.9070184177</text:p>
          </table:table-cell>
          <table:table-cell table:formula="of:=ROUND([.D983])" office:value-type="float" office:value="60331">
            <text:p>60331</text:p>
          </table:table-cell>
          <table:table-cell table:formula="of:=([.$C$8]-([.E983]*[.$C$4]))" office:value-type="float" office:value="101.433203125">
            <text:p>101.433203125</text:p>
          </table:table-cell>
          <table:table-cell table:formula="of:=SQRT(ABS([.$D$2]^2-[.F983]^2))" office:value-type="float" office:value="73.0500191909796">
            <text:p>73.0500191909796</text:p>
          </table:table-cell>
          <table:table-cell table:formula="of:=ABS([.B983]-[.G983])" office:value-type="float" office:value="0.0000191909782643052">
            <text:p>0.0000191909782643052</text:p>
          </table:table-cell>
          <table:table-cell/>
        </table:table-row>
        <table:table-row table:style-name="ro2">
          <table:table-cell table:formula="of:=[.A983]+[.A$4]" office:value-type="float" office:value="292.500000000005">
            <text:p>292.500000000005</text:p>
          </table:table-cell>
          <table:table-cell table:formula="of:=[.A984]/([.$D$4]*2)" office:value-type="float" office:value="73.1250000000013">
            <text:p>73.1250000000013</text:p>
          </table:table-cell>
          <table:table-cell table:formula="of:=SQRT(ABS([.$D$2]^2-[.B984]^2))" office:value-type="float" office:value="101.379161443562">
            <text:p>101.379161443562</text:p>
          </table:table-cell>
          <table:table-cell table:formula="of:=([.$C$10]-[.C984])*[.$B$4]" office:value-type="float" office:value="60469.2891044762">
            <text:p>60469.2891044762</text:p>
          </table:table-cell>
          <table:table-cell table:formula="of:=ROUND([.D984])" office:value-type="float" office:value="60469">
            <text:p>60469</text:p>
          </table:table-cell>
          <table:table-cell table:formula="of:=([.$C$8]-([.E984]*[.$C$4]))" office:value-type="float" office:value="101.379296875">
            <text:p>101.379296875</text:p>
          </table:table-cell>
          <table:table-cell table:formula="of:=SQRT(ABS([.$D$2]^2-[.F984]^2))" office:value-type="float" office:value="73.1248122399683">
            <text:p>73.1248122399683</text:p>
          </table:table-cell>
          <table:table-cell table:formula="of:=ABS([.B984]-[.G984])" office:value-type="float" office:value="0.000187760033043105">
            <text:p>0.000187760033043105</text:p>
          </table:table-cell>
          <table:table-cell/>
        </table:table-row>
        <table:table-row table:style-name="ro2">
          <table:table-cell table:formula="of:=[.A984]+[.A$4]" office:value-type="float" office:value="292.800000000005">
            <text:p>292.800000000005</text:p>
          </table:table-cell>
          <table:table-cell table:formula="of:=[.A985]/([.$D$4]*2)" office:value-type="float" office:value="73.2000000000013">
            <text:p>73.2000000000013</text:p>
          </table:table-cell>
          <table:table-cell table:formula="of:=SQRT(ABS([.$D$2]^2-[.B985]^2))" office:value-type="float" office:value="101.325021588943">
            <text:p>101.325021588943</text:p>
          </table:table-cell>
          <table:table-cell table:formula="of:=([.$C$10]-[.C985])*[.$B$4]" office:value-type="float" office:value="60607.8871323003">
            <text:p>60607.8871323003</text:p>
          </table:table-cell>
          <table:table-cell table:formula="of:=ROUND([.D985])" office:value-type="float" office:value="60608">
            <text:p>60608</text:p>
          </table:table-cell>
          <table:table-cell table:formula="of:=([.$C$8]-([.E985]*[.$C$4]))" office:value-type="float" office:value="101.325">
            <text:p>101.325</text:p>
          </table:table-cell>
          <table:table-cell table:formula="of:=SQRT(ABS([.$D$2]^2-[.F985]^2))" office:value-type="float" office:value="73.2000298838737">
            <text:p>73.2000298838737</text:p>
          </table:table-cell>
          <table:table-cell table:formula="of:=ABS([.B985]-[.G985])" office:value-type="float" office:value="0.0000298838723438166">
            <text:p>0.0000298838723438166</text:p>
          </table:table-cell>
          <table:table-cell/>
        </table:table-row>
        <table:table-row table:style-name="ro2">
          <table:table-cell table:formula="of:=[.A985]+[.A$4]" office:value-type="float" office:value="293.100000000005">
            <text:p>293.100000000005</text:p>
          </table:table-cell>
          <table:table-cell table:formula="of:=[.A986]/([.$D$4]*2)" office:value-type="float" office:value="73.2750000000013">
            <text:p>73.2750000000013</text:p>
          </table:table-cell>
          <table:table-cell table:formula="of:=SQRT(ABS([.$D$2]^2-[.B986]^2))" office:value-type="float" office:value="101.270797246787">
            <text:p>101.270797246787</text:p>
          </table:table-cell>
          <table:table-cell table:formula="of:=([.$C$10]-[.C986])*[.$B$4]" office:value-type="float" office:value="60746.7014482206">
            <text:p>60746.7014482206</text:p>
          </table:table-cell>
          <table:table-cell table:formula="of:=ROUND([.D986])" office:value-type="float" office:value="60747">
            <text:p>60747</text:p>
          </table:table-cell>
          <table:table-cell table:formula="of:=([.$C$8]-([.E986]*[.$C$4]))" office:value-type="float" office:value="101.270703125">
            <text:p>101.270703125</text:p>
          </table:table-cell>
          <table:table-cell table:formula="of:=SQRT(ABS([.$D$2]^2-[.F986]^2))" office:value-type="float" office:value="73.2751300822327">
            <text:p>73.2751300822327</text:p>
          </table:table-cell>
          <table:table-cell table:formula="of:=ABS([.B986]-[.G986])" office:value-type="float" office:value="0.000130082231308393">
            <text:p>0.000130082231308393</text:p>
          </table:table-cell>
          <table:table-cell/>
        </table:table-row>
        <table:table-row table:style-name="ro2">
          <table:table-cell table:formula="of:=[.A986]+[.A$4]" office:value-type="float" office:value="293.400000000005">
            <text:p>293.400000000005</text:p>
          </table:table-cell>
          <table:table-cell table:formula="of:=[.A987]/([.$D$4]*2)" office:value-type="float" office:value="73.3500000000013">
            <text:p>73.3500000000013</text:p>
          </table:table-cell>
          <table:table-cell table:formula="of:=SQRT(ABS([.$D$2]^2-[.B987]^2))" office:value-type="float" office:value="101.216488281306">
            <text:p>101.216488281306</text:p>
          </table:table-cell>
          <table:table-cell table:formula="of:=([.$C$10]-[.C987])*[.$B$4]" office:value-type="float" office:value="60885.7323998509">
            <text:p>60885.7323998509</text:p>
          </table:table-cell>
          <table:table-cell table:formula="of:=ROUND([.D987])" office:value-type="float" office:value="60886">
            <text:p>60886</text:p>
          </table:table-cell>
          <table:table-cell table:formula="of:=([.$C$8]-([.E987]*[.$C$4]))" office:value-type="float" office:value="101.21640625">
            <text:p>101.21640625</text:p>
          </table:table-cell>
          <table:table-cell table:formula="of:=SQRT(ABS([.$D$2]^2-[.F987]^2))" office:value-type="float" office:value="73.3501131957883">
            <text:p>73.3501131957883</text:p>
          </table:table-cell>
          <table:table-cell table:formula="of:=ABS([.B987]-[.G987])" office:value-type="float" office:value="0.000113195786980214">
            <text:p>0.000113195786980214</text:p>
          </table:table-cell>
          <table:table-cell/>
        </table:table-row>
        <table:table-row table:style-name="ro2">
          <table:table-cell table:formula="of:=[.A987]+[.A$4]" office:value-type="float" office:value="293.700000000005">
            <text:p>293.700000000005</text:p>
          </table:table-cell>
          <table:table-cell table:formula="of:=[.A988]/([.$D$4]*2)" office:value-type="float" office:value="73.4250000000013">
            <text:p>73.4250000000013</text:p>
          </table:table-cell>
          <table:table-cell table:formula="of:=SQRT(ABS([.$D$2]^2-[.B988]^2))" office:value-type="float" office:value="101.162094556211">
            <text:p>101.162094556211</text:p>
          </table:table-cell>
          <table:table-cell table:formula="of:=([.$C$10]-[.C988])*[.$B$4]" office:value-type="float" office:value="61024.9803360943">
            <text:p>61024.9803360943</text:p>
          </table:table-cell>
          <table:table-cell table:formula="of:=ROUND([.D988])" office:value-type="float" office:value="61025">
            <text:p>61025</text:p>
          </table:table-cell>
          <table:table-cell table:formula="of:=([.$C$8]-([.E988]*[.$C$4]))" office:value-type="float" office:value="101.162109375">
            <text:p>101.162109375</text:p>
          </table:table-cell>
          <table:table-cell table:formula="of:=SQRT(ABS([.$D$2]^2-[.F988]^2))" office:value-type="float" office:value="73.424979583249">
            <text:p>73.424979583249</text:p>
          </table:table-cell>
          <table:table-cell table:formula="of:=ABS([.B988]-[.G988])" office:value-type="float" office:value="0.0000204167523207843">
            <text:p>0.0000204167523207843</text:p>
          </table:table-cell>
          <table:table-cell/>
        </table:table-row>
        <table:table-row table:style-name="ro2">
          <table:table-cell table:formula="of:=[.A988]+[.A$4]" office:value-type="float" office:value="294.000000000005">
            <text:p>294.000000000005</text:p>
          </table:table-cell>
          <table:table-cell table:formula="of:=[.A989]/([.$D$4]*2)" office:value-type="float" office:value="73.5000000000013">
            <text:p>73.5000000000013</text:p>
          </table:table-cell>
          <table:table-cell table:formula="of:=SQRT(ABS([.$D$2]^2-[.B989]^2))" office:value-type="float" office:value="101.107615934705">
            <text:p>101.107615934705</text:p>
          </table:table-cell>
          <table:table-cell table:formula="of:=([.$C$10]-[.C989])*[.$B$4]" office:value-type="float" office:value="61164.4456071502">
            <text:p>61164.4456071502</text:p>
          </table:table-cell>
          <table:table-cell table:formula="of:=ROUND([.D989])" office:value-type="float" office:value="61164">
            <text:p>61164</text:p>
          </table:table-cell>
          <table:table-cell table:formula="of:=([.$C$8]-([.E989]*[.$C$4]))" office:value-type="float" office:value="101.1078125">
            <text:p>101.1078125</text:p>
          </table:table-cell>
          <table:table-cell table:formula="of:=SQRT(ABS([.$D$2]^2-[.F989]^2))" office:value-type="float" office:value="73.4997296013043">
            <text:p>73.4997296013043</text:p>
          </table:table-cell>
          <table:table-cell table:formula="of:=ABS([.B989]-[.G989])" office:value-type="float" office:value="0.000270398697068686">
            <text:p>0.000270398697068686</text:p>
          </table:table-cell>
          <table:table-cell/>
        </table:table-row>
        <table:table-row table:style-name="ro2">
          <table:table-cell table:formula="of:=[.A989]+[.A$4]" office:value-type="float" office:value="294.300000000005">
            <text:p>294.300000000005</text:p>
          </table:table-cell>
          <table:table-cell table:formula="of:=[.A990]/([.$D$4]*2)" office:value-type="float" office:value="73.5750000000014">
            <text:p>73.5750000000014</text:p>
          </table:table-cell>
          <table:table-cell table:formula="of:=SQRT(ABS([.$D$2]^2-[.B990]^2))" office:value-type="float" office:value="101.053052279482">
            <text:p>101.053052279482</text:p>
          </table:table-cell>
          <table:table-cell table:formula="of:=([.$C$10]-[.C990])*[.$B$4]" office:value-type="float" office:value="61304.1285645199">
            <text:p>61304.1285645199</text:p>
          </table:table-cell>
          <table:table-cell table:formula="of:=ROUND([.D990])" office:value-type="float" office:value="61304">
            <text:p>61304</text:p>
          </table:table-cell>
          <table:table-cell table:formula="of:=([.$C$8]-([.E990]*[.$C$4]))" office:value-type="float" office:value="101.053125">
            <text:p>101.053125</text:p>
          </table:table-cell>
          <table:table-cell table:formula="of:=SQRT(ABS([.$D$2]^2-[.F990]^2))" office:value-type="float" office:value="73.5749001204512">
            <text:p>73.5749001204512</text:p>
          </table:table-cell>
          <table:table-cell table:formula="of:=ABS([.B990]-[.G990])" office:value-type="float" office:value="0.0000998795501203631">
            <text:p>0.0000998795501203631</text:p>
          </table:table-cell>
          <table:table-cell/>
        </table:table-row>
        <table:table-row table:style-name="ro2">
          <table:table-cell table:formula="of:=[.A990]+[.A$4]" office:value-type="float" office:value="294.600000000005">
            <text:p>294.600000000005</text:p>
          </table:table-cell>
          <table:table-cell table:formula="of:=[.A991]/([.$D$4]*2)" office:value-type="float" office:value="73.6500000000014">
            <text:p>73.6500000000014</text:p>
          </table:table-cell>
          <table:table-cell table:formula="of:=SQRT(ABS([.$D$2]^2-[.B991]^2))" office:value-type="float" office:value="100.998403452727">
            <text:p>100.998403452727</text:p>
          </table:table-cell>
          <table:table-cell table:formula="of:=([.$C$10]-[.C991])*[.$B$4]" office:value-type="float" office:value="61444.0295610139">
            <text:p>61444.0295610139</text:p>
          </table:table-cell>
          <table:table-cell table:formula="of:=ROUND([.D991])" office:value-type="float" office:value="61444">
            <text:p>61444</text:p>
          </table:table-cell>
          <table:table-cell table:formula="of:=([.$C$8]-([.E991]*[.$C$4]))" office:value-type="float" office:value="100.9984375">
            <text:p>100.9984375</text:p>
          </table:table-cell>
          <table:table-cell table:formula="of:=SQRT(ABS([.$D$2]^2-[.F991]^2))" office:value-type="float" office:value="73.6499533099553">
            <text:p>73.6499533099553</text:p>
          </table:table-cell>
          <table:table-cell table:formula="of:=ABS([.B991]-[.G991])" office:value-type="float" office:value="0.000046690046062281">
            <text:p>0.000046690046062281</text:p>
          </table:table-cell>
          <table:table-cell/>
        </table:table-row>
        <table:table-row table:style-name="ro2">
          <table:table-cell table:formula="of:=[.A991]+[.A$4]" office:value-type="float" office:value="294.900000000005">
            <text:p>294.900000000005</text:p>
          </table:table-cell>
          <table:table-cell table:formula="of:=[.A992]/([.$D$4]*2)" office:value-type="float" office:value="73.7250000000014">
            <text:p>73.7250000000014</text:p>
          </table:table-cell>
          <table:table-cell table:formula="of:=SQRT(ABS([.$D$2]^2-[.B992]^2))" office:value-type="float" office:value="100.943669316108">
            <text:p>100.943669316108</text:p>
          </table:table-cell>
          <table:table-cell table:formula="of:=([.$C$10]-[.C992])*[.$B$4]" office:value-type="float" office:value="61584.1489507579">
            <text:p>61584.1489507579</text:p>
          </table:table-cell>
          <table:table-cell table:formula="of:=ROUND([.D992])" office:value-type="float" office:value="61584">
            <text:p>61584</text:p>
          </table:table-cell>
          <table:table-cell table:formula="of:=([.$C$8]-([.E992]*[.$C$4]))" office:value-type="float" office:value="100.94375">
            <text:p>100.94375</text:p>
          </table:table-cell>
          <table:table-cell table:formula="of:=SQRT(ABS([.$D$2]^2-[.F992]^2))" office:value-type="float" office:value="73.7248895281472">
            <text:p>73.7248895281472</text:p>
          </table:table-cell>
          <table:table-cell table:formula="of:=ABS([.B992]-[.G992])" office:value-type="float" office:value="0.000110471854213756">
            <text:p>0.000110471854213756</text:p>
          </table:table-cell>
          <table:table-cell/>
        </table:table-row>
        <table:table-row table:style-name="ro2">
          <table:table-cell table:formula="of:=[.A992]+[.A$4]" office:value-type="float" office:value="295.200000000005">
            <text:p>295.200000000005</text:p>
          </table:table-cell>
          <table:table-cell table:formula="of:=[.A993]/([.$D$4]*2)" office:value-type="float" office:value="73.8000000000014">
            <text:p>73.8000000000014</text:p>
          </table:table-cell>
          <table:table-cell table:formula="of:=SQRT(ABS([.$D$2]^2-[.B993]^2))" office:value-type="float" office:value="100.888849730779">
            <text:p>100.888849730779</text:p>
          </table:table-cell>
          <table:table-cell table:formula="of:=([.$C$10]-[.C993])*[.$B$4]" office:value-type="float" office:value="61724.4870891994">
            <text:p>61724.4870891994</text:p>
          </table:table-cell>
          <table:table-cell table:formula="of:=ROUND([.D993])" office:value-type="float" office:value="61724">
            <text:p>61724</text:p>
          </table:table-cell>
          <table:table-cell table:formula="of:=([.$C$8]-([.E993]*[.$C$4]))" office:value-type="float" office:value="100.8890625">
            <text:p>100.8890625</text:p>
          </table:table-cell>
          <table:table-cell table:formula="of:=SQRT(ABS([.$D$2]^2-[.F993]^2))" office:value-type="float" office:value="73.7997091313448">
            <text:p>73.7997091313448</text:p>
          </table:table-cell>
          <table:table-cell table:formula="of:=ABS([.B993]-[.G993])" office:value-type="float" office:value="0.000290868656577459">
            <text:p>0.000290868656577459</text:p>
          </table:table-cell>
          <table:table-cell/>
        </table:table-row>
        <table:table-row table:style-name="ro2">
          <table:table-cell table:formula="of:=[.A993]+[.A$4]" office:value-type="float" office:value="295.500000000005">
            <text:p>295.500000000005</text:p>
          </table:table-cell>
          <table:table-cell table:formula="of:=[.A994]/([.$D$4]*2)" office:value-type="float" office:value="73.8750000000014">
            <text:p>73.8750000000014</text:p>
          </table:table-cell>
          <table:table-cell table:formula="of:=SQRT(ABS([.$D$2]^2-[.B994]^2))" office:value-type="float" office:value="100.833944557375">
            <text:p>100.833944557375</text:p>
          </table:table-cell>
          <table:table-cell table:formula="of:=([.$C$10]-[.C994])*[.$B$4]" office:value-type="float" office:value="61865.0443331145">
            <text:p>61865.0443331145</text:p>
          </table:table-cell>
          <table:table-cell table:formula="of:=ROUND([.D994])" office:value-type="float" office:value="61865">
            <text:p>61865</text:p>
          </table:table-cell>
          <table:table-cell table:formula="of:=([.$C$8]-([.E994]*[.$C$4]))" office:value-type="float" office:value="100.833984375">
            <text:p>100.833984375</text:p>
          </table:table-cell>
          <table:table-cell table:formula="of:=SQRT(ABS([.$D$2]^2-[.F994]^2))" office:value-type="float" office:value="73.8749456518396">
            <text:p>73.8749456518396</text:p>
          </table:table-cell>
          <table:table-cell table:formula="of:=ABS([.B994]-[.G994])" office:value-type="float" office:value="0.000054348161754092">
            <text:p>0.000054348161754092</text:p>
          </table:table-cell>
          <table:table-cell/>
        </table:table-row>
        <table:table-row table:style-name="ro2">
          <table:table-cell table:formula="of:=[.A994]+[.A$4]" office:value-type="float" office:value="295.800000000005">
            <text:p>295.800000000005</text:p>
          </table:table-cell>
          <table:table-cell table:formula="of:=[.A995]/([.$D$4]*2)" office:value-type="float" office:value="73.9500000000014">
            <text:p>73.9500000000014</text:p>
          </table:table-cell>
          <table:table-cell table:formula="of:=SQRT(ABS([.$D$2]^2-[.B995]^2))" office:value-type="float" office:value="100.778953656008">
            <text:p>100.778953656008</text:p>
          </table:table-cell>
          <table:table-cell table:formula="of:=([.$C$10]-[.C995])*[.$B$4]" office:value-type="float" office:value="62005.8210406145">
            <text:p>62005.8210406145</text:p>
          </table:table-cell>
          <table:table-cell table:formula="of:=ROUND([.D995])" office:value-type="float" office:value="62006">
            <text:p>62006</text:p>
          </table:table-cell>
          <table:table-cell table:formula="of:=([.$C$8]-([.E995]*[.$C$4]))" office:value-type="float" office:value="100.77890625">
            <text:p>100.77890625</text:p>
          </table:table-cell>
          <table:table-cell table:formula="of:=SQRT(ABS([.$D$2]^2-[.F995]^2))" office:value-type="float" office:value="73.9500646047974">
            <text:p>73.9500646047974</text:p>
          </table:table-cell>
          <table:table-cell table:formula="of:=ABS([.B995]-[.G995])" office:value-type="float" office:value="0.0000646047960373153">
            <text:p>0.0000646047960373153</text:p>
          </table:table-cell>
          <table:table-cell/>
        </table:table-row>
        <table:table-row table:style-name="ro2">
          <table:table-cell table:formula="of:=[.A995]+[.A$4]" office:value-type="float" office:value="296.100000000005">
            <text:p>296.100000000005</text:p>
          </table:table-cell>
          <table:table-cell table:formula="of:=[.A996]/([.$D$4]*2)" office:value-type="float" office:value="74.0250000000014">
            <text:p>74.0250000000014</text:p>
          </table:table-cell>
          <table:table-cell table:formula="of:=SQRT(ABS([.$D$2]^2-[.B996]^2))" office:value-type="float" office:value="100.723876886267">
            <text:p>100.723876886267</text:p>
          </table:table-cell>
          <table:table-cell table:formula="of:=([.$C$10]-[.C996])*[.$B$4]" office:value-type="float" office:value="62146.8175711523">
            <text:p>62146.8175711523</text:p>
          </table:table-cell>
          <table:table-cell table:formula="of:=ROUND([.D996])" office:value-type="float" office:value="62147">
            <text:p>62147</text:p>
          </table:table-cell>
          <table:table-cell table:formula="of:=([.$C$8]-([.E996]*[.$C$4]))" office:value-type="float" office:value="100.723828125">
            <text:p>100.723828125</text:p>
          </table:table-cell>
          <table:table-cell table:formula="of:=SQRT(ABS([.$D$2]^2-[.F996]^2))" office:value-type="float" office:value="74.0250663481328">
            <text:p>74.0250663481328</text:p>
          </table:table-cell>
          <table:table-cell table:formula="of:=ABS([.B996]-[.G996])" office:value-type="float" office:value="0.0000663481314120418">
            <text:p>0.0000663481314120418</text:p>
          </table:table-cell>
          <table:table-cell/>
        </table:table-row>
        <table:table-row table:style-name="ro2">
          <table:table-cell table:formula="of:=[.A996]+[.A$4]" office:value-type="float" office:value="296.400000000005">
            <text:p>296.400000000005</text:p>
          </table:table-cell>
          <table:table-cell table:formula="of:=[.A997]/([.$D$4]*2)" office:value-type="float" office:value="74.1000000000014">
            <text:p>74.1000000000014</text:p>
          </table:table-cell>
          <table:table-cell table:formula="of:=SQRT(ABS([.$D$2]^2-[.B997]^2))" office:value-type="float" office:value="100.668714107213">
            <text:p>100.668714107213</text:p>
          </table:table-cell>
          <table:table-cell table:formula="of:=([.$C$10]-[.C997])*[.$B$4]" office:value-type="float" office:value="62288.0342855294">
            <text:p>62288.0342855294</text:p>
          </table:table-cell>
          <table:table-cell table:formula="of:=ROUND([.D997])" office:value-type="float" office:value="62288">
            <text:p>62288</text:p>
          </table:table-cell>
          <table:table-cell table:formula="of:=([.$C$8]-([.E997]*[.$C$4]))" office:value-type="float" office:value="100.66875">
            <text:p>100.66875</text:p>
          </table:table-cell>
          <table:table-cell table:formula="of:=SQRT(ABS([.$D$2]^2-[.F997]^2))" office:value-type="float" office:value="74.0999512377539">
            <text:p>74.0999512377539</text:p>
          </table:table-cell>
          <table:table-cell table:formula="of:=ABS([.B997]-[.G997])" office:value-type="float" office:value="0.0000487622475162652">
            <text:p>0.0000487622475162652</text:p>
          </table:table-cell>
          <table:table-cell/>
        </table:table-row>
        <table:table-row table:style-name="ro2">
          <table:table-cell table:formula="of:=[.A997]+[.A$4]" office:value-type="float" office:value="296.700000000006">
            <text:p>296.700000000006</text:p>
          </table:table-cell>
          <table:table-cell table:formula="of:=[.A998]/([.$D$4]*2)" office:value-type="float" office:value="74.1750000000014">
            <text:p>74.1750000000014</text:p>
          </table:table-cell>
          <table:table-cell table:formula="of:=SQRT(ABS([.$D$2]^2-[.B998]^2))" office:value-type="float" office:value="100.61346517738">
            <text:p>100.61346517738</text:p>
          </table:table-cell>
          <table:table-cell table:formula="of:=([.$C$10]-[.C998])*[.$B$4]" office:value-type="float" office:value="62429.4715459028">
            <text:p>62429.4715459028</text:p>
          </table:table-cell>
          <table:table-cell table:formula="of:=ROUND([.D998])" office:value-type="float" office:value="62429">
            <text:p>62429</text:p>
          </table:table-cell>
          <table:table-cell table:formula="of:=([.$C$8]-([.E998]*[.$C$4]))" office:value-type="float" office:value="100.613671875">
            <text:p>100.613671875</text:p>
          </table:table-cell>
          <table:table-cell table:formula="of:=SQRT(ABS([.$D$2]^2-[.F998]^2))" office:value-type="float" office:value="74.1747196275782">
            <text:p>74.1747196275782</text:p>
          </table:table-cell>
          <table:table-cell table:formula="of:=ABS([.B998]-[.G998])" office:value-type="float" office:value="0.0002803724231768">
            <text:p>0.0002803724231768</text:p>
          </table:table-cell>
          <table:table-cell/>
        </table:table-row>
        <table:table-row table:style-name="ro2">
          <table:table-cell table:formula="of:=[.A998]+[.A$4]" office:value-type="float" office:value="297.000000000006">
            <text:p>297.000000000006</text:p>
          </table:table-cell>
          <table:table-cell table:formula="of:=[.A999]/([.$D$4]*2)" office:value-type="float" office:value="74.2500000000014">
            <text:p>74.2500000000014</text:p>
          </table:table-cell>
          <table:table-cell table:formula="of:=SQRT(ABS([.$D$2]^2-[.B999]^2))" office:value-type="float" office:value="100.558129954767">
            <text:p>100.558129954767</text:p>
          </table:table-cell>
          <table:table-cell table:formula="of:=([.$C$10]-[.C999])*[.$B$4]" office:value-type="float" office:value="62571.1297157915">
            <text:p>62571.1297157915</text:p>
          </table:table-cell>
          <table:table-cell table:formula="of:=ROUND([.D999])" office:value-type="float" office:value="62571">
            <text:p>62571</text:p>
          </table:table-cell>
          <table:table-cell table:formula="of:=([.$C$8]-([.E999]*[.$C$4]))" office:value-type="float" office:value="100.558203125">
            <text:p>100.558203125</text:p>
          </table:table-cell>
          <table:table-cell table:formula="of:=SQRT(ABS([.$D$2]^2-[.F999]^2))" office:value-type="float" office:value="74.2499009041173">
            <text:p>74.2499009041173</text:p>
          </table:table-cell>
          <table:table-cell table:formula="of:=ABS([.B999]-[.G999])" office:value-type="float" office:value="0.0000990958840816347">
            <text:p>0.0000990958840816347</text:p>
          </table:table-cell>
          <table:table-cell/>
        </table:table-row>
        <table:table-row table:style-name="ro2">
          <table:table-cell table:formula="of:=[.A999]+[.A$4]" office:value-type="float" office:value="297.300000000006">
            <text:p>297.300000000006</text:p>
          </table:table-cell>
          <table:table-cell table:formula="of:=[.A1000]/([.$D$4]*2)" office:value-type="float" office:value="74.3250000000014">
            <text:p>74.3250000000014</text:p>
          </table:table-cell>
          <table:table-cell table:formula="of:=SQRT(ABS([.$D$2]^2-[.B1000]^2))" office:value-type="float" office:value="100.50270829684">
            <text:p>100.50270829684</text:p>
          </table:table-cell>
          <table:table-cell table:formula="of:=([.$C$10]-[.C1000])*[.$B$4]" office:value-type="float" office:value="62713.0091600834">
            <text:p>62713.0091600834</text:p>
          </table:table-cell>
          <table:table-cell table:formula="of:=ROUND([.D1000])" office:value-type="float" office:value="62713">
            <text:p>62713</text:p>
          </table:table-cell>
          <table:table-cell table:formula="of:=([.$C$8]-([.E1000]*[.$C$4]))" office:value-type="float" office:value="100.502734375">
            <text:p>100.502734375</text:p>
          </table:table-cell>
          <table:table-cell table:formula="of:=SQRT(ABS([.$D$2]^2-[.F1000]^2))" office:value-type="float" office:value="74.3249647369455">
            <text:p>74.3249647369455</text:p>
          </table:table-cell>
          <table:table-cell table:formula="of:=ABS([.B1000]-[.G1000])" office:value-type="float" office:value="0.0000352630558779765">
            <text:p>0.0000352630558779765</text:p>
          </table:table-cell>
          <table:table-cell/>
        </table:table-row>
        <table:table-row table:style-name="ro2">
          <table:table-cell table:formula="of:=[.A1000]+[.A$4]" office:value-type="float" office:value="297.600000000006">
            <text:p>297.600000000006</text:p>
          </table:table-cell>
          <table:table-cell table:formula="of:=[.A1001]/([.$D$4]*2)" office:value-type="float" office:value="74.4000000000014">
            <text:p>74.4000000000014</text:p>
          </table:table-cell>
          <table:table-cell table:formula="of:=SQRT(ABS([.$D$2]^2-[.B1001]^2))" office:value-type="float" office:value="100.447200060528">
            <text:p>100.447200060528</text:p>
          </table:table-cell>
          <table:table-cell table:formula="of:=([.$C$10]-[.C1001])*[.$B$4]" office:value-type="float" office:value="62855.1102450424">
            <text:p>62855.1102450424</text:p>
          </table:table-cell>
          <table:table-cell table:formula="of:=ROUND([.D1001])" office:value-type="float" office:value="62855">
            <text:p>62855</text:p>
          </table:table-cell>
          <table:table-cell table:formula="of:=([.$C$8]-([.E1001]*[.$C$4]))" office:value-type="float" office:value="100.447265625">
            <text:p>100.447265625</text:p>
          </table:table-cell>
          <table:table-cell table:formula="of:=SQRT(ABS([.$D$2]^2-[.F1001]^2))" office:value-type="float" office:value="74.399911481538">
            <text:p>74.399911481538</text:p>
          </table:table-cell>
          <table:table-cell table:formula="of:=ABS([.B1001]-[.G1001])" office:value-type="float" office:value="0.0000885184633574454">
            <text:p>0.0000885184633574454</text:p>
          </table:table-cell>
          <table:table-cell/>
        </table:table-row>
        <table:table-row table:style-name="ro2">
          <table:table-cell table:formula="of:=[.A1001]+[.A$4]" office:value-type="float" office:value="297.900000000006">
            <text:p>297.900000000006</text:p>
          </table:table-cell>
          <table:table-cell table:formula="of:=[.A1002]/([.$D$4]*2)" office:value-type="float" office:value="74.4750000000014">
            <text:p>74.4750000000014</text:p>
          </table:table-cell>
          <table:table-cell table:formula="of:=SQRT(ABS([.$D$2]^2-[.B1002]^2))" office:value-type="float" office:value="100.391605102219">
            <text:p>100.391605102219</text:p>
          </table:table-cell>
          <table:table-cell table:formula="of:=([.$C$10]-[.C1002])*[.$B$4]" office:value-type="float" office:value="62997.4333383154">
            <text:p>62997.4333383154</text:p>
          </table:table-cell>
          <table:table-cell table:formula="of:=ROUND([.D1002])" office:value-type="float" office:value="62997">
            <text:p>62997</text:p>
          </table:table-cell>
          <table:table-cell table:formula="of:=([.$C$8]-([.E1002]*[.$C$4]))" office:value-type="float" office:value="100.391796875">
            <text:p>100.391796875</text:p>
          </table:table-cell>
          <table:table-cell table:formula="of:=SQRT(ABS([.$D$2]^2-[.F1002]^2))" office:value-type="float" office:value="74.4747414913858">
            <text:p>74.4747414913858</text:p>
          </table:table-cell>
          <table:table-cell table:formula="of:=ABS([.B1002]-[.G1002])" office:value-type="float" office:value="0.000258508615587516">
            <text:p>0.000258508615587516</text:p>
          </table:table-cell>
          <table:table-cell/>
        </table:table-row>
        <table:table-row table:style-name="ro2">
          <table:table-cell table:formula="of:=[.A1002]+[.A$4]" office:value-type="float" office:value="298.200000000006">
            <text:p>298.200000000006</text:p>
          </table:table-cell>
          <table:table-cell table:formula="of:=[.A1003]/([.$D$4]*2)" office:value-type="float" office:value="74.5500000000014">
            <text:p>74.5500000000014</text:p>
          </table:table-cell>
          <table:table-cell table:formula="of:=SQRT(ABS([.$D$2]^2-[.B1003]^2))" office:value-type="float" office:value="100.335923277756">
            <text:p>100.335923277756</text:p>
          </table:table-cell>
          <table:table-cell table:formula="of:=([.$C$10]-[.C1003])*[.$B$4]" office:value-type="float" office:value="63139.9788089388">
            <text:p>63139.9788089388</text:p>
          </table:table-cell>
          <table:table-cell table:formula="of:=ROUND([.D1003])" office:value-type="float" office:value="63140">
            <text:p>63140</text:p>
          </table:table-cell>
          <table:table-cell table:formula="of:=([.$C$8]-([.E1003]*[.$C$4]))" office:value-type="float" office:value="100.3359375">
            <text:p>100.3359375</text:p>
          </table:table-cell>
          <table:table-cell table:formula="of:=SQRT(ABS([.$D$2]^2-[.F1003]^2))" office:value-type="float" office:value="74.5499808584556">
            <text:p>74.5499808584556</text:p>
          </table:table-cell>
          <table:table-cell table:formula="of:=ABS([.B1003]-[.G1003])" office:value-type="float" office:value="0.0000191415458061783">
            <text:p>0.0000191415458061783</text:p>
          </table:table-cell>
          <table:table-cell/>
        </table:table-row>
        <table:table-row table:style-name="ro2">
          <table:table-cell table:formula="of:=[.A1003]+[.A$4]" office:value-type="float" office:value="298.500000000006">
            <text:p>298.500000000006</text:p>
          </table:table-cell>
          <table:table-cell table:formula="of:=[.A1004]/([.$D$4]*2)" office:value-type="float" office:value="74.6250000000014">
            <text:p>74.6250000000014</text:p>
          </table:table-cell>
          <table:table-cell table:formula="of:=SQRT(ABS([.$D$2]^2-[.B1004]^2))" office:value-type="float" office:value="100.280154442441">
            <text:p>100.280154442441</text:p>
          </table:table-cell>
          <table:table-cell table:formula="of:=([.$C$10]-[.C1004])*[.$B$4]" office:value-type="float" office:value="63282.7470273462">
            <text:p>63282.7470273462</text:p>
          </table:table-cell>
          <table:table-cell table:formula="of:=ROUND([.D1004])" office:value-type="float" office:value="63283">
            <text:p>63283</text:p>
          </table:table-cell>
          <table:table-cell table:formula="of:=([.$C$8]-([.E1004]*[.$C$4]))" office:value-type="float" office:value="100.280078125">
            <text:p>100.280078125</text:p>
          </table:table-cell>
          <table:table-cell table:formula="of:=SQRT(ABS([.$D$2]^2-[.F1004]^2))" office:value-type="float" office:value="74.6251025543275">
            <text:p>74.6251025543275</text:p>
          </table:table-cell>
          <table:table-cell table:formula="of:=ABS([.B1004]-[.G1004])" office:value-type="float" office:value="0.000102554326105064">
            <text:p>0.000102554326105064</text:p>
          </table:table-cell>
          <table:table-cell/>
        </table:table-row>
        <table:table-row table:style-name="ro2">
          <table:table-cell table:formula="of:=[.A1004]+[.A$4]" office:value-type="float" office:value="298.800000000006">
            <text:p>298.800000000006</text:p>
          </table:table-cell>
          <table:table-cell table:formula="of:=[.A1005]/([.$D$4]*2)" office:value-type="float" office:value="74.7000000000014">
            <text:p>74.7000000000014</text:p>
          </table:table-cell>
          <table:table-cell table:formula="of:=SQRT(ABS([.$D$2]^2-[.B1005]^2))" office:value-type="float" office:value="100.224298451023">
            <text:p>100.224298451023</text:p>
          </table:table-cell>
          <table:table-cell table:formula="of:=([.$C$10]-[.C1005])*[.$B$4]" office:value-type="float" office:value="63425.7383653752">
            <text:p>63425.7383653752</text:p>
          </table:table-cell>
          <table:table-cell table:formula="of:=ROUND([.D1005])" office:value-type="float" office:value="63426">
            <text:p>63426</text:p>
          </table:table-cell>
          <table:table-cell table:formula="of:=([.$C$8]-([.E1005]*[.$C$4]))" office:value-type="float" office:value="100.22421875">
            <text:p>100.22421875</text:p>
          </table:table-cell>
          <table:table-cell table:formula="of:=SQRT(ABS([.$D$2]^2-[.F1005]^2))" office:value-type="float" office:value="74.7001069340074">
            <text:p>74.7001069340074</text:p>
          </table:table-cell>
          <table:table-cell table:formula="of:=ABS([.B1005]-[.G1005])" office:value-type="float" office:value="0.000106934006041115">
            <text:p>0.000106934006041115</text:p>
          </table:table-cell>
          <table:table-cell/>
        </table:table-row>
        <table:table-row table:style-name="ro2">
          <table:table-cell table:formula="of:=[.A1005]+[.A$4]" office:value-type="float" office:value="299.100000000006">
            <text:p>299.100000000006</text:p>
          </table:table-cell>
          <table:table-cell table:formula="of:=[.A1006]/([.$D$4]*2)" office:value-type="float" office:value="74.7750000000014">
            <text:p>74.7750000000014</text:p>
          </table:table-cell>
          <table:table-cell table:formula="of:=SQRT(ABS([.$D$2]^2-[.B1006]^2))" office:value-type="float" office:value="100.168355157703">
            <text:p>100.168355157703</text:p>
          </table:table-cell>
          <table:table-cell table:formula="of:=([.$C$10]-[.C1006])*[.$B$4]" office:value-type="float" office:value="63568.9531962743">
            <text:p>63568.9531962743</text:p>
          </table:table-cell>
          <table:table-cell table:formula="of:=ROUND([.D1006])" office:value-type="float" office:value="63569">
            <text:p>63569</text:p>
          </table:table-cell>
          <table:table-cell table:formula="of:=([.$C$8]-([.E1006]*[.$C$4]))" office:value-type="float" office:value="100.168359375">
            <text:p>100.168359375</text:p>
          </table:table-cell>
          <table:table-cell table:formula="of:=SQRT(ABS([.$D$2]^2-[.F1006]^2))" office:value-type="float" office:value="74.7749943505237">
            <text:p>74.7749943505237</text:p>
          </table:table-cell>
          <table:table-cell table:formula="of:=ABS([.B1006]-[.G1006])" office:value-type="float" office:value="0.00000564947769987612">
            <text:p>0.00000564947769987612</text:p>
          </table:table-cell>
          <table:table-cell/>
        </table:table-row>
        <table:table-row table:style-name="ro2">
          <table:table-cell table:formula="of:=[.A1006]+[.A$4]" office:value-type="float" office:value="299.400000000006">
            <text:p>299.400000000006</text:p>
          </table:table-cell>
          <table:table-cell table:formula="of:=[.A1007]/([.$D$4]*2)" office:value-type="float" office:value="74.8500000000014">
            <text:p>74.8500000000014</text:p>
          </table:table-cell>
          <table:table-cell table:formula="of:=SQRT(ABS([.$D$2]^2-[.B1007]^2))" office:value-type="float" office:value="100.112324416127">
            <text:p>100.112324416127</text:p>
          </table:table-cell>
          <table:table-cell table:formula="of:=([.$C$10]-[.C1007])*[.$B$4]" office:value-type="float" office:value="63712.3918947106">
            <text:p>63712.3918947106</text:p>
          </table:table-cell>
          <table:table-cell table:formula="of:=ROUND([.D1007])" office:value-type="float" office:value="63712">
            <text:p>63712</text:p>
          </table:table-cell>
          <table:table-cell table:formula="of:=([.$C$8]-([.E1007]*[.$C$4]))" office:value-type="float" office:value="100.1125">
            <text:p>100.1125</text:p>
          </table:table-cell>
          <table:table-cell table:formula="of:=SQRT(ABS([.$D$2]^2-[.F1007]^2))" office:value-type="float" office:value="74.8497651549422">
            <text:p>74.8497651549422</text:p>
          </table:table-cell>
          <table:table-cell table:formula="of:=ABS([.B1007]-[.G1007])" office:value-type="float" office:value="0.000234845059196687">
            <text:p>0.000234845059196687</text:p>
          </table:table-cell>
          <table:table-cell/>
        </table:table-row>
        <table:table-row table:style-name="ro2">
          <table:table-cell table:formula="of:=[.A1007]+[.A$4]" office:value-type="float" office:value="299.700000000006">
            <text:p>299.700000000006</text:p>
          </table:table-cell>
          <table:table-cell table:formula="of:=[.A1008]/([.$D$4]*2)" office:value-type="float" office:value="74.9250000000014">
            <text:p>74.9250000000014</text:p>
          </table:table-cell>
          <table:table-cell table:formula="of:=SQRT(ABS([.$D$2]^2-[.B1008]^2))" office:value-type="float" office:value="100.056206079382">
            <text:p>100.056206079382</text:p>
          </table:table-cell>
          <table:table-cell table:formula="of:=([.$C$10]-[.C1008])*[.$B$4]" office:value-type="float" office:value="63856.0548367765">
            <text:p>63856.0548367765</text:p>
          </table:table-cell>
          <table:table-cell table:formula="of:=ROUND([.D1008])" office:value-type="float" office:value="63856">
            <text:p>63856</text:p>
          </table:table-cell>
          <table:table-cell table:formula="of:=([.$C$8]-([.E1008]*[.$C$4]))" office:value-type="float" office:value="100.05625">
            <text:p>100.05625</text:p>
          </table:table-cell>
          <table:table-cell table:formula="of:=SQRT(ABS([.$D$2]^2-[.F1008]^2))" office:value-type="float" office:value="74.9249413475746">
            <text:p>74.9249413475746</text:p>
          </table:table-cell>
          <table:table-cell table:formula="of:=ABS([.B1008]-[.G1008])" office:value-type="float" office:value="0.0000586524267731647">
            <text:p>0.0000586524267731647</text:p>
          </table:table-cell>
          <table:table-cell/>
        </table:table-row>
        <table:table-row table:style-name="ro2">
          <table:table-cell table:formula="of:=[.A1008]+[.A$4]" office:value-type="float" office:value="300.000000000006">
            <text:p>300.000000000006</text:p>
          </table:table-cell>
          <table:table-cell table:formula="of:=[.A1009]/([.$D$4]*2)" office:value-type="float" office:value="75.0000000000014">
            <text:p>75.0000000000014</text:p>
          </table:table-cell>
          <table:table-cell table:formula="of:=SQRT(ABS([.$D$2]^2-[.B1009]^2))" office:value-type="float" office:value="99.999999999999">
            <text:p>99.999999999999</text:p>
          </table:table-cell>
          <table:table-cell table:formula="of:=([.$C$10]-[.C1009])*[.$B$4]" office:value-type="float" office:value="63999.9423999975">
            <text:p>63999.9423999975</text:p>
          </table:table-cell>
          <table:table-cell table:formula="of:=ROUND([.D1009])" office:value-type="float" office:value="64000">
            <text:p>64000</text:p>
          </table:table-cell>
          <table:table-cell table:formula="of:=([.$C$8]-([.E1009]*[.$C$4]))" office:value-type="float" office:value="100">
            <text:p>100</text:p>
          </table:table-cell>
          <table:table-cell table:formula="of:=SQRT(ABS([.$D$2]^2-[.F1009]^2))" office:value-type="float" office:value="75">
            <text:p>75</text:p>
          </table:table-cell>
          <table:table-cell table:formula="of:=ABS([.B1009]-[.G1009])" office:value-type="float" office:value="0.000000000001406874616805">
            <text:p>0.000000000001406874616805</text:p>
          </table:table-cell>
          <table:table-cell/>
        </table:table-row>
        <table:table-row table:style-name="ro2">
          <table:table-cell table:formula="of:=[.A1009]+[.A$4]" office:value-type="float" office:value="300.300000000006">
            <text:p>300.300000000006</text:p>
          </table:table-cell>
          <table:table-cell table:formula="of:=[.A1010]/([.$D$4]*2)" office:value-type="float" office:value="75.0750000000014">
            <text:p>75.0750000000014</text:p>
          </table:table-cell>
          <table:table-cell table:formula="of:=SQRT(ABS([.$D$2]^2-[.B1010]^2))" office:value-type="float" office:value="99.9437060299436">
            <text:p>99.9437060299436</text:p>
          </table:table-cell>
          <table:table-cell table:formula="of:=([.$C$10]-[.C1010])*[.$B$4]" office:value-type="float" office:value="64144.0549633392">
            <text:p>64144.0549633392</text:p>
          </table:table-cell>
          <table:table-cell table:formula="of:=ROUND([.D1010])" office:value-type="float" office:value="64144">
            <text:p>64144</text:p>
          </table:table-cell>
          <table:table-cell table:formula="of:=([.$C$8]-([.E1010]*[.$C$4]))" office:value-type="float" office:value="99.94375">
            <text:p>99.94375</text:p>
          </table:table-cell>
          <table:table-cell table:formula="of:=SQRT(ABS([.$D$2]^2-[.F1010]^2))" office:value-type="float" office:value="75.0749414647624">
            <text:p>75.0749414647624</text:p>
          </table:table-cell>
          <table:table-cell table:formula="of:=ABS([.B1010]-[.G1010])" office:value-type="float" office:value="0.0000585352390061189">
            <text:p>0.0000585352390061189</text:p>
          </table:table-cell>
          <table:table-cell/>
        </table:table-row>
        <table:table-row table:style-name="ro2">
          <table:table-cell table:formula="of:=[.A1010]+[.A$4]" office:value-type="float" office:value="300.600000000006">
            <text:p>300.600000000006</text:p>
          </table:table-cell>
          <table:table-cell table:formula="of:=[.A1011]/([.$D$4]*2)" office:value-type="float" office:value="75.1500000000014">
            <text:p>75.1500000000014</text:p>
          </table:table-cell>
          <table:table-cell table:formula="of:=SQRT(ABS([.$D$2]^2-[.B1011]^2))" office:value-type="float" office:value="99.8873240206173">
            <text:p>99.8873240206173</text:p>
          </table:table-cell>
          <table:table-cell table:formula="of:=([.$C$10]-[.C1011])*[.$B$4]" office:value-type="float" office:value="64288.3929072146">
            <text:p>64288.3929072146</text:p>
          </table:table-cell>
          <table:table-cell table:formula="of:=ROUND([.D1011])" office:value-type="float" office:value="64288">
            <text:p>64288</text:p>
          </table:table-cell>
          <table:table-cell table:formula="of:=([.$C$8]-([.E1011]*[.$C$4]))" office:value-type="float" office:value="99.8875">
            <text:p>99.8875</text:p>
          </table:table-cell>
          <table:table-cell table:formula="of:=SQRT(ABS([.$D$2]^2-[.F1011]^2))" office:value-type="float" office:value="75.1497660924503">
            <text:p>75.1497660924503</text:p>
          </table:table-cell>
          <table:table-cell table:formula="of:=ABS([.B1011]-[.G1011])" office:value-type="float" office:value="0.00023390755107755">
            <text:p>0.00023390755107755</text:p>
          </table:table-cell>
          <table:table-cell/>
        </table:table-row>
        <table:table-row table:style-name="ro2">
          <table:table-cell table:formula="of:=[.A1011]+[.A$4]" office:value-type="float" office:value="300.900000000006">
            <text:p>300.900000000006</text:p>
          </table:table-cell>
          <table:table-cell table:formula="of:=[.A1012]/([.$D$4]*2)" office:value-type="float" office:value="75.2250000000014">
            <text:p>75.2250000000014</text:p>
          </table:table-cell>
          <table:table-cell table:formula="of:=SQRT(ABS([.$D$2]^2-[.B1012]^2))" office:value-type="float" office:value="99.8308538228527">
            <text:p>99.8308538228527</text:p>
          </table:table-cell>
          <table:table-cell table:formula="of:=([.$C$10]-[.C1012])*[.$B$4]" office:value-type="float" office:value="64432.9566134919">
            <text:p>64432.9566134919</text:p>
          </table:table-cell>
          <table:table-cell table:formula="of:=ROUND([.D1012])" office:value-type="float" office:value="64433">
            <text:p>64433</text:p>
          </table:table-cell>
          <table:table-cell table:formula="of:=([.$C$8]-([.E1012]*[.$C$4]))" office:value-type="float" office:value="99.830859375">
            <text:p>99.830859375</text:p>
          </table:table-cell>
          <table:table-cell table:formula="of:=SQRT(ABS([.$D$2]^2-[.F1012]^2))" office:value-type="float" office:value="75.2249926317642">
            <text:p>75.2249926317642</text:p>
          </table:table-cell>
          <table:table-cell table:formula="of:=ABS([.B1012]-[.G1012])" office:value-type="float" office:value="0.00000736823723457292">
            <text:p>0.00000736823723457292</text:p>
          </table:table-cell>
          <table:table-cell/>
        </table:table-row>
        <table:table-row table:style-name="ro2">
          <table:table-cell table:formula="of:=[.A1012]+[.A$4]" office:value-type="float" office:value="301.200000000006">
            <text:p>301.200000000006</text:p>
          </table:table-cell>
          <table:table-cell table:formula="of:=[.A1013]/([.$D$4]*2)" office:value-type="float" office:value="75.3000000000014">
            <text:p>75.3000000000014</text:p>
          </table:table-cell>
          <table:table-cell table:formula="of:=SQRT(ABS([.$D$2]^2-[.B1013]^2))" office:value-type="float" office:value="99.7742952869114">
            <text:p>99.7742952869114</text:p>
          </table:table-cell>
          <table:table-cell table:formula="of:=([.$C$10]-[.C1013])*[.$B$4]" office:value-type="float" office:value="64577.7464655017">
            <text:p>64577.7464655017</text:p>
          </table:table-cell>
          <table:table-cell table:formula="of:=ROUND([.D1013])" office:value-type="float" office:value="64578">
            <text:p>64578</text:p>
          </table:table-cell>
          <table:table-cell table:formula="of:=([.$C$8]-([.E1013]*[.$C$4]))" office:value-type="float" office:value="99.77421875">
            <text:p>99.77421875</text:p>
          </table:table-cell>
          <table:table-cell table:formula="of:=SQRT(ABS([.$D$2]^2-[.F1013]^2))" office:value-type="float" office:value="75.3001014131266">
            <text:p>75.3001014131266</text:p>
          </table:table-cell>
          <table:table-cell table:formula="of:=ABS([.B1013]-[.G1013])" office:value-type="float" office:value="0.000101413125165095">
            <text:p>0.000101413125165095</text:p>
          </table:table-cell>
          <table:table-cell/>
        </table:table-row>
        <table:table-row table:style-name="ro2">
          <table:table-cell table:formula="of:=[.A1013]+[.A$4]" office:value-type="float" office:value="301.500000000006">
            <text:p>301.500000000006</text:p>
          </table:table-cell>
          <table:table-cell table:formula="of:=[.A1014]/([.$D$4]*2)" office:value-type="float" office:value="75.3750000000014">
            <text:p>75.3750000000014</text:p>
          </table:table-cell>
          <table:table-cell table:formula="of:=SQRT(ABS([.$D$2]^2-[.B1014]^2))" office:value-type="float" office:value="99.7176482624805">
            <text:p>99.7176482624805</text:p>
          </table:table-cell>
          <table:table-cell table:formula="of:=([.$C$10]-[.C1014])*[.$B$4]" office:value-type="float" office:value="64722.7628480447">
            <text:p>64722.7628480447</text:p>
          </table:table-cell>
          <table:table-cell table:formula="of:=ROUND([.D1014])" office:value-type="float" office:value="64723">
            <text:p>64723</text:p>
          </table:table-cell>
          <table:table-cell table:formula="of:=([.$C$8]-([.E1014]*[.$C$4]))" office:value-type="float" office:value="99.717578125">
            <text:p>99.717578125</text:p>
          </table:table-cell>
          <table:table-cell table:formula="of:=SQRT(ABS([.$D$2]^2-[.F1014]^2))" office:value-type="float" office:value="75.3750927885633">
            <text:p>75.3750927885633</text:p>
          </table:table-cell>
          <table:table-cell table:formula="of:=ABS([.B1014]-[.G1014])" office:value-type="float" office:value="0.0000927885618295932">
            <text:p>0.0000927885618295932</text:p>
          </table:table-cell>
          <table:table-cell/>
        </table:table-row>
        <table:table-row table:style-name="ro2">
          <table:table-cell table:formula="of:=[.A1014]+[.A$4]" office:value-type="float" office:value="301.800000000006">
            <text:p>301.800000000006</text:p>
          </table:table-cell>
          <table:table-cell table:formula="of:=[.A1015]/([.$D$4]*2)" office:value-type="float" office:value="75.4500000000014">
            <text:p>75.4500000000014</text:p>
          </table:table-cell>
          <table:table-cell table:formula="of:=SQRT(ABS([.$D$2]^2-[.B1015]^2))" office:value-type="float" office:value="99.6609125986702">
            <text:p>99.6609125986702</text:p>
          </table:table-cell>
          <table:table-cell table:formula="of:=([.$C$10]-[.C1015])*[.$B$4]" office:value-type="float" office:value="64868.0061473991">
            <text:p>64868.0061473991</text:p>
          </table:table-cell>
          <table:table-cell table:formula="of:=ROUND([.D1015])" office:value-type="float" office:value="64868">
            <text:p>64868</text:p>
          </table:table-cell>
          <table:table-cell table:formula="of:=([.$C$8]-([.E1015]*[.$C$4]))" office:value-type="float" office:value="99.6609375">
            <text:p>99.6609375</text:p>
          </table:table-cell>
          <table:table-cell table:formula="of:=SQRT(ABS([.$D$2]^2-[.F1015]^2))" office:value-type="float" office:value="75.4499671081512">
            <text:p>75.4499671081512</text:p>
          </table:table-cell>
          <table:table-cell table:formula="of:=ABS([.B1015]-[.G1015])" office:value-type="float" office:value="0.000032891850253236">
            <text:p>0.000032891850253236</text:p>
          </table:table-cell>
          <table:table-cell/>
        </table:table-row>
        <table:table-row table:style-name="ro2">
          <table:table-cell table:formula="of:=[.A1015]+[.A$4]" office:value-type="float" office:value="302.100000000006">
            <text:p>302.100000000006</text:p>
          </table:table-cell>
          <table:table-cell table:formula="of:=[.A1016]/([.$D$4]*2)" office:value-type="float" office:value="75.5250000000014">
            <text:p>75.5250000000014</text:p>
          </table:table-cell>
          <table:table-cell table:formula="of:=SQRT(ABS([.$D$2]^2-[.B1016]^2))" office:value-type="float" office:value="99.6040881440104">
            <text:p>99.6040881440104</text:p>
          </table:table-cell>
          <table:table-cell table:formula="of:=([.$C$10]-[.C1016])*[.$B$4]" office:value-type="float" office:value="65013.4767513283">
            <text:p>65013.4767513283</text:p>
          </table:table-cell>
          <table:table-cell table:formula="of:=ROUND([.D1016])" office:value-type="float" office:value="65013">
            <text:p>65013</text:p>
          </table:table-cell>
          <table:table-cell table:formula="of:=([.$C$8]-([.E1016]*[.$C$4]))" office:value-type="float" office:value="99.604296875">
            <text:p>99.604296875</text:p>
          </table:table-cell>
          <table:table-cell table:formula="of:=SQRT(ABS([.$D$2]^2-[.F1016]^2))" office:value-type="float" office:value="75.5247247200337">
            <text:p>75.5247247200337</text:p>
          </table:table-cell>
          <table:table-cell table:formula="of:=ABS([.B1016]-[.G1016])" office:value-type="float" office:value="0.000275279967766551">
            <text:p>0.000275279967766551</text:p>
          </table:table-cell>
          <table:table-cell/>
        </table:table-row>
        <table:table-row table:style-name="ro2">
          <table:table-cell table:formula="of:=[.A1016]+[.A$4]" office:value-type="float" office:value="302.400000000006">
            <text:p>302.400000000006</text:p>
          </table:table-cell>
          <table:table-cell table:formula="of:=[.A1017]/([.$D$4]*2)" office:value-type="float" office:value="75.6000000000014">
            <text:p>75.6000000000014</text:p>
          </table:table-cell>
          <table:table-cell table:formula="of:=SQRT(ABS([.$D$2]^2-[.B1017]^2))" office:value-type="float" office:value="99.5471747464477">
            <text:p>99.5471747464477</text:p>
          </table:table-cell>
          <table:table-cell table:formula="of:=([.$C$10]-[.C1017])*[.$B$4]" office:value-type="float" office:value="65159.1750490888">
            <text:p>65159.1750490888</text:p>
          </table:table-cell>
          <table:table-cell table:formula="of:=ROUND([.D1017])" office:value-type="float" office:value="65159">
            <text:p>65159</text:p>
          </table:table-cell>
          <table:table-cell table:formula="of:=([.$C$8]-([.E1017]*[.$C$4]))" office:value-type="float" office:value="99.547265625">
            <text:p>99.547265625</text:p>
          </table:table-cell>
          <table:table-cell table:formula="of:=SQRT(ABS([.$D$2]^2-[.F1017]^2))" office:value-type="float" office:value="75.5998803344668">
            <text:p>75.5998803344668</text:p>
          </table:table-cell>
          <table:table-cell table:formula="of:=ABS([.B1017]-[.G1017])" office:value-type="float" office:value="0.000119665534668911">
            <text:p>0.000119665534668911</text:p>
          </table:table-cell>
          <table:table-cell/>
        </table:table-row>
        <table:table-row table:style-name="ro2">
          <table:table-cell table:formula="of:=[.A1017]+[.A$4]" office:value-type="float" office:value="302.700000000006">
            <text:p>302.700000000006</text:p>
          </table:table-cell>
          <table:table-cell table:formula="of:=[.A1018]/([.$D$4]*2)" office:value-type="float" office:value="75.6750000000014">
            <text:p>75.6750000000014</text:p>
          </table:table-cell>
          <table:table-cell table:formula="of:=SQRT(ABS([.$D$2]^2-[.B1018]^2))" office:value-type="float" office:value="99.4901722533426">
            <text:p>99.4901722533426</text:p>
          </table:table-cell>
          <table:table-cell table:formula="of:=([.$C$10]-[.C1018])*[.$B$4]" office:value-type="float" office:value="65305.1014314378">
            <text:p>65305.1014314378</text:p>
          </table:table-cell>
          <table:table-cell table:formula="of:=ROUND([.D1018])" office:value-type="float" office:value="65305">
            <text:p>65305</text:p>
          </table:table-cell>
          <table:table-cell table:formula="of:=([.$C$8]-([.E1018]*[.$C$4]))" office:value-type="float" office:value="99.490234375">
            <text:p>99.490234375</text:p>
          </table:table-cell>
          <table:table-cell table:formula="of:=SQRT(ABS([.$D$2]^2-[.F1018]^2))" office:value-type="float" office:value="75.6749183283839">
            <text:p>75.6749183283839</text:p>
          </table:table-cell>
          <table:table-cell table:formula="of:=ABS([.B1018]-[.G1018])" office:value-type="float" office:value="0.0000816716175648935">
            <text:p>0.0000816716175648935</text:p>
          </table:table-cell>
          <table:table-cell/>
        </table:table-row>
        <table:table-row table:style-name="ro2">
          <table:table-cell table:formula="of:=[.A1018]+[.A$4]" office:value-type="float" office:value="303.000000000006">
            <text:p>303.000000000006</text:p>
          </table:table-cell>
          <table:table-cell table:formula="of:=[.A1019]/([.$D$4]*2)" office:value-type="float" office:value="75.7500000000014">
            <text:p>75.7500000000014</text:p>
          </table:table-cell>
          <table:table-cell table:formula="of:=SQRT(ABS([.$D$2]^2-[.B1019]^2))" office:value-type="float" office:value="99.4330805114665">
            <text:p>99.4330805114665</text:p>
          </table:table-cell>
          <table:table-cell table:formula="of:=([.$C$10]-[.C1019])*[.$B$4]" office:value-type="float" office:value="65451.2562906406">
            <text:p>65451.2562906406</text:p>
          </table:table-cell>
          <table:table-cell table:formula="of:=ROUND([.D1019])" office:value-type="float" office:value="65451">
            <text:p>65451</text:p>
          </table:table-cell>
          <table:table-cell table:formula="of:=([.$C$8]-([.E1019]*[.$C$4]))" office:value-type="float" office:value="99.433203125">
            <text:p>99.433203125</text:p>
          </table:table-cell>
          <table:table-cell table:formula="of:=SQRT(ABS([.$D$2]^2-[.F1019]^2))" office:value-type="float" office:value="75.7498390513306">
            <text:p>75.7498390513306</text:p>
          </table:table-cell>
          <table:table-cell table:formula="of:=ABS([.B1019]-[.G1019])" office:value-type="float" office:value="0.000160948670853145">
            <text:p>0.000160948670853145</text:p>
          </table:table-cell>
          <table:table-cell/>
        </table:table-row>
        <table:table-row table:style-name="ro2">
          <table:table-cell table:formula="of:=[.A1019]+[.A$4]" office:value-type="float" office:value="303.300000000006">
            <text:p>303.300000000006</text:p>
          </table:table-cell>
          <table:table-cell table:formula="of:=[.A1020]/([.$D$4]*2)" office:value-type="float" office:value="75.8250000000014">
            <text:p>75.8250000000014</text:p>
          </table:table-cell>
          <table:table-cell table:formula="of:=SQRT(ABS([.$D$2]^2-[.B1020]^2))" office:value-type="float" office:value="99.3758993669983">
            <text:p>99.3758993669983</text:p>
          </table:table-cell>
          <table:table-cell table:formula="of:=([.$C$10]-[.C1020])*[.$B$4]" office:value-type="float" office:value="65597.6400204791">
            <text:p>65597.6400204791</text:p>
          </table:table-cell>
          <table:table-cell table:formula="of:=ROUND([.D1020])" office:value-type="float" office:value="65598">
            <text:p>65598</text:p>
          </table:table-cell>
          <table:table-cell table:formula="of:=([.$C$8]-([.E1020]*[.$C$4]))" office:value-type="float" office:value="99.37578125">
            <text:p>99.37578125</text:p>
          </table:table-cell>
          <table:table-cell table:formula="of:=SQRT(ABS([.$D$2]^2-[.F1020]^2))" office:value-type="float" office:value="75.825154803351">
            <text:p>75.825154803351</text:p>
          </table:table-cell>
          <table:table-cell table:formula="of:=ABS([.B1020]-[.G1020])" office:value-type="float" office:value="0.000154803349587951">
            <text:p>0.000154803349587951</text:p>
          </table:table-cell>
          <table:table-cell/>
        </table:table-row>
        <table:table-row table:style-name="ro2">
          <table:table-cell table:formula="of:=[.A1020]+[.A$4]" office:value-type="float" office:value="303.600000000006">
            <text:p>303.600000000006</text:p>
          </table:table-cell>
          <table:table-cell table:formula="of:=[.A1021]/([.$D$4]*2)" office:value-type="float" office:value="75.9000000000014">
            <text:p>75.9000000000014</text:p>
          </table:table-cell>
          <table:table-cell table:formula="of:=SQRT(ABS([.$D$2]^2-[.B1021]^2))" office:value-type="float" office:value="99.3186286655217">
            <text:p>99.3186286655217</text:p>
          </table:table-cell>
          <table:table-cell table:formula="of:=([.$C$10]-[.C1021])*[.$B$4]" office:value-type="float" office:value="65744.2530162594">
            <text:p>65744.2530162594</text:p>
          </table:table-cell>
          <table:table-cell table:formula="of:=ROUND([.D1021])" office:value-type="float" office:value="65744">
            <text:p>65744</text:p>
          </table:table-cell>
          <table:table-cell table:formula="of:=([.$C$8]-([.E1021]*[.$C$4]))" office:value-type="float" office:value="99.31875">
            <text:p>99.31875</text:p>
          </table:table-cell>
          <table:table-cell table:formula="of:=SQRT(ABS([.$D$2]^2-[.F1021]^2))" office:value-type="float" office:value="75.8998412280125">
            <text:p>75.8998412280125</text:p>
          </table:table-cell>
          <table:table-cell table:formula="of:=ABS([.B1021]-[.G1021])" office:value-type="float" office:value="0.00015877198896419">
            <text:p>0.00015877198896419</text:p>
          </table:table-cell>
          <table:table-cell/>
        </table:table-row>
        <table:table-row table:style-name="ro2">
          <table:table-cell table:formula="of:=[.A1021]+[.A$4]" office:value-type="float" office:value="303.900000000006">
            <text:p>303.900000000006</text:p>
          </table:table-cell>
          <table:table-cell table:formula="of:=[.A1022]/([.$D$4]*2)" office:value-type="float" office:value="75.9750000000014">
            <text:p>75.9750000000014</text:p>
          </table:table-cell>
          <table:table-cell table:formula="of:=SQRT(ABS([.$D$2]^2-[.B1022]^2))" office:value-type="float" office:value="99.2612682520216">
            <text:p>99.2612682520216</text:p>
          </table:table-cell>
          <table:table-cell table:formula="of:=([.$C$10]-[.C1022])*[.$B$4]" office:value-type="float" office:value="65891.0956748197">
            <text:p>65891.0956748197</text:p>
          </table:table-cell>
          <table:table-cell table:formula="of:=ROUND([.D1022])" office:value-type="float" office:value="65891">
            <text:p>65891</text:p>
          </table:table-cell>
          <table:table-cell table:formula="of:=([.$C$8]-([.E1022]*[.$C$4]))" office:value-type="float" office:value="99.261328125">
            <text:p>99.261328125</text:p>
          </table:table-cell>
          <table:table-cell table:formula="of:=SQRT(ABS([.$D$2]^2-[.F1022]^2))" office:value-type="float" office:value="75.9749217759458">
            <text:p>75.9749217759458</text:p>
          </table:table-cell>
          <table:table-cell table:formula="of:=ABS([.B1022]-[.G1022])" office:value-type="float" office:value="0.0000782240556418401">
            <text:p>0.0000782240556418401</text:p>
          </table:table-cell>
          <table:table-cell/>
        </table:table-row>
        <table:table-row table:style-name="ro2">
          <table:table-cell table:formula="of:=[.A1022]+[.A$4]" office:value-type="float" office:value="304.200000000006">
            <text:p>304.200000000006</text:p>
          </table:table-cell>
          <table:table-cell table:formula="of:=[.A1023]/([.$D$4]*2)" office:value-type="float" office:value="76.0500000000014">
            <text:p>76.0500000000014</text:p>
          </table:table-cell>
          <table:table-cell table:formula="of:=SQRT(ABS([.$D$2]^2-[.B1023]^2))" office:value-type="float" office:value="99.2038179708814">
            <text:p>99.2038179708814</text:p>
          </table:table-cell>
          <table:table-cell table:formula="of:=([.$C$10]-[.C1023])*[.$B$4]" office:value-type="float" office:value="66038.1683945383">
            <text:p>66038.1683945383</text:p>
          </table:table-cell>
          <table:table-cell table:formula="of:=ROUND([.D1023])" office:value-type="float" office:value="66038">
            <text:p>66038</text:p>
          </table:table-cell>
          <table:table-cell table:formula="of:=([.$C$8]-([.E1023]*[.$C$4]))" office:value-type="float" office:value="99.20390625">
            <text:p>99.20390625</text:p>
          </table:table-cell>
          <table:table-cell table:formula="of:=SQRT(ABS([.$D$2]^2-[.F1023]^2))" office:value-type="float" office:value="76.0498848437078">
            <text:p>76.0498848437078</text:p>
          </table:table-cell>
          <table:table-cell table:formula="of:=ABS([.B1023]-[.G1023])" office:value-type="float" office:value="0.000115156293688301">
            <text:p>0.000115156293688301</text:p>
          </table:table-cell>
          <table:table-cell/>
        </table:table-row>
        <table:table-row table:style-name="ro2">
          <table:table-cell table:formula="of:=[.A1023]+[.A$4]" office:value-type="float" office:value="304.500000000006">
            <text:p>304.500000000006</text:p>
          </table:table-cell>
          <table:table-cell table:formula="of:=[.A1024]/([.$D$4]*2)" office:value-type="float" office:value="76.1250000000014">
            <text:p>76.1250000000014</text:p>
          </table:table-cell>
          <table:table-cell table:formula="of:=SQRT(ABS([.$D$2]^2-[.B1024]^2))" office:value-type="float" office:value="99.14627766588">
            <text:p>99.14627766588</text:p>
          </table:table-cell>
          <table:table-cell table:formula="of:=([.$C$10]-[.C1024])*[.$B$4]" office:value-type="float" office:value="66185.471575342">
            <text:p>66185.471575342</text:p>
          </table:table-cell>
          <table:table-cell table:formula="of:=ROUND([.D1024])" office:value-type="float" office:value="66185">
            <text:p>66185</text:p>
          </table:table-cell>
          <table:table-cell table:formula="of:=([.$C$8]-([.E1024]*[.$C$4]))" office:value-type="float" office:value="99.146484375">
            <text:p>99.146484375</text:p>
          </table:table-cell>
          <table:table-cell table:formula="of:=SQRT(ABS([.$D$2]^2-[.F1024]^2))" office:value-type="float" office:value="76.1247307783606">
            <text:p>76.1247307783606</text:p>
          </table:table-cell>
          <table:table-cell table:formula="of:=ABS([.B1024]-[.G1024])" office:value-type="float" office:value="0.000269221640849082">
            <text:p>0.000269221640849082</text:p>
          </table:table-cell>
          <table:table-cell/>
        </table:table-row>
        <table:table-row table:style-name="ro2">
          <table:table-cell table:formula="of:=[.A1024]+[.A$4]" office:value-type="float" office:value="304.800000000006">
            <text:p>304.800000000006</text:p>
          </table:table-cell>
          <table:table-cell table:formula="of:=[.A1025]/([.$D$4]*2)" office:value-type="float" office:value="76.2000000000015">
            <text:p>76.2000000000015</text:p>
          </table:table-cell>
          <table:table-cell table:formula="of:=SQRT(ABS([.$D$2]^2-[.B1025]^2))" office:value-type="float" office:value="99.088647180188">
            <text:p>99.088647180188</text:p>
          </table:table-cell>
          <table:table-cell table:formula="of:=([.$C$10]-[.C1025])*[.$B$4]" office:value-type="float" office:value="66333.0056187135">
            <text:p>66333.0056187135</text:p>
          </table:table-cell>
          <table:table-cell table:formula="of:=ROUND([.D1025])" office:value-type="float" office:value="66333">
            <text:p>66333</text:p>
          </table:table-cell>
          <table:table-cell table:formula="of:=([.$C$8]-([.E1025]*[.$C$4]))" office:value-type="float" office:value="99.088671875">
            <text:p>99.088671875</text:p>
          </table:table-cell>
          <table:table-cell table:formula="of:=SQRT(ABS([.$D$2]^2-[.F1025]^2))" office:value-type="float" office:value="76.1999678874511">
            <text:p>76.1999678874511</text:p>
          </table:table-cell>
          <table:table-cell table:formula="of:=ABS([.B1025]-[.G1025])" office:value-type="float" office:value="0.0000321125503148778">
            <text:p>0.0000321125503148778</text:p>
          </table:table-cell>
          <table:table-cell/>
        </table:table-row>
        <table:table-row table:style-name="ro2">
          <table:table-cell table:formula="of:=[.A1025]+[.A$4]" office:value-type="float" office:value="305.100000000006">
            <text:p>305.100000000006</text:p>
          </table:table-cell>
          <table:table-cell table:formula="of:=[.A1026]/([.$D$4]*2)" office:value-type="float" office:value="76.2750000000015">
            <text:p>76.2750000000015</text:p>
          </table:table-cell>
          <table:table-cell table:formula="of:=SQRT(ABS([.$D$2]^2-[.B1026]^2))" office:value-type="float" office:value="99.0309263563649">
            <text:p>99.0309263563649</text:p>
          </table:table-cell>
          <table:table-cell table:formula="of:=([.$C$10]-[.C1026])*[.$B$4]" office:value-type="float" office:value="66480.7709277006">
            <text:p>66480.7709277006</text:p>
          </table:table-cell>
          <table:table-cell table:formula="of:=ROUND([.D1026])" office:value-type="float" office:value="66481">
            <text:p>66481</text:p>
          </table:table-cell>
          <table:table-cell table:formula="of:=([.$C$8]-([.E1026]*[.$C$4]))" office:value-type="float" office:value="99.030859375">
            <text:p>99.030859375</text:p>
          </table:table-cell>
          <table:table-cell table:formula="of:=SQRT(ABS([.$D$2]^2-[.F1026]^2))" office:value-type="float" office:value="76.2750869645455">
            <text:p>76.2750869645455</text:p>
          </table:table-cell>
          <table:table-cell table:formula="of:=ABS([.B1026]-[.G1026])" office:value-type="float" office:value="0.0000869645440104705">
            <text:p>0.0000869645440104705</text:p>
          </table:table-cell>
          <table:table-cell/>
        </table:table-row>
        <table:table-row table:style-name="ro2">
          <table:table-cell table:formula="of:=[.A1026]+[.A$4]" office:value-type="float" office:value="305.400000000006">
            <text:p>305.400000000006</text:p>
          </table:table-cell>
          <table:table-cell table:formula="of:=[.A1027]/([.$D$4]*2)" office:value-type="float" office:value="76.3500000000015">
            <text:p>76.3500000000015</text:p>
          </table:table-cell>
          <table:table-cell table:formula="of:=SQRT(ABS([.$D$2]^2-[.B1027]^2))" office:value-type="float" office:value="98.9731150363561">
            <text:p>98.9731150363561</text:p>
          </table:table-cell>
          <table:table-cell table:formula="of:=([.$C$10]-[.C1027])*[.$B$4]" office:value-type="float" office:value="66628.7679069232">
            <text:p>66628.7679069232</text:p>
          </table:table-cell>
          <table:table-cell table:formula="of:=ROUND([.D1027])" office:value-type="float" office:value="66629">
            <text:p>66629</text:p>
          </table:table-cell>
          <table:table-cell table:formula="of:=([.$C$8]-([.E1027]*[.$C$4]))" office:value-type="float" office:value="98.973046875">
            <text:p>98.973046875</text:p>
          </table:table-cell>
          <table:table-cell table:formula="of:=SQRT(ABS([.$D$2]^2-[.F1027]^2))" office:value-type="float" office:value="76.3500883580304">
            <text:p>76.3500883580304</text:p>
          </table:table-cell>
          <table:table-cell table:formula="of:=ABS([.B1027]-[.G1027])" office:value-type="float" office:value="0.0000883580289752217">
            <text:p>0.0000883580289752217</text:p>
          </table:table-cell>
          <table:table-cell/>
        </table:table-row>
        <table:table-row table:style-name="ro2">
          <table:table-cell table:formula="of:=[.A1027]+[.A$4]" office:value-type="float" office:value="305.700000000006">
            <text:p>305.700000000006</text:p>
          </table:table-cell>
          <table:table-cell table:formula="of:=[.A1028]/([.$D$4]*2)" office:value-type="float" office:value="76.4250000000015">
            <text:p>76.4250000000015</text:p>
          </table:table-cell>
          <table:table-cell table:formula="of:=SQRT(ABS([.$D$2]^2-[.B1028]^2))" office:value-type="float" office:value="98.9152130614891">
            <text:p>98.9152130614891</text:p>
          </table:table-cell>
          <table:table-cell table:formula="of:=([.$C$10]-[.C1028])*[.$B$4]" office:value-type="float" office:value="66776.9969625828">
            <text:p>66776.9969625828</text:p>
          </table:table-cell>
          <table:table-cell table:formula="of:=ROUND([.D1028])" office:value-type="float" office:value="66777">
            <text:p>66777</text:p>
          </table:table-cell>
          <table:table-cell table:formula="of:=([.$C$8]-([.E1028]*[.$C$4]))" office:value-type="float" office:value="98.915234375">
            <text:p>98.915234375</text:p>
          </table:table-cell>
          <table:table-cell table:formula="of:=SQRT(ABS([.$D$2]^2-[.F1028]^2))" office:value-type="float" office:value="76.4249724143805">
            <text:p>76.4249724143805</text:p>
          </table:table-cell>
          <table:table-cell table:formula="of:=ABS([.B1028]-[.G1028])" office:value-type="float" office:value="0.0000275856209697167">
            <text:p>0.0000275856209697167</text:p>
          </table:table-cell>
          <table:table-cell/>
        </table:table-row>
        <table:table-row table:style-name="ro2">
          <table:table-cell table:formula="of:=[.A1028]+[.A$4]" office:value-type="float" office:value="306.000000000006">
            <text:p>306.000000000006</text:p>
          </table:table-cell>
          <table:table-cell table:formula="of:=[.A1029]/([.$D$4]*2)" office:value-type="float" office:value="76.5000000000015">
            <text:p>76.5000000000015</text:p>
          </table:table-cell>
          <table:table-cell table:formula="of:=SQRT(ABS([.$D$2]^2-[.B1029]^2))" office:value-type="float" office:value="98.8572202724706">
            <text:p>98.8572202724706</text:p>
          </table:table-cell>
          <table:table-cell table:formula="of:=([.$C$10]-[.C1029])*[.$B$4]" office:value-type="float" office:value="66925.45850247">
            <text:p>66925.45850247</text:p>
          </table:table-cell>
          <table:table-cell table:formula="of:=ROUND([.D1029])" office:value-type="float" office:value="66925">
            <text:p>66925</text:p>
          </table:table-cell>
          <table:table-cell table:formula="of:=([.$C$8]-([.E1029]*[.$C$4]))" office:value-type="float" office:value="98.857421875">
            <text:p>98.857421875</text:p>
          </table:table-cell>
          <table:table-cell table:formula="of:=SQRT(ABS([.$D$2]^2-[.F1029]^2))" office:value-type="float" office:value="76.4997394781725">
            <text:p>76.4997394781725</text:p>
          </table:table-cell>
          <table:table-cell table:formula="of:=ABS([.B1029]-[.G1029])" office:value-type="float" office:value="0.000260521828920446">
            <text:p>0.000260521828920446</text:p>
          </table:table-cell>
          <table:table-cell/>
        </table:table-row>
        <table:table-row table:style-name="ro2">
          <table:table-cell table:formula="of:=[.A1029]+[.A$4]" office:value-type="float" office:value="306.300000000006">
            <text:p>306.300000000006</text:p>
          </table:table-cell>
          <table:table-cell table:formula="of:=[.A1030]/([.$D$4]*2)" office:value-type="float" office:value="76.5750000000015">
            <text:p>76.5750000000015</text:p>
          </table:table-cell>
          <table:table-cell table:formula="of:=SQRT(ABS([.$D$2]^2-[.B1030]^2))" office:value-type="float" office:value="98.7991365093834">
            <text:p>98.7991365093834</text:p>
          </table:table-cell>
          <table:table-cell table:formula="of:=([.$C$10]-[.C1030])*[.$B$4]" office:value-type="float" office:value="67074.1529359734">
            <text:p>67074.1529359734</text:p>
          </table:table-cell>
          <table:table-cell table:formula="of:=ROUND([.D1030])" office:value-type="float" office:value="67074">
            <text:p>67074</text:p>
          </table:table-cell>
          <table:table-cell table:formula="of:=([.$C$8]-([.E1030]*[.$C$4]))" office:value-type="float" office:value="98.79921875">
            <text:p>98.79921875</text:p>
          </table:table-cell>
          <table:table-cell table:formula="of:=SQRT(ABS([.$D$2]^2-[.F1030]^2))" office:value-type="float" office:value="76.5748938908155">
            <text:p>76.5748938908155</text:p>
          </table:table-cell>
          <table:table-cell table:formula="of:=ABS([.B1030]-[.G1030])" office:value-type="float" office:value="0.000106109185978198">
            <text:p>0.000106109185978198</text:p>
          </table:table-cell>
          <table:table-cell/>
        </table:table-row>
        <table:table-row table:style-name="ro2">
          <table:table-cell table:formula="of:=[.A1030]+[.A$4]" office:value-type="float" office:value="306.600000000006">
            <text:p>306.600000000006</text:p>
          </table:table-cell>
          <table:table-cell table:formula="of:=[.A1031]/([.$D$4]*2)" office:value-type="float" office:value="76.6500000000015">
            <text:p>76.6500000000015</text:p>
          </table:table-cell>
          <table:table-cell table:formula="of:=SQRT(ABS([.$D$2]^2-[.B1031]^2))" office:value-type="float" office:value="98.7409616116826">
            <text:p>98.7409616116826</text:p>
          </table:table-cell>
          <table:table-cell table:formula="of:=([.$C$10]-[.C1031])*[.$B$4]" office:value-type="float" office:value="67223.0806740874">
            <text:p>67223.0806740874</text:p>
          </table:table-cell>
          <table:table-cell table:formula="of:=ROUND([.D1031])" office:value-type="float" office:value="67223">
            <text:p>67223</text:p>
          </table:table-cell>
          <table:table-cell table:formula="of:=([.$C$8]-([.E1031]*[.$C$4]))" office:value-type="float" office:value="98.741015625">
            <text:p>98.741015625</text:p>
          </table:table-cell>
          <table:table-cell table:formula="of:=SQRT(ABS([.$D$2]^2-[.F1031]^2))" office:value-type="float" office:value="76.6499304196912">
            <text:p>76.6499304196912</text:p>
          </table:table-cell>
          <table:table-cell table:formula="of:=ABS([.B1031]-[.G1031])" office:value-type="float" office:value="0.000069580310253059">
            <text:p>0.000069580310253059</text:p>
          </table:table-cell>
          <table:table-cell/>
        </table:table-row>
        <table:table-row table:style-name="ro2">
          <table:table-cell table:formula="of:=[.A1031]+[.A$4]" office:value-type="float" office:value="306.900000000006">
            <text:p>306.900000000006</text:p>
          </table:table-cell>
          <table:table-cell table:formula="of:=[.A1032]/([.$D$4]*2)" office:value-type="float" office:value="76.7250000000015">
            <text:p>76.7250000000015</text:p>
          </table:table-cell>
          <table:table-cell table:formula="of:=SQRT(ABS([.$D$2]^2-[.B1032]^2))" office:value-type="float" office:value="98.6826954181926">
            <text:p>98.6826954181926</text:p>
          </table:table-cell>
          <table:table-cell table:formula="of:=([.$C$10]-[.C1032])*[.$B$4]" office:value-type="float" office:value="67372.2421294217">
            <text:p>67372.2421294217</text:p>
          </table:table-cell>
          <table:table-cell table:formula="of:=ROUND([.D1032])" office:value-type="float" office:value="67372">
            <text:p>67372</text:p>
          </table:table-cell>
          <table:table-cell table:formula="of:=([.$C$8]-([.E1032]*[.$C$4]))" office:value-type="float" office:value="98.6828125">
            <text:p>98.6828125</text:p>
          </table:table-cell>
          <table:table-cell table:formula="of:=SQRT(ABS([.$D$2]^2-[.F1032]^2))" office:value-type="float" office:value="76.7248494106691">
            <text:p>76.7248494106691</text:p>
          </table:table-cell>
          <table:table-cell table:formula="of:=ABS([.B1032]-[.G1032])" office:value-type="float" office:value="0.000150589332406526">
            <text:p>0.000150589332406526</text:p>
          </table:table-cell>
          <table:table-cell/>
        </table:table-row>
        <table:table-row table:style-name="ro2">
          <table:table-cell table:formula="of:=[.A1032]+[.A$4]" office:value-type="float" office:value="307.200000000006">
            <text:p>307.200000000006</text:p>
          </table:table-cell>
          <table:table-cell table:formula="of:=[.A1033]/([.$D$4]*2)" office:value-type="float" office:value="76.8000000000015">
            <text:p>76.8000000000015</text:p>
          </table:table-cell>
          <table:table-cell table:formula="of:=SQRT(ABS([.$D$2]^2-[.B1033]^2))" office:value-type="float" office:value="98.6243377671038">
            <text:p>98.6243377671038</text:p>
          </table:table-cell>
          <table:table-cell table:formula="of:=([.$C$10]-[.C1033])*[.$B$4]" office:value-type="float" office:value="67521.6377162092">
            <text:p>67521.6377162092</text:p>
          </table:table-cell>
          <table:table-cell table:formula="of:=ROUND([.D1033])" office:value-type="float" office:value="67522">
            <text:p>67522</text:p>
          </table:table-cell>
          <table:table-cell table:formula="of:=([.$C$8]-([.E1033]*[.$C$4]))" office:value-type="float" office:value="98.62421875">
            <text:p>98.62421875</text:p>
          </table:table-cell>
          <table:table-cell table:formula="of:=SQRT(ABS([.$D$2]^2-[.F1033]^2))" office:value-type="float" office:value="76.8001528380781">
            <text:p>76.8001528380781</text:p>
          </table:table-cell>
          <table:table-cell table:formula="of:=ABS([.B1033]-[.G1033])" office:value-type="float" office:value="0.000152838076587614">
            <text:p>0.000152838076587614</text:p>
          </table:table-cell>
          <table:table-cell/>
        </table:table-row>
        <table:table-row table:style-name="ro2">
          <table:table-cell table:formula="of:=[.A1033]+[.A$4]" office:value-type="float" office:value="307.500000000006">
            <text:p>307.500000000006</text:p>
          </table:table-cell>
          <table:table-cell table:formula="of:=[.A1034]/([.$D$4]*2)" office:value-type="float" office:value="76.8750000000015">
            <text:p>76.8750000000015</text:p>
          </table:table-cell>
          <table:table-cell table:formula="of:=SQRT(ABS([.$D$2]^2-[.B1034]^2))" office:value-type="float" office:value="98.5658884959689">
            <text:p>98.5658884959689</text:p>
          </table:table-cell>
          <table:table-cell table:formula="of:=([.$C$10]-[.C1034])*[.$B$4]" office:value-type="float" office:value="67671.2678503145">
            <text:p>67671.2678503145</text:p>
          </table:table-cell>
          <table:table-cell table:formula="of:=ROUND([.D1034])" office:value-type="float" office:value="67671">
            <text:p>67671</text:p>
          </table:table-cell>
          <table:table-cell table:formula="of:=([.$C$8]-([.E1034]*[.$C$4]))" office:value-type="float" office:value="98.566015625">
            <text:p>98.566015625</text:p>
          </table:table-cell>
          <table:table-cell table:formula="of:=SQRT(ABS([.$D$2]^2-[.F1034]^2))" office:value-type="float" office:value="76.8748370002321">
            <text:p>76.8748370002321</text:p>
          </table:table-cell>
          <table:table-cell table:formula="of:=ABS([.B1034]-[.G1034])" office:value-type="float" office:value="0.000162999769372618">
            <text:p>0.000162999769372618</text:p>
          </table:table-cell>
          <table:table-cell/>
        </table:table-row>
        <table:table-row table:style-name="ro2">
          <table:table-cell table:formula="of:=[.A1034]+[.A$4]" office:value-type="float" office:value="307.800000000006">
            <text:p>307.800000000006</text:p>
          </table:table-cell>
          <table:table-cell table:formula="of:=[.A1035]/([.$D$4]*2)" office:value-type="float" office:value="76.9500000000015">
            <text:p>76.9500000000015</text:p>
          </table:table-cell>
          <table:table-cell table:formula="of:=SQRT(ABS([.$D$2]^2-[.B1035]^2))" office:value-type="float" office:value="98.5073474416999">
            <text:p>98.5073474416999</text:p>
          </table:table-cell>
          <table:table-cell table:formula="of:=([.$C$10]-[.C1035])*[.$B$4]" office:value-type="float" office:value="67821.1329492432">
            <text:p>67821.1329492432</text:p>
          </table:table-cell>
          <table:table-cell table:formula="of:=ROUND([.D1035])" office:value-type="float" office:value="67821">
            <text:p>67821</text:p>
          </table:table-cell>
          <table:table-cell table:formula="of:=([.$C$8]-([.E1035]*[.$C$4]))" office:value-type="float" office:value="98.507421875">
            <text:p>98.507421875</text:p>
          </table:table-cell>
          <table:table-cell table:formula="of:=SQRT(ABS([.$D$2]^2-[.F1035]^2))" office:value-type="float" office:value="76.949904714306">
            <text:p>76.949904714306</text:p>
          </table:table-cell>
          <table:table-cell table:formula="of:=ABS([.B1035]-[.G1035])" office:value-type="float" office:value="0.0000952856954938852">
            <text:p>0.0000952856954938852</text:p>
          </table:table-cell>
          <table:table-cell/>
        </table:table-row>
        <table:table-row table:style-name="ro2">
          <table:table-cell table:formula="of:=[.A1035]+[.A$4]" office:value-type="float" office:value="308.100000000006">
            <text:p>308.100000000006</text:p>
          </table:table-cell>
          <table:table-cell table:formula="of:=[.A1036]/([.$D$4]*2)" office:value-type="float" office:value="77.0250000000015">
            <text:p>77.0250000000015</text:p>
          </table:table-cell>
          <table:table-cell table:formula="of:=SQRT(ABS([.$D$2]^2-[.B1036]^2))" office:value-type="float" office:value="98.4487144405643">
            <text:p>98.4487144405643</text:p>
          </table:table-cell>
          <table:table-cell table:formula="of:=([.$C$10]-[.C1036])*[.$B$4]" office:value-type="float" office:value="67971.2334321503">
            <text:p>67971.2334321503</text:p>
          </table:table-cell>
          <table:table-cell table:formula="of:=ROUND([.D1036])" office:value-type="float" office:value="67971">
            <text:p>67971</text:p>
          </table:table-cell>
          <table:table-cell table:formula="of:=([.$C$8]-([.E1036]*[.$C$4]))" office:value-type="float" office:value="98.448828125">
            <text:p>98.448828125</text:p>
          </table:table-cell>
          <table:table-cell table:formula="of:=SQRT(ABS([.$D$2]^2-[.F1036]^2))" office:value-type="float" office:value="77.024854695184">
            <text:p>77.024854695184</text:p>
          </table:table-cell>
          <table:table-cell table:formula="of:=ABS([.B1036]-[.G1036])" office:value-type="float" office:value="0.000145304817493752">
            <text:p>0.000145304817493752</text:p>
          </table:table-cell>
          <table:table-cell/>
        </table:table-row>
        <table:table-row table:style-name="ro2">
          <table:table-cell table:formula="of:=[.A1036]+[.A$4]" office:value-type="float" office:value="308.400000000006">
            <text:p>308.400000000006</text:p>
          </table:table-cell>
          <table:table-cell table:formula="of:=[.A1037]/([.$D$4]*2)" office:value-type="float" office:value="77.1000000000015">
            <text:p>77.1000000000015</text:p>
          </table:table-cell>
          <table:table-cell table:formula="of:=SQRT(ABS([.$D$2]^2-[.B1037]^2))" office:value-type="float" office:value="98.389989328182">
            <text:p>98.389989328182</text:p>
          </table:table-cell>
          <table:table-cell table:formula="of:=([.$C$10]-[.C1037])*[.$B$4]" office:value-type="float" office:value="68121.5697198489">
            <text:p>68121.5697198489</text:p>
          </table:table-cell>
          <table:table-cell table:formula="of:=ROUND([.D1037])" office:value-type="float" office:value="68122">
            <text:p>68122</text:p>
          </table:table-cell>
          <table:table-cell table:formula="of:=([.$C$8]-([.E1037]*[.$C$4]))" office:value-type="float" office:value="98.38984375">
            <text:p>98.38984375</text:p>
          </table:table-cell>
          <table:table-cell table:formula="of:=SQRT(ABS([.$D$2]^2-[.F1037]^2))" office:value-type="float" office:value="77.1001857770173">
            <text:p>77.1001857770173</text:p>
          </table:table-cell>
          <table:table-cell table:formula="of:=ABS([.B1037]-[.G1037])" office:value-type="float" office:value="0.00018577701585798">
            <text:p>0.00018577701585798</text:p>
          </table:table-cell>
          <table:table-cell/>
        </table:table-row>
        <table:table-row table:style-name="ro2">
          <table:table-cell table:formula="of:=[.A1037]+[.A$4]" office:value-type="float" office:value="308.700000000006">
            <text:p>308.700000000006</text:p>
          </table:table-cell>
          <table:table-cell table:formula="of:=[.A1038]/([.$D$4]*2)" office:value-type="float" office:value="77.1750000000015">
            <text:p>77.1750000000015</text:p>
          </table:table-cell>
          <table:table-cell table:formula="of:=SQRT(ABS([.$D$2]^2-[.B1038]^2))" office:value-type="float" office:value="98.3311719395217">
            <text:p>98.3311719395217</text:p>
          </table:table-cell>
          <table:table-cell table:formula="of:=([.$C$10]-[.C1038])*[.$B$4]" office:value-type="float" office:value="68272.1422348194">
            <text:p>68272.1422348194</text:p>
          </table:table-cell>
          <table:table-cell table:formula="of:=ROUND([.D1038])" office:value-type="float" office:value="68272">
            <text:p>68272</text:p>
          </table:table-cell>
          <table:table-cell table:formula="of:=([.$C$8]-([.E1038]*[.$C$4]))" office:value-type="float" office:value="98.33125">
            <text:p>98.33125</text:p>
          </table:table-cell>
          <table:table-cell table:formula="of:=SQRT(ABS([.$D$2]^2-[.F1038]^2))" office:value-type="float" office:value="77.1749005405093">
            <text:p>77.1749005405093</text:p>
          </table:table-cell>
          <table:table-cell table:formula="of:=ABS([.B1038]-[.G1038])" office:value-type="float" office:value="0.0000994594922048009">
            <text:p>0.0000994594922048009</text:p>
          </table:table-cell>
          <table:table-cell/>
        </table:table-row>
        <table:table-row table:style-name="ro2">
          <table:table-cell table:formula="of:=[.A1038]+[.A$4]" office:value-type="float" office:value="309.000000000006">
            <text:p>309.000000000006</text:p>
          </table:table-cell>
          <table:table-cell table:formula="of:=[.A1039]/([.$D$4]*2)" office:value-type="float" office:value="77.2500000000015">
            <text:p>77.2500000000015</text:p>
          </table:table-cell>
          <table:table-cell table:formula="of:=SQRT(ABS([.$D$2]^2-[.B1039]^2))" office:value-type="float" office:value="98.2722621088971">
            <text:p>98.2722621088971</text:p>
          </table:table-cell>
          <table:table-cell table:formula="of:=([.$C$10]-[.C1039])*[.$B$4]" office:value-type="float" office:value="68422.9514012183">
            <text:p>68422.9514012183</text:p>
          </table:table-cell>
          <table:table-cell table:formula="of:=ROUND([.D1039])" office:value-type="float" office:value="68423">
            <text:p>68423</text:p>
          </table:table-cell>
          <table:table-cell table:formula="of:=([.$C$8]-([.E1039]*[.$C$4]))" office:value-type="float" office:value="98.272265625">
            <text:p>98.272265625</text:p>
          </table:table-cell>
          <table:table-cell table:formula="of:=SQRT(ABS([.$D$2]^2-[.F1039]^2))" office:value-type="float" office:value="77.2499955270513">
            <text:p>77.2499955270513</text:p>
          </table:table-cell>
          <table:table-cell table:formula="of:=ABS([.B1039]-[.G1039])" office:value-type="float" office:value="0.00000447295020933325">
            <text:p>0.00000447295020933325</text:p>
          </table:table-cell>
          <table:table-cell/>
        </table:table-row>
        <table:table-row table:style-name="ro2">
          <table:table-cell table:formula="of:=[.A1039]+[.A$4]" office:value-type="float" office:value="309.300000000006">
            <text:p>309.300000000006</text:p>
          </table:table-cell>
          <table:table-cell table:formula="of:=[.A1040]/([.$D$4]*2)" office:value-type="float" office:value="77.3250000000015">
            <text:p>77.3250000000015</text:p>
          </table:table-cell>
          <table:table-cell table:formula="of:=SQRT(ABS([.$D$2]^2-[.B1040]^2))" office:value-type="float" office:value="98.2132596699639">
            <text:p>98.2132596699639</text:p>
          </table:table-cell>
          <table:table-cell table:formula="of:=([.$C$10]-[.C1040])*[.$B$4]" office:value-type="float" office:value="68573.9976448871">
            <text:p>68573.9976448871</text:p>
          </table:table-cell>
          <table:table-cell table:formula="of:=ROUND([.D1040])" office:value-type="float" office:value="68574">
            <text:p>68574</text:p>
          </table:table-cell>
          <table:table-cell table:formula="of:=([.$C$8]-([.E1040]*[.$C$4]))" office:value-type="float" office:value="98.21328125">
            <text:p>98.21328125</text:p>
          </table:table-cell>
          <table:table-cell table:formula="of:=SQRT(ABS([.$D$2]^2-[.F1040]^2))" office:value-type="float" office:value="77.3249725904148">
            <text:p>77.3249725904148</text:p>
          </table:table-cell>
          <table:table-cell table:formula="of:=ABS([.B1040]-[.G1040])" office:value-type="float" office:value="0.0000274095866927837">
            <text:p>0.0000274095866927837</text:p>
          </table:table-cell>
          <table:table-cell/>
        </table:table-row>
        <table:table-row table:style-name="ro2">
          <table:table-cell table:formula="of:=[.A1040]+[.A$4]" office:value-type="float" office:value="309.600000000006">
            <text:p>309.600000000006</text:p>
          </table:table-cell>
          <table:table-cell table:formula="of:=[.A1041]/([.$D$4]*2)" office:value-type="float" office:value="77.4000000000015">
            <text:p>77.4000000000015</text:p>
          </table:table-cell>
          <table:table-cell table:formula="of:=SQRT(ABS([.$D$2]^2-[.B1041]^2))" office:value-type="float" office:value="98.1541644557161">
            <text:p>98.1541644557161</text:p>
          </table:table-cell>
          <table:table-cell table:formula="of:=([.$C$10]-[.C1041])*[.$B$4]" office:value-type="float" office:value="68725.2813933615">
            <text:p>68725.2813933615</text:p>
          </table:table-cell>
          <table:table-cell table:formula="of:=ROUND([.D1041])" office:value-type="float" office:value="68725">
            <text:p>68725</text:p>
          </table:table-cell>
          <table:table-cell table:formula="of:=([.$C$8]-([.E1041]*[.$C$4]))" office:value-type="float" office:value="98.154296875">
            <text:p>98.154296875</text:p>
          </table:table-cell>
          <table:table-cell table:formula="of:=SQRT(ABS([.$D$2]^2-[.F1041]^2))" office:value-type="float" office:value="77.3998320732956">
            <text:p>77.3998320732956</text:p>
          </table:table-cell>
          <table:table-cell table:formula="of:=ABS([.B1041]-[.G1041])" office:value-type="float" office:value="0.000167926705856303">
            <text:p>0.000167926705856303</text:p>
          </table:table-cell>
          <table:table-cell/>
        </table:table-row>
        <table:table-row table:style-name="ro2">
          <table:table-cell table:formula="of:=[.A1041]+[.A$4]" office:value-type="float" office:value="309.900000000006">
            <text:p>309.900000000006</text:p>
          </table:table-cell>
          <table:table-cell table:formula="of:=[.A1042]/([.$D$4]*2)" office:value-type="float" office:value="77.4750000000015">
            <text:p>77.4750000000015</text:p>
          </table:table-cell>
          <table:table-cell table:formula="of:=SQRT(ABS([.$D$2]^2-[.B1042]^2))" office:value-type="float" office:value="98.0949762984821">
            <text:p>98.0949762984821</text:p>
          </table:table-cell>
          <table:table-cell table:formula="of:=([.$C$10]-[.C1042])*[.$B$4]" office:value-type="float" office:value="68876.8030758806">
            <text:p>68876.8030758806</text:p>
          </table:table-cell>
          <table:table-cell table:formula="of:=ROUND([.D1042])" office:value-type="float" office:value="68877">
            <text:p>68877</text:p>
          </table:table-cell>
          <table:table-cell table:formula="of:=([.$C$8]-([.E1042]*[.$C$4]))" office:value-type="float" office:value="98.094921875">
            <text:p>98.094921875</text:p>
          </table:table-cell>
          <table:table-cell table:formula="of:=SQRT(ABS([.$D$2]^2-[.F1042]^2))" office:value-type="float" office:value="77.4750689082472">
            <text:p>77.4750689082472</text:p>
          </table:table-cell>
          <table:table-cell table:formula="of:=ABS([.B1042]-[.G1042])" office:value-type="float" office:value="0.0000689082456659662">
            <text:p>0.0000689082456659662</text:p>
          </table:table-cell>
          <table:table-cell/>
        </table:table-row>
        <table:table-row table:style-name="ro2">
          <table:table-cell table:formula="of:=[.A1042]+[.A$4]" office:value-type="float" office:value="310.200000000006">
            <text:p>310.200000000006</text:p>
          </table:table-cell>
          <table:table-cell table:formula="of:=[.A1043]/([.$D$4]*2)" office:value-type="float" office:value="77.5500000000015">
            <text:p>77.5500000000015</text:p>
          </table:table-cell>
          <table:table-cell table:formula="of:=SQRT(ABS([.$D$2]^2-[.B1043]^2))" office:value-type="float" office:value="98.0356950299215">
            <text:p>98.0356950299215</text:p>
          </table:table-cell>
          <table:table-cell table:formula="of:=([.$C$10]-[.C1043])*[.$B$4]" office:value-type="float" office:value="69028.5631233959">
            <text:p>69028.5631233959</text:p>
          </table:table-cell>
          <table:table-cell table:formula="of:=ROUND([.D1043])" office:value-type="float" office:value="69029">
            <text:p>69029</text:p>
          </table:table-cell>
          <table:table-cell table:formula="of:=([.$C$8]-([.E1043]*[.$C$4]))" office:value-type="float" office:value="98.035546875">
            <text:p>98.035546875</text:p>
          </table:table-cell>
          <table:table-cell table:formula="of:=SQRT(ABS([.$D$2]^2-[.F1043]^2))" office:value-type="float" office:value="77.5501872913256">
            <text:p>77.5501872913256</text:p>
          </table:table-cell>
          <table:table-cell table:formula="of:=ABS([.B1043]-[.G1043])" office:value-type="float" office:value="0.000187291324095895">
            <text:p>0.000187291324095895</text:p>
          </table:table-cell>
          <table:table-cell/>
        </table:table-row>
        <table:table-row table:style-name="ro2">
          <table:table-cell table:formula="of:=[.A1043]+[.A$4]" office:value-type="float" office:value="310.500000000006">
            <text:p>310.500000000006</text:p>
          </table:table-cell>
          <table:table-cell table:formula="of:=[.A1044]/([.$D$4]*2)" office:value-type="float" office:value="77.6250000000015">
            <text:p>77.6250000000015</text:p>
          </table:table-cell>
          <table:table-cell table:formula="of:=SQRT(ABS([.$D$2]^2-[.B1044]^2))" office:value-type="float" office:value="97.9763204810212">
            <text:p>97.9763204810212</text:p>
          </table:table-cell>
          <table:table-cell table:formula="of:=([.$C$10]-[.C1044])*[.$B$4]" office:value-type="float" office:value="69180.5619685807">
            <text:p>69180.5619685807</text:p>
          </table:table-cell>
          <table:table-cell table:formula="of:=ROUND([.D1044])" office:value-type="float" office:value="69181">
            <text:p>69181</text:p>
          </table:table-cell>
          <table:table-cell table:formula="of:=([.$C$8]-([.E1044]*[.$C$4]))" office:value-type="float" office:value="97.976171875">
            <text:p>97.976171875</text:p>
          </table:table-cell>
          <table:table-cell table:formula="of:=SQRT(ABS([.$D$2]^2-[.F1044]^2))" office:value-type="float" office:value="77.6251875664108">
            <text:p>77.6251875664108</text:p>
          </table:table-cell>
          <table:table-cell table:formula="of:=ABS([.B1044]-[.G1044])" office:value-type="float" office:value="0.000187566409294959">
            <text:p>0.000187566409294959</text:p>
          </table:table-cell>
          <table:table-cell/>
        </table:table-row>
        <table:table-row table:style-name="ro2">
          <table:table-cell table:formula="of:=[.A1044]+[.A$4]" office:value-type="float" office:value="310.800000000006">
            <text:p>310.800000000006</text:p>
          </table:table-cell>
          <table:table-cell table:formula="of:=[.A1045]/([.$D$4]*2)" office:value-type="float" office:value="77.7000000000015">
            <text:p>77.7000000000015</text:p>
          </table:table-cell>
          <table:table-cell table:formula="of:=SQRT(ABS([.$D$2]^2-[.B1045]^2))" office:value-type="float" office:value="97.916852482092">
            <text:p>97.916852482092</text:p>
          </table:table-cell>
          <table:table-cell table:formula="of:=([.$C$10]-[.C1045])*[.$B$4]" office:value-type="float" office:value="69332.8000458393">
            <text:p>69332.8000458393</text:p>
          </table:table-cell>
          <table:table-cell table:formula="of:=ROUND([.D1045])" office:value-type="float" office:value="69333">
            <text:p>69333</text:p>
          </table:table-cell>
          <table:table-cell table:formula="of:=([.$C$8]-([.E1045]*[.$C$4]))" office:value-type="float" office:value="97.916796875">
            <text:p>97.916796875</text:p>
          </table:table-cell>
          <table:table-cell table:formula="of:=SQRT(ABS([.$D$2]^2-[.F1045]^2))" office:value-type="float" office:value="77.7000700755153">
            <text:p>77.7000700755153</text:p>
          </table:table-cell>
          <table:table-cell table:formula="of:=ABS([.B1045]-[.G1045])" office:value-type="float" office:value="0.0000700755138041131">
            <text:p>0.0000700755138041131</text:p>
          </table:table-cell>
          <table:table-cell/>
        </table:table-row>
        <table:table-row table:style-name="ro2">
          <table:table-cell table:formula="of:=[.A1045]+[.A$4]" office:value-type="float" office:value="311.100000000006">
            <text:p>311.100000000006</text:p>
          </table:table-cell>
          <table:table-cell table:formula="of:=[.A1046]/([.$D$4]*2)" office:value-type="float" office:value="77.7750000000015">
            <text:p>77.7750000000015</text:p>
          </table:table-cell>
          <table:table-cell table:formula="of:=SQRT(ABS([.$D$2]^2-[.B1046]^2))" office:value-type="float" office:value="97.8572908627649">
            <text:p>97.8572908627649</text:p>
          </table:table-cell>
          <table:table-cell table:formula="of:=([.$C$10]-[.C1046])*[.$B$4]" office:value-type="float" office:value="69485.2777913168">
            <text:p>69485.2777913168</text:p>
          </table:table-cell>
          <table:table-cell table:formula="of:=ROUND([.D1046])" office:value-type="float" office:value="69485">
            <text:p>69485</text:p>
          </table:table-cell>
          <table:table-cell table:formula="of:=([.$C$8]-([.E1046]*[.$C$4]))" office:value-type="float" office:value="97.857421875">
            <text:p>97.857421875</text:p>
          </table:table-cell>
          <table:table-cell table:formula="of:=SQRT(ABS([.$D$2]^2-[.F1046]^2))" office:value-type="float" office:value="77.7748351587985">
            <text:p>77.7748351587985</text:p>
          </table:table-cell>
          <table:table-cell table:formula="of:=ABS([.B1046]-[.G1046])" office:value-type="float" office:value="0.000164841203059041">
            <text:p>0.000164841203059041</text:p>
          </table:table-cell>
          <table:table-cell/>
        </table:table-row>
        <table:table-row table:style-name="ro2">
          <table:table-cell table:formula="of:=[.A1046]+[.A$4]" office:value-type="float" office:value="311.400000000006">
            <text:p>311.400000000006</text:p>
          </table:table-cell>
          <table:table-cell table:formula="of:=[.A1047]/([.$D$4]*2)" office:value-type="float" office:value="77.8500000000015">
            <text:p>77.8500000000015</text:p>
          </table:table-cell>
          <table:table-cell table:formula="of:=SQRT(ABS([.$D$2]^2-[.B1047]^2))" office:value-type="float" office:value="97.7976354519871">
            <text:p>97.7976354519871</text:p>
          </table:table-cell>
          <table:table-cell table:formula="of:=([.$C$10]-[.C1047])*[.$B$4]" office:value-type="float" office:value="69637.9956429078">
            <text:p>69637.9956429078</text:p>
          </table:table-cell>
          <table:table-cell table:formula="of:=ROUND([.D1047])" office:value-type="float" office:value="69638">
            <text:p>69638</text:p>
          </table:table-cell>
          <table:table-cell table:formula="of:=([.$C$8]-([.E1047]*[.$C$4]))" office:value-type="float" office:value="97.79765625">
            <text:p>97.79765625</text:p>
          </table:table-cell>
          <table:table-cell table:formula="of:=SQRT(ABS([.$D$2]^2-[.F1047]^2))" office:value-type="float" office:value="77.8499738728719">
            <text:p>77.8499738728719</text:p>
          </table:table-cell>
          <table:table-cell table:formula="of:=ABS([.B1047]-[.G1047])" office:value-type="float" office:value="0.0000261271296295718">
            <text:p>0.0000261271296295718</text:p>
          </table:table-cell>
          <table:table-cell/>
        </table:table-row>
        <table:table-row table:style-name="ro2">
          <table:table-cell table:formula="of:=[.A1047]+[.A$4]" office:value-type="float" office:value="311.700000000006">
            <text:p>311.700000000006</text:p>
          </table:table-cell>
          <table:table-cell table:formula="of:=[.A1048]/([.$D$4]*2)" office:value-type="float" office:value="77.9250000000015">
            <text:p>77.9250000000015</text:p>
          </table:table-cell>
          <table:table-cell table:formula="of:=SQRT(ABS([.$D$2]^2-[.B1048]^2))" office:value-type="float" office:value="97.7378860780187">
            <text:p>97.7378860780187</text:p>
          </table:table-cell>
          <table:table-cell table:formula="of:=([.$C$10]-[.C1048])*[.$B$4]" office:value-type="float" office:value="69790.954040267">
            <text:p>69790.954040267</text:p>
          </table:table-cell>
          <table:table-cell table:formula="of:=ROUND([.D1048])" office:value-type="float" office:value="69791">
            <text:p>69791</text:p>
          </table:table-cell>
          <table:table-cell table:formula="of:=([.$C$8]-([.E1048]*[.$C$4]))" office:value-type="float" office:value="97.737890625">
            <text:p>97.737890625</text:p>
          </table:table-cell>
          <table:table-cell table:formula="of:=SQRT(ABS([.$D$2]^2-[.F1048]^2))" office:value-type="float" office:value="77.9249942969233">
            <text:p>77.9249942969233</text:p>
          </table:table-cell>
          <table:table-cell table:formula="of:=ABS([.B1048]-[.G1048])" office:value-type="float" office:value="0.00000570307817326921">
            <text:p>0.00000570307817326921</text:p>
          </table:table-cell>
          <table:table-cell/>
        </table:table-row>
        <table:table-row table:style-name="ro2">
          <table:table-cell table:formula="of:=[.A1048]+[.A$4]" office:value-type="float" office:value="312.000000000006">
            <text:p>312.000000000006</text:p>
          </table:table-cell>
          <table:table-cell table:formula="of:=[.A1049]/([.$D$4]*2)" office:value-type="float" office:value="78.0000000000015">
            <text:p>78.0000000000015</text:p>
          </table:table-cell>
          <table:table-cell table:formula="of:=SQRT(ABS([.$D$2]^2-[.B1049]^2))" office:value-type="float" office:value="97.6780425684287">
            <text:p>97.6780425684287</text:p>
          </table:table-cell>
          <table:table-cell table:formula="of:=([.$C$10]-[.C1049])*[.$B$4]" office:value-type="float" office:value="69944.1534248175">
            <text:p>69944.1534248175</text:p>
          </table:table-cell>
          <table:table-cell table:formula="of:=ROUND([.D1049])" office:value-type="float" office:value="69944">
            <text:p>69944</text:p>
          </table:table-cell>
          <table:table-cell table:formula="of:=([.$C$8]-([.E1049]*[.$C$4]))" office:value-type="float" office:value="97.678125">
            <text:p>97.678125</text:p>
          </table:table-cell>
          <table:table-cell table:formula="of:=SQRT(ABS([.$D$2]^2-[.F1049]^2))" office:value-type="float" office:value="77.9998967722674">
            <text:p>77.9998967722674</text:p>
          </table:table-cell>
          <table:table-cell table:formula="of:=ABS([.B1049]-[.G1049])" office:value-type="float" office:value="0.000103227734086886">
            <text:p>0.000103227734086886</text:p>
          </table:table-cell>
          <table:table-cell/>
        </table:table-row>
        <table:table-row table:style-name="ro2">
          <table:table-cell table:formula="of:=[.A1049]+[.A$4]" office:value-type="float" office:value="312.300000000006">
            <text:p>312.300000000006</text:p>
          </table:table-cell>
          <table:table-cell table:formula="of:=[.A1050]/([.$D$4]*2)" office:value-type="float" office:value="78.0750000000015">
            <text:p>78.0750000000015</text:p>
          </table:table-cell>
          <table:table-cell table:formula="of:=SQRT(ABS([.$D$2]^2-[.B1050]^2))" office:value-type="float" office:value="97.6181047500911">
            <text:p>97.6181047500911</text:p>
          </table:table-cell>
          <table:table-cell table:formula="of:=([.$C$10]-[.C1050])*[.$B$4]" office:value-type="float" office:value="70097.5942397616">
            <text:p>70097.5942397616</text:p>
          </table:table-cell>
          <table:table-cell table:formula="of:=ROUND([.D1050])" office:value-type="float" office:value="70098">
            <text:p>70098</text:p>
          </table:table-cell>
          <table:table-cell table:formula="of:=([.$C$8]-([.E1050]*[.$C$4]))" office:value-type="float" office:value="97.61796875">
            <text:p>97.61796875</text:p>
          </table:table-cell>
          <table:table-cell table:formula="of:=SQRT(ABS([.$D$2]^2-[.F1050]^2))" office:value-type="float" office:value="78.0751700422357">
            <text:p>78.0751700422357</text:p>
          </table:table-cell>
          <table:table-cell table:formula="of:=ABS([.B1050]-[.G1050])" office:value-type="float" office:value="0.000170042234202583">
            <text:p>0.000170042234202583</text:p>
          </table:table-cell>
          <table:table-cell/>
        </table:table-row>
        <table:table-row table:style-name="ro2">
          <table:table-cell table:formula="of:=[.A1050]+[.A$4]" office:value-type="float" office:value="312.600000000006">
            <text:p>312.600000000006</text:p>
          </table:table-cell>
          <table:table-cell table:formula="of:=[.A1051]/([.$D$4]*2)" office:value-type="float" office:value="78.1500000000015">
            <text:p>78.1500000000015</text:p>
          </table:table-cell>
          <table:table-cell table:formula="of:=SQRT(ABS([.$D$2]^2-[.B1051]^2))" office:value-type="float" office:value="97.5580724491816">
            <text:p>97.5580724491816</text:p>
          </table:table-cell>
          <table:table-cell table:formula="of:=([.$C$10]-[.C1051])*[.$B$4]" office:value-type="float" office:value="70251.27693009">
            <text:p>70251.27693009</text:p>
          </table:table-cell>
          <table:table-cell table:formula="of:=ROUND([.D1051])" office:value-type="float" office:value="70251">
            <text:p>70251</text:p>
          </table:table-cell>
          <table:table-cell table:formula="of:=([.$C$8]-([.E1051]*[.$C$4]))" office:value-type="float" office:value="97.558203125">
            <text:p>97.558203125</text:p>
          </table:table-cell>
          <table:table-cell table:formula="of:=SQRT(ABS([.$D$2]^2-[.F1051]^2))" office:value-type="float" office:value="78.1498368713668">
            <text:p>78.1498368713668</text:p>
          </table:table-cell>
          <table:table-cell table:formula="of:=ABS([.B1051]-[.G1051])" office:value-type="float" office:value="0.000163128634753207">
            <text:p>0.000163128634753207</text:p>
          </table:table-cell>
          <table:table-cell/>
        </table:table-row>
        <table:table-row table:style-name="ro2">
          <table:table-cell table:formula="of:=[.A1051]+[.A$4]" office:value-type="float" office:value="312.900000000006">
            <text:p>312.900000000006</text:p>
          </table:table-cell>
          <table:table-cell table:formula="of:=[.A1052]/([.$D$4]*2)" office:value-type="float" office:value="78.2250000000015">
            <text:p>78.2250000000015</text:p>
          </table:table-cell>
          <table:table-cell table:formula="of:=SQRT(ABS([.$D$2]^2-[.B1052]^2))" office:value-type="float" office:value="97.4979454911731">
            <text:p>97.4979454911731</text:p>
          </table:table-cell>
          <table:table-cell table:formula="of:=([.$C$10]-[.C1052])*[.$B$4]" office:value-type="float" office:value="70405.2019425917">
            <text:p>70405.2019425917</text:p>
          </table:table-cell>
          <table:table-cell table:formula="of:=ROUND([.D1052])" office:value-type="float" office:value="70405">
            <text:p>70405</text:p>
          </table:table-cell>
          <table:table-cell table:formula="of:=([.$C$8]-([.E1052]*[.$C$4]))" office:value-type="float" office:value="97.498046875">
            <text:p>97.498046875</text:p>
          </table:table-cell>
          <table:table-cell table:formula="of:=SQRT(ABS([.$D$2]^2-[.F1052]^2))" office:value-type="float" office:value="78.2248736372281">
            <text:p>78.2248736372281</text:p>
          </table:table-cell>
          <table:table-cell table:formula="of:=ABS([.B1052]-[.G1052])" office:value-type="float" office:value="0.000126362773428923">
            <text:p>0.000126362773428923</text:p>
          </table:table-cell>
          <table:table-cell/>
        </table:table-row>
        <table:table-row table:style-name="ro2">
          <table:table-cell table:formula="of:=[.A1052]+[.A$4]" office:value-type="float" office:value="313.200000000006">
            <text:p>313.200000000006</text:p>
          </table:table-cell>
          <table:table-cell table:formula="of:=[.A1053]/([.$D$4]*2)" office:value-type="float" office:value="78.3000000000015">
            <text:p>78.3000000000015</text:p>
          </table:table-cell>
          <table:table-cell table:formula="of:=SQRT(ABS([.$D$2]^2-[.B1053]^2))" office:value-type="float" office:value="97.4377237008324">
            <text:p>97.4377237008324</text:p>
          </table:table-cell>
          <table:table-cell table:formula="of:=([.$C$10]-[.C1053])*[.$B$4]" office:value-type="float" office:value="70559.3697258638">
            <text:p>70559.3697258638</text:p>
          </table:table-cell>
          <table:table-cell table:formula="of:=ROUND([.D1053])" office:value-type="float" office:value="70559">
            <text:p>70559</text:p>
          </table:table-cell>
          <table:table-cell table:formula="of:=([.$C$8]-([.E1053]*[.$C$4]))" office:value-type="float" office:value="97.437890625">
            <text:p>97.437890625</text:p>
          </table:table-cell>
          <table:table-cell table:formula="of:=SQRT(ABS([.$D$2]^2-[.F1053]^2))" office:value-type="float" office:value="78.2997922765478">
            <text:p>78.2997922765478</text:p>
          </table:table-cell>
          <table:table-cell table:formula="of:=ABS([.B1053]-[.G1053])" office:value-type="float" office:value="0.000207723453712561">
            <text:p>0.000207723453712561</text:p>
          </table:table-cell>
          <table:table-cell/>
        </table:table-row>
        <table:table-row table:style-name="ro2">
          <table:table-cell table:formula="of:=[.A1053]+[.A$4]" office:value-type="float" office:value="313.500000000006">
            <text:p>313.500000000006</text:p>
          </table:table-cell>
          <table:table-cell table:formula="of:=[.A1054]/([.$D$4]*2)" office:value-type="float" office:value="78.3750000000015">
            <text:p>78.3750000000015</text:p>
          </table:table-cell>
          <table:table-cell table:formula="of:=SQRT(ABS([.$D$2]^2-[.B1054]^2))" office:value-type="float" office:value="97.3774069022161">
            <text:p>97.3774069022161</text:p>
          </table:table-cell>
          <table:table-cell table:formula="of:=([.$C$10]-[.C1054])*[.$B$4]" office:value-type="float" office:value="70713.7807303217">
            <text:p>70713.7807303217</text:p>
          </table:table-cell>
          <table:table-cell table:formula="of:=ROUND([.D1054])" office:value-type="float" office:value="70714">
            <text:p>70714</text:p>
          </table:table-cell>
          <table:table-cell table:formula="of:=([.$C$8]-([.E1054]*[.$C$4]))" office:value-type="float" office:value="97.37734375">
            <text:p>97.37734375</text:p>
          </table:table-cell>
          <table:table-cell table:formula="of:=SQRT(ABS([.$D$2]^2-[.F1054]^2))" office:value-type="float" office:value="78.3750784637205">
            <text:p>78.3750784637205</text:p>
          </table:table-cell>
          <table:table-cell table:formula="of:=ABS([.B1054]-[.G1054])" office:value-type="float" office:value="0.0000784637189212844">
            <text:p>0.0000784637189212844</text:p>
          </table:table-cell>
          <table:table-cell/>
        </table:table-row>
        <table:table-row table:style-name="ro2">
          <table:table-cell table:formula="of:=[.A1054]+[.A$4]" office:value-type="float" office:value="313.800000000006">
            <text:p>313.800000000006</text:p>
          </table:table-cell>
          <table:table-cell table:formula="of:=[.A1055]/([.$D$4]*2)" office:value-type="float" office:value="78.4500000000015">
            <text:p>78.4500000000015</text:p>
          </table:table-cell>
          <table:table-cell table:formula="of:=SQRT(ABS([.$D$2]^2-[.B1055]^2))" office:value-type="float" office:value="97.3169949186665">
            <text:p>97.3169949186665</text:p>
          </table:table-cell>
          <table:table-cell table:formula="of:=([.$C$10]-[.C1055])*[.$B$4]" office:value-type="float" office:value="70868.4354082086">
            <text:p>70868.4354082086</text:p>
          </table:table-cell>
          <table:table-cell table:formula="of:=ROUND([.D1055])" office:value-type="float" office:value="70868">
            <text:p>70868</text:p>
          </table:table-cell>
          <table:table-cell table:formula="of:=([.$C$8]-([.E1055]*[.$C$4]))" office:value-type="float" office:value="97.3171875">
            <text:p>97.3171875</text:p>
          </table:table-cell>
          <table:table-cell table:formula="of:=SQRT(ABS([.$D$2]^2-[.F1055]^2))" office:value-type="float" office:value="78.449761102822">
            <text:p>78.449761102822</text:p>
          </table:table-cell>
          <table:table-cell table:formula="of:=ABS([.B1055]-[.G1055])" office:value-type="float" office:value="0.000238897179542619">
            <text:p>0.000238897179542619</text:p>
          </table:table-cell>
          <table:table-cell/>
        </table:table-row>
        <table:table-row table:style-name="ro2">
          <table:table-cell table:formula="of:=[.A1055]+[.A$4]" office:value-type="float" office:value="314.100000000006">
            <text:p>314.100000000006</text:p>
          </table:table-cell>
          <table:table-cell table:formula="of:=[.A1056]/([.$D$4]*2)" office:value-type="float" office:value="78.5250000000015">
            <text:p>78.5250000000015</text:p>
          </table:table-cell>
          <table:table-cell table:formula="of:=SQRT(ABS([.$D$2]^2-[.B1056]^2))" office:value-type="float" office:value="97.256487572808">
            <text:p>97.256487572808</text:p>
          </table:table-cell>
          <table:table-cell table:formula="of:=([.$C$10]-[.C1056])*[.$B$4]" office:value-type="float" office:value="71023.3342136063">
            <text:p>71023.3342136063</text:p>
          </table:table-cell>
          <table:table-cell table:formula="of:=ROUND([.D1056])" office:value-type="float" office:value="71023">
            <text:p>71023</text:p>
          </table:table-cell>
          <table:table-cell table:formula="of:=([.$C$8]-([.E1056]*[.$C$4]))" office:value-type="float" office:value="97.256640625">
            <text:p>97.256640625</text:p>
          </table:table-cell>
          <table:table-cell table:formula="of:=SQRT(ABS([.$D$2]^2-[.F1056]^2))" office:value-type="float" office:value="78.5248104381004">
            <text:p>78.5248104381004</text:p>
          </table:table-cell>
          <table:table-cell table:formula="of:=ABS([.B1056]-[.G1056])" office:value-type="float" office:value="0.000189561901166258">
            <text:p>0.000189561901166258</text:p>
          </table:table-cell>
          <table:table-cell/>
        </table:table-row>
        <table:table-row table:style-name="ro2">
          <table:table-cell table:formula="of:=[.A1056]+[.A$4]" office:value-type="float" office:value="314.400000000006">
            <text:p>314.400000000006</text:p>
          </table:table-cell>
          <table:table-cell table:formula="of:=[.A1057]/([.$D$4]*2)" office:value-type="float" office:value="78.6000000000015">
            <text:p>78.6000000000015</text:p>
          </table:table-cell>
          <table:table-cell table:formula="of:=SQRT(ABS([.$D$2]^2-[.B1057]^2))" office:value-type="float" office:value="97.195884686543">
            <text:p>97.195884686543</text:p>
          </table:table-cell>
          <table:table-cell table:formula="of:=([.$C$10]-[.C1057])*[.$B$4]" office:value-type="float" office:value="71178.4776024448">
            <text:p>71178.4776024448</text:p>
          </table:table-cell>
          <table:table-cell table:formula="of:=ROUND([.D1057])" office:value-type="float" office:value="71178">
            <text:p>71178</text:p>
          </table:table-cell>
          <table:table-cell table:formula="of:=([.$C$8]-([.E1057]*[.$C$4]))" office:value-type="float" office:value="97.19609375">
            <text:p>97.19609375</text:p>
          </table:table-cell>
          <table:table-cell table:formula="of:=SQRT(ABS([.$D$2]^2-[.F1057]^2))" office:value-type="float" office:value="78.5997414737556">
            <text:p>78.5997414737556</text:p>
          </table:table-cell>
          <table:table-cell table:formula="of:=ABS([.B1057]-[.G1057])" office:value-type="float" office:value="0.00025852624598599">
            <text:p>0.00025852624598599</text:p>
          </table:table-cell>
          <table:table-cell/>
        </table:table-row>
        <table:table-row table:style-name="ro2">
          <table:table-cell table:formula="of:=[.A1057]+[.A$4]" office:value-type="float" office:value="314.700000000006">
            <text:p>314.700000000006</text:p>
          </table:table-cell>
          <table:table-cell table:formula="of:=[.A1058]/([.$D$4]*2)" office:value-type="float" office:value="78.6750000000015">
            <text:p>78.6750000000015</text:p>
          </table:table-cell>
          <table:table-cell table:formula="of:=SQRT(ABS([.$D$2]^2-[.B1058]^2))" office:value-type="float" office:value="97.1351860810477">
            <text:p>97.1351860810477</text:p>
          </table:table-cell>
          <table:table-cell table:formula="of:=([.$C$10]-[.C1058])*[.$B$4]" office:value-type="float" office:value="71333.8660325128">
            <text:p>71333.8660325128</text:p>
          </table:table-cell>
          <table:table-cell table:formula="of:=ROUND([.D1058])" office:value-type="float" office:value="71334">
            <text:p>71334</text:p>
          </table:table-cell>
          <table:table-cell table:formula="of:=([.$C$8]-([.E1058]*[.$C$4]))" office:value-type="float" office:value="97.13515625">
            <text:p>97.13515625</text:p>
          </table:table-cell>
          <table:table-cell table:formula="of:=SQRT(ABS([.$D$2]^2-[.F1058]^2))" office:value-type="float" office:value="78.675036830548">
            <text:p>78.675036830548</text:p>
          </table:table-cell>
          <table:table-cell table:formula="of:=ABS([.B1058]-[.G1058])" office:value-type="float" office:value="0.0000368305464633067">
            <text:p>0.0000368305464633067</text:p>
          </table:table-cell>
          <table:table-cell/>
        </table:table-row>
        <table:table-row table:style-name="ro2">
          <table:table-cell table:formula="of:=[.A1058]+[.A$4]" office:value-type="float" office:value="315.000000000006">
            <text:p>315.000000000006</text:p>
          </table:table-cell>
          <table:table-cell table:formula="of:=[.A1059]/([.$D$4]*2)" office:value-type="float" office:value="78.7500000000015">
            <text:p>78.7500000000015</text:p>
          </table:table-cell>
          <table:table-cell table:formula="of:=SQRT(ABS([.$D$2]^2-[.B1059]^2))" office:value-type="float" office:value="97.0743915767684">
            <text:p>97.0743915767684</text:p>
          </table:table-cell>
          <table:table-cell table:formula="of:=([.$C$10]-[.C1059])*[.$B$4]" office:value-type="float" office:value="71489.4999634678">
            <text:p>71489.4999634678</text:p>
          </table:table-cell>
          <table:table-cell table:formula="of:=ROUND([.D1059])" office:value-type="float" office:value="71489">
            <text:p>71489</text:p>
          </table:table-cell>
          <table:table-cell table:formula="of:=([.$C$8]-([.E1059]*[.$C$4]))" office:value-type="float" office:value="97.074609375">
            <text:p>97.074609375</text:p>
          </table:table-cell>
          <table:table-cell table:formula="of:=SQRT(ABS([.$D$2]^2-[.F1059]^2))" office:value-type="float" office:value="78.749731521391">
            <text:p>78.749731521391</text:p>
          </table:table-cell>
          <table:table-cell table:formula="of:=ABS([.B1059]-[.G1059])" office:value-type="float" office:value="0.00026847861055046">
            <text:p>0.00026847861055046</text:p>
          </table:table-cell>
          <table:table-cell/>
        </table:table-row>
        <table:table-row table:style-name="ro2">
          <table:table-cell table:formula="of:=[.A1059]+[.A$4]" office:value-type="float" office:value="315.300000000006">
            <text:p>315.300000000006</text:p>
          </table:table-cell>
          <table:table-cell table:formula="of:=[.A1060]/([.$D$4]*2)" office:value-type="float" office:value="78.8250000000016">
            <text:p>78.8250000000016</text:p>
          </table:table-cell>
          <table:table-cell table:formula="of:=SQRT(ABS([.$D$2]^2-[.B1060]^2))" office:value-type="float" office:value="97.0135009934172">
            <text:p>97.0135009934172</text:p>
          </table:table-cell>
          <table:table-cell table:formula="of:=([.$C$10]-[.C1060])*[.$B$4]" office:value-type="float" office:value="71645.3798568469">
            <text:p>71645.3798568469</text:p>
          </table:table-cell>
          <table:table-cell table:formula="of:=ROUND([.D1060])" office:value-type="float" office:value="71645">
            <text:p>71645</text:p>
          </table:table-cell>
          <table:table-cell table:formula="of:=([.$C$8]-([.E1060]*[.$C$4]))" office:value-type="float" office:value="97.013671875">
            <text:p>97.013671875</text:p>
          </table:table-cell>
          <table:table-cell table:formula="of:=SQRT(ABS([.$D$2]^2-[.F1060]^2))" office:value-type="float" office:value="78.824789687825">
            <text:p>78.824789687825</text:p>
          </table:table-cell>
          <table:table-cell table:formula="of:=ABS([.B1060]-[.G1060])" office:value-type="float" office:value="0.000210312176605498">
            <text:p>0.000210312176605498</text:p>
          </table:table-cell>
          <table:table-cell/>
        </table:table-row>
        <table:table-row table:style-name="ro2">
          <table:table-cell table:formula="of:=[.A1060]+[.A$4]" office:value-type="float" office:value="315.600000000006">
            <text:p>315.600000000006</text:p>
          </table:table-cell>
          <table:table-cell table:formula="of:=[.A1061]/([.$D$4]*2)" office:value-type="float" office:value="78.9000000000016">
            <text:p>78.9000000000016</text:p>
          </table:table-cell>
          <table:table-cell table:formula="of:=SQRT(ABS([.$D$2]^2-[.B1061]^2))" office:value-type="float" office:value="96.952514149968">
            <text:p>96.952514149968</text:p>
          </table:table-cell>
          <table:table-cell table:formula="of:=([.$C$10]-[.C1061])*[.$B$4]" office:value-type="float" office:value="71801.5061760767">
            <text:p>71801.5061760767</text:p>
          </table:table-cell>
          <table:table-cell table:formula="of:=ROUND([.D1061])" office:value-type="float" office:value="71802">
            <text:p>71802</text:p>
          </table:table-cell>
          <table:table-cell table:formula="of:=([.$C$8]-([.E1061]*[.$C$4]))" office:value-type="float" office:value="96.95234375">
            <text:p>96.95234375</text:p>
          </table:table-cell>
          <table:table-cell table:formula="of:=SQRT(ABS([.$D$2]^2-[.F1061]^2))" office:value-type="float" office:value="78.9002093874398">
            <text:p>78.9002093874398</text:p>
          </table:table-cell>
          <table:table-cell table:formula="of:=ABS([.B1061]-[.G1061])" office:value-type="float" office:value="0.000209387438204089">
            <text:p>0.000209387438204089</text:p>
          </table:table-cell>
          <table:table-cell/>
        </table:table-row>
        <table:table-row table:style-name="ro2">
          <table:table-cell table:formula="of:=[.A1061]+[.A$4]" office:value-type="float" office:value="315.900000000006">
            <text:p>315.900000000006</text:p>
          </table:table-cell>
          <table:table-cell table:formula="of:=[.A1062]/([.$D$4]*2)" office:value-type="float" office:value="78.9750000000016">
            <text:p>78.9750000000016</text:p>
          </table:table-cell>
          <table:table-cell table:formula="of:=SQRT(ABS([.$D$2]^2-[.B1062]^2))" office:value-type="float" office:value="96.8914308646526">
            <text:p>96.8914308646526</text:p>
          </table:table-cell>
          <table:table-cell table:formula="of:=([.$C$10]-[.C1062])*[.$B$4]" office:value-type="float" office:value="71957.8793864842">
            <text:p>71957.8793864842</text:p>
          </table:table-cell>
          <table:table-cell table:formula="of:=ROUND([.D1062])" office:value-type="float" office:value="71958">
            <text:p>71958</text:p>
          </table:table-cell>
          <table:table-cell table:formula="of:=([.$C$8]-([.E1062]*[.$C$4]))" office:value-type="float" office:value="96.89140625">
            <text:p>96.89140625</text:p>
          </table:table-cell>
          <table:table-cell table:formula="of:=SQRT(ABS([.$D$2]^2-[.F1062]^2))" office:value-type="float" office:value="78.9750301987752">
            <text:p>78.9750301987752</text:p>
          </table:table-cell>
          <table:table-cell table:formula="of:=ABS([.B1062]-[.G1062])" office:value-type="float" office:value="0.000030198773686152">
            <text:p>0.000030198773686152</text:p>
          </table:table-cell>
          <table:table-cell/>
        </table:table-row>
        <table:table-row table:style-name="ro2">
          <table:table-cell table:formula="of:=[.A1062]+[.A$4]" office:value-type="float" office:value="316.200000000006">
            <text:p>316.200000000006</text:p>
          </table:table-cell>
          <table:table-cell table:formula="of:=[.A1063]/([.$D$4]*2)" office:value-type="float" office:value="79.0500000000016">
            <text:p>79.0500000000016</text:p>
          </table:table-cell>
          <table:table-cell table:formula="of:=SQRT(ABS([.$D$2]^2-[.B1063]^2))" office:value-type="float" office:value="96.830250954956">
            <text:p>96.830250954956</text:p>
          </table:table-cell>
          <table:table-cell table:formula="of:=([.$C$10]-[.C1063])*[.$B$4]" office:value-type="float" office:value="72114.4999553076">
            <text:p>72114.4999553076</text:p>
          </table:table-cell>
          <table:table-cell table:formula="of:=ROUND([.D1063])" office:value-type="float" office:value="72114">
            <text:p>72114</text:p>
          </table:table-cell>
          <table:table-cell table:formula="of:=([.$C$8]-([.E1063]*[.$C$4]))" office:value-type="float" office:value="96.83046875">
            <text:p>96.83046875</text:p>
          </table:table-cell>
          <table:table-cell table:formula="of:=SQRT(ABS([.$D$2]^2-[.F1063]^2))" office:value-type="float" office:value="79.0497332168507">
            <text:p>79.0497332168507</text:p>
          </table:table-cell>
          <table:table-cell table:formula="of:=ABS([.B1063]-[.G1063])" office:value-type="float" office:value="0.000266783150820515">
            <text:p>0.000266783150820515</text:p>
          </table:table-cell>
          <table:table-cell/>
        </table:table-row>
        <table:table-row table:style-name="ro2">
          <table:table-cell table:formula="of:=[.A1063]+[.A$4]" office:value-type="float" office:value="316.500000000006">
            <text:p>316.500000000006</text:p>
          </table:table-cell>
          <table:table-cell table:formula="of:=[.A1064]/([.$D$4]*2)" office:value-type="float" office:value="79.1250000000016">
            <text:p>79.1250000000016</text:p>
          </table:table-cell>
          <table:table-cell table:formula="of:=SQRT(ABS([.$D$2]^2-[.B1064]^2))" office:value-type="float" office:value="96.7689742376127">
            <text:p>96.7689742376127</text:p>
          </table:table-cell>
          <table:table-cell table:formula="of:=([.$C$10]-[.C1064])*[.$B$4]" office:value-type="float" office:value="72271.3683517063">
            <text:p>72271.3683517063</text:p>
          </table:table-cell>
          <table:table-cell table:formula="of:=ROUND([.D1064])" office:value-type="float" office:value="72271">
            <text:p>72271</text:p>
          </table:table-cell>
          <table:table-cell table:formula="of:=([.$C$8]-([.E1064]*[.$C$4]))" office:value-type="float" office:value="96.769140625">
            <text:p>96.769140625</text:p>
          </table:table-cell>
          <table:table-cell table:formula="of:=SQRT(ABS([.$D$2]^2-[.F1064]^2))" office:value-type="float" office:value="79.1247965096845">
            <text:p>79.1247965096845</text:p>
          </table:table-cell>
          <table:table-cell table:formula="of:=ABS([.B1064]-[.G1064])" office:value-type="float" office:value="0.000203490317105093">
            <text:p>0.000203490317105093</text:p>
          </table:table-cell>
          <table:table-cell/>
        </table:table-row>
        <table:table-row table:style-name="ro2">
          <table:table-cell table:formula="of:=[.A1064]+[.A$4]" office:value-type="float" office:value="316.800000000006">
            <text:p>316.800000000006</text:p>
          </table:table-cell>
          <table:table-cell table:formula="of:=[.A1065]/([.$D$4]*2)" office:value-type="float" office:value="79.2000000000016">
            <text:p>79.2000000000016</text:p>
          </table:table-cell>
          <table:table-cell table:formula="of:=SQRT(ABS([.$D$2]^2-[.B1065]^2))" office:value-type="float" office:value="96.7076005286025">
            <text:p>96.7076005286025</text:p>
          </table:table-cell>
          <table:table-cell table:formula="of:=([.$C$10]-[.C1065])*[.$B$4]" office:value-type="float" office:value="72428.4850467725">
            <text:p>72428.4850467725</text:p>
          </table:table-cell>
          <table:table-cell table:formula="of:=ROUND([.D1065])" office:value-type="float" office:value="72428">
            <text:p>72428</text:p>
          </table:table-cell>
          <table:table-cell table:formula="of:=([.$C$8]-([.E1065]*[.$C$4]))" office:value-type="float" office:value="96.7078125">
            <text:p>96.7078125</text:p>
          </table:table-cell>
          <table:table-cell table:formula="of:=SQRT(ABS([.$D$2]^2-[.F1065]^2))" office:value-type="float" office:value="79.199741170441">
            <text:p>79.199741170441</text:p>
          </table:table-cell>
          <table:table-cell table:formula="of:=ABS([.B1065]-[.G1065])" office:value-type="float" office:value="0.000258829560593199">
            <text:p>0.000258829560593199</text:p>
          </table:table-cell>
          <table:table-cell/>
        </table:table-row>
        <table:table-row table:style-name="ro2">
          <table:table-cell table:formula="of:=[.A1065]+[.A$4]" office:value-type="float" office:value="317.100000000006">
            <text:p>317.100000000006</text:p>
          </table:table-cell>
          <table:table-cell table:formula="of:=[.A1066]/([.$D$4]*2)" office:value-type="float" office:value="79.2750000000016">
            <text:p>79.2750000000016</text:p>
          </table:table-cell>
          <table:table-cell table:formula="of:=SQRT(ABS([.$D$2]^2-[.B1066]^2))" office:value-type="float" office:value="96.6461296431458">
            <text:p>96.6461296431458</text:p>
          </table:table-cell>
          <table:table-cell table:formula="of:=([.$C$10]-[.C1066])*[.$B$4]" office:value-type="float" office:value="72585.8505135415">
            <text:p>72585.8505135415</text:p>
          </table:table-cell>
          <table:table-cell table:formula="of:=ROUND([.D1066])" office:value-type="float" office:value="72586">
            <text:p>72586</text:p>
          </table:table-cell>
          <table:table-cell table:formula="of:=([.$C$8]-([.E1066]*[.$C$4]))" office:value-type="float" office:value="96.64609375">
            <text:p>96.64609375</text:p>
          </table:table-cell>
          <table:table-cell table:formula="of:=SQRT(ABS([.$D$2]^2-[.F1066]^2))" office:value-type="float" office:value="79.2750437582106">
            <text:p>79.2750437582106</text:p>
          </table:table-cell>
          <table:table-cell table:formula="of:=ABS([.B1066]-[.G1066])" office:value-type="float" office:value="0.0000437582090597743">
            <text:p>0.0000437582090597743</text:p>
          </table:table-cell>
          <table:table-cell/>
        </table:table-row>
        <table:table-row table:style-name="ro2">
          <table:table-cell table:formula="of:=[.A1066]+[.A$4]" office:value-type="float" office:value="317.400000000006">
            <text:p>317.400000000006</text:p>
          </table:table-cell>
          <table:table-cell table:formula="of:=[.A1067]/([.$D$4]*2)" office:value-type="float" office:value="79.3500000000016">
            <text:p>79.3500000000016</text:p>
          </table:table-cell>
          <table:table-cell table:formula="of:=SQRT(ABS([.$D$2]^2-[.B1067]^2))" office:value-type="float" office:value="96.5845613957">
            <text:p>96.5845613957</text:p>
          </table:table-cell>
          <table:table-cell table:formula="of:=([.$C$10]-[.C1067])*[.$B$4]" office:value-type="float" office:value="72743.4652270027">
            <text:p>72743.4652270027</text:p>
          </table:table-cell>
          <table:table-cell table:formula="of:=ROUND([.D1067])" office:value-type="float" office:value="72743">
            <text:p>72743</text:p>
          </table:table-cell>
          <table:table-cell table:formula="of:=([.$C$8]-([.E1067]*[.$C$4]))" office:value-type="float" office:value="96.584765625">
            <text:p>96.584765625</text:p>
          </table:table-cell>
          <table:table-cell table:formula="of:=SQRT(ABS([.$D$2]^2-[.F1067]^2))" office:value-type="float" office:value="79.3497514121111">
            <text:p>79.3497514121111</text:p>
          </table:table-cell>
          <table:table-cell table:formula="of:=ABS([.B1067]-[.G1067])" office:value-type="float" office:value="0.000248587890524732">
            <text:p>0.000248587890524732</text:p>
          </table:table-cell>
          <table:table-cell/>
        </table:table-row>
        <table:table-row table:style-name="ro2">
          <table:table-cell table:formula="of:=[.A1067]+[.A$4]" office:value-type="float" office:value="317.700000000006">
            <text:p>317.700000000006</text:p>
          </table:table-cell>
          <table:table-cell table:formula="of:=[.A1068]/([.$D$4]*2)" office:value-type="float" office:value="79.4250000000016">
            <text:p>79.4250000000016</text:p>
          </table:table-cell>
          <table:table-cell table:formula="of:=SQRT(ABS([.$D$2]^2-[.B1068]^2))" office:value-type="float" office:value="96.5228955999547">
            <text:p>96.5228955999547</text:p>
          </table:table-cell>
          <table:table-cell table:formula="of:=([.$C$10]-[.C1068])*[.$B$4]" office:value-type="float" office:value="72901.3296641108">
            <text:p>72901.3296641108</text:p>
          </table:table-cell>
          <table:table-cell table:formula="of:=ROUND([.D1068])" office:value-type="float" office:value="72901">
            <text:p>72901</text:p>
          </table:table-cell>
          <table:table-cell table:formula="of:=([.$C$8]-([.E1068]*[.$C$4]))" office:value-type="float" office:value="96.523046875">
            <text:p>96.523046875</text:p>
          </table:table-cell>
          <table:table-cell table:formula="of:=SQRT(ABS([.$D$2]^2-[.F1068]^2))" office:value-type="float" office:value="79.4248161594759">
            <text:p>79.4248161594759</text:p>
          </table:table-cell>
          <table:table-cell table:formula="of:=ABS([.B1068]-[.G1068])" office:value-type="float" office:value="0.000183840525636469">
            <text:p>0.000183840525636469</text:p>
          </table:table-cell>
          <table:table-cell/>
        </table:table-row>
        <table:table-row table:style-name="ro2">
          <table:table-cell table:formula="of:=[.A1068]+[.A$4]" office:value-type="float" office:value="318.000000000006">
            <text:p>318.000000000006</text:p>
          </table:table-cell>
          <table:table-cell table:formula="of:=[.A1069]/([.$D$4]*2)" office:value-type="float" office:value="79.5000000000016">
            <text:p>79.5000000000016</text:p>
          </table:table-cell>
          <table:table-cell table:formula="of:=SQRT(ABS([.$D$2]^2-[.B1069]^2))" office:value-type="float" office:value="96.4611320688273">
            <text:p>96.4611320688273</text:p>
          </table:table-cell>
          <table:table-cell table:formula="of:=([.$C$10]-[.C1069])*[.$B$4]" office:value-type="float" office:value="73059.4443037968">
            <text:p>73059.4443037968</text:p>
          </table:table-cell>
          <table:table-cell table:formula="of:=ROUND([.D1069])" office:value-type="float" office:value="73059">
            <text:p>73059</text:p>
          </table:table-cell>
          <table:table-cell table:formula="of:=([.$C$8]-([.E1069]*[.$C$4]))" office:value-type="float" office:value="96.461328125">
            <text:p>96.461328125</text:p>
          </table:table-cell>
          <table:table-cell table:formula="of:=SQRT(ABS([.$D$2]^2-[.F1069]^2))" office:value-type="float" office:value="79.4997621151226">
            <text:p>79.4997621151226</text:p>
          </table:table-cell>
          <table:table-cell table:formula="of:=ABS([.B1069]-[.G1069])" office:value-type="float" office:value="0.000237884878970362">
            <text:p>0.000237884878970362</text:p>
          </table:table-cell>
          <table:table-cell/>
        </table:table-row>
        <table:table-row table:style-name="ro2">
          <table:table-cell table:formula="of:=[.A1069]+[.A$4]" office:value-type="float" office:value="318.300000000006">
            <text:p>318.300000000006</text:p>
          </table:table-cell>
          <table:table-cell table:formula="of:=[.A1070]/([.$D$4]*2)" office:value-type="float" office:value="79.5750000000016">
            <text:p>79.5750000000016</text:p>
          </table:table-cell>
          <table:table-cell table:formula="of:=SQRT(ABS([.$D$2]^2-[.B1070]^2))" office:value-type="float" office:value="96.3992706144593">
            <text:p>96.3992706144593</text:p>
          </table:table-cell>
          <table:table-cell table:formula="of:=([.$C$10]-[.C1070])*[.$B$4]" office:value-type="float" office:value="73217.8096269791">
            <text:p>73217.8096269791</text:p>
          </table:table-cell>
          <table:table-cell table:formula="of:=ROUND([.D1070])" office:value-type="float" office:value="73218">
            <text:p>73218</text:p>
          </table:table-cell>
          <table:table-cell table:formula="of:=([.$C$8]-([.E1070]*[.$C$4]))" office:value-type="float" office:value="96.39921875">
            <text:p>96.39921875</text:p>
          </table:table-cell>
          <table:table-cell table:formula="of:=SQRT(ABS([.$D$2]^2-[.F1070]^2))" office:value-type="float" office:value="79.5750628299447">
            <text:p>79.5750628299447</text:p>
          </table:table-cell>
          <table:table-cell table:formula="of:=ABS([.B1070]-[.G1070])" office:value-type="float" office:value="0.0000628299431326695">
            <text:p>0.0000628299431326695</text:p>
          </table:table-cell>
          <table:table-cell/>
        </table:table-row>
        <table:table-row table:style-name="ro2">
          <table:table-cell table:formula="of:=[.A1070]+[.A$4]" office:value-type="float" office:value="318.600000000006">
            <text:p>318.600000000006</text:p>
          </table:table-cell>
          <table:table-cell table:formula="of:=[.A1071]/([.$D$4]*2)" office:value-type="float" office:value="79.6500000000016">
            <text:p>79.6500000000016</text:p>
          </table:table-cell>
          <table:table-cell table:formula="of:=SQRT(ABS([.$D$2]^2-[.B1071]^2))" office:value-type="float" office:value="96.337311048211">
            <text:p>96.337311048211</text:p>
          </table:table-cell>
          <table:table-cell table:formula="of:=([.$C$10]-[.C1071])*[.$B$4]" office:value-type="float" office:value="73376.4261165748">
            <text:p>73376.4261165748</text:p>
          </table:table-cell>
          <table:table-cell table:formula="of:=ROUND([.D1071])" office:value-type="float" office:value="73376">
            <text:p>73376</text:p>
          </table:table-cell>
          <table:table-cell table:formula="of:=([.$C$8]-([.E1071]*[.$C$4]))" office:value-type="float" office:value="96.3375">
            <text:p>96.3375</text:p>
          </table:table-cell>
          <table:table-cell table:formula="of:=SQRT(ABS([.$D$2]^2-[.F1071]^2))" office:value-type="float" office:value="79.6497714607518">
            <text:p>79.6497714607518</text:p>
          </table:table-cell>
          <table:table-cell table:formula="of:=ABS([.B1071]-[.G1071])" office:value-type="float" office:value="0.000228539249746973">
            <text:p>0.000228539249746973</text:p>
          </table:table-cell>
          <table:table-cell/>
        </table:table-row>
        <table:table-row table:style-name="ro2">
          <table:table-cell table:formula="of:=[.A1071]+[.A$4]" office:value-type="float" office:value="318.900000000006">
            <text:p>318.900000000006</text:p>
          </table:table-cell>
          <table:table-cell table:formula="of:=[.A1072]/([.$D$4]*2)" office:value-type="float" office:value="79.7250000000016">
            <text:p>79.7250000000016</text:p>
          </table:table-cell>
          <table:table-cell table:formula="of:=SQRT(ABS([.$D$2]^2-[.B1072]^2))" office:value-type="float" office:value="96.2752531806578">
            <text:p>96.2752531806578</text:p>
          </table:table-cell>
          <table:table-cell table:formula="of:=([.$C$10]-[.C1072])*[.$B$4]" office:value-type="float" office:value="73535.294257511">
            <text:p>73535.294257511</text:p>
          </table:table-cell>
          <table:table-cell table:formula="of:=ROUND([.D1072])" office:value-type="float" office:value="73535">
            <text:p>73535</text:p>
          </table:table-cell>
          <table:table-cell table:formula="of:=([.$C$8]-([.E1072]*[.$C$4]))" office:value-type="float" office:value="96.275390625">
            <text:p>96.275390625</text:p>
          </table:table-cell>
          <table:table-cell table:formula="of:=SQRT(ABS([.$D$2]^2-[.F1072]^2))" office:value-type="float" office:value="79.724834023055">
            <text:p>79.724834023055</text:p>
          </table:table-cell>
          <table:table-cell table:formula="of:=ABS([.B1072]-[.G1072])" office:value-type="float" office:value="0.000165976946618684">
            <text:p>0.000165976946618684</text:p>
          </table:table-cell>
          <table:table-cell/>
        </table:table-row>
        <table:table-row table:style-name="ro2">
          <table:table-cell table:formula="of:=[.A1072]+[.A$4]" office:value-type="float" office:value="319.200000000006">
            <text:p>319.200000000006</text:p>
          </table:table-cell>
          <table:table-cell table:formula="of:=[.A1073]/([.$D$4]*2)" office:value-type="float" office:value="79.8000000000016">
            <text:p>79.8000000000016</text:p>
          </table:table-cell>
          <table:table-cell table:formula="of:=SQRT(ABS([.$D$2]^2-[.B1073]^2))" office:value-type="float" office:value="96.2130968215853">
            <text:p>96.2130968215853</text:p>
          </table:table-cell>
          <table:table-cell table:formula="of:=([.$C$10]-[.C1073])*[.$B$4]" office:value-type="float" office:value="73694.4145367365">
            <text:p>73694.4145367365</text:p>
          </table:table-cell>
          <table:table-cell table:formula="of:=ROUND([.D1073])" office:value-type="float" office:value="73694">
            <text:p>73694</text:p>
          </table:table-cell>
          <table:table-cell table:formula="of:=([.$C$8]-([.E1073]*[.$C$4]))" office:value-type="float" office:value="96.21328125">
            <text:p>96.21328125</text:p>
          </table:table-cell>
          <table:table-cell table:formula="of:=SQRT(ABS([.$D$2]^2-[.F1073]^2))" office:value-type="float" office:value="79.799777638214">
            <text:p>79.799777638214</text:p>
          </table:table-cell>
          <table:table-cell table:formula="of:=ABS([.B1073]-[.G1073])" office:value-type="float" office:value="0.000222361787578507">
            <text:p>0.000222361787578507</text:p>
          </table:table-cell>
          <table:table-cell/>
        </table:table-row>
        <table:table-row table:style-name="ro2">
          <table:table-cell table:formula="of:=[.A1073]+[.A$4]" office:value-type="float" office:value="319.500000000006">
            <text:p>319.500000000006</text:p>
          </table:table-cell>
          <table:table-cell table:formula="of:=[.A1074]/([.$D$4]*2)" office:value-type="float" office:value="79.8750000000016">
            <text:p>79.8750000000016</text:p>
          </table:table-cell>
          <table:table-cell table:formula="of:=SQRT(ABS([.$D$2]^2-[.B1074]^2))" office:value-type="float" office:value="96.1508417799852">
            <text:p>96.1508417799852</text:p>
          </table:table-cell>
          <table:table-cell table:formula="of:=([.$C$10]-[.C1074])*[.$B$4]" office:value-type="float" office:value="73853.7874432328">
            <text:p>73853.7874432328</text:p>
          </table:table-cell>
          <table:table-cell table:formula="of:=ROUND([.D1074])" office:value-type="float" office:value="73854">
            <text:p>73854</text:p>
          </table:table-cell>
          <table:table-cell table:formula="of:=([.$C$8]-([.E1074]*[.$C$4]))" office:value-type="float" office:value="96.15078125">
            <text:p>96.15078125</text:p>
          </table:table-cell>
          <table:table-cell table:formula="of:=SQRT(ABS([.$D$2]^2-[.F1074]^2))" office:value-type="float" office:value="79.8750728639082">
            <text:p>79.8750728639082</text:p>
          </table:table-cell>
          <table:table-cell table:formula="of:=ABS([.B1074]-[.G1074])" office:value-type="float" office:value="0.0000728639066380765">
            <text:p>0.0000728639066380765</text:p>
          </table:table-cell>
          <table:table-cell/>
        </table:table-row>
        <table:table-row table:style-name="ro2">
          <table:table-cell table:formula="of:=[.A1074]+[.A$4]" office:value-type="float" office:value="319.800000000006">
            <text:p>319.800000000006</text:p>
          </table:table-cell>
          <table:table-cell table:formula="of:=[.A1075]/([.$D$4]*2)" office:value-type="float" office:value="79.9500000000016">
            <text:p>79.9500000000016</text:p>
          </table:table-cell>
          <table:table-cell table:formula="of:=SQRT(ABS([.$D$2]^2-[.B1075]^2))" office:value-type="float" office:value="96.0884878640503">
            <text:p>96.0884878640503</text:p>
          </table:table-cell>
          <table:table-cell table:formula="of:=([.$C$10]-[.C1075])*[.$B$4]" office:value-type="float" office:value="74013.413468026">
            <text:p>74013.413468026</text:p>
          </table:table-cell>
          <table:table-cell table:formula="of:=ROUND([.D1075])" office:value-type="float" office:value="74013">
            <text:p>74013</text:p>
          </table:table-cell>
          <table:table-cell table:formula="of:=([.$C$8]-([.E1075]*[.$C$4]))" office:value-type="float" office:value="96.088671875">
            <text:p>96.088671875</text:p>
          </table:table-cell>
          <table:table-cell table:formula="of:=SQRT(ABS([.$D$2]^2-[.F1075]^2))" office:value-type="float" office:value="79.9497788445883">
            <text:p>79.9497788445883</text:p>
          </table:table-cell>
          <table:table-cell table:formula="of:=ABS([.B1075]-[.G1075])" office:value-type="float" office:value="0.00022115541327139">
            <text:p>0.00022115541327139</text:p>
          </table:table-cell>
          <table:table-cell/>
        </table:table-row>
        <table:table-row table:style-name="ro2">
          <table:table-cell table:formula="of:=[.A1075]+[.A$4]" office:value-type="float" office:value="320.100000000006">
            <text:p>320.100000000006</text:p>
          </table:table-cell>
          <table:table-cell table:formula="of:=[.A1076]/([.$D$4]*2)" office:value-type="float" office:value="80.0250000000016">
            <text:p>80.0250000000016</text:p>
          </table:table-cell>
          <table:table-cell table:formula="of:=SQRT(ABS([.$D$2]^2-[.B1076]^2))" office:value-type="float" office:value="96.0260348811704">
            <text:p>96.0260348811704</text:p>
          </table:table-cell>
          <table:table-cell table:formula="of:=([.$C$10]-[.C1076])*[.$B$4]" office:value-type="float" office:value="74173.2931041987">
            <text:p>74173.2931041987</text:p>
          </table:table-cell>
          <table:table-cell table:formula="of:=ROUND([.D1076])" office:value-type="float" office:value="74173">
            <text:p>74173</text:p>
          </table:table-cell>
          <table:table-cell table:formula="of:=([.$C$8]-([.E1076]*[.$C$4]))" office:value-type="float" office:value="96.026171875">
            <text:p>96.026171875</text:p>
          </table:table-cell>
          <table:table-cell table:formula="of:=SQRT(ABS([.$D$2]^2-[.F1076]^2))" office:value-type="float" office:value="80.0248356139078">
            <text:p>80.0248356139078</text:p>
          </table:table-cell>
          <table:table-cell table:formula="of:=ABS([.B1076]-[.G1076])" office:value-type="float" office:value="0.00016438609384295">
            <text:p>0.00016438609384295</text:p>
          </table:table-cell>
          <table:table-cell/>
        </table:table-row>
        <table:table-row table:style-name="ro2">
          <table:table-cell table:formula="of:=[.A1076]+[.A$4]" office:value-type="float" office:value="320.400000000006">
            <text:p>320.400000000006</text:p>
          </table:table-cell>
          <table:table-cell table:formula="of:=[.A1077]/([.$D$4]*2)" office:value-type="float" office:value="80.1000000000016">
            <text:p>80.1000000000016</text:p>
          </table:table-cell>
          <table:table-cell table:formula="of:=SQRT(ABS([.$D$2]^2-[.B1077]^2))" office:value-type="float" office:value="95.9634826379271">
            <text:p>95.9634826379271</text:p>
          </table:table-cell>
          <table:table-cell table:formula="of:=([.$C$10]-[.C1077])*[.$B$4]" office:value-type="float" office:value="74333.4268469013">
            <text:p>74333.4268469013</text:p>
          </table:table-cell>
          <table:table-cell table:formula="of:=ROUND([.D1077])" office:value-type="float" office:value="74333">
            <text:p>74333</text:p>
          </table:table-cell>
          <table:table-cell table:formula="of:=([.$C$8]-([.E1077]*[.$C$4]))" office:value-type="float" office:value="95.963671875">
            <text:p>95.963671875</text:p>
          </table:table-cell>
          <table:table-cell table:formula="of:=SQRT(ABS([.$D$2]^2-[.F1077]^2))" office:value-type="float" office:value="80.0997732847437">
            <text:p>80.0997732847437</text:p>
          </table:table-cell>
          <table:table-cell table:formula="of:=ABS([.B1077]-[.G1077])" office:value-type="float" office:value="0.000226715257937826">
            <text:p>0.000226715257937826</text:p>
          </table:table-cell>
          <table:table-cell/>
        </table:table-row>
        <table:table-row table:style-name="ro2">
          <table:table-cell table:formula="of:=[.A1077]+[.A$4]" office:value-type="float" office:value="320.700000000006">
            <text:p>320.700000000006</text:p>
          </table:table-cell>
          <table:table-cell table:formula="of:=[.A1078]/([.$D$4]*2)" office:value-type="float" office:value="80.1750000000016">
            <text:p>80.1750000000016</text:p>
          </table:table-cell>
          <table:table-cell table:formula="of:=SQRT(ABS([.$D$2]^2-[.B1078]^2))" office:value-type="float" office:value="95.9008309400901">
            <text:p>95.9008309400901</text:p>
          </table:table-cell>
          <table:table-cell table:formula="of:=([.$C$10]-[.C1078])*[.$B$4]" office:value-type="float" office:value="74493.8151933642">
            <text:p>74493.8151933642</text:p>
          </table:table-cell>
          <table:table-cell table:formula="of:=ROUND([.D1078])" office:value-type="float" office:value="74494">
            <text:p>74494</text:p>
          </table:table-cell>
          <table:table-cell table:formula="of:=([.$C$8]-([.E1078]*[.$C$4]))" office:value-type="float" office:value="95.90078125">
            <text:p>95.90078125</text:p>
          </table:table-cell>
          <table:table-cell table:formula="of:=SQRT(ABS([.$D$2]^2-[.F1078]^2))" office:value-type="float" office:value="80.1750594364585">
            <text:p>80.1750594364585</text:p>
          </table:table-cell>
          <table:table-cell table:formula="of:=ABS([.B1078]-[.G1078])" office:value-type="float" office:value="0.00005943645687978">
            <text:p>0.00005943645687978</text:p>
          </table:table-cell>
          <table:table-cell/>
        </table:table-row>
        <table:table-row table:style-name="ro2">
          <table:table-cell table:formula="of:=[.A1078]+[.A$4]" office:value-type="float" office:value="321.000000000006">
            <text:p>321.000000000006</text:p>
          </table:table-cell>
          <table:table-cell table:formula="of:=[.A1079]/([.$D$4]*2)" office:value-type="float" office:value="80.2500000000016">
            <text:p>80.2500000000016</text:p>
          </table:table-cell>
          <table:table-cell table:formula="of:=SQRT(ABS([.$D$2]^2-[.B1079]^2))" office:value-type="float" office:value="95.8380795926115">
            <text:p>95.8380795926115</text:p>
          </table:table-cell>
          <table:table-cell table:formula="of:=([.$C$10]-[.C1079])*[.$B$4]" office:value-type="float" office:value="74654.4586429093">
            <text:p>74654.4586429093</text:p>
          </table:table-cell>
          <table:table-cell table:formula="of:=ROUND([.D1079])" office:value-type="float" office:value="74654">
            <text:p>74654</text:p>
          </table:table-cell>
          <table:table-cell table:formula="of:=([.$C$8]-([.E1079]*[.$C$4]))" office:value-type="float" office:value="95.83828125">
            <text:p>95.83828125</text:p>
          </table:table-cell>
          <table:table-cell table:formula="of:=SQRT(ABS([.$D$2]^2-[.F1079]^2))" office:value-type="float" office:value="80.2497591712642">
            <text:p>80.2497591712642</text:p>
          </table:table-cell>
          <table:table-cell table:formula="of:=ABS([.B1079]-[.G1079])" office:value-type="float" office:value="0.000240828737432253">
            <text:p>0.000240828737432253</text:p>
          </table:table-cell>
          <table:table-cell/>
        </table:table-row>
        <table:table-row table:style-name="ro2">
          <table:table-cell table:formula="of:=[.A1079]+[.A$4]" office:value-type="float" office:value="321.300000000006">
            <text:p>321.300000000006</text:p>
          </table:table-cell>
          <table:table-cell table:formula="of:=[.A1080]/([.$D$4]*2)" office:value-type="float" office:value="80.3250000000016">
            <text:p>80.3250000000016</text:p>
          </table:table-cell>
          <table:table-cell table:formula="of:=SQRT(ABS([.$D$2]^2-[.B1080]^2))" office:value-type="float" office:value="95.7752283996219">
            <text:p>95.7752283996219</text:p>
          </table:table-cell>
          <table:table-cell table:formula="of:=([.$C$10]-[.C1080])*[.$B$4]" office:value-type="float" office:value="74815.3576969628">
            <text:p>74815.3576969628</text:p>
          </table:table-cell>
          <table:table-cell table:formula="of:=ROUND([.D1080])" office:value-type="float" office:value="74815">
            <text:p>74815</text:p>
          </table:table-cell>
          <table:table-cell table:formula="of:=([.$C$8]-([.E1080]*[.$C$4]))" office:value-type="float" office:value="95.775390625">
            <text:p>95.775390625</text:p>
          </table:table-cell>
          <table:table-cell table:formula="of:=SQRT(ABS([.$D$2]^2-[.F1080]^2))" office:value-type="float" office:value="80.3248065707516">
            <text:p>80.3248065707516</text:p>
          </table:table-cell>
          <table:table-cell table:formula="of:=ABS([.B1080]-[.G1080])" office:value-type="float" office:value="0.000193429249989663">
            <text:p>0.000193429249989663</text:p>
          </table:table-cell>
          <table:table-cell/>
        </table:table-row>
        <table:table-row table:style-name="ro2">
          <table:table-cell table:formula="of:=[.A1080]+[.A$4]" office:value-type="float" office:value="321.600000000006">
            <text:p>321.600000000006</text:p>
          </table:table-cell>
          <table:table-cell table:formula="of:=[.A1081]/([.$D$4]*2)" office:value-type="float" office:value="80.4000000000016">
            <text:p>80.4000000000016</text:p>
          </table:table-cell>
          <table:table-cell table:formula="of:=SQRT(ABS([.$D$2]^2-[.B1081]^2))" office:value-type="float" office:value="95.7122771644252">
            <text:p>95.7122771644252</text:p>
          </table:table-cell>
          <table:table-cell table:formula="of:=([.$C$10]-[.C1081])*[.$B$4]" office:value-type="float" office:value="74976.5128590664">
            <text:p>74976.5128590664</text:p>
          </table:table-cell>
          <table:table-cell table:formula="of:=ROUND([.D1081])" office:value-type="float" office:value="74977">
            <text:p>74977</text:p>
          </table:table-cell>
          <table:table-cell table:formula="of:=([.$C$8]-([.E1081]*[.$C$4]))" office:value-type="float" office:value="95.712109375">
            <text:p>95.712109375</text:p>
          </table:table-cell>
          <table:table-cell table:formula="of:=SQRT(ABS([.$D$2]^2-[.F1081]^2))" office:value-type="float" office:value="80.4001997447024">
            <text:p>80.4001997447024</text:p>
          </table:table-cell>
          <table:table-cell table:formula="of:=ABS([.B1081]-[.G1081])" office:value-type="float" office:value="0.000199744700751126">
            <text:p>0.000199744700751126</text:p>
          </table:table-cell>
          <table:table-cell/>
        </table:table-row>
        <table:table-row table:style-name="ro2">
          <table:table-cell table:formula="of:=[.A1081]+[.A$4]" office:value-type="float" office:value="321.900000000006">
            <text:p>321.900000000006</text:p>
          </table:table-cell>
          <table:table-cell table:formula="of:=[.A1082]/([.$D$4]*2)" office:value-type="float" office:value="80.4750000000016">
            <text:p>80.4750000000016</text:p>
          </table:table-cell>
          <table:table-cell table:formula="of:=SQRT(ABS([.$D$2]^2-[.B1082]^2))" office:value-type="float" office:value="95.6492256894939">
            <text:p>95.6492256894939</text:p>
          </table:table-cell>
          <table:table-cell table:formula="of:=([.$C$10]-[.C1082])*[.$B$4]" office:value-type="float" office:value="75137.9246348905">
            <text:p>75137.9246348905</text:p>
          </table:table-cell>
          <table:table-cell table:formula="of:=ROUND([.D1082])" office:value-type="float" office:value="75138">
            <text:p>75138</text:p>
          </table:table-cell>
          <table:table-cell table:formula="of:=([.$C$8]-([.E1082]*[.$C$4]))" office:value-type="float" office:value="95.64921875">
            <text:p>95.64921875</text:p>
          </table:table-cell>
          <table:table-cell table:formula="of:=SQRT(ABS([.$D$2]^2-[.F1082]^2))" office:value-type="float" office:value="80.4750082479937">
            <text:p>80.4750082479937</text:p>
          </table:table-cell>
          <table:table-cell table:formula="of:=ABS([.B1082]-[.G1082])" office:value-type="float" office:value="0.00000824799204224291">
            <text:p>0.00000824799204224291</text:p>
          </table:table-cell>
          <table:table-cell/>
        </table:table-row>
        <table:table-row table:style-name="ro2">
          <table:table-cell table:formula="of:=[.A1082]+[.A$4]" office:value-type="float" office:value="322.200000000006">
            <text:p>322.200000000006</text:p>
          </table:table-cell>
          <table:table-cell table:formula="of:=[.A1083]/([.$D$4]*2)" office:value-type="float" office:value="80.5500000000016">
            <text:p>80.5500000000016</text:p>
          </table:table-cell>
          <table:table-cell table:formula="of:=SQRT(ABS([.$D$2]^2-[.B1083]^2))" office:value-type="float" office:value="95.5860737764646">
            <text:p>95.5860737764646</text:p>
          </table:table-cell>
          <table:table-cell table:formula="of:=([.$C$10]-[.C1083])*[.$B$4]" office:value-type="float" office:value="75299.5935322454">
            <text:p>75299.5935322454</text:p>
          </table:table-cell>
          <table:table-cell table:formula="of:=ROUND([.D1083])" office:value-type="float" office:value="75300">
            <text:p>75300</text:p>
          </table:table-cell>
          <table:table-cell table:formula="of:=([.$C$8]-([.E1083]*[.$C$4]))" office:value-type="float" office:value="95.5859375">
            <text:p>95.5859375</text:p>
          </table:table-cell>
          <table:table-cell table:formula="of:=SQRT(ABS([.$D$2]^2-[.F1083]^2))" office:value-type="float" office:value="80.5501617145869">
            <text:p>80.5501617145869</text:p>
          </table:table-cell>
          <table:table-cell table:formula="of:=ABS([.B1083]-[.G1083])" office:value-type="float" office:value="0.000161714585232176">
            <text:p>0.000161714585232176</text:p>
          </table:table-cell>
          <table:table-cell/>
        </table:table-row>
        <table:table-row table:style-name="ro2">
          <table:table-cell table:formula="of:=[.A1083]+[.A$4]" office:value-type="float" office:value="322.500000000006">
            <text:p>322.500000000006</text:p>
          </table:table-cell>
          <table:table-cell table:formula="of:=[.A1084]/([.$D$4]*2)" office:value-type="float" office:value="80.6250000000016">
            <text:p>80.6250000000016</text:p>
          </table:table-cell>
          <table:table-cell table:formula="of:=SQRT(ABS([.$D$2]^2-[.B1084]^2))" office:value-type="float" office:value="95.5228212261329">
            <text:p>95.5228212261329</text:p>
          </table:table-cell>
          <table:table-cell table:formula="of:=([.$C$10]-[.C1084])*[.$B$4]" office:value-type="float" office:value="75461.5200610947">
            <text:p>75461.5200610947</text:p>
          </table:table-cell>
          <table:table-cell table:formula="of:=ROUND([.D1084])" office:value-type="float" office:value="75462">
            <text:p>75462</text:p>
          </table:table-cell>
          <table:table-cell table:formula="of:=([.$C$8]-([.E1084]*[.$C$4]))" office:value-type="float" office:value="95.52265625">
            <text:p>95.52265625</text:p>
          </table:table-cell>
          <table:table-cell table:formula="of:=SQRT(ABS([.$D$2]^2-[.F1084]^2))" office:value-type="float" office:value="80.625195459883">
            <text:p>80.625195459883</text:p>
          </table:table-cell>
          <table:table-cell table:formula="of:=ABS([.B1084]-[.G1084])" office:value-type="float" office:value="0.000195459881368265">
            <text:p>0.000195459881368265</text:p>
          </table:table-cell>
          <table:table-cell/>
        </table:table-row>
        <table:table-row table:style-name="ro2">
          <table:table-cell table:formula="of:=[.A1084]+[.A$4]" office:value-type="float" office:value="322.800000000006">
            <text:p>322.800000000006</text:p>
          </table:table-cell>
          <table:table-cell table:formula="of:=[.A1085]/([.$D$4]*2)" office:value-type="float" office:value="80.7000000000016">
            <text:p>80.7000000000016</text:p>
          </table:table-cell>
          <table:table-cell table:formula="of:=SQRT(ABS([.$D$2]^2-[.B1085]^2))" office:value-type="float" office:value="95.4594678384483">
            <text:p>95.4594678384483</text:p>
          </table:table-cell>
          <table:table-cell table:formula="of:=([.$C$10]-[.C1085])*[.$B$4]" office:value-type="float" office:value="75623.7047335673">
            <text:p>75623.7047335673</text:p>
          </table:table-cell>
          <table:table-cell table:formula="of:=ROUND([.D1085])" office:value-type="float" office:value="75624">
            <text:p>75624</text:p>
          </table:table-cell>
          <table:table-cell table:formula="of:=([.$C$8]-([.E1085]*[.$C$4]))" office:value-type="float" office:value="95.459375">
            <text:p>95.459375</text:p>
          </table:table-cell>
          <table:table-cell table:formula="of:=SQRT(ABS([.$D$2]^2-[.F1085]^2))" office:value-type="float" office:value="80.7001098178272">
            <text:p>80.7001098178272</text:p>
          </table:table-cell>
          <table:table-cell table:formula="of:=ABS([.B1085]-[.G1085])" office:value-type="float" office:value="0.000109817825617142">
            <text:p>0.000109817825617142</text:p>
          </table:table-cell>
          <table:table-cell/>
        </table:table-row>
        <table:table-row table:style-name="ro2">
          <table:table-cell table:formula="of:=[.A1085]+[.A$4]" office:value-type="float" office:value="323.100000000007">
            <text:p>323.100000000007</text:p>
          </table:table-cell>
          <table:table-cell table:formula="of:=[.A1086]/([.$D$4]*2)" office:value-type="float" office:value="80.7750000000016">
            <text:p>80.7750000000016</text:p>
          </table:table-cell>
          <table:table-cell table:formula="of:=SQRT(ABS([.$D$2]^2-[.B1086]^2))" office:value-type="float" office:value="95.3960134125097">
            <text:p>95.3960134125097</text:p>
          </table:table-cell>
          <table:table-cell table:formula="of:=([.$C$10]-[.C1086])*[.$B$4]" office:value-type="float" office:value="75786.1480639699">
            <text:p>75786.1480639699</text:p>
          </table:table-cell>
          <table:table-cell table:formula="of:=ROUND([.D1086])" office:value-type="float" office:value="75786">
            <text:p>75786</text:p>
          </table:table-cell>
          <table:table-cell table:formula="of:=([.$C$8]-([.E1086]*[.$C$4]))" office:value-type="float" office:value="95.39609375">
            <text:p>95.39609375</text:p>
          </table:table-cell>
          <table:table-cell table:formula="of:=SQRT(ABS([.$D$2]^2-[.F1086]^2))" office:value-type="float" office:value="80.7749051205955">
            <text:p>80.7749051205955</text:p>
          </table:table-cell>
          <table:table-cell table:formula="of:=ABS([.B1086]-[.G1086])" office:value-type="float" office:value="0.0000948794060917635">
            <text:p>0.0000948794060917635</text:p>
          </table:table-cell>
          <table:table-cell/>
        </table:table-row>
        <table:table-row table:style-name="ro2">
          <table:table-cell table:formula="of:=[.A1086]+[.A$4]" office:value-type="float" office:value="323.400000000007">
            <text:p>323.400000000007</text:p>
          </table:table-cell>
          <table:table-cell table:formula="of:=[.A1087]/([.$D$4]*2)" office:value-type="float" office:value="80.8500000000016">
            <text:p>80.8500000000016</text:p>
          </table:table-cell>
          <table:table-cell table:formula="of:=SQRT(ABS([.$D$2]^2-[.B1087]^2))" office:value-type="float" office:value="95.3324577465605">
            <text:p>95.3324577465605</text:p>
          </table:table-cell>
          <table:table-cell table:formula="of:=([.$C$10]-[.C1087])*[.$B$4]" office:value-type="float" office:value="75948.8505688">
            <text:p>75948.8505688</text:p>
          </table:table-cell>
          <table:table-cell table:formula="of:=ROUND([.D1087])" office:value-type="float" office:value="75949">
            <text:p>75949</text:p>
          </table:table-cell>
          <table:table-cell table:formula="of:=([.$C$8]-([.E1087]*[.$C$4]))" office:value-type="float" office:value="95.332421875">
            <text:p>95.332421875</text:p>
          </table:table-cell>
          <table:table-cell table:formula="of:=SQRT(ABS([.$D$2]^2-[.F1087]^2))" office:value-type="float" office:value="80.8500422971258">
            <text:p>80.8500422971258</text:p>
          </table:table-cell>
          <table:table-cell table:formula="of:=ABS([.B1087]-[.G1087])" office:value-type="float" office:value="0.000042297124124957">
            <text:p>0.000042297124124957</text:p>
          </table:table-cell>
          <table:table-cell/>
        </table:table-row>
        <table:table-row table:style-name="ro2">
          <table:table-cell table:formula="of:=[.A1087]+[.A$4]" office:value-type="float" office:value="323.700000000007">
            <text:p>323.700000000007</text:p>
          </table:table-cell>
          <table:table-cell table:formula="of:=[.A1088]/([.$D$4]*2)" office:value-type="float" office:value="80.9250000000016">
            <text:p>80.9250000000016</text:p>
          </table:table-cell>
          <table:table-cell table:formula="of:=SQRT(ABS([.$D$2]^2-[.B1088]^2))" office:value-type="float" office:value="95.2688006379829">
            <text:p>95.2688006379829</text:p>
          </table:table-cell>
          <table:table-cell table:formula="of:=([.$C$10]-[.C1088])*[.$B$4]" office:value-type="float" office:value="76111.8127667586">
            <text:p>76111.8127667586</text:p>
          </table:table-cell>
          <table:table-cell table:formula="of:=ROUND([.D1088])" office:value-type="float" office:value="76112">
            <text:p>76112</text:p>
          </table:table-cell>
          <table:table-cell table:formula="of:=([.$C$8]-([.E1088]*[.$C$4]))" office:value-type="float" office:value="95.26875">
            <text:p>95.26875</text:p>
          </table:table-cell>
          <table:table-cell table:formula="of:=SQRT(ABS([.$D$2]^2-[.F1088]^2))" office:value-type="float" office:value="80.9250596134319">
            <text:p>80.9250596134319</text:p>
          </table:table-cell>
          <table:table-cell table:formula="of:=ABS([.B1088]-[.G1088])" office:value-type="float" office:value="0.0000596134302384144">
            <text:p>0.0000596134302384144</text:p>
          </table:table-cell>
          <table:table-cell/>
        </table:table-row>
        <table:table-row table:style-name="ro2">
          <table:table-cell table:formula="of:=[.A1088]+[.A$4]" office:value-type="float" office:value="324.000000000007">
            <text:p>324.000000000007</text:p>
          </table:table-cell>
          <table:table-cell table:formula="of:=[.A1089]/([.$D$4]*2)" office:value-type="float" office:value="81.0000000000016">
            <text:p>81.0000000000016</text:p>
          </table:table-cell>
          <table:table-cell table:formula="of:=SQRT(ABS([.$D$2]^2-[.B1089]^2))" office:value-type="float" office:value="95.2050418832939">
            <text:p>95.2050418832939</text:p>
          </table:table-cell>
          <table:table-cell table:formula="of:=([.$C$10]-[.C1089])*[.$B$4]" office:value-type="float" office:value="76275.0351787626">
            <text:p>76275.0351787626</text:p>
          </table:table-cell>
          <table:table-cell table:formula="of:=ROUND([.D1089])" office:value-type="float" office:value="76275">
            <text:p>76275</text:p>
          </table:table-cell>
          <table:table-cell table:formula="of:=([.$C$8]-([.E1089]*[.$C$4]))" office:value-type="float" office:value="95.205078125">
            <text:p>95.205078125</text:p>
          </table:table-cell>
          <table:table-cell table:formula="of:=SQRT(ABS([.$D$2]^2-[.F1089]^2))" office:value-type="float" office:value="80.999957402536">
            <text:p>80.999957402536</text:p>
          </table:table-cell>
          <table:table-cell table:formula="of:=ABS([.B1089]-[.G1089])" office:value-type="float" office:value="0.0000425974656366179">
            <text:p>0.0000425974656366179</text:p>
          </table:table-cell>
          <table:table-cell/>
        </table:table-row>
        <table:table-row table:style-name="ro2">
          <table:table-cell table:formula="of:=[.A1089]+[.A$4]" office:value-type="float" office:value="324.300000000007">
            <text:p>324.300000000007</text:p>
          </table:table-cell>
          <table:table-cell table:formula="of:=[.A1090]/([.$D$4]*2)" office:value-type="float" office:value="81.0750000000016">
            <text:p>81.0750000000016</text:p>
          </table:table-cell>
          <table:table-cell table:formula="of:=SQRT(ABS([.$D$2]^2-[.B1090]^2))" office:value-type="float" office:value="95.1411812781391">
            <text:p>95.1411812781391</text:p>
          </table:table-cell>
          <table:table-cell table:formula="of:=([.$C$10]-[.C1090])*[.$B$4]" office:value-type="float" office:value="76438.5183279586">
            <text:p>76438.5183279586</text:p>
          </table:table-cell>
          <table:table-cell table:formula="of:=ROUND([.D1090])" office:value-type="float" office:value="76439">
            <text:p>76439</text:p>
          </table:table-cell>
          <table:table-cell table:formula="of:=([.$C$8]-([.E1090]*[.$C$4]))" office:value-type="float" office:value="95.141015625">
            <text:p>95.141015625</text:p>
          </table:table-cell>
          <table:table-cell table:formula="of:=SQRT(ABS([.$D$2]^2-[.F1090]^2))" office:value-type="float" office:value="81.0751943928814">
            <text:p>81.0751943928814</text:p>
          </table:table-cell>
          <table:table-cell table:formula="of:=ABS([.B1090]-[.G1090])" office:value-type="float" office:value="0.000194392879762972">
            <text:p>0.000194392879762972</text:p>
          </table:table-cell>
          <table:table-cell/>
        </table:table-row>
        <table:table-row table:style-name="ro2">
          <table:table-cell table:formula="of:=[.A1090]+[.A$4]" office:value-type="float" office:value="324.600000000007">
            <text:p>324.600000000007</text:p>
          </table:table-cell>
          <table:table-cell table:formula="of:=[.A1091]/([.$D$4]*2)" office:value-type="float" office:value="81.1500000000016">
            <text:p>81.1500000000016</text:p>
          </table:table-cell>
          <table:table-cell table:formula="of:=SQRT(ABS([.$D$2]^2-[.B1091]^2))" office:value-type="float" office:value="95.0772186172888">
            <text:p>95.0772186172888</text:p>
          </table:table-cell>
          <table:table-cell table:formula="of:=([.$C$10]-[.C1091])*[.$B$4]" office:value-type="float" office:value="76602.2627397354">
            <text:p>76602.2627397354</text:p>
          </table:table-cell>
          <table:table-cell table:formula="of:=ROUND([.D1091])" office:value-type="float" office:value="76602">
            <text:p>76602</text:p>
          </table:table-cell>
          <table:table-cell table:formula="of:=([.$C$8]-([.E1091]*[.$C$4]))" office:value-type="float" office:value="95.07734375">
            <text:p>95.07734375</text:p>
          </table:table-cell>
          <table:table-cell table:formula="of:=SQRT(ABS([.$D$2]^2-[.F1091]^2))" office:value-type="float" office:value="81.1498533913915">
            <text:p>81.1498533913915</text:p>
          </table:table-cell>
          <table:table-cell table:formula="of:=ABS([.B1091]-[.G1091])" office:value-type="float" office:value="0.000146608610123167">
            <text:p>0.000146608610123167</text:p>
          </table:table-cell>
          <table:table-cell/>
        </table:table-row>
        <table:table-row table:style-name="ro2">
          <table:table-cell table:formula="of:=[.A1091]+[.A$4]" office:value-type="float" office:value="324.900000000007">
            <text:p>324.900000000007</text:p>
          </table:table-cell>
          <table:table-cell table:formula="of:=[.A1092]/([.$D$4]*2)" office:value-type="float" office:value="81.2250000000016">
            <text:p>81.2250000000016</text:p>
          </table:table-cell>
          <table:table-cell table:formula="of:=SQRT(ABS([.$D$2]^2-[.B1092]^2))" office:value-type="float" office:value="95.0131536946319">
            <text:p>95.0131536946319</text:p>
          </table:table-cell>
          <table:table-cell table:formula="of:=([.$C$10]-[.C1092])*[.$B$4]" office:value-type="float" office:value="76766.2689417373">
            <text:p>76766.2689417373</text:p>
          </table:table-cell>
          <table:table-cell table:formula="of:=ROUND([.D1092])" office:value-type="float" office:value="76766">
            <text:p>76766</text:p>
          </table:table-cell>
          <table:table-cell table:formula="of:=([.$C$8]-([.E1092]*[.$C$4]))" office:value-type="float" office:value="95.01328125">
            <text:p>95.01328125</text:p>
          </table:table-cell>
          <table:table-cell table:formula="of:=SQRT(ABS([.$D$2]^2-[.F1092]^2))" office:value-type="float" office:value="81.2248507915428">
            <text:p>81.2248507915428</text:p>
          </table:table-cell>
          <table:table-cell table:formula="of:=ABS([.B1092]-[.G1092])" office:value-type="float" office:value="0.000149208458807948">
            <text:p>0.000149208458807948</text:p>
          </table:table-cell>
          <table:table-cell/>
        </table:table-row>
        <table:table-row table:style-name="ro2">
          <table:table-cell table:formula="of:=[.A1092]+[.A$4]" office:value-type="float" office:value="325.200000000007">
            <text:p>325.200000000007</text:p>
          </table:table-cell>
          <table:table-cell table:formula="of:=[.A1093]/([.$D$4]*2)" office:value-type="float" office:value="81.3000000000016">
            <text:p>81.3000000000016</text:p>
          </table:table-cell>
          <table:table-cell table:formula="of:=SQRT(ABS([.$D$2]^2-[.B1093]^2))" office:value-type="float" office:value="94.9489863031709">
            <text:p>94.9489863031709</text:p>
          </table:table-cell>
          <table:table-cell table:formula="of:=([.$C$10]-[.C1093])*[.$B$4]" office:value-type="float" office:value="76930.5374638774">
            <text:p>76930.5374638774</text:p>
          </table:table-cell>
          <table:table-cell table:formula="of:=ROUND([.D1093])" office:value-type="float" office:value="76931">
            <text:p>76931</text:p>
          </table:table-cell>
          <table:table-cell table:formula="of:=([.$C$8]-([.E1093]*[.$C$4]))" office:value-type="float" office:value="94.948828125">
            <text:p>94.948828125</text:p>
          </table:table-cell>
          <table:table-cell table:formula="of:=SQRT(ABS([.$D$2]^2-[.F1093]^2))" office:value-type="float" office:value="81.3001847334261">
            <text:p>81.3001847334261</text:p>
          </table:table-cell>
          <table:table-cell table:formula="of:=ABS([.B1093]-[.G1093])" office:value-type="float" office:value="0.000184733424447359">
            <text:p>0.000184733424447359</text:p>
          </table:table-cell>
          <table:table-cell/>
        </table:table-row>
        <table:table-row table:style-name="ro2">
          <table:table-cell table:formula="of:=[.A1093]+[.A$4]" office:value-type="float" office:value="325.500000000007">
            <text:p>325.500000000007</text:p>
          </table:table-cell>
          <table:table-cell table:formula="of:=[.A1094]/([.$D$4]*2)" office:value-type="float" office:value="81.3750000000016">
            <text:p>81.3750000000016</text:p>
          </table:table-cell>
          <table:table-cell table:formula="of:=SQRT(ABS([.$D$2]^2-[.B1094]^2))" office:value-type="float" office:value="94.8847162350172">
            <text:p>94.8847162350172</text:p>
          </table:table-cell>
          <table:table-cell table:formula="of:=([.$C$10]-[.C1094])*[.$B$4]" office:value-type="float" office:value="77095.0688383509">
            <text:p>77095.0688383509</text:p>
          </table:table-cell>
          <table:table-cell table:formula="of:=ROUND([.D1094])" office:value-type="float" office:value="77095">
            <text:p>77095</text:p>
          </table:table-cell>
          <table:table-cell table:formula="of:=([.$C$8]-([.E1094]*[.$C$4]))" office:value-type="float" office:value="94.884765625">
            <text:p>94.884765625</text:p>
          </table:table-cell>
          <table:table-cell table:formula="of:=SQRT(ABS([.$D$2]^2-[.F1094]^2))" office:value-type="float" office:value="81.3749424103564">
            <text:p>81.3749424103564</text:p>
          </table:table-cell>
          <table:table-cell table:formula="of:=ABS([.B1094]-[.G1094])" office:value-type="float" office:value="0.0000575896452659208">
            <text:p>0.0000575896452659208</text:p>
          </table:table-cell>
          <table:table-cell/>
        </table:table-row>
        <table:table-row table:style-name="ro2">
          <table:table-cell table:formula="of:=[.A1094]+[.A$4]" office:value-type="float" office:value="325.800000000007">
            <text:p>325.800000000007</text:p>
          </table:table-cell>
          <table:table-cell table:formula="of:=[.A1095]/([.$D$4]*2)" office:value-type="float" office:value="81.4500000000017">
            <text:p>81.4500000000017</text:p>
          </table:table-cell>
          <table:table-cell table:formula="of:=SQRT(ABS([.$D$2]^2-[.B1095]^2))" office:value-type="float" office:value="94.8203432813852">
            <text:p>94.8203432813852</text:p>
          </table:table-cell>
          <table:table-cell table:formula="of:=([.$C$10]-[.C1095])*[.$B$4]" office:value-type="float" office:value="77259.8635996487">
            <text:p>77259.8635996487</text:p>
          </table:table-cell>
          <table:table-cell table:formula="of:=ROUND([.D1095])" office:value-type="float" office:value="77260">
            <text:p>77260</text:p>
          </table:table-cell>
          <table:table-cell table:formula="of:=([.$C$8]-([.E1095]*[.$C$4]))" office:value-type="float" office:value="94.8203125">
            <text:p>94.8203125</text:p>
          </table:table-cell>
          <table:table-cell table:formula="of:=SQRT(ABS([.$D$2]^2-[.F1095]^2))" office:value-type="float" office:value="81.4500358342606">
            <text:p>81.4500358342606</text:p>
          </table:table-cell>
          <table:table-cell table:formula="of:=ABS([.B1095]-[.G1095])" office:value-type="float" office:value="0.0000358342589947824">
            <text:p>0.0000358342589947824</text:p>
          </table:table-cell>
          <table:table-cell/>
        </table:table-row>
        <table:table-row table:style-name="ro2">
          <table:table-cell table:formula="of:=[.A1095]+[.A$4]" office:value-type="float" office:value="326.100000000007">
            <text:p>326.100000000007</text:p>
          </table:table-cell>
          <table:table-cell table:formula="of:=[.A1096]/([.$D$4]*2)" office:value-type="float" office:value="81.5250000000017">
            <text:p>81.5250000000017</text:p>
          </table:table-cell>
          <table:table-cell table:formula="of:=SQRT(ABS([.$D$2]^2-[.B1096]^2))" office:value-type="float" office:value="94.7558672325874">
            <text:p>94.7558672325874</text:p>
          </table:table-cell>
          <table:table-cell table:formula="of:=([.$C$10]-[.C1096])*[.$B$4]" office:value-type="float" office:value="77424.9222845711">
            <text:p>77424.9222845711</text:p>
          </table:table-cell>
          <table:table-cell table:formula="of:=ROUND([.D1096])" office:value-type="float" office:value="77425">
            <text:p>77425</text:p>
          </table:table-cell>
          <table:table-cell table:formula="of:=([.$C$8]-([.E1096]*[.$C$4]))" office:value-type="float" office:value="94.755859375">
            <text:p>94.755859375</text:p>
          </table:table-cell>
          <table:table-cell table:formula="of:=SQRT(ABS([.$D$2]^2-[.F1096]^2))" office:value-type="float" office:value="81.5250091328129">
            <text:p>81.5250091328129</text:p>
          </table:table-cell>
          <table:table-cell table:formula="of:=ABS([.B1096]-[.G1096])" office:value-type="float" office:value="0.00000913281122905119">
            <text:p>0.00000913281122905119</text:p>
          </table:table-cell>
          <table:table-cell/>
        </table:table-row>
        <table:table-row table:style-name="ro2">
          <table:table-cell table:formula="of:=[.A1096]+[.A$4]" office:value-type="float" office:value="326.400000000007">
            <text:p>326.400000000007</text:p>
          </table:table-cell>
          <table:table-cell table:formula="of:=[.A1097]/([.$D$4]*2)" office:value-type="float" office:value="81.6000000000017">
            <text:p>81.6000000000017</text:p>
          </table:table-cell>
          <table:table-cell table:formula="of:=SQRT(ABS([.$D$2]^2-[.B1097]^2))" office:value-type="float" office:value="94.6912878780288">
            <text:p>94.6912878780288</text:p>
          </table:table-cell>
          <table:table-cell table:formula="of:=([.$C$10]-[.C1097])*[.$B$4]" office:value-type="float" office:value="77590.245432241">
            <text:p>77590.245432241</text:p>
          </table:table-cell>
          <table:table-cell table:formula="of:=ROUND([.D1097])" office:value-type="float" office:value="77590">
            <text:p>77590</text:p>
          </table:table-cell>
          <table:table-cell table:formula="of:=([.$C$8]-([.E1097]*[.$C$4]))" office:value-type="float" office:value="94.69140625">
            <text:p>94.69140625</text:p>
          </table:table-cell>
          <table:table-cell table:formula="of:=SQRT(ABS([.$D$2]^2-[.F1097]^2))" office:value-type="float" office:value="81.5998626371237">
            <text:p>81.5998626371237</text:p>
          </table:table-cell>
          <table:table-cell table:formula="of:=ABS([.B1097]-[.G1097])" office:value-type="float" office:value="0.000137362877936198">
            <text:p>0.000137362877936198</text:p>
          </table:table-cell>
          <table:table-cell/>
        </table:table-row>
        <table:table-row table:style-name="ro2">
          <table:table-cell table:formula="of:=[.A1097]+[.A$4]" office:value-type="float" office:value="326.700000000007">
            <text:p>326.700000000007</text:p>
          </table:table-cell>
          <table:table-cell table:formula="of:=[.A1098]/([.$D$4]*2)" office:value-type="float" office:value="81.6750000000017">
            <text:p>81.6750000000017</text:p>
          </table:table-cell>
          <table:table-cell table:formula="of:=SQRT(ABS([.$D$2]^2-[.B1098]^2))" office:value-type="float" office:value="94.6266050062018">
            <text:p>94.6266050062018</text:p>
          </table:table-cell>
          <table:table-cell table:formula="of:=([.$C$10]-[.C1098])*[.$B$4]" office:value-type="float" office:value="77755.8335841183">
            <text:p>77755.8335841183</text:p>
          </table:table-cell>
          <table:table-cell table:formula="of:=ROUND([.D1098])" office:value-type="float" office:value="77756">
            <text:p>77756</text:p>
          </table:table-cell>
          <table:table-cell table:formula="of:=([.$C$8]-([.E1098]*[.$C$4]))" office:value-type="float" office:value="94.6265625">
            <text:p>94.6265625</text:p>
          </table:table-cell>
          <table:table-cell table:formula="of:=SQRT(ABS([.$D$2]^2-[.F1098]^2))" office:value-type="float" office:value="81.6750492465942">
            <text:p>81.6750492465942</text:p>
          </table:table-cell>
          <table:table-cell table:formula="of:=ABS([.B1098]-[.G1098])" office:value-type="float" office:value="0.0000492465925816532">
            <text:p>0.0000492465925816532</text:p>
          </table:table-cell>
          <table:table-cell/>
        </table:table-row>
        <table:table-row table:style-name="ro2">
          <table:table-cell table:formula="of:=[.A1098]+[.A$4]" office:value-type="float" office:value="327.000000000007">
            <text:p>327.000000000007</text:p>
          </table:table-cell>
          <table:table-cell table:formula="of:=[.A1099]/([.$D$4]*2)" office:value-type="float" office:value="81.7500000000017">
            <text:p>81.7500000000017</text:p>
          </table:table-cell>
          <table:table-cell table:formula="of:=SQRT(ABS([.$D$2]^2-[.B1099]^2))" office:value-type="float" office:value="94.5618184046803">
            <text:p>94.5618184046803</text:p>
          </table:table-cell>
          <table:table-cell table:formula="of:=([.$C$10]-[.C1099])*[.$B$4]" office:value-type="float" office:value="77921.6872840133">
            <text:p>77921.6872840133</text:p>
          </table:table-cell>
          <table:table-cell table:formula="of:=ROUND([.D1099])" office:value-type="float" office:value="77922">
            <text:p>77922</text:p>
          </table:table-cell>
          <table:table-cell table:formula="of:=([.$C$8]-([.E1099]*[.$C$4]))" office:value-type="float" office:value="94.56171875">
            <text:p>94.56171875</text:p>
          </table:table-cell>
          <table:table-cell table:formula="of:=SQRT(ABS([.$D$2]^2-[.F1099]^2))" office:value-type="float" office:value="81.7501152723707">
            <text:p>81.7501152723707</text:p>
          </table:table-cell>
          <table:table-cell table:formula="of:=ABS([.B1099]-[.G1099])" office:value-type="float" office:value="0.000115272369058061">
            <text:p>0.000115272369058061</text:p>
          </table:table-cell>
          <table:table-cell/>
        </table:table-row>
        <table:table-row table:style-name="ro2">
          <table:table-cell table:formula="of:=[.A1099]+[.A$4]" office:value-type="float" office:value="327.300000000007">
            <text:p>327.300000000007</text:p>
          </table:table-cell>
          <table:table-cell table:formula="of:=[.A1100]/([.$D$4]*2)" office:value-type="float" office:value="81.8250000000017">
            <text:p>81.8250000000017</text:p>
          </table:table-cell>
          <table:table-cell table:formula="of:=SQRT(ABS([.$D$2]^2-[.B1100]^2))" office:value-type="float" office:value="94.4969278601147">
            <text:p>94.4969278601147</text:p>
          </table:table-cell>
          <table:table-cell table:formula="of:=([.$C$10]-[.C1100])*[.$B$4]" office:value-type="float" office:value="78087.8070781011">
            <text:p>78087.8070781011</text:p>
          </table:table-cell>
          <table:table-cell table:formula="of:=ROUND([.D1100])" office:value-type="float" office:value="78088">
            <text:p>78088</text:p>
          </table:table-cell>
          <table:table-cell table:formula="of:=([.$C$8]-([.E1100]*[.$C$4]))" office:value-type="float" office:value="94.496875">
            <text:p>94.496875</text:p>
          </table:table-cell>
          <table:table-cell table:formula="of:=SQRT(ABS([.$D$2]^2-[.F1100]^2))" office:value-type="float" office:value="81.8250610463223">
            <text:p>81.8250610463223</text:p>
          </table:table-cell>
          <table:table-cell table:formula="of:=ABS([.B1100]-[.G1100])" office:value-type="float" office:value="0.0000610463206527356">
            <text:p>0.0000610463206527356</text:p>
          </table:table-cell>
          <table:table-cell/>
        </table:table-row>
        <table:table-row table:style-name="ro2">
          <table:table-cell table:formula="of:=[.A1100]+[.A$4]" office:value-type="float" office:value="327.600000000007">
            <text:p>327.600000000007</text:p>
          </table:table-cell>
          <table:table-cell table:formula="of:=[.A1101]/([.$D$4]*2)" office:value-type="float" office:value="81.9000000000017">
            <text:p>81.9000000000017</text:p>
          </table:table-cell>
          <table:table-cell table:formula="of:=SQRT(ABS([.$D$2]^2-[.B1101]^2))" office:value-type="float" office:value="94.4319331582263">
            <text:p>94.4319331582263</text:p>
          </table:table-cell>
          <table:table-cell table:formula="of:=([.$C$10]-[.C1101])*[.$B$4]" office:value-type="float" office:value="78254.1935149354">
            <text:p>78254.1935149354</text:p>
          </table:table-cell>
          <table:table-cell table:formula="of:=ROUND([.D1101])" office:value-type="float" office:value="78254">
            <text:p>78254</text:p>
          </table:table-cell>
          <table:table-cell table:formula="of:=([.$C$8]-([.E1101]*[.$C$4]))" office:value-type="float" office:value="94.43203125">
            <text:p>94.43203125</text:p>
          </table:table-cell>
          <table:table-cell table:formula="of:=SQRT(ABS([.$D$2]^2-[.F1101]^2))" office:value-type="float" office:value="81.8998868985728">
            <text:p>81.8998868985728</text:p>
          </table:table-cell>
          <table:table-cell table:formula="of:=ABS([.B1101]-[.G1101])" office:value-type="float" office:value="0.00011310142882337">
            <text:p>0.00011310142882337</text:p>
          </table:table-cell>
          <table:table-cell/>
        </table:table-row>
        <table:table-row table:style-name="ro2">
          <table:table-cell table:formula="of:=[.A1101]+[.A$4]" office:value-type="float" office:value="327.900000000007">
            <text:p>327.900000000007</text:p>
          </table:table-cell>
          <table:table-cell table:formula="of:=[.A1102]/([.$D$4]*2)" office:value-type="float" office:value="81.9750000000017">
            <text:p>81.9750000000017</text:p>
          </table:table-cell>
          <table:table-cell table:formula="of:=SQRT(ABS([.$D$2]^2-[.B1102]^2))" office:value-type="float" office:value="94.3668340838015">
            <text:p>94.3668340838015</text:p>
          </table:table-cell>
          <table:table-cell table:formula="of:=([.$C$10]-[.C1102])*[.$B$4]" office:value-type="float" office:value="78420.8471454629">
            <text:p>78420.8471454629</text:p>
          </table:table-cell>
          <table:table-cell table:formula="of:=ROUND([.D1102])" office:value-type="float" office:value="78421">
            <text:p>78421</text:p>
          </table:table-cell>
          <table:table-cell table:formula="of:=([.$C$8]-([.E1102]*[.$C$4]))" office:value-type="float" office:value="94.366796875">
            <text:p>94.366796875</text:p>
          </table:table-cell>
          <table:table-cell table:formula="of:=SQRT(ABS([.$D$2]^2-[.F1102]^2))" office:value-type="float" office:value="81.9750428334898">
            <text:p>81.9750428334898</text:p>
          </table:table-cell>
          <table:table-cell table:formula="of:=ABS([.B1102]-[.G1102])" office:value-type="float" office:value="0.0000428334881377168">
            <text:p>0.0000428334881377168</text:p>
          </table:table-cell>
          <table:table-cell/>
        </table:table-row>
        <table:table-row table:style-name="ro2">
          <table:table-cell table:formula="of:=[.A1102]+[.A$4]" office:value-type="float" office:value="328.200000000007">
            <text:p>328.200000000007</text:p>
          </table:table-cell>
          <table:table-cell table:formula="of:=[.A1103]/([.$D$4]*2)" office:value-type="float" office:value="82.0500000000017">
            <text:p>82.0500000000017</text:p>
          </table:table-cell>
          <table:table-cell table:formula="of:=SQRT(ABS([.$D$2]^2-[.B1103]^2))" office:value-type="float" office:value="94.3016304206864">
            <text:p>94.3016304206864</text:p>
          </table:table-cell>
          <table:table-cell table:formula="of:=([.$C$10]-[.C1103])*[.$B$4]" office:value-type="float" office:value="78587.7685230377">
            <text:p>78587.7685230377</text:p>
          </table:table-cell>
          <table:table-cell table:formula="of:=ROUND([.D1103])" office:value-type="float" office:value="78588">
            <text:p>78588</text:p>
          </table:table-cell>
          <table:table-cell table:formula="of:=([.$C$8]-([.E1103]*[.$C$4]))" office:value-type="float" office:value="94.3015625">
            <text:p>94.3015625</text:p>
          </table:table-cell>
          <table:table-cell table:formula="of:=SQRT(ABS([.$D$2]^2-[.F1103]^2))" office:value-type="float" office:value="82.0500780624771">
            <text:p>82.0500780624771</text:p>
          </table:table-cell>
          <table:table-cell table:formula="of:=ABS([.B1103]-[.G1103])" office:value-type="float" office:value="0.0000780624754668224">
            <text:p>0.0000780624754668224</text:p>
          </table:table-cell>
          <table:table-cell/>
        </table:table-row>
        <table:table-row table:style-name="ro2">
          <table:table-cell table:formula="of:=[.A1103]+[.A$4]" office:value-type="float" office:value="328.500000000007">
            <text:p>328.500000000007</text:p>
          </table:table-cell>
          <table:table-cell table:formula="of:=[.A1104]/([.$D$4]*2)" office:value-type="float" office:value="82.1250000000017">
            <text:p>82.1250000000017</text:p>
          </table:table-cell>
          <table:table-cell table:formula="of:=SQRT(ABS([.$D$2]^2-[.B1104]^2))" office:value-type="float" office:value="94.236321951781">
            <text:p>94.236321951781</text:p>
          </table:table-cell>
          <table:table-cell table:formula="of:=([.$C$10]-[.C1104])*[.$B$4]" office:value-type="float" office:value="78754.9582034355">
            <text:p>78754.9582034355</text:p>
          </table:table-cell>
          <table:table-cell table:formula="of:=ROUND([.D1104])" office:value-type="float" office:value="78755">
            <text:p>78755</text:p>
          </table:table-cell>
          <table:table-cell table:formula="of:=([.$C$8]-([.E1104]*[.$C$4]))" office:value-type="float" office:value="94.236328125">
            <text:p>94.236328125</text:p>
          </table:table-cell>
          <table:table-cell table:formula="of:=SQRT(ABS([.$D$2]^2-[.F1104]^2))" office:value-type="float" office:value="82.1249929163914">
            <text:p>82.1249929163914</text:p>
          </table:table-cell>
          <table:table-cell table:formula="of:=ABS([.B1104]-[.G1104])" office:value-type="float" office:value="0.00000708361029921889">
            <text:p>0.00000708361029921889</text:p>
          </table:table-cell>
          <table:table-cell/>
        </table:table-row>
        <table:table-row table:style-name="ro2">
          <table:table-cell table:formula="of:=[.A1104]+[.A$4]" office:value-type="float" office:value="328.800000000007">
            <text:p>328.800000000007</text:p>
          </table:table-cell>
          <table:table-cell table:formula="of:=[.A1105]/([.$D$4]*2)" office:value-type="float" office:value="82.2000000000017">
            <text:p>82.2000000000017</text:p>
          </table:table-cell>
          <table:table-cell table:formula="of:=SQRT(ABS([.$D$2]^2-[.B1105]^2))" office:value-type="float" office:value="94.1709084590338">
            <text:p>94.1709084590338</text:p>
          </table:table-cell>
          <table:table-cell table:formula="of:=([.$C$10]-[.C1105])*[.$B$4]" office:value-type="float" office:value="78922.4167448683">
            <text:p>78922.4167448683</text:p>
          </table:table-cell>
          <table:table-cell table:formula="of:=ROUND([.D1105])" office:value-type="float" office:value="78922">
            <text:p>78922</text:p>
          </table:table-cell>
          <table:table-cell table:formula="of:=([.$C$8]-([.E1105]*[.$C$4]))" office:value-type="float" office:value="94.17109375">
            <text:p>94.17109375</text:p>
          </table:table-cell>
          <table:table-cell table:formula="of:=SQRT(ABS([.$D$2]^2-[.F1105]^2))" office:value-type="float" office:value="82.1997877243531">
            <text:p>82.1997877243531</text:p>
          </table:table-cell>
          <table:table-cell table:formula="of:=ABS([.B1105]-[.G1105])" office:value-type="float" office:value="0.000212275648564741">
            <text:p>0.000212275648564741</text:p>
          </table:table-cell>
          <table:table-cell/>
        </table:table-row>
        <table:table-row table:style-name="ro2">
          <table:table-cell table:formula="of:=[.A1105]+[.A$4]" office:value-type="float" office:value="329.100000000007">
            <text:p>329.100000000007</text:p>
          </table:table-cell>
          <table:table-cell table:formula="of:=[.A1106]/([.$D$4]*2)" office:value-type="float" office:value="82.2750000000017">
            <text:p>82.2750000000017</text:p>
          </table:table-cell>
          <table:table-cell table:formula="of:=SQRT(ABS([.$D$2]^2-[.B1106]^2))" office:value-type="float" office:value="94.1053897234357">
            <text:p>94.1053897234357</text:p>
          </table:table-cell>
          <table:table-cell table:formula="of:=([.$C$10]-[.C1106])*[.$B$4]" office:value-type="float" office:value="79090.1447079994">
            <text:p>79090.1447079994</text:p>
          </table:table-cell>
          <table:table-cell table:formula="of:=ROUND([.D1106])" office:value-type="float" office:value="79090">
            <text:p>79090</text:p>
          </table:table-cell>
          <table:table-cell table:formula="of:=([.$C$8]-([.E1106]*[.$C$4]))" office:value-type="float" office:value="94.10546875">
            <text:p>94.10546875</text:p>
          </table:table-cell>
          <table:table-cell table:formula="of:=SQRT(ABS([.$D$2]^2-[.F1106]^2))" office:value-type="float" office:value="82.2749096100553">
            <text:p>82.2749096100553</text:p>
          </table:table-cell>
          <table:table-cell table:formula="of:=ABS([.B1106]-[.G1106])" office:value-type="float" office:value="0.0000903899463651214">
            <text:p>0.0000903899463651214</text:p>
          </table:table-cell>
          <table:table-cell/>
        </table:table-row>
        <table:table-row table:style-name="ro2">
          <table:table-cell table:formula="of:=[.A1106]+[.A$4]" office:value-type="float" office:value="329.400000000007">
            <text:p>329.400000000007</text:p>
          </table:table-cell>
          <table:table-cell table:formula="of:=[.A1107]/([.$D$4]*2)" office:value-type="float" office:value="82.3500000000017">
            <text:p>82.3500000000017</text:p>
          </table:table-cell>
          <table:table-cell table:formula="of:=SQRT(ABS([.$D$2]^2-[.B1107]^2))" office:value-type="float" office:value="94.0397655250146">
            <text:p>94.0397655250146</text:p>
          </table:table-cell>
          <table:table-cell table:formula="of:=([.$C$10]-[.C1107])*[.$B$4]" office:value-type="float" office:value="79258.1426559575">
            <text:p>79258.1426559575</text:p>
          </table:table-cell>
          <table:table-cell table:formula="of:=ROUND([.D1107])" office:value-type="float" office:value="79258">
            <text:p>79258</text:p>
          </table:table-cell>
          <table:table-cell table:formula="of:=([.$C$8]-([.E1107]*[.$C$4]))" office:value-type="float" office:value="94.03984375">
            <text:p>94.03984375</text:p>
          </table:table-cell>
          <table:table-cell table:formula="of:=SQRT(ABS([.$D$2]^2-[.F1107]^2))" office:value-type="float" office:value="82.3499106707201">
            <text:p>82.3499106707201</text:p>
          </table:table-cell>
          <table:table-cell table:formula="of:=ABS([.B1107]-[.G1107])" office:value-type="float" office:value="0.0000893292815504765">
            <text:p>0.0000893292815504765</text:p>
          </table:table-cell>
          <table:table-cell/>
        </table:table-row>
        <table:table-row table:style-name="ro2">
          <table:table-cell table:formula="of:=[.A1107]+[.A$4]" office:value-type="float" office:value="329.700000000007">
            <text:p>329.700000000007</text:p>
          </table:table-cell>
          <table:table-cell table:formula="of:=[.A1108]/([.$D$4]*2)" office:value-type="float" office:value="82.4250000000017">
            <text:p>82.4250000000017</text:p>
          </table:table-cell>
          <table:table-cell table:formula="of:=SQRT(ABS([.$D$2]^2-[.B1108]^2))" office:value-type="float" office:value="93.9740356428291">
            <text:p>93.9740356428291</text:p>
          </table:table-cell>
          <table:table-cell table:formula="of:=([.$C$10]-[.C1108])*[.$B$4]" office:value-type="float" office:value="79426.4111543522">
            <text:p>79426.4111543522</text:p>
          </table:table-cell>
          <table:table-cell table:formula="of:=ROUND([.D1108])" office:value-type="float" office:value="79426">
            <text:p>79426</text:p>
          </table:table-cell>
          <table:table-cell table:formula="of:=([.$C$8]-([.E1108]*[.$C$4]))" office:value-type="float" office:value="93.97421875">
            <text:p>93.97421875</text:p>
          </table:table-cell>
          <table:table-cell table:formula="of:=SQRT(ABS([.$D$2]^2-[.F1108]^2))" office:value-type="float" office:value="82.4247912361757">
            <text:p>82.4247912361757</text:p>
          </table:table-cell>
          <table:table-cell table:formula="of:=ABS([.B1108]-[.G1108])" office:value-type="float" office:value="0.000208763825980895">
            <text:p>0.000208763825980895</text:p>
          </table:table-cell>
          <table:table-cell/>
        </table:table-row>
        <table:table-row table:style-name="ro2">
          <table:table-cell table:formula="of:=[.A1108]+[.A$4]" office:value-type="float" office:value="330.000000000007">
            <text:p>330.000000000007</text:p>
          </table:table-cell>
          <table:table-cell table:formula="of:=[.A1109]/([.$D$4]*2)" office:value-type="float" office:value="82.5000000000017">
            <text:p>82.5000000000017</text:p>
          </table:table-cell>
          <table:table-cell table:formula="of:=SQRT(ABS([.$D$2]^2-[.B1109]^2))" office:value-type="float" office:value="93.9081998549633">
            <text:p>93.9081998549633</text:p>
          </table:table-cell>
          <table:table-cell table:formula="of:=([.$C$10]-[.C1109])*[.$B$4]" office:value-type="float" office:value="79594.9507712889">
            <text:p>79594.9507712889</text:p>
          </table:table-cell>
          <table:table-cell table:formula="of:=ROUND([.D1109])" office:value-type="float" office:value="79595">
            <text:p>79595</text:p>
          </table:table-cell>
          <table:table-cell table:formula="of:=([.$C$8]-([.E1109]*[.$C$4]))" office:value-type="float" office:value="93.908203125">
            <text:p>93.908203125</text:p>
          </table:table-cell>
          <table:table-cell table:formula="of:=SQRT(ABS([.$D$2]^2-[.F1109]^2))" office:value-type="float" office:value="82.4999962777802">
            <text:p>82.4999962777802</text:p>
          </table:table-cell>
          <table:table-cell table:formula="of:=ABS([.B1109]-[.G1109])" office:value-type="float" office:value="0.00000372222153544044">
            <text:p>0.00000372222153544044</text:p>
          </table:table-cell>
          <table:table-cell/>
        </table:table-row>
        <table:table-row table:style-name="ro2">
          <table:table-cell table:formula="of:=[.A1109]+[.A$4]" office:value-type="float" office:value="330.300000000007">
            <text:p>330.300000000007</text:p>
          </table:table-cell>
          <table:table-cell table:formula="of:=[.A1110]/([.$D$4]*2)" office:value-type="float" office:value="82.5750000000017">
            <text:p>82.5750000000017</text:p>
          </table:table-cell>
          <table:table-cell table:formula="of:=SQRT(ABS([.$D$2]^2-[.B1110]^2))" office:value-type="float" office:value="93.84225793852">
            <text:p>93.84225793852</text:p>
          </table:table-cell>
          <table:table-cell table:formula="of:=([.$C$10]-[.C1110])*[.$B$4]" office:value-type="float" office:value="79763.7620773836">
            <text:p>79763.7620773836</text:p>
          </table:table-cell>
          <table:table-cell table:formula="of:=ROUND([.D1110])" office:value-type="float" office:value="79764">
            <text:p>79764</text:p>
          </table:table-cell>
          <table:table-cell table:formula="of:=([.$C$8]-([.E1110]*[.$C$4]))" office:value-type="float" office:value="93.8421875">
            <text:p>93.8421875</text:p>
          </table:table-cell>
          <table:table-cell table:formula="of:=SQRT(ABS([.$D$2]^2-[.F1110]^2))" office:value-type="float" office:value="82.5750800497029">
            <text:p>82.5750800497029</text:p>
          </table:table-cell>
          <table:table-cell table:formula="of:=ABS([.B1110]-[.G1110])" office:value-type="float" office:value="0.0000800497012249934">
            <text:p>0.0000800497012249934</text:p>
          </table:table-cell>
          <table:table-cell/>
        </table:table-row>
        <table:table-row table:style-name="ro2">
          <table:table-cell table:formula="of:=[.A1110]+[.A$4]" office:value-type="float" office:value="330.600000000007">
            <text:p>330.600000000007</text:p>
          </table:table-cell>
          <table:table-cell table:formula="of:=[.A1111]/([.$D$4]*2)" office:value-type="float" office:value="82.6500000000017">
            <text:p>82.6500000000017</text:p>
          </table:table-cell>
          <table:table-cell table:formula="of:=SQRT(ABS([.$D$2]^2-[.B1111]^2))" office:value-type="float" office:value="93.7762096696157">
            <text:p>93.7762096696157</text:p>
          </table:table-cell>
          <table:table-cell table:formula="of:=([.$C$10]-[.C1111])*[.$B$4]" office:value-type="float" office:value="79932.8456457787">
            <text:p>79932.8456457787</text:p>
          </table:table-cell>
          <table:table-cell table:formula="of:=ROUND([.D1111])" office:value-type="float" office:value="79933">
            <text:p>79933</text:p>
          </table:table-cell>
          <table:table-cell table:formula="of:=([.$C$8]-([.E1111]*[.$C$4]))" office:value-type="float" office:value="93.776171875">
            <text:p>93.776171875</text:p>
          </table:table-cell>
          <table:table-cell table:formula="of:=SQRT(ABS([.$D$2]^2-[.F1111]^2))" office:value-type="float" office:value="82.6500428824478">
            <text:p>82.6500428824478</text:p>
          </table:table-cell>
          <table:table-cell table:formula="of:=ABS([.B1111]-[.G1111])" office:value-type="float" office:value="0.0000428824460954047">
            <text:p>0.0000428824460954047</text:p>
          </table:table-cell>
          <table:table-cell/>
        </table:table-row>
        <table:table-row table:style-name="ro2">
          <table:table-cell table:formula="of:=[.A1111]+[.A$4]" office:value-type="float" office:value="330.900000000007">
            <text:p>330.900000000007</text:p>
          </table:table-cell>
          <table:table-cell table:formula="of:=[.A1112]/([.$D$4]*2)" office:value-type="float" office:value="82.7250000000017">
            <text:p>82.7250000000017</text:p>
          </table:table-cell>
          <table:table-cell table:formula="of:=SQRT(ABS([.$D$2]^2-[.B1112]^2))" office:value-type="float" office:value="93.7100548233738">
            <text:p>93.7100548233738</text:p>
          </table:table-cell>
          <table:table-cell table:formula="of:=([.$C$10]-[.C1112])*[.$B$4]" office:value-type="float" office:value="80102.202052158">
            <text:p>80102.202052158</text:p>
          </table:table-cell>
          <table:table-cell table:formula="of:=ROUND([.D1112])" office:value-type="float" office:value="80102">
            <text:p>80102</text:p>
          </table:table-cell>
          <table:table-cell table:formula="of:=([.$C$8]-([.E1112]*[.$C$4]))" office:value-type="float" office:value="93.71015625">
            <text:p>93.71015625</text:p>
          </table:table-cell>
          <table:table-cell table:formula="of:=SQRT(ABS([.$D$2]^2-[.F1112]^2))" office:value-type="float" office:value="82.7248851047893">
            <text:p>82.7248851047893</text:p>
          </table:table-cell>
          <table:table-cell table:formula="of:=ABS([.B1112]-[.G1112])" office:value-type="float" office:value="0.000114895212419697">
            <text:p>0.000114895212419697</text:p>
          </table:table-cell>
          <table:table-cell/>
        </table:table-row>
        <table:table-row table:style-name="ro2">
          <table:table-cell table:formula="of:=[.A1112]+[.A$4]" office:value-type="float" office:value="331.200000000007">
            <text:p>331.200000000007</text:p>
          </table:table-cell>
          <table:table-cell table:formula="of:=[.A1113]/([.$D$4]*2)" office:value-type="float" office:value="82.8000000000017">
            <text:p>82.8000000000017</text:p>
          </table:table-cell>
          <table:table-cell table:formula="of:=SQRT(ABS([.$D$2]^2-[.B1113]^2))" office:value-type="float" office:value="93.643793173919">
            <text:p>93.643793173919</text:p>
          </table:table-cell>
          <table:table-cell table:formula="of:=([.$C$10]-[.C1113])*[.$B$4]" office:value-type="float" office:value="80271.8318747622">
            <text:p>80271.8318747622</text:p>
          </table:table-cell>
          <table:table-cell table:formula="of:=ROUND([.D1113])" office:value-type="float" office:value="80272">
            <text:p>80272</text:p>
          </table:table-cell>
          <table:table-cell table:formula="of:=([.$C$8]-([.E1113]*[.$C$4]))" office:value-type="float" office:value="93.64375">
            <text:p>93.64375</text:p>
          </table:table-cell>
          <table:table-cell table:formula="of:=SQRT(ABS([.$D$2]^2-[.F1113]^2))" office:value-type="float" office:value="82.8000488281106">
            <text:p>82.8000488281106</text:p>
          </table:table-cell>
          <table:table-cell table:formula="of:=ABS([.B1113]-[.G1113])" office:value-type="float" office:value="0.0000488281089019438">
            <text:p>0.0000488281089019438</text:p>
          </table:table-cell>
          <table:table-cell/>
        </table:table-row>
        <table:table-row table:style-name="ro2">
          <table:table-cell table:formula="of:=[.A1113]+[.A$4]" office:value-type="float" office:value="331.500000000007">
            <text:p>331.500000000007</text:p>
          </table:table-cell>
          <table:table-cell table:formula="of:=[.A1114]/([.$D$4]*2)" office:value-type="float" office:value="82.8750000000017">
            <text:p>82.8750000000017</text:p>
          </table:table-cell>
          <table:table-cell table:formula="of:=SQRT(ABS([.$D$2]^2-[.B1114]^2))" office:value-type="float" office:value="93.5774244943711">
            <text:p>93.5774244943711</text:p>
          </table:table-cell>
          <table:table-cell table:formula="of:=([.$C$10]-[.C1114])*[.$B$4]" office:value-type="float" office:value="80441.7356944049">
            <text:p>80441.7356944049</text:p>
          </table:table-cell>
          <table:table-cell table:formula="of:=ROUND([.D1114])" office:value-type="float" office:value="80442">
            <text:p>80442</text:p>
          </table:table-cell>
          <table:table-cell table:formula="of:=([.$C$8]-([.E1114]*[.$C$4]))" office:value-type="float" office:value="93.57734375">
            <text:p>93.57734375</text:p>
          </table:table-cell>
          <table:table-cell table:formula="of:=SQRT(ABS([.$D$2]^2-[.F1114]^2))" office:value-type="float" office:value="82.8750911715597">
            <text:p>82.8750911715597</text:p>
          </table:table-cell>
          <table:table-cell table:formula="of:=ABS([.B1114]-[.G1114])" office:value-type="float" office:value="0.0000911715580116379">
            <text:p>0.0000911715580116379</text:p>
          </table:table-cell>
          <table:table-cell/>
        </table:table-row>
        <table:table-row table:style-name="ro2">
          <table:table-cell table:formula="of:=[.A1114]+[.A$4]" office:value-type="float" office:value="331.800000000007">
            <text:p>331.800000000007</text:p>
          </table:table-cell>
          <table:table-cell table:formula="of:=[.A1115]/([.$D$4]*2)" office:value-type="float" office:value="82.9500000000017">
            <text:p>82.9500000000017</text:p>
          </table:table-cell>
          <table:table-cell table:formula="of:=SQRT(ABS([.$D$2]^2-[.B1115]^2))" office:value-type="float" office:value="93.5109485568386">
            <text:p>93.5109485568386</text:p>
          </table:table-cell>
          <table:table-cell table:formula="of:=([.$C$10]-[.C1115])*[.$B$4]" office:value-type="float" office:value="80611.914094488">
            <text:p>80611.914094488</text:p>
          </table:table-cell>
          <table:table-cell table:formula="of:=ROUND([.D1115])" office:value-type="float" office:value="80612">
            <text:p>80612</text:p>
          </table:table-cell>
          <table:table-cell table:formula="of:=([.$C$8]-([.E1115]*[.$C$4]))" office:value-type="float" office:value="93.5109375">
            <text:p>93.5109375</text:p>
          </table:table-cell>
          <table:table-cell table:formula="of:=SQRT(ABS([.$D$2]^2-[.F1115]^2))" office:value-type="float" office:value="82.9500124645626">
            <text:p>82.9500124645626</text:p>
          </table:table-cell>
          <table:table-cell table:formula="of:=ABS([.B1115]-[.G1115])" office:value-type="float" office:value="0.0000124645609105301">
            <text:p>0.0000124645609105301</text:p>
          </table:table-cell>
          <table:table-cell/>
        </table:table-row>
        <table:table-row table:style-name="ro2">
          <table:table-cell table:formula="of:=[.A1115]+[.A$4]" office:value-type="float" office:value="332.100000000007">
            <text:p>332.100000000007</text:p>
          </table:table-cell>
          <table:table-cell table:formula="of:=[.A1116]/([.$D$4]*2)" office:value-type="float" office:value="83.0250000000017">
            <text:p>83.0250000000017</text:p>
          </table:table-cell>
          <table:table-cell table:formula="of:=SQRT(ABS([.$D$2]^2-[.B1116]^2))" office:value-type="float" office:value="93.444365132413">
            <text:p>93.444365132413</text:p>
          </table:table-cell>
          <table:table-cell table:formula="of:=([.$C$10]-[.C1116])*[.$B$4]" office:value-type="float" office:value="80782.3676610176">
            <text:p>80782.3676610176</text:p>
          </table:table-cell>
          <table:table-cell table:formula="of:=ROUND([.D1116])" office:value-type="float" office:value="80782">
            <text:p>80782</text:p>
          </table:table-cell>
          <table:table-cell table:formula="of:=([.$C$8]-([.E1116]*[.$C$4]))" office:value-type="float" office:value="93.44453125">
            <text:p>93.44453125</text:p>
          </table:table-cell>
          <table:table-cell table:formula="of:=SQRT(ABS([.$D$2]^2-[.F1116]^2))" office:value-type="float" office:value="83.0248130348258">
            <text:p>83.0248130348258</text:p>
          </table:table-cell>
          <table:table-cell table:formula="of:=ABS([.B1116]-[.G1116])" office:value-type="float" office:value="0.000186965175956288">
            <text:p>0.000186965175956288</text:p>
          </table:table-cell>
          <table:table-cell/>
        </table:table-row>
        <table:table-row table:style-name="ro2">
          <table:table-cell table:formula="of:=[.A1116]+[.A$4]" office:value-type="float" office:value="332.400000000007">
            <text:p>332.400000000007</text:p>
          </table:table-cell>
          <table:table-cell table:formula="of:=[.A1117]/([.$D$4]*2)" office:value-type="float" office:value="83.1000000000017">
            <text:p>83.1000000000017</text:p>
          </table:table-cell>
          <table:table-cell table:formula="of:=SQRT(ABS([.$D$2]^2-[.B1117]^2))" office:value-type="float" office:value="93.3776739911619">
            <text:p>93.3776739911619</text:p>
          </table:table-cell>
          <table:table-cell table:formula="of:=([.$C$10]-[.C1117])*[.$B$4]" office:value-type="float" office:value="80953.0969826203">
            <text:p>80953.0969826203</text:p>
          </table:table-cell>
          <table:table-cell table:formula="of:=ROUND([.D1117])" office:value-type="float" office:value="80953">
            <text:p>80953</text:p>
          </table:table-cell>
          <table:table-cell table:formula="of:=([.$C$8]-([.E1117]*[.$C$4]))" office:value-type="float" office:value="93.377734375">
            <text:p>93.377734375</text:p>
          </table:table-cell>
          <table:table-cell table:formula="of:=SQRT(ABS([.$D$2]^2-[.F1117]^2))" office:value-type="float" office:value="83.0999321479383">
            <text:p>83.0999321479383</text:p>
          </table:table-cell>
          <table:table-cell table:formula="of:=ABS([.B1117]-[.G1117])" office:value-type="float" office:value="0.0000678520634522783">
            <text:p>0.0000678520634522783</text:p>
          </table:table-cell>
          <table:table-cell/>
        </table:table-row>
        <table:table-row table:style-name="ro2">
          <table:table-cell table:formula="of:=[.A1117]+[.A$4]" office:value-type="float" office:value="332.700000000007">
            <text:p>332.700000000007</text:p>
          </table:table-cell>
          <table:table-cell table:formula="of:=[.A1118]/([.$D$4]*2)" office:value-type="float" office:value="83.1750000000017">
            <text:p>83.1750000000017</text:p>
          </table:table-cell>
          <table:table-cell table:formula="of:=SQRT(ABS([.$D$2]^2-[.B1118]^2))" office:value-type="float" office:value="93.3108749021234">
            <text:p>93.3108749021234</text:p>
          </table:table-cell>
          <table:table-cell table:formula="of:=([.$C$10]-[.C1118])*[.$B$4]" office:value-type="float" office:value="81124.1026505591">
            <text:p>81124.1026505591</text:p>
          </table:table-cell>
          <table:table-cell table:formula="of:=ROUND([.D1118])" office:value-type="float" office:value="81124">
            <text:p>81124</text:p>
          </table:table-cell>
          <table:table-cell table:formula="of:=([.$C$8]-([.E1118]*[.$C$4]))" office:value-type="float" office:value="93.3109375">
            <text:p>93.3109375</text:p>
          </table:table-cell>
          <table:table-cell table:formula="of:=SQRT(ABS([.$D$2]^2-[.F1118]^2))" office:value-type="float" office:value="83.1749297737671">
            <text:p>83.1749297737671</text:p>
          </table:table-cell>
          <table:table-cell table:formula="of:=ABS([.B1118]-[.G1118])" office:value-type="float" office:value="0.0000702262345697591">
            <text:p>0.0000702262345697591</text:p>
          </table:table-cell>
          <table:table-cell/>
        </table:table-row>
        <table:table-row table:style-name="ro2">
          <table:table-cell table:formula="of:=[.A1118]+[.A$4]" office:value-type="float" office:value="333.000000000007">
            <text:p>333.000000000007</text:p>
          </table:table-cell>
          <table:table-cell table:formula="of:=[.A1119]/([.$D$4]*2)" office:value-type="float" office:value="83.2500000000017">
            <text:p>83.2500000000017</text:p>
          </table:table-cell>
          <table:table-cell table:formula="of:=SQRT(ABS([.$D$2]^2-[.B1119]^2))" office:value-type="float" office:value="93.243967633299">
            <text:p>93.243967633299</text:p>
          </table:table-cell>
          <table:table-cell table:formula="of:=([.$C$10]-[.C1119])*[.$B$4]" office:value-type="float" office:value="81295.3852587494">
            <text:p>81295.3852587494</text:p>
          </table:table-cell>
          <table:table-cell table:formula="of:=ROUND([.D1119])" office:value-type="float" office:value="81295">
            <text:p>81295</text:p>
          </table:table-cell>
          <table:table-cell table:formula="of:=([.$C$8]-([.E1119]*[.$C$4]))" office:value-type="float" office:value="93.244140625">
            <text:p>93.244140625</text:p>
          </table:table-cell>
          <table:table-cell table:formula="of:=SQRT(ABS([.$D$2]^2-[.F1119]^2))" office:value-type="float" office:value="83.2498062406467">
            <text:p>83.2498062406467</text:p>
          </table:table-cell>
          <table:table-cell table:formula="of:=ABS([.B1119]-[.G1119])" office:value-type="float" office:value="0.000193759354985446">
            <text:p>0.000193759354985446</text:p>
          </table:table-cell>
          <table:table-cell/>
        </table:table-row>
        <table:table-row table:style-name="ro2">
          <table:table-cell table:formula="of:=[.A1119]+[.A$4]" office:value-type="float" office:value="333.300000000007">
            <text:p>333.300000000007</text:p>
          </table:table-cell>
          <table:table-cell table:formula="of:=[.A1120]/([.$D$4]*2)" office:value-type="float" office:value="83.3250000000017">
            <text:p>83.3250000000017</text:p>
          </table:table-cell>
          <table:table-cell table:formula="of:=SQRT(ABS([.$D$2]^2-[.B1120]^2))" office:value-type="float" office:value="93.176951951648">
            <text:p>93.176951951648</text:p>
          </table:table-cell>
          <table:table-cell table:formula="of:=([.$C$10]-[.C1120])*[.$B$4]" office:value-type="float" office:value="81466.9454037761">
            <text:p>81466.9454037761</text:p>
          </table:table-cell>
          <table:table-cell table:formula="of:=ROUND([.D1120])" office:value-type="float" office:value="81467">
            <text:p>81467</text:p>
          </table:table-cell>
          <table:table-cell table:formula="of:=([.$C$8]-([.E1120]*[.$C$4]))" office:value-type="float" office:value="93.176953125">
            <text:p>93.176953125</text:p>
          </table:table-cell>
          <table:table-cell table:formula="of:=SQRT(ABS([.$D$2]^2-[.F1120]^2))" office:value-type="float" office:value="83.3249986879181">
            <text:p>83.3249986879181</text:p>
          </table:table-cell>
          <table:table-cell table:formula="of:=ABS([.B1120]-[.G1120])" office:value-type="float" office:value="0.00000131208362574853">
            <text:p>0.00000131208362574853</text:p>
          </table:table-cell>
          <table:table-cell/>
        </table:table-row>
        <table:table-row table:style-name="ro2">
          <table:table-cell table:formula="of:=[.A1120]+[.A$4]" office:value-type="float" office:value="333.600000000007">
            <text:p>333.600000000007</text:p>
          </table:table-cell>
          <table:table-cell table:formula="of:=[.A1121]/([.$D$4]*2)" office:value-type="float" office:value="83.4000000000017">
            <text:p>83.4000000000017</text:p>
          </table:table-cell>
          <table:table-cell table:formula="of:=SQRT(ABS([.$D$2]^2-[.B1121]^2))" office:value-type="float" office:value="93.1098276230802">
            <text:p>93.1098276230802</text:p>
          </table:table-cell>
          <table:table-cell table:formula="of:=([.$C$10]-[.C1121])*[.$B$4]" office:value-type="float" office:value="81638.7836849095">
            <text:p>81638.7836849095</text:p>
          </table:table-cell>
          <table:table-cell table:formula="of:=ROUND([.D1121])" office:value-type="float" office:value="81639">
            <text:p>81639</text:p>
          </table:table-cell>
          <table:table-cell table:formula="of:=([.$C$8]-([.E1121]*[.$C$4]))" office:value-type="float" office:value="93.109765625">
            <text:p>93.109765625</text:p>
          </table:table-cell>
          <table:table-cell table:formula="of:=SQRT(ABS([.$D$2]^2-[.F1121]^2))" office:value-type="float" office:value="83.4000692161438">
            <text:p>83.4000692161438</text:p>
          </table:table-cell>
          <table:table-cell table:formula="of:=ABS([.B1121]-[.G1121])" office:value-type="float" office:value="0.0000692161420374759">
            <text:p>0.0000692161420374759</text:p>
          </table:table-cell>
          <table:table-cell/>
        </table:table-row>
        <table:table-row table:style-name="ro2">
          <table:table-cell table:formula="of:=[.A1121]+[.A$4]" office:value-type="float" office:value="333.900000000007">
            <text:p>333.900000000007</text:p>
          </table:table-cell>
          <table:table-cell table:formula="of:=[.A1122]/([.$D$4]*2)" office:value-type="float" office:value="83.4750000000017">
            <text:p>83.4750000000017</text:p>
          </table:table-cell>
          <table:table-cell table:formula="of:=SQRT(ABS([.$D$2]^2-[.B1122]^2))" office:value-type="float" office:value="93.0425944124502">
            <text:p>93.0425944124502</text:p>
          </table:table-cell>
          <table:table-cell table:formula="of:=([.$C$10]-[.C1122])*[.$B$4]" office:value-type="float" office:value="81810.9007041223">
            <text:p>81810.9007041223</text:p>
          </table:table-cell>
          <table:table-cell table:formula="of:=ROUND([.D1122])" office:value-type="float" office:value="81811">
            <text:p>81811</text:p>
          </table:table-cell>
          <table:table-cell table:formula="of:=([.$C$8]-([.E1122]*[.$C$4]))" office:value-type="float" office:value="93.042578125">
            <text:p>93.042578125</text:p>
          </table:table-cell>
          <table:table-cell table:formula="of:=SQRT(ABS([.$D$2]^2-[.F1122]^2))" office:value-type="float" office:value="83.4750181542554">
            <text:p>83.4750181542554</text:p>
          </table:table-cell>
          <table:table-cell table:formula="of:=ABS([.B1122]-[.G1122])" office:value-type="float" office:value="0.000018154253680791">
            <text:p>0.000018154253680791</text:p>
          </table:table-cell>
          <table:table-cell/>
        </table:table-row>
        <table:table-row table:style-name="ro2">
          <table:table-cell table:formula="of:=[.A1122]+[.A$4]" office:value-type="float" office:value="334.200000000007">
            <text:p>334.200000000007</text:p>
          </table:table-cell>
          <table:table-cell table:formula="of:=[.A1123]/([.$D$4]*2)" office:value-type="float" office:value="83.5500000000017">
            <text:p>83.5500000000017</text:p>
          </table:table-cell>
          <table:table-cell table:formula="of:=SQRT(ABS([.$D$2]^2-[.B1123]^2))" office:value-type="float" office:value="92.9752520835502">
            <text:p>92.9752520835502</text:p>
          </table:table-cell>
          <table:table-cell table:formula="of:=([.$C$10]-[.C1123])*[.$B$4]" office:value-type="float" office:value="81983.2970661062">
            <text:p>81983.2970661062</text:p>
          </table:table-cell>
          <table:table-cell table:formula="of:=ROUND([.D1123])" office:value-type="float" office:value="81983">
            <text:p>81983</text:p>
          </table:table-cell>
          <table:table-cell table:formula="of:=([.$C$8]-([.E1123]*[.$C$4]))" office:value-type="float" office:value="92.975390625">
            <text:p>92.975390625</text:p>
          </table:table-cell>
          <table:table-cell table:formula="of:=SQRT(ABS([.$D$2]^2-[.F1123]^2))" office:value-type="float" office:value="83.5498458294727">
            <text:p>83.5498458294727</text:p>
          </table:table-cell>
          <table:table-cell table:formula="of:=ABS([.B1123]-[.G1123])" office:value-type="float" office:value="0.000154170528986697">
            <text:p>0.000154170528986697</text:p>
          </table:table-cell>
          <table:table-cell/>
        </table:table-row>
        <table:table-row table:style-name="ro2">
          <table:table-cell table:formula="of:=[.A1123]+[.A$4]" office:value-type="float" office:value="334.500000000007">
            <text:p>334.500000000007</text:p>
          </table:table-cell>
          <table:table-cell table:formula="of:=[.A1124]/([.$D$4]*2)" office:value-type="float" office:value="83.6250000000017">
            <text:p>83.6250000000017</text:p>
          </table:table-cell>
          <table:table-cell table:formula="of:=SQRT(ABS([.$D$2]^2-[.B1124]^2))" office:value-type="float" office:value="92.9078003991038">
            <text:p>92.9078003991038</text:p>
          </table:table-cell>
          <table:table-cell table:formula="of:=([.$C$10]-[.C1124])*[.$B$4]" office:value-type="float" office:value="82155.9733782892">
            <text:p>82155.9733782892</text:p>
          </table:table-cell>
          <table:table-cell table:formula="of:=ROUND([.D1124])" office:value-type="float" office:value="82156">
            <text:p>82156</text:p>
          </table:table-cell>
          <table:table-cell table:formula="of:=([.$C$8]-([.E1124]*[.$C$4]))" office:value-type="float" office:value="92.9078125">
            <text:p>92.9078125</text:p>
          </table:table-cell>
          <table:table-cell table:formula="of:=SQRT(ABS([.$D$2]^2-[.F1124]^2))" office:value-type="float" office:value="83.6249865558425">
            <text:p>83.6249865558425</text:p>
          </table:table-cell>
          <table:table-cell table:formula="of:=ABS([.B1124]-[.G1124])" office:value-type="float" office:value="0.0000134441592081203">
            <text:p>0.0000134441592081203</text:p>
          </table:table-cell>
          <table:table-cell/>
        </table:table-row>
        <table:table-row table:style-name="ro2">
          <table:table-cell table:formula="of:=[.A1124]+[.A$4]" office:value-type="float" office:value="334.800000000007">
            <text:p>334.800000000007</text:p>
          </table:table-cell>
          <table:table-cell table:formula="of:=[.A1125]/([.$D$4]*2)" office:value-type="float" office:value="83.7000000000017">
            <text:p>83.7000000000017</text:p>
          </table:table-cell>
          <table:table-cell table:formula="of:=SQRT(ABS([.$D$2]^2-[.B1125]^2))" office:value-type="float" office:value="92.840239120759">
            <text:p>92.840239120759</text:p>
          </table:table-cell>
          <table:table-cell table:formula="of:=([.$C$10]-[.C1125])*[.$B$4]" office:value-type="float" office:value="82328.9302508518">
            <text:p>82328.9302508518</text:p>
          </table:table-cell>
          <table:table-cell table:formula="of:=ROUND([.D1125])" office:value-type="float" office:value="82329">
            <text:p>82329</text:p>
          </table:table-cell>
          <table:table-cell table:formula="of:=([.$C$8]-([.E1125]*[.$C$4]))" office:value-type="float" office:value="92.840234375">
            <text:p>92.840234375</text:p>
          </table:table-cell>
          <table:table-cell table:formula="of:=SQRT(ABS([.$D$2]^2-[.F1125]^2))" office:value-type="float" office:value="83.7000052640086">
            <text:p>83.7000052640086</text:p>
          </table:table-cell>
          <table:table-cell table:formula="of:=ABS([.B1125]-[.G1125])" office:value-type="float" office:value="0.0000052640068730625">
            <text:p>0.0000052640068730625</text:p>
          </table:table-cell>
          <table:table-cell/>
        </table:table-row>
        <table:table-row table:style-name="ro2">
          <table:table-cell table:formula="of:=[.A1125]+[.A$4]" office:value-type="float" office:value="335.100000000007">
            <text:p>335.100000000007</text:p>
          </table:table-cell>
          <table:table-cell table:formula="of:=[.A1126]/([.$D$4]*2)" office:value-type="float" office:value="83.7750000000017">
            <text:p>83.7750000000017</text:p>
          </table:table-cell>
          <table:table-cell table:formula="of:=SQRT(ABS([.$D$2]^2-[.B1126]^2))" office:value-type="float" office:value="92.7725680090818">
            <text:p>92.7725680090818</text:p>
          </table:table-cell>
          <table:table-cell table:formula="of:=([.$C$10]-[.C1126])*[.$B$4]" office:value-type="float" office:value="82502.1682967454">
            <text:p>82502.1682967454</text:p>
          </table:table-cell>
          <table:table-cell table:formula="of:=ROUND([.D1126])" office:value-type="float" office:value="82502">
            <text:p>82502</text:p>
          </table:table-cell>
          <table:table-cell table:formula="of:=([.$C$8]-([.E1126]*[.$C$4]))" office:value-type="float" office:value="92.77265625">
            <text:p>92.77265625</text:p>
          </table:table-cell>
          <table:table-cell table:formula="of:=SQRT(ABS([.$D$2]^2-[.F1126]^2))" office:value-type="float" office:value="83.7749022817654">
            <text:p>83.7749022817654</text:p>
          </table:table-cell>
          <table:table-cell table:formula="of:=ABS([.B1126]-[.G1126])" office:value-type="float" office:value="0.0000977182363754991">
            <text:p>0.0000977182363754991</text:p>
          </table:table-cell>
          <table:table-cell/>
        </table:table-row>
        <table:table-row table:style-name="ro2">
          <table:table-cell table:formula="of:=[.A1126]+[.A$4]" office:value-type="float" office:value="335.400000000007">
            <text:p>335.400000000007</text:p>
          </table:table-cell>
          <table:table-cell table:formula="of:=[.A1127]/([.$D$4]*2)" office:value-type="float" office:value="83.8500000000017">
            <text:p>83.8500000000017</text:p>
          </table:table-cell>
          <table:table-cell table:formula="of:=SQRT(ABS([.$D$2]^2-[.B1127]^2))" office:value-type="float" office:value="92.7047868235492">
            <text:p>92.7047868235492</text:p>
          </table:table-cell>
          <table:table-cell table:formula="of:=([.$C$10]-[.C1127])*[.$B$4]" office:value-type="float" office:value="82675.6881317088">
            <text:p>82675.6881317088</text:p>
          </table:table-cell>
          <table:table-cell table:formula="of:=ROUND([.D1127])" office:value-type="float" office:value="82676">
            <text:p>82676</text:p>
          </table:table-cell>
          <table:table-cell table:formula="of:=([.$C$8]-([.E1127]*[.$C$4]))" office:value-type="float" office:value="92.7046875">
            <text:p>92.7046875</text:p>
          </table:table-cell>
          <table:table-cell table:formula="of:=SQRT(ABS([.$D$2]^2-[.F1127]^2))" office:value-type="float" office:value="83.8501098122557">
            <text:p>83.8501098122557</text:p>
          </table:table-cell>
          <table:table-cell table:formula="of:=ABS([.B1127]-[.G1127])" office:value-type="float" office:value="0.000109812253967334">
            <text:p>0.000109812253967334</text:p>
          </table:table-cell>
          <table:table-cell/>
        </table:table-row>
        <table:table-row table:style-name="ro2">
          <table:table-cell table:formula="of:=[.A1127]+[.A$4]" office:value-type="float" office:value="335.700000000007">
            <text:p>335.700000000007</text:p>
          </table:table-cell>
          <table:table-cell table:formula="of:=[.A1128]/([.$D$4]*2)" office:value-type="float" office:value="83.9250000000017">
            <text:p>83.9250000000017</text:p>
          </table:table-cell>
          <table:table-cell table:formula="of:=SQRT(ABS([.$D$2]^2-[.B1128]^2))" office:value-type="float" office:value="92.6368953225426">
            <text:p>92.6368953225426</text:p>
          </table:table-cell>
          <table:table-cell table:formula="of:=([.$C$10]-[.C1128])*[.$B$4]" office:value-type="float" office:value="82849.4903742859">
            <text:p>82849.4903742859</text:p>
          </table:table-cell>
          <table:table-cell table:formula="of:=ROUND([.D1128])" office:value-type="float" office:value="82849">
            <text:p>82849</text:p>
          </table:table-cell>
          <table:table-cell table:formula="of:=([.$C$8]-([.E1128]*[.$C$4]))" office:value-type="float" office:value="92.637109375">
            <text:p>92.637109375</text:p>
          </table:table-cell>
          <table:table-cell table:formula="of:=SQRT(ABS([.$D$2]^2-[.F1128]^2))" office:value-type="float" office:value="83.9247637270686">
            <text:p>83.9247637270686</text:p>
          </table:table-cell>
          <table:table-cell table:formula="of:=ABS([.B1128]-[.G1128])" office:value-type="float" office:value="0.000236272933150872">
            <text:p>0.000236272933150872</text:p>
          </table:table-cell>
          <table:table-cell/>
        </table:table-row>
        <table:table-row table:style-name="ro2">
          <table:table-cell table:formula="of:=[.A1128]+[.A$4]" office:value-type="float" office:value="336.000000000007">
            <text:p>336.000000000007</text:p>
          </table:table-cell>
          <table:table-cell table:formula="of:=[.A1129]/([.$D$4]*2)" office:value-type="float" office:value="84.0000000000017">
            <text:p>84.0000000000017</text:p>
          </table:table-cell>
          <table:table-cell table:formula="of:=SQRT(ABS([.$D$2]^2-[.B1129]^2))" office:value-type="float" office:value="92.5688932633404">
            <text:p>92.5688932633404</text:p>
          </table:table-cell>
          <table:table-cell table:formula="of:=([.$C$10]-[.C1129])*[.$B$4]" office:value-type="float" office:value="83023.5756458434">
            <text:p>83023.5756458434</text:p>
          </table:table-cell>
          <table:table-cell table:formula="of:=ROUND([.D1129])" office:value-type="float" office:value="83024">
            <text:p>83024</text:p>
          </table:table-cell>
          <table:table-cell table:formula="of:=([.$C$8]-([.E1129]*[.$C$4]))" office:value-type="float" office:value="92.56875">
            <text:p>92.56875</text:p>
          </table:table-cell>
          <table:table-cell table:formula="of:=SQRT(ABS([.$D$2]^2-[.F1129]^2))" office:value-type="float" office:value="84.0001578774558">
            <text:p>84.0001578774558</text:p>
          </table:table-cell>
          <table:table-cell table:formula="of:=ABS([.B1129]-[.G1129])" office:value-type="float" office:value="0.000157877454057598">
            <text:p>0.000157877454057598</text:p>
          </table:table-cell>
          <table:table-cell/>
        </table:table-row>
        <table:table-row table:style-name="ro2">
          <table:table-cell table:formula="of:=[.A1129]+[.A$4]" office:value-type="float" office:value="336.300000000007">
            <text:p>336.300000000007</text:p>
          </table:table-cell>
          <table:table-cell table:formula="of:=[.A1130]/([.$D$4]*2)" office:value-type="float" office:value="84.0750000000018">
            <text:p>84.0750000000018</text:p>
          </table:table-cell>
          <table:table-cell table:formula="of:=SQRT(ABS([.$D$2]^2-[.B1130]^2))" office:value-type="float" office:value="92.5007804021118">
            <text:p>92.5007804021118</text:p>
          </table:table-cell>
          <table:table-cell table:formula="of:=([.$C$10]-[.C1130])*[.$B$4]" office:value-type="float" office:value="83197.9445705887">
            <text:p>83197.9445705887</text:p>
          </table:table-cell>
          <table:table-cell table:formula="of:=ROUND([.D1130])" office:value-type="float" office:value="83198">
            <text:p>83198</text:p>
          </table:table-cell>
          <table:table-cell table:formula="of:=([.$C$8]-([.E1130]*[.$C$4]))" office:value-type="float" office:value="92.50078125">
            <text:p>92.50078125</text:p>
          </table:table-cell>
          <table:table-cell table:formula="of:=SQRT(ABS([.$D$2]^2-[.F1130]^2))" office:value-type="float" office:value="84.0749990671404">
            <text:p>84.0749990671404</text:p>
          </table:table-cell>
          <table:table-cell table:formula="of:=ABS([.B1130]-[.G1130])" office:value-type="float" office:value="0.000000932861397018314">
            <text:p>0.000000932861397018314</text:p>
          </table:table-cell>
          <table:table-cell/>
        </table:table-row>
        <table:table-row table:style-name="ro2">
          <table:table-cell table:formula="of:=[.A1130]+[.A$4]" office:value-type="float" office:value="336.600000000007">
            <text:p>336.600000000007</text:p>
          </table:table-cell>
          <table:table-cell table:formula="of:=[.A1131]/([.$D$4]*2)" office:value-type="float" office:value="84.1500000000018">
            <text:p>84.1500000000018</text:p>
          </table:table-cell>
          <table:table-cell table:formula="of:=SQRT(ABS([.$D$2]^2-[.B1131]^2))" office:value-type="float" office:value="92.4325564939091">
            <text:p>92.4325564939091</text:p>
          </table:table-cell>
          <table:table-cell table:formula="of:=([.$C$10]-[.C1131])*[.$B$4]" office:value-type="float" office:value="83372.5977755874">
            <text:p>83372.5977755874</text:p>
          </table:table-cell>
          <table:table-cell table:formula="of:=ROUND([.D1131])" office:value-type="float" office:value="83373">
            <text:p>83373</text:p>
          </table:table-cell>
          <table:table-cell table:formula="of:=([.$C$8]-([.E1131]*[.$C$4]))" office:value-type="float" office:value="92.432421875">
            <text:p>92.432421875</text:p>
          </table:table-cell>
          <table:table-cell table:formula="of:=SQRT(ABS([.$D$2]^2-[.F1131]^2))" office:value-type="float" office:value="84.1501478686878">
            <text:p>84.1501478686878</text:p>
          </table:table-cell>
          <table:table-cell table:formula="of:=ABS([.B1131]-[.G1131])" office:value-type="float" office:value="0.00014786868605654">
            <text:p>0.00014786868605654</text:p>
          </table:table-cell>
          <table:table-cell/>
        </table:table-row>
        <table:table-row table:style-name="ro2">
          <table:table-cell table:formula="of:=[.A1131]+[.A$4]" office:value-type="float" office:value="336.900000000007">
            <text:p>336.900000000007</text:p>
          </table:table-cell>
          <table:table-cell table:formula="of:=[.A1132]/([.$D$4]*2)" office:value-type="float" office:value="84.2250000000018">
            <text:p>84.2250000000018</text:p>
          </table:table-cell>
          <table:table-cell table:formula="of:=SQRT(ABS([.$D$2]^2-[.B1132]^2))" office:value-type="float" office:value="92.3642212926613">
            <text:p>92.3642212926613</text:p>
          </table:table-cell>
          <table:table-cell table:formula="of:=([.$C$10]-[.C1132])*[.$B$4]" office:value-type="float" office:value="83547.535890782">
            <text:p>83547.535890782</text:p>
          </table:table-cell>
          <table:table-cell table:formula="of:=ROUND([.D1132])" office:value-type="float" office:value="83548">
            <text:p>83548</text:p>
          </table:table-cell>
          <table:table-cell table:formula="of:=([.$C$8]-([.E1132]*[.$C$4]))" office:value-type="float" office:value="92.3640625">
            <text:p>92.3640625</text:p>
          </table:table-cell>
          <table:table-cell table:formula="of:=SQRT(ABS([.$D$2]^2-[.F1132]^2))" office:value-type="float" office:value="84.2251741375231">
            <text:p>84.2251741375231</text:p>
          </table:table-cell>
          <table:table-cell table:formula="of:=ABS([.B1132]-[.G1132])" office:value-type="float" office:value="0.000174137521383955">
            <text:p>0.000174137521383955</text:p>
          </table:table-cell>
          <table:table-cell/>
        </table:table-row>
        <table:table-row table:style-name="ro2">
          <table:table-cell table:formula="of:=[.A1132]+[.A$4]" office:value-type="float" office:value="337.200000000007">
            <text:p>337.200000000007</text:p>
          </table:table-cell>
          <table:table-cell table:formula="of:=[.A1133]/([.$D$4]*2)" office:value-type="float" office:value="84.3000000000018">
            <text:p>84.3000000000018</text:p>
          </table:table-cell>
          <table:table-cell table:formula="of:=SQRT(ABS([.$D$2]^2-[.B1133]^2))" office:value-type="float" office:value="92.2957745511662">
            <text:p>92.2957745511662</text:p>
          </table:table-cell>
          <table:table-cell table:formula="of:=([.$C$10]-[.C1133])*[.$B$4]" office:value-type="float" office:value="83722.7595490093">
            <text:p>83722.7595490093</text:p>
          </table:table-cell>
          <table:table-cell table:formula="of:=ROUND([.D1133])" office:value-type="float" office:value="83723">
            <text:p>83723</text:p>
          </table:table-cell>
          <table:table-cell table:formula="of:=([.$C$8]-([.E1133]*[.$C$4]))" office:value-type="float" office:value="92.295703125">
            <text:p>92.295703125</text:p>
          </table:table-cell>
          <table:table-cell table:formula="of:=SQRT(ABS([.$D$2]^2-[.F1133]^2))" office:value-type="float" office:value="84.3000782008052">
            <text:p>84.3000782008052</text:p>
          </table:table-cell>
          <table:table-cell table:formula="of:=ABS([.B1133]-[.G1133])" office:value-type="float" office:value="0.0000782008034150294">
            <text:p>0.0000782008034150294</text:p>
          </table:table-cell>
          <table:table-cell/>
        </table:table-row>
        <table:table-row table:style-name="ro2">
          <table:table-cell table:formula="of:=[.A1133]+[.A$4]" office:value-type="float" office:value="337.500000000007">
            <text:p>337.500000000007</text:p>
          </table:table-cell>
          <table:table-cell table:formula="of:=[.A1134]/([.$D$4]*2)" office:value-type="float" office:value="84.3750000000018">
            <text:p>84.3750000000018</text:p>
          </table:table-cell>
          <table:table-cell table:formula="of:=SQRT(ABS([.$D$2]^2-[.B1134]^2))" office:value-type="float" office:value="92.227216021084">
            <text:p>92.227216021084</text:p>
          </table:table-cell>
          <table:table-cell table:formula="of:=([.$C$10]-[.C1134])*[.$B$4]" office:value-type="float" office:value="83898.2693860197">
            <text:p>83898.2693860197</text:p>
          </table:table-cell>
          <table:table-cell table:formula="of:=ROUND([.D1134])" office:value-type="float" office:value="83898">
            <text:p>83898</text:p>
          </table:table-cell>
          <table:table-cell table:formula="of:=([.$C$8]-([.E1134]*[.$C$4]))" office:value-type="float" office:value="92.22734375">
            <text:p>92.22734375</text:p>
          </table:table-cell>
          <table:table-cell table:formula="of:=SQRT(ABS([.$D$2]^2-[.F1134]^2))" office:value-type="float" office:value="84.3748603839991">
            <text:p>84.3748603839991</text:p>
          </table:table-cell>
          <table:table-cell table:formula="of:=ABS([.B1134]-[.G1134])" office:value-type="float" office:value="0.000139616002670095">
            <text:p>0.000139616002670095</text:p>
          </table:table-cell>
          <table:table-cell/>
        </table:table-row>
        <table:table-row table:style-name="ro2">
          <table:table-cell table:formula="of:=[.A1134]+[.A$4]" office:value-type="float" office:value="337.800000000007">
            <text:p>337.800000000007</text:p>
          </table:table-cell>
          <table:table-cell table:formula="of:=[.A1135]/([.$D$4]*2)" office:value-type="float" office:value="84.4500000000018">
            <text:p>84.4500000000018</text:p>
          </table:table-cell>
          <table:table-cell table:formula="of:=SQRT(ABS([.$D$2]^2-[.B1135]^2))" office:value-type="float" office:value="92.1585454529297">
            <text:p>92.1585454529297</text:p>
          </table:table-cell>
          <table:table-cell table:formula="of:=([.$C$10]-[.C1135])*[.$B$4]" office:value-type="float" office:value="84074.0660404949">
            <text:p>84074.0660404949</text:p>
          </table:table-cell>
          <table:table-cell table:formula="of:=ROUND([.D1135])" office:value-type="float" office:value="84074">
            <text:p>84074</text:p>
          </table:table-cell>
          <table:table-cell table:formula="of:=([.$C$8]-([.E1135]*[.$C$4]))" office:value-type="float" office:value="92.15859375">
            <text:p>92.15859375</text:p>
          </table:table-cell>
          <table:table-cell table:formula="of:=SQRT(ABS([.$D$2]^2-[.F1135]^2))" office:value-type="float" office:value="84.4499472943735">
            <text:p>84.4499472943735</text:p>
          </table:table-cell>
          <table:table-cell table:formula="of:=ABS([.B1135]-[.G1135])" office:value-type="float" office:value="0.0000527056282635385">
            <text:p>0.0000527056282635385</text:p>
          </table:table-cell>
          <table:table-cell/>
        </table:table-row>
        <table:table-row table:style-name="ro2">
          <table:table-cell table:formula="of:=[.A1135]+[.A$4]" office:value-type="float" office:value="338.100000000007">
            <text:p>338.100000000007</text:p>
          </table:table-cell>
          <table:table-cell table:formula="of:=[.A1136]/([.$D$4]*2)" office:value-type="float" office:value="84.5250000000018">
            <text:p>84.5250000000018</text:p>
          </table:table-cell>
          <table:table-cell table:formula="of:=SQRT(ABS([.$D$2]^2-[.B1136]^2))" office:value-type="float" office:value="92.0897625960655">
            <text:p>92.0897625960655</text:p>
          </table:table-cell>
          <table:table-cell table:formula="of:=([.$C$10]-[.C1136])*[.$B$4]" office:value-type="float" office:value="84250.1501540672">
            <text:p>84250.1501540672</text:p>
          </table:table-cell>
          <table:table-cell table:formula="of:=ROUND([.D1136])" office:value-type="float" office:value="84250">
            <text:p>84250</text:p>
          </table:table-cell>
          <table:table-cell table:formula="of:=([.$C$8]-([.E1136]*[.$C$4]))" office:value-type="float" office:value="92.08984375">
            <text:p>92.08984375</text:p>
          </table:table-cell>
          <table:table-cell table:formula="of:=SQRT(ABS([.$D$2]^2-[.F1136]^2))" office:value-type="float" office:value="84.5249115829208">
            <text:p>84.5249115829208</text:p>
          </table:table-cell>
          <table:table-cell table:formula="of:=ABS([.B1136]-[.G1136])" office:value-type="float" office:value="0.0000884170809314355">
            <text:p>0.0000884170809314355</text:p>
          </table:table-cell>
          <table:table-cell/>
        </table:table-row>
        <table:table-row table:style-name="ro2">
          <table:table-cell table:formula="of:=[.A1136]+[.A$4]" office:value-type="float" office:value="338.400000000007">
            <text:p>338.400000000007</text:p>
          </table:table-cell>
          <table:table-cell table:formula="of:=[.A1137]/([.$D$4]*2)" office:value-type="float" office:value="84.6000000000018">
            <text:p>84.6000000000018</text:p>
          </table:table-cell>
          <table:table-cell table:formula="of:=SQRT(ABS([.$D$2]^2-[.B1137]^2))" office:value-type="float" office:value="92.0208671986941">
            <text:p>92.0208671986941</text:p>
          </table:table-cell>
          <table:table-cell table:formula="of:=([.$C$10]-[.C1137])*[.$B$4]" office:value-type="float" office:value="84426.5223713379">
            <text:p>84426.5223713379</text:p>
          </table:table-cell>
          <table:table-cell table:formula="of:=ROUND([.D1137])" office:value-type="float" office:value="84427">
            <text:p>84427</text:p>
          </table:table-cell>
          <table:table-cell table:formula="of:=([.$C$8]-([.E1137]*[.$C$4]))" office:value-type="float" office:value="92.020703125">
            <text:p>92.020703125</text:p>
          </table:table-cell>
          <table:table-cell table:formula="of:=SQRT(ABS([.$D$2]^2-[.F1137]^2))" office:value-type="float" office:value="84.6001784654182">
            <text:p>84.6001784654182</text:p>
          </table:table-cell>
          <table:table-cell table:formula="of:=ABS([.B1137]-[.G1137])" office:value-type="float" office:value="0.000178465416468043">
            <text:p>0.000178465416468043</text:p>
          </table:table-cell>
          <table:table-cell/>
        </table:table-row>
        <table:table-row table:style-name="ro2">
          <table:table-cell table:formula="of:=[.A1137]+[.A$4]" office:value-type="float" office:value="338.700000000007">
            <text:p>338.700000000007</text:p>
          </table:table-cell>
          <table:table-cell table:formula="of:=[.A1138]/([.$D$4]*2)" office:value-type="float" office:value="84.6750000000018">
            <text:p>84.6750000000018</text:p>
          </table:table-cell>
          <table:table-cell table:formula="of:=SQRT(ABS([.$D$2]^2-[.B1138]^2))" office:value-type="float" office:value="91.951859007851">
            <text:p>91.951859007851</text:p>
          </table:table-cell>
          <table:table-cell table:formula="of:=([.$C$10]-[.C1138])*[.$B$4]" office:value-type="float" office:value="84603.1833398964">
            <text:p>84603.1833398964</text:p>
          </table:table-cell>
          <table:table-cell table:formula="of:=ROUND([.D1138])" office:value-type="float" office:value="84603">
            <text:p>84603</text:p>
          </table:table-cell>
          <table:table-cell table:formula="of:=([.$C$8]-([.E1138]*[.$C$4]))" office:value-type="float" office:value="91.951953125">
            <text:p>91.951953125</text:p>
          </table:table-cell>
          <table:table-cell table:formula="of:=SQRT(ABS([.$D$2]^2-[.F1138]^2))" office:value-type="float" office:value="84.6748977944338">
            <text:p>84.6748977944338</text:p>
          </table:table-cell>
          <table:table-cell table:formula="of:=ABS([.B1138]-[.G1138])" office:value-type="float" office:value="0.000102205568012437">
            <text:p>0.000102205568012437</text:p>
          </table:table-cell>
          <table:table-cell/>
        </table:table-row>
        <table:table-row table:style-name="ro2">
          <table:table-cell table:formula="of:=[.A1138]+[.A$4]" office:value-type="float" office:value="339.000000000007">
            <text:p>339.000000000007</text:p>
          </table:table-cell>
          <table:table-cell table:formula="of:=[.A1139]/([.$D$4]*2)" office:value-type="float" office:value="84.7500000000018">
            <text:p>84.7500000000018</text:p>
          </table:table-cell>
          <table:table-cell table:formula="of:=SQRT(ABS([.$D$2]^2-[.B1139]^2))" office:value-type="float" office:value="91.8827377693966">
            <text:p>91.8827377693966</text:p>
          </table:table-cell>
          <table:table-cell table:formula="of:=([.$C$10]-[.C1139])*[.$B$4]" office:value-type="float" office:value="84780.1337103396">
            <text:p>84780.1337103396</text:p>
          </table:table-cell>
          <table:table-cell table:formula="of:=ROUND([.D1139])" office:value-type="float" office:value="84780">
            <text:p>84780</text:p>
          </table:table-cell>
          <table:table-cell table:formula="of:=([.$C$8]-([.E1139]*[.$C$4]))" office:value-type="float" office:value="91.8828125">
            <text:p>91.8828125</text:p>
          </table:table-cell>
          <table:table-cell table:formula="of:=SQRT(ABS([.$D$2]^2-[.F1139]^2))" office:value-type="float" office:value="84.7499189798424">
            <text:p>84.7499189798424</text:p>
          </table:table-cell>
          <table:table-cell table:formula="of:=ABS([.B1139]-[.G1139])" office:value-type="float" office:value="0.0000810201594134696">
            <text:p>0.0000810201594134696</text:p>
          </table:table-cell>
          <table:table-cell/>
        </table:table-row>
        <table:table-row table:style-name="ro2">
          <table:table-cell table:formula="of:=[.A1139]+[.A$4]" office:value-type="float" office:value="339.300000000007">
            <text:p>339.300000000007</text:p>
          </table:table-cell>
          <table:table-cell table:formula="of:=[.A1140]/([.$D$4]*2)" office:value-type="float" office:value="84.8250000000018">
            <text:p>84.8250000000018</text:p>
          </table:table-cell>
          <table:table-cell table:formula="of:=SQRT(ABS([.$D$2]^2-[.B1140]^2))" office:value-type="float" office:value="91.8135032280094">
            <text:p>91.8135032280094</text:p>
          </table:table-cell>
          <table:table-cell table:formula="of:=([.$C$10]-[.C1140])*[.$B$4]" office:value-type="float" office:value="84957.3741362907">
            <text:p>84957.3741362907</text:p>
          </table:table-cell>
          <table:table-cell table:formula="of:=ROUND([.D1140])" office:value-type="float" office:value="84957">
            <text:p>84957</text:p>
          </table:table-cell>
          <table:table-cell table:formula="of:=([.$C$8]-([.E1140]*[.$C$4]))" office:value-type="float" office:value="91.813671875">
            <text:p>91.813671875</text:p>
          </table:table-cell>
          <table:table-cell table:formula="of:=SQRT(ABS([.$D$2]^2-[.F1140]^2))" office:value-type="float" office:value="84.8248174582759">
            <text:p>84.8248174582759</text:p>
          </table:table-cell>
          <table:table-cell table:formula="of:=ABS([.B1140]-[.G1140])" office:value-type="float" office:value="0.000182541725848751">
            <text:p>0.000182541725848751</text:p>
          </table:table-cell>
          <table:table-cell/>
        </table:table-row>
        <table:table-row table:style-name="ro2">
          <table:table-cell table:formula="of:=[.A1140]+[.A$4]" office:value-type="float" office:value="339.600000000007">
            <text:p>339.600000000007</text:p>
          </table:table-cell>
          <table:table-cell table:formula="of:=[.A1141]/([.$D$4]*2)" office:value-type="float" office:value="84.9000000000018">
            <text:p>84.9000000000018</text:p>
          </table:table-cell>
          <table:table-cell table:formula="of:=SQRT(ABS([.$D$2]^2-[.B1141]^2))" office:value-type="float" office:value="91.744155127178">
            <text:p>91.744155127178</text:p>
          </table:table-cell>
          <table:table-cell table:formula="of:=([.$C$10]-[.C1141])*[.$B$4]" office:value-type="float" office:value="85134.9052744192">
            <text:p>85134.9052744192</text:p>
          </table:table-cell>
          <table:table-cell table:formula="of:=ROUND([.D1141])" office:value-type="float" office:value="85135">
            <text:p>85135</text:p>
          </table:table-cell>
          <table:table-cell table:formula="of:=([.$C$8]-([.E1141]*[.$C$4]))" office:value-type="float" office:value="91.744140625">
            <text:p>91.744140625</text:p>
          </table:table-cell>
          <table:table-cell table:formula="of:=SQRT(ABS([.$D$2]^2-[.F1141]^2))" office:value-type="float" office:value="84.9000156712602">
            <text:p>84.9000156712602</text:p>
          </table:table-cell>
          <table:table-cell table:formula="of:=ABS([.B1141]-[.G1141])" office:value-type="float" office:value="0.0000156712583958551">
            <text:p>0.0000156712583958551</text:p>
          </table:table-cell>
          <table:table-cell/>
        </table:table-row>
        <table:table-row table:style-name="ro2">
          <table:table-cell table:formula="of:=[.A1141]+[.A$4]" office:value-type="float" office:value="339.900000000007">
            <text:p>339.900000000007</text:p>
          </table:table-cell>
          <table:table-cell table:formula="of:=[.A1142]/([.$D$4]*2)" office:value-type="float" office:value="84.9750000000018">
            <text:p>84.9750000000018</text:p>
          </table:table-cell>
          <table:table-cell table:formula="of:=SQRT(ABS([.$D$2]^2-[.B1142]^2))" office:value-type="float" office:value="91.6746932091932">
            <text:p>91.6746932091932</text:p>
          </table:table-cell>
          <table:table-cell table:formula="of:=([.$C$10]-[.C1142])*[.$B$4]" office:value-type="float" office:value="85312.7277844602">
            <text:p>85312.7277844602</text:p>
          </table:table-cell>
          <table:table-cell table:formula="of:=ROUND([.D1142])" office:value-type="float" office:value="85313">
            <text:p>85313</text:p>
          </table:table-cell>
          <table:table-cell table:formula="of:=([.$C$8]-([.E1142]*[.$C$4]))" office:value-type="float" office:value="91.674609375">
            <text:p>91.674609375</text:p>
          </table:table-cell>
          <table:table-cell table:formula="of:=SQRT(ABS([.$D$2]^2-[.F1142]^2))" office:value-type="float" office:value="84.975090443854">
            <text:p>84.975090443854</text:p>
          </table:table-cell>
          <table:table-cell table:formula="of:=ABS([.B1142]-[.G1142])" office:value-type="float" office:value="0.0000904438522013606">
            <text:p>0.0000904438522013606</text:p>
          </table:table-cell>
          <table:table-cell/>
        </table:table-row>
        <table:table-row table:style-name="ro2">
          <table:table-cell table:formula="of:=[.A1142]+[.A$4]" office:value-type="float" office:value="340.200000000007">
            <text:p>340.200000000007</text:p>
          </table:table-cell>
          <table:table-cell table:formula="of:=[.A1143]/([.$D$4]*2)" office:value-type="float" office:value="85.0500000000018">
            <text:p>85.0500000000018</text:p>
          </table:table-cell>
          <table:table-cell table:formula="of:=SQRT(ABS([.$D$2]^2-[.B1143]^2))" office:value-type="float" office:value="91.6051172151409">
            <text:p>91.6051172151409</text:p>
          </table:table-cell>
          <table:table-cell table:formula="of:=([.$C$10]-[.C1143])*[.$B$4]" office:value-type="float" office:value="85490.8423292343">
            <text:p>85490.8423292343</text:p>
          </table:table-cell>
          <table:table-cell table:formula="of:=ROUND([.D1143])" office:value-type="float" office:value="85491">
            <text:p>85491</text:p>
          </table:table-cell>
          <table:table-cell table:formula="of:=([.$C$8]-([.E1143]*[.$C$4]))" office:value-type="float" office:value="91.605078125">
            <text:p>91.605078125</text:p>
          </table:table-cell>
          <table:table-cell table:formula="of:=SQRT(ABS([.$D$2]^2-[.F1143]^2))" office:value-type="float" office:value="85.0500421029446">
            <text:p>85.0500421029446</text:p>
          </table:table-cell>
          <table:table-cell table:formula="of:=ABS([.B1143]-[.G1143])" office:value-type="float" office:value="0.0000421029427855046">
            <text:p>0.0000421029427855046</text:p>
          </table:table-cell>
          <table:table-cell/>
        </table:table-row>
        <table:table-row table:style-name="ro2">
          <table:table-cell table:formula="of:=[.A1143]+[.A$4]" office:value-type="float" office:value="340.500000000007">
            <text:p>340.500000000007</text:p>
          </table:table-cell>
          <table:table-cell table:formula="of:=[.A1144]/([.$D$4]*2)" office:value-type="float" office:value="85.1250000000018">
            <text:p>85.1250000000018</text:p>
          </table:table-cell>
          <table:table-cell table:formula="of:=SQRT(ABS([.$D$2]^2-[.B1144]^2))" office:value-type="float" office:value="91.5354268848936">
            <text:p>91.5354268848936</text:p>
          </table:table-cell>
          <table:table-cell table:formula="of:=([.$C$10]-[.C1144])*[.$B$4]" office:value-type="float" office:value="85669.2495746673">
            <text:p>85669.2495746673</text:p>
          </table:table-cell>
          <table:table-cell table:formula="of:=ROUND([.D1144])" office:value-type="float" office:value="85669">
            <text:p>85669</text:p>
          </table:table-cell>
          <table:table-cell table:formula="of:=([.$C$8]-([.E1144]*[.$C$4]))" office:value-type="float" office:value="91.535546875">
            <text:p>91.535546875</text:p>
          </table:table-cell>
          <table:table-cell table:formula="of:=SQRT(ABS([.$D$2]^2-[.F1144]^2))" office:value-type="float" office:value="85.1248709737329">
            <text:p>85.1248709737329</text:p>
          </table:table-cell>
          <table:table-cell table:formula="of:=ABS([.B1144]-[.G1144])" office:value-type="float" office:value="0.000129026268865573">
            <text:p>0.000129026268865573</text:p>
          </table:table-cell>
          <table:table-cell/>
        </table:table-row>
        <table:table-row table:style-name="ro2">
          <table:table-cell table:formula="of:=[.A1144]+[.A$4]" office:value-type="float" office:value="340.800000000007">
            <text:p>340.800000000007</text:p>
          </table:table-cell>
          <table:table-cell table:formula="of:=[.A1145]/([.$D$4]*2)" office:value-type="float" office:value="85.2000000000018">
            <text:p>85.2000000000018</text:p>
          </table:table-cell>
          <table:table-cell table:formula="of:=SQRT(ABS([.$D$2]^2-[.B1145]^2))" office:value-type="float" office:value="91.4656219571031">
            <text:p>91.4656219571031</text:p>
          </table:table-cell>
          <table:table-cell table:formula="of:=([.$C$10]-[.C1145])*[.$B$4]" office:value-type="float" office:value="85847.950189811">
            <text:p>85847.950189811</text:p>
          </table:table-cell>
          <table:table-cell table:formula="of:=ROUND([.D1145])" office:value-type="float" office:value="85848">
            <text:p>85848</text:p>
          </table:table-cell>
          <table:table-cell table:formula="of:=([.$C$8]-([.E1145]*[.$C$4]))" office:value-type="float" office:value="91.465625">
            <text:p>91.465625</text:p>
          </table:table-cell>
          <table:table-cell table:formula="of:=SQRT(ABS([.$D$2]^2-[.F1145]^2))" office:value-type="float" office:value="85.1999967333296">
            <text:p>85.1999967333296</text:p>
          </table:table-cell>
          <table:table-cell table:formula="of:=ABS([.B1145]-[.G1145])" office:value-type="float" office:value="0.00000326667218075727">
            <text:p>0.00000326667218075727</text:p>
          </table:table-cell>
          <table:table-cell/>
        </table:table-row>
        <table:table-row table:style-name="ro2">
          <table:table-cell table:formula="of:=[.A1145]+[.A$4]" office:value-type="float" office:value="341.100000000007">
            <text:p>341.100000000007</text:p>
          </table:table-cell>
          <table:table-cell table:formula="of:=[.A1146]/([.$D$4]*2)" office:value-type="float" office:value="85.2750000000018">
            <text:p>85.2750000000018</text:p>
          </table:table-cell>
          <table:table-cell table:formula="of:=SQRT(ABS([.$D$2]^2-[.B1146]^2))" office:value-type="float" office:value="91.3957021691923">
            <text:p>91.3957021691923</text:p>
          </table:table-cell>
          <table:table-cell table:formula="of:=([.$C$10]-[.C1146])*[.$B$4]" office:value-type="float" office:value="86026.9448468627">
            <text:p>86026.9448468627</text:p>
          </table:table-cell>
          <table:table-cell table:formula="of:=ROUND([.D1146])" office:value-type="float" office:value="86027">
            <text:p>86027</text:p>
          </table:table-cell>
          <table:table-cell table:formula="of:=([.$C$8]-([.E1146]*[.$C$4]))" office:value-type="float" office:value="91.395703125">
            <text:p>91.395703125</text:p>
          </table:table-cell>
          <table:table-cell table:formula="of:=SQRT(ABS([.$D$2]^2-[.F1146]^2))" office:value-type="float" office:value="85.2749989755899">
            <text:p>85.2749989755899</text:p>
          </table:table-cell>
          <table:table-cell table:formula="of:=ABS([.B1146]-[.G1146])" office:value-type="float" office:value="0.00000102441185845237">
            <text:p>0.00000102441185845237</text:p>
          </table:table-cell>
          <table:table-cell/>
        </table:table-row>
        <table:table-row table:style-name="ro2">
          <table:table-cell table:formula="of:=[.A1146]+[.A$4]" office:value-type="float" office:value="341.400000000007">
            <text:p>341.400000000007</text:p>
          </table:table-cell>
          <table:table-cell table:formula="of:=[.A1147]/([.$D$4]*2)" office:value-type="float" office:value="85.3500000000018">
            <text:p>85.3500000000018</text:p>
          </table:table-cell>
          <table:table-cell table:formula="of:=SQRT(ABS([.$D$2]^2-[.B1147]^2))" office:value-type="float" office:value="91.3256672573472">
            <text:p>91.3256672573472</text:p>
          </table:table-cell>
          <table:table-cell table:formula="of:=([.$C$10]-[.C1147])*[.$B$4]" office:value-type="float" office:value="86206.2342211861">
            <text:p>86206.2342211861</text:p>
          </table:table-cell>
          <table:table-cell table:formula="of:=ROUND([.D1147])" office:value-type="float" office:value="86206">
            <text:p>86206</text:p>
          </table:table-cell>
          <table:table-cell table:formula="of:=([.$C$8]-([.E1147]*[.$C$4]))" office:value-type="float" office:value="91.32578125">
            <text:p>91.32578125</text:p>
          </table:table-cell>
          <table:table-cell table:formula="of:=SQRT(ABS([.$D$2]^2-[.F1147]^2))" office:value-type="float" office:value="85.349878026141">
            <text:p>85.349878026141</text:p>
          </table:table-cell>
          <table:table-cell table:formula="of:=ABS([.B1147]-[.G1147])" office:value-type="float" office:value="0.000121973860785829">
            <text:p>0.000121973860785829</text:p>
          </table:table-cell>
          <table:table-cell/>
        </table:table-row>
        <table:table-row table:style-name="ro2">
          <table:table-cell table:formula="of:=[.A1147]+[.A$4]" office:value-type="float" office:value="341.700000000007">
            <text:p>341.700000000007</text:p>
          </table:table-cell>
          <table:table-cell table:formula="of:=[.A1148]/([.$D$4]*2)" office:value-type="float" office:value="85.4250000000018">
            <text:p>85.4250000000018</text:p>
          </table:table-cell>
          <table:table-cell table:formula="of:=SQRT(ABS([.$D$2]^2-[.B1148]^2))" office:value-type="float" office:value="91.255516956509">
            <text:p>91.255516956509</text:p>
          </table:table-cell>
          <table:table-cell table:formula="of:=([.$C$10]-[.C1148])*[.$B$4]" office:value-type="float" office:value="86385.8189913319">
            <text:p>86385.8189913319</text:p>
          </table:table-cell>
          <table:table-cell table:formula="of:=ROUND([.D1148])" office:value-type="float" office:value="86386">
            <text:p>86386</text:p>
          </table:table-cell>
          <table:table-cell table:formula="of:=([.$C$8]-([.E1148]*[.$C$4]))" office:value-type="float" office:value="91.25546875">
            <text:p>91.25546875</text:p>
          </table:table-cell>
          <table:table-cell table:formula="of:=SQRT(ABS([.$D$2]^2-[.F1148]^2))" office:value-type="float" office:value="85.425051496723">
            <text:p>85.425051496723</text:p>
          </table:table-cell>
          <table:table-cell table:formula="of:=ABS([.B1148]-[.G1148])" office:value-type="float" office:value="0.0000514967211699968">
            <text:p>0.0000514967211699968</text:p>
          </table:table-cell>
          <table:table-cell/>
        </table:table-row>
        <table:table-row table:style-name="ro2">
          <table:table-cell table:formula="of:=[.A1148]+[.A$4]" office:value-type="float" office:value="342.000000000007">
            <text:p>342.000000000007</text:p>
          </table:table-cell>
          <table:table-cell table:formula="of:=[.A1149]/([.$D$4]*2)" office:value-type="float" office:value="85.5000000000018">
            <text:p>85.5000000000018</text:p>
          </table:table-cell>
          <table:table-cell table:formula="of:=SQRT(ABS([.$D$2]^2-[.B1149]^2))" office:value-type="float" office:value="91.1852510003657">
            <text:p>91.1852510003657</text:p>
          </table:table-cell>
          <table:table-cell table:formula="of:=([.$C$10]-[.C1149])*[.$B$4]" office:value-type="float" office:value="86565.6998390587">
            <text:p>86565.6998390587</text:p>
          </table:table-cell>
          <table:table-cell table:formula="of:=ROUND([.D1149])" office:value-type="float" office:value="86566">
            <text:p>86566</text:p>
          </table:table-cell>
          <table:table-cell table:formula="of:=([.$C$8]-([.E1149]*[.$C$4]))" office:value-type="float" office:value="91.18515625">
            <text:p>91.18515625</text:p>
          </table:table-cell>
          <table:table-cell table:formula="of:=SQRT(ABS([.$D$2]^2-[.F1149]^2))" office:value-type="float" office:value="85.5001010506016">
            <text:p>85.5001010506016</text:p>
          </table:table-cell>
          <table:table-cell table:formula="of:=ABS([.B1149]-[.G1149])" office:value-type="float" office:value="0.000101050599795371">
            <text:p>0.000101050599795371</text:p>
          </table:table-cell>
          <table:table-cell/>
        </table:table-row>
        <table:table-row table:style-name="ro2">
          <table:table-cell table:formula="of:=[.A1149]+[.A$4]" office:value-type="float" office:value="342.300000000007">
            <text:p>342.300000000007</text:p>
          </table:table-cell>
          <table:table-cell table:formula="of:=[.A1150]/([.$D$4]*2)" office:value-type="float" office:value="85.5750000000018">
            <text:p>85.5750000000018</text:p>
          </table:table-cell>
          <table:table-cell table:formula="of:=SQRT(ABS([.$D$2]^2-[.B1150]^2))" office:value-type="float" office:value="91.1148691213442">
            <text:p>91.1148691213442</text:p>
          </table:table-cell>
          <table:table-cell table:formula="of:=([.$C$10]-[.C1150])*[.$B$4]" office:value-type="float" office:value="86745.8774493536">
            <text:p>86745.8774493536</text:p>
          </table:table-cell>
          <table:table-cell table:formula="of:=ROUND([.D1150])" office:value-type="float" office:value="86746">
            <text:p>86746</text:p>
          </table:table-cell>
          <table:table-cell table:formula="of:=([.$C$8]-([.E1150]*[.$C$4]))" office:value-type="float" office:value="91.11484375">
            <text:p>91.11484375</text:p>
          </table:table-cell>
          <table:table-cell table:formula="of:=SQRT(ABS([.$D$2]^2-[.F1150]^2))" office:value-type="float" office:value="85.5750270138028">
            <text:p>85.5750270138028</text:p>
          </table:table-cell>
          <table:table-cell table:formula="of:=ABS([.B1150]-[.G1150])" office:value-type="float" office:value="0.0000270138010307619">
            <text:p>0.0000270138010307619</text:p>
          </table:table-cell>
          <table:table-cell/>
        </table:table-row>
        <table:table-row table:style-name="ro2">
          <table:table-cell table:formula="of:=[.A1150]+[.A$4]" office:value-type="float" office:value="342.600000000007">
            <text:p>342.600000000007</text:p>
          </table:table-cell>
          <table:table-cell table:formula="of:=[.A1151]/([.$D$4]*2)" office:value-type="float" office:value="85.6500000000018">
            <text:p>85.6500000000018</text:p>
          </table:table-cell>
          <table:table-cell table:formula="of:=SQRT(ABS([.$D$2]^2-[.B1151]^2))" office:value-type="float" office:value="91.044371050602">
            <text:p>91.044371050602</text:p>
          </table:table-cell>
          <table:table-cell table:formula="of:=([.$C$10]-[.C1151])*[.$B$4]" office:value-type="float" office:value="86926.3525104538">
            <text:p>86926.3525104538</text:p>
          </table:table-cell>
          <table:table-cell table:formula="of:=ROUND([.D1151])" office:value-type="float" office:value="86926">
            <text:p>86926</text:p>
          </table:table-cell>
          <table:table-cell table:formula="of:=([.$C$8]-([.E1151]*[.$C$4]))" office:value-type="float" office:value="91.04453125">
            <text:p>91.04453125</text:p>
          </table:table-cell>
          <table:table-cell table:formula="of:=SQRT(ABS([.$D$2]^2-[.F1151]^2))" office:value-type="float" office:value="85.6498297106758">
            <text:p>85.6498297106758</text:p>
          </table:table-cell>
          <table:table-cell table:formula="of:=ABS([.B1151]-[.G1151])" office:value-type="float" office:value="0.000170289325964745">
            <text:p>0.000170289325964745</text:p>
          </table:table-cell>
          <table:table-cell/>
        </table:table-row>
        <table:table-row table:style-name="ro2">
          <table:table-cell table:formula="of:=[.A1151]+[.A$4]" office:value-type="float" office:value="342.900000000007">
            <text:p>342.900000000007</text:p>
          </table:table-cell>
          <table:table-cell table:formula="of:=[.A1152]/([.$D$4]*2)" office:value-type="float" office:value="85.7250000000018">
            <text:p>85.7250000000018</text:p>
          </table:table-cell>
          <table:table-cell table:formula="of:=SQRT(ABS([.$D$2]^2-[.B1152]^2))" office:value-type="float" office:value="90.9737565180184">
            <text:p>90.9737565180184</text:p>
          </table:table-cell>
          <table:table-cell table:formula="of:=([.$C$10]-[.C1152])*[.$B$4]" office:value-type="float" office:value="87107.1257138678">
            <text:p>87107.1257138678</text:p>
          </table:table-cell>
          <table:table-cell table:formula="of:=ROUND([.D1152])" office:value-type="float" office:value="87107">
            <text:p>87107</text:p>
          </table:table-cell>
          <table:table-cell table:formula="of:=([.$C$8]-([.E1152]*[.$C$4]))" office:value-type="float" office:value="90.973828125">
            <text:p>90.973828125</text:p>
          </table:table-cell>
          <table:table-cell table:formula="of:=SQRT(ABS([.$D$2]^2-[.F1152]^2))" office:value-type="float" office:value="85.7249240086158">
            <text:p>85.7249240086158</text:p>
          </table:table-cell>
          <table:table-cell table:formula="of:=ABS([.B1152]-[.G1152])" office:value-type="float" office:value="0.0000759913859837979">
            <text:p>0.0000759913859837979</text:p>
          </table:table-cell>
          <table:table-cell/>
        </table:table-row>
        <table:table-row table:style-name="ro2">
          <table:table-cell table:formula="of:=[.A1152]+[.A$4]" office:value-type="float" office:value="343.200000000007">
            <text:p>343.200000000007</text:p>
          </table:table-cell>
          <table:table-cell table:formula="of:=[.A1153]/([.$D$4]*2)" office:value-type="float" office:value="85.8000000000018">
            <text:p>85.8000000000018</text:p>
          </table:table-cell>
          <table:table-cell table:formula="of:=SQRT(ABS([.$D$2]^2-[.B1153]^2))" office:value-type="float" office:value="90.9030252521867">
            <text:p>90.9030252521867</text:p>
          </table:table-cell>
          <table:table-cell table:formula="of:=([.$C$10]-[.C1153])*[.$B$4]" office:value-type="float" office:value="87288.197754397">
            <text:p>87288.197754397</text:p>
          </table:table-cell>
          <table:table-cell table:formula="of:=ROUND([.D1153])" office:value-type="float" office:value="87288">
            <text:p>87288</text:p>
          </table:table-cell>
          <table:table-cell table:formula="of:=([.$C$8]-([.E1153]*[.$C$4]))" office:value-type="float" office:value="90.903125">
            <text:p>90.903125</text:p>
          </table:table-cell>
          <table:table-cell table:formula="of:=SQRT(ABS([.$D$2]^2-[.F1153]^2))" office:value-type="float" office:value="85.7998943194826">
            <text:p>85.7998943194826</text:p>
          </table:table-cell>
          <table:table-cell table:formula="of:=ABS([.B1153]-[.G1153])" office:value-type="float" office:value="0.000105680519240536">
            <text:p>0.000105680519240536</text:p>
          </table:table-cell>
          <table:table-cell/>
        </table:table-row>
        <table:table-row table:style-name="ro2">
          <table:table-cell table:formula="of:=[.A1153]+[.A$4]" office:value-type="float" office:value="343.500000000007">
            <text:p>343.500000000007</text:p>
          </table:table-cell>
          <table:table-cell table:formula="of:=[.A1154]/([.$D$4]*2)" office:value-type="float" office:value="85.8750000000018">
            <text:p>85.8750000000018</text:p>
          </table:table-cell>
          <table:table-cell table:formula="of:=SQRT(ABS([.$D$2]^2-[.B1154]^2))" office:value-type="float" office:value="90.8321769804054">
            <text:p>90.8321769804054</text:p>
          </table:table-cell>
          <table:table-cell table:formula="of:=([.$C$10]-[.C1154])*[.$B$4]" office:value-type="float" office:value="87469.569330157">
            <text:p>87469.569330157</text:p>
          </table:table-cell>
          <table:table-cell table:formula="of:=ROUND([.D1154])" office:value-type="float" office:value="87470">
            <text:p>87470</text:p>
          </table:table-cell>
          <table:table-cell table:formula="of:=([.$C$8]-([.E1154]*[.$C$4]))" office:value-type="float" office:value="90.83203125">
            <text:p>90.83203125</text:p>
          </table:table-cell>
          <table:table-cell table:formula="of:=SQRT(ABS([.$D$2]^2-[.F1154]^2))" office:value-type="float" office:value="85.8751541425052">
            <text:p>85.8751541425052</text:p>
          </table:table-cell>
          <table:table-cell table:formula="of:=ABS([.B1154]-[.G1154])" office:value-type="float" office:value="0.000154142503347998">
            <text:p>0.000154142503347998</text:p>
          </table:table-cell>
          <table:table-cell/>
        </table:table-row>
        <table:table-row table:style-name="ro2">
          <table:table-cell table:formula="of:=[.A1154]+[.A$4]" office:value-type="float" office:value="343.800000000007">
            <text:p>343.800000000007</text:p>
          </table:table-cell>
          <table:table-cell table:formula="of:=[.A1155]/([.$D$4]*2)" office:value-type="float" office:value="85.9500000000018">
            <text:p>85.9500000000018</text:p>
          </table:table-cell>
          <table:table-cell table:formula="of:=SQRT(ABS([.$D$2]^2-[.B1155]^2))" office:value-type="float" office:value="90.7612114286697">
            <text:p>90.7612114286697</text:p>
          </table:table-cell>
          <table:table-cell table:formula="of:=([.$C$10]-[.C1155])*[.$B$4]" office:value-type="float" office:value="87651.2411426003">
            <text:p>87651.2411426003</text:p>
          </table:table-cell>
          <table:table-cell table:formula="of:=ROUND([.D1155])" office:value-type="float" office:value="87651">
            <text:p>87651</text:p>
          </table:table-cell>
          <table:table-cell table:formula="of:=([.$C$8]-([.E1155]*[.$C$4]))" office:value-type="float" office:value="90.761328125">
            <text:p>90.761328125</text:p>
          </table:table-cell>
          <table:table-cell table:formula="of:=SQRT(ABS([.$D$2]^2-[.F1155]^2))" office:value-type="float" office:value="85.9498767712094">
            <text:p>85.9498767712094</text:p>
          </table:table-cell>
          <table:table-cell table:formula="of:=ABS([.B1155]-[.G1155])" office:value-type="float" office:value="0.000123228792418217">
            <text:p>0.000123228792418217</text:p>
          </table:table-cell>
          <table:table-cell/>
        </table:table-row>
        <table:table-row table:style-name="ro2">
          <table:table-cell table:formula="of:=[.A1155]+[.A$4]" office:value-type="float" office:value="344.100000000007">
            <text:p>344.100000000007</text:p>
          </table:table-cell>
          <table:table-cell table:formula="of:=[.A1156]/([.$D$4]*2)" office:value-type="float" office:value="86.0250000000018">
            <text:p>86.0250000000018</text:p>
          </table:table-cell>
          <table:table-cell table:formula="of:=SQRT(ABS([.$D$2]^2-[.B1156]^2))" office:value-type="float" office:value="90.6901283216629">
            <text:p>90.6901283216629</text:p>
          </table:table-cell>
          <table:table-cell table:formula="of:=([.$C$10]-[.C1156])*[.$B$4]" office:value-type="float" office:value="87833.2138965378">
            <text:p>87833.2138965378</text:p>
          </table:table-cell>
          <table:table-cell table:formula="of:=ROUND([.D1156])" office:value-type="float" office:value="87833">
            <text:p>87833</text:p>
          </table:table-cell>
          <table:table-cell table:formula="of:=([.$C$8]-([.E1156]*[.$C$4]))" office:value-type="float" office:value="90.690234375">
            <text:p>90.690234375</text:p>
          </table:table-cell>
          <table:table-cell table:formula="of:=SQRT(ABS([.$D$2]^2-[.F1156]^2))" office:value-type="float" office:value="86.0248881952634">
            <text:p>86.0248881952634</text:p>
          </table:table-cell>
          <table:table-cell table:formula="of:=ABS([.B1156]-[.G1156])" office:value-type="float" office:value="0.00011180473840966">
            <text:p>0.00011180473840966</text:p>
          </table:table-cell>
          <table:table-cell/>
        </table:table-row>
        <table:table-row table:style-name="ro2">
          <table:table-cell table:formula="of:=[.A1156]+[.A$4]" office:value-type="float" office:value="344.400000000007">
            <text:p>344.400000000007</text:p>
          </table:table-cell>
          <table:table-cell table:formula="of:=[.A1157]/([.$D$4]*2)" office:value-type="float" office:value="86.1000000000018">
            <text:p>86.1000000000018</text:p>
          </table:table-cell>
          <table:table-cell table:formula="of:=SQRT(ABS([.$D$2]^2-[.B1157]^2))" office:value-type="float" office:value="90.6189273827476">
            <text:p>90.6189273827476</text:p>
          </table:table-cell>
          <table:table-cell table:formula="of:=([.$C$10]-[.C1157])*[.$B$4]" office:value-type="float" office:value="88015.4883001609">
            <text:p>88015.4883001609</text:p>
          </table:table-cell>
          <table:table-cell table:formula="of:=ROUND([.D1157])" office:value-type="float" office:value="88015">
            <text:p>88015</text:p>
          </table:table-cell>
          <table:table-cell table:formula="of:=([.$C$8]-([.E1157]*[.$C$4]))" office:value-type="float" office:value="90.619140625">
            <text:p>90.619140625</text:p>
          </table:table-cell>
          <table:table-cell table:formula="of:=SQRT(ABS([.$D$2]^2-[.F1157]^2))" office:value-type="float" office:value="86.0997755652503">
            <text:p>86.0997755652503</text:p>
          </table:table-cell>
          <table:table-cell table:formula="of:=ABS([.B1157]-[.G1157])" office:value-type="float" office:value="0.000224434751515901">
            <text:p>0.000224434751515901</text:p>
          </table:table-cell>
          <table:table-cell/>
        </table:table-row>
        <table:table-row table:style-name="ro2">
          <table:table-cell table:formula="of:=[.A1157]+[.A$4]" office:value-type="float" office:value="344.700000000007">
            <text:p>344.700000000007</text:p>
          </table:table-cell>
          <table:table-cell table:formula="of:=[.A1158]/([.$D$4]*2)" office:value-type="float" office:value="86.1750000000018">
            <text:p>86.1750000000018</text:p>
          </table:table-cell>
          <table:table-cell table:formula="of:=SQRT(ABS([.$D$2]^2-[.B1158]^2))" office:value-type="float" office:value="90.547608333957">
            <text:p>90.547608333957</text:p>
          </table:table-cell>
          <table:table-cell table:formula="of:=([.$C$10]-[.C1158])*[.$B$4]" office:value-type="float" office:value="88198.0650650648">
            <text:p>88198.0650650648</text:p>
          </table:table-cell>
          <table:table-cell table:formula="of:=ROUND([.D1158])" office:value-type="float" office:value="88198">
            <text:p>88198</text:p>
          </table:table-cell>
          <table:table-cell table:formula="of:=([.$C$8]-([.E1158]*[.$C$4]))" office:value-type="float" office:value="90.54765625">
            <text:p>90.54765625</text:p>
          </table:table-cell>
          <table:table-cell table:formula="of:=SQRT(ABS([.$D$2]^2-[.F1158]^2))" office:value-type="float" office:value="86.1749496526214">
            <text:p>86.1749496526214</text:p>
          </table:table-cell>
          <table:table-cell table:formula="of:=ABS([.B1158]-[.G1158])" office:value-type="float" office:value="0.0000503473803945553">
            <text:p>0.0000503473803945553</text:p>
          </table:table-cell>
          <table:table-cell/>
        </table:table-row>
        <table:table-row table:style-name="ro2">
          <table:table-cell table:formula="of:=[.A1158]+[.A$4]" office:value-type="float" office:value="345.000000000007">
            <text:p>345.000000000007</text:p>
          </table:table-cell>
          <table:table-cell table:formula="of:=[.A1159]/([.$D$4]*2)" office:value-type="float" office:value="86.2500000000018">
            <text:p>86.2500000000018</text:p>
          </table:table-cell>
          <table:table-cell table:formula="of:=SQRT(ABS([.$D$2]^2-[.B1159]^2))" office:value-type="float" office:value="90.4761708959861">
            <text:p>90.4761708959861</text:p>
          </table:table-cell>
          <table:table-cell table:formula="of:=([.$C$10]-[.C1159])*[.$B$4]" office:value-type="float" office:value="88380.9449062704">
            <text:p>88380.9449062704</text:p>
          </table:table-cell>
          <table:table-cell table:formula="of:=ROUND([.D1159])" office:value-type="float" office:value="88381">
            <text:p>88381</text:p>
          </table:table-cell>
          <table:table-cell table:formula="of:=([.$C$8]-([.E1159]*[.$C$4]))" office:value-type="float" office:value="90.476171875">
            <text:p>90.476171875</text:p>
          </table:table-cell>
          <table:table-cell table:formula="of:=SQRT(ABS([.$D$2]^2-[.F1159]^2))" office:value-type="float" office:value="86.2499989730171">
            <text:p>86.2499989730171</text:p>
          </table:table-cell>
          <table:table-cell table:formula="of:=ABS([.B1159]-[.G1159])" office:value-type="float" office:value="0.00000102698469106599">
            <text:p>0.00000102698469106599</text:p>
          </table:table-cell>
          <table:table-cell/>
        </table:table-row>
        <table:table-row table:style-name="ro2">
          <table:table-cell table:formula="of:=[.A1159]+[.A$4]" office:value-type="float" office:value="345.300000000007">
            <text:p>345.300000000007</text:p>
          </table:table-cell>
          <table:table-cell table:formula="of:=[.A1160]/([.$D$4]*2)" office:value-type="float" office:value="86.3250000000018">
            <text:p>86.3250000000018</text:p>
          </table:table-cell>
          <table:table-cell table:formula="of:=SQRT(ABS([.$D$2]^2-[.B1160]^2))" office:value-type="float" office:value="90.4046147881826">
            <text:p>90.4046147881826</text:p>
          </table:table-cell>
          <table:table-cell table:formula="of:=([.$C$10]-[.C1160])*[.$B$4]" office:value-type="float" office:value="88564.1285422474">
            <text:p>88564.1285422474</text:p>
          </table:table-cell>
          <table:table-cell table:formula="of:=ROUND([.D1160])" office:value-type="float" office:value="88564">
            <text:p>88564</text:p>
          </table:table-cell>
          <table:table-cell table:formula="of:=([.$C$8]-([.E1160]*[.$C$4]))" office:value-type="float" office:value="90.4046875">
            <text:p>90.4046875</text:p>
          </table:table-cell>
          <table:table-cell table:formula="of:=SQRT(ABS([.$D$2]^2-[.F1160]^2))" office:value-type="float" office:value="86.3249238518479">
            <text:p>86.3249238518479</text:p>
          </table:table-cell>
          <table:table-cell table:formula="of:=ABS([.B1160]-[.G1160])" office:value-type="float" office:value="0.0000761481538944508">
            <text:p>0.0000761481538944508</text:p>
          </table:table-cell>
          <table:table-cell/>
        </table:table-row>
        <table:table-row table:style-name="ro2">
          <table:table-cell table:formula="of:=[.A1160]+[.A$4]" office:value-type="float" office:value="345.600000000007">
            <text:p>345.600000000007</text:p>
          </table:table-cell>
          <table:table-cell table:formula="of:=[.A1161]/([.$D$4]*2)" office:value-type="float" office:value="86.4000000000018">
            <text:p>86.4000000000018</text:p>
          </table:table-cell>
          <table:table-cell table:formula="of:=SQRT(ABS([.$D$2]^2-[.B1161]^2))" office:value-type="float" office:value="90.332939728538">
            <text:p>90.332939728538</text:p>
          </table:table-cell>
          <table:table-cell table:formula="of:=([.$C$10]-[.C1161])*[.$B$4]" office:value-type="float" office:value="88747.6166949375">
            <text:p>88747.6166949375</text:p>
          </table:table-cell>
          <table:table-cell table:formula="of:=ROUND([.D1161])" office:value-type="float" office:value="88748">
            <text:p>88748</text:p>
          </table:table-cell>
          <table:table-cell table:formula="of:=([.$C$8]-([.E1161]*[.$C$4]))" office:value-type="float" office:value="90.3328125">
            <text:p>90.3328125</text:p>
          </table:table-cell>
          <table:table-cell table:formula="of:=SQRT(ABS([.$D$2]^2-[.F1161]^2))" office:value-type="float" office:value="86.4001330198041">
            <text:p>86.4001330198041</text:p>
          </table:table-cell>
          <table:table-cell table:formula="of:=ABS([.B1161]-[.G1161])" office:value-type="float" office:value="0.00013301980227709">
            <text:p>0.00013301980227709</text:p>
          </table:table-cell>
          <table:table-cell/>
        </table:table-row>
        <table:table-row table:style-name="ro2">
          <table:table-cell table:formula="of:=[.A1161]+[.A$4]" office:value-type="float" office:value="345.900000000007">
            <text:p>345.900000000007</text:p>
          </table:table-cell>
          <table:table-cell table:formula="of:=[.A1162]/([.$D$4]*2)" office:value-type="float" office:value="86.4750000000018">
            <text:p>86.4750000000018</text:p>
          </table:table-cell>
          <table:table-cell table:formula="of:=SQRT(ABS([.$D$2]^2-[.B1162]^2))" office:value-type="float" office:value="90.2611454336786">
            <text:p>90.2611454336786</text:p>
          </table:table-cell>
          <table:table-cell table:formula="of:=([.$C$10]-[.C1162])*[.$B$4]" office:value-type="float" office:value="88931.4100897776">
            <text:p>88931.4100897776</text:p>
          </table:table-cell>
          <table:table-cell table:formula="of:=ROUND([.D1162])" office:value-type="float" office:value="88931">
            <text:p>88931</text:p>
          </table:table-cell>
          <table:table-cell table:formula="of:=([.$C$8]-([.E1162]*[.$C$4]))" office:value-type="float" office:value="90.261328125">
            <text:p>90.261328125</text:p>
          </table:table-cell>
          <table:table-cell table:formula="of:=SQRT(ABS([.$D$2]^2-[.F1162]^2))" office:value-type="float" office:value="86.4748093094809">
            <text:p>86.4748093094809</text:p>
          </table:table-cell>
          <table:table-cell table:formula="of:=ABS([.B1162]-[.G1162])" office:value-type="float" office:value="0.00019069052095233">
            <text:p>0.00019069052095233</text:p>
          </table:table-cell>
          <table:table-cell/>
        </table:table-row>
        <table:table-row table:style-name="ro2">
          <table:table-cell table:formula="of:=[.A1162]+[.A$4]" office:value-type="float" office:value="346.200000000007">
            <text:p>346.200000000007</text:p>
          </table:table-cell>
          <table:table-cell table:formula="of:=[.A1163]/([.$D$4]*2)" office:value-type="float" office:value="86.5500000000018">
            <text:p>86.5500000000018</text:p>
          </table:table-cell>
          <table:table-cell table:formula="of:=SQRT(ABS([.$D$2]^2-[.B1163]^2))" office:value-type="float" office:value="90.1892316188561">
            <text:p>90.1892316188561</text:p>
          </table:table-cell>
          <table:table-cell table:formula="of:=([.$C$10]-[.C1163])*[.$B$4]" office:value-type="float" office:value="89115.5094557231">
            <text:p>89115.5094557231</text:p>
          </table:table-cell>
          <table:table-cell table:formula="of:=ROUND([.D1163])" office:value-type="float" office:value="89116">
            <text:p>89116</text:p>
          </table:table-cell>
          <table:table-cell table:formula="of:=([.$C$8]-([.E1163]*[.$C$4]))" office:value-type="float" office:value="90.1890625">
            <text:p>90.1890625</text:p>
          </table:table-cell>
          <table:table-cell table:formula="of:=SQRT(ABS([.$D$2]^2-[.F1163]^2))" office:value-type="float" office:value="86.5501762295785">
            <text:p>86.5501762295785</text:p>
          </table:table-cell>
          <table:table-cell table:formula="of:=ABS([.B1163]-[.G1163])" office:value-type="float" office:value="0.00017622957663832">
            <text:p>0.00017622957663832</text:p>
          </table:table-cell>
          <table:table-cell/>
        </table:table-row>
        <table:table-row table:style-name="ro2">
          <table:table-cell table:formula="of:=[.A1163]+[.A$4]" office:value-type="float" office:value="346.500000000007">
            <text:p>346.500000000007</text:p>
          </table:table-cell>
          <table:table-cell table:formula="of:=[.A1164]/([.$D$4]*2)" office:value-type="float" office:value="86.6250000000018">
            <text:p>86.6250000000018</text:p>
          </table:table-cell>
          <table:table-cell table:formula="of:=SQRT(ABS([.$D$2]^2-[.B1164]^2))" office:value-type="float" office:value="90.1171979979387">
            <text:p>90.1171979979387</text:p>
          </table:table-cell>
          <table:table-cell table:formula="of:=([.$C$10]-[.C1164])*[.$B$4]" office:value-type="float" office:value="89299.9155252719">
            <text:p>89299.9155252719</text:p>
          </table:table-cell>
          <table:table-cell table:formula="of:=ROUND([.D1164])" office:value-type="float" office:value="89300">
            <text:p>89300</text:p>
          </table:table-cell>
          <table:table-cell table:formula="of:=([.$C$8]-([.E1164]*[.$C$4]))" office:value-type="float" office:value="90.1171875">
            <text:p>90.1171875</text:p>
          </table:table-cell>
          <table:table-cell table:formula="of:=SQRT(ABS([.$D$2]^2-[.F1164]^2))" office:value-type="float" office:value="86.6250109211528">
            <text:p>86.6250109211528</text:p>
          </table:table-cell>
          <table:table-cell table:formula="of:=ABS([.B1164]-[.G1164])" office:value-type="float" office:value="0.0000109211509595752">
            <text:p>0.0000109211509595752</text:p>
          </table:table-cell>
          <table:table-cell/>
        </table:table-row>
        <table:table-row table:style-name="ro2">
          <table:table-cell table:formula="of:=[.A1164]+[.A$4]" office:value-type="float" office:value="346.800000000007">
            <text:p>346.800000000007</text:p>
          </table:table-cell>
          <table:table-cell table:formula="of:=[.A1165]/([.$D$4]*2)" office:value-type="float" office:value="86.7000000000018">
            <text:p>86.7000000000018</text:p>
          </table:table-cell>
          <table:table-cell table:formula="of:=SQRT(ABS([.$D$2]^2-[.B1165]^2))" office:value-type="float" office:value="90.0450442834012">
            <text:p>90.0450442834012</text:p>
          </table:table-cell>
          <table:table-cell table:formula="of:=([.$C$10]-[.C1165])*[.$B$4]" office:value-type="float" office:value="89484.6290344878">
            <text:p>89484.6290344878</text:p>
          </table:table-cell>
          <table:table-cell table:formula="of:=ROUND([.D1165])" office:value-type="float" office:value="89485">
            <text:p>89485</text:p>
          </table:table-cell>
          <table:table-cell table:formula="of:=([.$C$8]-([.E1165]*[.$C$4]))" office:value-type="float" office:value="90.044921875">
            <text:p>90.044921875</text:p>
          </table:table-cell>
          <table:table-cell table:formula="of:=SQRT(ABS([.$D$2]^2-[.F1165]^2))" office:value-type="float" office:value="86.700127130963">
            <text:p>86.700127130963</text:p>
          </table:table-cell>
          <table:table-cell table:formula="of:=ABS([.B1165]-[.G1165])" office:value-type="float" office:value="0.000127130961146804">
            <text:p>0.000127130961146804</text:p>
          </table:table-cell>
          <table:table-cell/>
        </table:table-row>
        <table:table-row table:style-name="ro2">
          <table:table-cell table:formula="of:=[.A1165]+[.A$4]" office:value-type="float" office:value="347.100000000007">
            <text:p>347.100000000007</text:p>
          </table:table-cell>
          <table:table-cell table:formula="of:=[.A1166]/([.$D$4]*2)" office:value-type="float" office:value="86.7750000000019">
            <text:p>86.7750000000019</text:p>
          </table:table-cell>
          <table:table-cell table:formula="of:=SQRT(ABS([.$D$2]^2-[.B1166]^2))" office:value-type="float" office:value="89.9727701863162">
            <text:p>89.9727701863162</text:p>
          </table:table-cell>
          <table:table-cell table:formula="of:=([.$C$10]-[.C1166])*[.$B$4]" office:value-type="float" office:value="89669.6507230252">
            <text:p>89669.6507230252</text:p>
          </table:table-cell>
          <table:table-cell table:formula="of:=ROUND([.D1166])" office:value-type="float" office:value="89670">
            <text:p>89670</text:p>
          </table:table-cell>
          <table:table-cell table:formula="of:=([.$C$8]-([.E1166]*[.$C$4]))" office:value-type="float" office:value="89.97265625">
            <text:p>89.97265625</text:p>
          </table:table-cell>
          <table:table-cell table:formula="of:=SQRT(ABS([.$D$2]^2-[.F1166]^2))" office:value-type="float" office:value="86.7751181348625">
            <text:p>86.7751181348625</text:p>
          </table:table-cell>
          <table:table-cell table:formula="of:=ABS([.B1166]-[.G1166])" office:value-type="float" office:value="0.00011813486061385">
            <text:p>0.00011813486061385</text:p>
          </table:table-cell>
          <table:table-cell/>
        </table:table-row>
        <table:table-row table:style-name="ro2">
          <table:table-cell table:formula="of:=[.A1166]+[.A$4]" office:value-type="float" office:value="347.400000000007">
            <text:p>347.400000000007</text:p>
          </table:table-cell>
          <table:table-cell table:formula="of:=[.A1167]/([.$D$4]*2)" office:value-type="float" office:value="86.8500000000019">
            <text:p>86.8500000000019</text:p>
          </table:table-cell>
          <table:table-cell table:formula="of:=SQRT(ABS([.$D$2]^2-[.B1167]^2))" office:value-type="float" office:value="89.9003754163445">
            <text:p>89.9003754163445</text:p>
          </table:table-cell>
          <table:table-cell table:formula="of:=([.$C$10]-[.C1167])*[.$B$4]" office:value-type="float" office:value="89854.9813341529">
            <text:p>89854.9813341529</text:p>
          </table:table-cell>
          <table:table-cell table:formula="of:=ROUND([.D1167])" office:value-type="float" office:value="89855">
            <text:p>89855</text:p>
          </table:table-cell>
          <table:table-cell table:formula="of:=([.$C$8]-([.E1167]*[.$C$4]))" office:value-type="float" office:value="89.900390625">
            <text:p>89.900390625</text:p>
          </table:table-cell>
          <table:table-cell table:formula="of:=SQRT(ABS([.$D$2]^2-[.F1167]^2))" office:value-type="float" office:value="86.84998425718">
            <text:p>86.84998425718</text:p>
          </table:table-cell>
          <table:table-cell table:formula="of:=ABS([.B1167]-[.G1167])" office:value-type="float" office:value="0.0000157428218727773">
            <text:p>0.0000157428218727773</text:p>
          </table:table-cell>
          <table:table-cell/>
        </table:table-row>
        <table:table-row table:style-name="ro2">
          <table:table-cell table:formula="of:=[.A1167]+[.A$4]" office:value-type="float" office:value="347.700000000007">
            <text:p>347.700000000007</text:p>
          </table:table-cell>
          <table:table-cell table:formula="of:=[.A1168]/([.$D$4]*2)" office:value-type="float" office:value="86.9250000000019">
            <text:p>86.9250000000019</text:p>
          </table:table-cell>
          <table:table-cell table:formula="of:=SQRT(ABS([.$D$2]^2-[.B1168]^2))" office:value-type="float" office:value="89.827859681725">
            <text:p>89.827859681725</text:p>
          </table:table-cell>
          <table:table-cell table:formula="of:=([.$C$10]-[.C1168])*[.$B$4]" office:value-type="float" office:value="90040.6216147788">
            <text:p>90040.6216147788</text:p>
          </table:table-cell>
          <table:table-cell table:formula="of:=ROUND([.D1168])" office:value-type="float" office:value="90041">
            <text:p>90041</text:p>
          </table:table-cell>
          <table:table-cell table:formula="of:=([.$C$8]-([.E1168]*[.$C$4]))" office:value-type="float" office:value="89.827734375">
            <text:p>89.827734375</text:p>
          </table:table-cell>
          <table:table-cell table:formula="of:=SQRT(ABS([.$D$2]^2-[.F1168]^2))" office:value-type="float" office:value="86.9251294911572">
            <text:p>86.9251294911572</text:p>
          </table:table-cell>
          <table:table-cell table:formula="of:=ABS([.B1168]-[.G1168])" office:value-type="float" office:value="0.000129491155320238">
            <text:p>0.000129491155320238</text:p>
          </table:table-cell>
          <table:table-cell/>
        </table:table-row>
        <table:table-row table:style-name="ro2">
          <table:table-cell table:formula="of:=[.A1168]+[.A$4]" office:value-type="float" office:value="348.000000000007">
            <text:p>348.000000000007</text:p>
          </table:table-cell>
          <table:table-cell table:formula="of:=[.A1169]/([.$D$4]*2)" office:value-type="float" office:value="87.0000000000019">
            <text:p>87.0000000000019</text:p>
          </table:table-cell>
          <table:table-cell table:formula="of:=SQRT(ABS([.$D$2]^2-[.B1169]^2))" office:value-type="float" office:value="89.7552226892657">
            <text:p>89.7552226892657</text:p>
          </table:table-cell>
          <table:table-cell table:formula="of:=([.$C$10]-[.C1169])*[.$B$4]" office:value-type="float" office:value="90226.5723154746">
            <text:p>90226.5723154746</text:p>
          </table:table-cell>
          <table:table-cell table:formula="of:=ROUND([.D1169])" office:value-type="float" office:value="90227">
            <text:p>90227</text:p>
          </table:table-cell>
          <table:table-cell table:formula="of:=([.$C$8]-([.E1169]*[.$C$4]))" office:value-type="float" office:value="89.755078125">
            <text:p>89.755078125</text:p>
          </table:table-cell>
          <table:table-cell table:formula="of:=SQRT(ABS([.$D$2]^2-[.F1169]^2))" office:value-type="float" office:value="87.0001491422581">
            <text:p>87.0001491422581</text:p>
          </table:table-cell>
          <table:table-cell table:formula="of:=ABS([.B1169]-[.G1169])" office:value-type="float" office:value="0.000149142256205437">
            <text:p>0.000149142256205437</text:p>
          </table:table-cell>
          <table:table-cell/>
        </table:table-row>
        <table:table-row table:style-name="ro2">
          <table:table-cell table:formula="of:=[.A1169]+[.A$4]" office:value-type="float" office:value="348.300000000007">
            <text:p>348.300000000007</text:p>
          </table:table-cell>
          <table:table-cell table:formula="of:=[.A1170]/([.$D$4]*2)" office:value-type="float" office:value="87.0750000000019">
            <text:p>87.0750000000019</text:p>
          </table:table-cell>
          <table:table-cell table:formula="of:=SQRT(ABS([.$D$2]^2-[.B1170]^2))" office:value-type="float" office:value="89.6824641443336">
            <text:p>89.6824641443336</text:p>
          </table:table-cell>
          <table:table-cell table:formula="of:=([.$C$10]-[.C1170])*[.$B$4]" office:value-type="float" office:value="90412.8341905009">
            <text:p>90412.8341905009</text:p>
          </table:table-cell>
          <table:table-cell table:formula="of:=ROUND([.D1170])" office:value-type="float" office:value="90413">
            <text:p>90413</text:p>
          </table:table-cell>
          <table:table-cell table:formula="of:=([.$C$8]-([.E1170]*[.$C$4]))" office:value-type="float" office:value="89.682421875">
            <text:p>89.682421875</text:p>
          </table:table-cell>
          <table:table-cell table:formula="of:=SQRT(ABS([.$D$2]^2-[.F1170]^2))" office:value-type="float" office:value="87.0750435350711">
            <text:p>87.0750435350711</text:p>
          </table:table-cell>
          <table:table-cell table:formula="of:=ABS([.B1170]-[.G1170])" office:value-type="float" office:value="0.0000435350692100656">
            <text:p>0.0000435350692100656</text:p>
          </table:table-cell>
          <table:table-cell/>
        </table:table-row>
        <table:table-row table:style-name="ro2">
          <table:table-cell table:formula="of:=[.A1170]+[.A$4]" office:value-type="float" office:value="348.600000000007">
            <text:p>348.600000000007</text:p>
          </table:table-cell>
          <table:table-cell table:formula="of:=[.A1171]/([.$D$4]*2)" office:value-type="float" office:value="87.1500000000019">
            <text:p>87.1500000000019</text:p>
          </table:table-cell>
          <table:table-cell table:formula="of:=SQRT(ABS([.$D$2]^2-[.B1171]^2))" office:value-type="float" office:value="89.6095837508448">
            <text:p>89.6095837508448</text:p>
          </table:table-cell>
          <table:table-cell table:formula="of:=([.$C$10]-[.C1171])*[.$B$4]" office:value-type="float" office:value="90599.4079978321">
            <text:p>90599.4079978321</text:p>
          </table:table-cell>
          <table:table-cell table:formula="of:=ROUND([.D1171])" office:value-type="float" office:value="90599">
            <text:p>90599</text:p>
          </table:table-cell>
          <table:table-cell table:formula="of:=([.$C$8]-([.E1171]*[.$C$4]))" office:value-type="float" office:value="89.609765625">
            <text:p>89.609765625</text:p>
          </table:table-cell>
          <table:table-cell table:formula="of:=SQRT(ABS([.$D$2]^2-[.F1171]^2))" office:value-type="float" office:value="87.1498129925278">
            <text:p>87.1498129925278</text:p>
          </table:table-cell>
          <table:table-cell table:formula="of:=ABS([.B1171]-[.G1171])" office:value-type="float" office:value="0.000187007474053758">
            <text:p>0.000187007474053758</text:p>
          </table:table-cell>
          <table:table-cell/>
        </table:table-row>
        <table:table-row table:style-name="ro2">
          <table:table-cell table:formula="of:=[.A1171]+[.A$4]" office:value-type="float" office:value="348.900000000007">
            <text:p>348.900000000007</text:p>
          </table:table-cell>
          <table:table-cell table:formula="of:=[.A1172]/([.$D$4]*2)" office:value-type="float" office:value="87.2250000000019">
            <text:p>87.2250000000019</text:p>
          </table:table-cell>
          <table:table-cell table:formula="of:=SQRT(ABS([.$D$2]^2-[.B1172]^2))" office:value-type="float" office:value="89.5365812112551">
            <text:p>89.5365812112551</text:p>
          </table:table-cell>
          <table:table-cell table:formula="of:=([.$C$10]-[.C1172])*[.$B$4]" office:value-type="float" office:value="90786.2944991819">
            <text:p>90786.2944991819</text:p>
          </table:table-cell>
          <table:table-cell table:formula="of:=ROUND([.D1172])" office:value-type="float" office:value="90786">
            <text:p>90786</text:p>
          </table:table-cell>
          <table:table-cell table:formula="of:=([.$C$8]-([.E1172]*[.$C$4]))" office:value-type="float" office:value="89.53671875">
            <text:p>89.53671875</text:p>
          </table:table-cell>
          <table:table-cell table:formula="of:=SQRT(ABS([.$D$2]^2-[.F1172]^2))" office:value-type="float" office:value="87.2248588160703">
            <text:p>87.2248588160703</text:p>
          </table:table-cell>
          <table:table-cell table:formula="of:=ABS([.B1172]-[.G1172])" office:value-type="float" office:value="0.000141183931560818">
            <text:p>0.000141183931560818</text:p>
          </table:table-cell>
          <table:table-cell/>
        </table:table-row>
        <table:table-row table:style-name="ro2">
          <table:table-cell table:formula="of:=[.A1172]+[.A$4]" office:value-type="float" office:value="349.200000000007">
            <text:p>349.200000000007</text:p>
          </table:table-cell>
          <table:table-cell table:formula="of:=[.A1173]/([.$D$4]*2)" office:value-type="float" office:value="87.3000000000019">
            <text:p>87.3000000000019</text:p>
          </table:table-cell>
          <table:table-cell table:formula="of:=SQRT(ABS([.$D$2]^2-[.B1173]^2))" office:value-type="float" office:value="89.4634562265491">
            <text:p>89.4634562265491</text:p>
          </table:table-cell>
          <table:table-cell table:formula="of:=([.$C$10]-[.C1173])*[.$B$4]" office:value-type="float" office:value="90973.4944600291">
            <text:p>90973.4944600291</text:p>
          </table:table-cell>
          <table:table-cell table:formula="of:=ROUND([.D1173])" office:value-type="float" office:value="90973">
            <text:p>90973</text:p>
          </table:table-cell>
          <table:table-cell table:formula="of:=([.$C$8]-([.E1173]*[.$C$4]))" office:value-type="float" office:value="89.463671875">
            <text:p>89.463671875</text:p>
          </table:table-cell>
          <table:table-cell table:formula="of:=SQRT(ABS([.$D$2]^2-[.F1173]^2))" office:value-type="float" office:value="87.2997790068356">
            <text:p>87.2997790068356</text:p>
          </table:table-cell>
          <table:table-cell table:formula="of:=ABS([.B1173]-[.G1173])" office:value-type="float" office:value="0.000220993166252015">
            <text:p>0.000220993166252015</text:p>
          </table:table-cell>
          <table:table-cell/>
        </table:table-row>
        <table:table-row table:style-name="ro2">
          <table:table-cell table:formula="of:=[.A1173]+[.A$4]" office:value-type="float" office:value="349.500000000008">
            <text:p>349.500000000008</text:p>
          </table:table-cell>
          <table:table-cell table:formula="of:=[.A1174]/([.$D$4]*2)" office:value-type="float" office:value="87.3750000000019">
            <text:p>87.3750000000019</text:p>
          </table:table-cell>
          <table:table-cell table:formula="of:=SQRT(ABS([.$D$2]^2-[.B1174]^2))" office:value-type="float" office:value="89.3902084962311">
            <text:p>89.3902084962311</text:p>
          </table:table-cell>
          <table:table-cell table:formula="of:=([.$C$10]-[.C1174])*[.$B$4]" office:value-type="float" office:value="91161.0086496431">
            <text:p>91161.0086496431</text:p>
          </table:table-cell>
          <table:table-cell table:formula="of:=ROUND([.D1174])" office:value-type="float" office:value="91161">
            <text:p>91161</text:p>
          </table:table-cell>
          <table:table-cell table:formula="of:=([.$C$8]-([.E1174]*[.$C$4]))" office:value-type="float" office:value="89.390234375">
            <text:p>89.390234375</text:p>
          </table:table-cell>
          <table:table-cell table:formula="of:=SQRT(ABS([.$D$2]^2-[.F1174]^2))" office:value-type="float" office:value="87.3749735243598">
            <text:p>87.3749735243598</text:p>
          </table:table-cell>
          <table:table-cell table:formula="of:=ABS([.B1174]-[.G1174])" office:value-type="float" office:value="0.0000264756421159973">
            <text:p>0.0000264756421159973</text:p>
          </table:table-cell>
          <table:table-cell/>
        </table:table-row>
        <table:table-row table:style-name="ro2">
          <table:table-cell table:formula="of:=[.A1174]+[.A$4]" office:value-type="float" office:value="349.800000000008">
            <text:p>349.800000000008</text:p>
          </table:table-cell>
          <table:table-cell table:formula="of:=[.A1175]/([.$D$4]*2)" office:value-type="float" office:value="87.4500000000019">
            <text:p>87.4500000000019</text:p>
          </table:table-cell>
          <table:table-cell table:formula="of:=SQRT(ABS([.$D$2]^2-[.B1175]^2))" office:value-type="float" office:value="89.3168377183142">
            <text:p>89.3168377183142</text:p>
          </table:table-cell>
          <table:table-cell table:formula="of:=([.$C$10]-[.C1175])*[.$B$4]" office:value-type="float" office:value="91348.8378411105">
            <text:p>91348.8378411105</text:p>
          </table:table-cell>
          <table:table-cell table:formula="of:=ROUND([.D1175])" office:value-type="float" office:value="91349">
            <text:p>91349</text:p>
          </table:table-cell>
          <table:table-cell table:formula="of:=([.$C$8]-([.E1175]*[.$C$4]))" office:value-type="float" office:value="89.316796875">
            <text:p>89.316796875</text:p>
          </table:table-cell>
          <table:table-cell table:formula="of:=SQRT(ABS([.$D$2]^2-[.F1175]^2))" office:value-type="float" office:value="87.4500417151987">
            <text:p>87.4500417151987</text:p>
          </table:table-cell>
          <table:table-cell table:formula="of:=ABS([.B1175]-[.G1175])" office:value-type="float" office:value="0.000041715196815062">
            <text:p>0.000041715196815062</text:p>
          </table:table-cell>
          <table:table-cell/>
        </table:table-row>
        <table:table-row table:style-name="ro2">
          <table:table-cell table:formula="of:=[.A1175]+[.A$4]" office:value-type="float" office:value="350.100000000008">
            <text:p>350.100000000008</text:p>
          </table:table-cell>
          <table:table-cell table:formula="of:=[.A1176]/([.$D$4]*2)" office:value-type="float" office:value="87.5250000000019">
            <text:p>87.5250000000019</text:p>
          </table:table-cell>
          <table:table-cell table:formula="of:=SQRT(ABS([.$D$2]^2-[.B1176]^2))" office:value-type="float" office:value="89.2433435893102">
            <text:p>89.2433435893102</text:p>
          </table:table-cell>
          <table:table-cell table:formula="of:=([.$C$10]-[.C1176])*[.$B$4]" office:value-type="float" office:value="91536.9828113608">
            <text:p>91536.9828113608</text:p>
          </table:table-cell>
          <table:table-cell table:formula="of:=ROUND([.D1176])" office:value-type="float" office:value="91537">
            <text:p>91537</text:p>
          </table:table-cell>
          <table:table-cell table:formula="of:=([.$C$8]-([.E1176]*[.$C$4]))" office:value-type="float" office:value="89.243359375">
            <text:p>89.243359375</text:p>
          </table:table-cell>
          <table:table-cell table:formula="of:=SQRT(ABS([.$D$2]^2-[.F1176]^2))" office:value-type="float" office:value="87.524983904395">
            <text:p>87.524983904395</text:p>
          </table:table-cell>
          <table:table-cell table:formula="of:=ABS([.B1176]-[.G1176])" office:value-type="float" office:value="0.0000160956068953055">
            <text:p>0.0000160956068953055</text:p>
          </table:table-cell>
          <table:table-cell/>
        </table:table-row>
        <table:table-row table:style-name="ro2">
          <table:table-cell table:formula="of:=[.A1176]+[.A$4]" office:value-type="float" office:value="350.400000000008">
            <text:p>350.400000000008</text:p>
          </table:table-cell>
          <table:table-cell table:formula="of:=[.A1177]/([.$D$4]*2)" office:value-type="float" office:value="87.6000000000019">
            <text:p>87.6000000000019</text:p>
          </table:table-cell>
          <table:table-cell table:formula="of:=SQRT(ABS([.$D$2]^2-[.B1177]^2))" office:value-type="float" office:value="89.1697258042194">
            <text:p>89.1697258042194</text:p>
          </table:table-cell>
          <table:table-cell table:formula="of:=([.$C$10]-[.C1177])*[.$B$4]" office:value-type="float" office:value="91725.4443411932">
            <text:p>91725.4443411932</text:p>
          </table:table-cell>
          <table:table-cell table:formula="of:=ROUND([.D1177])" office:value-type="float" office:value="91725">
            <text:p>91725</text:p>
          </table:table-cell>
          <table:table-cell table:formula="of:=([.$C$8]-([.E1177]*[.$C$4]))" office:value-type="float" office:value="89.169921875">
            <text:p>89.169921875</text:p>
          </table:table-cell>
          <table:table-cell table:formula="of:=SQRT(ABS([.$D$2]^2-[.F1177]^2))" office:value-type="float" office:value="87.5998004153343">
            <text:p>87.5998004153343</text:p>
          </table:table-cell>
          <table:table-cell table:formula="of:=ABS([.B1177]-[.G1177])" office:value-type="float" office:value="0.000199584667626596">
            <text:p>0.000199584667626596</text:p>
          </table:table-cell>
          <table:table-cell/>
        </table:table-row>
        <table:table-row table:style-name="ro2">
          <table:table-cell table:formula="of:=[.A1177]+[.A$4]" office:value-type="float" office:value="350.700000000008">
            <text:p>350.700000000008</text:p>
          </table:table-cell>
          <table:table-cell table:formula="of:=[.A1178]/([.$D$4]*2)" office:value-type="float" office:value="87.6750000000019">
            <text:p>87.6750000000019</text:p>
          </table:table-cell>
          <table:table-cell table:formula="of:=SQRT(ABS([.$D$2]^2-[.B1178]^2))" office:value-type="float" office:value="89.09598405652">
            <text:p>89.09598405652</text:p>
          </table:table-cell>
          <table:table-cell table:formula="of:=([.$C$10]-[.C1178])*[.$B$4]" office:value-type="float" office:value="91914.2232153036">
            <text:p>91914.2232153036</text:p>
          </table:table-cell>
          <table:table-cell table:formula="of:=ROUND([.D1178])" office:value-type="float" office:value="91914">
            <text:p>91914</text:p>
          </table:table-cell>
          <table:table-cell table:formula="of:=([.$C$8]-([.E1178]*[.$C$4]))" office:value-type="float" office:value="89.09609375">
            <text:p>89.09609375</text:p>
          </table:table-cell>
          <table:table-cell table:formula="of:=SQRT(ABS([.$D$2]^2-[.F1178]^2))" office:value-type="float" office:value="87.674888528536">
            <text:p>87.674888528536</text:p>
          </table:table-cell>
          <table:table-cell table:formula="of:=ABS([.B1178]-[.G1178])" office:value-type="float" office:value="0.000111471465899626">
            <text:p>0.000111471465899626</text:p>
          </table:table-cell>
          <table:table-cell/>
        </table:table-row>
        <table:table-row table:style-name="ro2">
          <table:table-cell table:formula="of:=[.A1178]+[.A$4]" office:value-type="float" office:value="351.000000000008">
            <text:p>351.000000000008</text:p>
          </table:table-cell>
          <table:table-cell table:formula="of:=[.A1179]/([.$D$4]*2)" office:value-type="float" office:value="87.7500000000019">
            <text:p>87.7500000000019</text:p>
          </table:table-cell>
          <table:table-cell table:formula="of:=SQRT(ABS([.$D$2]^2-[.B1179]^2))" office:value-type="float" office:value="89.0221180381576">
            <text:p>89.0221180381576</text:p>
          </table:table-cell>
          <table:table-cell table:formula="of:=([.$C$10]-[.C1179])*[.$B$4]" office:value-type="float" office:value="92103.3202223113">
            <text:p>92103.3202223113</text:p>
          </table:table-cell>
          <table:table-cell table:formula="of:=ROUND([.D1179])" office:value-type="float" office:value="92103">
            <text:p>92103</text:p>
          </table:table-cell>
          <table:table-cell table:formula="of:=([.$C$8]-([.E1179]*[.$C$4]))" office:value-type="float" office:value="89.022265625">
            <text:p>89.022265625</text:p>
          </table:table-cell>
          <table:table-cell table:formula="of:=SQRT(ABS([.$D$2]^2-[.F1179]^2))" office:value-type="float" office:value="87.7498502733306">
            <text:p>87.7498502733306</text:p>
          </table:table-cell>
          <table:table-cell table:formula="of:=ABS([.B1179]-[.G1179])" office:value-type="float" office:value="0.000149726671253347">
            <text:p>0.000149726671253347</text:p>
          </table:table-cell>
          <table:table-cell/>
        </table:table-row>
        <table:table-row table:style-name="ro2">
          <table:table-cell table:formula="of:=[.A1179]+[.A$4]" office:value-type="float" office:value="351.300000000008">
            <text:p>351.300000000008</text:p>
          </table:table-cell>
          <table:table-cell table:formula="of:=[.A1180]/([.$D$4]*2)" office:value-type="float" office:value="87.8250000000019">
            <text:p>87.8250000000019</text:p>
          </table:table-cell>
          <table:table-cell table:formula="of:=SQRT(ABS([.$D$2]^2-[.B1180]^2))" office:value-type="float" office:value="88.9481274395345">
            <text:p>88.9481274395345</text:p>
          </table:table-cell>
          <table:table-cell table:formula="of:=([.$C$10]-[.C1180])*[.$B$4]" office:value-type="float" office:value="92292.7361547865">
            <text:p>92292.7361547865</text:p>
          </table:table-cell>
          <table:table-cell table:formula="of:=ROUND([.D1180])" office:value-type="float" office:value="92293">
            <text:p>92293</text:p>
          </table:table-cell>
          <table:table-cell table:formula="of:=([.$C$8]-([.E1180]*[.$C$4]))" office:value-type="float" office:value="88.948046875">
            <text:p>88.948046875</text:p>
          </table:table-cell>
          <table:table-cell table:formula="of:=SQRT(ABS([.$D$2]^2-[.F1180]^2))" office:value-type="float" office:value="87.8250815947404">
            <text:p>87.8250815947404</text:p>
          </table:table-cell>
          <table:table-cell table:formula="of:=ABS([.B1180]-[.G1180])" office:value-type="float" office:value="0.0000815947384751325">
            <text:p>0.0000815947384751325</text:p>
          </table:table-cell>
          <table:table-cell/>
        </table:table-row>
        <table:table-row table:style-name="ro2">
          <table:table-cell table:formula="of:=[.A1180]+[.A$4]" office:value-type="float" office:value="351.600000000008">
            <text:p>351.600000000008</text:p>
          </table:table-cell>
          <table:table-cell table:formula="of:=[.A1181]/([.$D$4]*2)" office:value-type="float" office:value="87.9000000000019">
            <text:p>87.9000000000019</text:p>
          </table:table-cell>
          <table:table-cell table:formula="of:=SQRT(ABS([.$D$2]^2-[.B1181]^2))" office:value-type="float" office:value="88.8740119494989">
            <text:p>88.8740119494989</text:p>
          </table:table-cell>
          <table:table-cell table:formula="of:=([.$C$10]-[.C1181])*[.$B$4]" office:value-type="float" office:value="92482.4718092778">
            <text:p>92482.4718092778</text:p>
          </table:table-cell>
          <table:table-cell table:formula="of:=ROUND([.D1181])" office:value-type="float" office:value="92482">
            <text:p>92482</text:p>
          </table:table-cell>
          <table:table-cell table:formula="of:=([.$C$8]-([.E1181]*[.$C$4]))" office:value-type="float" office:value="88.87421875">
            <text:p>88.87421875</text:p>
          </table:table-cell>
          <table:table-cell table:formula="of:=SQRT(ABS([.$D$2]^2-[.F1181]^2))" office:value-type="float" office:value="87.8997909074712">
            <text:p>87.8997909074712</text:p>
          </table:table-cell>
          <table:table-cell table:formula="of:=ABS([.B1181]-[.G1181])" office:value-type="float" office:value="0.000209092530738531">
            <text:p>0.000209092530738531</text:p>
          </table:table-cell>
          <table:table-cell/>
        </table:table-row>
        <table:table-row table:style-name="ro2">
          <table:table-cell table:formula="of:=[.A1181]+[.A$4]" office:value-type="float" office:value="351.900000000008">
            <text:p>351.900000000008</text:p>
          </table:table-cell>
          <table:table-cell table:formula="of:=[.A1182]/([.$D$4]*2)" office:value-type="float" office:value="87.9750000000019">
            <text:p>87.9750000000019</text:p>
          </table:table-cell>
          <table:table-cell table:formula="of:=SQRT(ABS([.$D$2]^2-[.B1182]^2))" office:value-type="float" office:value="88.7997712553341">
            <text:p>88.7997712553341</text:p>
          </table:table-cell>
          <table:table-cell table:formula="of:=([.$C$10]-[.C1182])*[.$B$4]" office:value-type="float" office:value="92672.5279863394">
            <text:p>92672.5279863394</text:p>
          </table:table-cell>
          <table:table-cell table:formula="of:=ROUND([.D1182])" office:value-type="float" office:value="92673">
            <text:p>92673</text:p>
          </table:table-cell>
          <table:table-cell table:formula="of:=([.$C$8]-([.E1182]*[.$C$4]))" office:value-type="float" office:value="88.799609375">
            <text:p>88.799609375</text:p>
          </table:table-cell>
          <table:table-cell table:formula="of:=SQRT(ABS([.$D$2]^2-[.F1182]^2))" office:value-type="float" office:value="87.9751633976739">
            <text:p>87.9751633976739</text:p>
          </table:table-cell>
          <table:table-cell table:formula="of:=ABS([.B1182]-[.G1182])" office:value-type="float" office:value="0.000163397671954613">
            <text:p>0.000163397671954613</text:p>
          </table:table-cell>
          <table:table-cell/>
        </table:table-row>
        <table:table-row table:style-name="ro2">
          <table:table-cell table:formula="of:=[.A1182]+[.A$4]" office:value-type="float" office:value="352.200000000008">
            <text:p>352.200000000008</text:p>
          </table:table-cell>
          <table:table-cell table:formula="of:=[.A1183]/([.$D$4]*2)" office:value-type="float" office:value="88.0500000000019">
            <text:p>88.0500000000019</text:p>
          </table:table-cell>
          <table:table-cell table:formula="of:=SQRT(ABS([.$D$2]^2-[.B1183]^2))" office:value-type="float" office:value="88.7254050427478">
            <text:p>88.7254050427478</text:p>
          </table:table-cell>
          <table:table-cell table:formula="of:=([.$C$10]-[.C1183])*[.$B$4]" office:value-type="float" office:value="92862.9054905603">
            <text:p>92862.9054905603</text:p>
          </table:table-cell>
          <table:table-cell table:formula="of:=ROUND([.D1183])" office:value-type="float" office:value="92863">
            <text:p>92863</text:p>
          </table:table-cell>
          <table:table-cell table:formula="of:=([.$C$8]-([.E1183]*[.$C$4]))" office:value-type="float" office:value="88.725390625">
            <text:p>88.725390625</text:p>
          </table:table-cell>
          <table:table-cell table:formula="of:=SQRT(ABS([.$D$2]^2-[.F1183]^2))" office:value-type="float" office:value="88.0500145283416">
            <text:p>88.0500145283416</text:p>
          </table:table-cell>
          <table:table-cell table:formula="of:=ABS([.B1183]-[.G1183])" office:value-type="float" office:value="0.0000145283396761897">
            <text:p>0.0000145283396761897</text:p>
          </table:table-cell>
          <table:table-cell/>
        </table:table-row>
        <table:table-row table:style-name="ro2">
          <table:table-cell table:formula="of:=[.A1183]+[.A$4]" office:value-type="float" office:value="352.500000000008">
            <text:p>352.500000000008</text:p>
          </table:table-cell>
          <table:table-cell table:formula="of:=[.A1184]/([.$D$4]*2)" office:value-type="float" office:value="88.1250000000019">
            <text:p>88.1250000000019</text:p>
          </table:table-cell>
          <table:table-cell table:formula="of:=SQRT(ABS([.$D$2]^2-[.B1184]^2))" office:value-type="float" office:value="88.6509129958607">
            <text:p>88.6509129958607</text:p>
          </table:table-cell>
          <table:table-cell table:formula="of:=([.$C$10]-[.C1184])*[.$B$4]" office:value-type="float" office:value="93053.6051305914">
            <text:p>93053.6051305914</text:p>
          </table:table-cell>
          <table:table-cell table:formula="of:=ROUND([.D1184])" office:value-type="float" office:value="93054">
            <text:p>93054</text:p>
          </table:table-cell>
          <table:table-cell table:formula="of:=([.$C$8]-([.E1184]*[.$C$4]))" office:value-type="float" office:value="88.65078125">
            <text:p>88.65078125</text:p>
          </table:table-cell>
          <table:table-cell table:formula="of:=SQRT(ABS([.$D$2]^2-[.F1184]^2))" office:value-type="float" office:value="88.1251325318984">
            <text:p>88.1251325318984</text:p>
          </table:table-cell>
          <table:table-cell table:formula="of:=ABS([.B1184]-[.G1184])" office:value-type="float" office:value="0.00013253189645468">
            <text:p>0.00013253189645468</text:p>
          </table:table-cell>
          <table:table-cell/>
        </table:table-row>
        <table:table-row table:style-name="ro2">
          <table:table-cell table:formula="of:=[.A1184]+[.A$4]" office:value-type="float" office:value="352.800000000008">
            <text:p>352.800000000008</text:p>
          </table:table-cell>
          <table:table-cell table:formula="of:=[.A1185]/([.$D$4]*2)" office:value-type="float" office:value="88.2000000000019">
            <text:p>88.2000000000019</text:p>
          </table:table-cell>
          <table:table-cell table:formula="of:=SQRT(ABS([.$D$2]^2-[.B1185]^2))" office:value-type="float" office:value="88.5762947971954">
            <text:p>88.5762947971954</text:p>
          </table:table-cell>
          <table:table-cell table:formula="of:=([.$C$10]-[.C1185])*[.$B$4]" office:value-type="float" office:value="93244.6277191746">
            <text:p>93244.6277191746</text:p>
          </table:table-cell>
          <table:table-cell table:formula="of:=ROUND([.D1185])" office:value-type="float" office:value="93245">
            <text:p>93245</text:p>
          </table:table-cell>
          <table:table-cell table:formula="of:=([.$C$8]-([.E1185]*[.$C$4]))" office:value-type="float" office:value="88.576171875">
            <text:p>88.576171875</text:p>
          </table:table-cell>
          <table:table-cell table:formula="of:=SQRT(ABS([.$D$2]^2-[.F1185]^2))" office:value-type="float" office:value="88.2001234464582">
            <text:p>88.2001234464582</text:p>
          </table:table-cell>
          <table:table-cell table:formula="of:=ABS([.B1185]-[.G1185])" office:value-type="float" office:value="0.00012344645625717">
            <text:p>0.00012344645625717</text:p>
          </table:table-cell>
          <table:table-cell/>
        </table:table-row>
        <table:table-row table:style-name="ro2">
          <table:table-cell table:formula="of:=[.A1185]+[.A$4]" office:value-type="float" office:value="353.100000000008">
            <text:p>353.100000000008</text:p>
          </table:table-cell>
          <table:table-cell table:formula="of:=[.A1186]/([.$D$4]*2)" office:value-type="float" office:value="88.2750000000019">
            <text:p>88.2750000000019</text:p>
          </table:table-cell>
          <table:table-cell table:formula="of:=SQRT(ABS([.$D$2]^2-[.B1186]^2))" office:value-type="float" office:value="88.5015501276654">
            <text:p>88.5015501276654</text:p>
          </table:table-cell>
          <table:table-cell table:formula="of:=([.$C$10]-[.C1186])*[.$B$4]" office:value-type="float" office:value="93435.9740731715">
            <text:p>93435.9740731715</text:p>
          </table:table-cell>
          <table:table-cell table:formula="of:=ROUND([.D1186])" office:value-type="float" office:value="93436">
            <text:p>93436</text:p>
          </table:table-cell>
          <table:table-cell table:formula="of:=([.$C$8]-([.E1186]*[.$C$4]))" office:value-type="float" office:value="88.5015625">
            <text:p>88.5015625</text:p>
          </table:table-cell>
          <table:table-cell table:formula="of:=SQRT(ABS([.$D$2]^2-[.F1186]^2))" office:value-type="float" office:value="88.274987595913">
            <text:p>88.274987595913</text:p>
          </table:table-cell>
          <table:table-cell table:formula="of:=ABS([.B1186]-[.G1186])" office:value-type="float" office:value="0.000012404088920448">
            <text:p>0.000012404088920448</text:p>
          </table:table-cell>
          <table:table-cell/>
        </table:table-row>
        <table:table-row table:style-name="ro2">
          <table:table-cell table:formula="of:=[.A1186]+[.A$4]" office:value-type="float" office:value="353.400000000008">
            <text:p>353.400000000008</text:p>
          </table:table-cell>
          <table:table-cell table:formula="of:=[.A1187]/([.$D$4]*2)" office:value-type="float" office:value="88.3500000000019">
            <text:p>88.3500000000019</text:p>
          </table:table-cell>
          <table:table-cell table:formula="of:=SQRT(ABS([.$D$2]^2-[.B1187]^2))" office:value-type="float" office:value="88.4266786665634">
            <text:p>88.4266786665634</text:p>
          </table:table-cell>
          <table:table-cell table:formula="of:=([.$C$10]-[.C1187])*[.$B$4]" office:value-type="float" office:value="93627.6450135925">
            <text:p>93627.6450135925</text:p>
          </table:table-cell>
          <table:table-cell table:formula="of:=ROUND([.D1187])" office:value-type="float" office:value="93628">
            <text:p>93628</text:p>
          </table:table-cell>
          <table:table-cell table:formula="of:=([.$C$8]-([.E1187]*[.$C$4]))" office:value-type="float" office:value="88.4265625">
            <text:p>88.4265625</text:p>
          </table:table-cell>
          <table:table-cell table:formula="of:=SQRT(ABS([.$D$2]^2-[.F1187]^2))" office:value-type="float" office:value="88.350116267233">
            <text:p>88.350116267233</text:p>
          </table:table-cell>
          <table:table-cell table:formula="of:=ABS([.B1187]-[.G1187])" office:value-type="float" office:value="0.000116267231121014">
            <text:p>0.000116267231121014</text:p>
          </table:table-cell>
          <table:table-cell/>
        </table:table-row>
        <table:table-row table:style-name="ro2">
          <table:table-cell table:formula="of:=[.A1187]+[.A$4]" office:value-type="float" office:value="353.700000000008">
            <text:p>353.700000000008</text:p>
          </table:table-cell>
          <table:table-cell table:formula="of:=[.A1188]/([.$D$4]*2)" office:value-type="float" office:value="88.4250000000019">
            <text:p>88.4250000000019</text:p>
          </table:table-cell>
          <table:table-cell table:formula="of:=SQRT(ABS([.$D$2]^2-[.B1188]^2))" office:value-type="float" office:value="88.3516800915504">
            <text:p>88.3516800915504</text:p>
          </table:table-cell>
          <table:table-cell table:formula="of:=([.$C$10]-[.C1188])*[.$B$4]" office:value-type="float" office:value="93819.6413656258">
            <text:p>93819.6413656258</text:p>
          </table:table-cell>
          <table:table-cell table:formula="of:=ROUND([.D1188])" office:value-type="float" office:value="93820">
            <text:p>93820</text:p>
          </table:table-cell>
          <table:table-cell table:formula="of:=([.$C$8]-([.E1188]*[.$C$4]))" office:value-type="float" office:value="88.3515625">
            <text:p>88.3515625</text:p>
          </table:table-cell>
          <table:table-cell table:formula="of:=SQRT(ABS([.$D$2]^2-[.F1188]^2))" office:value-type="float" office:value="88.4251174938919">
            <text:p>88.4251174938919</text:p>
          </table:table-cell>
          <table:table-cell table:formula="of:=ABS([.B1188]-[.G1188])" office:value-type="float" office:value="0.000117493890016362">
            <text:p>0.000117493890016362</text:p>
          </table:table-cell>
          <table:table-cell/>
        </table:table-row>
        <table:table-row table:style-name="ro2">
          <table:table-cell table:formula="of:=[.A1188]+[.A$4]" office:value-type="float" office:value="354.000000000008">
            <text:p>354.000000000008</text:p>
          </table:table-cell>
          <table:table-cell table:formula="of:=[.A1189]/([.$D$4]*2)" office:value-type="float" office:value="88.5000000000019">
            <text:p>88.5000000000019</text:p>
          </table:table-cell>
          <table:table-cell table:formula="of:=SQRT(ABS([.$D$2]^2-[.B1189]^2))" office:value-type="float" office:value="88.2765540786435">
            <text:p>88.2765540786435</text:p>
          </table:table-cell>
          <table:table-cell table:formula="of:=([.$C$10]-[.C1189])*[.$B$4]" office:value-type="float" office:value="94011.9639586676">
            <text:p>94011.9639586676</text:p>
          </table:table-cell>
          <table:table-cell table:formula="of:=ROUND([.D1189])" office:value-type="float" office:value="94012">
            <text:p>94012</text:p>
          </table:table-cell>
          <table:table-cell table:formula="of:=([.$C$8]-([.E1189]*[.$C$4]))" office:value-type="float" office:value="88.2765625">
            <text:p>88.2765625</text:p>
          </table:table-cell>
          <table:table-cell table:formula="of:=SQRT(ABS([.$D$2]^2-[.F1189]^2))" office:value-type="float" office:value="88.4999915999069">
            <text:p>88.4999915999069</text:p>
          </table:table-cell>
          <table:table-cell table:formula="of:=ABS([.B1189]-[.G1189])" office:value-type="float" office:value="0.00000840009499825101">
            <text:p>0.00000840009499825101</text:p>
          </table:table-cell>
          <table:table-cell/>
        </table:table-row>
        <table:table-row table:style-name="ro2">
          <table:table-cell table:formula="of:=[.A1189]+[.A$4]" office:value-type="float" office:value="354.300000000008">
            <text:p>354.300000000008</text:p>
          </table:table-cell>
          <table:table-cell table:formula="of:=[.A1190]/([.$D$4]*2)" office:value-type="float" office:value="88.5750000000019">
            <text:p>88.5750000000019</text:p>
          </table:table-cell>
          <table:table-cell table:formula="of:=SQRT(ABS([.$D$2]^2-[.B1190]^2))" office:value-type="float" office:value="88.2013003022045">
            <text:p>88.2013003022045</text:p>
          </table:table-cell>
          <table:table-cell table:formula="of:=([.$C$10]-[.C1190])*[.$B$4]" office:value-type="float" office:value="94204.6136263513">
            <text:p>94204.6136263513</text:p>
          </table:table-cell>
          <table:table-cell table:formula="of:=ROUND([.D1190])" office:value-type="float" office:value="94205">
            <text:p>94205</text:p>
          </table:table-cell>
          <table:table-cell table:formula="of:=([.$C$8]-([.E1190]*[.$C$4]))" office:value-type="float" office:value="88.201171875">
            <text:p>88.201171875</text:p>
          </table:table-cell>
          <table:table-cell table:formula="of:=SQRT(ABS([.$D$2]^2-[.F1190]^2))" office:value-type="float" office:value="88.575127885184">
            <text:p>88.575127885184</text:p>
          </table:table-cell>
          <table:table-cell table:formula="of:=ABS([.B1190]-[.G1190])" office:value-type="float" office:value="0.000127885182124032">
            <text:p>0.000127885182124032</text:p>
          </table:table-cell>
          <table:table-cell/>
        </table:table-row>
        <table:table-row table:style-name="ro2">
          <table:table-cell table:formula="of:=[.A1190]+[.A$4]" office:value-type="float" office:value="354.600000000008">
            <text:p>354.600000000008</text:p>
          </table:table-cell>
          <table:table-cell table:formula="of:=[.A1191]/([.$D$4]*2)" office:value-type="float" office:value="88.6500000000019">
            <text:p>88.6500000000019</text:p>
          </table:table-cell>
          <table:table-cell table:formula="of:=SQRT(ABS([.$D$2]^2-[.B1191]^2))" office:value-type="float" office:value="88.1259184349284">
            <text:p>88.1259184349284</text:p>
          </table:table-cell>
          <table:table-cell table:formula="of:=([.$C$10]-[.C1191])*[.$B$4]" office:value-type="float" office:value="94397.591206578">
            <text:p>94397.591206578</text:p>
          </table:table-cell>
          <table:table-cell table:formula="of:=ROUND([.D1191])" office:value-type="float" office:value="94398">
            <text:p>94398</text:p>
          </table:table-cell>
          <table:table-cell table:formula="of:=([.$C$8]-([.E1191]*[.$C$4]))" office:value-type="float" office:value="88.12578125">
            <text:p>88.12578125</text:p>
          </table:table-cell>
          <table:table-cell table:formula="of:=SQRT(ABS([.$D$2]^2-[.F1191]^2))" office:value-type="float" office:value="88.6501363737087">
            <text:p>88.6501363737087</text:p>
          </table:table-cell>
          <table:table-cell table:formula="of:=ABS([.B1191]-[.G1191])" office:value-type="float" office:value="0.000136373706780546">
            <text:p>0.000136373706780546</text:p>
          </table:table-cell>
          <table:table-cell/>
        </table:table-row>
        <table:table-row table:style-name="ro2">
          <table:table-cell table:formula="of:=[.A1191]+[.A$4]" office:value-type="float" office:value="354.900000000008">
            <text:p>354.900000000008</text:p>
          </table:table-cell>
          <table:table-cell table:formula="of:=[.A1192]/([.$D$4]*2)" office:value-type="float" office:value="88.7250000000019">
            <text:p>88.7250000000019</text:p>
          </table:table-cell>
          <table:table-cell table:formula="of:=SQRT(ABS([.$D$2]^2-[.B1192]^2))" office:value-type="float" office:value="88.0504081478312">
            <text:p>88.0504081478312</text:p>
          </table:table-cell>
          <table:table-cell table:formula="of:=([.$C$10]-[.C1192])*[.$B$4]" office:value-type="float" office:value="94590.897541547">
            <text:p>94590.897541547</text:p>
          </table:table-cell>
          <table:table-cell table:formula="of:=ROUND([.D1192])" office:value-type="float" office:value="94591">
            <text:p>94591</text:p>
          </table:table-cell>
          <table:table-cell table:formula="of:=([.$C$8]-([.E1192]*[.$C$4]))" office:value-type="float" office:value="88.050390625">
            <text:p>88.050390625</text:p>
          </table:table-cell>
          <table:table-cell table:formula="of:=SQRT(ABS([.$D$2]^2-[.F1192]^2))" office:value-type="float" office:value="88.7250173896005">
            <text:p>88.7250173896005</text:p>
          </table:table-cell>
          <table:table-cell table:formula="of:=ABS([.B1192]-[.G1192])" office:value-type="float" office:value="0.0000173895985682293">
            <text:p>0.0000173895985682293</text:p>
          </table:table-cell>
          <table:table-cell/>
        </table:table-row>
        <table:table-row table:style-name="ro2">
          <table:table-cell table:formula="of:=[.A1192]+[.A$4]" office:value-type="float" office:value="355.200000000008">
            <text:p>355.200000000008</text:p>
          </table:table-cell>
          <table:table-cell table:formula="of:=[.A1193]/([.$D$4]*2)" office:value-type="float" office:value="88.8000000000019">
            <text:p>88.8000000000019</text:p>
          </table:table-cell>
          <table:table-cell table:formula="of:=SQRT(ABS([.$D$2]^2-[.B1193]^2))" office:value-type="float" office:value="87.9747691102378">
            <text:p>87.9747691102378</text:p>
          </table:table-cell>
          <table:table-cell table:formula="of:=([.$C$10]-[.C1193])*[.$B$4]" office:value-type="float" office:value="94784.533477786">
            <text:p>94784.533477786</text:p>
          </table:table-cell>
          <table:table-cell table:formula="of:=ROUND([.D1193])" office:value-type="float" office:value="94785">
            <text:p>94785</text:p>
          </table:table-cell>
          <table:table-cell table:formula="of:=([.$C$8]-([.E1193]*[.$C$4]))" office:value-type="float" office:value="87.974609375">
            <text:p>87.974609375</text:p>
          </table:table-cell>
          <table:table-cell table:formula="of:=SQRT(ABS([.$D$2]^2-[.F1193]^2))" office:value-type="float" office:value="88.8001582505131">
            <text:p>88.8001582505131</text:p>
          </table:table-cell>
          <table:table-cell table:formula="of:=ABS([.B1193]-[.G1193])" office:value-type="float" office:value="0.000158250511120173">
            <text:p>0.000158250511120173</text:p>
          </table:table-cell>
          <table:table-cell/>
        </table:table-row>
        <table:table-row table:style-name="ro2">
          <table:table-cell table:formula="of:=[.A1193]+[.A$4]" office:value-type="float" office:value="355.500000000008">
            <text:p>355.500000000008</text:p>
          </table:table-cell>
          <table:table-cell table:formula="of:=[.A1194]/([.$D$4]*2)" office:value-type="float" office:value="88.8750000000019">
            <text:p>88.8750000000019</text:p>
          </table:table-cell>
          <table:table-cell table:formula="of:=SQRT(ABS([.$D$2]^2-[.B1194]^2))" office:value-type="float" office:value="87.8990009897704">
            <text:p>87.8990009897704</text:p>
          </table:table-cell>
          <table:table-cell table:formula="of:=([.$C$10]-[.C1194])*[.$B$4]" office:value-type="float" office:value="94978.4998661827">
            <text:p>94978.4998661827</text:p>
          </table:table-cell>
          <table:table-cell table:formula="of:=ROUND([.D1194])" office:value-type="float" office:value="94978">
            <text:p>94978</text:p>
          </table:table-cell>
          <table:table-cell table:formula="of:=([.$C$8]-([.E1194]*[.$C$4]))" office:value-type="float" office:value="87.89921875">
            <text:p>87.89921875</text:p>
          </table:table-cell>
          <table:table-cell table:formula="of:=SQRT(ABS([.$D$2]^2-[.F1194]^2))" office:value-type="float" office:value="88.8747846306232">
            <text:p>88.8747846306232</text:p>
          </table:table-cell>
          <table:table-cell table:formula="of:=ABS([.B1194]-[.G1194])" office:value-type="float" office:value="0.000215369378778973">
            <text:p>0.000215369378778973</text:p>
          </table:table-cell>
          <table:table-cell/>
        </table:table-row>
        <table:table-row table:style-name="ro2">
          <table:table-cell table:formula="of:=[.A1194]+[.A$4]" office:value-type="float" office:value="355.800000000008">
            <text:p>355.800000000008</text:p>
          </table:table-cell>
          <table:table-cell table:formula="of:=[.A1195]/([.$D$4]*2)" office:value-type="float" office:value="88.9500000000019">
            <text:p>88.9500000000019</text:p>
          </table:table-cell>
          <table:table-cell table:formula="of:=SQRT(ABS([.$D$2]^2-[.B1195]^2))" office:value-type="float" office:value="87.8231034523357">
            <text:p>87.8231034523357</text:p>
          </table:table-cell>
          <table:table-cell table:formula="of:=([.$C$10]-[.C1195])*[.$B$4]" office:value-type="float" office:value="95172.7975620155">
            <text:p>95172.7975620155</text:p>
          </table:table-cell>
          <table:table-cell table:formula="of:=ROUND([.D1195])" office:value-type="float" office:value="95173">
            <text:p>95173</text:p>
          </table:table-cell>
          <table:table-cell table:formula="of:=([.$C$8]-([.E1195]*[.$C$4]))" office:value-type="float" office:value="87.823046875">
            <text:p>87.823046875</text:p>
          </table:table-cell>
          <table:table-cell table:formula="of:=SQRT(ABS([.$D$2]^2-[.F1195]^2))" office:value-type="float" office:value="88.9500558605308">
            <text:p>88.9500558605308</text:p>
          </table:table-cell>
          <table:table-cell table:formula="of:=ABS([.B1195]-[.G1195])" office:value-type="float" office:value="0.0000558605288887293">
            <text:p>0.0000558605288887293</text:p>
          </table:table-cell>
          <table:table-cell/>
        </table:table-row>
        <table:table-row table:style-name="ro2">
          <table:table-cell table:formula="of:=[.A1195]+[.A$4]" office:value-type="float" office:value="356.100000000008">
            <text:p>356.100000000008</text:p>
          </table:table-cell>
          <table:table-cell table:formula="of:=[.A1196]/([.$D$4]*2)" office:value-type="float" office:value="89.0250000000019">
            <text:p>89.0250000000019</text:p>
          </table:table-cell>
          <table:table-cell table:formula="of:=SQRT(ABS([.$D$2]^2-[.B1196]^2))" office:value-type="float" office:value="87.747076162113">
            <text:p>87.747076162113</text:p>
          </table:table-cell>
          <table:table-cell table:formula="of:=([.$C$10]-[.C1196])*[.$B$4]" office:value-type="float" office:value="95367.4274249856">
            <text:p>95367.4274249856</text:p>
          </table:table-cell>
          <table:table-cell table:formula="of:=ROUND([.D1196])" office:value-type="float" office:value="95367">
            <text:p>95367</text:p>
          </table:table-cell>
          <table:table-cell table:formula="of:=([.$C$8]-([.E1196]*[.$C$4]))" office:value-type="float" office:value="87.747265625">
            <text:p>87.747265625</text:p>
          </table:table-cell>
          <table:table-cell table:formula="of:=SQRT(ABS([.$D$2]^2-[.F1196]^2))" office:value-type="float" office:value="89.0248132563933">
            <text:p>89.0248132563933</text:p>
          </table:table-cell>
          <table:table-cell table:formula="of:=ABS([.B1196]-[.G1196])" office:value-type="float" office:value="0.000186743608679762">
            <text:p>0.000186743608679762</text:p>
          </table:table-cell>
          <table:table-cell/>
        </table:table-row>
        <table:table-row table:style-name="ro2">
          <table:table-cell table:formula="of:=[.A1196]+[.A$4]" office:value-type="float" office:value="356.400000000008">
            <text:p>356.400000000008</text:p>
          </table:table-cell>
          <table:table-cell table:formula="of:=[.A1197]/([.$D$4]*2)" office:value-type="float" office:value="89.1000000000019">
            <text:p>89.1000000000019</text:p>
          </table:table-cell>
          <table:table-cell table:formula="of:=SQRT(ABS([.$D$2]^2-[.B1197]^2))" office:value-type="float" office:value="87.6709187815415">
            <text:p>87.6709187815415</text:p>
          </table:table-cell>
          <table:table-cell table:formula="of:=([.$C$10]-[.C1197])*[.$B$4]" office:value-type="float" office:value="95562.3903192485">
            <text:p>95562.3903192485</text:p>
          </table:table-cell>
          <table:table-cell table:formula="of:=ROUND([.D1197])" office:value-type="float" office:value="95562">
            <text:p>95562</text:p>
          </table:table-cell>
          <table:table-cell table:formula="of:=([.$C$8]-([.E1197]*[.$C$4]))" office:value-type="float" office:value="87.67109375">
            <text:p>87.67109375</text:p>
          </table:table-cell>
          <table:table-cell table:formula="of:=SQRT(ABS([.$D$2]^2-[.F1197]^2))" office:value-type="float" office:value="89.0998278375369">
            <text:p>89.0998278375369</text:p>
          </table:table-cell>
          <table:table-cell table:formula="of:=ABS([.B1197]-[.G1197])" office:value-type="float" office:value="0.000172162465062797">
            <text:p>0.000172162465062797</text:p>
          </table:table-cell>
          <table:table-cell/>
        </table:table-row>
        <table:table-row table:style-name="ro2">
          <table:table-cell table:formula="of:=[.A1197]+[.A$4]" office:value-type="float" office:value="356.700000000008">
            <text:p>356.700000000008</text:p>
          </table:table-cell>
          <table:table-cell table:formula="of:=[.A1198]/([.$D$4]*2)" office:value-type="float" office:value="89.1750000000019">
            <text:p>89.1750000000019</text:p>
          </table:table-cell>
          <table:table-cell table:formula="of:=SQRT(ABS([.$D$2]^2-[.B1198]^2))" office:value-type="float" office:value="87.5946309713081">
            <text:p>87.5946309713081</text:p>
          </table:table-cell>
          <table:table-cell table:formula="of:=([.$C$10]-[.C1198])*[.$B$4]" office:value-type="float" office:value="95757.687113446">
            <text:p>95757.687113446</text:p>
          </table:table-cell>
          <table:table-cell table:formula="of:=ROUND([.D1198])" office:value-type="float" office:value="95758">
            <text:p>95758</text:p>
          </table:table-cell>
          <table:table-cell table:formula="of:=([.$C$8]-([.E1198]*[.$C$4]))" office:value-type="float" office:value="87.59453125">
            <text:p>87.59453125</text:p>
          </table:table-cell>
          <table:table-cell table:formula="of:=SQRT(ABS([.$D$2]^2-[.F1198]^2))" office:value-type="float" office:value="89.1750979539287">
            <text:p>89.1750979539287</text:p>
          </table:table-cell>
          <table:table-cell table:formula="of:=ABS([.B1198]-[.G1198])" office:value-type="float" office:value="0.0000979539267405016">
            <text:p>0.0000979539267405016</text:p>
          </table:table-cell>
          <table:table-cell/>
        </table:table-row>
        <table:table-row table:style-name="ro2">
          <table:table-cell table:formula="of:=[.A1198]+[.A$4]" office:value-type="float" office:value="357.000000000008">
            <text:p>357.000000000008</text:p>
          </table:table-cell>
          <table:table-cell table:formula="of:=[.A1199]/([.$D$4]*2)" office:value-type="float" office:value="89.2500000000019">
            <text:p>89.2500000000019</text:p>
          </table:table-cell>
          <table:table-cell table:formula="of:=SQRT(ABS([.$D$2]^2-[.B1199]^2))" office:value-type="float" office:value="87.5182123903342">
            <text:p>87.5182123903342</text:p>
          </table:table-cell>
          <table:table-cell table:formula="of:=([.$C$10]-[.C1199])*[.$B$4]" office:value-type="float" office:value="95953.3186807392">
            <text:p>95953.3186807392</text:p>
          </table:table-cell>
          <table:table-cell table:formula="of:=ROUND([.D1199])" office:value-type="float" office:value="95953">
            <text:p>95953</text:p>
          </table:table-cell>
          <table:table-cell table:formula="of:=([.$C$8]-([.E1199]*[.$C$4]))" office:value-type="float" office:value="87.518359375">
            <text:p>87.518359375</text:p>
          </table:table-cell>
          <table:table-cell table:formula="of:=SQRT(ABS([.$D$2]^2-[.F1199]^2))" office:value-type="float" office:value="89.2498558671573">
            <text:p>89.2498558671573</text:p>
          </table:table-cell>
          <table:table-cell table:formula="of:=ABS([.B1199]-[.G1199])" office:value-type="float" office:value="0.0001441328446532">
            <text:p>0.0001441328446532</text:p>
          </table:table-cell>
          <table:table-cell/>
        </table:table-row>
        <table:table-row table:style-name="ro2">
          <table:table-cell table:formula="of:=[.A1199]+[.A$4]" office:value-type="float" office:value="357.300000000008">
            <text:p>357.300000000008</text:p>
          </table:table-cell>
          <table:table-cell table:formula="of:=[.A1200]/([.$D$4]*2)" office:value-type="float" office:value="89.3250000000019">
            <text:p>89.3250000000019</text:p>
          </table:table-cell>
          <table:table-cell table:formula="of:=SQRT(ABS([.$D$2]^2-[.B1200]^2))" office:value-type="float" office:value="87.4416626957634">
            <text:p>87.4416626957634</text:p>
          </table:table-cell>
          <table:table-cell table:formula="of:=([.$C$10]-[.C1200])*[.$B$4]" office:value-type="float" office:value="96149.2858988406">
            <text:p>96149.2858988406</text:p>
          </table:table-cell>
          <table:table-cell table:formula="of:=ROUND([.D1200])" office:value-type="float" office:value="96149">
            <text:p>96149</text:p>
          </table:table-cell>
          <table:table-cell table:formula="of:=([.$C$8]-([.E1200]*[.$C$4]))" office:value-type="float" office:value="87.441796875">
            <text:p>87.441796875</text:p>
          </table:table-cell>
          <table:table-cell table:formula="of:=SQRT(ABS([.$D$2]^2-[.F1200]^2))" office:value-type="float" office:value="89.3248686496165">
            <text:p>89.3248686496165</text:p>
          </table:table-cell>
          <table:table-cell table:formula="of:=ABS([.B1200]-[.G1200])" office:value-type="float" office:value="0.000131350385444762">
            <text:p>0.000131350385444762</text:p>
          </table:table-cell>
          <table:table-cell/>
        </table:table-row>
        <table:table-row table:style-name="ro2">
          <table:table-cell table:formula="of:=[.A1200]+[.A$4]" office:value-type="float" office:value="357.600000000008">
            <text:p>357.600000000008</text:p>
          </table:table-cell>
          <table:table-cell table:formula="of:=[.A1201]/([.$D$4]*2)" office:value-type="float" office:value="89.400000000002">
            <text:p>89.400000000002</text:p>
          </table:table-cell>
          <table:table-cell table:formula="of:=SQRT(ABS([.$D$2]^2-[.B1201]^2))" office:value-type="float" office:value="87.364981542948">
            <text:p>87.364981542948</text:p>
          </table:table-cell>
          <table:table-cell table:formula="of:=([.$C$10]-[.C1201])*[.$B$4]" office:value-type="float" office:value="96345.5896500479">
            <text:p>96345.5896500479</text:p>
          </table:table-cell>
          <table:table-cell table:formula="of:=ROUND([.D1201])" office:value-type="float" office:value="96346">
            <text:p>96346</text:p>
          </table:table-cell>
          <table:table-cell table:formula="of:=([.$C$8]-([.E1201]*[.$C$4]))" office:value-type="float" office:value="87.36484375">
            <text:p>87.36484375</text:p>
          </table:table-cell>
          <table:table-cell table:formula="of:=SQRT(ABS([.$D$2]^2-[.F1201]^2))" office:value-type="float" office:value="89.4001346561519">
            <text:p>89.4001346561519</text:p>
          </table:table-cell>
          <table:table-cell table:formula="of:=ABS([.B1201]-[.G1201])" office:value-type="float" office:value="0.000134656149910484">
            <text:p>0.000134656149910484</text:p>
          </table:table-cell>
          <table:table-cell/>
        </table:table-row>
        <table:table-row table:style-name="ro2">
          <table:table-cell table:formula="of:=[.A1201]+[.A$4]" office:value-type="float" office:value="357.900000000008">
            <text:p>357.900000000008</text:p>
          </table:table-cell>
          <table:table-cell table:formula="of:=[.A1202]/([.$D$4]*2)" office:value-type="float" office:value="89.475000000002">
            <text:p>89.475000000002</text:p>
          </table:table-cell>
          <table:table-cell table:formula="of:=SQRT(ABS([.$D$2]^2-[.B1202]^2))" office:value-type="float" office:value="87.2881685854369">
            <text:p>87.2881685854369</text:p>
          </table:table-cell>
          <table:table-cell table:formula="of:=([.$C$10]-[.C1202])*[.$B$4]" office:value-type="float" office:value="96542.2308212764">
            <text:p>96542.2308212764</text:p>
          </table:table-cell>
          <table:table-cell table:formula="of:=ROUND([.D1202])" office:value-type="float" office:value="96542">
            <text:p>96542</text:p>
          </table:table-cell>
          <table:table-cell table:formula="of:=([.$C$8]-([.E1202]*[.$C$4]))" office:value-type="float" office:value="87.28828125">
            <text:p>87.28828125</text:p>
          </table:table-cell>
          <table:table-cell table:formula="of:=SQRT(ABS([.$D$2]^2-[.F1202]^2))" office:value-type="float" office:value="89.4748900889009">
            <text:p>89.4748900889009</text:p>
          </table:table-cell>
          <table:table-cell table:formula="of:=ABS([.B1202]-[.G1202])" office:value-type="float" office:value="0.000109911101048965">
            <text:p>0.000109911101048965</text:p>
          </table:table-cell>
          <table:table-cell/>
        </table:table-row>
        <table:table-row table:style-name="ro2">
          <table:table-cell table:formula="of:=[.A1202]+[.A$4]" office:value-type="float" office:value="358.200000000008">
            <text:p>358.200000000008</text:p>
          </table:table-cell>
          <table:table-cell table:formula="of:=[.A1203]/([.$D$4]*2)" office:value-type="float" office:value="89.550000000002">
            <text:p>89.550000000002</text:p>
          </table:table-cell>
          <table:table-cell table:formula="of:=SQRT(ABS([.$D$2]^2-[.B1203]^2))" office:value-type="float" office:value="87.2112234749613">
            <text:p>87.2112234749613</text:p>
          </table:table-cell>
          <table:table-cell table:formula="of:=([.$C$10]-[.C1203])*[.$B$4]" office:value-type="float" office:value="96739.2103040938">
            <text:p>96739.2103040938</text:p>
          </table:table-cell>
          <table:table-cell table:formula="of:=ROUND([.D1203])" office:value-type="float" office:value="96739">
            <text:p>96739</text:p>
          </table:table-cell>
          <table:table-cell table:formula="of:=([.$C$8]-([.E1203]*[.$C$4]))" office:value-type="float" office:value="87.211328125">
            <text:p>87.211328125</text:p>
          </table:table-cell>
          <table:table-cell table:formula="of:=SQRT(ABS([.$D$2]^2-[.F1203]^2))" office:value-type="float" office:value="89.5498980829883">
            <text:p>89.5498980829883</text:p>
          </table:table-cell>
          <table:table-cell table:formula="of:=ABS([.B1203]-[.G1203])" office:value-type="float" office:value="0.000101917013694219">
            <text:p>0.000101917013694219</text:p>
          </table:table-cell>
          <table:table-cell/>
        </table:table-row>
        <table:table-row table:style-name="ro2">
          <table:table-cell table:formula="of:=[.A1203]+[.A$4]" office:value-type="float" office:value="358.500000000008">
            <text:p>358.500000000008</text:p>
          </table:table-cell>
          <table:table-cell table:formula="of:=[.A1204]/([.$D$4]*2)" office:value-type="float" office:value="89.625000000002">
            <text:p>89.625000000002</text:p>
          </table:table-cell>
          <table:table-cell table:formula="of:=SQRT(ABS([.$D$2]^2-[.B1204]^2))" office:value-type="float" office:value="87.1341458614225">
            <text:p>87.1341458614225</text:p>
          </table:table-cell>
          <table:table-cell table:formula="of:=([.$C$10]-[.C1204])*[.$B$4]" office:value-type="float" office:value="96936.5289947533">
            <text:p>96936.5289947533</text:p>
          </table:table-cell>
          <table:table-cell table:formula="of:=ROUND([.D1204])" office:value-type="float" office:value="96937">
            <text:p>96937</text:p>
          </table:table-cell>
          <table:table-cell table:formula="of:=([.$C$8]-([.E1204]*[.$C$4]))" office:value-type="float" office:value="87.133984375">
            <text:p>87.133984375</text:p>
          </table:table-cell>
          <table:table-cell table:formula="of:=SQRT(ABS([.$D$2]^2-[.F1204]^2))" office:value-type="float" office:value="89.6251569981178">
            <text:p>89.6251569981178</text:p>
          </table:table-cell>
          <table:table-cell table:formula="of:=ABS([.B1204]-[.G1204])" office:value-type="float" office:value="0.000156998115798501">
            <text:p>0.000156998115798501</text:p>
          </table:table-cell>
          <table:table-cell/>
        </table:table-row>
        <table:table-row table:style-name="ro2">
          <table:table-cell table:formula="of:=[.A1204]+[.A$4]" office:value-type="float" office:value="358.800000000008">
            <text:p>358.800000000008</text:p>
          </table:table-cell>
          <table:table-cell table:formula="of:=[.A1205]/([.$D$4]*2)" office:value-type="float" office:value="89.700000000002">
            <text:p>89.700000000002</text:p>
          </table:table-cell>
          <table:table-cell table:formula="of:=SQRT(ABS([.$D$2]^2-[.B1205]^2))" office:value-type="float" office:value="87.0569353928775">
            <text:p>87.0569353928775</text:p>
          </table:table-cell>
          <table:table-cell table:formula="of:=([.$C$10]-[.C1205])*[.$B$4]" office:value-type="float" office:value="97134.1877942284">
            <text:p>97134.1877942284</text:p>
          </table:table-cell>
          <table:table-cell table:formula="of:=ROUND([.D1205])" office:value-type="float" office:value="97134">
            <text:p>97134</text:p>
          </table:table-cell>
          <table:table-cell table:formula="of:=([.$C$8]-([.E1205]*[.$C$4]))" office:value-type="float" office:value="87.05703125">
            <text:p>87.05703125</text:p>
          </table:table-cell>
          <table:table-cell table:formula="of:=SQRT(ABS([.$D$2]^2-[.F1205]^2))" office:value-type="float" office:value="89.6999069672679">
            <text:p>89.6999069672679</text:p>
          </table:table-cell>
          <table:table-cell table:formula="of:=ABS([.B1205]-[.G1205])" office:value-type="float" office:value="0.0000930327340142867">
            <text:p>0.0000930327340142867</text:p>
          </table:table-cell>
          <table:table-cell/>
        </table:table-row>
        <table:table-row table:style-name="ro2">
          <table:table-cell table:formula="of:=[.A1205]+[.A$4]" office:value-type="float" office:value="359.100000000008">
            <text:p>359.100000000008</text:p>
          </table:table-cell>
          <table:table-cell table:formula="of:=[.A1206]/([.$D$4]*2)" office:value-type="float" office:value="89.775000000002">
            <text:p>89.775000000002</text:p>
          </table:table-cell>
          <table:table-cell table:formula="of:=SQRT(ABS([.$D$2]^2-[.B1206]^2))" office:value-type="float" office:value="86.9795917155263">
            <text:p>86.9795917155263</text:p>
          </table:table-cell>
          <table:table-cell table:formula="of:=([.$C$10]-[.C1206])*[.$B$4]" office:value-type="float" office:value="97332.1876082476">
            <text:p>97332.1876082476</text:p>
          </table:table-cell>
          <table:table-cell table:formula="of:=ROUND([.D1206])" office:value-type="float" office:value="97332">
            <text:p>97332</text:p>
          </table:table-cell>
          <table:table-cell table:formula="of:=([.$C$8]-([.E1206]*[.$C$4]))" office:value-type="float" office:value="86.9796875">
            <text:p>86.9796875</text:p>
          </table:table-cell>
          <table:table-cell table:formula="of:=SQRT(ABS([.$D$2]^2-[.F1206]^2))" office:value-type="float" office:value="89.7749071979601">
            <text:p>89.7749071979601</text:p>
          </table:table-cell>
          <table:table-cell table:formula="of:=ABS([.B1206]-[.G1206])" office:value-type="float" office:value="0.0000928020418911046">
            <text:p>0.0000928020418911046</text:p>
          </table:table-cell>
          <table:table-cell/>
        </table:table-row>
        <table:table-row table:style-name="ro2">
          <table:table-cell table:formula="of:=[.A1206]+[.A$4]" office:value-type="float" office:value="359.400000000008">
            <text:p>359.400000000008</text:p>
          </table:table-cell>
          <table:table-cell table:formula="of:=[.A1207]/([.$D$4]*2)" office:value-type="float" office:value="89.850000000002">
            <text:p>89.850000000002</text:p>
          </table:table-cell>
          <table:table-cell table:formula="of:=SQRT(ABS([.$D$2]^2-[.B1207]^2))" office:value-type="float" office:value="86.9021144736976">
            <text:p>86.9021144736976</text:p>
          </table:table-cell>
          <table:table-cell table:formula="of:=([.$C$10]-[.C1207])*[.$B$4]" office:value-type="float" office:value="97530.5293473289">
            <text:p>97530.5293473289</text:p>
          </table:table-cell>
          <table:table-cell table:formula="of:=ROUND([.D1207])" office:value-type="float" office:value="97531">
            <text:p>97531</text:p>
          </table:table-cell>
          <table:table-cell table:formula="of:=([.$C$8]-([.E1207]*[.$C$4]))" office:value-type="float" office:value="86.901953125">
            <text:p>86.901953125</text:p>
          </table:table-cell>
          <table:table-cell table:formula="of:=SQRT(ABS([.$D$2]^2-[.F1207]^2))" office:value-type="float" office:value="89.8501560547354">
            <text:p>89.8501560547354</text:p>
          </table:table-cell>
          <table:table-cell table:formula="of:=ABS([.B1207]-[.G1207])" office:value-type="float" office:value="0.000156054733409405">
            <text:p>0.000156054733409405</text:p>
          </table:table-cell>
          <table:table-cell/>
        </table:table-row>
        <table:table-row table:style-name="ro2">
          <table:table-cell table:formula="of:=[.A1207]+[.A$4]" office:value-type="float" office:value="359.700000000008">
            <text:p>359.700000000008</text:p>
          </table:table-cell>
          <table:table-cell table:formula="of:=[.A1208]/([.$D$4]*2)" office:value-type="float" office:value="89.925000000002">
            <text:p>89.925000000002</text:p>
          </table:table-cell>
          <table:table-cell table:formula="of:=SQRT(ABS([.$D$2]^2-[.B1208]^2))" office:value-type="float" office:value="86.8245033098356">
            <text:p>86.8245033098356</text:p>
          </table:table-cell>
          <table:table-cell table:formula="of:=([.$C$10]-[.C1208])*[.$B$4]" office:value-type="float" office:value="97729.2139268158">
            <text:p>97729.2139268158</text:p>
          </table:table-cell>
          <table:table-cell table:formula="of:=ROUND([.D1208])" office:value-type="float" office:value="97729">
            <text:p>97729</text:p>
          </table:table-cell>
          <table:table-cell table:formula="of:=([.$C$8]-([.E1208]*[.$C$4]))" office:value-type="float" office:value="86.824609375">
            <text:p>86.824609375</text:p>
          </table:table-cell>
          <table:table-cell table:formula="of:=SQRT(ABS([.$D$2]^2-[.F1208]^2))" office:value-type="float" office:value="89.9248975917052">
            <text:p>89.9248975917052</text:p>
          </table:table-cell>
          <table:table-cell table:formula="of:=ABS([.B1208]-[.G1208])" office:value-type="float" office:value="0.000102408296797307">
            <text:p>0.000102408296797307</text:p>
          </table:table-cell>
          <table:table-cell/>
        </table:table-row>
        <table:table-row table:style-name="ro2">
          <table:table-cell table:formula="of:=[.A1208]+[.A$4]" office:value-type="float" office:value="360.000000000008">
            <text:p>360.000000000008</text:p>
          </table:table-cell>
          <table:table-cell table:formula="of:=[.A1209]/([.$D$4]*2)" office:value-type="float" office:value="90.000000000002">
            <text:p>90.000000000002</text:p>
          </table:table-cell>
          <table:table-cell table:formula="of:=SQRT(ABS([.$D$2]^2-[.B1209]^2))" office:value-type="float" office:value="86.7467578644853">
            <text:p>86.7467578644853</text:p>
          </table:table-cell>
          <table:table-cell table:formula="of:=([.$C$10]-[.C1209])*[.$B$4]" office:value-type="float" office:value="97928.2422669124">
            <text:p>97928.2422669124</text:p>
          </table:table-cell>
          <table:table-cell table:formula="of:=ROUND([.D1209])" office:value-type="float" office:value="97928">
            <text:p>97928</text:p>
          </table:table-cell>
          <table:table-cell table:formula="of:=([.$C$8]-([.E1209]*[.$C$4]))" office:value-type="float" office:value="86.746875">
            <text:p>86.746875</text:p>
          </table:table-cell>
          <table:table-cell table:formula="of:=SQRT(ABS([.$D$2]^2-[.F1209]^2))" office:value-type="float" office:value="89.9998870984535">
            <text:p>89.9998870984535</text:p>
          </table:table-cell>
          <table:table-cell table:formula="of:=ABS([.B1209]-[.G1209])" office:value-type="float" office:value="0.00011290154847643">
            <text:p>0.00011290154847643</text:p>
          </table:table-cell>
          <table:table-cell/>
        </table:table-row>
        <table:table-row table:style-name="ro2">
          <table:table-cell table:formula="of:=[.A1209]+[.A$4]" office:value-type="float" office:value="360.300000000008">
            <text:p>360.300000000008</text:p>
          </table:table-cell>
          <table:table-cell table:formula="of:=[.A1210]/([.$D$4]*2)" office:value-type="float" office:value="90.075000000002">
            <text:p>90.075000000002</text:p>
          </table:table-cell>
          <table:table-cell table:formula="of:=SQRT(ABS([.$D$2]^2-[.B1210]^2))" office:value-type="float" office:value="86.6688777762793">
            <text:p>86.6688777762793</text:p>
          </table:table-cell>
          <table:table-cell table:formula="of:=([.$C$10]-[.C1210])*[.$B$4]" office:value-type="float" office:value="98127.6152927198">
            <text:p>98127.6152927198</text:p>
          </table:table-cell>
          <table:table-cell table:formula="of:=ROUND([.D1210])" office:value-type="float" office:value="98128">
            <text:p>98128</text:p>
          </table:table-cell>
          <table:table-cell table:formula="of:=([.$C$8]-([.E1210]*[.$C$4]))" office:value-type="float" office:value="86.66875">
            <text:p>86.66875</text:p>
          </table:table-cell>
          <table:table-cell table:formula="of:=SQRT(ABS([.$D$2]^2-[.F1210]^2))" office:value-type="float" office:value="90.0751229443374">
            <text:p>90.0751229443374</text:p>
          </table:table-cell>
          <table:table-cell table:formula="of:=ABS([.B1210]-[.G1210])" office:value-type="float" office:value="0.000122944335444686">
            <text:p>0.000122944335444686</text:p>
          </table:table-cell>
          <table:table-cell/>
        </table:table-row>
        <table:table-row table:style-name="ro2">
          <table:table-cell table:formula="of:=[.A1210]+[.A$4]" office:value-type="float" office:value="360.600000000008">
            <text:p>360.600000000008</text:p>
          </table:table-cell>
          <table:table-cell table:formula="of:=[.A1211]/([.$D$4]*2)" office:value-type="float" office:value="90.150000000002">
            <text:p>90.150000000002</text:p>
          </table:table-cell>
          <table:table-cell table:formula="of:=SQRT(ABS([.$D$2]^2-[.B1211]^2))" office:value-type="float" office:value="86.590862681923">
            <text:p>86.590862681923</text:p>
          </table:table-cell>
          <table:table-cell table:formula="of:=([.$C$10]-[.C1211])*[.$B$4]" office:value-type="float" office:value="98327.333934272">
            <text:p>98327.333934272</text:p>
          </table:table-cell>
          <table:table-cell table:formula="of:=ROUND([.D1211])" office:value-type="float" office:value="98327">
            <text:p>98327</text:p>
          </table:table-cell>
          <table:table-cell table:formula="of:=([.$C$8]-([.E1211]*[.$C$4]))" office:value-type="float" office:value="86.591015625">
            <text:p>86.591015625</text:p>
          </table:table-cell>
          <table:table-cell table:formula="of:=SQRT(ABS([.$D$2]^2-[.F1211]^2))" office:value-type="float" office:value="90.1498530948942">
            <text:p>90.1498530948942</text:p>
          </table:table-cell>
          <table:table-cell table:formula="of:=ABS([.B1211]-[.G1211])" office:value-type="float" office:value="0.000146905107769157">
            <text:p>0.000146905107769157</text:p>
          </table:table-cell>
          <table:table-cell/>
        </table:table-row>
        <table:table-row table:style-name="ro2">
          <table:table-cell table:formula="of:=[.A1211]+[.A$4]" office:value-type="float" office:value="360.900000000008">
            <text:p>360.900000000008</text:p>
          </table:table-cell>
          <table:table-cell table:formula="of:=[.A1212]/([.$D$4]*2)" office:value-type="float" office:value="90.225000000002">
            <text:p>90.225000000002</text:p>
          </table:table-cell>
          <table:table-cell table:formula="of:=SQRT(ABS([.$D$2]^2-[.B1212]^2))" office:value-type="float" office:value="86.5127122161804">
            <text:p>86.5127122161804</text:p>
          </table:table-cell>
          <table:table-cell table:formula="of:=([.$C$10]-[.C1212])*[.$B$4]" office:value-type="float" office:value="98527.3991265731">
            <text:p>98527.3991265731</text:p>
          </table:table-cell>
          <table:table-cell table:formula="of:=ROUND([.D1212])" office:value-type="float" office:value="98527">
            <text:p>98527</text:p>
          </table:table-cell>
          <table:table-cell table:formula="of:=([.$C$8]-([.E1212]*[.$C$4]))" office:value-type="float" office:value="86.512890625">
            <text:p>86.512890625</text:p>
          </table:table-cell>
          <table:table-cell table:formula="of:=SQRT(ABS([.$D$2]^2-[.F1212]^2))" office:value-type="float" office:value="90.2248289314354">
            <text:p>90.2248289314354</text:p>
          </table:table-cell>
          <table:table-cell table:formula="of:=ABS([.B1212]-[.G1212])" office:value-type="float" office:value="0.000171068566558574">
            <text:p>0.000171068566558574</text:p>
          </table:table-cell>
          <table:table-cell/>
        </table:table-row>
        <table:table-row table:style-name="ro2">
          <table:table-cell table:formula="of:=[.A1212]+[.A$4]" office:value-type="float" office:value="361.200000000008">
            <text:p>361.200000000008</text:p>
          </table:table-cell>
          <table:table-cell table:formula="of:=[.A1213]/([.$D$4]*2)" office:value-type="float" office:value="90.300000000002">
            <text:p>90.300000000002</text:p>
          </table:table-cell>
          <table:table-cell table:formula="of:=SQRT(ABS([.$D$2]^2-[.B1213]^2))" office:value-type="float" office:value="86.4344260118597">
            <text:p>86.4344260118597</text:p>
          </table:table-cell>
          <table:table-cell table:formula="of:=([.$C$10]-[.C1213])*[.$B$4]" office:value-type="float" office:value="98727.8118096341">
            <text:p>98727.8118096341</text:p>
          </table:table-cell>
          <table:table-cell table:formula="of:=ROUND([.D1213])" office:value-type="float" office:value="98728">
            <text:p>98728</text:p>
          </table:table-cell>
          <table:table-cell table:formula="of:=([.$C$8]-([.E1213]*[.$C$4]))" office:value-type="float" office:value="86.434375">
            <text:p>86.434375</text:p>
          </table:table-cell>
          <table:table-cell table:formula="of:=SQRT(ABS([.$D$2]^2-[.F1213]^2))" office:value-type="float" office:value="90.3000488281118">
            <text:p>90.3000488281118</text:p>
          </table:table-cell>
          <table:table-cell table:formula="of:=ABS([.B1213]-[.G1213])" office:value-type="float" office:value="0.0000488281098256493">
            <text:p>0.0000488281098256493</text:p>
          </table:table-cell>
          <table:table-cell/>
        </table:table-row>
        <table:table-row table:style-name="ro2">
          <table:table-cell table:formula="of:=[.A1213]+[.A$4]" office:value-type="float" office:value="361.500000000008">
            <text:p>361.500000000008</text:p>
          </table:table-cell>
          <table:table-cell table:formula="of:=[.A1214]/([.$D$4]*2)" office:value-type="float" office:value="90.375000000002">
            <text:p>90.375000000002</text:p>
          </table:table-cell>
          <table:table-cell table:formula="of:=SQRT(ABS([.$D$2]^2-[.B1214]^2))" office:value-type="float" office:value="86.3560036997987">
            <text:p>86.3560036997987</text:p>
          </table:table-cell>
          <table:table-cell table:formula="of:=([.$C$10]-[.C1214])*[.$B$4]" office:value-type="float" office:value="98928.5729285103">
            <text:p>98928.5729285103</text:p>
          </table:table-cell>
          <table:table-cell table:formula="of:=ROUND([.D1214])" office:value-type="float" office:value="98929">
            <text:p>98929</text:p>
          </table:table-cell>
          <table:table-cell table:formula="of:=([.$C$8]-([.E1214]*[.$C$4]))" office:value-type="float" office:value="86.355859375">
            <text:p>86.355859375</text:p>
          </table:table-cell>
          <table:table-cell table:formula="of:=SQRT(ABS([.$D$2]^2-[.F1214]^2))" office:value-type="float" office:value="90.3751379064244">
            <text:p>90.3751379064244</text:p>
          </table:table-cell>
          <table:table-cell table:formula="of:=ABS([.B1214]-[.G1214])" office:value-type="float" office:value="0.000137906422395417">
            <text:p>0.000137906422395417</text:p>
          </table:table-cell>
          <table:table-cell/>
        </table:table-row>
        <table:table-row table:style-name="ro2">
          <table:table-cell table:formula="of:=[.A1214]+[.A$4]" office:value-type="float" office:value="361.800000000008">
            <text:p>361.800000000008</text:p>
          </table:table-cell>
          <table:table-cell table:formula="of:=[.A1215]/([.$D$4]*2)" office:value-type="float" office:value="90.450000000002">
            <text:p>90.450000000002</text:p>
          </table:table-cell>
          <table:table-cell table:formula="of:=SQRT(ABS([.$D$2]^2-[.B1215]^2))" office:value-type="float" office:value="86.27744490885">
            <text:p>86.27744490885</text:p>
          </table:table-cell>
          <table:table-cell table:formula="of:=([.$C$10]-[.C1215])*[.$B$4]" office:value-type="float" office:value="99129.6834333389">
            <text:p>99129.6834333389</text:p>
          </table:table-cell>
          <table:table-cell table:formula="of:=ROUND([.D1215])" office:value-type="float" office:value="99130">
            <text:p>99130</text:p>
          </table:table-cell>
          <table:table-cell table:formula="of:=([.$C$8]-([.E1215]*[.$C$4]))" office:value-type="float" office:value="86.27734375">
            <text:p>86.27734375</text:p>
          </table:table-cell>
          <table:table-cell table:formula="of:=SQRT(ABS([.$D$2]^2-[.F1215]^2))" office:value-type="float" office:value="90.4500964921781">
            <text:p>90.4500964921781</text:p>
          </table:table-cell>
          <table:table-cell table:formula="of:=ABS([.B1215]-[.G1215])" office:value-type="float" office:value="0.0000964921761408277">
            <text:p>0.0000964921761408277</text:p>
          </table:table-cell>
          <table:table-cell/>
        </table:table-row>
        <table:table-row table:style-name="ro2">
          <table:table-cell table:formula="of:=[.A1215]+[.A$4]" office:value-type="float" office:value="362.100000000008">
            <text:p>362.100000000008</text:p>
          </table:table-cell>
          <table:table-cell table:formula="of:=[.A1216]/([.$D$4]*2)" office:value-type="float" office:value="90.525000000002">
            <text:p>90.525000000002</text:p>
          </table:table-cell>
          <table:table-cell table:formula="of:=SQRT(ABS([.$D$2]^2-[.B1216]^2))" office:value-type="float" office:value="86.198749265866">
            <text:p>86.198749265866</text:p>
          </table:table-cell>
          <table:table-cell table:formula="of:=([.$C$10]-[.C1216])*[.$B$4]" office:value-type="float" office:value="99331.1442793778">
            <text:p>99331.1442793778</text:p>
          </table:table-cell>
          <table:table-cell table:formula="of:=ROUND([.D1216])" office:value-type="float" office:value="99331">
            <text:p>99331</text:p>
          </table:table-cell>
          <table:table-cell table:formula="of:=([.$C$8]-([.E1216]*[.$C$4]))" office:value-type="float" office:value="86.198828125">
            <text:p>86.198828125</text:p>
          </table:table-cell>
          <table:table-cell table:formula="of:=SQRT(ABS([.$D$2]^2-[.F1216]^2))" office:value-type="float" office:value="90.5249249095337">
            <text:p>90.5249249095337</text:p>
          </table:table-cell>
          <table:table-cell table:formula="of:=ABS([.B1216]-[.G1216])" office:value-type="float" office:value="0.0000750904683428644">
            <text:p>0.0000750904683428644</text:p>
          </table:table-cell>
          <table:table-cell/>
        </table:table-row>
        <table:table-row table:style-name="ro2">
          <table:table-cell table:formula="of:=[.A1216]+[.A$4]" office:value-type="float" office:value="362.400000000008">
            <text:p>362.400000000008</text:p>
          </table:table-cell>
          <table:table-cell table:formula="of:=[.A1217]/([.$D$4]*2)" office:value-type="float" office:value="90.600000000002">
            <text:p>90.600000000002</text:p>
          </table:table-cell>
          <table:table-cell table:formula="of:=SQRT(ABS([.$D$2]^2-[.B1217]^2))" office:value-type="float" office:value="86.1199163956842">
            <text:p>86.1199163956842</text:p>
          </table:table-cell>
          <table:table-cell table:formula="of:=([.$C$10]-[.C1217])*[.$B$4]" office:value-type="float" office:value="99532.9564270433">
            <text:p>99532.9564270433</text:p>
          </table:table-cell>
          <table:table-cell table:formula="of:=ROUND([.D1217])" office:value-type="float" office:value="99533">
            <text:p>99533</text:p>
          </table:table-cell>
          <table:table-cell table:formula="of:=([.$C$8]-([.E1217]*[.$C$4]))" office:value-type="float" office:value="86.119921875">
            <text:p>86.119921875</text:p>
          </table:table-cell>
          <table:table-cell table:formula="of:=SQRT(ABS([.$D$2]^2-[.F1217]^2))" office:value-type="float" office:value="90.5999947916328">
            <text:p>90.5999947916328</text:p>
          </table:table-cell>
          <table:table-cell table:formula="of:=ABS([.B1217]-[.G1217])" office:value-type="float" office:value="0.00000520836915995915">
            <text:p>0.00000520836915995915</text:p>
          </table:table-cell>
          <table:table-cell/>
        </table:table-row>
        <table:table-row table:style-name="ro2">
          <table:table-cell table:formula="of:=[.A1217]+[.A$4]" office:value-type="float" office:value="362.700000000008">
            <text:p>362.700000000008</text:p>
          </table:table-cell>
          <table:table-cell table:formula="of:=[.A1218]/([.$D$4]*2)" office:value-type="float" office:value="90.675000000002">
            <text:p>90.675000000002</text:p>
          </table:table-cell>
          <table:table-cell table:formula="of:=SQRT(ABS([.$D$2]^2-[.B1218]^2))" office:value-type="float" office:value="86.0409459211115">
            <text:p>86.0409459211115</text:p>
          </table:table-cell>
          <table:table-cell table:formula="of:=([.$C$10]-[.C1218])*[.$B$4]" office:value-type="float" office:value="99735.1208419493">
            <text:p>99735.1208419493</text:p>
          </table:table-cell>
          <table:table-cell table:formula="of:=ROUND([.D1218])" office:value-type="float" office:value="99735">
            <text:p>99735</text:p>
          </table:table-cell>
          <table:table-cell table:formula="of:=([.$C$8]-([.E1218]*[.$C$4]))" office:value-type="float" office:value="86.041015625">
            <text:p>86.041015625</text:p>
          </table:table-cell>
          <table:table-cell table:formula="of:=SQRT(ABS([.$D$2]^2-[.F1218]^2))" office:value-type="float" office:value="90.674933858363">
            <text:p>90.674933858363</text:p>
          </table:table-cell>
          <table:table-cell table:formula="of:=ABS([.B1218]-[.G1218])" office:value-type="float" office:value="0.0000661416389959868">
            <text:p>0.0000661416389959868</text:p>
          </table:table-cell>
          <table:table-cell/>
        </table:table-row>
        <table:table-row table:style-name="ro2">
          <table:table-cell table:formula="of:=[.A1218]+[.A$4]" office:value-type="float" office:value="363.000000000008">
            <text:p>363.000000000008</text:p>
          </table:table-cell>
          <table:table-cell table:formula="of:=[.A1219]/([.$D$4]*2)" office:value-type="float" office:value="90.750000000002">
            <text:p>90.750000000002</text:p>
          </table:table-cell>
          <table:table-cell table:formula="of:=SQRT(ABS([.$D$2]^2-[.B1219]^2))" office:value-type="float" office:value="85.9618374629093">
            <text:p>85.9618374629093</text:p>
          </table:table-cell>
          <table:table-cell table:formula="of:=([.$C$10]-[.C1219])*[.$B$4]" office:value-type="float" office:value="99937.638494947">
            <text:p>99937.638494947</text:p>
          </table:table-cell>
          <table:table-cell table:formula="of:=ROUND([.D1219])" office:value-type="float" office:value="99938">
            <text:p>99938</text:p>
          </table:table-cell>
          <table:table-cell table:formula="of:=([.$C$8]-([.E1219]*[.$C$4]))" office:value-type="float" office:value="85.96171875">
            <text:p>85.96171875</text:p>
          </table:table-cell>
          <table:table-cell table:formula="of:=SQRT(ABS([.$D$2]^2-[.F1219]^2))" office:value-type="float" office:value="90.7501124492191">
            <text:p>90.7501124492191</text:p>
          </table:table-cell>
          <table:table-cell table:formula="of:=ABS([.B1219]-[.G1219])" office:value-type="float" office:value="0.000112449217041899">
            <text:p>0.000112449217041899</text:p>
          </table:table-cell>
          <table:table-cell/>
        </table:table-row>
        <table:table-row table:style-name="ro2">
          <table:table-cell table:formula="of:=[.A1219]+[.A$4]" office:value-type="float" office:value="363.300000000008">
            <text:p>363.300000000008</text:p>
          </table:table-cell>
          <table:table-cell table:formula="of:=[.A1220]/([.$D$4]*2)" office:value-type="float" office:value="90.825000000002">
            <text:p>90.825000000002</text:p>
          </table:table-cell>
          <table:table-cell table:formula="of:=SQRT(ABS([.$D$2]^2-[.B1220]^2))" office:value-type="float" office:value="85.8825906397777">
            <text:p>85.8825906397777</text:p>
          </table:table-cell>
          <table:table-cell table:formula="of:=([.$C$10]-[.C1220])*[.$B$4]" office:value-type="float" office:value="100140.510362164">
            <text:p>100140.510362164</text:p>
          </table:table-cell>
          <table:table-cell table:formula="of:=ROUND([.D1220])" office:value-type="float" office:value="100141">
            <text:p>100141</text:p>
          </table:table-cell>
          <table:table-cell table:formula="of:=([.$C$8]-([.E1220]*[.$C$4]))" office:value-type="float" office:value="85.882421875">
            <text:p>85.882421875</text:p>
          </table:table-cell>
          <table:table-cell table:formula="of:=SQRT(ABS([.$D$2]^2-[.F1220]^2))" office:value-type="float" office:value="90.8251595808371">
            <text:p>90.8251595808371</text:p>
          </table:table-cell>
          <table:table-cell table:formula="of:=ABS([.B1220]-[.G1220])" office:value-type="float" office:value="0.00015958083507428">
            <text:p>0.00015958083507428</text:p>
          </table:table-cell>
          <table:table-cell/>
        </table:table-row>
        <table:table-row table:style-name="ro2">
          <table:table-cell table:formula="of:=[.A1220]+[.A$4]" office:value-type="float" office:value="363.600000000008">
            <text:p>363.600000000008</text:p>
          </table:table-cell>
          <table:table-cell table:formula="of:=[.A1221]/([.$D$4]*2)" office:value-type="float" office:value="90.900000000002">
            <text:p>90.900000000002</text:p>
          </table:table-cell>
          <table:table-cell table:formula="of:=SQRT(ABS([.$D$2]^2-[.B1221]^2))" office:value-type="float" office:value="85.8032050683402">
            <text:p>85.8032050683402</text:p>
          </table:table-cell>
          <table:table-cell table:formula="of:=([.$C$10]-[.C1221])*[.$B$4]" office:value-type="float" office:value="100343.737425044">
            <text:p>100343.737425044</text:p>
          </table:table-cell>
          <table:table-cell table:formula="of:=ROUND([.D1221])" office:value-type="float" office:value="100344">
            <text:p>100344</text:p>
          </table:table-cell>
          <table:table-cell table:formula="of:=([.$C$8]-([.E1221]*[.$C$4]))" office:value-type="float" office:value="85.803125">
            <text:p>85.803125</text:p>
          </table:table-cell>
          <table:table-cell table:formula="of:=SQRT(ABS([.$D$2]^2-[.F1221]^2))" office:value-type="float" office:value="90.9000755788155">
            <text:p>90.9000755788155</text:p>
          </table:table-cell>
          <table:table-cell table:formula="of:=ABS([.B1221]-[.G1221])" office:value-type="float" office:value="0.0000755788135222701">
            <text:p>0.0000755788135222701</text:p>
          </table:table-cell>
          <table:table-cell/>
        </table:table-row>
        <table:table-row table:style-name="ro2">
          <table:table-cell table:formula="of:=[.A1221]+[.A$4]" office:value-type="float" office:value="363.900000000008">
            <text:p>363.900000000008</text:p>
          </table:table-cell>
          <table:table-cell table:formula="of:=[.A1222]/([.$D$4]*2)" office:value-type="float" office:value="90.975000000002">
            <text:p>90.975000000002</text:p>
          </table:table-cell>
          <table:table-cell table:formula="of:=SQRT(ABS([.$D$2]^2-[.B1222]^2))" office:value-type="float" office:value="85.7236803631274">
            <text:p>85.7236803631274</text:p>
          </table:table-cell>
          <table:table-cell table:formula="of:=([.$C$10]-[.C1222])*[.$B$4]" office:value-type="float" office:value="100547.320670389">
            <text:p>100547.320670389</text:p>
          </table:table-cell>
          <table:table-cell table:formula="of:=ROUND([.D1222])" office:value-type="float" office:value="100547">
            <text:p>100547</text:p>
          </table:table-cell>
          <table:table-cell table:formula="of:=([.$C$8]-([.E1222]*[.$C$4]))" office:value-type="float" office:value="85.723828125">
            <text:p>85.723828125</text:p>
          </table:table-cell>
          <table:table-cell table:formula="of:=SQRT(ABS([.$D$2]^2-[.F1222]^2))" office:value-type="float" office:value="90.9748607671122">
            <text:p>90.9748607671122</text:p>
          </table:table-cell>
          <table:table-cell table:formula="of:=ABS([.B1222]-[.G1222])" office:value-type="float" office:value="0.00013923288976514">
            <text:p>0.00013923288976514</text:p>
          </table:table-cell>
          <table:table-cell/>
        </table:table-row>
        <table:table-row table:style-name="ro2">
          <table:table-cell table:formula="of:=[.A1222]+[.A$4]" office:value-type="float" office:value="364.200000000008">
            <text:p>364.200000000008</text:p>
          </table:table-cell>
          <table:table-cell table:formula="of:=[.A1223]/([.$D$4]*2)" office:value-type="float" office:value="91.050000000002">
            <text:p>91.050000000002</text:p>
          </table:table-cell>
          <table:table-cell table:formula="of:=SQRT(ABS([.$D$2]^2-[.B1223]^2))" office:value-type="float" office:value="85.6440161365617">
            <text:p>85.6440161365617</text:p>
          </table:table-cell>
          <table:table-cell table:formula="of:=([.$C$10]-[.C1223])*[.$B$4]" office:value-type="float" office:value="100751.261090397">
            <text:p>100751.261090397</text:p>
          </table:table-cell>
          <table:table-cell table:formula="of:=ROUND([.D1223])" office:value-type="float" office:value="100751">
            <text:p>100751</text:p>
          </table:table-cell>
          <table:table-cell table:formula="of:=([.$C$8]-([.E1223]*[.$C$4]))" office:value-type="float" office:value="85.644140625">
            <text:p>85.644140625</text:p>
          </table:table-cell>
          <table:table-cell table:formula="of:=SQRT(ABS([.$D$2]^2-[.F1223]^2))" office:value-type="float" office:value="91.049882902754">
            <text:p>91.049882902754</text:p>
          </table:table-cell>
          <table:table-cell table:formula="of:=ABS([.B1223]-[.G1223])" office:value-type="float" office:value="0.000117097247965603">
            <text:p>0.000117097247965603</text:p>
          </table:table-cell>
          <table:table-cell/>
        </table:table-row>
        <table:table-row table:style-name="ro2">
          <table:table-cell table:formula="of:=[.A1223]+[.A$4]" office:value-type="float" office:value="364.500000000008">
            <text:p>364.500000000008</text:p>
          </table:table-cell>
          <table:table-cell table:formula="of:=[.A1224]/([.$D$4]*2)" office:value-type="float" office:value="91.125000000002">
            <text:p>91.125000000002</text:p>
          </table:table-cell>
          <table:table-cell table:formula="of:=SQRT(ABS([.$D$2]^2-[.B1224]^2))" office:value-type="float" office:value="85.5642119989405">
            <text:p>85.5642119989405</text:p>
          </table:table-cell>
          <table:table-cell table:formula="of:=([.$C$10]-[.C1224])*[.$B$4]" office:value-type="float" office:value="100955.559682707">
            <text:p>100955.559682707</text:p>
          </table:table-cell>
          <table:table-cell table:formula="of:=ROUND([.D1224])" office:value-type="float" office:value="100956">
            <text:p>100956</text:p>
          </table:table-cell>
          <table:table-cell table:formula="of:=([.$C$8]-([.E1224]*[.$C$4]))" office:value-type="float" office:value="85.5640625">
            <text:p>85.5640625</text:p>
          </table:table-cell>
          <table:table-cell table:formula="of:=SQRT(ABS([.$D$2]^2-[.F1224]^2))" office:value-type="float" office:value="91.1251403757278">
            <text:p>91.1251403757278</text:p>
          </table:table-cell>
          <table:table-cell table:formula="of:=ABS([.B1224]-[.G1224])" office:value-type="float" office:value="0.000140375725749209">
            <text:p>0.000140375725749209</text:p>
          </table:table-cell>
          <table:table-cell/>
        </table:table-row>
        <table:table-row table:style-name="ro2">
          <table:table-cell table:formula="of:=[.A1224]+[.A$4]" office:value-type="float" office:value="364.800000000008">
            <text:p>364.800000000008</text:p>
          </table:table-cell>
          <table:table-cell table:formula="of:=[.A1225]/([.$D$4]*2)" office:value-type="float" office:value="91.200000000002">
            <text:p>91.200000000002</text:p>
          </table:table-cell>
          <table:table-cell table:formula="of:=SQRT(ABS([.$D$2]^2-[.B1225]^2))" office:value-type="float" office:value="85.4842675584206">
            <text:p>85.4842675584206</text:p>
          </table:table-cell>
          <table:table-cell table:formula="of:=([.$C$10]-[.C1225])*[.$B$4]" office:value-type="float" office:value="101160.217450438">
            <text:p>101160.217450438</text:p>
          </table:table-cell>
          <table:table-cell table:formula="of:=ROUND([.D1225])" office:value-type="float" office:value="101160">
            <text:p>101160</text:p>
          </table:table-cell>
          <table:table-cell table:formula="of:=([.$C$8]-([.E1225]*[.$C$4]))" office:value-type="float" office:value="85.484375">
            <text:p>85.484375</text:p>
          </table:table-cell>
          <table:table-cell table:formula="of:=SQRT(ABS([.$D$2]^2-[.F1225]^2))" office:value-type="float" office:value="91.1998992919366">
            <text:p>91.1998992919366</text:p>
          </table:table-cell>
          <table:table-cell table:formula="of:=ABS([.B1225]-[.G1225])" office:value-type="float" office:value="0.000100708065431832">
            <text:p>0.000100708065431832</text:p>
          </table:table-cell>
          <table:table-cell/>
        </table:table-row>
        <table:table-row table:style-name="ro2">
          <table:table-cell table:formula="of:=[.A1225]+[.A$4]" office:value-type="float" office:value="365.100000000008">
            <text:p>365.100000000008</text:p>
          </table:table-cell>
          <table:table-cell table:formula="of:=[.A1226]/([.$D$4]*2)" office:value-type="float" office:value="91.275000000002">
            <text:p>91.275000000002</text:p>
          </table:table-cell>
          <table:table-cell table:formula="of:=SQRT(ABS([.$D$2]^2-[.B1226]^2))" office:value-type="float" office:value="85.4041824210011">
            <text:p>85.4041824210011</text:p>
          </table:table-cell>
          <table:table-cell table:formula="of:=([.$C$10]-[.C1226])*[.$B$4]" office:value-type="float" office:value="101365.235402232">
            <text:p>101365.235402232</text:p>
          </table:table-cell>
          <table:table-cell table:formula="of:=ROUND([.D1226])" office:value-type="float" office:value="101365">
            <text:p>101365</text:p>
          </table:table-cell>
          <table:table-cell table:formula="of:=([.$C$8]-([.E1226]*[.$C$4]))" office:value-type="float" office:value="85.404296875">
            <text:p>85.404296875</text:p>
          </table:table-cell>
          <table:table-cell table:formula="of:=SQRT(ABS([.$D$2]^2-[.F1226]^2))" office:value-type="float" office:value="91.2748929075618">
            <text:p>91.2748929075618</text:p>
          </table:table-cell>
          <table:table-cell table:formula="of:=ABS([.B1226]-[.G1226])" office:value-type="float" office:value="0.000107092440273959">
            <text:p>0.000107092440273959</text:p>
          </table:table-cell>
          <table:table-cell/>
        </table:table-row>
        <table:table-row table:style-name="ro2">
          <table:table-cell table:formula="of:=[.A1226]+[.A$4]" office:value-type="float" office:value="365.400000000008">
            <text:p>365.400000000008</text:p>
          </table:table-cell>
          <table:table-cell table:formula="of:=[.A1227]/([.$D$4]*2)" office:value-type="float" office:value="91.350000000002">
            <text:p>91.350000000002</text:p>
          </table:table-cell>
          <table:table-cell table:formula="of:=SQRT(ABS([.$D$2]^2-[.B1227]^2))" office:value-type="float" office:value="85.3239561905074">
            <text:p>85.3239561905074</text:p>
          </table:table-cell>
          <table:table-cell table:formula="of:=([.$C$10]-[.C1227])*[.$B$4]" office:value-type="float" office:value="101570.614552296">
            <text:p>101570.614552296</text:p>
          </table:table-cell>
          <table:table-cell table:formula="of:=ROUND([.D1227])" office:value-type="float" office:value="101571">
            <text:p>101571</text:p>
          </table:table-cell>
          <table:table-cell table:formula="of:=([.$C$8]-([.E1227]*[.$C$4]))" office:value-type="float" office:value="85.323828125">
            <text:p>85.323828125</text:p>
          </table:table-cell>
          <table:table-cell table:formula="of:=SQRT(ABS([.$D$2]^2-[.F1227]^2))" office:value-type="float" office:value="91.3501196173024">
            <text:p>91.3501196173024</text:p>
          </table:table-cell>
          <table:table-cell table:formula="of:=ABS([.B1227]-[.G1227])" office:value-type="float" office:value="0.000119617300384789">
            <text:p>0.000119617300384789</text:p>
          </table:table-cell>
          <table:table-cell/>
        </table:table-row>
        <table:table-row table:style-name="ro2">
          <table:table-cell table:formula="of:=[.A1227]+[.A$4]" office:value-type="float" office:value="365.700000000008">
            <text:p>365.700000000008</text:p>
          </table:table-cell>
          <table:table-cell table:formula="of:=[.A1228]/([.$D$4]*2)" office:value-type="float" office:value="91.425000000002">
            <text:p>91.425000000002</text:p>
          </table:table-cell>
          <table:table-cell table:formula="of:=SQRT(ABS([.$D$2]^2-[.B1228]^2))" office:value-type="float" office:value="85.2435884685742">
            <text:p>85.2435884685742</text:p>
          </table:table-cell>
          <table:table-cell table:formula="of:=([.$C$10]-[.C1228])*[.$B$4]" office:value-type="float" office:value="101776.355920445">
            <text:p>101776.355920445</text:p>
          </table:table-cell>
          <table:table-cell table:formula="of:=ROUND([.D1228])" office:value-type="float" office:value="101776">
            <text:p>101776</text:p>
          </table:table-cell>
          <table:table-cell table:formula="of:=([.$C$8]-([.E1228]*[.$C$4]))" office:value-type="float" office:value="85.24375">
            <text:p>85.24375</text:p>
          </table:table-cell>
          <table:table-cell table:formula="of:=SQRT(ABS([.$D$2]^2-[.F1228]^2))" office:value-type="float" office:value="91.4248493897447">
            <text:p>91.4248493897447</text:p>
          </table:table-cell>
          <table:table-cell table:formula="of:=ABS([.B1228]-[.G1228])" office:value-type="float" office:value="0.00015061025733587">
            <text:p>0.00015061025733587</text:p>
          </table:table-cell>
          <table:table-cell/>
        </table:table-row>
        <table:table-row table:style-name="ro2">
          <table:table-cell table:formula="of:=[.A1228]+[.A$4]" office:value-type="float" office:value="366.000000000008">
            <text:p>366.000000000008</text:p>
          </table:table-cell>
          <table:table-cell table:formula="of:=[.A1229]/([.$D$4]*2)" office:value-type="float" office:value="91.500000000002">
            <text:p>91.500000000002</text:p>
          </table:table-cell>
          <table:table-cell table:formula="of:=SQRT(ABS([.$D$2]^2-[.B1229]^2))" office:value-type="float" office:value="85.1630788546283">
            <text:p>85.1630788546283</text:p>
          </table:table-cell>
          <table:table-cell table:formula="of:=([.$C$10]-[.C1229])*[.$B$4]" office:value-type="float" office:value="101982.460532147">
            <text:p>101982.460532147</text:p>
          </table:table-cell>
          <table:table-cell table:formula="of:=ROUND([.D1229])" office:value-type="float" office:value="101982">
            <text:p>101982</text:p>
          </table:table-cell>
          <table:table-cell table:formula="of:=([.$C$8]-([.E1229]*[.$C$4]))" office:value-type="float" office:value="85.16328125">
            <text:p>85.16328125</text:p>
          </table:table-cell>
          <table:table-cell table:formula="of:=SQRT(ABS([.$D$2]^2-[.F1229]^2))" office:value-type="float" office:value="91.4998116213001">
            <text:p>91.4998116213001</text:p>
          </table:table-cell>
          <table:table-cell table:formula="of:=ABS([.B1229]-[.G1229])" office:value-type="float" office:value="0.000188378701963643">
            <text:p>0.000188378701963643</text:p>
          </table:table-cell>
          <table:table-cell/>
        </table:table-row>
        <table:table-row table:style-name="ro2">
          <table:table-cell table:formula="of:=[.A1229]+[.A$4]" office:value-type="float" office:value="366.300000000008">
            <text:p>366.300000000008</text:p>
          </table:table-cell>
          <table:table-cell table:formula="of:=[.A1230]/([.$D$4]*2)" office:value-type="float" office:value="91.575000000002">
            <text:p>91.575000000002</text:p>
          </table:table-cell>
          <table:table-cell table:formula="of:=SQRT(ABS([.$D$2]^2-[.B1230]^2))" office:value-type="float" office:value="85.0824269458719">
            <text:p>85.0824269458719</text:p>
          </table:table-cell>
          <table:table-cell table:formula="of:=([.$C$10]-[.C1230])*[.$B$4]" office:value-type="float" office:value="102188.929418563">
            <text:p>102188.929418563</text:p>
          </table:table-cell>
          <table:table-cell table:formula="of:=ROUND([.D1230])" office:value-type="float" office:value="102189">
            <text:p>102189</text:p>
          </table:table-cell>
          <table:table-cell table:formula="of:=([.$C$8]-([.E1230]*[.$C$4]))" office:value-type="float" office:value="85.082421875">
            <text:p>85.082421875</text:p>
          </table:table-cell>
          <table:table-cell table:formula="of:=SQRT(ABS([.$D$2]^2-[.F1230]^2))" office:value-type="float" office:value="91.5750047113541">
            <text:p>91.5750047113541</text:p>
          </table:table-cell>
          <table:table-cell table:formula="of:=ABS([.B1230]-[.G1230])" office:value-type="float" office:value="0.00000471135204804796">
            <text:p>0.00000471135204804796</text:p>
          </table:table-cell>
          <table:table-cell/>
        </table:table-row>
        <table:table-row table:style-name="ro2">
          <table:table-cell table:formula="of:=[.A1230]+[.A$4]" office:value-type="float" office:value="366.600000000008">
            <text:p>366.600000000008</text:p>
          </table:table-cell>
          <table:table-cell table:formula="of:=[.A1231]/([.$D$4]*2)" office:value-type="float" office:value="91.650000000002">
            <text:p>91.650000000002</text:p>
          </table:table-cell>
          <table:table-cell table:formula="of:=SQRT(ABS([.$D$2]^2-[.B1231]^2))" office:value-type="float" office:value="85.0016323372653">
            <text:p>85.0016323372653</text:p>
          </table:table-cell>
          <table:table-cell table:formula="of:=([.$C$10]-[.C1231])*[.$B$4]" office:value-type="float" office:value="102395.763616596">
            <text:p>102395.763616596</text:p>
          </table:table-cell>
          <table:table-cell table:formula="of:=ROUND([.D1231])" office:value-type="float" office:value="102396">
            <text:p>102396</text:p>
          </table:table-cell>
          <table:table-cell table:formula="of:=([.$C$8]-([.E1231]*[.$C$4]))" office:value-type="float" office:value="85.0015625">
            <text:p>85.0015625</text:p>
          </table:table-cell>
          <table:table-cell table:formula="of:=SQRT(ABS([.$D$2]^2-[.F1231]^2))" office:value-type="float" office:value="91.6500647711642">
            <text:p>91.6500647711642</text:p>
          </table:table-cell>
          <table:table-cell table:formula="of:=ABS([.B1231]-[.G1231])" office:value-type="float" office:value="0.0000647711621581948">
            <text:p>0.0000647711621581948</text:p>
          </table:table-cell>
          <table:table-cell/>
        </table:table-row>
        <table:table-row table:style-name="ro2">
          <table:table-cell table:formula="of:=[.A1231]+[.A$4]" office:value-type="float" office:value="366.900000000008">
            <text:p>366.900000000008</text:p>
          </table:table-cell>
          <table:table-cell table:formula="of:=[.A1232]/([.$D$4]*2)" office:value-type="float" office:value="91.725000000002">
            <text:p>91.725000000002</text:p>
          </table:table-cell>
          <table:table-cell table:formula="of:=SQRT(ABS([.$D$2]^2-[.B1232]^2))" office:value-type="float" office:value="84.9206946215092">
            <text:p>84.9206946215092</text:p>
          </table:table-cell>
          <table:table-cell table:formula="of:=([.$C$10]-[.C1232])*[.$B$4]" office:value-type="float" office:value="102602.964168931">
            <text:p>102602.964168931</text:p>
          </table:table-cell>
          <table:table-cell table:formula="of:=ROUND([.D1232])" office:value-type="float" office:value="102603">
            <text:p>102603</text:p>
          </table:table-cell>
          <table:table-cell table:formula="of:=([.$C$8]-([.E1232]*[.$C$4]))" office:value-type="float" office:value="84.920703125">
            <text:p>84.920703125</text:p>
          </table:table-cell>
          <table:table-cell table:formula="of:=SQRT(ABS([.$D$2]^2-[.F1232]^2))" office:value-type="float" office:value="91.7249921273129">
            <text:p>91.7249921273129</text:p>
          </table:table-cell>
          <table:table-cell table:formula="of:=ABS([.B1232]-[.G1232])" office:value-type="float" office:value="0.00000787268912461059">
            <text:p>0.00000787268912461059</text:p>
          </table:table-cell>
          <table:table-cell/>
        </table:table-row>
        <table:table-row table:style-name="ro2">
          <table:table-cell table:formula="of:=[.A1232]+[.A$4]" office:value-type="float" office:value="367.200000000008">
            <text:p>367.200000000008</text:p>
          </table:table-cell>
          <table:table-cell table:formula="of:=[.A1233]/([.$D$4]*2)" office:value-type="float" office:value="91.800000000002">
            <text:p>91.800000000002</text:p>
          </table:table-cell>
          <table:table-cell table:formula="of:=SQRT(ABS([.$D$2]^2-[.B1233]^2))" office:value-type="float" office:value="84.8396133890273">
            <text:p>84.8396133890273</text:p>
          </table:table-cell>
          <table:table-cell table:formula="of:=([.$C$10]-[.C1233])*[.$B$4]" office:value-type="float" office:value="102810.532124085">
            <text:p>102810.532124085</text:p>
          </table:table-cell>
          <table:table-cell table:formula="of:=ROUND([.D1233])" office:value-type="float" office:value="102811">
            <text:p>102811</text:p>
          </table:table-cell>
          <table:table-cell table:formula="of:=([.$C$8]-([.E1233]*[.$C$4]))" office:value-type="float" office:value="84.839453125">
            <text:p>84.839453125</text:p>
          </table:table-cell>
          <table:table-cell table:formula="of:=SQRT(ABS([.$D$2]^2-[.F1233]^2))" office:value-type="float" office:value="91.8001481123583">
            <text:p>91.8001481123583</text:p>
          </table:table-cell>
          <table:table-cell table:formula="of:=ABS([.B1233]-[.G1233])" office:value-type="float" office:value="0.000148112356285424">
            <text:p>0.000148112356285424</text:p>
          </table:table-cell>
          <table:table-cell/>
        </table:table-row>
        <table:table-row table:style-name="ro2">
          <table:table-cell table:formula="of:=[.A1233]+[.A$4]" office:value-type="float" office:value="367.500000000008">
            <text:p>367.500000000008</text:p>
          </table:table-cell>
          <table:table-cell table:formula="of:=[.A1234]/([.$D$4]*2)" office:value-type="float" office:value="91.875000000002">
            <text:p>91.875000000002</text:p>
          </table:table-cell>
          <table:table-cell table:formula="of:=SQRT(ABS([.$D$2]^2-[.B1234]^2))" office:value-type="float" office:value="84.7583882279484">
            <text:p>84.7583882279484</text:p>
          </table:table-cell>
          <table:table-cell table:formula="of:=([.$C$10]-[.C1234])*[.$B$4]" office:value-type="float" office:value="103018.468536447">
            <text:p>103018.468536447</text:p>
          </table:table-cell>
          <table:table-cell table:formula="of:=ROUND([.D1234])" office:value-type="float" office:value="103018">
            <text:p>103018</text:p>
          </table:table-cell>
          <table:table-cell table:formula="of:=([.$C$8]-([.E1234]*[.$C$4]))" office:value-type="float" office:value="84.75859375">
            <text:p>84.75859375</text:p>
          </table:table-cell>
          <table:table-cell table:formula="of:=SQRT(ABS([.$D$2]^2-[.F1234]^2))" office:value-type="float" office:value="91.8748103972055">
            <text:p>91.8748103972055</text:p>
          </table:table-cell>
          <table:table-cell table:formula="of:=ABS([.B1234]-[.G1234])" office:value-type="float" office:value="0.000189602796524468">
            <text:p>0.000189602796524468</text:p>
          </table:table-cell>
          <table:table-cell/>
        </table:table-row>
        <table:table-row table:style-name="ro2">
          <table:table-cell table:formula="of:=[.A1234]+[.A$4]" office:value-type="float" office:value="367.800000000008">
            <text:p>367.800000000008</text:p>
          </table:table-cell>
          <table:table-cell table:formula="of:=[.A1235]/([.$D$4]*2)" office:value-type="float" office:value="91.950000000002">
            <text:p>91.950000000002</text:p>
          </table:table-cell>
          <table:table-cell table:formula="of:=SQRT(ABS([.$D$2]^2-[.B1235]^2))" office:value-type="float" office:value="84.6770187240884">
            <text:p>84.6770187240884</text:p>
          </table:table-cell>
          <table:table-cell table:formula="of:=([.$C$10]-[.C1235])*[.$B$4]" office:value-type="float" office:value="103226.774466328">
            <text:p>103226.774466328</text:p>
          </table:table-cell>
          <table:table-cell table:formula="of:=ROUND([.D1235])" office:value-type="float" office:value="103227">
            <text:p>103227</text:p>
          </table:table-cell>
          <table:table-cell table:formula="of:=([.$C$8]-([.E1235]*[.$C$4]))" office:value-type="float" office:value="84.676953125">
            <text:p>84.676953125</text:p>
          </table:table-cell>
          <table:table-cell table:formula="of:=SQRT(ABS([.$D$2]^2-[.F1235]^2))" office:value-type="float" office:value="91.9500604103475">
            <text:p>91.9500604103475</text:p>
          </table:table-cell>
          <table:table-cell table:formula="of:=ABS([.B1235]-[.G1235])" office:value-type="float" office:value="0.0000604103454406868">
            <text:p>0.0000604103454406868</text:p>
          </table:table-cell>
          <table:table-cell/>
        </table:table-row>
        <table:table-row table:style-name="ro2">
          <table:table-cell table:formula="of:=[.A1235]+[.A$4]" office:value-type="float" office:value="368.100000000008">
            <text:p>368.100000000008</text:p>
          </table:table-cell>
          <table:table-cell table:formula="of:=[.A1236]/([.$D$4]*2)" office:value-type="float" office:value="92.0250000000021">
            <text:p>92.0250000000021</text:p>
          </table:table-cell>
          <table:table-cell table:formula="of:=SQRT(ABS([.$D$2]^2-[.B1236]^2))" office:value-type="float" office:value="84.5955044609323">
            <text:p>84.5955044609323</text:p>
          </table:table-cell>
          <table:table-cell table:formula="of:=([.$C$10]-[.C1236])*[.$B$4]" office:value-type="float" office:value="103435.450980008">
            <text:p>103435.450980008</text:p>
          </table:table-cell>
          <table:table-cell table:formula="of:=ROUND([.D1236])" office:value-type="float" office:value="103435">
            <text:p>103435</text:p>
          </table:table-cell>
          <table:table-cell table:formula="of:=([.$C$8]-([.E1236]*[.$C$4]))" office:value-type="float" office:value="84.595703125">
            <text:p>84.595703125</text:p>
          </table:table-cell>
          <table:table-cell table:formula="of:=SQRT(ABS([.$D$2]^2-[.F1236]^2))" office:value-type="float" office:value="92.0248173743739">
            <text:p>92.0248173743739</text:p>
          </table:table-cell>
          <table:table-cell table:formula="of:=ABS([.B1236]-[.G1236])" office:value-type="float" office:value="0.000182625628170285">
            <text:p>0.000182625628170285</text:p>
          </table:table-cell>
          <table:table-cell/>
        </table:table-row>
        <table:table-row table:style-name="ro2">
          <table:table-cell table:formula="of:=[.A1236]+[.A$4]" office:value-type="float" office:value="368.400000000008">
            <text:p>368.400000000008</text:p>
          </table:table-cell>
          <table:table-cell table:formula="of:=[.A1237]/([.$D$4]*2)" office:value-type="float" office:value="92.1000000000021">
            <text:p>92.1000000000021</text:p>
          </table:table-cell>
          <table:table-cell table:formula="of:=SQRT(ABS([.$D$2]^2-[.B1237]^2))" office:value-type="float" office:value="84.5138450196157">
            <text:p>84.5138450196157</text:p>
          </table:table-cell>
          <table:table-cell table:formula="of:=([.$C$10]-[.C1237])*[.$B$4]" office:value-type="float" office:value="103644.499149779">
            <text:p>103644.499149779</text:p>
          </table:table-cell>
          <table:table-cell table:formula="of:=ROUND([.D1237])" office:value-type="float" office:value="103644">
            <text:p>103644</text:p>
          </table:table-cell>
          <table:table-cell table:formula="of:=([.$C$8]-([.E1237]*[.$C$4]))" office:value-type="float" office:value="84.5140625">
            <text:p>84.5140625</text:p>
          </table:table-cell>
          <table:table-cell table:formula="of:=SQRT(ABS([.$D$2]^2-[.F1237]^2))" office:value-type="float" office:value="92.0998004327159">
            <text:p>92.0998004327159</text:p>
          </table:table-cell>
          <table:table-cell table:formula="of:=ABS([.B1237]-[.G1237])" office:value-type="float" office:value="0.000199567286159663">
            <text:p>0.000199567286159663</text:p>
          </table:table-cell>
          <table:table-cell/>
        </table:table-row>
        <table:table-row table:style-name="ro2">
          <table:table-cell table:formula="of:=[.A1237]+[.A$4]" office:value-type="float" office:value="368.700000000008">
            <text:p>368.700000000008</text:p>
          </table:table-cell>
          <table:table-cell table:formula="of:=[.A1238]/([.$D$4]*2)" office:value-type="float" office:value="92.1750000000021">
            <text:p>92.1750000000021</text:p>
          </table:table-cell>
          <table:table-cell table:formula="of:=SQRT(ABS([.$D$2]^2-[.B1238]^2))" office:value-type="float" office:value="84.4320399789062">
            <text:p>84.4320399789062</text:p>
          </table:table-cell>
          <table:table-cell table:formula="of:=([.$C$10]-[.C1238])*[.$B$4]" office:value-type="float" office:value="103853.920053995">
            <text:p>103853.920053995</text:p>
          </table:table-cell>
          <table:table-cell table:formula="of:=ROUND([.D1238])" office:value-type="float" office:value="103854">
            <text:p>103854</text:p>
          </table:table-cell>
          <table:table-cell table:formula="of:=([.$C$8]-([.E1238]*[.$C$4]))" office:value-type="float" office:value="84.43203125">
            <text:p>84.43203125</text:p>
          </table:table-cell>
          <table:table-cell table:formula="of:=SQRT(ABS([.$D$2]^2-[.F1238]^2))" office:value-type="float" office:value="92.1750079956548">
            <text:p>92.1750079956548</text:p>
          </table:table-cell>
          <table:table-cell table:formula="of:=ABS([.B1238]-[.G1238])" office:value-type="float" office:value="0.00000799565272302516">
            <text:p>0.00000799565272302516</text:p>
          </table:table-cell>
          <table:table-cell/>
        </table:table-row>
        <table:table-row table:style-name="ro2">
          <table:table-cell table:formula="of:=[.A1238]+[.A$4]" office:value-type="float" office:value="369.000000000008">
            <text:p>369.000000000008</text:p>
          </table:table-cell>
          <table:table-cell table:formula="of:=[.A1239]/([.$D$4]*2)" office:value-type="float" office:value="92.2500000000021">
            <text:p>92.2500000000021</text:p>
          </table:table-cell>
          <table:table-cell table:formula="of:=SQRT(ABS([.$D$2]^2-[.B1239]^2))" office:value-type="float" office:value="84.350088915185">
            <text:p>84.350088915185</text:p>
          </table:table-cell>
          <table:table-cell table:formula="of:=([.$C$10]-[.C1239])*[.$B$4]" office:value-type="float" office:value="104063.714777121">
            <text:p>104063.714777121</text:p>
          </table:table-cell>
          <table:table-cell table:formula="of:=ROUND([.D1239])" office:value-type="float" office:value="104064">
            <text:p>104064</text:p>
          </table:table-cell>
          <table:table-cell table:formula="of:=([.$C$8]-([.E1239]*[.$C$4]))" office:value-type="float" office:value="84.35">
            <text:p>84.35</text:p>
          </table:table-cell>
          <table:table-cell table:formula="of:=SQRT(ABS([.$D$2]^2-[.F1239]^2))" office:value-type="float" office:value="92.2500813007772">
            <text:p>92.2500813007772</text:p>
          </table:table-cell>
          <table:table-cell table:formula="of:=ABS([.B1239]-[.G1239])" office:value-type="float" office:value="0.0000813007751219175">
            <text:p>0.0000813007751219175</text:p>
          </table:table-cell>
          <table:table-cell/>
        </table:table-row>
        <table:table-row table:style-name="ro2">
          <table:table-cell table:formula="of:=[.A1239]+[.A$4]" office:value-type="float" office:value="369.300000000008">
            <text:p>369.300000000008</text:p>
          </table:table-cell>
          <table:table-cell table:formula="of:=[.A1240]/([.$D$4]*2)" office:value-type="float" office:value="92.3250000000021">
            <text:p>92.3250000000021</text:p>
          </table:table-cell>
          <table:table-cell table:formula="of:=SQRT(ABS([.$D$2]^2-[.B1240]^2))" office:value-type="float" office:value="84.2679914024276">
            <text:p>84.2679914024276</text:p>
          </table:table-cell>
          <table:table-cell table:formula="of:=([.$C$10]-[.C1240])*[.$B$4]" office:value-type="float" office:value="104273.88440978">
            <text:p>104273.88440978</text:p>
          </table:table-cell>
          <table:table-cell table:formula="of:=ROUND([.D1240])" office:value-type="float" office:value="104274">
            <text:p>104274</text:p>
          </table:table-cell>
          <table:table-cell table:formula="of:=([.$C$8]-([.E1240]*[.$C$4]))" office:value-type="float" office:value="84.26796875">
            <text:p>84.26796875</text:p>
          </table:table-cell>
          <table:table-cell table:formula="of:=SQRT(ABS([.$D$2]^2-[.F1240]^2))" office:value-type="float" office:value="92.3250206755949">
            <text:p>92.3250206755949</text:p>
          </table:table-cell>
          <table:table-cell table:formula="of:=ABS([.B1240]-[.G1240])" office:value-type="float" office:value="0.0000206755928218172">
            <text:p>0.0000206755928218172</text:p>
          </table:table-cell>
          <table:table-cell/>
        </table:table-row>
        <table:table-row table:style-name="ro2">
          <table:table-cell table:formula="of:=[.A1240]+[.A$4]" office:value-type="float" office:value="369.600000000008">
            <text:p>369.600000000008</text:p>
          </table:table-cell>
          <table:table-cell table:formula="of:=[.A1241]/([.$D$4]*2)" office:value-type="float" office:value="92.4000000000021">
            <text:p>92.4000000000021</text:p>
          </table:table-cell>
          <table:table-cell table:formula="of:=SQRT(ABS([.$D$2]^2-[.B1241]^2))" office:value-type="float" office:value="84.185747012185">
            <text:p>84.185747012185</text:p>
          </table:table-cell>
          <table:table-cell table:formula="of:=([.$C$10]-[.C1241])*[.$B$4]" office:value-type="float" office:value="104484.430048801">
            <text:p>104484.430048801</text:p>
          </table:table-cell>
          <table:table-cell table:formula="of:=ROUND([.D1241])" office:value-type="float" office:value="104484">
            <text:p>104484</text:p>
          </table:table-cell>
          <table:table-cell table:formula="of:=([.$C$8]-([.E1241]*[.$C$4]))" office:value-type="float" office:value="84.1859375">
            <text:p>84.1859375</text:p>
          </table:table-cell>
          <table:table-cell table:formula="of:=SQRT(ABS([.$D$2]^2-[.F1241]^2))" office:value-type="float" office:value="92.3998264459739">
            <text:p>92.3998264459739</text:p>
          </table:table-cell>
          <table:table-cell table:formula="of:=ABS([.B1241]-[.G1241])" office:value-type="float" office:value="0.000173554028179979">
            <text:p>0.000173554028179979</text:p>
          </table:table-cell>
          <table:table-cell/>
        </table:table-row>
        <table:table-row table:style-name="ro2">
          <table:table-cell table:formula="of:=[.A1241]+[.A$4]" office:value-type="float" office:value="369.900000000008">
            <text:p>369.900000000008</text:p>
          </table:table-cell>
          <table:table-cell table:formula="of:=[.A1242]/([.$D$4]*2)" office:value-type="float" office:value="92.4750000000021">
            <text:p>92.4750000000021</text:p>
          </table:table-cell>
          <table:table-cell table:formula="of:=SQRT(ABS([.$D$2]^2-[.B1242]^2))" office:value-type="float" office:value="84.1033553135641">
            <text:p>84.1033553135641</text:p>
          </table:table-cell>
          <table:table-cell table:formula="of:=([.$C$10]-[.C1242])*[.$B$4]" office:value-type="float" office:value="104695.352797271">
            <text:p>104695.352797271</text:p>
          </table:table-cell>
          <table:table-cell table:formula="of:=ROUND([.D1242])" office:value-type="float" office:value="104695">
            <text:p>104695</text:p>
          </table:table-cell>
          <table:table-cell table:formula="of:=([.$C$8]-([.E1242]*[.$C$4]))" office:value-type="float" office:value="84.103515625">
            <text:p>84.103515625</text:p>
          </table:table-cell>
          <table:table-cell table:formula="of:=SQRT(ABS([.$D$2]^2-[.F1242]^2))" office:value-type="float" office:value="92.4748542011037">
            <text:p>92.4748542011037</text:p>
          </table:table-cell>
          <table:table-cell table:formula="of:=ABS([.B1242]-[.G1242])" office:value-type="float" office:value="0.000145798898401495">
            <text:p>0.000145798898401495</text:p>
          </table:table-cell>
          <table:table-cell/>
        </table:table-row>
        <table:table-row table:style-name="ro2">
          <table:table-cell table:formula="of:=[.A1242]+[.A$4]" office:value-type="float" office:value="370.200000000008">
            <text:p>370.200000000008</text:p>
          </table:table-cell>
          <table:table-cell table:formula="of:=[.A1243]/([.$D$4]*2)" office:value-type="float" office:value="92.5500000000021">
            <text:p>92.5500000000021</text:p>
          </table:table-cell>
          <table:table-cell table:formula="of:=SQRT(ABS([.$D$2]^2-[.B1243]^2))" office:value-type="float" office:value="84.0208158732086">
            <text:p>84.0208158732086</text:p>
          </table:table-cell>
          <table:table-cell table:formula="of:=([.$C$10]-[.C1243])*[.$B$4]" office:value-type="float" office:value="104906.653764581">
            <text:p>104906.653764581</text:p>
          </table:table-cell>
          <table:table-cell table:formula="of:=ROUND([.D1243])" office:value-type="float" office:value="104907">
            <text:p>104907</text:p>
          </table:table-cell>
          <table:table-cell table:formula="of:=([.$C$8]-([.E1243]*[.$C$4]))" office:value-type="float" office:value="84.020703125">
            <text:p>84.020703125</text:p>
          </table:table-cell>
          <table:table-cell table:formula="of:=SQRT(ABS([.$D$2]^2-[.F1243]^2))" office:value-type="float" office:value="92.5501023574832">
            <text:p>92.5501023574832</text:p>
          </table:table-cell>
          <table:table-cell table:formula="of:=ABS([.B1243]-[.G1243])" office:value-type="float" office:value="0.000102357481111426">
            <text:p>0.000102357481111426</text:p>
          </table:table-cell>
          <table:table-cell/>
        </table:table-row>
        <table:table-row table:style-name="ro2">
          <table:table-cell table:formula="of:=[.A1243]+[.A$4]" office:value-type="float" office:value="370.500000000008">
            <text:p>370.500000000008</text:p>
          </table:table-cell>
          <table:table-cell table:formula="of:=[.A1244]/([.$D$4]*2)" office:value-type="float" office:value="92.6250000000021">
            <text:p>92.6250000000021</text:p>
          </table:table-cell>
          <table:table-cell table:formula="of:=SQRT(ABS([.$D$2]^2-[.B1244]^2))" office:value-type="float" office:value="83.9381282552787">
            <text:p>83.9381282552787</text:p>
          </table:table-cell>
          <table:table-cell table:formula="of:=([.$C$10]-[.C1244])*[.$B$4]" office:value-type="float" office:value="105118.334066481">
            <text:p>105118.334066481</text:p>
          </table:table-cell>
          <table:table-cell table:formula="of:=ROUND([.D1244])" office:value-type="float" office:value="105118">
            <text:p>105118</text:p>
          </table:table-cell>
          <table:table-cell table:formula="of:=([.$C$8]-([.E1244]*[.$C$4]))" office:value-type="float" office:value="83.93828125">
            <text:p>83.93828125</text:p>
          </table:table-cell>
          <table:table-cell table:formula="of:=SQRT(ABS([.$D$2]^2-[.F1244]^2))" office:value-type="float" office:value="92.6248613537203">
            <text:p>92.6248613537203</text:p>
          </table:table-cell>
          <table:table-cell table:formula="of:=ABS([.B1244]-[.G1244])" office:value-type="float" office:value="0.000138646281826027">
            <text:p>0.000138646281826027</text:p>
          </table:table-cell>
          <table:table-cell/>
        </table:table-row>
        <table:table-row table:style-name="ro2">
          <table:table-cell table:formula="of:=[.A1244]+[.A$4]" office:value-type="float" office:value="370.800000000008">
            <text:p>370.800000000008</text:p>
          </table:table-cell>
          <table:table-cell table:formula="of:=[.A1245]/([.$D$4]*2)" office:value-type="float" office:value="92.7000000000021">
            <text:p>92.7000000000021</text:p>
          </table:table-cell>
          <table:table-cell table:formula="of:=SQRT(ABS([.$D$2]^2-[.B1245]^2))" office:value-type="float" office:value="83.8552920214319">
            <text:p>83.8552920214319</text:p>
          </table:table-cell>
          <table:table-cell table:formula="of:=([.$C$10]-[.C1245])*[.$B$4]" office:value-type="float" office:value="105330.394825129">
            <text:p>105330.394825129</text:p>
          </table:table-cell>
          <table:table-cell table:formula="of:=ROUND([.D1245])" office:value-type="float" office:value="105330">
            <text:p>105330</text:p>
          </table:table-cell>
          <table:table-cell table:formula="of:=([.$C$8]-([.E1245]*[.$C$4]))" office:value-type="float" office:value="83.85546875">
            <text:p>83.85546875</text:p>
          </table:table-cell>
          <table:table-cell table:formula="of:=SQRT(ABS([.$D$2]^2-[.F1245]^2))" office:value-type="float" office:value="92.6998401331835">
            <text:p>92.6998401331835</text:p>
          </table:table-cell>
          <table:table-cell table:formula="of:=ABS([.B1245]-[.G1245])" office:value-type="float" office:value="0.000159866818606247">
            <text:p>0.000159866818606247</text:p>
          </table:table-cell>
          <table:table-cell/>
        </table:table-row>
        <table:table-row table:style-name="ro2">
          <table:table-cell table:formula="of:=[.A1245]+[.A$4]" office:value-type="float" office:value="371.100000000008">
            <text:p>371.100000000008</text:p>
          </table:table-cell>
          <table:table-cell table:formula="of:=[.A1246]/([.$D$4]*2)" office:value-type="float" office:value="92.7750000000021">
            <text:p>92.7750000000021</text:p>
          </table:table-cell>
          <table:table-cell table:formula="of:=SQRT(ABS([.$D$2]^2-[.B1246]^2))" office:value-type="float" office:value="83.7723067308022">
            <text:p>83.7723067308022</text:p>
          </table:table-cell>
          <table:table-cell table:formula="of:=([.$C$10]-[.C1246])*[.$B$4]" office:value-type="float" office:value="105542.837169141">
            <text:p>105542.837169141</text:p>
          </table:table-cell>
          <table:table-cell table:formula="of:=ROUND([.D1246])" office:value-type="float" office:value="105543">
            <text:p>105543</text:p>
          </table:table-cell>
          <table:table-cell table:formula="of:=([.$C$8]-([.E1246]*[.$C$4]))" office:value-type="float" office:value="83.772265625">
            <text:p>83.772265625</text:p>
          </table:table-cell>
          <table:table-cell table:formula="of:=SQRT(ABS([.$D$2]^2-[.F1246]^2))" office:value-type="float" office:value="92.7750371169661">
            <text:p>92.7750371169661</text:p>
          </table:table-cell>
          <table:table-cell table:formula="of:=ABS([.B1246]-[.G1246])" office:value-type="float" office:value="0.0000371169640658309">
            <text:p>0.0000371169640658309</text:p>
          </table:table-cell>
          <table:table-cell/>
        </table:table-row>
        <table:table-row table:style-name="ro2">
          <table:table-cell table:formula="of:=[.A1246]+[.A$4]" office:value-type="float" office:value="371.400000000008">
            <text:p>371.400000000008</text:p>
          </table:table-cell>
          <table:table-cell table:formula="of:=[.A1247]/([.$D$4]*2)" office:value-type="float" office:value="92.8500000000021">
            <text:p>92.8500000000021</text:p>
          </table:table-cell>
          <table:table-cell table:formula="of:=SQRT(ABS([.$D$2]^2-[.B1247]^2))" office:value-type="float" office:value="83.6891719399805">
            <text:p>83.6891719399805</text:p>
          </table:table-cell>
          <table:table-cell table:formula="of:=([.$C$10]-[.C1247])*[.$B$4]" office:value-type="float" office:value="105755.662233645">
            <text:p>105755.662233645</text:p>
          </table:table-cell>
          <table:table-cell table:formula="of:=ROUND([.D1247])" office:value-type="float" office:value="105756">
            <text:p>105756</text:p>
          </table:table-cell>
          <table:table-cell table:formula="of:=([.$C$8]-([.E1247]*[.$C$4]))" office:value-type="float" office:value="83.6890625">
            <text:p>83.6890625</text:p>
          </table:table-cell>
          <table:table-cell table:formula="of:=SQRT(ABS([.$D$2]^2-[.F1247]^2))" office:value-type="float" office:value="92.850098642226">
            <text:p>92.850098642226</text:p>
          </table:table-cell>
          <table:table-cell table:formula="of:=ABS([.B1247]-[.G1247])" office:value-type="float" office:value="0.0000986422238753448">
            <text:p>0.0000986422238753448</text:p>
          </table:table-cell>
          <table:table-cell/>
        </table:table-row>
        <table:table-row table:style-name="ro2">
          <table:table-cell table:formula="of:=[.A1247]+[.A$4]" office:value-type="float" office:value="371.700000000008">
            <text:p>371.700000000008</text:p>
          </table:table-cell>
          <table:table-cell table:formula="of:=[.A1248]/([.$D$4]*2)" office:value-type="float" office:value="92.9250000000021">
            <text:p>92.9250000000021</text:p>
          </table:table-cell>
          <table:table-cell table:formula="of:=SQRT(ABS([.$D$2]^2-[.B1248]^2))" office:value-type="float" office:value="83.6058872029931">
            <text:p>83.6058872029931</text:p>
          </table:table-cell>
          <table:table-cell table:formula="of:=([.$C$10]-[.C1248])*[.$B$4]" office:value-type="float" office:value="105968.871160332">
            <text:p>105968.871160332</text:p>
          </table:table-cell>
          <table:table-cell table:formula="of:=ROUND([.D1248])" office:value-type="float" office:value="105969">
            <text:p>105969</text:p>
          </table:table-cell>
          <table:table-cell table:formula="of:=([.$C$8]-([.E1248]*[.$C$4]))" office:value-type="float" office:value="83.605859375">
            <text:p>83.605859375</text:p>
          </table:table-cell>
          <table:table-cell table:formula="of:=SQRT(ABS([.$D$2]^2-[.F1248]^2))" office:value-type="float" office:value="92.9250250372187">
            <text:p>92.9250250372187</text:p>
          </table:table-cell>
          <table:table-cell table:formula="of:=ABS([.B1248]-[.G1248])" office:value-type="float" office:value="0.0000250372166306079">
            <text:p>0.0000250372166306079</text:p>
          </table:table-cell>
          <table:table-cell/>
        </table:table-row>
        <table:table-row table:style-name="ro2">
          <table:table-cell table:formula="of:=[.A1248]+[.A$4]" office:value-type="float" office:value="372.000000000008">
            <text:p>372.000000000008</text:p>
          </table:table-cell>
          <table:table-cell table:formula="of:=[.A1249]/([.$D$4]*2)" office:value-type="float" office:value="93.0000000000021">
            <text:p>93.0000000000021</text:p>
          </table:table-cell>
          <table:table-cell table:formula="of:=SQRT(ABS([.$D$2]^2-[.B1249]^2))" office:value-type="float" office:value="83.5224520712821">
            <text:p>83.5224520712821</text:p>
          </table:table-cell>
          <table:table-cell table:formula="of:=([.$C$10]-[.C1249])*[.$B$4]" office:value-type="float" office:value="106182.465097513">
            <text:p>106182.465097513</text:p>
          </table:table-cell>
          <table:table-cell table:formula="of:=ROUND([.D1249])" office:value-type="float" office:value="106182">
            <text:p>106182</text:p>
          </table:table-cell>
          <table:table-cell table:formula="of:=([.$C$8]-([.E1249]*[.$C$4]))" office:value-type="float" office:value="83.52265625">
            <text:p>83.52265625</text:p>
          </table:table-cell>
          <table:table-cell table:formula="of:=SQRT(ABS([.$D$2]^2-[.F1249]^2))" office:value-type="float" office:value="92.9998166285522">
            <text:p>92.9998166285522</text:p>
          </table:table-cell>
          <table:table-cell table:formula="of:=ABS([.B1249]-[.G1249])" office:value-type="float" office:value="0.000183371449878678">
            <text:p>0.000183371449878678</text:p>
          </table:table-cell>
          <table:table-cell/>
        </table:table-row>
        <table:table-row table:style-name="ro2">
          <table:table-cell table:formula="of:=[.A1249]+[.A$4]" office:value-type="float" office:value="372.300000000008">
            <text:p>372.300000000008</text:p>
          </table:table-cell>
          <table:table-cell table:formula="of:=[.A1250]/([.$D$4]*2)" office:value-type="float" office:value="93.0750000000021">
            <text:p>93.0750000000021</text:p>
          </table:table-cell>
          <table:table-cell table:formula="of:=SQRT(ABS([.$D$2]^2-[.B1250]^2))" office:value-type="float" office:value="83.4388660936833">
            <text:p>83.4388660936833</text:p>
          </table:table-cell>
          <table:table-cell table:formula="of:=([.$C$10]-[.C1250])*[.$B$4]" office:value-type="float" office:value="106396.445200166">
            <text:p>106396.445200166</text:p>
          </table:table-cell>
          <table:table-cell table:formula="of:=ROUND([.D1250])" office:value-type="float" office:value="106396">
            <text:p>106396</text:p>
          </table:table-cell>
          <table:table-cell table:formula="of:=([.$C$8]-([.E1250]*[.$C$4]))" office:value-type="float" office:value="83.4390625">
            <text:p>83.4390625</text:p>
          </table:table-cell>
          <table:table-cell table:formula="of:=SQRT(ABS([.$D$2]^2-[.F1250]^2))" office:value-type="float" office:value="93.0748239274246">
            <text:p>93.0748239274246</text:p>
          </table:table-cell>
          <table:table-cell table:formula="of:=ABS([.B1250]-[.G1250])" office:value-type="float" office:value="0.00017607257748864">
            <text:p>0.00017607257748864</text:p>
          </table:table-cell>
          <table:table-cell/>
        </table:table-row>
        <table:table-row table:style-name="ro2">
          <table:table-cell table:formula="of:=[.A1250]+[.A$4]" office:value-type="float" office:value="372.600000000008">
            <text:p>372.600000000008</text:p>
          </table:table-cell>
          <table:table-cell table:formula="of:=[.A1251]/([.$D$4]*2)" office:value-type="float" office:value="93.1500000000021">
            <text:p>93.1500000000021</text:p>
          </table:table-cell>
          <table:table-cell table:formula="of:=SQRT(ABS([.$D$2]^2-[.B1251]^2))" office:value-type="float" office:value="83.3551288164058">
            <text:p>83.3551288164058</text:p>
          </table:table-cell>
          <table:table-cell table:formula="of:=([.$C$10]-[.C1251])*[.$B$4]" office:value-type="float" office:value="106610.812629996">
            <text:p>106610.812629996</text:p>
          </table:table-cell>
          <table:table-cell table:formula="of:=ROUND([.D1251])" office:value-type="float" office:value="106611">
            <text:p>106611</text:p>
          </table:table-cell>
          <table:table-cell table:formula="of:=([.$C$8]-([.E1251]*[.$C$4]))" office:value-type="float" office:value="83.355078125">
            <text:p>83.355078125</text:p>
          </table:table-cell>
          <table:table-cell table:formula="of:=SQRT(ABS([.$D$2]^2-[.F1251]^2))" office:value-type="float" office:value="93.1500453611008">
            <text:p>93.1500453611008</text:p>
          </table:table-cell>
          <table:table-cell table:formula="of:=ABS([.B1251]-[.G1251])" office:value-type="float" office:value="0.0000453610987563025">
            <text:p>0.0000453610987563025</text:p>
          </table:table-cell>
          <table:table-cell/>
        </table:table-row>
        <table:table-row table:style-name="ro2">
          <table:table-cell table:formula="of:=[.A1251]+[.A$4]" office:value-type="float" office:value="372.900000000008">
            <text:p>372.900000000008</text:p>
          </table:table-cell>
          <table:table-cell table:formula="of:=[.A1252]/([.$D$4]*2)" office:value-type="float" office:value="93.2250000000021">
            <text:p>93.2250000000021</text:p>
          </table:table-cell>
          <table:table-cell table:formula="of:=SQRT(ABS([.$D$2]^2-[.B1252]^2))" office:value-type="float" office:value="83.2712397830104">
            <text:p>83.2712397830104</text:p>
          </table:table-cell>
          <table:table-cell table:formula="of:=([.$C$10]-[.C1252])*[.$B$4]" office:value-type="float" office:value="106825.568555488">
            <text:p>106825.568555488</text:p>
          </table:table-cell>
          <table:table-cell table:formula="of:=ROUND([.D1252])" office:value-type="float" office:value="106826">
            <text:p>106826</text:p>
          </table:table-cell>
          <table:table-cell table:formula="of:=([.$C$8]-([.E1252]*[.$C$4]))" office:value-type="float" office:value="83.27109375">
            <text:p>83.27109375</text:p>
          </table:table-cell>
          <table:table-cell table:formula="of:=SQRT(ABS([.$D$2]^2-[.F1252]^2))" office:value-type="float" office:value="93.2251304406634">
            <text:p>93.2251304406634</text:p>
          </table:table-cell>
          <table:table-cell table:formula="of:=ABS([.B1252]-[.G1252])" office:value-type="float" office:value="0.000130440661337161">
            <text:p>0.000130440661337161</text:p>
          </table:table-cell>
          <table:table-cell/>
        </table:table-row>
        <table:table-row table:style-name="ro2">
          <table:table-cell table:formula="of:=[.A1252]+[.A$4]" office:value-type="float" office:value="373.200000000008">
            <text:p>373.200000000008</text:p>
          </table:table-cell>
          <table:table-cell table:formula="of:=[.A1253]/([.$D$4]*2)" office:value-type="float" office:value="93.3000000000021">
            <text:p>93.3000000000021</text:p>
          </table:table-cell>
          <table:table-cell table:formula="of:=SQRT(ABS([.$D$2]^2-[.B1253]^2))" office:value-type="float" office:value="83.1871985343875">
            <text:p>83.1871985343875</text:p>
          </table:table-cell>
          <table:table-cell table:formula="of:=([.$C$10]-[.C1253])*[.$B$4]" office:value-type="float" office:value="107040.714151963">
            <text:p>107040.714151963</text:p>
          </table:table-cell>
          <table:table-cell table:formula="of:=ROUND([.D1253])" office:value-type="float" office:value="107041">
            <text:p>107041</text:p>
          </table:table-cell>
          <table:table-cell table:formula="of:=([.$C$8]-([.E1253]*[.$C$4]))" office:value-type="float" office:value="83.187109375">
            <text:p>83.187109375</text:p>
          </table:table-cell>
          <table:table-cell table:formula="of:=SQRT(ABS([.$D$2]^2-[.F1253]^2))" office:value-type="float" office:value="93.3000794953133">
            <text:p>93.3000794953133</text:p>
          </table:table-cell>
          <table:table-cell table:formula="of:=ABS([.B1253]-[.G1253])" office:value-type="float" office:value="0.0000794953112261965">
            <text:p>0.0000794953112261965</text:p>
          </table:table-cell>
          <table:table-cell/>
        </table:table-row>
        <table:table-row table:style-name="ro2">
          <table:table-cell table:formula="of:=[.A1253]+[.A$4]" office:value-type="float" office:value="373.500000000008">
            <text:p>373.500000000008</text:p>
          </table:table-cell>
          <table:table-cell table:formula="of:=[.A1254]/([.$D$4]*2)" office:value-type="float" office:value="93.3750000000021">
            <text:p>93.3750000000021</text:p>
          </table:table-cell>
          <table:table-cell table:formula="of:=SQRT(ABS([.$D$2]^2-[.B1254]^2))" office:value-type="float" office:value="83.1030046087361">
            <text:p>83.1030046087361</text:p>
          </table:table-cell>
          <table:table-cell table:formula="of:=([.$C$10]-[.C1254])*[.$B$4]" office:value-type="float" office:value="107256.250601631">
            <text:p>107256.250601631</text:p>
          </table:table-cell>
          <table:table-cell table:formula="of:=ROUND([.D1254])" office:value-type="float" office:value="107256">
            <text:p>107256</text:p>
          </table:table-cell>
          <table:table-cell table:formula="of:=([.$C$8]-([.E1254]*[.$C$4]))" office:value-type="float" office:value="83.103125">
            <text:p>83.103125</text:p>
          </table:table-cell>
          <table:table-cell table:formula="of:=SQRT(ABS([.$D$2]^2-[.F1254]^2))" office:value-type="float" office:value="93.3748928525992">
            <text:p>93.3748928525992</text:p>
          </table:table-cell>
          <table:table-cell table:formula="of:=ABS([.B1254]-[.G1254])" office:value-type="float" office:value="0.000107147402943042">
            <text:p>0.000107147402943042</text:p>
          </table:table-cell>
          <table:table-cell/>
        </table:table-row>
        <table:table-row table:style-name="ro2">
          <table:table-cell table:formula="of:=[.A1254]+[.A$4]" office:value-type="float" office:value="373.800000000008">
            <text:p>373.800000000008</text:p>
          </table:table-cell>
          <table:table-cell table:formula="of:=[.A1255]/([.$D$4]*2)" office:value-type="float" office:value="93.4500000000021">
            <text:p>93.4500000000021</text:p>
          </table:table-cell>
          <table:table-cell table:formula="of:=SQRT(ABS([.$D$2]^2-[.B1255]^2))" office:value-type="float" office:value="83.0186575415407">
            <text:p>83.0186575415407</text:p>
          </table:table-cell>
          <table:table-cell table:formula="of:=([.$C$10]-[.C1255])*[.$B$4]" office:value-type="float" office:value="107472.179093651">
            <text:p>107472.179093651</text:p>
          </table:table-cell>
          <table:table-cell table:formula="of:=ROUND([.D1255])" office:value-type="float" office:value="107472">
            <text:p>107472</text:p>
          </table:table-cell>
          <table:table-cell table:formula="of:=([.$C$8]-([.E1255]*[.$C$4]))" office:value-type="float" office:value="83.01875">
            <text:p>83.01875</text:p>
          </table:table-cell>
          <table:table-cell table:formula="of:=SQRT(ABS([.$D$2]^2-[.F1255]^2))" office:value-type="float" office:value="93.4499178621228">
            <text:p>93.4499178621228</text:p>
          </table:table-cell>
          <table:table-cell table:formula="of:=ABS([.B1255]-[.G1255])" office:value-type="float" office:value="0.0000821378792892347">
            <text:p>0.0000821378792892347</text:p>
          </table:table-cell>
          <table:table-cell/>
        </table:table-row>
        <table:table-row table:style-name="ro2">
          <table:table-cell table:formula="of:=[.A1255]+[.A$4]" office:value-type="float" office:value="374.100000000008">
            <text:p>374.100000000008</text:p>
          </table:table-cell>
          <table:table-cell table:formula="of:=[.A1256]/([.$D$4]*2)" office:value-type="float" office:value="93.5250000000021">
            <text:p>93.5250000000021</text:p>
          </table:table-cell>
          <table:table-cell table:formula="of:=SQRT(ABS([.$D$2]^2-[.B1256]^2))" office:value-type="float" office:value="82.9341568655497">
            <text:p>82.9341568655497</text:p>
          </table:table-cell>
          <table:table-cell table:formula="of:=([.$C$10]-[.C1256])*[.$B$4]" office:value-type="float" office:value="107688.500824188">
            <text:p>107688.500824188</text:p>
          </table:table-cell>
          <table:table-cell table:formula="of:=ROUND([.D1256])" office:value-type="float" office:value="107689">
            <text:p>107689</text:p>
          </table:table-cell>
          <table:table-cell table:formula="of:=([.$C$8]-([.E1256]*[.$C$4]))" office:value-type="float" office:value="82.933984375">
            <text:p>82.933984375</text:p>
          </table:table-cell>
          <table:table-cell table:formula="of:=SQRT(ABS([.$D$2]^2-[.F1256]^2))" office:value-type="float" office:value="93.5251529573048">
            <text:p>93.5251529573048</text:p>
          </table:table-cell>
          <table:table-cell table:formula="of:=ABS([.B1256]-[.G1256])" office:value-type="float" office:value="0.000152957302688606">
            <text:p>0.000152957302688606</text:p>
          </table:table-cell>
          <table:table-cell/>
        </table:table-row>
        <table:table-row table:style-name="ro2">
          <table:table-cell table:formula="of:=[.A1256]+[.A$4]" office:value-type="float" office:value="374.400000000008">
            <text:p>374.400000000008</text:p>
          </table:table-cell>
          <table:table-cell table:formula="of:=[.A1257]/([.$D$4]*2)" office:value-type="float" office:value="93.6000000000021">
            <text:p>93.6000000000021</text:p>
          </table:table-cell>
          <table:table-cell table:formula="of:=SQRT(ABS([.$D$2]^2-[.B1257]^2))" office:value-type="float" office:value="82.8495021107526">
            <text:p>82.8495021107526</text:p>
          </table:table-cell>
          <table:table-cell table:formula="of:=([.$C$10]-[.C1257])*[.$B$4]" office:value-type="float" office:value="107905.216996468">
            <text:p>107905.216996468</text:p>
          </table:table-cell>
          <table:table-cell table:formula="of:=ROUND([.D1257])" office:value-type="float" office:value="107905">
            <text:p>107905</text:p>
          </table:table-cell>
          <table:table-cell table:formula="of:=([.$C$8]-([.E1257]*[.$C$4]))" office:value-type="float" office:value="82.849609375">
            <text:p>82.849609375</text:p>
          </table:table-cell>
          <table:table-cell table:formula="of:=SQRT(ABS([.$D$2]^2-[.F1257]^2))" office:value-type="float" office:value="93.5999050555604">
            <text:p>93.5999050555604</text:p>
          </table:table-cell>
          <table:table-cell table:formula="of:=ABS([.B1257]-[.G1257])" office:value-type="float" office:value="0.0000949444417557288">
            <text:p>0.0000949444417557288</text:p>
          </table:table-cell>
          <table:table-cell/>
        </table:table-row>
        <table:table-row table:style-name="ro2">
          <table:table-cell table:formula="of:=[.A1257]+[.A$4]" office:value-type="float" office:value="374.700000000008">
            <text:p>374.700000000008</text:p>
          </table:table-cell>
          <table:table-cell table:formula="of:=[.A1258]/([.$D$4]*2)" office:value-type="float" office:value="93.6750000000021">
            <text:p>93.6750000000021</text:p>
          </table:table-cell>
          <table:table-cell table:formula="of:=SQRT(ABS([.$D$2]^2-[.B1258]^2))" office:value-type="float" office:value="82.7646928043571">
            <text:p>82.7646928043571</text:p>
          </table:table-cell>
          <table:table-cell table:formula="of:=([.$C$10]-[.C1258])*[.$B$4]" office:value-type="float" office:value="108122.328820841">
            <text:p>108122.328820841</text:p>
          </table:table-cell>
          <table:table-cell table:formula="of:=ROUND([.D1258])" office:value-type="float" office:value="108122">
            <text:p>108122</text:p>
          </table:table-cell>
          <table:table-cell table:formula="of:=([.$C$8]-([.E1258]*[.$C$4]))" office:value-type="float" office:value="82.76484375">
            <text:p>82.76484375</text:p>
          </table:table-cell>
          <table:table-cell table:formula="of:=SQRT(ABS([.$D$2]^2-[.F1258]^2))" office:value-type="float" office:value="93.6748666347494">
            <text:p>93.6748666347494</text:p>
          </table:table-cell>
          <table:table-cell table:formula="of:=ABS([.B1258]-[.G1258])" office:value-type="float" office:value="0.000133365252708018">
            <text:p>0.000133365252708018</text:p>
          </table:table-cell>
          <table:table-cell/>
        </table:table-row>
        <table:table-row table:style-name="ro2">
          <table:table-cell table:formula="of:=[.A1258]+[.A$4]" office:value-type="float" office:value="375.000000000008">
            <text:p>375.000000000008</text:p>
          </table:table-cell>
          <table:table-cell table:formula="of:=[.A1259]/([.$D$4]*2)" office:value-type="float" office:value="93.7500000000021">
            <text:p>93.7500000000021</text:p>
          </table:table-cell>
          <table:table-cell table:formula="of:=SQRT(ABS([.$D$2]^2-[.B1259]^2))" office:value-type="float" office:value="82.6797284707661">
            <text:p>82.6797284707661</text:p>
          </table:table-cell>
          <table:table-cell table:formula="of:=([.$C$10]-[.C1259])*[.$B$4]" office:value-type="float" office:value="108339.837514834">
            <text:p>108339.837514834</text:p>
          </table:table-cell>
          <table:table-cell table:formula="of:=ROUND([.D1259])" office:value-type="float" office:value="108340">
            <text:p>108340</text:p>
          </table:table-cell>
          <table:table-cell table:formula="of:=([.$C$8]-([.E1259]*[.$C$4]))" office:value-type="float" office:value="82.6796875">
            <text:p>82.6796875</text:p>
          </table:table-cell>
          <table:table-cell table:formula="of:=SQRT(ABS([.$D$2]^2-[.F1259]^2))" office:value-type="float" office:value="93.7500361328055">
            <text:p>93.7500361328055</text:p>
          </table:table-cell>
          <table:table-cell table:formula="of:=ABS([.B1259]-[.G1259])" office:value-type="float" office:value="0.0000361328034159669">
            <text:p>0.0000361328034159669</text:p>
          </table:table-cell>
          <table:table-cell/>
        </table:table-row>
        <table:table-row table:style-name="ro2">
          <table:table-cell table:formula="of:=[.A1259]+[.A$4]" office:value-type="float" office:value="375.300000000008">
            <text:p>375.300000000008</text:p>
          </table:table-cell>
          <table:table-cell table:formula="of:=[.A1260]/([.$D$4]*2)" office:value-type="float" office:value="93.8250000000021">
            <text:p>93.8250000000021</text:p>
          </table:table-cell>
          <table:table-cell table:formula="of:=SQRT(ABS([.$D$2]^2-[.B1260]^2))" office:value-type="float" office:value="82.5946086315542">
            <text:p>82.5946086315542</text:p>
          </table:table-cell>
          <table:table-cell table:formula="of:=([.$C$10]-[.C1260])*[.$B$4]" office:value-type="float" office:value="108557.744303216">
            <text:p>108557.744303216</text:p>
          </table:table-cell>
          <table:table-cell table:formula="of:=ROUND([.D1260])" office:value-type="float" office:value="108558">
            <text:p>108558</text:p>
          </table:table-cell>
          <table:table-cell table:formula="of:=([.$C$8]-([.E1260]*[.$C$4]))" office:value-type="float" office:value="82.59453125">
            <text:p>82.59453125</text:p>
          </table:table-cell>
          <table:table-cell table:formula="of:=SQRT(ABS([.$D$2]^2-[.F1260]^2))" office:value-type="float" office:value="93.8250681193079">
            <text:p>93.8250681193079</text:p>
          </table:table-cell>
          <table:table-cell table:formula="of:=ABS([.B1260]-[.G1260])" office:value-type="float" office:value="0.0000681193058227336">
            <text:p>0.0000681193058227336</text:p>
          </table:table-cell>
          <table:table-cell/>
        </table:table-row>
        <table:table-row table:style-name="ro2">
          <table:table-cell table:formula="of:=[.A1260]+[.A$4]" office:value-type="float" office:value="375.600000000008">
            <text:p>375.600000000008</text:p>
          </table:table-cell>
          <table:table-cell table:formula="of:=[.A1261]/([.$D$4]*2)" office:value-type="float" office:value="93.9000000000021">
            <text:p>93.9000000000021</text:p>
          </table:table-cell>
          <table:table-cell table:formula="of:=SQRT(ABS([.$D$2]^2-[.B1261]^2))" office:value-type="float" office:value="82.5093328054445">
            <text:p>82.5093328054445</text:p>
          </table:table-cell>
          <table:table-cell table:formula="of:=([.$C$10]-[.C1261])*[.$B$4]" office:value-type="float" office:value="108776.050418057">
            <text:p>108776.050418057</text:p>
          </table:table-cell>
          <table:table-cell table:formula="of:=ROUND([.D1261])" office:value-type="float" office:value="108776">
            <text:p>108776</text:p>
          </table:table-cell>
          <table:table-cell table:formula="of:=([.$C$8]-([.E1261]*[.$C$4]))" office:value-type="float" office:value="82.509375">
            <text:p>82.509375</text:p>
          </table:table-cell>
          <table:table-cell table:formula="of:=SQRT(ABS([.$D$2]^2-[.F1261]^2))" office:value-type="float" office:value="93.8999629238978">
            <text:p>93.8999629238978</text:p>
          </table:table-cell>
          <table:table-cell table:formula="of:=ABS([.B1261]-[.G1261])" office:value-type="float" office:value="0.0000370761043626544">
            <text:p>0.0000370761043626544</text:p>
          </table:table-cell>
          <table:table-cell/>
        </table:table-row>
        <table:table-row table:style-name="ro2">
          <table:table-cell table:formula="of:=[.A1261]+[.A$4]" office:value-type="float" office:value="375.900000000009">
            <text:p>375.900000000009</text:p>
          </table:table-cell>
          <table:table-cell table:formula="of:=[.A1262]/([.$D$4]*2)" office:value-type="float" office:value="93.9750000000021">
            <text:p>93.9750000000021</text:p>
          </table:table-cell>
          <table:table-cell table:formula="of:=SQRT(ABS([.$D$2]^2-[.B1262]^2))" office:value-type="float" office:value="82.4239005082846">
            <text:p>82.4239005082846</text:p>
          </table:table-cell>
          <table:table-cell table:formula="of:=([.$C$10]-[.C1262])*[.$B$4]" office:value-type="float" office:value="108994.757098786">
            <text:p>108994.757098786</text:p>
          </table:table-cell>
          <table:table-cell table:formula="of:=ROUND([.D1262])" office:value-type="float" office:value="108995">
            <text:p>108995</text:p>
          </table:table-cell>
          <table:table-cell table:formula="of:=([.$C$8]-([.E1262]*[.$C$4]))" office:value-type="float" office:value="82.423828125">
            <text:p>82.423828125</text:p>
          </table:table-cell>
          <table:table-cell table:formula="of:=SQRT(ABS([.$D$2]^2-[.F1262]^2))" office:value-type="float" office:value="93.9750634861209">
            <text:p>93.9750634861209</text:p>
          </table:table-cell>
          <table:table-cell table:formula="of:=ABS([.B1262]-[.G1262])" office:value-type="float" office:value="0.0000634861188046898">
            <text:p>0.0000634861188046898</text:p>
          </table:table-cell>
          <table:table-cell/>
        </table:table-row>
        <table:table-row table:style-name="ro2">
          <table:table-cell table:formula="of:=[.A1262]+[.A$4]" office:value-type="float" office:value="376.200000000009">
            <text:p>376.200000000009</text:p>
          </table:table-cell>
          <table:table-cell table:formula="of:=[.A1263]/([.$D$4]*2)" office:value-type="float" office:value="94.0500000000021">
            <text:p>94.0500000000021</text:p>
          </table:table-cell>
          <table:table-cell table:formula="of:=SQRT(ABS([.$D$2]^2-[.B1263]^2))" office:value-type="float" office:value="82.3383112530224">
            <text:p>82.3383112530224</text:p>
          </table:table-cell>
          <table:table-cell table:formula="of:=([.$C$10]-[.C1263])*[.$B$4]" office:value-type="float" office:value="109213.865592257">
            <text:p>109213.865592257</text:p>
          </table:table-cell>
          <table:table-cell table:formula="of:=ROUND([.D1263])" office:value-type="float" office:value="109214">
            <text:p>109214</text:p>
          </table:table-cell>
          <table:table-cell table:formula="of:=([.$C$8]-([.E1263]*[.$C$4]))" office:value-type="float" office:value="82.33828125">
            <text:p>82.33828125</text:p>
          </table:table-cell>
          <table:table-cell table:formula="of:=SQRT(ABS([.$D$2]^2-[.F1263]^2))" office:value-type="float" office:value="94.0500262668538">
            <text:p>94.0500262668538</text:p>
          </table:table-cell>
          <table:table-cell table:formula="of:=ABS([.B1263]-[.G1263])" office:value-type="float" office:value="0.0000262668517194697">
            <text:p>0.0000262668517194697</text:p>
          </table:table-cell>
          <table:table-cell/>
        </table:table-row>
        <table:table-row table:style-name="ro2">
          <table:table-cell table:formula="of:=[.A1263]+[.A$4]" office:value-type="float" office:value="376.500000000009">
            <text:p>376.500000000009</text:p>
          </table:table-cell>
          <table:table-cell table:formula="of:=[.A1264]/([.$D$4]*2)" office:value-type="float" office:value="94.1250000000021">
            <text:p>94.1250000000021</text:p>
          </table:table-cell>
          <table:table-cell table:formula="of:=SQRT(ABS([.$D$2]^2-[.B1264]^2))" office:value-type="float" office:value="82.252564549682">
            <text:p>82.252564549682</text:p>
          </table:table-cell>
          <table:table-cell table:formula="of:=([.$C$10]-[.C1264])*[.$B$4]" office:value-type="float" office:value="109433.377152809">
            <text:p>109433.377152809</text:p>
          </table:table-cell>
          <table:table-cell table:formula="of:=ROUND([.D1264])" office:value-type="float" office:value="109433">
            <text:p>109433</text:p>
          </table:table-cell>
          <table:table-cell table:formula="of:=([.$C$8]-([.E1264]*[.$C$4]))" office:value-type="float" office:value="82.252734375">
            <text:p>82.252734375</text:p>
          </table:table-cell>
          <table:table-cell table:formula="of:=SQRT(ABS([.$D$2]^2-[.F1264]^2))" office:value-type="float" office:value="94.1248515952917">
            <text:p>94.1248515952917</text:p>
          </table:table-cell>
          <table:table-cell table:formula="of:=ABS([.B1264]-[.G1264])" office:value-type="float" office:value="0.00014840471038724">
            <text:p>0.00014840471038724</text:p>
          </table:table-cell>
          <table:table-cell/>
        </table:table-row>
        <table:table-row table:style-name="ro2">
          <table:table-cell table:formula="of:=[.A1264]+[.A$4]" office:value-type="float" office:value="376.800000000009">
            <text:p>376.800000000009</text:p>
          </table:table-cell>
          <table:table-cell table:formula="of:=[.A1265]/([.$D$4]*2)" office:value-type="float" office:value="94.2000000000021">
            <text:p>94.2000000000021</text:p>
          </table:table-cell>
          <table:table-cell table:formula="of:=SQRT(ABS([.$D$2]^2-[.B1265]^2))" office:value-type="float" office:value="82.1666599053387">
            <text:p>82.1666599053387</text:p>
          </table:table-cell>
          <table:table-cell table:formula="of:=([.$C$10]-[.C1265])*[.$B$4]" office:value-type="float" office:value="109653.293042328">
            <text:p>109653.293042328</text:p>
          </table:table-cell>
          <table:table-cell table:formula="of:=ROUND([.D1265])" office:value-type="float" office:value="109653">
            <text:p>109653</text:p>
          </table:table-cell>
          <table:table-cell table:formula="of:=([.$C$8]-([.E1265]*[.$C$4]))" office:value-type="float" office:value="82.166796875">
            <text:p>82.166796875</text:p>
          </table:table-cell>
          <table:table-cell table:formula="of:=SQRT(ABS([.$D$2]^2-[.F1265]^2))" office:value-type="float" office:value="94.1998805270075">
            <text:p>94.1998805270075</text:p>
          </table:table-cell>
          <table:table-cell table:formula="of:=ABS([.B1265]-[.G1265])" office:value-type="float" office:value="0.000119472994612124">
            <text:p>0.000119472994612124</text:p>
          </table:table-cell>
          <table:table-cell/>
        </table:table-row>
        <table:table-row table:style-name="ro2">
          <table:table-cell table:formula="of:=[.A1265]+[.A$4]" office:value-type="float" office:value="377.100000000009">
            <text:p>377.100000000009</text:p>
          </table:table-cell>
          <table:table-cell table:formula="of:=[.A1266]/([.$D$4]*2)" office:value-type="float" office:value="94.2750000000021">
            <text:p>94.2750000000021</text:p>
          </table:table-cell>
          <table:table-cell table:formula="of:=SQRT(ABS([.$D$2]^2-[.B1266]^2))" office:value-type="float" office:value="82.0805968240948">
            <text:p>82.0805968240948</text:p>
          </table:table-cell>
          <table:table-cell table:formula="of:=([.$C$10]-[.C1266])*[.$B$4]" office:value-type="float" office:value="109873.614530312">
            <text:p>109873.614530312</text:p>
          </table:table-cell>
          <table:table-cell table:formula="of:=ROUND([.D1266])" office:value-type="float" office:value="109874">
            <text:p>109874</text:p>
          </table:table-cell>
          <table:table-cell table:formula="of:=([.$C$8]-([.E1266]*[.$C$4]))" office:value-type="float" office:value="82.08046875">
            <text:p>82.08046875</text:p>
          </table:table-cell>
          <table:table-cell table:formula="of:=SQRT(ABS([.$D$2]^2-[.F1266]^2))" office:value-type="float" office:value="94.2751115076523">
            <text:p>94.2751115076523</text:p>
          </table:table-cell>
          <table:table-cell table:formula="of:=ABS([.B1266]-[.G1266])" office:value-type="float" office:value="0.000111507650160547">
            <text:p>0.000111507650160547</text:p>
          </table:table-cell>
          <table:table-cell/>
        </table:table-row>
        <table:table-row table:style-name="ro2">
          <table:table-cell table:formula="of:=[.A1266]+[.A$4]" office:value-type="float" office:value="377.400000000009">
            <text:p>377.400000000009</text:p>
          </table:table-cell>
          <table:table-cell table:formula="of:=[.A1267]/([.$D$4]*2)" office:value-type="float" office:value="94.3500000000021">
            <text:p>94.3500000000021</text:p>
          </table:table-cell>
          <table:table-cell table:formula="of:=SQRT(ABS([.$D$2]^2-[.B1267]^2))" office:value-type="float" office:value="81.9943748070537">
            <text:p>81.9943748070537</text:p>
          </table:table-cell>
          <table:table-cell table:formula="of:=([.$C$10]-[.C1267])*[.$B$4]" office:value-type="float" office:value="110094.342893937">
            <text:p>110094.342893937</text:p>
          </table:table-cell>
          <table:table-cell table:formula="of:=ROUND([.D1267])" office:value-type="float" office:value="110094">
            <text:p>110094</text:p>
          </table:table-cell>
          <table:table-cell table:formula="of:=([.$C$8]-([.E1267]*[.$C$4]))" office:value-type="float" office:value="81.99453125">
            <text:p>81.99453125</text:p>
          </table:table-cell>
          <table:table-cell table:formula="of:=SQRT(ABS([.$D$2]^2-[.F1267]^2))" office:value-type="float" office:value="94.3498640438489">
            <text:p>94.3498640438489</text:p>
          </table:table-cell>
          <table:table-cell table:formula="of:=ABS([.B1267]-[.G1267])" office:value-type="float" office:value="0.000135956153215488">
            <text:p>0.000135956153215488</text:p>
          </table:table-cell>
          <table:table-cell/>
        </table:table-row>
        <table:table-row table:style-name="ro2">
          <table:table-cell table:formula="of:=[.A1267]+[.A$4]" office:value-type="float" office:value="377.700000000009">
            <text:p>377.700000000009</text:p>
          </table:table-cell>
          <table:table-cell table:formula="of:=[.A1268]/([.$D$4]*2)" office:value-type="float" office:value="94.4250000000021">
            <text:p>94.4250000000021</text:p>
          </table:table-cell>
          <table:table-cell table:formula="of:=SQRT(ABS([.$D$2]^2-[.B1268]^2))" office:value-type="float" office:value="81.907993352295">
            <text:p>81.907993352295</text:p>
          </table:table-cell>
          <table:table-cell table:formula="of:=([.$C$10]-[.C1268])*[.$B$4]" office:value-type="float" office:value="110315.47941812">
            <text:p>110315.47941812</text:p>
          </table:table-cell>
          <table:table-cell table:formula="of:=ROUND([.D1268])" office:value-type="float" office:value="110315">
            <text:p>110315</text:p>
          </table:table-cell>
          <table:table-cell table:formula="of:=([.$C$8]-([.E1268]*[.$C$4]))" office:value-type="float" office:value="81.908203125">
            <text:p>81.908203125</text:p>
          </table:table-cell>
          <table:table-cell table:formula="of:=SQRT(ABS([.$D$2]^2-[.F1268]^2))" office:value-type="float" office:value="94.4248180344222">
            <text:p>94.4248180344222</text:p>
          </table:table-cell>
          <table:table-cell table:formula="of:=ABS([.B1268]-[.G1268])" office:value-type="float" office:value="0.000181965579969301">
            <text:p>0.000181965579969301</text:p>
          </table:table-cell>
          <table:table-cell/>
        </table:table-row>
        <table:table-row table:style-name="ro2">
          <table:table-cell table:formula="of:=[.A1268]+[.A$4]" office:value-type="float" office:value="378.000000000009">
            <text:p>378.000000000009</text:p>
          </table:table-cell>
          <table:table-cell table:formula="of:=[.A1269]/([.$D$4]*2)" office:value-type="float" office:value="94.5000000000021">
            <text:p>94.5000000000021</text:p>
          </table:table-cell>
          <table:table-cell table:formula="of:=SQRT(ABS([.$D$2]^2-[.B1269]^2))" office:value-type="float" office:value="81.8214519548486">
            <text:p>81.8214519548486</text:p>
          </table:table-cell>
          <table:table-cell table:formula="of:=([.$C$10]-[.C1269])*[.$B$4]" office:value-type="float" office:value="110537.025395582">
            <text:p>110537.025395582</text:p>
          </table:table-cell>
          <table:table-cell table:formula="of:=ROUND([.D1269])" office:value-type="float" office:value="110537">
            <text:p>110537</text:p>
          </table:table-cell>
          <table:table-cell table:formula="of:=([.$C$8]-([.E1269]*[.$C$4]))" office:value-type="float" office:value="81.821484375">
            <text:p>81.821484375</text:p>
          </table:table-cell>
          <table:table-cell table:formula="of:=SQRT(ABS([.$D$2]^2-[.F1269]^2))" office:value-type="float" office:value="94.4999719294754">
            <text:p>94.4999719294754</text:p>
          </table:table-cell>
          <table:table-cell table:formula="of:=ABS([.B1269]-[.G1269])" office:value-type="float" office:value="0.0000280705267954318">
            <text:p>0.0000280705267954318</text:p>
          </table:table-cell>
          <table:table-cell/>
        </table:table-row>
        <table:table-row table:style-name="ro2">
          <table:table-cell table:formula="of:=[.A1269]+[.A$4]" office:value-type="float" office:value="378.300000000009">
            <text:p>378.300000000009</text:p>
          </table:table-cell>
          <table:table-cell table:formula="of:=[.A1270]/([.$D$4]*2)" office:value-type="float" office:value="94.5750000000021">
            <text:p>94.5750000000021</text:p>
          </table:table-cell>
          <table:table-cell table:formula="of:=SQRT(ABS([.$D$2]^2-[.B1270]^2))" office:value-type="float" office:value="81.7347501066688">
            <text:p>81.7347501066688</text:p>
          </table:table-cell>
          <table:table-cell table:formula="of:=([.$C$10]-[.C1270])*[.$B$4]" office:value-type="float" office:value="110758.982126923">
            <text:p>110758.982126923</text:p>
          </table:table-cell>
          <table:table-cell table:formula="of:=ROUND([.D1270])" office:value-type="float" office:value="110759">
            <text:p>110759</text:p>
          </table:table-cell>
          <table:table-cell table:formula="of:=([.$C$8]-([.E1270]*[.$C$4]))" office:value-type="float" office:value="81.734765625">
            <text:p>81.734765625</text:p>
          </table:table-cell>
          <table:table-cell table:formula="of:=SQRT(ABS([.$D$2]^2-[.F1270]^2))" office:value-type="float" office:value="94.5749865885601">
            <text:p>94.5749865885601</text:p>
          </table:table-cell>
          <table:table-cell table:formula="of:=ABS([.B1270]-[.G1270])" office:value-type="float" office:value="0.0000134114420689002">
            <text:p>0.0000134114420689002</text:p>
          </table:table-cell>
          <table:table-cell/>
        </table:table-row>
        <table:table-row table:style-name="ro2">
          <table:table-cell table:formula="of:=[.A1270]+[.A$4]" office:value-type="float" office:value="378.600000000009">
            <text:p>378.600000000009</text:p>
          </table:table-cell>
          <table:table-cell table:formula="of:=[.A1271]/([.$D$4]*2)" office:value-type="float" office:value="94.6500000000022">
            <text:p>94.6500000000022</text:p>
          </table:table-cell>
          <table:table-cell table:formula="of:=SQRT(ABS([.$D$2]^2-[.B1271]^2))" office:value-type="float" office:value="81.647887296608">
            <text:p>81.647887296608</text:p>
          </table:table-cell>
          <table:table-cell table:formula="of:=([.$C$10]-[.C1271])*[.$B$4]" office:value-type="float" office:value="110981.350920679">
            <text:p>110981.350920679</text:p>
          </table:table-cell>
          <table:table-cell table:formula="of:=ROUND([.D1271])" office:value-type="float" office:value="110981">
            <text:p>110981</text:p>
          </table:table-cell>
          <table:table-cell table:formula="of:=([.$C$8]-([.E1271]*[.$C$4]))" office:value-type="float" office:value="81.648046875">
            <text:p>81.648046875</text:p>
          </table:table-cell>
          <table:table-cell table:formula="of:=SQRT(ABS([.$D$2]^2-[.F1271]^2))" office:value-type="float" office:value="94.6498623427303">
            <text:p>94.6498623427303</text:p>
          </table:table-cell>
          <table:table-cell table:formula="of:=ABS([.B1271]-[.G1271])" office:value-type="float" office:value="0.000137657271821467">
            <text:p>0.000137657271821467</text:p>
          </table:table-cell>
          <table:table-cell/>
        </table:table-row>
        <table:table-row table:style-name="ro2">
          <table:table-cell table:formula="of:=[.A1271]+[.A$4]" office:value-type="float" office:value="378.900000000009">
            <text:p>378.900000000009</text:p>
          </table:table-cell>
          <table:table-cell table:formula="of:=[.A1272]/([.$D$4]*2)" office:value-type="float" office:value="94.7250000000022">
            <text:p>94.7250000000022</text:p>
          </table:table-cell>
          <table:table-cell table:formula="of:=SQRT(ABS([.$D$2]^2-[.B1272]^2))" office:value-type="float" office:value="81.5608630103899">
            <text:p>81.5608630103899</text:p>
          </table:table-cell>
          <table:table-cell table:formula="of:=([.$C$10]-[.C1272])*[.$B$4]" office:value-type="float" office:value="111204.133093397">
            <text:p>111204.133093397</text:p>
          </table:table-cell>
          <table:table-cell table:formula="of:=ROUND([.D1272])" office:value-type="float" office:value="111204">
            <text:p>111204</text:p>
          </table:table-cell>
          <table:table-cell table:formula="of:=([.$C$8]-([.E1272]*[.$C$4]))" office:value-type="float" office:value="81.5609375">
            <text:p>81.5609375</text:p>
          </table:table-cell>
          <table:table-cell table:formula="of:=SQRT(ABS([.$D$2]^2-[.F1272]^2))" office:value-type="float" office:value="94.7249358623224">
            <text:p>94.7249358623224</text:p>
          </table:table-cell>
          <table:table-cell table:formula="of:=ABS([.B1272]-[.G1272])" office:value-type="float" office:value="0.0000641376797432258">
            <text:p>0.0000641376797432258</text:p>
          </table:table-cell>
          <table:table-cell/>
        </table:table-row>
        <table:table-row table:style-name="ro2">
          <table:table-cell table:formula="of:=[.A1272]+[.A$4]" office:value-type="float" office:value="379.200000000009">
            <text:p>379.200000000009</text:p>
          </table:table-cell>
          <table:table-cell table:formula="of:=[.A1273]/([.$D$4]*2)" office:value-type="float" office:value="94.8000000000022">
            <text:p>94.8000000000022</text:p>
          </table:table-cell>
          <table:table-cell table:formula="of:=SQRT(ABS([.$D$2]^2-[.B1273]^2))" office:value-type="float" office:value="81.4736767305833">
            <text:p>81.4736767305833</text:p>
          </table:table-cell>
          <table:table-cell table:formula="of:=([.$C$10]-[.C1273])*[.$B$4]" office:value-type="float" office:value="111427.329969702">
            <text:p>111427.329969702</text:p>
          </table:table-cell>
          <table:table-cell table:formula="of:=ROUND([.D1273])" office:value-type="float" office:value="111427">
            <text:p>111427</text:p>
          </table:table-cell>
          <table:table-cell table:formula="of:=([.$C$8]-([.E1273]*[.$C$4]))" office:value-type="float" office:value="81.473828125">
            <text:p>81.473828125</text:p>
          </table:table-cell>
          <table:table-cell table:formula="of:=SQRT(ABS([.$D$2]^2-[.F1273]^2))" office:value-type="float" office:value="94.7998698873472">
            <text:p>94.7998698873472</text:p>
          </table:table-cell>
          <table:table-cell table:formula="of:=ABS([.B1273]-[.G1273])" office:value-type="float" office:value="0.00013011265495777">
            <text:p>0.00013011265495777</text:p>
          </table:table-cell>
          <table:table-cell/>
        </table:table-row>
        <table:table-row table:style-name="ro2">
          <table:table-cell table:formula="of:=[.A1273]+[.A$4]" office:value-type="float" office:value="379.500000000009">
            <text:p>379.500000000009</text:p>
          </table:table-cell>
          <table:table-cell table:formula="of:=[.A1274]/([.$D$4]*2)" office:value-type="float" office:value="94.8750000000022">
            <text:p>94.8750000000022</text:p>
          </table:table-cell>
          <table:table-cell table:formula="of:=SQRT(ABS([.$D$2]^2-[.B1274]^2))" office:value-type="float" office:value="81.3863279365742">
            <text:p>81.3863279365742</text:p>
          </table:table-cell>
          <table:table-cell table:formula="of:=([.$C$10]-[.C1274])*[.$B$4]" office:value-type="float" office:value="111650.942882365">
            <text:p>111650.942882365</text:p>
          </table:table-cell>
          <table:table-cell table:formula="of:=ROUND([.D1274])" office:value-type="float" office:value="111651">
            <text:p>111651</text:p>
          </table:table-cell>
          <table:table-cell table:formula="of:=([.$C$8]-([.E1274]*[.$C$4]))" office:value-type="float" office:value="81.386328125">
            <text:p>81.386328125</text:p>
          </table:table-cell>
          <table:table-cell table:formula="of:=SQRT(ABS([.$D$2]^2-[.F1274]^2))" office:value-type="float" office:value="94.8749998383654">
            <text:p>94.8749998383654</text:p>
          </table:table-cell>
          <table:table-cell table:formula="of:=ABS([.B1274]-[.G1274])" office:value-type="float" office:value="0.000000161636762641137">
            <text:p>0.000000161636762641137</text:p>
          </table:table-cell>
          <table:table-cell/>
        </table:table-row>
        <table:table-row table:style-name="ro2">
          <table:table-cell table:formula="of:=[.A1274]+[.A$4]" office:value-type="float" office:value="379.800000000009">
            <text:p>379.800000000009</text:p>
          </table:table-cell>
          <table:table-cell table:formula="of:=[.A1275]/([.$D$4]*2)" office:value-type="float" office:value="94.9500000000022">
            <text:p>94.9500000000022</text:p>
          </table:table-cell>
          <table:table-cell table:formula="of:=SQRT(ABS([.$D$2]^2-[.B1275]^2))" office:value-type="float" office:value="81.2988161045386">
            <text:p>81.2988161045386</text:p>
          </table:table-cell>
          <table:table-cell table:formula="of:=([.$C$10]-[.C1275])*[.$B$4]" office:value-type="float" office:value="111874.973172376">
            <text:p>111874.973172376</text:p>
          </table:table-cell>
          <table:table-cell table:formula="of:=ROUND([.D1275])" office:value-type="float" office:value="111875">
            <text:p>111875</text:p>
          </table:table-cell>
          <table:table-cell table:formula="of:=([.$C$8]-([.E1275]*[.$C$4]))" office:value-type="float" office:value="81.298828125">
            <text:p>81.298828125</text:p>
          </table:table-cell>
          <table:table-cell table:formula="of:=SQRT(ABS([.$D$2]^2-[.F1275]^2))" office:value-type="float" office:value="94.9499897077494">
            <text:p>94.9499897077494</text:p>
          </table:table-cell>
          <table:table-cell table:formula="of:=ABS([.B1275]-[.G1275])" office:value-type="float" office:value="0.000010292252810018">
            <text:p>0.000010292252810018</text:p>
          </table:table-cell>
          <table:table-cell/>
        </table:table-row>
        <table:table-row table:style-name="ro2">
          <table:table-cell table:formula="of:=[.A1275]+[.A$4]" office:value-type="float" office:value="380.100000000009">
            <text:p>380.100000000009</text:p>
          </table:table-cell>
          <table:table-cell table:formula="of:=[.A1276]/([.$D$4]*2)" office:value-type="float" office:value="95.0250000000022">
            <text:p>95.0250000000022</text:p>
          </table:table-cell>
          <table:table-cell table:formula="of:=SQRT(ABS([.$D$2]^2-[.B1276]^2))" office:value-type="float" office:value="81.2111407074152">
            <text:p>81.2111407074152</text:p>
          </table:table-cell>
          <table:table-cell table:formula="of:=([.$C$10]-[.C1276])*[.$B$4]" office:value-type="float" office:value="112099.422189012">
            <text:p>112099.422189012</text:p>
          </table:table-cell>
          <table:table-cell table:formula="of:=ROUND([.D1276])" office:value-type="float" office:value="112099">
            <text:p>112099</text:p>
          </table:table-cell>
          <table:table-cell table:formula="of:=([.$C$8]-([.E1276]*[.$C$4]))" office:value-type="float" office:value="81.211328125">
            <text:p>81.211328125</text:p>
          </table:table-cell>
          <table:table-cell table:formula="of:=SQRT(ABS([.$D$2]^2-[.F1276]^2))" office:value-type="float" office:value="95.0248398271399">
            <text:p>95.0248398271399</text:p>
          </table:table-cell>
          <table:table-cell table:formula="of:=ABS([.B1276]-[.G1276])" office:value-type="float" office:value="0.000160172862308627">
            <text:p>0.000160172862308627</text:p>
          </table:table-cell>
          <table:table-cell/>
        </table:table-row>
        <table:table-row table:style-name="ro2">
          <table:table-cell table:formula="of:=[.A1276]+[.A$4]" office:value-type="float" office:value="380.400000000009">
            <text:p>380.400000000009</text:p>
          </table:table-cell>
          <table:table-cell table:formula="of:=[.A1277]/([.$D$4]*2)" office:value-type="float" office:value="95.1000000000022">
            <text:p>95.1000000000022</text:p>
          </table:table-cell>
          <table:table-cell table:formula="of:=SQRT(ABS([.$D$2]^2-[.B1277]^2))" office:value-type="float" office:value="81.1233012148765">
            <text:p>81.1233012148765</text:p>
          </table:table-cell>
          <table:table-cell table:formula="of:=([.$C$10]-[.C1277])*[.$B$4]" office:value-type="float" office:value="112324.291289911">
            <text:p>112324.291289911</text:p>
          </table:table-cell>
          <table:table-cell table:formula="of:=ROUND([.D1277])" office:value-type="float" office:value="112324">
            <text:p>112324</text:p>
          </table:table-cell>
          <table:table-cell table:formula="of:=([.$C$8]-([.E1277]*[.$C$4]))" office:value-type="float" office:value="81.1234375">
            <text:p>81.1234375</text:p>
          </table:table-cell>
          <table:table-cell table:formula="of:=SQRT(ABS([.$D$2]^2-[.F1277]^2))" office:value-type="float" office:value="95.0998837443222">
            <text:p>95.0998837443222</text:p>
          </table:table-cell>
          <table:table-cell table:formula="of:=ABS([.B1277]-[.G1277])" office:value-type="float" office:value="0.000116255679984079">
            <text:p>0.000116255679984079</text:p>
          </table:table-cell>
          <table:table-cell/>
        </table:table-row>
        <table:table-row table:style-name="ro2">
          <table:table-cell table:formula="of:=[.A1277]+[.A$4]" office:value-type="float" office:value="380.700000000009">
            <text:p>380.700000000009</text:p>
          </table:table-cell>
          <table:table-cell table:formula="of:=[.A1278]/([.$D$4]*2)" office:value-type="float" office:value="95.1750000000022">
            <text:p>95.1750000000022</text:p>
          </table:table-cell>
          <table:table-cell table:formula="of:=SQRT(ABS([.$D$2]^2-[.B1278]^2))" office:value-type="float" office:value="81.0352970933012">
            <text:p>81.0352970933012</text:p>
          </table:table-cell>
          <table:table-cell table:formula="of:=([.$C$10]-[.C1278])*[.$B$4]" office:value-type="float" office:value="112549.581841144">
            <text:p>112549.581841144</text:p>
          </table:table-cell>
          <table:table-cell table:formula="of:=ROUND([.D1278])" office:value-type="float" office:value="112550">
            <text:p>112550</text:p>
          </table:table-cell>
          <table:table-cell table:formula="of:=([.$C$8]-([.E1278]*[.$C$4]))" office:value-type="float" office:value="81.03515625">
            <text:p>81.03515625</text:p>
          </table:table-cell>
          <table:table-cell table:formula="of:=SQRT(ABS([.$D$2]^2-[.F1278]^2))" office:value-type="float" office:value="95.1751199186956">
            <text:p>95.1751199186956</text:p>
          </table:table-cell>
          <table:table-cell table:formula="of:=ABS([.B1278]-[.G1278])" office:value-type="float" office:value="0.000119918693414434">
            <text:p>0.000119918693414434</text:p>
          </table:table-cell>
          <table:table-cell/>
        </table:table-row>
        <table:table-row table:style-name="ro2">
          <table:table-cell table:formula="of:=[.A1278]+[.A$4]" office:value-type="float" office:value="381.000000000009">
            <text:p>381.000000000009</text:p>
          </table:table-cell>
          <table:table-cell table:formula="of:=[.A1279]/([.$D$4]*2)" office:value-type="float" office:value="95.2500000000022">
            <text:p>95.2500000000022</text:p>
          </table:table-cell>
          <table:table-cell table:formula="of:=SQRT(ABS([.$D$2]^2-[.B1279]^2))" office:value-type="float" office:value="80.9471278057448">
            <text:p>80.9471278057448</text:p>
          </table:table-cell>
          <table:table-cell table:formula="of:=([.$C$10]-[.C1279])*[.$B$4]" office:value-type="float" office:value="112775.295217288">
            <text:p>112775.295217288</text:p>
          </table:table-cell>
          <table:table-cell table:formula="of:=ROUND([.D1279])" office:value-type="float" office:value="112775">
            <text:p>112775</text:p>
          </table:table-cell>
          <table:table-cell table:formula="of:=([.$C$8]-([.E1279]*[.$C$4]))" office:value-type="float" office:value="80.947265625">
            <text:p>80.947265625</text:p>
          </table:table-cell>
          <table:table-cell table:formula="of:=SQRT(ABS([.$D$2]^2-[.F1279]^2))" office:value-type="float" office:value="95.2498828757059">
            <text:p>95.2498828757059</text:p>
          </table:table-cell>
          <table:table-cell table:formula="of:=ABS([.B1279]-[.G1279])" office:value-type="float" office:value="0.000117124296266979">
            <text:p>0.000117124296266979</text:p>
          </table:table-cell>
          <table:table-cell/>
        </table:table-row>
        <table:table-row table:style-name="ro2">
          <table:table-cell table:formula="of:=[.A1279]+[.A$4]" office:value-type="float" office:value="381.300000000009">
            <text:p>381.300000000009</text:p>
          </table:table-cell>
          <table:table-cell table:formula="of:=[.A1280]/([.$D$4]*2)" office:value-type="float" office:value="95.3250000000022">
            <text:p>95.3250000000022</text:p>
          </table:table-cell>
          <table:table-cell table:formula="of:=SQRT(ABS([.$D$2]^2-[.B1280]^2))" office:value-type="float" office:value="80.8587928119112">
            <text:p>80.8587928119112</text:p>
          </table:table-cell>
          <table:table-cell table:formula="of:=([.$C$10]-[.C1280])*[.$B$4]" office:value-type="float" office:value="113001.432801502">
            <text:p>113001.432801502</text:p>
          </table:table-cell>
          <table:table-cell table:formula="of:=ROUND([.D1280])" office:value-type="float" office:value="113001">
            <text:p>113001</text:p>
          </table:table-cell>
          <table:table-cell table:formula="of:=([.$C$8]-([.E1280]*[.$C$4]))" office:value-type="float" office:value="80.858984375">
            <text:p>80.858984375</text:p>
          </table:table-cell>
          <table:table-cell table:formula="of:=SQRT(ABS([.$D$2]^2-[.F1280]^2))" office:value-type="float" office:value="95.3248375075641">
            <text:p>95.3248375075641</text:p>
          </table:table-cell>
          <table:table-cell table:formula="of:=ABS([.B1280]-[.G1280])" office:value-type="float" office:value="0.000162492438036566">
            <text:p>0.000162492438036566</text:p>
          </table:table-cell>
          <table:table-cell/>
        </table:table-row>
        <table:table-row table:style-name="ro2">
          <table:table-cell table:formula="of:=[.A1280]+[.A$4]" office:value-type="float" office:value="381.600000000009">
            <text:p>381.600000000009</text:p>
          </table:table-cell>
          <table:table-cell table:formula="of:=[.A1281]/([.$D$4]*2)" office:value-type="float" office:value="95.4000000000022">
            <text:p>95.4000000000022</text:p>
          </table:table-cell>
          <table:table-cell table:formula="of:=SQRT(ABS([.$D$2]^2-[.B1281]^2))" office:value-type="float" office:value="80.7702915681229">
            <text:p>80.7702915681229</text:p>
          </table:table-cell>
          <table:table-cell table:formula="of:=([.$C$10]-[.C1281])*[.$B$4]" office:value-type="float" office:value="113227.9959856">
            <text:p>113227.9959856</text:p>
          </table:table-cell>
          <table:table-cell table:formula="of:=ROUND([.D1281])" office:value-type="float" office:value="113228">
            <text:p>113228</text:p>
          </table:table-cell>
          <table:table-cell table:formula="of:=([.$C$8]-([.E1281]*[.$C$4]))" office:value-type="float" office:value="80.7703125">
            <text:p>80.7703125</text:p>
          </table:table-cell>
          <table:table-cell table:formula="of:=SQRT(ABS([.$D$2]^2-[.F1281]^2))" office:value-type="float" office:value="95.3999822780505">
            <text:p>95.3999822780505</text:p>
          </table:table-cell>
          <table:table-cell table:formula="of:=ABS([.B1281]-[.G1281])" office:value-type="float" office:value="0.0000177219517070171">
            <text:p>0.0000177219517070171</text:p>
          </table:table-cell>
          <table:table-cell/>
        </table:table-row>
        <table:table-row table:style-name="ro2">
          <table:table-cell table:formula="of:=[.A1281]+[.A$4]" office:value-type="float" office:value="381.900000000009">
            <text:p>381.900000000009</text:p>
          </table:table-cell>
          <table:table-cell table:formula="of:=[.A1282]/([.$D$4]*2)" office:value-type="float" office:value="95.4750000000022">
            <text:p>95.4750000000022</text:p>
          </table:table-cell>
          <table:table-cell table:formula="of:=SQRT(ABS([.$D$2]^2-[.B1282]^2))" office:value-type="float" office:value="80.6816235272914">
            <text:p>80.6816235272914</text:p>
          </table:table-cell>
          <table:table-cell table:formula="of:=([.$C$10]-[.C1282])*[.$B$4]" office:value-type="float" office:value="113454.986170129">
            <text:p>113454.986170129</text:p>
          </table:table-cell>
          <table:table-cell table:formula="of:=ROUND([.D1282])" office:value-type="float" office:value="113455">
            <text:p>113455</text:p>
          </table:table-cell>
          <table:table-cell table:formula="of:=([.$C$8]-([.E1282]*[.$C$4]))" office:value-type="float" office:value="80.681640625">
            <text:p>80.681640625</text:p>
          </table:table-cell>
          <table:table-cell table:formula="of:=SQRT(ABS([.$D$2]^2-[.F1282]^2))" office:value-type="float" office:value="95.4749855514959">
            <text:p>95.4749855514959</text:p>
          </table:table-cell>
          <table:table-cell table:formula="of:=ABS([.B1282]-[.G1282])" office:value-type="float" office:value="0.000014448506291842">
            <text:p>0.000014448506291842</text:p>
          </table:table-cell>
          <table:table-cell/>
        </table:table-row>
        <table:table-row table:style-name="ro2">
          <table:table-cell table:formula="of:=[.A1282]+[.A$4]" office:value-type="float" office:value="382.200000000009">
            <text:p>382.200000000009</text:p>
          </table:table-cell>
          <table:table-cell table:formula="of:=[.A1283]/([.$D$4]*2)" office:value-type="float" office:value="95.5500000000022">
            <text:p>95.5500000000022</text:p>
          </table:table-cell>
          <table:table-cell table:formula="of:=SQRT(ABS([.$D$2]^2-[.B1283]^2))" office:value-type="float" office:value="80.5927881388874">
            <text:p>80.5927881388874</text:p>
          </table:table-cell>
          <table:table-cell table:formula="of:=([.$C$10]-[.C1283])*[.$B$4]" office:value-type="float" office:value="113682.404764443">
            <text:p>113682.404764443</text:p>
          </table:table-cell>
          <table:table-cell table:formula="of:=ROUND([.D1283])" office:value-type="float" office:value="113682">
            <text:p>113682</text:p>
          </table:table-cell>
          <table:table-cell table:formula="of:=([.$C$8]-([.E1283]*[.$C$4]))" office:value-type="float" office:value="80.59296875">
            <text:p>80.59296875</text:p>
          </table:table-cell>
          <table:table-cell table:formula="of:=SQRT(ABS([.$D$2]^2-[.F1283]^2))" office:value-type="float" office:value="95.549847661111">
            <text:p>95.549847661111</text:p>
          </table:table-cell>
          <table:table-cell table:formula="of:=ABS([.B1283]-[.G1283])" office:value-type="float" office:value="0.000152338891169279">
            <text:p>0.000152338891169279</text:p>
          </table:table-cell>
          <table:table-cell/>
        </table:table-row>
        <table:table-row table:style-name="ro2">
          <table:table-cell table:formula="of:=[.A1283]+[.A$4]" office:value-type="float" office:value="382.500000000009">
            <text:p>382.500000000009</text:p>
          </table:table-cell>
          <table:table-cell table:formula="of:=[.A1284]/([.$D$4]*2)" office:value-type="float" office:value="95.6250000000022">
            <text:p>95.6250000000022</text:p>
          </table:table-cell>
          <table:table-cell table:formula="of:=SQRT(ABS([.$D$2]^2-[.B1284]^2))" office:value-type="float" office:value="80.50378484891">
            <text:p>80.50378484891</text:p>
          </table:table-cell>
          <table:table-cell table:formula="of:=([.$C$10]-[.C1284])*[.$B$4]" office:value-type="float" office:value="113910.253186785">
            <text:p>113910.253186785</text:p>
          </table:table-cell>
          <table:table-cell table:formula="of:=ROUND([.D1284])" office:value-type="float" office:value="113910">
            <text:p>113910</text:p>
          </table:table-cell>
          <table:table-cell table:formula="of:=([.$C$8]-([.E1284]*[.$C$4]))" office:value-type="float" office:value="80.50390625">
            <text:p>80.50390625</text:p>
          </table:table-cell>
          <table:table-cell table:formula="of:=SQRT(ABS([.$D$2]^2-[.F1284]^2))" office:value-type="float" office:value="95.6248977959779">
            <text:p>95.6248977959779</text:p>
          </table:table-cell>
          <table:table-cell table:formula="of:=ABS([.B1284]-[.G1284])" office:value-type="float" office:value="0.000102204024329922">
            <text:p>0.000102204024329922</text:p>
          </table:table-cell>
          <table:table-cell/>
        </table:table-row>
        <table:table-row table:style-name="ro2">
          <table:table-cell table:formula="of:=[.A1284]+[.A$4]" office:value-type="float" office:value="382.800000000009">
            <text:p>382.800000000009</text:p>
          </table:table-cell>
          <table:table-cell table:formula="of:=[.A1285]/([.$D$4]*2)" office:value-type="float" office:value="95.7000000000022">
            <text:p>95.7000000000022</text:p>
          </table:table-cell>
          <table:table-cell table:formula="of:=SQRT(ABS([.$D$2]^2-[.B1285]^2))" office:value-type="float" office:value="80.4146130998563">
            <text:p>80.4146130998563</text:p>
          </table:table-cell>
          <table:table-cell table:formula="of:=([.$C$10]-[.C1285])*[.$B$4]" office:value-type="float" office:value="114138.532864363">
            <text:p>114138.532864363</text:p>
          </table:table-cell>
          <table:table-cell table:formula="of:=ROUND([.D1285])" office:value-type="float" office:value="114139">
            <text:p>114139</text:p>
          </table:table-cell>
          <table:table-cell table:formula="of:=([.$C$8]-([.E1285]*[.$C$4]))" office:value-type="float" office:value="80.414453125">
            <text:p>80.414453125</text:p>
          </table:table-cell>
          <table:table-cell table:formula="of:=SQRT(ABS([.$D$2]^2-[.F1285]^2))" office:value-type="float" office:value="95.7001344231406">
            <text:p>95.7001344231406</text:p>
          </table:table-cell>
          <table:table-cell table:formula="of:=ABS([.B1285]-[.G1285])" office:value-type="float" office:value="0.000134423138405282">
            <text:p>0.000134423138405282</text:p>
          </table:table-cell>
          <table:table-cell/>
        </table:table-row>
        <table:table-row table:style-name="ro2">
          <table:table-cell table:formula="of:=[.A1285]+[.A$4]" office:value-type="float" office:value="383.100000000009">
            <text:p>383.100000000009</text:p>
          </table:table-cell>
          <table:table-cell table:formula="of:=[.A1286]/([.$D$4]*2)" office:value-type="float" office:value="95.7750000000022">
            <text:p>95.7750000000022</text:p>
          </table:table-cell>
          <table:table-cell table:formula="of:=SQRT(ABS([.$D$2]^2-[.B1286]^2))" office:value-type="float" office:value="80.3252723306904">
            <text:p>80.3252723306904</text:p>
          </table:table-cell>
          <table:table-cell table:formula="of:=([.$C$10]-[.C1286])*[.$B$4]" office:value-type="float" office:value="114367.245233427">
            <text:p>114367.245233427</text:p>
          </table:table-cell>
          <table:table-cell table:formula="of:=ROUND([.D1286])" office:value-type="float" office:value="114367">
            <text:p>114367</text:p>
          </table:table-cell>
          <table:table-cell table:formula="of:=([.$C$8]-([.E1286]*[.$C$4]))" office:value-type="float" office:value="80.325390625">
            <text:p>80.325390625</text:p>
          </table:table-cell>
          <table:table-cell table:formula="of:=SQRT(ABS([.$D$2]^2-[.F1286]^2))" office:value-type="float" office:value="95.7749007879474">
            <text:p>95.7749007879474</text:p>
          </table:table-cell>
          <table:table-cell table:formula="of:=ABS([.B1286]-[.G1286])" office:value-type="float" office:value="0.0000992120548204412">
            <text:p>0.0000992120548204412</text:p>
          </table:table-cell>
          <table:table-cell/>
        </table:table-row>
        <table:table-row table:style-name="ro2">
          <table:table-cell table:formula="of:=[.A1286]+[.A$4]" office:value-type="float" office:value="383.400000000009">
            <text:p>383.400000000009</text:p>
          </table:table-cell>
          <table:table-cell table:formula="of:=[.A1287]/([.$D$4]*2)" office:value-type="float" office:value="95.8500000000022">
            <text:p>95.8500000000022</text:p>
          </table:table-cell>
          <table:table-cell table:formula="of:=SQRT(ABS([.$D$2]^2-[.B1287]^2))" office:value-type="float" office:value="80.2357619768117">
            <text:p>80.2357619768117</text:p>
          </table:table-cell>
          <table:table-cell table:formula="of:=([.$C$10]-[.C1287])*[.$B$4]" office:value-type="float" office:value="114596.391739357">
            <text:p>114596.391739357</text:p>
          </table:table-cell>
          <table:table-cell table:formula="of:=ROUND([.D1287])" office:value-type="float" office:value="114596">
            <text:p>114596</text:p>
          </table:table-cell>
          <table:table-cell table:formula="of:=([.$C$8]-([.E1287]*[.$C$4]))" office:value-type="float" office:value="80.2359375">
            <text:p>80.2359375</text:p>
          </table:table-cell>
          <table:table-cell table:formula="of:=SQRT(ABS([.$D$2]^2-[.F1287]^2))" office:value-type="float" office:value="95.8498530697679">
            <text:p>95.8498530697679</text:p>
          </table:table-cell>
          <table:table-cell table:formula="of:=ABS([.B1287]-[.G1287])" office:value-type="float" office:value="0.000146930234308229">
            <text:p>0.000146930234308229</text:p>
          </table:table-cell>
          <table:table-cell/>
        </table:table-row>
        <table:table-row table:style-name="ro2">
          <table:table-cell table:formula="of:=[.A1287]+[.A$4]" office:value-type="float" office:value="383.700000000009">
            <text:p>383.700000000009</text:p>
          </table:table-cell>
          <table:table-cell table:formula="of:=[.A1288]/([.$D$4]*2)" office:value-type="float" office:value="95.9250000000022">
            <text:p>95.9250000000022</text:p>
          </table:table-cell>
          <table:table-cell table:formula="of:=SQRT(ABS([.$D$2]^2-[.B1288]^2))" office:value-type="float" office:value="80.1460814700231">
            <text:p>80.1460814700231</text:p>
          </table:table-cell>
          <table:table-cell table:formula="of:=([.$C$10]-[.C1288])*[.$B$4]" office:value-type="float" office:value="114825.973836736">
            <text:p>114825.973836736</text:p>
          </table:table-cell>
          <table:table-cell table:formula="of:=ROUND([.D1288])" office:value-type="float" office:value="114826">
            <text:p>114826</text:p>
          </table:table-cell>
          <table:table-cell table:formula="of:=([.$C$8]-([.E1288]*[.$C$4]))" office:value-type="float" office:value="80.14609375">
            <text:p>80.14609375</text:p>
          </table:table-cell>
          <table:table-cell table:formula="of:=SQRT(ABS([.$D$2]^2-[.F1288]^2))" office:value-type="float" office:value="95.9249897399849">
            <text:p>95.9249897399849</text:p>
          </table:table-cell>
          <table:table-cell table:formula="of:=ABS([.B1288]-[.G1288])" office:value-type="float" office:value="0.0000102600172908751">
            <text:p>0.0000102600172908751</text:p>
          </table:table-cell>
          <table:table-cell/>
        </table:table-row>
        <table:table-row table:style-name="ro2">
          <table:table-cell table:formula="of:=[.A1288]+[.A$4]" office:value-type="float" office:value="384.000000000009">
            <text:p>384.000000000009</text:p>
          </table:table-cell>
          <table:table-cell table:formula="of:=[.A1289]/([.$D$4]*2)" office:value-type="float" office:value="96.0000000000022">
            <text:p>96.0000000000022</text:p>
          </table:table-cell>
          <table:table-cell table:formula="of:=SQRT(ABS([.$D$2]^2-[.B1289]^2))" office:value-type="float" office:value="80.0562302384991">
            <text:p>80.0562302384991</text:p>
          </table:table-cell>
          <table:table-cell table:formula="of:=([.$C$10]-[.C1289])*[.$B$4]" office:value-type="float" office:value="115055.992989437">
            <text:p>115055.992989437</text:p>
          </table:table-cell>
          <table:table-cell table:formula="of:=ROUND([.D1289])" office:value-type="float" office:value="115056">
            <text:p>115056</text:p>
          </table:table-cell>
          <table:table-cell table:formula="of:=([.$C$8]-([.E1289]*[.$C$4]))" office:value-type="float" office:value="80.05625">
            <text:p>80.05625</text:p>
          </table:table-cell>
          <table:table-cell table:formula="of:=SQRT(ABS([.$D$2]^2-[.F1289]^2))" office:value-type="float" office:value="95.9999835205064">
            <text:p>95.9999835205064</text:p>
          </table:table-cell>
          <table:table-cell table:formula="of:=ABS([.B1289]-[.G1289])" office:value-type="float" office:value="0.0000164794958124048">
            <text:p>0.0000164794958124048</text:p>
          </table:table-cell>
          <table:table-cell/>
        </table:table-row>
        <table:table-row table:style-name="ro2">
          <table:table-cell table:formula="of:=[.A1289]+[.A$4]" office:value-type="float" office:value="384.300000000009">
            <text:p>384.300000000009</text:p>
          </table:table-cell>
          <table:table-cell table:formula="of:=[.A1290]/([.$D$4]*2)" office:value-type="float" office:value="96.0750000000022">
            <text:p>96.0750000000022</text:p>
          </table:table-cell>
          <table:table-cell table:formula="of:=SQRT(ABS([.$D$2]^2-[.B1290]^2))" office:value-type="float" office:value="79.9662077067531">
            <text:p>79.9662077067531</text:p>
          </table:table-cell>
          <table:table-cell table:formula="of:=([.$C$10]-[.C1290])*[.$B$4]" office:value-type="float" office:value="115286.450670707">
            <text:p>115286.450670707</text:p>
          </table:table-cell>
          <table:table-cell table:formula="of:=ROUND([.D1290])" office:value-type="float" office:value="115286">
            <text:p>115286</text:p>
          </table:table-cell>
          <table:table-cell table:formula="of:=([.$C$8]-([.E1290]*[.$C$4]))" office:value-type="float" office:value="79.96640625">
            <text:p>79.96640625</text:p>
          </table:table-cell>
          <table:table-cell table:formula="of:=SQRT(ABS([.$D$2]^2-[.F1290]^2))" office:value-type="float" office:value="96.0748347459415">
            <text:p>96.0748347459415</text:p>
          </table:table-cell>
          <table:table-cell table:formula="of:=ABS([.B1290]-[.G1290])" office:value-type="float" office:value="0.000165254060746634">
            <text:p>0.000165254060746634</text:p>
          </table:table-cell>
          <table:table-cell/>
        </table:table-row>
        <table:table-row table:style-name="ro2">
          <table:table-cell table:formula="of:=[.A1290]+[.A$4]" office:value-type="float" office:value="384.600000000009">
            <text:p>384.600000000009</text:p>
          </table:table-cell>
          <table:table-cell table:formula="of:=[.A1291]/([.$D$4]*2)" office:value-type="float" office:value="96.1500000000022">
            <text:p>96.1500000000022</text:p>
          </table:table-cell>
          <table:table-cell table:formula="of:=SQRT(ABS([.$D$2]^2-[.B1291]^2))" office:value-type="float" office:value="79.8760132956044">
            <text:p>79.8760132956044</text:p>
          </table:table-cell>
          <table:table-cell table:formula="of:=([.$C$10]-[.C1291])*[.$B$4]" office:value-type="float" office:value="115517.348363247">
            <text:p>115517.348363247</text:p>
          </table:table-cell>
          <table:table-cell table:formula="of:=ROUND([.D1291])" office:value-type="float" office:value="115517">
            <text:p>115517</text:p>
          </table:table-cell>
          <table:table-cell table:formula="of:=([.$C$8]-([.E1291]*[.$C$4]))" office:value-type="float" office:value="79.876171875">
            <text:p>79.876171875</text:p>
          </table:table-cell>
          <table:table-cell table:formula="of:=SQRT(ABS([.$D$2]^2-[.F1291]^2))" office:value-type="float" office:value="96.1498682609366">
            <text:p>96.1498682609366</text:p>
          </table:table-cell>
          <table:table-cell table:formula="of:=ABS([.B1291]-[.G1291])" office:value-type="float" office:value="0.000131739065636793">
            <text:p>0.000131739065636793</text:p>
          </table:table-cell>
          <table:table-cell/>
        </table:table-row>
        <table:table-row table:style-name="ro2">
          <table:table-cell table:formula="of:=[.A1291]+[.A$4]" office:value-type="float" office:value="384.900000000009">
            <text:p>384.900000000009</text:p>
          </table:table-cell>
          <table:table-cell table:formula="of:=[.A1292]/([.$D$4]*2)" office:value-type="float" office:value="96.2250000000022">
            <text:p>96.2250000000022</text:p>
          </table:table-cell>
          <table:table-cell table:formula="of:=SQRT(ABS([.$D$2]^2-[.B1292]^2))" office:value-type="float" office:value="79.7856464221452">
            <text:p>79.7856464221452</text:p>
          </table:table-cell>
          <table:table-cell table:formula="of:=([.$C$10]-[.C1292])*[.$B$4]" office:value-type="float" office:value="115748.687559303">
            <text:p>115748.687559303</text:p>
          </table:table-cell>
          <table:table-cell table:formula="of:=ROUND([.D1292])" office:value-type="float" office:value="115749">
            <text:p>115749</text:p>
          </table:table-cell>
          <table:table-cell table:formula="of:=([.$C$8]-([.E1292]*[.$C$4]))" office:value-type="float" office:value="79.785546875">
            <text:p>79.785546875</text:p>
          </table:table-cell>
          <table:table-cell table:formula="of:=SQRT(ABS([.$D$2]^2-[.F1292]^2))" office:value-type="float" office:value="96.2250825401422">
            <text:p>96.2250825401422</text:p>
          </table:table-cell>
          <table:table-cell table:formula="of:=ABS([.B1292]-[.G1292])" office:value-type="float" office:value="0.0000825401399850989">
            <text:p>0.0000825401399850989</text:p>
          </table:table-cell>
          <table:table-cell/>
        </table:table-row>
        <table:table-row table:style-name="ro2">
          <table:table-cell table:formula="of:=[.A1292]+[.A$4]" office:value-type="float" office:value="385.200000000009">
            <text:p>385.200000000009</text:p>
          </table:table-cell>
          <table:table-cell table:formula="of:=[.A1293]/([.$D$4]*2)" office:value-type="float" office:value="96.3000000000022">
            <text:p>96.3000000000022</text:p>
          </table:table-cell>
          <table:table-cell table:formula="of:=SQRT(ABS([.$D$2]^2-[.B1293]^2))" office:value-type="float" office:value="79.6951064997066">
            <text:p>79.6951064997066</text:p>
          </table:table-cell>
          <table:table-cell table:formula="of:=([.$C$10]-[.C1293])*[.$B$4]" office:value-type="float" office:value="115980.469760746">
            <text:p>115980.469760746</text:p>
          </table:table-cell>
          <table:table-cell table:formula="of:=ROUND([.D1293])" office:value-type="float" office:value="115980">
            <text:p>115980</text:p>
          </table:table-cell>
          <table:table-cell table:formula="of:=([.$C$8]-([.E1293]*[.$C$4]))" office:value-type="float" office:value="79.6953125">
            <text:p>79.6953125</text:p>
          </table:table-cell>
          <table:table-cell table:formula="of:=SQRT(ABS([.$D$2]^2-[.F1293]^2))" office:value-type="float" office:value="96.2998295197211">
            <text:p>96.2998295197211</text:p>
          </table:table-cell>
          <table:table-cell table:formula="of:=ABS([.B1293]-[.G1293])" office:value-type="float" office:value="0.000170480281127539">
            <text:p>0.000170480281127539</text:p>
          </table:table-cell>
          <table:table-cell/>
        </table:table-row>
        <table:table-row table:style-name="ro2">
          <table:table-cell table:formula="of:=[.A1293]+[.A$4]" office:value-type="float" office:value="385.500000000009">
            <text:p>385.500000000009</text:p>
          </table:table-cell>
          <table:table-cell table:formula="of:=[.A1294]/([.$D$4]*2)" office:value-type="float" office:value="96.3750000000022">
            <text:p>96.3750000000022</text:p>
          </table:table-cell>
          <table:table-cell table:formula="of:=SQRT(ABS([.$D$2]^2-[.B1294]^2))" office:value-type="float" office:value="79.6043929378246">
            <text:p>79.6043929378246</text:p>
          </table:table-cell>
          <table:table-cell table:formula="of:=([.$C$10]-[.C1294])*[.$B$4]" office:value-type="float" office:value="116212.696479164">
            <text:p>116212.696479164</text:p>
          </table:table-cell>
          <table:table-cell table:formula="of:=ROUND([.D1294])" office:value-type="float" office:value="116213">
            <text:p>116213</text:p>
          </table:table-cell>
          <table:table-cell table:formula="of:=([.$C$8]-([.E1294]*[.$C$4]))" office:value-type="float" office:value="79.604296875">
            <text:p>79.604296875</text:p>
          </table:table-cell>
          <table:table-cell table:formula="of:=SQRT(ABS([.$D$2]^2-[.F1294]^2))" office:value-type="float" office:value="96.3750793464621">
            <text:p>96.3750793464621</text:p>
          </table:table-cell>
          <table:table-cell table:formula="of:=ABS([.B1294]-[.G1294])" office:value-type="float" office:value="0.0000793464598984883">
            <text:p>0.0000793464598984883</text:p>
          </table:table-cell>
          <table:table-cell/>
        </table:table-row>
        <table:table-row table:style-name="ro2">
          <table:table-cell table:formula="of:=[.A1294]+[.A$4]" office:value-type="float" office:value="385.800000000009">
            <text:p>385.800000000009</text:p>
          </table:table-cell>
          <table:table-cell table:formula="of:=[.A1295]/([.$D$4]*2)" office:value-type="float" office:value="96.4500000000022">
            <text:p>96.4500000000022</text:p>
          </table:table-cell>
          <table:table-cell table:formula="of:=SQRT(ABS([.$D$2]^2-[.B1295]^2))" office:value-type="float" office:value="79.5135051422057">
            <text:p>79.5135051422057</text:p>
          </table:table-cell>
          <table:table-cell table:formula="of:=([.$C$10]-[.C1295])*[.$B$4]" office:value-type="float" office:value="116445.369235948">
            <text:p>116445.369235948</text:p>
          </table:table-cell>
          <table:table-cell table:formula="of:=ROUND([.D1295])" office:value-type="float" office:value="116445">
            <text:p>116445</text:p>
          </table:table-cell>
          <table:table-cell table:formula="of:=([.$C$8]-([.E1295]*[.$C$4]))" office:value-type="float" office:value="79.513671875">
            <text:p>79.513671875</text:p>
          </table:table-cell>
          <table:table-cell table:formula="of:=SQRT(ABS([.$D$2]^2-[.F1295]^2))" office:value-type="float" office:value="96.4498625450282">
            <text:p>96.4498625450282</text:p>
          </table:table-cell>
          <table:table-cell table:formula="of:=ABS([.B1295]-[.G1295])" office:value-type="float" office:value="0.000137454974023399">
            <text:p>0.000137454974023399</text:p>
          </table:table-cell>
          <table:table-cell/>
        </table:table-row>
        <table:table-row table:style-name="ro2">
          <table:table-cell table:formula="of:=[.A1295]+[.A$4]" office:value-type="float" office:value="386.100000000009">
            <text:p>386.100000000009</text:p>
          </table:table-cell>
          <table:table-cell table:formula="of:=[.A1296]/([.$D$4]*2)" office:value-type="float" office:value="96.5250000000022">
            <text:p>96.5250000000022</text:p>
          </table:table-cell>
          <table:table-cell table:formula="of:=SQRT(ABS([.$D$2]^2-[.B1296]^2))" office:value-type="float" office:value="79.4224425146921">
            <text:p>79.4224425146921</text:p>
          </table:table-cell>
          <table:table-cell table:formula="of:=([.$C$10]-[.C1296])*[.$B$4]" office:value-type="float" office:value="116678.489562383">
            <text:p>116678.489562383</text:p>
          </table:table-cell>
          <table:table-cell table:formula="of:=ROUND([.D1296])" office:value-type="float" office:value="116678">
            <text:p>116678</text:p>
          </table:table-cell>
          <table:table-cell table:formula="of:=([.$C$8]-([.E1296]*[.$C$4]))" office:value-type="float" office:value="79.42265625">
            <text:p>79.42265625</text:p>
          </table:table-cell>
          <table:table-cell table:formula="of:=SQRT(ABS([.$D$2]^2-[.F1296]^2))" office:value-type="float" office:value="96.5248241344906">
            <text:p>96.5248241344906</text:p>
          </table:table-cell>
          <table:table-cell table:formula="of:=ABS([.B1296]-[.G1296])" office:value-type="float" office:value="0.000175865511636175">
            <text:p>0.000175865511636175</text:p>
          </table:table-cell>
          <table:table-cell/>
        </table:table-row>
        <table:table-row table:style-name="ro2">
          <table:table-cell table:formula="of:=[.A1296]+[.A$4]" office:value-type="float" office:value="386.400000000009">
            <text:p>386.400000000009</text:p>
          </table:table-cell>
          <table:table-cell table:formula="of:=[.A1297]/([.$D$4]*2)" office:value-type="float" office:value="96.6000000000022">
            <text:p>96.6000000000022</text:p>
          </table:table-cell>
          <table:table-cell table:formula="of:=SQRT(ABS([.$D$2]^2-[.B1297]^2))" office:value-type="float" office:value="79.3312044532262">
            <text:p>79.3312044532262</text:p>
          </table:table-cell>
          <table:table-cell table:formula="of:=([.$C$10]-[.C1297])*[.$B$4]" office:value-type="float" office:value="116912.058999736">
            <text:p>116912.058999736</text:p>
          </table:table-cell>
          <table:table-cell table:formula="of:=ROUND([.D1297])" office:value-type="float" office:value="116912">
            <text:p>116912</text:p>
          </table:table-cell>
          <table:table-cell table:formula="of:=([.$C$8]-([.E1297]*[.$C$4]))" office:value-type="float" office:value="79.33125">
            <text:p>79.33125</text:p>
          </table:table-cell>
          <table:table-cell table:formula="of:=SQRT(ABS([.$D$2]^2-[.F1297]^2))" office:value-type="float" office:value="96.599962595425">
            <text:p>96.599962595425</text:p>
          </table:table-cell>
          <table:table-cell table:formula="of:=ABS([.B1297]-[.G1297])" office:value-type="float" office:value="0.0000374045772701947">
            <text:p>0.0000374045772701947</text:p>
          </table:table-cell>
          <table:table-cell/>
        </table:table-row>
        <table:table-row table:style-name="ro2">
          <table:table-cell table:formula="of:=[.A1297]+[.A$4]" office:value-type="float" office:value="386.700000000009">
            <text:p>386.700000000009</text:p>
          </table:table-cell>
          <table:table-cell table:formula="of:=[.A1298]/([.$D$4]*2)" office:value-type="float" office:value="96.6750000000022">
            <text:p>96.6750000000022</text:p>
          </table:table-cell>
          <table:table-cell table:formula="of:=SQRT(ABS([.$D$2]^2-[.B1298]^2))" office:value-type="float" office:value="79.2397903518148">
            <text:p>79.2397903518148</text:p>
          </table:table-cell>
          <table:table-cell table:formula="of:=([.$C$10]-[.C1298])*[.$B$4]" office:value-type="float" office:value="117146.079099349">
            <text:p>117146.079099349</text:p>
          </table:table-cell>
          <table:table-cell table:formula="of:=ROUND([.D1298])" office:value-type="float" office:value="117146">
            <text:p>117146</text:p>
          </table:table-cell>
          <table:table-cell table:formula="of:=([.$C$8]-([.E1298]*[.$C$4]))" office:value-type="float" office:value="79.23984375">
            <text:p>79.23984375</text:p>
          </table:table-cell>
          <table:table-cell table:formula="of:=SQRT(ABS([.$D$2]^2-[.F1298]^2))" office:value-type="float" office:value="96.6749562320852">
            <text:p>96.6749562320852</text:p>
          </table:table-cell>
          <table:table-cell table:formula="of:=ABS([.B1298]-[.G1298])" office:value-type="float" office:value="0.0000437679170488536">
            <text:p>0.0000437679170488536</text:p>
          </table:table-cell>
          <table:table-cell/>
        </table:table-row>
        <table:table-row table:style-name="ro2">
          <table:table-cell table:formula="of:=[.A1298]+[.A$4]" office:value-type="float" office:value="387.000000000009">
            <text:p>387.000000000009</text:p>
          </table:table-cell>
          <table:table-cell table:formula="of:=[.A1299]/([.$D$4]*2)" office:value-type="float" office:value="96.7500000000022">
            <text:p>96.7500000000022</text:p>
          </table:table-cell>
          <table:table-cell table:formula="of:=SQRT(ABS([.$D$2]^2-[.B1299]^2))" office:value-type="float" office:value="79.1481996004936">
            <text:p>79.1481996004936</text:p>
          </table:table-cell>
          <table:table-cell table:formula="of:=([.$C$10]-[.C1299])*[.$B$4]" office:value-type="float" office:value="117380.551422731">
            <text:p>117380.551422731</text:p>
          </table:table-cell>
          <table:table-cell table:formula="of:=ROUND([.D1299])" office:value-type="float" office:value="117381">
            <text:p>117381</text:p>
          </table:table-cell>
          <table:table-cell table:formula="of:=([.$C$8]-([.E1299]*[.$C$4]))" office:value-type="float" office:value="79.148046875">
            <text:p>79.148046875</text:p>
          </table:table-cell>
          <table:table-cell table:formula="of:=SQRT(ABS([.$D$2]^2-[.F1299]^2))" office:value-type="float" office:value="96.7501249398304">
            <text:p>96.7501249398304</text:p>
          </table:table-cell>
          <table:table-cell table:formula="of:=ABS([.B1299]-[.G1299])" office:value-type="float" office:value="0.000124939828211268">
            <text:p>0.000124939828211268</text:p>
          </table:table-cell>
          <table:table-cell/>
        </table:table-row>
        <table:table-row table:style-name="ro2">
          <table:table-cell table:formula="of:=[.A1299]+[.A$4]" office:value-type="float" office:value="387.300000000009">
            <text:p>387.300000000009</text:p>
          </table:table-cell>
          <table:table-cell table:formula="of:=[.A1300]/([.$D$4]*2)" office:value-type="float" office:value="96.8250000000022">
            <text:p>96.8250000000022</text:p>
          </table:table-cell>
          <table:table-cell table:formula="of:=SQRT(ABS([.$D$2]^2-[.B1300]^2))" office:value-type="float" office:value="79.0564315852896">
            <text:p>79.0564315852896</text:p>
          </table:table-cell>
          <table:table-cell table:formula="of:=([.$C$10]-[.C1300])*[.$B$4]" office:value-type="float" office:value="117615.477541654">
            <text:p>117615.477541654</text:p>
          </table:table-cell>
          <table:table-cell table:formula="of:=ROUND([.D1300])" office:value-type="float" office:value="117615">
            <text:p>117615</text:p>
          </table:table-cell>
          <table:table-cell table:formula="of:=([.$C$8]-([.E1300]*[.$C$4]))" office:value-type="float" office:value="79.056640625">
            <text:p>79.056640625</text:p>
          </table:table-cell>
          <table:table-cell table:formula="of:=SQRT(ABS([.$D$2]^2-[.F1300]^2))" office:value-type="float" office:value="96.8248293212521">
            <text:p>96.8248293212521</text:p>
          </table:table-cell>
          <table:table-cell table:formula="of:=ABS([.B1300]-[.G1300])" office:value-type="float" office:value="0.000170678750137654">
            <text:p>0.000170678750137654</text:p>
          </table:table-cell>
          <table:table-cell/>
        </table:table-row>
        <table:table-row table:style-name="ro2">
          <table:table-cell table:formula="of:=[.A1300]+[.A$4]" office:value-type="float" office:value="387.600000000009">
            <text:p>387.600000000009</text:p>
          </table:table-cell>
          <table:table-cell table:formula="of:=[.A1301]/([.$D$4]*2)" office:value-type="float" office:value="96.9000000000022">
            <text:p>96.9000000000022</text:p>
          </table:table-cell>
          <table:table-cell table:formula="of:=SQRT(ABS([.$D$2]^2-[.B1301]^2))" office:value-type="float" office:value="78.964485688185">
            <text:p>78.964485688185</text:p>
          </table:table-cell>
          <table:table-cell table:formula="of:=([.$C$10]-[.C1301])*[.$B$4]" office:value-type="float" office:value="117850.859038241">
            <text:p>117850.859038241</text:p>
          </table:table-cell>
          <table:table-cell table:formula="of:=ROUND([.D1301])" office:value-type="float" office:value="117851">
            <text:p>117851</text:p>
          </table:table-cell>
          <table:table-cell table:formula="of:=([.$C$8]-([.E1301]*[.$C$4]))" office:value-type="float" office:value="78.964453125">
            <text:p>78.964453125</text:p>
          </table:table-cell>
          <table:table-cell table:formula="of:=SQRT(ABS([.$D$2]^2-[.F1301]^2))" office:value-type="float" office:value="96.9000265359596">
            <text:p>96.9000265359596</text:p>
          </table:table-cell>
          <table:table-cell table:formula="of:=ABS([.B1301]-[.G1301])" office:value-type="float" office:value="0.0000265359573745627">
            <text:p>0.0000265359573745627</text:p>
          </table:table-cell>
          <table:table-cell/>
        </table:table-row>
        <table:table-row table:style-name="ro2">
          <table:table-cell table:formula="of:=[.A1301]+[.A$4]" office:value-type="float" office:value="387.900000000009">
            <text:p>387.900000000009</text:p>
          </table:table-cell>
          <table:table-cell table:formula="of:=[.A1302]/([.$D$4]*2)" office:value-type="float" office:value="96.9750000000022">
            <text:p>96.9750000000022</text:p>
          </table:table-cell>
          <table:table-cell table:formula="of:=SQRT(ABS([.$D$2]^2-[.B1302]^2))" office:value-type="float" office:value="78.8723612870793">
            <text:p>78.8723612870793</text:p>
          </table:table-cell>
          <table:table-cell table:formula="of:=([.$C$10]-[.C1302])*[.$B$4]" office:value-type="float" office:value="118086.697505072">
            <text:p>118086.697505072</text:p>
          </table:table-cell>
          <table:table-cell table:formula="of:=ROUND([.D1302])" office:value-type="float" office:value="118087">
            <text:p>118087</text:p>
          </table:table-cell>
          <table:table-cell table:formula="of:=([.$C$8]-([.E1302]*[.$C$4]))" office:value-type="float" office:value="78.872265625">
            <text:p>78.872265625</text:p>
          </table:table-cell>
          <table:table-cell table:formula="of:=SQRT(ABS([.$D$2]^2-[.F1302]^2))" office:value-type="float" office:value="96.9750778044516">
            <text:p>96.9750778044516</text:p>
          </table:table-cell>
          <table:table-cell table:formula="of:=ABS([.B1302]-[.G1302])" office:value-type="float" office:value="0.0000778044493614516">
            <text:p>0.0000778044493614516</text:p>
          </table:table-cell>
          <table:table-cell/>
        </table:table-row>
        <table:table-row table:style-name="ro2">
          <table:table-cell table:formula="of:=[.A1302]+[.A$4]" office:value-type="float" office:value="388.200000000009">
            <text:p>388.200000000009</text:p>
          </table:table-cell>
          <table:table-cell table:formula="of:=[.A1303]/([.$D$4]*2)" office:value-type="float" office:value="97.0500000000022">
            <text:p>97.0500000000022</text:p>
          </table:table-cell>
          <table:table-cell table:formula="of:=SQRT(ABS([.$D$2]^2-[.B1303]^2))" office:value-type="float" office:value="78.7800577557516">
            <text:p>78.7800577557516</text:p>
          </table:table-cell>
          <table:table-cell table:formula="of:=([.$C$10]-[.C1303])*[.$B$4]" office:value-type="float" office:value="118322.994545271">
            <text:p>118322.994545271</text:p>
          </table:table-cell>
          <table:table-cell table:formula="of:=ROUND([.D1303])" office:value-type="float" office:value="118323">
            <text:p>118323</text:p>
          </table:table-cell>
          <table:table-cell table:formula="of:=([.$C$8]-([.E1303]*[.$C$4]))" office:value-type="float" office:value="78.780078125">
            <text:p>78.780078125</text:p>
          </table:table-cell>
          <table:table-cell table:formula="of:=SQRT(ABS([.$D$2]^2-[.F1303]^2))" office:value-type="float" office:value="97.04998346532">
            <text:p>97.04998346532</text:p>
          </table:table-cell>
          <table:table-cell table:formula="of:=ABS([.B1303]-[.G1303])" office:value-type="float" office:value="0.0000165346821887624">
            <text:p>0.0000165346821887624</text:p>
          </table:table-cell>
          <table:table-cell/>
        </table:table-row>
        <table:table-row table:style-name="ro2">
          <table:table-cell table:formula="of:=[.A1303]+[.A$4]" office:value-type="float" office:value="388.500000000009">
            <text:p>388.500000000009</text:p>
          </table:table-cell>
          <table:table-cell table:formula="of:=[.A1304]/([.$D$4]*2)" office:value-type="float" office:value="97.1250000000022">
            <text:p>97.1250000000022</text:p>
          </table:table-cell>
          <table:table-cell table:formula="of:=SQRT(ABS([.$D$2]^2-[.B1304]^2))" office:value-type="float" office:value="78.6875744638222">
            <text:p>78.6875744638222</text:p>
          </table:table-cell>
          <table:table-cell table:formula="of:=([.$C$10]-[.C1304])*[.$B$4]" office:value-type="float" office:value="118559.75177261">
            <text:p>118559.75177261</text:p>
          </table:table-cell>
          <table:table-cell table:formula="of:=ROUND([.D1304])" office:value-type="float" office:value="118560">
            <text:p>118560</text:p>
          </table:table-cell>
          <table:table-cell table:formula="of:=([.$C$8]-([.E1304]*[.$C$4]))" office:value-type="float" office:value="78.6875">
            <text:p>78.6875</text:p>
          </table:table-cell>
          <table:table-cell table:formula="of:=SQRT(ABS([.$D$2]^2-[.F1304]^2))" office:value-type="float" office:value="97.1250603281666">
            <text:p>97.1250603281666</text:p>
          </table:table-cell>
          <table:table-cell table:formula="of:=ABS([.B1304]-[.G1304])" office:value-type="float" office:value="0.0000603281643520859">
            <text:p>0.0000603281643520859</text:p>
          </table:table-cell>
          <table:table-cell/>
        </table:table-row>
        <table:table-row table:style-name="ro2">
          <table:table-cell table:formula="of:=[.A1304]+[.A$4]" office:value-type="float" office:value="388.800000000009">
            <text:p>388.800000000009</text:p>
          </table:table-cell>
          <table:table-cell table:formula="of:=[.A1305]/([.$D$4]*2)" office:value-type="float" office:value="97.2000000000022">
            <text:p>97.2000000000022</text:p>
          </table:table-cell>
          <table:table-cell table:formula="of:=SQRT(ABS([.$D$2]^2-[.B1305]^2))" office:value-type="float" office:value="78.5949107767136">
            <text:p>78.5949107767136</text:p>
          </table:table-cell>
          <table:table-cell table:formula="of:=([.$C$10]-[.C1305])*[.$B$4]" office:value-type="float" office:value="118796.970811608">
            <text:p>118796.970811608</text:p>
          </table:table-cell>
          <table:table-cell table:formula="of:=ROUND([.D1305])" office:value-type="float" office:value="118797">
            <text:p>118797</text:p>
          </table:table-cell>
          <table:table-cell table:formula="of:=([.$C$8]-([.E1305]*[.$C$4]))" office:value-type="float" office:value="78.594921875">
            <text:p>78.594921875</text:p>
          </table:table-cell>
          <table:table-cell table:formula="of:=SQRT(ABS([.$D$2]^2-[.F1305]^2))" office:value-type="float" office:value="97.199991026042">
            <text:p>97.199991026042</text:p>
          </table:table-cell>
          <table:table-cell table:formula="of:=ABS([.B1305]-[.G1305])" office:value-type="float" office:value="0.00000897396023447072">
            <text:p>0.00000897396023447072</text:p>
          </table:table-cell>
          <table:table-cell/>
        </table:table-row>
        <table:table-row table:style-name="ro2">
          <table:table-cell table:formula="of:=[.A1305]+[.A$4]" office:value-type="float" office:value="389.100000000009">
            <text:p>389.100000000009</text:p>
          </table:table-cell>
          <table:table-cell table:formula="of:=[.A1306]/([.$D$4]*2)" office:value-type="float" office:value="97.2750000000023">
            <text:p>97.2750000000023</text:p>
          </table:table-cell>
          <table:table-cell table:formula="of:=SQRT(ABS([.$D$2]^2-[.B1306]^2))" office:value-type="float" office:value="78.5020660556113">
            <text:p>78.5020660556113</text:p>
          </table:table-cell>
          <table:table-cell table:formula="of:=([.$C$10]-[.C1306])*[.$B$4]" office:value-type="float" office:value="119034.65329763">
            <text:p>119034.65329763</text:p>
          </table:table-cell>
          <table:table-cell table:formula="of:=ROUND([.D1306])" office:value-type="float" office:value="119035">
            <text:p>119035</text:p>
          </table:table-cell>
          <table:table-cell table:formula="of:=([.$C$8]-([.E1306]*[.$C$4]))" office:value-type="float" office:value="78.501953125">
            <text:p>78.501953125</text:p>
          </table:table-cell>
          <table:table-cell table:formula="of:=SQRT(ABS([.$D$2]^2-[.F1306]^2))" office:value-type="float" office:value="97.275091136222">
            <text:p>97.275091136222</text:p>
          </table:table-cell>
          <table:table-cell table:formula="of:=ABS([.B1306]-[.G1306])" office:value-type="float" office:value="0.0000911362197797416">
            <text:p>0.0000911362197797416</text:p>
          </table:table-cell>
          <table:table-cell/>
        </table:table-row>
        <table:table-row table:style-name="ro2">
          <table:table-cell table:formula="of:=[.A1306]+[.A$4]" office:value-type="float" office:value="389.400000000009">
            <text:p>389.400000000009</text:p>
          </table:table-cell>
          <table:table-cell table:formula="of:=[.A1307]/([.$D$4]*2)" office:value-type="float" office:value="97.3500000000023">
            <text:p>97.3500000000023</text:p>
          </table:table-cell>
          <table:table-cell table:formula="of:=SQRT(ABS([.$D$2]^2-[.B1307]^2))" office:value-type="float" office:value="78.4090396574245">
            <text:p>78.4090396574245</text:p>
          </table:table-cell>
          <table:table-cell table:formula="of:=([.$C$10]-[.C1307])*[.$B$4]" office:value-type="float" office:value="119272.800876988">
            <text:p>119272.800876988</text:p>
          </table:table-cell>
          <table:table-cell table:formula="of:=ROUND([.D1307])" office:value-type="float" office:value="119273">
            <text:p>119273</text:p>
          </table:table-cell>
          <table:table-cell table:formula="of:=([.$C$8]-([.E1307]*[.$C$4]))" office:value-type="float" office:value="78.408984375">
            <text:p>78.408984375</text:p>
          </table:table-cell>
          <table:table-cell table:formula="of:=SQRT(ABS([.$D$2]^2-[.F1307]^2))" office:value-type="float" office:value="97.3500445263432">
            <text:p>97.3500445263432</text:p>
          </table:table-cell>
          <table:table-cell table:formula="of:=ABS([.B1307]-[.G1307])" office:value-type="float" office:value="0.0000445263409574181">
            <text:p>0.0000445263409574181</text:p>
          </table:table-cell>
          <table:table-cell/>
        </table:table-row>
        <table:table-row table:style-name="ro2">
          <table:table-cell table:formula="of:=[.A1307]+[.A$4]" office:value-type="float" office:value="389.700000000009">
            <text:p>389.700000000009</text:p>
          </table:table-cell>
          <table:table-cell table:formula="of:=[.A1308]/([.$D$4]*2)" office:value-type="float" office:value="97.4250000000023">
            <text:p>97.4250000000023</text:p>
          </table:table-cell>
          <table:table-cell table:formula="of:=SQRT(ABS([.$D$2]^2-[.B1308]^2))" office:value-type="float" office:value="78.315830934745">
            <text:p>78.315830934745</text:p>
          </table:table-cell>
          <table:table-cell table:formula="of:=([.$C$10]-[.C1308])*[.$B$4]" office:value-type="float" office:value="119511.415207048">
            <text:p>119511.415207048</text:p>
          </table:table-cell>
          <table:table-cell table:formula="of:=ROUND([.D1308])" office:value-type="float" office:value="119511">
            <text:p>119511</text:p>
          </table:table-cell>
          <table:table-cell table:formula="of:=([.$C$8]-([.E1308]*[.$C$4]))" office:value-type="float" office:value="78.316015625">
            <text:p>78.316015625</text:p>
          </table:table-cell>
          <table:table-cell table:formula="of:=SQRT(ABS([.$D$2]^2-[.F1308]^2))" office:value-type="float" office:value="97.4248515350409">
            <text:p>97.4248515350409</text:p>
          </table:table-cell>
          <table:table-cell table:formula="of:=ABS([.B1308]-[.G1308])" office:value-type="float" office:value="0.00014846496138432">
            <text:p>0.00014846496138432</text:p>
          </table:table-cell>
          <table:table-cell/>
        </table:table-row>
        <table:table-row table:style-name="ro2">
          <table:table-cell table:formula="of:=[.A1308]+[.A$4]" office:value-type="float" office:value="390.000000000009">
            <text:p>390.000000000009</text:p>
          </table:table-cell>
          <table:table-cell table:formula="of:=[.A1309]/([.$D$4]*2)" office:value-type="float" office:value="97.5000000000023">
            <text:p>97.5000000000023</text:p>
          </table:table-cell>
          <table:table-cell table:formula="of:=SQRT(ABS([.$D$2]^2-[.B1309]^2))" office:value-type="float" office:value="78.2224392358073">
            <text:p>78.2224392358073</text:p>
          </table:table-cell>
          <table:table-cell table:formula="of:=([.$C$10]-[.C1309])*[.$B$4]" office:value-type="float" office:value="119750.497956328">
            <text:p>119750.497956328</text:p>
          </table:table-cell>
          <table:table-cell table:formula="of:=ROUND([.D1309])" office:value-type="float" office:value="119750">
            <text:p>119750</text:p>
          </table:table-cell>
          <table:table-cell table:formula="of:=([.$C$8]-([.E1309]*[.$C$4]))" office:value-type="float" office:value="78.22265625">
            <text:p>78.22265625</text:p>
          </table:table-cell>
          <table:table-cell table:formula="of:=SQRT(ABS([.$D$2]^2-[.F1309]^2))" office:value-type="float" office:value="97.4998258931488">
            <text:p>97.4998258931488</text:p>
          </table:table-cell>
          <table:table-cell table:formula="of:=ABS([.B1309]-[.G1309])" office:value-type="float" office:value="0.000174106853421563">
            <text:p>0.000174106853421563</text:p>
          </table:table-cell>
          <table:table-cell/>
        </table:table-row>
        <table:table-row table:style-name="ro2">
          <table:table-cell table:formula="of:=[.A1309]+[.A$4]" office:value-type="float" office:value="390.300000000009">
            <text:p>390.300000000009</text:p>
          </table:table-cell>
          <table:table-cell table:formula="of:=[.A1310]/([.$D$4]*2)" office:value-type="float" office:value="97.5750000000023">
            <text:p>97.5750000000023</text:p>
          </table:table-cell>
          <table:table-cell table:formula="of:=SQRT(ABS([.$D$2]^2-[.B1310]^2))" office:value-type="float" office:value="78.1288639044467">
            <text:p>78.1288639044467</text:p>
          </table:table-cell>
          <table:table-cell table:formula="of:=([.$C$10]-[.C1310])*[.$B$4]" office:value-type="float" office:value="119990.050804611">
            <text:p>119990.050804611</text:p>
          </table:table-cell>
          <table:table-cell table:formula="of:=ROUND([.D1310])" office:value-type="float" office:value="119990">
            <text:p>119990</text:p>
          </table:table-cell>
          <table:table-cell table:formula="of:=([.$C$8]-([.E1310]*[.$C$4]))" office:value-type="float" office:value="78.12890625">
            <text:p>78.12890625</text:p>
          </table:table-cell>
          <table:table-cell table:formula="of:=SQRT(ABS([.$D$2]^2-[.F1310]^2))" office:value-type="float" office:value="97.5749660936591">
            <text:p>97.5749660936591</text:p>
          </table:table-cell>
          <table:table-cell table:formula="of:=ABS([.B1310]-[.G1310])" office:value-type="float" office:value="0.0000339063432193143">
            <text:p>0.0000339063432193143</text:p>
          </table:table-cell>
          <table:table-cell/>
        </table:table-row>
        <table:table-row table:style-name="ro2">
          <table:table-cell table:formula="of:=[.A1310]+[.A$4]" office:value-type="float" office:value="390.600000000009">
            <text:p>390.600000000009</text:p>
          </table:table-cell>
          <table:table-cell table:formula="of:=[.A1311]/([.$D$4]*2)" office:value-type="float" office:value="97.6500000000023">
            <text:p>97.6500000000023</text:p>
          </table:table-cell>
          <table:table-cell table:formula="of:=SQRT(ABS([.$D$2]^2-[.B1311]^2))" office:value-type="float" office:value="78.0351042800582">
            <text:p>78.0351042800582</text:p>
          </table:table-cell>
          <table:table-cell table:formula="of:=([.$C$10]-[.C1311])*[.$B$4]" office:value-type="float" office:value="120230.075443046">
            <text:p>120230.075443046</text:p>
          </table:table-cell>
          <table:table-cell table:formula="of:=ROUND([.D1311])" office:value-type="float" office:value="120230">
            <text:p>120230</text:p>
          </table:table-cell>
          <table:table-cell table:formula="of:=([.$C$8]-([.E1311]*[.$C$4]))" office:value-type="float" office:value="78.03515625">
            <text:p>78.03515625</text:p>
          </table:table-cell>
          <table:table-cell table:formula="of:=SQRT(ABS([.$D$2]^2-[.F1311]^2))" office:value-type="float" office:value="97.6499584692082">
            <text:p>97.6499584692082</text:p>
          </table:table-cell>
          <table:table-cell table:formula="of:=ABS([.B1311]-[.G1311])" office:value-type="float" office:value="0.0000415307940642151">
            <text:p>0.0000415307940642151</text:p>
          </table:table-cell>
          <table:table-cell/>
        </table:table-row>
        <table:table-row table:style-name="ro2">
          <table:table-cell table:formula="of:=[.A1311]+[.A$4]" office:value-type="float" office:value="390.900000000009">
            <text:p>390.900000000009</text:p>
          </table:table-cell>
          <table:table-cell table:formula="of:=[.A1312]/([.$D$4]*2)" office:value-type="float" office:value="97.7250000000023">
            <text:p>97.7250000000023</text:p>
          </table:table-cell>
          <table:table-cell table:formula="of:=SQRT(ABS([.$D$2]^2-[.B1312]^2))" office:value-type="float" office:value="77.9411596975536">
            <text:p>77.9411596975536</text:p>
          </table:table-cell>
          <table:table-cell table:formula="of:=([.$C$10]-[.C1312])*[.$B$4]" office:value-type="float" office:value="120470.573574258">
            <text:p>120470.573574258</text:p>
          </table:table-cell>
          <table:table-cell table:formula="of:=ROUND([.D1312])" office:value-type="float" office:value="120471">
            <text:p>120471</text:p>
          </table:table-cell>
          <table:table-cell table:formula="of:=([.$C$8]-([.E1312]*[.$C$4]))" office:value-type="float" office:value="77.941015625">
            <text:p>77.941015625</text:p>
          </table:table-cell>
          <table:table-cell table:formula="of:=SQRT(ABS([.$D$2]^2-[.F1312]^2))" office:value-type="float" office:value="97.7251149057575">
            <text:p>97.7251149057575</text:p>
          </table:table-cell>
          <table:table-cell table:formula="of:=ABS([.B1312]-[.G1312])" office:value-type="float" office:value="0.000114905755225436">
            <text:p>0.000114905755225436</text:p>
          </table:table-cell>
          <table:table-cell/>
        </table:table-row>
        <table:table-row table:style-name="ro2">
          <table:table-cell table:formula="of:=[.A1312]+[.A$4]" office:value-type="float" office:value="391.200000000009">
            <text:p>391.200000000009</text:p>
          </table:table-cell>
          <table:table-cell table:formula="of:=[.A1313]/([.$D$4]*2)" office:value-type="float" office:value="97.8000000000023">
            <text:p>97.8000000000023</text:p>
          </table:table-cell>
          <table:table-cell table:formula="of:=SQRT(ABS([.$D$2]^2-[.B1313]^2))" office:value-type="float" office:value="77.8470294873193">
            <text:p>77.8470294873193</text:p>
          </table:table-cell>
          <table:table-cell table:formula="of:=([.$C$10]-[.C1313])*[.$B$4]" office:value-type="float" office:value="120711.546912458">
            <text:p>120711.546912458</text:p>
          </table:table-cell>
          <table:table-cell table:formula="of:=ROUND([.D1313])" office:value-type="float" office:value="120712">
            <text:p>120712</text:p>
          </table:table-cell>
          <table:table-cell table:formula="of:=([.$C$8]-([.E1313]*[.$C$4]))" office:value-type="float" office:value="77.846875">
            <text:p>77.846875</text:p>
          </table:table-cell>
          <table:table-cell table:formula="of:=SQRT(ABS([.$D$2]^2-[.F1313]^2))" office:value-type="float" office:value="97.8001229689123">
            <text:p>97.8001229689123</text:p>
          </table:table-cell>
          <table:table-cell table:formula="of:=ABS([.B1313]-[.G1313])" office:value-type="float" office:value="0.000122968910062582">
            <text:p>0.000122968910062582</text:p>
          </table:table-cell>
          <table:table-cell/>
        </table:table-row>
        <table:table-row table:style-name="ro2">
          <table:table-cell table:formula="of:=[.A1313]+[.A$4]" office:value-type="float" office:value="391.500000000009">
            <text:p>391.500000000009</text:p>
          </table:table-cell>
          <table:table-cell table:formula="of:=[.A1314]/([.$D$4]*2)" office:value-type="float" office:value="97.8750000000023">
            <text:p>97.8750000000023</text:p>
          </table:table-cell>
          <table:table-cell table:formula="of:=SQRT(ABS([.$D$2]^2-[.B1314]^2))" office:value-type="float" office:value="77.7527129751725">
            <text:p>77.7527129751725</text:p>
          </table:table-cell>
          <table:table-cell table:formula="of:=([.$C$10]-[.C1314])*[.$B$4]" office:value-type="float" office:value="120952.997183553">
            <text:p>120952.997183553</text:p>
          </table:table-cell>
          <table:table-cell table:formula="of:=ROUND([.D1314])" office:value-type="float" office:value="120953">
            <text:p>120953</text:p>
          </table:table-cell>
          <table:table-cell table:formula="of:=([.$C$8]-([.E1314]*[.$C$4]))" office:value-type="float" office:value="77.752734375">
            <text:p>77.752734375</text:p>
          </table:table-cell>
          <table:table-cell table:formula="of:=SQRT(ABS([.$D$2]^2-[.F1314]^2))" office:value-type="float" office:value="97.8749829997977">
            <text:p>97.8749829997977</text:p>
          </table:table-cell>
          <table:table-cell table:formula="of:=ABS([.B1314]-[.G1314])" office:value-type="float" office:value="0.0000170002045507545">
            <text:p>0.0000170002045507545</text:p>
          </table:table-cell>
          <table:table-cell/>
        </table:table-row>
        <table:table-row table:style-name="ro2">
          <table:table-cell table:formula="of:=[.A1314]+[.A$4]" office:value-type="float" office:value="391.800000000009">
            <text:p>391.800000000009</text:p>
          </table:table-cell>
          <table:table-cell table:formula="of:=[.A1315]/([.$D$4]*2)" office:value-type="float" office:value="97.9500000000023">
            <text:p>97.9500000000023</text:p>
          </table:table-cell>
          <table:table-cell table:formula="of:=SQRT(ABS([.$D$2]^2-[.B1315]^2))" office:value-type="float" office:value="77.6582094823178">
            <text:p>77.6582094823178</text:p>
          </table:table-cell>
          <table:table-cell table:formula="of:=([.$C$10]-[.C1315])*[.$B$4]" office:value-type="float" office:value="121194.926125261">
            <text:p>121194.926125261</text:p>
          </table:table-cell>
          <table:table-cell table:formula="of:=ROUND([.D1315])" office:value-type="float" office:value="121195">
            <text:p>121195</text:p>
          </table:table-cell>
          <table:table-cell table:formula="of:=([.$C$8]-([.E1315]*[.$C$4]))" office:value-type="float" office:value="77.658203125">
            <text:p>77.658203125</text:p>
          </table:table-cell>
          <table:table-cell table:formula="of:=SQRT(ABS([.$D$2]^2-[.F1315]^2))" office:value-type="float" office:value="97.9500050403074">
            <text:p>97.9500050403074</text:p>
          </table:table-cell>
          <table:table-cell table:formula="of:=ABS([.B1315]-[.G1315])" office:value-type="float" office:value="0.00000504030509773656">
            <text:p>0.00000504030509773656</text:p>
          </table:table-cell>
          <table:table-cell/>
        </table:table-row>
        <table:table-row table:style-name="ro2">
          <table:table-cell table:formula="of:=[.A1315]+[.A$4]" office:value-type="float" office:value="392.100000000009">
            <text:p>392.100000000009</text:p>
          </table:table-cell>
          <table:table-cell table:formula="of:=[.A1316]/([.$D$4]*2)" office:value-type="float" office:value="98.0250000000023">
            <text:p>98.0250000000023</text:p>
          </table:table-cell>
          <table:table-cell table:formula="of:=SQRT(ABS([.$D$2]^2-[.B1316]^2))" office:value-type="float" office:value="77.5635183253026">
            <text:p>77.5635183253026</text:p>
          </table:table-cell>
          <table:table-cell table:formula="of:=([.$C$10]-[.C1316])*[.$B$4]" office:value-type="float" office:value="121437.33548722">
            <text:p>121437.33548722</text:p>
          </table:table-cell>
          <table:table-cell table:formula="of:=ROUND([.D1316])" office:value-type="float" office:value="121437">
            <text:p>121437</text:p>
          </table:table-cell>
          <table:table-cell table:formula="of:=([.$C$8]-([.E1316]*[.$C$4]))" office:value-type="float" office:value="77.563671875">
            <text:p>77.563671875</text:p>
          </table:table-cell>
          <table:table-cell table:formula="of:=SQRT(ABS([.$D$2]^2-[.F1316]^2))" office:value-type="float" office:value="98.0248785016709">
            <text:p>98.0248785016709</text:p>
          </table:table-cell>
          <table:table-cell table:formula="of:=ABS([.B1316]-[.G1316])" office:value-type="float" office:value="0.000121498331424164">
            <text:p>0.000121498331424164</text:p>
          </table:table-cell>
          <table:table-cell/>
        </table:table-row>
        <table:table-row table:style-name="ro2">
          <table:table-cell table:formula="of:=[.A1316]+[.A$4]" office:value-type="float" office:value="392.400000000009">
            <text:p>392.400000000009</text:p>
          </table:table-cell>
          <table:table-cell table:formula="of:=[.A1317]/([.$D$4]*2)" office:value-type="float" office:value="98.1000000000023">
            <text:p>98.1000000000023</text:p>
          </table:table-cell>
          <table:table-cell table:formula="of:=SQRT(ABS([.$D$2]^2-[.B1317]^2))" office:value-type="float" office:value="77.4686388159722">
            <text:p>77.4686388159722</text:p>
          </table:table-cell>
          <table:table-cell table:formula="of:=([.$C$10]-[.C1317])*[.$B$4]" office:value-type="float" office:value="121680.227031106">
            <text:p>121680.227031106</text:p>
          </table:table-cell>
          <table:table-cell table:formula="of:=ROUND([.D1317])" office:value-type="float" office:value="121680">
            <text:p>121680</text:p>
          </table:table-cell>
          <table:table-cell table:formula="of:=([.$C$8]-([.E1317]*[.$C$4]))" office:value-type="float" office:value="77.46875">
            <text:p>77.46875</text:p>
          </table:table-cell>
          <table:table-cell table:formula="of:=SQRT(ABS([.$D$2]^2-[.F1317]^2))" office:value-type="float" office:value="98.0999121989286">
            <text:p>98.0999121989286</text:p>
          </table:table-cell>
          <table:table-cell table:formula="of:=ABS([.B1317]-[.G1317])" office:value-type="float" office:value="0.000087801073689775">
            <text:p>0.000087801073689775</text:p>
          </table:table-cell>
          <table:table-cell/>
        </table:table-row>
        <table:table-row table:style-name="ro2">
          <table:table-cell table:formula="of:=[.A1317]+[.A$4]" office:value-type="float" office:value="392.700000000009">
            <text:p>392.700000000009</text:p>
          </table:table-cell>
          <table:table-cell table:formula="of:=[.A1318]/([.$D$4]*2)" office:value-type="float" office:value="98.1750000000023">
            <text:p>98.1750000000023</text:p>
          </table:table-cell>
          <table:table-cell table:formula="of:=SQRT(ABS([.$D$2]^2-[.B1318]^2))" office:value-type="float" office:value="77.3735702614242">
            <text:p>77.3735702614242</text:p>
          </table:table-cell>
          <table:table-cell table:formula="of:=([.$C$10]-[.C1318])*[.$B$4]" office:value-type="float" office:value="121923.602530749">
            <text:p>121923.602530749</text:p>
          </table:table-cell>
          <table:table-cell table:formula="of:=ROUND([.D1318])" office:value-type="float" office:value="121924">
            <text:p>121924</text:p>
          </table:table-cell>
          <table:table-cell table:formula="of:=([.$C$8]-([.E1318]*[.$C$4]))" office:value-type="float" office:value="77.3734375">
            <text:p>77.3734375</text:p>
          </table:table-cell>
          <table:table-cell table:formula="of:=SQRT(ABS([.$D$2]^2-[.F1318]^2))" office:value-type="float" office:value="98.1751046316407">
            <text:p>98.1751046316407</text:p>
          </table:table-cell>
          <table:table-cell table:formula="of:=ABS([.B1318]-[.G1318])" office:value-type="float" office:value="0.000104631638393471">
            <text:p>0.000104631638393471</text:p>
          </table:table-cell>
          <table:table-cell/>
        </table:table-row>
        <table:table-row table:style-name="ro2">
          <table:table-cell table:formula="of:=[.A1318]+[.A$4]" office:value-type="float" office:value="393.000000000009">
            <text:p>393.000000000009</text:p>
          </table:table-cell>
          <table:table-cell table:formula="of:=[.A1319]/([.$D$4]*2)" office:value-type="float" office:value="98.2500000000023">
            <text:p>98.2500000000023</text:p>
          </table:table-cell>
          <table:table-cell table:formula="of:=SQRT(ABS([.$D$2]^2-[.B1319]^2))" office:value-type="float" office:value="77.2783119639628">
            <text:p>77.2783119639628</text:p>
          </table:table-cell>
          <table:table-cell table:formula="of:=([.$C$10]-[.C1319])*[.$B$4]" office:value-type="float" office:value="122167.46377225">
            <text:p>122167.46377225</text:p>
          </table:table-cell>
          <table:table-cell table:formula="of:=ROUND([.D1319])" office:value-type="float" office:value="122167">
            <text:p>122167</text:p>
          </table:table-cell>
          <table:table-cell table:formula="of:=([.$C$8]-([.E1319]*[.$C$4]))" office:value-type="float" office:value="77.278515625">
            <text:p>77.278515625</text:p>
          </table:table-cell>
          <table:table-cell table:formula="of:=SQRT(ABS([.$D$2]^2-[.F1319]^2))" office:value-type="float" office:value="98.2498398105393">
            <text:p>98.2498398105393</text:p>
          </table:table-cell>
          <table:table-cell table:formula="of:=ABS([.B1319]-[.G1319])" office:value-type="float" office:value="0.00016018946300278">
            <text:p>0.00016018946300278</text:p>
          </table:table-cell>
          <table:table-cell/>
        </table:table-row>
        <table:table-row table:style-name="ro2">
          <table:table-cell table:formula="of:=[.A1319]+[.A$4]" office:value-type="float" office:value="393.300000000009">
            <text:p>393.300000000009</text:p>
          </table:table-cell>
          <table:table-cell table:formula="of:=[.A1320]/([.$D$4]*2)" office:value-type="float" office:value="98.3250000000023">
            <text:p>98.3250000000023</text:p>
          </table:table-cell>
          <table:table-cell table:formula="of:=SQRT(ABS([.$D$2]^2-[.B1320]^2))" office:value-type="float" office:value="77.1828632210515">
            <text:p>77.1828632210515</text:p>
          </table:table-cell>
          <table:table-cell table:formula="of:=([.$C$10]-[.C1320])*[.$B$4]" office:value-type="float" office:value="122411.812554103">
            <text:p>122411.812554103</text:p>
          </table:table-cell>
          <table:table-cell table:formula="of:=ROUND([.D1320])" office:value-type="float" office:value="122412">
            <text:p>122412</text:p>
          </table:table-cell>
          <table:table-cell table:formula="of:=([.$C$8]-([.E1320]*[.$C$4]))" office:value-type="float" office:value="77.1828125">
            <text:p>77.1828125</text:p>
          </table:table-cell>
          <table:table-cell table:formula="of:=SQRT(ABS([.$D$2]^2-[.F1320]^2))" office:value-type="float" office:value="98.3250398148399">
            <text:p>98.3250398148399</text:p>
          </table:table-cell>
          <table:table-cell table:formula="of:=ABS([.B1320]-[.G1320])" office:value-type="float" office:value="0.0000398148375637675">
            <text:p>0.0000398148375637675</text:p>
          </table:table-cell>
          <table:table-cell/>
        </table:table-row>
        <table:table-row table:style-name="ro2">
          <table:table-cell table:formula="of:=[.A1320]+[.A$4]" office:value-type="float" office:value="393.600000000009">
            <text:p>393.600000000009</text:p>
          </table:table-cell>
          <table:table-cell table:formula="of:=[.A1321]/([.$D$4]*2)" office:value-type="float" office:value="98.4000000000023">
            <text:p>98.4000000000023</text:p>
          </table:table-cell>
          <table:table-cell table:formula="of:=SQRT(ABS([.$D$2]^2-[.B1321]^2))" office:value-type="float" office:value="77.0872233252667">
            <text:p>77.0872233252667</text:p>
          </table:table-cell>
          <table:table-cell table:formula="of:=([.$C$10]-[.C1321])*[.$B$4]" office:value-type="float" office:value="122656.650687312">
            <text:p>122656.650687312</text:p>
          </table:table-cell>
          <table:table-cell table:formula="of:=ROUND([.D1321])" office:value-type="float" office:value="122657">
            <text:p>122657</text:p>
          </table:table-cell>
          <table:table-cell table:formula="of:=([.$C$8]-([.E1321]*[.$C$4]))" office:value-type="float" office:value="77.087109375">
            <text:p>77.087109375</text:p>
          </table:table-cell>
          <table:table-cell table:formula="of:=SQRT(ABS([.$D$2]^2-[.F1321]^2))" office:value-type="float" office:value="98.4000892693029">
            <text:p>98.4000892693029</text:p>
          </table:table-cell>
          <table:table-cell table:formula="of:=ABS([.B1321]-[.G1321])" office:value-type="float" office:value="0.0000892693006449008">
            <text:p>0.0000892693006449008</text:p>
          </table:table-cell>
          <table:table-cell/>
        </table:table-row>
        <table:table-row table:style-name="ro2">
          <table:table-cell table:formula="of:=[.A1321]+[.A$4]" office:value-type="float" office:value="393.900000000009">
            <text:p>393.900000000009</text:p>
          </table:table-cell>
          <table:table-cell table:formula="of:=[.A1322]/([.$D$4]*2)" office:value-type="float" office:value="98.4750000000023">
            <text:p>98.4750000000023</text:p>
          </table:table-cell>
          <table:table-cell table:formula="of:=SQRT(ABS([.$D$2]^2-[.B1322]^2))" office:value-type="float" office:value="76.9913915642492">
            <text:p>76.9913915642492</text:p>
          </table:table-cell>
          <table:table-cell table:formula="of:=([.$C$10]-[.C1322])*[.$B$4]" office:value-type="float" office:value="122901.979995517">
            <text:p>122901.979995517</text:p>
          </table:table-cell>
          <table:table-cell table:formula="of:=ROUND([.D1322])" office:value-type="float" office:value="122902">
            <text:p>122902</text:p>
          </table:table-cell>
          <table:table-cell table:formula="of:=([.$C$8]-([.E1322]*[.$C$4]))" office:value-type="float" office:value="76.99140625">
            <text:p>76.99140625</text:p>
          </table:table-cell>
          <table:table-cell table:formula="of:=SQRT(ABS([.$D$2]^2-[.F1322]^2))" office:value-type="float" office:value="98.4749885181383">
            <text:p>98.4749885181383</text:p>
          </table:table-cell>
          <table:table-cell table:formula="of:=ABS([.B1322]-[.G1322])" office:value-type="float" office:value="0.0000114818640355452">
            <text:p>0.0000114818640355452</text:p>
          </table:table-cell>
          <table:table-cell/>
        </table:table-row>
        <table:table-row table:style-name="ro2">
          <table:table-cell table:formula="of:=[.A1322]+[.A$4]" office:value-type="float" office:value="394.200000000009">
            <text:p>394.200000000009</text:p>
          </table:table-cell>
          <table:table-cell table:formula="of:=[.A1323]/([.$D$4]*2)" office:value-type="float" office:value="98.5500000000023">
            <text:p>98.5500000000023</text:p>
          </table:table-cell>
          <table:table-cell table:formula="of:=SQRT(ABS([.$D$2]^2-[.B1323]^2))" office:value-type="float" office:value="76.8953672206561">
            <text:p>76.8953672206561</text:p>
          </table:table-cell>
          <table:table-cell table:formula="of:=([.$C$10]-[.C1323])*[.$B$4]" office:value-type="float" office:value="123147.802315115">
            <text:p>123147.802315115</text:p>
          </table:table-cell>
          <table:table-cell table:formula="of:=ROUND([.D1323])" office:value-type="float" office:value="123148">
            <text:p>123148</text:p>
          </table:table-cell>
          <table:table-cell table:formula="of:=([.$C$8]-([.E1323]*[.$C$4]))" office:value-type="float" office:value="76.8953125">
            <text:p>76.8953125</text:p>
          </table:table-cell>
          <table:table-cell table:formula="of:=SQRT(ABS([.$D$2]^2-[.F1323]^2))" office:value-type="float" office:value="98.5500426967302">
            <text:p>98.5500426967302</text:p>
          </table:table-cell>
          <table:table-cell table:formula="of:=ABS([.B1323]-[.G1323])" office:value-type="float" office:value="0.0000426967278883694">
            <text:p>0.0000426967278883694</text:p>
          </table:table-cell>
          <table:table-cell/>
        </table:table-row>
        <table:table-row table:style-name="ro2">
          <table:table-cell table:formula="of:=[.A1323]+[.A$4]" office:value-type="float" office:value="394.500000000009">
            <text:p>394.500000000009</text:p>
          </table:table-cell>
          <table:table-cell table:formula="of:=[.A1324]/([.$D$4]*2)" office:value-type="float" office:value="98.6250000000023">
            <text:p>98.6250000000023</text:p>
          </table:table-cell>
          <table:table-cell table:formula="of:=SQRT(ABS([.$D$2]^2-[.B1324]^2))" office:value-type="float" office:value="76.7991495721114">
            <text:p>76.7991495721114</text:p>
          </table:table-cell>
          <table:table-cell table:formula="of:=([.$C$10]-[.C1324])*[.$B$4]" office:value-type="float" office:value="123394.11949539">
            <text:p>123394.11949539</text:p>
          </table:table-cell>
          <table:table-cell table:formula="of:=ROUND([.D1324])" office:value-type="float" office:value="123394">
            <text:p>123394</text:p>
          </table:table-cell>
          <table:table-cell table:formula="of:=([.$C$8]-([.E1324]*[.$C$4]))" office:value-type="float" office:value="76.79921875">
            <text:p>76.79921875</text:p>
          </table:table-cell>
          <table:table-cell table:formula="of:=SQRT(ABS([.$D$2]^2-[.F1324]^2))" office:value-type="float" office:value="98.6249461312383">
            <text:p>98.6249461312383</text:p>
          </table:table-cell>
          <table:table-cell table:formula="of:=ABS([.B1324]-[.G1324])" office:value-type="float" office:value="0.0000538687640414537">
            <text:p>0.0000538687640414537</text:p>
          </table:table-cell>
          <table:table-cell/>
        </table:table-row>
        <table:table-row table:style-name="ro2">
          <table:table-cell table:formula="of:=[.A1324]+[.A$4]" office:value-type="float" office:value="394.800000000009">
            <text:p>394.800000000009</text:p>
          </table:table-cell>
          <table:table-cell table:formula="of:=[.A1325]/([.$D$4]*2)" office:value-type="float" office:value="98.7000000000023">
            <text:p>98.7000000000023</text:p>
          </table:table-cell>
          <table:table-cell table:formula="of:=SQRT(ABS([.$D$2]^2-[.B1325]^2))" office:value-type="float" office:value="76.7027378911571">
            <text:p>76.7027378911571</text:p>
          </table:table-cell>
          <table:table-cell table:formula="of:=([.$C$10]-[.C1325])*[.$B$4]" office:value-type="float" office:value="123640.933398633">
            <text:p>123640.933398633</text:p>
          </table:table-cell>
          <table:table-cell table:formula="of:=ROUND([.D1325])" office:value-type="float" office:value="123641">
            <text:p>123641</text:p>
          </table:table-cell>
          <table:table-cell table:formula="of:=([.$C$8]-([.E1325]*[.$C$4]))" office:value-type="float" office:value="76.702734375">
            <text:p>76.702734375</text:p>
          </table:table-cell>
          <table:table-cell table:formula="of:=SQRT(ABS([.$D$2]^2-[.F1325]^2))" office:value-type="float" office:value="98.7000027325136">
            <text:p>98.7000027325136</text:p>
          </table:table-cell>
          <table:table-cell table:formula="of:=ABS([.B1325]-[.G1325])" office:value-type="float" office:value="0.00000273251129101482">
            <text:p>0.00000273251129101482</text:p>
          </table:table-cell>
          <table:table-cell/>
        </table:table-row>
        <table:table-row table:style-name="ro2">
          <table:table-cell table:formula="of:=[.A1325]+[.A$4]" office:value-type="float" office:value="395.100000000009">
            <text:p>395.100000000009</text:p>
          </table:table-cell>
          <table:table-cell table:formula="of:=[.A1326]/([.$D$4]*2)" office:value-type="float" office:value="98.7750000000023">
            <text:p>98.7750000000023</text:p>
          </table:table-cell>
          <table:table-cell table:formula="of:=SQRT(ABS([.$D$2]^2-[.B1326]^2))" office:value-type="float" office:value="76.6061314452019">
            <text:p>76.6061314452019</text:p>
          </table:table-cell>
          <table:table-cell table:formula="of:=([.$C$10]-[.C1326])*[.$B$4]" office:value-type="float" office:value="123888.245900278">
            <text:p>123888.245900278</text:p>
          </table:table-cell>
          <table:table-cell table:formula="of:=ROUND([.D1326])" office:value-type="float" office:value="123888">
            <text:p>123888</text:p>
          </table:table-cell>
          <table:table-cell table:formula="of:=([.$C$8]-([.E1326]*[.$C$4]))" office:value-type="float" office:value="76.60625">
            <text:p>76.60625</text:p>
          </table:table-cell>
          <table:table-cell table:formula="of:=SQRT(ABS([.$D$2]^2-[.F1326]^2))" office:value-type="float" office:value="98.7749080532982">
            <text:p>98.7749080532982</text:p>
          </table:table-cell>
          <table:table-cell table:formula="of:=ABS([.B1326]-[.G1326])" office:value-type="float" office:value="0.0000919467041597954">
            <text:p>0.0000919467041597954</text:p>
          </table:table-cell>
          <table:table-cell/>
        </table:table-row>
        <table:table-row table:style-name="ro2">
          <table:table-cell table:formula="of:=[.A1326]+[.A$4]" office:value-type="float" office:value="395.400000000009">
            <text:p>395.400000000009</text:p>
          </table:table-cell>
          <table:table-cell table:formula="of:=[.A1327]/([.$D$4]*2)" office:value-type="float" office:value="98.8500000000023">
            <text:p>98.8500000000023</text:p>
          </table:table-cell>
          <table:table-cell table:formula="of:=SQRT(ABS([.$D$2]^2-[.B1327]^2))" office:value-type="float" office:value="76.5093294964708">
            <text:p>76.5093294964708</text:p>
          </table:table-cell>
          <table:table-cell table:formula="of:=([.$C$10]-[.C1327])*[.$B$4]" office:value-type="float" office:value="124136.05888903">
            <text:p>124136.05888903</text:p>
          </table:table-cell>
          <table:table-cell table:formula="of:=ROUND([.D1327])" office:value-type="float" office:value="124136">
            <text:p>124136</text:p>
          </table:table-cell>
          <table:table-cell table:formula="of:=([.$C$8]-([.E1327]*[.$C$4]))" office:value-type="float" office:value="76.509375">
            <text:p>76.509375</text:p>
          </table:table-cell>
          <table:table-cell table:formula="of:=SQRT(ABS([.$D$2]^2-[.F1327]^2))" office:value-type="float" office:value="98.8499647805166">
            <text:p>98.8499647805166</text:p>
          </table:table-cell>
          <table:table-cell table:formula="of:=ABS([.B1327]-[.G1327])" office:value-type="float" office:value="0.0000352194856958476">
            <text:p>0.0000352194856958476</text:p>
          </table:table-cell>
          <table:table-cell/>
        </table:table-row>
        <table:table-row table:style-name="ro2">
          <table:table-cell table:formula="of:=[.A1327]+[.A$4]" office:value-type="float" office:value="395.700000000009">
            <text:p>395.700000000009</text:p>
          </table:table-cell>
          <table:table-cell table:formula="of:=[.A1328]/([.$D$4]*2)" office:value-type="float" office:value="98.9250000000023">
            <text:p>98.9250000000023</text:p>
          </table:table-cell>
          <table:table-cell table:formula="of:=SQRT(ABS([.$D$2]^2-[.B1328]^2))" office:value-type="float" office:value="76.4123313019538">
            <text:p>76.4123313019538</text:p>
          </table:table-cell>
          <table:table-cell table:formula="of:=([.$C$10]-[.C1328])*[.$B$4]" office:value-type="float" office:value="124384.374266993">
            <text:p>124384.374266993</text:p>
          </table:table-cell>
          <table:table-cell table:formula="of:=ROUND([.D1328])" office:value-type="float" office:value="124384">
            <text:p>124384</text:p>
          </table:table-cell>
          <table:table-cell table:formula="of:=([.$C$8]-([.E1328]*[.$C$4]))" office:value-type="float" office:value="76.4125">
            <text:p>76.4125</text:p>
          </table:table-cell>
          <table:table-cell table:formula="of:=SQRT(ABS([.$D$2]^2-[.F1328]^2))" office:value-type="float" office:value="98.9248696928634">
            <text:p>98.9248696928634</text:p>
          </table:table-cell>
          <table:table-cell table:formula="of:=ABS([.B1328]-[.G1328])" office:value-type="float" office:value="0.000130307138931585">
            <text:p>0.000130307138931585</text:p>
          </table:table-cell>
          <table:table-cell/>
        </table:table-row>
        <table:table-row table:style-name="ro2">
          <table:table-cell table:formula="of:=[.A1328]+[.A$4]" office:value-type="float" office:value="396.000000000009">
            <text:p>396.000000000009</text:p>
          </table:table-cell>
          <table:table-cell table:formula="of:=[.A1329]/([.$D$4]*2)" office:value-type="float" office:value="99.0000000000023">
            <text:p>99.0000000000023</text:p>
          </table:table-cell>
          <table:table-cell table:formula="of:=SQRT(ABS([.$D$2]^2-[.B1329]^2))" office:value-type="float" office:value="76.3151361133527">
            <text:p>76.3151361133527</text:p>
          </table:table-cell>
          <table:table-cell table:formula="of:=([.$C$10]-[.C1329])*[.$B$4]" office:value-type="float" office:value="124633.193949812">
            <text:p>124633.193949812</text:p>
          </table:table-cell>
          <table:table-cell table:formula="of:=ROUND([.D1329])" office:value-type="float" office:value="124633">
            <text:p>124633</text:p>
          </table:table-cell>
          <table:table-cell table:formula="of:=([.$C$8]-([.E1329]*[.$C$4]))" office:value-type="float" office:value="76.315234375">
            <text:p>76.315234375</text:p>
          </table:table-cell>
          <table:table-cell table:formula="of:=SQRT(ABS([.$D$2]^2-[.F1329]^2))" office:value-type="float" office:value="98.999924253955">
            <text:p>98.999924253955</text:p>
          </table:table-cell>
          <table:table-cell table:formula="of:=ABS([.B1329]-[.G1329])" office:value-type="float" office:value="0.0000757460473579385">
            <text:p>0.0000757460473579385</text:p>
          </table:table-cell>
          <table:table-cell/>
        </table:table-row>
        <table:table-row table:style-name="ro2">
          <table:table-cell table:formula="of:=[.A1329]+[.A$4]" office:value-type="float" office:value="396.300000000009">
            <text:p>396.300000000009</text:p>
          </table:table-cell>
          <table:table-cell table:formula="of:=[.A1330]/([.$D$4]*2)" office:value-type="float" office:value="99.0750000000023">
            <text:p>99.0750000000023</text:p>
          </table:table-cell>
          <table:table-cell table:formula="of:=SQRT(ABS([.$D$2]^2-[.B1330]^2))" office:value-type="float" office:value="76.2177431770289">
            <text:p>76.2177431770289</text:p>
          </table:table-cell>
          <table:table-cell table:formula="of:=([.$C$10]-[.C1330])*[.$B$4]" office:value-type="float" office:value="124882.519866801">
            <text:p>124882.519866801</text:p>
          </table:table-cell>
          <table:table-cell table:formula="of:=ROUND([.D1330])" office:value-type="float" office:value="124883">
            <text:p>124883</text:p>
          </table:table-cell>
          <table:table-cell table:formula="of:=([.$C$8]-([.E1330]*[.$C$4]))" office:value-type="float" office:value="76.217578125">
            <text:p>76.217578125</text:p>
          </table:table-cell>
          <table:table-cell table:formula="of:=SQRT(ABS([.$D$2]^2-[.F1330]^2))" office:value-type="float" office:value="99.0751269732193">
            <text:p>99.0751269732193</text:p>
          </table:table-cell>
          <table:table-cell table:formula="of:=ABS([.B1330]-[.G1330])" office:value-type="float" office:value="0.000126973216964643">
            <text:p>0.000126973216964643</text:p>
          </table:table-cell>
          <table:table-cell/>
        </table:table-row>
        <table:table-row table:style-name="ro2">
          <table:table-cell table:formula="of:=[.A1330]+[.A$4]" office:value-type="float" office:value="396.600000000009">
            <text:p>396.600000000009</text:p>
          </table:table-cell>
          <table:table-cell table:formula="of:=[.A1331]/([.$D$4]*2)" office:value-type="float" office:value="99.1500000000023">
            <text:p>99.1500000000023</text:p>
          </table:table-cell>
          <table:table-cell table:formula="of:=SQRT(ABS([.$D$2]^2-[.B1331]^2))" office:value-type="float" office:value="76.1201517339498">
            <text:p>76.1201517339498</text:p>
          </table:table-cell>
          <table:table-cell table:formula="of:=([.$C$10]-[.C1331])*[.$B$4]" office:value-type="float" office:value="125132.353961083">
            <text:p>125132.353961083</text:p>
          </table:table-cell>
          <table:table-cell table:formula="of:=ROUND([.D1331])" office:value-type="float" office:value="125132">
            <text:p>125132</text:p>
          </table:table-cell>
          <table:table-cell table:formula="of:=([.$C$8]-([.E1331]*[.$C$4]))" office:value-type="float" office:value="76.1203125">
            <text:p>76.1203125</text:p>
          </table:table-cell>
          <table:table-cell table:formula="of:=SQRT(ABS([.$D$2]^2-[.F1331]^2))" office:value-type="float" office:value="99.1498765753258">
            <text:p>99.1498765753258</text:p>
          </table:table-cell>
          <table:table-cell table:formula="of:=ABS([.B1331]-[.G1331])" office:value-type="float" office:value="0.000123424676502282">
            <text:p>0.000123424676502282</text:p>
          </table:table-cell>
          <table:table-cell/>
        </table:table-row>
        <table:table-row table:style-name="ro2">
          <table:table-cell table:formula="of:=[.A1331]+[.A$4]" office:value-type="float" office:value="396.900000000009">
            <text:p>396.900000000009</text:p>
          </table:table-cell>
          <table:table-cell table:formula="of:=[.A1332]/([.$D$4]*2)" office:value-type="float" office:value="99.2250000000023">
            <text:p>99.2250000000023</text:p>
          </table:table-cell>
          <table:table-cell table:formula="of:=SQRT(ABS([.$D$2]^2-[.B1332]^2))" office:value-type="float" office:value="76.0223610196338">
            <text:p>76.0223610196338</text:p>
          </table:table-cell>
          <table:table-cell table:formula="of:=([.$C$10]-[.C1332])*[.$B$4]" office:value-type="float" office:value="125382.698189732">
            <text:p>125382.698189732</text:p>
          </table:table-cell>
          <table:table-cell table:formula="of:=ROUND([.D1332])" office:value-type="float" office:value="125383">
            <text:p>125383</text:p>
          </table:table-cell>
          <table:table-cell table:formula="of:=([.$C$8]-([.E1332]*[.$C$4]))" office:value-type="float" office:value="76.022265625">
            <text:p>76.022265625</text:p>
          </table:table-cell>
          <table:table-cell table:formula="of:=SQRT(ABS([.$D$2]^2-[.F1332]^2))" office:value-type="float" office:value="99.225073087612">
            <text:p>99.225073087612</text:p>
          </table:table-cell>
          <table:table-cell table:formula="of:=ABS([.B1332]-[.G1332])" office:value-type="float" office:value="0.0000730876096923794">
            <text:p>0.0000730876096923794</text:p>
          </table:table-cell>
          <table:table-cell/>
        </table:table-row>
        <table:table-row table:style-name="ro2">
          <table:table-cell table:formula="of:=[.A1332]+[.A$4]" office:value-type="float" office:value="397.200000000009">
            <text:p>397.200000000009</text:p>
          </table:table-cell>
          <table:table-cell table:formula="of:=[.A1333]/([.$D$4]*2)" office:value-type="float" office:value="99.3000000000023">
            <text:p>99.3000000000023</text:p>
          </table:table-cell>
          <table:table-cell table:formula="of:=SQRT(ABS([.$D$2]^2-[.B1333]^2))" office:value-type="float" office:value="75.924370264096">
            <text:p>75.924370264096</text:p>
          </table:table-cell>
          <table:table-cell table:formula="of:=([.$C$10]-[.C1333])*[.$B$4]" office:value-type="float" office:value="125633.554523909">
            <text:p>125633.554523909</text:p>
          </table:table-cell>
          <table:table-cell table:formula="of:=ROUND([.D1333])" office:value-type="float" office:value="125634">
            <text:p>125634</text:p>
          </table:table-cell>
          <table:table-cell table:formula="of:=([.$C$8]-([.E1333]*[.$C$4]))" office:value-type="float" office:value="75.92421875">
            <text:p>75.92421875</text:p>
          </table:table-cell>
          <table:table-cell table:formula="of:=SQRT(ABS([.$D$2]^2-[.F1333]^2))" office:value-type="float" office:value="99.3001158468718">
            <text:p>99.3001158468718</text:p>
          </table:table-cell>
          <table:table-cell table:formula="of:=ABS([.B1333]-[.G1333])" office:value-type="float" office:value="0.000115846869420011">
            <text:p>0.000115846869420011</text:p>
          </table:table-cell>
          <table:table-cell/>
        </table:table-row>
        <table:table-row table:style-name="ro2">
          <table:table-cell table:formula="of:=[.A1333]+[.A$4]" office:value-type="float" office:value="397.500000000009">
            <text:p>397.500000000009</text:p>
          </table:table-cell>
          <table:table-cell table:formula="of:=[.A1334]/([.$D$4]*2)" office:value-type="float" office:value="99.3750000000023">
            <text:p>99.3750000000023</text:p>
          </table:table-cell>
          <table:table-cell table:formula="of:=SQRT(ABS([.$D$2]^2-[.B1334]^2))" office:value-type="float" office:value="75.8261786917918">
            <text:p>75.8261786917918</text:p>
          </table:table-cell>
          <table:table-cell table:formula="of:=([.$C$10]-[.C1334])*[.$B$4]" office:value-type="float" office:value="125884.924949008">
            <text:p>125884.924949008</text:p>
          </table:table-cell>
          <table:table-cell table:formula="of:=ROUND([.D1334])" office:value-type="float" office:value="125885">
            <text:p>125885</text:p>
          </table:table-cell>
          <table:table-cell table:formula="of:=([.$C$8]-([.E1334]*[.$C$4]))" office:value-type="float" office:value="75.826171875">
            <text:p>75.826171875</text:p>
          </table:table-cell>
          <table:table-cell table:formula="of:=SQRT(ABS([.$D$2]^2-[.F1334]^2))" office:value-type="float" office:value="99.3750052014236">
            <text:p>99.3750052014236</text:p>
          </table:table-cell>
          <table:table-cell table:formula="of:=ABS([.B1334]-[.G1334])" office:value-type="float" office:value="0.00000520142123150436">
            <text:p>0.00000520142123150436</text:p>
          </table:table-cell>
          <table:table-cell/>
        </table:table-row>
        <table:table-row table:style-name="ro2">
          <table:table-cell table:formula="of:=[.A1334]+[.A$4]" office:value-type="float" office:value="397.800000000009">
            <text:p>397.800000000009</text:p>
          </table:table-cell>
          <table:table-cell table:formula="of:=[.A1335]/([.$D$4]*2)" office:value-type="float" office:value="99.4500000000023">
            <text:p>99.4500000000023</text:p>
          </table:table-cell>
          <table:table-cell table:formula="of:=SQRT(ABS([.$D$2]^2-[.B1335]^2))" office:value-type="float" office:value="75.7277855215609">
            <text:p>75.7277855215609</text:p>
          </table:table-cell>
          <table:table-cell table:formula="of:=([.$C$10]-[.C1335])*[.$B$4]" office:value-type="float" office:value="126136.811464799">
            <text:p>126136.811464799</text:p>
          </table:table-cell>
          <table:table-cell table:formula="of:=ROUND([.D1335])" office:value-type="float" office:value="126137">
            <text:p>126137</text:p>
          </table:table-cell>
          <table:table-cell table:formula="of:=([.$C$8]-([.E1335]*[.$C$4]))" office:value-type="float" office:value="75.727734375">
            <text:p>75.727734375</text:p>
          </table:table-cell>
          <table:table-cell table:formula="of:=SQRT(ABS([.$D$2]^2-[.F1335]^2))" office:value-type="float" office:value="99.4500389463445">
            <text:p>99.4500389463445</text:p>
          </table:table-cell>
          <table:table-cell table:formula="of:=ABS([.B1335]-[.G1335])" office:value-type="float" office:value="0.0000389463421868186">
            <text:p>0.0000389463421868186</text:p>
          </table:table-cell>
          <table:table-cell/>
        </table:table-row>
        <table:table-row table:style-name="ro2">
          <table:table-cell table:formula="of:=[.A1335]+[.A$4]" office:value-type="float" office:value="398.100000000009">
            <text:p>398.100000000009</text:p>
          </table:table-cell>
          <table:table-cell table:formula="of:=[.A1336]/([.$D$4]*2)" office:value-type="float" office:value="99.5250000000023">
            <text:p>99.5250000000023</text:p>
          </table:table-cell>
          <table:table-cell table:formula="of:=SQRT(ABS([.$D$2]^2-[.B1336]^2))" office:value-type="float" office:value="75.62918996657">
            <text:p>75.62918996657</text:p>
          </table:table-cell>
          <table:table-cell table:formula="of:=([.$C$10]-[.C1336])*[.$B$4]" office:value-type="float" office:value="126389.216085576">
            <text:p>126389.216085576</text:p>
          </table:table-cell>
          <table:table-cell table:formula="of:=ROUND([.D1336])" office:value-type="float" office:value="126389">
            <text:p>126389</text:p>
          </table:table-cell>
          <table:table-cell table:formula="of:=([.$C$8]-([.E1336]*[.$C$4]))" office:value-type="float" office:value="75.629296875">
            <text:p>75.629296875</text:p>
          </table:table-cell>
          <table:table-cell table:formula="of:=SQRT(ABS([.$D$2]^2-[.F1336]^2))" office:value-type="float" office:value="99.5249187600428">
            <text:p>99.5249187600428</text:p>
          </table:table-cell>
          <table:table-cell table:formula="of:=ABS([.B1336]-[.G1336])" office:value-type="float" office:value="0.0000812399595560009">
            <text:p>0.0000812399595560009</text:p>
          </table:table-cell>
          <table:table-cell/>
        </table:table-row>
        <table:table-row table:style-name="ro2">
          <table:table-cell table:formula="of:=[.A1336]+[.A$4]" office:value-type="float" office:value="398.400000000009">
            <text:p>398.400000000009</text:p>
          </table:table-cell>
          <table:table-cell table:formula="of:=[.A1337]/([.$D$4]*2)" office:value-type="float" office:value="99.6000000000023">
            <text:p>99.6000000000023</text:p>
          </table:table-cell>
          <table:table-cell table:formula="of:=SQRT(ABS([.$D$2]^2-[.B1337]^2))" office:value-type="float" office:value="75.5303912342544">
            <text:p>75.5303912342544</text:p>
          </table:table-cell>
          <table:table-cell table:formula="of:=([.$C$10]-[.C1337])*[.$B$4]" office:value-type="float" office:value="126642.140840304">
            <text:p>126642.140840304</text:p>
          </table:table-cell>
          <table:table-cell table:formula="of:=ROUND([.D1337])" office:value-type="float" office:value="126642">
            <text:p>126642</text:p>
          </table:table-cell>
          <table:table-cell table:formula="of:=([.$C$8]-([.E1337]*[.$C$4]))" office:value-type="float" office:value="75.53046875">
            <text:p>75.53046875</text:p>
          </table:table-cell>
          <table:table-cell table:formula="of:=SQRT(ABS([.$D$2]^2-[.F1337]^2))" office:value-type="float" office:value="99.5999412168766">
            <text:p>99.5999412168766</text:p>
          </table:table-cell>
          <table:table-cell table:formula="of:=ABS([.B1337]-[.G1337])" office:value-type="float" office:value="0.0000587831257377047">
            <text:p>0.0000587831257377047</text:p>
          </table:table-cell>
          <table:table-cell/>
        </table:table-row>
        <table:table-row table:style-name="ro2">
          <table:table-cell table:formula="of:=[.A1337]+[.A$4]" office:value-type="float" office:value="398.700000000009">
            <text:p>398.700000000009</text:p>
          </table:table-cell>
          <table:table-cell table:formula="of:=[.A1338]/([.$D$4]*2)" office:value-type="float" office:value="99.6750000000023">
            <text:p>99.6750000000023</text:p>
          </table:table-cell>
          <table:table-cell table:formula="of:=SQRT(ABS([.$D$2]^2-[.B1338]^2))" office:value-type="float" office:value="75.4313885262596">
            <text:p>75.4313885262596</text:p>
          </table:table-cell>
          <table:table-cell table:formula="of:=([.$C$10]-[.C1338])*[.$B$4]" office:value-type="float" office:value="126895.58777277">
            <text:p>126895.58777277</text:p>
          </table:table-cell>
          <table:table-cell table:formula="of:=ROUND([.D1338])" office:value-type="float" office:value="126896">
            <text:p>126896</text:p>
          </table:table-cell>
          <table:table-cell table:formula="of:=([.$C$8]-([.E1338]*[.$C$4]))" office:value-type="float" office:value="75.43125">
            <text:p>75.43125</text:p>
          </table:table-cell>
          <table:table-cell table:formula="of:=SQRT(ABS([.$D$2]^2-[.F1338]^2))" office:value-type="float" office:value="99.6751048328393">
            <text:p>99.6751048328393</text:p>
          </table:table-cell>
          <table:table-cell table:formula="of:=ABS([.B1338]-[.G1338])" office:value-type="float" office:value="0.000104832836925084">
            <text:p>0.000104832836925084</text:p>
          </table:table-cell>
          <table:table-cell/>
        </table:table-row>
        <table:table-row table:style-name="ro2">
          <table:table-cell table:formula="of:=[.A1338]+[.A$4]" office:value-type="float" office:value="399.000000000009">
            <text:p>399.000000000009</text:p>
          </table:table-cell>
          <table:table-cell table:formula="of:=[.A1339]/([.$D$4]*2)" office:value-type="float" office:value="99.7500000000023">
            <text:p>99.7500000000023</text:p>
          </table:table-cell>
          <table:table-cell table:formula="of:=SQRT(ABS([.$D$2]^2-[.B1339]^2))" office:value-type="float" office:value="75.3321810383818">
            <text:p>75.3321810383818</text:p>
          </table:table-cell>
          <table:table-cell table:formula="of:=([.$C$10]-[.C1339])*[.$B$4]" office:value-type="float" office:value="127149.558941737">
            <text:p>127149.558941737</text:p>
          </table:table-cell>
          <table:table-cell table:formula="of:=ROUND([.D1339])" office:value-type="float" office:value="127150">
            <text:p>127150</text:p>
          </table:table-cell>
          <table:table-cell table:formula="of:=([.$C$8]-([.E1339]*[.$C$4]))" office:value-type="float" office:value="75.33203125">
            <text:p>75.33203125</text:p>
          </table:table-cell>
          <table:table-cell table:formula="of:=SQRT(ABS([.$D$2]^2-[.F1339]^2))" office:value-type="float" office:value="99.7501131214849">
            <text:p>99.7501131214849</text:p>
          </table:table-cell>
          <table:table-cell table:formula="of:=ABS([.B1339]-[.G1339])" office:value-type="float" office:value="0.000113121482499423">
            <text:p>0.000113121482499423</text:p>
          </table:table-cell>
          <table:table-cell/>
        </table:table-row>
        <table:table-row table:style-name="ro2">
          <table:table-cell table:formula="of:=[.A1339]+[.A$4]" office:value-type="float" office:value="399.300000000009">
            <text:p>399.300000000009</text:p>
          </table:table-cell>
          <table:table-cell table:formula="of:=[.A1340]/([.$D$4]*2)" office:value-type="float" office:value="99.8250000000023">
            <text:p>99.8250000000023</text:p>
          </table:table-cell>
          <table:table-cell table:formula="of:=SQRT(ABS([.$D$2]^2-[.B1340]^2))" office:value-type="float" office:value="75.2327679605073">
            <text:p>75.2327679605073</text:p>
          </table:table-cell>
          <table:table-cell table:formula="of:=([.$C$10]-[.C1340])*[.$B$4]" office:value-type="float" office:value="127404.056421096">
            <text:p>127404.056421096</text:p>
          </table:table-cell>
          <table:table-cell table:formula="of:=ROUND([.D1340])" office:value-type="float" office:value="127404">
            <text:p>127404</text:p>
          </table:table-cell>
          <table:table-cell table:formula="of:=([.$C$8]-([.E1340]*[.$C$4]))" office:value-type="float" office:value="75.2328125">
            <text:p>75.2328125</text:p>
          </table:table-cell>
          <table:table-cell table:formula="of:=SQRT(ABS([.$D$2]^2-[.F1340]^2))" office:value-type="float" office:value="99.8249664329513">
            <text:p>99.8249664329513</text:p>
          </table:table-cell>
          <table:table-cell table:formula="of:=ABS([.B1340]-[.G1340])" office:value-type="float" office:value="0.0000335670510906993">
            <text:p>0.0000335670510906993</text:p>
          </table:table-cell>
          <table:table-cell/>
        </table:table-row>
        <table:table-row table:style-name="ro2">
          <table:table-cell table:formula="of:=[.A1340]+[.A$4]" office:value-type="float" office:value="399.600000000009">
            <text:p>399.600000000009</text:p>
          </table:table-cell>
          <table:table-cell table:formula="of:=[.A1341]/([.$D$4]*2)" office:value-type="float" office:value="99.9000000000024">
            <text:p>99.9000000000024</text:p>
          </table:table-cell>
          <table:table-cell table:formula="of:=SQRT(ABS([.$D$2]^2-[.B1341]^2))" office:value-type="float" office:value="75.1331484765515">
            <text:p>75.1331484765515</text:p>
          </table:table-cell>
          <table:table-cell table:formula="of:=([.$C$10]-[.C1341])*[.$B$4]" office:value-type="float" office:value="127659.082300023">
            <text:p>127659.082300023</text:p>
          </table:table-cell>
          <table:table-cell table:formula="of:=ROUND([.D1341])" office:value-type="float" office:value="127659">
            <text:p>127659</text:p>
          </table:table-cell>
          <table:table-cell table:formula="of:=([.$C$8]-([.E1341]*[.$C$4]))" office:value-type="float" office:value="75.133203125">
            <text:p>75.133203125</text:p>
          </table:table-cell>
          <table:table-cell table:formula="of:=SQRT(ABS([.$D$2]^2-[.F1341]^2))" office:value-type="float" office:value="99.8999588997788">
            <text:p>99.8999588997788</text:p>
          </table:table-cell>
          <table:table-cell table:formula="of:=ABS([.B1341]-[.G1341])" office:value-type="float" office:value="0.0000411002235551905">
            <text:p>0.0000411002235551905</text:p>
          </table:table-cell>
          <table:table-cell/>
        </table:table-row>
        <table:table-row table:style-name="ro2">
          <table:table-cell table:formula="of:=[.A1341]+[.A$4]" office:value-type="float" office:value="399.900000000009">
            <text:p>399.900000000009</text:p>
          </table:table-cell>
          <table:table-cell table:formula="of:=[.A1342]/([.$D$4]*2)" office:value-type="float" office:value="99.9750000000024">
            <text:p>99.9750000000024</text:p>
          </table:table-cell>
          <table:table-cell table:formula="of:=SQRT(ABS([.$D$2]^2-[.B1342]^2))" office:value-type="float" office:value="75.033321764397">
            <text:p>75.033321764397</text:p>
          </table:table-cell>
          <table:table-cell table:formula="of:=([.$C$10]-[.C1342])*[.$B$4]" office:value-type="float" office:value="127914.638683139">
            <text:p>127914.638683139</text:p>
          </table:table-cell>
          <table:table-cell table:formula="of:=ROUND([.D1342])" office:value-type="float" office:value="127915">
            <text:p>127915</text:p>
          </table:table-cell>
          <table:table-cell table:formula="of:=([.$C$8]-([.E1342]*[.$C$4]))" office:value-type="float" office:value="75.033203125">
            <text:p>75.033203125</text:p>
          </table:table-cell>
          <table:table-cell table:formula="of:=SQRT(ABS([.$D$2]^2-[.F1342]^2))" office:value-type="float" office:value="99.9750890412331">
            <text:p>99.9750890412331</text:p>
          </table:table-cell>
          <table:table-cell table:formula="of:=ABS([.B1342]-[.G1342])" office:value-type="float" office:value="0.0000890412307654742">
            <text:p>0.0000890412307654742</text:p>
          </table:table-cell>
          <table:table-cell/>
        </table:table-row>
        <table:table-row table:style-name="ro2">
          <table:table-cell table:formula="of:=[.A1342]+[.A$4]" office:value-type="float" office:value="400.200000000009">
            <text:p>400.200000000009</text:p>
          </table:table-cell>
          <table:table-cell table:formula="of:=[.A1343]/([.$D$4]*2)" office:value-type="float" office:value="100.050000000002">
            <text:p>100.050000000002</text:p>
          </table:table-cell>
          <table:table-cell table:formula="of:=SQRT(ABS([.$D$2]^2-[.B1343]^2))" office:value-type="float" office:value="74.9332869958307">
            <text:p>74.9332869958307</text:p>
          </table:table-cell>
          <table:table-cell table:formula="of:=([.$C$10]-[.C1343])*[.$B$4]" office:value-type="float" office:value="128170.727690668">
            <text:p>128170.727690668</text:p>
          </table:table-cell>
          <table:table-cell table:formula="of:=ROUND([.D1343])" office:value-type="float" office:value="128171">
            <text:p>128171</text:p>
          </table:table-cell>
          <table:table-cell table:formula="of:=([.$C$8]-([.E1343]*[.$C$4]))" office:value-type="float" office:value="74.933203125">
            <text:p>74.933203125</text:p>
          </table:table-cell>
          <table:table-cell table:formula="of:=SQRT(ABS([.$D$2]^2-[.F1343]^2))" office:value-type="float" office:value="100.05006281571">
            <text:p>100.05006281571</text:p>
          </table:table-cell>
          <table:table-cell table:formula="of:=ABS([.B1343]-[.G1343])" office:value-type="float" office:value="0.0000628157075084346">
            <text:p>0.0000628157075084346</text:p>
          </table:table-cell>
          <table:table-cell/>
        </table:table-row>
        <table:table-row table:style-name="ro2">
          <table:table-cell table:formula="of:=[.A1343]+[.A$4]" office:value-type="float" office:value="400.500000000009">
            <text:p>400.500000000009</text:p>
          </table:table-cell>
          <table:table-cell table:formula="of:=[.A1344]/([.$D$4]*2)" office:value-type="float" office:value="100.125000000002">
            <text:p>100.125000000002</text:p>
          </table:table-cell>
          <table:table-cell table:formula="of:=SQRT(ABS([.$D$2]^2-[.B1344]^2))" office:value-type="float" office:value="74.8330433364802">
            <text:p>74.8330433364802</text:p>
          </table:table-cell>
          <table:table-cell table:formula="of:=([.$C$10]-[.C1344])*[.$B$4]" office:value-type="float" office:value="128427.351458605">
            <text:p>128427.351458605</text:p>
          </table:table-cell>
          <table:table-cell table:formula="of:=ROUND([.D1344])" office:value-type="float" office:value="128427">
            <text:p>128427</text:p>
          </table:table-cell>
          <table:table-cell table:formula="of:=([.$C$8]-([.E1344]*[.$C$4]))" office:value-type="float" office:value="74.833203125">
            <text:p>74.833203125</text:p>
          </table:table-cell>
          <table:table-cell table:formula="of:=SQRT(ABS([.$D$2]^2-[.F1344]^2))" office:value-type="float" office:value="100.124880574473">
            <text:p>100.124880574473</text:p>
          </table:table-cell>
          <table:table-cell table:formula="of:=ABS([.B1344]-[.G1344])" office:value-type="float" office:value="0.000119425529305772">
            <text:p>0.000119425529305772</text:p>
          </table:table-cell>
          <table:table-cell/>
        </table:table-row>
        <table:table-row table:style-name="ro2">
          <table:table-cell table:formula="of:=[.A1344]+[.A$4]" office:value-type="float" office:value="400.800000000009">
            <text:p>400.800000000009</text:p>
          </table:table-cell>
          <table:table-cell table:formula="of:=[.A1345]/([.$D$4]*2)" office:value-type="float" office:value="100.200000000002">
            <text:p>100.200000000002</text:p>
          </table:table-cell>
          <table:table-cell table:formula="of:=SQRT(ABS([.$D$2]^2-[.B1345]^2))" office:value-type="float" office:value="74.7325899457494">
            <text:p>74.7325899457494</text:p>
          </table:table-cell>
          <table:table-cell table:formula="of:=([.$C$10]-[.C1345])*[.$B$4]" office:value-type="float" office:value="128684.512138876">
            <text:p>128684.512138876</text:p>
          </table:table-cell>
          <table:table-cell table:formula="of:=ROUND([.D1345])" office:value-type="float" office:value="128685">
            <text:p>128685</text:p>
          </table:table-cell>
          <table:table-cell table:formula="of:=([.$C$8]-([.E1345]*[.$C$4]))" office:value-type="float" office:value="74.732421875">
            <text:p>74.732421875</text:p>
          </table:table-cell>
          <table:table-cell table:formula="of:=SQRT(ABS([.$D$2]^2-[.F1345]^2))" office:value-type="float" office:value="100.200125352701">
            <text:p>100.200125352701</text:p>
          </table:table-cell>
          <table:table-cell table:formula="of:=ABS([.B1345]-[.G1345])" office:value-type="float" office:value="0.000125352698773895">
            <text:p>0.000125352698773895</text:p>
          </table:table-cell>
          <table:table-cell/>
        </table:table-row>
        <table:table-row table:style-name="ro2">
          <table:table-cell table:formula="of:=[.A1345]+[.A$4]" office:value-type="float" office:value="401.100000000009">
            <text:p>401.100000000009</text:p>
          </table:table-cell>
          <table:table-cell table:formula="of:=[.A1346]/([.$D$4]*2)" office:value-type="float" office:value="100.275000000002">
            <text:p>100.275000000002</text:p>
          </table:table-cell>
          <table:table-cell table:formula="of:=SQRT(ABS([.$D$2]^2-[.B1346]^2))" office:value-type="float" office:value="74.6319259767529">
            <text:p>74.6319259767529</text:p>
          </table:table-cell>
          <table:table-cell table:formula="of:=([.$C$10]-[.C1346])*[.$B$4]" office:value-type="float" office:value="128942.211899507">
            <text:p>128942.211899507</text:p>
          </table:table-cell>
          <table:table-cell table:formula="of:=ROUND([.D1346])" office:value-type="float" office:value="128942">
            <text:p>128942</text:p>
          </table:table-cell>
          <table:table-cell table:formula="of:=([.$C$8]-([.E1346]*[.$C$4]))" office:value-type="float" office:value="74.63203125">
            <text:p>74.63203125</text:p>
          </table:table-cell>
          <table:table-cell table:formula="of:=SQRT(ABS([.$D$2]^2-[.F1346]^2))" office:value-type="float" office:value="100.274921647933">
            <text:p>100.274921647933</text:p>
          </table:table-cell>
          <table:table-cell table:formula="of:=ABS([.B1346]-[.G1346])" office:value-type="float" office:value="0.0000783520697495987">
            <text:p>0.0000783520697495987</text:p>
          </table:table-cell>
          <table:table-cell/>
        </table:table-row>
        <table:table-row table:style-name="ro2">
          <table:table-cell table:formula="of:=[.A1346]+[.A$4]" office:value-type="float" office:value="401.400000000009">
            <text:p>401.400000000009</text:p>
          </table:table-cell>
          <table:table-cell table:formula="of:=[.A1347]/([.$D$4]*2)" office:value-type="float" office:value="100.350000000002">
            <text:p>100.350000000002</text:p>
          </table:table-cell>
          <table:table-cell table:formula="of:=SQRT(ABS([.$D$2]^2-[.B1347]^2))" office:value-type="float" office:value="74.5310505762499">
            <text:p>74.5310505762499</text:p>
          </table:table-cell>
          <table:table-cell table:formula="of:=([.$C$10]-[.C1347])*[.$B$4]" office:value-type="float" office:value="129200.452924795">
            <text:p>129200.452924795</text:p>
          </table:table-cell>
          <table:table-cell table:formula="of:=ROUND([.D1347])" office:value-type="float" office:value="129200">
            <text:p>129200</text:p>
          </table:table-cell>
          <table:table-cell table:formula="of:=([.$C$8]-([.E1347]*[.$C$4]))" office:value-type="float" office:value="74.53125">
            <text:p>74.53125</text:p>
          </table:table-cell>
          <table:table-cell table:formula="of:=SQRT(ABS([.$D$2]^2-[.F1347]^2))" office:value-type="float" office:value="100.349851885479">
            <text:p>100.349851885479</text:p>
          </table:table-cell>
          <table:table-cell table:formula="of:=ABS([.B1347]-[.G1347])" office:value-type="float" office:value="0.000148114523739196">
            <text:p>0.000148114523739196</text:p>
          </table:table-cell>
          <table:table-cell/>
        </table:table-row>
        <table:table-row table:style-name="ro2">
          <table:table-cell table:formula="of:=[.A1347]+[.A$4]" office:value-type="float" office:value="401.700000000009">
            <text:p>401.700000000009</text:p>
          </table:table-cell>
          <table:table-cell table:formula="of:=[.A1348]/([.$D$4]*2)" office:value-type="float" office:value="100.425000000002">
            <text:p>100.425000000002</text:p>
          </table:table-cell>
          <table:table-cell table:formula="of:=SQRT(ABS([.$D$2]^2-[.B1348]^2))" office:value-type="float" office:value="74.4299628845771">
            <text:p>74.4299628845771</text:p>
          </table:table-cell>
          <table:table-cell table:formula="of:=([.$C$10]-[.C1348])*[.$B$4]" office:value-type="float" office:value="129459.237415477">
            <text:p>129459.237415477</text:p>
          </table:table-cell>
          <table:table-cell table:formula="of:=ROUND([.D1348])" office:value-type="float" office:value="129459">
            <text:p>129459</text:p>
          </table:table-cell>
          <table:table-cell table:formula="of:=([.$C$8]-([.E1348]*[.$C$4]))" office:value-type="float" office:value="74.430078125">
            <text:p>74.430078125</text:p>
          </table:table-cell>
          <table:table-cell table:formula="of:=SQRT(ABS([.$D$2]^2-[.F1348]^2))" office:value-type="float" office:value="100.42491458949">
            <text:p>100.42491458949</text:p>
          </table:table-cell>
          <table:table-cell table:formula="of:=ABS([.B1348]-[.G1348])" office:value-type="float" office:value="0.0000854105121845805">
            <text:p>0.0000854105121845805</text:p>
          </table:table-cell>
          <table:table-cell/>
        </table:table-row>
        <table:table-row table:style-name="ro2">
          <table:table-cell table:formula="of:=[.A1348]+[.A$4]" office:value-type="float" office:value="402.000000000009">
            <text:p>402.000000000009</text:p>
          </table:table-cell>
          <table:table-cell table:formula="of:=[.A1349]/([.$D$4]*2)" office:value-type="float" office:value="100.500000000002">
            <text:p>100.500000000002</text:p>
          </table:table-cell>
          <table:table-cell table:formula="of:=SQRT(ABS([.$D$2]^2-[.B1349]^2))" office:value-type="float" office:value="74.3286620355804">
            <text:p>74.3286620355804</text:p>
          </table:table-cell>
          <table:table-cell table:formula="of:=([.$C$10]-[.C1349])*[.$B$4]" office:value-type="float" office:value="129718.567588909">
            <text:p>129718.567588909</text:p>
          </table:table-cell>
          <table:table-cell table:formula="of:=ROUND([.D1349])" office:value-type="float" office:value="129719">
            <text:p>129719</text:p>
          </table:table-cell>
          <table:table-cell table:formula="of:=([.$C$8]-([.E1349]*[.$C$4]))" office:value-type="float" office:value="74.328515625">
            <text:p>74.328515625</text:p>
          </table:table-cell>
          <table:table-cell table:formula="of:=SQRT(ABS([.$D$2]^2-[.F1349]^2))" office:value-type="float" office:value="100.500108283445">
            <text:p>100.500108283445</text:p>
          </table:table-cell>
          <table:table-cell table:formula="of:=ABS([.B1349]-[.G1349])" office:value-type="float" office:value="0.000108283442443735">
            <text:p>0.000108283442443735</text:p>
          </table:table-cell>
          <table:table-cell/>
        </table:table-row>
        <table:table-row table:style-name="ro2">
          <table:table-cell table:formula="of:=[.A1349]+[.A$4]" office:value-type="float" office:value="402.30000000001">
            <text:p>402.30000000001</text:p>
          </table:table-cell>
          <table:table-cell table:formula="of:=[.A1350]/([.$D$4]*2)" office:value-type="float" office:value="100.575000000002">
            <text:p>100.575000000002</text:p>
          </table:table-cell>
          <table:table-cell table:formula="of:=SQRT(ABS([.$D$2]^2-[.B1350]^2))" office:value-type="float" office:value="74.2271471565459">
            <text:p>74.2271471565459</text:p>
          </table:table-cell>
          <table:table-cell table:formula="of:=([.$C$10]-[.C1350])*[.$B$4]" office:value-type="float" office:value="129978.445679237">
            <text:p>129978.445679237</text:p>
          </table:table-cell>
          <table:table-cell table:formula="of:=ROUND([.D1350])" office:value-type="float" office:value="129978">
            <text:p>129978</text:p>
          </table:table-cell>
          <table:table-cell table:formula="of:=([.$C$8]-([.E1350]*[.$C$4]))" office:value-type="float" office:value="74.22734375">
            <text:p>74.22734375</text:p>
          </table:table-cell>
          <table:table-cell table:formula="of:=SQRT(ABS([.$D$2]^2-[.F1350]^2))" office:value-type="float" office:value="100.574854908269">
            <text:p>100.574854908269</text:p>
          </table:table-cell>
          <table:table-cell table:formula="of:=ABS([.B1350]-[.G1350])" office:value-type="float" office:value="0.000145091733500635">
            <text:p>0.000145091733500635</text:p>
          </table:table-cell>
          <table:table-cell/>
        </table:table-row>
        <table:table-row table:style-name="ro2">
          <table:table-cell table:formula="of:=[.A1350]+[.A$4]" office:value-type="float" office:value="402.60000000001">
            <text:p>402.60000000001</text:p>
          </table:table-cell>
          <table:table-cell table:formula="of:=[.A1351]/([.$D$4]*2)" office:value-type="float" office:value="100.650000000002">
            <text:p>100.650000000002</text:p>
          </table:table-cell>
          <table:table-cell table:formula="of:=SQRT(ABS([.$D$2]^2-[.B1351]^2))" office:value-type="float" office:value="74.1254173681304">
            <text:p>74.1254173681304</text:p>
          </table:table-cell>
          <table:table-cell table:formula="of:=([.$C$10]-[.C1351])*[.$B$4]" office:value-type="float" office:value="130238.873937581">
            <text:p>130238.873937581</text:p>
          </table:table-cell>
          <table:table-cell table:formula="of:=ROUND([.D1351])" office:value-type="float" office:value="130239">
            <text:p>130239</text:p>
          </table:table-cell>
          <table:table-cell table:formula="of:=([.$C$8]-([.E1351]*[.$C$4]))" office:value-type="float" office:value="74.125390625">
            <text:p>74.125390625</text:p>
          </table:table-cell>
          <table:table-cell table:formula="of:=SQRT(ABS([.$D$2]^2-[.F1351]^2))" office:value-type="float" office:value="100.650019695434">
            <text:p>100.650019695434</text:p>
          </table:table-cell>
          <table:table-cell table:formula="of:=ABS([.B1351]-[.G1351])" office:value-type="float" office:value="0.0000196954311775244">
            <text:p>0.0000196954311775244</text:p>
          </table:table-cell>
          <table:table-cell/>
        </table:table-row>
        <table:table-row table:style-name="ro2">
          <table:table-cell table:formula="of:=[.A1351]+[.A$4]" office:value-type="float" office:value="402.90000000001">
            <text:p>402.90000000001</text:p>
          </table:table-cell>
          <table:table-cell table:formula="of:=[.A1352]/([.$D$4]*2)" office:value-type="float" office:value="100.725000000002">
            <text:p>100.725000000002</text:p>
          </table:table-cell>
          <table:table-cell table:formula="of:=SQRT(ABS([.$D$2]^2-[.B1352]^2))" office:value-type="float" office:value="74.0234717842896">
            <text:p>74.0234717842896</text:p>
          </table:table-cell>
          <table:table-cell table:formula="of:=([.$C$10]-[.C1352])*[.$B$4]" office:value-type="float" office:value="130499.854632213">
            <text:p>130499.854632213</text:p>
          </table:table-cell>
          <table:table-cell table:formula="of:=ROUND([.D1352])" office:value-type="float" office:value="130500">
            <text:p>130500</text:p>
          </table:table-cell>
          <table:table-cell table:formula="of:=([.$C$8]-([.E1352]*[.$C$4]))" office:value-type="float" office:value="74.0234375">
            <text:p>74.0234375</text:p>
          </table:table-cell>
          <table:table-cell table:formula="of:=SQRT(ABS([.$D$2]^2-[.F1352]^2))" office:value-type="float" office:value="100.725025195746">
            <text:p>100.725025195746</text:p>
          </table:table-cell>
          <table:table-cell table:formula="of:=ABS([.B1352]-[.G1352])" office:value-type="float" office:value="0.0000251957432624295">
            <text:p>0.0000251957432624295</text:p>
          </table:table-cell>
          <table:table-cell/>
        </table:table-row>
        <table:table-row table:style-name="ro2">
          <table:table-cell table:formula="of:=[.A1352]+[.A$4]" office:value-type="float" office:value="403.20000000001">
            <text:p>403.20000000001</text:p>
          </table:table-cell>
          <table:table-cell table:formula="of:=[.A1353]/([.$D$4]*2)" office:value-type="float" office:value="100.800000000002">
            <text:p>100.800000000002</text:p>
          </table:table-cell>
          <table:table-cell table:formula="of:=SQRT(ABS([.$D$2]^2-[.B1353]^2))" office:value-type="float" office:value="73.9213095122071">
            <text:p>73.9213095122071</text:p>
          </table:table-cell>
          <table:table-cell table:formula="of:=([.$C$10]-[.C1353])*[.$B$4]" office:value-type="float" office:value="130761.390048745">
            <text:p>130761.390048745</text:p>
          </table:table-cell>
          <table:table-cell table:formula="of:=ROUND([.D1353])" office:value-type="float" office:value="130761">
            <text:p>130761</text:p>
          </table:table-cell>
          <table:table-cell table:formula="of:=([.$C$8]-([.E1353]*[.$C$4]))" office:value-type="float" office:value="73.921484375">
            <text:p>73.921484375</text:p>
          </table:table-cell>
          <table:table-cell table:formula="of:=SQRT(ABS([.$D$2]^2-[.F1353]^2))" office:value-type="float" office:value="100.799871764783">
            <text:p>100.799871764783</text:p>
          </table:table-cell>
          <table:table-cell table:formula="of:=ABS([.B1353]-[.G1353])" office:value-type="float" office:value="0.000128235219719386">
            <text:p>0.000128235219719386</text:p>
          </table:table-cell>
          <table:table-cell/>
        </table:table-row>
        <table:table-row table:style-name="ro2">
          <table:table-cell table:formula="of:=[.A1353]+[.A$4]" office:value-type="float" office:value="403.50000000001">
            <text:p>403.50000000001</text:p>
          </table:table-cell>
          <table:table-cell table:formula="of:=[.A1354]/([.$D$4]*2)" office:value-type="float" office:value="100.875000000002">
            <text:p>100.875000000002</text:p>
          </table:table-cell>
          <table:table-cell table:formula="of:=SQRT(ABS([.$D$2]^2-[.B1354]^2))" office:value-type="float" office:value="73.8189296522208">
            <text:p>73.8189296522208</text:p>
          </table:table-cell>
          <table:table-cell table:formula="of:=([.$C$10]-[.C1354])*[.$B$4]" office:value-type="float" office:value="131023.48249031">
            <text:p>131023.48249031</text:p>
          </table:table-cell>
          <table:table-cell table:formula="of:=ROUND([.D1354])" office:value-type="float" office:value="131023">
            <text:p>131023</text:p>
          </table:table-cell>
          <table:table-cell table:formula="of:=([.$C$8]-([.E1354]*[.$C$4]))" office:value-type="float" office:value="73.819140625">
            <text:p>73.819140625</text:p>
          </table:table-cell>
          <table:table-cell table:formula="of:=SQRT(ABS([.$D$2]^2-[.F1354]^2))" office:value-type="float" office:value="100.874845612702">
            <text:p>100.874845612702</text:p>
          </table:table-cell>
          <table:table-cell table:formula="of:=ABS([.B1354]-[.G1354])" office:value-type="float" office:value="0.00015438730032713">
            <text:p>0.00015438730032713</text:p>
          </table:table-cell>
          <table:table-cell/>
        </table:table-row>
        <table:table-row table:style-name="ro2">
          <table:table-cell table:formula="of:=[.A1354]+[.A$4]" office:value-type="float" office:value="403.80000000001">
            <text:p>403.80000000001</text:p>
          </table:table-cell>
          <table:table-cell table:formula="of:=[.A1355]/([.$D$4]*2)" office:value-type="float" office:value="100.950000000002">
            <text:p>100.950000000002</text:p>
          </table:table-cell>
          <table:table-cell table:formula="of:=SQRT(ABS([.$D$2]^2-[.B1355]^2))" office:value-type="float" office:value="73.7163312977492">
            <text:p>73.7163312977492</text:p>
          </table:table-cell>
          <table:table-cell table:formula="of:=([.$C$10]-[.C1355])*[.$B$4]" office:value-type="float" office:value="131286.134277757">
            <text:p>131286.134277757</text:p>
          </table:table-cell>
          <table:table-cell table:formula="of:=ROUND([.D1355])" office:value-type="float" office:value="131286">
            <text:p>131286</text:p>
          </table:table-cell>
          <table:table-cell table:formula="of:=([.$C$8]-([.E1355]*[.$C$4]))" office:value-type="float" office:value="73.71640625">
            <text:p>73.71640625</text:p>
          </table:table-cell>
          <table:table-cell table:formula="of:=SQRT(ABS([.$D$2]^2-[.F1355]^2))" office:value-type="float" office:value="100.949945267865">
            <text:p>100.949945267865</text:p>
          </table:table-cell>
          <table:table-cell table:formula="of:=ABS([.B1355]-[.G1355])" office:value-type="float" office:value="0.0000547321372863507">
            <text:p>0.0000547321372863507</text:p>
          </table:table-cell>
          <table:table-cell/>
        </table:table-row>
        <table:table-row table:style-name="ro2">
          <table:table-cell table:formula="of:=[.A1355]+[.A$4]" office:value-type="float" office:value="404.10000000001">
            <text:p>404.10000000001</text:p>
          </table:table-cell>
          <table:table-cell table:formula="of:=[.A1356]/([.$D$4]*2)" office:value-type="float" office:value="101.025000000002">
            <text:p>101.025000000002</text:p>
          </table:table-cell>
          <table:table-cell table:formula="of:=SQRT(ABS([.$D$2]^2-[.B1356]^2))" office:value-type="float" office:value="73.6135135352166">
            <text:p>73.6135135352166</text:p>
          </table:table-cell>
          <table:table-cell table:formula="of:=([.$C$10]-[.C1356])*[.$B$4]" office:value-type="float" office:value="131549.34774984">
            <text:p>131549.34774984</text:p>
          </table:table-cell>
          <table:table-cell table:formula="of:=ROUND([.D1356])" office:value-type="float" office:value="131549">
            <text:p>131549</text:p>
          </table:table-cell>
          <table:table-cell table:formula="of:=([.$C$8]-([.E1356]*[.$C$4]))" office:value-type="float" office:value="73.613671875">
            <text:p>73.613671875</text:p>
          </table:table-cell>
          <table:table-cell table:formula="of:=SQRT(ABS([.$D$2]^2-[.F1356]^2))" office:value-type="float" office:value="101.024884622947">
            <text:p>101.024884622947</text:p>
          </table:table-cell>
          <table:table-cell table:formula="of:=ABS([.B1356]-[.G1356])" office:value-type="float" office:value="0.000115377054996202">
            <text:p>0.000115377054996202</text:p>
          </table:table-cell>
          <table:table-cell/>
        </table:table-row>
        <table:table-row table:style-name="ro2">
          <table:table-cell table:formula="of:=[.A1356]+[.A$4]" office:value-type="float" office:value="404.40000000001">
            <text:p>404.40000000001</text:p>
          </table:table-cell>
          <table:table-cell table:formula="of:=[.A1357]/([.$D$4]*2)" office:value-type="float" office:value="101.100000000002">
            <text:p>101.100000000002</text:p>
          </table:table-cell>
          <table:table-cell table:formula="of:=SQRT(ABS([.$D$2]^2-[.B1357]^2))" office:value-type="float" office:value="73.5104754439768">
            <text:p>73.5104754439768</text:p>
          </table:table-cell>
          <table:table-cell table:formula="of:=([.$C$10]-[.C1357])*[.$B$4]" office:value-type="float" office:value="131813.125263414">
            <text:p>131813.125263414</text:p>
          </table:table-cell>
          <table:table-cell table:formula="of:=ROUND([.D1357])" office:value-type="float" office:value="131813">
            <text:p>131813</text:p>
          </table:table-cell>
          <table:table-cell table:formula="of:=([.$C$8]-([.E1357]*[.$C$4]))" office:value-type="float" office:value="73.510546875">
            <text:p>73.510546875</text:p>
          </table:table-cell>
          <table:table-cell table:formula="of:=SQRT(ABS([.$D$2]^2-[.F1357]^2))" office:value-type="float" office:value="101.099948061997">
            <text:p>101.099948061997</text:p>
          </table:table-cell>
          <table:table-cell table:formula="of:=ABS([.B1357]-[.G1357])" office:value-type="float" office:value="0.0000519380056971386">
            <text:p>0.0000519380056971386</text:p>
          </table:table-cell>
          <table:table-cell/>
        </table:table-row>
        <table:table-row table:style-name="ro2">
          <table:table-cell table:formula="of:=[.A1357]+[.A$4]" office:value-type="float" office:value="404.70000000001">
            <text:p>404.70000000001</text:p>
          </table:table-cell>
          <table:table-cell table:formula="of:=[.A1358]/([.$D$4]*2)" office:value-type="float" office:value="101.175000000002">
            <text:p>101.175000000002</text:p>
          </table:table-cell>
          <table:table-cell table:formula="of:=SQRT(ABS([.$D$2]^2-[.B1358]^2))" office:value-type="float" office:value="73.4072160962362">
            <text:p>73.4072160962362</text:p>
          </table:table-cell>
          <table:table-cell table:formula="of:=([.$C$10]-[.C1358])*[.$B$4]" office:value-type="float" office:value="132077.46919363">
            <text:p>132077.46919363</text:p>
          </table:table-cell>
          <table:table-cell table:formula="of:=ROUND([.D1358])" office:value-type="float" office:value="132077">
            <text:p>132077</text:p>
          </table:table-cell>
          <table:table-cell table:formula="of:=([.$C$8]-([.E1358]*[.$C$4]))" office:value-type="float" office:value="73.407421875">
            <text:p>73.407421875</text:p>
          </table:table-cell>
          <table:table-cell table:formula="of:=SQRT(ABS([.$D$2]^2-[.F1358]^2))" office:value-type="float" office:value="101.174850697522">
            <text:p>101.174850697522</text:p>
          </table:table-cell>
          <table:table-cell table:formula="of:=ABS([.B1358]-[.G1358])" office:value-type="float" office:value="0.000149302480878077">
            <text:p>0.000149302480878077</text:p>
          </table:table-cell>
          <table:table-cell/>
        </table:table-row>
        <table:table-row table:style-name="ro2">
          <table:table-cell table:formula="of:=[.A1358]+[.A$4]" office:value-type="float" office:value="405.00000000001">
            <text:p>405.00000000001</text:p>
          </table:table-cell>
          <table:table-cell table:formula="of:=[.A1359]/([.$D$4]*2)" office:value-type="float" office:value="101.250000000002">
            <text:p>101.250000000002</text:p>
          </table:table-cell>
          <table:table-cell table:formula="of:=SQRT(ABS([.$D$2]^2-[.B1359]^2))" office:value-type="float" office:value="73.3037345569754">
            <text:p>73.3037345569754</text:p>
          </table:table-cell>
          <table:table-cell table:formula="of:=([.$C$10]-[.C1359])*[.$B$4]" office:value-type="float" office:value="132342.381934138">
            <text:p>132342.381934138</text:p>
          </table:table-cell>
          <table:table-cell table:formula="of:=ROUND([.D1359])" office:value-type="float" office:value="132342">
            <text:p>132342</text:p>
          </table:table-cell>
          <table:table-cell table:formula="of:=([.$C$8]-([.E1359]*[.$C$4]))" office:value-type="float" office:value="73.30390625">
            <text:p>73.30390625</text:p>
          </table:table-cell>
          <table:table-cell table:formula="of:=SQRT(ABS([.$D$2]^2-[.F1359]^2))" office:value-type="float" office:value="101.249875696177">
            <text:p>101.249875696177</text:p>
          </table:table-cell>
          <table:table-cell table:formula="of:=ABS([.B1359]-[.G1359])" office:value-type="float" office:value="0.000124303825813854">
            <text:p>0.000124303825813854</text:p>
          </table:table-cell>
          <table:table-cell/>
        </table:table-row>
        <table:table-row table:style-name="ro2">
          <table:table-cell table:formula="of:=[.A1359]+[.A$4]" office:value-type="float" office:value="405.30000000001">
            <text:p>405.30000000001</text:p>
          </table:table-cell>
          <table:table-cell table:formula="of:=[.A1360]/([.$D$4]*2)" office:value-type="float" office:value="101.325000000002">
            <text:p>101.325000000002</text:p>
          </table:table-cell>
          <table:table-cell table:formula="of:=SQRT(ABS([.$D$2]^2-[.B1360]^2))" office:value-type="float" office:value="73.2000298838704">
            <text:p>73.2000298838704</text:p>
          </table:table-cell>
          <table:table-cell table:formula="of:=([.$C$10]-[.C1360])*[.$B$4]" office:value-type="float" office:value="132607.865897287">
            <text:p>132607.865897287</text:p>
          </table:table-cell>
          <table:table-cell table:formula="of:=ROUND([.D1360])" office:value-type="float" office:value="132608">
            <text:p>132608</text:p>
          </table:table-cell>
          <table:table-cell table:formula="of:=([.$C$8]-([.E1360]*[.$C$4]))" office:value-type="float" office:value="73.2">
            <text:p>73.2</text:p>
          </table:table-cell>
          <table:table-cell table:formula="of:=SQRT(ABS([.$D$2]^2-[.F1360]^2))" office:value-type="float" office:value="101.325021588944">
            <text:p>101.325021588944</text:p>
          </table:table-cell>
          <table:table-cell table:formula="of:=ABS([.B1360]-[.G1360])" office:value-type="float" office:value="0.0000215889417631843">
            <text:p>0.0000215889417631843</text:p>
          </table:table-cell>
          <table:table-cell/>
        </table:table-row>
        <table:table-row table:style-name="ro2">
          <table:table-cell table:formula="of:=[.A1360]+[.A$4]" office:value-type="float" office:value="405.60000000001">
            <text:p>405.60000000001</text:p>
          </table:table-cell>
          <table:table-cell table:formula="of:=[.A1361]/([.$D$4]*2)" office:value-type="float" office:value="101.400000000002">
            <text:p>101.400000000002</text:p>
          </table:table-cell>
          <table:table-cell table:formula="of:=SQRT(ABS([.$D$2]^2-[.B1361]^2))" office:value-type="float" office:value="73.0961011272114">
            <text:p>73.0961011272114</text:p>
          </table:table-cell>
          <table:table-cell table:formula="of:=([.$C$10]-[.C1361])*[.$B$4]" office:value-type="float" office:value="132873.923514334">
            <text:p>132873.923514334</text:p>
          </table:table-cell>
          <table:table-cell table:formula="of:=ROUND([.D1361])" office:value-type="float" office:value="132874">
            <text:p>132874</text:p>
          </table:table-cell>
          <table:table-cell table:formula="of:=([.$C$8]-([.E1361]*[.$C$4]))" office:value-type="float" office:value="73.09609375">
            <text:p>73.09609375</text:p>
          </table:table-cell>
          <table:table-cell table:formula="of:=SQRT(ABS([.$D$2]^2-[.F1361]^2))" office:value-type="float" office:value="101.400005318004">
            <text:p>101.400005318004</text:p>
          </table:table-cell>
          <table:table-cell table:formula="of:=ABS([.B1361]-[.G1361])" office:value-type="float" office:value="0.00000531800145608941">
            <text:p>0.00000531800145608941</text:p>
          </table:table-cell>
          <table:table-cell/>
        </table:table-row>
        <table:table-row table:style-name="ro2">
          <table:table-cell table:formula="of:=[.A1361]+[.A$4]" office:value-type="float" office:value="405.90000000001">
            <text:p>405.90000000001</text:p>
          </table:table-cell>
          <table:table-cell table:formula="of:=[.A1362]/([.$D$4]*2)" office:value-type="float" office:value="101.475000000002">
            <text:p>101.475000000002</text:p>
          </table:table-cell>
          <table:table-cell table:formula="of:=SQRT(ABS([.$D$2]^2-[.B1362]^2))" office:value-type="float" office:value="72.991947329822">
            <text:p>72.991947329822</text:p>
          </table:table-cell>
          <table:table-cell table:formula="of:=([.$C$10]-[.C1362])*[.$B$4]" office:value-type="float" office:value="133140.55723565">
            <text:p>133140.55723565</text:p>
          </table:table-cell>
          <table:table-cell table:formula="of:=ROUND([.D1362])" office:value-type="float" office:value="133141">
            <text:p>133141</text:p>
          </table:table-cell>
          <table:table-cell table:formula="of:=([.$C$8]-([.E1362]*[.$C$4]))" office:value-type="float" office:value="72.991796875">
            <text:p>72.991796875</text:p>
          </table:table-cell>
          <table:table-cell table:formula="of:=SQRT(ABS([.$D$2]^2-[.F1362]^2))" office:value-type="float" office:value="101.475108223439">
            <text:p>101.475108223439</text:p>
          </table:table-cell>
          <table:table-cell table:formula="of:=ABS([.B1362]-[.G1362])" office:value-type="float" office:value="0.000108223436996013">
            <text:p>0.000108223436996013</text:p>
          </table:table-cell>
          <table:table-cell/>
        </table:table-row>
        <table:table-row table:style-name="ro2">
          <table:table-cell table:formula="of:=[.A1362]+[.A$4]" office:value-type="float" office:value="406.20000000001">
            <text:p>406.20000000001</text:p>
          </table:table-cell>
          <table:table-cell table:formula="of:=[.A1363]/([.$D$4]*2)" office:value-type="float" office:value="101.550000000002">
            <text:p>101.550000000002</text:p>
          </table:table-cell>
          <table:table-cell table:formula="of:=SQRT(ABS([.$D$2]^2-[.B1363]^2))" office:value-type="float" office:value="72.8875675269762">
            <text:p>72.8875675269762</text:p>
          </table:table-cell>
          <table:table-cell table:formula="of:=([.$C$10]-[.C1363])*[.$B$4]" office:value-type="float" office:value="133407.769530936">
            <text:p>133407.769530936</text:p>
          </table:table-cell>
          <table:table-cell table:formula="of:=ROUND([.D1363])" office:value-type="float" office:value="133408">
            <text:p>133408</text:p>
          </table:table-cell>
          <table:table-cell table:formula="of:=([.$C$8]-([.E1363]*[.$C$4]))" office:value-type="float" office:value="72.8875">
            <text:p>72.8875</text:p>
          </table:table-cell>
          <table:table-cell table:formula="of:=SQRT(ABS([.$D$2]^2-[.F1363]^2))" office:value-type="float" office:value="101.550048467492">
            <text:p>101.550048467492</text:p>
          </table:table-cell>
          <table:table-cell table:formula="of:=ABS([.B1363]-[.G1363])" office:value-type="float" office:value="0.0000484674897194282">
            <text:p>0.0000484674897194282</text:p>
          </table:table-cell>
          <table:table-cell/>
        </table:table-row>
        <table:table-row table:style-name="ro2">
          <table:table-cell table:formula="of:=[.A1363]+[.A$4]" office:value-type="float" office:value="406.50000000001">
            <text:p>406.50000000001</text:p>
          </table:table-cell>
          <table:table-cell table:formula="of:=[.A1364]/([.$D$4]*2)" office:value-type="float" office:value="101.625000000002">
            <text:p>101.625000000002</text:p>
          </table:table-cell>
          <table:table-cell table:formula="of:=SQRT(ABS([.$D$2]^2-[.B1364]^2))" office:value-type="float" office:value="72.7829607463142">
            <text:p>72.7829607463142</text:p>
          </table:table-cell>
          <table:table-cell table:formula="of:=([.$C$10]-[.C1364])*[.$B$4]" office:value-type="float" office:value="133675.562889431">
            <text:p>133675.562889431</text:p>
          </table:table-cell>
          <table:table-cell table:formula="of:=ROUND([.D1364])" office:value-type="float" office:value="133676">
            <text:p>133676</text:p>
          </table:table-cell>
          <table:table-cell table:formula="of:=([.$C$8]-([.E1364]*[.$C$4]))" office:value-type="float" office:value="72.7828125">
            <text:p>72.7828125</text:p>
          </table:table-cell>
          <table:table-cell table:formula="of:=SQRT(ABS([.$D$2]^2-[.F1364]^2))" office:value-type="float" office:value="101.625106172588">
            <text:p>101.625106172588</text:p>
          </table:table-cell>
          <table:table-cell table:formula="of:=ABS([.B1364]-[.G1364])" office:value-type="float" office:value="0.000106172585887521">
            <text:p>0.000106172585887521</text:p>
          </table:table-cell>
          <table:table-cell/>
        </table:table-row>
        <table:table-row table:style-name="ro2">
          <table:table-cell table:formula="of:=[.A1364]+[.A$4]" office:value-type="float" office:value="406.80000000001">
            <text:p>406.80000000001</text:p>
          </table:table-cell>
          <table:table-cell table:formula="of:=[.A1365]/([.$D$4]*2)" office:value-type="float" office:value="101.700000000002">
            <text:p>101.700000000002</text:p>
          </table:table-cell>
          <table:table-cell table:formula="of:=SQRT(ABS([.$D$2]^2-[.B1365]^2))" office:value-type="float" office:value="72.6781260077577">
            <text:p>72.6781260077577</text:p>
          </table:table-cell>
          <table:table-cell table:formula="of:=([.$C$10]-[.C1365])*[.$B$4]" office:value-type="float" office:value="133943.939820135">
            <text:p>133943.939820135</text:p>
          </table:table-cell>
          <table:table-cell table:formula="of:=ROUND([.D1365])" office:value-type="float" office:value="133944">
            <text:p>133944</text:p>
          </table:table-cell>
          <table:table-cell table:formula="of:=([.$C$8]-([.E1365]*[.$C$4]))" office:value-type="float" office:value="72.678125">
            <text:p>72.678125</text:p>
          </table:table-cell>
          <table:table-cell table:formula="of:=SQRT(ABS([.$D$2]^2-[.F1365]^2))" office:value-type="float" office:value="101.700000720179">
            <text:p>101.700000720179</text:p>
          </table:table-cell>
          <table:table-cell table:formula="of:=ABS([.B1365]-[.G1365])" office:value-type="float" office:value="0.000000720176416280083">
            <text:p>0.000000720176416280083</text:p>
          </table:table-cell>
          <table:table-cell/>
        </table:table-row>
        <table:table-row table:style-name="ro2">
          <table:table-cell table:formula="of:=[.A1365]+[.A$4]" office:value-type="float" office:value="407.10000000001">
            <text:p>407.10000000001</text:p>
          </table:table-cell>
          <table:table-cell table:formula="of:=[.A1366]/([.$D$4]*2)" office:value-type="float" office:value="101.775000000002">
            <text:p>101.775000000002</text:p>
          </table:table-cell>
          <table:table-cell table:formula="of:=SQRT(ABS([.$D$2]^2-[.B1366]^2))" office:value-type="float" office:value="72.5730623234235">
            <text:p>72.5730623234235</text:p>
          </table:table-cell>
          <table:table-cell table:formula="of:=([.$C$10]-[.C1366])*[.$B$4]" office:value-type="float" office:value="134212.902852031">
            <text:p>134212.902852031</text:p>
          </table:table-cell>
          <table:table-cell table:formula="of:=ROUND([.D1366])" office:value-type="float" office:value="134213">
            <text:p>134213</text:p>
          </table:table-cell>
          <table:table-cell table:formula="of:=([.$C$8]-([.E1366]*[.$C$4]))" office:value-type="float" office:value="72.573046875">
            <text:p>72.573046875</text:p>
          </table:table-cell>
          <table:table-cell table:formula="of:=SQRT(ABS([.$D$2]^2-[.F1366]^2))" office:value-type="float" office:value="101.775011015863">
            <text:p>101.775011015863</text:p>
          </table:table-cell>
          <table:table-cell table:formula="of:=ABS([.B1366]-[.G1366])" office:value-type="float" office:value="0.0000110158606787536">
            <text:p>0.0000110158606787536</text:p>
          </table:table-cell>
          <table:table-cell/>
        </table:table-row>
        <table:table-row table:style-name="ro2">
          <table:table-cell table:formula="of:=[.A1366]+[.A$4]" office:value-type="float" office:value="407.40000000001">
            <text:p>407.40000000001</text:p>
          </table:table-cell>
          <table:table-cell table:formula="of:=[.A1367]/([.$D$4]*2)" office:value-type="float" office:value="101.850000000002">
            <text:p>101.850000000002</text:p>
          </table:table-cell>
          <table:table-cell table:formula="of:=SQRT(ABS([.$D$2]^2-[.B1367]^2))" office:value-type="float" office:value="72.4677686975355">
            <text:p>72.4677686975355</text:p>
          </table:table-cell>
          <table:table-cell table:formula="of:=([.$C$10]-[.C1367])*[.$B$4]" office:value-type="float" office:value="134482.454534304">
            <text:p>134482.454534304</text:p>
          </table:table-cell>
          <table:table-cell table:formula="of:=ROUND([.D1367])" office:value-type="float" office:value="134482">
            <text:p>134482</text:p>
          </table:table-cell>
          <table:table-cell table:formula="of:=([.$C$8]-([.E1367]*[.$C$4]))" office:value-type="float" office:value="72.46796875">
            <text:p>72.46796875</text:p>
          </table:table-cell>
          <table:table-cell table:formula="of:=SQRT(ABS([.$D$2]^2-[.F1367]^2))" office:value-type="float" office:value="101.849857659444">
            <text:p>101.849857659444</text:p>
          </table:table-cell>
          <table:table-cell table:formula="of:=ABS([.B1367]-[.G1367])" office:value-type="float" office:value="0.000142340558326737">
            <text:p>0.000142340558326737</text:p>
          </table:table-cell>
          <table:table-cell/>
        </table:table-row>
        <table:table-row table:style-name="ro2">
          <table:table-cell table:formula="of:=[.A1367]+[.A$4]" office:value-type="float" office:value="407.70000000001">
            <text:p>407.70000000001</text:p>
          </table:table-cell>
          <table:table-cell table:formula="of:=[.A1368]/([.$D$4]*2)" office:value-type="float" office:value="101.925000000002">
            <text:p>101.925000000002</text:p>
          </table:table-cell>
          <table:table-cell table:formula="of:=SQRT(ABS([.$D$2]^2-[.B1368]^2))" office:value-type="float" office:value="72.3622441263364">
            <text:p>72.3622441263364</text:p>
          </table:table-cell>
          <table:table-cell table:formula="of:=([.$C$10]-[.C1368])*[.$B$4]" office:value-type="float" office:value="134752.597436574">
            <text:p>134752.597436574</text:p>
          </table:table-cell>
          <table:table-cell table:formula="of:=ROUND([.D1368])" office:value-type="float" office:value="134753">
            <text:p>134753</text:p>
          </table:table-cell>
          <table:table-cell table:formula="of:=([.$C$8]-([.E1368]*[.$C$4]))" office:value-type="float" office:value="72.362109375">
            <text:p>72.362109375</text:p>
          </table:table-cell>
          <table:table-cell table:formula="of:=SQRT(ABS([.$D$2]^2-[.F1368]^2))" office:value-type="float" office:value="101.92509566736">
            <text:p>101.92509566736</text:p>
          </table:table-cell>
          <table:table-cell table:formula="of:=ABS([.B1368]-[.G1368])" office:value-type="float" office:value="0.000095667357825846">
            <text:p>0.000095667357825846</text:p>
          </table:table-cell>
          <table:table-cell/>
        </table:table-row>
        <table:table-row table:style-name="ro2">
          <table:table-cell table:formula="of:=[.A1368]+[.A$4]" office:value-type="float" office:value="408.00000000001">
            <text:p>408.00000000001</text:p>
          </table:table-cell>
          <table:table-cell table:formula="of:=[.A1369]/([.$D$4]*2)" office:value-type="float" office:value="102.000000000002">
            <text:p>102.000000000002</text:p>
          </table:table-cell>
          <table:table-cell table:formula="of:=SQRT(ABS([.$D$2]^2-[.B1369]^2))" office:value-type="float" office:value="72.2564875979971">
            <text:p>72.2564875979971</text:p>
          </table:table-cell>
          <table:table-cell table:formula="of:=([.$C$10]-[.C1369])*[.$B$4]" office:value-type="float" office:value="135023.334149122">
            <text:p>135023.334149122</text:p>
          </table:table-cell>
          <table:table-cell table:formula="of:=ROUND([.D1369])" office:value-type="float" office:value="135023">
            <text:p>135023</text:p>
          </table:table-cell>
          <table:table-cell table:formula="of:=([.$C$8]-([.E1369]*[.$C$4]))" office:value-type="float" office:value="72.256640625">
            <text:p>72.256640625</text:p>
          </table:table-cell>
          <table:table-cell table:formula="of:=SQRT(ABS([.$D$2]^2-[.F1369]^2))" office:value-type="float" office:value="101.99989159597">
            <text:p>101.99989159597</text:p>
          </table:table-cell>
          <table:table-cell table:formula="of:=ABS([.B1369]-[.G1369])" office:value-type="float" office:value="0.000108404032587828">
            <text:p>0.000108404032587828</text:p>
          </table:table-cell>
          <table:table-cell/>
        </table:table-row>
        <table:table-row table:style-name="ro2">
          <table:table-cell table:formula="of:=[.A1369]+[.A$4]" office:value-type="float" office:value="408.30000000001">
            <text:p>408.30000000001</text:p>
          </table:table-cell>
          <table:table-cell table:formula="of:=[.A1370]/([.$D$4]*2)" office:value-type="float" office:value="102.075000000002">
            <text:p>102.075000000002</text:p>
          </table:table-cell>
          <table:table-cell table:formula="of:=SQRT(ABS([.$D$2]^2-[.B1370]^2))" office:value-type="float" office:value="72.1504980925253">
            <text:p>72.1504980925253</text:p>
          </table:table-cell>
          <table:table-cell table:formula="of:=([.$C$10]-[.C1370])*[.$B$4]" office:value-type="float" office:value="135294.66728313">
            <text:p>135294.66728313</text:p>
          </table:table-cell>
          <table:table-cell table:formula="of:=ROUND([.D1370])" office:value-type="float" office:value="135295">
            <text:p>135295</text:p>
          </table:table-cell>
          <table:table-cell table:formula="of:=([.$C$8]-([.E1370]*[.$C$4]))" office:value-type="float" office:value="72.150390625">
            <text:p>72.150390625</text:p>
          </table:table-cell>
          <table:table-cell table:formula="of:=SQRT(ABS([.$D$2]^2-[.F1370]^2))" office:value-type="float" office:value="102.075075962058">
            <text:p>102.075075962058</text:p>
          </table:table-cell>
          <table:table-cell table:formula="of:=ABS([.B1370]-[.G1370])" office:value-type="float" office:value="0.0000759620555754736">
            <text:p>0.0000759620555754736</text:p>
          </table:table-cell>
          <table:table-cell/>
        </table:table-row>
        <table:table-row table:style-name="ro2">
          <table:table-cell table:formula="of:=[.A1370]+[.A$4]" office:value-type="float" office:value="408.60000000001">
            <text:p>408.60000000001</text:p>
          </table:table-cell>
          <table:table-cell table:formula="of:=[.A1371]/([.$D$4]*2)" office:value-type="float" office:value="102.150000000002">
            <text:p>102.150000000002</text:p>
          </table:table-cell>
          <table:table-cell table:formula="of:=SQRT(ABS([.$D$2]^2-[.B1371]^2))" office:value-type="float" office:value="72.0442745816731">
            <text:p>72.0442745816731</text:p>
          </table:table-cell>
          <table:table-cell table:formula="of:=([.$C$10]-[.C1371])*[.$B$4]" office:value-type="float" office:value="135566.599470912">
            <text:p>135566.599470912</text:p>
          </table:table-cell>
          <table:table-cell table:formula="of:=ROUND([.D1371])" office:value-type="float" office:value="135567">
            <text:p>135567</text:p>
          </table:table-cell>
          <table:table-cell table:formula="of:=([.$C$8]-([.E1371]*[.$C$4]))" office:value-type="float" office:value="72.044140625">
            <text:p>72.044140625</text:p>
          </table:table-cell>
          <table:table-cell table:formula="of:=SQRT(ABS([.$D$2]^2-[.F1371]^2))" office:value-type="float" office:value="102.150094476732">
            <text:p>102.150094476732</text:p>
          </table:table-cell>
          <table:table-cell table:formula="of:=ABS([.B1371]-[.G1371])" office:value-type="float" office:value="0.0000944767293304949">
            <text:p>0.0000944767293304949</text:p>
          </table:table-cell>
          <table:table-cell/>
        </table:table-row>
        <table:table-row table:style-name="ro2">
          <table:table-cell table:formula="of:=[.A1371]+[.A$4]" office:value-type="float" office:value="408.90000000001">
            <text:p>408.90000000001</text:p>
          </table:table-cell>
          <table:table-cell table:formula="of:=[.A1372]/([.$D$4]*2)" office:value-type="float" office:value="102.225000000002">
            <text:p>102.225000000002</text:p>
          </table:table-cell>
          <table:table-cell table:formula="of:=SQRT(ABS([.$D$2]^2-[.B1372]^2))" office:value-type="float" office:value="71.9378160288419">
            <text:p>71.9378160288419</text:p>
          </table:table-cell>
          <table:table-cell table:formula="of:=([.$C$10]-[.C1372])*[.$B$4]" office:value-type="float" office:value="135839.13336616">
            <text:p>135839.13336616</text:p>
          </table:table-cell>
          <table:table-cell table:formula="of:=ROUND([.D1372])" office:value-type="float" office:value="135839">
            <text:p>135839</text:p>
          </table:table-cell>
          <table:table-cell table:formula="of:=([.$C$8]-([.E1372]*[.$C$4]))" office:value-type="float" office:value="71.937890625">
            <text:p>71.937890625</text:p>
          </table:table-cell>
          <table:table-cell table:formula="of:=SQRT(ABS([.$D$2]^2-[.F1372]^2))" office:value-type="float" office:value="102.224947505125">
            <text:p>102.224947505125</text:p>
          </table:table-cell>
          <table:table-cell table:formula="of:=ABS([.B1372]-[.G1372])" office:value-type="float" office:value="0.0000524948775506573">
            <text:p>0.0000524948775506573</text:p>
          </table:table-cell>
          <table:table-cell/>
        </table:table-row>
        <table:table-row table:style-name="ro2">
          <table:table-cell table:formula="of:=[.A1372]+[.A$4]" office:value-type="float" office:value="409.20000000001">
            <text:p>409.20000000001</text:p>
          </table:table-cell>
          <table:table-cell table:formula="of:=[.A1373]/([.$D$4]*2)" office:value-type="float" office:value="102.300000000002">
            <text:p>102.300000000002</text:p>
          </table:table-cell>
          <table:table-cell table:formula="of:=SQRT(ABS([.$D$2]^2-[.B1373]^2))" office:value-type="float" office:value="71.8311213889878">
            <text:p>71.8311213889878</text:p>
          </table:table-cell>
          <table:table-cell table:formula="of:=([.$C$10]-[.C1373])*[.$B$4]" office:value-type="float" office:value="136112.271644186">
            <text:p>136112.271644186</text:p>
          </table:table-cell>
          <table:table-cell table:formula="of:=ROUND([.D1373])" office:value-type="float" office:value="136112">
            <text:p>136112</text:p>
          </table:table-cell>
          <table:table-cell table:formula="of:=([.$C$8]-([.E1373]*[.$C$4]))" office:value-type="float" office:value="71.83125">
            <text:p>71.83125</text:p>
          </table:table-cell>
          <table:table-cell table:formula="of:=SQRT(ABS([.$D$2]^2-[.F1373]^2))" office:value-type="float" office:value="102.299909694181">
            <text:p>102.299909694181</text:p>
          </table:table-cell>
          <table:table-cell table:formula="of:=ABS([.B1373]-[.G1373])" office:value-type="float" office:value="0.0000903058218710839">
            <text:p>0.0000903058218710839</text:p>
          </table:table-cell>
          <table:table-cell/>
        </table:table-row>
        <table:table-row table:style-name="ro2">
          <table:table-cell table:formula="of:=[.A1373]+[.A$4]" office:value-type="float" office:value="409.50000000001">
            <text:p>409.50000000001</text:p>
          </table:table-cell>
          <table:table-cell table:formula="of:=[.A1374]/([.$D$4]*2)" office:value-type="float" office:value="102.375000000002">
            <text:p>102.375000000002</text:p>
          </table:table-cell>
          <table:table-cell table:formula="of:=SQRT(ABS([.$D$2]^2-[.B1374]^2))" office:value-type="float" office:value="71.724189608524">
            <text:p>71.724189608524</text:p>
          </table:table-cell>
          <table:table-cell table:formula="of:=([.$C$10]-[.C1374])*[.$B$4]" office:value-type="float" office:value="136386.017002173">
            <text:p>136386.017002173</text:p>
          </table:table-cell>
          <table:table-cell table:formula="of:=ROUND([.D1374])" office:value-type="float" office:value="136386">
            <text:p>136386</text:p>
          </table:table-cell>
          <table:table-cell table:formula="of:=([.$C$8]-([.E1374]*[.$C$4]))" office:value-type="float" office:value="71.72421875">
            <text:p>71.72421875</text:p>
          </table:table-cell>
          <table:table-cell table:formula="of:=SQRT(ABS([.$D$2]^2-[.F1374]^2))" office:value-type="float" office:value="102.374979583403">
            <text:p>102.374979583403</text:p>
          </table:table-cell>
          <table:table-cell table:formula="of:=ABS([.B1374]-[.G1374])" office:value-type="float" office:value="0.0000204165996109396">
            <text:p>0.0000204165996109396</text:p>
          </table:table-cell>
          <table:table-cell/>
        </table:table-row>
        <table:table-row table:style-name="ro2">
          <table:table-cell table:formula="of:=[.A1374]+[.A$4]" office:value-type="float" office:value="409.80000000001">
            <text:p>409.80000000001</text:p>
          </table:table-cell>
          <table:table-cell table:formula="of:=[.A1375]/([.$D$4]*2)" office:value-type="float" office:value="102.450000000002">
            <text:p>102.450000000002</text:p>
          </table:table-cell>
          <table:table-cell table:formula="of:=SQRT(ABS([.$D$2]^2-[.B1375]^2))" office:value-type="float" office:value="71.6170196252225">
            <text:p>71.6170196252225</text:p>
          </table:table-cell>
          <table:table-cell table:formula="of:=([.$C$10]-[.C1375])*[.$B$4]" office:value-type="float" office:value="136660.372159425">
            <text:p>136660.372159425</text:p>
          </table:table-cell>
          <table:table-cell table:formula="of:=ROUND([.D1375])" office:value-type="float" office:value="136660">
            <text:p>136660</text:p>
          </table:table-cell>
          <table:table-cell table:formula="of:=([.$C$8]-([.E1375]*[.$C$4]))" office:value-type="float" office:value="71.6171875">
            <text:p>71.6171875</text:p>
          </table:table-cell>
          <table:table-cell table:formula="of:=SQRT(ABS([.$D$2]^2-[.F1375]^2))" office:value-type="float" office:value="102.449882648004">
            <text:p>102.449882648004</text:p>
          </table:table-cell>
          <table:table-cell table:formula="of:=ABS([.B1375]-[.G1375])" office:value-type="float" office:value="0.000117351998184745">
            <text:p>0.000117351998184745</text:p>
          </table:table-cell>
          <table:table-cell/>
        </table:table-row>
        <table:table-row table:style-name="ro2">
          <table:table-cell table:formula="of:=[.A1375]+[.A$4]" office:value-type="float" office:value="410.10000000001">
            <text:p>410.10000000001</text:p>
          </table:table-cell>
          <table:table-cell table:formula="of:=[.A1376]/([.$D$4]*2)" office:value-type="float" office:value="102.525000000002">
            <text:p>102.525000000002</text:p>
          </table:table-cell>
          <table:table-cell table:formula="of:=SQRT(ABS([.$D$2]^2-[.B1376]^2))" office:value-type="float" office:value="71.5096103681141">
            <text:p>71.5096103681141</text:p>
          </table:table-cell>
          <table:table-cell table:formula="of:=([.$C$10]-[.C1376])*[.$B$4]" office:value-type="float" office:value="136935.339857623">
            <text:p>136935.339857623</text:p>
          </table:table-cell>
          <table:table-cell table:formula="of:=ROUND([.D1376])" office:value-type="float" office:value="136935">
            <text:p>136935</text:p>
          </table:table-cell>
          <table:table-cell table:formula="of:=([.$C$8]-([.E1376]*[.$C$4]))" office:value-type="float" office:value="71.509765625">
            <text:p>71.509765625</text:p>
          </table:table-cell>
          <table:table-cell table:formula="of:=SQRT(ABS([.$D$2]^2-[.F1376]^2))" office:value-type="float" office:value="102.524891710538">
            <text:p>102.524891710538</text:p>
          </table:table-cell>
          <table:table-cell table:formula="of:=ABS([.B1376]-[.G1376])" office:value-type="float" office:value="0.000108289464321842">
            <text:p>0.000108289464321842</text:p>
          </table:table-cell>
          <table:table-cell/>
        </table:table-row>
        <table:table-row table:style-name="ro2">
          <table:table-cell table:formula="of:=[.A1376]+[.A$4]" office:value-type="float" office:value="410.40000000001">
            <text:p>410.40000000001</text:p>
          </table:table-cell>
          <table:table-cell table:formula="of:=[.A1377]/([.$D$4]*2)" office:value-type="float" office:value="102.600000000002">
            <text:p>102.600000000002</text:p>
          </table:table-cell>
          <table:table-cell table:formula="of:=SQRT(ABS([.$D$2]^2-[.B1377]^2))" office:value-type="float" office:value="71.4019607573874">
            <text:p>71.4019607573874</text:p>
          </table:table-cell>
          <table:table-cell table:formula="of:=([.$C$10]-[.C1377])*[.$B$4]" office:value-type="float" office:value="137210.922861083">
            <text:p>137210.922861083</text:p>
          </table:table-cell>
          <table:table-cell table:formula="of:=ROUND([.D1377])" office:value-type="float" office:value="137211">
            <text:p>137211</text:p>
          </table:table-cell>
          <table:table-cell table:formula="of:=([.$C$8]-([.E1377]*[.$C$4]))" office:value-type="float" office:value="71.401953125">
            <text:p>71.401953125</text:p>
          </table:table-cell>
          <table:table-cell table:formula="of:=SQRT(ABS([.$D$2]^2-[.F1377]^2))" office:value-type="float" office:value="102.600005311575">
            <text:p>102.600005311575</text:p>
          </table:table-cell>
          <table:table-cell table:formula="of:=ABS([.B1377]-[.G1377])" office:value-type="float" office:value="0.00000531157296279616">
            <text:p>0.00000531157296279616</text:p>
          </table:table-cell>
          <table:table-cell/>
        </table:table-row>
        <table:table-row table:style-name="ro2">
          <table:table-cell table:formula="of:=[.A1377]+[.A$4]" office:value-type="float" office:value="410.70000000001">
            <text:p>410.70000000001</text:p>
          </table:table-cell>
          <table:table-cell table:formula="of:=[.A1378]/([.$D$4]*2)" office:value-type="float" office:value="102.675000000002">
            <text:p>102.675000000002</text:p>
          </table:table-cell>
          <table:table-cell table:formula="of:=SQRT(ABS([.$D$2]^2-[.B1378]^2))" office:value-type="float" office:value="71.2940697042853">
            <text:p>71.2940697042853</text:p>
          </table:table-cell>
          <table:table-cell table:formula="of:=([.$C$10]-[.C1378])*[.$B$4]" office:value-type="float" office:value="137487.123957024">
            <text:p>137487.123957024</text:p>
          </table:table-cell>
          <table:table-cell table:formula="of:=ROUND([.D1378])" office:value-type="float" office:value="137487">
            <text:p>137487</text:p>
          </table:table-cell>
          <table:table-cell table:formula="of:=([.$C$8]-([.E1378]*[.$C$4]))" office:value-type="float" office:value="71.294140625">
            <text:p>71.294140625</text:p>
          </table:table-cell>
          <table:table-cell table:formula="of:=SQRT(ABS([.$D$2]^2-[.F1378]^2))" office:value-type="float" office:value="102.674950755005">
            <text:p>102.674950755005</text:p>
          </table:table-cell>
          <table:table-cell table:formula="of:=ABS([.B1378]-[.G1378])" office:value-type="float" office:value="0.0000492449973421572">
            <text:p>0.0000492449973421572</text:p>
          </table:table-cell>
          <table:table-cell/>
        </table:table-row>
        <table:table-row table:style-name="ro2">
          <table:table-cell table:formula="of:=[.A1378]+[.A$4]" office:value-type="float" office:value="411.00000000001">
            <text:p>411.00000000001</text:p>
          </table:table-cell>
          <table:table-cell table:formula="of:=[.A1379]/([.$D$4]*2)" office:value-type="float" office:value="102.750000000002">
            <text:p>102.750000000002</text:p>
          </table:table-cell>
          <table:table-cell table:formula="of:=SQRT(ABS([.$D$2]^2-[.B1379]^2))" office:value-type="float" office:value="71.1859361110008">
            <text:p>71.1859361110008</text:p>
          </table:table-cell>
          <table:table-cell table:formula="of:=([.$C$10]-[.C1379])*[.$B$4]" office:value-type="float" office:value="137763.945955833">
            <text:p>137763.945955833</text:p>
          </table:table-cell>
          <table:table-cell table:formula="of:=ROUND([.D1379])" office:value-type="float" office:value="137764">
            <text:p>137764</text:p>
          </table:table-cell>
          <table:table-cell table:formula="of:=([.$C$8]-([.E1379]*[.$C$4]))" office:value-type="float" office:value="71.1859375">
            <text:p>71.1859375</text:p>
          </table:table-cell>
          <table:table-cell table:formula="of:=SQRT(ABS([.$D$2]^2-[.F1379]^2))" office:value-type="float" office:value="102.749999037694">
            <text:p>102.749999037694</text:p>
          </table:table-cell>
          <table:table-cell table:formula="of:=ABS([.B1379]-[.G1379])" office:value-type="float" office:value="0.000000962308575935822">
            <text:p>0.000000962308575935822</text:p>
          </table:table-cell>
          <table:table-cell/>
        </table:table-row>
        <table:table-row table:style-name="ro2">
          <table:table-cell table:formula="of:=[.A1379]+[.A$4]" office:value-type="float" office:value="411.30000000001">
            <text:p>411.30000000001</text:p>
          </table:table-cell>
          <table:table-cell table:formula="of:=[.A1380]/([.$D$4]*2)" office:value-type="float" office:value="102.825000000002">
            <text:p>102.825000000002</text:p>
          </table:table-cell>
          <table:table-cell table:formula="of:=SQRT(ABS([.$D$2]^2-[.B1380]^2))" office:value-type="float" office:value="71.0775588705711">
            <text:p>71.0775588705711</text:p>
          </table:table-cell>
          <table:table-cell table:formula="of:=([.$C$10]-[.C1380])*[.$B$4]" office:value-type="float" office:value="138041.391691333">
            <text:p>138041.391691333</text:p>
          </table:table-cell>
          <table:table-cell table:formula="of:=ROUND([.D1380])" office:value-type="float" office:value="138041">
            <text:p>138041</text:p>
          </table:table-cell>
          <table:table-cell table:formula="of:=([.$C$8]-([.E1380]*[.$C$4]))" office:value-type="float" office:value="71.077734375">
            <text:p>71.077734375</text:p>
          </table:table-cell>
          <table:table-cell table:formula="of:=SQRT(ABS([.$D$2]^2-[.F1380]^2))" office:value-type="float" office:value="102.824878682724">
            <text:p>102.824878682724</text:p>
          </table:table-cell>
          <table:table-cell table:formula="of:=ABS([.B1380]-[.G1380])" office:value-type="float" office:value="0.000121317278299671">
            <text:p>0.000121317278299671</text:p>
          </table:table-cell>
          <table:table-cell/>
        </table:table-row>
        <table:table-row table:style-name="ro2">
          <table:table-cell table:formula="of:=[.A1380]+[.A$4]" office:value-type="float" office:value="411.60000000001">
            <text:p>411.60000000001</text:p>
          </table:table-cell>
          <table:table-cell table:formula="of:=[.A1381]/([.$D$4]*2)" office:value-type="float" office:value="102.900000000002">
            <text:p>102.900000000002</text:p>
          </table:table-cell>
          <table:table-cell table:formula="of:=SQRT(ABS([.$D$2]^2-[.B1381]^2))" office:value-type="float" office:value="70.9689368667693">
            <text:p>70.9689368667693</text:p>
          </table:table-cell>
          <table:table-cell table:formula="of:=([.$C$10]-[.C1381])*[.$B$4]" office:value-type="float" office:value="138319.464021065">
            <text:p>138319.464021065</text:p>
          </table:table-cell>
          <table:table-cell table:formula="of:=ROUND([.D1381])" office:value-type="float" office:value="138319">
            <text:p>138319</text:p>
          </table:table-cell>
          <table:table-cell table:formula="of:=([.$C$8]-([.E1381]*[.$C$4]))" office:value-type="float" office:value="70.969140625">
            <text:p>70.969140625</text:p>
          </table:table-cell>
          <table:table-cell table:formula="of:=SQRT(ABS([.$D$2]^2-[.F1381]^2))" office:value-type="float" office:value="102.899859470016">
            <text:p>102.899859470016</text:p>
          </table:table-cell>
          <table:table-cell table:formula="of:=ABS([.B1381]-[.G1381])" office:value-type="float" office:value="0.000140529986779825">
            <text:p>0.000140529986779825</text:p>
          </table:table-cell>
          <table:table-cell/>
        </table:table-row>
        <table:table-row table:style-name="ro2">
          <table:table-cell table:formula="of:=[.A1381]+[.A$4]" office:value-type="float" office:value="411.90000000001">
            <text:p>411.90000000001</text:p>
          </table:table-cell>
          <table:table-cell table:formula="of:=[.A1382]/([.$D$4]*2)" office:value-type="float" office:value="102.975000000002">
            <text:p>102.975000000002</text:p>
          </table:table-cell>
          <table:table-cell table:formula="of:=SQRT(ABS([.$D$2]^2-[.B1382]^2))" office:value-type="float" office:value="70.8600689739962">
            <text:p>70.8600689739962</text:p>
          </table:table-cell>
          <table:table-cell table:formula="of:=([.$C$10]-[.C1382])*[.$B$4]" office:value-type="float" office:value="138598.165826565">
            <text:p>138598.165826565</text:p>
          </table:table-cell>
          <table:table-cell table:formula="of:=ROUND([.D1382])" office:value-type="float" office:value="138598">
            <text:p>138598</text:p>
          </table:table-cell>
          <table:table-cell table:formula="of:=([.$C$8]-([.E1382]*[.$C$4]))" office:value-type="float" office:value="70.86015625">
            <text:p>70.86015625</text:p>
          </table:table-cell>
          <table:table-cell table:formula="of:=SQRT(ABS([.$D$2]^2-[.F1382]^2))" office:value-type="float" office:value="102.974939942811">
            <text:p>102.974939942811</text:p>
          </table:table-cell>
          <table:table-cell table:formula="of:=ABS([.B1382]-[.G1382])" office:value-type="float" office:value="0.0000600571912059422">
            <text:p>0.0000600571912059422</text:p>
          </table:table-cell>
          <table:table-cell/>
        </table:table-row>
        <table:table-row table:style-name="ro2">
          <table:table-cell table:formula="of:=[.A1382]+[.A$4]" office:value-type="float" office:value="412.20000000001">
            <text:p>412.20000000001</text:p>
          </table:table-cell>
          <table:table-cell table:formula="of:=[.A1383]/([.$D$4]*2)" office:value-type="float" office:value="103.050000000002">
            <text:p>103.050000000002</text:p>
          </table:table-cell>
          <table:table-cell table:formula="of:=SQRT(ABS([.$D$2]^2-[.B1383]^2))" office:value-type="float" office:value="70.750954057168">
            <text:p>70.750954057168</text:p>
          </table:table-cell>
          <table:table-cell table:formula="of:=([.$C$10]-[.C1383])*[.$B$4]" office:value-type="float" office:value="138877.500013645">
            <text:p>138877.500013645</text:p>
          </table:table-cell>
          <table:table-cell table:formula="of:=ROUND([.D1383])" office:value-type="float" office:value="138878">
            <text:p>138878</text:p>
          </table:table-cell>
          <table:table-cell table:formula="of:=([.$C$8]-([.E1383]*[.$C$4]))" office:value-type="float" office:value="70.75078125">
            <text:p>70.75078125</text:p>
          </table:table-cell>
          <table:table-cell table:formula="of:=SQRT(ABS([.$D$2]^2-[.F1383]^2))" office:value-type="float" office:value="103.050118643865">
            <text:p>103.050118643865</text:p>
          </table:table-cell>
          <table:table-cell table:formula="of:=ABS([.B1383]-[.G1383])" office:value-type="float" office:value="0.000118643862521139">
            <text:p>0.000118643862521139</text:p>
          </table:table-cell>
          <table:table-cell/>
        </table:table-row>
        <table:table-row table:style-name="ro2">
          <table:table-cell table:formula="of:=[.A1383]+[.A$4]" office:value-type="float" office:value="412.50000000001">
            <text:p>412.50000000001</text:p>
          </table:table-cell>
          <table:table-cell table:formula="of:=[.A1384]/([.$D$4]*2)" office:value-type="float" office:value="103.125000000002">
            <text:p>103.125000000002</text:p>
          </table:table-cell>
          <table:table-cell table:formula="of:=SQRT(ABS([.$D$2]^2-[.B1384]^2))" office:value-type="float" office:value="70.6415909716046">
            <text:p>70.6415909716046</text:p>
          </table:table-cell>
          <table:table-cell table:formula="of:=([.$C$10]-[.C1384])*[.$B$4]" office:value-type="float" office:value="139157.469512687">
            <text:p>139157.469512687</text:p>
          </table:table-cell>
          <table:table-cell table:formula="of:=ROUND([.D1384])" office:value-type="float" office:value="139157">
            <text:p>139157</text:p>
          </table:table-cell>
          <table:table-cell table:formula="of:=([.$C$8]-([.E1384]*[.$C$4]))" office:value-type="float" office:value="70.641796875">
            <text:p>70.641796875</text:p>
          </table:table-cell>
          <table:table-cell table:formula="of:=SQRT(ABS([.$D$2]^2-[.F1384]^2))" office:value-type="float" office:value="103.124858953946">
            <text:p>103.124858953946</text:p>
          </table:table-cell>
          <table:table-cell table:formula="of:=ABS([.B1384]-[.G1384])" office:value-type="float" office:value="0.000141046056555183">
            <text:p>0.000141046056555183</text:p>
          </table:table-cell>
          <table:table-cell/>
        </table:table-row>
        <table:table-row table:style-name="ro2">
          <table:table-cell table:formula="of:=[.A1384]+[.A$4]" office:value-type="float" office:value="412.80000000001">
            <text:p>412.80000000001</text:p>
          </table:table-cell>
          <table:table-cell table:formula="of:=[.A1385]/([.$D$4]*2)" office:value-type="float" office:value="103.200000000002">
            <text:p>103.200000000002</text:p>
          </table:table-cell>
          <table:table-cell table:formula="of:=SQRT(ABS([.$D$2]^2-[.B1385]^2))" office:value-type="float" office:value="70.5319785629149">
            <text:p>70.5319785629149</text:p>
          </table:table-cell>
          <table:table-cell table:formula="of:=([.$C$10]-[.C1385])*[.$B$4]" office:value-type="float" office:value="139438.077278933">
            <text:p>139438.077278933</text:p>
          </table:table-cell>
          <table:table-cell table:formula="of:=ROUND([.D1385])" office:value-type="float" office:value="139438">
            <text:p>139438</text:p>
          </table:table-cell>
          <table:table-cell table:formula="of:=([.$C$8]-([.E1385]*[.$C$4]))" office:value-type="float" office:value="70.53203125">
            <text:p>70.53203125</text:p>
          </table:table-cell>
          <table:table-cell table:formula="of:=SQRT(ABS([.$D$2]^2-[.F1385]^2))" office:value-type="float" office:value="103.199963991026">
            <text:p>103.199963991026</text:p>
          </table:table-cell>
          <table:table-cell table:formula="of:=ABS([.B1385]-[.G1385])" office:value-type="float" office:value="0.0000360089766502369">
            <text:p>0.0000360089766502369</text:p>
          </table:table-cell>
          <table:table-cell/>
        </table:table-row>
        <table:table-row table:style-name="ro2">
          <table:table-cell table:formula="of:=[.A1385]+[.A$4]" office:value-type="float" office:value="413.10000000001">
            <text:p>413.10000000001</text:p>
          </table:table-cell>
          <table:table-cell table:formula="of:=[.A1386]/([.$D$4]*2)" office:value-type="float" office:value="103.275000000002">
            <text:p>103.275000000002</text:p>
          </table:table-cell>
          <table:table-cell table:formula="of:=SQRT(ABS([.$D$2]^2-[.B1386]^2))" office:value-type="float" office:value="70.4221156668804">
            <text:p>70.4221156668804</text:p>
          </table:table-cell>
          <table:table-cell table:formula="of:=([.$C$10]-[.C1386])*[.$B$4]" office:value-type="float" office:value="139719.326292781">
            <text:p>139719.326292781</text:p>
          </table:table-cell>
          <table:table-cell table:formula="of:=ROUND([.D1386])" office:value-type="float" office:value="139719">
            <text:p>139719</text:p>
          </table:table-cell>
          <table:table-cell table:formula="of:=([.$C$8]-([.E1386]*[.$C$4]))" office:value-type="float" office:value="70.422265625">
            <text:p>70.422265625</text:p>
          </table:table-cell>
          <table:table-cell table:formula="of:=SQRT(ABS([.$D$2]^2-[.F1386]^2))" office:value-type="float" office:value="103.274897745008">
            <text:p>103.274897745008</text:p>
          </table:table-cell>
          <table:table-cell table:formula="of:=ABS([.B1386]-[.G1386])" office:value-type="float" office:value="0.000102254994061468">
            <text:p>0.000102254994061468</text:p>
          </table:table-cell>
          <table:table-cell/>
        </table:table-row>
        <table:table-row table:style-name="ro2">
          <table:table-cell table:formula="of:=[.A1386]+[.A$4]" office:value-type="float" office:value="413.40000000001">
            <text:p>413.40000000001</text:p>
          </table:table-cell>
          <table:table-cell table:formula="of:=[.A1387]/([.$D$4]*2)" office:value-type="float" office:value="103.350000000002">
            <text:p>103.350000000002</text:p>
          </table:table-cell>
          <table:table-cell table:formula="of:=SQRT(ABS([.$D$2]^2-[.B1387]^2))" office:value-type="float" office:value="70.3120011093376">
            <text:p>70.3120011093376</text:p>
          </table:table-cell>
          <table:table-cell table:formula="of:=([.$C$10]-[.C1387])*[.$B$4]" office:value-type="float" office:value="140001.219560091">
            <text:p>140001.219560091</text:p>
          </table:table-cell>
          <table:table-cell table:formula="of:=ROUND([.D1387])" office:value-type="float" office:value="140001">
            <text:p>140001</text:p>
          </table:table-cell>
          <table:table-cell table:formula="of:=([.$C$8]-([.E1387]*[.$C$4]))" office:value-type="float" office:value="70.312109375">
            <text:p>70.312109375</text:p>
          </table:table-cell>
          <table:table-cell table:formula="of:=SQRT(ABS([.$D$2]^2-[.F1387]^2))" office:value-type="float" office:value="103.349926343651">
            <text:p>103.349926343651</text:p>
          </table:table-cell>
          <table:table-cell table:formula="of:=ABS([.B1387]-[.G1387])" office:value-type="float" office:value="0.0000736563517165223">
            <text:p>0.0000736563517165223</text:p>
          </table:table-cell>
          <table:table-cell/>
        </table:table-row>
        <table:table-row table:style-name="ro2">
          <table:table-cell table:formula="of:=[.A1387]+[.A$4]" office:value-type="float" office:value="413.70000000001">
            <text:p>413.70000000001</text:p>
          </table:table-cell>
          <table:table-cell table:formula="of:=[.A1388]/([.$D$4]*2)" office:value-type="float" office:value="103.425000000002">
            <text:p>103.425000000002</text:p>
          </table:table-cell>
          <table:table-cell table:formula="of:=SQRT(ABS([.$D$2]^2-[.B1388]^2))" office:value-type="float" office:value="70.2016337060576">
            <text:p>70.2016337060576</text:p>
          </table:table-cell>
          <table:table-cell table:formula="of:=([.$C$10]-[.C1388])*[.$B$4]" office:value-type="float" office:value="140283.760112487">
            <text:p>140283.760112487</text:p>
          </table:table-cell>
          <table:table-cell table:formula="of:=ROUND([.D1388])" office:value-type="float" office:value="140284">
            <text:p>140284</text:p>
          </table:table-cell>
          <table:table-cell table:formula="of:=([.$C$8]-([.E1388]*[.$C$4]))" office:value-type="float" office:value="70.2015625">
            <text:p>70.2015625</text:p>
          </table:table-cell>
          <table:table-cell table:formula="of:=SQRT(ABS([.$D$2]^2-[.F1388]^2))" office:value-type="float" office:value="103.425048332397">
            <text:p>103.425048332397</text:p>
          </table:table-cell>
          <table:table-cell table:formula="of:=ABS([.B1388]-[.G1388])" office:value-type="float" office:value="0.0000483323942148672">
            <text:p>0.0000483323942148672</text:p>
          </table:table-cell>
          <table:table-cell/>
        </table:table-row>
        <table:table-row table:style-name="ro2">
          <table:table-cell table:formula="of:=[.A1388]+[.A$4]" office:value-type="float" office:value="414.00000000001">
            <text:p>414.00000000001</text:p>
          </table:table-cell>
          <table:table-cell table:formula="of:=[.A1389]/([.$D$4]*2)" office:value-type="float" office:value="103.500000000002">
            <text:p>103.500000000002</text:p>
          </table:table-cell>
          <table:table-cell table:formula="of:=SQRT(ABS([.$D$2]^2-[.B1389]^2))" office:value-type="float" office:value="70.0910122626253">
            <text:p>70.0910122626253</text:p>
          </table:table-cell>
          <table:table-cell table:formula="of:=([.$C$10]-[.C1389])*[.$B$4]" office:value-type="float" office:value="140566.951007674">
            <text:p>140566.951007674</text:p>
          </table:table-cell>
          <table:table-cell table:formula="of:=ROUND([.D1389])" office:value-type="float" office:value="140567">
            <text:p>140567</text:p>
          </table:table-cell>
          <table:table-cell table:formula="of:=([.$C$8]-([.E1389]*[.$C$4]))" office:value-type="float" office:value="70.091015625">
            <text:p>70.091015625</text:p>
          </table:table-cell>
          <table:table-cell table:formula="of:=SQRT(ABS([.$D$2]^2-[.F1389]^2))" office:value-type="float" office:value="103.499997722976">
            <text:p>103.499997722976</text:p>
          </table:table-cell>
          <table:table-cell table:formula="of:=ABS([.B1389]-[.G1389])" office:value-type="float" office:value="0.00000227702663835316">
            <text:p>0.00000227702663835316</text:p>
          </table:table-cell>
          <table:table-cell/>
        </table:table-row>
        <table:table-row table:style-name="ro2">
          <table:table-cell table:formula="of:=[.A1389]+[.A$4]" office:value-type="float" office:value="414.30000000001">
            <text:p>414.30000000001</text:p>
          </table:table-cell>
          <table:table-cell table:formula="of:=[.A1390]/([.$D$4]*2)" office:value-type="float" office:value="103.575000000002">
            <text:p>103.575000000002</text:p>
          </table:table-cell>
          <table:table-cell table:formula="of:=SQRT(ABS([.$D$2]^2-[.B1390]^2))" office:value-type="float" office:value="69.9801355743148">
            <text:p>69.9801355743148</text:p>
          </table:table-cell>
          <table:table-cell table:formula="of:=([.$C$10]-[.C1390])*[.$B$4]" office:value-type="float" office:value="140850.795329749">
            <text:p>140850.795329749</text:p>
          </table:table-cell>
          <table:table-cell table:formula="of:=ROUND([.D1390])" office:value-type="float" office:value="140851">
            <text:p>140851</text:p>
          </table:table-cell>
          <table:table-cell table:formula="of:=([.$C$8]-([.E1390]*[.$C$4]))" office:value-type="float" office:value="69.980078125">
            <text:p>69.980078125</text:p>
          </table:table-cell>
          <table:table-cell table:formula="of:=SQRT(ABS([.$D$2]^2-[.F1390]^2))" office:value-type="float" office:value="103.575038815435">
            <text:p>103.575038815435</text:p>
          </table:table-cell>
          <table:table-cell table:formula="of:=ABS([.B1390]-[.G1390])" office:value-type="float" office:value="0.0000388154326600443">
            <text:p>0.0000388154326600443</text:p>
          </table:table-cell>
          <table:table-cell/>
        </table:table-row>
        <table:table-row table:style-name="ro2">
          <table:table-cell table:formula="of:=[.A1390]+[.A$4]" office:value-type="float" office:value="414.60000000001">
            <text:p>414.60000000001</text:p>
          </table:table-cell>
          <table:table-cell table:formula="of:=[.A1391]/([.$D$4]*2)" office:value-type="float" office:value="103.650000000002">
            <text:p>103.650000000002</text:p>
          </table:table-cell>
          <table:table-cell table:formula="of:=SQRT(ABS([.$D$2]^2-[.B1391]^2))" office:value-type="float" office:value="69.8690024259649">
            <text:p>69.8690024259649</text:p>
          </table:table-cell>
          <table:table-cell table:formula="of:=([.$C$10]-[.C1391])*[.$B$4]" office:value-type="float" office:value="141135.296189525">
            <text:p>141135.296189525</text:p>
          </table:table-cell>
          <table:table-cell table:formula="of:=ROUND([.D1391])" office:value-type="float" office:value="141135">
            <text:p>141135</text:p>
          </table:table-cell>
          <table:table-cell table:formula="of:=([.$C$8]-([.E1391]*[.$C$4]))" office:value-type="float" office:value="69.869140625">
            <text:p>69.869140625</text:p>
          </table:table-cell>
          <table:table-cell table:formula="of:=SQRT(ABS([.$D$2]^2-[.F1391]^2))" office:value-type="float" office:value="103.649906841849">
            <text:p>103.649906841849</text:p>
          </table:table-cell>
          <table:table-cell table:formula="of:=ABS([.B1391]-[.G1391])" office:value-type="float" office:value="0.0000931581535041914">
            <text:p>0.0000931581535041914</text:p>
          </table:table-cell>
          <table:table-cell/>
        </table:table-row>
        <table:table-row table:style-name="ro2">
          <table:table-cell table:formula="of:=[.A1391]+[.A$4]" office:value-type="float" office:value="414.90000000001">
            <text:p>414.90000000001</text:p>
          </table:table-cell>
          <table:table-cell table:formula="of:=[.A1392]/([.$D$4]*2)" office:value-type="float" office:value="103.725000000002">
            <text:p>103.725000000002</text:p>
          </table:table-cell>
          <table:table-cell table:formula="of:=SQRT(ABS([.$D$2]^2-[.B1392]^2))" office:value-type="float" office:value="69.7576115918506">
            <text:p>69.7576115918506</text:p>
          </table:table-cell>
          <table:table-cell table:formula="of:=([.$C$10]-[.C1392])*[.$B$4]" office:value-type="float" office:value="141420.456724857">
            <text:p>141420.456724857</text:p>
          </table:table-cell>
          <table:table-cell table:formula="of:=ROUND([.D1392])" office:value-type="float" office:value="141420">
            <text:p>141420</text:p>
          </table:table-cell>
          <table:table-cell table:formula="of:=([.$C$8]-([.E1392]*[.$C$4]))" office:value-type="float" office:value="69.7578125">
            <text:p>69.7578125</text:p>
          </table:table-cell>
          <table:table-cell table:formula="of:=SQRT(ABS([.$D$2]^2-[.F1392]^2))" office:value-type="float" office:value="103.724864884052">
            <text:p>103.724864884052</text:p>
          </table:table-cell>
          <table:table-cell table:formula="of:=ABS([.B1392]-[.G1392])" office:value-type="float" office:value="0.000135115950499198">
            <text:p>0.000135115950499198</text:p>
          </table:table-cell>
          <table:table-cell/>
        </table:table-row>
        <table:table-row table:style-name="ro2">
          <table:table-cell table:formula="of:=[.A1392]+[.A$4]" office:value-type="float" office:value="415.20000000001">
            <text:p>415.20000000001</text:p>
          </table:table-cell>
          <table:table-cell table:formula="of:=[.A1393]/([.$D$4]*2)" office:value-type="float" office:value="103.800000000003">
            <text:p>103.800000000003</text:p>
          </table:table-cell>
          <table:table-cell table:formula="of:=SQRT(ABS([.$D$2]^2-[.B1393]^2))" office:value-type="float" office:value="69.6459618355543">
            <text:p>69.6459618355543</text:p>
          </table:table-cell>
          <table:table-cell table:formula="of:=([.$C$10]-[.C1393])*[.$B$4]" office:value-type="float" office:value="141706.280100976">
            <text:p>141706.280100976</text:p>
          </table:table-cell>
          <table:table-cell table:formula="of:=ROUND([.D1393])" office:value-type="float" office:value="141706">
            <text:p>141706</text:p>
          </table:table-cell>
          <table:table-cell table:formula="of:=([.$C$8]-([.E1393]*[.$C$4]))" office:value-type="float" office:value="69.64609375">
            <text:p>69.64609375</text:p>
          </table:table-cell>
          <table:table-cell table:formula="of:=SQRT(ABS([.$D$2]^2-[.F1393]^2))" office:value-type="float" office:value="103.799911490166">
            <text:p>103.799911490166</text:p>
          </table:table-cell>
          <table:table-cell table:formula="of:=ABS([.B1393]-[.G1393])" office:value-type="float" office:value="0.0000885098369138859">
            <text:p>0.0000885098369138859</text:p>
          </table:table-cell>
          <table:table-cell/>
        </table:table-row>
        <table:table-row table:style-name="ro2">
          <table:table-cell table:formula="of:=[.A1393]+[.A$4]" office:value-type="float" office:value="415.50000000001">
            <text:p>415.50000000001</text:p>
          </table:table-cell>
          <table:table-cell table:formula="of:=[.A1394]/([.$D$4]*2)" office:value-type="float" office:value="103.875000000003">
            <text:p>103.875000000003</text:p>
          </table:table-cell>
          <table:table-cell table:formula="of:=SQRT(ABS([.$D$2]^2-[.B1394]^2))" office:value-type="float" office:value="69.5340519098339">
            <text:p>69.5340519098339</text:p>
          </table:table-cell>
          <table:table-cell table:formula="of:=([.$C$10]-[.C1394])*[.$B$4]" office:value-type="float" office:value="141992.76951082">
            <text:p>141992.76951082</text:p>
          </table:table-cell>
          <table:table-cell table:formula="of:=ROUND([.D1394])" office:value-type="float" office:value="141993">
            <text:p>141993</text:p>
          </table:table-cell>
          <table:table-cell table:formula="of:=([.$C$8]-([.E1394]*[.$C$4]))" office:value-type="float" office:value="69.533984375">
            <text:p>69.533984375</text:p>
          </table:table-cell>
          <table:table-cell table:formula="of:=SQRT(ABS([.$D$2]^2-[.F1394]^2))" office:value-type="float" office:value="103.875045207871">
            <text:p>103.875045207871</text:p>
          </table:table-cell>
          <table:table-cell table:formula="of:=ABS([.B1394]-[.G1394])" office:value-type="float" office:value="0.0000452078685668766">
            <text:p>0.0000452078685668766</text:p>
          </table:table-cell>
          <table:table-cell/>
        </table:table-row>
        <table:table-row table:style-name="ro2">
          <table:table-cell table:formula="of:=[.A1394]+[.A$4]" office:value-type="float" office:value="415.80000000001">
            <text:p>415.80000000001</text:p>
          </table:table-cell>
          <table:table-cell table:formula="of:=[.A1395]/([.$D$4]*2)" office:value-type="float" office:value="103.950000000003">
            <text:p>103.950000000003</text:p>
          </table:table-cell>
          <table:table-cell table:formula="of:=SQRT(ABS([.$D$2]^2-[.B1395]^2))" office:value-type="float" office:value="69.4218805564894">
            <text:p>69.4218805564894</text:p>
          </table:table-cell>
          <table:table-cell table:formula="of:=([.$C$10]-[.C1395])*[.$B$4]" office:value-type="float" office:value="142279.928175382">
            <text:p>142279.928175382</text:p>
          </table:table-cell>
          <table:table-cell table:formula="of:=ROUND([.D1395])" office:value-type="float" office:value="142280">
            <text:p>142280</text:p>
          </table:table-cell>
          <table:table-cell table:formula="of:=([.$C$8]-([.E1395]*[.$C$4]))" office:value-type="float" office:value="69.421875">
            <text:p>69.421875</text:p>
          </table:table-cell>
          <table:table-cell table:formula="of:=SQRT(ABS([.$D$2]^2-[.F1395]^2))" office:value-type="float" office:value="103.950003710843">
            <text:p>103.950003710843</text:p>
          </table:table-cell>
          <table:table-cell table:formula="of:=ABS([.B1395]-[.G1395])" office:value-type="float" office:value="0.00000371084098560459">
            <text:p>0.00000371084098560459</text:p>
          </table:table-cell>
          <table:table-cell/>
        </table:table-row>
      </table:table>
      <table:table table:name="Sheet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14" number:min-integer-digits="1"/>
    </number:number-style>
    <number:number-style style:name="N118">
      <number:number number:decimal-places="13" number:min-integer-digits="1"/>
    </number:number-style>
    <number:number-style style:name="N119">
      <number:number number:decimal-places="12" number:min-integer-digits="1"/>
    </number:number-style>
    <number:number-style style:name="N120">
      <number:number number:decimal-places="11" number:min-integer-digits="1"/>
    </number:number-style>
    <number:number-style style:name="N121">
      <number:number number:decimal-places="10" number:min-integer-digits="1"/>
    </number:number-style>
    <number:number-style style:name="N122">
      <number:number number:decimal-places="9" number:min-integer-digits="1"/>
    </number:number-style>
    <number:number-style style:name="N123">
      <number:number number:decimal-places="8" number:min-integer-digits="1"/>
    </number:number-style>
    <number:number-style style:name="N124">
      <number:number number:decimal-places="7" number:min-integer-digits="1"/>
    </number:number-style>
    <number:number-style style:name="N125">
      <number:number number:decimal-places="6" number:min-integer-digits="1"/>
    </number:number-style>
    <number:number-style style:name="N126">
      <number:number number:decimal-places="5" number:min-integer-digits="1"/>
    </number:number-style>
    <number:number-style style:name="N127">
      <number:number number:decimal-places="4" number:min-integer-digits="1"/>
    </number:number-style>
    <number:number-style style:name="N128">
      <number:number number:decimal-places="3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27">04/27/2013</text:date>, <text:time>22:13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3-03-29T00:23:45</meta:creation-date>
    <dc:date>2013-04-27T22:13:50</dc:date>
    <meta:editing-duration>PT02H51M48S</meta:editing-duration>
    <meta:editing-cycles>13</meta:editing-cycles>
    <meta:generator>OpenOffice.org/3.2$Linux OpenOffice.org_project/320m12$Build-9483</meta:generator>
    <meta:document-statistic meta:table-count="3" meta:cell-count="11132" meta:object-count="0"/>
  </office:meta>
</office:document-meta>
</file>